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74cm"/>
    </style:style>
    <style:style style:name="co2" style:family="table-column">
      <style:table-column-properties fo:break-before="auto" style:column-width="13.085cm"/>
    </style:style>
    <style:style style:name="co3" style:family="table-column">
      <style:table-column-properties fo:break-before="auto" style:column-width="1.729cm"/>
    </style:style>
    <style:style style:name="co4" style:family="table-column">
      <style:table-column-properties fo:break-before="auto" style:column-width="7.539cm"/>
    </style:style>
    <style:style style:name="co5" style:family="table-column">
      <style:table-column-properties fo:break-before="auto" style:column-width="4.339cm"/>
    </style:style>
    <style:style style:name="co6" style:family="table-column">
      <style:table-column-properties fo:break-before="auto" style:column-width="2.023cm"/>
    </style:style>
    <style:style style:name="co7" style:family="table-column">
      <style:table-column-properties fo:break-before="auto" style:column-width="4.015cm"/>
    </style:style>
    <style:style style:name="co8" style:family="table-column">
      <style:table-column-properties fo:break-before="auto" style:column-width="1.99cm"/>
    </style:style>
    <style:style style:name="co9" style:family="table-column">
      <style:table-column-properties fo:break-before="auto" style:column-width="0.783cm"/>
    </style:style>
    <style:style style:name="co10" style:family="table-column">
      <style:table-column-properties fo:break-before="auto" style:column-width="6.004cm"/>
    </style:style>
    <style:style style:name="co39" style:family="table-column">
      <style:table-column-properties fo:break-before="auto" style:column-width="8.027cm"/>
    </style:style>
    <style:style style:name="co40" style:family="table-column">
      <style:table-column-properties fo:break-before="auto" style:column-width="3.295cm"/>
    </style:style>
    <style:style style:name="co41" style:family="table-column">
      <style:table-column-properties fo:break-before="auto" style:column-width="6.07cm"/>
    </style:style>
    <style:style style:name="co42" style:family="table-column">
      <style:table-column-properties fo:break-before="auto" style:column-width="6.2cm"/>
    </style:style>
    <style:style style:name="co43" style:family="table-column">
      <style:table-column-properties fo:break-before="auto" style:column-width="4.274cm"/>
    </style:style>
    <style:style style:name="co21" style:family="table-column">
      <style:table-column-properties fo:break-before="auto" style:column-width="2.545cm"/>
    </style:style>
    <style:style style:name="co52" style:family="table-column">
      <style:table-column-properties fo:break-before="auto" style:column-width="13.672cm"/>
    </style:style>
    <style:style style:name="co36" style:family="table-column">
      <style:table-column-properties fo:break-before="auto" style:column-width="2.252cm"/>
    </style:style>
    <style:style style:name="co53" style:family="table-column">
      <style:table-column-properties fo:break-before="auto" style:column-width="9.724cm"/>
    </style:style>
    <style:style style:name="co54" style:family="table-column">
      <style:table-column-properties fo:break-before="auto" style:column-width="2.166cm"/>
    </style:style>
    <style:style style:name="co22" style:family="table-column">
      <style:table-column-properties fo:break-before="auto" style:column-width="6.56cm"/>
    </style:style>
    <style:style style:name="co23" style:family="table-column">
      <style:table-column-properties fo:break-before="auto" style:column-width="6.036cm"/>
    </style:style>
    <style:style style:name="co24" style:family="table-column">
      <style:table-column-properties fo:break-before="auto" style:column-width="1.598cm"/>
    </style:style>
    <style:style style:name="co25" style:family="table-column">
      <style:table-column-properties fo:break-before="auto" style:column-width="5.581cm"/>
    </style:style>
    <style:style style:name="co26" style:family="table-column">
      <style:table-column-properties fo:break-before="auto" style:column-width="1.861cm"/>
    </style:style>
    <style:style style:name="co27" style:family="table-column">
      <style:table-column-properties fo:break-before="auto" style:column-width="1.337cm"/>
    </style:style>
    <style:style style:name="co28" style:family="table-column">
      <style:table-column-properties fo:break-before="auto" style:column-width="1.501cm"/>
    </style:style>
    <style:style style:name="co29" style:family="table-column">
      <style:table-column-properties fo:break-before="auto" style:column-width="1.827cm"/>
    </style:style>
    <style:style style:name="co30" style:family="table-column">
      <style:table-column-properties fo:break-before="auto" style:column-width="12.434cm"/>
    </style:style>
    <style:style style:name="co31" style:family="table-column">
      <style:table-column-properties fo:break-before="auto" style:column-width="2.806cm"/>
    </style:style>
    <style:style style:name="co32" style:family="table-column">
      <style:table-column-properties fo:break-before="auto" style:column-width="2.35cm"/>
    </style:style>
    <style:style style:name="co33" style:family="table-column">
      <style:table-column-properties fo:break-before="auto" style:column-width="4.046cm"/>
    </style:style>
    <style:style style:name="co34" style:family="table-column">
      <style:table-column-properties fo:break-before="auto" style:column-width="1.533cm"/>
    </style:style>
    <style:style style:name="co35" style:family="table-column">
      <style:table-column-properties fo:break-before="auto" style:column-width="5.482cm"/>
    </style:style>
    <style:style style:name="co37" style:family="table-column">
      <style:table-column-properties fo:break-before="auto" style:column-width="9.594cm"/>
    </style:style>
    <style:style style:name="co38" style:family="table-column">
      <style:table-column-properties fo:break-before="auto" style:column-width="7.31cm"/>
    </style:style>
    <style:style style:name="co44" style:family="table-column">
      <style:table-column-properties fo:break-before="auto" style:column-width="3.231cm"/>
    </style:style>
    <style:style style:name="co45" style:family="table-column">
      <style:table-column-properties fo:break-before="auto" style:column-width="3.623cm"/>
    </style:style>
    <style:style style:name="co46" style:family="table-column">
      <style:table-column-properties fo:break-before="auto" style:column-width="2.057cm"/>
    </style:style>
    <style:style style:name="co47" style:family="table-column">
      <style:table-column-properties fo:break-before="auto" style:column-width="1.011cm"/>
    </style:style>
    <style:style style:name="co48" style:family="table-column">
      <style:table-column-properties fo:break-before="auto" style:column-width="1.632cm"/>
    </style:style>
    <style:style style:name="co49" style:family="table-column">
      <style:table-column-properties fo:break-before="auto" style:column-width="1.305cm"/>
    </style:style>
    <style:style style:name="co50" style:family="table-column">
      <style:table-column-properties fo:break-before="auto" style:column-width="1.893cm"/>
    </style:style>
    <style:style style:name="co51" style:family="table-column">
      <style:table-column-properties fo:break-before="auto" style:column-width="2.284cm"/>
    </style:style>
    <style:style style:name="co55" style:family="table-column">
      <style:table-column-properties fo:break-before="auto" style:column-width="1.924cm"/>
    </style:style>
    <style:style style:name="co56" style:family="table-column">
      <style:table-column-properties fo:break-before="auto" style:column-width="5.777cm"/>
    </style:style>
    <style:style style:name="co57" style:family="table-column">
      <style:table-column-properties fo:break-before="auto" style:column-width="1.371cm"/>
    </style:style>
    <style:style style:name="co58" style:family="table-column">
      <style:table-column-properties fo:break-before="auto" style:column-width="2.773cm"/>
    </style:style>
    <style:style style:name="co59" style:family="table-column">
      <style:table-column-properties fo:break-before="auto" style:column-width="6.787cm"/>
    </style:style>
    <style:style style:name="co60" style:family="table-column">
      <style:table-column-properties fo:break-before="auto" style:column-width="9.333cm"/>
    </style:style>
    <style:style style:name="co61" style:family="table-column">
      <style:table-column-properties fo:break-before="auto" style:column-width="8.255cm"/>
    </style:style>
    <style:style style:name="co62" style:family="table-column">
      <style:table-column-properties fo:break-before="auto" style:column-width="3.556cm"/>
    </style:style>
    <style:style style:name="co63" style:family="table-column">
      <style:table-column-properties fo:break-before="auto" style:column-width="2.644cm"/>
    </style:style>
    <style:style style:name="co64" style:family="table-column">
      <style:table-column-properties fo:break-before="auto" style:column-width="2.611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1.799cm" fo:break-before="auto" style:use-optimal-row-height="false"/>
    </style:style>
    <style:style style:name="ro3" style:family="table-row">
      <style:table-row-properties style:row-height="2.752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2.117cm" fo:break-before="auto" style:use-optimal-row-height="false"/>
    </style:style>
    <style:style style:name="ro7" style:family="table-row">
      <style:table-row-properties style:row-height="2.152cm" fo:break-before="auto" style:use-optimal-row-height="false"/>
    </style:style>
    <style:style style:name="ro8" style:family="table-row">
      <style:table-row-properties style:row-height="1.199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ro11" style:family="table-row">
      <style:table-row-properties style:row-height="1.552cm" fo:break-before="auto" style:use-optimal-row-height="false"/>
    </style:style>
    <style:style style:name="ro12" style:family="table-row">
      <style:table-row-properties style:row-height="0.494cm" fo:break-before="auto" style:use-optimal-row-height="true"/>
    </style:style>
    <style:style style:name="ro13" style:family="table-row">
      <style:table-row-properties style:row-height="0.579cm" fo:break-before="auto" style:use-optimal-row-height="true"/>
    </style:style>
    <style:style style:name="ro14" style:family="table-row">
      <style:table-row-properties style:row-height="0.556cm" fo:break-before="auto" style:use-optimal-row-height="true"/>
    </style:style>
    <style:style style:name="ro15" style:family="table-row">
      <style:table-row-properties style:row-height="0.974cm" fo:break-before="auto" style:use-optimal-row-height="true"/>
    </style:style>
    <style:style style:name="ta1" style:family="table" style:master-page-name="PageStyle_5f_Definitions">
      <style:table-properties table:display="true" style:writing-mode="lr-tb"/>
    </style:style>
    <style:style style:name="ta2" style:family="table" style:master-page-name="PageStyle_5f_Data_5f_Classification_20_for_20_Summary">
      <style:table-properties table:display="true" style:writing-mode="lr-tb"/>
    </style:style>
    <style:style style:name="ta5" style:family="table" style:master-page-name="PageStyle_5f_Option_5f_List">
      <style:table-properties table:display="true" style:writing-mode="lr-tb"/>
    </style:style>
    <style:style style:name="ta7" style:family="table" style:master-page-name="PageStyle_5f_SNOMED_5f_Old2">
      <style:table-properties table:display="true" style:writing-mode="lr-tb"/>
    </style:style>
    <style:style style:name="ta8" style:family="table" style:master-page-name="PageStyle_5f_SNOMED_5f_Old">
      <style:table-properties table:display="true" style:writing-mode="lr-tb"/>
    </style:style>
    <style:style style:name="ta9" style:family="table" style:master-page-name="PageStyle_5f_Sheet1">
      <style:table-properties table:display="true" style:writing-mode="lr-tb"/>
    </style:style>
    <style:style style:name="ta10" style:family="table" style:master-page-name="PageStyle_5f_Concept_20_heirarchy_20_position">
      <style:table-properties table:display="true" style:writing-mode="lr-tb"/>
    </style:style>
    <style:style style:name="ta11" style:family="table" style:master-page-name="PageStyle_5f_Questions">
      <style:table-properties table:display="true" style:writing-mode="lr-tb"/>
    </style:style>
    <style:style style:name="ta12" style:family="table" style:master-page-name="PageStyle_5f_Misc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Excel_20_Built-in_20_Normal">
      <style:table-cell-properties style:glyph-orientation-vertical="0" fo:background-color="#ff6600" style:text-align-source="value-type" style:repeat-content="false" fo:wrap-option="no-wrap" style:direction="ltr" fo:padding="0.071cm" style:rotation-angle="0" style:rotation-align="none" style:shrink-to-fit="false" css3t:text-justify="auto" style:vertical-align="middle"/>
      <style:paragraph-properties fo:margin-left="0cm" style:writing-mode="page"/>
      <style:text-properties fo:color="#fcf305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Excel_20_Built-in_20_Normal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Excel_20_Built-in_20_Normal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css3t:text-justify="auto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css3t:text-justify="auto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Excel_20_Built-in_20_Normal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css3t:text-justify="auto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Excel_20_Built-in_20_Normal">
      <style:table-cell-properties fo:background-color="transparent" fo:padding="0.071cm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Excel_20_Built-in_20_Normal">
      <style:table-cell-properties style:glyph-orientation-vertical="0" fo:background-color="#ff6600" style:text-align-source="value-type" style:repeat-content="false" fo:wrap-option="wrap" style:direction="ltr" fo:padding="0.071cm" style:rotation-angle="0" style:rotation-align="none" style:shrink-to-fit="false" css3t:text-justify="auto" style:vertical-align="middle"/>
      <style:paragraph-properties fo:margin-left="0cm" style:writing-mode="page"/>
      <style:text-properties fo:color="#fcf305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Excel_20_Built-in_20_Normal">
      <style:table-cell-properties fo:background-color="#ff6600" fo:padding="0.071cm"/>
      <style:text-properties fo:color="#fcf305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Excel_20_Built-in_20_Normal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Excel_20_Built-in_20_Normal">
      <style:table-cell-properties fo:padding="0.071cm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Excel_20_Built-in_20_Normal" style:data-style-name="N1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Excel_20_Built-in_20_Normal">
      <style:table-cell-properties style:glyph-orientation-vertical="0" fo:background-color="#900000" style:text-align-source="fix" style:repeat-content="false" fo:wrap-option="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fcf305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Excel_20_Built-in_20_Normal" style:data-style-name="N0">
      <style:table-cell-properties style:glyph-orientation-vertical="0" fo:background-color="#900000" style:text-align-source="fix" style:repeat-content="false" fo:wrap-option="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fcf305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css3t:text-justify="auto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0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" style:family="table-cell" style:parent-style-name="Excel_20_Built-in_20_Normal" style:data-style-name="N0">
      <style:table-cell-properties style:glyph-orientation-vertical="0" fo:background-color="#900000" style:text-align-source="fix" style:repeat-content="false" fo:wrap-option="no-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fcf305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" style:family="table-cell" style:parent-style-name="Excel_20_Built-in_20_Normal">
      <style:table-cell-properties style:glyph-orientation-vertical="0" fo:background-color="#900000" style:text-align-source="fix" style:repeat-content="false" fo:wrap-option="no-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fcf305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" style:family="table-cell" style:parent-style-name="Excel_20_Built-in_20_Normal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Excel_20_Built-in_20_Normal">
      <style:table-cell-properties fo:padding="0.071cm"/>
    </style:style>
    <style:style style:name="ce61" style:family="table-cell" style:parent-style-name="Excel_20_Built-in_20_Normal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Excel_20_Built-in_20_Normal" style:data-style-name="N0">
      <style:table-cell-properties style:glyph-orientation-vertical="0" fo:background-color="#cc99ff" style:text-align-source="value-type" style:repeat-content="false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Excel_20_Built-in_20_Normal">
      <style:table-cell-properties fo:background-color="#cc99ff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Excel_20_Built-in_20_Normal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Excel_20_Built-in_20_Normal">
      <style:table-cell-properties fo:background-color="transparent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Excel_20_Built-in_20_Normal">
      <style:table-cell-properties fo:background-color="#cc99ff" fo:padding="0.071cm"/>
    </style:style>
    <style:style style:name="ce67" style:family="table-cell" style:parent-style-name="Excel_20_Built-in_20_Normal" style:data-style-name="N0">
      <style:table-cell-properties style:glyph-orientation-vertical="0" fo:background-color="#cc99ff" style:text-align-source="value-type" style:repeat-content="false" fo:wrap-option="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glyph-orientation-vertical="0" fo:background-color="#cc99ff" style:text-align-source="value-type" style:repeat-content="false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Excel_20_Built-in_20_Normal">
      <style:table-cell-properties fo:padding="0.071cm"/>
      <style:text-properties fo:color="#000000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Excel_20_Built-in_20_Normal" style:data-style-name="N0">
      <style:table-cell-properties style:glyph-orientation-vertical="0" fo:background-color="#cc99ff" style:text-align-source="value-type" style:repeat-content="false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20_Built-in_20_Normal">
      <style:table-cell-properties style:glyph-orientation-vertical="0" fo:background-color="#cc99ff" style:text-align-source="value-type" style:repeat-content="false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20_Built-in_20_Normal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Excel_20_Built-in_20_Normal" style:data-style-name="N0">
      <style:table-cell-properties style:glyph-orientation-vertical="0" fo:background-color="#cc99ff" style:text-align-source="fix" style:repeat-content="false" fo:wrap-option="wrap" style:direction="ltr" fo:padding="0.071cm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0000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Excel_20_Built-in_20_Normal">
      <style:table-cell-properties fo:background-color="transparent" fo:padding="0.071cm"/>
    </style:style>
    <style:style style:name="ce75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Excel_20_Built-in_20_Normal" style:data-style-name="N0">
      <style:table-cell-properties style:glyph-orientation-vertical="0" fo:background-color="#cc99ff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</style:style>
    <style:style style:name="ce79" style:family="table-cell" style:parent-style-name="Excel_20_Built-in_20_Normal">
      <style:table-cell-properties style:glyph-orientation-vertical="0" fo:background-color="#cc99ff" style:text-align-source="fix" style:repeat-content="false" fo:wrap-option="no-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</style:style>
    <style:style style:name="ce80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</style:style>
    <style:style style:name="ce81" style:family="table-cell" style:parent-style-name="Excel_20_Built-in_20_Normal" style:data-style-name="N0">
      <style:table-cell-properties style:glyph-orientation-vertical="0" fo:background-color="#ffcc99" style:text-align-source="value-type" style:repeat-content="false" fo:wrap-option="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Excel_20_Built-in_20_Normal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Excel_20_Built-in_20_Normal">
      <style:table-cell-properties fo:background-color="#ffcc99" fo:padding="0.071cm"/>
    </style:style>
    <style:style style:name="ce84" style:family="table-cell" style:parent-style-name="Excel_20_Built-in_20_Normal" style:data-style-name="N0">
      <style:table-cell-properties style:glyph-orientation-vertical="0" fo:background-color="#cc99ff" style:text-align-source="value-type" style:repeat-content="false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Excel_20_Built-in_20_Normal" style:data-style-name="N0">
      <style:table-cell-properties style:glyph-orientation-vertical="0" fo:background-color="#cc99ff" style:text-align-source="value-type" style:repeat-content="false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6" style:family="table-cell" style:parent-style-name="Excel_20_Built-in_20_Normal" style:data-style-name="N0">
      <style:table-cell-properties style:glyph-orientation-vertical="0" fo:background-color="#cc99ff" style:text-align-source="value-type" style:repeat-content="false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7" style:family="table-cell" style:parent-style-name="Excel_20_Built-in_20_Normal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Excel_20_Built-in_20_Normal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Excel_20_Built-in_20_Normal" style:data-style-name="N0">
      <style:table-cell-properties style:glyph-orientation-vertical="0" fo:background-color="#c0c0c0" style:text-align-source="value-type" style:repeat-content="false" fo:wrap-option="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0" style:family="table-cell" style:parent-style-name="Default">
      <style:table-cell-properties fo:padding="0.071cm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1" style:family="table-cell" style:parent-style-name="Default">
      <style:table-cell-properties fo:padding="0.071cm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2" style:family="table-cell" style:parent-style-name="Excel_20_Built-in_20_Normal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3" style:family="table-cell" style:parent-style-name="Excel_20_Built-in_20_Normal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4" style:family="table-cell" style:parent-style-name="Excel_20_Built-in_20_Normal">
      <style:table-cell-properties fo:background-color="#c0c0c0" fo:padding="0.071cm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5" style:family="table-cell" style:parent-style-name="Excel_20_Built-in_20_Normal" style:data-style-name="N0">
      <style:table-cell-properties style:glyph-orientation-vertical="0" fo:background-color="#900000" style:text-align-source="fix" style:repeat-content="false" fo:wrap-option="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fo:color="#fcf305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6" style:family="table-cell" style:parent-style-name="Excel_20_Built-in_20_Normal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7" style:family="table-cell" style:parent-style-name="Excel_20_Built-in_20_Normal" style:data-style-name="N0">
      <style:table-cell-properties style:glyph-orientation-vertical="0" fo:background-color="#c0c0c0" style:text-align-source="value-type" style:repeat-content="false" fo:wrap-option="wrap" style:direction="ltr" fo:padding="0.071cm" style:rotation-angle="0" style:rotation-align="none" style:shrink-to-fit="false" css3t:text-justify="auto" style:vertical-align="top"/>
      <style:paragraph-properties fo:margin-left="0cm" style:writing-mode="page"/>
      <style:text-properties fo:color="#333333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8" style:family="table-cell" style:parent-style-name="Excel_20_Built-in_20_Normal">
      <style:table-cell-properties style:glyph-orientation-vertical="0" fo:background-color="#c0c0c0" style:text-align-source="value-type" style:repeat-content="false" fo:wrap-option="wrap" style:direction="ltr" fo:padding="0.071cm" style:rotation-angle="0" style:rotation-align="none" style:shrink-to-fit="false" css3t:text-justify="auto" style:vertical-align="top"/>
      <style:paragraph-properties fo:margin-left="0cm" style:writing-mode="page"/>
      <style:text-properties fo:color="#333333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9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css3t:text-justify="auto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1" style:family="table-cell" style:parent-style-name="Excel_20_Built-in_20_Normal">
      <style:table-cell-properties fo:background-color="#fcf305" fo:padding="0.071cm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fo:color="#000000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103" style:family="table-cell" style:parent-style-name="Excel_20_Built-in_20_Normal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4" style:family="table-cell" style:parent-style-name="Excel_20_Built-in_20_Normal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5" style:family="table-cell" style:parent-style-name="Excel_20_Built-in_20_Normal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6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7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8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9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0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4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5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css3t:text-justify="auto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7" style:family="table-cell" style:parent-style-name="Excel_20_Built-in_20_Normal">
      <style:table-cell-properties fo:background-color="transparent" fo:padding="0.071cm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8" style:family="table-cell" style:parent-style-name="Excel_20_Built-in_20_Normal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9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5" style:family="table-cell" style:parent-style-name="Default">
      <style:table-cell-properties fo:padding="0.071cm"/>
    </style:style>
    <style:style style:name="gr1" style:family="graphic">
      <style:graphic-properties draw:stroke="solid" svg:stroke-width="0.026cm" svg:stroke-color="#000000" svg:stroke-opacity="100%" draw:stroke-linejoin="miter" draw:fill="solid" draw:fill-color="#ffffa1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P1" style:family="paragraph">
      <style:paragraph-properties style:writing-mode="lr-tb"/>
    </style:style>
  </office:automatic-styles>
  <office:body>
    <office:spreadsheet>
      <table:tracked-changes>
        <table:cell-content-change table:id="ct1">
          <table:cell-address table:column="19" table:row="23" table:table="3"/>
          <office:change-info>
            <dc:creator>David Belavy</dc:creator>
            <dc:date>2014-08-17T07:51:00</dc:date>
          </office:change-info>
          <table:previous>
            <table:change-track-table-cell/>
          </table:previous>
        </table:cell-content-change>
        <table:cell-content-change table:id="ct2">
          <table:cell-address table:column="19" table:row="0" table:table="3"/>
          <office:change-info>
            <dc:creator>David Belavy</dc:creator>
            <dc:date>2014-08-17T07:51:00</dc:date>
          </office:change-info>
          <table:previous>
            <table:change-track-table-cell/>
          </table:previous>
        </table:cell-content-change>
        <table:cell-content-change table:id="ct3">
          <table:cell-address table:column="20" table:row="0" table:table="3"/>
          <office:change-info>
            <dc:creator>David Belavy</dc:creator>
            <dc:date>2014-08-17T07:51:00</dc:date>
          </office:change-info>
          <table:previous>
            <table:change-track-table-cell/>
          </table:previous>
        </table:cell-content-change>
        <table:cell-content-change table:id="ct4">
          <table:cell-address table:column="20" table:row="18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">
          <table:cell-address table:column="20" table:row="19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6">
          <table:cell-address table:column="20" table:row="21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7">
          <table:cell-address table:column="20" table:row="5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8">
          <table:cell-address table:column="20" table:row="51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9">
          <table:cell-address table:column="20" table:row="52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10">
          <table:cell-address table:column="20" table:row="53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11">
          <table:cell-address table:column="20" table:row="94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12">
          <table:cell-address table:column="20" table:row="125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13">
          <table:cell-address table:column="20" table:row="149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14">
          <table:cell-address table:column="20" table:row="150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15">
          <table:cell-address table:column="20" table:row="151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16">
          <table:cell-address table:column="20" table:row="152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17">
          <table:cell-address table:column="20" table:row="153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18">
          <table:cell-address table:column="20" table:row="154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19">
          <table:cell-address table:column="20" table:row="155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20">
          <table:cell-address table:column="20" table:row="156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21">
          <table:cell-address table:column="20" table:row="157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22">
          <table:cell-address table:column="20" table:row="158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23">
          <table:cell-address table:column="20" table:row="159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24">
          <table:cell-address table:column="20" table:row="160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25">
          <table:cell-address table:column="20" table:row="162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26">
          <table:cell-address table:column="20" table:row="163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27">
          <table:cell-address table:column="20" table:row="164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28">
          <table:cell-address table:column="20" table:row="165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29">
          <table:cell-address table:column="20" table:row="166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30">
          <table:cell-address table:column="20" table:row="167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31">
          <table:cell-address table:column="20" table:row="169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32">
          <table:cell-address table:column="20" table:row="170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33">
          <table:cell-address table:column="20" table:row="171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34">
          <table:cell-address table:column="20" table:row="172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35">
          <table:cell-address table:column="20" table:row="173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36">
          <table:cell-address table:column="20" table:row="174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37">
          <table:cell-address table:column="20" table:row="175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38">
          <table:cell-address table:column="20" table:row="176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39">
          <table:cell-address table:column="20" table:row="177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40">
          <table:cell-address table:column="20" table:row="178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41">
          <table:cell-address table:column="20" table:row="179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42">
          <table:cell-address table:column="20" table:row="180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43">
          <table:cell-address table:column="20" table:row="181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44">
          <table:cell-address table:column="20" table:row="182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45">
          <table:cell-address table:column="20" table:row="183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46">
          <table:cell-address table:column="20" table:row="184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47">
          <table:cell-address table:column="20" table:row="185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48">
          <table:cell-address table:column="20" table:row="188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49">
          <table:cell-address table:column="20" table:row="189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0">
          <table:cell-address table:column="20" table:row="190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1">
          <table:cell-address table:column="20" table:row="191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2">
          <table:cell-address table:column="20" table:row="192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3">
          <table:cell-address table:column="20" table:row="193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4">
          <table:cell-address table:column="20" table:row="194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5">
          <table:cell-address table:column="20" table:row="195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6">
          <table:cell-address table:column="20" table:row="196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7">
          <table:cell-address table:column="20" table:row="197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8">
          <table:cell-address table:column="20" table:row="198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9">
          <table:cell-address table:column="20" table:row="199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60">
          <table:cell-address table:column="20" table:row="200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61">
          <table:cell-address table:column="20" table:row="6" table:table="3"/>
          <office:change-info>
            <dc:creator>alex </dc:creator>
            <dc:date>2014-09-10T00:26:54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62">
          <table:cell-address table:column="20" table:row="9" table:table="3"/>
          <office:change-info>
            <dc:creator>alex </dc:creator>
            <dc:date>2014-09-10T00:27:00</dc:date>
          </office:change-info>
          <table:previous>
            <table:change-track-table-cell/>
          </table:previous>
        </table:cell-content-change>
        <table:cell-content-change table:id="ct63">
          <table:cell-address table:column="20" table:row="8" table:table="3"/>
          <office:change-info>
            <dc:creator>alex </dc:creator>
            <dc:date>2014-09-10T00:27:02</dc:date>
          </office:change-info>
          <table:previous>
            <table:change-track-table-cell/>
          </table:previous>
        </table:cell-content-change>
        <table:cell-content-change table:id="ct64">
          <table:cell-address table:column="20" table:row="7" table:table="3"/>
          <office:change-info>
            <dc:creator>alex </dc:creator>
            <dc:date>2014-09-10T00:27:03</dc:date>
          </office:change-info>
          <table:previous>
            <table:change-track-table-cell/>
          </table:previous>
        </table:cell-content-change>
        <table:cell-content-change table:id="ct65">
          <table:cell-address table:column="20" table:row="13" table:table="3"/>
          <office:change-info>
            <dc:creator>alex </dc:creator>
            <dc:date>2014-09-10T00:27:06</dc:date>
          </office:change-info>
          <table:previous>
            <table:change-track-table-cell/>
          </table:previous>
        </table:cell-content-change>
        <table:cell-content-change table:id="ct66">
          <table:cell-address table:column="20" table:row="15" table:table="3"/>
          <office:change-info>
            <dc:creator>alex </dc:creator>
            <dc:date>2014-09-10T00:27:11</dc:date>
          </office:change-info>
          <table:previous>
            <table:change-track-table-cell/>
          </table:previous>
        </table:cell-content-change>
        <table:cell-content-change table:id="ct67">
          <table:cell-address table:column="20" table:row="0" table:table="3"/>
          <office:change-info>
            <dc:creator>David Belavy</dc:creator>
            <dc:date>2014-09-10T04:25:47</dc:date>
          </office:change-info>
          <table:previous table:id="ct3">
            <table:change-track-table-cell office:value-type="string">
              <text:p>Alexander Khitev</text:p>
            </table:change-track-table-cell>
          </table:previous>
        </table:cell-content-change>
      </table:tracked-changes>
      <table:calculation-settings table:case-sensitive="false" table:automatic-find-labels="false" table:use-regular-expressions="false"/>
      <table:table table:name="Definition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255" table:default-cell-style-name="ce6"/>
        <table:table-column table:style-name="co3" table:number-columns-repeated="767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7" office:value-type="string">
            <text:p>Definition</text:p>
          </table:table-cell>
          <table:table-cell table:style-name="ce8" table:number-columns-repeated="1022"/>
        </table:table-row>
        <table:table-row table:style-name="ro2">
          <table:table-cell table:style-name="ce2" office:value-type="string">
            <text:p>Category_Name_CSV</text:p>
          </table:table-cell>
          <table:table-cell table:style-name="ce4" office:value-type="string">
            <text:p>Concepts are put into categories for display on the Preoperative Summary. <text:s/>There are 4 levels in the hierarchy of Categories. <text:s/>This column shows the names of each of the four categories separated by commas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ategory_Level_1_Name</text:p>
          </table:table-cell>
          <table:table-cell table:style-name="ce4" office:value-type="string">
            <text:p>Name of the first level, and continues to 2, 3, 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ategory_Level_1_Order</text:p>
          </table:table-cell>
          <table:table-cell table:style-name="ce4" office:value-type="string">
            <text:p>Order that the category should be displayed in the hierarch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ategory_Name_Summary_Display</text:p>
          </table:table-cell>
          <table:table-cell table:style-name="ce4" office:value-type="string">
            <text:p>When Categories are listed for display on the Preoperative Summary, this is the name that should be used rather than the fully qualified 4 level name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oncept_Name</text:p>
          </table:table-cell>
          <table:table-cell table:style-name="ce4" office:value-type="string">
            <text:p>The internal database name for the Concep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oncept_Display_Name</text:p>
          </table:table-cell>
          <table:table-cell table:style-name="ce4" office:value-type="string">
            <text:p>The name to be used for the Concept on the Preoperative summary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Concept_Order_In_Category</text:p>
          </table:table-cell>
          <table:table-cell table:style-name="ce4" office:value-type="string">
            <text:p>The order that Concepts should be displayed on the Preoperative Summary (in their category). <text:s/>This is the next step down the heirarchy from Categories to Concepts.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Overall_Concept_position</text:p>
          </table:table-cell>
          <table:table-cell table:style-name="ce4" office:value-type="string">
            <text:p>This is the position of the Concept in the whole list of Concepts. The reason for this is that Questions can be ordered using this. <text:s/>I'm not sure if everyone will want questions ordered in this way but it is a good place to start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Question_Text</text:p>
          </table:table-cell>
          <table:table-cell table:style-name="ce4" office:value-type="string">
            <text:p>The text to be dislayed to the us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onditions_For_Display</text:p>
          </table:table-cell>
          <table:table-cell table:style-name="ce4" office:value-type="string">
            <text:p>Conditions that must be met for the question to displa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Input_Type</text:p>
          </table:table-cell>
          <table:table-cell table:style-name="ce4" office:value-type="string">
            <text:p>Data typ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ption_List</text:p>
          </table:table-cell>
          <table:table-cell table:style-name="ce4" office:value-type="string">
            <text:p>Options for OneOption or ManyOp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ext_Length</text:p>
          </table:table-cell>
          <table:table-cell table:style-name="ce4" office:value-type="string">
            <text:p>Length of text to allow users to store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sk_Details</text:p>
          </table:table-cell>
          <table:table-cell table:style-name="ce4" office:value-type="string">
            <text:p>If this box is checked (or says 'Y'), then ask for further information if the criteria in Ask_Details_Criteria are TRU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sk_Details_Criteria</text:p>
          </table:table-cell>
          <table:table-cell table:style-name="ce4" office:value-type="string">
            <text:p>The answer to the question must be this to ask for further information.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Option_List_Order</text:p>
          </table:table-cell>
          <table:table-cell table:style-name="ce4" office:value-type="string">
            <text:p>The order to display options in the list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Option_List_Presented_Term</text:p>
          </table:table-cell>
          <table:table-cell table:style-name="ce4" office:value-type="string">
            <text:p>The terms to use 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Option_List_Stored_Term</text:p>
          </table:table-cell>
          <table:table-cell table:style-name="ce4" office:value-type="string">
            <text:p>The term to be put in the database from an Option List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 office:value-type="string">
            <text:p>Testing changes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_Classification for Summary" table:style-name="ta2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4" table:default-cell-style-name="ce11"/>
        <table:table-column table:style-name="co10" table:default-cell-style-name="ce11"/>
        <table:table-column table:style-name="co7" table:number-columns-repeated="247" table:default-cell-style-name="ce11"/>
        <table:table-column table:style-name="co7" table:number-columns-repeated="767" table:default-cell-style-name="Default"/>
        <table:table-row table:style-name="ro3">
          <table:table-cell table:style-name="ce9" office:value-type="string">
            <text:p>Category_Name_CSV</text:p>
          </table:table-cell>
          <table:table-cell table:style-name="ce9" office:value-type="string">
            <text:p>Category_Level_1_Name</text:p>
          </table:table-cell>
          <table:table-cell table:style-name="ce9" office:value-type="string">
            <text:p>Category_Level_1_Order</text:p>
          </table:table-cell>
          <table:table-cell table:style-name="ce9" office:value-type="string">
            <text:p>Category_Level_2_Name</text:p>
          </table:table-cell>
          <table:table-cell table:style-name="ce9" office:value-type="string">
            <text:p>Category_Level_2_Order</text:p>
          </table:table-cell>
          <table:table-cell table:style-name="ce9" office:value-type="string">
            <text:p>Category_Level_3_Name</text:p>
          </table:table-cell>
          <table:table-cell table:style-name="ce9" office:value-type="string">
            <text:p>Category_Level_3_Order</text:p>
          </table:table-cell>
          <table:table-cell table:style-name="ce9" office:value-type="string">
            <text:p>Category_Level_4_Name</text:p>
          </table:table-cell>
          <table:table-cell table:style-name="ce9" office:value-type="string">
            <text:p>Category_Level_4_Order</text:p>
          </table:table-cell>
          <table:table-cell table:style-name="ce9" office:value-type="string">
            <text:p>Category_Name_Summary_Display</text:p>
          </table:table-cell>
          <table:table-cell table:style-name="ce13" table:number-columns-repeated="1014"/>
        </table:table-row>
        <table:table-row table:style-name="ro4">
          <table:table-cell table:style-name="ce10" table:formula="of:=[.B2]&amp;&quot;,&quot;&amp;[.D2]&amp;&quot;,&quot;&amp;[.F2]&amp;&quot;,&quot;&amp;[.H2]" office:value-type="string" office:string-value="Demographic details,Patient,,">
            <text:p>Demographic details,Patient,,</text:p>
          </table:table-cell>
          <table:table-cell table:style-name="ce10" office:value-type="string">
            <text:p>Demographic details</text:p>
          </table:table-cell>
          <table:table-cell table:style-name="ce10" office:value-type="float" office:value="1">
            <text:p>1</text:p>
          </table:table-cell>
          <table:table-cell office:value-type="string">
            <text:p>Patient</text:p>
          </table:table-cell>
          <table:table-cell table:style-name="ce12" office:value-type="float" office:value="1">
            <text:p>1</text:p>
          </table:table-cell>
          <table:table-cell/>
          <table:table-cell/>
          <table:table-cell/>
          <table:table-cell/>
          <table:table-cell table:style-name="ce10" office:value-type="string">
            <text:p>Demographics</text:p>
          </table:table-cell>
          <table:table-cell table:number-columns-repeated="1014"/>
        </table:table-row>
        <table:table-row table:style-name="ro4">
          <table:table-cell table:style-name="ce10" table:formula="of:=[.B3]&amp;&quot;,&quot;&amp;[.D3]&amp;&quot;,&quot;&amp;[.F3]&amp;&quot;,&quot;&amp;[.H3]" office:value-type="string" office:string-value="Demographic details,Next_of_kin,,">
            <text:p>Demographic details,Next_of_kin,,</text:p>
          </table:table-cell>
          <table:table-cell table:style-name="ce10" office:value-type="string">
            <text:p>Demographic details</text:p>
          </table:table-cell>
          <table:table-cell table:style-name="ce10" office:value-type="float" office:value="1">
            <text:p>1</text:p>
          </table:table-cell>
          <table:table-cell office:value-type="string">
            <text:p>Next_of_kin</text:p>
          </table:table-cell>
          <table:table-cell table:style-name="ce12" office:value-type="float" office:value="2">
            <text:p>2</text:p>
          </table:table-cell>
          <table:table-cell/>
          <table:table-cell/>
          <table:table-cell/>
          <table:table-cell/>
          <table:table-cell table:style-name="ce10" office:value-type="string">
            <text:p>Next of kin</text:p>
          </table:table-cell>
          <table:table-cell table:number-columns-repeated="1014"/>
        </table:table-row>
        <table:table-row table:style-name="ro4">
          <table:table-cell table:style-name="ce10" table:formula="of:=[.B4]&amp;&quot;,&quot;&amp;[.D4]&amp;&quot;,&quot;&amp;[.F4]&amp;&quot;,&quot;&amp;[.H4]" office:value-type="string" office:string-value="Demographic details,Parent,,">
            <text:p>Demographic details,Parent,,</text:p>
          </table:table-cell>
          <table:table-cell table:style-name="ce10" office:value-type="string">
            <text:p>Demographic details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Parent</text:p>
          </table:table-cell>
          <table:table-cell table:style-name="ce12" office:value-type="float" office:value="3">
            <text:p>3</text:p>
          </table:table-cell>
          <table:table-cell/>
          <table:table-cell/>
          <table:table-cell/>
          <table:table-cell/>
          <table:table-cell table:style-name="ce10" office:value-type="string">
            <text:p>Parent</text:p>
          </table:table-cell>
          <table:table-cell table:number-columns-repeated="1014"/>
        </table:table-row>
        <table:table-row table:style-name="ro4">
          <table:table-cell table:style-name="ce10" table:formula="of:=[.B5]&amp;&quot;,&quot;&amp;[.D5]&amp;&quot;,&quot;&amp;[.F5]&amp;&quot;,&quot;&amp;[.H5]" office:value-type="string" office:string-value="Demographic details,Guardian,,">
            <text:p>Demographic details,Guardian,,</text:p>
          </table:table-cell>
          <table:table-cell table:style-name="ce10" office:value-type="string">
            <text:p>Demographic details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Guardian</text:p>
          </table:table-cell>
          <table:table-cell table:style-name="ce12" office:value-type="float" office:value="4">
            <text:p>4</text:p>
          </table:table-cell>
          <table:table-cell/>
          <table:table-cell/>
          <table:table-cell/>
          <table:table-cell/>
          <table:table-cell table:style-name="ce10" office:value-type="string">
            <text:p>Guardian</text:p>
          </table:table-cell>
          <table:table-cell table:number-columns-repeated="1014"/>
        </table:table-row>
        <table:table-row table:style-name="ro4">
          <table:table-cell table:style-name="ce10" table:formula="of:=[.B6]&amp;&quot;,&quot;&amp;[.D6]&amp;&quot;,&quot;&amp;[.F6]&amp;&quot;,&quot;&amp;[.H6]" office:value-type="string" office:string-value="Demographic details,Carer,,">
            <text:p>Demographic details,Carer,,</text:p>
          </table:table-cell>
          <table:table-cell table:style-name="ce10" office:value-type="string">
            <text:p>Demographic details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Carer</text:p>
          </table:table-cell>
          <table:table-cell table:style-name="ce12" office:value-type="float" office:value="5">
            <text:p>5</text:p>
          </table:table-cell>
          <table:table-cell/>
          <table:table-cell/>
          <table:table-cell/>
          <table:table-cell/>
          <table:table-cell table:style-name="ce10" office:value-type="string">
            <text:p>Carer</text:p>
          </table:table-cell>
          <table:table-cell table:number-columns-repeated="1014"/>
        </table:table-row>
        <table:table-row table:style-name="ro4">
          <table:table-cell table:style-name="ce10" table:formula="of:=[.B7]&amp;&quot;,&quot;&amp;[.D7]&amp;&quot;,&quot;&amp;[.F7]&amp;&quot;,&quot;&amp;[.H7]" office:value-type="string" office:string-value="Treating Doctor,,,">
            <text:p>Treating Doctor,,,</text:p>
          </table:table-cell>
          <table:table-cell office:value-type="string">
            <text:p>Treating Docto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 office:value-type="string">
            <text:p>Treating Doctor</text:p>
          </table:table-cell>
          <table:table-cell table:number-columns-repeated="1014"/>
        </table:table-row>
        <table:table-row table:style-name="ro4">
          <table:table-cell table:style-name="ce10" table:formula="of:=[.B8]&amp;&quot;,&quot;&amp;[.D8]&amp;&quot;,&quot;&amp;[.F8]&amp;&quot;,&quot;&amp;[.H8]" office:value-type="string" office:string-value="Patient History,Planned procedure,,">
            <text:p>Patient History,Planned procedure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Planned procedure</text:p>
          </table:table-cell>
          <table:table-cell table:style-name="ce10" office:value-type="float" office:value="5">
            <text:p>5</text:p>
          </table:table-cell>
          <table:table-cell/>
          <table:table-cell/>
          <table:table-cell/>
          <table:table-cell/>
          <table:table-cell table:style-name="ce10" office:value-type="string">
            <text:p>Procedure</text:p>
          </table:table-cell>
          <table:table-cell table:number-columns-repeated="1014"/>
        </table:table-row>
        <table:table-row table:style-name="ro4">
          <table:table-cell table:style-name="ce10" table:formula="of:=[.B9]&amp;&quot;,&quot;&amp;[.D9]&amp;&quot;,&quot;&amp;[.F9]&amp;&quot;,&quot;&amp;[.H9]" office:value-type="string" office:string-value="Patient History,Functional status,,">
            <text:p>Patient History,Functional status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Functional status</text:p>
          </table:table-cell>
          <table:table-cell table:style-name="ce10" office:value-type="float" office:value="14">
            <text:p>14</text:p>
          </table:table-cell>
          <table:table-cell/>
          <table:table-cell/>
          <table:table-cell/>
          <table:table-cell/>
          <table:table-cell table:style-name="ce10" office:value-type="string">
            <text:p>Functional status</text:p>
          </table:table-cell>
          <table:table-cell table:number-columns-repeated="1014"/>
        </table:table-row>
        <table:table-row table:style-name="ro4">
          <table:table-cell table:style-name="ce10" table:formula="of:=[.B10]&amp;&quot;,&quot;&amp;[.D10]&amp;&quot;,&quot;&amp;[.F10]&amp;&quot;,&quot;&amp;[.H10]" office:value-type="string" office:string-value="Patient History,Past procedure,,">
            <text:p>Patient History,Past procedure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Past procedure</text:p>
          </table:table-cell>
          <table:table-cell table:style-name="ce10" office:value-type="float" office:value="18">
            <text:p>18</text:p>
          </table:table-cell>
          <table:table-cell/>
          <table:table-cell/>
          <table:table-cell/>
          <table:table-cell/>
          <table:table-cell table:style-name="ce10" office:value-type="string">
            <text:p>Surgical history</text:p>
          </table:table-cell>
          <table:table-cell table:number-columns-repeated="1014"/>
        </table:table-row>
        <table:table-row table:style-name="ro4">
          <table:table-cell table:style-name="ce10" table:formula="of:=[.B11]&amp;&quot;,&quot;&amp;[.D11]&amp;&quot;,&quot;&amp;[.F11]&amp;&quot;,&quot;&amp;[.H11]" office:value-type="string" office:string-value="Patient History,Medication,,">
            <text:p>Patient History,Medication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Medication</text:p>
          </table:table-cell>
          <table:table-cell table:style-name="ce10" office:value-type="float" office:value="20">
            <text:p>20</text:p>
          </table:table-cell>
          <table:table-cell/>
          <table:table-cell/>
          <table:table-cell/>
          <table:table-cell/>
          <table:table-cell table:style-name="ce10" office:value-type="string">
            <text:p>Medication</text:p>
          </table:table-cell>
          <table:table-cell table:number-columns-repeated="1014"/>
        </table:table-row>
        <table:table-row table:style-name="ro4">
          <table:table-cell table:style-name="ce10" table:formula="of:=[.B12]&amp;&quot;,&quot;&amp;[.D12]&amp;&quot;,&quot;&amp;[.F12]&amp;&quot;,&quot;&amp;[.H12]" office:value-type="string" office:string-value="Patient History,Allergy,,">
            <text:p>Patient History,Allergy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Allergy</text:p>
          </table:table-cell>
          <table:table-cell table:style-name="ce10" office:value-type="float" office:value="21">
            <text:p>21</text:p>
          </table:table-cell>
          <table:table-cell/>
          <table:table-cell/>
          <table:table-cell/>
          <table:table-cell/>
          <table:table-cell table:style-name="ce10" office:value-type="string">
            <text:p>Allergies</text:p>
          </table:table-cell>
          <table:table-cell table:number-columns-repeated="1014"/>
        </table:table-row>
        <table:table-row table:style-name="ro4">
          <table:table-cell table:style-name="ce10" table:formula="of:=[.B13]&amp;&quot;,&quot;&amp;[.D13]&amp;&quot;,&quot;&amp;[.F13]&amp;&quot;,&quot;&amp;[.H13]" office:value-type="string" office:string-value="Patient History,Side effects,,">
            <text:p>Patient History,Side effects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Side effects</text:p>
          </table:table-cell>
          <table:table-cell table:style-name="ce10" office:value-type="float" office:value="22">
            <text:p>22</text:p>
          </table:table-cell>
          <table:table-cell/>
          <table:table-cell/>
          <table:table-cell/>
          <table:table-cell/>
          <table:table-cell table:style-name="ce10" office:value-type="string">
            <text:p>Side effects</text:p>
          </table:table-cell>
          <table:table-cell table:number-columns-repeated="1014"/>
        </table:table-row>
        <table:table-row table:style-name="ro4">
          <table:table-cell table:style-name="ce10" table:formula="of:=[.B14]&amp;&quot;,&quot;&amp;[.D14]&amp;&quot;,&quot;&amp;[.F14]&amp;&quot;,&quot;&amp;[.H14]" office:value-type="string" office:string-value="Patient History,General,,">
            <text:p>Patient History,General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General</text:p>
          </table:table-cell>
          <table:table-cell table:style-name="ce10" office:value-type="float" office:value="25">
            <text:p>25</text:p>
          </table:table-cell>
          <table:table-cell/>
          <table:table-cell/>
          <table:table-cell/>
          <table:table-cell/>
          <table:table-cell table:style-name="ce10" office:value-type="string">
            <text:p>General</text:p>
          </table:table-cell>
          <table:table-cell table:number-columns-repeated="1014"/>
        </table:table-row>
        <table:table-row table:style-name="ro4">
          <table:table-cell table:style-name="ce10" table:formula="of:=[.B15]&amp;&quot;,&quot;&amp;[.D15]&amp;&quot;,&quot;&amp;[.F15]&amp;&quot;,&quot;&amp;[.H15]" office:value-type="string" office:string-value="Patient History,Pediatric,,">
            <text:p>Patient History,Pediatric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Pediatric</text:p>
          </table:table-cell>
          <table:table-cell table:style-name="ce10" office:value-type="float" office:value="26">
            <text:p>26</text:p>
          </table:table-cell>
          <table:table-cell table:style-name="ce10"/>
          <table:table-cell table:style-name="ce10"/>
          <table:table-cell/>
          <table:table-cell/>
          <table:table-cell table:style-name="ce10" office:value-type="string">
            <text:p>Pediatric</text:p>
          </table:table-cell>
          <table:table-cell table:number-columns-repeated="1014"/>
        </table:table-row>
        <table:table-row table:style-name="ro4">
          <table:table-cell table:style-name="ce10" table:formula="of:=[.B16]&amp;&quot;,&quot;&amp;[.D16]&amp;&quot;,&quot;&amp;[.F16]&amp;&quot;,&quot;&amp;[.H16]" office:value-type="string" office:string-value="Patient History,Cardiovascular,,">
            <text:p>Patient History,Cardiovascular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Cardiovascular</text:p>
          </table:table-cell>
          <table:table-cell table:style-name="ce10" office:value-type="float" office:value="30">
            <text:p>30</text:p>
          </table:table-cell>
          <table:table-cell/>
          <table:table-cell/>
          <table:table-cell/>
          <table:table-cell/>
          <table:table-cell table:style-name="ce10" office:value-type="string">
            <text:p>Cardiovascular</text:p>
          </table:table-cell>
          <table:table-cell table:number-columns-repeated="1014"/>
        </table:table-row>
        <table:table-row table:style-name="ro4">
          <table:table-cell table:style-name="ce10" table:formula="of:=[.B17]&amp;&quot;,&quot;&amp;[.D17]&amp;&quot;,&quot;&amp;[.F17]&amp;&quot;,&quot;&amp;[.H17]" office:value-type="string" office:string-value="Patient History,Respiratory,,">
            <text:p>Patient History,Respiratory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Respiratory</text:p>
          </table:table-cell>
          <table:table-cell table:style-name="ce10" office:value-type="float" office:value="40">
            <text:p>40</text:p>
          </table:table-cell>
          <table:table-cell/>
          <table:table-cell/>
          <table:table-cell/>
          <table:table-cell/>
          <table:table-cell table:style-name="ce10" office:value-type="string">
            <text:p>Respiratory</text:p>
          </table:table-cell>
          <table:table-cell table:number-columns-repeated="1014"/>
        </table:table-row>
        <table:table-row table:style-name="ro4">
          <table:table-cell table:style-name="ce10" table:formula="of:=[.B18]&amp;&quot;,&quot;&amp;[.D18]&amp;&quot;,&quot;&amp;[.F18]&amp;&quot;,&quot;&amp;[.H18]" office:value-type="string" office:string-value="Patient History,Neurological,,">
            <text:p>Patient History,Neurological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Neurological</text:p>
          </table:table-cell>
          <table:table-cell table:style-name="ce10" office:value-type="float" office:value="50">
            <text:p>50</text:p>
          </table:table-cell>
          <table:table-cell/>
          <table:table-cell/>
          <table:table-cell/>
          <table:table-cell/>
          <table:table-cell table:style-name="ce10" office:value-type="string">
            <text:p>Neurological</text:p>
          </table:table-cell>
          <table:table-cell table:number-columns-repeated="1014"/>
        </table:table-row>
        <table:table-row table:style-name="ro4">
          <table:table-cell table:style-name="ce10" table:formula="of:=[.B19]&amp;&quot;,&quot;&amp;[.D19]&amp;&quot;,&quot;&amp;[.F19]&amp;&quot;,&quot;&amp;[.H19]" office:value-type="string" office:string-value="Patient History,Gastrointestinal,,">
            <text:p>Patient History,Gastrointestinal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Gastrointestinal</text:p>
          </table:table-cell>
          <table:table-cell table:style-name="ce10" office:value-type="float" office:value="70">
            <text:p>70</text:p>
          </table:table-cell>
          <table:table-cell/>
          <table:table-cell/>
          <table:table-cell/>
          <table:table-cell/>
          <table:table-cell table:style-name="ce10" office:value-type="string">
            <text:p>Gastrointestinal</text:p>
          </table:table-cell>
          <table:table-cell table:number-columns-repeated="1014"/>
        </table:table-row>
        <table:table-row table:style-name="ro4">
          <table:table-cell table:style-name="ce10" table:formula="of:=[.B20]&amp;&quot;,&quot;&amp;[.D20]&amp;&quot;,&quot;&amp;[.F20]&amp;&quot;,&quot;&amp;[.H20]" office:value-type="string" office:string-value="Patient History,Liver,,">
            <text:p>Patient History,Liver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Liver</text:p>
          </table:table-cell>
          <table:table-cell table:style-name="ce10" office:value-type="float" office:value="80">
            <text:p>80</text:p>
          </table:table-cell>
          <table:table-cell/>
          <table:table-cell/>
          <table:table-cell/>
          <table:table-cell/>
          <table:table-cell table:style-name="ce10" office:value-type="string">
            <text:p>Liver</text:p>
          </table:table-cell>
          <table:table-cell table:number-columns-repeated="1014"/>
        </table:table-row>
        <table:table-row table:style-name="ro4">
          <table:table-cell table:style-name="ce10" table:formula="of:=[.B21]&amp;&quot;,&quot;&amp;[.D21]&amp;&quot;,&quot;&amp;[.F21]&amp;&quot;,&quot;&amp;[.H21]" office:value-type="string" office:string-value="Patient History,Endocrine,,">
            <text:p>Patient History,Endocrine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Endocrine</text:p>
          </table:table-cell>
          <table:table-cell table:style-name="ce10" office:value-type="float" office:value="90">
            <text:p>90</text:p>
          </table:table-cell>
          <table:table-cell/>
          <table:table-cell/>
          <table:table-cell/>
          <table:table-cell/>
          <table:table-cell table:style-name="ce10" office:value-type="string">
            <text:p>Endocrine</text:p>
          </table:table-cell>
          <table:table-cell table:number-columns-repeated="1014"/>
        </table:table-row>
        <table:table-row table:style-name="ro4">
          <table:table-cell table:style-name="ce10" table:formula="of:=[.B22]&amp;&quot;,&quot;&amp;[.D22]&amp;&quot;,&quot;&amp;[.F22]&amp;&quot;,&quot;&amp;[.H22]" office:value-type="string" office:string-value="Patient History,Renal,,">
            <text:p>Patient History,Renal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Renal</text:p>
          </table:table-cell>
          <table:table-cell table:style-name="ce10" office:value-type="float" office:value="100">
            <text:p>100</text:p>
          </table:table-cell>
          <table:table-cell/>
          <table:table-cell/>
          <table:table-cell/>
          <table:table-cell/>
          <table:table-cell table:style-name="ce10" office:value-type="string">
            <text:p>Renal</text:p>
          </table:table-cell>
          <table:table-cell table:number-columns-repeated="1014"/>
        </table:table-row>
        <table:table-row table:style-name="ro4">
          <table:table-cell table:style-name="ce10" table:formula="of:=[.B23]&amp;&quot;,&quot;&amp;[.D23]&amp;&quot;,&quot;&amp;[.F23]&amp;&quot;,&quot;&amp;[.H23]" office:value-type="string" office:string-value="Patient History,Genitourinary,,">
            <text:p>Patient History,Genitourinary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Genitourinary</text:p>
          </table:table-cell>
          <table:table-cell table:style-name="ce10" office:value-type="float" office:value="110">
            <text:p>110</text:p>
          </table:table-cell>
          <table:table-cell/>
          <table:table-cell/>
          <table:table-cell/>
          <table:table-cell/>
          <table:table-cell table:style-name="ce10" office:value-type="string">
            <text:p>Genitourinary</text:p>
          </table:table-cell>
          <table:table-cell table:number-columns-repeated="1014"/>
        </table:table-row>
        <table:table-row table:style-name="ro4">
          <table:table-cell table:style-name="ce10" table:formula="of:=[.B24]&amp;&quot;,&quot;&amp;[.D24]&amp;&quot;,&quot;&amp;[.F24]&amp;&quot;,&quot;&amp;[.H24]" office:value-type="string" office:string-value="Patient History,Obstetric,,">
            <text:p>Patient History,Obstetric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Obstetric</text:p>
          </table:table-cell>
          <table:table-cell table:style-name="ce10" office:value-type="float" office:value="120">
            <text:p>120</text:p>
          </table:table-cell>
          <table:table-cell/>
          <table:table-cell/>
          <table:table-cell/>
          <table:table-cell/>
          <table:table-cell table:style-name="ce10" office:value-type="string">
            <text:p>Obstetric</text:p>
          </table:table-cell>
          <table:table-cell table:number-columns-repeated="1014"/>
        </table:table-row>
        <table:table-row table:style-name="ro4">
          <table:table-cell table:style-name="ce10" table:formula="of:=[.B25]&amp;&quot;,&quot;&amp;[.D25]&amp;&quot;,&quot;&amp;[.F25]&amp;&quot;,&quot;&amp;[.H25]" office:value-type="string" office:string-value="Patient History,Musculoskeletal,,">
            <text:p>Patient History,Musculoskeletal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Musculoskeletal</text:p>
          </table:table-cell>
          <table:table-cell table:style-name="ce10" office:value-type="float" office:value="130">
            <text:p>130</text:p>
          </table:table-cell>
          <table:table-cell/>
          <table:table-cell/>
          <table:table-cell/>
          <table:table-cell/>
          <table:table-cell table:style-name="ce10" office:value-type="string">
            <text:p>Musculoskeletal</text:p>
          </table:table-cell>
          <table:table-cell table:number-columns-repeated="1014"/>
        </table:table-row>
        <table:table-row table:style-name="ro4">
          <table:table-cell table:style-name="ce10" table:formula="of:=[.B26]&amp;&quot;,&quot;&amp;[.D26]&amp;&quot;,&quot;&amp;[.F26]&amp;&quot;,&quot;&amp;[.H26]" office:value-type="string" office:string-value="Patient History,Rheumatological,,">
            <text:p>Patient History,Rheumatological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Rheumatological</text:p>
          </table:table-cell>
          <table:table-cell table:style-name="ce12" office:value-type="float" office:value="140">
            <text:p>140</text:p>
          </table:table-cell>
          <table:table-cell/>
          <table:table-cell/>
          <table:table-cell/>
          <table:table-cell/>
          <table:table-cell table:style-name="ce10" office:value-type="string">
            <text:p>Rheumatological</text:p>
          </table:table-cell>
          <table:table-cell table:number-columns-repeated="1014"/>
        </table:table-row>
        <table:table-row table:style-name="ro4">
          <table:table-cell table:style-name="ce10" table:formula="of:=[.B27]&amp;&quot;,&quot;&amp;[.D27]&amp;&quot;,&quot;&amp;[.F27]&amp;&quot;,&quot;&amp;[.H27]" office:value-type="string" office:string-value="Patient History,Hematological,,">
            <text:p>Patient History,Hematological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Hematological</text:p>
          </table:table-cell>
          <table:table-cell table:style-name="ce10" office:value-type="float" office:value="150">
            <text:p>150</text:p>
          </table:table-cell>
          <table:table-cell/>
          <table:table-cell/>
          <table:table-cell/>
          <table:table-cell/>
          <table:table-cell table:style-name="ce10" office:value-type="string">
            <text:p>Hematological</text:p>
          </table:table-cell>
          <table:table-cell table:number-columns-repeated="1014"/>
        </table:table-row>
        <table:table-row table:style-name="ro4">
          <table:table-cell table:style-name="ce10" table:formula="of:=[.B28]&amp;&quot;,&quot;&amp;[.D28]&amp;&quot;,&quot;&amp;[.F28]&amp;&quot;,&quot;&amp;[.H28]" office:value-type="string" office:string-value="Patient History,Infectious,,">
            <text:p>Patient History,Infectious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Infectious</text:p>
          </table:table-cell>
          <table:table-cell table:style-name="ce10" office:value-type="float" office:value="160">
            <text:p>160</text:p>
          </table:table-cell>
          <table:table-cell/>
          <table:table-cell/>
          <table:table-cell/>
          <table:table-cell/>
          <table:table-cell table:style-name="ce10" office:value-type="string">
            <text:p>Infectious</text:p>
          </table:table-cell>
          <table:table-cell table:number-columns-repeated="1014"/>
        </table:table-row>
        <table:table-row table:style-name="ro4">
          <table:table-cell table:style-name="ce10" table:formula="of:=[.B29]&amp;&quot;,&quot;&amp;[.D29]&amp;&quot;,&quot;&amp;[.F29]&amp;&quot;,&quot;&amp;[.H29]" office:value-type="string" office:string-value="Patient History,Pain,,">
            <text:p>Patient History,Pain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Pain</text:p>
          </table:table-cell>
          <table:table-cell table:style-name="ce10" office:value-type="float" office:value="170">
            <text:p>170</text:p>
          </table:table-cell>
          <table:table-cell/>
          <table:table-cell/>
          <table:table-cell/>
          <table:table-cell/>
          <table:table-cell table:style-name="ce10" office:value-type="string">
            <text:p>Pain</text:p>
          </table:table-cell>
          <table:table-cell table:number-columns-repeated="1014"/>
        </table:table-row>
        <table:table-row table:style-name="ro4">
          <table:table-cell table:style-name="ce10" table:formula="of:=[.B30]&amp;&quot;,&quot;&amp;[.D30]&amp;&quot;,&quot;&amp;[.F30]&amp;&quot;,&quot;&amp;[.H30]" office:value-type="string" office:string-value="Patient History,Other,,">
            <text:p>Patient History,Other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Other</text:p>
          </table:table-cell>
          <table:table-cell table:style-name="ce10" office:value-type="float" office:value="180">
            <text:p>180</text:p>
          </table:table-cell>
          <table:table-cell/>
          <table:table-cell/>
          <table:table-cell/>
          <table:table-cell/>
          <table:table-cell table:style-name="ce10" office:value-type="string">
            <text:p>Other</text:p>
          </table:table-cell>
          <table:table-cell table:number-columns-repeated="1014"/>
        </table:table-row>
        <table:table-row table:style-name="ro4">
          <table:table-cell table:style-name="ce10" table:formula="of:=[.B31]&amp;&quot;,&quot;&amp;[.D31]&amp;&quot;,&quot;&amp;[.F31]&amp;&quot;,&quot;&amp;[.H31]" office:value-type="string" office:string-value="Physical Examination,General,,">
            <text:p>Physical Examination,General,,</text:p>
          </table:table-cell>
          <table:table-cell table:style-name="ce10" office:value-type="string">
            <text:p>Physical Examination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General</text:p>
          </table:table-cell>
          <table:table-cell table:style-name="ce10" office:value-type="float" office:value="1">
            <text:p>1</text:p>
          </table:table-cell>
          <table:table-cell/>
          <table:table-cell/>
          <table:table-cell/>
          <table:table-cell/>
          <table:table-cell table:style-name="ce10" office:value-type="string">
            <text:p>General</text:p>
          </table:table-cell>
          <table:table-cell table:number-columns-repeated="1014"/>
        </table:table-row>
        <table:table-row table:style-name="ro4">
          <table:table-cell table:style-name="ce10" table:formula="of:=[.B32]&amp;&quot;,&quot;&amp;[.D32]&amp;&quot;,&quot;&amp;[.F32]&amp;&quot;,&quot;&amp;[.H32]" office:value-type="string" office:string-value="Physical Examination,Cardiovascular,,">
            <text:p>Physical Examination,Cardiovascular,,</text:p>
          </table:table-cell>
          <table:table-cell table:style-name="ce10" office:value-type="string">
            <text:p>Physical Examination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Cardiovascular</text:p>
          </table:table-cell>
          <table:table-cell table:style-name="ce10" office:value-type="float" office:value="3">
            <text:p>3</text:p>
          </table:table-cell>
          <table:table-cell/>
          <table:table-cell/>
          <table:table-cell/>
          <table:table-cell/>
          <table:table-cell table:style-name="ce10" office:value-type="string">
            <text:p>Cardiovascular</text:p>
          </table:table-cell>
          <table:table-cell table:number-columns-repeated="1014"/>
        </table:table-row>
        <table:table-row table:style-name="ro4">
          <table:table-cell table:style-name="ce10" table:formula="of:=[.B33]&amp;&quot;,&quot;&amp;[.D33]&amp;&quot;,&quot;&amp;[.F33]&amp;&quot;,&quot;&amp;[.H33]" office:value-type="string" office:string-value="Physical Examination,Respiratory,,">
            <text:p>Physical Examination,Respiratory,,</text:p>
          </table:table-cell>
          <table:table-cell table:style-name="ce10" office:value-type="string">
            <text:p>Physical Examination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Respiratory</text:p>
          </table:table-cell>
          <table:table-cell table:style-name="ce10" office:value-type="float" office:value="4">
            <text:p>4</text:p>
          </table:table-cell>
          <table:table-cell/>
          <table:table-cell/>
          <table:table-cell/>
          <table:table-cell/>
          <table:table-cell table:style-name="ce10" office:value-type="string">
            <text:p>Respiratory</text:p>
          </table:table-cell>
          <table:table-cell table:number-columns-repeated="1014"/>
        </table:table-row>
        <table:table-row table:style-name="ro4">
          <table:table-cell table:style-name="ce10" table:formula="of:=[.B34]&amp;&quot;,&quot;&amp;[.D34]&amp;&quot;,&quot;&amp;[.F34]&amp;&quot;,&quot;&amp;[.H34]" office:value-type="string" office:string-value="Physical Examination,Neurological,,">
            <text:p>Physical Examination,Neurological,,</text:p>
          </table:table-cell>
          <table:table-cell table:style-name="ce10" office:value-type="string">
            <text:p>Physical Examination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Neurological</text:p>
          </table:table-cell>
          <table:table-cell table:style-name="ce10" office:value-type="float" office:value="5">
            <text:p>5</text:p>
          </table:table-cell>
          <table:table-cell/>
          <table:table-cell/>
          <table:table-cell/>
          <table:table-cell/>
          <table:table-cell table:style-name="ce10" office:value-type="string">
            <text:p>Neurological</text:p>
          </table:table-cell>
          <table:table-cell table:number-columns-repeated="1014"/>
        </table:table-row>
        <table:table-row table:style-name="ro4">
          <table:table-cell table:style-name="ce10" table:formula="of:=[.B35]&amp;&quot;,&quot;&amp;[.D35]&amp;&quot;,&quot;&amp;[.F35]&amp;&quot;,&quot;&amp;[.H35]" office:value-type="string" office:string-value="Physical Examination,Other,,">
            <text:p>Physical Examination,Other,,</text:p>
          </table:table-cell>
          <table:table-cell table:style-name="ce10" office:value-type="string">
            <text:p>Physical Examination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Other</text:p>
          </table:table-cell>
          <table:table-cell table:style-name="ce12" office:value-type="float" office:value="6">
            <text:p>6</text:p>
          </table:table-cell>
          <table:table-cell/>
          <table:table-cell/>
          <table:table-cell/>
          <table:table-cell/>
          <table:table-cell table:style-name="ce10" office:value-type="string">
            <text:p>Other</text:p>
          </table:table-cell>
          <table:table-cell table:number-columns-repeated="1014"/>
        </table:table-row>
        <table:table-row table:style-name="ro4">
          <table:table-cell table:style-name="ce10" table:formula="of:=[.B36]&amp;&quot;,&quot;&amp;[.D36]&amp;&quot;,&quot;&amp;[.F36]&amp;&quot;,&quot;&amp;[.H36]" office:value-type="string" office:string-value="Airway,History,,">
            <text:p>Airway,History,,</text:p>
          </table:table-cell>
          <table:table-cell table:style-name="ce10" office:value-type="string">
            <text:p>Airway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History</text:p>
          </table:table-cell>
          <table:table-cell table:style-name="ce10" office:value-type="float" office:value="5">
            <text:p>5</text:p>
          </table:table-cell>
          <table:table-cell/>
          <table:table-cell/>
          <table:table-cell/>
          <table:table-cell/>
          <table:table-cell table:style-name="ce10" office:value-type="string">
            <text:p>Airway history</text:p>
          </table:table-cell>
          <table:table-cell table:number-columns-repeated="1014"/>
        </table:table-row>
        <table:table-row table:style-name="ro4">
          <table:table-cell table:style-name="ce10" table:formula="of:=[.B37]&amp;&quot;,&quot;&amp;[.D37]&amp;&quot;,&quot;&amp;[.F37]&amp;&quot;,&quot;&amp;[.H37]" office:value-type="string" office:string-value="Airway,Examination,,">
            <text:p>Airway,Examination,,</text:p>
          </table:table-cell>
          <table:table-cell table:style-name="ce10" office:value-type="string">
            <text:p>Airway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Examination</text:p>
          </table:table-cell>
          <table:table-cell table:style-name="ce12" office:value-type="float" office:value="10">
            <text:p>10</text:p>
          </table:table-cell>
          <table:table-cell/>
          <table:table-cell/>
          <table:table-cell/>
          <table:table-cell/>
          <table:table-cell table:style-name="ce10" office:value-type="string">
            <text:p>Airway examination</text:p>
          </table:table-cell>
          <table:table-cell table:number-columns-repeated="1014"/>
        </table:table-row>
        <table:table-row table:style-name="ro4">
          <table:table-cell table:style-name="ce10" table:formula="of:=[.B38]&amp;&quot;,&quot;&amp;[.D38]&amp;&quot;,&quot;&amp;[.F38]&amp;&quot;,&quot;&amp;[.H38]" office:value-type="string" office:string-value="Investigations,Ordered,,">
            <text:p>Investigations,Ordered,,</text:p>
          </table:table-cell>
          <table:table-cell table:style-name="ce10" office:value-type="string">
            <text:p>Investigations</text:p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Ordered</text:p>
          </table:table-cell>
          <table:table-cell table:style-name="ce12" office:value-type="float" office:value="1">
            <text:p>1</text:p>
          </table:table-cell>
          <table:table-cell/>
          <table:table-cell/>
          <table:table-cell/>
          <table:table-cell/>
          <table:table-cell table:style-name="ce10" office:value-type="string">
            <text:p>Investigations ordered</text:p>
          </table:table-cell>
          <table:table-cell table:number-columns-repeated="1014"/>
        </table:table-row>
        <table:table-row table:style-name="ro4">
          <table:table-cell table:style-name="ce10" table:formula="of:=[.B39]&amp;&quot;,&quot;&amp;[.D39]&amp;&quot;,&quot;&amp;[.F39]&amp;&quot;,&quot;&amp;[.H39]" office:value-type="string" office:string-value="Investigations,Results,,">
            <text:p>Investigations,Results,,</text:p>
          </table:table-cell>
          <table:table-cell table:style-name="ce10" office:value-type="string">
            <text:p>Investigations</text:p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Results</text:p>
          </table:table-cell>
          <table:table-cell table:style-name="ce12" office:value-type="float" office:value="2">
            <text:p>2</text:p>
          </table:table-cell>
          <table:table-cell/>
          <table:table-cell/>
          <table:table-cell/>
          <table:table-cell/>
          <table:table-cell table:style-name="ce10" office:value-type="string">
            <text:p>Investigation results</text:p>
          </table:table-cell>
          <table:table-cell table:number-columns-repeated="1014"/>
        </table:table-row>
        <table:table-row table:style-name="ro4">
          <table:table-cell table:style-name="ce10" table:formula="of:=[.B40]&amp;&quot;,&quot;&amp;[.D40]&amp;&quot;,&quot;&amp;[.F40]&amp;&quot;,&quot;&amp;[.H40]" office:value-type="string" office:string-value="Consultations,Requested,,">
            <text:p>Consultations,Requested,,</text:p>
          </table:table-cell>
          <table:table-cell table:style-name="ce10" office:value-type="string">
            <text:p>Consultations</text:p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Requested</text:p>
          </table:table-cell>
          <table:table-cell table:style-name="ce12" office:value-type="float" office:value="1">
            <text:p>1</text:p>
          </table:table-cell>
          <table:table-cell/>
          <table:table-cell/>
          <table:table-cell/>
          <table:table-cell/>
          <table:table-cell table:style-name="ce10" office:value-type="string">
            <text:p>Consultations requested</text:p>
          </table:table-cell>
          <table:table-cell table:number-columns-repeated="1014"/>
        </table:table-row>
        <table:table-row table:style-name="ro4">
          <table:table-cell table:style-name="ce10" table:formula="of:=[.B41]&amp;&quot;,&quot;&amp;[.D41]&amp;&quot;,&quot;&amp;[.F41]&amp;&quot;,&quot;&amp;[.H41]" office:value-type="string" office:string-value="Consultations,Completed,,">
            <text:p>Consultations,Completed,,</text:p>
          </table:table-cell>
          <table:table-cell table:style-name="ce10" office:value-type="string">
            <text:p>Consultations</text:p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Completed</text:p>
          </table:table-cell>
          <table:table-cell table:style-name="ce12" office:value-type="float" office:value="2">
            <text:p>2</text:p>
          </table:table-cell>
          <table:table-cell/>
          <table:table-cell/>
          <table:table-cell/>
          <table:table-cell/>
          <table:table-cell table:style-name="ce10" office:value-type="string">
            <text:p>Consultation results</text:p>
          </table:table-cell>
          <table:table-cell table:number-columns-repeated="1014"/>
        </table:table-row>
        <table:table-row table:style-name="ro4">
          <table:table-cell table:style-name="ce10" table:formula="of:=[.B42]&amp;&quot;,&quot;&amp;[.D42]&amp;&quot;,&quot;&amp;[.F42]&amp;&quot;,&quot;&amp;[.H42]" office:value-type="string" office:string-value="Risk assessment,,,">
            <text:p>Risk assessment,,,</text:p>
          </table:table-cell>
          <table:table-cell table:style-name="ce10" office:value-type="string">
            <text:p>Risk assessment</text:p>
          </table:table-cell>
          <table:table-cell table:style-name="ce10" office:value-type="float" office:value="50">
            <text:p>50</text:p>
          </table:table-cell>
          <table:table-cell table:style-name="ce10"/>
          <table:table-cell table:style-name="ce12"/>
          <table:table-cell/>
          <table:table-cell/>
          <table:table-cell/>
          <table:table-cell/>
          <table:table-cell table:style-name="ce10" office:value-type="string">
            <text:p>Risk assessment</text:p>
          </table:table-cell>
          <table:table-cell table:number-columns-repeated="1014"/>
        </table:table-row>
        <table:table-row table:style-name="ro4">
          <table:table-cell table:style-name="ce10" table:formula="of:=[.B43]&amp;&quot;,&quot;&amp;[.D43]&amp;&quot;,&quot;&amp;[.F43]&amp;&quot;,&quot;&amp;[.H43]" office:value-type="string" office:string-value="Judgement and Plan,,,">
            <text:p>Judgement and Plan,,,</text:p>
          </table:table-cell>
          <table:table-cell table:style-name="ce10" office:value-type="string">
            <text:p>Judgement and Plan</text:p>
          </table:table-cell>
          <table:table-cell table:style-name="ce10" office:value-type="float" office:value="60">
            <text:p>60</text:p>
          </table:table-cell>
          <table:table-cell/>
          <table:table-cell/>
          <table:table-cell/>
          <table:table-cell/>
          <table:table-cell/>
          <table:table-cell/>
          <table:table-cell table:style-name="ce10" office:value-type="string">
            <text:p>Judgement and Plan</text:p>
          </table:table-cell>
          <table:table-cell table:number-columns-repeated="1014"/>
        </table:table-row>
        <table:table-row table:style-name="ro4">
          <table:table-cell table:style-name="ce10" table:formula="of:=[.B44]&amp;&quot;,&quot;&amp;[.D44]&amp;&quot;,&quot;&amp;[.F44]&amp;&quot;,&quot;&amp;[.H44]" office:value-type="string" office:string-value="Communication,,,">
            <text:p>Communication,,,</text:p>
          </table:table-cell>
          <table:table-cell table:style-name="ce10" office:value-type="string">
            <text:p>Communication</text:p>
          </table:table-cell>
          <table:table-cell table:style-name="ce10" office:value-type="float" office:value="800">
            <text:p>800</text:p>
          </table:table-cell>
          <table:table-cell/>
          <table:table-cell office:value-type="float" office:value="10">
            <text:p>10</text:p>
          </table:table-cell>
          <table:table-cell/>
          <table:table-cell/>
          <table:table-cell/>
          <table:table-cell/>
          <table:table-cell table:style-name="ce10" office:value-type="string">
            <text:p>Communication</text:p>
          </table:table-cell>
          <table:table-cell table:number-columns-repeated="1014"/>
        </table:table-row>
        <table:table-row table:style-name="ro4">
          <table:table-cell table:style-name="ce10" table:formula="of:=[.B45]&amp;&quot;,&quot;&amp;[.D45]&amp;&quot;,&quot;&amp;[.F45]&amp;&quot;,&quot;&amp;[.H45]" office:value-type="string" office:string-value="Pre-op.net,Doctors,,">
            <text:p>Pre-op.net,Doctors,,</text:p>
          </table:table-cell>
          <table:table-cell table:style-name="ce10" office:value-type="string">
            <text:p>Pre-op.net</text:p>
          </table:table-cell>
          <table:table-cell table:style-name="ce10" office:value-type="float" office:value="900">
            <text:p>900</text:p>
          </table:table-cell>
          <table:table-cell office:value-type="string">
            <text:p>Doctors</text:p>
          </table:table-cell>
          <table:table-cell office:value-type="float" office:value="20">
            <text:p>20</text:p>
          </table:table-cell>
          <table:table-cell/>
          <table:table-cell/>
          <table:table-cell/>
          <table:table-cell/>
          <table:table-cell office:value-type="string">
            <text:p>Doctors</text:p>
          </table:table-cell>
          <table:table-cell table:number-columns-repeated="1014"/>
        </table:table-row>
        <table:table-row table:style-name="ro4">
          <table:table-cell table:style-name="ce10" table:formula="of:=[.B46]&amp;&quot;,&quot;&amp;[.D46]&amp;&quot;,&quot;&amp;[.F46]&amp;&quot;,&quot;&amp;[.H46]" office:value-type="string" office:string-value="Pre-op.net,Hospital,,">
            <text:p>Pre-op.net,Hospital,,</text:p>
          </table:table-cell>
          <table:table-cell table:style-name="ce10" office:value-type="string">
            <text:p>Pre-op.net</text:p>
          </table:table-cell>
          <table:table-cell table:style-name="ce10" office:value-type="float" office:value="900">
            <text:p>900</text:p>
          </table:table-cell>
          <table:table-cell office:value-type="string">
            <text:p>Hospital</text:p>
          </table:table-cell>
          <table:table-cell office:value-type="float" office:value="30">
            <text:p>30</text:p>
          </table:table-cell>
          <table:table-cell/>
          <table:table-cell/>
          <table:table-cell/>
          <table:table-cell/>
          <table:table-cell office:value-type="string">
            <text:p>Hospital</text:p>
          </table:table-cell>
          <table:table-cell table:number-columns-repeated="1014"/>
        </table:table-row>
        <table:table-row table:style-name="ro4">
          <table:table-cell table:style-name="ce10" table:formula="of:=[.B47]&amp;&quot;,&quot;&amp;[.D47]&amp;&quot;,&quot;&amp;[.F47]&amp;&quot;,&quot;&amp;[.H47]" office:value-type="string" office:string-value="Pre-op.net,Administrative,,">
            <text:p>Pre-op.net,Administrative,,</text:p>
          </table:table-cell>
          <table:table-cell office:value-type="string">
            <text:p>Pre-op.net</text:p>
          </table:table-cell>
          <table:table-cell office:value-type="float" office:value="900">
            <text:p>900</text:p>
          </table:table-cell>
          <table:table-cell office:value-type="string">
            <text:p>Administrative</text:p>
          </table:table-cell>
          <table:table-cell office:value-type="float" office:value="40">
            <text:p>40</text:p>
          </table:table-cell>
          <table:table-cell/>
          <table:table-cell/>
          <table:table-cell/>
          <table:table-cell/>
          <table:table-cell table:style-name="ce10" office:value-type="string">
            <text:p>Pre-op.net</text:p>
          </table:table-cell>
          <table:table-cell table:number-columns-repeated="1014"/>
        </table:table-row>
        <table:table-row table:style-name="ro4" table:number-rows-repeated="104852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ncept heirarchy position" table:style-name="ta10"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number-columns-repeated="2" table:default-cell-style-name="ce11"/>
        <table:table-column table:style-name="co29" table:number-columns-repeated="2" table:default-cell-style-name="ce11"/>
        <table:table-column table:style-name="co28" table:default-cell-style-name="ce11"/>
        <table:table-column table:style-name="co30" table:default-cell-style-name="ce11"/>
        <table:table-column table:style-name="co31" table:default-cell-style-name="ce11"/>
        <table:table-column table:style-name="co21" table:number-columns-repeated="244" table:default-cell-style-name="ce11"/>
        <table:table-column table:style-name="co21" table:number-columns-repeated="767" table:default-cell-style-name="Default"/>
        <table:table-row table:style-name="ro7">
          <table:table-cell table:style-name="ce9" office:value-type="string">
            <text:p>Concept_Name</text:p>
          </table:table-cell>
          <table:table-cell table:style-name="ce9" office:value-type="string">
            <text:p>Concept_Display_Name</text:p>
          </table:table-cell>
          <table:table-cell table:style-name="ce13" office:value-type="string">
            <text:p>Overall_Concept_position</text:p>
          </table:table-cell>
          <table:table-cell table:style-name="ce9" office:value-type="string">
            <text:p>Category_Name_CSV</text:p>
          </table:table-cell>
          <table:table-cell table:style-name="ce9" office:value-type="string">
            <text:p>Category_Level_1_Order</text:p>
          </table:table-cell>
          <table:table-cell table:style-name="ce9" office:value-type="string">
            <text:p>Category_Level_2_Order</text:p>
          </table:table-cell>
          <table:table-cell table:style-name="ce9" office:value-type="string">
            <text:p>Category_Level_3_Order</text:p>
          </table:table-cell>
          <table:table-cell table:style-name="ce95" office:value-type="string">
            <text:p>Category_Level_4_Order</text:p>
          </table:table-cell>
          <table:table-cell table:style-name="ce9" office:value-type="string">
            <text:p>Concept_Order_In_Category</text:p>
          </table:table-cell>
          <table:table-cell table:style-name="ce9" office:value-type="string">
            <text:p>Conflict_resolution</text:p>
          </table:table-cell>
          <table:table-cell table:style-name="ce9" office:value-type="string">
            <text:p>MPOG_Concept_Code</text:p>
          </table:table-cell>
          <table:table-cell table:style-name="ce9" office:value-type="string">
            <text:p>MPOG_Concept_Name</text:p>
          </table:table-cell>
          <table:table-cell table:style-name="ce9" office:value-type="string">
            <text:p>SNOMED Code</text:p>
          </table:table-cell>
          <table:table-cell table:style-name="ce13" table:number-columns-repeated="1011"/>
        </table:table-row>
        <table:table-row table:style-name="ro4">
          <table:table-cell table:style-name="ce89" table:number-columns-repeated="2"/>
          <table:table-cell table:style-name="ce94" office:value-type="float" office:value="0">
            <text:p>0</text:p>
          </table:table-cell>
          <table:table-cell table:style-name="ce89"/>
          <table:table-cell table:number-columns-repeated="5" table:style-name="ce89" office:value-type="float" office:value="0">
            <text:p>0</text:p>
          </table:table-cell>
          <table:table-cell table:style-name="ce89" table:number-columns-repeated="4"/>
          <table:table-cell table:number-columns-repeated="1011"/>
        </table:table-row>
        <table:table-row table:style-name="ro4">
          <table:table-cell table:style-name="ce89" office:value-type="string">
            <text:p>Patient_Identifiable_Information_introduction</text:p>
          </table:table-cell>
          <table:table-cell table:style-name="ce89"/>
          <table:table-cell table:style-name="ce6" table:formula="of:=[.C2]+1" office:value-type="float" office:value="1">
            <text:p>1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3];[$'Data_Classification for Summary'.$A$1:.$I$103];3;0)" office:value-type="float" office:value="1">
            <text:p>1</text:p>
          </table:table-cell>
          <table:table-cell table:style-name="ce10" table:formula="of:=VLOOKUP([.$D3];[$'Data_Classification for Summary'.$A$1:.$I$103];5;0)" office:value-type="float" office:value="1">
            <text:p>1</text:p>
          </table:table-cell>
          <table:table-cell table:style-name="ce10" table:formula="of:=VLOOKUP([.$D3];[$'Data_Classification for Summary'.$A$1:.$I$103];7;0)" office:value-type="float" office:value="0">
            <text:p/>
          </table:table-cell>
          <table:table-cell table:style-name="ce10" table:formula="of:=VLOOKUP([.$D3];[$'Data_Classification for Summary'.$A$1:.$I$103];9;0)" office:value-type="float" office:value="0">
            <text:p/>
          </table:table-cell>
          <table:table-cell table:style-name="ce89" office:value-type="float" office:value="1">
            <text:p>1</text:p>
          </table:table-cell>
          <table:table-cell table:style-name="ce89" office:value-type="string">
            <text:p>All</text:p>
          </table:table-cell>
          <table:table-cell table:style-name="ce89" table:number-columns-repeated="3"/>
          <table:table-cell table:number-columns-repeated="1011"/>
        </table:table-row>
        <table:table-row table:style-name="ro4">
          <table:table-cell office:value-type="string">
            <text:p>Patient_Surname</text:p>
          </table:table-cell>
          <table:table-cell table:style-name="ce10" office:value-type="string">
            <text:p>Surname</text:p>
          </table:table-cell>
          <table:table-cell table:style-name="ce6" table:formula="of:=[.C3]+1" office:value-type="float" office:value="2">
            <text:p>2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4];[$'Data_Classification for Summary'.$A$1:.$I$103];3;0)" office:value-type="float" office:value="1">
            <text:p>1</text:p>
          </table:table-cell>
          <table:table-cell table:style-name="ce10" table:formula="of:=VLOOKUP([.$D4];[$'Data_Classification for Summary'.$A$1:.$I$103];5;0)" office:value-type="float" office:value="1">
            <text:p>1</text:p>
          </table:table-cell>
          <table:table-cell table:style-name="ce10" table:formula="of:=VLOOKUP([.$D4];[$'Data_Classification for Summary'.$A$1:.$I$103];7;0)" office:value-type="float" office:value="0">
            <text:p/>
          </table:table-cell>
          <table:table-cell table:style-name="ce10" table:formula="of:=VLOOKUP([.$D4];[$'Data_Classification for Summary'.$A$1:.$I$103];9;0)" office:value-type="float" office:value="0">
            <text:p/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atient_First_Name</text:p>
          </table:table-cell>
          <table:table-cell table:style-name="ce10" office:value-type="string">
            <text:p>Forename</text:p>
          </table:table-cell>
          <table:table-cell table:style-name="ce6" table:formula="of:=[.C4]+1" office:value-type="float" office:value="3">
            <text:p>3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5];[$'Data_Classification for Summary'.$A$1:.$I$103];3;0)" office:value-type="float" office:value="1">
            <text:p>1</text:p>
          </table:table-cell>
          <table:table-cell table:style-name="ce10" table:formula="of:=VLOOKUP([.$D5];[$'Data_Classification for Summary'.$A$1:.$I$103];5;0)" office:value-type="float" office:value="1">
            <text:p>1</text:p>
          </table:table-cell>
          <table:table-cell table:style-name="ce10" table:formula="of:=VLOOKUP([.$D5];[$'Data_Classification for Summary'.$A$1:.$I$103];7;0)" office:value-type="float" office:value="0">
            <text:p/>
          </table:table-cell>
          <table:table-cell table:style-name="ce10" table:formula="of:=VLOOKUP([.$D5];[$'Data_Classification for Summary'.$A$1:.$I$103];9;0)" office:value-type="float" office:value="0">
            <text:p/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office:value-type="string">
            <text:p>Patient_Middle_Name</text:p>
          </table:table-cell>
          <table:table-cell table:style-name="ce10" office:value-type="string">
            <text:p>Middle name(s)</text:p>
          </table:table-cell>
          <table:table-cell table:style-name="ce6" table:formula="of:=[.C5]+1" office:value-type="float" office:value="4">
            <text:p>4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6];[$'Data_Classification for Summary'.$A$1:.$I$103];3;0)" office:value-type="float" office:value="1">
            <text:p>1</text:p>
          </table:table-cell>
          <table:table-cell table:style-name="ce10" table:formula="of:=VLOOKUP([.$D6];[$'Data_Classification for Summary'.$A$1:.$I$103];5;0)" office:value-type="float" office:value="1">
            <text:p>1</text:p>
          </table:table-cell>
          <table:table-cell table:style-name="ce10" table:formula="of:=VLOOKUP([.$D6];[$'Data_Classification for Summary'.$A$1:.$I$103];7;0)" office:value-type="float" office:value="0">
            <text:p/>
          </table:table-cell>
          <table:table-cell table:style-name="ce10" table:formula="of:=VLOOKUP([.$D6];[$'Data_Classification for Summary'.$A$1:.$I$103];9;0)" office:value-type="float" office:value="0">
            <text:p/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atient_DOB</text:p>
          </table:table-cell>
          <table:table-cell table:style-name="ce10" office:value-type="string">
            <text:p>DOB</text:p>
          </table:table-cell>
          <table:table-cell table:style-name="ce6" table:formula="of:=[.C6]+1" office:value-type="float" office:value="5">
            <text:p>5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7];[$'Data_Classification for Summary'.$A$1:.$I$103];3;0)" office:value-type="float" office:value="1">
            <text:p>1</text:p>
          </table:table-cell>
          <table:table-cell table:style-name="ce10" table:formula="of:=VLOOKUP([.$D7];[$'Data_Classification for Summary'.$A$1:.$I$103];5;0)" office:value-type="float" office:value="1">
            <text:p>1</text:p>
          </table:table-cell>
          <table:table-cell table:style-name="ce10" table:formula="of:=VLOOKUP([.$D7];[$'Data_Classification for Summary'.$A$1:.$I$103];7;0)" office:value-type="float" office:value="0">
            <text:p/>
          </table:table-cell>
          <table:table-cell table:style-name="ce10" table:formula="of:=VLOOKUP([.$D7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atient_Age</text:p>
          </table:table-cell>
          <table:table-cell office:value-type="string">
            <text:p>Age</text:p>
          </table:table-cell>
          <table:table-cell table:style-name="ce6" table:formula="of:=[.C7]+1" office:value-type="float" office:value="6">
            <text:p>6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8];[$'Data_Classification for Summary'.$A$1:.$I$103];3;0)" office:value-type="float" office:value="1">
            <text:p>1</text:p>
          </table:table-cell>
          <table:table-cell table:style-name="ce10" table:formula="of:=VLOOKUP([.$D8];[$'Data_Classification for Summary'.$A$1:.$I$103];5;0)" office:value-type="float" office:value="1">
            <text:p>1</text:p>
          </table:table-cell>
          <table:table-cell table:style-name="ce10" table:formula="of:=VLOOKUP([.$D8];[$'Data_Classification for Summary'.$A$1:.$I$103];7;0)" office:value-type="float" office:value="0">
            <text:p/>
          </table:table-cell>
          <table:table-cell table:style-name="ce10" table:formula="of:=VLOOKUP([.$D8];[$'Data_Classification for Summary'.$A$1:.$I$103];9;0)" office:value-type="float" office:value="0">
            <text:p/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All</text:p>
          </table:table-cell>
          <table:table-cell table:style-name="ce97" office:value-type="float" office:value="70250">
            <text:p>70250</text:p>
          </table:table-cell>
          <table:table-cell table:style-name="ce97" office:value-type="string">
            <text:p>Physical Exam - Age</text:p>
          </table:table-cell>
          <table:table-cell table:number-columns-repeated="1012"/>
        </table:table-row>
        <table:table-row table:style-name="ro4">
          <table:table-cell office:value-type="string">
            <text:p>Patient_Gender</text:p>
          </table:table-cell>
          <table:table-cell table:style-name="ce10" office:value-type="string">
            <text:p>Gender</text:p>
          </table:table-cell>
          <table:table-cell table:style-name="ce6" table:formula="of:=[.C8]+1" office:value-type="float" office:value="7">
            <text:p>7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9];[$'Data_Classification for Summary'.$A$1:.$I$103];3;0)" office:value-type="float" office:value="1">
            <text:p>1</text:p>
          </table:table-cell>
          <table:table-cell table:style-name="ce10" table:formula="of:=VLOOKUP([.$D9];[$'Data_Classification for Summary'.$A$1:.$I$103];5;0)" office:value-type="float" office:value="1">
            <text:p>1</text:p>
          </table:table-cell>
          <table:table-cell table:style-name="ce10" table:formula="of:=VLOOKUP([.$D9];[$'Data_Classification for Summary'.$A$1:.$I$103];7;0)" office:value-type="float" office:value="0">
            <text:p/>
          </table:table-cell>
          <table:table-cell table:style-name="ce10" table:formula="of:=VLOOKUP([.$D9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atient_Contact_introduction</text:p>
          </table:table-cell>
          <table:table-cell table:style-name="ce10"/>
          <table:table-cell table:style-name="ce6" table:formula="of:=[.C9]+1" office:value-type="float" office:value="8">
            <text:p>8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0];[$'Data_Classification for Summary'.$A$1:.$I$103];3;0)" office:value-type="float" office:value="1">
            <text:p>1</text:p>
          </table:table-cell>
          <table:table-cell table:style-name="ce10" table:formula="of:=VLOOKUP([.$D10];[$'Data_Classification for Summary'.$A$1:.$I$103];5;0)" office:value-type="float" office:value="1">
            <text:p>1</text:p>
          </table:table-cell>
          <table:table-cell table:style-name="ce10" table:formula="of:=VLOOKUP([.$D10];[$'Data_Classification for Summary'.$A$1:.$I$103];7;0)" office:value-type="float" office:value="0">
            <text:p/>
          </table:table-cell>
          <table:table-cell table:style-name="ce10" table:formula="of:=VLOOKUP([.$D10];[$'Data_Classification for Summary'.$A$1:.$I$103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atient_Email</text:p>
          </table:table-cell>
          <table:table-cell table:style-name="ce10" office:value-type="string">
            <text:p>Email</text:p>
          </table:table-cell>
          <table:table-cell table:style-name="ce6" table:formula="of:=[.C10]+1" office:value-type="float" office:value="9">
            <text:p>9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1];[$'Data_Classification for Summary'.$A$1:.$I$103];3;0)" office:value-type="float" office:value="1">
            <text:p>1</text:p>
          </table:table-cell>
          <table:table-cell table:style-name="ce10" table:formula="of:=VLOOKUP([.$D11];[$'Data_Classification for Summary'.$A$1:.$I$103];5;0)" office:value-type="float" office:value="1">
            <text:p>1</text:p>
          </table:table-cell>
          <table:table-cell table:style-name="ce10" table:formula="of:=VLOOKUP([.$D11];[$'Data_Classification for Summary'.$A$1:.$I$103];7;0)" office:value-type="float" office:value="0">
            <text:p/>
          </table:table-cell>
          <table:table-cell table:style-name="ce10" table:formula="of:=VLOOKUP([.$D11];[$'Data_Classification for Summary'.$A$1:.$I$103];9;0)" office:value-type="float" office:value="0">
            <text:p/>
          </table:table-cell>
          <table:table-cell table:style-name="ce10" office:value-type="float" office:value="44">
            <text:p>44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atient_Contact_Email_Consent</text:p>
          </table:table-cell>
          <table:table-cell table:style-name="ce10" office:value-type="string">
            <text:p>Consent to email contact</text:p>
          </table:table-cell>
          <table:table-cell table:style-name="ce6" table:formula="of:=[.C11]+1" office:value-type="float" office:value="10">
            <text:p>10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2];[$'Data_Classification for Summary'.$A$1:.$I$103];3;0)" office:value-type="float" office:value="1">
            <text:p>1</text:p>
          </table:table-cell>
          <table:table-cell table:style-name="ce10" table:formula="of:=VLOOKUP([.$D12];[$'Data_Classification for Summary'.$A$1:.$I$103];5;0)" office:value-type="float" office:value="1">
            <text:p>1</text:p>
          </table:table-cell>
          <table:table-cell table:style-name="ce10" table:formula="of:=VLOOKUP([.$D12];[$'Data_Classification for Summary'.$A$1:.$I$103];7;0)" office:value-type="float" office:value="0">
            <text:p/>
          </table:table-cell>
          <table:table-cell table:style-name="ce10" table:formula="of:=VLOOKUP([.$D12];[$'Data_Classification for Summary'.$A$1:.$I$103];9;0)" office:value-type="float" office:value="0">
            <text:p/>
          </table:table-cell>
          <table:table-cell table:style-name="ce10" office:value-type="float" office:value="45">
            <text:p>45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atient_Preferred_Telephone_Contact</text:p>
          </table:table-cell>
          <table:table-cell table:style-name="ce10" office:value-type="string">
            <text:p>Preferred Telephone Contact</text:p>
          </table:table-cell>
          <table:table-cell table:style-name="ce6" table:formula="of:=[.C12]+1" office:value-type="float" office:value="11">
            <text:p>11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3];[$'Data_Classification for Summary'.$A$1:.$I$103];3;0)" office:value-type="float" office:value="1">
            <text:p>1</text:p>
          </table:table-cell>
          <table:table-cell table:style-name="ce10" table:formula="of:=VLOOKUP([.$D13];[$'Data_Classification for Summary'.$A$1:.$I$103];5;0)" office:value-type="float" office:value="1">
            <text:p>1</text:p>
          </table:table-cell>
          <table:table-cell table:style-name="ce10" table:formula="of:=VLOOKUP([.$D13];[$'Data_Classification for Summary'.$A$1:.$I$103];7;0)" office:value-type="float" office:value="0">
            <text:p/>
          </table:table-cell>
          <table:table-cell table:style-name="ce10" table:formula="of:=VLOOKUP([.$D13];[$'Data_Classification for Summary'.$A$1:.$I$103];9;0)" office:value-type="float" office:value="0">
            <text:p/>
          </table:table-cell>
          <table:table-cell table:style-name="ce10" office:value-type="float" office:value="51">
            <text:p>51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atient_Home_Phone</text:p>
          </table:table-cell>
          <table:table-cell table:style-name="ce10" office:value-type="string">
            <text:p>Home Phone</text:p>
          </table:table-cell>
          <table:table-cell table:style-name="ce6" table:formula="of:=[.C13]+1" office:value-type="float" office:value="12">
            <text:p>12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4];[$'Data_Classification for Summary'.$A$1:.$I$103];3;0)" office:value-type="float" office:value="1">
            <text:p>1</text:p>
          </table:table-cell>
          <table:table-cell table:style-name="ce10" table:formula="of:=VLOOKUP([.$D14];[$'Data_Classification for Summary'.$A$1:.$I$103];5;0)" office:value-type="float" office:value="1">
            <text:p>1</text:p>
          </table:table-cell>
          <table:table-cell table:style-name="ce10" table:formula="of:=VLOOKUP([.$D14];[$'Data_Classification for Summary'.$A$1:.$I$103];7;0)" office:value-type="float" office:value="0">
            <text:p/>
          </table:table-cell>
          <table:table-cell table:style-name="ce10" table:formula="of:=VLOOKUP([.$D14];[$'Data_Classification for Summary'.$A$1:.$I$103];9;0)" office:value-type="float" office:value="0">
            <text:p/>
          </table:table-cell>
          <table:table-cell table:style-name="ce10" office:value-type="float" office:value="52">
            <text:p>52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atient_Mobile_Phone</text:p>
          </table:table-cell>
          <table:table-cell table:style-name="ce10" office:value-type="string">
            <text:p>Mobile Phone</text:p>
          </table:table-cell>
          <table:table-cell table:style-name="ce6" table:formula="of:=[.C14]+1" office:value-type="float" office:value="13">
            <text:p>13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5];[$'Data_Classification for Summary'.$A$1:.$I$103];3;0)" office:value-type="float" office:value="1">
            <text:p>1</text:p>
          </table:table-cell>
          <table:table-cell table:style-name="ce10" table:formula="of:=VLOOKUP([.$D15];[$'Data_Classification for Summary'.$A$1:.$I$103];5;0)" office:value-type="float" office:value="1">
            <text:p>1</text:p>
          </table:table-cell>
          <table:table-cell table:style-name="ce10" table:formula="of:=VLOOKUP([.$D15];[$'Data_Classification for Summary'.$A$1:.$I$103];7;0)" office:value-type="float" office:value="0">
            <text:p/>
          </table:table-cell>
          <table:table-cell table:style-name="ce10" table:formula="of:=VLOOKUP([.$D15];[$'Data_Classification for Summary'.$A$1:.$I$103];9;0)" office:value-type="float" office:value="0">
            <text:p/>
          </table:table-cell>
          <table:table-cell table:style-name="ce10" office:value-type="float" office:value="53">
            <text:p>53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atient_Work_Phone</text:p>
          </table:table-cell>
          <table:table-cell table:style-name="ce10" office:value-type="string">
            <text:p>Work Phone</text:p>
          </table:table-cell>
          <table:table-cell table:style-name="ce6" table:formula="of:=[.C15]+1" office:value-type="float" office:value="14">
            <text:p>14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6];[$'Data_Classification for Summary'.$A$1:.$I$103];3;0)" office:value-type="float" office:value="1">
            <text:p>1</text:p>
          </table:table-cell>
          <table:table-cell table:style-name="ce10" table:formula="of:=VLOOKUP([.$D16];[$'Data_Classification for Summary'.$A$1:.$I$103];5;0)" office:value-type="float" office:value="1">
            <text:p>1</text:p>
          </table:table-cell>
          <table:table-cell table:style-name="ce10" table:formula="of:=VLOOKUP([.$D16];[$'Data_Classification for Summary'.$A$1:.$I$103];7;0)" office:value-type="float" office:value="0">
            <text:p/>
          </table:table-cell>
          <table:table-cell table:style-name="ce10" table:formula="of:=VLOOKUP([.$D16];[$'Data_Classification for Summary'.$A$1:.$I$103];9;0)" office:value-type="float" office:value="0">
            <text:p/>
          </table:table-cell>
          <table:table-cell table:style-name="ce10" office:value-type="float" office:value="54">
            <text:p>54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atient_Postal_Address</text:p>
          </table:table-cell>
          <table:table-cell table:style-name="ce10" office:value-type="string">
            <text:p>Postal address</text:p>
          </table:table-cell>
          <table:table-cell table:style-name="ce6" table:formula="of:=[.C16]+1" office:value-type="float" office:value="15">
            <text:p>15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7];[$'Data_Classification for Summary'.$A$1:.$I$103];3;0)" office:value-type="float" office:value="1">
            <text:p>1</text:p>
          </table:table-cell>
          <table:table-cell table:style-name="ce10" table:formula="of:=VLOOKUP([.$D17];[$'Data_Classification for Summary'.$A$1:.$I$103];5;0)" office:value-type="float" office:value="1">
            <text:p>1</text:p>
          </table:table-cell>
          <table:table-cell table:style-name="ce10" table:formula="of:=VLOOKUP([.$D17];[$'Data_Classification for Summary'.$A$1:.$I$103];7;0)" office:value-type="float" office:value="0">
            <text:p/>
          </table:table-cell>
          <table:table-cell table:style-name="ce10" table:formula="of:=VLOOKUP([.$D17];[$'Data_Classification for Summary'.$A$1:.$I$103];9;0)" office:value-type="float" office:value="0">
            <text:p/>
          </table:table-cell>
          <table:table-cell table:style-name="ce10" office:value-type="float" office:value="60">
            <text:p>60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atient_Country</text:p>
          </table:table-cell>
          <table:table-cell table:style-name="ce10" office:value-type="string">
            <text:p>Country</text:p>
          </table:table-cell>
          <table:table-cell table:style-name="ce6" table:formula="of:=[.C17]+1" office:value-type="float" office:value="16">
            <text:p>16</text:p>
          </table:table-cell>
          <table:table-cell table:style-name="ce10" office:value-type="string">
            <text:p>Demographic details,Patient,,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61">
            <text:p>61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atient_Contact_Other</text:p>
          </table:table-cell>
          <table:table-cell table:style-name="ce10" office:value-type="string">
            <text:p>Other Contact Info</text:p>
          </table:table-cell>
          <table:table-cell table:style-name="ce6" table:formula="of:=[.C18]+1" office:value-type="float" office:value="17">
            <text:p>17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9];[$'Data_Classification for Summary'.$A$1:.$I$103];3;0)" office:value-type="float" office:value="1">
            <text:p>1</text:p>
          </table:table-cell>
          <table:table-cell table:style-name="ce10" table:formula="of:=VLOOKUP([.$D19];[$'Data_Classification for Summary'.$A$1:.$I$103];5;0)" office:value-type="float" office:value="1">
            <text:p>1</text:p>
          </table:table-cell>
          <table:table-cell table:style-name="ce10" table:formula="of:=VLOOKUP([.$D19];[$'Data_Classification for Summary'.$A$1:.$I$103];7;0)" office:value-type="float" office:value="0">
            <text:p/>
          </table:table-cell>
          <table:table-cell table:style-name="ce10" table:formula="of:=VLOOKUP([.$D19];[$'Data_Classification for Summary'.$A$1:.$I$103];9;0)" office:value-type="float" office:value="0">
            <text:p/>
          </table:table-cell>
          <table:table-cell table:style-name="ce10" office:value-type="float" office:value="70">
            <text:p>7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Patient_Preferred_Contact</text:p>
          </table:table-cell>
          <table:table-cell table:style-name="ce10" office:value-type="string">
            <text:p>Preferred Contact</text:p>
          </table:table-cell>
          <table:table-cell table:style-name="ce6" table:formula="of:=[.C19]+1" office:value-type="float" office:value="18">
            <text:p>18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20];[$'Data_Classification for Summary'.$A$1:.$I$103];3;0)" office:value-type="float" office:value="1">
            <text:p>1</text:p>
          </table:table-cell>
          <table:table-cell table:style-name="ce10" table:formula="of:=VLOOKUP([.$D20];[$'Data_Classification for Summary'.$A$1:.$I$103];5;0)" office:value-type="float" office:value="1">
            <text:p>1</text:p>
          </table:table-cell>
          <table:table-cell table:style-name="ce10" table:formula="of:=VLOOKUP([.$D20];[$'Data_Classification for Summary'.$A$1:.$I$103];7;0)" office:value-type="float" office:value="0">
            <text:p/>
          </table:table-cell>
          <table:table-cell table:style-name="ce10" table:formula="of:=VLOOKUP([.$D20];[$'Data_Classification for Summary'.$A$1:.$I$103];9;0)" office:value-type="float" office:value="0">
            <text:p/>
          </table:table-cell>
          <table:table-cell table:style-name="ce10" office:value-type="float" office:value="90">
            <text:p>9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Medicare_Card_Number</text:p>
          </table:table-cell>
          <table:table-cell table:style-name="ce10" office:value-type="string">
            <text:p>Medicare number</text:p>
          </table:table-cell>
          <table:table-cell table:style-name="ce6" table:formula="of:=[.C20]+1" office:value-type="float" office:value="19">
            <text:p>19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21];[$'Data_Classification for Summary'.$A$1:.$I$103];3;0)" office:value-type="float" office:value="1">
            <text:p>1</text:p>
          </table:table-cell>
          <table:table-cell table:style-name="ce10" table:formula="of:=VLOOKUP([.$D21];[$'Data_Classification for Summary'.$A$1:.$I$103];5;0)" office:value-type="float" office:value="1">
            <text:p>1</text:p>
          </table:table-cell>
          <table:table-cell table:style-name="ce10" table:formula="of:=VLOOKUP([.$D21];[$'Data_Classification for Summary'.$A$1:.$I$103];7;0)" office:value-type="float" office:value="0">
            <text:p/>
          </table:table-cell>
          <table:table-cell table:style-name="ce10" table:formula="of:=VLOOKUP([.$D21];[$'Data_Classification for Summary'.$A$1:.$I$103];9;0)" office:value-type="float" office:value="0">
            <text:p/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Medicare_Card_Number_Identifier</text:p>
          </table:table-cell>
          <table:table-cell table:style-name="ce10" office:value-type="string">
            <text:p>Medicare patient number</text:p>
          </table:table-cell>
          <table:table-cell table:style-name="ce6" table:formula="of:=[.C21]+1" office:value-type="float" office:value="20">
            <text:p>20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22];[$'Data_Classification for Summary'.$A$1:.$I$103];3;0)" office:value-type="float" office:value="1">
            <text:p>1</text:p>
          </table:table-cell>
          <table:table-cell table:style-name="ce10" table:formula="of:=VLOOKUP([.$D22];[$'Data_Classification for Summary'.$A$1:.$I$103];5;0)" office:value-type="float" office:value="1">
            <text:p>1</text:p>
          </table:table-cell>
          <table:table-cell table:style-name="ce10" table:formula="of:=VLOOKUP([.$D22];[$'Data_Classification for Summary'.$A$1:.$I$103];7;0)" office:value-type="float" office:value="0">
            <text:p/>
          </table:table-cell>
          <table:table-cell table:style-name="ce10" table:formula="of:=VLOOKUP([.$D22];[$'Data_Classification for Summary'.$A$1:.$I$103];9;0)" office:value-type="float" office:value="0">
            <text:p/>
          </table:table-cell>
          <table:table-cell table:style-name="ce10" office:value-type="float" office:value="101">
            <text:p>101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Individual_Healthcare_Identifier</text:p>
          </table:table-cell>
          <table:table-cell table:style-name="ce10" office:value-type="string">
            <text:p>IHI</text:p>
          </table:table-cell>
          <table:table-cell table:style-name="ce6" table:formula="of:=[.C22]+1" office:value-type="float" office:value="21">
            <text:p>21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23];[$'Data_Classification for Summary'.$A$1:.$I$103];3;0)" office:value-type="float" office:value="1">
            <text:p>1</text:p>
          </table:table-cell>
          <table:table-cell table:style-name="ce10" table:formula="of:=VLOOKUP([.$D23];[$'Data_Classification for Summary'.$A$1:.$I$103];5;0)" office:value-type="float" office:value="1">
            <text:p>1</text:p>
          </table:table-cell>
          <table:table-cell table:style-name="ce10" table:formula="of:=VLOOKUP([.$D23];[$'Data_Classification for Summary'.$A$1:.$I$103];7;0)" office:value-type="float" office:value="0">
            <text:p/>
          </table:table-cell>
          <table:table-cell table:style-name="ce10" table:formula="of:=VLOOKUP([.$D23];[$'Data_Classification for Summary'.$A$1:.$I$103];9;0)" office:value-type="float" office:value="0">
            <text:p/>
          </table:table-cell>
          <table:table-cell table:style-name="ce10" office:value-type="float" office:value="110">
            <text:p>11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Social_Security_Number</text:p>
          </table:table-cell>
          <table:table-cell table:style-name="ce10" office:value-type="string">
            <text:p>Social security number</text:p>
          </table:table-cell>
          <table:table-cell table:style-name="ce6" table:formula="of:=[.C23]+1" office:value-type="float" office:value="22">
            <text:p>22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24];[$'Data_Classification for Summary'.$A$1:.$I$103];3;0)" office:value-type="float" office:value="1">
            <text:p>1</text:p>
          </table:table-cell>
          <table:table-cell table:style-name="ce10" table:formula="of:=VLOOKUP([.$D24];[$'Data_Classification for Summary'.$A$1:.$I$103];5;0)" office:value-type="float" office:value="1">
            <text:p>1</text:p>
          </table:table-cell>
          <table:table-cell table:style-name="ce10" table:formula="of:=VLOOKUP([.$D24];[$'Data_Classification for Summary'.$A$1:.$I$103];7;0)" office:value-type="float" office:value="0">
            <text:p/>
          </table:table-cell>
          <table:table-cell table:style-name="ce10" table:formula="of:=VLOOKUP([.$D24];[$'Data_Classification for Summary'.$A$1:.$I$103];9;0)" office:value-type="float" office:value="0">
            <text:p/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NHS_Number</text:p>
          </table:table-cell>
          <table:table-cell table:style-name="ce10" office:value-type="string">
            <text:p>NHS number</text:p>
          </table:table-cell>
          <table:table-cell table:style-name="ce6" table:formula="of:=[.C24]+1" office:value-type="float" office:value="23">
            <text:p>23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25];[$'Data_Classification for Summary'.$A$1:.$I$103];3;0)" office:value-type="float" office:value="1">
            <text:p>1</text:p>
          </table:table-cell>
          <table:table-cell table:style-name="ce10" table:formula="of:=VLOOKUP([.$D25];[$'Data_Classification for Summary'.$A$1:.$I$103];5;0)" office:value-type="float" office:value="1">
            <text:p>1</text:p>
          </table:table-cell>
          <table:table-cell table:style-name="ce10" table:formula="of:=VLOOKUP([.$D25];[$'Data_Classification for Summary'.$A$1:.$I$103];7;0)" office:value-type="float" office:value="0">
            <text:p/>
          </table:table-cell>
          <table:table-cell table:style-name="ce10" table:formula="of:=VLOOKUP([.$D25];[$'Data_Classification for Summary'.$A$1:.$I$103];9;0)" office:value-type="float" office:value="0">
            <text:p/>
          </table:table-cell>
          <table:table-cell table:style-name="ce10" office:value-type="float" office:value="130">
            <text:p>13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15" office:value-type="string">
            <text:p>SMS_message_OK</text:p>
          </table:table-cell>
          <table:table-cell table:style-name="ce10" office:value-type="string">
            <text:p>SMS message OK</text:p>
          </table:table-cell>
          <table:table-cell table:style-name="ce6" table:formula="of:=[.C25]+1" office:value-type="float" office:value="24">
            <text:p>24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26];[$'Data_Classification for Summary'.$A$1:.$I$103];3;0)" office:value-type="float" office:value="1">
            <text:p>1</text:p>
          </table:table-cell>
          <table:table-cell table:style-name="ce10" table:formula="of:=VLOOKUP([.$D26];[$'Data_Classification for Summary'.$A$1:.$I$103];5;0)" office:value-type="float" office:value="1">
            <text:p>1</text:p>
          </table:table-cell>
          <table:table-cell table:style-name="ce10" table:formula="of:=VLOOKUP([.$D26];[$'Data_Classification for Summary'.$A$1:.$I$103];7;0)" office:value-type="float" office:value="0">
            <text:p/>
          </table:table-cell>
          <table:table-cell table:style-name="ce10" table:formula="of:=VLOOKUP([.$D26];[$'Data_Classification for Summary'.$A$1:.$I$103];9;0)" office:value-type="float" office:value="0">
            <text:p/>
          </table:table-cell>
          <table:table-cell table:style-name="ce10" office:value-type="float" office:value="131">
            <text:p>131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15" office:value-type="string">
            <text:p>NOK_Name</text:p>
          </table:table-cell>
          <table:table-cell table:style-name="ce91" office:value-type="string">
            <text:p>Next of kin Name</text:p>
          </table:table-cell>
          <table:table-cell table:style-name="ce6" table:formula="of:=[.C26]+1" office:value-type="float" office:value="25">
            <text:p>25</text:p>
          </table:table-cell>
          <table:table-cell table:style-name="ce10" office:value-type="string">
            <text:p>Demographic details,Next_of_kin,,</text:p>
          </table:table-cell>
          <table:table-cell table:style-name="ce10" table:formula="of:=VLOOKUP([.$D27];[$'Data_Classification for Summary'.$A$1:.$I$103];3;0)" office:value-type="float" office:value="1">
            <text:p>1</text:p>
          </table:table-cell>
          <table:table-cell table:style-name="ce10" table:formula="of:=VLOOKUP([.$D27];[$'Data_Classification for Summary'.$A$1:.$I$103];5;0)" office:value-type="float" office:value="2">
            <text:p>2</text:p>
          </table:table-cell>
          <table:table-cell table:style-name="ce10" table:formula="of:=VLOOKUP([.$D27];[$'Data_Classification for Summary'.$A$1:.$I$103];7;0)" office:value-type="float" office:value="0">
            <text:p/>
          </table:table-cell>
          <table:table-cell table:style-name="ce10" table:formula="of:=VLOOKUP([.$D27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15" office:value-type="string">
            <text:p>NOK_Contact_equals_Patient_Contact</text:p>
          </table:table-cell>
          <table:table-cell table:style-name="ce91" office:value-type="string">
            <text:p>NOK contact same</text:p>
          </table:table-cell>
          <table:table-cell table:style-name="ce6" table:formula="of:=[.C27]+1" office:value-type="float" office:value="26">
            <text:p>26</text:p>
          </table:table-cell>
          <table:table-cell table:style-name="ce10" office:value-type="string">
            <text:p>Demographic details,Next_of_kin,,</text:p>
          </table:table-cell>
          <table:table-cell table:style-name="ce10" table:formula="of:=VLOOKUP([.$D28];[$'Data_Classification for Summary'.$A$1:.$I$103];3;0)" office:value-type="float" office:value="1">
            <text:p>1</text:p>
          </table:table-cell>
          <table:table-cell table:style-name="ce10" table:formula="of:=VLOOKUP([.$D28];[$'Data_Classification for Summary'.$A$1:.$I$103];5;0)" office:value-type="float" office:value="2">
            <text:p>2</text:p>
          </table:table-cell>
          <table:table-cell table:style-name="ce10" table:formula="of:=VLOOKUP([.$D28];[$'Data_Classification for Summary'.$A$1:.$I$103];7;0)" office:value-type="float" office:value="0">
            <text:p/>
          </table:table-cell>
          <table:table-cell table:style-name="ce10" table:formula="of:=VLOOKUP([.$D28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15" office:value-type="string">
            <text:p>NOK_Home_Phone</text:p>
          </table:table-cell>
          <table:table-cell table:style-name="ce91" office:value-type="string">
            <text:p>NOK Home Phone</text:p>
          </table:table-cell>
          <table:table-cell table:style-name="ce6" table:formula="of:=[.C28]+1" office:value-type="float" office:value="27">
            <text:p>27</text:p>
          </table:table-cell>
          <table:table-cell table:style-name="ce10" office:value-type="string">
            <text:p>Demographic details,Next_of_kin,,</text:p>
          </table:table-cell>
          <table:table-cell table:style-name="ce10" table:formula="of:=VLOOKUP([.$D29];[$'Data_Classification for Summary'.$A$1:.$I$103];3;0)" office:value-type="float" office:value="1">
            <text:p>1</text:p>
          </table:table-cell>
          <table:table-cell table:style-name="ce10" table:formula="of:=VLOOKUP([.$D29];[$'Data_Classification for Summary'.$A$1:.$I$103];5;0)" office:value-type="float" office:value="2">
            <text:p>2</text:p>
          </table:table-cell>
          <table:table-cell table:style-name="ce10" table:formula="of:=VLOOKUP([.$D29];[$'Data_Classification for Summary'.$A$1:.$I$103];7;0)" office:value-type="float" office:value="0">
            <text:p/>
          </table:table-cell>
          <table:table-cell table:style-name="ce10" table:formula="of:=VLOOKUP([.$D29];[$'Data_Classification for Summary'.$A$1:.$I$103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15" office:value-type="string">
            <text:p>NOK_Mobile_Phone</text:p>
          </table:table-cell>
          <table:table-cell table:style-name="ce91" office:value-type="string">
            <text:p>NOK Mobile Phone</text:p>
          </table:table-cell>
          <table:table-cell table:style-name="ce6" table:formula="of:=[.C29]+1" office:value-type="float" office:value="28">
            <text:p>28</text:p>
          </table:table-cell>
          <table:table-cell table:style-name="ce10" office:value-type="string">
            <text:p>Demographic details,Next_of_kin,,</text:p>
          </table:table-cell>
          <table:table-cell table:style-name="ce10" table:formula="of:=VLOOKUP([.$D30];[$'Data_Classification for Summary'.$A$1:.$I$103];3;0)" office:value-type="float" office:value="1">
            <text:p>1</text:p>
          </table:table-cell>
          <table:table-cell table:style-name="ce10" table:formula="of:=VLOOKUP([.$D30];[$'Data_Classification for Summary'.$A$1:.$I$103];5;0)" office:value-type="float" office:value="2">
            <text:p>2</text:p>
          </table:table-cell>
          <table:table-cell table:style-name="ce10" table:formula="of:=VLOOKUP([.$D30];[$'Data_Classification for Summary'.$A$1:.$I$103];7;0)" office:value-type="float" office:value="0">
            <text:p/>
          </table:table-cell>
          <table:table-cell table:style-name="ce10" table:formula="of:=VLOOKUP([.$D30];[$'Data_Classification for Summary'.$A$1:.$I$103];9;0)" office:value-type="float" office:value="0">
            <text:p/>
          </table:table-cell>
          <table:table-cell table:style-name="ce10" office:value-type="float" office:value="41">
            <text:p>41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15" office:value-type="string">
            <text:p>NOK_Work_Phone</text:p>
          </table:table-cell>
          <table:table-cell table:style-name="ce91" office:value-type="string">
            <text:p>NOK Work Phone</text:p>
          </table:table-cell>
          <table:table-cell table:style-name="ce6" table:formula="of:=[.C30]+1" office:value-type="float" office:value="29">
            <text:p>29</text:p>
          </table:table-cell>
          <table:table-cell table:style-name="ce10" office:value-type="string">
            <text:p>Demographic details,Next_of_kin,,</text:p>
          </table:table-cell>
          <table:table-cell table:style-name="ce10" table:formula="of:=VLOOKUP([.$D31];[$'Data_Classification for Summary'.$A$1:.$I$103];3;0)" office:value-type="float" office:value="1">
            <text:p>1</text:p>
          </table:table-cell>
          <table:table-cell table:style-name="ce10" table:formula="of:=VLOOKUP([.$D31];[$'Data_Classification for Summary'.$A$1:.$I$103];5;0)" office:value-type="float" office:value="2">
            <text:p>2</text:p>
          </table:table-cell>
          <table:table-cell table:style-name="ce10" table:formula="of:=VLOOKUP([.$D31];[$'Data_Classification for Summary'.$A$1:.$I$103];7;0)" office:value-type="float" office:value="0">
            <text:p/>
          </table:table-cell>
          <table:table-cell table:style-name="ce10" table:formula="of:=VLOOKUP([.$D31];[$'Data_Classification for Summary'.$A$1:.$I$103];9;0)" office:value-type="float" office:value="0">
            <text:p/>
          </table:table-cell>
          <table:table-cell table:style-name="ce10" office:value-type="float" office:value="42">
            <text:p>42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15" office:value-type="string">
            <text:p>NOK_Email</text:p>
          </table:table-cell>
          <table:table-cell table:style-name="ce91" office:value-type="string">
            <text:p>NOK Email</text:p>
          </table:table-cell>
          <table:table-cell table:style-name="ce6" table:formula="of:=[.C31]+1" office:value-type="float" office:value="30">
            <text:p>30</text:p>
          </table:table-cell>
          <table:table-cell table:style-name="ce10" office:value-type="string">
            <text:p>Demographic details,Next_of_kin,,</text:p>
          </table:table-cell>
          <table:table-cell table:style-name="ce10" table:formula="of:=VLOOKUP([.$D32];[$'Data_Classification for Summary'.$A$1:.$I$103];3;0)" office:value-type="float" office:value="1">
            <text:p>1</text:p>
          </table:table-cell>
          <table:table-cell table:style-name="ce10" table:formula="of:=VLOOKUP([.$D32];[$'Data_Classification for Summary'.$A$1:.$I$103];5;0)" office:value-type="float" office:value="2">
            <text:p>2</text:p>
          </table:table-cell>
          <table:table-cell table:style-name="ce10" table:formula="of:=VLOOKUP([.$D32];[$'Data_Classification for Summary'.$A$1:.$I$103];7;0)" office:value-type="float" office:value="0">
            <text:p/>
          </table:table-cell>
          <table:table-cell table:style-name="ce10" table:formula="of:=VLOOKUP([.$D32];[$'Data_Classification for Summary'.$A$1:.$I$103];9;0)" office:value-type="float" office:value="0">
            <text:p/>
          </table:table-cell>
          <table:table-cell table:style-name="ce10" office:value-type="float" office:value="44">
            <text:p>44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15" office:value-type="string">
            <text:p>NOK_Address</text:p>
          </table:table-cell>
          <table:table-cell table:style-name="ce91" office:value-type="string">
            <text:p>NOK Address</text:p>
          </table:table-cell>
          <table:table-cell table:style-name="ce6" table:formula="of:=[.C32]+1" office:value-type="float" office:value="31">
            <text:p>31</text:p>
          </table:table-cell>
          <table:table-cell table:style-name="ce10" office:value-type="string">
            <text:p>Demographic details,Next_of_kin,,</text:p>
          </table:table-cell>
          <table:table-cell table:style-name="ce10" table:formula="of:=VLOOKUP([.$D33];[$'Data_Classification for Summary'.$A$1:.$I$103];3;0)" office:value-type="float" office:value="1">
            <text:p>1</text:p>
          </table:table-cell>
          <table:table-cell table:style-name="ce10" table:formula="of:=VLOOKUP([.$D33];[$'Data_Classification for Summary'.$A$1:.$I$103];5;0)" office:value-type="float" office:value="2">
            <text:p>2</text:p>
          </table:table-cell>
          <table:table-cell table:style-name="ce10" table:formula="of:=VLOOKUP([.$D33];[$'Data_Classification for Summary'.$A$1:.$I$103];7;0)" office:value-type="float" office:value="0">
            <text:p/>
          </table:table-cell>
          <table:table-cell table:style-name="ce10" table:formula="of:=VLOOKUP([.$D33];[$'Data_Classification for Summary'.$A$1:.$I$103];9;0)" office:value-type="float" office:value="0">
            <text:p/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15" office:value-type="string">
            <text:p>NOK_Preferred_Contact</text:p>
          </table:table-cell>
          <table:table-cell table:style-name="ce91" office:value-type="string">
            <text:p>NOK Preferred Contact</text:p>
          </table:table-cell>
          <table:table-cell table:style-name="ce6" table:formula="of:=[.C33]+1" office:value-type="float" office:value="32">
            <text:p>32</text:p>
          </table:table-cell>
          <table:table-cell table:style-name="ce10" office:value-type="string">
            <text:p>Demographic details,Next_of_kin,,</text:p>
          </table:table-cell>
          <table:table-cell table:style-name="ce10" table:formula="of:=VLOOKUP([.$D34];[$'Data_Classification for Summary'.$A$1:.$I$103];3;0)" office:value-type="float" office:value="1">
            <text:p>1</text:p>
          </table:table-cell>
          <table:table-cell table:style-name="ce10" table:formula="of:=VLOOKUP([.$D34];[$'Data_Classification for Summary'.$A$1:.$I$103];5;0)" office:value-type="float" office:value="2">
            <text:p>2</text:p>
          </table:table-cell>
          <table:table-cell table:style-name="ce10" table:formula="of:=VLOOKUP([.$D34];[$'Data_Classification for Summary'.$A$1:.$I$103];7;0)" office:value-type="float" office:value="0">
            <text:p/>
          </table:table-cell>
          <table:table-cell table:style-name="ce10" table:formula="of:=VLOOKUP([.$D34];[$'Data_Classification for Summary'.$A$1:.$I$103];9;0)" office:value-type="float" office:value="0">
            <text:p/>
          </table:table-cell>
          <table:table-cell table:style-name="ce10" office:value-type="float" office:value="70">
            <text:p>7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Parent_Name</text:p>
          </table:table-cell>
          <table:table-cell table:style-name="ce10" office:value-type="string">
            <text:p>Parent name</text:p>
          </table:table-cell>
          <table:table-cell table:style-name="ce6" table:formula="of:=[.C34]+1" office:value-type="float" office:value="33">
            <text:p>33</text:p>
          </table:table-cell>
          <table:table-cell table:style-name="ce10" office:value-type="string">
            <text:p>Demographic details,Parent,,</text:p>
          </table:table-cell>
          <table:table-cell table:style-name="ce10" table:formula="of:=VLOOKUP([.$D35];[$'Data_Classification for Summary'.$A$1:.$I$103];3;0)" office:value-type="float" office:value="1">
            <text:p>1</text:p>
          </table:table-cell>
          <table:table-cell table:style-name="ce10" table:formula="of:=VLOOKUP([.$D35];[$'Data_Classification for Summary'.$A$1:.$I$103];5;0)" office:value-type="float" office:value="3">
            <text:p>3</text:p>
          </table:table-cell>
          <table:table-cell table:style-name="ce10" table:formula="of:=VLOOKUP([.$D35];[$'Data_Classification for Summary'.$A$1:.$I$103];7;0)" office:value-type="float" office:value="0">
            <text:p/>
          </table:table-cell>
          <table:table-cell table:style-name="ce10" table:formula="of:=VLOOKUP([.$D35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Parent_Contact_equals_Patient_Contact</text:p>
          </table:table-cell>
          <table:table-cell table:style-name="ce10" office:value-type="string">
            <text:p>Parent contact same</text:p>
          </table:table-cell>
          <table:table-cell table:style-name="ce6" table:formula="of:=[.C35]+1" office:value-type="float" office:value="34">
            <text:p>34</text:p>
          </table:table-cell>
          <table:table-cell table:style-name="ce10" office:value-type="string">
            <text:p>Demographic details,Parent,,</text:p>
          </table:table-cell>
          <table:table-cell table:style-name="ce10" table:formula="of:=VLOOKUP([.$D36];[$'Data_Classification for Summary'.$A$1:.$I$103];3;0)" office:value-type="float" office:value="1">
            <text:p>1</text:p>
          </table:table-cell>
          <table:table-cell table:style-name="ce10" table:formula="of:=VLOOKUP([.$D36];[$'Data_Classification for Summary'.$A$1:.$I$103];5;0)" office:value-type="float" office:value="3">
            <text:p>3</text:p>
          </table:table-cell>
          <table:table-cell table:style-name="ce10" table:formula="of:=VLOOKUP([.$D36];[$'Data_Classification for Summary'.$A$1:.$I$103];7;0)" office:value-type="float" office:value="0">
            <text:p/>
          </table:table-cell>
          <table:table-cell table:style-name="ce10" table:formula="of:=VLOOKUP([.$D36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Parent_Home_Phone</text:p>
          </table:table-cell>
          <table:table-cell table:style-name="ce10" office:value-type="string">
            <text:p>Home Phone</text:p>
          </table:table-cell>
          <table:table-cell table:style-name="ce6" table:formula="of:=[.C36]+1" office:value-type="float" office:value="35">
            <text:p>35</text:p>
          </table:table-cell>
          <table:table-cell table:style-name="ce10" office:value-type="string">
            <text:p>Demographic details,Parent,,</text:p>
          </table:table-cell>
          <table:table-cell table:style-name="ce10" table:formula="of:=VLOOKUP([.$D37];[$'Data_Classification for Summary'.$A$1:.$I$103];3;0)" office:value-type="float" office:value="1">
            <text:p>1</text:p>
          </table:table-cell>
          <table:table-cell table:style-name="ce10" table:formula="of:=VLOOKUP([.$D37];[$'Data_Classification for Summary'.$A$1:.$I$103];5;0)" office:value-type="float" office:value="3">
            <text:p>3</text:p>
          </table:table-cell>
          <table:table-cell table:style-name="ce10" table:formula="of:=VLOOKUP([.$D37];[$'Data_Classification for Summary'.$A$1:.$I$103];7;0)" office:value-type="float" office:value="0">
            <text:p/>
          </table:table-cell>
          <table:table-cell table:style-name="ce10" table:formula="of:=VLOOKUP([.$D37];[$'Data_Classification for Summary'.$A$1:.$I$103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Parent_Mobile_Phone</text:p>
          </table:table-cell>
          <table:table-cell table:style-name="ce10" office:value-type="string">
            <text:p>Mobile Phone</text:p>
          </table:table-cell>
          <table:table-cell table:style-name="ce6" table:formula="of:=[.C37]+1" office:value-type="float" office:value="36">
            <text:p>36</text:p>
          </table:table-cell>
          <table:table-cell table:style-name="ce10" office:value-type="string">
            <text:p>Demographic details,Parent,,</text:p>
          </table:table-cell>
          <table:table-cell table:style-name="ce10" table:formula="of:=VLOOKUP([.$D38];[$'Data_Classification for Summary'.$A$1:.$I$103];3;0)" office:value-type="float" office:value="1">
            <text:p>1</text:p>
          </table:table-cell>
          <table:table-cell table:style-name="ce10" table:formula="of:=VLOOKUP([.$D38];[$'Data_Classification for Summary'.$A$1:.$I$103];5;0)" office:value-type="float" office:value="3">
            <text:p>3</text:p>
          </table:table-cell>
          <table:table-cell table:style-name="ce10" table:formula="of:=VLOOKUP([.$D38];[$'Data_Classification for Summary'.$A$1:.$I$103];7;0)" office:value-type="float" office:value="0">
            <text:p/>
          </table:table-cell>
          <table:table-cell table:style-name="ce10" table:formula="of:=VLOOKUP([.$D38];[$'Data_Classification for Summary'.$A$1:.$I$103];9;0)" office:value-type="float" office:value="0">
            <text:p/>
          </table:table-cell>
          <table:table-cell table:style-name="ce10" office:value-type="float" office:value="41">
            <text:p>41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Parent_Work_Phone</text:p>
          </table:table-cell>
          <table:table-cell table:style-name="ce10" office:value-type="string">
            <text:p>Work Phone</text:p>
          </table:table-cell>
          <table:table-cell table:style-name="ce6" table:formula="of:=[.C38]+1" office:value-type="float" office:value="37">
            <text:p>37</text:p>
          </table:table-cell>
          <table:table-cell table:style-name="ce10" office:value-type="string">
            <text:p>Demographic details,Parent,,</text:p>
          </table:table-cell>
          <table:table-cell table:style-name="ce10" table:formula="of:=VLOOKUP([.$D39];[$'Data_Classification for Summary'.$A$1:.$I$103];3;0)" office:value-type="float" office:value="1">
            <text:p>1</text:p>
          </table:table-cell>
          <table:table-cell table:style-name="ce10" table:formula="of:=VLOOKUP([.$D39];[$'Data_Classification for Summary'.$A$1:.$I$103];5;0)" office:value-type="float" office:value="3">
            <text:p>3</text:p>
          </table:table-cell>
          <table:table-cell table:style-name="ce10" table:formula="of:=VLOOKUP([.$D39];[$'Data_Classification for Summary'.$A$1:.$I$103];7;0)" office:value-type="float" office:value="0">
            <text:p/>
          </table:table-cell>
          <table:table-cell table:style-name="ce10" table:formula="of:=VLOOKUP([.$D39];[$'Data_Classification for Summary'.$A$1:.$I$103];9;0)" office:value-type="float" office:value="0">
            <text:p/>
          </table:table-cell>
          <table:table-cell table:style-name="ce10" office:value-type="float" office:value="42">
            <text:p>42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Parent_Email</text:p>
          </table:table-cell>
          <table:table-cell table:style-name="ce10" office:value-type="string">
            <text:p>Email</text:p>
          </table:table-cell>
          <table:table-cell table:style-name="ce6" table:formula="of:=[.C39]+1" office:value-type="float" office:value="38">
            <text:p>38</text:p>
          </table:table-cell>
          <table:table-cell table:style-name="ce10" office:value-type="string">
            <text:p>Demographic details,Parent,,</text:p>
          </table:table-cell>
          <table:table-cell table:style-name="ce10" table:formula="of:=VLOOKUP([.$D40];[$'Data_Classification for Summary'.$A$1:.$I$103];3;0)" office:value-type="float" office:value="1">
            <text:p>1</text:p>
          </table:table-cell>
          <table:table-cell table:style-name="ce10" table:formula="of:=VLOOKUP([.$D40];[$'Data_Classification for Summary'.$A$1:.$I$103];5;0)" office:value-type="float" office:value="3">
            <text:p>3</text:p>
          </table:table-cell>
          <table:table-cell table:style-name="ce10" table:formula="of:=VLOOKUP([.$D40];[$'Data_Classification for Summary'.$A$1:.$I$103];7;0)" office:value-type="float" office:value="0">
            <text:p/>
          </table:table-cell>
          <table:table-cell table:style-name="ce10" table:formula="of:=VLOOKUP([.$D40];[$'Data_Classification for Summary'.$A$1:.$I$103];9;0)" office:value-type="float" office:value="0">
            <text:p/>
          </table:table-cell>
          <table:table-cell table:style-name="ce10" office:value-type="float" office:value="44">
            <text:p>44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Parent_Address</text:p>
          </table:table-cell>
          <table:table-cell table:style-name="ce10" office:value-type="string">
            <text:p>Parent Address</text:p>
          </table:table-cell>
          <table:table-cell table:style-name="ce6" table:formula="of:=[.C40]+1" office:value-type="float" office:value="39">
            <text:p>39</text:p>
          </table:table-cell>
          <table:table-cell table:style-name="ce10" office:value-type="string">
            <text:p>Demographic details,Parent,,</text:p>
          </table:table-cell>
          <table:table-cell table:style-name="ce10" table:formula="of:=VLOOKUP([.$D41];[$'Data_Classification for Summary'.$A$1:.$I$103];3;0)" office:value-type="float" office:value="1">
            <text:p>1</text:p>
          </table:table-cell>
          <table:table-cell table:style-name="ce10" table:formula="of:=VLOOKUP([.$D41];[$'Data_Classification for Summary'.$A$1:.$I$103];5;0)" office:value-type="float" office:value="3">
            <text:p>3</text:p>
          </table:table-cell>
          <table:table-cell table:style-name="ce10" table:formula="of:=VLOOKUP([.$D41];[$'Data_Classification for Summary'.$A$1:.$I$103];7;0)" office:value-type="float" office:value="0">
            <text:p/>
          </table:table-cell>
          <table:table-cell table:style-name="ce10" table:formula="of:=VLOOKUP([.$D41];[$'Data_Classification for Summary'.$A$1:.$I$103];9;0)" office:value-type="float" office:value="0">
            <text:p/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Parent_Preferred_Contact</text:p>
          </table:table-cell>
          <table:table-cell table:style-name="ce10" office:value-type="string">
            <text:p>Preferred Contact</text:p>
          </table:table-cell>
          <table:table-cell table:formula="of:=[.C41]+1" office:value-type="float" office:value="40">
            <text:p>40</text:p>
          </table:table-cell>
          <table:table-cell table:style-name="ce10" office:value-type="string">
            <text:p>Demographic details,Parent,,</text:p>
          </table:table-cell>
          <table:table-cell table:style-name="ce10" table:formula="of:=VLOOKUP([.$D42];[$'Data_Classification for Summary'.$A$1:.$I$103];3;0)" office:value-type="float" office:value="1">
            <text:p>1</text:p>
          </table:table-cell>
          <table:table-cell table:style-name="ce10" table:formula="of:=VLOOKUP([.$D42];[$'Data_Classification for Summary'.$A$1:.$I$103];5;0)" office:value-type="float" office:value="3">
            <text:p>3</text:p>
          </table:table-cell>
          <table:table-cell table:style-name="ce10" table:formula="of:=VLOOKUP([.$D42];[$'Data_Classification for Summary'.$A$1:.$I$103];7;0)" office:value-type="float" office:value="0">
            <text:p/>
          </table:table-cell>
          <table:table-cell table:style-name="ce10" table:formula="of:=VLOOKUP([.$D42];[$'Data_Classification for Summary'.$A$1:.$I$103];9;0)" office:value-type="float" office:value="0">
            <text:p/>
          </table:table-cell>
          <table:table-cell table:style-name="ce10" office:value-type="float" office:value="70">
            <text:p>7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Guardian</text:p>
          </table:table-cell>
          <table:table-cell table:style-name="ce10" office:value-type="string">
            <text:p>Guardian</text:p>
          </table:table-cell>
          <table:table-cell table:style-name="ce6" table:formula="of:=[.C42]+1" office:value-type="float" office:value="41">
            <text:p>41</text:p>
          </table:table-cell>
          <table:table-cell table:style-name="ce10" office:value-type="string">
            <text:p>Demographic details,Guardian,,</text:p>
          </table:table-cell>
          <table:table-cell table:style-name="ce10" table:formula="of:=VLOOKUP([.$D43];[$'Data_Classification for Summary'.$A$1:.$I$103];3;0)" office:value-type="float" office:value="1">
            <text:p>1</text:p>
          </table:table-cell>
          <table:table-cell table:style-name="ce10" table:formula="of:=VLOOKUP([.$D43];[$'Data_Classification for Summary'.$A$1:.$I$103];5;0)" office:value-type="float" office:value="4">
            <text:p>4</text:p>
          </table:table-cell>
          <table:table-cell table:style-name="ce10" table:formula="of:=VLOOKUP([.$D43];[$'Data_Classification for Summary'.$A$1:.$I$103];7;0)" office:value-type="float" office:value="0">
            <text:p/>
          </table:table-cell>
          <table:table-cell table:style-name="ce10" table:formula="of:=VLOOKUP([.$D43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Guardian_Name</text:p>
          </table:table-cell>
          <table:table-cell table:style-name="ce10" office:value-type="string">
            <text:p>Guardian name</text:p>
          </table:table-cell>
          <table:table-cell table:formula="of:=[.C43]+1" office:value-type="float" office:value="42">
            <text:p>42</text:p>
          </table:table-cell>
          <table:table-cell table:style-name="ce10" office:value-type="string">
            <text:p>Demographic details,Guardian,,</text:p>
          </table:table-cell>
          <table:table-cell table:style-name="ce10" table:formula="of:=VLOOKUP([.$D44];[$'Data_Classification for Summary'.$A$1:.$I$103];3;0)" office:value-type="float" office:value="1">
            <text:p>1</text:p>
          </table:table-cell>
          <table:table-cell table:style-name="ce10" table:formula="of:=VLOOKUP([.$D44];[$'Data_Classification for Summary'.$A$1:.$I$103];5;0)" office:value-type="float" office:value="4">
            <text:p>4</text:p>
          </table:table-cell>
          <table:table-cell table:style-name="ce10" table:formula="of:=VLOOKUP([.$D44];[$'Data_Classification for Summary'.$A$1:.$I$103];7;0)" office:value-type="float" office:value="0">
            <text:p/>
          </table:table-cell>
          <table:table-cell table:style-name="ce10" table:formula="of:=VLOOKUP([.$D44];[$'Data_Classification for Summary'.$A$1:.$I$103];9;0)" office:value-type="float" office:value="0">
            <text:p/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Guardian_Contact_equals_Patient_Contact</text:p>
          </table:table-cell>
          <table:table-cell table:style-name="ce10" office:value-type="string">
            <text:p>Guardian contact same</text:p>
          </table:table-cell>
          <table:table-cell table:formula="of:=[.C44]+1" office:value-type="float" office:value="43">
            <text:p>43</text:p>
          </table:table-cell>
          <table:table-cell table:style-name="ce10" office:value-type="string">
            <text:p>Demographic details,Guardian,,</text:p>
          </table:table-cell>
          <table:table-cell table:style-name="ce10" table:formula="of:=VLOOKUP([.$D45];[$'Data_Classification for Summary'.$A$1:.$I$103];3;0)" office:value-type="float" office:value="1">
            <text:p>1</text:p>
          </table:table-cell>
          <table:table-cell table:style-name="ce10" table:formula="of:=VLOOKUP([.$D45];[$'Data_Classification for Summary'.$A$1:.$I$103];5;0)" office:value-type="float" office:value="4">
            <text:p>4</text:p>
          </table:table-cell>
          <table:table-cell table:style-name="ce10" table:formula="of:=VLOOKUP([.$D45];[$'Data_Classification for Summary'.$A$1:.$I$103];7;0)" office:value-type="float" office:value="0">
            <text:p/>
          </table:table-cell>
          <table:table-cell table:style-name="ce10" table:formula="of:=VLOOKUP([.$D45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Guardian_Home_Phone</text:p>
          </table:table-cell>
          <table:table-cell table:style-name="ce10" office:value-type="string">
            <text:p>Guardian Home Phone</text:p>
          </table:table-cell>
          <table:table-cell table:formula="of:=[.C45]+1" office:value-type="float" office:value="44">
            <text:p>44</text:p>
          </table:table-cell>
          <table:table-cell table:style-name="ce10" office:value-type="string">
            <text:p>Demographic details,Guardian,,</text:p>
          </table:table-cell>
          <table:table-cell table:style-name="ce10" table:formula="of:=VLOOKUP([.$D46];[$'Data_Classification for Summary'.$A$1:.$I$103];3;0)" office:value-type="float" office:value="1">
            <text:p>1</text:p>
          </table:table-cell>
          <table:table-cell table:style-name="ce10" table:formula="of:=VLOOKUP([.$D46];[$'Data_Classification for Summary'.$A$1:.$I$103];5;0)" office:value-type="float" office:value="4">
            <text:p>4</text:p>
          </table:table-cell>
          <table:table-cell table:style-name="ce10" table:formula="of:=VLOOKUP([.$D46];[$'Data_Classification for Summary'.$A$1:.$I$103];7;0)" office:value-type="float" office:value="0">
            <text:p/>
          </table:table-cell>
          <table:table-cell table:style-name="ce10" table:formula="of:=VLOOKUP([.$D46];[$'Data_Classification for Summary'.$A$1:.$I$103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Guardian_Mobile_Phone</text:p>
          </table:table-cell>
          <table:table-cell table:style-name="ce10" office:value-type="string">
            <text:p>Guardian Mobile Phone</text:p>
          </table:table-cell>
          <table:table-cell table:formula="of:=[.C46]+1" office:value-type="float" office:value="45">
            <text:p>45</text:p>
          </table:table-cell>
          <table:table-cell table:style-name="ce10" office:value-type="string">
            <text:p>Demographic details,Guardian,,</text:p>
          </table:table-cell>
          <table:table-cell table:style-name="ce10" table:formula="of:=VLOOKUP([.$D47];[$'Data_Classification for Summary'.$A$1:.$I$103];3;0)" office:value-type="float" office:value="1">
            <text:p>1</text:p>
          </table:table-cell>
          <table:table-cell table:style-name="ce10" table:formula="of:=VLOOKUP([.$D47];[$'Data_Classification for Summary'.$A$1:.$I$103];5;0)" office:value-type="float" office:value="4">
            <text:p>4</text:p>
          </table:table-cell>
          <table:table-cell table:style-name="ce10" table:formula="of:=VLOOKUP([.$D47];[$'Data_Classification for Summary'.$A$1:.$I$103];7;0)" office:value-type="float" office:value="0">
            <text:p/>
          </table:table-cell>
          <table:table-cell table:style-name="ce10" table:formula="of:=VLOOKUP([.$D47];[$'Data_Classification for Summary'.$A$1:.$I$103];9;0)" office:value-type="float" office:value="0">
            <text:p/>
          </table:table-cell>
          <table:table-cell table:style-name="ce10" office:value-type="float" office:value="41">
            <text:p>41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Guardian_Work_Phone</text:p>
          </table:table-cell>
          <table:table-cell table:style-name="ce10" office:value-type="string">
            <text:p>Guardian Work Phone</text:p>
          </table:table-cell>
          <table:table-cell table:formula="of:=[.C47]+1" office:value-type="float" office:value="46">
            <text:p>46</text:p>
          </table:table-cell>
          <table:table-cell table:style-name="ce10" office:value-type="string">
            <text:p>Demographic details,Guardian,,</text:p>
          </table:table-cell>
          <table:table-cell table:style-name="ce10" table:formula="of:=VLOOKUP([.$D48];[$'Data_Classification for Summary'.$A$1:.$I$103];3;0)" office:value-type="float" office:value="1">
            <text:p>1</text:p>
          </table:table-cell>
          <table:table-cell table:style-name="ce10" table:formula="of:=VLOOKUP([.$D48];[$'Data_Classification for Summary'.$A$1:.$I$103];5;0)" office:value-type="float" office:value="4">
            <text:p>4</text:p>
          </table:table-cell>
          <table:table-cell table:style-name="ce10" table:formula="of:=VLOOKUP([.$D48];[$'Data_Classification for Summary'.$A$1:.$I$103];7;0)" office:value-type="float" office:value="0">
            <text:p/>
          </table:table-cell>
          <table:table-cell table:style-name="ce10" table:formula="of:=VLOOKUP([.$D48];[$'Data_Classification for Summary'.$A$1:.$I$103];9;0)" office:value-type="float" office:value="0">
            <text:p/>
          </table:table-cell>
          <table:table-cell table:style-name="ce10" office:value-type="float" office:value="42">
            <text:p>42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Guardian_Email</text:p>
          </table:table-cell>
          <table:table-cell table:style-name="ce10" office:value-type="string">
            <text:p>Guardian Email</text:p>
          </table:table-cell>
          <table:table-cell table:formula="of:=[.C48]+1" office:value-type="float" office:value="47">
            <text:p>47</text:p>
          </table:table-cell>
          <table:table-cell table:style-name="ce10" office:value-type="string">
            <text:p>Demographic details,Guardian,,</text:p>
          </table:table-cell>
          <table:table-cell table:style-name="ce10" table:formula="of:=VLOOKUP([.$D49];[$'Data_Classification for Summary'.$A$1:.$I$103];3;0)" office:value-type="float" office:value="1">
            <text:p>1</text:p>
          </table:table-cell>
          <table:table-cell table:style-name="ce10" table:formula="of:=VLOOKUP([.$D49];[$'Data_Classification for Summary'.$A$1:.$I$103];5;0)" office:value-type="float" office:value="4">
            <text:p>4</text:p>
          </table:table-cell>
          <table:table-cell table:style-name="ce10" table:formula="of:=VLOOKUP([.$D49];[$'Data_Classification for Summary'.$A$1:.$I$103];7;0)" office:value-type="float" office:value="0">
            <text:p/>
          </table:table-cell>
          <table:table-cell table:style-name="ce10" table:formula="of:=VLOOKUP([.$D49];[$'Data_Classification for Summary'.$A$1:.$I$103];9;0)" office:value-type="float" office:value="0">
            <text:p/>
          </table:table-cell>
          <table:table-cell table:style-name="ce10" office:value-type="float" office:value="44">
            <text:p>44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Guardian_Address</text:p>
          </table:table-cell>
          <table:table-cell table:style-name="ce10" office:value-type="string">
            <text:p>Guardian Address</text:p>
          </table:table-cell>
          <table:table-cell table:formula="of:=[.C49]+1" office:value-type="float" office:value="48">
            <text:p>48</text:p>
          </table:table-cell>
          <table:table-cell table:style-name="ce10" office:value-type="string">
            <text:p>Demographic details,Guardian,,</text:p>
          </table:table-cell>
          <table:table-cell table:style-name="ce10" table:formula="of:=VLOOKUP([.$D50];[$'Data_Classification for Summary'.$A$1:.$I$103];3;0)" office:value-type="float" office:value="1">
            <text:p>1</text:p>
          </table:table-cell>
          <table:table-cell table:style-name="ce10" table:formula="of:=VLOOKUP([.$D50];[$'Data_Classification for Summary'.$A$1:.$I$103];5;0)" office:value-type="float" office:value="4">
            <text:p>4</text:p>
          </table:table-cell>
          <table:table-cell table:style-name="ce10" table:formula="of:=VLOOKUP([.$D50];[$'Data_Classification for Summary'.$A$1:.$I$103];7;0)" office:value-type="float" office:value="0">
            <text:p/>
          </table:table-cell>
          <table:table-cell table:style-name="ce10" table:formula="of:=VLOOKUP([.$D50];[$'Data_Classification for Summary'.$A$1:.$I$103];9;0)" office:value-type="float" office:value="0">
            <text:p/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Guardian_Preferred_Contact</text:p>
          </table:table-cell>
          <table:table-cell table:style-name="ce10" office:value-type="string">
            <text:p>Guardian Preferred Contact</text:p>
          </table:table-cell>
          <table:table-cell table:formula="of:=[.C50]+1" office:value-type="float" office:value="49">
            <text:p>49</text:p>
          </table:table-cell>
          <table:table-cell table:style-name="ce10" office:value-type="string">
            <text:p>Demographic details,Guardian,,</text:p>
          </table:table-cell>
          <table:table-cell table:style-name="ce10" table:formula="of:=VLOOKUP([.$D51];[$'Data_Classification for Summary'.$A$1:.$I$103];3;0)" office:value-type="float" office:value="1">
            <text:p>1</text:p>
          </table:table-cell>
          <table:table-cell table:style-name="ce10" table:formula="of:=VLOOKUP([.$D51];[$'Data_Classification for Summary'.$A$1:.$I$103];5;0)" office:value-type="float" office:value="4">
            <text:p>4</text:p>
          </table:table-cell>
          <table:table-cell table:style-name="ce10" table:formula="of:=VLOOKUP([.$D51];[$'Data_Classification for Summary'.$A$1:.$I$103];7;0)" office:value-type="float" office:value="0">
            <text:p/>
          </table:table-cell>
          <table:table-cell table:style-name="ce10" table:formula="of:=VLOOKUP([.$D51];[$'Data_Classification for Summary'.$A$1:.$I$103];9;0)" office:value-type="float" office:value="0">
            <text:p/>
          </table:table-cell>
          <table:table-cell table:style-name="ce10" office:value-type="float" office:value="70">
            <text:p>7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Carer</text:p>
          </table:table-cell>
          <table:table-cell table:style-name="ce10" office:value-type="string">
            <text:p>Carer</text:p>
          </table:table-cell>
          <table:table-cell table:formula="of:=[.C51]+1" office:value-type="float" office:value="50">
            <text:p>50</text:p>
          </table:table-cell>
          <table:table-cell table:style-name="ce10" office:value-type="string">
            <text:p>Demographic details,Carer,,</text:p>
          </table:table-cell>
          <table:table-cell table:style-name="ce10" table:formula="of:=VLOOKUP([.$D52];[$'Data_Classification for Summary'.$A$1:.$I$103];3;0)" office:value-type="float" office:value="1">
            <text:p>1</text:p>
          </table:table-cell>
          <table:table-cell table:style-name="ce10" table:formula="of:=VLOOKUP([.$D52];[$'Data_Classification for Summary'.$A$1:.$I$103];5;0)" office:value-type="float" office:value="5">
            <text:p>5</text:p>
          </table:table-cell>
          <table:table-cell table:style-name="ce10" table:formula="of:=VLOOKUP([.$D52];[$'Data_Classification for Summary'.$A$1:.$I$103];7;0)" office:value-type="float" office:value="0">
            <text:p/>
          </table:table-cell>
          <table:table-cell table:style-name="ce10" table:formula="of:=VLOOKUP([.$D52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Carer_Name</text:p>
          </table:table-cell>
          <table:table-cell table:style-name="ce10" office:value-type="string">
            <text:p>Carer Name</text:p>
          </table:table-cell>
          <table:table-cell table:formula="of:=[.C52]+1" office:value-type="float" office:value="51">
            <text:p>51</text:p>
          </table:table-cell>
          <table:table-cell table:style-name="ce10" office:value-type="string">
            <text:p>Demographic details,Carer,,</text:p>
          </table:table-cell>
          <table:table-cell table:style-name="ce10" table:formula="of:=VLOOKUP([.$D53];[$'Data_Classification for Summary'.$A$1:.$I$103];3;0)" office:value-type="float" office:value="1">
            <text:p>1</text:p>
          </table:table-cell>
          <table:table-cell table:style-name="ce10" table:formula="of:=VLOOKUP([.$D53];[$'Data_Classification for Summary'.$A$1:.$I$103];5;0)" office:value-type="float" office:value="5">
            <text:p>5</text:p>
          </table:table-cell>
          <table:table-cell table:style-name="ce10" table:formula="of:=VLOOKUP([.$D53];[$'Data_Classification for Summary'.$A$1:.$I$103];7;0)" office:value-type="float" office:value="0">
            <text:p/>
          </table:table-cell>
          <table:table-cell table:style-name="ce10" table:formula="of:=VLOOKUP([.$D53];[$'Data_Classification for Summary'.$A$1:.$I$103];9;0)" office:value-type="float" office:value="0">
            <text:p/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Carer_Home_Phone</text:p>
          </table:table-cell>
          <table:table-cell table:style-name="ce10" office:value-type="string">
            <text:p>Home Phone</text:p>
          </table:table-cell>
          <table:table-cell table:formula="of:=[.C53]+1" office:value-type="float" office:value="52">
            <text:p>52</text:p>
          </table:table-cell>
          <table:table-cell table:style-name="ce10" office:value-type="string">
            <text:p>Demographic details,Carer,,</text:p>
          </table:table-cell>
          <table:table-cell table:style-name="ce10" table:formula="of:=VLOOKUP([.$D54];[$'Data_Classification for Summary'.$A$1:.$I$103];3;0)" office:value-type="float" office:value="1">
            <text:p>1</text:p>
          </table:table-cell>
          <table:table-cell table:style-name="ce10" table:formula="of:=VLOOKUP([.$D54];[$'Data_Classification for Summary'.$A$1:.$I$103];5;0)" office:value-type="float" office:value="5">
            <text:p>5</text:p>
          </table:table-cell>
          <table:table-cell table:style-name="ce10" table:formula="of:=VLOOKUP([.$D54];[$'Data_Classification for Summary'.$A$1:.$I$103];7;0)" office:value-type="float" office:value="0">
            <text:p/>
          </table:table-cell>
          <table:table-cell table:style-name="ce10" table:formula="of:=VLOOKUP([.$D54];[$'Data_Classification for Summary'.$A$1:.$I$103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Carer_Mobile_Phone</text:p>
          </table:table-cell>
          <table:table-cell table:style-name="ce10" office:value-type="string">
            <text:p>Mobile Phone</text:p>
          </table:table-cell>
          <table:table-cell table:formula="of:=[.C54]+1" office:value-type="float" office:value="53">
            <text:p>53</text:p>
          </table:table-cell>
          <table:table-cell table:style-name="ce10" office:value-type="string">
            <text:p>Demographic details,Carer,,</text:p>
          </table:table-cell>
          <table:table-cell table:style-name="ce10" table:formula="of:=VLOOKUP([.$D55];[$'Data_Classification for Summary'.$A$1:.$I$103];3;0)" office:value-type="float" office:value="1">
            <text:p>1</text:p>
          </table:table-cell>
          <table:table-cell table:style-name="ce10" table:formula="of:=VLOOKUP([.$D55];[$'Data_Classification for Summary'.$A$1:.$I$103];5;0)" office:value-type="float" office:value="5">
            <text:p>5</text:p>
          </table:table-cell>
          <table:table-cell table:style-name="ce10" table:formula="of:=VLOOKUP([.$D55];[$'Data_Classification for Summary'.$A$1:.$I$103];7;0)" office:value-type="float" office:value="0">
            <text:p/>
          </table:table-cell>
          <table:table-cell table:style-name="ce10" table:formula="of:=VLOOKUP([.$D55];[$'Data_Classification for Summary'.$A$1:.$I$103];9;0)" office:value-type="float" office:value="0">
            <text:p/>
          </table:table-cell>
          <table:table-cell table:style-name="ce10" office:value-type="float" office:value="41">
            <text:p>41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Carer_Work_Phone</text:p>
          </table:table-cell>
          <table:table-cell table:style-name="ce10" office:value-type="string">
            <text:p>Work Phone</text:p>
          </table:table-cell>
          <table:table-cell table:formula="of:=[.C55]+1" office:value-type="float" office:value="54">
            <text:p>54</text:p>
          </table:table-cell>
          <table:table-cell table:style-name="ce10" office:value-type="string">
            <text:p>Demographic details,Carer,,</text:p>
          </table:table-cell>
          <table:table-cell table:style-name="ce10" table:formula="of:=VLOOKUP([.$D56];[$'Data_Classification for Summary'.$A$1:.$I$103];3;0)" office:value-type="float" office:value="1">
            <text:p>1</text:p>
          </table:table-cell>
          <table:table-cell table:style-name="ce10" table:formula="of:=VLOOKUP([.$D56];[$'Data_Classification for Summary'.$A$1:.$I$103];5;0)" office:value-type="float" office:value="5">
            <text:p>5</text:p>
          </table:table-cell>
          <table:table-cell table:style-name="ce10" table:formula="of:=VLOOKUP([.$D56];[$'Data_Classification for Summary'.$A$1:.$I$103];7;0)" office:value-type="float" office:value="0">
            <text:p/>
          </table:table-cell>
          <table:table-cell table:style-name="ce10" table:formula="of:=VLOOKUP([.$D56];[$'Data_Classification for Summary'.$A$1:.$I$103];9;0)" office:value-type="float" office:value="0">
            <text:p/>
          </table:table-cell>
          <table:table-cell table:style-name="ce10" office:value-type="float" office:value="42">
            <text:p>42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Carer_Email</text:p>
          </table:table-cell>
          <table:table-cell table:style-name="ce10" office:value-type="string">
            <text:p>Email</text:p>
          </table:table-cell>
          <table:table-cell table:formula="of:=[.C56]+1" office:value-type="float" office:value="55">
            <text:p>55</text:p>
          </table:table-cell>
          <table:table-cell table:style-name="ce10" office:value-type="string">
            <text:p>Demographic details,Carer,,</text:p>
          </table:table-cell>
          <table:table-cell table:style-name="ce10" table:formula="of:=VLOOKUP([.$D57];[$'Data_Classification for Summary'.$A$1:.$I$103];3;0)" office:value-type="float" office:value="1">
            <text:p>1</text:p>
          </table:table-cell>
          <table:table-cell table:style-name="ce10" table:formula="of:=VLOOKUP([.$D57];[$'Data_Classification for Summary'.$A$1:.$I$103];5;0)" office:value-type="float" office:value="5">
            <text:p>5</text:p>
          </table:table-cell>
          <table:table-cell table:style-name="ce10" table:formula="of:=VLOOKUP([.$D57];[$'Data_Classification for Summary'.$A$1:.$I$103];7;0)" office:value-type="float" office:value="0">
            <text:p/>
          </table:table-cell>
          <table:table-cell table:style-name="ce10" table:formula="of:=VLOOKUP([.$D57];[$'Data_Classification for Summary'.$A$1:.$I$103];9;0)" office:value-type="float" office:value="0">
            <text:p/>
          </table:table-cell>
          <table:table-cell table:style-name="ce10" office:value-type="float" office:value="44">
            <text:p>44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Carer_Address</text:p>
          </table:table-cell>
          <table:table-cell table:style-name="ce10" office:value-type="string">
            <text:p>Carer Address</text:p>
          </table:table-cell>
          <table:table-cell table:formula="of:=[.C57]+1" office:value-type="float" office:value="56">
            <text:p>56</text:p>
          </table:table-cell>
          <table:table-cell table:style-name="ce10" office:value-type="string">
            <text:p>Demographic details,Carer,,</text:p>
          </table:table-cell>
          <table:table-cell table:style-name="ce10" table:formula="of:=VLOOKUP([.$D58];[$'Data_Classification for Summary'.$A$1:.$I$103];3;0)" office:value-type="float" office:value="1">
            <text:p>1</text:p>
          </table:table-cell>
          <table:table-cell table:style-name="ce10" table:formula="of:=VLOOKUP([.$D58];[$'Data_Classification for Summary'.$A$1:.$I$103];5;0)" office:value-type="float" office:value="5">
            <text:p>5</text:p>
          </table:table-cell>
          <table:table-cell table:style-name="ce10" table:formula="of:=VLOOKUP([.$D58];[$'Data_Classification for Summary'.$A$1:.$I$103];7;0)" office:value-type="float" office:value="0">
            <text:p/>
          </table:table-cell>
          <table:table-cell table:style-name="ce10" table:formula="of:=VLOOKUP([.$D58];[$'Data_Classification for Summary'.$A$1:.$I$103];9;0)" office:value-type="float" office:value="0">
            <text:p/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Carer_Preferred_Contact</text:p>
          </table:table-cell>
          <table:table-cell table:style-name="ce10" office:value-type="string">
            <text:p>Preferred Contact</text:p>
          </table:table-cell>
          <table:table-cell table:formula="of:=[.C58]+1" office:value-type="float" office:value="57">
            <text:p>57</text:p>
          </table:table-cell>
          <table:table-cell table:style-name="ce10" office:value-type="string">
            <text:p>Demographic details,Carer,,</text:p>
          </table:table-cell>
          <table:table-cell table:style-name="ce10" table:formula="of:=VLOOKUP([.$D59];[$'Data_Classification for Summary'.$A$1:.$I$103];3;0)" office:value-type="float" office:value="1">
            <text:p>1</text:p>
          </table:table-cell>
          <table:table-cell table:style-name="ce10" table:formula="of:=VLOOKUP([.$D59];[$'Data_Classification for Summary'.$A$1:.$I$103];5;0)" office:value-type="float" office:value="5">
            <text:p>5</text:p>
          </table:table-cell>
          <table:table-cell table:style-name="ce10" table:formula="of:=VLOOKUP([.$D59];[$'Data_Classification for Summary'.$A$1:.$I$103];7;0)" office:value-type="float" office:value="0">
            <text:p/>
          </table:table-cell>
          <table:table-cell table:style-name="ce10" table:formula="of:=VLOOKUP([.$D59];[$'Data_Classification for Summary'.$A$1:.$I$103];9;0)" office:value-type="float" office:value="0">
            <text:p/>
          </table:table-cell>
          <table:table-cell table:style-name="ce10" office:value-type="float" office:value="70">
            <text:p>7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Anesthetist</text:p>
          </table:table-cell>
          <table:table-cell table:style-name="ce92" office:value-type="string">
            <text:p>Anesthetist</text:p>
          </table:table-cell>
          <table:table-cell table:formula="of:=[.C59]+1" office:value-type="float" office:value="58">
            <text:p>58</text:p>
          </table:table-cell>
          <table:table-cell table:style-name="ce10" office:value-type="string">
            <text:p>Treating Doctor,,,</text:p>
          </table:table-cell>
          <table:table-cell table:style-name="ce10" table:formula="of:=VLOOKUP([.$D60];[$'Data_Classification for Summary'.$A$1:.$I$103];3;0)" office:value-type="float" office:value="2">
            <text:p>2</text:p>
          </table:table-cell>
          <table:table-cell table:style-name="ce10" table:formula="of:=VLOOKUP([.$D60];[$'Data_Classification for Summary'.$A$1:.$I$103];5;0)" office:value-type="float" office:value="1">
            <text:p>1</text:p>
          </table:table-cell>
          <table:table-cell table:style-name="ce10" table:formula="of:=VLOOKUP([.$D60];[$'Data_Classification for Summary'.$A$1:.$I$103];7;0)" office:value-type="float" office:value="0">
            <text:p/>
          </table:table-cell>
          <table:table-cell table:style-name="ce10" table:formula="of:=VLOOKUP([.$D60];[$'Data_Classification for Summary'.$A$1:.$I$103];9;0)" office:value-type="float" office:value="0">
            <text:p/>
          </table:table-cell>
          <table:table-cell table:style-name="ce2" office:value-type="float" office:value="1">
            <text:p>1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Referring_Surgeon</text:p>
          </table:table-cell>
          <table:table-cell table:style-name="ce92" office:value-type="string">
            <text:p>Referring Surgeon</text:p>
          </table:table-cell>
          <table:table-cell table:formula="of:=[.C60]+1" office:value-type="float" office:value="59">
            <text:p>59</text:p>
          </table:table-cell>
          <table:table-cell table:style-name="ce10" office:value-type="string">
            <text:p>Treating Doctor,,,</text:p>
          </table:table-cell>
          <table:table-cell table:style-name="ce10" table:formula="of:=VLOOKUP([.$D61];[$'Data_Classification for Summary'.$A$1:.$I$103];3;0)" office:value-type="float" office:value="2">
            <text:p>2</text:p>
          </table:table-cell>
          <table:table-cell table:style-name="ce10" table:formula="of:=VLOOKUP([.$D61];[$'Data_Classification for Summary'.$A$1:.$I$103];5;0)" office:value-type="float" office:value="1">
            <text:p>1</text:p>
          </table:table-cell>
          <table:table-cell table:style-name="ce10" table:formula="of:=VLOOKUP([.$D61];[$'Data_Classification for Summary'.$A$1:.$I$103];7;0)" office:value-type="float" office:value="0">
            <text:p/>
          </table:table-cell>
          <table:table-cell table:style-name="ce10" table:formula="of:=VLOOKUP([.$D61];[$'Data_Classification for Summary'.$A$1:.$I$103];9;0)" office:value-type="float" office:value="0">
            <text:p/>
          </table:table-cell>
          <table:table-cell table:style-name="ce92" office:value-type="float" office:value="20">
            <text:p>20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Referring_Speciality</text:p>
          </table:table-cell>
          <table:table-cell table:style-name="ce92" office:value-type="string">
            <text:p>Referring Speciality</text:p>
          </table:table-cell>
          <table:table-cell table:formula="of:=[.C61]+1" office:value-type="float" office:value="60">
            <text:p>60</text:p>
          </table:table-cell>
          <table:table-cell table:style-name="ce10" office:value-type="string">
            <text:p>Treating Doctor,,,</text:p>
          </table:table-cell>
          <table:table-cell table:style-name="ce10" table:formula="of:=VLOOKUP([.$D62];[$'Data_Classification for Summary'.$A$1:.$I$103];3;0)" office:value-type="float" office:value="2">
            <text:p>2</text:p>
          </table:table-cell>
          <table:table-cell table:style-name="ce10" table:formula="of:=VLOOKUP([.$D62];[$'Data_Classification for Summary'.$A$1:.$I$103];5;0)" office:value-type="float" office:value="1">
            <text:p>1</text:p>
          </table:table-cell>
          <table:table-cell table:style-name="ce10" table:formula="of:=VLOOKUP([.$D62];[$'Data_Classification for Summary'.$A$1:.$I$103];7;0)" office:value-type="float" office:value="0">
            <text:p/>
          </table:table-cell>
          <table:table-cell table:style-name="ce10" table:formula="of:=VLOOKUP([.$D62];[$'Data_Classification for Summary'.$A$1:.$I$103];9;0)" office:value-type="float" office:value="0">
            <text:p/>
          </table:table-cell>
          <table:table-cell table:style-name="ce92" office:value-type="float" office:value="25">
            <text:p>25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141">
            <text:p>70141</text:p>
          </table:table-cell>
          <table:table-cell table:style-name="ce97" office:value-type="string">
            <text:p>General - Surgery Service</text:p>
          </table:table-cell>
          <table:table-cell table:number-columns-repeated="1012"/>
        </table:table-row>
        <table:table-row table:style-name="ro4">
          <table:table-cell office:value-type="string">
            <text:p>Assessment_Date_Start</text:p>
          </table:table-cell>
          <table:table-cell table:style-name="ce92" office:value-type="string">
            <text:p>Date assessment started</text:p>
          </table:table-cell>
          <table:table-cell table:formula="of:=[.C62]+1" office:value-type="float" office:value="61">
            <text:p>61</text:p>
          </table:table-cell>
          <table:table-cell table:style-name="ce92" office:value-type="string">
            <text:p>Patient History,Planned procedure,,</text:p>
          </table:table-cell>
          <table:table-cell table:style-name="ce10" table:formula="of:=VLOOKUP([.$D63];[$'Data_Classification for Summary'.$A$1:.$I$103];3;0)" office:value-type="float" office:value="5">
            <text:p>5</text:p>
          </table:table-cell>
          <table:table-cell table:style-name="ce10" table:formula="of:=VLOOKUP([.$D63];[$'Data_Classification for Summary'.$A$1:.$I$103];5;0)" office:value-type="float" office:value="5">
            <text:p>5</text:p>
          </table:table-cell>
          <table:table-cell table:style-name="ce10" table:formula="of:=VLOOKUP([.$D63];[$'Data_Classification for Summary'.$A$1:.$I$103];7;0)" office:value-type="float" office:value="0">
            <text:p/>
          </table:table-cell>
          <table:table-cell table:style-name="ce10" table:formula="of:=VLOOKUP([.$D63];[$'Data_Classification for Summary'.$A$1:.$I$103];9;0)" office:value-type="float" office:value="0">
            <text:p/>
          </table:table-cell>
          <table:table-cell table:style-name="ce92" office:value-type="float" office:value="1">
            <text:p>1</text:p>
          </table:table-cell>
          <table:table-cell table:style-name="ce92" office:value-type="string">
            <text:p>All</text:p>
          </table:table-cell>
          <table:table-cell table:style-name="ce97" office:value-type="float" office:value="70414">
            <text:p>70414</text:p>
          </table:table-cell>
          <table:table-cell table:style-name="ce97" office:value-type="string">
            <text:p>General - Preoperative evaluation date/time</text:p>
          </table:table-cell>
          <table:table-cell table:number-columns-repeated="1012"/>
        </table:table-row>
        <table:table-row table:style-name="ro4">
          <table:table-cell office:value-type="string">
            <text:p>Surgical_Procedure_Planned</text:p>
          </table:table-cell>
          <table:table-cell table:style-name="ce92" office:value-type="string">
            <text:p>Procedure planned</text:p>
          </table:table-cell>
          <table:table-cell table:formula="of:=[.C63]+1" office:value-type="float" office:value="62">
            <text:p>62</text:p>
          </table:table-cell>
          <table:table-cell table:style-name="ce92" office:value-type="string">
            <text:p>Patient History,Planned procedure,,</text:p>
          </table:table-cell>
          <table:table-cell table:style-name="ce10" table:formula="of:=VLOOKUP([.$D64];[$'Data_Classification for Summary'.$A$1:.$I$103];3;0)" office:value-type="float" office:value="5">
            <text:p>5</text:p>
          </table:table-cell>
          <table:table-cell table:style-name="ce10" table:formula="of:=VLOOKUP([.$D64];[$'Data_Classification for Summary'.$A$1:.$I$103];5;0)" office:value-type="float" office:value="5">
            <text:p>5</text:p>
          </table:table-cell>
          <table:table-cell table:style-name="ce10" table:formula="of:=VLOOKUP([.$D64];[$'Data_Classification for Summary'.$A$1:.$I$103];7;0)" office:value-type="float" office:value="0">
            <text:p/>
          </table:table-cell>
          <table:table-cell table:style-name="ce10" table:formula="of:=VLOOKUP([.$D64];[$'Data_Classification for Summary'.$A$1:.$I$103];9;0)" office:value-type="float" office:value="0">
            <text:p/>
          </table:table-cell>
          <table:table-cell table:style-name="ce92" office:value-type="float" office:value="10">
            <text:p>10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331">
            <text:p>70331</text:p>
          </table:table-cell>
          <table:table-cell table:style-name="ce97" office:value-type="string">
            <text:p>General - Proposed Operation</text:p>
          </table:table-cell>
          <table:table-cell table:number-columns-repeated="1012"/>
        </table:table-row>
        <table:table-row table:style-name="ro4">
          <table:table-cell office:value-type="string">
            <text:p>Surgical_Procedure_Planned_Patient_Reported</text:p>
          </table:table-cell>
          <table:table-cell table:style-name="ce92" office:value-type="string">
            <text:p>Procedure planned (patient report)</text:p>
          </table:table-cell>
          <table:table-cell table:formula="of:=[.C64]+1" office:value-type="float" office:value="63">
            <text:p>63</text:p>
          </table:table-cell>
          <table:table-cell table:style-name="ce92" office:value-type="string">
            <text:p>Patient History,Planned procedure,,</text:p>
          </table:table-cell>
          <table:table-cell table:style-name="ce10" table:formula="of:=VLOOKUP([.$D65];[$'Data_Classification for Summary'.$A$1:.$I$103];3;0)" office:value-type="float" office:value="5">
            <text:p>5</text:p>
          </table:table-cell>
          <table:table-cell table:style-name="ce10" table:formula="of:=VLOOKUP([.$D65];[$'Data_Classification for Summary'.$A$1:.$I$103];5;0)" office:value-type="float" office:value="5">
            <text:p>5</text:p>
          </table:table-cell>
          <table:table-cell table:style-name="ce10" table:formula="of:=VLOOKUP([.$D65];[$'Data_Classification for Summary'.$A$1:.$I$103];7;0)" office:value-type="float" office:value="0">
            <text:p/>
          </table:table-cell>
          <table:table-cell table:style-name="ce10" table:formula="of:=VLOOKUP([.$D65];[$'Data_Classification for Summary'.$A$1:.$I$103];9;0)" office:value-type="float" office:value="0">
            <text:p/>
          </table:table-cell>
          <table:table-cell table:style-name="ce92" office:value-type="float" office:value="11">
            <text:p>11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rocedure_Date</text:p>
          </table:table-cell>
          <table:table-cell table:style-name="ce92" office:value-type="string">
            <text:p>Procedure date</text:p>
          </table:table-cell>
          <table:table-cell table:formula="of:=[.C65]+1" office:value-type="float" office:value="64">
            <text:p>64</text:p>
          </table:table-cell>
          <table:table-cell table:style-name="ce92" office:value-type="string">
            <text:p>Patient History,Planned procedure,,</text:p>
          </table:table-cell>
          <table:table-cell table:style-name="ce10" table:formula="of:=VLOOKUP([.$D66];[$'Data_Classification for Summary'.$A$1:.$I$103];3;0)" office:value-type="float" office:value="5">
            <text:p>5</text:p>
          </table:table-cell>
          <table:table-cell table:style-name="ce10" table:formula="of:=VLOOKUP([.$D66];[$'Data_Classification for Summary'.$A$1:.$I$103];5;0)" office:value-type="float" office:value="5">
            <text:p>5</text:p>
          </table:table-cell>
          <table:table-cell table:style-name="ce10" table:formula="of:=VLOOKUP([.$D66];[$'Data_Classification for Summary'.$A$1:.$I$103];7;0)" office:value-type="float" office:value="0">
            <text:p/>
          </table:table-cell>
          <table:table-cell table:style-name="ce10" table:formula="of:=VLOOKUP([.$D66];[$'Data_Classification for Summary'.$A$1:.$I$103];9;0)" office:value-type="float" office:value="0">
            <text:p/>
          </table:table-cell>
          <table:table-cell table:style-name="ce92" office:value-type="float" office:value="20">
            <text:p>20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rocedure_Date_Patient_Reported</text:p>
          </table:table-cell>
          <table:table-cell table:style-name="ce92" office:value-type="string">
            <text:p>Procedure date (patient report)</text:p>
          </table:table-cell>
          <table:table-cell table:formula="of:=[.C66]+1" office:value-type="float" office:value="65">
            <text:p>65</text:p>
          </table:table-cell>
          <table:table-cell table:style-name="ce92" office:value-type="string">
            <text:p>Patient History,Planned procedure,,</text:p>
          </table:table-cell>
          <table:table-cell table:style-name="ce10" table:formula="of:=VLOOKUP([.$D67];[$'Data_Classification for Summary'.$A$1:.$I$103];3;0)" office:value-type="float" office:value="5">
            <text:p>5</text:p>
          </table:table-cell>
          <table:table-cell table:style-name="ce10" table:formula="of:=VLOOKUP([.$D67];[$'Data_Classification for Summary'.$A$1:.$I$103];5;0)" office:value-type="float" office:value="5">
            <text:p>5</text:p>
          </table:table-cell>
          <table:table-cell table:style-name="ce10" table:formula="of:=VLOOKUP([.$D67];[$'Data_Classification for Summary'.$A$1:.$I$103];7;0)" office:value-type="float" office:value="0">
            <text:p/>
          </table:table-cell>
          <table:table-cell table:style-name="ce10" table:formula="of:=VLOOKUP([.$D67];[$'Data_Classification for Summary'.$A$1:.$I$103];9;0)" office:value-type="float" office:value="0">
            <text:p/>
          </table:table-cell>
          <table:table-cell table:style-name="ce92" office:value-type="float" office:value="21">
            <text:p>21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Surgical_Diagnosis</text:p>
          </table:table-cell>
          <table:table-cell table:style-name="ce92" office:value-type="string">
            <text:p>Surgical diagnosis</text:p>
          </table:table-cell>
          <table:table-cell table:formula="of:=[.C67]+1" office:value-type="float" office:value="66">
            <text:p>66</text:p>
          </table:table-cell>
          <table:table-cell table:style-name="ce92" office:value-type="string">
            <text:p>Patient History,Planned procedure,,</text:p>
          </table:table-cell>
          <table:table-cell table:style-name="ce10" table:formula="of:=VLOOKUP([.$D68];[$'Data_Classification for Summary'.$A$1:.$I$103];3;0)" office:value-type="float" office:value="5">
            <text:p>5</text:p>
          </table:table-cell>
          <table:table-cell table:style-name="ce10" table:formula="of:=VLOOKUP([.$D68];[$'Data_Classification for Summary'.$A$1:.$I$103];5;0)" office:value-type="float" office:value="5">
            <text:p>5</text:p>
          </table:table-cell>
          <table:table-cell table:style-name="ce10" table:formula="of:=VLOOKUP([.$D68];[$'Data_Classification for Summary'.$A$1:.$I$103];7;0)" office:value-type="float" office:value="0">
            <text:p/>
          </table:table-cell>
          <table:table-cell table:style-name="ce10" table:formula="of:=VLOOKUP([.$D68];[$'Data_Classification for Summary'.$A$1:.$I$103];9;0)" office:value-type="float" office:value="0">
            <text:p/>
          </table:table-cell>
          <table:table-cell table:style-name="ce92" office:value-type="float" office:value="25">
            <text:p>25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334">
            <text:p>70334</text:p>
          </table:table-cell>
          <table:table-cell table:style-name="ce97" office:value-type="string">
            <text:p>General - Surgical Diagnosis</text:p>
          </table:table-cell>
          <table:table-cell table:number-columns-repeated="1012"/>
        </table:table-row>
        <table:table-row table:style-name="ro4">
          <table:table-cell office:value-type="string">
            <text:p>Surgical_Diagnosis_Patient_Reported</text:p>
          </table:table-cell>
          <table:table-cell table:style-name="ce92" office:value-type="string">
            <text:p>Surgical diagnosis (patient report)</text:p>
          </table:table-cell>
          <table:table-cell table:formula="of:=[.C68]+1" office:value-type="float" office:value="67">
            <text:p>67</text:p>
          </table:table-cell>
          <table:table-cell table:style-name="ce92" office:value-type="string">
            <text:p>Patient History,Planned procedure,,</text:p>
          </table:table-cell>
          <table:table-cell table:style-name="ce10" table:formula="of:=VLOOKUP([.$D69];[$'Data_Classification for Summary'.$A$1:.$I$103];3;0)" office:value-type="float" office:value="5">
            <text:p>5</text:p>
          </table:table-cell>
          <table:table-cell table:style-name="ce10" table:formula="of:=VLOOKUP([.$D69];[$'Data_Classification for Summary'.$A$1:.$I$103];5;0)" office:value-type="float" office:value="5">
            <text:p>5</text:p>
          </table:table-cell>
          <table:table-cell table:style-name="ce10" table:formula="of:=VLOOKUP([.$D69];[$'Data_Classification for Summary'.$A$1:.$I$103];7;0)" office:value-type="float" office:value="0">
            <text:p/>
          </table:table-cell>
          <table:table-cell table:style-name="ce10" table:formula="of:=VLOOKUP([.$D69];[$'Data_Classification for Summary'.$A$1:.$I$103];9;0)" office:value-type="float" office:value="0">
            <text:p/>
          </table:table-cell>
          <table:table-cell table:style-name="ce92" office:value-type="float" office:value="26">
            <text:p>26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lanned_Procedure_Date</text:p>
          </table:table-cell>
          <table:table-cell table:style-name="ce92" office:value-type="string">
            <text:p>Procedure date</text:p>
          </table:table-cell>
          <table:table-cell table:formula="of:=[.C69]+1" office:value-type="float" office:value="68">
            <text:p>68</text:p>
          </table:table-cell>
          <table:table-cell table:style-name="ce92" office:value-type="string">
            <text:p>Patient History,Planned procedure,,</text:p>
          </table:table-cell>
          <table:table-cell table:style-name="ce10" table:formula="of:=VLOOKUP([.$D70];[$'Data_Classification for Summary'.$A$1:.$I$103];3;0)" office:value-type="float" office:value="5">
            <text:p>5</text:p>
          </table:table-cell>
          <table:table-cell table:style-name="ce10" table:formula="of:=VLOOKUP([.$D70];[$'Data_Classification for Summary'.$A$1:.$I$103];5;0)" office:value-type="float" office:value="5">
            <text:p>5</text:p>
          </table:table-cell>
          <table:table-cell table:style-name="ce10" table:formula="of:=VLOOKUP([.$D70];[$'Data_Classification for Summary'.$A$1:.$I$103];7;0)" office:value-type="float" office:value="0">
            <text:p/>
          </table:table-cell>
          <table:table-cell table:style-name="ce10" table:formula="of:=VLOOKUP([.$D70];[$'Data_Classification for Summary'.$A$1:.$I$103];9;0)" office:value-type="float" office:value="0">
            <text:p/>
          </table:table-cell>
          <table:table-cell table:style-name="ce92" office:value-type="float" office:value="30">
            <text:p>30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333">
            <text:p>70333</text:p>
          </table:table-cell>
          <table:table-cell table:style-name="ce97" office:value-type="string">
            <text:p>General - Surgery Date</text:p>
          </table:table-cell>
          <table:table-cell table:number-columns-repeated="1012"/>
        </table:table-row>
        <table:table-row table:style-name="ro4">
          <table:table-cell office:value-type="string">
            <text:p>Risk_of_Excessive_Blood_Loss</text:p>
          </table:table-cell>
          <table:table-cell table:style-name="ce92" office:value-type="string">
            <text:p>Risk of excessive blood loss</text:p>
          </table:table-cell>
          <table:table-cell table:formula="of:=[.C70]+1" office:value-type="float" office:value="69">
            <text:p>69</text:p>
          </table:table-cell>
          <table:table-cell table:style-name="ce92" office:value-type="string">
            <text:p>Patient History,Planned procedure,,</text:p>
          </table:table-cell>
          <table:table-cell table:style-name="ce10" table:formula="of:=VLOOKUP([.$D71];[$'Data_Classification for Summary'.$A$1:.$I$103];3;0)" office:value-type="float" office:value="5">
            <text:p>5</text:p>
          </table:table-cell>
          <table:table-cell table:style-name="ce10" table:formula="of:=VLOOKUP([.$D71];[$'Data_Classification for Summary'.$A$1:.$I$103];5;0)" office:value-type="float" office:value="5">
            <text:p>5</text:p>
          </table:table-cell>
          <table:table-cell table:style-name="ce10" table:formula="of:=VLOOKUP([.$D71];[$'Data_Classification for Summary'.$A$1:.$I$103];7;0)" office:value-type="float" office:value="0">
            <text:p/>
          </table:table-cell>
          <table:table-cell table:style-name="ce10" table:formula="of:=VLOOKUP([.$D71];[$'Data_Classification for Summary'.$A$1:.$I$103];9;0)" office:value-type="float" office:value="0">
            <text:p/>
          </table:table-cell>
          <table:table-cell table:style-name="ce92" office:value-type="float" office:value="50">
            <text:p>50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Start_of_health_questions</text:p>
          </table:table-cell>
          <table:table-cell table:style-name="ce92"/>
          <table:table-cell table:formula="of:=[.C71]+1" office:value-type="float" office:value="70">
            <text:p>70</text:p>
          </table:table-cell>
          <table:table-cell table:style-name="ce92" office:value-type="string">
            <text:p>Patient History,Planned procedure,,</text:p>
          </table:table-cell>
          <table:table-cell table:style-name="ce10" table:formula="of:=VLOOKUP([.$D72];[$'Data_Classification for Summary'.$A$1:.$I$103];3;0)" office:value-type="float" office:value="5">
            <text:p>5</text:p>
          </table:table-cell>
          <table:table-cell table:style-name="ce10" table:formula="of:=VLOOKUP([.$D72];[$'Data_Classification for Summary'.$A$1:.$I$103];5;0)" office:value-type="float" office:value="5">
            <text:p>5</text:p>
          </table:table-cell>
          <table:table-cell table:style-name="ce10" table:formula="of:=VLOOKUP([.$D72];[$'Data_Classification for Summary'.$A$1:.$I$103];7;0)" office:value-type="float" office:value="0">
            <text:p/>
          </table:table-cell>
          <table:table-cell table:style-name="ce10" table:formula="of:=VLOOKUP([.$D72];[$'Data_Classification for Summary'.$A$1:.$I$103];9;0)" office:value-type="float" office:value="0">
            <text:p/>
          </table:table-cell>
          <table:table-cell table:style-name="ce92" office:value-type="float" office:value="999">
            <text:p>999</text:p>
          </table:table-cell>
          <table:table-cell table:style-name="ce92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Exercise_tolerance</text:p>
          </table:table-cell>
          <table:table-cell table:style-name="ce10" office:value-type="string">
            <text:p>Exercise tolerance</text:p>
          </table:table-cell>
          <table:table-cell table:formula="of:=[.C72]+1" office:value-type="float" office:value="71">
            <text:p>71</text:p>
          </table:table-cell>
          <table:table-cell table:style-name="ce10" office:value-type="string">
            <text:p>Patient History,Functional status,,</text:p>
          </table:table-cell>
          <table:table-cell table:style-name="ce10" table:formula="of:=VLOOKUP([.$D73];[$'Data_Classification for Summary'.$A$1:.$I$103];3;0)" office:value-type="float" office:value="5">
            <text:p>5</text:p>
          </table:table-cell>
          <table:table-cell table:style-name="ce10" table:formula="of:=VLOOKUP([.$D73];[$'Data_Classification for Summary'.$A$1:.$I$103];5;0)" office:value-type="float" office:value="14">
            <text:p>14</text:p>
          </table:table-cell>
          <table:table-cell table:style-name="ce10" table:formula="of:=VLOOKUP([.$D73];[$'Data_Classification for Summary'.$A$1:.$I$103];7;0)" office:value-type="float" office:value="0">
            <text:p/>
          </table:table-cell>
          <table:table-cell table:style-name="ce10" table:formula="of:=VLOOKUP([.$D73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029">
            <text:p>70029</text:p>
          </table:table-cell>
          <table:table-cell table:style-name="ce97" office:value-type="string">
            <text:p>Cardiovascular - Exercise Tolerance</text:p>
          </table:table-cell>
          <table:table-cell table:number-columns-repeated="1012"/>
        </table:table-row>
        <table:table-row table:style-name="ro4">
          <table:table-cell office:value-type="string">
            <text:p>Exercise_tolerance_more_than_4_METS</text:p>
          </table:table-cell>
          <table:table-cell table:style-name="ce10" office:value-type="string">
            <text:p>Exercise tolerance &gt; 4 METS</text:p>
          </table:table-cell>
          <table:table-cell table:formula="of:=[.C73]+1" office:value-type="float" office:value="72">
            <text:p>72</text:p>
          </table:table-cell>
          <table:table-cell table:style-name="ce10" office:value-type="string">
            <text:p>Patient History,Functional status,,</text:p>
          </table:table-cell>
          <table:table-cell table:style-name="ce10" table:formula="of:=VLOOKUP([.$D74];[$'Data_Classification for Summary'.$A$1:.$I$103];3;0)" office:value-type="float" office:value="5">
            <text:p>5</text:p>
          </table:table-cell>
          <table:table-cell table:style-name="ce10" table:formula="of:=VLOOKUP([.$D74];[$'Data_Classification for Summary'.$A$1:.$I$103];5;0)" office:value-type="float" office:value="14">
            <text:p>14</text:p>
          </table:table-cell>
          <table:table-cell table:style-name="ce10" table:formula="of:=VLOOKUP([.$D74];[$'Data_Classification for Summary'.$A$1:.$I$103];7;0)" office:value-type="float" office:value="0">
            <text:p/>
          </table:table-cell>
          <table:table-cell table:style-name="ce10" table:formula="of:=VLOOKUP([.$D74];[$'Data_Classification for Summary'.$A$1:.$I$103];9;0)" office:value-type="float" office:value="0">
            <text:p/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Exercise_tolerance_less_than_4_METS_cause</text:p>
          </table:table-cell>
          <table:table-cell table:style-name="ce10" office:value-type="string">
            <text:p>Cause for ex. tolerance &lt; 4 METS</text:p>
          </table:table-cell>
          <table:table-cell table:formula="of:=[.C74]+1" office:value-type="float" office:value="73">
            <text:p>73</text:p>
          </table:table-cell>
          <table:table-cell table:style-name="ce10" office:value-type="string">
            <text:p>Patient History,Functional status,,</text:p>
          </table:table-cell>
          <table:table-cell table:style-name="ce10" table:formula="of:=VLOOKUP([.$D75];[$'Data_Classification for Summary'.$A$1:.$I$103];3;0)" office:value-type="float" office:value="5">
            <text:p>5</text:p>
          </table:table-cell>
          <table:table-cell table:style-name="ce10" table:formula="of:=VLOOKUP([.$D75];[$'Data_Classification for Summary'.$A$1:.$I$103];5;0)" office:value-type="float" office:value="14">
            <text:p>14</text:p>
          </table:table-cell>
          <table:table-cell table:style-name="ce10" table:formula="of:=VLOOKUP([.$D75];[$'Data_Classification for Summary'.$A$1:.$I$103];7;0)" office:value-type="float" office:value="0">
            <text:p/>
          </table:table-cell>
          <table:table-cell table:style-name="ce10" table:formula="of:=VLOOKUP([.$D75];[$'Data_Classification for Summary'.$A$1:.$I$103];9;0)" office:value-type="float" office:value="0">
            <text:p/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Exercise_tolerance_METS</text:p>
          </table:table-cell>
          <table:table-cell table:style-name="ce10" office:value-type="string">
            <text:p>Exercise tolerance (METS)</text:p>
          </table:table-cell>
          <table:table-cell table:formula="of:=[.C75]+1" office:value-type="float" office:value="74">
            <text:p>74</text:p>
          </table:table-cell>
          <table:table-cell table:style-name="ce10" office:value-type="string">
            <text:p>Patient History,Functional status,,</text:p>
          </table:table-cell>
          <table:table-cell table:style-name="ce10" table:formula="of:=VLOOKUP([.$D76];[$'Data_Classification for Summary'.$A$1:.$I$103];3;0)" office:value-type="float" office:value="5">
            <text:p>5</text:p>
          </table:table-cell>
          <table:table-cell table:style-name="ce10" table:formula="of:=VLOOKUP([.$D76];[$'Data_Classification for Summary'.$A$1:.$I$103];5;0)" office:value-type="float" office:value="14">
            <text:p>14</text:p>
          </table:table-cell>
          <table:table-cell table:style-name="ce10" table:formula="of:=VLOOKUP([.$D76];[$'Data_Classification for Summary'.$A$1:.$I$103];7;0)" office:value-type="float" office:value="0">
            <text:p/>
          </table:table-cell>
          <table:table-cell table:style-name="ce10" table:formula="of:=VLOOKUP([.$D76];[$'Data_Classification for Summary'.$A$1:.$I$103];9;0)" office:value-type="float" office:value="0">
            <text:p/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Carer_for_ADLs</text:p>
          </table:table-cell>
          <table:table-cell table:style-name="ce10" office:value-type="string">
            <text:p>Carer for activities of daily living</text:p>
          </table:table-cell>
          <table:table-cell table:formula="of:=[.C76]+1" office:value-type="float" office:value="75">
            <text:p>75</text:p>
          </table:table-cell>
          <table:table-cell table:style-name="ce10" office:value-type="string">
            <text:p>Patient History,Functional status,,</text:p>
          </table:table-cell>
          <table:table-cell table:style-name="ce10" table:formula="of:=VLOOKUP([.$D77];[$'Data_Classification for Summary'.$A$1:.$I$103];3;0)" office:value-type="float" office:value="5">
            <text:p>5</text:p>
          </table:table-cell>
          <table:table-cell table:style-name="ce10" table:formula="of:=VLOOKUP([.$D77];[$'Data_Classification for Summary'.$A$1:.$I$103];5;0)" office:value-type="float" office:value="14">
            <text:p>14</text:p>
          </table:table-cell>
          <table:table-cell table:style-name="ce10" table:formula="of:=VLOOKUP([.$D77];[$'Data_Classification for Summary'.$A$1:.$I$103];7;0)" office:value-type="float" office:value="0">
            <text:p/>
          </table:table-cell>
          <table:table-cell table:style-name="ce10" table:formula="of:=VLOOKUP([.$D77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Difficulty_in_communication</text:p>
          </table:table-cell>
          <table:table-cell table:style-name="ce10" office:value-type="string">
            <text:p>Difficulty in communicaton</text:p>
          </table:table-cell>
          <table:table-cell table:formula="of:=[.C77]+1" office:value-type="float" office:value="76">
            <text:p>76</text:p>
          </table:table-cell>
          <table:table-cell table:style-name="ce10" office:value-type="string">
            <text:p>Patient History,Functional status,,</text:p>
          </table:table-cell>
          <table:table-cell table:style-name="ce10" table:formula="of:=VLOOKUP([.$D78];[$'Data_Classification for Summary'.$A$1:.$I$103];3;0)" office:value-type="float" office:value="5">
            <text:p>5</text:p>
          </table:table-cell>
          <table:table-cell table:style-name="ce10" table:formula="of:=VLOOKUP([.$D78];[$'Data_Classification for Summary'.$A$1:.$I$103];5;0)" office:value-type="float" office:value="14">
            <text:p>14</text:p>
          </table:table-cell>
          <table:table-cell table:style-name="ce10" table:formula="of:=VLOOKUP([.$D78];[$'Data_Classification for Summary'.$A$1:.$I$103];7;0)" office:value-type="float" office:value="0">
            <text:p/>
          </table:table-cell>
          <table:table-cell table:style-name="ce10" table:formula="of:=VLOOKUP([.$D78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92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Surgery_Previous</text:p>
          </table:table-cell>
          <table:table-cell table:style-name="ce92" office:value-type="string">
            <text:p>Previous surgery</text:p>
          </table:table-cell>
          <table:table-cell table:formula="of:=[.C78]+1" office:value-type="float" office:value="77">
            <text:p>77</text:p>
          </table:table-cell>
          <table:table-cell table:style-name="ce92" office:value-type="string">
            <text:p>Patient History,Past procedure,,</text:p>
          </table:table-cell>
          <table:table-cell table:style-name="ce10" table:formula="of:=VLOOKUP([.$D79];[$'Data_Classification for Summary'.$A$1:.$I$103];3;0)" office:value-type="float" office:value="5">
            <text:p>5</text:p>
          </table:table-cell>
          <table:table-cell table:style-name="ce10" table:formula="of:=VLOOKUP([.$D79];[$'Data_Classification for Summary'.$A$1:.$I$103];5;0)" office:value-type="float" office:value="18">
            <text:p>18</text:p>
          </table:table-cell>
          <table:table-cell table:style-name="ce10" table:formula="of:=VLOOKUP([.$D79];[$'Data_Classification for Summary'.$A$1:.$I$103];7;0)" office:value-type="float" office:value="0">
            <text:p/>
          </table:table-cell>
          <table:table-cell table:style-name="ce10" table:formula="of:=VLOOKUP([.$D79];[$'Data_Classification for Summary'.$A$1:.$I$103];9;0)" office:value-type="float" office:value="0">
            <text:p/>
          </table:table-cell>
          <table:table-cell table:style-name="ce92" office:value-type="float" office:value="1">
            <text:p>1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Surgery_Previous_List</text:p>
          </table:table-cell>
          <table:table-cell table:style-name="ce92" office:value-type="string">
            <text:p>Previous surgery list</text:p>
          </table:table-cell>
          <table:table-cell table:formula="of:=[.C79]+1" office:value-type="float" office:value="78">
            <text:p>78</text:p>
          </table:table-cell>
          <table:table-cell table:style-name="ce92" office:value-type="string">
            <text:p>Patient History,Past procedure,,</text:p>
          </table:table-cell>
          <table:table-cell table:style-name="ce10" table:formula="of:=VLOOKUP([.$D80];[$'Data_Classification for Summary'.$A$1:.$I$103];3;0)" office:value-type="float" office:value="5">
            <text:p>5</text:p>
          </table:table-cell>
          <table:table-cell table:style-name="ce10" table:formula="of:=VLOOKUP([.$D80];[$'Data_Classification for Summary'.$A$1:.$I$103];5;0)" office:value-type="float" office:value="18">
            <text:p>18</text:p>
          </table:table-cell>
          <table:table-cell table:style-name="ce10" table:formula="of:=VLOOKUP([.$D80];[$'Data_Classification for Summary'.$A$1:.$I$103];7;0)" office:value-type="float" office:value="0">
            <text:p/>
          </table:table-cell>
          <table:table-cell table:style-name="ce10" table:formula="of:=VLOOKUP([.$D80];[$'Data_Classification for Summary'.$A$1:.$I$103];9;0)" office:value-type="float" office:value="0">
            <text:p/>
          </table:table-cell>
          <table:table-cell table:style-name="ce92" office:value-type="float" office:value="2">
            <text:p>2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Anesthetic_Complications_Previous</text:p>
          </table:table-cell>
          <table:table-cell table:style-name="ce92" office:value-type="string">
            <text:p>Previous anesthetic complications</text:p>
          </table:table-cell>
          <table:table-cell table:formula="of:=[.C80]+1" office:value-type="float" office:value="79">
            <text:p>79</text:p>
          </table:table-cell>
          <table:table-cell table:style-name="ce92" office:value-type="string">
            <text:p>Patient History,Past procedure,,</text:p>
          </table:table-cell>
          <table:table-cell table:style-name="ce10" table:formula="of:=VLOOKUP([.$D81];[$'Data_Classification for Summary'.$A$1:.$I$103];3;0)" office:value-type="float" office:value="5">
            <text:p>5</text:p>
          </table:table-cell>
          <table:table-cell table:style-name="ce10" table:formula="of:=VLOOKUP([.$D81];[$'Data_Classification for Summary'.$A$1:.$I$103];5;0)" office:value-type="float" office:value="18">
            <text:p>18</text:p>
          </table:table-cell>
          <table:table-cell table:style-name="ce10" table:formula="of:=VLOOKUP([.$D81];[$'Data_Classification for Summary'.$A$1:.$I$103];7;0)" office:value-type="float" office:value="0">
            <text:p/>
          </table:table-cell>
          <table:table-cell table:style-name="ce10" table:formula="of:=VLOOKUP([.$D81];[$'Data_Classification for Summary'.$A$1:.$I$103];9;0)" office:value-type="float" office:value="0">
            <text:p/>
          </table:table-cell>
          <table:table-cell table:style-name="ce92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97" office:value-type="float" office:value="70080">
            <text:p>70080</text:p>
          </table:table-cell>
          <table:table-cell table:style-name="ce97" office:value-type="string">
            <text:p>General - Previous Anesthetic Problem</text:p>
          </table:table-cell>
          <table:table-cell table:number-columns-repeated="1012"/>
        </table:table-row>
        <table:table-row table:style-name="ro4">
          <table:table-cell office:value-type="string">
            <text:p>Anesthetic_Complications_Family_History</text:p>
          </table:table-cell>
          <table:table-cell table:style-name="ce92" office:value-type="string">
            <text:p>Family history of anesthesia complications</text:p>
          </table:table-cell>
          <table:table-cell table:formula="of:=[.C81]+1" office:value-type="float" office:value="80">
            <text:p>80</text:p>
          </table:table-cell>
          <table:table-cell table:style-name="ce92" office:value-type="string">
            <text:p>Patient History,Past procedure,,</text:p>
          </table:table-cell>
          <table:table-cell table:style-name="ce10" table:formula="of:=VLOOKUP([.$D82];[$'Data_Classification for Summary'.$A$1:.$I$103];3;0)" office:value-type="float" office:value="5">
            <text:p>5</text:p>
          </table:table-cell>
          <table:table-cell table:style-name="ce10" table:formula="of:=VLOOKUP([.$D82];[$'Data_Classification for Summary'.$A$1:.$I$103];5;0)" office:value-type="float" office:value="18">
            <text:p>18</text:p>
          </table:table-cell>
          <table:table-cell table:style-name="ce10" table:formula="of:=VLOOKUP([.$D82];[$'Data_Classification for Summary'.$A$1:.$I$103];7;0)" office:value-type="float" office:value="0">
            <text:p/>
          </table:table-cell>
          <table:table-cell table:style-name="ce10" table:formula="of:=VLOOKUP([.$D82];[$'Data_Classification for Summary'.$A$1:.$I$103];9;0)" office:value-type="float" office:value="0">
            <text:p/>
          </table:table-cell>
          <table:table-cell table:style-name="ce92" office:value-type="float" office:value="15">
            <text:p>15</text:p>
          </table:table-cell>
          <table:table-cell table:style-name="ce10" office:value-type="string">
            <text:p>All</text:p>
          </table:table-cell>
          <table:table-cell table:style-name="ce97" office:value-type="float" office:value="70050">
            <text:p>70050</text:p>
          </table:table-cell>
          <table:table-cell table:style-name="ce97" office:value-type="string">
            <text:p>General - Family History of Anesthetic Problems</text:p>
          </table:table-cell>
          <table:table-cell table:number-columns-repeated="1012"/>
        </table:table-row>
        <table:table-row table:style-name="ro4">
          <table:table-cell office:value-type="string">
            <text:p>PONV_Previous</text:p>
          </table:table-cell>
          <table:table-cell table:style-name="ce92" office:value-type="string">
            <text:p>Previous PONV</text:p>
          </table:table-cell>
          <table:table-cell table:formula="of:=[.C82]+1" office:value-type="float" office:value="81">
            <text:p>81</text:p>
          </table:table-cell>
          <table:table-cell table:style-name="ce92" office:value-type="string">
            <text:p>Patient History,Past procedure,,</text:p>
          </table:table-cell>
          <table:table-cell table:style-name="ce10" table:formula="of:=VLOOKUP([.$D83];[$'Data_Classification for Summary'.$A$1:.$I$103];3;0)" office:value-type="float" office:value="5">
            <text:p>5</text:p>
          </table:table-cell>
          <table:table-cell table:style-name="ce10" table:formula="of:=VLOOKUP([.$D83];[$'Data_Classification for Summary'.$A$1:.$I$103];5;0)" office:value-type="float" office:value="18">
            <text:p>18</text:p>
          </table:table-cell>
          <table:table-cell table:style-name="ce10" table:formula="of:=VLOOKUP([.$D83];[$'Data_Classification for Summary'.$A$1:.$I$103];7;0)" office:value-type="float" office:value="0">
            <text:p/>
          </table:table-cell>
          <table:table-cell table:style-name="ce10" table:formula="of:=VLOOKUP([.$D83];[$'Data_Classification for Summary'.$A$1:.$I$103];9;0)" office:value-type="float" office:value="0">
            <text:p/>
          </table:table-cell>
          <table:table-cell table:style-name="ce92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Medication</text:p>
          </table:table-cell>
          <table:table-cell table:style-name="ce92" office:value-type="string">
            <text:p>Medication</text:p>
          </table:table-cell>
          <table:table-cell table:formula="of:=[.C83]+1" office:value-type="float" office:value="82">
            <text:p>82</text:p>
          </table:table-cell>
          <table:table-cell table:style-name="ce92" office:value-type="string">
            <text:p>Patient History,Medication,,</text:p>
          </table:table-cell>
          <table:table-cell table:style-name="ce10" table:formula="of:=VLOOKUP([.$D84];[$'Data_Classification for Summary'.$A$1:.$I$103];3;0)" office:value-type="float" office:value="5">
            <text:p>5</text:p>
          </table:table-cell>
          <table:table-cell table:style-name="ce10" table:formula="of:=VLOOKUP([.$D84];[$'Data_Classification for Summary'.$A$1:.$I$103];5;0)" office:value-type="float" office:value="20">
            <text:p>20</text:p>
          </table:table-cell>
          <table:table-cell table:style-name="ce10" table:formula="of:=VLOOKUP([.$D84];[$'Data_Classification for Summary'.$A$1:.$I$103];7;0)" office:value-type="float" office:value="0">
            <text:p/>
          </table:table-cell>
          <table:table-cell table:style-name="ce10" table:formula="of:=VLOOKUP([.$D84];[$'Data_Classification for Summary'.$A$1:.$I$103];9;0)" office:value-type="float" office:value="0">
            <text:p/>
          </table:table-cell>
          <table:table-cell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Medication_List_Current</text:p>
          </table:table-cell>
          <table:table-cell table:style-name="ce10" office:value-type="string">
            <text:p>Current medication</text:p>
          </table:table-cell>
          <table:table-cell table:formula="of:=[.C84]+1" office:value-type="float" office:value="83">
            <text:p>83</text:p>
          </table:table-cell>
          <table:table-cell table:style-name="ce92" office:value-type="string">
            <text:p>Patient History,Medication,,</text:p>
          </table:table-cell>
          <table:table-cell table:style-name="ce10" table:formula="of:=VLOOKUP([.$D85];[$'Data_Classification for Summary'.$A$1:.$I$103];3;0)" office:value-type="float" office:value="5">
            <text:p>5</text:p>
          </table:table-cell>
          <table:table-cell table:style-name="ce10" table:formula="of:=VLOOKUP([.$D85];[$'Data_Classification for Summary'.$A$1:.$I$103];5;0)" office:value-type="float" office:value="20">
            <text:p>20</text:p>
          </table:table-cell>
          <table:table-cell table:style-name="ce10" table:formula="of:=VLOOKUP([.$D85];[$'Data_Classification for Summary'.$A$1:.$I$103];7;0)" office:value-type="float" office:value="0">
            <text:p/>
          </table:table-cell>
          <table:table-cell table:style-name="ce10" table:formula="of:=VLOOKUP([.$D85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97" office:value-type="float" office:value="70077">
            <text:p>70077</text:p>
          </table:table-cell>
          <table:table-cell table:style-name="ce97" office:value-type="string">
            <text:p>General - Medications - Current</text:p>
          </table:table-cell>
          <table:table-cell table:number-columns-repeated="1012"/>
        </table:table-row>
        <table:table-row table:style-name="ro4">
          <table:table-cell office:value-type="string">
            <text:p>Drug_Name</text:p>
          </table:table-cell>
          <table:table-cell office:value-type="string">
            <text:p>Drug name</text:p>
          </table:table-cell>
          <table:table-cell table:formula="of:=[.C85]+1" office:value-type="float" office:value="84">
            <text:p>84</text:p>
          </table:table-cell>
          <table:table-cell table:style-name="ce92" office:value-type="string">
            <text:p>Patient History,Medication,,</text:p>
          </table:table-cell>
          <table:table-cell table:style-name="ce10" table:formula="of:=VLOOKUP([.$D86];[$'Data_Classification for Summary'.$A$1:.$I$103];3;0)" office:value-type="float" office:value="5">
            <text:p>5</text:p>
          </table:table-cell>
          <table:table-cell table:style-name="ce10" table:formula="of:=VLOOKUP([.$D86];[$'Data_Classification for Summary'.$A$1:.$I$103];5;0)" office:value-type="float" office:value="20">
            <text:p>20</text:p>
          </table:table-cell>
          <table:table-cell table:style-name="ce10" table:formula="of:=VLOOKUP([.$D86];[$'Data_Classification for Summary'.$A$1:.$I$103];7;0)" office:value-type="float" office:value="0">
            <text:p/>
          </table:table-cell>
          <table:table-cell table:style-name="ce10" table:formula="of:=VLOOKUP([.$D86];[$'Data_Classification for Summary'.$A$1:.$I$103];9;0)" office:value-type="float" office:value="0">
            <text:p/>
          </table:table-cell>
          <table:table-cell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style-name="ce97" office:value-type="float" office:value="71130">
            <text:p>71130</text:p>
          </table:table-cell>
          <table:table-cell table:style-name="ce97" office:value-type="string">
            <text:p>General - Medications Detail - Name</text:p>
          </table:table-cell>
          <table:table-cell table:number-columns-repeated="1012"/>
        </table:table-row>
        <table:table-row table:style-name="ro4">
          <table:table-cell office:value-type="string">
            <text:p>Drug_Dose</text:p>
          </table:table-cell>
          <table:table-cell table:style-name="ce10" office:value-type="string">
            <text:p>Drug dose</text:p>
          </table:table-cell>
          <table:table-cell table:formula="of:=[.C86]+1" office:value-type="float" office:value="85">
            <text:p>85</text:p>
          </table:table-cell>
          <table:table-cell table:style-name="ce92" office:value-type="string">
            <text:p>Patient History,Medication,,</text:p>
          </table:table-cell>
          <table:table-cell table:style-name="ce10" table:formula="of:=VLOOKUP([.$D87];[$'Data_Classification for Summary'.$A$1:.$I$103];3;0)" office:value-type="float" office:value="5">
            <text:p>5</text:p>
          </table:table-cell>
          <table:table-cell table:style-name="ce10" table:formula="of:=VLOOKUP([.$D87];[$'Data_Classification for Summary'.$A$1:.$I$103];5;0)" office:value-type="float" office:value="20">
            <text:p>20</text:p>
          </table:table-cell>
          <table:table-cell table:style-name="ce10" table:formula="of:=VLOOKUP([.$D87];[$'Data_Classification for Summary'.$A$1:.$I$103];7;0)" office:value-type="float" office:value="0">
            <text:p/>
          </table:table-cell>
          <table:table-cell table:style-name="ce10" table:formula="of:=VLOOKUP([.$D87];[$'Data_Classification for Summary'.$A$1:.$I$103];9;0)" office:value-type="float" office:value="0">
            <text:p/>
          </table:table-cell>
          <table:table-cell table:style-name="ce10" office:value-type="float" office:value="32">
            <text:p>32</text:p>
          </table:table-cell>
          <table:table-cell table:style-name="ce10" office:value-type="string">
            <text:p>All</text:p>
          </table:table-cell>
          <table:table-cell table:style-name="ce97" office:value-type="float" office:value="71080">
            <text:p>71080</text:p>
          </table:table-cell>
          <table:table-cell table:style-name="ce97" office:value-type="string">
            <text:p>General - Medications Detail - Dose (numerical)</text:p>
          </table:table-cell>
          <table:table-cell table:number-columns-repeated="1012"/>
        </table:table-row>
        <table:table-row table:style-name="ro4">
          <table:table-cell office:value-type="string">
            <text:p>Drug_Dose_Units</text:p>
          </table:table-cell>
          <table:table-cell table:style-name="ce10" office:value-type="string">
            <text:p>Drug dose unit of measure</text:p>
          </table:table-cell>
          <table:table-cell table:formula="of:=[.C87]+1" office:value-type="float" office:value="86">
            <text:p>86</text:p>
          </table:table-cell>
          <table:table-cell table:style-name="ce92" office:value-type="string">
            <text:p>Patient History,Medication,,</text:p>
          </table:table-cell>
          <table:table-cell table:style-name="ce10" table:formula="of:=VLOOKUP([.$D88];[$'Data_Classification for Summary'.$A$1:.$I$103];3;0)" office:value-type="float" office:value="5">
            <text:p>5</text:p>
          </table:table-cell>
          <table:table-cell table:style-name="ce10" table:formula="of:=VLOOKUP([.$D88];[$'Data_Classification for Summary'.$A$1:.$I$103];5;0)" office:value-type="float" office:value="20">
            <text:p>20</text:p>
          </table:table-cell>
          <table:table-cell table:style-name="ce10" table:formula="of:=VLOOKUP([.$D88];[$'Data_Classification for Summary'.$A$1:.$I$103];7;0)" office:value-type="float" office:value="0">
            <text:p/>
          </table:table-cell>
          <table:table-cell table:style-name="ce10" table:formula="of:=VLOOKUP([.$D88];[$'Data_Classification for Summary'.$A$1:.$I$103];9;0)" office:value-type="float" office:value="0">
            <text:p/>
          </table:table-cell>
          <table:table-cell office:value-type="float" office:value="34">
            <text:p>34</text:p>
          </table:table-cell>
          <table:table-cell table:style-name="ce10" office:value-type="string">
            <text:p>All</text:p>
          </table:table-cell>
          <table:table-cell table:style-name="ce97" office:value-type="float" office:value="71081">
            <text:p>71081</text:p>
          </table:table-cell>
          <table:table-cell table:style-name="ce97" office:value-type="string">
            <text:p>General - Medications Detail - Dose (unit of measure)</text:p>
          </table:table-cell>
          <table:table-cell table:number-columns-repeated="1012"/>
        </table:table-row>
        <table:table-row table:style-name="ro4">
          <table:table-cell office:value-type="string">
            <text:p>Drug_Frequency</text:p>
          </table:table-cell>
          <table:table-cell office:value-type="string">
            <text:p>Drug frequency</text:p>
          </table:table-cell>
          <table:table-cell table:formula="of:=[.C88]+1" office:value-type="float" office:value="87">
            <text:p>87</text:p>
          </table:table-cell>
          <table:table-cell table:style-name="ce92" office:value-type="string">
            <text:p>Patient History,Medication,,</text:p>
          </table:table-cell>
          <table:table-cell table:style-name="ce10" table:formula="of:=VLOOKUP([.$D89];[$'Data_Classification for Summary'.$A$1:.$I$103];3;0)" office:value-type="float" office:value="5">
            <text:p>5</text:p>
          </table:table-cell>
          <table:table-cell table:style-name="ce10" table:formula="of:=VLOOKUP([.$D89];[$'Data_Classification for Summary'.$A$1:.$I$103];5;0)" office:value-type="float" office:value="20">
            <text:p>20</text:p>
          </table:table-cell>
          <table:table-cell table:style-name="ce10" table:formula="of:=VLOOKUP([.$D89];[$'Data_Classification for Summary'.$A$1:.$I$103];7;0)" office:value-type="float" office:value="0">
            <text:p/>
          </table:table-cell>
          <table:table-cell table:style-name="ce10" table:formula="of:=VLOOKUP([.$D89];[$'Data_Classification for Summary'.$A$1:.$I$103];9;0)" office:value-type="float" office:value="0">
            <text:p/>
          </table:table-cell>
          <table:table-cell office:value-type="float" office:value="36">
            <text:p>36</text:p>
          </table:table-cell>
          <table:table-cell table:style-name="ce10" office:value-type="string">
            <text:p>All</text:p>
          </table:table-cell>
          <table:table-cell table:style-name="ce97" office:value-type="float" office:value="71083">
            <text:p>71083</text:p>
          </table:table-cell>
          <table:table-cell table:style-name="ce97" office:value-type="string">
            <text:p>General - Medications Detail - Frequency</text:p>
          </table:table-cell>
          <table:table-cell table:number-columns-repeated="1012"/>
        </table:table-row>
        <table:table-row table:style-name="ro4">
          <table:table-cell office:value-type="string">
            <text:p>Drug_Route</text:p>
          </table:table-cell>
          <table:table-cell office:value-type="string">
            <text:p>Drug route of administration</text:p>
          </table:table-cell>
          <table:table-cell table:formula="of:=[.C89]+1" office:value-type="float" office:value="88">
            <text:p>88</text:p>
          </table:table-cell>
          <table:table-cell table:style-name="ce92" office:value-type="string">
            <text:p>Patient History,Medication,,</text:p>
          </table:table-cell>
          <table:table-cell table:style-name="ce10" table:formula="of:=VLOOKUP([.$D90];[$'Data_Classification for Summary'.$A$1:.$I$103];3;0)" office:value-type="float" office:value="5">
            <text:p>5</text:p>
          </table:table-cell>
          <table:table-cell table:style-name="ce10" table:formula="of:=VLOOKUP([.$D90];[$'Data_Classification for Summary'.$A$1:.$I$103];5;0)" office:value-type="float" office:value="20">
            <text:p>20</text:p>
          </table:table-cell>
          <table:table-cell table:style-name="ce10" table:formula="of:=VLOOKUP([.$D90];[$'Data_Classification for Summary'.$A$1:.$I$103];7;0)" office:value-type="float" office:value="0">
            <text:p/>
          </table:table-cell>
          <table:table-cell table:style-name="ce10" table:formula="of:=VLOOKUP([.$D90];[$'Data_Classification for Summary'.$A$1:.$I$103];9;0)" office:value-type="float" office:value="0">
            <text:p/>
          </table:table-cell>
          <table:table-cell office:value-type="float" office:value="38">
            <text:p>38</text:p>
          </table:table-cell>
          <table:table-cell table:style-name="ce10" office:value-type="string">
            <text:p>All</text:p>
          </table:table-cell>
          <table:table-cell table:style-name="ce97" office:value-type="float" office:value="71082">
            <text:p>71082</text:p>
          </table:table-cell>
          <table:table-cell table:style-name="ce97" office:value-type="string">
            <text:p>General - Medications Detail - Route of Administration</text:p>
          </table:table-cell>
          <table:table-cell table:number-columns-repeated="1012"/>
        </table:table-row>
        <table:table-row table:style-name="ro4">
          <table:table-cell office:value-type="string">
            <text:p>Drug_PRN</text:p>
          </table:table-cell>
          <table:table-cell office:value-type="string">
            <text:p>Drug PRN</text:p>
          </table:table-cell>
          <table:table-cell table:formula="of:=[.C90]+1" office:value-type="float" office:value="89">
            <text:p>89</text:p>
          </table:table-cell>
          <table:table-cell table:style-name="ce92" office:value-type="string">
            <text:p>Patient History,Medication,,</text:p>
          </table:table-cell>
          <table:table-cell table:style-name="ce10" table:formula="of:=VLOOKUP([.$D91];[$'Data_Classification for Summary'.$A$1:.$I$103];3;0)" office:value-type="float" office:value="5">
            <text:p>5</text:p>
          </table:table-cell>
          <table:table-cell table:style-name="ce10" table:formula="of:=VLOOKUP([.$D91];[$'Data_Classification for Summary'.$A$1:.$I$103];5;0)" office:value-type="float" office:value="20">
            <text:p>20</text:p>
          </table:table-cell>
          <table:table-cell table:style-name="ce10" table:formula="of:=VLOOKUP([.$D91];[$'Data_Classification for Summary'.$A$1:.$I$103];7;0)" office:value-type="float" office:value="0">
            <text:p/>
          </table:table-cell>
          <table:table-cell table:style-name="ce10" table:formula="of:=VLOOKUP([.$D91];[$'Data_Classification for Summary'.$A$1:.$I$103];9;0)" office:value-type="float" office:value="0">
            <text:p/>
          </table:table-cell>
          <table:table-cell office:value-type="float" office:value="40">
            <text:p>40</text:p>
          </table:table-cell>
          <table:table-cell table:style-name="ce10" office:value-type="string">
            <text:p>All</text:p>
          </table:table-cell>
          <table:table-cell table:style-name="ce97" office:value-type="float" office:value="71084">
            <text:p>71084</text:p>
          </table:table-cell>
          <table:table-cell table:style-name="ce97" office:value-type="string">
            <text:p>General - Medications Detail - Scheduled vs PRN</text:p>
          </table:table-cell>
          <table:table-cell table:number-columns-repeated="1012"/>
        </table:table-row>
        <table:table-row table:style-name="ro4">
          <table:table-cell office:value-type="string">
            <text:p>Drug_last_taken</text:p>
          </table:table-cell>
          <table:table-cell office:value-type="string">
            <text:p>Drug last taken</text:p>
          </table:table-cell>
          <table:table-cell table:formula="of:=[.C91]+1" office:value-type="float" office:value="90">
            <text:p>90</text:p>
          </table:table-cell>
          <table:table-cell table:style-name="ce92" office:value-type="string">
            <text:p>Patient History,Medication,,</text:p>
          </table:table-cell>
          <table:table-cell table:style-name="ce10" table:formula="of:=VLOOKUP([.$D92];[$'Data_Classification for Summary'.$A$1:.$I$103];3;0)" office:value-type="float" office:value="5">
            <text:p>5</text:p>
          </table:table-cell>
          <table:table-cell table:style-name="ce10" table:formula="of:=VLOOKUP([.$D92];[$'Data_Classification for Summary'.$A$1:.$I$103];5;0)" office:value-type="float" office:value="20">
            <text:p>20</text:p>
          </table:table-cell>
          <table:table-cell table:style-name="ce10" table:formula="of:=VLOOKUP([.$D92];[$'Data_Classification for Summary'.$A$1:.$I$103];7;0)" office:value-type="float" office:value="0">
            <text:p/>
          </table:table-cell>
          <table:table-cell table:style-name="ce10" table:formula="of:=VLOOKUP([.$D92];[$'Data_Classification for Summary'.$A$1:.$I$103];9;0)" office:value-type="float" office:value="0">
            <text:p/>
          </table:table-cell>
          <table:table-cell office:value-type="float" office:value="42">
            <text:p>42</text:p>
          </table:table-cell>
          <table:table-cell table:style-name="ce10" office:value-type="string">
            <text:p>All</text:p>
          </table:table-cell>
          <table:table-cell table:style-name="ce97" office:value-type="float" office:value="71150">
            <text:p>71150</text:p>
          </table:table-cell>
          <table:table-cell table:style-name="ce97" office:value-type="string">
            <text:p>General - Medications Detail - Last taken date/time</text:p>
          </table:table-cell>
          <table:table-cell table:number-columns-repeated="1012"/>
        </table:table-row>
        <table:table-row table:style-name="ro4">
          <table:table-cell office:value-type="string">
            <text:p>Medication_anticoagulant</text:p>
          </table:table-cell>
          <table:table-cell table:style-name="ce10" office:value-type="string">
            <text:p>Anticoagulants</text:p>
          </table:table-cell>
          <table:table-cell table:formula="of:=[.C92]+1" office:value-type="float" office:value="91">
            <text:p>91</text:p>
          </table:table-cell>
          <table:table-cell table:style-name="ce92" office:value-type="string">
            <text:p>Patient History,Medication,,</text:p>
          </table:table-cell>
          <table:table-cell table:style-name="ce10" table:formula="of:=VLOOKUP([.$D93];[$'Data_Classification for Summary'.$A$1:.$I$103];3;0)" office:value-type="float" office:value="5">
            <text:p>5</text:p>
          </table:table-cell>
          <table:table-cell table:style-name="ce10" table:formula="of:=VLOOKUP([.$D93];[$'Data_Classification for Summary'.$A$1:.$I$103];5;0)" office:value-type="float" office:value="20">
            <text:p>20</text:p>
          </table:table-cell>
          <table:table-cell table:style-name="ce10" table:formula="of:=VLOOKUP([.$D93];[$'Data_Classification for Summary'.$A$1:.$I$103];7;0)" office:value-type="float" office:value="0">
            <text:p/>
          </table:table-cell>
          <table:table-cell table:style-name="ce10" table:formula="of:=VLOOKUP([.$D93];[$'Data_Classification for Summary'.$A$1:.$I$103];9;0)" office:value-type="float" office:value="0">
            <text:p/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073">
            <text:p>70073</text:p>
          </table:table-cell>
          <table:table-cell table:style-name="ce97" office:value-type="string">
            <text:p>General - Medications - Anticoagulation</text:p>
          </table:table-cell>
          <table:table-cell table:number-columns-repeated="1012"/>
        </table:table-row>
        <table:table-row table:style-name="ro4">
          <table:table-cell office:value-type="string">
            <text:p>Medication_anticoagulant_indication</text:p>
          </table:table-cell>
          <table:table-cell table:style-name="ce10" office:value-type="string">
            <text:p>Anticoagulant indication</text:p>
          </table:table-cell>
          <table:table-cell table:formula="of:=[.C93]+1" office:value-type="float" office:value="92">
            <text:p>92</text:p>
          </table:table-cell>
          <table:table-cell table:style-name="ce92" office:value-type="string">
            <text:p>Patient History,Medication,,</text:p>
          </table:table-cell>
          <table:table-cell table:style-name="ce10" table:formula="of:=VLOOKUP([.$D94];[$'Data_Classification for Summary'.$A$1:.$I$103];3;0)" office:value-type="float" office:value="5">
            <text:p>5</text:p>
          </table:table-cell>
          <table:table-cell table:style-name="ce10" table:formula="of:=VLOOKUP([.$D94];[$'Data_Classification for Summary'.$A$1:.$I$103];5;0)" office:value-type="float" office:value="20">
            <text:p>20</text:p>
          </table:table-cell>
          <table:table-cell table:style-name="ce10" table:formula="of:=VLOOKUP([.$D94];[$'Data_Classification for Summary'.$A$1:.$I$103];7;0)" office:value-type="float" office:value="0">
            <text:p/>
          </table:table-cell>
          <table:table-cell table:style-name="ce10" table:formula="of:=VLOOKUP([.$D94];[$'Data_Classification for Summary'.$A$1:.$I$103];9;0)" office:value-type="float" office:value="0">
            <text:p/>
          </table:table-cell>
          <table:table-cell table:style-name="ce10" office:value-type="float" office:value="101">
            <text:p>101</text:p>
          </table:table-cell>
          <table:table-cell table:style-name="ce10" office:value-type="string">
            <text:p>All</text:p>
          </table:table-cell>
          <table:table-cell table:style-name="ce97" office:value-type="float" office:value="70074">
            <text:p>70074</text:p>
          </table:table-cell>
          <table:table-cell table:style-name="ce97" office:value-type="string">
            <text:p>General - Medications - Anticoagulation Indication</text:p>
          </table:table-cell>
          <table:table-cell table:number-columns-repeated="1012"/>
        </table:table-row>
        <table:table-row table:style-name="ro4">
          <table:table-cell office:value-type="string">
            <text:p>Medication_beta_blockers</text:p>
          </table:table-cell>
          <table:table-cell table:style-name="ce10" office:value-type="string">
            <text:p>Beta-blockers</text:p>
          </table:table-cell>
          <table:table-cell table:formula="of:=[.C94]+1" office:value-type="float" office:value="93">
            <text:p>93</text:p>
          </table:table-cell>
          <table:table-cell table:style-name="ce92" office:value-type="string">
            <text:p>Patient History,Medication,,</text:p>
          </table:table-cell>
          <table:table-cell table:style-name="ce10" table:formula="of:=VLOOKUP([.$D95];[$'Data_Classification for Summary'.$A$1:.$I$103];3;0)" office:value-type="float" office:value="5">
            <text:p>5</text:p>
          </table:table-cell>
          <table:table-cell table:style-name="ce10" table:formula="of:=VLOOKUP([.$D95];[$'Data_Classification for Summary'.$A$1:.$I$103];5;0)" office:value-type="float" office:value="20">
            <text:p>20</text:p>
          </table:table-cell>
          <table:table-cell table:style-name="ce10" table:formula="of:=VLOOKUP([.$D95];[$'Data_Classification for Summary'.$A$1:.$I$103];7;0)" office:value-type="float" office:value="0">
            <text:p/>
          </table:table-cell>
          <table:table-cell table:style-name="ce10" table:formula="of:=VLOOKUP([.$D95];[$'Data_Classification for Summary'.$A$1:.$I$103];9;0)" office:value-type="float" office:value="0">
            <text:p/>
          </table:table-cell>
          <table:table-cell table:style-name="ce10" office:value-type="float" office:value="105">
            <text:p>105</text:p>
          </table:table-cell>
          <table:table-cell table:style-name="ce10" office:value-type="string">
            <text:p>All</text:p>
          </table:table-cell>
          <table:table-cell table:style-name="ce97" office:value-type="float" office:value="70075">
            <text:p>70075</text:p>
          </table:table-cell>
          <table:table-cell table:style-name="ce97" office:value-type="string">
            <text:p>General - Medications - Beta Blocker</text:p>
          </table:table-cell>
          <table:table-cell table:number-columns-repeated="1012"/>
        </table:table-row>
        <table:table-row table:style-name="ro4">
          <table:table-cell office:value-type="string">
            <text:p>Medication_Steroids_Long_Term</text:p>
          </table:table-cell>
          <table:table-cell table:style-name="ce10" office:value-type="string">
            <text:p>Long-term Steroids</text:p>
          </table:table-cell>
          <table:table-cell table:formula="of:=[.C95]+1" office:value-type="float" office:value="94">
            <text:p>94</text:p>
          </table:table-cell>
          <table:table-cell table:style-name="ce92" office:value-type="string">
            <text:p>Patient History,Medication,,</text:p>
          </table:table-cell>
          <table:table-cell table:style-name="ce10" table:formula="of:=VLOOKUP([.$D96];[$'Data_Classification for Summary'.$A$1:.$I$103];3;0)" office:value-type="float" office:value="5">
            <text:p>5</text:p>
          </table:table-cell>
          <table:table-cell table:style-name="ce10" table:formula="of:=VLOOKUP([.$D96];[$'Data_Classification for Summary'.$A$1:.$I$103];5;0)" office:value-type="float" office:value="20">
            <text:p>20</text:p>
          </table:table-cell>
          <table:table-cell table:style-name="ce10" table:formula="of:=VLOOKUP([.$D96];[$'Data_Classification for Summary'.$A$1:.$I$103];7;0)" office:value-type="float" office:value="0">
            <text:p/>
          </table:table-cell>
          <table:table-cell table:style-name="ce10" table:formula="of:=VLOOKUP([.$D96];[$'Data_Classification for Summary'.$A$1:.$I$103];9;0)" office:value-type="float" office:value="0">
            <text:p/>
          </table:table-cell>
          <table:table-cell table:style-name="ce10" office:value-type="float" office:value="110">
            <text:p>110</text:p>
          </table:table-cell>
          <table:table-cell table:style-name="ce10" office:value-type="string">
            <text:p>All</text:p>
          </table:table-cell>
          <table:table-cell table:style-name="ce97" office:value-type="float" office:value="70076">
            <text:p>70076</text:p>
          </table:table-cell>
          <table:table-cell table:style-name="ce97" office:value-type="string">
            <text:p>General - Medications - Chronic Steroid Use</text:p>
          </table:table-cell>
          <table:table-cell table:number-columns-repeated="1012"/>
        </table:table-row>
        <table:table-row table:style-name="ro4">
          <table:table-cell office:value-type="string">
            <text:p>Medication_herbal_alternative</text:p>
          </table:table-cell>
          <table:table-cell table:style-name="ce10" office:value-type="string">
            <text:p>Herbal / Alternative</text:p>
          </table:table-cell>
          <table:table-cell table:formula="of:=[.C96]+1" office:value-type="float" office:value="95">
            <text:p>95</text:p>
          </table:table-cell>
          <table:table-cell table:style-name="ce92" office:value-type="string">
            <text:p>Patient History,Medication,,</text:p>
          </table:table-cell>
          <table:table-cell table:style-name="ce10" table:formula="of:=VLOOKUP([.$D97];[$'Data_Classification for Summary'.$A$1:.$I$103];3;0)" office:value-type="float" office:value="5">
            <text:p>5</text:p>
          </table:table-cell>
          <table:table-cell table:style-name="ce10" table:formula="of:=VLOOKUP([.$D97];[$'Data_Classification for Summary'.$A$1:.$I$103];5;0)" office:value-type="float" office:value="20">
            <text:p>20</text:p>
          </table:table-cell>
          <table:table-cell table:style-name="ce10" table:formula="of:=VLOOKUP([.$D97];[$'Data_Classification for Summary'.$A$1:.$I$103];7;0)" office:value-type="float" office:value="0">
            <text:p/>
          </table:table-cell>
          <table:table-cell table:style-name="ce10" table:formula="of:=VLOOKUP([.$D97];[$'Data_Classification for Summary'.$A$1:.$I$103];9;0)" office:value-type="float" office:value="0">
            <text:p/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All</text:p>
          </table:table-cell>
          <table:table-cell table:style-name="ce97" office:value-type="float" office:value="70078">
            <text:p>70078</text:p>
          </table:table-cell>
          <table:table-cell table:style-name="ce97" office:value-type="string">
            <text:p>General - Medications - Herbal / Alternative</text:p>
          </table:table-cell>
          <table:table-cell table:number-columns-repeated="1012"/>
        </table:table-row>
        <table:table-row table:style-name="ro4">
          <table:table-cell office:value-type="string">
            <text:p>Allergies</text:p>
          </table:table-cell>
          <table:table-cell table:style-name="ce10" office:value-type="string">
            <text:p>Allergies</text:p>
          </table:table-cell>
          <table:table-cell table:formula="of:=[.C97]+1" office:value-type="float" office:value="96">
            <text:p>96</text:p>
          </table:table-cell>
          <table:table-cell table:style-name="ce10" office:value-type="string">
            <text:p>Patient History,Allergy,,</text:p>
          </table:table-cell>
          <table:table-cell table:style-name="ce10" table:formula="of:=VLOOKUP([.$D98];[$'Data_Classification for Summary'.$A$1:.$I$103];3;0)" office:value-type="float" office:value="5">
            <text:p>5</text:p>
          </table:table-cell>
          <table:table-cell table:style-name="ce10" table:formula="of:=VLOOKUP([.$D98];[$'Data_Classification for Summary'.$A$1:.$I$103];5;0)" office:value-type="float" office:value="21">
            <text:p>21</text:p>
          </table:table-cell>
          <table:table-cell table:style-name="ce10" table:formula="of:=VLOOKUP([.$D98];[$'Data_Classification for Summary'.$A$1:.$I$103];7;0)" office:value-type="float" office:value="0">
            <text:p/>
          </table:table-cell>
          <table:table-cell table:style-name="ce10" table:formula="of:=VLOOKUP([.$D98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97" office:value-type="float" office:value="70020">
            <text:p>70020</text:p>
          </table:table-cell>
          <table:table-cell table:style-name="ce97" office:value-type="string">
            <text:p>General - Allergies</text:p>
          </table:table-cell>
          <table:table-cell table:number-columns-repeated="1012"/>
        </table:table-row>
        <table:table-row table:style-name="ro4">
          <table:table-cell office:value-type="string">
            <text:p>Allergy_cause_reaction</text:p>
          </table:table-cell>
          <table:table-cell table:style-name="ce10" office:value-type="string">
            <text:p>Allergy to (and reaction)</text:p>
          </table:table-cell>
          <table:table-cell table:formula="of:=[.C98]+1" office:value-type="float" office:value="97">
            <text:p>97</text:p>
          </table:table-cell>
          <table:table-cell table:style-name="ce10" office:value-type="string">
            <text:p>Patient History,Allergy,,</text:p>
          </table:table-cell>
          <table:table-cell table:style-name="ce10" table:formula="of:=VLOOKUP([.$D99];[$'Data_Classification for Summary'.$A$1:.$I$103];3;0)" office:value-type="float" office:value="5">
            <text:p>5</text:p>
          </table:table-cell>
          <table:table-cell table:style-name="ce10" table:formula="of:=VLOOKUP([.$D99];[$'Data_Classification for Summary'.$A$1:.$I$103];5;0)" office:value-type="float" office:value="21">
            <text:p>21</text:p>
          </table:table-cell>
          <table:table-cell table:style-name="ce10" table:formula="of:=VLOOKUP([.$D99];[$'Data_Classification for Summary'.$A$1:.$I$103];7;0)" office:value-type="float" office:value="0">
            <text:p/>
          </table:table-cell>
          <table:table-cell table:style-name="ce10" table:formula="of:=VLOOKUP([.$D99];[$'Data_Classification for Summary'.$A$1:.$I$103];9;0)" office:value-type="float" office:value="0">
            <text:p/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office:value-type="string">
            <text:p>Allergy_reaction</text:p>
          </table:table-cell>
          <table:table-cell table:style-name="ce10" office:value-type="string">
            <text:p>Allergy reaction</text:p>
          </table:table-cell>
          <table:table-cell table:formula="of:=[.C99]+1" office:value-type="float" office:value="98">
            <text:p>98</text:p>
          </table:table-cell>
          <table:table-cell table:style-name="ce10" office:value-type="string">
            <text:p>Patient History,Allergy,,</text:p>
          </table:table-cell>
          <table:table-cell table:style-name="ce10" table:formula="of:=VLOOKUP([.$D100];[$'Data_Classification for Summary'.$A$1:.$I$103];3;0)" office:value-type="float" office:value="5">
            <text:p>5</text:p>
          </table:table-cell>
          <table:table-cell table:style-name="ce10" table:formula="of:=VLOOKUP([.$D100];[$'Data_Classification for Summary'.$A$1:.$I$103];5;0)" office:value-type="float" office:value="21">
            <text:p>21</text:p>
          </table:table-cell>
          <table:table-cell table:style-name="ce10" table:formula="of:=VLOOKUP([.$D100];[$'Data_Classification for Summary'.$A$1:.$I$103];7;0)" office:value-type="float" office:value="0">
            <text:p/>
          </table:table-cell>
          <table:table-cell table:style-name="ce10" table:formula="of:=VLOOKUP([.$D100];[$'Data_Classification for Summary'.$A$1:.$I$103];9;0)" office:value-type="float" office:value="0">
            <text:p/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All</text:p>
          </table:table-cell>
          <table:table-cell table:style-name="ce97" office:value-type="float" office:value="71200">
            <text:p>71200</text:p>
          </table:table-cell>
          <table:table-cell table:style-name="ce97" office:value-type="string">
            <text:p>General - Allergies Detail - Reaction</text:p>
          </table:table-cell>
          <table:table-cell table:number-columns-repeated="1012"/>
        </table:table-row>
        <table:table-row table:style-name="ro4">
          <table:table-cell office:value-type="string">
            <text:p>Latex_allergy</text:p>
          </table:table-cell>
          <table:table-cell table:style-name="ce10" office:value-type="string">
            <text:p>Latex allergy</text:p>
          </table:table-cell>
          <table:table-cell table:formula="of:=[.C100]+1" office:value-type="float" office:value="99">
            <text:p>99</text:p>
          </table:table-cell>
          <table:table-cell table:style-name="ce10" office:value-type="string">
            <text:p>Patient History,Allergy,,</text:p>
          </table:table-cell>
          <table:table-cell table:style-name="ce10" table:formula="of:=VLOOKUP([.$D101];[$'Data_Classification for Summary'.$A$1:.$I$103];3;0)" office:value-type="float" office:value="5">
            <text:p>5</text:p>
          </table:table-cell>
          <table:table-cell table:style-name="ce10" table:formula="of:=VLOOKUP([.$D101];[$'Data_Classification for Summary'.$A$1:.$I$103];5;0)" office:value-type="float" office:value="21">
            <text:p>21</text:p>
          </table:table-cell>
          <table:table-cell table:style-name="ce10" table:formula="of:=VLOOKUP([.$D101];[$'Data_Classification for Summary'.$A$1:.$I$103];7;0)" office:value-type="float" office:value="0">
            <text:p/>
          </table:table-cell>
          <table:table-cell table:style-name="ce10" table:formula="of:=VLOOKUP([.$D101];[$'Data_Classification for Summary'.$A$1:.$I$103];9;0)" office:value-type="float" office:value="0">
            <text:p/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All</text:p>
          </table:table-cell>
          <table:table-cell table:style-name="ce98" office:value-type="float" office:value="70021">
            <text:p>70021</text:p>
          </table:table-cell>
          <table:table-cell table:style-name="ce98" office:value-type="string">
            <text:p>General - Allergies Latex</text:p>
          </table:table-cell>
          <table:table-cell table:number-columns-repeated="1012"/>
        </table:table-row>
        <table:table-row table:style-name="ro4">
          <table:table-cell office:value-type="string">
            <text:p>Drug_side_effects</text:p>
          </table:table-cell>
          <table:table-cell table:style-name="ce10" office:value-type="string">
            <text:p>Side effects</text:p>
          </table:table-cell>
          <table:table-cell table:formula="of:=[.C101]+1" office:value-type="float" office:value="100">
            <text:p>100</text:p>
          </table:table-cell>
          <table:table-cell table:style-name="ce10" office:value-type="string">
            <text:p>Patient History,Side effects,,</text:p>
          </table:table-cell>
          <table:table-cell table:style-name="ce10" table:formula="of:=VLOOKUP([.$D102];[$'Data_Classification for Summary'.$A$1:.$I$103];3;0)" office:value-type="float" office:value="5">
            <text:p>5</text:p>
          </table:table-cell>
          <table:table-cell table:style-name="ce10" table:formula="of:=VLOOKUP([.$D102];[$'Data_Classification for Summary'.$A$1:.$I$103];5;0)" office:value-type="float" office:value="22">
            <text:p>22</text:p>
          </table:table-cell>
          <table:table-cell table:style-name="ce10" table:formula="of:=VLOOKUP([.$D102];[$'Data_Classification for Summary'.$A$1:.$I$103];7;0)" office:value-type="float" office:value="0">
            <text:p/>
          </table:table-cell>
          <table:table-cell table:style-name="ce10" table:formula="of:=VLOOKUP([.$D102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Height_patient_report_cm</text:p>
          </table:table-cell>
          <table:table-cell table:style-name="ce92" office:value-type="string">
            <text:p>Height(cm) patient report</text:p>
          </table:table-cell>
          <table:table-cell table:formula="of:=[.C102]+1" office:value-type="float" office:value="101">
            <text:p>101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03];[$'Data_Classification for Summary'.$A$1:.$I$103];3;0)" office:value-type="float" office:value="5">
            <text:p>5</text:p>
          </table:table-cell>
          <table:table-cell table:style-name="ce10" table:formula="of:=VLOOKUP([.$D103];[$'Data_Classification for Summary'.$A$1:.$I$103];5;0)" office:value-type="float" office:value="25">
            <text:p>25</text:p>
          </table:table-cell>
          <table:table-cell table:style-name="ce10" table:formula="of:=VLOOKUP([.$D103];[$'Data_Classification for Summary'.$A$1:.$I$103];7;0)" office:value-type="float" office:value="0">
            <text:p/>
          </table:table-cell>
          <table:table-cell table:style-name="ce10" table:formula="of:=VLOOKUP([.$D103];[$'Data_Classification for Summary'.$A$1:.$I$103];9;0)" office:value-type="float" office:value="0">
            <text:p/>
          </table:table-cell>
          <table:table-cell table:style-name="ce92" office:value-type="float" office:value="1">
            <text:p>1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Weight_patient_report_kg</text:p>
          </table:table-cell>
          <table:table-cell table:style-name="ce92" office:value-type="string">
            <text:p>Weight(kg) patient report</text:p>
          </table:table-cell>
          <table:table-cell table:formula="of:=[.C103]+1" office:value-type="float" office:value="102">
            <text:p>102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04];[$'Data_Classification for Summary'.$A$1:.$I$103];3;0)" office:value-type="float" office:value="5">
            <text:p>5</text:p>
          </table:table-cell>
          <table:table-cell table:style-name="ce10" table:formula="of:=VLOOKUP([.$D104];[$'Data_Classification for Summary'.$A$1:.$I$103];5;0)" office:value-type="float" office:value="25">
            <text:p>25</text:p>
          </table:table-cell>
          <table:table-cell table:style-name="ce10" table:formula="of:=VLOOKUP([.$D104];[$'Data_Classification for Summary'.$A$1:.$I$103];7;0)" office:value-type="float" office:value="0">
            <text:p/>
          </table:table-cell>
          <table:table-cell table:style-name="ce10" table:formula="of:=VLOOKUP([.$D104];[$'Data_Classification for Summary'.$A$1:.$I$103];9;0)" office:value-type="float" office:value="0">
            <text:p/>
          </table:table-cell>
          <table:table-cell table:style-name="ce92" office:value-type="float" office:value="2">
            <text:p>2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Alcohol_Current</text:p>
          </table:table-cell>
          <table:table-cell table:style-name="ce10" office:value-type="string">
            <text:p>Alcohol current</text:p>
          </table:table-cell>
          <table:table-cell table:formula="of:=[.C104]+1" office:value-type="float" office:value="103">
            <text:p>103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05];[$'Data_Classification for Summary'.$A$1:.$I$103];3;0)" office:value-type="float" office:value="5">
            <text:p>5</text:p>
          </table:table-cell>
          <table:table-cell table:style-name="ce10" table:formula="of:=VLOOKUP([.$D105];[$'Data_Classification for Summary'.$A$1:.$I$103];5;0)" office:value-type="float" office:value="25">
            <text:p>25</text:p>
          </table:table-cell>
          <table:table-cell table:style-name="ce10" table:formula="of:=VLOOKUP([.$D105];[$'Data_Classification for Summary'.$A$1:.$I$103];7;0)" office:value-type="float" office:value="0">
            <text:p/>
          </table:table-cell>
          <table:table-cell table:style-name="ce10" table:formula="of:=VLOOKUP([.$D105];[$'Data_Classification for Summary'.$A$1:.$I$103];9;0)" office:value-type="float" office:value="0">
            <text:p/>
          </table:table-cell>
          <table:table-cell table:style-name="ce10" office:value-type="float" office:value="25">
            <text:p>25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126">
            <text:p>70126</text:p>
          </table:table-cell>
          <table:table-cell table:style-name="ce97" office:value-type="string">
            <text:p>History - Social History - Alcohol</text:p>
          </table:table-cell>
          <table:table-cell table:number-columns-repeated="1012"/>
        </table:table-row>
        <table:table-row table:style-name="ro4">
          <table:table-cell office:value-type="string">
            <text:p>Alcohol_Units_per_Week</text:p>
          </table:table-cell>
          <table:table-cell table:style-name="ce10" office:value-type="string">
            <text:p>Alcohol units per week</text:p>
          </table:table-cell>
          <table:table-cell table:formula="of:=[.C105]+1" office:value-type="float" office:value="104">
            <text:p>104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06];[$'Data_Classification for Summary'.$A$1:.$I$103];3;0)" office:value-type="float" office:value="5">
            <text:p>5</text:p>
          </table:table-cell>
          <table:table-cell table:style-name="ce10" table:formula="of:=VLOOKUP([.$D106];[$'Data_Classification for Summary'.$A$1:.$I$103];5;0)" office:value-type="float" office:value="25">
            <text:p>25</text:p>
          </table:table-cell>
          <table:table-cell table:style-name="ce10" table:formula="of:=VLOOKUP([.$D106];[$'Data_Classification for Summary'.$A$1:.$I$103];7;0)" office:value-type="float" office:value="0">
            <text:p/>
          </table:table-cell>
          <table:table-cell table:style-name="ce10" table:formula="of:=VLOOKUP([.$D106];[$'Data_Classification for Summary'.$A$1:.$I$103];9;0)" office:value-type="float" office:value="0">
            <text:p/>
          </table:table-cell>
          <table:table-cell table:style-name="ce10" office:value-type="float" office:value="26">
            <text:p>26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Tobacco_Ever</text:p>
          </table:table-cell>
          <table:table-cell table:style-name="ce10" office:value-type="string">
            <text:p>Tobacco ever</text:p>
          </table:table-cell>
          <table:table-cell table:formula="of:=[.C106]+1" office:value-type="float" office:value="105">
            <text:p>105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07];[$'Data_Classification for Summary'.$A$1:.$I$103];3;0)" office:value-type="float" office:value="5">
            <text:p>5</text:p>
          </table:table-cell>
          <table:table-cell table:style-name="ce10" table:formula="of:=VLOOKUP([.$D107];[$'Data_Classification for Summary'.$A$1:.$I$103];5;0)" office:value-type="float" office:value="25">
            <text:p>25</text:p>
          </table:table-cell>
          <table:table-cell table:style-name="ce10" table:formula="of:=VLOOKUP([.$D107];[$'Data_Classification for Summary'.$A$1:.$I$103];7;0)" office:value-type="float" office:value="0">
            <text:p/>
          </table:table-cell>
          <table:table-cell table:style-name="ce10" table:formula="of:=VLOOKUP([.$D107];[$'Data_Classification for Summary'.$A$1:.$I$103];9;0)" office:value-type="float" office:value="0">
            <text:p/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style-name="ce97" office:value-type="float" office:value="70128">
            <text:p>70128</text:p>
          </table:table-cell>
          <table:table-cell table:style-name="ce97" office:value-type="string">
            <text:p>History - Social History - Tobacco</text:p>
          </table:table-cell>
          <table:table-cell table:number-columns-repeated="1012"/>
        </table:table-row>
        <table:table-row table:style-name="ro4">
          <table:table-cell office:value-type="string">
            <text:p>Tobacco_Current</text:p>
          </table:table-cell>
          <table:table-cell table:style-name="ce10" office:value-type="string">
            <text:p>Current smoker</text:p>
          </table:table-cell>
          <table:table-cell table:formula="of:=[.C107]+1" office:value-type="float" office:value="106">
            <text:p>106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08];[$'Data_Classification for Summary'.$A$1:.$I$103];3;0)" office:value-type="float" office:value="5">
            <text:p>5</text:p>
          </table:table-cell>
          <table:table-cell table:style-name="ce10" table:formula="of:=VLOOKUP([.$D108];[$'Data_Classification for Summary'.$A$1:.$I$103];5;0)" office:value-type="float" office:value="25">
            <text:p>25</text:p>
          </table:table-cell>
          <table:table-cell table:style-name="ce10" table:formula="of:=VLOOKUP([.$D108];[$'Data_Classification for Summary'.$A$1:.$I$103];7;0)" office:value-type="float" office:value="0">
            <text:p/>
          </table:table-cell>
          <table:table-cell table:style-name="ce10" table:formula="of:=VLOOKUP([.$D108];[$'Data_Classification for Summary'.$A$1:.$I$103];9;0)" office:value-type="float" office:value="0">
            <text:p/>
          </table:table-cell>
          <table:table-cell table:style-name="ce10" office:value-type="float" office:value="31">
            <text:p>31</text:p>
          </table:table-cell>
          <table:table-cell table:style-name="ce10" office:value-type="string">
            <text:p>Recent</text:p>
          </table:table-cell>
          <table:table-cell table:style-name="ce97" office:value-type="float" office:value="71110">
            <text:p>71110</text:p>
          </table:table-cell>
          <table:table-cell table:style-name="ce97" office:value-type="string">
            <text:p>History - Social History - Tobacco Details Current vs Past</text:p>
          </table:table-cell>
          <table:table-cell table:number-columns-repeated="1012"/>
        </table:table-row>
        <table:table-row table:style-name="ro4">
          <table:table-cell office:value-type="string">
            <text:p>Tobacco_Cigarettes_per_Day</text:p>
          </table:table-cell>
          <table:table-cell table:style-name="ce92" office:value-type="string">
            <text:p>Cigarettes / day</text:p>
          </table:table-cell>
          <table:table-cell table:formula="of:=[.C108]+1" office:value-type="float" office:value="107">
            <text:p>107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09];[$'Data_Classification for Summary'.$A$1:.$I$103];3;0)" office:value-type="float" office:value="5">
            <text:p>5</text:p>
          </table:table-cell>
          <table:table-cell table:style-name="ce10" table:formula="of:=VLOOKUP([.$D109];[$'Data_Classification for Summary'.$A$1:.$I$103];5;0)" office:value-type="float" office:value="25">
            <text:p>25</text:p>
          </table:table-cell>
          <table:table-cell table:style-name="ce10" table:formula="of:=VLOOKUP([.$D109];[$'Data_Classification for Summary'.$A$1:.$I$103];7;0)" office:value-type="float" office:value="0">
            <text:p/>
          </table:table-cell>
          <table:table-cell table:style-name="ce10" table:formula="of:=VLOOKUP([.$D109];[$'Data_Classification for Summary'.$A$1:.$I$103];9;0)" office:value-type="float" office:value="0">
            <text:p/>
          </table:table-cell>
          <table:table-cell table:style-name="ce92" office:value-type="float" office:value="32">
            <text:p>32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Tobacco_Date_Stopped</text:p>
          </table:table-cell>
          <table:table-cell table:style-name="ce92" office:value-type="string">
            <text:p>Tobacco Date stopped</text:p>
          </table:table-cell>
          <table:table-cell table:formula="of:=[.C109]+1" office:value-type="float" office:value="108">
            <text:p>108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10];[$'Data_Classification for Summary'.$A$1:.$I$103];3;0)" office:value-type="float" office:value="5">
            <text:p>5</text:p>
          </table:table-cell>
          <table:table-cell table:style-name="ce10" table:formula="of:=VLOOKUP([.$D110];[$'Data_Classification for Summary'.$A$1:.$I$103];5;0)" office:value-type="float" office:value="25">
            <text:p>25</text:p>
          </table:table-cell>
          <table:table-cell table:style-name="ce10" table:formula="of:=VLOOKUP([.$D110];[$'Data_Classification for Summary'.$A$1:.$I$103];7;0)" office:value-type="float" office:value="0">
            <text:p/>
          </table:table-cell>
          <table:table-cell table:style-name="ce10" table:formula="of:=VLOOKUP([.$D110];[$'Data_Classification for Summary'.$A$1:.$I$103];9;0)" office:value-type="float" office:value="0">
            <text:p/>
          </table:table-cell>
          <table:table-cell table:style-name="ce92" office:value-type="float" office:value="33">
            <text:p>33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Tobacco_Pack_Years</text:p>
          </table:table-cell>
          <table:table-cell table:style-name="ce10" office:value-type="string">
            <text:p>Tobacco pack years</text:p>
          </table:table-cell>
          <table:table-cell table:formula="of:=[.C110]+1" office:value-type="float" office:value="109">
            <text:p>109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11];[$'Data_Classification for Summary'.$A$1:.$I$103];3;0)" office:value-type="float" office:value="5">
            <text:p>5</text:p>
          </table:table-cell>
          <table:table-cell table:style-name="ce10" table:formula="of:=VLOOKUP([.$D111];[$'Data_Classification for Summary'.$A$1:.$I$103];5;0)" office:value-type="float" office:value="25">
            <text:p>25</text:p>
          </table:table-cell>
          <table:table-cell table:style-name="ce10" table:formula="of:=VLOOKUP([.$D111];[$'Data_Classification for Summary'.$A$1:.$I$103];7;0)" office:value-type="float" office:value="0">
            <text:p/>
          </table:table-cell>
          <table:table-cell table:style-name="ce10" table:formula="of:=VLOOKUP([.$D111];[$'Data_Classification for Summary'.$A$1:.$I$103];9;0)" office:value-type="float" office:value="0">
            <text:p/>
          </table:table-cell>
          <table:table-cell table:style-name="ce10" office:value-type="float" office:value="33">
            <text:p>33</text:p>
          </table:table-cell>
          <table:table-cell table:style-name="ce10" office:value-type="string">
            <text:p>Recent</text:p>
          </table:table-cell>
          <table:table-cell table:style-name="ce97" office:value-type="float" office:value="71100">
            <text:p>71100</text:p>
          </table:table-cell>
          <table:table-cell table:style-name="ce97" office:value-type="string">
            <text:p>History - Social History - Tobacco Details Pack Years</text:p>
          </table:table-cell>
          <table:table-cell table:number-columns-repeated="1012"/>
        </table:table-row>
        <table:table-row table:style-name="ro4">
          <table:table-cell office:value-type="string">
            <text:p>Illicit_Drugs</text:p>
          </table:table-cell>
          <table:table-cell table:style-name="ce10" office:value-type="string">
            <text:p>Illicit drugs</text:p>
          </table:table-cell>
          <table:table-cell table:formula="of:=[.C111]+1" office:value-type="float" office:value="110">
            <text:p>110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12];[$'Data_Classification for Summary'.$A$1:.$I$103];3;0)" office:value-type="float" office:value="5">
            <text:p>5</text:p>
          </table:table-cell>
          <table:table-cell table:style-name="ce10" table:formula="of:=VLOOKUP([.$D112];[$'Data_Classification for Summary'.$A$1:.$I$103];5;0)" office:value-type="float" office:value="25">
            <text:p>25</text:p>
          </table:table-cell>
          <table:table-cell table:style-name="ce10" table:formula="of:=VLOOKUP([.$D112];[$'Data_Classification for Summary'.$A$1:.$I$103];7;0)" office:value-type="float" office:value="0">
            <text:p/>
          </table:table-cell>
          <table:table-cell table:style-name="ce10" table:formula="of:=VLOOKUP([.$D112];[$'Data_Classification for Summary'.$A$1:.$I$103];9;0)" office:value-type="float" office:value="0">
            <text:p/>
          </table:table-cell>
          <table:table-cell table:style-name="ce10" office:value-type="float" office:value="35">
            <text:p>35</text:p>
          </table:table-cell>
          <table:table-cell table:style-name="ce10" office:value-type="string">
            <text:p>All</text:p>
          </table:table-cell>
          <table:table-cell table:style-name="ce97" office:value-type="float" office:value="70127">
            <text:p>70127</text:p>
          </table:table-cell>
          <table:table-cell table:style-name="ce97" office:value-type="string">
            <text:p>History - Social History - Illicit Drug Use</text:p>
          </table:table-cell>
          <table:table-cell table:number-columns-repeated="1012"/>
        </table:table-row>
        <table:table-row table:style-name="ro4">
          <table:table-cell office:value-type="string">
            <text:p>Malignancy_ever</text:p>
          </table:table-cell>
          <table:table-cell table:style-name="ce10" office:value-type="string">
            <text:p>Malignancy (ever)</text:p>
          </table:table-cell>
          <table:table-cell table:formula="of:=[.C112]+1" office:value-type="float" office:value="111">
            <text:p>111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13];[$'Data_Classification for Summary'.$A$1:.$I$103];3;0)" office:value-type="float" office:value="5">
            <text:p>5</text:p>
          </table:table-cell>
          <table:table-cell table:style-name="ce10" table:formula="of:=VLOOKUP([.$D113];[$'Data_Classification for Summary'.$A$1:.$I$103];5;0)" office:value-type="float" office:value="25">
            <text:p>25</text:p>
          </table:table-cell>
          <table:table-cell table:style-name="ce10" table:formula="of:=VLOOKUP([.$D113];[$'Data_Classification for Summary'.$A$1:.$I$103];7;0)" office:value-type="float" office:value="0">
            <text:p/>
          </table:table-cell>
          <table:table-cell table:style-name="ce10" table:formula="of:=VLOOKUP([.$D113];[$'Data_Classification for Summary'.$A$1:.$I$103];9;0)" office:value-type="float" office:value="0">
            <text:p/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All</text:p>
          </table:table-cell>
          <table:table-cell table:style-name="ce97" office:value-type="float" office:value="70100">
            <text:p>70100</text:p>
          </table:table-cell>
          <table:table-cell table:style-name="ce97" office:value-type="string">
            <text:p>Misc - Malignancy (Solid or Hematologic)</text:p>
          </table:table-cell>
          <table:table-cell table:number-columns-repeated="1012"/>
        </table:table-row>
        <table:table-row table:style-name="ro4">
          <table:table-cell office:value-type="string">
            <text:p>Malignancy_current</text:p>
          </table:table-cell>
          <table:table-cell table:style-name="ce10" office:value-type="string">
            <text:p>Malignancy current</text:p>
          </table:table-cell>
          <table:table-cell table:formula="of:=[.C113]+1" office:value-type="float" office:value="112">
            <text:p>112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14];[$'Data_Classification for Summary'.$A$1:.$I$103];3;0)" office:value-type="float" office:value="5">
            <text:p>5</text:p>
          </table:table-cell>
          <table:table-cell table:style-name="ce10" table:formula="of:=VLOOKUP([.$D114];[$'Data_Classification for Summary'.$A$1:.$I$103];5;0)" office:value-type="float" office:value="25">
            <text:p>25</text:p>
          </table:table-cell>
          <table:table-cell table:style-name="ce10" table:formula="of:=VLOOKUP([.$D114];[$'Data_Classification for Summary'.$A$1:.$I$103];7;0)" office:value-type="float" office:value="0">
            <text:p/>
          </table:table-cell>
          <table:table-cell table:style-name="ce10" table:formula="of:=VLOOKUP([.$D114];[$'Data_Classification for Summary'.$A$1:.$I$103];9;0)" office:value-type="float" office:value="0">
            <text:p/>
          </table:table-cell>
          <table:table-cell table:style-name="ce10" office:value-type="float" office:value="101">
            <text:p>101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table:style-name="ce90" office:value-type="string">
            <text:p>Malignancy_past</text:p>
          </table:table-cell>
          <table:table-cell table:style-name="ce10" office:value-type="string">
            <text:p>Malignancy past</text:p>
          </table:table-cell>
          <table:table-cell table:formula="of:=[.C114]+1" office:value-type="float" office:value="113">
            <text:p>113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15];[$'Data_Classification for Summary'.$A$1:.$I$103];3;0)" office:value-type="float" office:value="5">
            <text:p>5</text:p>
          </table:table-cell>
          <table:table-cell table:style-name="ce10" table:formula="of:=VLOOKUP([.$D115];[$'Data_Classification for Summary'.$A$1:.$I$103];5;0)" office:value-type="float" office:value="25">
            <text:p>25</text:p>
          </table:table-cell>
          <table:table-cell table:style-name="ce10" table:formula="of:=VLOOKUP([.$D115];[$'Data_Classification for Summary'.$A$1:.$I$103];7;0)" office:value-type="float" office:value="0">
            <text:p/>
          </table:table-cell>
          <table:table-cell table:style-name="ce10" table:formula="of:=VLOOKUP([.$D115];[$'Data_Classification for Summary'.$A$1:.$I$103];9;0)" office:value-type="float" office:value="0">
            <text:p/>
          </table:table-cell>
          <table:table-cell table:style-name="ce10" office:value-type="float" office:value="102">
            <text:p>102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Malignancy_metastatic</text:p>
          </table:table-cell>
          <table:table-cell table:style-name="ce10" office:value-type="string">
            <text:p>Metastatic malignancy</text:p>
          </table:table-cell>
          <table:table-cell table:formula="of:=[.C114]+1" office:value-type="float" office:value="113">
            <text:p>113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16];[$'Data_Classification for Summary'.$A$1:.$I$103];3;0)" office:value-type="float" office:value="5">
            <text:p>5</text:p>
          </table:table-cell>
          <table:table-cell table:style-name="ce10" table:formula="of:=VLOOKUP([.$D116];[$'Data_Classification for Summary'.$A$1:.$I$103];5;0)" office:value-type="float" office:value="25">
            <text:p>25</text:p>
          </table:table-cell>
          <table:table-cell table:style-name="ce10" table:formula="of:=VLOOKUP([.$D116];[$'Data_Classification for Summary'.$A$1:.$I$103];7;0)" office:value-type="float" office:value="0">
            <text:p/>
          </table:table-cell>
          <table:table-cell table:style-name="ce10" table:formula="of:=VLOOKUP([.$D116];[$'Data_Classification for Summary'.$A$1:.$I$103];9;0)" office:value-type="float" office:value="0">
            <text:p/>
          </table:table-cell>
          <table:table-cell office:value-type="float" office:value="105">
            <text:p>105</text:p>
          </table:table-cell>
          <table:table-cell table:style-name="ce10" office:value-type="string">
            <text:p>All</text:p>
          </table:table-cell>
          <table:table-cell table:style-name="ce97" office:value-type="float" office:value="70101">
            <text:p>70101</text:p>
          </table:table-cell>
          <table:table-cell table:style-name="ce97" office:value-type="string">
            <text:p>Misc - Solid Organ Malignancy Metastasis</text:p>
          </table:table-cell>
          <table:table-cell table:number-columns-repeated="1012"/>
        </table:table-row>
        <table:table-row table:style-name="ro4">
          <table:table-cell office:value-type="string">
            <text:p>Malignancy_Chemotherapy_Ever</text:p>
          </table:table-cell>
          <table:table-cell table:style-name="ce10" office:value-type="string">
            <text:p>Chemotherapy (ever)</text:p>
          </table:table-cell>
          <table:table-cell table:formula="of:=[.C116]+1" office:value-type="float" office:value="114">
            <text:p>114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17];[$'Data_Classification for Summary'.$A$1:.$I$103];3;0)" office:value-type="float" office:value="5">
            <text:p>5</text:p>
          </table:table-cell>
          <table:table-cell table:style-name="ce10" table:formula="of:=VLOOKUP([.$D117];[$'Data_Classification for Summary'.$A$1:.$I$103];5;0)" office:value-type="float" office:value="25">
            <text:p>25</text:p>
          </table:table-cell>
          <table:table-cell table:style-name="ce10" table:formula="of:=VLOOKUP([.$D117];[$'Data_Classification for Summary'.$A$1:.$I$103];7;0)" office:value-type="float" office:value="0">
            <text:p/>
          </table:table-cell>
          <table:table-cell table:style-name="ce10" table:formula="of:=VLOOKUP([.$D117];[$'Data_Classification for Summary'.$A$1:.$I$103];9;0)" office:value-type="float" office:value="0">
            <text:p/>
          </table:table-cell>
          <table:table-cell table:style-name="ce10" office:value-type="float" office:value="106">
            <text:p>106</text:p>
          </table:table-cell>
          <table:table-cell table:style-name="ce10" office:value-type="string">
            <text:p>All</text:p>
          </table:table-cell>
          <table:table-cell table:style-name="ce97" office:value-type="float" office:value="70134">
            <text:p>70134</text:p>
          </table:table-cell>
          <table:table-cell table:style-name="ce97" office:value-type="string">
            <text:p>History - History of chemotherapy</text:p>
          </table:table-cell>
          <table:table-cell table:number-columns-repeated="1012"/>
        </table:table-row>
        <table:table-row table:style-name="ro4">
          <table:table-cell office:value-type="string">
            <text:p>Blood_product_limitation</text:p>
          </table:table-cell>
          <table:table-cell table:style-name="ce10" office:value-type="string">
            <text:p>Limitation to blood products</text:p>
          </table:table-cell>
          <table:table-cell table:formula="of:=[.C117]+1" office:value-type="float" office:value="115">
            <text:p>115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18];[$'Data_Classification for Summary'.$A$1:.$I$103];3;0)" office:value-type="float" office:value="5">
            <text:p>5</text:p>
          </table:table-cell>
          <table:table-cell table:style-name="ce10" table:formula="of:=VLOOKUP([.$D118];[$'Data_Classification for Summary'.$A$1:.$I$103];5;0)" office:value-type="float" office:value="25">
            <text:p>25</text:p>
          </table:table-cell>
          <table:table-cell table:style-name="ce10" table:formula="of:=VLOOKUP([.$D118];[$'Data_Classification for Summary'.$A$1:.$I$103];7;0)" office:value-type="float" office:value="0">
            <text:p/>
          </table:table-cell>
          <table:table-cell table:style-name="ce10" table:formula="of:=VLOOKUP([.$D118];[$'Data_Classification for Summary'.$A$1:.$I$103];9;0)" office:value-type="float" office:value="0">
            <text:p/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Motion_Sickess</text:p>
          </table:table-cell>
          <table:table-cell table:style-name="ce10" office:value-type="string">
            <text:p>History of motion sickness</text:p>
          </table:table-cell>
          <table:table-cell table:formula="of:=[.C118]+1" office:value-type="float" office:value="116">
            <text:p>116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19];[$'Data_Classification for Summary'.$A$1:.$I$103];3;0)" office:value-type="float" office:value="5">
            <text:p>5</text:p>
          </table:table-cell>
          <table:table-cell table:style-name="ce10" table:formula="of:=VLOOKUP([.$D119];[$'Data_Classification for Summary'.$A$1:.$I$103];5;0)" office:value-type="float" office:value="25">
            <text:p>25</text:p>
          </table:table-cell>
          <table:table-cell table:style-name="ce10" table:formula="of:=VLOOKUP([.$D119];[$'Data_Classification for Summary'.$A$1:.$I$103];7;0)" office:value-type="float" office:value="0">
            <text:p/>
          </table:table-cell>
          <table:table-cell table:style-name="ce10" table:formula="of:=VLOOKUP([.$D119];[$'Data_Classification for Summary'.$A$1:.$I$103];9;0)" office:value-type="float" office:value="0">
            <text:p/>
          </table:table-cell>
          <table:table-cell table:style-name="ce10" office:value-type="float" office:value="500">
            <text:p>500</text:p>
          </table:table-cell>
          <table:table-cell table:style-name="ce10" office:value-type="string">
            <text:p>All</text:p>
          </table:table-cell>
          <table:table-cell table:style-name="ce97" office:value-type="float" office:value="70102">
            <text:p>70102</text:p>
          </table:table-cell>
          <table:table-cell table:style-name="ce97" office:value-type="string">
            <text:p>Misc - Motion Sickness</text:p>
          </table:table-cell>
          <table:table-cell table:number-columns-repeated="1012"/>
        </table:table-row>
        <table:table-row table:style-name="ro4">
          <table:table-cell office:value-type="string">
            <text:p>Car_sickness</text:p>
          </table:table-cell>
          <table:table-cell table:style-name="ce10" office:value-type="string">
            <text:p>Car sickness</text:p>
          </table:table-cell>
          <table:table-cell table:formula="of:=[.C119]+1" office:value-type="float" office:value="117">
            <text:p>117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20];[$'Data_Classification for Summary'.$A$1:.$I$103];3;0)" office:value-type="float" office:value="5">
            <text:p>5</text:p>
          </table:table-cell>
          <table:table-cell table:style-name="ce10" table:formula="of:=VLOOKUP([.$D120];[$'Data_Classification for Summary'.$A$1:.$I$103];5;0)" office:value-type="float" office:value="25">
            <text:p>25</text:p>
          </table:table-cell>
          <table:table-cell table:style-name="ce10" table:formula="of:=VLOOKUP([.$D120];[$'Data_Classification for Summary'.$A$1:.$I$103];7;0)" office:value-type="float" office:value="0">
            <text:p/>
          </table:table-cell>
          <table:table-cell table:style-name="ce10" table:formula="of:=VLOOKUP([.$D120];[$'Data_Classification for Summary'.$A$1:.$I$103];9;0)" office:value-type="float" office:value="0">
            <text:p/>
          </table:table-cell>
          <table:table-cell table:style-name="ce10" office:value-type="float" office:value="501">
            <text:p>501</text:p>
          </table:table-cell>
          <table:table-cell table:style-name="ce10" office:value-type="string">
            <text:p>All</text:p>
          </table:table-cell>
          <table:table-cell table:style-name="ce97" office:value-type="float" office:value="70103">
            <text:p>70103</text:p>
          </table:table-cell>
          <table:table-cell table:style-name="ce97" office:value-type="string">
            <text:p>Misc - Nausea Car</text:p>
          </table:table-cell>
          <table:table-cell table:number-columns-repeated="1012"/>
        </table:table-row>
        <table:table-row table:style-name="ro4">
          <table:table-cell office:value-type="string">
            <text:p>Social_history_general</text:p>
          </table:table-cell>
          <table:table-cell table:style-name="ce10" office:value-type="string">
            <text:p>Social History General</text:p>
          </table:table-cell>
          <table:table-cell table:formula="of:=[.C120]+1" office:value-type="float" office:value="118">
            <text:p>118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21];[$'Data_Classification for Summary'.$A$1:.$I$103];3;0)" office:value-type="float" office:value="5">
            <text:p>5</text:p>
          </table:table-cell>
          <table:table-cell table:style-name="ce10" table:formula="of:=VLOOKUP([.$D121];[$'Data_Classification for Summary'.$A$1:.$I$103];5;0)" office:value-type="float" office:value="25">
            <text:p>25</text:p>
          </table:table-cell>
          <table:table-cell table:style-name="ce10" table:formula="of:=VLOOKUP([.$D121];[$'Data_Classification for Summary'.$A$1:.$I$103];7;0)" office:value-type="float" office:value="0">
            <text:p/>
          </table:table-cell>
          <table:table-cell table:style-name="ce10" table:formula="of:=VLOOKUP([.$D121];[$'Data_Classification for Summary'.$A$1:.$I$103];9;0)" office:value-type="float" office:value="0">
            <text:p/>
          </table:table-cell>
          <table:table-cell table:style-name="ce10" office:value-type="float" office:value="900">
            <text:p>900</text:p>
          </table:table-cell>
          <table:table-cell table:style-name="ce10" office:value-type="string">
            <text:p>All</text:p>
          </table:table-cell>
          <table:table-cell table:style-name="ce97" office:value-type="float" office:value="70125">
            <text:p>70125</text:p>
          </table:table-cell>
          <table:table-cell table:style-name="ce97" office:value-type="string">
            <text:p>History - Social History - General</text:p>
          </table:table-cell>
          <table:table-cell table:number-columns-repeated="1012"/>
        </table:table-row>
        <table:table-row table:style-name="ro4">
          <table:table-cell office:value-type="string">
            <text:p>Cognitive_Impairment</text:p>
          </table:table-cell>
          <table:table-cell table:style-name="ce10" office:value-type="string">
            <text:p>Developmental delay or cognitive impairment</text:p>
          </table:table-cell>
          <table:table-cell table:formula="of:=[.C121]+1" office:value-type="float" office:value="119">
            <text:p>119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22];[$'Data_Classification for Summary'.$A$1:.$I$103];3;0)" office:value-type="float" office:value="5">
            <text:p>5</text:p>
          </table:table-cell>
          <table:table-cell table:style-name="ce10" table:formula="of:=VLOOKUP([.$D122];[$'Data_Classification for Summary'.$A$1:.$I$103];5;0)" office:value-type="float" office:value="26">
            <text:p>26</text:p>
          </table:table-cell>
          <table:table-cell table:style-name="ce10" table:formula="of:=VLOOKUP([.$D122];[$'Data_Classification for Summary'.$A$1:.$I$103];7;0)" office:value-type="float" office:value="0">
            <text:p/>
          </table:table-cell>
          <table:table-cell table:style-name="ce10" table:formula="of:=VLOOKUP([.$D122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Congenital_Or_Hereditary_Disease</text:p>
          </table:table-cell>
          <table:table-cell table:style-name="ce10" office:value-type="string">
            <text:p>Congenital or hereditary disease</text:p>
          </table:table-cell>
          <table:table-cell table:formula="of:=[.C122]+1" office:value-type="float" office:value="120">
            <text:p>120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23];[$'Data_Classification for Summary'.$A$1:.$I$103];3;0)" office:value-type="float" office:value="5">
            <text:p>5</text:p>
          </table:table-cell>
          <table:table-cell table:style-name="ce10" table:formula="of:=VLOOKUP([.$D123];[$'Data_Classification for Summary'.$A$1:.$I$103];5;0)" office:value-type="float" office:value="26">
            <text:p>26</text:p>
          </table:table-cell>
          <table:table-cell table:style-name="ce10" table:formula="of:=VLOOKUP([.$D123];[$'Data_Classification for Summary'.$A$1:.$I$103];7;0)" office:value-type="float" office:value="0">
            <text:p/>
          </table:table-cell>
          <table:table-cell table:style-name="ce10" table:formula="of:=VLOOKUP([.$D123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97" office:value-type="float" office:value="70106">
            <text:p>70106</text:p>
          </table:table-cell>
          <table:table-cell table:style-name="ce97" office:value-type="string">
            <text:p>Pediatrics - Congenital Syndrome</text:p>
          </table:table-cell>
          <table:table-cell table:number-columns-repeated="1012"/>
        </table:table-row>
        <table:table-row table:style-name="ro4">
          <table:table-cell office:value-type="string">
            <text:p>Bronchial_Hyperreactivity</text:p>
          </table:table-cell>
          <table:table-cell table:style-name="ce10" office:value-type="string">
            <text:p>Bronchial hyperreactivity</text:p>
          </table:table-cell>
          <table:table-cell table:formula="of:=[.C123]+1" office:value-type="float" office:value="121">
            <text:p>121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24];[$'Data_Classification for Summary'.$A$1:.$I$103];3;0)" office:value-type="float" office:value="5">
            <text:p>5</text:p>
          </table:table-cell>
          <table:table-cell table:style-name="ce10" table:formula="of:=VLOOKUP([.$D124];[$'Data_Classification for Summary'.$A$1:.$I$103];5;0)" office:value-type="float" office:value="26">
            <text:p>26</text:p>
          </table:table-cell>
          <table:table-cell table:style-name="ce10" table:formula="of:=VLOOKUP([.$D124];[$'Data_Classification for Summary'.$A$1:.$I$103];7;0)" office:value-type="float" office:value="0">
            <text:p/>
          </table:table-cell>
          <table:table-cell table:style-name="ce10" table:formula="of:=VLOOKUP([.$D124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mmunisations_Up_To_Date</text:p>
          </table:table-cell>
          <table:table-cell table:style-name="ce10" office:value-type="string">
            <text:p>Immunisations up to date</text:p>
          </table:table-cell>
          <table:table-cell table:formula="of:=[.C124]+1" office:value-type="float" office:value="122">
            <text:p>122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25];[$'Data_Classification for Summary'.$A$1:.$I$103];3;0)" office:value-type="float" office:value="5">
            <text:p>5</text:p>
          </table:table-cell>
          <table:table-cell table:style-name="ce10" table:formula="of:=VLOOKUP([.$D125];[$'Data_Classification for Summary'.$A$1:.$I$103];5;0)" office:value-type="float" office:value="26">
            <text:p>26</text:p>
          </table:table-cell>
          <table:table-cell table:style-name="ce10" table:formula="of:=VLOOKUP([.$D125];[$'Data_Classification for Summary'.$A$1:.$I$103];7;0)" office:value-type="float" office:value="0">
            <text:p/>
          </table:table-cell>
          <table:table-cell table:style-name="ce10" table:formula="of:=VLOOKUP([.$D125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remature_Delivery</text:p>
          </table:table-cell>
          <table:table-cell table:style-name="ce10" office:value-type="string">
            <text:p>Premature delivery</text:p>
          </table:table-cell>
          <table:table-cell table:formula="of:=[.C125]+1" office:value-type="float" office:value="123">
            <text:p>123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26];[$'Data_Classification for Summary'.$A$1:.$I$103];3;0)" office:value-type="float" office:value="5">
            <text:p>5</text:p>
          </table:table-cell>
          <table:table-cell table:style-name="ce10" table:formula="of:=VLOOKUP([.$D126];[$'Data_Classification for Summary'.$A$1:.$I$103];5;0)" office:value-type="float" office:value="26">
            <text:p>26</text:p>
          </table:table-cell>
          <table:table-cell table:style-name="ce10" table:formula="of:=VLOOKUP([.$D126];[$'Data_Classification for Summary'.$A$1:.$I$103];7;0)" office:value-type="float" office:value="0">
            <text:p/>
          </table:table-cell>
          <table:table-cell table:style-name="ce10" table:formula="of:=VLOOKUP([.$D126];[$'Data_Classification for Summary'.$A$1:.$I$103];9;0)" office:value-type="float" office:value="0">
            <text:p/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Birthweight</text:p>
          </table:table-cell>
          <table:table-cell table:style-name="ce10" office:value-type="string">
            <text:p>Birthweight</text:p>
          </table:table-cell>
          <table:table-cell table:formula="of:=[.C126]+1" office:value-type="float" office:value="124">
            <text:p>124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27];[$'Data_Classification for Summary'.$A$1:.$I$103];3;0)" office:value-type="float" office:value="5">
            <text:p>5</text:p>
          </table:table-cell>
          <table:table-cell table:style-name="ce10" table:formula="of:=VLOOKUP([.$D127];[$'Data_Classification for Summary'.$A$1:.$I$103];5;0)" office:value-type="float" office:value="26">
            <text:p>26</text:p>
          </table:table-cell>
          <table:table-cell table:style-name="ce10" table:formula="of:=VLOOKUP([.$D127];[$'Data_Classification for Summary'.$A$1:.$I$103];7;0)" office:value-type="float" office:value="0">
            <text:p/>
          </table:table-cell>
          <table:table-cell table:style-name="ce10" table:formula="of:=VLOOKUP([.$D127];[$'Data_Classification for Summary'.$A$1:.$I$103];9;0)" office:value-type="float" office:value="0">
            <text:p/>
          </table:table-cell>
          <table:table-cell table:style-name="ce10" office:value-type="float" office:value="32">
            <text:p>32</text:p>
          </table:table-cell>
          <table:table-cell table:style-name="ce10" office:value-type="string">
            <text:p>All</text:p>
          </table:table-cell>
          <table:table-cell table:style-name="ce97" office:value-type="float" office:value="70137">
            <text:p>70137</text:p>
          </table:table-cell>
          <table:table-cell table:style-name="ce97" office:value-type="string">
            <text:p>Pediatrics - Birthweight</text:p>
          </table:table-cell>
          <table:table-cell table:number-columns-repeated="1012"/>
        </table:table-row>
        <table:table-row table:style-name="ro4">
          <table:table-cell office:value-type="string">
            <text:p>Gestation_at_Birth</text:p>
          </table:table-cell>
          <table:table-cell table:style-name="ce10" office:value-type="string">
            <text:p>Gestational age at birth</text:p>
          </table:table-cell>
          <table:table-cell table:formula="of:=[.C127]+1" office:value-type="float" office:value="125">
            <text:p>125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28];[$'Data_Classification for Summary'.$A$1:.$I$103];3;0)" office:value-type="float" office:value="5">
            <text:p>5</text:p>
          </table:table-cell>
          <table:table-cell table:style-name="ce10" table:formula="of:=VLOOKUP([.$D128];[$'Data_Classification for Summary'.$A$1:.$I$103];5;0)" office:value-type="float" office:value="26">
            <text:p>26</text:p>
          </table:table-cell>
          <table:table-cell table:style-name="ce10" table:formula="of:=VLOOKUP([.$D128];[$'Data_Classification for Summary'.$A$1:.$I$103];7;0)" office:value-type="float" office:value="0">
            <text:p/>
          </table:table-cell>
          <table:table-cell table:style-name="ce10" table:formula="of:=VLOOKUP([.$D128];[$'Data_Classification for Summary'.$A$1:.$I$103];9;0)" office:value-type="float" office:value="0">
            <text:p/>
          </table:table-cell>
          <table:table-cell table:style-name="ce10" office:value-type="float" office:value="35">
            <text:p>35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Bronchopulmonary_Dysplasia</text:p>
          </table:table-cell>
          <table:table-cell table:style-name="ce10" office:value-type="string">
            <text:p>Bronchopulmonary dysplasia</text:p>
          </table:table-cell>
          <table:table-cell table:formula="of:=[.C128]+1" office:value-type="float" office:value="126">
            <text:p>126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29];[$'Data_Classification for Summary'.$A$1:.$I$103];3;0)" office:value-type="float" office:value="5">
            <text:p>5</text:p>
          </table:table-cell>
          <table:table-cell table:style-name="ce10" table:formula="of:=VLOOKUP([.$D129];[$'Data_Classification for Summary'.$A$1:.$I$103];5;0)" office:value-type="float" office:value="26">
            <text:p>26</text:p>
          </table:table-cell>
          <table:table-cell table:style-name="ce10" table:formula="of:=VLOOKUP([.$D129];[$'Data_Classification for Summary'.$A$1:.$I$103];7;0)" office:value-type="float" office:value="0">
            <text:p/>
          </table:table-cell>
          <table:table-cell table:style-name="ce10" table:formula="of:=VLOOKUP([.$D129];[$'Data_Classification for Summary'.$A$1:.$I$103];9;0)" office:value-type="float" office:value="0">
            <text:p/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ediatric_Cardiac_Disease_Possible</text:p>
          </table:table-cell>
          <table:table-cell table:style-name="ce10" office:value-type="string">
            <text:p>Possible cardiac disease</text:p>
          </table:table-cell>
          <table:table-cell table:formula="of:=[.C129]+1" office:value-type="float" office:value="127">
            <text:p>127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30];[$'Data_Classification for Summary'.$A$1:.$I$103];3;0)" office:value-type="float" office:value="5">
            <text:p>5</text:p>
          </table:table-cell>
          <table:table-cell table:style-name="ce10" table:formula="of:=VLOOKUP([.$D130];[$'Data_Classification for Summary'.$A$1:.$I$103];5;0)" office:value-type="float" office:value="26">
            <text:p>26</text:p>
          </table:table-cell>
          <table:table-cell table:style-name="ce10" table:formula="of:=VLOOKUP([.$D130];[$'Data_Classification for Summary'.$A$1:.$I$103];7;0)" office:value-type="float" office:value="0">
            <text:p/>
          </table:table-cell>
          <table:table-cell table:style-name="ce10" table:formula="of:=VLOOKUP([.$D130];[$'Data_Classification for Summary'.$A$1:.$I$103];9;0)" office:value-type="float" office:value="0">
            <text:p/>
          </table:table-cell>
          <table:table-cell table:style-name="ce10" office:value-type="float" office:value="60">
            <text:p>6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Cyanosis</text:p>
          </table:table-cell>
          <table:table-cell table:style-name="ce10" office:value-type="string">
            <text:p>Cyanosis</text:p>
          </table:table-cell>
          <table:table-cell table:formula="of:=[.C130]+1" office:value-type="float" office:value="128">
            <text:p>128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31];[$'Data_Classification for Summary'.$A$1:.$I$103];3;0)" office:value-type="float" office:value="5">
            <text:p>5</text:p>
          </table:table-cell>
          <table:table-cell table:style-name="ce10" table:formula="of:=VLOOKUP([.$D131];[$'Data_Classification for Summary'.$A$1:.$I$103];5;0)" office:value-type="float" office:value="26">
            <text:p>26</text:p>
          </table:table-cell>
          <table:table-cell table:style-name="ce10" table:formula="of:=VLOOKUP([.$D131];[$'Data_Classification for Summary'.$A$1:.$I$103];7;0)" office:value-type="float" office:value="0">
            <text:p/>
          </table:table-cell>
          <table:table-cell table:style-name="ce10" table:formula="of:=VLOOKUP([.$D131];[$'Data_Classification for Summary'.$A$1:.$I$103];9;0)" office:value-type="float" office:value="0">
            <text:p/>
          </table:table-cell>
          <table:table-cell table:style-name="ce10" office:value-type="float" office:value="70">
            <text:p>7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ediatric_Neuromuscular</text:p>
          </table:table-cell>
          <table:table-cell table:style-name="ce10" office:value-type="string">
            <text:p>Neuromuscular disorders</text:p>
          </table:table-cell>
          <table:table-cell table:formula="of:=[.C131]+1" office:value-type="float" office:value="129">
            <text:p>129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32];[$'Data_Classification for Summary'.$A$1:.$I$103];3;0)" office:value-type="float" office:value="5">
            <text:p>5</text:p>
          </table:table-cell>
          <table:table-cell table:style-name="ce10" table:formula="of:=VLOOKUP([.$D132];[$'Data_Classification for Summary'.$A$1:.$I$103];5;0)" office:value-type="float" office:value="26">
            <text:p>26</text:p>
          </table:table-cell>
          <table:table-cell table:style-name="ce10" table:formula="of:=VLOOKUP([.$D132];[$'Data_Classification for Summary'.$A$1:.$I$103];7;0)" office:value-type="float" office:value="0">
            <text:p/>
          </table:table-cell>
          <table:table-cell table:style-name="ce10" table:formula="of:=VLOOKUP([.$D132];[$'Data_Classification for Summary'.$A$1:.$I$103];9;0)" office:value-type="float" office:value="0">
            <text:p/>
          </table:table-cell>
          <table:table-cell table:style-name="ce10" office:value-type="float" office:value="80">
            <text:p>8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Cerebral_palsy</text:p>
          </table:table-cell>
          <table:table-cell table:style-name="ce10" office:value-type="string">
            <text:p>Cerebral palsy</text:p>
          </table:table-cell>
          <table:table-cell table:formula="of:=[.C132]+1" office:value-type="float" office:value="130">
            <text:p>130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33];[$'Data_Classification for Summary'.$A$1:.$I$103];3;0)" office:value-type="float" office:value="5">
            <text:p>5</text:p>
          </table:table-cell>
          <table:table-cell table:style-name="ce10" table:formula="of:=VLOOKUP([.$D133];[$'Data_Classification for Summary'.$A$1:.$I$103];5;0)" office:value-type="float" office:value="26">
            <text:p>26</text:p>
          </table:table-cell>
          <table:table-cell table:style-name="ce10" table:formula="of:=VLOOKUP([.$D133];[$'Data_Classification for Summary'.$A$1:.$I$103];7;0)" office:value-type="float" office:value="0">
            <text:p/>
          </table:table-cell>
          <table:table-cell table:style-name="ce10" table:formula="of:=VLOOKUP([.$D133];[$'Data_Classification for Summary'.$A$1:.$I$103];9;0)" office:value-type="float" office:value="0">
            <text:p/>
          </table:table-cell>
          <table:table-cell table:style-name="ce10" office:value-type="float" office:value="90">
            <text:p>90</text:p>
          </table:table-cell>
          <table:table-cell table:style-name="ce10" office:value-type="string">
            <text:p>All</text:p>
          </table:table-cell>
          <table:table-cell table:style-name="ce97" office:value-type="float" office:value="70107">
            <text:p>70107</text:p>
          </table:table-cell>
          <table:table-cell table:style-name="ce97" office:value-type="string">
            <text:p>Pediatrics - CP Spasticity</text:p>
          </table:table-cell>
          <table:table-cell table:number-columns-repeated="1012"/>
        </table:table-row>
        <table:table-row table:style-name="ro4">
          <table:table-cell office:value-type="string">
            <text:p>Intracranial_Haemorrhage</text:p>
          </table:table-cell>
          <table:table-cell table:style-name="ce10" office:value-type="string">
            <text:p>Intracranial hemorrhage</text:p>
          </table:table-cell>
          <table:table-cell table:formula="of:=[.C133]+1" office:value-type="float" office:value="131">
            <text:p>131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34];[$'Data_Classification for Summary'.$A$1:.$I$103];3;0)" office:value-type="float" office:value="5">
            <text:p>5</text:p>
          </table:table-cell>
          <table:table-cell table:style-name="ce10" table:formula="of:=VLOOKUP([.$D134];[$'Data_Classification for Summary'.$A$1:.$I$103];5;0)" office:value-type="float" office:value="26">
            <text:p>26</text:p>
          </table:table-cell>
          <table:table-cell table:style-name="ce10" table:formula="of:=VLOOKUP([.$D134];[$'Data_Classification for Summary'.$A$1:.$I$103];7;0)" office:value-type="float" office:value="0">
            <text:p/>
          </table:table-cell>
          <table:table-cell table:style-name="ce10" table:formula="of:=VLOOKUP([.$D134];[$'Data_Classification for Summary'.$A$1:.$I$103];9;0)" office:value-type="float" office:value="0">
            <text:p/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ediatric_Other</text:p>
          </table:table-cell>
          <table:table-cell table:style-name="ce10" office:value-type="string">
            <text:p>Other pediatric</text:p>
          </table:table-cell>
          <table:table-cell table:formula="of:=[.C134]+1" office:value-type="float" office:value="132">
            <text:p>132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35];[$'Data_Classification for Summary'.$A$1:.$I$103];3;0)" office:value-type="float" office:value="5">
            <text:p>5</text:p>
          </table:table-cell>
          <table:table-cell table:style-name="ce10" table:formula="of:=VLOOKUP([.$D135];[$'Data_Classification for Summary'.$A$1:.$I$103];5;0)" office:value-type="float" office:value="26">
            <text:p>26</text:p>
          </table:table-cell>
          <table:table-cell table:style-name="ce10" table:formula="of:=VLOOKUP([.$D135];[$'Data_Classification for Summary'.$A$1:.$I$103];7;0)" office:value-type="float" office:value="0">
            <text:p/>
          </table:table-cell>
          <table:table-cell table:style-name="ce10" table:formula="of:=VLOOKUP([.$D135];[$'Data_Classification for Summary'.$A$1:.$I$103];9;0)" office:value-type="float" office:value="0">
            <text:p/>
          </table:table-cell>
          <table:table-cell table:style-name="ce10" office:value-type="float" office:value="900">
            <text:p>900</text:p>
          </table:table-cell>
          <table:table-cell table:style-name="ce10" office:value-type="string">
            <text:p>All</text:p>
          </table:table-cell>
          <table:table-cell table:style-name="ce97" office:value-type="float" office:value="70136">
            <text:p>70136</text:p>
          </table:table-cell>
          <table:table-cell table:style-name="ce97" office:value-type="string">
            <text:p>Pediatrics - Other</text:p>
          </table:table-cell>
          <table:table-cell table:number-columns-repeated="1012"/>
        </table:table-row>
        <table:table-row table:style-name="ro4">
          <table:table-cell office:value-type="string">
            <text:p>History_of_Cardiovascular_Disease</text:p>
          </table:table-cell>
          <table:table-cell table:style-name="ce92" office:value-type="string">
            <text:p>History of cardiovascular disease</text:p>
          </table:table-cell>
          <table:table-cell table:formula="of:=[.C135]+1" office:value-type="float" office:value="133">
            <text:p>133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36];[$'Data_Classification for Summary'.$A$1:.$I$103];3;0)" office:value-type="float" office:value="5">
            <text:p>5</text:p>
          </table:table-cell>
          <table:table-cell table:style-name="ce10" table:formula="of:=VLOOKUP([.$D136];[$'Data_Classification for Summary'.$A$1:.$I$103];5;0)" office:value-type="float" office:value="30">
            <text:p>30</text:p>
          </table:table-cell>
          <table:table-cell table:style-name="ce10" table:formula="of:=VLOOKUP([.$D136];[$'Data_Classification for Summary'.$A$1:.$I$103];7;0)" office:value-type="float" office:value="0">
            <text:p/>
          </table:table-cell>
          <table:table-cell table:style-name="ce10" table:formula="of:=VLOOKUP([.$D136];[$'Data_Classification for Summary'.$A$1:.$I$103];9;0)" office:value-type="float" office:value="0">
            <text:p/>
          </table:table-cell>
          <table:table-cell table:style-name="ce92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Hypertension</text:p>
          </table:table-cell>
          <table:table-cell table:style-name="ce92" office:value-type="string">
            <text:p>Hypertension</text:p>
          </table:table-cell>
          <table:table-cell table:formula="of:=[.C136]+1" office:value-type="float" office:value="134">
            <text:p>134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37];[$'Data_Classification for Summary'.$A$1:.$I$103];3;0)" office:value-type="float" office:value="5">
            <text:p>5</text:p>
          </table:table-cell>
          <table:table-cell table:style-name="ce10" table:formula="of:=VLOOKUP([.$D137];[$'Data_Classification for Summary'.$A$1:.$I$103];5;0)" office:value-type="float" office:value="30">
            <text:p>30</text:p>
          </table:table-cell>
          <table:table-cell table:style-name="ce10" table:formula="of:=VLOOKUP([.$D137];[$'Data_Classification for Summary'.$A$1:.$I$103];7;0)" office:value-type="float" office:value="0">
            <text:p/>
          </table:table-cell>
          <table:table-cell table:style-name="ce10" table:formula="of:=VLOOKUP([.$D137];[$'Data_Classification for Summary'.$A$1:.$I$103];9;0)" office:value-type="float" office:value="0">
            <text:p/>
          </table:table-cell>
          <table:table-cell table:style-name="ce92" office:value-type="float" office:value="2">
            <text:p>2</text:p>
          </table:table-cell>
          <table:table-cell table:style-name="ce10" office:value-type="string">
            <text:p>All</text:p>
          </table:table-cell>
          <table:table-cell table:style-name="ce97" office:value-type="float" office:value="70031">
            <text:p>70031</text:p>
          </table:table-cell>
          <table:table-cell table:style-name="ce97" office:value-type="string">
            <text:p>Cardiovascular - Hypertension</text:p>
          </table:table-cell>
          <table:table-cell table:number-columns-repeated="1012"/>
        </table:table-row>
        <table:table-row table:style-name="ro4">
          <table:table-cell office:value-type="string">
            <text:p>Ischemic_heart_disease</text:p>
          </table:table-cell>
          <table:table-cell table:style-name="ce92" office:value-type="string">
            <text:p>IHD</text:p>
          </table:table-cell>
          <table:table-cell table:formula="of:=[.C137]+1" office:value-type="float" office:value="135">
            <text:p>135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38];[$'Data_Classification for Summary'.$A$1:.$I$103];3;0)" office:value-type="float" office:value="5">
            <text:p>5</text:p>
          </table:table-cell>
          <table:table-cell table:style-name="ce10" table:formula="of:=VLOOKUP([.$D138];[$'Data_Classification for Summary'.$A$1:.$I$103];5;0)" office:value-type="float" office:value="30">
            <text:p>30</text:p>
          </table:table-cell>
          <table:table-cell table:style-name="ce10" table:formula="of:=VLOOKUP([.$D138];[$'Data_Classification for Summary'.$A$1:.$I$103];7;0)" office:value-type="float" office:value="0">
            <text:p/>
          </table:table-cell>
          <table:table-cell table:style-name="ce10" table:formula="of:=VLOOKUP([.$D138];[$'Data_Classification for Summary'.$A$1:.$I$103];9;0)" office:value-type="float" office:value="0">
            <text:p/>
          </table:table-cell>
          <table:table-cell table:style-name="ce92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97" office:value-type="float" office:value="70027">
            <text:p>70027</text:p>
          </table:table-cell>
          <table:table-cell table:style-name="ce97" office:value-type="string">
            <text:p>Cardiovascular - Coronary Artery Disease</text:p>
          </table:table-cell>
          <table:table-cell table:number-columns-repeated="1012"/>
        </table:table-row>
        <table:table-row table:style-name="ro4">
          <table:table-cell office:value-type="string">
            <text:p>Angina</text:p>
          </table:table-cell>
          <table:table-cell table:style-name="ce92" office:value-type="string">
            <text:p>Angina</text:p>
          </table:table-cell>
          <table:table-cell table:formula="of:=[.C138]+1" office:value-type="float" office:value="136">
            <text:p>136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39];[$'Data_Classification for Summary'.$A$1:.$I$103];3;0)" office:value-type="float" office:value="5">
            <text:p>5</text:p>
          </table:table-cell>
          <table:table-cell table:style-name="ce10" table:formula="of:=VLOOKUP([.$D139];[$'Data_Classification for Summary'.$A$1:.$I$103];5;0)" office:value-type="float" office:value="30">
            <text:p>30</text:p>
          </table:table-cell>
          <table:table-cell table:style-name="ce10" table:formula="of:=VLOOKUP([.$D139];[$'Data_Classification for Summary'.$A$1:.$I$103];7;0)" office:value-type="float" office:value="0">
            <text:p/>
          </table:table-cell>
          <table:table-cell table:style-name="ce10" table:formula="of:=VLOOKUP([.$D139];[$'Data_Classification for Summary'.$A$1:.$I$103];9;0)" office:value-type="float" office:value="0">
            <text:p/>
          </table:table-cell>
          <table:table-cell table:style-name="ce92" office:value-type="float" office:value="11">
            <text:p>1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Angina_Class</text:p>
          </table:table-cell>
          <table:table-cell table:style-name="ce92" office:value-type="string">
            <text:p>Angina class</text:p>
          </table:table-cell>
          <table:table-cell table:formula="of:=[.C139]+1" office:value-type="float" office:value="137">
            <text:p>137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40];[$'Data_Classification for Summary'.$A$1:.$I$103];3;0)" office:value-type="float" office:value="5">
            <text:p>5</text:p>
          </table:table-cell>
          <table:table-cell table:style-name="ce10" table:formula="of:=VLOOKUP([.$D140];[$'Data_Classification for Summary'.$A$1:.$I$103];5;0)" office:value-type="float" office:value="30">
            <text:p>30</text:p>
          </table:table-cell>
          <table:table-cell table:style-name="ce10" table:formula="of:=VLOOKUP([.$D140];[$'Data_Classification for Summary'.$A$1:.$I$103];7;0)" office:value-type="float" office:value="0">
            <text:p/>
          </table:table-cell>
          <table:table-cell table:style-name="ce10" table:formula="of:=VLOOKUP([.$D140];[$'Data_Classification for Summary'.$A$1:.$I$103];9;0)" office:value-type="float" office:value="0">
            <text:p/>
          </table:table-cell>
          <table:table-cell table:style-name="ce92" office:value-type="float" office:value="12">
            <text:p>12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MI_ever</text:p>
          </table:table-cell>
          <table:table-cell table:style-name="ce92" office:value-type="string">
            <text:p>MI</text:p>
          </table:table-cell>
          <table:table-cell table:formula="of:=[.C140]+1" office:value-type="float" office:value="138">
            <text:p>138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41];[$'Data_Classification for Summary'.$A$1:.$I$103];3;0)" office:value-type="float" office:value="5">
            <text:p>5</text:p>
          </table:table-cell>
          <table:table-cell table:style-name="ce10" table:formula="of:=VLOOKUP([.$D141];[$'Data_Classification for Summary'.$A$1:.$I$103];5;0)" office:value-type="float" office:value="30">
            <text:p>30</text:p>
          </table:table-cell>
          <table:table-cell table:style-name="ce10" table:formula="of:=VLOOKUP([.$D141];[$'Data_Classification for Summary'.$A$1:.$I$103];7;0)" office:value-type="float" office:value="0">
            <text:p/>
          </table:table-cell>
          <table:table-cell table:style-name="ce10" table:formula="of:=VLOOKUP([.$D141];[$'Data_Classification for Summary'.$A$1:.$I$103];9;0)" office:value-type="float" office:value="0">
            <text:p/>
          </table:table-cell>
          <table:table-cell table:style-name="ce92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7" office:value-type="float" office:value="70033">
            <text:p>70033</text:p>
          </table:table-cell>
          <table:table-cell table:style-name="ce97" office:value-type="string">
            <text:p>Cardiovascular - Myocardial Infarction</text:p>
          </table:table-cell>
          <table:table-cell table:number-columns-repeated="1012"/>
        </table:table-row>
        <table:table-row table:style-name="ro4">
          <table:table-cell office:value-type="string">
            <text:p>ACS</text:p>
          </table:table-cell>
          <table:table-cell table:style-name="ce92" office:value-type="string">
            <text:p>ACS</text:p>
          </table:table-cell>
          <table:table-cell table:formula="of:=[.C141]+1" office:value-type="float" office:value="139">
            <text:p>139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42];[$'Data_Classification for Summary'.$A$1:.$I$103];3;0)" office:value-type="float" office:value="5">
            <text:p>5</text:p>
          </table:table-cell>
          <table:table-cell table:style-name="ce10" table:formula="of:=VLOOKUP([.$D142];[$'Data_Classification for Summary'.$A$1:.$I$103];5;0)" office:value-type="float" office:value="30">
            <text:p>30</text:p>
          </table:table-cell>
          <table:table-cell table:style-name="ce10" table:formula="of:=VLOOKUP([.$D142];[$'Data_Classification for Summary'.$A$1:.$I$103];7;0)" office:value-type="float" office:value="0">
            <text:p/>
          </table:table-cell>
          <table:table-cell table:style-name="ce10" table:formula="of:=VLOOKUP([.$D142];[$'Data_Classification for Summary'.$A$1:.$I$103];9;0)" office:value-type="float" office:value="0">
            <text:p/>
          </table:table-cell>
          <table:table-cell table:style-name="ce92" office:value-type="float" office:value="21">
            <text:p>2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ACS_details</text:p>
          </table:table-cell>
          <table:table-cell table:style-name="ce92" office:value-type="string">
            <text:p>ACS details</text:p>
          </table:table-cell>
          <table:table-cell table:formula="of:=[.C142]+1" office:value-type="float" office:value="140">
            <text:p>140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43];[$'Data_Classification for Summary'.$A$1:.$I$103];3;0)" office:value-type="float" office:value="5">
            <text:p>5</text:p>
          </table:table-cell>
          <table:table-cell table:style-name="ce10" table:formula="of:=VLOOKUP([.$D143];[$'Data_Classification for Summary'.$A$1:.$I$103];5;0)" office:value-type="float" office:value="30">
            <text:p>30</text:p>
          </table:table-cell>
          <table:table-cell table:style-name="ce10" table:formula="of:=VLOOKUP([.$D143];[$'Data_Classification for Summary'.$A$1:.$I$103];7;0)" office:value-type="float" office:value="0">
            <text:p/>
          </table:table-cell>
          <table:table-cell table:style-name="ce10" table:formula="of:=VLOOKUP([.$D143];[$'Data_Classification for Summary'.$A$1:.$I$103];9;0)" office:value-type="float" office:value="0">
            <text:p/>
          </table:table-cell>
          <table:table-cell table:style-name="ce92" office:value-type="float" office:value="22">
            <text:p>22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Myocardial_infarction_number</text:p>
          </table:table-cell>
          <table:table-cell table:style-name="ce92" office:value-type="string">
            <text:p>Number of previous MI</text:p>
          </table:table-cell>
          <table:table-cell table:formula="of:=[.C143]+1" office:value-type="float" office:value="141">
            <text:p>141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44];[$'Data_Classification for Summary'.$A$1:.$I$103];3;0)" office:value-type="float" office:value="5">
            <text:p>5</text:p>
          </table:table-cell>
          <table:table-cell table:style-name="ce10" table:formula="of:=VLOOKUP([.$D144];[$'Data_Classification for Summary'.$A$1:.$I$103];5;0)" office:value-type="float" office:value="30">
            <text:p>30</text:p>
          </table:table-cell>
          <table:table-cell table:style-name="ce10" table:formula="of:=VLOOKUP([.$D144];[$'Data_Classification for Summary'.$A$1:.$I$103];7;0)" office:value-type="float" office:value="0">
            <text:p/>
          </table:table-cell>
          <table:table-cell table:style-name="ce10" table:formula="of:=VLOOKUP([.$D144];[$'Data_Classification for Summary'.$A$1:.$I$103];9;0)" office:value-type="float" office:value="0">
            <text:p/>
          </table:table-cell>
          <table:table-cell table:style-name="ce92" office:value-type="float" office:value="25">
            <text:p>25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ACS_date</text:p>
          </table:table-cell>
          <table:table-cell table:style-name="ce92" office:value-type="string">
            <text:p>Acute coronary syndome (date)</text:p>
          </table:table-cell>
          <table:table-cell table:formula="of:=[.C144]+1" office:value-type="float" office:value="142">
            <text:p>142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45];[$'Data_Classification for Summary'.$A$1:.$I$103];3;0)" office:value-type="float" office:value="5">
            <text:p>5</text:p>
          </table:table-cell>
          <table:table-cell table:style-name="ce10" table:formula="of:=VLOOKUP([.$D145];[$'Data_Classification for Summary'.$A$1:.$I$103];5;0)" office:value-type="float" office:value="30">
            <text:p>30</text:p>
          </table:table-cell>
          <table:table-cell table:style-name="ce10" table:formula="of:=VLOOKUP([.$D145];[$'Data_Classification for Summary'.$A$1:.$I$103];7;0)" office:value-type="float" office:value="0">
            <text:p/>
          </table:table-cell>
          <table:table-cell table:style-name="ce10" table:formula="of:=VLOOKUP([.$D145];[$'Data_Classification for Summary'.$A$1:.$I$103];9;0)" office:value-type="float" office:value="0">
            <text:p/>
          </table:table-cell>
          <table:table-cell table:style-name="ce92" office:value-type="float" office:value="26">
            <text:p>26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Myocardial_infarction_date_most_recent</text:p>
          </table:table-cell>
          <table:table-cell table:style-name="ce92" office:value-type="string">
            <text:p>Date of most recent ACS/MI</text:p>
          </table:table-cell>
          <table:table-cell table:formula="of:=[.C145]+1" office:value-type="float" office:value="143">
            <text:p>143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46];[$'Data_Classification for Summary'.$A$1:.$I$103];3;0)" office:value-type="float" office:value="5">
            <text:p>5</text:p>
          </table:table-cell>
          <table:table-cell table:style-name="ce10" table:formula="of:=VLOOKUP([.$D146];[$'Data_Classification for Summary'.$A$1:.$I$103];5;0)" office:value-type="float" office:value="30">
            <text:p>30</text:p>
          </table:table-cell>
          <table:table-cell table:style-name="ce10" table:formula="of:=VLOOKUP([.$D146];[$'Data_Classification for Summary'.$A$1:.$I$103];7;0)" office:value-type="float" office:value="0">
            <text:p/>
          </table:table-cell>
          <table:table-cell table:style-name="ce10" table:formula="of:=VLOOKUP([.$D146];[$'Data_Classification for Summary'.$A$1:.$I$103];9;0)" office:value-type="float" office:value="0">
            <text:p/>
          </table:table-cell>
          <table:table-cell table:style-name="ce92" office:value-type="float" office:value="27">
            <text:p>27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revious_PCI</text:p>
          </table:table-cell>
          <table:table-cell table:style-name="ce92" office:value-type="string">
            <text:p>Previous PCI</text:p>
          </table:table-cell>
          <table:table-cell table:formula="of:=[.C146]+1" office:value-type="float" office:value="144">
            <text:p>144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47];[$'Data_Classification for Summary'.$A$1:.$I$103];3;0)" office:value-type="float" office:value="5">
            <text:p>5</text:p>
          </table:table-cell>
          <table:table-cell table:style-name="ce10" table:formula="of:=VLOOKUP([.$D147];[$'Data_Classification for Summary'.$A$1:.$I$103];5;0)" office:value-type="float" office:value="30">
            <text:p>30</text:p>
          </table:table-cell>
          <table:table-cell table:style-name="ce10" table:formula="of:=VLOOKUP([.$D147];[$'Data_Classification for Summary'.$A$1:.$I$103];7;0)" office:value-type="float" office:value="0">
            <text:p/>
          </table:table-cell>
          <table:table-cell table:style-name="ce10" table:formula="of:=VLOOKUP([.$D147];[$'Data_Classification for Summary'.$A$1:.$I$103];9;0)" office:value-type="float" office:value="0">
            <text:p/>
          </table:table-cell>
          <table:table-cell table:style-name="ce92"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CI_with_stent</text:p>
          </table:table-cell>
          <table:table-cell table:style-name="ce92" office:value-type="string">
            <text:p>PCI stent</text:p>
          </table:table-cell>
          <table:table-cell table:formula="of:=[.C147]+1" office:value-type="float" office:value="145">
            <text:p>145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48];[$'Data_Classification for Summary'.$A$1:.$I$103];3;0)" office:value-type="float" office:value="5">
            <text:p>5</text:p>
          </table:table-cell>
          <table:table-cell table:style-name="ce10" table:formula="of:=VLOOKUP([.$D148];[$'Data_Classification for Summary'.$A$1:.$I$103];5;0)" office:value-type="float" office:value="30">
            <text:p>30</text:p>
          </table:table-cell>
          <table:table-cell table:style-name="ce10" table:formula="of:=VLOOKUP([.$D148];[$'Data_Classification for Summary'.$A$1:.$I$103];7;0)" office:value-type="float" office:value="0">
            <text:p/>
          </table:table-cell>
          <table:table-cell table:style-name="ce10" table:formula="of:=VLOOKUP([.$D148];[$'Data_Classification for Summary'.$A$1:.$I$103];9;0)" office:value-type="float" office:value="0">
            <text:p/>
          </table:table-cell>
          <table:table-cell table:style-name="ce92" office:value-type="float" office:value="31">
            <text:p>3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CI_date</text:p>
          </table:table-cell>
          <table:table-cell table:style-name="ce92" office:value-type="string">
            <text:p>PCI date</text:p>
          </table:table-cell>
          <table:table-cell table:formula="of:=[.C148]+1" office:value-type="float" office:value="146">
            <text:p>146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49];[$'Data_Classification for Summary'.$A$1:.$I$103];3;0)" office:value-type="float" office:value="5">
            <text:p>5</text:p>
          </table:table-cell>
          <table:table-cell table:style-name="ce10" table:formula="of:=VLOOKUP([.$D149];[$'Data_Classification for Summary'.$A$1:.$I$103];5;0)" office:value-type="float" office:value="30">
            <text:p>30</text:p>
          </table:table-cell>
          <table:table-cell table:style-name="ce10" table:formula="of:=VLOOKUP([.$D149];[$'Data_Classification for Summary'.$A$1:.$I$103];7;0)" office:value-type="float" office:value="0">
            <text:p/>
          </table:table-cell>
          <table:table-cell table:style-name="ce10" table:formula="of:=VLOOKUP([.$D149];[$'Data_Classification for Summary'.$A$1:.$I$103];9;0)" office:value-type="float" office:value="0">
            <text:p/>
          </table:table-cell>
          <table:table-cell table:style-name="ce92" office:value-type="float" office:value="32">
            <text:p>32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Drug_eluting_stent</text:p>
          </table:table-cell>
          <table:table-cell table:style-name="ce92" office:value-type="string">
            <text:p>Drug eluting stent</text:p>
          </table:table-cell>
          <table:table-cell table:formula="of:=[.C149]+1" office:value-type="float" office:value="147">
            <text:p>147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50];[$'Data_Classification for Summary'.$A$1:.$I$103];3;0)" office:value-type="float" office:value="5">
            <text:p>5</text:p>
          </table:table-cell>
          <table:table-cell table:style-name="ce10" table:formula="of:=VLOOKUP([.$D150];[$'Data_Classification for Summary'.$A$1:.$I$103];5;0)" office:value-type="float" office:value="30">
            <text:p>30</text:p>
          </table:table-cell>
          <table:table-cell table:style-name="ce10" table:formula="of:=VLOOKUP([.$D150];[$'Data_Classification for Summary'.$A$1:.$I$103];7;0)" office:value-type="float" office:value="0">
            <text:p/>
          </table:table-cell>
          <table:table-cell table:style-name="ce10" table:formula="of:=VLOOKUP([.$D150];[$'Data_Classification for Summary'.$A$1:.$I$103];9;0)" office:value-type="float" office:value="0">
            <text:p/>
          </table:table-cell>
          <table:table-cell table:style-name="ce92" office:value-type="float" office:value="33">
            <text:p>33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Heart_failure</text:p>
          </table:table-cell>
          <table:table-cell table:style-name="ce92" office:value-type="string">
            <text:p>Heart failure</text:p>
          </table:table-cell>
          <table:table-cell table:formula="of:=[.C150]+1" office:value-type="float" office:value="148">
            <text:p>148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51];[$'Data_Classification for Summary'.$A$1:.$I$103];3;0)" office:value-type="float" office:value="5">
            <text:p>5</text:p>
          </table:table-cell>
          <table:table-cell table:style-name="ce10" table:formula="of:=VLOOKUP([.$D151];[$'Data_Classification for Summary'.$A$1:.$I$103];5;0)" office:value-type="float" office:value="30">
            <text:p>30</text:p>
          </table:table-cell>
          <table:table-cell table:style-name="ce10" table:formula="of:=VLOOKUP([.$D151];[$'Data_Classification for Summary'.$A$1:.$I$103];7;0)" office:value-type="float" office:value="0">
            <text:p/>
          </table:table-cell>
          <table:table-cell table:style-name="ce10" table:formula="of:=VLOOKUP([.$D151];[$'Data_Classification for Summary'.$A$1:.$I$103];9;0)" office:value-type="float" office:value="0">
            <text:p/>
          </table:table-cell>
          <table:table-cell table:style-name="ce92" office:value-type="float" office:value="40">
            <text:p>40</text:p>
          </table:table-cell>
          <table:table-cell table:style-name="ce10" office:value-type="string">
            <text:p>All</text:p>
          </table:table-cell>
          <table:table-cell table:style-name="ce98" office:value-type="float" office:value="70026">
            <text:p>70026</text:p>
          </table:table-cell>
          <table:table-cell table:style-name="ce98" office:value-type="string">
            <text:p>Cardiovascular - Congestive Heart Failure</text:p>
          </table:table-cell>
          <table:table-cell table:number-columns-repeated="1012"/>
        </table:table-row>
        <table:table-row table:style-name="ro4">
          <table:table-cell office:value-type="string">
            <text:p>NHYA_dyspnea_grade</text:p>
          </table:table-cell>
          <table:table-cell table:style-name="ce92" office:value-type="string">
            <text:p>NHYA grade</text:p>
          </table:table-cell>
          <table:table-cell table:formula="of:=[.C151]+1" office:value-type="float" office:value="149">
            <text:p>149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52];[$'Data_Classification for Summary'.$A$1:.$I$103];3;0)" office:value-type="float" office:value="5">
            <text:p>5</text:p>
          </table:table-cell>
          <table:table-cell table:style-name="ce10" table:formula="of:=VLOOKUP([.$D152];[$'Data_Classification for Summary'.$A$1:.$I$103];5;0)" office:value-type="float" office:value="30">
            <text:p>30</text:p>
          </table:table-cell>
          <table:table-cell table:style-name="ce10" table:formula="of:=VLOOKUP([.$D152];[$'Data_Classification for Summary'.$A$1:.$I$103];7;0)" office:value-type="float" office:value="0">
            <text:p/>
          </table:table-cell>
          <table:table-cell table:style-name="ce10" table:formula="of:=VLOOKUP([.$D152];[$'Data_Classification for Summary'.$A$1:.$I$103];9;0)" office:value-type="float" office:value="0">
            <text:p/>
          </table:table-cell>
          <table:table-cell table:style-name="ce92" office:value-type="float" office:value="42">
            <text:p>42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Cardiomyopathy</text:p>
          </table:table-cell>
          <table:table-cell table:style-name="ce92" office:value-type="string">
            <text:p>Cardiomyopathy</text:p>
          </table:table-cell>
          <table:table-cell table:formula="of:=[.C152]+1" office:value-type="float" office:value="150">
            <text:p>150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53];[$'Data_Classification for Summary'.$A$1:.$I$103];3;0)" office:value-type="float" office:value="5">
            <text:p>5</text:p>
          </table:table-cell>
          <table:table-cell table:style-name="ce10" table:formula="of:=VLOOKUP([.$D153];[$'Data_Classification for Summary'.$A$1:.$I$103];5;0)" office:value-type="float" office:value="30">
            <text:p>30</text:p>
          </table:table-cell>
          <table:table-cell table:style-name="ce10" table:formula="of:=VLOOKUP([.$D153];[$'Data_Classification for Summary'.$A$1:.$I$103];7;0)" office:value-type="float" office:value="0">
            <text:p/>
          </table:table-cell>
          <table:table-cell table:style-name="ce10" table:formula="of:=VLOOKUP([.$D153];[$'Data_Classification for Summary'.$A$1:.$I$103];9;0)" office:value-type="float" office:value="0">
            <text:p/>
          </table:table-cell>
          <table:table-cell table:style-name="ce92" office:value-type="float" office:value="45">
            <text:p>45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Heart_failure_diagnosis_date</text:p>
          </table:table-cell>
          <table:table-cell table:style-name="ce92" office:value-type="string">
            <text:p>Heart failure diagnosis date</text:p>
          </table:table-cell>
          <table:table-cell table:formula="of:=[.C153]+1" office:value-type="float" office:value="151">
            <text:p>151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54];[$'Data_Classification for Summary'.$A$1:.$I$103];3;0)" office:value-type="float" office:value="5">
            <text:p>5</text:p>
          </table:table-cell>
          <table:table-cell table:style-name="ce10" table:formula="of:=VLOOKUP([.$D154];[$'Data_Classification for Summary'.$A$1:.$I$103];5;0)" office:value-type="float" office:value="30">
            <text:p>30</text:p>
          </table:table-cell>
          <table:table-cell table:style-name="ce10" table:formula="of:=VLOOKUP([.$D154];[$'Data_Classification for Summary'.$A$1:.$I$103];7;0)" office:value-type="float" office:value="0">
            <text:p/>
          </table:table-cell>
          <table:table-cell table:style-name="ce10" table:formula="of:=VLOOKUP([.$D154];[$'Data_Classification for Summary'.$A$1:.$I$103];9;0)" office:value-type="float" office:value="0">
            <text:p/>
          </table:table-cell>
          <table:table-cell table:style-name="ce92" office:value-type="float" office:value="47">
            <text:p>47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Heart_failure_acute</text:p>
          </table:table-cell>
          <table:table-cell table:style-name="ce92" office:value-type="string">
            <text:p>Acute heart failure</text:p>
          </table:table-cell>
          <table:table-cell table:formula="of:=[.C154]+1" office:value-type="float" office:value="152">
            <text:p>152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55];[$'Data_Classification for Summary'.$A$1:.$I$103];3;0)" office:value-type="float" office:value="5">
            <text:p>5</text:p>
          </table:table-cell>
          <table:table-cell table:style-name="ce10" table:formula="of:=VLOOKUP([.$D155];[$'Data_Classification for Summary'.$A$1:.$I$103];5;0)" office:value-type="float" office:value="30">
            <text:p>30</text:p>
          </table:table-cell>
          <table:table-cell table:style-name="ce10" table:formula="of:=VLOOKUP([.$D155];[$'Data_Classification for Summary'.$A$1:.$I$103];7;0)" office:value-type="float" office:value="0">
            <text:p/>
          </table:table-cell>
          <table:table-cell table:style-name="ce10" table:formula="of:=VLOOKUP([.$D155];[$'Data_Classification for Summary'.$A$1:.$I$103];9;0)" office:value-type="float" office:value="0">
            <text:p/>
          </table:table-cell>
          <table:table-cell table:style-name="ce92" office:value-type="float" office:value="50">
            <text:p>5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Heart_failure_decompensated</text:p>
          </table:table-cell>
          <table:table-cell table:style-name="ce92" office:value-type="string">
            <text:p>Decompensated heart failure</text:p>
          </table:table-cell>
          <table:table-cell table:formula="of:=[.C155]+1" office:value-type="float" office:value="153">
            <text:p>153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56];[$'Data_Classification for Summary'.$A$1:.$I$103];3;0)" office:value-type="float" office:value="5">
            <text:p>5</text:p>
          </table:table-cell>
          <table:table-cell table:style-name="ce10" table:formula="of:=VLOOKUP([.$D156];[$'Data_Classification for Summary'.$A$1:.$I$103];5;0)" office:value-type="float" office:value="30">
            <text:p>30</text:p>
          </table:table-cell>
          <table:table-cell table:style-name="ce10" table:formula="of:=VLOOKUP([.$D156];[$'Data_Classification for Summary'.$A$1:.$I$103];7;0)" office:value-type="float" office:value="0">
            <text:p/>
          </table:table-cell>
          <table:table-cell table:style-name="ce10" table:formula="of:=VLOOKUP([.$D156];[$'Data_Classification for Summary'.$A$1:.$I$103];9;0)" office:value-type="float" office:value="0">
            <text:p/>
          </table:table-cell>
          <table:table-cell table:style-name="ce92" office:value-type="float" office:value="51">
            <text:p>5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Heart_failure_right_heart</text:p>
          </table:table-cell>
          <table:table-cell table:style-name="ce92" office:value-type="string">
            <text:p>Right heart failure</text:p>
          </table:table-cell>
          <table:table-cell table:formula="of:=[.C156]+1" office:value-type="float" office:value="154">
            <text:p>154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57];[$'Data_Classification for Summary'.$A$1:.$I$103];3;0)" office:value-type="float" office:value="5">
            <text:p>5</text:p>
          </table:table-cell>
          <table:table-cell table:style-name="ce10" table:formula="of:=VLOOKUP([.$D157];[$'Data_Classification for Summary'.$A$1:.$I$103];5;0)" office:value-type="float" office:value="30">
            <text:p>30</text:p>
          </table:table-cell>
          <table:table-cell table:style-name="ce10" table:formula="of:=VLOOKUP([.$D157];[$'Data_Classification for Summary'.$A$1:.$I$103];7;0)" office:value-type="float" office:value="0">
            <text:p/>
          </table:table-cell>
          <table:table-cell table:style-name="ce10" table:formula="of:=VLOOKUP([.$D157];[$'Data_Classification for Summary'.$A$1:.$I$103];9;0)" office:value-type="float" office:value="0">
            <text:p/>
          </table:table-cell>
          <table:table-cell table:style-name="ce92" office:value-type="float" office:value="55">
            <text:p>55</text:p>
          </table:table-cell>
          <table:table-cell table:style-name="ce10" office:value-type="string">
            <text:p>All</text:p>
          </table:table-cell>
          <table:table-cell table:style-name="ce97" office:value-type="float" office:value="70038">
            <text:p>70038</text:p>
          </table:table-cell>
          <table:table-cell table:style-name="ce97" office:value-type="string">
            <text:p>Cardiovascular - Right Heart Failure</text:p>
          </table:table-cell>
          <table:table-cell table:number-columns-repeated="1012"/>
        </table:table-row>
        <table:table-row table:style-name="ro4">
          <table:table-cell office:value-type="string">
            <text:p>History_of_arrhythmia</text:p>
          </table:table-cell>
          <table:table-cell table:style-name="ce92" office:value-type="string">
            <text:p>Arrhythmia</text:p>
          </table:table-cell>
          <table:table-cell table:formula="of:=[.C157]+1" office:value-type="float" office:value="155">
            <text:p>155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58];[$'Data_Classification for Summary'.$A$1:.$I$103];3;0)" office:value-type="float" office:value="5">
            <text:p>5</text:p>
          </table:table-cell>
          <table:table-cell table:style-name="ce10" table:formula="of:=VLOOKUP([.$D158];[$'Data_Classification for Summary'.$A$1:.$I$103];5;0)" office:value-type="float" office:value="30">
            <text:p>30</text:p>
          </table:table-cell>
          <table:table-cell table:style-name="ce10" table:formula="of:=VLOOKUP([.$D158];[$'Data_Classification for Summary'.$A$1:.$I$103];7;0)" office:value-type="float" office:value="0">
            <text:p/>
          </table:table-cell>
          <table:table-cell table:style-name="ce10" table:formula="of:=VLOOKUP([.$D158];[$'Data_Classification for Summary'.$A$1:.$I$103];9;0)" office:value-type="float" office:value="0">
            <text:p/>
          </table:table-cell>
          <table:table-cell table:style-name="ce92" office:value-type="float" office:value="60">
            <text:p>60</text:p>
          </table:table-cell>
          <table:table-cell table:style-name="ce10" office:value-type="string">
            <text:p>All</text:p>
          </table:table-cell>
          <table:table-cell table:style-name="ce97" office:value-type="float" office:value="70024">
            <text:p>70024</text:p>
          </table:table-cell>
          <table:table-cell table:style-name="ce97" office:value-type="string">
            <text:p>Cardiovascular - Arrhythmia</text:p>
          </table:table-cell>
          <table:table-cell table:number-columns-repeated="1012"/>
        </table:table-row>
        <table:table-row table:style-name="ro4">
          <table:table-cell office:value-type="string">
            <text:p>Atrial_fibrillation</text:p>
          </table:table-cell>
          <table:table-cell table:style-name="ce92" office:value-type="string">
            <text:p>Atrial fibrillation</text:p>
          </table:table-cell>
          <table:table-cell table:formula="of:=[.C158]+1" office:value-type="float" office:value="156">
            <text:p>156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59];[$'Data_Classification for Summary'.$A$1:.$I$103];3;0)" office:value-type="float" office:value="5">
            <text:p>5</text:p>
          </table:table-cell>
          <table:table-cell table:style-name="ce10" table:formula="of:=VLOOKUP([.$D159];[$'Data_Classification for Summary'.$A$1:.$I$103];5;0)" office:value-type="float" office:value="30">
            <text:p>30</text:p>
          </table:table-cell>
          <table:table-cell table:style-name="ce10" table:formula="of:=VLOOKUP([.$D159];[$'Data_Classification for Summary'.$A$1:.$I$103];7;0)" office:value-type="float" office:value="0">
            <text:p/>
          </table:table-cell>
          <table:table-cell table:style-name="ce10" table:formula="of:=VLOOKUP([.$D159];[$'Data_Classification for Summary'.$A$1:.$I$103];9;0)" office:value-type="float" office:value="0">
            <text:p/>
          </table:table-cell>
          <table:table-cell table:style-name="ce92" office:value-type="float" office:value="70">
            <text:p>7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Atrial_fibrillation_pattern</text:p>
          </table:table-cell>
          <table:table-cell table:style-name="ce92" office:value-type="string">
            <text:p>AF pattern</text:p>
          </table:table-cell>
          <table:table-cell table:formula="of:=[.C159]+1" office:value-type="float" office:value="157">
            <text:p>157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60];[$'Data_Classification for Summary'.$A$1:.$I$103];3;0)" office:value-type="float" office:value="5">
            <text:p>5</text:p>
          </table:table-cell>
          <table:table-cell table:style-name="ce10" table:formula="of:=VLOOKUP([.$D160];[$'Data_Classification for Summary'.$A$1:.$I$103];5;0)" office:value-type="float" office:value="30">
            <text:p>30</text:p>
          </table:table-cell>
          <table:table-cell table:style-name="ce10" table:formula="of:=VLOOKUP([.$D160];[$'Data_Classification for Summary'.$A$1:.$I$103];7;0)" office:value-type="float" office:value="0">
            <text:p/>
          </table:table-cell>
          <table:table-cell table:style-name="ce10" table:formula="of:=VLOOKUP([.$D160];[$'Data_Classification for Summary'.$A$1:.$I$103];9;0)" office:value-type="float" office:value="0">
            <text:p/>
          </table:table-cell>
          <table:table-cell table:style-name="ce92" office:value-type="float" office:value="71">
            <text:p>7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Valvular_heart_disease</text:p>
          </table:table-cell>
          <table:table-cell table:style-name="ce92" office:value-type="string">
            <text:p>Valvular heart disease</text:p>
          </table:table-cell>
          <table:table-cell table:formula="of:=[.C160]+1" office:value-type="float" office:value="158">
            <text:p>158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61];[$'Data_Classification for Summary'.$A$1:.$I$103];3;0)" office:value-type="float" office:value="5">
            <text:p>5</text:p>
          </table:table-cell>
          <table:table-cell table:style-name="ce10" table:formula="of:=VLOOKUP([.$D161];[$'Data_Classification for Summary'.$A$1:.$I$103];5;0)" office:value-type="float" office:value="30">
            <text:p>30</text:p>
          </table:table-cell>
          <table:table-cell table:style-name="ce10" table:formula="of:=VLOOKUP([.$D161];[$'Data_Classification for Summary'.$A$1:.$I$103];7;0)" office:value-type="float" office:value="0">
            <text:p/>
          </table:table-cell>
          <table:table-cell table:style-name="ce10" table:formula="of:=VLOOKUP([.$D161];[$'Data_Classification for Summary'.$A$1:.$I$103];9;0)" office:value-type="float" office:value="0">
            <text:p/>
          </table:table-cell>
          <table:table-cell table:style-name="ce92" office:value-type="float" office:value="90">
            <text:p>90</text:p>
          </table:table-cell>
          <table:table-cell table:style-name="ce10" office:value-type="string">
            <text:p>All</text:p>
          </table:table-cell>
          <table:table-cell table:style-name="ce97" office:value-type="float" office:value="70042">
            <text:p>70042</text:p>
          </table:table-cell>
          <table:table-cell table:style-name="ce97" office:value-type="string">
            <text:p>Cardiovascular - Valvular Disease</text:p>
          </table:table-cell>
          <table:table-cell table:number-columns-repeated="1012"/>
        </table:table-row>
        <table:table-row table:style-name="ro4">
          <table:table-cell office:value-type="string">
            <text:p>Valvular_heart_disease_type</text:p>
          </table:table-cell>
          <table:table-cell table:style-name="ce92" office:value-type="string">
            <text:p>Valve disease</text:p>
          </table:table-cell>
          <table:table-cell table:formula="of:=[.C161]+1" office:value-type="float" office:value="159">
            <text:p>159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62];[$'Data_Classification for Summary'.$A$1:.$I$103];3;0)" office:value-type="float" office:value="5">
            <text:p>5</text:p>
          </table:table-cell>
          <table:table-cell table:style-name="ce10" table:formula="of:=VLOOKUP([.$D162];[$'Data_Classification for Summary'.$A$1:.$I$103];5;0)" office:value-type="float" office:value="30">
            <text:p>30</text:p>
          </table:table-cell>
          <table:table-cell table:style-name="ce10" table:formula="of:=VLOOKUP([.$D162];[$'Data_Classification for Summary'.$A$1:.$I$103];7;0)" office:value-type="float" office:value="0">
            <text:p/>
          </table:table-cell>
          <table:table-cell table:style-name="ce10" table:formula="of:=VLOOKUP([.$D162];[$'Data_Classification for Summary'.$A$1:.$I$103];9;0)" office:value-type="float" office:value="0">
            <text:p/>
          </table:table-cell>
          <table:table-cell table:style-name="ce92" office:value-type="float" office:value="91">
            <text:p>9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Valvular_heart_disease_severity</text:p>
          </table:table-cell>
          <table:table-cell table:style-name="ce92" office:value-type="string">
            <text:p>Severity</text:p>
          </table:table-cell>
          <table:table-cell table:formula="of:=[.C162]+1" office:value-type="float" office:value="160">
            <text:p>160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63];[$'Data_Classification for Summary'.$A$1:.$I$103];3;0)" office:value-type="float" office:value="5">
            <text:p>5</text:p>
          </table:table-cell>
          <table:table-cell table:style-name="ce10" table:formula="of:=VLOOKUP([.$D163];[$'Data_Classification for Summary'.$A$1:.$I$103];5;0)" office:value-type="float" office:value="30">
            <text:p>30</text:p>
          </table:table-cell>
          <table:table-cell table:style-name="ce10" table:formula="of:=VLOOKUP([.$D163];[$'Data_Classification for Summary'.$A$1:.$I$103];7;0)" office:value-type="float" office:value="0">
            <text:p/>
          </table:table-cell>
          <table:table-cell table:style-name="ce10" table:formula="of:=VLOOKUP([.$D163];[$'Data_Classification for Summary'.$A$1:.$I$103];9;0)" office:value-type="float" office:value="0">
            <text:p/>
          </table:table-cell>
          <table:table-cell table:style-name="ce92" office:value-type="float" office:value="92">
            <text:p>92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Endocarditis_previous</text:p>
          </table:table-cell>
          <table:table-cell table:style-name="ce92" office:value-type="string">
            <text:p>Endocarditis previous</text:p>
          </table:table-cell>
          <table:table-cell table:formula="of:=[.C163]+1" office:value-type="float" office:value="161">
            <text:p>161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64];[$'Data_Classification for Summary'.$A$1:.$I$103];3;0)" office:value-type="float" office:value="5">
            <text:p>5</text:p>
          </table:table-cell>
          <table:table-cell table:style-name="ce10" table:formula="of:=VLOOKUP([.$D164];[$'Data_Classification for Summary'.$A$1:.$I$103];5;0)" office:value-type="float" office:value="30">
            <text:p>30</text:p>
          </table:table-cell>
          <table:table-cell table:style-name="ce10" table:formula="of:=VLOOKUP([.$D164];[$'Data_Classification for Summary'.$A$1:.$I$103];7;0)" office:value-type="float" office:value="0">
            <text:p/>
          </table:table-cell>
          <table:table-cell table:style-name="ce10" table:formula="of:=VLOOKUP([.$D164];[$'Data_Classification for Summary'.$A$1:.$I$103];9;0)" office:value-type="float" office:value="0">
            <text:p/>
          </table:table-cell>
          <table:table-cell table:style-name="ce92" office:value-type="float" office:value="100">
            <text:p>100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office:value-type="string">
            <text:p>Endocarditis_current</text:p>
          </table:table-cell>
          <table:table-cell table:style-name="ce92" office:value-type="string">
            <text:p>Endocarditis current</text:p>
          </table:table-cell>
          <table:table-cell table:formula="of:=[.C164]+1" office:value-type="float" office:value="162">
            <text:p>162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65];[$'Data_Classification for Summary'.$A$1:.$I$103];3;0)" office:value-type="float" office:value="5">
            <text:p>5</text:p>
          </table:table-cell>
          <table:table-cell table:style-name="ce10" table:formula="of:=VLOOKUP([.$D165];[$'Data_Classification for Summary'.$A$1:.$I$103];5;0)" office:value-type="float" office:value="30">
            <text:p>30</text:p>
          </table:table-cell>
          <table:table-cell table:style-name="ce10" table:formula="of:=VLOOKUP([.$D165];[$'Data_Classification for Summary'.$A$1:.$I$103];7;0)" office:value-type="float" office:value="0">
            <text:p/>
          </table:table-cell>
          <table:table-cell table:style-name="ce10" table:formula="of:=VLOOKUP([.$D165];[$'Data_Classification for Summary'.$A$1:.$I$103];9;0)" office:value-type="float" office:value="0">
            <text:p/>
          </table:table-cell>
          <table:table-cell table:style-name="ce92" office:value-type="float" office:value="101">
            <text:p>101</text:p>
          </table:table-cell>
          <table:table-cell table:style-name="ce10" office:value-type="string">
            <text:p>All</text:p>
          </table:table-cell>
          <table:table-cell table:style-name="ce98" office:value-type="float" office:value="70028">
            <text:p>70028</text:p>
          </table:table-cell>
          <table:table-cell table:style-name="ce98" office:value-type="string">
            <text:p>Cardiovascular - Endocarditis</text:p>
          </table:table-cell>
          <table:table-cell table:number-columns-repeated="1012"/>
        </table:table-row>
        <table:table-row table:style-name="ro4">
          <table:table-cell office:value-type="string">
            <text:p>Pacemaker_or_ICD</text:p>
          </table:table-cell>
          <table:table-cell table:style-name="ce92" office:value-type="string">
            <text:p>Pacemaker / ICD</text:p>
          </table:table-cell>
          <table:table-cell table:formula="of:=[.C165]+1" office:value-type="float" office:value="163">
            <text:p>163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66];[$'Data_Classification for Summary'.$A$1:.$I$103];3;0)" office:value-type="float" office:value="5">
            <text:p>5</text:p>
          </table:table-cell>
          <table:table-cell table:style-name="ce10" table:formula="of:=VLOOKUP([.$D166];[$'Data_Classification for Summary'.$A$1:.$I$103];5;0)" office:value-type="float" office:value="30">
            <text:p>30</text:p>
          </table:table-cell>
          <table:table-cell table:style-name="ce10" table:formula="of:=VLOOKUP([.$D166];[$'Data_Classification for Summary'.$A$1:.$I$103];7;0)" office:value-type="float" office:value="0">
            <text:p/>
          </table:table-cell>
          <table:table-cell table:style-name="ce10" table:formula="of:=VLOOKUP([.$D166];[$'Data_Classification for Summary'.$A$1:.$I$103];9;0)" office:value-type="float" office:value="0">
            <text:p/>
          </table:table-cell>
          <table:table-cell table:style-name="ce92" office:value-type="float" office:value="120">
            <text:p>120</text:p>
          </table:table-cell>
          <table:table-cell table:style-name="ce10" office:value-type="string">
            <text:p>All</text:p>
          </table:table-cell>
          <table:table-cell table:style-name="ce97" office:value-type="float" office:value="70032">
            <text:p>70032</text:p>
          </table:table-cell>
          <table:table-cell table:style-name="ce97" office:value-type="string">
            <text:p>Cardiovascular - ICD / Pacer</text:p>
          </table:table-cell>
          <table:table-cell table:number-columns-repeated="1012"/>
        </table:table-row>
        <table:table-row table:style-name="ro4">
          <table:table-cell office:value-type="string">
            <text:p>ICD</text:p>
          </table:table-cell>
          <table:table-cell table:style-name="ce92" office:value-type="string">
            <text:p>Implanted defibrillator</text:p>
          </table:table-cell>
          <table:table-cell table:formula="of:=[.C166]+1" office:value-type="float" office:value="164">
            <text:p>164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67];[$'Data_Classification for Summary'.$A$1:.$I$103];3;0)" office:value-type="float" office:value="5">
            <text:p>5</text:p>
          </table:table-cell>
          <table:table-cell table:style-name="ce10" table:formula="of:=VLOOKUP([.$D167];[$'Data_Classification for Summary'.$A$1:.$I$103];5;0)" office:value-type="float" office:value="30">
            <text:p>30</text:p>
          </table:table-cell>
          <table:table-cell table:style-name="ce10" table:formula="of:=VLOOKUP([.$D167];[$'Data_Classification for Summary'.$A$1:.$I$103];7;0)" office:value-type="float" office:value="0">
            <text:p/>
          </table:table-cell>
          <table:table-cell table:style-name="ce10" table:formula="of:=VLOOKUP([.$D167];[$'Data_Classification for Summary'.$A$1:.$I$103];9;0)" office:value-type="float" office:value="0">
            <text:p/>
          </table:table-cell>
          <table:table-cell table:style-name="ce92" office:value-type="float" office:value="121">
            <text:p>121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office:value-type="string">
            <text:p>Pacemaker_or_ICD_type</text:p>
          </table:table-cell>
          <table:table-cell table:style-name="ce92" office:value-type="string">
            <text:p>Pacemaker / ICD type</text:p>
          </table:table-cell>
          <table:table-cell table:formula="of:=[.C167]+1" office:value-type="float" office:value="165">
            <text:p>165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68];[$'Data_Classification for Summary'.$A$1:.$I$103];3;0)" office:value-type="float" office:value="5">
            <text:p>5</text:p>
          </table:table-cell>
          <table:table-cell table:style-name="ce10" table:formula="of:=VLOOKUP([.$D168];[$'Data_Classification for Summary'.$A$1:.$I$103];5;0)" office:value-type="float" office:value="30">
            <text:p>30</text:p>
          </table:table-cell>
          <table:table-cell table:style-name="ce10" table:formula="of:=VLOOKUP([.$D168];[$'Data_Classification for Summary'.$A$1:.$I$103];7;0)" office:value-type="float" office:value="0">
            <text:p/>
          </table:table-cell>
          <table:table-cell table:style-name="ce10" table:formula="of:=VLOOKUP([.$D168];[$'Data_Classification for Summary'.$A$1:.$I$103];9;0)" office:value-type="float" office:value="0">
            <text:p/>
          </table:table-cell>
          <table:table-cell table:style-name="ce92" office:value-type="float" office:value="121">
            <text:p>12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acemaker_or_ICD_details</text:p>
          </table:table-cell>
          <table:table-cell table:style-name="ce92" office:value-type="string">
            <text:p>Pacemaker / ICD details</text:p>
          </table:table-cell>
          <table:table-cell table:formula="of:=[.C168]+1" office:value-type="float" office:value="166">
            <text:p>166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69];[$'Data_Classification for Summary'.$A$1:.$I$103];3;0)" office:value-type="float" office:value="5">
            <text:p>5</text:p>
          </table:table-cell>
          <table:table-cell table:style-name="ce10" table:formula="of:=VLOOKUP([.$D169];[$'Data_Classification for Summary'.$A$1:.$I$103];5;0)" office:value-type="float" office:value="30">
            <text:p>30</text:p>
          </table:table-cell>
          <table:table-cell table:style-name="ce10" table:formula="of:=VLOOKUP([.$D169];[$'Data_Classification for Summary'.$A$1:.$I$103];7;0)" office:value-type="float" office:value="0">
            <text:p/>
          </table:table-cell>
          <table:table-cell table:style-name="ce10" table:formula="of:=VLOOKUP([.$D169];[$'Data_Classification for Summary'.$A$1:.$I$103];9;0)" office:value-type="float" office:value="0">
            <text:p/>
          </table:table-cell>
          <table:table-cell table:style-name="ce92" office:value-type="float" office:value="122">
            <text:p>122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eripheral_vascular_disease</text:p>
          </table:table-cell>
          <table:table-cell table:style-name="ce92" office:value-type="string">
            <text:p>Peripheral vascular disease</text:p>
          </table:table-cell>
          <table:table-cell table:formula="of:=[.C169]+1" office:value-type="float" office:value="167">
            <text:p>167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70];[$'Data_Classification for Summary'.$A$1:.$I$103];3;0)" office:value-type="float" office:value="5">
            <text:p>5</text:p>
          </table:table-cell>
          <table:table-cell table:style-name="ce10" table:formula="of:=VLOOKUP([.$D170];[$'Data_Classification for Summary'.$A$1:.$I$103];5;0)" office:value-type="float" office:value="30">
            <text:p>30</text:p>
          </table:table-cell>
          <table:table-cell table:style-name="ce10" table:formula="of:=VLOOKUP([.$D170];[$'Data_Classification for Summary'.$A$1:.$I$103];7;0)" office:value-type="float" office:value="0">
            <text:p/>
          </table:table-cell>
          <table:table-cell table:style-name="ce10" table:formula="of:=VLOOKUP([.$D170];[$'Data_Classification for Summary'.$A$1:.$I$103];9;0)" office:value-type="float" office:value="0">
            <text:p/>
          </table:table-cell>
          <table:table-cell table:style-name="ce92" office:value-type="float" office:value="130">
            <text:p>130</text:p>
          </table:table-cell>
          <table:table-cell table:style-name="ce10" office:value-type="string">
            <text:p>All</text:p>
          </table:table-cell>
          <table:table-cell table:style-name="ce97" office:value-type="float" office:value="70037">
            <text:p>70037</text:p>
          </table:table-cell>
          <table:table-cell table:style-name="ce97" office:value-type="string">
            <text:p>Cardiovascular - PVOD</text:p>
          </table:table-cell>
          <table:table-cell table:number-columns-repeated="1012"/>
        </table:table-row>
        <table:table-row table:style-name="ro4">
          <table:table-cell office:value-type="string">
            <text:p>Deep_venous_thrombosis</text:p>
          </table:table-cell>
          <table:table-cell table:style-name="ce92" office:value-type="string">
            <text:p>DVT</text:p>
          </table:table-cell>
          <table:table-cell table:formula="of:=[.C170]+1" office:value-type="float" office:value="168">
            <text:p>168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71];[$'Data_Classification for Summary'.$A$1:.$I$103];3;0)" office:value-type="float" office:value="5">
            <text:p>5</text:p>
          </table:table-cell>
          <table:table-cell table:style-name="ce10" table:formula="of:=VLOOKUP([.$D171];[$'Data_Classification for Summary'.$A$1:.$I$103];5;0)" office:value-type="float" office:value="30">
            <text:p>30</text:p>
          </table:table-cell>
          <table:table-cell table:style-name="ce10" table:formula="of:=VLOOKUP([.$D171];[$'Data_Classification for Summary'.$A$1:.$I$103];7;0)" office:value-type="float" office:value="0">
            <text:p/>
          </table:table-cell>
          <table:table-cell table:style-name="ce10" table:formula="of:=VLOOKUP([.$D171];[$'Data_Classification for Summary'.$A$1:.$I$103];9;0)" office:value-type="float" office:value="0">
            <text:p/>
          </table:table-cell>
          <table:table-cell table:style-name="ce92" office:value-type="float" office:value="140">
            <text:p>140</text:p>
          </table:table-cell>
          <table:table-cell table:style-name="ce10" office:value-type="string">
            <text:p>All</text:p>
          </table:table-cell>
          <table:table-cell table:style-name="ce97" office:value-type="float" office:value="70066">
            <text:p>70066</text:p>
          </table:table-cell>
          <table:table-cell table:style-name="ce97" office:value-type="string">
            <text:p>Hematologic - Deep venous thrombosis</text:p>
          </table:table-cell>
          <table:table-cell table:number-columns-repeated="1012"/>
        </table:table-row>
        <table:table-row table:style-name="ro4">
          <table:table-cell office:value-type="string">
            <text:p>Congenital_heart_disease</text:p>
          </table:table-cell>
          <table:table-cell table:style-name="ce92" office:value-type="string">
            <text:p>Congenital heart disease</text:p>
          </table:table-cell>
          <table:table-cell table:formula="of:=[.C171]+1" office:value-type="float" office:value="169">
            <text:p>169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72];[$'Data_Classification for Summary'.$A$1:.$I$103];3;0)" office:value-type="float" office:value="5">
            <text:p>5</text:p>
          </table:table-cell>
          <table:table-cell table:style-name="ce10" table:formula="of:=VLOOKUP([.$D172];[$'Data_Classification for Summary'.$A$1:.$I$103];5;0)" office:value-type="float" office:value="30">
            <text:p>30</text:p>
          </table:table-cell>
          <table:table-cell table:style-name="ce10" table:formula="of:=VLOOKUP([.$D172];[$'Data_Classification for Summary'.$A$1:.$I$103];7;0)" office:value-type="float" office:value="0">
            <text:p/>
          </table:table-cell>
          <table:table-cell table:style-name="ce10" table:formula="of:=VLOOKUP([.$D172];[$'Data_Classification for Summary'.$A$1:.$I$103];9;0)" office:value-type="float" office:value="0">
            <text:p/>
          </table:table-cell>
          <table:table-cell table:style-name="ce92" office:value-type="float" office:value="150">
            <text:p>150</text:p>
          </table:table-cell>
          <table:table-cell table:style-name="ce10" office:value-type="string">
            <text:p>All</text:p>
          </table:table-cell>
          <table:table-cell table:style-name="ce97" office:value-type="float" office:value="70025">
            <text:p>70025</text:p>
          </table:table-cell>
          <table:table-cell table:style-name="ce97" office:value-type="string">
            <text:p>Cardiovascular - Congenital Heart Disease</text:p>
          </table:table-cell>
          <table:table-cell table:number-columns-repeated="1012"/>
        </table:table-row>
        <table:table-row table:style-name="ro4">
          <table:table-cell office:value-type="string">
            <text:p>Congenital_heart_disease_type</text:p>
          </table:table-cell>
          <table:table-cell office:value-type="string">
            <text:p>Congenital heart disease type</text:p>
          </table:table-cell>
          <table:table-cell table:formula="of:=[.C172]+1" office:value-type="float" office:value="170">
            <text:p>170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73];[$'Data_Classification for Summary'.$A$1:.$I$103];3;0)" office:value-type="float" office:value="5">
            <text:p>5</text:p>
          </table:table-cell>
          <table:table-cell table:style-name="ce10" table:formula="of:=VLOOKUP([.$D173];[$'Data_Classification for Summary'.$A$1:.$I$103];5;0)" office:value-type="float" office:value="30">
            <text:p>30</text:p>
          </table:table-cell>
          <table:table-cell table:style-name="ce10" table:formula="of:=VLOOKUP([.$D173];[$'Data_Classification for Summary'.$A$1:.$I$103];7;0)" office:value-type="float" office:value="0">
            <text:p/>
          </table:table-cell>
          <table:table-cell table:style-name="ce10" table:formula="of:=VLOOKUP([.$D173];[$'Data_Classification for Summary'.$A$1:.$I$103];9;0)" office:value-type="float" office:value="0">
            <text:p/>
          </table:table-cell>
          <table:table-cell table:style-name="ce92" office:value-type="float" office:value="151">
            <text:p>15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ulmonary_hypertension</text:p>
          </table:table-cell>
          <table:table-cell table:style-name="ce92" office:value-type="string">
            <text:p>Pulmonary hypertension</text:p>
          </table:table-cell>
          <table:table-cell table:formula="of:=[.C173]+1" office:value-type="float" office:value="171">
            <text:p>171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74];[$'Data_Classification for Summary'.$A$1:.$I$103];3;0)" office:value-type="float" office:value="5">
            <text:p>5</text:p>
          </table:table-cell>
          <table:table-cell table:style-name="ce10" table:formula="of:=VLOOKUP([.$D174];[$'Data_Classification for Summary'.$A$1:.$I$103];5;0)" office:value-type="float" office:value="30">
            <text:p>30</text:p>
          </table:table-cell>
          <table:table-cell table:style-name="ce10" table:formula="of:=VLOOKUP([.$D174];[$'Data_Classification for Summary'.$A$1:.$I$103];7;0)" office:value-type="float" office:value="0">
            <text:p/>
          </table:table-cell>
          <table:table-cell table:style-name="ce10" table:formula="of:=VLOOKUP([.$D174];[$'Data_Classification for Summary'.$A$1:.$I$103];9;0)" office:value-type="float" office:value="0">
            <text:p/>
          </table:table-cell>
          <table:table-cell table:style-name="ce92" office:value-type="float" office:value="160">
            <text:p>160</text:p>
          </table:table-cell>
          <table:table-cell table:style-name="ce10" office:value-type="string">
            <text:p>All</text:p>
          </table:table-cell>
          <table:table-cell table:style-name="ce98" office:value-type="float" office:value="70036">
            <text:p>70036</text:p>
          </table:table-cell>
          <table:table-cell table:style-name="ce98" office:value-type="string">
            <text:p>Cardiovascular - Pulmonary Hypertension</text:p>
          </table:table-cell>
          <table:table-cell table:number-columns-repeated="1012"/>
        </table:table-row>
        <table:table-row table:style-name="ro4">
          <table:table-cell office:value-type="string">
            <text:p>Pulmonary_embolism</text:p>
          </table:table-cell>
          <table:table-cell table:style-name="ce92" office:value-type="string">
            <text:p>Pulmonary embolism</text:p>
          </table:table-cell>
          <table:table-cell table:formula="of:=[.C174]+1" office:value-type="float" office:value="172">
            <text:p>172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75];[$'Data_Classification for Summary'.$A$1:.$I$103];3;0)" office:value-type="float" office:value="5">
            <text:p>5</text:p>
          </table:table-cell>
          <table:table-cell table:style-name="ce10" table:formula="of:=VLOOKUP([.$D175];[$'Data_Classification for Summary'.$A$1:.$I$103];5;0)" office:value-type="float" office:value="30">
            <text:p>30</text:p>
          </table:table-cell>
          <table:table-cell table:style-name="ce10" table:formula="of:=VLOOKUP([.$D175];[$'Data_Classification for Summary'.$A$1:.$I$103];7;0)" office:value-type="float" office:value="0">
            <text:p/>
          </table:table-cell>
          <table:table-cell table:style-name="ce10" table:formula="of:=VLOOKUP([.$D175];[$'Data_Classification for Summary'.$A$1:.$I$103];9;0)" office:value-type="float" office:value="0">
            <text:p/>
          </table:table-cell>
          <table:table-cell table:style-name="ce10" office:value-type="float" office:value="165">
            <text:p>165</text:p>
          </table:table-cell>
          <table:table-cell table:style-name="ce10" office:value-type="string">
            <text:p>All</text:p>
          </table:table-cell>
          <table:table-cell table:style-name="ce97" office:value-type="float" office:value="70129">
            <text:p>70129</text:p>
          </table:table-cell>
          <table:table-cell table:style-name="ce97" office:value-type="string">
            <text:p>Cardiovascular - Pulmonary Embolus</text:p>
          </table:table-cell>
          <table:table-cell table:number-columns-repeated="1012"/>
        </table:table-row>
        <table:table-row table:style-name="ro4">
          <table:table-cell office:value-type="string">
            <text:p>Thoracic_aortic_disease</text:p>
          </table:table-cell>
          <table:table-cell table:style-name="ce92" office:value-type="string">
            <text:p>Thoracic aortic disease</text:p>
          </table:table-cell>
          <table:table-cell table:formula="of:=[.C175]+1" office:value-type="float" office:value="173">
            <text:p>173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76];[$'Data_Classification for Summary'.$A$1:.$I$103];3;0)" office:value-type="float" office:value="5">
            <text:p>5</text:p>
          </table:table-cell>
          <table:table-cell table:style-name="ce10" table:formula="of:=VLOOKUP([.$D176];[$'Data_Classification for Summary'.$A$1:.$I$103];5;0)" office:value-type="float" office:value="30">
            <text:p>30</text:p>
          </table:table-cell>
          <table:table-cell table:style-name="ce10" table:formula="of:=VLOOKUP([.$D176];[$'Data_Classification for Summary'.$A$1:.$I$103];7;0)" office:value-type="float" office:value="0">
            <text:p/>
          </table:table-cell>
          <table:table-cell table:style-name="ce10" table:formula="of:=VLOOKUP([.$D176];[$'Data_Classification for Summary'.$A$1:.$I$103];9;0)" office:value-type="float" office:value="0">
            <text:p/>
          </table:table-cell>
          <table:table-cell table:style-name="ce92" office:value-type="float" office:value="170">
            <text:p>170</text:p>
          </table:table-cell>
          <table:table-cell table:style-name="ce10" office:value-type="string">
            <text:p>All</text:p>
          </table:table-cell>
          <table:table-cell table:style-name="ce97" office:value-type="float" office:value="70041">
            <text:p>70041</text:p>
          </table:table-cell>
          <table:table-cell table:style-name="ce97" office:value-type="string">
            <text:p>Cardiovascular - Thoracic Aorta Disease</text:p>
          </table:table-cell>
          <table:table-cell table:number-columns-repeated="1012"/>
        </table:table-row>
        <table:table-row table:style-name="ro4">
          <table:table-cell office:value-type="string">
            <text:p>Aortic_disease</text:p>
          </table:table-cell>
          <table:table-cell table:style-name="ce92" office:value-type="string">
            <text:p>Aortic disease</text:p>
          </table:table-cell>
          <table:table-cell table:formula="of:=[.C176]+1" office:value-type="float" office:value="174">
            <text:p>174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77];[$'Data_Classification for Summary'.$A$1:.$I$103];3;0)" office:value-type="float" office:value="5">
            <text:p>5</text:p>
          </table:table-cell>
          <table:table-cell table:style-name="ce10" table:formula="of:=VLOOKUP([.$D177];[$'Data_Classification for Summary'.$A$1:.$I$103];5;0)" office:value-type="float" office:value="30">
            <text:p>30</text:p>
          </table:table-cell>
          <table:table-cell table:style-name="ce10" table:formula="of:=VLOOKUP([.$D177];[$'Data_Classification for Summary'.$A$1:.$I$103];7;0)" office:value-type="float" office:value="0">
            <text:p/>
          </table:table-cell>
          <table:table-cell table:style-name="ce10" table:formula="of:=VLOOKUP([.$D177];[$'Data_Classification for Summary'.$A$1:.$I$103];9;0)" office:value-type="float" office:value="0">
            <text:p/>
          </table:table-cell>
          <table:table-cell table:style-name="ce92" office:value-type="float" office:value="171">
            <text:p>17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otropes_current</text:p>
          </table:table-cell>
          <table:table-cell table:style-name="ce92" office:value-type="string">
            <text:p>Current inotropes</text:p>
          </table:table-cell>
          <table:table-cell table:formula="of:=[.C177]+1" office:value-type="float" office:value="175">
            <text:p>175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78];[$'Data_Classification for Summary'.$A$1:.$I$103];3;0)" office:value-type="float" office:value="5">
            <text:p>5</text:p>
          </table:table-cell>
          <table:table-cell table:style-name="ce10" table:formula="of:=VLOOKUP([.$D178];[$'Data_Classification for Summary'.$A$1:.$I$103];5;0)" office:value-type="float" office:value="30">
            <text:p>30</text:p>
          </table:table-cell>
          <table:table-cell table:style-name="ce10" table:formula="of:=VLOOKUP([.$D178];[$'Data_Classification for Summary'.$A$1:.$I$103];7;0)" office:value-type="float" office:value="0">
            <text:p/>
          </table:table-cell>
          <table:table-cell table:style-name="ce10" table:formula="of:=VLOOKUP([.$D178];[$'Data_Classification for Summary'.$A$1:.$I$103];9;0)" office:value-type="float" office:value="0">
            <text:p/>
          </table:table-cell>
          <table:table-cell table:style-name="ce92" office:value-type="float" office:value="200">
            <text:p>200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office:value-type="string">
            <text:p>Previous_cardiac_surgery</text:p>
          </table:table-cell>
          <table:table-cell table:style-name="ce92" office:value-type="string">
            <text:p>Cardiac surgery</text:p>
          </table:table-cell>
          <table:table-cell table:formula="of:=[.C178]+1" office:value-type="float" office:value="176">
            <text:p>176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79];[$'Data_Classification for Summary'.$A$1:.$I$103];3;0)" office:value-type="float" office:value="5">
            <text:p>5</text:p>
          </table:table-cell>
          <table:table-cell table:style-name="ce10" table:formula="of:=VLOOKUP([.$D179];[$'Data_Classification for Summary'.$A$1:.$I$103];5;0)" office:value-type="float" office:value="30">
            <text:p>30</text:p>
          </table:table-cell>
          <table:table-cell table:style-name="ce10" table:formula="of:=VLOOKUP([.$D179];[$'Data_Classification for Summary'.$A$1:.$I$103];7;0)" office:value-type="float" office:value="0">
            <text:p/>
          </table:table-cell>
          <table:table-cell table:style-name="ce10" table:formula="of:=VLOOKUP([.$D179];[$'Data_Classification for Summary'.$A$1:.$I$103];9;0)" office:value-type="float" office:value="0">
            <text:p/>
          </table:table-cell>
          <table:table-cell table:style-name="ce92" office:value-type="float" office:value="200">
            <text:p>20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revious_cardiac_surgery_type</text:p>
          </table:table-cell>
          <table:table-cell table:style-name="ce92" office:value-type="string">
            <text:p>Cardiac surgery type</text:p>
          </table:table-cell>
          <table:table-cell table:formula="of:=[.C179]+1" office:value-type="float" office:value="177">
            <text:p>177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80];[$'Data_Classification for Summary'.$A$1:.$I$103];3;0)" office:value-type="float" office:value="5">
            <text:p>5</text:p>
          </table:table-cell>
          <table:table-cell table:style-name="ce10" table:formula="of:=VLOOKUP([.$D180];[$'Data_Classification for Summary'.$A$1:.$I$103];5;0)" office:value-type="float" office:value="30">
            <text:p>30</text:p>
          </table:table-cell>
          <table:table-cell table:style-name="ce10" table:formula="of:=VLOOKUP([.$D180];[$'Data_Classification for Summary'.$A$1:.$I$103];7;0)" office:value-type="float" office:value="0">
            <text:p/>
          </table:table-cell>
          <table:table-cell table:style-name="ce10" table:formula="of:=VLOOKUP([.$D180];[$'Data_Classification for Summary'.$A$1:.$I$103];9;0)" office:value-type="float" office:value="0">
            <text:p/>
          </table:table-cell>
          <table:table-cell table:style-name="ce92" office:value-type="float" office:value="201">
            <text:p>20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Cardiovascular_disease_other</text:p>
          </table:table-cell>
          <table:table-cell table:style-name="ce92" office:value-type="string">
            <text:p>Other cardiovascular disease</text:p>
          </table:table-cell>
          <table:table-cell table:formula="of:=[.C180]+1" office:value-type="float" office:value="178">
            <text:p>178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81];[$'Data_Classification for Summary'.$A$1:.$I$103];3;0)" office:value-type="float" office:value="5">
            <text:p>5</text:p>
          </table:table-cell>
          <table:table-cell table:style-name="ce10" table:formula="of:=VLOOKUP([.$D181];[$'Data_Classification for Summary'.$A$1:.$I$103];5;0)" office:value-type="float" office:value="30">
            <text:p>30</text:p>
          </table:table-cell>
          <table:table-cell table:style-name="ce10" table:formula="of:=VLOOKUP([.$D181];[$'Data_Classification for Summary'.$A$1:.$I$103];7;0)" office:value-type="float" office:value="0">
            <text:p/>
          </table:table-cell>
          <table:table-cell table:style-name="ce10" table:formula="of:=VLOOKUP([.$D181];[$'Data_Classification for Summary'.$A$1:.$I$103];9;0)" office:value-type="float" office:value="0">
            <text:p/>
          </table:table-cell>
          <table:table-cell table:style-name="ce92" office:value-type="float" office:value="1000">
            <text:p>1000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office:value-type="string">
            <text:p>Cardiovascular_symptoms_other</text:p>
          </table:table-cell>
          <table:table-cell table:style-name="ce10" office:value-type="string">
            <text:p>Other cardiovascular symptoms</text:p>
          </table:table-cell>
          <table:table-cell table:formula="of:=[.C181]+1" office:value-type="float" office:value="179">
            <text:p>179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82];[$'Data_Classification for Summary'.$A$1:.$I$103];3;0)" office:value-type="float" office:value="5">
            <text:p>5</text:p>
          </table:table-cell>
          <table:table-cell table:style-name="ce10" table:formula="of:=VLOOKUP([.$D182];[$'Data_Classification for Summary'.$A$1:.$I$103];5;0)" office:value-type="float" office:value="30">
            <text:p>30</text:p>
          </table:table-cell>
          <table:table-cell table:style-name="ce10" table:formula="of:=VLOOKUP([.$D182];[$'Data_Classification for Summary'.$A$1:.$I$103];7;0)" office:value-type="float" office:value="0">
            <text:p/>
          </table:table-cell>
          <table:table-cell table:style-name="ce10" table:formula="of:=VLOOKUP([.$D182];[$'Data_Classification for Summary'.$A$1:.$I$103];9;0)" office:value-type="float" office:value="0">
            <text:p/>
          </table:table-cell>
          <table:table-cell table:style-name="ce10" office:value-type="float" office:value="1010">
            <text:p>1010</text:p>
          </table:table-cell>
          <table:table-cell table:style-name="ce10" office:value-type="string">
            <text:p>All</text:p>
          </table:table-cell>
          <table:table-cell table:style-name="ce97" office:value-type="float" office:value="70040">
            <text:p>70040</text:p>
          </table:table-cell>
          <table:table-cell table:style-name="ce97" office:value-type="string">
            <text:p>Cardiovascular - Symptoms</text:p>
          </table:table-cell>
          <table:table-cell table:number-columns-repeated="1012"/>
        </table:table-row>
        <table:table-row table:style-name="ro4">
          <table:table-cell office:value-type="string">
            <text:p>Pulmonary_disease</text:p>
          </table:table-cell>
          <table:table-cell table:style-name="ce10" office:value-type="string">
            <text:p>Pulmonary disease</text:p>
          </table:table-cell>
          <table:table-cell table:formula="of:=[.C182]+1" office:value-type="float" office:value="180">
            <text:p>180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83];[$'Data_Classification for Summary'.$A$1:.$I$103];3;0)" office:value-type="float" office:value="5">
            <text:p>5</text:p>
          </table:table-cell>
          <table:table-cell table:style-name="ce10" table:formula="of:=VLOOKUP([.$D183];[$'Data_Classification for Summary'.$A$1:.$I$103];5;0)" office:value-type="float" office:value="40">
            <text:p>40</text:p>
          </table:table-cell>
          <table:table-cell table:style-name="ce10" table:formula="of:=VLOOKUP([.$D183];[$'Data_Classification for Summary'.$A$1:.$I$103];7;0)" office:value-type="float" office:value="0">
            <text:p/>
          </table:table-cell>
          <table:table-cell table:style-name="ce10" table:formula="of:=VLOOKUP([.$D183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office:value-type="string">
            <text:p>COPD</text:p>
          </table:table-cell>
          <table:table-cell table:style-name="ce10" office:value-type="string">
            <text:p>COPD</text:p>
          </table:table-cell>
          <table:table-cell table:formula="of:=[.C183]+1" office:value-type="float" office:value="181">
            <text:p>181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84];[$'Data_Classification for Summary'.$A$1:.$I$103];3;0)" office:value-type="float" office:value="5">
            <text:p>5</text:p>
          </table:table-cell>
          <table:table-cell table:style-name="ce10" table:formula="of:=VLOOKUP([.$D184];[$'Data_Classification for Summary'.$A$1:.$I$103];5;0)" office:value-type="float" office:value="40">
            <text:p>40</text:p>
          </table:table-cell>
          <table:table-cell table:style-name="ce10" table:formula="of:=VLOOKUP([.$D184];[$'Data_Classification for Summary'.$A$1:.$I$103];7;0)" office:value-type="float" office:value="0">
            <text:p/>
          </table:table-cell>
          <table:table-cell table:style-name="ce10" table:formula="of:=VLOOKUP([.$D184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97" office:value-type="float" office:value="70115">
            <text:p>70115</text:p>
          </table:table-cell>
          <table:table-cell table:style-name="ce97" office:value-type="string">
            <text:p>Respiratory - COPD General</text:p>
          </table:table-cell>
          <table:table-cell table:number-columns-repeated="1012"/>
        </table:table-row>
        <table:table-row table:style-name="ro4">
          <table:table-cell office:value-type="string">
            <text:p>COPD_severity</text:p>
          </table:table-cell>
          <table:table-cell table:style-name="ce10" office:value-type="string">
            <text:p>COPD (severity)</text:p>
          </table:table-cell>
          <table:table-cell table:formula="of:=[.C184]+1" office:value-type="float" office:value="182">
            <text:p>182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85];[$'Data_Classification for Summary'.$A$1:.$I$103];3;0)" office:value-type="float" office:value="5">
            <text:p>5</text:p>
          </table:table-cell>
          <table:table-cell table:style-name="ce10" table:formula="of:=VLOOKUP([.$D185];[$'Data_Classification for Summary'.$A$1:.$I$103];5;0)" office:value-type="float" office:value="40">
            <text:p>40</text:p>
          </table:table-cell>
          <table:table-cell table:style-name="ce10" table:formula="of:=VLOOKUP([.$D185];[$'Data_Classification for Summary'.$A$1:.$I$103];7;0)" office:value-type="float" office:value="0">
            <text:p/>
          </table:table-cell>
          <table:table-cell table:style-name="ce10" table:formula="of:=VLOOKUP([.$D185];[$'Data_Classification for Summary'.$A$1:.$I$103];9;0)" office:value-type="float" office:value="0">
            <text:p/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Asthma</text:p>
          </table:table-cell>
          <table:table-cell table:style-name="ce92" office:value-type="string">
            <text:p>Asthma</text:p>
          </table:table-cell>
          <table:table-cell table:formula="of:=[.C185]+1" office:value-type="float" office:value="183">
            <text:p>183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86];[$'Data_Classification for Summary'.$A$1:.$I$103];3;0)" office:value-type="float" office:value="5">
            <text:p>5</text:p>
          </table:table-cell>
          <table:table-cell table:style-name="ce10" table:formula="of:=VLOOKUP([.$D186];[$'Data_Classification for Summary'.$A$1:.$I$103];5;0)" office:value-type="float" office:value="40">
            <text:p>40</text:p>
          </table:table-cell>
          <table:table-cell table:style-name="ce10" table:formula="of:=VLOOKUP([.$D186];[$'Data_Classification for Summary'.$A$1:.$I$103];7;0)" office:value-type="float" office:value="0">
            <text:p/>
          </table:table-cell>
          <table:table-cell table:style-name="ce10" table:formula="of:=VLOOKUP([.$D186];[$'Data_Classification for Summary'.$A$1:.$I$103];9;0)" office:value-type="float" office:value="0">
            <text:p/>
          </table:table-cell>
          <table:table-cell table:style-name="ce92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7" office:value-type="float" office:value="70109">
            <text:p>70109</text:p>
          </table:table-cell>
          <table:table-cell table:style-name="ce97" office:value-type="string">
            <text:p>Respiratory - Asthma General</text:p>
          </table:table-cell>
          <table:table-cell table:number-columns-repeated="1012"/>
        </table:table-row>
        <table:table-row table:style-name="ro4">
          <table:table-cell office:value-type="string">
            <text:p>Asthma_severity</text:p>
          </table:table-cell>
          <table:table-cell table:style-name="ce10" office:value-type="string">
            <text:p>Asthma (severity)</text:p>
          </table:table-cell>
          <table:table-cell table:formula="of:=[.C186]+1" office:value-type="float" office:value="184">
            <text:p>184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87];[$'Data_Classification for Summary'.$A$1:.$I$103];3;0)" office:value-type="float" office:value="5">
            <text:p>5</text:p>
          </table:table-cell>
          <table:table-cell table:style-name="ce10" table:formula="of:=VLOOKUP([.$D187];[$'Data_Classification for Summary'.$A$1:.$I$103];5;0)" office:value-type="float" office:value="40">
            <text:p>40</text:p>
          </table:table-cell>
          <table:table-cell table:style-name="ce10" table:formula="of:=VLOOKUP([.$D187];[$'Data_Classification for Summary'.$A$1:.$I$103];7;0)" office:value-type="float" office:value="0">
            <text:p/>
          </table:table-cell>
          <table:table-cell table:style-name="ce10" table:formula="of:=VLOOKUP([.$D187];[$'Data_Classification for Summary'.$A$1:.$I$103];9;0)" office:value-type="float" office:value="0">
            <text:p/>
          </table:table-cell>
          <table:table-cell table:style-name="ce10" office:value-type="float" office:value="21">
            <text:p>21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office:value-type="string">
            <text:p>Asthma_ER_attendance</text:p>
          </table:table-cell>
          <table:table-cell office:value-type="string">
            <text:p>Asthma ER attendance</text:p>
          </table:table-cell>
          <table:table-cell table:formula="of:=[.C187]+1" office:value-type="float" office:value="185">
            <text:p>185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88];[$'Data_Classification for Summary'.$A$1:.$I$103];3;0)" office:value-type="float" office:value="5">
            <text:p>5</text:p>
          </table:table-cell>
          <table:table-cell table:style-name="ce10" table:formula="of:=VLOOKUP([.$D188];[$'Data_Classification for Summary'.$A$1:.$I$103];5;0)" office:value-type="float" office:value="40">
            <text:p>40</text:p>
          </table:table-cell>
          <table:table-cell table:style-name="ce10" table:formula="of:=VLOOKUP([.$D188];[$'Data_Classification for Summary'.$A$1:.$I$103];7;0)" office:value-type="float" office:value="0">
            <text:p/>
          </table:table-cell>
          <table:table-cell table:style-name="ce10" table:formula="of:=VLOOKUP([.$D188];[$'Data_Classification for Summary'.$A$1:.$I$103];9;0)" office:value-type="float" office:value="0">
            <text:p/>
          </table:table-cell>
          <table:table-cell table:style-name="ce10" office:value-type="float" office:value="23">
            <text:p>23</text:p>
          </table:table-cell>
          <table:table-cell table:style-name="ce10" office:value-type="string">
            <text:p>All</text:p>
          </table:table-cell>
          <table:table-cell table:style-name="ce97" office:value-type="float" office:value="70111">
            <text:p>70111</text:p>
          </table:table-cell>
          <table:table-cell table:style-name="ce97" office:value-type="string">
            <text:p>Respiratory - Asthma ER Visits</text:p>
          </table:table-cell>
          <table:table-cell table:number-columns-repeated="1012"/>
        </table:table-row>
        <table:table-row table:style-name="ro4">
          <table:table-cell office:value-type="string">
            <text:p>Asthma_hospitalisation</text:p>
          </table:table-cell>
          <table:table-cell office:value-type="string">
            <text:p>Asthma hospitalisations</text:p>
          </table:table-cell>
          <table:table-cell table:formula="of:=[.C188]+1" office:value-type="float" office:value="186">
            <text:p>186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89];[$'Data_Classification for Summary'.$A$1:.$I$103];3;0)" office:value-type="float" office:value="5">
            <text:p>5</text:p>
          </table:table-cell>
          <table:table-cell table:style-name="ce10" table:formula="of:=VLOOKUP([.$D189];[$'Data_Classification for Summary'.$A$1:.$I$103];5;0)" office:value-type="float" office:value="40">
            <text:p>40</text:p>
          </table:table-cell>
          <table:table-cell table:style-name="ce10" table:formula="of:=VLOOKUP([.$D189];[$'Data_Classification for Summary'.$A$1:.$I$103];7;0)" office:value-type="float" office:value="0">
            <text:p/>
          </table:table-cell>
          <table:table-cell table:style-name="ce10" table:formula="of:=VLOOKUP([.$D189];[$'Data_Classification for Summary'.$A$1:.$I$103];9;0)" office:value-type="float" office:value="0">
            <text:p/>
          </table:table-cell>
          <table:table-cell table:style-name="ce10" office:value-type="float" office:value="24">
            <text:p>24</text:p>
          </table:table-cell>
          <table:table-cell table:style-name="ce10" office:value-type="string">
            <text:p>All</text:p>
          </table:table-cell>
          <table:table-cell table:style-name="ce97" office:value-type="float" office:value="70112">
            <text:p>70112</text:p>
          </table:table-cell>
          <table:table-cell table:style-name="ce97" office:value-type="string">
            <text:p>Respiratory - Asthma Hospitalizations</text:p>
          </table:table-cell>
          <table:table-cell table:number-columns-repeated="1012"/>
        </table:table-row>
        <table:table-row table:style-name="ro4">
          <table:table-cell office:value-type="string">
            <text:p>Asthma_class</text:p>
          </table:table-cell>
          <table:table-cell table:style-name="ce10" office:value-type="string">
            <text:p>Asthma Class</text:p>
          </table:table-cell>
          <table:table-cell table:formula="of:=[.C189]+1" office:value-type="float" office:value="187">
            <text:p>187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90];[$'Data_Classification for Summary'.$A$1:.$I$103];3;0)" office:value-type="float" office:value="5">
            <text:p>5</text:p>
          </table:table-cell>
          <table:table-cell table:style-name="ce10" table:formula="of:=VLOOKUP([.$D190];[$'Data_Classification for Summary'.$A$1:.$I$103];5;0)" office:value-type="float" office:value="40">
            <text:p>40</text:p>
          </table:table-cell>
          <table:table-cell table:style-name="ce10" table:formula="of:=VLOOKUP([.$D190];[$'Data_Classification for Summary'.$A$1:.$I$103];7;0)" office:value-type="float" office:value="0">
            <text:p/>
          </table:table-cell>
          <table:table-cell table:style-name="ce10" table:formula="of:=VLOOKUP([.$D190];[$'Data_Classification for Summary'.$A$1:.$I$103];9;0)" office:value-type="float" office:value="0">
            <text:p/>
          </table:table-cell>
          <table:table-cell table:style-name="ce10" office:value-type="float" office:value="25">
            <text:p>25</text:p>
          </table:table-cell>
          <table:table-cell table:style-name="ce10" office:value-type="string">
            <text:p>All</text:p>
          </table:table-cell>
          <table:table-cell table:style-name="ce97" office:value-type="float" office:value="70110">
            <text:p>70110</text:p>
          </table:table-cell>
          <table:table-cell table:style-name="ce97" office:value-type="string">
            <text:p>Respiratory - Asthma Class</text:p>
          </table:table-cell>
          <table:table-cell table:number-columns-repeated="1012"/>
        </table:table-row>
        <table:table-row table:style-name="ro4">
          <table:table-cell office:value-type="string">
            <text:p>Asthma_treatment</text:p>
          </table:table-cell>
          <table:table-cell table:style-name="ce10" office:value-type="string">
            <text:p>Asthma treatment</text:p>
          </table:table-cell>
          <table:table-cell table:formula="of:=[.C190]+1" office:value-type="float" office:value="188">
            <text:p>188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91];[$'Data_Classification for Summary'.$A$1:.$I$103];3;0)" office:value-type="float" office:value="5">
            <text:p>5</text:p>
          </table:table-cell>
          <table:table-cell table:style-name="ce10" table:formula="of:=VLOOKUP([.$D191];[$'Data_Classification for Summary'.$A$1:.$I$103];5;0)" office:value-type="float" office:value="40">
            <text:p>40</text:p>
          </table:table-cell>
          <table:table-cell table:style-name="ce10" table:formula="of:=VLOOKUP([.$D191];[$'Data_Classification for Summary'.$A$1:.$I$103];7;0)" office:value-type="float" office:value="0">
            <text:p/>
          </table:table-cell>
          <table:table-cell table:style-name="ce10" table:formula="of:=VLOOKUP([.$D191];[$'Data_Classification for Summary'.$A$1:.$I$103];9;0)" office:value-type="float" office:value="0">
            <text:p/>
          </table:table-cell>
          <table:table-cell table:style-name="ce10" office:value-type="float" office:value="26">
            <text:p>26</text:p>
          </table:table-cell>
          <table:table-cell table:style-name="ce10" office:value-type="string">
            <text:p>All</text:p>
          </table:table-cell>
          <table:table-cell table:style-name="ce97" office:value-type="float" office:value="70113">
            <text:p>70113</text:p>
          </table:table-cell>
          <table:table-cell table:style-name="ce97" office:value-type="string">
            <text:p>Respiratory - Asthma Medications</text:p>
          </table:table-cell>
          <table:table-cell table:number-columns-repeated="1012"/>
        </table:table-row>
        <table:table-row table:style-name="ro4">
          <table:table-cell office:value-type="string">
            <text:p>Asthma_Symptom_Frequency</text:p>
          </table:table-cell>
          <table:table-cell office:value-type="string">
            <text:p>Asthma symptom frequency</text:p>
          </table:table-cell>
          <table:table-cell table:formula="of:=[.C191]+1" office:value-type="float" office:value="189">
            <text:p>189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92];[$'Data_Classification for Summary'.$A$1:.$I$103];3;0)" office:value-type="float" office:value="5">
            <text:p>5</text:p>
          </table:table-cell>
          <table:table-cell table:style-name="ce10" table:formula="of:=VLOOKUP([.$D192];[$'Data_Classification for Summary'.$A$1:.$I$103];5;0)" office:value-type="float" office:value="40">
            <text:p>40</text:p>
          </table:table-cell>
          <table:table-cell table:style-name="ce10" table:formula="of:=VLOOKUP([.$D192];[$'Data_Classification for Summary'.$A$1:.$I$103];7;0)" office:value-type="float" office:value="0">
            <text:p/>
          </table:table-cell>
          <table:table-cell table:style-name="ce10" table:formula="of:=VLOOKUP([.$D192];[$'Data_Classification for Summary'.$A$1:.$I$103];9;0)" office:value-type="float" office:value="0">
            <text:p/>
          </table:table-cell>
          <table:table-cell table:style-name="ce10" office:value-type="float" office:value="27">
            <text:p>27</text:p>
          </table:table-cell>
          <table:table-cell table:style-name="ce10" office:value-type="string">
            <text:p>All</text:p>
          </table:table-cell>
          <table:table-cell table:style-name="ce97" office:value-type="float" office:value="70114">
            <text:p>70114</text:p>
          </table:table-cell>
          <table:table-cell table:style-name="ce97" office:value-type="string">
            <text:p>Respiratory - Asthma Symptom Frequency</text:p>
          </table:table-cell>
          <table:table-cell table:number-columns-repeated="1012"/>
        </table:table-row>
        <table:table-row table:style-name="ro4">
          <table:table-cell office:value-type="string">
            <text:p>Asthma_aspirin_sensitive</text:p>
          </table:table-cell>
          <table:table-cell office:value-type="string">
            <text:p>Aspirin sensitive asthma</text:p>
          </table:table-cell>
          <table:table-cell table:formula="of:=[.C192]+1" office:value-type="float" office:value="190">
            <text:p>190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93];[$'Data_Classification for Summary'.$A$1:.$I$103];3;0)" office:value-type="float" office:value="5">
            <text:p>5</text:p>
          </table:table-cell>
          <table:table-cell table:style-name="ce10" table:formula="of:=VLOOKUP([.$D193];[$'Data_Classification for Summary'.$A$1:.$I$103];5;0)" office:value-type="float" office:value="40">
            <text:p>40</text:p>
          </table:table-cell>
          <table:table-cell table:style-name="ce10" table:formula="of:=VLOOKUP([.$D193];[$'Data_Classification for Summary'.$A$1:.$I$103];7;0)" office:value-type="float" office:value="0">
            <text:p/>
          </table:table-cell>
          <table:table-cell table:style-name="ce10" table:formula="of:=VLOOKUP([.$D193];[$'Data_Classification for Summary'.$A$1:.$I$103];9;0)" office:value-type="float" office:value="0">
            <text:p/>
          </table:table-cell>
          <table:table-cell table:style-name="ce10" office:value-type="float" office:value="28">
            <text:p>28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table:number-columns-repeated="2" table:style-name="ce2" office:value-type="string">
            <text:p>Snorer</text:p>
          </table:table-cell>
          <table:table-cell table:formula="of:=[.C193]+1" office:value-type="float" office:value="191">
            <text:p>191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94];[$'Data_Classification for Summary'.$A$1:.$I$103];3;0)" office:value-type="float" office:value="5">
            <text:p>5</text:p>
          </table:table-cell>
          <table:table-cell table:style-name="ce10" table:formula="of:=VLOOKUP([.$D194];[$'Data_Classification for Summary'.$A$1:.$I$103];5;0)" office:value-type="float" office:value="40">
            <text:p>40</text:p>
          </table:table-cell>
          <table:table-cell table:style-name="ce10" table:formula="of:=VLOOKUP([.$D194];[$'Data_Classification for Summary'.$A$1:.$I$103];7;0)" office:value-type="float" office:value="0">
            <text:p/>
          </table:table-cell>
          <table:table-cell table:style-name="ce10" table:formula="of:=VLOOKUP([.$D194];[$'Data_Classification for Summary'.$A$1:.$I$103];9;0)" office:value-type="float" office:value="0">
            <text:p/>
          </table:table-cell>
          <table:table-cell table:style-name="ce10" office:value-type="float" office:value="49">
            <text:p>49</text:p>
          </table:table-cell>
          <table:table-cell table:style-name="ce10" office:value-type="string">
            <text:p>All</text:p>
          </table:table-cell>
          <table:table-cell table:style-name="ce97" office:value-type="float" office:value="70012">
            <text:p>70012</text:p>
          </table:table-cell>
          <table:table-cell table:style-name="ce97" office:value-type="string">
            <text:p>Airway - Snoring</text:p>
          </table:table-cell>
          <table:table-cell table:number-columns-repeated="1012"/>
        </table:table-row>
        <table:table-row table:style-name="ro4">
          <table:table-cell office:value-type="string">
            <text:p>Obstructive_sleep_apnoea</text:p>
          </table:table-cell>
          <table:table-cell table:style-name="ce10" office:value-type="string">
            <text:p>Obstructive sleep apnoea</text:p>
          </table:table-cell>
          <table:table-cell table:formula="of:=[.C194]+1" office:value-type="float" office:value="192">
            <text:p>192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95];[$'Data_Classification for Summary'.$A$1:.$I$103];3;0)" office:value-type="float" office:value="5">
            <text:p>5</text:p>
          </table:table-cell>
          <table:table-cell table:style-name="ce10" table:formula="of:=VLOOKUP([.$D195];[$'Data_Classification for Summary'.$A$1:.$I$103];5;0)" office:value-type="float" office:value="40">
            <text:p>40</text:p>
          </table:table-cell>
          <table:table-cell table:style-name="ce10" table:formula="of:=VLOOKUP([.$D195];[$'Data_Classification for Summary'.$A$1:.$I$103];7;0)" office:value-type="float" office:value="0">
            <text:p/>
          </table:table-cell>
          <table:table-cell table:style-name="ce10" table:formula="of:=VLOOKUP([.$D195];[$'Data_Classification for Summary'.$A$1:.$I$103];9;0)" office:value-type="float" office:value="0">
            <text:p/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All</text:p>
          </table:table-cell>
          <table:table-cell table:style-name="ce97" office:value-type="float" office:value="70122">
            <text:p>70122</text:p>
          </table:table-cell>
          <table:table-cell table:style-name="ce97" office:value-type="string">
            <text:p>Respiratory - Sleep Apnea</text:p>
          </table:table-cell>
          <table:table-cell table:number-columns-repeated="1012"/>
        </table:table-row>
        <table:table-row table:style-name="ro4">
          <table:table-cell office:value-type="string">
            <text:p>CPAP</text:p>
          </table:table-cell>
          <table:table-cell table:style-name="ce10" office:value-type="string">
            <text:p>CPAP</text:p>
          </table:table-cell>
          <table:table-cell table:formula="of:=[.C195]+1" office:value-type="float" office:value="193">
            <text:p>193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96];[$'Data_Classification for Summary'.$A$1:.$I$103];3;0)" office:value-type="float" office:value="5">
            <text:p>5</text:p>
          </table:table-cell>
          <table:table-cell table:style-name="ce10" table:formula="of:=VLOOKUP([.$D196];[$'Data_Classification for Summary'.$A$1:.$I$103];5;0)" office:value-type="float" office:value="40">
            <text:p>40</text:p>
          </table:table-cell>
          <table:table-cell table:style-name="ce10" table:formula="of:=VLOOKUP([.$D196];[$'Data_Classification for Summary'.$A$1:.$I$103];7;0)" office:value-type="float" office:value="0">
            <text:p/>
          </table:table-cell>
          <table:table-cell table:style-name="ce10" table:formula="of:=VLOOKUP([.$D196];[$'Data_Classification for Summary'.$A$1:.$I$103];9;0)" office:value-type="float" office:value="0">
            <text:p/>
          </table:table-cell>
          <table:table-cell table:style-name="ce10" office:value-type="float" office:value="51">
            <text:p>5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STOP_S</text:p>
          </table:table-cell>
          <table:table-cell table:style-name="ce10" office:value-type="string">
            <text:p>STOP S</text:p>
          </table:table-cell>
          <table:table-cell table:formula="of:=[.C196]+1" office:value-type="float" office:value="194">
            <text:p>194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97];[$'Data_Classification for Summary'.$A$1:.$I$103];3;0)" office:value-type="float" office:value="5">
            <text:p>5</text:p>
          </table:table-cell>
          <table:table-cell table:style-name="ce10" table:formula="of:=VLOOKUP([.$D197];[$'Data_Classification for Summary'.$A$1:.$I$103];5;0)" office:value-type="float" office:value="40">
            <text:p>40</text:p>
          </table:table-cell>
          <table:table-cell table:style-name="ce10" table:formula="of:=VLOOKUP([.$D197];[$'Data_Classification for Summary'.$A$1:.$I$103];7;0)" office:value-type="float" office:value="0">
            <text:p/>
          </table:table-cell>
          <table:table-cell table:style-name="ce10" table:formula="of:=VLOOKUP([.$D197];[$'Data_Classification for Summary'.$A$1:.$I$103];9;0)" office:value-type="float" office:value="0">
            <text:p/>
          </table:table-cell>
          <table:table-cell table:style-name="ce10" office:value-type="float" office:value="52">
            <text:p>52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STOP_T</text:p>
          </table:table-cell>
          <table:table-cell table:style-name="ce10" office:value-type="string">
            <text:p>STOP T</text:p>
          </table:table-cell>
          <table:table-cell table:formula="of:=[.C197]+1" office:value-type="float" office:value="195">
            <text:p>195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98];[$'Data_Classification for Summary'.$A$1:.$I$103];3;0)" office:value-type="float" office:value="5">
            <text:p>5</text:p>
          </table:table-cell>
          <table:table-cell table:style-name="ce10" table:formula="of:=VLOOKUP([.$D198];[$'Data_Classification for Summary'.$A$1:.$I$103];5;0)" office:value-type="float" office:value="40">
            <text:p>40</text:p>
          </table:table-cell>
          <table:table-cell table:style-name="ce10" table:formula="of:=VLOOKUP([.$D198];[$'Data_Classification for Summary'.$A$1:.$I$103];7;0)" office:value-type="float" office:value="0">
            <text:p/>
          </table:table-cell>
          <table:table-cell table:style-name="ce10" table:formula="of:=VLOOKUP([.$D198];[$'Data_Classification for Summary'.$A$1:.$I$103];9;0)" office:value-type="float" office:value="0">
            <text:p/>
          </table:table-cell>
          <table:table-cell table:style-name="ce10" office:value-type="float" office:value="53">
            <text:p>53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STOP_O</text:p>
          </table:table-cell>
          <table:table-cell table:style-name="ce10" office:value-type="string">
            <text:p>STOP O</text:p>
          </table:table-cell>
          <table:table-cell table:formula="of:=[.C198]+1" office:value-type="float" office:value="196">
            <text:p>196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99];[$'Data_Classification for Summary'.$A$1:.$I$103];3;0)" office:value-type="float" office:value="5">
            <text:p>5</text:p>
          </table:table-cell>
          <table:table-cell table:style-name="ce10" table:formula="of:=VLOOKUP([.$D199];[$'Data_Classification for Summary'.$A$1:.$I$103];5;0)" office:value-type="float" office:value="40">
            <text:p>40</text:p>
          </table:table-cell>
          <table:table-cell table:style-name="ce10" table:formula="of:=VLOOKUP([.$D199];[$'Data_Classification for Summary'.$A$1:.$I$103];7;0)" office:value-type="float" office:value="0">
            <text:p/>
          </table:table-cell>
          <table:table-cell table:style-name="ce10" table:formula="of:=VLOOKUP([.$D199];[$'Data_Classification for Summary'.$A$1:.$I$103];9;0)" office:value-type="float" office:value="0">
            <text:p/>
          </table:table-cell>
          <table:table-cell table:style-name="ce10" office:value-type="float" office:value="54">
            <text:p>54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STOP_P</text:p>
          </table:table-cell>
          <table:table-cell table:style-name="ce10" office:value-type="string">
            <text:p>STOP P</text:p>
          </table:table-cell>
          <table:table-cell table:formula="of:=[.C199]+1" office:value-type="float" office:value="197">
            <text:p>197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00];[$'Data_Classification for Summary'.$A$1:.$I$103];3;0)" office:value-type="float" office:value="5">
            <text:p>5</text:p>
          </table:table-cell>
          <table:table-cell table:style-name="ce10" table:formula="of:=VLOOKUP([.$D200];[$'Data_Classification for Summary'.$A$1:.$I$103];5;0)" office:value-type="float" office:value="40">
            <text:p>40</text:p>
          </table:table-cell>
          <table:table-cell table:style-name="ce10" table:formula="of:=VLOOKUP([.$D200];[$'Data_Classification for Summary'.$A$1:.$I$103];7;0)" office:value-type="float" office:value="0">
            <text:p/>
          </table:table-cell>
          <table:table-cell table:style-name="ce10" table:formula="of:=VLOOKUP([.$D200];[$'Data_Classification for Summary'.$A$1:.$I$103];9;0)" office:value-type="float" office:value="0">
            <text:p/>
          </table:table-cell>
          <table:table-cell table:style-name="ce10" office:value-type="float" office:value="55">
            <text:p>55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Hemothorax</text:p>
          </table:table-cell>
          <table:table-cell table:style-name="ce10" office:value-type="string">
            <text:p>Hemothorax</text:p>
          </table:table-cell>
          <table:table-cell table:formula="of:=[.C200]+1" office:value-type="float" office:value="198">
            <text:p>198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01];[$'Data_Classification for Summary'.$A$1:.$I$103];3;0)" office:value-type="float" office:value="5">
            <text:p>5</text:p>
          </table:table-cell>
          <table:table-cell table:style-name="ce10" table:formula="of:=VLOOKUP([.$D201];[$'Data_Classification for Summary'.$A$1:.$I$103];5;0)" office:value-type="float" office:value="40">
            <text:p>40</text:p>
          </table:table-cell>
          <table:table-cell table:style-name="ce10" table:formula="of:=VLOOKUP([.$D201];[$'Data_Classification for Summary'.$A$1:.$I$103];7;0)" office:value-type="float" office:value="0">
            <text:p/>
          </table:table-cell>
          <table:table-cell table:style-name="ce10" table:formula="of:=VLOOKUP([.$D201];[$'Data_Classification for Summary'.$A$1:.$I$103];9;0)" office:value-type="float" office:value="0">
            <text:p/>
          </table:table-cell>
          <table:table-cell table:style-name="ce10" office:value-type="float" office:value="60">
            <text:p>60</text:p>
          </table:table-cell>
          <table:table-cell table:style-name="ce10" office:value-type="string">
            <text:p>All</text:p>
          </table:table-cell>
          <table:table-cell table:style-name="ce97" office:value-type="float" office:value="70116">
            <text:p>70116</text:p>
          </table:table-cell>
          <table:table-cell table:style-name="ce97" office:value-type="string">
            <text:p>Respiratory - Hemothorax</text:p>
          </table:table-cell>
          <table:table-cell table:number-columns-repeated="1012"/>
        </table:table-row>
        <table:table-row table:style-name="ro4">
          <table:table-cell office:value-type="string">
            <text:p>Pleural_effusion</text:p>
          </table:table-cell>
          <table:table-cell office:value-type="string">
            <text:p>Pleural effusion</text:p>
          </table:table-cell>
          <table:table-cell table:formula="of:=[.C201]+1" office:value-type="float" office:value="199">
            <text:p>199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02];[$'Data_Classification for Summary'.$A$1:.$I$103];3;0)" office:value-type="float" office:value="5">
            <text:p>5</text:p>
          </table:table-cell>
          <table:table-cell table:style-name="ce10" table:formula="of:=VLOOKUP([.$D202];[$'Data_Classification for Summary'.$A$1:.$I$103];5;0)" office:value-type="float" office:value="40">
            <text:p>40</text:p>
          </table:table-cell>
          <table:table-cell table:style-name="ce10" table:formula="of:=VLOOKUP([.$D202];[$'Data_Classification for Summary'.$A$1:.$I$103];7;0)" office:value-type="float" office:value="0">
            <text:p/>
          </table:table-cell>
          <table:table-cell table:style-name="ce10" table:formula="of:=VLOOKUP([.$D202];[$'Data_Classification for Summary'.$A$1:.$I$103];9;0)" office:value-type="float" office:value="0">
            <text:p/>
          </table:table-cell>
          <table:table-cell table:style-name="ce10" office:value-type="float" office:value="61">
            <text:p>61</text:p>
          </table:table-cell>
          <table:table-cell table:style-name="ce10" office:value-type="string">
            <text:p>All</text:p>
          </table:table-cell>
          <table:table-cell table:style-name="ce97" office:value-type="float" office:value="70118">
            <text:p>70118</text:p>
          </table:table-cell>
          <table:table-cell table:style-name="ce97" office:value-type="string">
            <text:p>Respiratory - Pleural Effusion</text:p>
          </table:table-cell>
          <table:table-cell table:number-columns-repeated="1012"/>
        </table:table-row>
        <table:table-row table:style-name="ro4">
          <table:table-cell table:number-columns-repeated="2" office:value-type="string">
            <text:p>Pneumothorax</text:p>
          </table:table-cell>
          <table:table-cell table:formula="of:=[.C202]+1" office:value-type="float" office:value="200">
            <text:p>200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03];[$'Data_Classification for Summary'.$A$1:.$I$103];3;0)" office:value-type="float" office:value="5">
            <text:p>5</text:p>
          </table:table-cell>
          <table:table-cell table:style-name="ce10" table:formula="of:=VLOOKUP([.$D203];[$'Data_Classification for Summary'.$A$1:.$I$103];5;0)" office:value-type="float" office:value="40">
            <text:p>40</text:p>
          </table:table-cell>
          <table:table-cell table:style-name="ce10" table:formula="of:=VLOOKUP([.$D203];[$'Data_Classification for Summary'.$A$1:.$I$103];7;0)" office:value-type="float" office:value="0">
            <text:p/>
          </table:table-cell>
          <table:table-cell table:style-name="ce10" table:formula="of:=VLOOKUP([.$D203];[$'Data_Classification for Summary'.$A$1:.$I$103];9;0)" office:value-type="float" office:value="0">
            <text:p/>
          </table:table-cell>
          <table:table-cell table:style-name="ce10" office:value-type="float" office:value="62">
            <text:p>62</text:p>
          </table:table-cell>
          <table:table-cell table:style-name="ce10" office:value-type="string">
            <text:p>All</text:p>
          </table:table-cell>
          <table:table-cell table:style-name="ce97" office:value-type="float" office:value="70119">
            <text:p>70119</text:p>
          </table:table-cell>
          <table:table-cell table:style-name="ce97" office:value-type="string">
            <text:p>Respiratory - Pneumothorax</text:p>
          </table:table-cell>
          <table:table-cell table:number-columns-repeated="1012"/>
        </table:table-row>
        <table:table-row table:style-name="ro4">
          <table:table-cell office:value-type="string">
            <text:p>Pulmonary_contusion</text:p>
          </table:table-cell>
          <table:table-cell office:value-type="string">
            <text:p>Pulmonary contusion</text:p>
          </table:table-cell>
          <table:table-cell table:formula="of:=[.C203]+1" office:value-type="float" office:value="201">
            <text:p>201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04];[$'Data_Classification for Summary'.$A$1:.$I$103];3;0)" office:value-type="float" office:value="5">
            <text:p>5</text:p>
          </table:table-cell>
          <table:table-cell table:style-name="ce10" table:formula="of:=VLOOKUP([.$D204];[$'Data_Classification for Summary'.$A$1:.$I$103];5;0)" office:value-type="float" office:value="40">
            <text:p>40</text:p>
          </table:table-cell>
          <table:table-cell table:style-name="ce10" table:formula="of:=VLOOKUP([.$D204];[$'Data_Classification for Summary'.$A$1:.$I$103];7;0)" office:value-type="float" office:value="0">
            <text:p/>
          </table:table-cell>
          <table:table-cell table:style-name="ce10" table:formula="of:=VLOOKUP([.$D204];[$'Data_Classification for Summary'.$A$1:.$I$103];9;0)" office:value-type="float" office:value="0">
            <text:p/>
          </table:table-cell>
          <table:table-cell table:style-name="ce10" office:value-type="float" office:value="63">
            <text:p>63</text:p>
          </table:table-cell>
          <table:table-cell table:style-name="ce10" office:value-type="string">
            <text:p>All</text:p>
          </table:table-cell>
          <table:table-cell table:style-name="ce97" office:value-type="float" office:value="70120">
            <text:p>70120</text:p>
          </table:table-cell>
          <table:table-cell table:style-name="ce97" office:value-type="string">
            <text:p>Respiratory - Pulmonary Contusion</text:p>
          </table:table-cell>
          <table:table-cell table:number-columns-repeated="1012"/>
        </table:table-row>
        <table:table-row table:style-name="ro4">
          <table:table-cell office:value-type="string">
            <text:p>Restrictive_lung_disease</text:p>
          </table:table-cell>
          <table:table-cell office:value-type="string">
            <text:p>Restrictive lung disease</text:p>
          </table:table-cell>
          <table:table-cell table:formula="of:=[.C204]+1" office:value-type="float" office:value="202">
            <text:p>202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05];[$'Data_Classification for Summary'.$A$1:.$I$103];3;0)" office:value-type="float" office:value="5">
            <text:p>5</text:p>
          </table:table-cell>
          <table:table-cell table:style-name="ce10" table:formula="of:=VLOOKUP([.$D205];[$'Data_Classification for Summary'.$A$1:.$I$103];5;0)" office:value-type="float" office:value="40">
            <text:p>40</text:p>
          </table:table-cell>
          <table:table-cell table:style-name="ce10" table:formula="of:=VLOOKUP([.$D205];[$'Data_Classification for Summary'.$A$1:.$I$103];7;0)" office:value-type="float" office:value="0">
            <text:p/>
          </table:table-cell>
          <table:table-cell table:style-name="ce10" table:formula="of:=VLOOKUP([.$D205];[$'Data_Classification for Summary'.$A$1:.$I$103];9;0)" office:value-type="float" office:value="0">
            <text:p/>
          </table:table-cell>
          <table:table-cell table:style-name="ce10" office:value-type="float" office:value="70">
            <text:p>70</text:p>
          </table:table-cell>
          <table:table-cell table:style-name="ce10" office:value-type="string">
            <text:p>All</text:p>
          </table:table-cell>
          <table:table-cell table:style-name="ce97" office:value-type="float" office:value="70121">
            <text:p>70121</text:p>
          </table:table-cell>
          <table:table-cell table:style-name="ce97" office:value-type="string">
            <text:p>Respiratory - Restrictive Lung Disease</text:p>
          </table:table-cell>
          <table:table-cell table:number-columns-repeated="1012"/>
        </table:table-row>
        <table:table-row table:style-name="ro4">
          <table:table-cell office:value-type="string">
            <text:p>Upper_respiratory_infection</text:p>
          </table:table-cell>
          <table:table-cell office:value-type="string">
            <text:p>Upper respiratory infection</text:p>
          </table:table-cell>
          <table:table-cell table:formula="of:=[.C205]+1" office:value-type="float" office:value="203">
            <text:p>203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06];[$'Data_Classification for Summary'.$A$1:.$I$103];3;0)" office:value-type="float" office:value="5">
            <text:p>5</text:p>
          </table:table-cell>
          <table:table-cell table:style-name="ce10" table:formula="of:=VLOOKUP([.$D206];[$'Data_Classification for Summary'.$A$1:.$I$103];5;0)" office:value-type="float" office:value="40">
            <text:p>40</text:p>
          </table:table-cell>
          <table:table-cell table:style-name="ce10" table:formula="of:=VLOOKUP([.$D206];[$'Data_Classification for Summary'.$A$1:.$I$103];7;0)" office:value-type="float" office:value="0">
            <text:p/>
          </table:table-cell>
          <table:table-cell table:style-name="ce10" table:formula="of:=VLOOKUP([.$D206];[$'Data_Classification for Summary'.$A$1:.$I$103];9;0)" office:value-type="float" office:value="0">
            <text:p/>
          </table:table-cell>
          <table:table-cell table:style-name="ce10" office:value-type="float" office:value="80">
            <text:p>80</text:p>
          </table:table-cell>
          <table:table-cell table:style-name="ce10" office:value-type="string">
            <text:p>All</text:p>
          </table:table-cell>
          <table:table-cell table:style-name="ce97" office:value-type="float" office:value="70124">
            <text:p>70124</text:p>
          </table:table-cell>
          <table:table-cell table:style-name="ce97" office:value-type="string">
            <text:p>Respiratory - Upper Resp Infection</text:p>
          </table:table-cell>
          <table:table-cell table:number-columns-repeated="1012"/>
        </table:table-row>
        <table:table-row table:style-name="ro4">
          <table:table-cell office:value-type="string">
            <text:p>Lower_respiratory_infection</text:p>
          </table:table-cell>
          <table:table-cell office:value-type="string">
            <text:p>Lower respiratory infection</text:p>
          </table:table-cell>
          <table:table-cell table:formula="of:=[.C206]+1" office:value-type="float" office:value="204">
            <text:p>204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07];[$'Data_Classification for Summary'.$A$1:.$I$103];3;0)" office:value-type="float" office:value="5">
            <text:p>5</text:p>
          </table:table-cell>
          <table:table-cell table:style-name="ce10" table:formula="of:=VLOOKUP([.$D207];[$'Data_Classification for Summary'.$A$1:.$I$103];5;0)" office:value-type="float" office:value="40">
            <text:p>40</text:p>
          </table:table-cell>
          <table:table-cell table:style-name="ce10" table:formula="of:=VLOOKUP([.$D207];[$'Data_Classification for Summary'.$A$1:.$I$103];7;0)" office:value-type="float" office:value="0">
            <text:p/>
          </table:table-cell>
          <table:table-cell table:style-name="ce10" table:formula="of:=VLOOKUP([.$D207];[$'Data_Classification for Summary'.$A$1:.$I$103];9;0)" office:value-type="float" office:value="0">
            <text:p/>
          </table:table-cell>
          <table:table-cell table:style-name="ce10" office:value-type="float" office:value="81">
            <text:p>81</text:p>
          </table:table-cell>
          <table:table-cell table:style-name="ce10" office:value-type="string">
            <text:p>All</text:p>
          </table:table-cell>
          <table:table-cell table:style-name="ce97" office:value-type="float" office:value="70138">
            <text:p>70138</text:p>
          </table:table-cell>
          <table:table-cell table:style-name="ce97" office:value-type="string">
            <text:p>Respiratory - Bronchitis / Pneumonia</text:p>
          </table:table-cell>
          <table:table-cell table:number-columns-repeated="1012"/>
        </table:table-row>
        <table:table-row table:style-name="ro4">
          <table:table-cell office:value-type="string">
            <text:p>Mechanical_Ventilation</text:p>
          </table:table-cell>
          <table:table-cell table:style-name="ce10" office:value-type="string">
            <text:p>Mechanical ventilation</text:p>
          </table:table-cell>
          <table:table-cell table:formula="of:=[.C207]+1" office:value-type="float" office:value="205">
            <text:p>205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08];[$'Data_Classification for Summary'.$A$1:.$I$103];3;0)" office:value-type="float" office:value="5">
            <text:p>5</text:p>
          </table:table-cell>
          <table:table-cell table:style-name="ce10" table:formula="of:=VLOOKUP([.$D208];[$'Data_Classification for Summary'.$A$1:.$I$103];5;0)" office:value-type="float" office:value="40">
            <text:p>40</text:p>
          </table:table-cell>
          <table:table-cell table:style-name="ce10" table:formula="of:=VLOOKUP([.$D208];[$'Data_Classification for Summary'.$A$1:.$I$103];7;0)" office:value-type="float" office:value="0">
            <text:p/>
          </table:table-cell>
          <table:table-cell table:style-name="ce10" table:formula="of:=VLOOKUP([.$D208];[$'Data_Classification for Summary'.$A$1:.$I$103];9;0)" office:value-type="float" office:value="0">
            <text:p/>
          </table:table-cell>
          <table:table-cell table:style-name="ce10" office:value-type="float" office:value="500">
            <text:p>500</text:p>
          </table:table-cell>
          <table:table-cell table:style-name="ce10" office:value-type="string">
            <text:p>All</text:p>
          </table:table-cell>
          <table:table-cell table:style-name="ce97" office:value-type="float" office:value="70200">
            <text:p>70200</text:p>
          </table:table-cell>
          <table:table-cell table:style-name="ce97" office:value-type="string">
            <text:p>Respiratory - Mechanical Ventilation General</text:p>
          </table:table-cell>
          <table:table-cell table:number-columns-repeated="1012"/>
        </table:table-row>
        <table:table-row table:style-name="ro4">
          <table:table-cell office:value-type="string">
            <text:p>Oxygen_therapy</text:p>
          </table:table-cell>
          <table:table-cell table:style-name="ce10" office:value-type="string">
            <text:p>Oxygen at present</text:p>
          </table:table-cell>
          <table:table-cell table:formula="of:=[.C208]+1" office:value-type="float" office:value="206">
            <text:p>206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09];[$'Data_Classification for Summary'.$A$1:.$I$103];3;0)" office:value-type="float" office:value="5">
            <text:p>5</text:p>
          </table:table-cell>
          <table:table-cell table:style-name="ce10" table:formula="of:=VLOOKUP([.$D209];[$'Data_Classification for Summary'.$A$1:.$I$103];5;0)" office:value-type="float" office:value="40">
            <text:p>40</text:p>
          </table:table-cell>
          <table:table-cell table:style-name="ce10" table:formula="of:=VLOOKUP([.$D209];[$'Data_Classification for Summary'.$A$1:.$I$103];7;0)" office:value-type="float" office:value="0">
            <text:p/>
          </table:table-cell>
          <table:table-cell table:style-name="ce10" table:formula="of:=VLOOKUP([.$D209];[$'Data_Classification for Summary'.$A$1:.$I$103];9;0)" office:value-type="float" office:value="0">
            <text:p/>
          </table:table-cell>
          <table:table-cell table:style-name="ce10" office:value-type="float" office:value="650">
            <text:p>650</text:p>
          </table:table-cell>
          <table:table-cell table:style-name="ce10" office:value-type="string">
            <text:p>All</text:p>
          </table:table-cell>
          <table:table-cell table:style-name="ce97" office:value-type="float" office:value="70215">
            <text:p>70215</text:p>
          </table:table-cell>
          <table:table-cell table:style-name="ce97" office:value-type="string">
            <text:p>Physical Exam - Oxygen Supplementation</text:p>
          </table:table-cell>
          <table:table-cell table:number-columns-repeated="1012"/>
        </table:table-row>
        <table:table-row table:style-name="ro4">
          <table:table-cell office:value-type="string">
            <text:p>Home_Oxygen</text:p>
          </table:table-cell>
          <table:table-cell table:style-name="ce10" office:value-type="string">
            <text:p>Home oxygen</text:p>
          </table:table-cell>
          <table:table-cell table:formula="of:=[.C209]+1" office:value-type="float" office:value="207">
            <text:p>207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10];[$'Data_Classification for Summary'.$A$1:.$I$103];3;0)" office:value-type="float" office:value="5">
            <text:p>5</text:p>
          </table:table-cell>
          <table:table-cell table:style-name="ce10" table:formula="of:=VLOOKUP([.$D210];[$'Data_Classification for Summary'.$A$1:.$I$103];5;0)" office:value-type="float" office:value="40">
            <text:p>40</text:p>
          </table:table-cell>
          <table:table-cell table:style-name="ce10" table:formula="of:=VLOOKUP([.$D210];[$'Data_Classification for Summary'.$A$1:.$I$103];7;0)" office:value-type="float" office:value="0">
            <text:p/>
          </table:table-cell>
          <table:table-cell table:style-name="ce10" table:formula="of:=VLOOKUP([.$D210];[$'Data_Classification for Summary'.$A$1:.$I$103];9;0)" office:value-type="float" office:value="0">
            <text:p/>
          </table:table-cell>
          <table:table-cell table:style-name="ce10" office:value-type="float" office:value="700">
            <text:p>70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Respiratory_symptoms</text:p>
          </table:table-cell>
          <table:table-cell office:value-type="string">
            <text:p>Respiratory symptoms</text:p>
          </table:table-cell>
          <table:table-cell table:formula="of:=[.C210]+1" office:value-type="float" office:value="208">
            <text:p>208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11];[$'Data_Classification for Summary'.$A$1:.$I$103];3;0)" office:value-type="float" office:value="5">
            <text:p>5</text:p>
          </table:table-cell>
          <table:table-cell table:style-name="ce10" table:formula="of:=VLOOKUP([.$D211];[$'Data_Classification for Summary'.$A$1:.$I$103];5;0)" office:value-type="float" office:value="40">
            <text:p>40</text:p>
          </table:table-cell>
          <table:table-cell table:style-name="ce10" table:formula="of:=VLOOKUP([.$D211];[$'Data_Classification for Summary'.$A$1:.$I$103];7;0)" office:value-type="float" office:value="0">
            <text:p/>
          </table:table-cell>
          <table:table-cell table:style-name="ce10" table:formula="of:=VLOOKUP([.$D211];[$'Data_Classification for Summary'.$A$1:.$I$103];9;0)" office:value-type="float" office:value="0">
            <text:p/>
          </table:table-cell>
          <table:table-cell table:style-name="ce10" office:value-type="float" office:value="850">
            <text:p>850</text:p>
          </table:table-cell>
          <table:table-cell table:style-name="ce10" office:value-type="string">
            <text:p>All</text:p>
          </table:table-cell>
          <table:table-cell table:style-name="ce97" office:value-type="float" office:value="70123">
            <text:p>70123</text:p>
          </table:table-cell>
          <table:table-cell table:style-name="ce97" office:value-type="string">
            <text:p>Respiratory - Symptoms</text:p>
          </table:table-cell>
          <table:table-cell table:number-columns-repeated="1012"/>
        </table:table-row>
        <table:table-row table:style-name="ro4">
          <table:table-cell office:value-type="string">
            <text:p>Pulmonary_other</text:p>
          </table:table-cell>
          <table:table-cell table:style-name="ce10" office:value-type="string">
            <text:p>Other pulmonary disease</text:p>
          </table:table-cell>
          <table:table-cell table:formula="of:=[.C211]+1" office:value-type="float" office:value="209">
            <text:p>209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12];[$'Data_Classification for Summary'.$A$1:.$I$103];3;0)" office:value-type="float" office:value="5">
            <text:p>5</text:p>
          </table:table-cell>
          <table:table-cell table:style-name="ce10" table:formula="of:=VLOOKUP([.$D212];[$'Data_Classification for Summary'.$A$1:.$I$103];5;0)" office:value-type="float" office:value="40">
            <text:p>40</text:p>
          </table:table-cell>
          <table:table-cell table:style-name="ce10" table:formula="of:=VLOOKUP([.$D212];[$'Data_Classification for Summary'.$A$1:.$I$103];7;0)" office:value-type="float" office:value="0">
            <text:p/>
          </table:table-cell>
          <table:table-cell table:style-name="ce10" table:formula="of:=VLOOKUP([.$D212];[$'Data_Classification for Summary'.$A$1:.$I$103];9;0)" office:value-type="float" office:value="0">
            <text:p/>
          </table:table-cell>
          <table:table-cell table:style-name="ce10" office:value-type="float" office:value="900">
            <text:p>900</text:p>
          </table:table-cell>
          <table:table-cell table:style-name="ce10" office:value-type="string">
            <text:p>All</text:p>
          </table:table-cell>
          <table:table-cell table:style-name="ce97" office:value-type="float" office:value="70117">
            <text:p>70117</text:p>
          </table:table-cell>
          <table:table-cell table:style-name="ce97" office:value-type="string">
            <text:p>Respiratory - Other</text:p>
          </table:table-cell>
          <table:table-cell table:number-columns-repeated="1012"/>
        </table:table-row>
        <table:table-row table:style-name="ro4">
          <table:table-cell office:value-type="string">
            <text:p>Cerebrovascular_Disease</text:p>
          </table:table-cell>
          <table:table-cell table:style-name="ce10" office:value-type="string">
            <text:p>Cerebrovascular disease</text:p>
          </table:table-cell>
          <table:table-cell table:formula="of:=[.C212]+1" office:value-type="float" office:value="210">
            <text:p>210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13];[$'Data_Classification for Summary'.$A$1:.$I$103];3;0)" office:value-type="float" office:value="5">
            <text:p>5</text:p>
          </table:table-cell>
          <table:table-cell table:style-name="ce10" table:formula="of:=VLOOKUP([.$D213];[$'Data_Classification for Summary'.$A$1:.$I$103];5;0)" office:value-type="float" office:value="50">
            <text:p>50</text:p>
          </table:table-cell>
          <table:table-cell table:style-name="ce10" table:formula="of:=VLOOKUP([.$D213];[$'Data_Classification for Summary'.$A$1:.$I$103];7;0)" office:value-type="float" office:value="0">
            <text:p/>
          </table:table-cell>
          <table:table-cell table:style-name="ce10" table:formula="of:=VLOOKUP([.$D213];[$'Data_Classification for Summary'.$A$1:.$I$103];9;0)" office:value-type="float" office:value="0">
            <text:p/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All</text:p>
          </table:table-cell>
          <table:table-cell table:style-name="ce97" office:value-type="float" office:value="70086">
            <text:p>70086</text:p>
          </table:table-cell>
          <table:table-cell table:style-name="ce97" office:value-type="string">
            <text:p>Neuro - Cerebrovascular Diseaes</text:p>
          </table:table-cell>
          <table:table-cell table:number-columns-repeated="1012"/>
        </table:table-row>
        <table:table-row table:style-name="ro4">
          <table:table-cell office:value-type="string">
            <text:p>Cerebrovascular_Accident</text:p>
          </table:table-cell>
          <table:table-cell table:style-name="ce10" office:value-type="string">
            <text:p>Stroke</text:p>
          </table:table-cell>
          <table:table-cell table:formula="of:=[.C213]+1" office:value-type="float" office:value="211">
            <text:p>211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14];[$'Data_Classification for Summary'.$A$1:.$I$103];3;0)" office:value-type="float" office:value="5">
            <text:p>5</text:p>
          </table:table-cell>
          <table:table-cell table:style-name="ce10" table:formula="of:=VLOOKUP([.$D214];[$'Data_Classification for Summary'.$A$1:.$I$103];5;0)" office:value-type="float" office:value="50">
            <text:p>50</text:p>
          </table:table-cell>
          <table:table-cell table:style-name="ce10" table:formula="of:=VLOOKUP([.$D214];[$'Data_Classification for Summary'.$A$1:.$I$103];7;0)" office:value-type="float" office:value="0">
            <text:p/>
          </table:table-cell>
          <table:table-cell table:style-name="ce10" table:formula="of:=VLOOKUP([.$D214];[$'Data_Classification for Summary'.$A$1:.$I$103];9;0)" office:value-type="float" office:value="0">
            <text:p/>
          </table:table-cell>
          <table:table-cell table:style-name="ce10" office:value-type="float" office:value="13">
            <text:p>13</text:p>
          </table:table-cell>
          <table:table-cell table:style-name="ce10" office:value-type="string">
            <text:p>All</text:p>
          </table:table-cell>
          <table:table-cell table:style-name="ce97" office:value-type="float" office:value="70088">
            <text:p>70088</text:p>
          </table:table-cell>
          <table:table-cell table:style-name="ce97" office:value-type="string">
            <text:p>Neuro - Cerebrovascular Accident</text:p>
          </table:table-cell>
          <table:table-cell table:number-columns-repeated="1012"/>
        </table:table-row>
        <table:table-row table:style-name="ro4">
          <table:table-cell office:value-type="string">
            <text:p>Cerebrovascular_Disease_Details</text:p>
          </table:table-cell>
          <table:table-cell table:style-name="ce10" office:value-type="string">
            <text:p>Cerebrovascular disease (details)</text:p>
          </table:table-cell>
          <table:table-cell table:formula="of:=[.C214]+1" office:value-type="float" office:value="212">
            <text:p>212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15];[$'Data_Classification for Summary'.$A$1:.$I$103];3;0)" office:value-type="float" office:value="5">
            <text:p>5</text:p>
          </table:table-cell>
          <table:table-cell table:style-name="ce10" table:formula="of:=VLOOKUP([.$D215];[$'Data_Classification for Summary'.$A$1:.$I$103];5;0)" office:value-type="float" office:value="50">
            <text:p>50</text:p>
          </table:table-cell>
          <table:table-cell table:style-name="ce10" table:formula="of:=VLOOKUP([.$D215];[$'Data_Classification for Summary'.$A$1:.$I$103];7;0)" office:value-type="float" office:value="0">
            <text:p/>
          </table:table-cell>
          <table:table-cell table:style-name="ce10" table:formula="of:=VLOOKUP([.$D215];[$'Data_Classification for Summary'.$A$1:.$I$103];9;0)" office:value-type="float" office:value="0">
            <text:p/>
          </table:table-cell>
          <table:table-cell table:style-name="ce10" office:value-type="float" office:value="14">
            <text:p>14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Seizure_Disorder</text:p>
          </table:table-cell>
          <table:table-cell table:style-name="ce10" office:value-type="string">
            <text:p>Seizure disorder</text:p>
          </table:table-cell>
          <table:table-cell table:formula="of:=[.C215]+1" office:value-type="float" office:value="213">
            <text:p>213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16];[$'Data_Classification for Summary'.$A$1:.$I$103];3;0)" office:value-type="float" office:value="5">
            <text:p>5</text:p>
          </table:table-cell>
          <table:table-cell table:style-name="ce10" table:formula="of:=VLOOKUP([.$D216];[$'Data_Classification for Summary'.$A$1:.$I$103];5;0)" office:value-type="float" office:value="50">
            <text:p>50</text:p>
          </table:table-cell>
          <table:table-cell table:style-name="ce10" table:formula="of:=VLOOKUP([.$D216];[$'Data_Classification for Summary'.$A$1:.$I$103];7;0)" office:value-type="float" office:value="0">
            <text:p/>
          </table:table-cell>
          <table:table-cell table:style-name="ce10" table:formula="of:=VLOOKUP([.$D216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7" office:value-type="float" office:value="70093">
            <text:p>70093</text:p>
          </table:table-cell>
          <table:table-cell table:style-name="ce97" office:value-type="string">
            <text:p>Neuro - Seizures</text:p>
          </table:table-cell>
          <table:table-cell table:number-columns-repeated="1012"/>
        </table:table-row>
        <table:table-row table:style-name="ro4">
          <table:table-cell office:value-type="string">
            <text:p>Parkinsons_Disease</text:p>
          </table:table-cell>
          <table:table-cell table:style-name="ce10" office:value-type="string">
            <text:p>Parkinson's Disease</text:p>
          </table:table-cell>
          <table:table-cell table:formula="of:=[.C216]+1" office:value-type="float" office:value="214">
            <text:p>214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17];[$'Data_Classification for Summary'.$A$1:.$I$103];3;0)" office:value-type="float" office:value="5">
            <text:p>5</text:p>
          </table:table-cell>
          <table:table-cell table:style-name="ce10" table:formula="of:=VLOOKUP([.$D217];[$'Data_Classification for Summary'.$A$1:.$I$103];5;0)" office:value-type="float" office:value="50">
            <text:p>50</text:p>
          </table:table-cell>
          <table:table-cell table:style-name="ce10" table:formula="of:=VLOOKUP([.$D217];[$'Data_Classification for Summary'.$A$1:.$I$103];7;0)" office:value-type="float" office:value="0">
            <text:p/>
          </table:table-cell>
          <table:table-cell table:style-name="ce10" table:formula="of:=VLOOKUP([.$D217];[$'Data_Classification for Summary'.$A$1:.$I$103];9;0)" office:value-type="float" office:value="0">
            <text:p/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table:number-columns-repeated="2" office:value-type="string">
            <text:p>Dementia</text:p>
          </table:table-cell>
          <table:table-cell table:formula="of:=[.C217]+1" office:value-type="float" office:value="215">
            <text:p>215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18];[$'Data_Classification for Summary'.$A$1:.$I$103];3;0)" office:value-type="float" office:value="5">
            <text:p>5</text:p>
          </table:table-cell>
          <table:table-cell table:style-name="ce10" table:formula="of:=VLOOKUP([.$D218];[$'Data_Classification for Summary'.$A$1:.$I$103];5;0)" office:value-type="float" office:value="50">
            <text:p>50</text:p>
          </table:table-cell>
          <table:table-cell table:style-name="ce10" table:formula="of:=VLOOKUP([.$D218];[$'Data_Classification for Summary'.$A$1:.$I$103];7;0)" office:value-type="float" office:value="0">
            <text:p/>
          </table:table-cell>
          <table:table-cell table:style-name="ce10" table:formula="of:=VLOOKUP([.$D218];[$'Data_Classification for Summary'.$A$1:.$I$103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All</text:p>
          </table:table-cell>
          <table:table-cell table:style-name="ce97" office:value-type="float" office:value="70089">
            <text:p>70089</text:p>
          </table:table-cell>
          <table:table-cell table:style-name="ce97" office:value-type="string">
            <text:p>Neuro - Dementia</text:p>
          </table:table-cell>
          <table:table-cell table:number-columns-repeated="1012"/>
        </table:table-row>
        <table:table-row table:style-name="ro4">
          <table:table-cell office:value-type="string">
            <text:p>Psychiatric_Disorder</text:p>
          </table:table-cell>
          <table:table-cell table:style-name="ce10" office:value-type="string">
            <text:p>Psychiatric disorders</text:p>
          </table:table-cell>
          <table:table-cell table:formula="of:=[.C218]+1" office:value-type="float" office:value="216">
            <text:p>216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19];[$'Data_Classification for Summary'.$A$1:.$I$103];3;0)" office:value-type="float" office:value="5">
            <text:p>5</text:p>
          </table:table-cell>
          <table:table-cell table:style-name="ce10" table:formula="of:=VLOOKUP([.$D219];[$'Data_Classification for Summary'.$A$1:.$I$103];5;0)" office:value-type="float" office:value="50">
            <text:p>50</text:p>
          </table:table-cell>
          <table:table-cell table:style-name="ce10" table:formula="of:=VLOOKUP([.$D219];[$'Data_Classification for Summary'.$A$1:.$I$103];7;0)" office:value-type="float" office:value="0">
            <text:p/>
          </table:table-cell>
          <table:table-cell table:style-name="ce10" table:formula="of:=VLOOKUP([.$D219];[$'Data_Classification for Summary'.$A$1:.$I$103];9;0)" office:value-type="float" office:value="0">
            <text:p/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All</text:p>
          </table:table-cell>
          <table:table-cell table:style-name="ce97" office:value-type="float" office:value="70092">
            <text:p>70092</text:p>
          </table:table-cell>
          <table:table-cell table:style-name="ce97" office:value-type="string">
            <text:p>Neuro - Psychiatric Diease</text:p>
          </table:table-cell>
          <table:table-cell table:number-columns-repeated="1012"/>
        </table:table-row>
        <table:table-row table:style-name="ro4">
          <table:table-cell office:value-type="string">
            <text:p>Spinal_Cord_Injury</text:p>
          </table:table-cell>
          <table:table-cell table:style-name="ce10" office:value-type="string">
            <text:p>Spinal cord injury</text:p>
          </table:table-cell>
          <table:table-cell table:formula="of:=[.C219]+1" office:value-type="float" office:value="217">
            <text:p>217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20];[$'Data_Classification for Summary'.$A$1:.$I$103];3;0)" office:value-type="float" office:value="5">
            <text:p>5</text:p>
          </table:table-cell>
          <table:table-cell table:style-name="ce10" table:formula="of:=VLOOKUP([.$D220];[$'Data_Classification for Summary'.$A$1:.$I$103];5;0)" office:value-type="float" office:value="50">
            <text:p>50</text:p>
          </table:table-cell>
          <table:table-cell table:style-name="ce10" table:formula="of:=VLOOKUP([.$D220];[$'Data_Classification for Summary'.$A$1:.$I$103];7;0)" office:value-type="float" office:value="0">
            <text:p/>
          </table:table-cell>
          <table:table-cell table:style-name="ce10" table:formula="of:=VLOOKUP([.$D220];[$'Data_Classification for Summary'.$A$1:.$I$103];9;0)" office:value-type="float" office:value="0">
            <text:p/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All</text:p>
          </table:table-cell>
          <table:table-cell table:style-name="ce97" office:value-type="float" office:value="70242">
            <text:p>70242</text:p>
          </table:table-cell>
          <table:table-cell table:style-name="ce97" office:value-type="string">
            <text:p>Neuro - Spine and Spinal Cord Disease</text:p>
          </table:table-cell>
          <table:table-cell table:number-columns-repeated="1012"/>
        </table:table-row>
        <table:table-row table:style-name="ro4">
          <table:table-cell office:value-type="string">
            <text:p>Spinal_Cord_Injury_Level</text:p>
          </table:table-cell>
          <table:table-cell table:style-name="ce10" office:value-type="string">
            <text:p>Spinal cord injury level</text:p>
          </table:table-cell>
          <table:table-cell table:formula="of:=[.C220]+1" office:value-type="float" office:value="218">
            <text:p>218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21];[$'Data_Classification for Summary'.$A$1:.$I$103];3;0)" office:value-type="float" office:value="5">
            <text:p>5</text:p>
          </table:table-cell>
          <table:table-cell table:style-name="ce10" table:formula="of:=VLOOKUP([.$D221];[$'Data_Classification for Summary'.$A$1:.$I$103];5;0)" office:value-type="float" office:value="50">
            <text:p>50</text:p>
          </table:table-cell>
          <table:table-cell table:style-name="ce10" table:formula="of:=VLOOKUP([.$D221];[$'Data_Classification for Summary'.$A$1:.$I$103];7;0)" office:value-type="float" office:value="0">
            <text:p/>
          </table:table-cell>
          <table:table-cell table:style-name="ce10" table:formula="of:=VLOOKUP([.$D221];[$'Data_Classification for Summary'.$A$1:.$I$103];9;0)" office:value-type="float" office:value="0">
            <text:p/>
          </table:table-cell>
          <table:table-cell table:style-name="ce10" office:value-type="float" office:value="51">
            <text:p>5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Autonomic_Dysreflexia</text:p>
          </table:table-cell>
          <table:table-cell table:style-name="ce10" office:value-type="string">
            <text:p>Autonomic dysreflexia</text:p>
          </table:table-cell>
          <table:table-cell table:formula="of:=[.C221]+1" office:value-type="float" office:value="219">
            <text:p>219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22];[$'Data_Classification for Summary'.$A$1:.$I$103];3;0)" office:value-type="float" office:value="5">
            <text:p>5</text:p>
          </table:table-cell>
          <table:table-cell table:style-name="ce10" table:formula="of:=VLOOKUP([.$D222];[$'Data_Classification for Summary'.$A$1:.$I$103];5;0)" office:value-type="float" office:value="50">
            <text:p>50</text:p>
          </table:table-cell>
          <table:table-cell table:style-name="ce10" table:formula="of:=VLOOKUP([.$D222];[$'Data_Classification for Summary'.$A$1:.$I$103];7;0)" office:value-type="float" office:value="0">
            <text:p/>
          </table:table-cell>
          <table:table-cell table:style-name="ce10" table:formula="of:=VLOOKUP([.$D222];[$'Data_Classification for Summary'.$A$1:.$I$103];9;0)" office:value-type="float" office:value="0">
            <text:p/>
          </table:table-cell>
          <table:table-cell table:style-name="ce10" office:value-type="float" office:value="52">
            <text:p>52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Spinal_Cord_Injury_Details</text:p>
          </table:table-cell>
          <table:table-cell table:style-name="ce10" office:value-type="string">
            <text:p>Spinal cord injury details</text:p>
          </table:table-cell>
          <table:table-cell table:formula="of:=[.C222]+1" office:value-type="float" office:value="220">
            <text:p>220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23];[$'Data_Classification for Summary'.$A$1:.$I$103];3;0)" office:value-type="float" office:value="5">
            <text:p>5</text:p>
          </table:table-cell>
          <table:table-cell table:style-name="ce10" table:formula="of:=VLOOKUP([.$D223];[$'Data_Classification for Summary'.$A$1:.$I$103];5;0)" office:value-type="float" office:value="50">
            <text:p>50</text:p>
          </table:table-cell>
          <table:table-cell table:style-name="ce10" table:formula="of:=VLOOKUP([.$D223];[$'Data_Classification for Summary'.$A$1:.$I$103];7;0)" office:value-type="float" office:value="0">
            <text:p/>
          </table:table-cell>
          <table:table-cell table:style-name="ce10" table:formula="of:=VLOOKUP([.$D223];[$'Data_Classification for Summary'.$A$1:.$I$103];9;0)" office:value-type="float" office:value="0">
            <text:p/>
          </table:table-cell>
          <table:table-cell table:style-name="ce10" office:value-type="float" office:value="55">
            <text:p>55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tracranial_Aneurysm</text:p>
          </table:table-cell>
          <table:table-cell table:style-name="ce10" office:value-type="string">
            <text:p>Intracranial aneurysm</text:p>
          </table:table-cell>
          <table:table-cell table:formula="of:=[.C222]+1" office:value-type="float" office:value="220">
            <text:p>220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24];[$'Data_Classification for Summary'.$A$1:.$I$103];3;0)" office:value-type="float" office:value="5">
            <text:p>5</text:p>
          </table:table-cell>
          <table:table-cell table:style-name="ce10" table:formula="of:=VLOOKUP([.$D224];[$'Data_Classification for Summary'.$A$1:.$I$103];5;0)" office:value-type="float" office:value="50">
            <text:p>50</text:p>
          </table:table-cell>
          <table:table-cell table:style-name="ce10" table:formula="of:=VLOOKUP([.$D224];[$'Data_Classification for Summary'.$A$1:.$I$103];7;0)" office:value-type="float" office:value="0">
            <text:p/>
          </table:table-cell>
          <table:table-cell table:style-name="ce10" table:formula="of:=VLOOKUP([.$D224];[$'Data_Classification for Summary'.$A$1:.$I$103];9;0)" office:value-type="float" office:value="0">
            <text:p/>
          </table:table-cell>
          <table:table-cell table:style-name="ce10" office:value-type="float" office:value="80">
            <text:p>80</text:p>
          </table:table-cell>
          <table:table-cell table:style-name="ce10" office:value-type="string">
            <text:p>All</text:p>
          </table:table-cell>
          <table:table-cell table:style-name="ce97" office:value-type="float" office:value="70085">
            <text:p>70085</text:p>
          </table:table-cell>
          <table:table-cell table:style-name="ce97" office:value-type="string">
            <text:p>Neuro - Cerebral Aneurysm</text:p>
          </table:table-cell>
          <table:table-cell table:number-columns-repeated="1012"/>
        </table:table-row>
        <table:table-row table:style-name="ro4">
          <table:table-cell office:value-type="string">
            <text:p>Neuromuscular_Disease</text:p>
          </table:table-cell>
          <table:table-cell table:style-name="ce10" office:value-type="string">
            <text:p>Neuromuscular disease</text:p>
          </table:table-cell>
          <table:table-cell table:formula="of:=[.C224]+1" office:value-type="float" office:value="221">
            <text:p>221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25];[$'Data_Classification for Summary'.$A$1:.$I$103];3;0)" office:value-type="float" office:value="5">
            <text:p>5</text:p>
          </table:table-cell>
          <table:table-cell table:style-name="ce10" table:formula="of:=VLOOKUP([.$D225];[$'Data_Classification for Summary'.$A$1:.$I$103];5;0)" office:value-type="float" office:value="50">
            <text:p>50</text:p>
          </table:table-cell>
          <table:table-cell table:style-name="ce10" table:formula="of:=VLOOKUP([.$D225];[$'Data_Classification for Summary'.$A$1:.$I$103];7;0)" office:value-type="float" office:value="0">
            <text:p/>
          </table:table-cell>
          <table:table-cell table:style-name="ce10" table:formula="of:=VLOOKUP([.$D225];[$'Data_Classification for Summary'.$A$1:.$I$103];9;0)" office:value-type="float" office:value="0">
            <text:p/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eripheral_Neuropathy</text:p>
          </table:table-cell>
          <table:table-cell table:style-name="ce10" office:value-type="string">
            <text:p>Peripheral Neuropathy</text:p>
          </table:table-cell>
          <table:table-cell table:formula="of:=[.C225]+1" office:value-type="float" office:value="222">
            <text:p>222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26];[$'Data_Classification for Summary'.$A$1:.$I$103];3;0)" office:value-type="float" office:value="5">
            <text:p>5</text:p>
          </table:table-cell>
          <table:table-cell table:style-name="ce10" table:formula="of:=VLOOKUP([.$D226];[$'Data_Classification for Summary'.$A$1:.$I$103];5;0)" office:value-type="float" office:value="50">
            <text:p>50</text:p>
          </table:table-cell>
          <table:table-cell table:style-name="ce10" table:formula="of:=VLOOKUP([.$D226];[$'Data_Classification for Summary'.$A$1:.$I$103];7;0)" office:value-type="float" office:value="0">
            <text:p/>
          </table:table-cell>
          <table:table-cell table:style-name="ce10" table:formula="of:=VLOOKUP([.$D226];[$'Data_Classification for Summary'.$A$1:.$I$103];9;0)" office:value-type="float" office:value="0">
            <text:p/>
          </table:table-cell>
          <table:table-cell table:style-name="ce10" office:value-type="float" office:value="130">
            <text:p>130</text:p>
          </table:table-cell>
          <table:table-cell table:style-name="ce10" office:value-type="string">
            <text:p>All</text:p>
          </table:table-cell>
          <table:table-cell table:style-name="ce97" office:value-type="float" office:value="70091">
            <text:p>70091</text:p>
          </table:table-cell>
          <table:table-cell table:style-name="ce97" office:value-type="string">
            <text:p>Neuro - Peripheral Nerve Disease</text:p>
          </table:table-cell>
          <table:table-cell table:number-columns-repeated="1012"/>
        </table:table-row>
        <table:table-row table:style-name="ro4">
          <table:table-cell office:value-type="string">
            <text:p>CNS_Tumour</text:p>
          </table:table-cell>
          <table:table-cell table:style-name="ce10" office:value-type="string">
            <text:p>CNS tumour</text:p>
          </table:table-cell>
          <table:table-cell table:formula="of:=[.C226]+1" office:value-type="float" office:value="223">
            <text:p>223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27];[$'Data_Classification for Summary'.$A$1:.$I$103];3;0)" office:value-type="float" office:value="5">
            <text:p>5</text:p>
          </table:table-cell>
          <table:table-cell table:style-name="ce10" table:formula="of:=VLOOKUP([.$D227];[$'Data_Classification for Summary'.$A$1:.$I$103];5;0)" office:value-type="float" office:value="50">
            <text:p>50</text:p>
          </table:table-cell>
          <table:table-cell table:style-name="ce10" table:formula="of:=VLOOKUP([.$D227];[$'Data_Classification for Summary'.$A$1:.$I$103];7;0)" office:value-type="float" office:value="0">
            <text:p/>
          </table:table-cell>
          <table:table-cell table:style-name="ce10" table:formula="of:=VLOOKUP([.$D227];[$'Data_Classification for Summary'.$A$1:.$I$103];9;0)" office:value-type="float" office:value="0">
            <text:p/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All</text:p>
          </table:table-cell>
          <table:table-cell table:style-name="ce97" office:value-type="float" office:value="70087">
            <text:p>70087</text:p>
          </table:table-cell>
          <table:table-cell table:style-name="ce97" office:value-type="string">
            <text:p>Neuro - CNS Tumor</text:p>
          </table:table-cell>
          <table:table-cell table:number-columns-repeated="1012"/>
        </table:table-row>
        <table:table-row table:style-name="ro4">
          <table:table-cell office:value-type="string">
            <text:p>Raised_ICP</text:p>
          </table:table-cell>
          <table:table-cell table:style-name="ce10" office:value-type="string">
            <text:p>Raised ICP</text:p>
          </table:table-cell>
          <table:table-cell table:formula="of:=[.C227]+1" office:value-type="float" office:value="224">
            <text:p>224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28];[$'Data_Classification for Summary'.$A$1:.$I$103];3;0)" office:value-type="float" office:value="5">
            <text:p>5</text:p>
          </table:table-cell>
          <table:table-cell table:style-name="ce10" table:formula="of:=VLOOKUP([.$D228];[$'Data_Classification for Summary'.$A$1:.$I$103];5;0)" office:value-type="float" office:value="50">
            <text:p>50</text:p>
          </table:table-cell>
          <table:table-cell table:style-name="ce10" table:formula="of:=VLOOKUP([.$D228];[$'Data_Classification for Summary'.$A$1:.$I$103];7;0)" office:value-type="float" office:value="0">
            <text:p/>
          </table:table-cell>
          <table:table-cell table:style-name="ce10" table:formula="of:=VLOOKUP([.$D228];[$'Data_Classification for Summary'.$A$1:.$I$103];9;0)" office:value-type="float" office:value="0">
            <text:p/>
          </table:table-cell>
          <table:table-cell table:style-name="ce10" office:value-type="float" office:value="210">
            <text:p>21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Neurological_Symptoms</text:p>
          </table:table-cell>
          <table:table-cell table:style-name="ce10" office:value-type="string">
            <text:p>Neurological symptoms</text:p>
          </table:table-cell>
          <table:table-cell table:formula="of:=[.C228]+1" office:value-type="float" office:value="225">
            <text:p>225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29];[$'Data_Classification for Summary'.$A$1:.$I$103];3;0)" office:value-type="float" office:value="5">
            <text:p>5</text:p>
          </table:table-cell>
          <table:table-cell table:style-name="ce10" table:formula="of:=VLOOKUP([.$D229];[$'Data_Classification for Summary'.$A$1:.$I$103];5;0)" office:value-type="float" office:value="50">
            <text:p>50</text:p>
          </table:table-cell>
          <table:table-cell table:style-name="ce10" table:formula="of:=VLOOKUP([.$D229];[$'Data_Classification for Summary'.$A$1:.$I$103];7;0)" office:value-type="float" office:value="0">
            <text:p/>
          </table:table-cell>
          <table:table-cell table:style-name="ce10" table:formula="of:=VLOOKUP([.$D229];[$'Data_Classification for Summary'.$A$1:.$I$103];9;0)" office:value-type="float" office:value="0">
            <text:p/>
          </table:table-cell>
          <table:table-cell table:style-name="ce10" office:value-type="float" office:value="850">
            <text:p>850</text:p>
          </table:table-cell>
          <table:table-cell table:style-name="ce10" office:value-type="string">
            <text:p>All</text:p>
          </table:table-cell>
          <table:table-cell table:style-name="ce97" office:value-type="float" office:value="70094">
            <text:p>70094</text:p>
          </table:table-cell>
          <table:table-cell table:style-name="ce97" office:value-type="string">
            <text:p>Neuro - Symptoms</text:p>
          </table:table-cell>
          <table:table-cell table:number-columns-repeated="1012"/>
        </table:table-row>
        <table:table-row table:style-name="ro4">
          <table:table-cell office:value-type="string">
            <text:p>Neurological_Other</text:p>
          </table:table-cell>
          <table:table-cell table:style-name="ce10" office:value-type="string">
            <text:p>Other neurological</text:p>
          </table:table-cell>
          <table:table-cell table:formula="of:=[.C229]+1" office:value-type="float" office:value="226">
            <text:p>226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30];[$'Data_Classification for Summary'.$A$1:.$I$103];3;0)" office:value-type="float" office:value="5">
            <text:p>5</text:p>
          </table:table-cell>
          <table:table-cell table:style-name="ce10" table:formula="of:=VLOOKUP([.$D230];[$'Data_Classification for Summary'.$A$1:.$I$103];5;0)" office:value-type="float" office:value="50">
            <text:p>50</text:p>
          </table:table-cell>
          <table:table-cell table:style-name="ce10" table:formula="of:=VLOOKUP([.$D230];[$'Data_Classification for Summary'.$A$1:.$I$103];7;0)" office:value-type="float" office:value="0">
            <text:p/>
          </table:table-cell>
          <table:table-cell table:style-name="ce10" table:formula="of:=VLOOKUP([.$D230];[$'Data_Classification for Summary'.$A$1:.$I$103];9;0)" office:value-type="float" office:value="0">
            <text:p/>
          </table:table-cell>
          <table:table-cell table:style-name="ce10" office:value-type="float" office:value="900">
            <text:p>900</text:p>
          </table:table-cell>
          <table:table-cell table:style-name="ce10" office:value-type="string">
            <text:p>All</text:p>
          </table:table-cell>
          <table:table-cell table:style-name="ce97" office:value-type="float" office:value="70090">
            <text:p>70090</text:p>
          </table:table-cell>
          <table:table-cell table:style-name="ce97" office:value-type="string">
            <text:p>Neuro - Other</text:p>
          </table:table-cell>
          <table:table-cell table:number-columns-repeated="1012"/>
        </table:table-row>
        <table:table-row table:style-name="ro4">
          <table:table-cell office:value-type="string">
            <text:p>GERD</text:p>
          </table:table-cell>
          <table:table-cell table:style-name="ce10" office:value-type="string">
            <text:p>Gastroesophageal reflux</text:p>
          </table:table-cell>
          <table:table-cell table:formula="of:=[.C230]+1" office:value-type="float" office:value="227">
            <text:p>227</text:p>
          </table:table-cell>
          <table:table-cell table:style-name="ce10" office:value-type="string">
            <text:p>Patient History,Gastrointestinal,,</text:p>
          </table:table-cell>
          <table:table-cell table:style-name="ce10" table:formula="of:=VLOOKUP([.$D231];[$'Data_Classification for Summary'.$A$1:.$I$103];3;0)" office:value-type="float" office:value="5">
            <text:p>5</text:p>
          </table:table-cell>
          <table:table-cell table:style-name="ce10" table:formula="of:=VLOOKUP([.$D231];[$'Data_Classification for Summary'.$A$1:.$I$103];5;0)" office:value-type="float" office:value="70">
            <text:p>70</text:p>
          </table:table-cell>
          <table:table-cell table:style-name="ce10" table:formula="of:=VLOOKUP([.$D231];[$'Data_Classification for Summary'.$A$1:.$I$103];7;0)" office:value-type="float" office:value="0">
            <text:p/>
          </table:table-cell>
          <table:table-cell table:style-name="ce10" table:formula="of:=VLOOKUP([.$D231];[$'Data_Classification for Summary'.$A$1:.$I$103];9;0)" office:value-type="float" office:value="0">
            <text:p/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All</text:p>
          </table:table-cell>
          <table:table-cell table:style-name="ce97" office:value-type="float" office:value="70051">
            <text:p>70051</text:p>
          </table:table-cell>
          <table:table-cell table:style-name="ce97" office:value-type="string">
            <text:p>GI - GERD</text:p>
          </table:table-cell>
          <table:table-cell table:number-columns-repeated="1012"/>
        </table:table-row>
        <table:table-row table:style-name="ro4">
          <table:table-cell office:value-type="string">
            <text:p>Peptic_ulcer_disease</text:p>
          </table:table-cell>
          <table:table-cell table:style-name="ce10" office:value-type="string">
            <text:p>Peptic Ulcer Disease</text:p>
          </table:table-cell>
          <table:table-cell table:formula="of:=[.C231]+1" office:value-type="float" office:value="228">
            <text:p>228</text:p>
          </table:table-cell>
          <table:table-cell table:style-name="ce10" office:value-type="string">
            <text:p>Patient History,Gastrointestinal,,</text:p>
          </table:table-cell>
          <table:table-cell table:style-name="ce10" table:formula="of:=VLOOKUP([.$D232];[$'Data_Classification for Summary'.$A$1:.$I$103];3;0)" office:value-type="float" office:value="5">
            <text:p>5</text:p>
          </table:table-cell>
          <table:table-cell table:style-name="ce10" table:formula="of:=VLOOKUP([.$D232];[$'Data_Classification for Summary'.$A$1:.$I$103];5;0)" office:value-type="float" office:value="70">
            <text:p>70</text:p>
          </table:table-cell>
          <table:table-cell table:style-name="ce10" table:formula="of:=VLOOKUP([.$D232];[$'Data_Classification for Summary'.$A$1:.$I$103];7;0)" office:value-type="float" office:value="0">
            <text:p/>
          </table:table-cell>
          <table:table-cell table:style-name="ce10" table:formula="of:=VLOOKUP([.$D232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ancreatitis</text:p>
          </table:table-cell>
          <table:table-cell table:style-name="ce10" office:value-type="string">
            <text:p>Pancreatitis</text:p>
          </table:table-cell>
          <table:table-cell table:formula="of:=[.C232]+1" office:value-type="float" office:value="229">
            <text:p>229</text:p>
          </table:table-cell>
          <table:table-cell table:style-name="ce10" office:value-type="string">
            <text:p>Patient History,Gastrointestinal,,</text:p>
          </table:table-cell>
          <table:table-cell table:style-name="ce10" table:formula="of:=VLOOKUP([.$D233];[$'Data_Classification for Summary'.$A$1:.$I$103];3;0)" office:value-type="float" office:value="5">
            <text:p>5</text:p>
          </table:table-cell>
          <table:table-cell table:style-name="ce10" table:formula="of:=VLOOKUP([.$D233];[$'Data_Classification for Summary'.$A$1:.$I$103];5;0)" office:value-type="float" office:value="70">
            <text:p>70</text:p>
          </table:table-cell>
          <table:table-cell table:style-name="ce10" table:formula="of:=VLOOKUP([.$D233];[$'Data_Classification for Summary'.$A$1:.$I$103];7;0)" office:value-type="float" office:value="0">
            <text:p/>
          </table:table-cell>
          <table:table-cell table:style-name="ce10" table:formula="of:=VLOOKUP([.$D233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7" office:value-type="float" office:value="70055">
            <text:p>70055</text:p>
          </table:table-cell>
          <table:table-cell table:style-name="ce97" office:value-type="string">
            <text:p>GI - Pancreatitis</text:p>
          </table:table-cell>
          <table:table-cell table:number-columns-repeated="1012"/>
        </table:table-row>
        <table:table-row table:style-name="ro4">
          <table:table-cell office:value-type="string">
            <text:p>Gastrointestinal_other</text:p>
          </table:table-cell>
          <table:table-cell table:style-name="ce10" office:value-type="string">
            <text:p>Gastrointestinal other</text:p>
          </table:table-cell>
          <table:table-cell table:formula="of:=[.C233]+1" office:value-type="float" office:value="230">
            <text:p>230</text:p>
          </table:table-cell>
          <table:table-cell table:style-name="ce10" office:value-type="string">
            <text:p>Patient History,Gastrointestinal,,</text:p>
          </table:table-cell>
          <table:table-cell table:style-name="ce10" table:formula="of:=VLOOKUP([.$D234];[$'Data_Classification for Summary'.$A$1:.$I$103];3;0)" office:value-type="float" office:value="5">
            <text:p>5</text:p>
          </table:table-cell>
          <table:table-cell table:style-name="ce10" table:formula="of:=VLOOKUP([.$D234];[$'Data_Classification for Summary'.$A$1:.$I$103];5;0)" office:value-type="float" office:value="70">
            <text:p>70</text:p>
          </table:table-cell>
          <table:table-cell table:style-name="ce10" table:formula="of:=VLOOKUP([.$D234];[$'Data_Classification for Summary'.$A$1:.$I$103];7;0)" office:value-type="float" office:value="0">
            <text:p/>
          </table:table-cell>
          <table:table-cell table:style-name="ce10" table:formula="of:=VLOOKUP([.$D234];[$'Data_Classification for Summary'.$A$1:.$I$103];9;0)" office:value-type="float" office:value="0">
            <text:p/>
          </table:table-cell>
          <table:table-cell table:style-name="ce10" office:value-type="float" office:value="900">
            <text:p>900</text:p>
          </table:table-cell>
          <table:table-cell table:style-name="ce10" office:value-type="string">
            <text:p>All</text:p>
          </table:table-cell>
          <table:table-cell table:style-name="ce97" office:value-type="float" office:value="70054">
            <text:p>70054</text:p>
          </table:table-cell>
          <table:table-cell table:style-name="ce97" office:value-type="string">
            <text:p>GI - Other</text:p>
          </table:table-cell>
          <table:table-cell table:number-columns-repeated="1012"/>
        </table:table-row>
        <table:table-row table:style-name="ro4">
          <table:table-cell office:value-type="string">
            <text:p>Liver_disease</text:p>
          </table:table-cell>
          <table:table-cell table:style-name="ce10" office:value-type="string">
            <text:p>Liver disease</text:p>
          </table:table-cell>
          <table:table-cell table:formula="of:=[.C234]+1" office:value-type="float" office:value="231">
            <text:p>231</text:p>
          </table:table-cell>
          <table:table-cell table:style-name="ce10" office:value-type="string">
            <text:p>Patient History,Liver,,</text:p>
          </table:table-cell>
          <table:table-cell table:style-name="ce10" table:formula="of:=VLOOKUP([.$D235];[$'Data_Classification for Summary'.$A$1:.$I$103];3;0)" office:value-type="float" office:value="5">
            <text:p>5</text:p>
          </table:table-cell>
          <table:table-cell table:style-name="ce10" table:formula="of:=VLOOKUP([.$D235];[$'Data_Classification for Summary'.$A$1:.$I$103];5;0)" office:value-type="float" office:value="80">
            <text:p>80</text:p>
          </table:table-cell>
          <table:table-cell table:style-name="ce10" table:formula="of:=VLOOKUP([.$D235];[$'Data_Classification for Summary'.$A$1:.$I$103];7;0)" office:value-type="float" office:value="0">
            <text:p/>
          </table:table-cell>
          <table:table-cell table:style-name="ce10" table:formula="of:=VLOOKUP([.$D235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97" office:value-type="float" office:value="70052">
            <text:p>70052</text:p>
          </table:table-cell>
          <table:table-cell table:style-name="ce97" office:value-type="string">
            <text:p>GI - Liver Disease</text:p>
          </table:table-cell>
          <table:table-cell table:number-columns-repeated="1012"/>
        </table:table-row>
        <table:table-row table:style-name="ro4">
          <table:table-cell office:value-type="string">
            <text:p>Hepatitis_ever</text:p>
          </table:table-cell>
          <table:table-cell table:style-name="ce10" office:value-type="string">
            <text:p>Hepatitis</text:p>
          </table:table-cell>
          <table:table-cell table:formula="of:=[.C235]+1" office:value-type="float" office:value="232">
            <text:p>232</text:p>
          </table:table-cell>
          <table:table-cell table:style-name="ce10" office:value-type="string">
            <text:p>Patient History,Liver,,</text:p>
          </table:table-cell>
          <table:table-cell table:style-name="ce10" table:formula="of:=VLOOKUP([.$D236];[$'Data_Classification for Summary'.$A$1:.$I$103];3;0)" office:value-type="float" office:value="5">
            <text:p>5</text:p>
          </table:table-cell>
          <table:table-cell table:style-name="ce10" table:formula="of:=VLOOKUP([.$D236];[$'Data_Classification for Summary'.$A$1:.$I$103];5;0)" office:value-type="float" office:value="80">
            <text:p>80</text:p>
          </table:table-cell>
          <table:table-cell table:style-name="ce10" table:formula="of:=VLOOKUP([.$D236];[$'Data_Classification for Summary'.$A$1:.$I$103];7;0)" office:value-type="float" office:value="0">
            <text:p/>
          </table:table-cell>
          <table:table-cell table:style-name="ce10" table:formula="of:=VLOOKUP([.$D236];[$'Data_Classification for Summary'.$A$1:.$I$103];9;0)" office:value-type="float" office:value="0">
            <text:p/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Hepatitis_chronic</text:p>
          </table:table-cell>
          <table:table-cell table:style-name="ce10" office:value-type="string">
            <text:p>Chronic hepatitis</text:p>
          </table:table-cell>
          <table:table-cell table:formula="of:=[.C236]+1" office:value-type="float" office:value="233">
            <text:p>233</text:p>
          </table:table-cell>
          <table:table-cell table:style-name="ce10" office:value-type="string">
            <text:p>Patient History,Liver,,</text:p>
          </table:table-cell>
          <table:table-cell table:style-name="ce10" table:formula="of:=VLOOKUP([.$D237];[$'Data_Classification for Summary'.$A$1:.$I$103];3;0)" office:value-type="float" office:value="5">
            <text:p>5</text:p>
          </table:table-cell>
          <table:table-cell table:style-name="ce10" table:formula="of:=VLOOKUP([.$D237];[$'Data_Classification for Summary'.$A$1:.$I$103];5;0)" office:value-type="float" office:value="80">
            <text:p>80</text:p>
          </table:table-cell>
          <table:table-cell table:style-name="ce10" table:formula="of:=VLOOKUP([.$D237];[$'Data_Classification for Summary'.$A$1:.$I$103];7;0)" office:value-type="float" office:value="0">
            <text:p/>
          </table:table-cell>
          <table:table-cell table:style-name="ce10" table:formula="of:=VLOOKUP([.$D237];[$'Data_Classification for Summary'.$A$1:.$I$103];9;0)" office:value-type="float" office:value="0">
            <text:p/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Cirrhosis</text:p>
          </table:table-cell>
          <table:table-cell table:style-name="ce10" office:value-type="string">
            <text:p>Cirrhosis</text:p>
          </table:table-cell>
          <table:table-cell table:formula="of:=[.C237]+1" office:value-type="float" office:value="234">
            <text:p>234</text:p>
          </table:table-cell>
          <table:table-cell table:style-name="ce10" office:value-type="string">
            <text:p>Patient History,Liver,,</text:p>
          </table:table-cell>
          <table:table-cell table:style-name="ce10" table:formula="of:=VLOOKUP([.$D238];[$'Data_Classification for Summary'.$A$1:.$I$103];3;0)" office:value-type="float" office:value="5">
            <text:p>5</text:p>
          </table:table-cell>
          <table:table-cell table:style-name="ce10" table:formula="of:=VLOOKUP([.$D238];[$'Data_Classification for Summary'.$A$1:.$I$103];5;0)" office:value-type="float" office:value="80">
            <text:p>80</text:p>
          </table:table-cell>
          <table:table-cell table:style-name="ce10" table:formula="of:=VLOOKUP([.$D238];[$'Data_Classification for Summary'.$A$1:.$I$103];7;0)" office:value-type="float" office:value="0">
            <text:p/>
          </table:table-cell>
          <table:table-cell table:style-name="ce10" table:formula="of:=VLOOKUP([.$D238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Child_Pugh</text:p>
          </table:table-cell>
          <table:table-cell table:style-name="ce10" office:value-type="string">
            <text:p>Child Pugh grade</text:p>
          </table:table-cell>
          <table:table-cell table:formula="of:=[.C238]+1" office:value-type="float" office:value="235">
            <text:p>235</text:p>
          </table:table-cell>
          <table:table-cell table:style-name="ce10" office:value-type="string">
            <text:p>Patient History,Liver,,</text:p>
          </table:table-cell>
          <table:table-cell table:style-name="ce10" table:formula="of:=VLOOKUP([.$D239];[$'Data_Classification for Summary'.$A$1:.$I$103];3;0)" office:value-type="float" office:value="5">
            <text:p>5</text:p>
          </table:table-cell>
          <table:table-cell table:style-name="ce10" table:formula="of:=VLOOKUP([.$D239];[$'Data_Classification for Summary'.$A$1:.$I$103];5;0)" office:value-type="float" office:value="80">
            <text:p>80</text:p>
          </table:table-cell>
          <table:table-cell table:style-name="ce10" table:formula="of:=VLOOKUP([.$D239];[$'Data_Classification for Summary'.$A$1:.$I$103];7;0)" office:value-type="float" office:value="0">
            <text:p/>
          </table:table-cell>
          <table:table-cell table:style-name="ce10" table:formula="of:=VLOOKUP([.$D239];[$'Data_Classification for Summary'.$A$1:.$I$103];9;0)" office:value-type="float" office:value="0">
            <text:p/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MELD_score</text:p>
          </table:table-cell>
          <table:table-cell office:value-type="string">
            <text:p>MELD score</text:p>
          </table:table-cell>
          <table:table-cell table:formula="of:=[.C239]+1" office:value-type="float" office:value="236">
            <text:p>236</text:p>
          </table:table-cell>
          <table:table-cell table:style-name="ce10" office:value-type="string">
            <text:p>Patient History,Liver,,</text:p>
          </table:table-cell>
          <table:table-cell table:style-name="ce10" table:formula="of:=VLOOKUP([.$D240];[$'Data_Classification for Summary'.$A$1:.$I$103];3;0)" office:value-type="float" office:value="5">
            <text:p>5</text:p>
          </table:table-cell>
          <table:table-cell table:style-name="ce10" table:formula="of:=VLOOKUP([.$D240];[$'Data_Classification for Summary'.$A$1:.$I$103];5;0)" office:value-type="float" office:value="80">
            <text:p>80</text:p>
          </table:table-cell>
          <table:table-cell table:style-name="ce10" table:formula="of:=VLOOKUP([.$D240];[$'Data_Classification for Summary'.$A$1:.$I$103];7;0)" office:value-type="float" office:value="0">
            <text:p/>
          </table:table-cell>
          <table:table-cell table:style-name="ce10" table:formula="of:=VLOOKUP([.$D240];[$'Data_Classification for Summary'.$A$1:.$I$103];9;0)" office:value-type="float" office:value="0">
            <text:p/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All</text:p>
          </table:table-cell>
          <table:table-cell table:style-name="ce97" office:value-type="float" office:value="70053">
            <text:p>70053</text:p>
          </table:table-cell>
          <table:table-cell table:style-name="ce97" office:value-type="string">
            <text:p>GI - Liver MELD Score</text:p>
          </table:table-cell>
          <table:table-cell table:number-columns-repeated="1012"/>
        </table:table-row>
        <table:table-row table:style-name="ro4">
          <table:table-cell office:value-type="string">
            <text:p>Liver_disease_other</text:p>
          </table:table-cell>
          <table:table-cell table:style-name="ce10" office:value-type="string">
            <text:p>Other liver</text:p>
          </table:table-cell>
          <table:table-cell table:formula="of:=[.C240]+1" office:value-type="float" office:value="237">
            <text:p>237</text:p>
          </table:table-cell>
          <table:table-cell table:style-name="ce10" office:value-type="string">
            <text:p>Patient History,Liver,,</text:p>
          </table:table-cell>
          <table:table-cell table:style-name="ce10" table:formula="of:=VLOOKUP([.$D241];[$'Data_Classification for Summary'.$A$1:.$I$103];3;0)" office:value-type="float" office:value="5">
            <text:p>5</text:p>
          </table:table-cell>
          <table:table-cell table:style-name="ce10" table:formula="of:=VLOOKUP([.$D241];[$'Data_Classification for Summary'.$A$1:.$I$103];5;0)" office:value-type="float" office:value="80">
            <text:p>80</text:p>
          </table:table-cell>
          <table:table-cell table:style-name="ce10" table:formula="of:=VLOOKUP([.$D241];[$'Data_Classification for Summary'.$A$1:.$I$103];7;0)" office:value-type="float" office:value="0">
            <text:p/>
          </table:table-cell>
          <table:table-cell table:style-name="ce10" table:formula="of:=VLOOKUP([.$D241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Diabetes</text:p>
          </table:table-cell>
          <table:table-cell table:style-name="ce92" office:value-type="string">
            <text:p>Diabetes</text:p>
          </table:table-cell>
          <table:table-cell table:formula="of:=[.C241]+1" office:value-type="float" office:value="238">
            <text:p>238</text:p>
          </table:table-cell>
          <table:table-cell table:style-name="ce92" office:value-type="string">
            <text:p>Patient History,Endocrine,,</text:p>
          </table:table-cell>
          <table:table-cell table:style-name="ce10" table:formula="of:=VLOOKUP([.$D242];[$'Data_Classification for Summary'.$A$1:.$I$103];3;0)" office:value-type="float" office:value="5">
            <text:p>5</text:p>
          </table:table-cell>
          <table:table-cell table:style-name="ce10" table:formula="of:=VLOOKUP([.$D242];[$'Data_Classification for Summary'.$A$1:.$I$103];5;0)" office:value-type="float" office:value="90">
            <text:p>90</text:p>
          </table:table-cell>
          <table:table-cell table:style-name="ce10" table:formula="of:=VLOOKUP([.$D242];[$'Data_Classification for Summary'.$A$1:.$I$103];7;0)" office:value-type="float" office:value="0">
            <text:p/>
          </table:table-cell>
          <table:table-cell table:style-name="ce10" table:formula="of:=VLOOKUP([.$D242];[$'Data_Classification for Summary'.$A$1:.$I$103];9;0)" office:value-type="float" office:value="0">
            <text:p/>
          </table:table-cell>
          <table:table-cell table:style-name="ce92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97" office:value-type="float" office:value="70046">
            <text:p>70046</text:p>
          </table:table-cell>
          <table:table-cell table:style-name="ce97" office:value-type="string">
            <text:p>Endocrine - Diabetes</text:p>
          </table:table-cell>
          <table:table-cell table:number-columns-repeated="1012"/>
        </table:table-row>
        <table:table-row table:style-name="ro4">
          <table:table-cell office:value-type="string">
            <text:p>Diabetes_type</text:p>
          </table:table-cell>
          <table:table-cell table:style-name="ce92" office:value-type="string">
            <text:p>Diabetes type</text:p>
          </table:table-cell>
          <table:table-cell table:formula="of:=[.C242]+1" office:value-type="float" office:value="239">
            <text:p>239</text:p>
          </table:table-cell>
          <table:table-cell table:style-name="ce92" office:value-type="string">
            <text:p>Patient History,Endocrine,,</text:p>
          </table:table-cell>
          <table:table-cell table:style-name="ce10" table:formula="of:=VLOOKUP([.$D243];[$'Data_Classification for Summary'.$A$1:.$I$103];3;0)" office:value-type="float" office:value="5">
            <text:p>5</text:p>
          </table:table-cell>
          <table:table-cell table:style-name="ce10" table:formula="of:=VLOOKUP([.$D243];[$'Data_Classification for Summary'.$A$1:.$I$103];5;0)" office:value-type="float" office:value="90">
            <text:p>90</text:p>
          </table:table-cell>
          <table:table-cell table:style-name="ce10" table:formula="of:=VLOOKUP([.$D243];[$'Data_Classification for Summary'.$A$1:.$I$103];7;0)" office:value-type="float" office:value="0">
            <text:p/>
          </table:table-cell>
          <table:table-cell table:style-name="ce10" table:formula="of:=VLOOKUP([.$D243];[$'Data_Classification for Summary'.$A$1:.$I$103];9;0)" office:value-type="float" office:value="0">
            <text:p/>
          </table:table-cell>
          <table:table-cell table:style-name="ce92" office:value-type="float" office:value="2">
            <text:p>2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Diabetes_treatment</text:p>
          </table:table-cell>
          <table:table-cell table:style-name="ce92" office:value-type="string">
            <text:p>Diabetes treatment</text:p>
          </table:table-cell>
          <table:table-cell table:formula="of:=[.C243]+1" office:value-type="float" office:value="240">
            <text:p>240</text:p>
          </table:table-cell>
          <table:table-cell table:style-name="ce92" office:value-type="string">
            <text:p>Patient History,Endocrine,,</text:p>
          </table:table-cell>
          <table:table-cell table:style-name="ce10" table:formula="of:=VLOOKUP([.$D244];[$'Data_Classification for Summary'.$A$1:.$I$103];3;0)" office:value-type="float" office:value="5">
            <text:p>5</text:p>
          </table:table-cell>
          <table:table-cell table:style-name="ce10" table:formula="of:=VLOOKUP([.$D244];[$'Data_Classification for Summary'.$A$1:.$I$103];5;0)" office:value-type="float" office:value="90">
            <text:p>90</text:p>
          </table:table-cell>
          <table:table-cell table:style-name="ce10" table:formula="of:=VLOOKUP([.$D244];[$'Data_Classification for Summary'.$A$1:.$I$103];7;0)" office:value-type="float" office:value="0">
            <text:p/>
          </table:table-cell>
          <table:table-cell table:style-name="ce10" table:formula="of:=VLOOKUP([.$D244];[$'Data_Classification for Summary'.$A$1:.$I$103];9;0)" office:value-type="float" office:value="0">
            <text:p/>
          </table:table-cell>
          <table:table-cell table:style-name="ce92" office:value-type="float" office:value="3">
            <text:p>3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Diabetic_nephropathy</text:p>
          </table:table-cell>
          <table:table-cell table:style-name="ce92" office:value-type="string">
            <text:p>Diabetic nephropathy</text:p>
          </table:table-cell>
          <table:table-cell table:formula="of:=[.C244]+1" office:value-type="float" office:value="241">
            <text:p>241</text:p>
          </table:table-cell>
          <table:table-cell table:style-name="ce92" office:value-type="string">
            <text:p>Patient History,Endocrine,,</text:p>
          </table:table-cell>
          <table:table-cell table:style-name="ce10" table:formula="of:=VLOOKUP([.$D245];[$'Data_Classification for Summary'.$A$1:.$I$103];3;0)" office:value-type="float" office:value="5">
            <text:p>5</text:p>
          </table:table-cell>
          <table:table-cell table:style-name="ce10" table:formula="of:=VLOOKUP([.$D245];[$'Data_Classification for Summary'.$A$1:.$I$103];5;0)" office:value-type="float" office:value="90">
            <text:p>90</text:p>
          </table:table-cell>
          <table:table-cell table:style-name="ce10" table:formula="of:=VLOOKUP([.$D245];[$'Data_Classification for Summary'.$A$1:.$I$103];7;0)" office:value-type="float" office:value="0">
            <text:p/>
          </table:table-cell>
          <table:table-cell table:style-name="ce10" table:formula="of:=VLOOKUP([.$D245];[$'Data_Classification for Summary'.$A$1:.$I$103];9;0)" office:value-type="float" office:value="0">
            <text:p/>
          </table:table-cell>
          <table:table-cell table:style-name="ce92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Diabetic_neuropathy</text:p>
          </table:table-cell>
          <table:table-cell table:style-name="ce92" office:value-type="string">
            <text:p>Diabetic neuropathy</text:p>
          </table:table-cell>
          <table:table-cell table:formula="of:=[.C245]+1" office:value-type="float" office:value="242">
            <text:p>242</text:p>
          </table:table-cell>
          <table:table-cell table:style-name="ce92" office:value-type="string">
            <text:p>Patient History,Endocrine,,</text:p>
          </table:table-cell>
          <table:table-cell table:style-name="ce10" table:formula="of:=VLOOKUP([.$D246];[$'Data_Classification for Summary'.$A$1:.$I$103];3;0)" office:value-type="float" office:value="5">
            <text:p>5</text:p>
          </table:table-cell>
          <table:table-cell table:style-name="ce10" table:formula="of:=VLOOKUP([.$D246];[$'Data_Classification for Summary'.$A$1:.$I$103];5;0)" office:value-type="float" office:value="90">
            <text:p>90</text:p>
          </table:table-cell>
          <table:table-cell table:style-name="ce10" table:formula="of:=VLOOKUP([.$D246];[$'Data_Classification for Summary'.$A$1:.$I$103];7;0)" office:value-type="float" office:value="0">
            <text:p/>
          </table:table-cell>
          <table:table-cell table:style-name="ce10" table:formula="of:=VLOOKUP([.$D246];[$'Data_Classification for Summary'.$A$1:.$I$103];9;0)" office:value-type="float" office:value="0">
            <text:p/>
          </table:table-cell>
          <table:table-cell table:style-name="ce92" office:value-type="float" office:value="11">
            <text:p>1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Thyroid_disease</text:p>
          </table:table-cell>
          <table:table-cell table:style-name="ce92" office:value-type="string">
            <text:p>Thyroid disease</text:p>
          </table:table-cell>
          <table:table-cell table:formula="of:=[.C246]+1" office:value-type="float" office:value="243">
            <text:p>243</text:p>
          </table:table-cell>
          <table:table-cell table:style-name="ce92" office:value-type="string">
            <text:p>Patient History,Endocrine,,</text:p>
          </table:table-cell>
          <table:table-cell table:style-name="ce10" table:formula="of:=VLOOKUP([.$D247];[$'Data_Classification for Summary'.$A$1:.$I$103];3;0)" office:value-type="float" office:value="5">
            <text:p>5</text:p>
          </table:table-cell>
          <table:table-cell table:style-name="ce10" table:formula="of:=VLOOKUP([.$D247];[$'Data_Classification for Summary'.$A$1:.$I$103];5;0)" office:value-type="float" office:value="90">
            <text:p>90</text:p>
          </table:table-cell>
          <table:table-cell table:style-name="ce10" table:formula="of:=VLOOKUP([.$D247];[$'Data_Classification for Summary'.$A$1:.$I$103];7;0)" office:value-type="float" office:value="0">
            <text:p/>
          </table:table-cell>
          <table:table-cell table:style-name="ce10" table:formula="of:=VLOOKUP([.$D247];[$'Data_Classification for Summary'.$A$1:.$I$103];9;0)" office:value-type="float" office:value="0">
            <text:p/>
          </table:table-cell>
          <table:table-cell table:style-name="ce92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7" office:value-type="float" office:value="70049">
            <text:p>70049</text:p>
          </table:table-cell>
          <table:table-cell table:style-name="ce97" office:value-type="string">
            <text:p>Endocrine - Thyroid Dysfunction</text:p>
          </table:table-cell>
          <table:table-cell table:number-columns-repeated="1012"/>
        </table:table-row>
        <table:table-row table:style-name="ro4">
          <table:table-cell office:value-type="string">
            <text:p>Goitre</text:p>
          </table:table-cell>
          <table:table-cell table:style-name="ce92" office:value-type="string">
            <text:p>Goitre</text:p>
          </table:table-cell>
          <table:table-cell table:formula="of:=[.C247]+1" office:value-type="float" office:value="244">
            <text:p>244</text:p>
          </table:table-cell>
          <table:table-cell table:style-name="ce92" office:value-type="string">
            <text:p>Patient History,Endocrine,,</text:p>
          </table:table-cell>
          <table:table-cell table:style-name="ce10" table:formula="of:=VLOOKUP([.$D248];[$'Data_Classification for Summary'.$A$1:.$I$103];3;0)" office:value-type="float" office:value="5">
            <text:p>5</text:p>
          </table:table-cell>
          <table:table-cell table:style-name="ce10" table:formula="of:=VLOOKUP([.$D248];[$'Data_Classification for Summary'.$A$1:.$I$103];5;0)" office:value-type="float" office:value="90">
            <text:p>90</text:p>
          </table:table-cell>
          <table:table-cell table:style-name="ce10" table:formula="of:=VLOOKUP([.$D248];[$'Data_Classification for Summary'.$A$1:.$I$103];7;0)" office:value-type="float" office:value="0">
            <text:p/>
          </table:table-cell>
          <table:table-cell table:style-name="ce10" table:formula="of:=VLOOKUP([.$D248];[$'Data_Classification for Summary'.$A$1:.$I$103];9;0)" office:value-type="float" office:value="0">
            <text:p/>
          </table:table-cell>
          <table:table-cell table:style-name="ce92" office:value-type="float" office:value="21">
            <text:p>2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Hyperthyroidism</text:p>
          </table:table-cell>
          <table:table-cell table:style-name="ce92" office:value-type="string">
            <text:p>Hyperthyroidism</text:p>
          </table:table-cell>
          <table:table-cell table:formula="of:=[.C248]+1" office:value-type="float" office:value="245">
            <text:p>245</text:p>
          </table:table-cell>
          <table:table-cell table:style-name="ce92" office:value-type="string">
            <text:p>Patient History,Endocrine,,</text:p>
          </table:table-cell>
          <table:table-cell table:style-name="ce10" table:formula="of:=VLOOKUP([.$D249];[$'Data_Classification for Summary'.$A$1:.$I$103];3;0)" office:value-type="float" office:value="5">
            <text:p>5</text:p>
          </table:table-cell>
          <table:table-cell table:style-name="ce10" table:formula="of:=VLOOKUP([.$D249];[$'Data_Classification for Summary'.$A$1:.$I$103];5;0)" office:value-type="float" office:value="90">
            <text:p>90</text:p>
          </table:table-cell>
          <table:table-cell table:style-name="ce10" table:formula="of:=VLOOKUP([.$D249];[$'Data_Classification for Summary'.$A$1:.$I$103];7;0)" office:value-type="float" office:value="0">
            <text:p/>
          </table:table-cell>
          <table:table-cell table:style-name="ce10" table:formula="of:=VLOOKUP([.$D249];[$'Data_Classification for Summary'.$A$1:.$I$103];9;0)" office:value-type="float" office:value="0">
            <text:p/>
          </table:table-cell>
          <table:table-cell table:style-name="ce92" office:value-type="float" office:value="25">
            <text:p>25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Hypothyroidism</text:p>
          </table:table-cell>
          <table:table-cell table:style-name="ce92" office:value-type="string">
            <text:p>Hypothyroidism</text:p>
          </table:table-cell>
          <table:table-cell table:formula="of:=[.C249]+1" office:value-type="float" office:value="246">
            <text:p>246</text:p>
          </table:table-cell>
          <table:table-cell table:style-name="ce92" office:value-type="string">
            <text:p>Patient History,Endocrine,,</text:p>
          </table:table-cell>
          <table:table-cell table:style-name="ce10" table:formula="of:=VLOOKUP([.$D250];[$'Data_Classification for Summary'.$A$1:.$I$103];3;0)" office:value-type="float" office:value="5">
            <text:p>5</text:p>
          </table:table-cell>
          <table:table-cell table:style-name="ce10" table:formula="of:=VLOOKUP([.$D250];[$'Data_Classification for Summary'.$A$1:.$I$103];5;0)" office:value-type="float" office:value="90">
            <text:p>90</text:p>
          </table:table-cell>
          <table:table-cell table:style-name="ce10" table:formula="of:=VLOOKUP([.$D250];[$'Data_Classification for Summary'.$A$1:.$I$103];7;0)" office:value-type="float" office:value="0">
            <text:p/>
          </table:table-cell>
          <table:table-cell table:style-name="ce10" table:formula="of:=VLOOKUP([.$D250];[$'Data_Classification for Summary'.$A$1:.$I$103];9;0)" office:value-type="float" office:value="0">
            <text:p/>
          </table:table-cell>
          <table:table-cell table:style-name="ce92"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Endocrine_disease_other</text:p>
          </table:table-cell>
          <table:table-cell table:style-name="ce92" office:value-type="string">
            <text:p>Other endocrine disease</text:p>
          </table:table-cell>
          <table:table-cell table:formula="of:=[.C250]+1" office:value-type="float" office:value="247">
            <text:p>247</text:p>
          </table:table-cell>
          <table:table-cell table:style-name="ce92" office:value-type="string">
            <text:p>Patient History,Endocrine,,</text:p>
          </table:table-cell>
          <table:table-cell table:style-name="ce10" table:formula="of:=VLOOKUP([.$D251];[$'Data_Classification for Summary'.$A$1:.$I$103];3;0)" office:value-type="float" office:value="5">
            <text:p>5</text:p>
          </table:table-cell>
          <table:table-cell table:style-name="ce10" table:formula="of:=VLOOKUP([.$D251];[$'Data_Classification for Summary'.$A$1:.$I$103];5;0)" office:value-type="float" office:value="90">
            <text:p>90</text:p>
          </table:table-cell>
          <table:table-cell table:style-name="ce10" table:formula="of:=VLOOKUP([.$D251];[$'Data_Classification for Summary'.$A$1:.$I$103];7;0)" office:value-type="float" office:value="0">
            <text:p/>
          </table:table-cell>
          <table:table-cell table:style-name="ce10" table:formula="of:=VLOOKUP([.$D251];[$'Data_Classification for Summary'.$A$1:.$I$103];9;0)" office:value-type="float" office:value="0">
            <text:p/>
          </table:table-cell>
          <table:table-cell table:style-name="ce92" office:value-type="float" office:value="40">
            <text:p>4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Renal_Disease</text:p>
          </table:table-cell>
          <table:table-cell table:style-name="ce10" office:value-type="string">
            <text:p>Renal disease</text:p>
          </table:table-cell>
          <table:table-cell table:formula="of:=[.C251]+1" office:value-type="float" office:value="248">
            <text:p>248</text:p>
          </table:table-cell>
          <table:table-cell table:style-name="ce10" office:value-type="string">
            <text:p>Patient History,Renal,,</text:p>
          </table:table-cell>
          <table:table-cell table:style-name="ce10" table:formula="of:=VLOOKUP([.$D252];[$'Data_Classification for Summary'.$A$1:.$I$103];3;0)" office:value-type="float" office:value="5">
            <text:p>5</text:p>
          </table:table-cell>
          <table:table-cell table:style-name="ce10" table:formula="of:=VLOOKUP([.$D252];[$'Data_Classification for Summary'.$A$1:.$I$103];5;0)" office:value-type="float" office:value="100">
            <text:p>100</text:p>
          </table:table-cell>
          <table:table-cell table:style-name="ce10" table:formula="of:=VLOOKUP([.$D252];[$'Data_Classification for Summary'.$A$1:.$I$103];7;0)" office:value-type="float" office:value="0">
            <text:p/>
          </table:table-cell>
          <table:table-cell table:style-name="ce10" table:formula="of:=VLOOKUP([.$D252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Renal_Failure</text:p>
          </table:table-cell>
          <table:table-cell table:style-name="ce10" office:value-type="string">
            <text:p>Renal failure</text:p>
          </table:table-cell>
          <table:table-cell table:formula="of:=[.C252]+1" office:value-type="float" office:value="249">
            <text:p>249</text:p>
          </table:table-cell>
          <table:table-cell table:style-name="ce10" office:value-type="string">
            <text:p>Patient History,Renal,,</text:p>
          </table:table-cell>
          <table:table-cell table:style-name="ce10" table:formula="of:=VLOOKUP([.$D253];[$'Data_Classification for Summary'.$A$1:.$I$103];3;0)" office:value-type="float" office:value="5">
            <text:p>5</text:p>
          </table:table-cell>
          <table:table-cell table:style-name="ce10" table:formula="of:=VLOOKUP([.$D253];[$'Data_Classification for Summary'.$A$1:.$I$103];5;0)" office:value-type="float" office:value="100">
            <text:p>100</text:p>
          </table:table-cell>
          <table:table-cell table:style-name="ce10" table:formula="of:=VLOOKUP([.$D253];[$'Data_Classification for Summary'.$A$1:.$I$103];7;0)" office:value-type="float" office:value="0">
            <text:p/>
          </table:table-cell>
          <table:table-cell table:style-name="ce10" table:formula="of:=VLOOKUP([.$D253];[$'Data_Classification for Summary'.$A$1:.$I$103];9;0)" office:value-type="float" office:value="0">
            <text:p/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All</text:p>
          </table:table-cell>
          <table:table-cell table:style-name="ce97" office:value-type="float" office:value="70060">
            <text:p>70060</text:p>
          </table:table-cell>
          <table:table-cell table:style-name="ce97" office:value-type="string">
            <text:p>Renal / Urologic - Renal Failure</text:p>
          </table:table-cell>
          <table:table-cell table:number-columns-repeated="1012"/>
        </table:table-row>
        <table:table-row table:style-name="ro4">
          <table:table-cell office:value-type="string">
            <text:p>Dialysis</text:p>
          </table:table-cell>
          <table:table-cell table:style-name="ce10" office:value-type="string">
            <text:p>Dialysis</text:p>
          </table:table-cell>
          <table:table-cell table:formula="of:=[.C253]+1" office:value-type="float" office:value="250">
            <text:p>250</text:p>
          </table:table-cell>
          <table:table-cell table:style-name="ce10" office:value-type="string">
            <text:p>Patient History,Renal,,</text:p>
          </table:table-cell>
          <table:table-cell table:style-name="ce10" table:formula="of:=VLOOKUP([.$D254];[$'Data_Classification for Summary'.$A$1:.$I$103];3;0)" office:value-type="float" office:value="5">
            <text:p>5</text:p>
          </table:table-cell>
          <table:table-cell table:style-name="ce10" table:formula="of:=VLOOKUP([.$D254];[$'Data_Classification for Summary'.$A$1:.$I$103];5;0)" office:value-type="float" office:value="100">
            <text:p>100</text:p>
          </table:table-cell>
          <table:table-cell table:style-name="ce10" table:formula="of:=VLOOKUP([.$D254];[$'Data_Classification for Summary'.$A$1:.$I$103];7;0)" office:value-type="float" office:value="0">
            <text:p/>
          </table:table-cell>
          <table:table-cell table:style-name="ce10" table:formula="of:=VLOOKUP([.$D254];[$'Data_Classification for Summary'.$A$1:.$I$103];9;0)" office:value-type="float" office:value="0">
            <text:p/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Dialysis_type</text:p>
          </table:table-cell>
          <table:table-cell table:style-name="ce10" office:value-type="string">
            <text:p>Dialysis type</text:p>
          </table:table-cell>
          <table:table-cell table:formula="of:=[.C254]+1" office:value-type="float" office:value="251">
            <text:p>251</text:p>
          </table:table-cell>
          <table:table-cell table:style-name="ce10" office:value-type="string">
            <text:p>Patient History,Renal,,</text:p>
          </table:table-cell>
          <table:table-cell table:style-name="ce10" table:formula="of:=VLOOKUP([.$D255];[$'Data_Classification for Summary'.$A$1:.$I$103];3;0)" office:value-type="float" office:value="5">
            <text:p>5</text:p>
          </table:table-cell>
          <table:table-cell table:style-name="ce10" table:formula="of:=VLOOKUP([.$D255];[$'Data_Classification for Summary'.$A$1:.$I$103];5;0)" office:value-type="float" office:value="100">
            <text:p>100</text:p>
          </table:table-cell>
          <table:table-cell table:style-name="ce10" table:formula="of:=VLOOKUP([.$D255];[$'Data_Classification for Summary'.$A$1:.$I$103];7;0)" office:value-type="float" office:value="0">
            <text:p/>
          </table:table-cell>
          <table:table-cell table:style-name="ce10" table:formula="of:=VLOOKUP([.$D255];[$'Data_Classification for Summary'.$A$1:.$I$103];9;0)" office:value-type="float" office:value="0">
            <text:p/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Fluid_Restriction</text:p>
          </table:table-cell>
          <table:table-cell table:style-name="ce10" office:value-type="string">
            <text:p>Fluid restriction</text:p>
          </table:table-cell>
          <table:table-cell table:formula="of:=[.C255]+1" office:value-type="float" office:value="252">
            <text:p>252</text:p>
          </table:table-cell>
          <table:table-cell table:style-name="ce10" office:value-type="string">
            <text:p>Patient History,Renal,,</text:p>
          </table:table-cell>
          <table:table-cell table:style-name="ce10" table:formula="of:=VLOOKUP([.$D256];[$'Data_Classification for Summary'.$A$1:.$I$103];3;0)" office:value-type="float" office:value="5">
            <text:p>5</text:p>
          </table:table-cell>
          <table:table-cell table:style-name="ce10" table:formula="of:=VLOOKUP([.$D256];[$'Data_Classification for Summary'.$A$1:.$I$103];5;0)" office:value-type="float" office:value="100">
            <text:p>100</text:p>
          </table:table-cell>
          <table:table-cell table:style-name="ce10" table:formula="of:=VLOOKUP([.$D256];[$'Data_Classification for Summary'.$A$1:.$I$103];7;0)" office:value-type="float" office:value="0">
            <text:p/>
          </table:table-cell>
          <table:table-cell table:style-name="ce10" table:formula="of:=VLOOKUP([.$D256];[$'Data_Classification for Summary'.$A$1:.$I$103];9;0)" office:value-type="float" office:value="0">
            <text:p/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Renal_Other</text:p>
          </table:table-cell>
          <table:table-cell table:style-name="ce10" office:value-type="string">
            <text:p>Other renal</text:p>
          </table:table-cell>
          <table:table-cell table:formula="of:=[.C256]+1" office:value-type="float" office:value="253">
            <text:p>253</text:p>
          </table:table-cell>
          <table:table-cell table:style-name="ce10" office:value-type="string">
            <text:p>Patient History,Renal,,</text:p>
          </table:table-cell>
          <table:table-cell table:style-name="ce10" table:formula="of:=VLOOKUP([.$D257];[$'Data_Classification for Summary'.$A$1:.$I$103];3;0)" office:value-type="float" office:value="5">
            <text:p>5</text:p>
          </table:table-cell>
          <table:table-cell table:style-name="ce10" table:formula="of:=VLOOKUP([.$D257];[$'Data_Classification for Summary'.$A$1:.$I$103];5;0)" office:value-type="float" office:value="100">
            <text:p>100</text:p>
          </table:table-cell>
          <table:table-cell table:style-name="ce10" table:formula="of:=VLOOKUP([.$D257];[$'Data_Classification for Summary'.$A$1:.$I$103];7;0)" office:value-type="float" office:value="0">
            <text:p/>
          </table:table-cell>
          <table:table-cell table:style-name="ce10" table:formula="of:=VLOOKUP([.$D257];[$'Data_Classification for Summary'.$A$1:.$I$103];9;0)" office:value-type="float" office:value="0">
            <text:p/>
          </table:table-cell>
          <table:table-cell table:style-name="ce10" office:value-type="float" office:value="15">
            <text:p>15</text:p>
          </table:table-cell>
          <table:table-cell table:style-name="ce10" office:value-type="string">
            <text:p>All</text:p>
          </table:table-cell>
          <table:table-cell table:style-name="ce97" office:value-type="float" office:value="70059">
            <text:p>70059</text:p>
          </table:table-cell>
          <table:table-cell table:style-name="ce97" office:value-type="string">
            <text:p>Renal / Urologic - Other</text:p>
          </table:table-cell>
          <table:table-cell table:number-columns-repeated="1012"/>
        </table:table-row>
        <table:table-row table:style-name="ro4">
          <table:table-cell office:value-type="string">
            <text:p>Breastfeeding_Current</text:p>
          </table:table-cell>
          <table:table-cell table:style-name="ce10" office:value-type="string">
            <text:p>Breastfeeding</text:p>
          </table:table-cell>
          <table:table-cell table:formula="of:=[.C257]+1" office:value-type="float" office:value="254">
            <text:p>254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58];[$'Data_Classification for Summary'.$A$1:.$I$103];3;0)" office:value-type="float" office:value="5">
            <text:p>5</text:p>
          </table:table-cell>
          <table:table-cell table:style-name="ce10" table:formula="of:=VLOOKUP([.$D258];[$'Data_Classification for Summary'.$A$1:.$I$103];5;0)" office:value-type="float" office:value="120">
            <text:p>120</text:p>
          </table:table-cell>
          <table:table-cell table:style-name="ce10" table:formula="of:=VLOOKUP([.$D258];[$'Data_Classification for Summary'.$A$1:.$I$103];7;0)" office:value-type="float" office:value="0">
            <text:p/>
          </table:table-cell>
          <table:table-cell table:style-name="ce10" table:formula="of:=VLOOKUP([.$D258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regnancy_Current</text:p>
          </table:table-cell>
          <table:table-cell table:style-name="ce10" office:value-type="string">
            <text:p>Currently Pregnant</text:p>
          </table:table-cell>
          <table:table-cell table:formula="of:=[.C258]+1" office:value-type="float" office:value="255">
            <text:p>255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59];[$'Data_Classification for Summary'.$A$1:.$I$103];3;0)" office:value-type="float" office:value="5">
            <text:p>5</text:p>
          </table:table-cell>
          <table:table-cell table:style-name="ce10" table:formula="of:=VLOOKUP([.$D259];[$'Data_Classification for Summary'.$A$1:.$I$103];5;0)" office:value-type="float" office:value="120">
            <text:p>120</text:p>
          </table:table-cell>
          <table:table-cell table:style-name="ce10" table:formula="of:=VLOOKUP([.$D259];[$'Data_Classification for Summary'.$A$1:.$I$103];7;0)" office:value-type="float" office:value="0">
            <text:p/>
          </table:table-cell>
          <table:table-cell table:style-name="ce10" table:formula="of:=VLOOKUP([.$D259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7" office:value-type="float" office:value="70098">
            <text:p>70098</text:p>
          </table:table-cell>
          <table:table-cell table:style-name="ce97" office:value-type="string">
            <text:p>Obstetrics / Gyn - Pregnant</text:p>
          </table:table-cell>
          <table:table-cell table:number-columns-repeated="1012"/>
        </table:table-row>
        <table:table-row table:style-name="ro4">
          <table:table-cell office:value-type="string">
            <text:p>Last_Normal_Menstrual_Period_Date</text:p>
          </table:table-cell>
          <table:table-cell table:style-name="ce10" office:value-type="string">
            <text:p>LMP</text:p>
          </table:table-cell>
          <table:table-cell table:formula="of:=[.C259]+1" office:value-type="float" office:value="256">
            <text:p>256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60];[$'Data_Classification for Summary'.$A$1:.$I$103];3;0)" office:value-type="float" office:value="5">
            <text:p>5</text:p>
          </table:table-cell>
          <table:table-cell table:style-name="ce10" table:formula="of:=VLOOKUP([.$D260];[$'Data_Classification for Summary'.$A$1:.$I$103];5;0)" office:value-type="float" office:value="120">
            <text:p>120</text:p>
          </table:table-cell>
          <table:table-cell table:style-name="ce10" table:formula="of:=VLOOKUP([.$D260];[$'Data_Classification for Summary'.$A$1:.$I$103];7;0)" office:value-type="float" office:value="0">
            <text:p/>
          </table:table-cell>
          <table:table-cell table:style-name="ce10" table:formula="of:=VLOOKUP([.$D260];[$'Data_Classification for Summary'.$A$1:.$I$103];9;0)" office:value-type="float" office:value="0">
            <text:p/>
          </table:table-cell>
          <table:table-cell table:style-name="ce10" office:value-type="float" office:value="21">
            <text:p>21</text:p>
          </table:table-cell>
          <table:table-cell table:style-name="ce10" office:value-type="string">
            <text:p>All</text:p>
          </table:table-cell>
          <table:table-cell table:style-name="ce97" office:value-type="float" office:value="70096">
            <text:p>70096</text:p>
          </table:table-cell>
          <table:table-cell table:style-name="ce97" office:value-type="string">
            <text:p>Obstetrics / Gyn - Last Normal Menstrual Period Date</text:p>
          </table:table-cell>
          <table:table-cell table:number-columns-repeated="1012"/>
        </table:table-row>
        <table:table-row table:style-name="ro4">
          <table:table-cell office:value-type="string">
            <text:p>Gestation</text:p>
          </table:table-cell>
          <table:table-cell table:style-name="ce92" office:value-type="string">
            <text:p>Gestation (weeks)</text:p>
          </table:table-cell>
          <table:table-cell table:formula="of:=[.C260]+1" office:value-type="float" office:value="257">
            <text:p>257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61];[$'Data_Classification for Summary'.$A$1:.$I$103];3;0)" office:value-type="float" office:value="5">
            <text:p>5</text:p>
          </table:table-cell>
          <table:table-cell table:style-name="ce10" table:formula="of:=VLOOKUP([.$D261];[$'Data_Classification for Summary'.$A$1:.$I$103];5;0)" office:value-type="float" office:value="120">
            <text:p>120</text:p>
          </table:table-cell>
          <table:table-cell table:style-name="ce10" table:formula="of:=VLOOKUP([.$D261];[$'Data_Classification for Summary'.$A$1:.$I$103];7;0)" office:value-type="float" office:value="0">
            <text:p/>
          </table:table-cell>
          <table:table-cell table:style-name="ce10" table:formula="of:=VLOOKUP([.$D261];[$'Data_Classification for Summary'.$A$1:.$I$103];9;0)" office:value-type="float" office:value="0">
            <text:p/>
          </table:table-cell>
          <table:table-cell table:style-name="ce92" office:value-type="float" office:value="25">
            <text:p>25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Expected_Delivery_Date</text:p>
          </table:table-cell>
          <table:table-cell table:style-name="ce10" office:value-type="string">
            <text:p>Expected delivery date</text:p>
          </table:table-cell>
          <table:table-cell table:formula="of:=[.C261]+1" office:value-type="float" office:value="258">
            <text:p>258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62];[$'Data_Classification for Summary'.$A$1:.$I$103];3;0)" office:value-type="float" office:value="5">
            <text:p>5</text:p>
          </table:table-cell>
          <table:table-cell table:style-name="ce10" table:formula="of:=VLOOKUP([.$D262];[$'Data_Classification for Summary'.$A$1:.$I$103];5;0)" office:value-type="float" office:value="120">
            <text:p>120</text:p>
          </table:table-cell>
          <table:table-cell table:style-name="ce10" table:formula="of:=VLOOKUP([.$D262];[$'Data_Classification for Summary'.$A$1:.$I$103];7;0)" office:value-type="float" office:value="0">
            <text:p/>
          </table:table-cell>
          <table:table-cell table:style-name="ce10" table:formula="of:=VLOOKUP([.$D262];[$'Data_Classification for Summary'.$A$1:.$I$103];9;0)" office:value-type="float" office:value="0">
            <text:p/>
          </table:table-cell>
          <table:table-cell table:style-name="ce10" office:value-type="float" office:value="26">
            <text:p>26</text:p>
          </table:table-cell>
          <table:table-cell table:style-name="ce10" office:value-type="string">
            <text:p>All</text:p>
          </table:table-cell>
          <table:table-cell table:style-name="ce97" office:value-type="float" office:value="70320">
            <text:p>70320</text:p>
          </table:table-cell>
          <table:table-cell table:style-name="ce97" office:value-type="string">
            <text:p>Obstetrics / Gyn - Expected Delivery</text:p>
          </table:table-cell>
          <table:table-cell table:number-columns-repeated="1012"/>
        </table:table-row>
        <table:table-row table:style-name="ro4">
          <table:table-cell office:value-type="string">
            <text:p>Gravida</text:p>
          </table:table-cell>
          <table:table-cell office:value-type="string">
            <text:p>Gravida</text:p>
          </table:table-cell>
          <table:table-cell table:formula="of:=[.C262]+1" office:value-type="float" office:value="259">
            <text:p>259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63];[$'Data_Classification for Summary'.$A$1:.$I$103];3;0)" office:value-type="float" office:value="5">
            <text:p>5</text:p>
          </table:table-cell>
          <table:table-cell table:style-name="ce10" table:formula="of:=VLOOKUP([.$D263];[$'Data_Classification for Summary'.$A$1:.$I$103];5;0)" office:value-type="float" office:value="120">
            <text:p>120</text:p>
          </table:table-cell>
          <table:table-cell table:style-name="ce10" table:formula="of:=VLOOKUP([.$D263];[$'Data_Classification for Summary'.$A$1:.$I$103];7;0)" office:value-type="float" office:value="0">
            <text:p/>
          </table:table-cell>
          <table:table-cell table:style-name="ce10" table:formula="of:=VLOOKUP([.$D263];[$'Data_Classification for Summary'.$A$1:.$I$103];9;0)" office:value-type="float" office:value="0">
            <text:p/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style-name="ce97" office:value-type="float" office:value="70322">
            <text:p>70322</text:p>
          </table:table-cell>
          <table:table-cell table:style-name="ce97" office:value-type="string">
            <text:p>Obstetrics / Gyn - Gravida</text:p>
          </table:table-cell>
          <table:table-cell table:number-columns-repeated="1012"/>
        </table:table-row>
        <table:table-row table:style-name="ro4">
          <table:table-cell table:number-columns-repeated="2" office:value-type="string">
            <text:p>Parity</text:p>
          </table:table-cell>
          <table:table-cell table:formula="of:=[.C263]+1" office:value-type="float" office:value="260">
            <text:p>260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64];[$'Data_Classification for Summary'.$A$1:.$I$103];3;0)" office:value-type="float" office:value="5">
            <text:p>5</text:p>
          </table:table-cell>
          <table:table-cell table:style-name="ce10" table:formula="of:=VLOOKUP([.$D264];[$'Data_Classification for Summary'.$A$1:.$I$103];5;0)" office:value-type="float" office:value="120">
            <text:p>120</text:p>
          </table:table-cell>
          <table:table-cell table:style-name="ce10" table:formula="of:=VLOOKUP([.$D264];[$'Data_Classification for Summary'.$A$1:.$I$103];7;0)" office:value-type="float" office:value="0">
            <text:p/>
          </table:table-cell>
          <table:table-cell table:style-name="ce10" table:formula="of:=VLOOKUP([.$D264];[$'Data_Classification for Summary'.$A$1:.$I$103];9;0)" office:value-type="float" office:value="0">
            <text:p/>
          </table:table-cell>
          <table:table-cell table:style-name="ce10" office:value-type="float" office:value="31">
            <text:p>31</text:p>
          </table:table-cell>
          <table:table-cell table:style-name="ce10" office:value-type="string">
            <text:p>All</text:p>
          </table:table-cell>
          <table:table-cell table:style-name="ce97" office:value-type="float" office:value="70323">
            <text:p>70323</text:p>
          </table:table-cell>
          <table:table-cell table:style-name="ce97" office:value-type="string">
            <text:p>Obstetrics / Gyn - Parity</text:p>
          </table:table-cell>
          <table:table-cell table:number-columns-repeated="1012"/>
        </table:table-row>
        <table:table-row table:style-name="ro4">
          <table:table-cell office:value-type="string">
            <text:p>Pregnancy_History</text:p>
          </table:table-cell>
          <table:table-cell office:value-type="string">
            <text:p>Pregnancy history</text:p>
          </table:table-cell>
          <table:table-cell table:formula="of:=[.C264]+1" office:value-type="float" office:value="261">
            <text:p>261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65];[$'Data_Classification for Summary'.$A$1:.$I$103];3;0)" office:value-type="float" office:value="5">
            <text:p>5</text:p>
          </table:table-cell>
          <table:table-cell table:style-name="ce10" table:formula="of:=VLOOKUP([.$D265];[$'Data_Classification for Summary'.$A$1:.$I$103];5;0)" office:value-type="float" office:value="120">
            <text:p>120</text:p>
          </table:table-cell>
          <table:table-cell table:style-name="ce10" table:formula="of:=VLOOKUP([.$D265];[$'Data_Classification for Summary'.$A$1:.$I$103];7;0)" office:value-type="float" office:value="0">
            <text:p/>
          </table:table-cell>
          <table:table-cell table:style-name="ce10" table:formula="of:=VLOOKUP([.$D265];[$'Data_Classification for Summary'.$A$1:.$I$103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All</text:p>
          </table:table-cell>
          <table:table-cell table:style-name="ce97" office:value-type="float" office:value="70097">
            <text:p>70097</text:p>
          </table:table-cell>
          <table:table-cell table:style-name="ce97" office:value-type="string">
            <text:p>Obstetrics / Gyn - Pregnancy History</text:p>
          </table:table-cell>
          <table:table-cell table:number-columns-repeated="1012"/>
        </table:table-row>
        <table:table-row table:style-name="ro4">
          <table:table-cell office:value-type="string">
            <text:p>Pregnancy_Problems</text:p>
          </table:table-cell>
          <table:table-cell table:style-name="ce10" office:value-type="string">
            <text:p>Pregnancy problems</text:p>
          </table:table-cell>
          <table:table-cell table:formula="of:=[.C265]+1" office:value-type="float" office:value="262">
            <text:p>262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66];[$'Data_Classification for Summary'.$A$1:.$I$103];3;0)" office:value-type="float" office:value="5">
            <text:p>5</text:p>
          </table:table-cell>
          <table:table-cell table:style-name="ce10" table:formula="of:=VLOOKUP([.$D266];[$'Data_Classification for Summary'.$A$1:.$I$103];5;0)" office:value-type="float" office:value="120">
            <text:p>120</text:p>
          </table:table-cell>
          <table:table-cell table:style-name="ce10" table:formula="of:=VLOOKUP([.$D266];[$'Data_Classification for Summary'.$A$1:.$I$103];7;0)" office:value-type="float" office:value="0">
            <text:p/>
          </table:table-cell>
          <table:table-cell table:style-name="ce10" table:formula="of:=VLOOKUP([.$D266];[$'Data_Classification for Summary'.$A$1:.$I$103];9;0)" office:value-type="float" office:value="0">
            <text:p/>
          </table:table-cell>
          <table:table-cell table:style-name="ce10" office:value-type="float" office:value="41">
            <text:p>41</text:p>
          </table:table-cell>
          <table:table-cell table:style-name="ce10" office:value-type="string">
            <text:p>All</text:p>
          </table:table-cell>
          <table:table-cell table:style-name="ce97" office:value-type="float" office:value="70324">
            <text:p>70324</text:p>
          </table:table-cell>
          <table:table-cell table:style-name="ce97" office:value-type="string">
            <text:p>Obstetrics / Gyn - Pregnancy Issues</text:p>
          </table:table-cell>
          <table:table-cell table:number-columns-repeated="1012"/>
        </table:table-row>
        <table:table-row table:style-name="ro4">
          <table:table-cell office:value-type="string">
            <text:p>Previous_Delivery_Methods</text:p>
          </table:table-cell>
          <table:table-cell table:style-name="ce10" office:value-type="string">
            <text:p>Previous delivery methods</text:p>
          </table:table-cell>
          <table:table-cell table:formula="of:=[.C266]+1" office:value-type="float" office:value="263">
            <text:p>263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67];[$'Data_Classification for Summary'.$A$1:.$I$103];3;0)" office:value-type="float" office:value="5">
            <text:p>5</text:p>
          </table:table-cell>
          <table:table-cell table:style-name="ce10" table:formula="of:=VLOOKUP([.$D267];[$'Data_Classification for Summary'.$A$1:.$I$103];5;0)" office:value-type="float" office:value="120">
            <text:p>120</text:p>
          </table:table-cell>
          <table:table-cell table:style-name="ce10" table:formula="of:=VLOOKUP([.$D267];[$'Data_Classification for Summary'.$A$1:.$I$103];7;0)" office:value-type="float" office:value="0">
            <text:p/>
          </table:table-cell>
          <table:table-cell table:style-name="ce10" table:formula="of:=VLOOKUP([.$D267];[$'Data_Classification for Summary'.$A$1:.$I$103];9;0)" office:value-type="float" office:value="0">
            <text:p/>
          </table:table-cell>
          <table:table-cell table:style-name="ce10" office:value-type="float" office:value="44">
            <text:p>44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regnancy_Comments</text:p>
          </table:table-cell>
          <table:table-cell table:style-name="ce10" office:value-type="string">
            <text:p>Pregnancy comments</text:p>
          </table:table-cell>
          <table:table-cell table:formula="of:=[.C267]+1" office:value-type="float" office:value="264">
            <text:p>264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68];[$'Data_Classification for Summary'.$A$1:.$I$103];3;0)" office:value-type="float" office:value="5">
            <text:p>5</text:p>
          </table:table-cell>
          <table:table-cell table:style-name="ce10" table:formula="of:=VLOOKUP([.$D268];[$'Data_Classification for Summary'.$A$1:.$I$103];5;0)" office:value-type="float" office:value="120">
            <text:p>120</text:p>
          </table:table-cell>
          <table:table-cell table:style-name="ce10" table:formula="of:=VLOOKUP([.$D268];[$'Data_Classification for Summary'.$A$1:.$I$103];7;0)" office:value-type="float" office:value="0">
            <text:p/>
          </table:table-cell>
          <table:table-cell table:style-name="ce10" table:formula="of:=VLOOKUP([.$D268];[$'Data_Classification for Summary'.$A$1:.$I$103];9;0)" office:value-type="float" office:value="0">
            <text:p/>
          </table:table-cell>
          <table:table-cell table:style-name="ce10" office:value-type="float" office:value="45">
            <text:p>45</text:p>
          </table:table-cell>
          <table:table-cell table:style-name="ce10" office:value-type="string">
            <text:p>All</text:p>
          </table:table-cell>
          <table:table-cell table:style-name="ce97" office:value-type="float" office:value="70415">
            <text:p>70415</text:p>
          </table:table-cell>
          <table:table-cell table:style-name="ce97" office:value-type="string">
            <text:p>Obstetrics / gyn - freetext comment</text:p>
          </table:table-cell>
          <table:table-cell table:number-columns-repeated="1012"/>
        </table:table-row>
        <table:table-row table:style-name="ro4">
          <table:table-cell office:value-type="string">
            <text:p>Gynecological_Benign</text:p>
          </table:table-cell>
          <table:table-cell table:style-name="ce10" office:value-type="string">
            <text:p>Benign gynecological</text:p>
          </table:table-cell>
          <table:table-cell table:formula="of:=[.C268]+1" office:value-type="float" office:value="265">
            <text:p>265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69];[$'Data_Classification for Summary'.$A$1:.$I$103];3;0)" office:value-type="float" office:value="5">
            <text:p>5</text:p>
          </table:table-cell>
          <table:table-cell table:style-name="ce10" table:formula="of:=VLOOKUP([.$D269];[$'Data_Classification for Summary'.$A$1:.$I$103];5;0)" office:value-type="float" office:value="120">
            <text:p>120</text:p>
          </table:table-cell>
          <table:table-cell table:style-name="ce10" table:formula="of:=VLOOKUP([.$D269];[$'Data_Classification for Summary'.$A$1:.$I$103];7;0)" office:value-type="float" office:value="0">
            <text:p/>
          </table:table-cell>
          <table:table-cell table:style-name="ce10" table:formula="of:=VLOOKUP([.$D269];[$'Data_Classification for Summary'.$A$1:.$I$103];9;0)" office:value-type="float" office:value="0">
            <text:p/>
          </table:table-cell>
          <table:table-cell table:style-name="ce10" office:value-type="float" office:value="80">
            <text:p>80</text:p>
          </table:table-cell>
          <table:table-cell table:style-name="ce10" office:value-type="string">
            <text:p>All</text:p>
          </table:table-cell>
          <table:table-cell table:style-name="ce97" office:value-type="float" office:value="70245">
            <text:p>70245</text:p>
          </table:table-cell>
          <table:table-cell table:style-name="ce97" office:value-type="string">
            <text:p>Obstetrics / Gyn - Benign Gynecology</text:p>
          </table:table-cell>
          <table:table-cell table:number-columns-repeated="1012"/>
        </table:table-row>
        <table:table-row table:style-name="ro4">
          <table:table-cell office:value-type="string">
            <text:p>Gynecological_Other</text:p>
          </table:table-cell>
          <table:table-cell table:style-name="ce10" office:value-type="string">
            <text:p>Other gynecological</text:p>
          </table:table-cell>
          <table:table-cell table:formula="of:=[.C269]+1" office:value-type="float" office:value="266">
            <text:p>266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70];[$'Data_Classification for Summary'.$A$1:.$I$103];3;0)" office:value-type="float" office:value="5">
            <text:p>5</text:p>
          </table:table-cell>
          <table:table-cell table:style-name="ce10" table:formula="of:=VLOOKUP([.$D270];[$'Data_Classification for Summary'.$A$1:.$I$103];5;0)" office:value-type="float" office:value="120">
            <text:p>120</text:p>
          </table:table-cell>
          <table:table-cell table:style-name="ce10" table:formula="of:=VLOOKUP([.$D270];[$'Data_Classification for Summary'.$A$1:.$I$103];7;0)" office:value-type="float" office:value="0">
            <text:p/>
          </table:table-cell>
          <table:table-cell table:style-name="ce10" table:formula="of:=VLOOKUP([.$D270];[$'Data_Classification for Summary'.$A$1:.$I$103];9;0)" office:value-type="float" office:value="0">
            <text:p/>
          </table:table-cell>
          <table:table-cell table:style-name="ce10" office:value-type="float" office:value="90">
            <text:p>90</text:p>
          </table:table-cell>
          <table:table-cell table:style-name="ce10" office:value-type="string">
            <text:p>All</text:p>
          </table:table-cell>
          <table:table-cell table:style-name="ce97" office:value-type="float" office:value="70133">
            <text:p>70133</text:p>
          </table:table-cell>
          <table:table-cell table:style-name="ce97" office:value-type="string">
            <text:p>Obstetrics - Gyn - Other</text:p>
          </table:table-cell>
          <table:table-cell table:number-columns-repeated="1012"/>
        </table:table-row>
        <table:table-row table:style-name="ro4">
          <table:table-cell table:number-columns-repeated="2" office:value-type="string">
            <text:p>Osteoarthritis</text:p>
          </table:table-cell>
          <table:table-cell table:formula="of:=[.C270]+1" office:value-type="float" office:value="267">
            <text:p>267</text:p>
          </table:table-cell>
          <table:table-cell office:value-type="string">
            <text:p>Patient History,Musculoskeletal,,</text:p>
          </table:table-cell>
          <table:table-cell table:style-name="ce10" table:formula="of:=VLOOKUP([.$D271];[$'Data_Classification for Summary'.$A$1:.$I$103];3;0)" office:value-type="float" office:value="5">
            <text:p>5</text:p>
          </table:table-cell>
          <table:table-cell table:style-name="ce10" table:formula="of:=VLOOKUP([.$D271];[$'Data_Classification for Summary'.$A$1:.$I$103];5;0)" office:value-type="float" office:value="130">
            <text:p>130</text:p>
          </table:table-cell>
          <table:table-cell table:style-name="ce10" table:formula="of:=VLOOKUP([.$D271];[$'Data_Classification for Summary'.$A$1:.$I$103];7;0)" office:value-type="float" office:value="0">
            <text:p/>
          </table:table-cell>
          <table:table-cell table:style-name="ce10" table:formula="of:=VLOOKUP([.$D271];[$'Data_Classification for Summary'.$A$1:.$I$103];9;0)" office:value-type="float" office:value="0">
            <text:p/>
          </table:table-cell>
          <table:table-cell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97" office:value-type="float" office:value="70082">
            <text:p>70082</text:p>
          </table:table-cell>
          <table:table-cell table:style-name="ce97" office:value-type="string">
            <text:p>Musculoskeletal - Osteoarthritis</text:p>
          </table:table-cell>
          <table:table-cell table:number-columns-repeated="1012"/>
        </table:table-row>
        <table:table-row table:style-name="ro4">
          <table:table-cell office:value-type="string">
            <text:p>Back_problems_unspecified</text:p>
          </table:table-cell>
          <table:table-cell office:value-type="string">
            <text:p>Back problems</text:p>
          </table:table-cell>
          <table:table-cell table:formula="of:=[.C271]+1" office:value-type="float" office:value="268">
            <text:p>268</text:p>
          </table:table-cell>
          <table:table-cell office:value-type="string">
            <text:p>Patient History,Musculoskeletal,,</text:p>
          </table:table-cell>
          <table:table-cell table:style-name="ce10" table:formula="of:=VLOOKUP([.$D272];[$'Data_Classification for Summary'.$A$1:.$I$103];3;0)" office:value-type="float" office:value="5">
            <text:p>5</text:p>
          </table:table-cell>
          <table:table-cell table:style-name="ce10" table:formula="of:=VLOOKUP([.$D272];[$'Data_Classification for Summary'.$A$1:.$I$103];5;0)" office:value-type="float" office:value="130">
            <text:p>130</text:p>
          </table:table-cell>
          <table:table-cell table:style-name="ce10" table:formula="of:=VLOOKUP([.$D272];[$'Data_Classification for Summary'.$A$1:.$I$103];7;0)" office:value-type="float" office:value="0">
            <text:p/>
          </table:table-cell>
          <table:table-cell table:style-name="ce10" table:formula="of:=VLOOKUP([.$D272];[$'Data_Classification for Summary'.$A$1:.$I$103];9;0)" office:value-type="float" office:value="0">
            <text:p/>
          </table:table-cell>
          <table:table-cell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Arthritis_unspecified</text:p>
          </table:table-cell>
          <table:table-cell office:value-type="string">
            <text:p>Arthritis - unspecified</text:p>
          </table:table-cell>
          <table:table-cell table:formula="of:=[.C272]+1" office:value-type="float" office:value="269">
            <text:p>269</text:p>
          </table:table-cell>
          <table:table-cell office:value-type="string">
            <text:p>Patient History,Musculoskeletal,,</text:p>
          </table:table-cell>
          <table:table-cell table:style-name="ce10" table:formula="of:=VLOOKUP([.$D273];[$'Data_Classification for Summary'.$A$1:.$I$103];3;0)" office:value-type="float" office:value="5">
            <text:p>5</text:p>
          </table:table-cell>
          <table:table-cell table:style-name="ce10" table:formula="of:=VLOOKUP([.$D273];[$'Data_Classification for Summary'.$A$1:.$I$103];5;0)" office:value-type="float" office:value="130">
            <text:p>130</text:p>
          </table:table-cell>
          <table:table-cell table:style-name="ce10" table:formula="of:=VLOOKUP([.$D273];[$'Data_Classification for Summary'.$A$1:.$I$103];7;0)" office:value-type="float" office:value="0">
            <text:p/>
          </table:table-cell>
          <table:table-cell table:style-name="ce10" table:formula="of:=VLOOKUP([.$D273];[$'Data_Classification for Summary'.$A$1:.$I$103];9;0)" office:value-type="float" office:value="0">
            <text:p/>
          </table:table-cell>
          <table:table-cell office:value-type="float" office:value="50">
            <text:p>50</text:p>
          </table:table-cell>
          <table:table-cell table:style-name="ce10" office:value-type="string">
            <text:p>All</text:p>
          </table:table-cell>
          <table:table-cell table:style-name="ce97" office:value-type="float" office:value="70345">
            <text:p>70345</text:p>
          </table:table-cell>
          <table:table-cell table:style-name="ce97" office:value-type="string">
            <text:p>Musculoskeletal - Arthritis (Unspecified)</text:p>
          </table:table-cell>
          <table:table-cell table:number-columns-repeated="1012"/>
        </table:table-row>
        <table:table-row table:style-name="ro4">
          <table:table-cell office:value-type="string">
            <text:p>Musculoskeletal_Other</text:p>
          </table:table-cell>
          <table:table-cell office:value-type="string">
            <text:p>Other Musculoskeletal </text:p>
          </table:table-cell>
          <table:table-cell table:formula="of:=[.C273]+1" office:value-type="float" office:value="270">
            <text:p>270</text:p>
          </table:table-cell>
          <table:table-cell office:value-type="string">
            <text:p>Patient History,Musculoskeletal,,</text:p>
          </table:table-cell>
          <table:table-cell table:style-name="ce10" table:formula="of:=VLOOKUP([.$D274];[$'Data_Classification for Summary'.$A$1:.$I$103];3;0)" office:value-type="float" office:value="5">
            <text:p>5</text:p>
          </table:table-cell>
          <table:table-cell table:style-name="ce10" table:formula="of:=VLOOKUP([.$D274];[$'Data_Classification for Summary'.$A$1:.$I$103];5;0)" office:value-type="float" office:value="130">
            <text:p>130</text:p>
          </table:table-cell>
          <table:table-cell table:style-name="ce10" table:formula="of:=VLOOKUP([.$D274];[$'Data_Classification for Summary'.$A$1:.$I$103];7;0)" office:value-type="float" office:value="0">
            <text:p/>
          </table:table-cell>
          <table:table-cell table:style-name="ce10" table:formula="of:=VLOOKUP([.$D274];[$'Data_Classification for Summary'.$A$1:.$I$103];9;0)" office:value-type="float" office:value="0">
            <text:p/>
          </table:table-cell>
          <table:table-cell office:value-type="float" office:value="100">
            <text:p>100</text:p>
          </table:table-cell>
          <table:table-cell table:style-name="ce10" office:value-type="string">
            <text:p>All</text:p>
          </table:table-cell>
          <table:table-cell table:style-name="ce97" office:value-type="float" office:value="70084">
            <text:p>70084</text:p>
          </table:table-cell>
          <table:table-cell table:style-name="ce97" office:value-type="string">
            <text:p>Musculoskeletal - Other</text:p>
          </table:table-cell>
          <table:table-cell table:number-columns-repeated="1012"/>
        </table:table-row>
        <table:table-row table:style-name="ro4">
          <table:table-cell office:value-type="string">
            <text:p>Rheumatoid_arthritis</text:p>
          </table:table-cell>
          <table:table-cell table:style-name="ce10" office:value-type="string">
            <text:p>Rheumatoid arthritis</text:p>
          </table:table-cell>
          <table:table-cell table:formula="of:=[.C274]+1" office:value-type="float" office:value="271">
            <text:p>271</text:p>
          </table:table-cell>
          <table:table-cell table:style-name="ce10" office:value-type="string">
            <text:p>Patient History,Rheumatological,,</text:p>
          </table:table-cell>
          <table:table-cell table:style-name="ce10" table:formula="of:=VLOOKUP([.$D275];[$'Data_Classification for Summary'.$A$1:.$I$103];3;0)" office:value-type="float" office:value="5">
            <text:p>5</text:p>
          </table:table-cell>
          <table:table-cell table:style-name="ce10" table:formula="of:=VLOOKUP([.$D275];[$'Data_Classification for Summary'.$A$1:.$I$103];5;0)" office:value-type="float" office:value="140">
            <text:p>140</text:p>
          </table:table-cell>
          <table:table-cell table:style-name="ce10" table:formula="of:=VLOOKUP([.$D275];[$'Data_Classification for Summary'.$A$1:.$I$103];7;0)" office:value-type="float" office:value="0">
            <text:p/>
          </table:table-cell>
          <table:table-cell table:style-name="ce10" table:formula="of:=VLOOKUP([.$D275];[$'Data_Classification for Summary'.$A$1:.$I$103];9;0)" office:value-type="float" office:value="0">
            <text:p/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All</text:p>
          </table:table-cell>
          <table:table-cell table:style-name="ce97" office:value-type="float" office:value="70344">
            <text:p>70344</text:p>
          </table:table-cell>
          <table:table-cell table:style-name="ce97" office:value-type="string">
            <text:p>Rheumatologic - Rheumatoid Arthritis</text:p>
          </table:table-cell>
          <table:table-cell table:number-columns-repeated="1012"/>
        </table:table-row>
        <table:table-row table:style-name="ro4">
          <table:table-cell office:value-type="string">
            <text:p>Rheumatological_other</text:p>
          </table:table-cell>
          <table:table-cell table:style-name="ce10" office:value-type="string">
            <text:p>Other rheumatological</text:p>
          </table:table-cell>
          <table:table-cell table:formula="of:=[.C275]+1" office:value-type="float" office:value="272">
            <text:p>272</text:p>
          </table:table-cell>
          <table:table-cell table:style-name="ce10" office:value-type="string">
            <text:p>Patient History,Rheumatological,,</text:p>
          </table:table-cell>
          <table:table-cell table:style-name="ce10" table:formula="of:=VLOOKUP([.$D276];[$'Data_Classification for Summary'.$A$1:.$I$103];3;0)" office:value-type="float" office:value="5">
            <text:p>5</text:p>
          </table:table-cell>
          <table:table-cell table:style-name="ce10" table:formula="of:=VLOOKUP([.$D276];[$'Data_Classification for Summary'.$A$1:.$I$103];5;0)" office:value-type="float" office:value="140">
            <text:p>140</text:p>
          </table:table-cell>
          <table:table-cell table:style-name="ce10" table:formula="of:=VLOOKUP([.$D276];[$'Data_Classification for Summary'.$A$1:.$I$103];7;0)" office:value-type="float" office:value="0">
            <text:p/>
          </table:table-cell>
          <table:table-cell table:style-name="ce10" table:formula="of:=VLOOKUP([.$D276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Bleeding_Diathesis</text:p>
          </table:table-cell>
          <table:table-cell table:style-name="ce10" office:value-type="string">
            <text:p>Bleeding diathesis</text:p>
          </table:table-cell>
          <table:table-cell table:formula="of:=[.C276]+1" office:value-type="float" office:value="273">
            <text:p>273</text:p>
          </table:table-cell>
          <table:table-cell table:style-name="ce10" office:value-type="string">
            <text:p>Patient History,Hematological,,</text:p>
          </table:table-cell>
          <table:table-cell table:style-name="ce10" table:formula="of:=VLOOKUP([.$D277];[$'Data_Classification for Summary'.$A$1:.$I$103];3;0)" office:value-type="float" office:value="5">
            <text:p>5</text:p>
          </table:table-cell>
          <table:table-cell table:style-name="ce10" table:formula="of:=VLOOKUP([.$D277];[$'Data_Classification for Summary'.$A$1:.$I$103];5;0)" office:value-type="float" office:value="150">
            <text:p>150</text:p>
          </table:table-cell>
          <table:table-cell table:style-name="ce10" table:formula="of:=VLOOKUP([.$D277];[$'Data_Classification for Summary'.$A$1:.$I$103];7;0)" office:value-type="float" office:value="0">
            <text:p/>
          </table:table-cell>
          <table:table-cell table:style-name="ce10" table:formula="of:=VLOOKUP([.$D277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97" office:value-type="float" office:value="70064">
            <text:p>70064</text:p>
          </table:table-cell>
          <table:table-cell table:style-name="ce97" office:value-type="string">
            <text:p>Hematologic - Bleeding Disorder</text:p>
          </table:table-cell>
          <table:table-cell table:number-columns-repeated="1012"/>
        </table:table-row>
        <table:table-row table:style-name="ro4">
          <table:table-cell office:value-type="string">
            <text:p>Active_bleeding</text:p>
          </table:table-cell>
          <table:table-cell office:value-type="string">
            <text:p>Active bleeding</text:p>
          </table:table-cell>
          <table:table-cell table:formula="of:=[.C277]+1" office:value-type="float" office:value="274">
            <text:p>274</text:p>
          </table:table-cell>
          <table:table-cell table:style-name="ce10" office:value-type="string">
            <text:p>Patient History,Hematological,,</text:p>
          </table:table-cell>
          <table:table-cell table:style-name="ce10" table:formula="of:=VLOOKUP([.$D278];[$'Data_Classification for Summary'.$A$1:.$I$103];3;0)" office:value-type="float" office:value="5">
            <text:p>5</text:p>
          </table:table-cell>
          <table:table-cell table:style-name="ce10" table:formula="of:=VLOOKUP([.$D278];[$'Data_Classification for Summary'.$A$1:.$I$103];5;0)" office:value-type="float" office:value="150">
            <text:p>150</text:p>
          </table:table-cell>
          <table:table-cell table:style-name="ce10" table:formula="of:=VLOOKUP([.$D278];[$'Data_Classification for Summary'.$A$1:.$I$103];7;0)" office:value-type="float" office:value="0">
            <text:p/>
          </table:table-cell>
          <table:table-cell table:style-name="ce10" table:formula="of:=VLOOKUP([.$D278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7" office:value-type="float" office:value="70300">
            <text:p>70300</text:p>
          </table:table-cell>
          <table:table-cell table:style-name="ce97" office:value-type="string">
            <text:p>Hematologic - Active Bleeding</text:p>
          </table:table-cell>
          <table:table-cell table:number-columns-repeated="1012"/>
        </table:table-row>
        <table:table-row table:style-name="ro4">
          <table:table-cell office:value-type="string">
            <text:p>Anticoagulation_current</text:p>
          </table:table-cell>
          <table:table-cell table:style-name="ce10" office:value-type="string">
            <text:p>Current anticoagulation</text:p>
          </table:table-cell>
          <table:table-cell table:formula="of:=[.C278]+1" office:value-type="float" office:value="275">
            <text:p>275</text:p>
          </table:table-cell>
          <table:table-cell table:style-name="ce10" office:value-type="string">
            <text:p>Patient History,Hematological,,</text:p>
          </table:table-cell>
          <table:table-cell table:style-name="ce10" table:formula="of:=VLOOKUP([.$D279];[$'Data_Classification for Summary'.$A$1:.$I$103];3;0)" office:value-type="float" office:value="5">
            <text:p>5</text:p>
          </table:table-cell>
          <table:table-cell table:style-name="ce10" table:formula="of:=VLOOKUP([.$D279];[$'Data_Classification for Summary'.$A$1:.$I$103];5;0)" office:value-type="float" office:value="150">
            <text:p>150</text:p>
          </table:table-cell>
          <table:table-cell table:style-name="ce10" table:formula="of:=VLOOKUP([.$D279];[$'Data_Classification for Summary'.$A$1:.$I$103];7;0)" office:value-type="float" office:value="0">
            <text:p/>
          </table:table-cell>
          <table:table-cell table:style-name="ce10" table:formula="of:=VLOOKUP([.$D279];[$'Data_Classification for Summary'.$A$1:.$I$103];9;0)" office:value-type="float" office:value="0">
            <text:p/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style-name="ce97" office:value-type="float" office:value="70243">
            <text:p>70243</text:p>
          </table:table-cell>
          <table:table-cell table:style-name="ce97" office:value-type="string">
            <text:p>Hematologic - Anticoagulation</text:p>
          </table:table-cell>
          <table:table-cell table:number-columns-repeated="1012"/>
        </table:table-row>
        <table:table-row table:style-name="ro4">
          <table:table-cell office:value-type="string">
            <text:p>Previous_transfusion</text:p>
          </table:table-cell>
          <table:table-cell table:style-name="ce10" office:value-type="string">
            <text:p>Previous transfusion</text:p>
          </table:table-cell>
          <table:table-cell table:formula="of:=[.C279]+1" office:value-type="float" office:value="276">
            <text:p>276</text:p>
          </table:table-cell>
          <table:table-cell table:style-name="ce10" office:value-type="string">
            <text:p>Patient History,Hematological,,</text:p>
          </table:table-cell>
          <table:table-cell table:style-name="ce10" table:formula="of:=VLOOKUP([.$D280];[$'Data_Classification for Summary'.$A$1:.$I$103];3;0)" office:value-type="float" office:value="5">
            <text:p>5</text:p>
          </table:table-cell>
          <table:table-cell table:style-name="ce10" table:formula="of:=VLOOKUP([.$D280];[$'Data_Classification for Summary'.$A$1:.$I$103];5;0)" office:value-type="float" office:value="150">
            <text:p>150</text:p>
          </table:table-cell>
          <table:table-cell table:style-name="ce10" table:formula="of:=VLOOKUP([.$D280];[$'Data_Classification for Summary'.$A$1:.$I$103];7;0)" office:value-type="float" office:value="0">
            <text:p/>
          </table:table-cell>
          <table:table-cell table:style-name="ce10" table:formula="of:=VLOOKUP([.$D280];[$'Data_Classification for Summary'.$A$1:.$I$103];9;0)" office:value-type="float" office:value="0">
            <text:p/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style-name="ce97" office:value-type="float" office:value="70070">
            <text:p>70070</text:p>
          </table:table-cell>
          <table:table-cell table:style-name="ce97" office:value-type="string">
            <text:p>Hematologic - Previous Transfusion History</text:p>
          </table:table-cell>
          <table:table-cell table:number-columns-repeated="1012"/>
        </table:table-row>
        <table:table-row table:style-name="ro4">
          <table:table-cell office:value-type="string">
            <text:p>Hematological_malignancy</text:p>
          </table:table-cell>
          <table:table-cell table:style-name="ce10" office:value-type="string">
            <text:p>Haematological malignancy</text:p>
          </table:table-cell>
          <table:table-cell table:formula="of:=[.C280]+1" office:value-type="float" office:value="277">
            <text:p>277</text:p>
          </table:table-cell>
          <table:table-cell table:style-name="ce10" office:value-type="string">
            <text:p>Patient History,Hematological,,</text:p>
          </table:table-cell>
          <table:table-cell table:style-name="ce10" table:formula="of:=VLOOKUP([.$D281];[$'Data_Classification for Summary'.$A$1:.$I$103];3;0)" office:value-type="float" office:value="5">
            <text:p>5</text:p>
          </table:table-cell>
          <table:table-cell table:style-name="ce10" table:formula="of:=VLOOKUP([.$D281];[$'Data_Classification for Summary'.$A$1:.$I$103];5;0)" office:value-type="float" office:value="150">
            <text:p>150</text:p>
          </table:table-cell>
          <table:table-cell table:style-name="ce10" table:formula="of:=VLOOKUP([.$D281];[$'Data_Classification for Summary'.$A$1:.$I$103];7;0)" office:value-type="float" office:value="0">
            <text:p/>
          </table:table-cell>
          <table:table-cell table:style-name="ce10" table:formula="of:=VLOOKUP([.$D281];[$'Data_Classification for Summary'.$A$1:.$I$103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All</text:p>
          </table:table-cell>
          <table:table-cell table:style-name="ce97" office:value-type="float" office:value="70068">
            <text:p>70068</text:p>
          </table:table-cell>
          <table:table-cell table:style-name="ce97" office:value-type="string">
            <text:p>Hematologic - Malignancy</text:p>
          </table:table-cell>
          <table:table-cell table:number-columns-repeated="1012"/>
        </table:table-row>
        <table:table-row table:style-name="ro4">
          <table:table-cell office:value-type="string">
            <text:p>Hematological_disorder_other</text:p>
          </table:table-cell>
          <table:table-cell table:style-name="ce10" office:value-type="string">
            <text:p>Other hematological disorder</text:p>
          </table:table-cell>
          <table:table-cell table:formula="of:=[.C281]+1" office:value-type="float" office:value="278">
            <text:p>278</text:p>
          </table:table-cell>
          <table:table-cell table:style-name="ce10" office:value-type="string">
            <text:p>Patient History,Hematological,,</text:p>
          </table:table-cell>
          <table:table-cell table:style-name="ce10" table:formula="of:=VLOOKUP([.$D282];[$'Data_Classification for Summary'.$A$1:.$I$103];3;0)" office:value-type="float" office:value="5">
            <text:p>5</text:p>
          </table:table-cell>
          <table:table-cell table:style-name="ce10" table:formula="of:=VLOOKUP([.$D282];[$'Data_Classification for Summary'.$A$1:.$I$103];5;0)" office:value-type="float" office:value="150">
            <text:p>150</text:p>
          </table:table-cell>
          <table:table-cell table:style-name="ce10" table:formula="of:=VLOOKUP([.$D282];[$'Data_Classification for Summary'.$A$1:.$I$103];7;0)" office:value-type="float" office:value="0">
            <text:p/>
          </table:table-cell>
          <table:table-cell table:style-name="ce10" table:formula="of:=VLOOKUP([.$D282];[$'Data_Classification for Summary'.$A$1:.$I$103];9;0)" office:value-type="float" office:value="0">
            <text:p/>
          </table:table-cell>
          <table:table-cell table:style-name="ce10" office:value-type="float" office:value="900">
            <text:p>900</text:p>
          </table:table-cell>
          <table:table-cell table:style-name="ce10" office:value-type="string">
            <text:p>All</text:p>
          </table:table-cell>
          <table:table-cell table:style-name="ce97" office:value-type="float" office:value="70069">
            <text:p>70069</text:p>
          </table:table-cell>
          <table:table-cell table:style-name="ce97" office:value-type="string">
            <text:p>Hematologic - Other</text:p>
          </table:table-cell>
          <table:table-cell table:number-columns-repeated="1012"/>
        </table:table-row>
        <table:table-row table:style-name="ro4">
          <table:table-cell office:value-type="string">
            <text:p>Sepsis</text:p>
          </table:table-cell>
          <table:table-cell table:style-name="ce10" office:value-type="string">
            <text:p>Sepsis</text:p>
          </table:table-cell>
          <table:table-cell table:formula="of:=[.C282]+1" office:value-type="float" office:value="279">
            <text:p>279</text:p>
          </table:table-cell>
          <table:table-cell table:style-name="ce92" office:value-type="string">
            <text:p>Patient History,Infectious,,</text:p>
          </table:table-cell>
          <table:table-cell table:style-name="ce10" table:formula="of:=VLOOKUP([.$D283];[$'Data_Classification for Summary'.$A$1:.$I$103];3;0)" office:value-type="float" office:value="5">
            <text:p>5</text:p>
          </table:table-cell>
          <table:table-cell table:style-name="ce10" table:formula="of:=VLOOKUP([.$D283];[$'Data_Classification for Summary'.$A$1:.$I$103];5;0)" office:value-type="float" office:value="160">
            <text:p>160</text:p>
          </table:table-cell>
          <table:table-cell table:style-name="ce10" table:formula="of:=VLOOKUP([.$D283];[$'Data_Classification for Summary'.$A$1:.$I$103];7;0)" office:value-type="float" office:value="0">
            <text:p/>
          </table:table-cell>
          <table:table-cell table:style-name="ce10" table:formula="of:=VLOOKUP([.$D283];[$'Data_Classification for Summary'.$A$1:.$I$103];9;0)" office:value-type="float" office:value="0">
            <text:p/>
          </table:table-cell>
          <table:table-cell office:value-type="float" office:value="10">
            <text:p>10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039">
            <text:p>70039</text:p>
          </table:table-cell>
          <table:table-cell table:style-name="ce97" office:value-type="string">
            <text:p>ID - Sepsis</text:p>
          </table:table-cell>
          <table:table-cell table:number-columns-repeated="1012"/>
        </table:table-row>
        <table:table-row table:style-name="ro4">
          <table:table-cell office:value-type="string">
            <text:p>Recent_URTI</text:p>
          </table:table-cell>
          <table:table-cell table:style-name="ce10" office:value-type="string">
            <text:p>URTI within 6 weeks</text:p>
          </table:table-cell>
          <table:table-cell table:formula="of:=[.C283]+1" office:value-type="float" office:value="280">
            <text:p>280</text:p>
          </table:table-cell>
          <table:table-cell table:style-name="ce10" office:value-type="string">
            <text:p>Patient History,Infectious,,</text:p>
          </table:table-cell>
          <table:table-cell table:style-name="ce10" table:formula="of:=VLOOKUP([.$D284];[$'Data_Classification for Summary'.$A$1:.$I$103];3;0)" office:value-type="float" office:value="5">
            <text:p>5</text:p>
          </table:table-cell>
          <table:table-cell table:style-name="ce10" table:formula="of:=VLOOKUP([.$D284];[$'Data_Classification for Summary'.$A$1:.$I$103];5;0)" office:value-type="float" office:value="160">
            <text:p>160</text:p>
          </table:table-cell>
          <table:table-cell table:style-name="ce10" table:formula="of:=VLOOKUP([.$D284];[$'Data_Classification for Summary'.$A$1:.$I$103];7;0)" office:value-type="float" office:value="0">
            <text:p/>
          </table:table-cell>
          <table:table-cell table:style-name="ce10" table:formula="of:=VLOOKUP([.$D284];[$'Data_Classification for Summary'.$A$1:.$I$103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fectious_Disease_Exposure_Recent</text:p>
          </table:table-cell>
          <table:table-cell table:style-name="ce10" office:value-type="string">
            <text:p>Exposure to infectious disease in last month</text:p>
          </table:table-cell>
          <table:table-cell table:formula="of:=[.C284]+1" office:value-type="float" office:value="281">
            <text:p>281</text:p>
          </table:table-cell>
          <table:table-cell table:style-name="ce10" office:value-type="string">
            <text:p>Patient History,Infectious,,</text:p>
          </table:table-cell>
          <table:table-cell table:style-name="ce10" table:formula="of:=VLOOKUP([.$D285];[$'Data_Classification for Summary'.$A$1:.$I$103];3;0)" office:value-type="float" office:value="5">
            <text:p>5</text:p>
          </table:table-cell>
          <table:table-cell table:style-name="ce10" table:formula="of:=VLOOKUP([.$D285];[$'Data_Classification for Summary'.$A$1:.$I$103];5;0)" office:value-type="float" office:value="160">
            <text:p>160</text:p>
          </table:table-cell>
          <table:table-cell table:style-name="ce10" table:formula="of:=VLOOKUP([.$D285];[$'Data_Classification for Summary'.$A$1:.$I$103];7;0)" office:value-type="float" office:value="0">
            <text:p/>
          </table:table-cell>
          <table:table-cell table:style-name="ce10" table:formula="of:=VLOOKUP([.$D285];[$'Data_Classification for Summary'.$A$1:.$I$103];9;0)" office:value-type="float" office:value="0">
            <text:p/>
          </table:table-cell>
          <table:table-cell table:style-name="ce10" office:value-type="float" office:value="41">
            <text:p>41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fectious_Disease_Recent</text:p>
          </table:table-cell>
          <table:table-cell table:style-name="ce10" office:value-type="string">
            <text:p>Infectious disease in last month</text:p>
          </table:table-cell>
          <table:table-cell table:formula="of:=[.C285]+1" office:value-type="float" office:value="282">
            <text:p>282</text:p>
          </table:table-cell>
          <table:table-cell table:style-name="ce10" office:value-type="string">
            <text:p>Patient History,Infectious,,</text:p>
          </table:table-cell>
          <table:table-cell table:style-name="ce10" table:formula="of:=VLOOKUP([.$D286];[$'Data_Classification for Summary'.$A$1:.$I$103];3;0)" office:value-type="float" office:value="5">
            <text:p>5</text:p>
          </table:table-cell>
          <table:table-cell table:style-name="ce10" table:formula="of:=VLOOKUP([.$D286];[$'Data_Classification for Summary'.$A$1:.$I$103];5;0)" office:value-type="float" office:value="160">
            <text:p>160</text:p>
          </table:table-cell>
          <table:table-cell table:style-name="ce10" table:formula="of:=VLOOKUP([.$D286];[$'Data_Classification for Summary'.$A$1:.$I$103];7;0)" office:value-type="float" office:value="0">
            <text:p/>
          </table:table-cell>
          <table:table-cell table:style-name="ce10" table:formula="of:=VLOOKUP([.$D286];[$'Data_Classification for Summary'.$A$1:.$I$103];9;0)" office:value-type="float" office:value="0">
            <text:p/>
          </table:table-cell>
          <table:table-cell table:style-name="ce10" office:value-type="float" office:value="42">
            <text:p>42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HIV_AIDS</text:p>
          </table:table-cell>
          <table:table-cell table:style-name="ce10" office:value-type="string">
            <text:p>HIV / AIDS</text:p>
          </table:table-cell>
          <table:table-cell table:formula="of:=[.C286]+1" office:value-type="float" office:value="283">
            <text:p>283</text:p>
          </table:table-cell>
          <table:table-cell table:style-name="ce92" office:value-type="string">
            <text:p>Patient History,Infectious,,</text:p>
          </table:table-cell>
          <table:table-cell table:style-name="ce10" table:formula="of:=VLOOKUP([.$D287];[$'Data_Classification for Summary'.$A$1:.$I$103];3;0)" office:value-type="float" office:value="5">
            <text:p>5</text:p>
          </table:table-cell>
          <table:table-cell table:style-name="ce10" table:formula="of:=VLOOKUP([.$D287];[$'Data_Classification for Summary'.$A$1:.$I$103];5;0)" office:value-type="float" office:value="160">
            <text:p>160</text:p>
          </table:table-cell>
          <table:table-cell table:style-name="ce10" table:formula="of:=VLOOKUP([.$D287];[$'Data_Classification for Summary'.$A$1:.$I$103];7;0)" office:value-type="float" office:value="0">
            <text:p/>
          </table:table-cell>
          <table:table-cell table:style-name="ce10" table:formula="of:=VLOOKUP([.$D287];[$'Data_Classification for Summary'.$A$1:.$I$103];9;0)" office:value-type="float" office:value="0">
            <text:p/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All</text:p>
          </table:table-cell>
          <table:table-cell table:style-name="ce97" office:value-type="float" office:value="70063">
            <text:p>70063</text:p>
          </table:table-cell>
          <table:table-cell table:style-name="ce97" office:value-type="string">
            <text:p>ID - HIV / AIDS</text:p>
          </table:table-cell>
          <table:table-cell table:number-columns-repeated="1012"/>
        </table:table-row>
        <table:table-row table:style-name="ro4">
          <table:table-cell office:value-type="string">
            <text:p>Drug_resistant_organism</text:p>
          </table:table-cell>
          <table:table-cell table:style-name="ce10" office:value-type="string">
            <text:p>Drug resistant organism</text:p>
          </table:table-cell>
          <table:table-cell table:formula="of:=[.C287]+1" office:value-type="float" office:value="284">
            <text:p>284</text:p>
          </table:table-cell>
          <table:table-cell table:style-name="ce92" office:value-type="string">
            <text:p>Patient History,Infectious,,</text:p>
          </table:table-cell>
          <table:table-cell table:style-name="ce10" table:formula="of:=VLOOKUP([.$D288];[$'Data_Classification for Summary'.$A$1:.$I$103];3;0)" office:value-type="float" office:value="5">
            <text:p>5</text:p>
          </table:table-cell>
          <table:table-cell table:style-name="ce10" table:formula="of:=VLOOKUP([.$D288];[$'Data_Classification for Summary'.$A$1:.$I$103];5;0)" office:value-type="float" office:value="160">
            <text:p>160</text:p>
          </table:table-cell>
          <table:table-cell table:style-name="ce10" table:formula="of:=VLOOKUP([.$D288];[$'Data_Classification for Summary'.$A$1:.$I$103];7;0)" office:value-type="float" office:value="0">
            <text:p/>
          </table:table-cell>
          <table:table-cell table:style-name="ce10" table:formula="of:=VLOOKUP([.$D288];[$'Data_Classification for Summary'.$A$1:.$I$103];9;0)" office:value-type="float" office:value="0">
            <text:p/>
          </table:table-cell>
          <table:table-cell table:style-name="ce10" office:value-type="float" office:value="700">
            <text:p>700</text:p>
          </table:table-cell>
          <table:table-cell table:style-name="ce10" office:value-type="string">
            <text:p>All</text:p>
          </table:table-cell>
          <table:table-cell table:style-name="ce97" office:value-type="float" office:value="70303">
            <text:p>70303</text:p>
          </table:table-cell>
          <table:table-cell table:style-name="ce97" office:value-type="string">
            <text:p>ID - Antibiotic Resistance</text:p>
          </table:table-cell>
          <table:table-cell table:number-columns-repeated="1012"/>
        </table:table-row>
        <table:table-row table:style-name="ro4">
          <table:table-cell office:value-type="string">
            <text:p>Isolation_precautions</text:p>
          </table:table-cell>
          <table:table-cell table:style-name="ce10" office:value-type="string">
            <text:p>Isolation precautions</text:p>
          </table:table-cell>
          <table:table-cell table:formula="of:=[.C288]+1" office:value-type="float" office:value="285">
            <text:p>285</text:p>
          </table:table-cell>
          <table:table-cell table:style-name="ce92" office:value-type="string">
            <text:p>Patient History,Infectious,,</text:p>
          </table:table-cell>
          <table:table-cell table:style-name="ce10" table:formula="of:=VLOOKUP([.$D289];[$'Data_Classification for Summary'.$A$1:.$I$103];3;0)" office:value-type="float" office:value="5">
            <text:p>5</text:p>
          </table:table-cell>
          <table:table-cell table:style-name="ce10" table:formula="of:=VLOOKUP([.$D289];[$'Data_Classification for Summary'.$A$1:.$I$103];5;0)" office:value-type="float" office:value="160">
            <text:p>160</text:p>
          </table:table-cell>
          <table:table-cell table:style-name="ce10" table:formula="of:=VLOOKUP([.$D289];[$'Data_Classification for Summary'.$A$1:.$I$103];7;0)" office:value-type="float" office:value="0">
            <text:p/>
          </table:table-cell>
          <table:table-cell table:style-name="ce10" table:formula="of:=VLOOKUP([.$D289];[$'Data_Classification for Summary'.$A$1:.$I$103];9;0)" office:value-type="float" office:value="0">
            <text:p/>
          </table:table-cell>
          <table:table-cell office:value-type="float" office:value="800">
            <text:p>800</text:p>
          </table:table-cell>
          <table:table-cell table:style-name="ce10" office:value-type="string">
            <text:p>All</text:p>
          </table:table-cell>
          <table:table-cell table:style-name="ce97" office:value-type="float" office:value="70317">
            <text:p>70317</text:p>
          </table:table-cell>
          <table:table-cell table:style-name="ce97" office:value-type="string">
            <text:p>ID - Isolation Precautions</text:p>
          </table:table-cell>
          <table:table-cell table:number-columns-repeated="1012"/>
        </table:table-row>
        <table:table-row table:style-name="ro4">
          <table:table-cell office:value-type="string">
            <text:p>Infectious_other</text:p>
          </table:table-cell>
          <table:table-cell table:style-name="ce10" office:value-type="string">
            <text:p>Other Infectious</text:p>
          </table:table-cell>
          <table:table-cell table:formula="of:=[.C289]+1" office:value-type="float" office:value="286">
            <text:p>286</text:p>
          </table:table-cell>
          <table:table-cell table:style-name="ce92" office:value-type="string">
            <text:p>Patient History,Infectious,,</text:p>
          </table:table-cell>
          <table:table-cell table:style-name="ce10" table:formula="of:=VLOOKUP([.$D290];[$'Data_Classification for Summary'.$A$1:.$I$103];3;0)" office:value-type="float" office:value="5">
            <text:p>5</text:p>
          </table:table-cell>
          <table:table-cell table:style-name="ce10" table:formula="of:=VLOOKUP([.$D290];[$'Data_Classification for Summary'.$A$1:.$I$103];5;0)" office:value-type="float" office:value="160">
            <text:p>160</text:p>
          </table:table-cell>
          <table:table-cell table:style-name="ce10" table:formula="of:=VLOOKUP([.$D290];[$'Data_Classification for Summary'.$A$1:.$I$103];7;0)" office:value-type="float" office:value="0">
            <text:p/>
          </table:table-cell>
          <table:table-cell table:style-name="ce10" table:formula="of:=VLOOKUP([.$D290];[$'Data_Classification for Summary'.$A$1:.$I$103];9;0)" office:value-type="float" office:value="0">
            <text:p/>
          </table:table-cell>
          <table:table-cell office:value-type="float" office:value="900">
            <text:p>900</text:p>
          </table:table-cell>
          <table:table-cell table:style-name="ce10" office:value-type="string">
            <text:p>All</text:p>
          </table:table-cell>
          <table:table-cell table:style-name="ce97" office:value-type="float" office:value="70135">
            <text:p>70135</text:p>
          </table:table-cell>
          <table:table-cell table:style-name="ce97" office:value-type="string">
            <text:p>ID - Other</text:p>
          </table:table-cell>
          <table:table-cell table:number-columns-repeated="1012"/>
        </table:table-row>
        <table:table-row table:style-name="ro4">
          <table:table-cell office:value-type="string">
            <text:p>Current_Pain_Score</text:p>
          </table:table-cell>
          <table:table-cell table:style-name="ce10" office:value-type="string">
            <text:p>Current preoperative pain score</text:p>
          </table:table-cell>
          <table:table-cell table:formula="of:=[.C290]+1" office:value-type="float" office:value="287">
            <text:p>287</text:p>
          </table:table-cell>
          <table:table-cell table:style-name="ce10" office:value-type="string">
            <text:p>Patient History,Pain,,</text:p>
          </table:table-cell>
          <table:table-cell table:style-name="ce10" table:formula="of:=VLOOKUP([.$D291];[$'Data_Classification for Summary'.$A$1:.$I$103];3;0)" office:value-type="float" office:value="5">
            <text:p>5</text:p>
          </table:table-cell>
          <table:table-cell table:style-name="ce10" table:formula="of:=VLOOKUP([.$D291];[$'Data_Classification for Summary'.$A$1:.$I$103];5;0)" office:value-type="float" office:value="170">
            <text:p>170</text:p>
          </table:table-cell>
          <table:table-cell table:style-name="ce10" table:formula="of:=VLOOKUP([.$D291];[$'Data_Classification for Summary'.$A$1:.$I$103];7;0)" office:value-type="float" office:value="0">
            <text:p/>
          </table:table-cell>
          <table:table-cell table:style-name="ce10" table:formula="of:=VLOOKUP([.$D291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Recent</text:p>
          </table:table-cell>
          <table:table-cell table:style-name="ce97" office:value-type="float" office:value="71000">
            <text:p>71000</text:p>
          </table:table-cell>
          <table:table-cell table:style-name="ce97" office:value-type="string">
            <text:p>Pain - Current Preoperative Pain Score (Visual Analog Scale)</text:p>
          </table:table-cell>
          <table:table-cell table:number-columns-repeated="1012"/>
        </table:table-row>
        <table:table-row table:style-name="ro4">
          <table:table-cell office:value-type="string">
            <text:p>Current_Pain_Score_Movement</text:p>
          </table:table-cell>
          <table:table-cell table:style-name="ce92" office:value-type="string">
            <text:p>Current preoperative pain score (with movement)</text:p>
          </table:table-cell>
          <table:table-cell table:formula="of:=[.C291]+1" office:value-type="float" office:value="288">
            <text:p>288</text:p>
          </table:table-cell>
          <table:table-cell table:style-name="ce10" office:value-type="string">
            <text:p>Patient History,Pain,,</text:p>
          </table:table-cell>
          <table:table-cell table:style-name="ce10" table:formula="of:=VLOOKUP([.$D292];[$'Data_Classification for Summary'.$A$1:.$I$103];3;0)" office:value-type="float" office:value="5">
            <text:p>5</text:p>
          </table:table-cell>
          <table:table-cell table:style-name="ce10" table:formula="of:=VLOOKUP([.$D292];[$'Data_Classification for Summary'.$A$1:.$I$103];5;0)" office:value-type="float" office:value="170">
            <text:p>170</text:p>
          </table:table-cell>
          <table:table-cell table:style-name="ce10" table:formula="of:=VLOOKUP([.$D292];[$'Data_Classification for Summary'.$A$1:.$I$103];7;0)" office:value-type="float" office:value="0">
            <text:p/>
          </table:table-cell>
          <table:table-cell table:style-name="ce10" table:formula="of:=VLOOKUP([.$D292];[$'Data_Classification for Summary'.$A$1:.$I$103];9;0)" office:value-type="float" office:value="0">
            <text:p/>
          </table:table-cell>
          <table:table-cell table:style-name="ce10" office:value-type="float" office:value="21">
            <text:p>21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417">
            <text:p>70417</text:p>
          </table:table-cell>
          <table:table-cell table:style-name="ce97" office:value-type="string">
            <text:p>Pain - Preoperative Pain Score with movement (Visual Analog Scale)</text:p>
          </table:table-cell>
          <table:table-cell table:number-columns-repeated="1012"/>
        </table:table-row>
        <table:table-row table:style-name="ro4">
          <table:table-cell office:value-type="string">
            <text:p>Chronic_Pain</text:p>
          </table:table-cell>
          <table:table-cell office:value-type="string">
            <text:p>Chronic pain</text:p>
          </table:table-cell>
          <table:table-cell table:formula="of:=[.C292]+1" office:value-type="float" office:value="289">
            <text:p>289</text:p>
          </table:table-cell>
          <table:table-cell table:style-name="ce10" office:value-type="string">
            <text:p>Patient History,Pain,,</text:p>
          </table:table-cell>
          <table:table-cell table:style-name="ce10" table:formula="of:=VLOOKUP([.$D293];[$'Data_Classification for Summary'.$A$1:.$I$103];3;0)" office:value-type="float" office:value="5">
            <text:p>5</text:p>
          </table:table-cell>
          <table:table-cell table:style-name="ce10" table:formula="of:=VLOOKUP([.$D293];[$'Data_Classification for Summary'.$A$1:.$I$103];5;0)" office:value-type="float" office:value="170">
            <text:p>170</text:p>
          </table:table-cell>
          <table:table-cell table:style-name="ce10" table:formula="of:=VLOOKUP([.$D293];[$'Data_Classification for Summary'.$A$1:.$I$103];7;0)" office:value-type="float" office:value="0">
            <text:p/>
          </table:table-cell>
          <table:table-cell table:style-name="ce10" table:formula="of:=VLOOKUP([.$D293];[$'Data_Classification for Summary'.$A$1:.$I$103];9;0)" office:value-type="float" office:value="0">
            <text:p/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All</text:p>
          </table:table-cell>
          <table:table-cell table:style-name="ce97" office:value-type="float" office:value="70044">
            <text:p>70044</text:p>
          </table:table-cell>
          <table:table-cell table:style-name="ce97" office:value-type="string">
            <text:p>Pain - Chronic Pain</text:p>
          </table:table-cell>
          <table:table-cell table:number-columns-repeated="1012"/>
        </table:table-row>
        <table:table-row table:style-name="ro4">
          <table:table-cell office:value-type="string">
            <text:p>Surgery_for_Chronic_Pain</text:p>
          </table:table-cell>
          <table:table-cell table:style-name="ce10" office:value-type="string">
            <text:p>Surgery for chronic pain</text:p>
          </table:table-cell>
          <table:table-cell table:formula="of:=[.C293]+1" office:value-type="float" office:value="290">
            <text:p>290</text:p>
          </table:table-cell>
          <table:table-cell table:style-name="ce10" office:value-type="string">
            <text:p>Patient History,Pain,,</text:p>
          </table:table-cell>
          <table:table-cell table:style-name="ce10" table:formula="of:=VLOOKUP([.$D294];[$'Data_Classification for Summary'.$A$1:.$I$103];3;0)" office:value-type="float" office:value="5">
            <text:p>5</text:p>
          </table:table-cell>
          <table:table-cell table:style-name="ce10" table:formula="of:=VLOOKUP([.$D294];[$'Data_Classification for Summary'.$A$1:.$I$103];5;0)" office:value-type="float" office:value="170">
            <text:p>170</text:p>
          </table:table-cell>
          <table:table-cell table:style-name="ce10" table:formula="of:=VLOOKUP([.$D294];[$'Data_Classification for Summary'.$A$1:.$I$103];7;0)" office:value-type="float" office:value="0">
            <text:p/>
          </table:table-cell>
          <table:table-cell table:style-name="ce10" table:formula="of:=VLOOKUP([.$D294];[$'Data_Classification for Summary'.$A$1:.$I$103];9;0)" office:value-type="float" office:value="0">
            <text:p/>
          </table:table-cell>
          <table:table-cell table:style-name="ce10" office:value-type="float" office:value="110">
            <text:p>110</text:p>
          </table:table-cell>
          <table:table-cell table:style-name="ce10" office:value-type="string">
            <text:p>All</text:p>
          </table:table-cell>
          <table:table-cell table:style-name="ce97" office:value-type="float" office:value="70239">
            <text:p>70239</text:p>
          </table:table-cell>
          <table:table-cell table:style-name="ce97" office:value-type="string">
            <text:p>Pain - Surgery is for chronic pain</text:p>
          </table:table-cell>
          <table:table-cell table:number-columns-repeated="1012"/>
        </table:table-row>
        <table:table-row table:style-name="ro4">
          <table:table-cell office:value-type="string">
            <text:p>Pain_Location</text:p>
          </table:table-cell>
          <table:table-cell table:style-name="ce10" office:value-type="string">
            <text:p>Pain Location</text:p>
          </table:table-cell>
          <table:table-cell table:formula="of:=[.C294]+1" office:value-type="float" office:value="291">
            <text:p>291</text:p>
          </table:table-cell>
          <table:table-cell table:style-name="ce10" office:value-type="string">
            <text:p>Patient History,Pain,,</text:p>
          </table:table-cell>
          <table:table-cell table:style-name="ce10" table:formula="of:=VLOOKUP([.$D295];[$'Data_Classification for Summary'.$A$1:.$I$103];3;0)" office:value-type="float" office:value="5">
            <text:p>5</text:p>
          </table:table-cell>
          <table:table-cell table:style-name="ce10" table:formula="of:=VLOOKUP([.$D295];[$'Data_Classification for Summary'.$A$1:.$I$103];5;0)" office:value-type="float" office:value="170">
            <text:p>170</text:p>
          </table:table-cell>
          <table:table-cell table:style-name="ce10" table:formula="of:=VLOOKUP([.$D295];[$'Data_Classification for Summary'.$A$1:.$I$103];7;0)" office:value-type="float" office:value="0">
            <text:p/>
          </table:table-cell>
          <table:table-cell table:style-name="ce10" table:formula="of:=VLOOKUP([.$D295];[$'Data_Classification for Summary'.$A$1:.$I$103];9;0)" office:value-type="float" office:value="0">
            <text:p/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144">
            <text:p>70144</text:p>
          </table:table-cell>
          <table:table-cell table:style-name="ce97" office:value-type="string">
            <text:p>Pain - Pain Location</text:p>
          </table:table-cell>
          <table:table-cell table:number-columns-repeated="1012"/>
        </table:table-row>
        <table:table-row table:style-name="ro4">
          <table:table-cell office:value-type="string">
            <text:p>Current_Opioid_Use</text:p>
          </table:table-cell>
          <table:table-cell office:value-type="string">
            <text:p>Current opioid use</text:p>
          </table:table-cell>
          <table:table-cell table:formula="of:=[.C295]+1" office:value-type="float" office:value="292">
            <text:p>292</text:p>
          </table:table-cell>
          <table:table-cell table:style-name="ce10" office:value-type="string">
            <text:p>Patient History,Pain,,</text:p>
          </table:table-cell>
          <table:table-cell table:style-name="ce10" table:formula="of:=VLOOKUP([.$D296];[$'Data_Classification for Summary'.$A$1:.$I$103];3;0)" office:value-type="float" office:value="5">
            <text:p>5</text:p>
          </table:table-cell>
          <table:table-cell table:style-name="ce10" table:formula="of:=VLOOKUP([.$D296];[$'Data_Classification for Summary'.$A$1:.$I$103];5;0)" office:value-type="float" office:value="170">
            <text:p>170</text:p>
          </table:table-cell>
          <table:table-cell table:style-name="ce10" table:formula="of:=VLOOKUP([.$D296];[$'Data_Classification for Summary'.$A$1:.$I$103];7;0)" office:value-type="float" office:value="0">
            <text:p/>
          </table:table-cell>
          <table:table-cell table:style-name="ce10" table:formula="of:=VLOOKUP([.$D296];[$'Data_Classification for Summary'.$A$1:.$I$103];9;0)" office:value-type="float" office:value="0">
            <text:p/>
          </table:table-cell>
          <table:table-cell table:style-name="ce10" office:value-type="float" office:value="400">
            <text:p>400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329">
            <text:p>70329</text:p>
          </table:table-cell>
          <table:table-cell table:style-name="ce97" office:value-type="string">
            <text:p>Pain - Opioid Medications</text:p>
          </table:table-cell>
          <table:table-cell table:number-columns-repeated="1012"/>
        </table:table-row>
        <table:table-row table:style-name="ro4">
          <table:table-cell office:value-type="string">
            <text:p>Current_24_hour_opioid_use</text:p>
          </table:table-cell>
          <table:table-cell table:style-name="ce10" office:value-type="string">
            <text:p>24 hour opioid use</text:p>
          </table:table-cell>
          <table:table-cell table:formula="of:=[.C296]+1" office:value-type="float" office:value="293">
            <text:p>293</text:p>
          </table:table-cell>
          <table:table-cell table:style-name="ce10" office:value-type="string">
            <text:p>Patient History,Pain,,</text:p>
          </table:table-cell>
          <table:table-cell table:style-name="ce10" table:formula="of:=VLOOKUP([.$D297];[$'Data_Classification for Summary'.$A$1:.$I$103];3;0)" office:value-type="float" office:value="5">
            <text:p>5</text:p>
          </table:table-cell>
          <table:table-cell table:style-name="ce10" table:formula="of:=VLOOKUP([.$D297];[$'Data_Classification for Summary'.$A$1:.$I$103];5;0)" office:value-type="float" office:value="170">
            <text:p>170</text:p>
          </table:table-cell>
          <table:table-cell table:style-name="ce10" table:formula="of:=VLOOKUP([.$D297];[$'Data_Classification for Summary'.$A$1:.$I$103];7;0)" office:value-type="float" office:value="0">
            <text:p/>
          </table:table-cell>
          <table:table-cell table:style-name="ce10" table:formula="of:=VLOOKUP([.$D297];[$'Data_Classification for Summary'.$A$1:.$I$103];9;0)" office:value-type="float" office:value="0">
            <text:p/>
          </table:table-cell>
          <table:table-cell table:style-name="ce10" office:value-type="float" office:value="410">
            <text:p>410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327">
            <text:p>70327</text:p>
          </table:table-cell>
          <table:table-cell table:style-name="ce97" office:value-type="string">
            <text:p>Pain - Opioid 24 Hour Dose</text:p>
          </table:table-cell>
          <table:table-cell table:number-columns-repeated="1012"/>
        </table:table-row>
        <table:table-row table:style-name="ro4">
          <table:table-cell office:value-type="string">
            <text:p>Current_24_hour_opioid_use_morphine_equivalent</text:p>
          </table:table-cell>
          <table:table-cell table:style-name="ce10" office:value-type="string">
            <text:p>24 hour opioid use - morphine equivalent</text:p>
          </table:table-cell>
          <table:table-cell table:formula="of:=[.C297]+1" office:value-type="float" office:value="294">
            <text:p>294</text:p>
          </table:table-cell>
          <table:table-cell table:style-name="ce10" office:value-type="string">
            <text:p>Patient History,Pain,,</text:p>
          </table:table-cell>
          <table:table-cell table:style-name="ce10" table:formula="of:=VLOOKUP([.$D298];[$'Data_Classification for Summary'.$A$1:.$I$103];3;0)" office:value-type="float" office:value="5">
            <text:p>5</text:p>
          </table:table-cell>
          <table:table-cell table:style-name="ce10" table:formula="of:=VLOOKUP([.$D298];[$'Data_Classification for Summary'.$A$1:.$I$103];5;0)" office:value-type="float" office:value="170">
            <text:p>170</text:p>
          </table:table-cell>
          <table:table-cell table:style-name="ce10" table:formula="of:=VLOOKUP([.$D298];[$'Data_Classification for Summary'.$A$1:.$I$103];7;0)" office:value-type="float" office:value="0">
            <text:p/>
          </table:table-cell>
          <table:table-cell table:style-name="ce10" table:formula="of:=VLOOKUP([.$D298];[$'Data_Classification for Summary'.$A$1:.$I$103];9;0)" office:value-type="float" office:value="0">
            <text:p/>
          </table:table-cell>
          <table:table-cell table:style-name="ce10" office:value-type="float" office:value="420">
            <text:p>420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328">
            <text:p>70328</text:p>
          </table:table-cell>
          <table:table-cell table:style-name="ce97" office:value-type="string">
            <text:p>Pain - Opioid 24 Hour Morphine Eq</text:p>
          </table:table-cell>
          <table:table-cell table:number-columns-repeated="1012"/>
        </table:table-row>
        <table:table-row table:style-name="ro4">
          <table:table-cell office:value-type="string">
            <text:p>Organ_Transplant</text:p>
          </table:table-cell>
          <table:table-cell table:style-name="ce92" office:value-type="string">
            <text:p>Organ transplant</text:p>
          </table:table-cell>
          <table:table-cell table:formula="of:=[.C298]+1" office:value-type="float" office:value="295">
            <text:p>295</text:p>
          </table:table-cell>
          <table:table-cell table:style-name="ce92" office:value-type="string">
            <text:p>Patient History,Other,,</text:p>
          </table:table-cell>
          <table:table-cell table:style-name="ce10" table:formula="of:=VLOOKUP([.$D299];[$'Data_Classification for Summary'.$A$1:.$I$103];3;0)" office:value-type="float" office:value="5">
            <text:p>5</text:p>
          </table:table-cell>
          <table:table-cell table:style-name="ce10" table:formula="of:=VLOOKUP([.$D299];[$'Data_Classification for Summary'.$A$1:.$I$103];5;0)" office:value-type="float" office:value="180">
            <text:p>180</text:p>
          </table:table-cell>
          <table:table-cell table:style-name="ce10" table:formula="of:=VLOOKUP([.$D299];[$'Data_Classification for Summary'.$A$1:.$I$103];7;0)" office:value-type="float" office:value="0">
            <text:p/>
          </table:table-cell>
          <table:table-cell table:style-name="ce10" table:formula="of:=VLOOKUP([.$D299];[$'Data_Classification for Summary'.$A$1:.$I$103];9;0)" office:value-type="float" office:value="0">
            <text:p/>
          </table:table-cell>
          <table:table-cell table:style-name="ce92" office:value-type="float" office:value="6">
            <text:p>6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ternal_Disease_Other</text:p>
          </table:table-cell>
          <table:table-cell table:style-name="ce92" office:value-type="string">
            <text:p>Other internal disease</text:p>
          </table:table-cell>
          <table:table-cell table:formula="of:=[.C299]+1" office:value-type="float" office:value="296">
            <text:p>296</text:p>
          </table:table-cell>
          <table:table-cell table:style-name="ce92" office:value-type="string">
            <text:p>Patient History,Other,,</text:p>
          </table:table-cell>
          <table:table-cell table:style-name="ce10" table:formula="of:=VLOOKUP([.$D300];[$'Data_Classification for Summary'.$A$1:.$I$103];3;0)" office:value-type="float" office:value="5">
            <text:p>5</text:p>
          </table:table-cell>
          <table:table-cell table:style-name="ce10" table:formula="of:=VLOOKUP([.$D300];[$'Data_Classification for Summary'.$A$1:.$I$103];5;0)" office:value-type="float" office:value="180">
            <text:p>180</text:p>
          </table:table-cell>
          <table:table-cell table:style-name="ce10" table:formula="of:=VLOOKUP([.$D300];[$'Data_Classification for Summary'.$A$1:.$I$103];7;0)" office:value-type="float" office:value="0">
            <text:p/>
          </table:table-cell>
          <table:table-cell table:style-name="ce10" table:formula="of:=VLOOKUP([.$D300];[$'Data_Classification for Summary'.$A$1:.$I$103];9;0)" office:value-type="float" office:value="0">
            <text:p/>
          </table:table-cell>
          <table:table-cell table:style-name="ce92" office:value-type="float" office:value="900">
            <text:p>90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Height_measured</text:p>
          </table:table-cell>
          <table:table-cell table:style-name="ce10" office:value-type="string">
            <text:p>Height(cm)</text:p>
          </table:table-cell>
          <table:table-cell table:formula="of:=[.C300]+1" office:value-type="float" office:value="297">
            <text:p>297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01];[$'Data_Classification for Summary'.$A$1:.$I$103];3;0)" office:value-type="float" office:value="10">
            <text:p>10</text:p>
          </table:table-cell>
          <table:table-cell table:style-name="ce10" table:formula="of:=VLOOKUP([.$D301];[$'Data_Classification for Summary'.$A$1:.$I$103];5;0)" office:value-type="float" office:value="1">
            <text:p>1</text:p>
          </table:table-cell>
          <table:table-cell table:style-name="ce10" table:formula="of:=VLOOKUP([.$D301];[$'Data_Classification for Summary'.$A$1:.$I$103];7;0)" office:value-type="float" office:value="0">
            <text:p/>
          </table:table-cell>
          <table:table-cell table:style-name="ce10" table:formula="of:=VLOOKUP([.$D301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257">
            <text:p>70257</text:p>
          </table:table-cell>
          <table:table-cell table:style-name="ce97" office:value-type="string">
            <text:p>Physical Exam - Height (cm)</text:p>
          </table:table-cell>
          <table:table-cell table:number-columns-repeated="1012"/>
        </table:table-row>
        <table:table-row table:style-name="ro4">
          <table:table-cell office:value-type="string">
            <text:p>Weight_measured</text:p>
          </table:table-cell>
          <table:table-cell table:style-name="ce10" office:value-type="string">
            <text:p>Weight(kg)</text:p>
          </table:table-cell>
          <table:table-cell table:formula="of:=[.C301]+1" office:value-type="float" office:value="298">
            <text:p>298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02];[$'Data_Classification for Summary'.$A$1:.$I$103];3;0)" office:value-type="float" office:value="10">
            <text:p>10</text:p>
          </table:table-cell>
          <table:table-cell table:style-name="ce10" table:formula="of:=VLOOKUP([.$D302];[$'Data_Classification for Summary'.$A$1:.$I$103];5;0)" office:value-type="float" office:value="1">
            <text:p>1</text:p>
          </table:table-cell>
          <table:table-cell table:style-name="ce10" table:formula="of:=VLOOKUP([.$D302];[$'Data_Classification for Summary'.$A$1:.$I$103];7;0)" office:value-type="float" office:value="0">
            <text:p/>
          </table:table-cell>
          <table:table-cell table:style-name="ce10" table:formula="of:=VLOOKUP([.$D302];[$'Data_Classification for Summary'.$A$1:.$I$103];9;0)" office:value-type="float" office:value="0">
            <text:p/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264">
            <text:p>70264</text:p>
          </table:table-cell>
          <table:table-cell table:style-name="ce97" office:value-type="string">
            <text:p>Physical Exam - Weight (kg)</text:p>
          </table:table-cell>
          <table:table-cell table:number-columns-repeated="1012"/>
        </table:table-row>
        <table:table-row table:style-name="ro4">
          <table:table-cell office:value-type="string">
            <text:p>BMI</text:p>
          </table:table-cell>
          <table:table-cell table:style-name="ce10" office:value-type="string">
            <text:p>BMI</text:p>
          </table:table-cell>
          <table:table-cell table:formula="of:=[.C302]+1" office:value-type="float" office:value="299">
            <text:p>299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03];[$'Data_Classification for Summary'.$A$1:.$I$103];3;0)" office:value-type="float" office:value="10">
            <text:p>10</text:p>
          </table:table-cell>
          <table:table-cell table:style-name="ce10" table:formula="of:=VLOOKUP([.$D303];[$'Data_Classification for Summary'.$A$1:.$I$103];5;0)" office:value-type="float" office:value="1">
            <text:p>1</text:p>
          </table:table-cell>
          <table:table-cell table:style-name="ce10" table:formula="of:=VLOOKUP([.$D303];[$'Data_Classification for Summary'.$A$1:.$I$103];7;0)" office:value-type="float" office:value="0">
            <text:p/>
          </table:table-cell>
          <table:table-cell table:style-name="ce10" table:formula="of:=VLOOKUP([.$D303];[$'Data_Classification for Summary'.$A$1:.$I$103];9;0)" office:value-type="float" office:value="0">
            <text:p/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253">
            <text:p>70253</text:p>
          </table:table-cell>
          <table:table-cell table:style-name="ce97" office:value-type="string">
            <text:p>Physical Exam - Body Mass Index</text:p>
          </table:table-cell>
          <table:table-cell table:number-columns-repeated="1012"/>
        </table:table-row>
        <table:table-row table:style-name="ro4">
          <table:table-cell office:value-type="string">
            <text:p>BSA</text:p>
          </table:table-cell>
          <table:table-cell table:style-name="ce10" office:value-type="string">
            <text:p>BSA</text:p>
          </table:table-cell>
          <table:table-cell table:formula="of:=[.C303]+1" office:value-type="float" office:value="300">
            <text:p>300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04];[$'Data_Classification for Summary'.$A$1:.$I$103];3;0)" office:value-type="float" office:value="10">
            <text:p>10</text:p>
          </table:table-cell>
          <table:table-cell table:style-name="ce10" table:formula="of:=VLOOKUP([.$D304];[$'Data_Classification for Summary'.$A$1:.$I$103];5;0)" office:value-type="float" office:value="1">
            <text:p>1</text:p>
          </table:table-cell>
          <table:table-cell table:style-name="ce10" table:formula="of:=VLOOKUP([.$D304];[$'Data_Classification for Summary'.$A$1:.$I$103];7;0)" office:value-type="float" office:value="0">
            <text:p/>
          </table:table-cell>
          <table:table-cell table:style-name="ce10" table:formula="of:=VLOOKUP([.$D304];[$'Data_Classification for Summary'.$A$1:.$I$103];9;0)" office:value-type="float" office:value="0">
            <text:p/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254">
            <text:p>70254</text:p>
          </table:table-cell>
          <table:table-cell table:style-name="ce97" office:value-type="string">
            <text:p>Physical Exam - Body Surface Area</text:p>
          </table:table-cell>
          <table:table-cell table:number-columns-repeated="1012"/>
        </table:table-row>
        <table:table-row table:style-name="ro4">
          <table:table-cell office:value-type="string">
            <text:p>Heart_rate</text:p>
          </table:table-cell>
          <table:table-cell table:style-name="ce10" office:value-type="string">
            <text:p>HR</text:p>
          </table:table-cell>
          <table:table-cell table:formula="of:=[.C304]+1" office:value-type="float" office:value="301">
            <text:p>301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05];[$'Data_Classification for Summary'.$A$1:.$I$103];3;0)" office:value-type="float" office:value="10">
            <text:p>10</text:p>
          </table:table-cell>
          <table:table-cell table:style-name="ce10" table:formula="of:=VLOOKUP([.$D305];[$'Data_Classification for Summary'.$A$1:.$I$103];5;0)" office:value-type="float" office:value="1">
            <text:p>1</text:p>
          </table:table-cell>
          <table:table-cell table:style-name="ce10" table:formula="of:=VLOOKUP([.$D305];[$'Data_Classification for Summary'.$A$1:.$I$103];7;0)" office:value-type="float" office:value="0">
            <text:p/>
          </table:table-cell>
          <table:table-cell table:style-name="ce10" table:formula="of:=VLOOKUP([.$D305];[$'Data_Classification for Summary'.$A$1:.$I$103];9;0)" office:value-type="float" office:value="0">
            <text:p/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210">
            <text:p>70210</text:p>
          </table:table-cell>
          <table:table-cell table:style-name="ce97" office:value-type="string">
            <text:p>Physical Exam - Pulse Rate</text:p>
          </table:table-cell>
          <table:table-cell table:number-columns-repeated="1012"/>
        </table:table-row>
        <table:table-row table:style-name="ro4">
          <table:table-cell office:value-type="string">
            <text:p>BP_Systolic</text:p>
          </table:table-cell>
          <table:table-cell table:style-name="ce10" office:value-type="string">
            <text:p>BP systolic</text:p>
          </table:table-cell>
          <table:table-cell table:formula="of:=[.C305]+1" office:value-type="float" office:value="302">
            <text:p>302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06];[$'Data_Classification for Summary'.$A$1:.$I$103];3;0)" office:value-type="float" office:value="10">
            <text:p>10</text:p>
          </table:table-cell>
          <table:table-cell table:style-name="ce10" table:formula="of:=VLOOKUP([.$D306];[$'Data_Classification for Summary'.$A$1:.$I$103];5;0)" office:value-type="float" office:value="1">
            <text:p>1</text:p>
          </table:table-cell>
          <table:table-cell table:style-name="ce10" table:formula="of:=VLOOKUP([.$D306];[$'Data_Classification for Summary'.$A$1:.$I$103];7;0)" office:value-type="float" office:value="0">
            <text:p/>
          </table:table-cell>
          <table:table-cell table:style-name="ce10" table:formula="of:=VLOOKUP([.$D306];[$'Data_Classification for Summary'.$A$1:.$I$103];9;0)" office:value-type="float" office:value="0">
            <text:p/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212">
            <text:p>70212</text:p>
          </table:table-cell>
          <table:table-cell table:style-name="ce97" office:value-type="string">
            <text:p>Physical Exam - BP Sys</text:p>
          </table:table-cell>
          <table:table-cell table:number-columns-repeated="1012"/>
        </table:table-row>
        <table:table-row table:style-name="ro4">
          <table:table-cell office:value-type="string">
            <text:p>BP_Diastolic</text:p>
          </table:table-cell>
          <table:table-cell table:style-name="ce10" office:value-type="string">
            <text:p>BP diastolic</text:p>
          </table:table-cell>
          <table:table-cell table:formula="of:=[.C306]+1" office:value-type="float" office:value="303">
            <text:p>303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07];[$'Data_Classification for Summary'.$A$1:.$I$103];3;0)" office:value-type="float" office:value="10">
            <text:p>10</text:p>
          </table:table-cell>
          <table:table-cell table:style-name="ce10" table:formula="of:=VLOOKUP([.$D307];[$'Data_Classification for Summary'.$A$1:.$I$103];5;0)" office:value-type="float" office:value="1">
            <text:p>1</text:p>
          </table:table-cell>
          <table:table-cell table:style-name="ce10" table:formula="of:=VLOOKUP([.$D307];[$'Data_Classification for Summary'.$A$1:.$I$103];7;0)" office:value-type="float" office:value="0">
            <text:p/>
          </table:table-cell>
          <table:table-cell table:style-name="ce10" table:formula="of:=VLOOKUP([.$D307];[$'Data_Classification for Summary'.$A$1:.$I$103];9;0)" office:value-type="float" office:value="0">
            <text:p/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211">
            <text:p>70211</text:p>
          </table:table-cell>
          <table:table-cell table:style-name="ce97" office:value-type="string">
            <text:p>Physical Exam - BP Dias</text:p>
          </table:table-cell>
          <table:table-cell table:number-columns-repeated="1012"/>
        </table:table-row>
        <table:table-row table:style-name="ro4">
          <table:table-cell office:value-type="string">
            <text:p>BP_Mean</text:p>
          </table:table-cell>
          <table:table-cell table:style-name="ce10" office:value-type="string">
            <text:p>Mean BP</text:p>
          </table:table-cell>
          <table:table-cell table:formula="of:=[.C307]+1" office:value-type="float" office:value="304">
            <text:p>304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08];[$'Data_Classification for Summary'.$A$1:.$I$103];3;0)" office:value-type="float" office:value="10">
            <text:p>10</text:p>
          </table:table-cell>
          <table:table-cell table:style-name="ce10" table:formula="of:=VLOOKUP([.$D308];[$'Data_Classification for Summary'.$A$1:.$I$103];5;0)" office:value-type="float" office:value="1">
            <text:p>1</text:p>
          </table:table-cell>
          <table:table-cell table:style-name="ce10" table:formula="of:=VLOOKUP([.$D308];[$'Data_Classification for Summary'.$A$1:.$I$103];7;0)" office:value-type="float" office:value="0">
            <text:p/>
          </table:table-cell>
          <table:table-cell table:style-name="ce10" table:formula="of:=VLOOKUP([.$D308];[$'Data_Classification for Summary'.$A$1:.$I$103];9;0)" office:value-type="float" office:value="0">
            <text:p/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BP_Systolic_/_Diastolic</text:p>
          </table:table-cell>
          <table:table-cell office:value-type="string">
            <text:p>BP</text:p>
          </table:table-cell>
          <table:table-cell table:formula="of:=[.C308]+1" office:value-type="float" office:value="305">
            <text:p>305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09];[$'Data_Classification for Summary'.$A$1:.$I$103];3;0)" office:value-type="float" office:value="10">
            <text:p>10</text:p>
          </table:table-cell>
          <table:table-cell table:style-name="ce10" table:formula="of:=VLOOKUP([.$D309];[$'Data_Classification for Summary'.$A$1:.$I$103];5;0)" office:value-type="float" office:value="1">
            <text:p>1</text:p>
          </table:table-cell>
          <table:table-cell table:style-name="ce10" table:formula="of:=VLOOKUP([.$D309];[$'Data_Classification for Summary'.$A$1:.$I$103];7;0)" office:value-type="float" office:value="0">
            <text:p/>
          </table:table-cell>
          <table:table-cell table:style-name="ce10" table:formula="of:=VLOOKUP([.$D309];[$'Data_Classification for Summary'.$A$1:.$I$103];9;0)" office:value-type="float" office:value="0">
            <text:p/>
          </table:table-cell>
          <table:table-cell office:value-type="float" office:value="9">
            <text:p>9</text:p>
          </table:table-cell>
          <table:table-cell table:style-name="ce10" office:value-type="string">
            <text:p>Recent</text:p>
          </table:table-cell>
          <table:table-cell table:style-name="ce97" office:value-type="float" office:value="71120">
            <text:p>71120</text:p>
          </table:table-cell>
          <table:table-cell table:style-name="ce97" office:value-type="string">
            <text:p>Physical Exam - BP Sys/Dias Combined</text:p>
          </table:table-cell>
          <table:table-cell table:number-columns-repeated="1012"/>
        </table:table-row>
        <table:table-row table:style-name="ro4">
          <table:table-cell office:value-type="string">
            <text:p>Inspired_O2</text:p>
          </table:table-cell>
          <table:table-cell table:style-name="ce10" office:value-type="string">
            <text:p>FiO2</text:p>
          </table:table-cell>
          <table:table-cell table:formula="of:=[.C309]+1" office:value-type="float" office:value="306">
            <text:p>306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10];[$'Data_Classification for Summary'.$A$1:.$I$103];3;0)" office:value-type="float" office:value="10">
            <text:p>10</text:p>
          </table:table-cell>
          <table:table-cell table:style-name="ce10" table:formula="of:=VLOOKUP([.$D310];[$'Data_Classification for Summary'.$A$1:.$I$103];5;0)" office:value-type="float" office:value="1">
            <text:p>1</text:p>
          </table:table-cell>
          <table:table-cell table:style-name="ce10" table:formula="of:=VLOOKUP([.$D310];[$'Data_Classification for Summary'.$A$1:.$I$103];7;0)" office:value-type="float" office:value="0">
            <text:p/>
          </table:table-cell>
          <table:table-cell table:style-name="ce10" table:formula="of:=VLOOKUP([.$D310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Oxygen_Saturation</text:p>
          </table:table-cell>
          <table:table-cell table:style-name="ce10" office:value-type="string">
            <text:p>SpO2</text:p>
          </table:table-cell>
          <table:table-cell table:formula="of:=[.C310]+1" office:value-type="float" office:value="307">
            <text:p>307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11];[$'Data_Classification for Summary'.$A$1:.$I$103];3;0)" office:value-type="float" office:value="10">
            <text:p>10</text:p>
          </table:table-cell>
          <table:table-cell table:style-name="ce10" table:formula="of:=VLOOKUP([.$D311];[$'Data_Classification for Summary'.$A$1:.$I$103];5;0)" office:value-type="float" office:value="1">
            <text:p>1</text:p>
          </table:table-cell>
          <table:table-cell table:style-name="ce10" table:formula="of:=VLOOKUP([.$D311];[$'Data_Classification for Summary'.$A$1:.$I$103];7;0)" office:value-type="float" office:value="0">
            <text:p/>
          </table:table-cell>
          <table:table-cell table:style-name="ce10" table:formula="of:=VLOOKUP([.$D311];[$'Data_Classification for Summary'.$A$1:.$I$103];9;0)" office:value-type="float" office:value="0">
            <text:p/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214">
            <text:p>70214</text:p>
          </table:table-cell>
          <table:table-cell table:style-name="ce97" office:value-type="string">
            <text:p>Physical Exam - SaO2</text:p>
          </table:table-cell>
          <table:table-cell table:number-columns-repeated="1012"/>
        </table:table-row>
        <table:table-row table:style-name="ro4">
          <table:table-cell office:value-type="string">
            <text:p>Respiratory_Rate</text:p>
          </table:table-cell>
          <table:table-cell office:value-type="string">
            <text:p>RR</text:p>
          </table:table-cell>
          <table:table-cell table:formula="of:=[.C311]+1" office:value-type="float" office:value="308">
            <text:p>308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12];[$'Data_Classification for Summary'.$A$1:.$I$103];3;0)" office:value-type="float" office:value="10">
            <text:p>10</text:p>
          </table:table-cell>
          <table:table-cell table:style-name="ce10" table:formula="of:=VLOOKUP([.$D312];[$'Data_Classification for Summary'.$A$1:.$I$103];5;0)" office:value-type="float" office:value="1">
            <text:p>1</text:p>
          </table:table-cell>
          <table:table-cell table:style-name="ce10" table:formula="of:=VLOOKUP([.$D312];[$'Data_Classification for Summary'.$A$1:.$I$103];7;0)" office:value-type="float" office:value="0">
            <text:p/>
          </table:table-cell>
          <table:table-cell table:style-name="ce10" table:formula="of:=VLOOKUP([.$D312];[$'Data_Classification for Summary'.$A$1:.$I$103];9;0)" office:value-type="float" office:value="0">
            <text:p/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213">
            <text:p>70213</text:p>
          </table:table-cell>
          <table:table-cell table:style-name="ce97" office:value-type="string">
            <text:p>Physical Exam - Resp Rate</text:p>
          </table:table-cell>
          <table:table-cell table:number-columns-repeated="1012"/>
        </table:table-row>
        <table:table-row table:style-name="ro4">
          <table:table-cell office:value-type="string">
            <text:p>Temperature</text:p>
          </table:table-cell>
          <table:table-cell table:style-name="ce10" office:value-type="string">
            <text:p>Temperature</text:p>
          </table:table-cell>
          <table:table-cell table:formula="of:=[.C312]+1" office:value-type="float" office:value="309">
            <text:p>309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13];[$'Data_Classification for Summary'.$A$1:.$I$103];3;0)" office:value-type="float" office:value="10">
            <text:p>10</text:p>
          </table:table-cell>
          <table:table-cell table:style-name="ce10" table:formula="of:=VLOOKUP([.$D313];[$'Data_Classification for Summary'.$A$1:.$I$103];5;0)" office:value-type="float" office:value="1">
            <text:p>1</text:p>
          </table:table-cell>
          <table:table-cell table:style-name="ce10" table:formula="of:=VLOOKUP([.$D313];[$'Data_Classification for Summary'.$A$1:.$I$103];7;0)" office:value-type="float" office:value="0">
            <text:p/>
          </table:table-cell>
          <table:table-cell table:style-name="ce10" table:formula="of:=VLOOKUP([.$D313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246">
            <text:p>70246</text:p>
          </table:table-cell>
          <table:table-cell table:style-name="ce97" office:value-type="string">
            <text:p>Physical Exam - Temperature</text:p>
          </table:table-cell>
          <table:table-cell table:number-columns-repeated="1012"/>
        </table:table-row>
        <table:table-row table:style-name="ro4">
          <table:table-cell office:value-type="string">
            <text:p>Poor_nutrition</text:p>
          </table:table-cell>
          <table:table-cell table:style-name="ce10" office:value-type="string">
            <text:p>Poor nutrition</text:p>
          </table:table-cell>
          <table:table-cell table:formula="of:=[.C313]+1" office:value-type="float" office:value="310">
            <text:p>310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14];[$'Data_Classification for Summary'.$A$1:.$I$103];3;0)" office:value-type="float" office:value="10">
            <text:p>10</text:p>
          </table:table-cell>
          <table:table-cell table:style-name="ce10" table:formula="of:=VLOOKUP([.$D314];[$'Data_Classification for Summary'.$A$1:.$I$103];5;0)" office:value-type="float" office:value="1">
            <text:p>1</text:p>
          </table:table-cell>
          <table:table-cell table:style-name="ce10" table:formula="of:=VLOOKUP([.$D314];[$'Data_Classification for Summary'.$A$1:.$I$103];7;0)" office:value-type="float" office:value="0">
            <text:p/>
          </table:table-cell>
          <table:table-cell table:style-name="ce10" table:formula="of:=VLOOKUP([.$D314];[$'Data_Classification for Summary'.$A$1:.$I$103];9;0)" office:value-type="float" office:value="0">
            <text:p/>
          </table:table-cell>
          <table:table-cell table:style-name="ce10" office:value-type="float" office:value="500">
            <text:p>500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deal_body_weight</text:p>
          </table:table-cell>
          <table:table-cell office:value-type="string">
            <text:p>Ideal body weight</text:p>
          </table:table-cell>
          <table:table-cell table:formula="of:=[.C314]+1" office:value-type="float" office:value="311">
            <text:p>311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15];[$'Data_Classification for Summary'.$A$1:.$I$103];3;0)" office:value-type="float" office:value="10">
            <text:p>10</text:p>
          </table:table-cell>
          <table:table-cell table:style-name="ce10" table:formula="of:=VLOOKUP([.$D315];[$'Data_Classification for Summary'.$A$1:.$I$103];5;0)" office:value-type="float" office:value="1">
            <text:p>1</text:p>
          </table:table-cell>
          <table:table-cell table:style-name="ce10" table:formula="of:=VLOOKUP([.$D315];[$'Data_Classification for Summary'.$A$1:.$I$103];7;0)" office:value-type="float" office:value="0">
            <text:p/>
          </table:table-cell>
          <table:table-cell table:style-name="ce10" table:formula="of:=VLOOKUP([.$D315];[$'Data_Classification for Summary'.$A$1:.$I$103];9;0)" office:value-type="float" office:value="0">
            <text:p/>
          </table:table-cell>
          <table:table-cell table:style-name="ce10" office:value-type="float" office:value="505">
            <text:p>505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259">
            <text:p>70259</text:p>
          </table:table-cell>
          <table:table-cell table:style-name="ce97" office:value-type="string">
            <text:p>Physical Exam - Ideal Body Weight</text:p>
          </table:table-cell>
          <table:table-cell table:number-columns-repeated="1012"/>
        </table:table-row>
        <table:table-row table:style-name="ro4">
          <table:table-cell office:value-type="string">
            <text:p>Skin_examination</text:p>
          </table:table-cell>
          <table:table-cell office:value-type="string">
            <text:p>Skin</text:p>
          </table:table-cell>
          <table:table-cell table:formula="of:=[.C315]+1" office:value-type="float" office:value="312">
            <text:p>312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16];[$'Data_Classification for Summary'.$A$1:.$I$103];3;0)" office:value-type="float" office:value="10">
            <text:p>10</text:p>
          </table:table-cell>
          <table:table-cell table:style-name="ce10" table:formula="of:=VLOOKUP([.$D316];[$'Data_Classification for Summary'.$A$1:.$I$103];5;0)" office:value-type="float" office:value="1">
            <text:p>1</text:p>
          </table:table-cell>
          <table:table-cell table:style-name="ce10" table:formula="of:=VLOOKUP([.$D316];[$'Data_Classification for Summary'.$A$1:.$I$103];7;0)" office:value-type="float" office:value="0">
            <text:p/>
          </table:table-cell>
          <table:table-cell table:style-name="ce10" table:formula="of:=VLOOKUP([.$D316];[$'Data_Classification for Summary'.$A$1:.$I$103];9;0)" office:value-type="float" office:value="0">
            <text:p/>
          </table:table-cell>
          <table:table-cell table:style-name="ce10" office:value-type="float" office:value="750">
            <text:p>750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315">
            <text:p>70315</text:p>
          </table:table-cell>
          <table:table-cell table:style-name="ce97" office:value-type="string">
            <text:p>Physical Exam - Integument</text:p>
          </table:table-cell>
          <table:table-cell table:number-columns-repeated="1012"/>
        </table:table-row>
        <table:table-row table:style-name="ro4">
          <table:table-cell office:value-type="string">
            <text:p>Extremity_examination</text:p>
          </table:table-cell>
          <table:table-cell office:value-type="string">
            <text:p>Extremities</text:p>
          </table:table-cell>
          <table:table-cell table:formula="of:=[.C316]+1" office:value-type="float" office:value="313">
            <text:p>313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17];[$'Data_Classification for Summary'.$A$1:.$I$103];3;0)" office:value-type="float" office:value="10">
            <text:p>10</text:p>
          </table:table-cell>
          <table:table-cell table:style-name="ce10" table:formula="of:=VLOOKUP([.$D317];[$'Data_Classification for Summary'.$A$1:.$I$103];5;0)" office:value-type="float" office:value="1">
            <text:p>1</text:p>
          </table:table-cell>
          <table:table-cell table:style-name="ce10" table:formula="of:=VLOOKUP([.$D317];[$'Data_Classification for Summary'.$A$1:.$I$103];7;0)" office:value-type="float" office:value="0">
            <text:p/>
          </table:table-cell>
          <table:table-cell table:style-name="ce10" table:formula="of:=VLOOKUP([.$D317];[$'Data_Classification for Summary'.$A$1:.$I$103];9;0)" office:value-type="float" office:value="0">
            <text:p/>
          </table:table-cell>
          <table:table-cell table:style-name="ce10" office:value-type="float" office:value="755">
            <text:p>755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421">
            <text:p>70421</text:p>
          </table:table-cell>
          <table:table-cell table:style-name="ce97" office:value-type="string">
            <text:p>Physical Exam - Extremities</text:p>
          </table:table-cell>
          <table:table-cell table:number-columns-repeated="1012"/>
        </table:table-row>
        <table:table-row table:style-name="ro4">
          <table:table-cell office:value-type="string">
            <text:p>Existing_vascular_access</text:p>
          </table:table-cell>
          <table:table-cell table:style-name="ce10" office:value-type="string">
            <text:p>Existing vascular access</text:p>
          </table:table-cell>
          <table:table-cell table:formula="of:=[.C317]+1" office:value-type="float" office:value="314">
            <text:p>314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18];[$'Data_Classification for Summary'.$A$1:.$I$103];3;0)" office:value-type="float" office:value="10">
            <text:p>10</text:p>
          </table:table-cell>
          <table:table-cell table:style-name="ce10" table:formula="of:=VLOOKUP([.$D318];[$'Data_Classification for Summary'.$A$1:.$I$103];5;0)" office:value-type="float" office:value="1">
            <text:p>1</text:p>
          </table:table-cell>
          <table:table-cell table:style-name="ce10" table:formula="of:=VLOOKUP([.$D318];[$'Data_Classification for Summary'.$A$1:.$I$103];7;0)" office:value-type="float" office:value="0">
            <text:p/>
          </table:table-cell>
          <table:table-cell table:style-name="ce10" table:formula="of:=VLOOKUP([.$D318];[$'Data_Classification for Summary'.$A$1:.$I$103];9;0)" office:value-type="float" office:value="0">
            <text:p/>
          </table:table-cell>
          <table:table-cell table:style-name="ce10" office:value-type="float" office:value="800">
            <text:p>800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312">
            <text:p>70312</text:p>
          </table:table-cell>
          <table:table-cell table:style-name="ce97" office:value-type="string">
            <text:p>Physical Exam - Existing Vascular Access</text:p>
          </table:table-cell>
          <table:table-cell table:number-columns-repeated="1012"/>
        </table:table-row>
        <table:table-row table:style-name="ro4">
          <table:table-cell office:value-type="string">
            <text:p>Physical_examination_comments</text:p>
          </table:table-cell>
          <table:table-cell office:value-type="string">
            <text:p>Other comments</text:p>
          </table:table-cell>
          <table:table-cell table:formula="of:=[.C318]+1" office:value-type="float" office:value="315">
            <text:p>315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19];[$'Data_Classification for Summary'.$A$1:.$I$103];3;0)" office:value-type="float" office:value="10">
            <text:p>10</text:p>
          </table:table-cell>
          <table:table-cell table:style-name="ce10" table:formula="of:=VLOOKUP([.$D319];[$'Data_Classification for Summary'.$A$1:.$I$103];5;0)" office:value-type="float" office:value="1">
            <text:p>1</text:p>
          </table:table-cell>
          <table:table-cell table:style-name="ce10" table:formula="of:=VLOOKUP([.$D319];[$'Data_Classification for Summary'.$A$1:.$I$103];7;0)" office:value-type="float" office:value="0">
            <text:p/>
          </table:table-cell>
          <table:table-cell table:style-name="ce10" table:formula="of:=VLOOKUP([.$D319];[$'Data_Classification for Summary'.$A$1:.$I$103];9;0)" office:value-type="float" office:value="0">
            <text:p/>
          </table:table-cell>
          <table:table-cell table:style-name="ce10" office:value-type="float" office:value="900">
            <text:p>900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263">
            <text:p>70263</text:p>
          </table:table-cell>
          <table:table-cell table:style-name="ce97" office:value-type="string">
            <text:p>Physical Exam - Other Comments</text:p>
          </table:table-cell>
          <table:table-cell table:number-columns-repeated="1012"/>
        </table:table-row>
        <table:table-row table:style-name="ro4">
          <table:table-cell office:value-type="string">
            <text:p>Heart_auscultation</text:p>
          </table:table-cell>
          <table:table-cell table:style-name="ce10" office:value-type="string">
            <text:p>Heart auscultation</text:p>
          </table:table-cell>
          <table:table-cell table:formula="of:=[.C319]+1" office:value-type="float" office:value="316">
            <text:p>316</text:p>
          </table:table-cell>
          <table:table-cell table:style-name="ce10" office:value-type="string">
            <text:p>Physical Examination,Cardiovascular,,</text:p>
          </table:table-cell>
          <table:table-cell table:style-name="ce10" table:formula="of:=VLOOKUP([.$D320];[$'Data_Classification for Summary'.$A$1:.$I$103];3;0)" office:value-type="float" office:value="10">
            <text:p>10</text:p>
          </table:table-cell>
          <table:table-cell table:style-name="ce10" table:formula="of:=VLOOKUP([.$D320];[$'Data_Classification for Summary'.$A$1:.$I$103];5;0)" office:value-type="float" office:value="3">
            <text:p>3</text:p>
          </table:table-cell>
          <table:table-cell table:style-name="ce10" table:formula="of:=VLOOKUP([.$D320];[$'Data_Classification for Summary'.$A$1:.$I$103];7;0)" office:value-type="float" office:value="0">
            <text:p/>
          </table:table-cell>
          <table:table-cell table:style-name="ce10" table:formula="of:=VLOOKUP([.$D320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255">
            <text:p>70255</text:p>
          </table:table-cell>
          <table:table-cell table:style-name="ce97" office:value-type="string">
            <text:p>Physical Exam - Cardiac Auscultation and Exam</text:p>
          </table:table-cell>
          <table:table-cell table:number-columns-repeated="1012"/>
        </table:table-row>
        <table:table-row table:style-name="ro4">
          <table:table-cell office:value-type="string">
            <text:p>Lung_auscultation</text:p>
          </table:table-cell>
          <table:table-cell table:style-name="ce10" office:value-type="string">
            <text:p>Lung auscultation</text:p>
          </table:table-cell>
          <table:table-cell table:formula="of:=[.C320]+1" office:value-type="float" office:value="317">
            <text:p>317</text:p>
          </table:table-cell>
          <table:table-cell table:style-name="ce10" office:value-type="string">
            <text:p>Physical Examination,Respiratory,,</text:p>
          </table:table-cell>
          <table:table-cell table:style-name="ce10" table:formula="of:=VLOOKUP([.$D321];[$'Data_Classification for Summary'.$A$1:.$I$103];3;0)" office:value-type="float" office:value="10">
            <text:p>10</text:p>
          </table:table-cell>
          <table:table-cell table:style-name="ce10" table:formula="of:=VLOOKUP([.$D321];[$'Data_Classification for Summary'.$A$1:.$I$103];5;0)" office:value-type="float" office:value="4">
            <text:p>4</text:p>
          </table:table-cell>
          <table:table-cell table:style-name="ce10" table:formula="of:=VLOOKUP([.$D321];[$'Data_Classification for Summary'.$A$1:.$I$103];7;0)" office:value-type="float" office:value="0">
            <text:p/>
          </table:table-cell>
          <table:table-cell table:style-name="ce10" table:formula="of:=VLOOKUP([.$D321];[$'Data_Classification for Summary'.$A$1:.$I$103];9;0)" office:value-type="float" office:value="0">
            <text:p/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261">
            <text:p>70261</text:p>
          </table:table-cell>
          <table:table-cell table:style-name="ce97" office:value-type="string">
            <text:p>Physical Exam - Lung Fields</text:p>
          </table:table-cell>
          <table:table-cell table:number-columns-repeated="1012"/>
        </table:table-row>
        <table:table-row table:style-name="ro4">
          <table:table-cell office:value-type="string">
            <text:p>Ramsey_agitation_sedation_score</text:p>
          </table:table-cell>
          <table:table-cell table:style-name="ce10" office:value-type="string">
            <text:p>RASS</text:p>
          </table:table-cell>
          <table:table-cell table:formula="of:=[.C321]+1" office:value-type="float" office:value="318">
            <text:p>318</text:p>
          </table:table-cell>
          <table:table-cell table:style-name="ce10" office:value-type="string">
            <text:p>Physical Examination,Neurological,,</text:p>
          </table:table-cell>
          <table:table-cell table:style-name="ce10" table:formula="of:=VLOOKUP([.$D322];[$'Data_Classification for Summary'.$A$1:.$I$103];3;0)" office:value-type="float" office:value="10">
            <text:p>10</text:p>
          </table:table-cell>
          <table:table-cell table:style-name="ce10" table:formula="of:=VLOOKUP([.$D322];[$'Data_Classification for Summary'.$A$1:.$I$103];5;0)" office:value-type="float" office:value="5">
            <text:p>5</text:p>
          </table:table-cell>
          <table:table-cell table:style-name="ce10" table:formula="of:=VLOOKUP([.$D322];[$'Data_Classification for Summary'.$A$1:.$I$103];7;0)" office:value-type="float" office:value="0">
            <text:p/>
          </table:table-cell>
          <table:table-cell table:style-name="ce10" table:formula="of:=VLOOKUP([.$D322];[$'Data_Classification for Summary'.$A$1:.$I$103];9;0)" office:value-type="float" office:value="0">
            <text:p/>
          </table:table-cell>
          <table:table-cell table:style-name="ce10" office:value-type="float" office:value="55">
            <text:p>55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Glasgow_Coma_Score_is_15</text:p>
          </table:table-cell>
          <table:table-cell table:style-name="ce92" office:value-type="string">
            <text:p>GCS 15</text:p>
          </table:table-cell>
          <table:table-cell table:formula="of:=[.C322]+1" office:value-type="float" office:value="319">
            <text:p>319</text:p>
          </table:table-cell>
          <table:table-cell table:style-name="ce10" office:value-type="string">
            <text:p>Physical Examination,Neurological,,</text:p>
          </table:table-cell>
          <table:table-cell table:style-name="ce10" table:formula="of:=VLOOKUP([.$D323];[$'Data_Classification for Summary'.$A$1:.$I$103];3;0)" office:value-type="float" office:value="10">
            <text:p>10</text:p>
          </table:table-cell>
          <table:table-cell table:style-name="ce10" table:formula="of:=VLOOKUP([.$D323];[$'Data_Classification for Summary'.$A$1:.$I$103];5;0)" office:value-type="float" office:value="5">
            <text:p>5</text:p>
          </table:table-cell>
          <table:table-cell table:style-name="ce10" table:formula="of:=VLOOKUP([.$D323];[$'Data_Classification for Summary'.$A$1:.$I$103];7;0)" office:value-type="float" office:value="0">
            <text:p/>
          </table:table-cell>
          <table:table-cell table:style-name="ce10" table:formula="of:=VLOOKUP([.$D323];[$'Data_Classification for Summary'.$A$1:.$I$103];9;0)" office:value-type="float" office:value="0">
            <text:p/>
          </table:table-cell>
          <table:table-cell table:style-name="ce92" office:value-type="float" office:value="60">
            <text:p>60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GCS_E</text:p>
          </table:table-cell>
          <table:table-cell table:style-name="ce92" office:value-type="string">
            <text:p>GCS E</text:p>
          </table:table-cell>
          <table:table-cell table:formula="of:=[.C323]+1" office:value-type="float" office:value="320">
            <text:p>320</text:p>
          </table:table-cell>
          <table:table-cell table:style-name="ce10" office:value-type="string">
            <text:p>Physical Examination,Neurological,,</text:p>
          </table:table-cell>
          <table:table-cell table:style-name="ce10" table:formula="of:=VLOOKUP([.$D324];[$'Data_Classification for Summary'.$A$1:.$I$103];3;0)" office:value-type="float" office:value="10">
            <text:p>10</text:p>
          </table:table-cell>
          <table:table-cell table:style-name="ce10" table:formula="of:=VLOOKUP([.$D324];[$'Data_Classification for Summary'.$A$1:.$I$103];5;0)" office:value-type="float" office:value="5">
            <text:p>5</text:p>
          </table:table-cell>
          <table:table-cell table:style-name="ce10" table:formula="of:=VLOOKUP([.$D324];[$'Data_Classification for Summary'.$A$1:.$I$103];7;0)" office:value-type="float" office:value="0">
            <text:p/>
          </table:table-cell>
          <table:table-cell table:style-name="ce10" table:formula="of:=VLOOKUP([.$D324];[$'Data_Classification for Summary'.$A$1:.$I$103];9;0)" office:value-type="float" office:value="0">
            <text:p/>
          </table:table-cell>
          <table:table-cell table:style-name="ce96" office:value-type="float" office:value="805">
            <text:p>805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GCS_V</text:p>
          </table:table-cell>
          <table:table-cell table:style-name="ce92" office:value-type="string">
            <text:p>GCS V</text:p>
          </table:table-cell>
          <table:table-cell table:formula="of:=[.C324]+1" office:value-type="float" office:value="321">
            <text:p>321</text:p>
          </table:table-cell>
          <table:table-cell table:style-name="ce10" office:value-type="string">
            <text:p>Physical Examination,Neurological,,</text:p>
          </table:table-cell>
          <table:table-cell table:style-name="ce10" table:formula="of:=VLOOKUP([.$D325];[$'Data_Classification for Summary'.$A$1:.$I$103];3;0)" office:value-type="float" office:value="10">
            <text:p>10</text:p>
          </table:table-cell>
          <table:table-cell table:style-name="ce10" table:formula="of:=VLOOKUP([.$D325];[$'Data_Classification for Summary'.$A$1:.$I$103];5;0)" office:value-type="float" office:value="5">
            <text:p>5</text:p>
          </table:table-cell>
          <table:table-cell table:style-name="ce10" table:formula="of:=VLOOKUP([.$D325];[$'Data_Classification for Summary'.$A$1:.$I$103];7;0)" office:value-type="float" office:value="0">
            <text:p/>
          </table:table-cell>
          <table:table-cell table:style-name="ce10" table:formula="of:=VLOOKUP([.$D325];[$'Data_Classification for Summary'.$A$1:.$I$103];9;0)" office:value-type="float" office:value="0">
            <text:p/>
          </table:table-cell>
          <table:table-cell table:style-name="ce96" office:value-type="float" office:value="806">
            <text:p>806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GCS_M</text:p>
          </table:table-cell>
          <table:table-cell table:style-name="ce92" office:value-type="string">
            <text:p>GCS M</text:p>
          </table:table-cell>
          <table:table-cell table:formula="of:=[.C325]+1" office:value-type="float" office:value="322">
            <text:p>322</text:p>
          </table:table-cell>
          <table:table-cell table:style-name="ce10" office:value-type="string">
            <text:p>Physical Examination,Neurological,,</text:p>
          </table:table-cell>
          <table:table-cell table:style-name="ce10" table:formula="of:=VLOOKUP([.$D326];[$'Data_Classification for Summary'.$A$1:.$I$103];3;0)" office:value-type="float" office:value="10">
            <text:p>10</text:p>
          </table:table-cell>
          <table:table-cell table:style-name="ce10" table:formula="of:=VLOOKUP([.$D326];[$'Data_Classification for Summary'.$A$1:.$I$103];5;0)" office:value-type="float" office:value="5">
            <text:p>5</text:p>
          </table:table-cell>
          <table:table-cell table:style-name="ce10" table:formula="of:=VLOOKUP([.$D326];[$'Data_Classification for Summary'.$A$1:.$I$103];7;0)" office:value-type="float" office:value="0">
            <text:p/>
          </table:table-cell>
          <table:table-cell table:style-name="ce10" table:formula="of:=VLOOKUP([.$D326];[$'Data_Classification for Summary'.$A$1:.$I$103];9;0)" office:value-type="float" office:value="0">
            <text:p/>
          </table:table-cell>
          <table:table-cell table:style-name="ce96" office:value-type="float" office:value="807">
            <text:p>807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Glasgow_Coma_Score</text:p>
          </table:table-cell>
          <table:table-cell table:style-name="ce92" office:value-type="string">
            <text:p>GCS</text:p>
          </table:table-cell>
          <table:table-cell table:formula="of:=[.C326]+1" office:value-type="float" office:value="323">
            <text:p>323</text:p>
          </table:table-cell>
          <table:table-cell table:style-name="ce10" office:value-type="string">
            <text:p>Physical Examination,Neurological,,</text:p>
          </table:table-cell>
          <table:table-cell table:style-name="ce10" table:formula="of:=VLOOKUP([.$D327];[$'Data_Classification for Summary'.$A$1:.$I$103];3;0)" office:value-type="float" office:value="10">
            <text:p>10</text:p>
          </table:table-cell>
          <table:table-cell table:style-name="ce10" table:formula="of:=VLOOKUP([.$D327];[$'Data_Classification for Summary'.$A$1:.$I$103];5;0)" office:value-type="float" office:value="5">
            <text:p>5</text:p>
          </table:table-cell>
          <table:table-cell table:style-name="ce10" table:formula="of:=VLOOKUP([.$D327];[$'Data_Classification for Summary'.$A$1:.$I$103];7;0)" office:value-type="float" office:value="0">
            <text:p/>
          </table:table-cell>
          <table:table-cell table:style-name="ce10" table:formula="of:=VLOOKUP([.$D327];[$'Data_Classification for Summary'.$A$1:.$I$103];9;0)" office:value-type="float" office:value="0">
            <text:p/>
          </table:table-cell>
          <table:table-cell table:style-name="ce96" office:value-type="float" office:value="810">
            <text:p>810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table:style-name="ce2" office:value-type="string">
            <text:p>History_of_difficult_intubation</text:p>
          </table:table-cell>
          <table:table-cell table:style-name="ce10" office:value-type="string">
            <text:p>History of difficult intubation</text:p>
          </table:table-cell>
          <table:table-cell table:formula="of:=[.C327]+1" office:value-type="float" office:value="324">
            <text:p>324</text:p>
          </table:table-cell>
          <table:table-cell table:style-name="ce10" office:value-type="string">
            <text:p>Airway,History,,</text:p>
          </table:table-cell>
          <table:table-cell table:style-name="ce10" table:formula="of:=VLOOKUP([.$D328];[$'Data_Classification for Summary'.$A$1:.$I$103];3;0)" office:value-type="float" office:value="20">
            <text:p>20</text:p>
          </table:table-cell>
          <table:table-cell table:style-name="ce10" table:formula="of:=VLOOKUP([.$D328];[$'Data_Classification for Summary'.$A$1:.$I$103];5;0)" office:value-type="float" office:value="5">
            <text:p>5</text:p>
          </table:table-cell>
          <table:table-cell table:style-name="ce10" table:formula="of:=VLOOKUP([.$D328];[$'Data_Classification for Summary'.$A$1:.$I$103];7;0)" office:value-type="float" office:value="0">
            <text:p/>
          </table:table-cell>
          <table:table-cell table:style-name="ce10" table:formula="of:=VLOOKUP([.$D328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table:style-name="ce2" office:value-type="string">
            <text:p>Cervical_spine_disorder</text:p>
          </table:table-cell>
          <table:table-cell office:value-type="string">
            <text:p>Cervical spine problem</text:p>
          </table:table-cell>
          <table:table-cell table:formula="of:=[.C328]+1" office:value-type="float" office:value="325">
            <text:p>325</text:p>
          </table:table-cell>
          <table:table-cell table:style-name="ce10" office:value-type="string">
            <text:p>Airway,History,,</text:p>
          </table:table-cell>
          <table:table-cell table:style-name="ce10" table:formula="of:=VLOOKUP([.$D329];[$'Data_Classification for Summary'.$A$1:.$I$103];3;0)" office:value-type="float" office:value="20">
            <text:p>20</text:p>
          </table:table-cell>
          <table:table-cell table:style-name="ce10" table:formula="of:=VLOOKUP([.$D329];[$'Data_Classification for Summary'.$A$1:.$I$103];5;0)" office:value-type="float" office:value="5">
            <text:p>5</text:p>
          </table:table-cell>
          <table:table-cell table:style-name="ce10" table:formula="of:=VLOOKUP([.$D329];[$'Data_Classification for Summary'.$A$1:.$I$103];7;0)" office:value-type="float" office:value="0">
            <text:p/>
          </table:table-cell>
          <table:table-cell table:style-name="ce10" table:formula="of:=VLOOKUP([.$D329];[$'Data_Classification for Summary'.$A$1:.$I$103];9;0)" office:value-type="float" office:value="0">
            <text:p/>
          </table:table-cell>
          <table:table-cell table:style-name="ce92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7" office:value-type="float" office:value="70083">
            <text:p>70083</text:p>
          </table:table-cell>
          <table:table-cell table:style-name="ce97" office:value-type="string">
            <text:p>Airway - Cervical spine</text:p>
          </table:table-cell>
          <table:table-cell table:number-columns-repeated="1012"/>
        </table:table-row>
        <table:table-row table:style-name="ro4">
          <table:table-cell office:value-type="string">
            <text:p>Mallampati_unspecified</text:p>
          </table:table-cell>
          <table:table-cell table:style-name="ce10" office:value-type="string">
            <text:p>Mallampati</text:p>
          </table:table-cell>
          <table:table-cell table:formula="of:=[.C329]+1" office:value-type="float" office:value="326">
            <text:p>326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30];[$'Data_Classification for Summary'.$A$1:.$I$103];3;0)" office:value-type="float" office:value="20">
            <text:p>20</text:p>
          </table:table-cell>
          <table:table-cell table:style-name="ce10" table:formula="of:=VLOOKUP([.$D330];[$'Data_Classification for Summary'.$A$1:.$I$103];5;0)" office:value-type="float" office:value="10">
            <text:p>10</text:p>
          </table:table-cell>
          <table:table-cell table:style-name="ce10" table:formula="of:=VLOOKUP([.$D330];[$'Data_Classification for Summary'.$A$1:.$I$103];7;0)" office:value-type="float" office:value="0">
            <text:p/>
          </table:table-cell>
          <table:table-cell table:style-name="ce10" table:formula="of:=VLOOKUP([.$D330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97" office:value-type="float" office:value="70001">
            <text:p>70001</text:p>
          </table:table-cell>
          <table:table-cell table:style-name="ce97" office:value-type="string">
            <text:p>Airway - Mallampati Score -- Unspecified Exam Position</text:p>
          </table:table-cell>
          <table:table-cell table:number-columns-repeated="1012"/>
        </table:table-row>
        <table:table-row table:style-name="ro4">
          <table:table-cell office:value-type="string">
            <text:p>Mallampati_neck_extension</text:p>
          </table:table-cell>
          <table:table-cell table:style-name="ce2" office:value-type="string">
            <text:p>Mallampati (neck extension)</text:p>
          </table:table-cell>
          <table:table-cell table:formula="of:=[.C330]+1" office:value-type="float" office:value="327">
            <text:p>327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31];[$'Data_Classification for Summary'.$A$1:.$I$103];3;0)" office:value-type="float" office:value="20">
            <text:p>20</text:p>
          </table:table-cell>
          <table:table-cell table:style-name="ce10" table:formula="of:=VLOOKUP([.$D331];[$'Data_Classification for Summary'.$A$1:.$I$103];5;0)" office:value-type="float" office:value="10">
            <text:p>10</text:p>
          </table:table-cell>
          <table:table-cell table:style-name="ce10" table:formula="of:=VLOOKUP([.$D331];[$'Data_Classification for Summary'.$A$1:.$I$103];7;0)" office:value-type="float" office:value="0">
            <text:p/>
          </table:table-cell>
          <table:table-cell table:style-name="ce10" table:formula="of:=VLOOKUP([.$D331];[$'Data_Classification for Summary'.$A$1:.$I$103];9;0)" office:value-type="float" office:value="0">
            <text:p/>
          </table:table-cell>
          <table:table-cell office:value-type="float" office:value="2">
            <text:p>2</text:p>
          </table:table-cell>
          <table:table-cell table:style-name="ce10" office:value-type="string">
            <text:p>All</text:p>
          </table:table-cell>
          <table:table-cell table:style-name="ce97" office:value-type="float" office:value="70006">
            <text:p>70006</text:p>
          </table:table-cell>
          <table:table-cell table:style-name="ce97" office:value-type="string">
            <text:p>Airway - Mallampati Score -- Full Neck Extension</text:p>
          </table:table-cell>
          <table:table-cell table:number-columns-repeated="1012"/>
        </table:table-row>
        <table:table-row table:style-name="ro4">
          <table:table-cell office:value-type="string">
            <text:p>Mallampati_neck_neutral</text:p>
          </table:table-cell>
          <table:table-cell table:style-name="ce2" office:value-type="string">
            <text:p>Mallampati (neck neutral)</text:p>
          </table:table-cell>
          <table:table-cell table:formula="of:=[.C331]+1" office:value-type="float" office:value="328">
            <text:p>328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32];[$'Data_Classification for Summary'.$A$1:.$I$103];3;0)" office:value-type="float" office:value="20">
            <text:p>20</text:p>
          </table:table-cell>
          <table:table-cell table:style-name="ce10" table:formula="of:=VLOOKUP([.$D332];[$'Data_Classification for Summary'.$A$1:.$I$103];5;0)" office:value-type="float" office:value="10">
            <text:p>10</text:p>
          </table:table-cell>
          <table:table-cell table:style-name="ce10" table:formula="of:=VLOOKUP([.$D332];[$'Data_Classification for Summary'.$A$1:.$I$103];7;0)" office:value-type="float" office:value="0">
            <text:p/>
          </table:table-cell>
          <table:table-cell table:style-name="ce10" table:formula="of:=VLOOKUP([.$D332];[$'Data_Classification for Summary'.$A$1:.$I$103];9;0)" office:value-type="float" office:value="0">
            <text:p/>
          </table:table-cell>
          <table:table-cell office:value-type="float" office:value="3">
            <text:p>3</text:p>
          </table:table-cell>
          <table:table-cell table:style-name="ce10" office:value-type="string">
            <text:p>All</text:p>
          </table:table-cell>
          <table:table-cell table:style-name="ce97" office:value-type="float" office:value="70007">
            <text:p>70007</text:p>
          </table:table-cell>
          <table:table-cell table:style-name="ce97" office:value-type="string">
            <text:p>Airway - Mallampati Score -- Neutral Neck Position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Wilson_Neck_extension</text:p>
          </table:table-cell>
          <table:table-cell table:style-name="ce92" office:value-type="string">
            <text:p>Neck extension</text:p>
          </table:table-cell>
          <table:table-cell table:formula="of:=[.C332]+1" office:value-type="float" office:value="329">
            <text:p>329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33];[$'Data_Classification for Summary'.$A$1:.$I$103];3;0)" office:value-type="float" office:value="20">
            <text:p>20</text:p>
          </table:table-cell>
          <table:table-cell table:style-name="ce10" table:formula="of:=VLOOKUP([.$D333];[$'Data_Classification for Summary'.$A$1:.$I$103];5;0)" office:value-type="float" office:value="10">
            <text:p>10</text:p>
          </table:table-cell>
          <table:table-cell table:style-name="ce10" table:formula="of:=VLOOKUP([.$D333];[$'Data_Classification for Summary'.$A$1:.$I$103];7;0)" office:value-type="float" office:value="0">
            <text:p/>
          </table:table-cell>
          <table:table-cell table:style-name="ce10" table:formula="of:=VLOOKUP([.$D333];[$'Data_Classification for Summary'.$A$1:.$I$103];9;0)" office:value-type="float" office:value="0">
            <text:p/>
          </table:table-cell>
          <table:table-cell table:style-name="ce92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89" table:number-columns-repeated="3"/>
          <table:table-cell table:number-columns-repeated="1011"/>
        </table:table-row>
        <table:table-row table:style-name="ro4">
          <table:table-cell table:style-name="ce2" office:value-type="string">
            <text:p>Wilson_Score_Mouth_opening_Jaw_protrusion</text:p>
          </table:table-cell>
          <table:table-cell table:style-name="ce92" office:value-type="string">
            <text:p>Mouth opening / Jaw protrusion (for Wilson Score)</text:p>
          </table:table-cell>
          <table:table-cell table:formula="of:=[.C333]+1" office:value-type="float" office:value="330">
            <text:p>330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34];[$'Data_Classification for Summary'.$A$1:.$I$103];3;0)" office:value-type="float" office:value="20">
            <text:p>20</text:p>
          </table:table-cell>
          <table:table-cell table:style-name="ce10" table:formula="of:=VLOOKUP([.$D334];[$'Data_Classification for Summary'.$A$1:.$I$103];5;0)" office:value-type="float" office:value="10">
            <text:p>10</text:p>
          </table:table-cell>
          <table:table-cell table:style-name="ce10" table:formula="of:=VLOOKUP([.$D334];[$'Data_Classification for Summary'.$A$1:.$I$103];7;0)" office:value-type="float" office:value="0">
            <text:p/>
          </table:table-cell>
          <table:table-cell table:style-name="ce10" table:formula="of:=VLOOKUP([.$D334];[$'Data_Classification for Summary'.$A$1:.$I$103];9;0)" office:value-type="float" office:value="0">
            <text:p/>
          </table:table-cell>
          <table:table-cell table:style-name="ce92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89" table:number-columns-repeated="3"/>
          <table:table-cell table:number-columns-repeated="1011"/>
        </table:table-row>
        <table:table-row table:style-name="ro4">
          <table:table-cell office:value-type="string">
            <text:p>Mouth_opening</text:p>
          </table:table-cell>
          <table:table-cell table:style-name="ce2" office:value-type="string">
            <text:p>Mouth opening</text:p>
          </table:table-cell>
          <table:table-cell table:formula="of:=[.C334]+1" office:value-type="float" office:value="331">
            <text:p>331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35];[$'Data_Classification for Summary'.$A$1:.$I$103];3;0)" office:value-type="float" office:value="20">
            <text:p>20</text:p>
          </table:table-cell>
          <table:table-cell table:style-name="ce10" table:formula="of:=VLOOKUP([.$D335];[$'Data_Classification for Summary'.$A$1:.$I$103];5;0)" office:value-type="float" office:value="10">
            <text:p>10</text:p>
          </table:table-cell>
          <table:table-cell table:style-name="ce10" table:formula="of:=VLOOKUP([.$D335];[$'Data_Classification for Summary'.$A$1:.$I$103];7;0)" office:value-type="float" office:value="0">
            <text:p/>
          </table:table-cell>
          <table:table-cell table:style-name="ce10" table:formula="of:=VLOOKUP([.$D335];[$'Data_Classification for Summary'.$A$1:.$I$103];9;0)" office:value-type="float" office:value="0">
            <text:p/>
          </table:table-cell>
          <table:table-cell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style-name="ce97" office:value-type="float" office:value="70009">
            <text:p>70009</text:p>
          </table:table-cell>
          <table:table-cell table:style-name="ce97" office:value-type="string">
            <text:p>Airway - Mouth Opening</text:p>
          </table:table-cell>
          <table:table-cell table:number-columns-repeated="1012"/>
        </table:table-row>
        <table:table-row table:style-name="ro4">
          <table:table-cell office:value-type="string">
            <text:p>Short_thyromental_distance</text:p>
          </table:table-cell>
          <table:table-cell table:style-name="ce92" office:value-type="string">
            <text:p>Short thyromental distance</text:p>
          </table:table-cell>
          <table:table-cell table:formula="of:=[.C335]+1" office:value-type="float" office:value="332">
            <text:p>332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36];[$'Data_Classification for Summary'.$A$1:.$I$103];3;0)" office:value-type="float" office:value="20">
            <text:p>20</text:p>
          </table:table-cell>
          <table:table-cell table:style-name="ce10" table:formula="of:=VLOOKUP([.$D336];[$'Data_Classification for Summary'.$A$1:.$I$103];5;0)" office:value-type="float" office:value="10">
            <text:p>10</text:p>
          </table:table-cell>
          <table:table-cell table:style-name="ce10" table:formula="of:=VLOOKUP([.$D336];[$'Data_Classification for Summary'.$A$1:.$I$103];7;0)" office:value-type="float" office:value="0">
            <text:p/>
          </table:table-cell>
          <table:table-cell table:style-name="ce10" table:formula="of:=VLOOKUP([.$D336];[$'Data_Classification for Summary'.$A$1:.$I$103];9;0)" office:value-type="float" office:value="0">
            <text:p/>
          </table:table-cell>
          <table:table-cell table:style-name="ce92"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Thyromental_distance</text:p>
          </table:table-cell>
          <table:table-cell table:style-name="ce93" office:value-type="string">
            <text:p>Thyromental distance</text:p>
          </table:table-cell>
          <table:table-cell table:formula="of:=[.C336]+1" office:value-type="float" office:value="333">
            <text:p>333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37];[$'Data_Classification for Summary'.$A$1:.$I$103];3;0)" office:value-type="float" office:value="20">
            <text:p>20</text:p>
          </table:table-cell>
          <table:table-cell table:style-name="ce10" table:formula="of:=VLOOKUP([.$D337];[$'Data_Classification for Summary'.$A$1:.$I$103];5;0)" office:value-type="float" office:value="10">
            <text:p>10</text:p>
          </table:table-cell>
          <table:table-cell table:style-name="ce10" table:formula="of:=VLOOKUP([.$D337];[$'Data_Classification for Summary'.$A$1:.$I$103];7;0)" office:value-type="float" office:value="0">
            <text:p/>
          </table:table-cell>
          <table:table-cell table:style-name="ce10" table:formula="of:=VLOOKUP([.$D337];[$'Data_Classification for Summary'.$A$1:.$I$103];9;0)" office:value-type="float" office:value="0">
            <text:p/>
          </table:table-cell>
          <table:table-cell table:style-name="ce2" office:value-type="float" office:value="31">
            <text:p>31</text:p>
          </table:table-cell>
          <table:table-cell table:style-name="ce10" office:value-type="string">
            <text:p>All</text:p>
          </table:table-cell>
          <table:table-cell table:style-name="ce89" table:number-columns-repeated="3"/>
          <table:table-cell table:number-columns-repeated="1011"/>
        </table:table-row>
        <table:table-row table:style-name="ro4">
          <table:table-cell table:style-name="ce2" office:value-type="string">
            <text:p>Jaw_protrusion</text:p>
          </table:table-cell>
          <table:table-cell table:style-name="ce2" office:value-type="string">
            <text:p>Jaw Protrusion</text:p>
          </table:table-cell>
          <table:table-cell table:formula="of:=[.C337]+1" office:value-type="float" office:value="334">
            <text:p>334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38];[$'Data_Classification for Summary'.$A$1:.$I$103];3;0)" office:value-type="float" office:value="20">
            <text:p>20</text:p>
          </table:table-cell>
          <table:table-cell table:style-name="ce10" table:formula="of:=VLOOKUP([.$D338];[$'Data_Classification for Summary'.$A$1:.$I$103];5;0)" office:value-type="float" office:value="10">
            <text:p>10</text:p>
          </table:table-cell>
          <table:table-cell table:style-name="ce10" table:formula="of:=VLOOKUP([.$D338];[$'Data_Classification for Summary'.$A$1:.$I$103];7;0)" office:value-type="float" office:value="0">
            <text:p/>
          </table:table-cell>
          <table:table-cell table:style-name="ce10" table:formula="of:=VLOOKUP([.$D338];[$'Data_Classification for Summary'.$A$1:.$I$103];9;0)" office:value-type="float" office:value="0">
            <text:p/>
          </table:table-cell>
          <table:table-cell office:value-type="float" office:value="40">
            <text:p>40</text:p>
          </table:table-cell>
          <table:table-cell table:style-name="ce10" office:value-type="string">
            <text:p>All</text:p>
          </table:table-cell>
          <table:table-cell table:style-name="ce97" office:value-type="float" office:value="70005">
            <text:p>70005</text:p>
          </table:table-cell>
          <table:table-cell table:style-name="ce97" office:value-type="string">
            <text:p>Airway - Jaw Protrusion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Dentition</text:p>
          </table:table-cell>
          <table:table-cell table:style-name="ce92" office:value-type="string">
            <text:p>Dentition</text:p>
          </table:table-cell>
          <table:table-cell table:formula="of:=[.C338]+1" office:value-type="float" office:value="335">
            <text:p>335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39];[$'Data_Classification for Summary'.$A$1:.$I$103];3;0)" office:value-type="float" office:value="20">
            <text:p>20</text:p>
          </table:table-cell>
          <table:table-cell table:style-name="ce10" table:formula="of:=VLOOKUP([.$D339];[$'Data_Classification for Summary'.$A$1:.$I$103];5;0)" office:value-type="float" office:value="10">
            <text:p>10</text:p>
          </table:table-cell>
          <table:table-cell table:style-name="ce10" table:formula="of:=VLOOKUP([.$D339];[$'Data_Classification for Summary'.$A$1:.$I$103];7;0)" office:value-type="float" office:value="0">
            <text:p/>
          </table:table-cell>
          <table:table-cell table:style-name="ce10" table:formula="of:=VLOOKUP([.$D339];[$'Data_Classification for Summary'.$A$1:.$I$103];9;0)" office:value-type="float" office:value="0">
            <text:p/>
          </table:table-cell>
          <table:table-cell table:style-name="ce92" office:value-type="float" office:value="60">
            <text:p>60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003">
            <text:p>70003</text:p>
          </table:table-cell>
          <table:table-cell table:style-name="ce97" office:value-type="string">
            <text:p>Airway - Dentition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Receding_mandible</text:p>
          </table:table-cell>
          <table:table-cell table:style-name="ce92" office:value-type="string">
            <text:p>Receding mandible</text:p>
          </table:table-cell>
          <table:table-cell table:formula="of:=[.C339]+1" office:value-type="float" office:value="336">
            <text:p>336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40];[$'Data_Classification for Summary'.$A$1:.$I$103];3;0)" office:value-type="float" office:value="20">
            <text:p>20</text:p>
          </table:table-cell>
          <table:table-cell table:style-name="ce10" table:formula="of:=VLOOKUP([.$D340];[$'Data_Classification for Summary'.$A$1:.$I$103];5;0)" office:value-type="float" office:value="10">
            <text:p>10</text:p>
          </table:table-cell>
          <table:table-cell table:style-name="ce10" table:formula="of:=VLOOKUP([.$D340];[$'Data_Classification for Summary'.$A$1:.$I$103];7;0)" office:value-type="float" office:value="0">
            <text:p/>
          </table:table-cell>
          <table:table-cell table:style-name="ce10" table:formula="of:=VLOOKUP([.$D340];[$'Data_Classification for Summary'.$A$1:.$I$103];9;0)" office:value-type="float" office:value="0">
            <text:p/>
          </table:table-cell>
          <table:table-cell table:style-name="ce92" office:value-type="float" office:value="80">
            <text:p>80</text:p>
          </table:table-cell>
          <table:table-cell table:style-name="ce10" office:value-type="string">
            <text:p>All</text:p>
          </table:table-cell>
          <table:table-cell table:style-name="ce89" table:number-columns-repeated="3"/>
          <table:table-cell table:number-columns-repeated="1011"/>
        </table:table-row>
        <table:table-row table:style-name="ro4">
          <table:table-cell table:style-name="ce2" office:value-type="string">
            <text:p>Neck_circumference_cm</text:p>
          </table:table-cell>
          <table:table-cell table:style-name="ce2" office:value-type="string">
            <text:p>Neck circumference (cm)</text:p>
          </table:table-cell>
          <table:table-cell table:formula="of:=[.C340]+1" office:value-type="float" office:value="337">
            <text:p>337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41];[$'Data_Classification for Summary'.$A$1:.$I$103];3;0)" office:value-type="float" office:value="20">
            <text:p>20</text:p>
          </table:table-cell>
          <table:table-cell table:style-name="ce10" table:formula="of:=VLOOKUP([.$D341];[$'Data_Classification for Summary'.$A$1:.$I$103];5;0)" office:value-type="float" office:value="10">
            <text:p>10</text:p>
          </table:table-cell>
          <table:table-cell table:style-name="ce10" table:formula="of:=VLOOKUP([.$D341];[$'Data_Classification for Summary'.$A$1:.$I$103];7;0)" office:value-type="float" office:value="0">
            <text:p/>
          </table:table-cell>
          <table:table-cell table:style-name="ce10" table:formula="of:=VLOOKUP([.$D341];[$'Data_Classification for Summary'.$A$1:.$I$103];9;0)" office:value-type="float" office:value="0">
            <text:p/>
          </table:table-cell>
          <table:table-cell office:value-type="float" office:value="100">
            <text:p>100</text:p>
          </table:table-cell>
          <table:table-cell table:style-name="ce10" office:value-type="string">
            <text:p>All</text:p>
          </table:table-cell>
          <table:table-cell table:style-name="ce97" office:value-type="float" office:value="70010">
            <text:p>70010</text:p>
          </table:table-cell>
          <table:table-cell table:style-name="ce97" office:value-type="string">
            <text:p>Airway - Neck circumference (cm)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Neck_circumference_inches</text:p>
          </table:table-cell>
          <table:table-cell table:style-name="ce2" office:value-type="string">
            <text:p>Neck circumference (inch)</text:p>
          </table:table-cell>
          <table:table-cell table:formula="of:=[.C341]+1" office:value-type="float" office:value="338">
            <text:p>338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42];[$'Data_Classification for Summary'.$A$1:.$I$103];3;0)" office:value-type="float" office:value="20">
            <text:p>20</text:p>
          </table:table-cell>
          <table:table-cell table:style-name="ce10" table:formula="of:=VLOOKUP([.$D342];[$'Data_Classification for Summary'.$A$1:.$I$103];5;0)" office:value-type="float" office:value="10">
            <text:p>10</text:p>
          </table:table-cell>
          <table:table-cell table:style-name="ce10" table:formula="of:=VLOOKUP([.$D342];[$'Data_Classification for Summary'.$A$1:.$I$103];7;0)" office:value-type="float" office:value="0">
            <text:p/>
          </table:table-cell>
          <table:table-cell table:style-name="ce10" table:formula="of:=VLOOKUP([.$D342];[$'Data_Classification for Summary'.$A$1:.$I$103];9;0)" office:value-type="float" office:value="0">
            <text:p/>
          </table:table-cell>
          <table:table-cell table:style-name="ce92" office:value-type="float" office:value="101">
            <text:p>101</text:p>
          </table:table-cell>
          <table:table-cell table:style-name="ce10" office:value-type="string">
            <text:p>All</text:p>
          </table:table-cell>
          <table:table-cell table:style-name="ce97" office:value-type="float" office:value="70011">
            <text:p>70011</text:p>
          </table:table-cell>
          <table:table-cell table:style-name="ce97" office:value-type="string">
            <text:p>Airway - Neck circumference (in)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Upper_airway_obstruction</text:p>
          </table:table-cell>
          <table:table-cell table:style-name="ce92" office:value-type="string">
            <text:p>Upper airway obstuction</text:p>
          </table:table-cell>
          <table:table-cell table:formula="of:=[.C342]+1" office:value-type="float" office:value="339">
            <text:p>339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43];[$'Data_Classification for Summary'.$A$1:.$I$103];3;0)" office:value-type="float" office:value="20">
            <text:p>20</text:p>
          </table:table-cell>
          <table:table-cell table:style-name="ce10" table:formula="of:=VLOOKUP([.$D343];[$'Data_Classification for Summary'.$A$1:.$I$103];5;0)" office:value-type="float" office:value="10">
            <text:p>10</text:p>
          </table:table-cell>
          <table:table-cell table:style-name="ce10" table:formula="of:=VLOOKUP([.$D343];[$'Data_Classification for Summary'.$A$1:.$I$103];7;0)" office:value-type="float" office:value="0">
            <text:p/>
          </table:table-cell>
          <table:table-cell table:style-name="ce10" table:formula="of:=VLOOKUP([.$D343];[$'Data_Classification for Summary'.$A$1:.$I$103];9;0)" office:value-type="float" office:value="0">
            <text:p/>
          </table:table-cell>
          <table:table-cell table:style-name="ce92" office:value-type="float" office:value="200">
            <text:p>200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Upper_airway_infection</text:p>
          </table:table-cell>
          <table:table-cell table:style-name="ce92" office:value-type="string">
            <text:p>Upper airway infection</text:p>
          </table:table-cell>
          <table:table-cell table:formula="of:=[.C343]+1" office:value-type="float" office:value="340">
            <text:p>340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44];[$'Data_Classification for Summary'.$A$1:.$I$103];3;0)" office:value-type="float" office:value="20">
            <text:p>20</text:p>
          </table:table-cell>
          <table:table-cell table:style-name="ce10" table:formula="of:=VLOOKUP([.$D344];[$'Data_Classification for Summary'.$A$1:.$I$103];5;0)" office:value-type="float" office:value="10">
            <text:p>10</text:p>
          </table:table-cell>
          <table:table-cell table:style-name="ce10" table:formula="of:=VLOOKUP([.$D344];[$'Data_Classification for Summary'.$A$1:.$I$103];7;0)" office:value-type="float" office:value="0">
            <text:p/>
          </table:table-cell>
          <table:table-cell table:style-name="ce10" table:formula="of:=VLOOKUP([.$D344];[$'Data_Classification for Summary'.$A$1:.$I$103];9;0)" office:value-type="float" office:value="0">
            <text:p/>
          </table:table-cell>
          <table:table-cell table:style-name="ce92" office:value-type="float" office:value="500">
            <text:p>500</text:p>
          </table:table-cell>
          <table:table-cell table:style-name="ce10" office:value-type="string">
            <text:p>All</text:p>
          </table:table-cell>
          <table:table-cell table:style-name="ce89" table:number-columns-repeated="3"/>
          <table:table-cell table:number-columns-repeated="1011"/>
        </table:table-row>
        <table:table-row table:style-name="ro4">
          <table:table-cell table:style-name="ce2" office:value-type="string">
            <text:p>Hyomental_distance</text:p>
          </table:table-cell>
          <table:table-cell table:style-name="ce2" office:value-type="string">
            <text:p>Hyomental distance</text:p>
          </table:table-cell>
          <table:table-cell table:formula="of:=[.C344]+1" office:value-type="float" office:value="341">
            <text:p>341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45];[$'Data_Classification for Summary'.$A$1:.$I$103];3;0)" office:value-type="float" office:value="20">
            <text:p>20</text:p>
          </table:table-cell>
          <table:table-cell table:style-name="ce10" table:formula="of:=VLOOKUP([.$D345];[$'Data_Classification for Summary'.$A$1:.$I$103];5;0)" office:value-type="float" office:value="10">
            <text:p>10</text:p>
          </table:table-cell>
          <table:table-cell table:style-name="ce10" table:formula="of:=VLOOKUP([.$D345];[$'Data_Classification for Summary'.$A$1:.$I$103];7;0)" office:value-type="float" office:value="0">
            <text:p/>
          </table:table-cell>
          <table:table-cell table:style-name="ce10" table:formula="of:=VLOOKUP([.$D345];[$'Data_Classification for Summary'.$A$1:.$I$103];9;0)" office:value-type="float" office:value="0">
            <text:p/>
          </table:table-cell>
          <table:table-cell table:style-name="ce92" office:value-type="float" office:value="700">
            <text:p>700</text:p>
          </table:table-cell>
          <table:table-cell table:style-name="ce10" office:value-type="string">
            <text:p>All</text:p>
          </table:table-cell>
          <table:table-cell table:style-name="ce97" office:value-type="float" office:value="70004">
            <text:p>70004</text:p>
          </table:table-cell>
          <table:table-cell table:style-name="ce97" office:value-type="string">
            <text:p>Airway - Hyoid to Mentum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Existing_airway</text:p>
          </table:table-cell>
          <table:table-cell table:style-name="ce92" office:value-type="string">
            <text:p>Existing airway</text:p>
          </table:table-cell>
          <table:table-cell table:formula="of:=[.C345]+1" office:value-type="float" office:value="342">
            <text:p>342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46];[$'Data_Classification for Summary'.$A$1:.$I$103];3;0)" office:value-type="float" office:value="20">
            <text:p>20</text:p>
          </table:table-cell>
          <table:table-cell table:style-name="ce10" table:formula="of:=VLOOKUP([.$D346];[$'Data_Classification for Summary'.$A$1:.$I$103];5;0)" office:value-type="float" office:value="10">
            <text:p>10</text:p>
          </table:table-cell>
          <table:table-cell table:style-name="ce10" table:formula="of:=VLOOKUP([.$D346];[$'Data_Classification for Summary'.$A$1:.$I$103];7;0)" office:value-type="float" office:value="0">
            <text:p/>
          </table:table-cell>
          <table:table-cell table:style-name="ce10" table:formula="of:=VLOOKUP([.$D346];[$'Data_Classification for Summary'.$A$1:.$I$103];9;0)" office:value-type="float" office:value="0">
            <text:p/>
          </table:table-cell>
          <table:table-cell table:style-name="ce92" office:value-type="float" office:value="800">
            <text:p>800</text:p>
          </table:table-cell>
          <table:table-cell table:style-name="ce10" office:value-type="string">
            <text:p>All</text:p>
          </table:table-cell>
          <table:table-cell table:style-name="ce97" office:value-type="float" office:value="70311">
            <text:p>70311</text:p>
          </table:table-cell>
          <table:table-cell table:style-name="ce97" office:value-type="string">
            <text:p>Airway - Existing Airway</text:p>
          </table:table-cell>
          <table:table-cell table:number-columns-repeated="1012"/>
        </table:table-row>
        <table:table-row table:style-name="ro4">
          <table:table-cell table:number-columns-repeated="2" table:style-name="ce2" office:value-type="string">
            <text:p>Beard</text:p>
          </table:table-cell>
          <table:table-cell table:formula="of:=[.C346]+1" office:value-type="float" office:value="343">
            <text:p>343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47];[$'Data_Classification for Summary'.$A$1:.$I$103];3;0)" office:value-type="float" office:value="20">
            <text:p>20</text:p>
          </table:table-cell>
          <table:table-cell table:style-name="ce10" table:formula="of:=VLOOKUP([.$D347];[$'Data_Classification for Summary'.$A$1:.$I$103];5;0)" office:value-type="float" office:value="10">
            <text:p>10</text:p>
          </table:table-cell>
          <table:table-cell table:style-name="ce10" table:formula="of:=VLOOKUP([.$D347];[$'Data_Classification for Summary'.$A$1:.$I$103];7;0)" office:value-type="float" office:value="0">
            <text:p/>
          </table:table-cell>
          <table:table-cell table:style-name="ce10" table:formula="of:=VLOOKUP([.$D347];[$'Data_Classification for Summary'.$A$1:.$I$103];9;0)" office:value-type="float" office:value="0">
            <text:p/>
          </table:table-cell>
          <table:table-cell table:style-name="ce92" office:value-type="float" office:value="850">
            <text:p>850</text:p>
          </table:table-cell>
          <table:table-cell table:style-name="ce10" office:value-type="string">
            <text:p>All</text:p>
          </table:table-cell>
          <table:table-cell table:style-name="ce97" office:value-type="float" office:value="70008">
            <text:p>70008</text:p>
          </table:table-cell>
          <table:table-cell table:style-name="ce97" office:value-type="string">
            <text:p>Airway - Beard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High_arched_palate</text:p>
          </table:table-cell>
          <table:table-cell table:style-name="ce92" office:value-type="string">
            <text:p>High arched palate</text:p>
          </table:table-cell>
          <table:table-cell table:formula="of:=[.C347]+1" office:value-type="float" office:value="344">
            <text:p>344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48];[$'Data_Classification for Summary'.$A$1:.$I$103];3;0)" office:value-type="float" office:value="20">
            <text:p>20</text:p>
          </table:table-cell>
          <table:table-cell table:style-name="ce10" table:formula="of:=VLOOKUP([.$D348];[$'Data_Classification for Summary'.$A$1:.$I$103];5;0)" office:value-type="float" office:value="10">
            <text:p>10</text:p>
          </table:table-cell>
          <table:table-cell table:style-name="ce10" table:formula="of:=VLOOKUP([.$D348];[$'Data_Classification for Summary'.$A$1:.$I$103];7;0)" office:value-type="float" office:value="0">
            <text:p/>
          </table:table-cell>
          <table:table-cell table:style-name="ce10" table:formula="of:=VLOOKUP([.$D348];[$'Data_Classification for Summary'.$A$1:.$I$103];9;0)" office:value-type="float" office:value="0">
            <text:p/>
          </table:table-cell>
          <table:table-cell table:style-name="ce92" office:value-type="float" office:value="851">
            <text:p>851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Protruding_incisors</text:p>
          </table:table-cell>
          <table:table-cell table:style-name="ce92" office:value-type="string">
            <text:p>Protruding incisors</text:p>
          </table:table-cell>
          <table:table-cell table:formula="of:=[.C348]+1" office:value-type="float" office:value="345">
            <text:p>345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49];[$'Data_Classification for Summary'.$A$1:.$I$103];3;0)" office:value-type="float" office:value="20">
            <text:p>20</text:p>
          </table:table-cell>
          <table:table-cell table:style-name="ce10" table:formula="of:=VLOOKUP([.$D349];[$'Data_Classification for Summary'.$A$1:.$I$103];5;0)" office:value-type="float" office:value="10">
            <text:p>10</text:p>
          </table:table-cell>
          <table:table-cell table:style-name="ce10" table:formula="of:=VLOOKUP([.$D349];[$'Data_Classification for Summary'.$A$1:.$I$103];7;0)" office:value-type="float" office:value="0">
            <text:p/>
          </table:table-cell>
          <table:table-cell table:style-name="ce10" table:formula="of:=VLOOKUP([.$D349];[$'Data_Classification for Summary'.$A$1:.$I$103];9;0)" office:value-type="float" office:value="0">
            <text:p/>
          </table:table-cell>
          <table:table-cell table:style-name="ce92" office:value-type="float" office:value="853">
            <text:p>853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Craniofacial_abnormality</text:p>
          </table:table-cell>
          <table:table-cell table:style-name="ce92" office:value-type="string">
            <text:p>Craniofacial abnormality</text:p>
          </table:table-cell>
          <table:table-cell table:formula="of:=[.C349]+1" office:value-type="float" office:value="346">
            <text:p>346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50];[$'Data_Classification for Summary'.$A$1:.$I$103];3;0)" office:value-type="float" office:value="20">
            <text:p>20</text:p>
          </table:table-cell>
          <table:table-cell table:style-name="ce10" table:formula="of:=VLOOKUP([.$D350];[$'Data_Classification for Summary'.$A$1:.$I$103];5;0)" office:value-type="float" office:value="10">
            <text:p>10</text:p>
          </table:table-cell>
          <table:table-cell table:style-name="ce10" table:formula="of:=VLOOKUP([.$D350];[$'Data_Classification for Summary'.$A$1:.$I$103];7;0)" office:value-type="float" office:value="0">
            <text:p/>
          </table:table-cell>
          <table:table-cell table:style-name="ce10" table:formula="of:=VLOOKUP([.$D350];[$'Data_Classification for Summary'.$A$1:.$I$103];9;0)" office:value-type="float" office:value="0">
            <text:p/>
          </table:table-cell>
          <table:table-cell table:style-name="ce92" office:value-type="float" office:value="882">
            <text:p>882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Airway_comment_other</text:p>
          </table:table-cell>
          <table:table-cell table:style-name="ce2" office:value-type="string">
            <text:p>Other airway comments</text:p>
          </table:table-cell>
          <table:table-cell table:formula="of:=[.C350]+1" office:value-type="float" office:value="347">
            <text:p>347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51];[$'Data_Classification for Summary'.$A$1:.$I$103];3;0)" office:value-type="float" office:value="20">
            <text:p>20</text:p>
          </table:table-cell>
          <table:table-cell table:style-name="ce10" table:formula="of:=VLOOKUP([.$D351];[$'Data_Classification for Summary'.$A$1:.$I$103];5;0)" office:value-type="float" office:value="10">
            <text:p>10</text:p>
          </table:table-cell>
          <table:table-cell table:style-name="ce10" table:formula="of:=VLOOKUP([.$D351];[$'Data_Classification for Summary'.$A$1:.$I$103];7;0)" office:value-type="float" office:value="0">
            <text:p/>
          </table:table-cell>
          <table:table-cell table:style-name="ce10" table:formula="of:=VLOOKUP([.$D351];[$'Data_Classification for Summary'.$A$1:.$I$103];9;0)" office:value-type="float" office:value="0">
            <text:p/>
          </table:table-cell>
          <table:table-cell table:style-name="ce92" office:value-type="float" office:value="950">
            <text:p>950</text:p>
          </table:table-cell>
          <table:table-cell table:style-name="ce10" office:value-type="string">
            <text:p>All</text:p>
          </table:table-cell>
          <table:table-cell table:style-name="ce97" office:value-type="float" office:value="70013">
            <text:p>70013</text:p>
          </table:table-cell>
          <table:table-cell table:style-name="ce97" office:value-type="string">
            <text:p>Airway - Other</text:p>
          </table:table-cell>
          <table:table-cell table:number-columns-repeated="1012"/>
        </table:table-row>
        <table:table-row table:style-name="ro4">
          <table:table-cell office:value-type="string">
            <text:p>Airway_Summary</text:p>
          </table:table-cell>
          <table:table-cell office:value-type="string">
            <text:p>Airway summary</text:p>
          </table:table-cell>
          <table:table-cell table:formula="of:=[.C351]+1" office:value-type="float" office:value="348">
            <text:p>348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52];[$'Data_Classification for Summary'.$A$1:.$I$103];3;0)" office:value-type="float" office:value="20">
            <text:p>20</text:p>
          </table:table-cell>
          <table:table-cell table:style-name="ce10" table:formula="of:=VLOOKUP([.$D352];[$'Data_Classification for Summary'.$A$1:.$I$103];5;0)" office:value-type="float" office:value="10">
            <text:p>10</text:p>
          </table:table-cell>
          <table:table-cell table:style-name="ce10" table:formula="of:=VLOOKUP([.$D352];[$'Data_Classification for Summary'.$A$1:.$I$103];7;0)" office:value-type="float" office:value="0">
            <text:p/>
          </table:table-cell>
          <table:table-cell table:style-name="ce10" table:formula="of:=VLOOKUP([.$D352];[$'Data_Classification for Summary'.$A$1:.$I$103];9;0)" office:value-type="float" office:value="0">
            <text:p/>
          </table:table-cell>
          <table:table-cell office:value-type="float" office:value="1000">
            <text:p>1000</text:p>
          </table:table-cell>
          <table:table-cell table:style-name="ce10" office:value-type="string">
            <text:p>All</text:p>
          </table:table-cell>
          <table:table-cell table:style-name="ce97" office:value-type="float" office:value="70143">
            <text:p>70143</text:p>
          </table:table-cell>
          <table:table-cell table:style-name="ce97" office:value-type="string">
            <text:p>Airway - Overall exam</text:p>
          </table:table-cell>
          <table:table-cell table:number-columns-repeated="1012"/>
        </table:table-row>
        <table:table-row table:style-name="ro4">
          <table:table-cell office:value-type="string">
            <text:p>Investigations_Ordered_Required</text:p>
          </table:table-cell>
          <table:table-cell table:style-name="ce92" office:value-type="string">
            <text:p>Other investigations required</text:p>
          </table:table-cell>
          <table:table-cell table:formula="of:=[.C352]+1" office:value-type="float" office:value="349">
            <text:p>349</text:p>
          </table:table-cell>
          <table:table-cell table:style-name="ce92" office:value-type="string">
            <text:p>Investigations,Ordered,,</text:p>
          </table:table-cell>
          <table:table-cell table:style-name="ce10" table:formula="of:=VLOOKUP([.$D353];[$'Data_Classification for Summary'.$A$1:.$I$103];3;0)" office:value-type="float" office:value="30">
            <text:p>30</text:p>
          </table:table-cell>
          <table:table-cell table:style-name="ce10" table:formula="of:=VLOOKUP([.$D353];[$'Data_Classification for Summary'.$A$1:.$I$103];5;0)" office:value-type="float" office:value="1">
            <text:p>1</text:p>
          </table:table-cell>
          <table:table-cell table:style-name="ce10" table:formula="of:=VLOOKUP([.$D353];[$'Data_Classification for Summary'.$A$1:.$I$103];7;0)" office:value-type="float" office:value="0">
            <text:p/>
          </table:table-cell>
          <table:table-cell table:style-name="ce10" table:formula="of:=VLOOKUP([.$D353];[$'Data_Classification for Summary'.$A$1:.$I$103];9;0)" office:value-type="float" office:value="0">
            <text:p/>
          </table:table-cell>
          <table:table-cell table:style-name="ce92" office:value-type="float" office:value="1">
            <text:p>1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145">
            <text:p>70145</text:p>
          </table:table-cell>
          <table:table-cell table:style-name="ce97" office:value-type="string">
            <text:p>Assessment and Plan - Labs requested</text:p>
          </table:table-cell>
          <table:table-cell table:number-columns-repeated="1012"/>
        </table:table-row>
        <table:table-row table:style-name="ro4">
          <table:table-cell office:value-type="string">
            <text:p>Investigations_Lab_Results</text:p>
          </table:table-cell>
          <table:table-cell table:style-name="ce92" office:value-type="string">
            <text:p>Blood results available</text:p>
          </table:table-cell>
          <table:table-cell table:formula="of:=[.C353]+1" office:value-type="float" office:value="350">
            <text:p>350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54];[$'Data_Classification for Summary'.$A$1:.$I$103];3;0)" office:value-type="float" office:value="30">
            <text:p>30</text:p>
          </table:table-cell>
          <table:table-cell table:style-name="ce10" table:formula="of:=VLOOKUP([.$D354];[$'Data_Classification for Summary'.$A$1:.$I$103];5;0)" office:value-type="float" office:value="2">
            <text:p>2</text:p>
          </table:table-cell>
          <table:table-cell table:style-name="ce10" table:formula="of:=VLOOKUP([.$D354];[$'Data_Classification for Summary'.$A$1:.$I$103];7;0)" office:value-type="float" office:value="0">
            <text:p/>
          </table:table-cell>
          <table:table-cell table:style-name="ce10" table:formula="of:=VLOOKUP([.$D354];[$'Data_Classification for Summary'.$A$1:.$I$103];9;0)" office:value-type="float" office:value="0">
            <text:p/>
          </table:table-cell>
          <table:table-cell table:style-name="ce92" office:value-type="float" office:value="1">
            <text:p>1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One_Year</text:p>
          </table:table-cell>
          <table:table-cell table:style-name="ce92" office:value-type="string">
            <text:p>Blood test in last year</text:p>
          </table:table-cell>
          <table:table-cell table:formula="of:=[.C354]+1" office:value-type="float" office:value="351">
            <text:p>351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55];[$'Data_Classification for Summary'.$A$1:.$I$103];3;0)" office:value-type="float" office:value="30">
            <text:p>30</text:p>
          </table:table-cell>
          <table:table-cell table:style-name="ce10" table:formula="of:=VLOOKUP([.$D355];[$'Data_Classification for Summary'.$A$1:.$I$103];5;0)" office:value-type="float" office:value="2">
            <text:p>2</text:p>
          </table:table-cell>
          <table:table-cell table:style-name="ce10" table:formula="of:=VLOOKUP([.$D355];[$'Data_Classification for Summary'.$A$1:.$I$103];7;0)" office:value-type="float" office:value="0">
            <text:p/>
          </table:table-cell>
          <table:table-cell table:style-name="ce10" table:formula="of:=VLOOKUP([.$D355];[$'Data_Classification for Summary'.$A$1:.$I$103];9;0)" office:value-type="float" office:value="0">
            <text:p/>
          </table:table-cell>
          <table:table-cell table:style-name="ce92" office:value-type="float" office:value="2">
            <text:p>2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Bring_Lab_Results</text:p>
          </table:table-cell>
          <table:table-cell table:style-name="ce92"/>
          <table:table-cell table:formula="of:=[.C355]+1" office:value-type="float" office:value="352">
            <text:p>352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56];[$'Data_Classification for Summary'.$A$1:.$I$103];3;0)" office:value-type="float" office:value="30">
            <text:p>30</text:p>
          </table:table-cell>
          <table:table-cell table:style-name="ce10" table:formula="of:=VLOOKUP([.$D356];[$'Data_Classification for Summary'.$A$1:.$I$103];5;0)" office:value-type="float" office:value="2">
            <text:p>2</text:p>
          </table:table-cell>
          <table:table-cell table:style-name="ce10" table:formula="of:=VLOOKUP([.$D356];[$'Data_Classification for Summary'.$A$1:.$I$103];7;0)" office:value-type="float" office:value="0">
            <text:p/>
          </table:table-cell>
          <table:table-cell table:style-name="ce10" table:formula="of:=VLOOKUP([.$D356];[$'Data_Classification for Summary'.$A$1:.$I$103];9;0)" office:value-type="float" office:value="0">
            <text:p/>
          </table:table-cell>
          <table:table-cell table:style-name="ce92" office:value-type="float" office:value="3">
            <text:p>3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Date</text:p>
          </table:table-cell>
          <table:table-cell table:style-name="ce92" office:value-type="string">
            <text:p>Lab results date</text:p>
          </table:table-cell>
          <table:table-cell table:formula="of:=[.C355]+1" office:value-type="float" office:value="352">
            <text:p>352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57];[$'Data_Classification for Summary'.$A$1:.$I$103];3;0)" office:value-type="float" office:value="30">
            <text:p>30</text:p>
          </table:table-cell>
          <table:table-cell table:style-name="ce10" table:formula="of:=VLOOKUP([.$D357];[$'Data_Classification for Summary'.$A$1:.$I$103];5;0)" office:value-type="float" office:value="2">
            <text:p>2</text:p>
          </table:table-cell>
          <table:table-cell table:style-name="ce10" table:formula="of:=VLOOKUP([.$D357];[$'Data_Classification for Summary'.$A$1:.$I$103];7;0)" office:value-type="float" office:value="0">
            <text:p/>
          </table:table-cell>
          <table:table-cell table:style-name="ce10" table:formula="of:=VLOOKUP([.$D357];[$'Data_Classification for Summary'.$A$1:.$I$103];9;0)" office:value-type="float" office:value="0">
            <text:p/>
          </table:table-cell>
          <table:table-cell table:style-name="ce92" office:value-type="float" office:value="5">
            <text:p>5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Hb</text:p>
          </table:table-cell>
          <table:table-cell table:style-name="ce92" office:value-type="string">
            <text:p>Hb</text:p>
          </table:table-cell>
          <table:table-cell table:formula="of:=[.C357]+1" office:value-type="float" office:value="353">
            <text:p>353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58];[$'Data_Classification for Summary'.$A$1:.$I$103];3;0)" office:value-type="float" office:value="30">
            <text:p>30</text:p>
          </table:table-cell>
          <table:table-cell table:style-name="ce10" table:formula="of:=VLOOKUP([.$D358];[$'Data_Classification for Summary'.$A$1:.$I$103];5;0)" office:value-type="float" office:value="2">
            <text:p>2</text:p>
          </table:table-cell>
          <table:table-cell table:style-name="ce10" table:formula="of:=VLOOKUP([.$D358];[$'Data_Classification for Summary'.$A$1:.$I$103];7;0)" office:value-type="float" office:value="0">
            <text:p/>
          </table:table-cell>
          <table:table-cell table:style-name="ce10" table:formula="of:=VLOOKUP([.$D358];[$'Data_Classification for Summary'.$A$1:.$I$103];9;0)" office:value-type="float" office:value="0">
            <text:p/>
          </table:table-cell>
          <table:table-cell table:style-name="ce92" office:value-type="float" office:value="6">
            <text:p>6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Plt</text:p>
          </table:table-cell>
          <table:table-cell table:style-name="ce92" office:value-type="string">
            <text:p>Platelets</text:p>
          </table:table-cell>
          <table:table-cell table:formula="of:=[.C358]+1" office:value-type="float" office:value="354">
            <text:p>354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59];[$'Data_Classification for Summary'.$A$1:.$I$103];3;0)" office:value-type="float" office:value="30">
            <text:p>30</text:p>
          </table:table-cell>
          <table:table-cell table:style-name="ce10" table:formula="of:=VLOOKUP([.$D359];[$'Data_Classification for Summary'.$A$1:.$I$103];5;0)" office:value-type="float" office:value="2">
            <text:p>2</text:p>
          </table:table-cell>
          <table:table-cell table:style-name="ce10" table:formula="of:=VLOOKUP([.$D359];[$'Data_Classification for Summary'.$A$1:.$I$103];7;0)" office:value-type="float" office:value="0">
            <text:p/>
          </table:table-cell>
          <table:table-cell table:style-name="ce10" table:formula="of:=VLOOKUP([.$D359];[$'Data_Classification for Summary'.$A$1:.$I$103];9;0)" office:value-type="float" office:value="0">
            <text:p/>
          </table:table-cell>
          <table:table-cell table:style-name="ce92" office:value-type="float" office:value="7">
            <text:p>7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INR</text:p>
          </table:table-cell>
          <table:table-cell table:style-name="ce92" office:value-type="string">
            <text:p>INR</text:p>
          </table:table-cell>
          <table:table-cell table:formula="of:=[.C359]+1" office:value-type="float" office:value="355">
            <text:p>355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60];[$'Data_Classification for Summary'.$A$1:.$I$103];3;0)" office:value-type="float" office:value="30">
            <text:p>30</text:p>
          </table:table-cell>
          <table:table-cell table:style-name="ce10" table:formula="of:=VLOOKUP([.$D360];[$'Data_Classification for Summary'.$A$1:.$I$103];5;0)" office:value-type="float" office:value="2">
            <text:p>2</text:p>
          </table:table-cell>
          <table:table-cell table:style-name="ce10" table:formula="of:=VLOOKUP([.$D360];[$'Data_Classification for Summary'.$A$1:.$I$103];7;0)" office:value-type="float" office:value="0">
            <text:p/>
          </table:table-cell>
          <table:table-cell table:style-name="ce10" table:formula="of:=VLOOKUP([.$D360];[$'Data_Classification for Summary'.$A$1:.$I$103];9;0)" office:value-type="float" office:value="0">
            <text:p/>
          </table:table-cell>
          <table:table-cell table:style-name="ce92" office:value-type="float" office:value="8">
            <text:p>8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PT</text:p>
          </table:table-cell>
          <table:table-cell table:style-name="ce92" office:value-type="string">
            <text:p>PT</text:p>
          </table:table-cell>
          <table:table-cell table:formula="of:=[.C360]+1" office:value-type="float" office:value="356">
            <text:p>356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61];[$'Data_Classification for Summary'.$A$1:.$I$103];3;0)" office:value-type="float" office:value="30">
            <text:p>30</text:p>
          </table:table-cell>
          <table:table-cell table:style-name="ce10" table:formula="of:=VLOOKUP([.$D361];[$'Data_Classification for Summary'.$A$1:.$I$103];5;0)" office:value-type="float" office:value="2">
            <text:p>2</text:p>
          </table:table-cell>
          <table:table-cell table:style-name="ce10" table:formula="of:=VLOOKUP([.$D361];[$'Data_Classification for Summary'.$A$1:.$I$103];7;0)" office:value-type="float" office:value="0">
            <text:p/>
          </table:table-cell>
          <table:table-cell table:style-name="ce10" table:formula="of:=VLOOKUP([.$D361];[$'Data_Classification for Summary'.$A$1:.$I$103];9;0)" office:value-type="float" office:value="0">
            <text:p/>
          </table:table-cell>
          <table:table-cell table:style-name="ce92" office:value-type="float" office:value="9">
            <text:p>9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aPTT</text:p>
          </table:table-cell>
          <table:table-cell table:style-name="ce92" office:value-type="string">
            <text:p>aPTT</text:p>
          </table:table-cell>
          <table:table-cell table:formula="of:=[.C361]+1" office:value-type="float" office:value="357">
            <text:p>357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62];[$'Data_Classification for Summary'.$A$1:.$I$103];3;0)" office:value-type="float" office:value="30">
            <text:p>30</text:p>
          </table:table-cell>
          <table:table-cell table:style-name="ce10" table:formula="of:=VLOOKUP([.$D362];[$'Data_Classification for Summary'.$A$1:.$I$103];5;0)" office:value-type="float" office:value="2">
            <text:p>2</text:p>
          </table:table-cell>
          <table:table-cell table:style-name="ce10" table:formula="of:=VLOOKUP([.$D362];[$'Data_Classification for Summary'.$A$1:.$I$103];7;0)" office:value-type="float" office:value="0">
            <text:p/>
          </table:table-cell>
          <table:table-cell table:style-name="ce10" table:formula="of:=VLOOKUP([.$D362];[$'Data_Classification for Summary'.$A$1:.$I$103];9;0)" office:value-type="float" office:value="0">
            <text:p/>
          </table:table-cell>
          <table:table-cell table:style-name="ce92" office:value-type="float" office:value="10">
            <text:p>10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Sodium</text:p>
          </table:table-cell>
          <table:table-cell table:style-name="ce92" office:value-type="string">
            <text:p>Na</text:p>
          </table:table-cell>
          <table:table-cell table:formula="of:=[.C362]+1" office:value-type="float" office:value="358">
            <text:p>358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63];[$'Data_Classification for Summary'.$A$1:.$I$103];3;0)" office:value-type="float" office:value="30">
            <text:p>30</text:p>
          </table:table-cell>
          <table:table-cell table:style-name="ce10" table:formula="of:=VLOOKUP([.$D363];[$'Data_Classification for Summary'.$A$1:.$I$103];5;0)" office:value-type="float" office:value="2">
            <text:p>2</text:p>
          </table:table-cell>
          <table:table-cell table:style-name="ce10" table:formula="of:=VLOOKUP([.$D363];[$'Data_Classification for Summary'.$A$1:.$I$103];7;0)" office:value-type="float" office:value="0">
            <text:p/>
          </table:table-cell>
          <table:table-cell table:style-name="ce10" table:formula="of:=VLOOKUP([.$D363];[$'Data_Classification for Summary'.$A$1:.$I$103];9;0)" office:value-type="float" office:value="0">
            <text:p/>
          </table:table-cell>
          <table:table-cell table:style-name="ce92" office:value-type="float" office:value="11">
            <text:p>11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Potassium</text:p>
          </table:table-cell>
          <table:table-cell table:style-name="ce92" office:value-type="string">
            <text:p>K</text:p>
          </table:table-cell>
          <table:table-cell table:formula="of:=[.C363]+1" office:value-type="float" office:value="359">
            <text:p>359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64];[$'Data_Classification for Summary'.$A$1:.$I$103];3;0)" office:value-type="float" office:value="30">
            <text:p>30</text:p>
          </table:table-cell>
          <table:table-cell table:style-name="ce10" table:formula="of:=VLOOKUP([.$D364];[$'Data_Classification for Summary'.$A$1:.$I$103];5;0)" office:value-type="float" office:value="2">
            <text:p>2</text:p>
          </table:table-cell>
          <table:table-cell table:style-name="ce10" table:formula="of:=VLOOKUP([.$D364];[$'Data_Classification for Summary'.$A$1:.$I$103];7;0)" office:value-type="float" office:value="0">
            <text:p/>
          </table:table-cell>
          <table:table-cell table:style-name="ce10" table:formula="of:=VLOOKUP([.$D364];[$'Data_Classification for Summary'.$A$1:.$I$103];9;0)" office:value-type="float" office:value="0">
            <text:p/>
          </table:table-cell>
          <table:table-cell table:style-name="ce92" office:value-type="float" office:value="12">
            <text:p>12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HCO3</text:p>
          </table:table-cell>
          <table:table-cell table:style-name="ce92" office:value-type="string">
            <text:p>HCO3</text:p>
          </table:table-cell>
          <table:table-cell table:formula="of:=[.C364]+1" office:value-type="float" office:value="360">
            <text:p>360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65];[$'Data_Classification for Summary'.$A$1:.$I$103];3;0)" office:value-type="float" office:value="30">
            <text:p>30</text:p>
          </table:table-cell>
          <table:table-cell table:style-name="ce10" table:formula="of:=VLOOKUP([.$D365];[$'Data_Classification for Summary'.$A$1:.$I$103];5;0)" office:value-type="float" office:value="2">
            <text:p>2</text:p>
          </table:table-cell>
          <table:table-cell table:style-name="ce10" table:formula="of:=VLOOKUP([.$D365];[$'Data_Classification for Summary'.$A$1:.$I$103];7;0)" office:value-type="float" office:value="0">
            <text:p/>
          </table:table-cell>
          <table:table-cell table:style-name="ce10" table:formula="of:=VLOOKUP([.$D365];[$'Data_Classification for Summary'.$A$1:.$I$103];9;0)" office:value-type="float" office:value="0">
            <text:p/>
          </table:table-cell>
          <table:table-cell table:style-name="ce92" office:value-type="float" office:value="13">
            <text:p>13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Urea</text:p>
          </table:table-cell>
          <table:table-cell table:style-name="ce92" office:value-type="string">
            <text:p>Urea</text:p>
          </table:table-cell>
          <table:table-cell table:formula="of:=[.C365]+1" office:value-type="float" office:value="361">
            <text:p>361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66];[$'Data_Classification for Summary'.$A$1:.$I$103];3;0)" office:value-type="float" office:value="30">
            <text:p>30</text:p>
          </table:table-cell>
          <table:table-cell table:style-name="ce10" table:formula="of:=VLOOKUP([.$D366];[$'Data_Classification for Summary'.$A$1:.$I$103];5;0)" office:value-type="float" office:value="2">
            <text:p>2</text:p>
          </table:table-cell>
          <table:table-cell table:style-name="ce10" table:formula="of:=VLOOKUP([.$D366];[$'Data_Classification for Summary'.$A$1:.$I$103];7;0)" office:value-type="float" office:value="0">
            <text:p/>
          </table:table-cell>
          <table:table-cell table:style-name="ce10" table:formula="of:=VLOOKUP([.$D366];[$'Data_Classification for Summary'.$A$1:.$I$103];9;0)" office:value-type="float" office:value="0">
            <text:p/>
          </table:table-cell>
          <table:table-cell table:style-name="ce92" office:value-type="float" office:value="14">
            <text:p>14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Creatinine</text:p>
          </table:table-cell>
          <table:table-cell table:style-name="ce92" office:value-type="string">
            <text:p>Creatinine</text:p>
          </table:table-cell>
          <table:table-cell table:formula="of:=[.C366]+1" office:value-type="float" office:value="362">
            <text:p>362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67];[$'Data_Classification for Summary'.$A$1:.$I$103];3;0)" office:value-type="float" office:value="30">
            <text:p>30</text:p>
          </table:table-cell>
          <table:table-cell table:style-name="ce10" table:formula="of:=VLOOKUP([.$D367];[$'Data_Classification for Summary'.$A$1:.$I$103];5;0)" office:value-type="float" office:value="2">
            <text:p>2</text:p>
          </table:table-cell>
          <table:table-cell table:style-name="ce10" table:formula="of:=VLOOKUP([.$D367];[$'Data_Classification for Summary'.$A$1:.$I$103];7;0)" office:value-type="float" office:value="0">
            <text:p/>
          </table:table-cell>
          <table:table-cell table:style-name="ce10" table:formula="of:=VLOOKUP([.$D367];[$'Data_Classification for Summary'.$A$1:.$I$103];9;0)" office:value-type="float" office:value="0">
            <text:p/>
          </table:table-cell>
          <table:table-cell table:style-name="ce92" office:value-type="float" office:value="15">
            <text:p>15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Creatinine_Units</text:p>
          </table:table-cell>
          <table:table-cell table:style-name="ce92"/>
          <table:table-cell table:formula="of:=[.C367]+1" office:value-type="float" office:value="363">
            <text:p>363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68];[$'Data_Classification for Summary'.$A$1:.$I$103];3;0)" office:value-type="float" office:value="30">
            <text:p>30</text:p>
          </table:table-cell>
          <table:table-cell table:style-name="ce10" table:formula="of:=VLOOKUP([.$D368];[$'Data_Classification for Summary'.$A$1:.$I$103];5;0)" office:value-type="float" office:value="2">
            <text:p>2</text:p>
          </table:table-cell>
          <table:table-cell table:style-name="ce10" table:formula="of:=VLOOKUP([.$D368];[$'Data_Classification for Summary'.$A$1:.$I$103];7;0)" office:value-type="float" office:value="0">
            <text:p/>
          </table:table-cell>
          <table:table-cell table:style-name="ce10" table:formula="of:=VLOOKUP([.$D368];[$'Data_Classification for Summary'.$A$1:.$I$103];9;0)" office:value-type="float" office:value="0">
            <text:p/>
          </table:table-cell>
          <table:table-cell table:style-name="ce92" office:value-type="float" office:value="16">
            <text:p>16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Albumin</text:p>
          </table:table-cell>
          <table:table-cell table:style-name="ce92" office:value-type="string">
            <text:p>Albumin</text:p>
          </table:table-cell>
          <table:table-cell table:formula="of:=[.C368]+1" office:value-type="float" office:value="364">
            <text:p>364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69];[$'Data_Classification for Summary'.$A$1:.$I$103];3;0)" office:value-type="float" office:value="30">
            <text:p>30</text:p>
          </table:table-cell>
          <table:table-cell table:style-name="ce10" table:formula="of:=VLOOKUP([.$D369];[$'Data_Classification for Summary'.$A$1:.$I$103];5;0)" office:value-type="float" office:value="2">
            <text:p>2</text:p>
          </table:table-cell>
          <table:table-cell table:style-name="ce10" table:formula="of:=VLOOKUP([.$D369];[$'Data_Classification for Summary'.$A$1:.$I$103];7;0)" office:value-type="float" office:value="0">
            <text:p/>
          </table:table-cell>
          <table:table-cell table:style-name="ce10" table:formula="of:=VLOOKUP([.$D369];[$'Data_Classification for Summary'.$A$1:.$I$103];9;0)" office:value-type="float" office:value="0">
            <text:p/>
          </table:table-cell>
          <table:table-cell table:style-name="ce92" office:value-type="float" office:value="17">
            <text:p>17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HbA1C</text:p>
          </table:table-cell>
          <table:table-cell table:style-name="ce92" office:value-type="string">
            <text:p>HbA1C</text:p>
          </table:table-cell>
          <table:table-cell table:formula="of:=[.C369]+1" office:value-type="float" office:value="365">
            <text:p>365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70];[$'Data_Classification for Summary'.$A$1:.$I$103];3;0)" office:value-type="float" office:value="30">
            <text:p>30</text:p>
          </table:table-cell>
          <table:table-cell table:style-name="ce10" table:formula="of:=VLOOKUP([.$D370];[$'Data_Classification for Summary'.$A$1:.$I$103];5;0)" office:value-type="float" office:value="2">
            <text:p>2</text:p>
          </table:table-cell>
          <table:table-cell table:style-name="ce10" table:formula="of:=VLOOKUP([.$D370];[$'Data_Classification for Summary'.$A$1:.$I$103];7;0)" office:value-type="float" office:value="0">
            <text:p/>
          </table:table-cell>
          <table:table-cell table:style-name="ce10" table:formula="of:=VLOOKUP([.$D370];[$'Data_Classification for Summary'.$A$1:.$I$103];9;0)" office:value-type="float" office:value="0">
            <text:p/>
          </table:table-cell>
          <table:table-cell table:style-name="ce92" office:value-type="float" office:value="25">
            <text:p>25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Haematology_Coag</text:p>
          </table:table-cell>
          <table:table-cell table:style-name="ce92" office:value-type="string">
            <text:p>Haematology</text:p>
          </table:table-cell>
          <table:table-cell table:formula="of:=[.C370]+1" office:value-type="float" office:value="366">
            <text:p>366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71];[$'Data_Classification for Summary'.$A$1:.$I$103];3;0)" office:value-type="float" office:value="30">
            <text:p>30</text:p>
          </table:table-cell>
          <table:table-cell table:style-name="ce10" table:formula="of:=VLOOKUP([.$D371];[$'Data_Classification for Summary'.$A$1:.$I$103];5;0)" office:value-type="float" office:value="2">
            <text:p>2</text:p>
          </table:table-cell>
          <table:table-cell table:style-name="ce10" table:formula="of:=VLOOKUP([.$D371];[$'Data_Classification for Summary'.$A$1:.$I$103];7;0)" office:value-type="float" office:value="0">
            <text:p/>
          </table:table-cell>
          <table:table-cell table:style-name="ce10" table:formula="of:=VLOOKUP([.$D371];[$'Data_Classification for Summary'.$A$1:.$I$103];9;0)" office:value-type="float" office:value="0">
            <text:p/>
          </table:table-cell>
          <table:table-cell table:style-name="ce92" office:value-type="float" office:value="28">
            <text:p>28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Biochemistry</text:p>
          </table:table-cell>
          <table:table-cell table:style-name="ce92" office:value-type="string">
            <text:p>Biochemistry</text:p>
          </table:table-cell>
          <table:table-cell table:formula="of:=[.C371]+1" office:value-type="float" office:value="367">
            <text:p>367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72];[$'Data_Classification for Summary'.$A$1:.$I$103];3;0)" office:value-type="float" office:value="30">
            <text:p>30</text:p>
          </table:table-cell>
          <table:table-cell table:style-name="ce10" table:formula="of:=VLOOKUP([.$D372];[$'Data_Classification for Summary'.$A$1:.$I$103];5;0)" office:value-type="float" office:value="2">
            <text:p>2</text:p>
          </table:table-cell>
          <table:table-cell table:style-name="ce10" table:formula="of:=VLOOKUP([.$D372];[$'Data_Classification for Summary'.$A$1:.$I$103];7;0)" office:value-type="float" office:value="0">
            <text:p/>
          </table:table-cell>
          <table:table-cell table:style-name="ce10" table:formula="of:=VLOOKUP([.$D372];[$'Data_Classification for Summary'.$A$1:.$I$103];9;0)" office:value-type="float" office:value="0">
            <text:p/>
          </table:table-cell>
          <table:table-cell table:style-name="ce92" office:value-type="float" office:value="29">
            <text:p>29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ECG_Performed</text:p>
          </table:table-cell>
          <table:table-cell table:style-name="ce92" office:value-type="string">
            <text:p>ECG</text:p>
          </table:table-cell>
          <table:table-cell table:formula="of:=[.C372]+1" office:value-type="float" office:value="368">
            <text:p>368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73];[$'Data_Classification for Summary'.$A$1:.$I$103];3;0)" office:value-type="float" office:value="30">
            <text:p>30</text:p>
          </table:table-cell>
          <table:table-cell table:style-name="ce10" table:formula="of:=VLOOKUP([.$D373];[$'Data_Classification for Summary'.$A$1:.$I$103];5;0)" office:value-type="float" office:value="2">
            <text:p>2</text:p>
          </table:table-cell>
          <table:table-cell table:style-name="ce10" table:formula="of:=VLOOKUP([.$D373];[$'Data_Classification for Summary'.$A$1:.$I$103];7;0)" office:value-type="float" office:value="0">
            <text:p/>
          </table:table-cell>
          <table:table-cell table:style-name="ce10" table:formula="of:=VLOOKUP([.$D373];[$'Data_Classification for Summary'.$A$1:.$I$103];9;0)" office:value-type="float" office:value="0">
            <text:p/>
          </table:table-cell>
          <table:table-cell table:style-name="ce92" office:value-type="float" office:value="30">
            <text:p>30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ECG_Date</text:p>
          </table:table-cell>
          <table:table-cell table:style-name="ce92" office:value-type="string">
            <text:p>ECG Date</text:p>
          </table:table-cell>
          <table:table-cell table:formula="of:=[.C373]+1" office:value-type="float" office:value="369">
            <text:p>369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74];[$'Data_Classification for Summary'.$A$1:.$I$103];3;0)" office:value-type="float" office:value="30">
            <text:p>30</text:p>
          </table:table-cell>
          <table:table-cell table:style-name="ce10" table:formula="of:=VLOOKUP([.$D374];[$'Data_Classification for Summary'.$A$1:.$I$103];5;0)" office:value-type="float" office:value="2">
            <text:p>2</text:p>
          </table:table-cell>
          <table:table-cell table:style-name="ce10" table:formula="of:=VLOOKUP([.$D374];[$'Data_Classification for Summary'.$A$1:.$I$103];7;0)" office:value-type="float" office:value="0">
            <text:p/>
          </table:table-cell>
          <table:table-cell table:style-name="ce10" table:formula="of:=VLOOKUP([.$D374];[$'Data_Classification for Summary'.$A$1:.$I$103];9;0)" office:value-type="float" office:value="0">
            <text:p/>
          </table:table-cell>
          <table:table-cell table:style-name="ce92" office:value-type="float" office:value="31">
            <text:p>31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406">
            <text:p>70406</text:p>
          </table:table-cell>
          <table:table-cell table:style-name="ce97" office:value-type="string">
            <text:p>Studies - EKG date</text:p>
          </table:table-cell>
          <table:table-cell table:number-columns-repeated="1012"/>
        </table:table-row>
        <table:table-row table:style-name="ro4">
          <table:table-cell office:value-type="string">
            <text:p>Investigations_ECG_Result</text:p>
          </table:table-cell>
          <table:table-cell table:style-name="ce92" office:value-type="string">
            <text:p>ECG Results</text:p>
          </table:table-cell>
          <table:table-cell table:formula="of:=[.C374]+1" office:value-type="float" office:value="370">
            <text:p>370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75];[$'Data_Classification for Summary'.$A$1:.$I$103];3;0)" office:value-type="float" office:value="30">
            <text:p>30</text:p>
          </table:table-cell>
          <table:table-cell table:style-name="ce10" table:formula="of:=VLOOKUP([.$D375];[$'Data_Classification for Summary'.$A$1:.$I$103];5;0)" office:value-type="float" office:value="2">
            <text:p>2</text:p>
          </table:table-cell>
          <table:table-cell table:style-name="ce10" table:formula="of:=VLOOKUP([.$D375];[$'Data_Classification for Summary'.$A$1:.$I$103];7;0)" office:value-type="float" office:value="0">
            <text:p/>
          </table:table-cell>
          <table:table-cell table:style-name="ce10" table:formula="of:=VLOOKUP([.$D375];[$'Data_Classification for Summary'.$A$1:.$I$103];9;0)" office:value-type="float" office:value="0">
            <text:p/>
          </table:table-cell>
          <table:table-cell table:style-name="ce92" office:value-type="float" office:value="32">
            <text:p>32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407">
            <text:p>70407</text:p>
          </table:table-cell>
          <table:table-cell table:style-name="ce97" office:value-type="string">
            <text:p>Studies - EKG Interpretation</text:p>
          </table:table-cell>
          <table:table-cell table:number-columns-repeated="1012"/>
        </table:table-row>
        <table:table-row table:style-name="ro4">
          <table:table-cell office:value-type="string">
            <text:p>Investigations_PFT_Performed</text:p>
          </table:table-cell>
          <table:table-cell table:style-name="ce92" office:value-type="string">
            <text:p>Pulmonary function tests performed</text:p>
          </table:table-cell>
          <table:table-cell table:formula="of:=[.C375]+1" office:value-type="float" office:value="371">
            <text:p>371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76];[$'Data_Classification for Summary'.$A$1:.$I$103];3;0)" office:value-type="float" office:value="30">
            <text:p>30</text:p>
          </table:table-cell>
          <table:table-cell table:style-name="ce10" table:formula="of:=VLOOKUP([.$D376];[$'Data_Classification for Summary'.$A$1:.$I$103];5;0)" office:value-type="float" office:value="2">
            <text:p>2</text:p>
          </table:table-cell>
          <table:table-cell table:style-name="ce10" table:formula="of:=VLOOKUP([.$D376];[$'Data_Classification for Summary'.$A$1:.$I$103];7;0)" office:value-type="float" office:value="0">
            <text:p/>
          </table:table-cell>
          <table:table-cell table:style-name="ce10" table:formula="of:=VLOOKUP([.$D376];[$'Data_Classification for Summary'.$A$1:.$I$103];9;0)" office:value-type="float" office:value="0">
            <text:p/>
          </table:table-cell>
          <table:table-cell table:style-name="ce92" office:value-type="float" office:value="40">
            <text:p>40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Bring_PFT_Results</text:p>
          </table:table-cell>
          <table:table-cell table:style-name="ce92" office:value-type="string">
            <text:p>Bring PFTs</text:p>
          </table:table-cell>
          <table:table-cell table:formula="of:=[.C376]+1" office:value-type="float" office:value="372">
            <text:p>372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77];[$'Data_Classification for Summary'.$A$1:.$I$103];3;0)" office:value-type="float" office:value="30">
            <text:p>30</text:p>
          </table:table-cell>
          <table:table-cell table:style-name="ce10" table:formula="of:=VLOOKUP([.$D377];[$'Data_Classification for Summary'.$A$1:.$I$103];5;0)" office:value-type="float" office:value="2">
            <text:p>2</text:p>
          </table:table-cell>
          <table:table-cell table:style-name="ce10" table:formula="of:=VLOOKUP([.$D377];[$'Data_Classification for Summary'.$A$1:.$I$103];7;0)" office:value-type="float" office:value="0">
            <text:p/>
          </table:table-cell>
          <table:table-cell table:style-name="ce10" table:formula="of:=VLOOKUP([.$D377];[$'Data_Classification for Summary'.$A$1:.$I$103];9;0)" office:value-type="float" office:value="0">
            <text:p/>
          </table:table-cell>
          <table:table-cell table:style-name="ce92" office:value-type="float" office:value="41">
            <text:p>41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PFT_Date</text:p>
          </table:table-cell>
          <table:table-cell table:style-name="ce92" office:value-type="string">
            <text:p>PFT date</text:p>
          </table:table-cell>
          <table:table-cell table:formula="of:=[.C377]+1" office:value-type="float" office:value="373">
            <text:p>373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78];[$'Data_Classification for Summary'.$A$1:.$I$103];3;0)" office:value-type="float" office:value="30">
            <text:p>30</text:p>
          </table:table-cell>
          <table:table-cell table:style-name="ce10" table:formula="of:=VLOOKUP([.$D378];[$'Data_Classification for Summary'.$A$1:.$I$103];5;0)" office:value-type="float" office:value="2">
            <text:p>2</text:p>
          </table:table-cell>
          <table:table-cell table:style-name="ce10" table:formula="of:=VLOOKUP([.$D378];[$'Data_Classification for Summary'.$A$1:.$I$103];7;0)" office:value-type="float" office:value="0">
            <text:p/>
          </table:table-cell>
          <table:table-cell table:style-name="ce10" table:formula="of:=VLOOKUP([.$D378];[$'Data_Classification for Summary'.$A$1:.$I$103];9;0)" office:value-type="float" office:value="0">
            <text:p/>
          </table:table-cell>
          <table:table-cell table:style-name="ce92" office:value-type="float" office:value="42">
            <text:p>42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411">
            <text:p>70411</text:p>
          </table:table-cell>
          <table:table-cell table:style-name="ce97" office:value-type="string">
            <text:p>Studies - PFT date</text:p>
          </table:table-cell>
          <table:table-cell table:number-columns-repeated="1012"/>
        </table:table-row>
        <table:table-row table:style-name="ro4">
          <table:table-cell office:value-type="string">
            <text:p>Investigations_PFT_Results</text:p>
          </table:table-cell>
          <table:table-cell table:style-name="ce92" office:value-type="string">
            <text:p>Pulmonary function test results</text:p>
          </table:table-cell>
          <table:table-cell table:formula="of:=[.C378]+1" office:value-type="float" office:value="374">
            <text:p>374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79];[$'Data_Classification for Summary'.$A$1:.$I$103];3;0)" office:value-type="float" office:value="30">
            <text:p>30</text:p>
          </table:table-cell>
          <table:table-cell table:style-name="ce10" table:formula="of:=VLOOKUP([.$D379];[$'Data_Classification for Summary'.$A$1:.$I$103];5;0)" office:value-type="float" office:value="2">
            <text:p>2</text:p>
          </table:table-cell>
          <table:table-cell table:style-name="ce10" table:formula="of:=VLOOKUP([.$D379];[$'Data_Classification for Summary'.$A$1:.$I$103];7;0)" office:value-type="float" office:value="0">
            <text:p/>
          </table:table-cell>
          <table:table-cell table:style-name="ce10" table:formula="of:=VLOOKUP([.$D379];[$'Data_Classification for Summary'.$A$1:.$I$103];9;0)" office:value-type="float" office:value="0">
            <text:p/>
          </table:table-cell>
          <table:table-cell table:style-name="ce92" office:value-type="float" office:value="43">
            <text:p>43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412">
            <text:p>70412</text:p>
          </table:table-cell>
          <table:table-cell table:style-name="ce97" office:value-type="string">
            <text:p>Studies - PFT Interpretation</text:p>
          </table:table-cell>
          <table:table-cell table:number-columns-repeated="1012"/>
        </table:table-row>
        <table:table-row table:style-name="ro4">
          <table:table-cell office:value-type="string">
            <text:p>Investigations_CXR_Performed</text:p>
          </table:table-cell>
          <table:table-cell table:style-name="ce92" office:value-type="string">
            <text:p>CXR performed</text:p>
          </table:table-cell>
          <table:table-cell table:formula="of:=[.C379]+1" office:value-type="float" office:value="375">
            <text:p>375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80];[$'Data_Classification for Summary'.$A$1:.$I$103];3;0)" office:value-type="float" office:value="30">
            <text:p>30</text:p>
          </table:table-cell>
          <table:table-cell table:style-name="ce10" table:formula="of:=VLOOKUP([.$D380];[$'Data_Classification for Summary'.$A$1:.$I$103];5;0)" office:value-type="float" office:value="2">
            <text:p>2</text:p>
          </table:table-cell>
          <table:table-cell table:style-name="ce10" table:formula="of:=VLOOKUP([.$D380];[$'Data_Classification for Summary'.$A$1:.$I$103];7;0)" office:value-type="float" office:value="0">
            <text:p/>
          </table:table-cell>
          <table:table-cell table:style-name="ce10" table:formula="of:=VLOOKUP([.$D380];[$'Data_Classification for Summary'.$A$1:.$I$103];9;0)" office:value-type="float" office:value="0">
            <text:p/>
          </table:table-cell>
          <table:table-cell table:style-name="ce92" office:value-type="float" office:value="50">
            <text:p>50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table:style-name="ce15" office:value-type="string">
            <text:p>Investigations_Bring_CXR_Results</text:p>
          </table:table-cell>
          <table:table-cell table:style-name="ce92" office:value-type="string">
            <text:p>Bring CXR</text:p>
          </table:table-cell>
          <table:table-cell table:formula="of:=[.C380]+1" office:value-type="float" office:value="376">
            <text:p>376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81];[$'Data_Classification for Summary'.$A$1:.$I$103];3;0)" office:value-type="float" office:value="30">
            <text:p>30</text:p>
          </table:table-cell>
          <table:table-cell table:style-name="ce10" table:formula="of:=VLOOKUP([.$D381];[$'Data_Classification for Summary'.$A$1:.$I$103];5;0)" office:value-type="float" office:value="2">
            <text:p>2</text:p>
          </table:table-cell>
          <table:table-cell table:style-name="ce10" table:formula="of:=VLOOKUP([.$D381];[$'Data_Classification for Summary'.$A$1:.$I$103];7;0)" office:value-type="float" office:value="0">
            <text:p/>
          </table:table-cell>
          <table:table-cell table:style-name="ce10" table:formula="of:=VLOOKUP([.$D381];[$'Data_Classification for Summary'.$A$1:.$I$103];9;0)" office:value-type="float" office:value="0">
            <text:p/>
          </table:table-cell>
          <table:table-cell table:style-name="ce92" office:value-type="float" office:value="51">
            <text:p>51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CXR_Date_Performed</text:p>
          </table:table-cell>
          <table:table-cell table:style-name="ce92" office:value-type="string">
            <text:p>CXR date</text:p>
          </table:table-cell>
          <table:table-cell table:formula="of:=[.C381]+1" office:value-type="float" office:value="377">
            <text:p>377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82];[$'Data_Classification for Summary'.$A$1:.$I$103];3;0)" office:value-type="float" office:value="30">
            <text:p>30</text:p>
          </table:table-cell>
          <table:table-cell table:style-name="ce10" table:formula="of:=VLOOKUP([.$D382];[$'Data_Classification for Summary'.$A$1:.$I$103];5;0)" office:value-type="float" office:value="2">
            <text:p>2</text:p>
          </table:table-cell>
          <table:table-cell table:style-name="ce10" table:formula="of:=VLOOKUP([.$D382];[$'Data_Classification for Summary'.$A$1:.$I$103];7;0)" office:value-type="float" office:value="0">
            <text:p/>
          </table:table-cell>
          <table:table-cell table:style-name="ce10" table:formula="of:=VLOOKUP([.$D382];[$'Data_Classification for Summary'.$A$1:.$I$103];9;0)" office:value-type="float" office:value="0">
            <text:p/>
          </table:table-cell>
          <table:table-cell table:style-name="ce92" office:value-type="float" office:value="52">
            <text:p>52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402">
            <text:p>70402</text:p>
          </table:table-cell>
          <table:table-cell table:style-name="ce97" office:value-type="string">
            <text:p>Studies - CXR date</text:p>
          </table:table-cell>
          <table:table-cell table:number-columns-repeated="1012"/>
        </table:table-row>
        <table:table-row table:style-name="ro4">
          <table:table-cell office:value-type="string">
            <text:p>Investigations_CXR_Results</text:p>
          </table:table-cell>
          <table:table-cell table:style-name="ce92" office:value-type="string">
            <text:p>CXR results</text:p>
          </table:table-cell>
          <table:table-cell table:formula="of:=[.C382]+1" office:value-type="float" office:value="378">
            <text:p>378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83];[$'Data_Classification for Summary'.$A$1:.$I$103];3;0)" office:value-type="float" office:value="30">
            <text:p>30</text:p>
          </table:table-cell>
          <table:table-cell table:style-name="ce10" table:formula="of:=VLOOKUP([.$D383];[$'Data_Classification for Summary'.$A$1:.$I$103];5;0)" office:value-type="float" office:value="2">
            <text:p>2</text:p>
          </table:table-cell>
          <table:table-cell table:style-name="ce10" table:formula="of:=VLOOKUP([.$D383];[$'Data_Classification for Summary'.$A$1:.$I$103];7;0)" office:value-type="float" office:value="0">
            <text:p/>
          </table:table-cell>
          <table:table-cell table:style-name="ce10" table:formula="of:=VLOOKUP([.$D383];[$'Data_Classification for Summary'.$A$1:.$I$103];9;0)" office:value-type="float" office:value="0">
            <text:p/>
          </table:table-cell>
          <table:table-cell table:style-name="ce92" office:value-type="float" office:value="53">
            <text:p>53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403">
            <text:p>70403</text:p>
          </table:table-cell>
          <table:table-cell table:style-name="ce97" office:value-type="string">
            <text:p>Studies - CXR Interpretation</text:p>
          </table:table-cell>
          <table:table-cell table:number-columns-repeated="1012"/>
        </table:table-row>
        <table:table-row table:style-name="ro4">
          <table:table-cell office:value-type="string">
            <text:p>Investigations_Echo_Performed</text:p>
          </table:table-cell>
          <table:table-cell table:style-name="ce92" office:value-type="string">
            <text:p>Echo performed</text:p>
          </table:table-cell>
          <table:table-cell table:formula="of:=[.C383]+1" office:value-type="float" office:value="379">
            <text:p>379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84];[$'Data_Classification for Summary'.$A$1:.$I$103];3;0)" office:value-type="float" office:value="30">
            <text:p>30</text:p>
          </table:table-cell>
          <table:table-cell table:style-name="ce10" table:formula="of:=VLOOKUP([.$D384];[$'Data_Classification for Summary'.$A$1:.$I$103];5;0)" office:value-type="float" office:value="2">
            <text:p>2</text:p>
          </table:table-cell>
          <table:table-cell table:style-name="ce10" table:formula="of:=VLOOKUP([.$D384];[$'Data_Classification for Summary'.$A$1:.$I$103];7;0)" office:value-type="float" office:value="0">
            <text:p/>
          </table:table-cell>
          <table:table-cell table:style-name="ce10" table:formula="of:=VLOOKUP([.$D384];[$'Data_Classification for Summary'.$A$1:.$I$103];9;0)" office:value-type="float" office:value="0">
            <text:p/>
          </table:table-cell>
          <table:table-cell table:style-name="ce92" office:value-type="float" office:value="60">
            <text:p>60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table:style-name="ce15" office:value-type="string">
            <text:p>Investigations_Bring_Echo_Results</text:p>
          </table:table-cell>
          <table:table-cell table:style-name="ce92" office:value-type="string">
            <text:p>Bring Echo</text:p>
          </table:table-cell>
          <table:table-cell table:formula="of:=[.C384]+1" office:value-type="float" office:value="380">
            <text:p>380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85];[$'Data_Classification for Summary'.$A$1:.$I$103];3;0)" office:value-type="float" office:value="30">
            <text:p>30</text:p>
          </table:table-cell>
          <table:table-cell table:style-name="ce10" table:formula="of:=VLOOKUP([.$D385];[$'Data_Classification for Summary'.$A$1:.$I$103];5;0)" office:value-type="float" office:value="2">
            <text:p>2</text:p>
          </table:table-cell>
          <table:table-cell table:style-name="ce10" table:formula="of:=VLOOKUP([.$D385];[$'Data_Classification for Summary'.$A$1:.$I$103];7;0)" office:value-type="float" office:value="0">
            <text:p/>
          </table:table-cell>
          <table:table-cell table:style-name="ce10" table:formula="of:=VLOOKUP([.$D385];[$'Data_Classification for Summary'.$A$1:.$I$103];9;0)" office:value-type="float" office:value="0">
            <text:p/>
          </table:table-cell>
          <table:table-cell table:style-name="ce92" office:value-type="float" office:value="61">
            <text:p>61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Echo_Date_Performed</text:p>
          </table:table-cell>
          <table:table-cell table:style-name="ce92" office:value-type="string">
            <text:p>Echo date</text:p>
          </table:table-cell>
          <table:table-cell table:formula="of:=[.C385]+1" office:value-type="float" office:value="381">
            <text:p>381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86];[$'Data_Classification for Summary'.$A$1:.$I$103];3;0)" office:value-type="float" office:value="30">
            <text:p>30</text:p>
          </table:table-cell>
          <table:table-cell table:style-name="ce10" table:formula="of:=VLOOKUP([.$D386];[$'Data_Classification for Summary'.$A$1:.$I$103];5;0)" office:value-type="float" office:value="2">
            <text:p>2</text:p>
          </table:table-cell>
          <table:table-cell table:style-name="ce10" table:formula="of:=VLOOKUP([.$D386];[$'Data_Classification for Summary'.$A$1:.$I$103];7;0)" office:value-type="float" office:value="0">
            <text:p/>
          </table:table-cell>
          <table:table-cell table:style-name="ce10" table:formula="of:=VLOOKUP([.$D386];[$'Data_Classification for Summary'.$A$1:.$I$103];9;0)" office:value-type="float" office:value="0">
            <text:p/>
          </table:table-cell>
          <table:table-cell table:style-name="ce92" office:value-type="float" office:value="62">
            <text:p>62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404">
            <text:p>70404</text:p>
          </table:table-cell>
          <table:table-cell table:style-name="ce97" office:value-type="string">
            <text:p>Studies - ECHO date</text:p>
          </table:table-cell>
          <table:table-cell table:number-columns-repeated="1012"/>
        </table:table-row>
        <table:table-row table:style-name="ro4">
          <table:table-cell office:value-type="string">
            <text:p>Investigations_Echo_Results</text:p>
          </table:table-cell>
          <table:table-cell table:style-name="ce92" office:value-type="string">
            <text:p>Echo results</text:p>
          </table:table-cell>
          <table:table-cell table:formula="of:=[.C386]+1" office:value-type="float" office:value="382">
            <text:p>382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87];[$'Data_Classification for Summary'.$A$1:.$I$103];3;0)" office:value-type="float" office:value="30">
            <text:p>30</text:p>
          </table:table-cell>
          <table:table-cell table:style-name="ce10" table:formula="of:=VLOOKUP([.$D387];[$'Data_Classification for Summary'.$A$1:.$I$103];5;0)" office:value-type="float" office:value="2">
            <text:p>2</text:p>
          </table:table-cell>
          <table:table-cell table:style-name="ce10" table:formula="of:=VLOOKUP([.$D387];[$'Data_Classification for Summary'.$A$1:.$I$103];7;0)" office:value-type="float" office:value="0">
            <text:p/>
          </table:table-cell>
          <table:table-cell table:style-name="ce10" table:formula="of:=VLOOKUP([.$D387];[$'Data_Classification for Summary'.$A$1:.$I$103];9;0)" office:value-type="float" office:value="0">
            <text:p/>
          </table:table-cell>
          <table:table-cell table:style-name="ce92" office:value-type="float" office:value="63">
            <text:p>63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405">
            <text:p>70405</text:p>
          </table:table-cell>
          <table:table-cell table:style-name="ce97" office:value-type="string">
            <text:p>Studies - ECHO Interpretation</text:p>
          </table:table-cell>
          <table:table-cell table:number-columns-repeated="1012"/>
        </table:table-row>
        <table:table-row table:style-name="ro4">
          <table:table-cell office:value-type="string">
            <text:p>Investigations_Stress_Test_Performed</text:p>
          </table:table-cell>
          <table:table-cell table:style-name="ce92" office:value-type="string">
            <text:p>Cardiac stress test performed</text:p>
          </table:table-cell>
          <table:table-cell table:formula="of:=[.C387]+1" office:value-type="float" office:value="383">
            <text:p>383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88];[$'Data_Classification for Summary'.$A$1:.$I$103];3;0)" office:value-type="float" office:value="30">
            <text:p>30</text:p>
          </table:table-cell>
          <table:table-cell table:style-name="ce10" table:formula="of:=VLOOKUP([.$D388];[$'Data_Classification for Summary'.$A$1:.$I$103];5;0)" office:value-type="float" office:value="2">
            <text:p>2</text:p>
          </table:table-cell>
          <table:table-cell table:style-name="ce10" table:formula="of:=VLOOKUP([.$D388];[$'Data_Classification for Summary'.$A$1:.$I$103];7;0)" office:value-type="float" office:value="0">
            <text:p/>
          </table:table-cell>
          <table:table-cell table:style-name="ce10" table:formula="of:=VLOOKUP([.$D388];[$'Data_Classification for Summary'.$A$1:.$I$103];9;0)" office:value-type="float" office:value="0">
            <text:p/>
          </table:table-cell>
          <table:table-cell table:style-name="ce92" office:value-type="float" office:value="80">
            <text:p>80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Stress_Test_Date_Performed</text:p>
          </table:table-cell>
          <table:table-cell table:style-name="ce92" office:value-type="string">
            <text:p>Cardiac stress test date</text:p>
          </table:table-cell>
          <table:table-cell table:formula="of:=[.C388]+1" office:value-type="float" office:value="384">
            <text:p>384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89];[$'Data_Classification for Summary'.$A$1:.$I$103];3;0)" office:value-type="float" office:value="30">
            <text:p>30</text:p>
          </table:table-cell>
          <table:table-cell table:style-name="ce10" table:formula="of:=VLOOKUP([.$D389];[$'Data_Classification for Summary'.$A$1:.$I$103];5;0)" office:value-type="float" office:value="2">
            <text:p>2</text:p>
          </table:table-cell>
          <table:table-cell table:style-name="ce10" table:formula="of:=VLOOKUP([.$D389];[$'Data_Classification for Summary'.$A$1:.$I$103];7;0)" office:value-type="float" office:value="0">
            <text:p/>
          </table:table-cell>
          <table:table-cell table:style-name="ce10" table:formula="of:=VLOOKUP([.$D389];[$'Data_Classification for Summary'.$A$1:.$I$103];9;0)" office:value-type="float" office:value="0">
            <text:p/>
          </table:table-cell>
          <table:table-cell office:value-type="float" office:value="81">
            <text:p>81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268">
            <text:p>70268</text:p>
          </table:table-cell>
          <table:table-cell table:style-name="ce97" office:value-type="string">
            <text:p>Studies - Stress Test Date</text:p>
          </table:table-cell>
          <table:table-cell table:number-columns-repeated="1012"/>
        </table:table-row>
        <table:table-row table:style-name="ro4">
          <table:table-cell office:value-type="string">
            <text:p>Investigations_Stress_Test_Results</text:p>
          </table:table-cell>
          <table:table-cell table:style-name="ce92" office:value-type="string">
            <text:p>Cardiac stress test results</text:p>
          </table:table-cell>
          <table:table-cell table:formula="of:=[.C389]+1" office:value-type="float" office:value="385">
            <text:p>385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90];[$'Data_Classification for Summary'.$A$1:.$I$103];3;0)" office:value-type="float" office:value="30">
            <text:p>30</text:p>
          </table:table-cell>
          <table:table-cell table:style-name="ce10" table:formula="of:=VLOOKUP([.$D390];[$'Data_Classification for Summary'.$A$1:.$I$103];5;0)" office:value-type="float" office:value="2">
            <text:p>2</text:p>
          </table:table-cell>
          <table:table-cell table:style-name="ce10" table:formula="of:=VLOOKUP([.$D390];[$'Data_Classification for Summary'.$A$1:.$I$103];7;0)" office:value-type="float" office:value="0">
            <text:p/>
          </table:table-cell>
          <table:table-cell table:style-name="ce10" table:formula="of:=VLOOKUP([.$D390];[$'Data_Classification for Summary'.$A$1:.$I$103];9;0)" office:value-type="float" office:value="0">
            <text:p/>
          </table:table-cell>
          <table:table-cell office:value-type="float" office:value="82">
            <text:p>82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267">
            <text:p>70267</text:p>
          </table:table-cell>
          <table:table-cell table:style-name="ce97" office:value-type="string">
            <text:p>Studies - Stress Test Interpretation</text:p>
          </table:table-cell>
          <table:table-cell table:number-columns-repeated="1012"/>
        </table:table-row>
        <table:table-row table:style-name="ro4">
          <table:table-cell office:value-type="string">
            <text:p>Investigations_Coronary_Angio_Performed</text:p>
          </table:table-cell>
          <table:table-cell office:value-type="string">
            <text:p>Coronary angiogram performed</text:p>
          </table:table-cell>
          <table:table-cell table:formula="of:=[.C390]+1" office:value-type="float" office:value="386">
            <text:p>386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91];[$'Data_Classification for Summary'.$A$1:.$I$103];3;0)" office:value-type="float" office:value="30">
            <text:p>30</text:p>
          </table:table-cell>
          <table:table-cell table:style-name="ce10" table:formula="of:=VLOOKUP([.$D391];[$'Data_Classification for Summary'.$A$1:.$I$103];5;0)" office:value-type="float" office:value="2">
            <text:p>2</text:p>
          </table:table-cell>
          <table:table-cell table:style-name="ce10" table:formula="of:=VLOOKUP([.$D391];[$'Data_Classification for Summary'.$A$1:.$I$103];7;0)" office:value-type="float" office:value="0">
            <text:p/>
          </table:table-cell>
          <table:table-cell table:style-name="ce10" table:formula="of:=VLOOKUP([.$D391];[$'Data_Classification for Summary'.$A$1:.$I$103];9;0)" office:value-type="float" office:value="0">
            <text:p/>
          </table:table-cell>
          <table:table-cell office:value-type="float" office:value="90">
            <text:p>90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Coronary_Angio_Performed</text:p>
          </table:table-cell>
          <table:table-cell office:value-type="string">
            <text:p>Coronary angiogram date</text:p>
          </table:table-cell>
          <table:table-cell table:formula="of:=[.C391]+1" office:value-type="float" office:value="387">
            <text:p>387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92];[$'Data_Classification for Summary'.$A$1:.$I$103];3;0)" office:value-type="float" office:value="30">
            <text:p>30</text:p>
          </table:table-cell>
          <table:table-cell table:style-name="ce10" table:formula="of:=VLOOKUP([.$D392];[$'Data_Classification for Summary'.$A$1:.$I$103];5;0)" office:value-type="float" office:value="2">
            <text:p>2</text:p>
          </table:table-cell>
          <table:table-cell table:style-name="ce10" table:formula="of:=VLOOKUP([.$D392];[$'Data_Classification for Summary'.$A$1:.$I$103];7;0)" office:value-type="float" office:value="0">
            <text:p/>
          </table:table-cell>
          <table:table-cell table:style-name="ce10" table:formula="of:=VLOOKUP([.$D392];[$'Data_Classification for Summary'.$A$1:.$I$103];9;0)" office:value-type="float" office:value="0">
            <text:p/>
          </table:table-cell>
          <table:table-cell office:value-type="float" office:value="91">
            <text:p>91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400">
            <text:p>70400</text:p>
          </table:table-cell>
          <table:table-cell table:style-name="ce97" office:value-type="string">
            <text:p>Studies - Cath date</text:p>
          </table:table-cell>
          <table:table-cell table:number-columns-repeated="1012"/>
        </table:table-row>
        <table:table-row table:style-name="ro4">
          <table:table-cell office:value-type="string">
            <text:p>Investigations_Coronary_Angio_Performed</text:p>
          </table:table-cell>
          <table:table-cell office:value-type="string">
            <text:p>Coronary angriogram result</text:p>
          </table:table-cell>
          <table:table-cell table:formula="of:=[.C392]+1" office:value-type="float" office:value="388">
            <text:p>388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93];[$'Data_Classification for Summary'.$A$1:.$I$103];3;0)" office:value-type="float" office:value="30">
            <text:p>30</text:p>
          </table:table-cell>
          <table:table-cell table:style-name="ce10" table:formula="of:=VLOOKUP([.$D393];[$'Data_Classification for Summary'.$A$1:.$I$103];5;0)" office:value-type="float" office:value="2">
            <text:p>2</text:p>
          </table:table-cell>
          <table:table-cell table:style-name="ce10" table:formula="of:=VLOOKUP([.$D393];[$'Data_Classification for Summary'.$A$1:.$I$103];7;0)" office:value-type="float" office:value="0">
            <text:p/>
          </table:table-cell>
          <table:table-cell table:style-name="ce10" table:formula="of:=VLOOKUP([.$D393];[$'Data_Classification for Summary'.$A$1:.$I$103];9;0)" office:value-type="float" office:value="0">
            <text:p/>
          </table:table-cell>
          <table:table-cell office:value-type="float" office:value="92">
            <text:p>92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401">
            <text:p>70401</text:p>
          </table:table-cell>
          <table:table-cell table:style-name="ce97" office:value-type="string">
            <text:p>Studies - Cath Interpretation</text:p>
          </table:table-cell>
          <table:table-cell table:number-columns-repeated="1012"/>
        </table:table-row>
        <table:table-row table:style-name="ro4">
          <table:table-cell office:value-type="string">
            <text:p>Investigations_Imaging_Other</text:p>
          </table:table-cell>
          <table:table-cell table:style-name="ce92" office:value-type="string">
            <text:p>Other imaging performed</text:p>
          </table:table-cell>
          <table:table-cell table:formula="of:=[.C393]+1" office:value-type="float" office:value="389">
            <text:p>389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94];[$'Data_Classification for Summary'.$A$1:.$I$103];3;0)" office:value-type="float" office:value="30">
            <text:p>30</text:p>
          </table:table-cell>
          <table:table-cell table:style-name="ce10" table:formula="of:=VLOOKUP([.$D394];[$'Data_Classification for Summary'.$A$1:.$I$103];5;0)" office:value-type="float" office:value="2">
            <text:p>2</text:p>
          </table:table-cell>
          <table:table-cell table:style-name="ce10" table:formula="of:=VLOOKUP([.$D394];[$'Data_Classification for Summary'.$A$1:.$I$103];7;0)" office:value-type="float" office:value="0">
            <text:p/>
          </table:table-cell>
          <table:table-cell table:style-name="ce10" table:formula="of:=VLOOKUP([.$D394];[$'Data_Classification for Summary'.$A$1:.$I$103];9;0)" office:value-type="float" office:value="0">
            <text:p/>
          </table:table-cell>
          <table:table-cell table:style-name="ce92" office:value-type="float" office:value="900">
            <text:p>900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Other</text:p>
          </table:table-cell>
          <table:table-cell table:style-name="ce92" office:value-type="string">
            <text:p>Other Lab Results</text:p>
          </table:table-cell>
          <table:table-cell table:formula="of:=[.C394]+1" office:value-type="float" office:value="390">
            <text:p>390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95];[$'Data_Classification for Summary'.$A$1:.$I$103];3;0)" office:value-type="float" office:value="30">
            <text:p>30</text:p>
          </table:table-cell>
          <table:table-cell table:style-name="ce10" table:formula="of:=VLOOKUP([.$D395];[$'Data_Classification for Summary'.$A$1:.$I$103];5;0)" office:value-type="float" office:value="2">
            <text:p>2</text:p>
          </table:table-cell>
          <table:table-cell table:style-name="ce10" table:formula="of:=VLOOKUP([.$D395];[$'Data_Classification for Summary'.$A$1:.$I$103];7;0)" office:value-type="float" office:value="0">
            <text:p/>
          </table:table-cell>
          <table:table-cell table:style-name="ce10" table:formula="of:=VLOOKUP([.$D395];[$'Data_Classification for Summary'.$A$1:.$I$103];9;0)" office:value-type="float" office:value="0">
            <text:p/>
          </table:table-cell>
          <table:table-cell table:style-name="ce92" office:value-type="float" office:value="901">
            <text:p>901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table:style-name="ce2" office:value-type="string">
            <text:p>Consultations_requested</text:p>
          </table:table-cell>
          <table:table-cell table:style-name="ce10" office:value-type="string">
            <text:p>Consultation requested</text:p>
          </table:table-cell>
          <table:table-cell table:formula="of:=[.C395]+1" office:value-type="float" office:value="391">
            <text:p>391</text:p>
          </table:table-cell>
          <table:table-cell table:style-name="ce10" office:value-type="string">
            <text:p>Consultations,Requested,,</text:p>
          </table:table-cell>
          <table:table-cell table:style-name="ce10" table:formula="of:=VLOOKUP([.$D396];[$'Data_Classification for Summary'.$A$1:.$I$103];3;0)" office:value-type="float" office:value="40">
            <text:p>40</text:p>
          </table:table-cell>
          <table:table-cell table:style-name="ce10" table:formula="of:=VLOOKUP([.$D396];[$'Data_Classification for Summary'.$A$1:.$I$103];5;0)" office:value-type="float" office:value="1">
            <text:p>1</text:p>
          </table:table-cell>
          <table:table-cell table:style-name="ce10" table:formula="of:=VLOOKUP([.$D396];[$'Data_Classification for Summary'.$A$1:.$I$103];7;0)" office:value-type="float" office:value="0">
            <text:p/>
          </table:table-cell>
          <table:table-cell table:style-name="ce10" table:formula="of:=VLOOKUP([.$D396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92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Consultations_completed</text:p>
          </table:table-cell>
          <table:table-cell table:style-name="ce10" office:value-type="string">
            <text:p>Consultation completed</text:p>
          </table:table-cell>
          <table:table-cell table:formula="of:=[.C396]+1" office:value-type="float" office:value="392">
            <text:p>392</text:p>
          </table:table-cell>
          <table:table-cell table:style-name="ce10" office:value-type="string">
            <text:p>Consultations,Completed,,</text:p>
          </table:table-cell>
          <table:table-cell table:style-name="ce10" table:formula="of:=VLOOKUP([.$D397];[$'Data_Classification for Summary'.$A$1:.$I$103];3;0)" office:value-type="float" office:value="40">
            <text:p>40</text:p>
          </table:table-cell>
          <table:table-cell table:style-name="ce10" table:formula="of:=VLOOKUP([.$D397];[$'Data_Classification for Summary'.$A$1:.$I$103];5;0)" office:value-type="float" office:value="2">
            <text:p>2</text:p>
          </table:table-cell>
          <table:table-cell table:style-name="ce10" table:formula="of:=VLOOKUP([.$D397];[$'Data_Classification for Summary'.$A$1:.$I$103];7;0)" office:value-type="float" office:value="0">
            <text:p/>
          </table:table-cell>
          <table:table-cell table:style-name="ce10" table:formula="of:=VLOOKUP([.$D397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92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ASA</text:p>
          </table:table-cell>
          <table:table-cell table:style-name="ce10" office:value-type="string">
            <text:p>ASA</text:p>
          </table:table-cell>
          <table:table-cell table:formula="of:=[.C397]+1" office:value-type="float" office:value="393">
            <text:p>393</text:p>
          </table:table-cell>
          <table:table-cell table:style-name="ce10" office:value-type="string">
            <text:p>Risk assessment,,,</text:p>
          </table:table-cell>
          <table:table-cell table:style-name="ce10" table:formula="of:=VLOOKUP([.$D398];[$'Data_Classification for Summary'.$A$1:.$I$103];3;0)" office:value-type="float" office:value="50">
            <text:p>50</text:p>
          </table:table-cell>
          <table:table-cell table:style-name="ce10" table:formula="of:=VLOOKUP([.$D398];[$'Data_Classification for Summary'.$A$1:.$I$103];5;0)" office:value-type="float" office:value="0">
            <text:p/>
          </table:table-cell>
          <table:table-cell table:style-name="ce10" table:formula="of:=VLOOKUP([.$D398];[$'Data_Classification for Summary'.$A$1:.$I$103];7;0)" office:value-type="float" office:value="0">
            <text:p/>
          </table:table-cell>
          <table:table-cell table:style-name="ce10" table:formula="of:=VLOOKUP([.$D398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233">
            <text:p>70233</text:p>
          </table:table-cell>
          <table:table-cell table:style-name="ce97" office:value-type="string">
            <text:p>Assessment and Plan - ASA Physical Status</text:p>
          </table:table-cell>
          <table:table-cell table:number-columns-repeated="1012"/>
        </table:table-row>
        <table:table-row table:style-name="ro4">
          <table:table-cell office:value-type="string">
            <text:p>Emergency</text:p>
          </table:table-cell>
          <table:table-cell table:style-name="ce10" office:value-type="string">
            <text:p>Emergency</text:p>
          </table:table-cell>
          <table:table-cell table:formula="of:=[.C398]+1" office:value-type="float" office:value="394">
            <text:p>394</text:p>
          </table:table-cell>
          <table:table-cell table:style-name="ce10" office:value-type="string">
            <text:p>Risk assessment,,,</text:p>
          </table:table-cell>
          <table:table-cell table:style-name="ce10" table:formula="of:=VLOOKUP([.$D399];[$'Data_Classification for Summary'.$A$1:.$I$103];3;0)" office:value-type="float" office:value="50">
            <text:p>50</text:p>
          </table:table-cell>
          <table:table-cell table:style-name="ce10" table:formula="of:=VLOOKUP([.$D399];[$'Data_Classification for Summary'.$A$1:.$I$103];5;0)" office:value-type="float" office:value="0">
            <text:p/>
          </table:table-cell>
          <table:table-cell table:style-name="ce10" table:formula="of:=VLOOKUP([.$D399];[$'Data_Classification for Summary'.$A$1:.$I$103];7;0)" office:value-type="float" office:value="0">
            <text:p/>
          </table:table-cell>
          <table:table-cell table:style-name="ce10" table:formula="of:=VLOOKUP([.$D399];[$'Data_Classification for Summary'.$A$1:.$I$103];9;0)" office:value-type="float" office:value="0">
            <text:p/>
          </table:table-cell>
          <table:table-cell table:style-name="ce10" office:value-type="float" office:value="2">
            <text:p>2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308">
            <text:p>70308</text:p>
          </table:table-cell>
          <table:table-cell table:style-name="ce97" office:value-type="string">
            <text:p>Assessment and Plan - Emergency Procedure</text:p>
          </table:table-cell>
          <table:table-cell table:number-columns-repeated="1012"/>
        </table:table-row>
        <table:table-row table:style-name="ro4">
          <table:table-cell office:value-type="string">
            <text:p>Lee_Revised_Cardiac_Risk_index</text:p>
          </table:table-cell>
          <table:table-cell table:style-name="ce92" office:value-type="string">
            <text:p>Lee Revised CRI</text:p>
          </table:table-cell>
          <table:table-cell table:formula="of:=[.C399]+1" office:value-type="float" office:value="395">
            <text:p>395</text:p>
          </table:table-cell>
          <table:table-cell table:style-name="ce10" office:value-type="string">
            <text:p>Risk assessment,,,</text:p>
          </table:table-cell>
          <table:table-cell table:style-name="ce10" table:formula="of:=VLOOKUP([.$D400];[$'Data_Classification for Summary'.$A$1:.$I$103];3;0)" office:value-type="float" office:value="50">
            <text:p>50</text:p>
          </table:table-cell>
          <table:table-cell table:style-name="ce10" table:formula="of:=VLOOKUP([.$D400];[$'Data_Classification for Summary'.$A$1:.$I$103];5;0)" office:value-type="float" office:value="0">
            <text:p/>
          </table:table-cell>
          <table:table-cell table:style-name="ce10" table:formula="of:=VLOOKUP([.$D400];[$'Data_Classification for Summary'.$A$1:.$I$103];7;0)" office:value-type="float" office:value="0">
            <text:p/>
          </table:table-cell>
          <table:table-cell table:style-name="ce10" table:formula="of:=VLOOKUP([.$D400];[$'Data_Classification for Summary'.$A$1:.$I$103];9;0)" office:value-type="float" office:value="0">
            <text:p/>
          </table:table-cell>
          <table:table-cell table:style-name="ce92" office:value-type="float" office:value="10">
            <text:p>10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table:style-name="ce15" office:value-type="string">
            <text:p>Berlin_questionnaire_result</text:p>
          </table:table-cell>
          <table:table-cell table:style-name="ce91" office:value-type="string">
            <text:p>Berlin Questionnaire Result</text:p>
          </table:table-cell>
          <table:table-cell table:formula="of:=[.C400]+1" office:value-type="float" office:value="396">
            <text:p>396</text:p>
          </table:table-cell>
          <table:table-cell table:style-name="ce10" office:value-type="string">
            <text:p>Risk assessment,,,</text:p>
          </table:table-cell>
          <table:table-cell table:style-name="ce10" table:formula="of:=VLOOKUP([.$D401];[$'Data_Classification for Summary'.$A$1:.$I$103];3;0)" office:value-type="float" office:value="50">
            <text:p>50</text:p>
          </table:table-cell>
          <table:table-cell table:style-name="ce10" table:formula="of:=VLOOKUP([.$D401];[$'Data_Classification for Summary'.$A$1:.$I$103];5;0)" office:value-type="float" office:value="0">
            <text:p/>
          </table:table-cell>
          <table:table-cell table:style-name="ce10" table:formula="of:=VLOOKUP([.$D401];[$'Data_Classification for Summary'.$A$1:.$I$103];7;0)" office:value-type="float" office:value="0">
            <text:p/>
          </table:table-cell>
          <table:table-cell table:style-name="ce10" table:formula="of:=VLOOKUP([.$D401];[$'Data_Classification for Summary'.$A$1:.$I$103];9;0)" office:value-type="float" office:value="0">
            <text:p/>
          </table:table-cell>
          <table:table-cell table:style-name="ce92" office:value-type="float" office:value="20">
            <text:p>20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dication_for_endocarditis_prophylaxis</text:p>
          </table:table-cell>
          <table:table-cell table:style-name="ce92" office:value-type="string">
            <text:p>Indication for endocarditis prophylaxis</text:p>
          </table:table-cell>
          <table:table-cell table:formula="of:=[.C401]+1" office:value-type="float" office:value="397">
            <text:p>397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402];[$'Data_Classification for Summary'.$A$1:.$I$103];3;0)" office:value-type="float" office:value="60">
            <text:p>60</text:p>
          </table:table-cell>
          <table:table-cell table:style-name="ce10" table:formula="of:=VLOOKUP([.$D402];[$'Data_Classification for Summary'.$A$1:.$I$103];5;0)" office:value-type="float" office:value="0">
            <text:p/>
          </table:table-cell>
          <table:table-cell table:style-name="ce10" table:formula="of:=VLOOKUP([.$D402];[$'Data_Classification for Summary'.$A$1:.$I$103];7;0)" office:value-type="float" office:value="0">
            <text:p/>
          </table:table-cell>
          <table:table-cell table:style-name="ce10" table:formula="of:=VLOOKUP([.$D402];[$'Data_Classification for Summary'.$A$1:.$I$103];9;0)" office:value-type="float" office:value="0">
            <text:p/>
          </table:table-cell>
          <table:table-cell table:style-name="ce92" office:value-type="float" office:value="25">
            <text:p>25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Airway_plan</text:p>
          </table:table-cell>
          <table:table-cell table:style-name="ce10" office:value-type="string">
            <text:p>Airway plan</text:p>
          </table:table-cell>
          <table:table-cell table:formula="of:=[.C402]+1" office:value-type="float" office:value="398">
            <text:p>398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403];[$'Data_Classification for Summary'.$A$1:.$I$103];3;0)" office:value-type="float" office:value="60">
            <text:p>60</text:p>
          </table:table-cell>
          <table:table-cell table:style-name="ce10" table:formula="of:=VLOOKUP([.$D403];[$'Data_Classification for Summary'.$A$1:.$I$103];5;0)" office:value-type="float" office:value="0">
            <text:p/>
          </table:table-cell>
          <table:table-cell table:style-name="ce10" table:formula="of:=VLOOKUP([.$D403];[$'Data_Classification for Summary'.$A$1:.$I$103];7;0)" office:value-type="float" office:value="0">
            <text:p/>
          </table:table-cell>
          <table:table-cell table:style-name="ce10" table:formula="of:=VLOOKUP([.$D403];[$'Data_Classification for Summary'.$A$1:.$I$103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416">
            <text:p>70416</text:p>
          </table:table-cell>
          <table:table-cell table:style-name="ce97" office:value-type="string">
            <text:p>Assessment and Plan - Airway plan</text:p>
          </table:table-cell>
          <table:table-cell table:number-columns-repeated="1012"/>
        </table:table-row>
        <table:table-row table:style-name="ro4">
          <table:table-cell office:value-type="string">
            <text:p>Anesthesia_technique_planned</text:p>
          </table:table-cell>
          <table:table-cell table:style-name="ce92" office:value-type="string">
            <text:p>Anaesthesia technique planned</text:p>
          </table:table-cell>
          <table:table-cell table:formula="of:=[.C403]+1" office:value-type="float" office:value="399">
            <text:p>399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404];[$'Data_Classification for Summary'.$A$1:.$I$103];3;0)" office:value-type="float" office:value="60">
            <text:p>60</text:p>
          </table:table-cell>
          <table:table-cell table:style-name="ce10" table:formula="of:=VLOOKUP([.$D404];[$'Data_Classification for Summary'.$A$1:.$I$103];5;0)" office:value-type="float" office:value="0">
            <text:p/>
          </table:table-cell>
          <table:table-cell table:style-name="ce10" table:formula="of:=VLOOKUP([.$D404];[$'Data_Classification for Summary'.$A$1:.$I$103];7;0)" office:value-type="float" office:value="0">
            <text:p/>
          </table:table-cell>
          <table:table-cell table:style-name="ce10" table:formula="of:=VLOOKUP([.$D404];[$'Data_Classification for Summary'.$A$1:.$I$103];9;0)" office:value-type="float" office:value="0">
            <text:p/>
          </table:table-cell>
          <table:table-cell table:style-name="ce92" office:value-type="float" office:value="40">
            <text:p>40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220">
            <text:p>70220</text:p>
          </table:table-cell>
          <table:table-cell table:style-name="ce97" office:value-type="string">
            <text:p>Assessment and Plan - Anesthesia Technique</text:p>
          </table:table-cell>
          <table:table-cell table:number-columns-repeated="1012"/>
        </table:table-row>
        <table:table-row table:style-name="ro4">
          <table:table-cell office:value-type="string">
            <text:p>Induction_technique_planned</text:p>
          </table:table-cell>
          <table:table-cell table:style-name="ce10" office:value-type="string">
            <text:p>Induction planned</text:p>
          </table:table-cell>
          <table:table-cell table:formula="of:=[.C404]+1" office:value-type="float" office:value="400">
            <text:p>400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405];[$'Data_Classification for Summary'.$A$1:.$I$103];3;0)" office:value-type="float" office:value="60">
            <text:p>60</text:p>
          </table:table-cell>
          <table:table-cell table:style-name="ce10" table:formula="of:=VLOOKUP([.$D405];[$'Data_Classification for Summary'.$A$1:.$I$103];5;0)" office:value-type="float" office:value="0">
            <text:p/>
          </table:table-cell>
          <table:table-cell table:style-name="ce10" table:formula="of:=VLOOKUP([.$D405];[$'Data_Classification for Summary'.$A$1:.$I$103];7;0)" office:value-type="float" office:value="0">
            <text:p/>
          </table:table-cell>
          <table:table-cell table:style-name="ce10" table:formula="of:=VLOOKUP([.$D405];[$'Data_Classification for Summary'.$A$1:.$I$103];9;0)" office:value-type="float" office:value="0">
            <text:p/>
          </table:table-cell>
          <table:table-cell table:style-name="ce10" office:value-type="float" office:value="41">
            <text:p>41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237">
            <text:p>70237</text:p>
          </table:table-cell>
          <table:table-cell table:style-name="ce97" office:value-type="string">
            <text:p>Assessment and Plan - Induction Type</text:p>
          </table:table-cell>
          <table:table-cell table:number-columns-repeated="1012"/>
        </table:table-row>
        <table:table-row table:style-name="ro4">
          <table:table-cell office:value-type="string">
            <text:p>Risks_discussed</text:p>
          </table:table-cell>
          <table:table-cell table:style-name="ce92" office:value-type="string">
            <text:p>Risks discussed</text:p>
          </table:table-cell>
          <table:table-cell table:formula="of:=[.C405]+1" office:value-type="float" office:value="401">
            <text:p>401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406];[$'Data_Classification for Summary'.$A$1:.$I$103];3;0)" office:value-type="float" office:value="60">
            <text:p>60</text:p>
          </table:table-cell>
          <table:table-cell table:style-name="ce10" table:formula="of:=VLOOKUP([.$D406];[$'Data_Classification for Summary'.$A$1:.$I$103];5;0)" office:value-type="float" office:value="0">
            <text:p/>
          </table:table-cell>
          <table:table-cell table:style-name="ce10" table:formula="of:=VLOOKUP([.$D406];[$'Data_Classification for Summary'.$A$1:.$I$103];7;0)" office:value-type="float" office:value="0">
            <text:p/>
          </table:table-cell>
          <table:table-cell table:style-name="ce10" table:formula="of:=VLOOKUP([.$D406];[$'Data_Classification for Summary'.$A$1:.$I$103];9;0)" office:value-type="float" office:value="0">
            <text:p/>
          </table:table-cell>
          <table:table-cell table:style-name="ce92" office:value-type="float" office:value="50">
            <text:p>50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Risks_specific</text:p>
          </table:table-cell>
          <table:table-cell table:style-name="ce92" office:value-type="string">
            <text:p>Particular risks</text:p>
          </table:table-cell>
          <table:table-cell table:formula="of:=[.C406]+1" office:value-type="float" office:value="402">
            <text:p>402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407];[$'Data_Classification for Summary'.$A$1:.$I$103];3;0)" office:value-type="float" office:value="60">
            <text:p>60</text:p>
          </table:table-cell>
          <table:table-cell table:style-name="ce10" table:formula="of:=VLOOKUP([.$D407];[$'Data_Classification for Summary'.$A$1:.$I$103];5;0)" office:value-type="float" office:value="0">
            <text:p/>
          </table:table-cell>
          <table:table-cell table:style-name="ce10" table:formula="of:=VLOOKUP([.$D407];[$'Data_Classification for Summary'.$A$1:.$I$103];7;0)" office:value-type="float" office:value="0">
            <text:p/>
          </table:table-cell>
          <table:table-cell table:style-name="ce10" table:formula="of:=VLOOKUP([.$D407];[$'Data_Classification for Summary'.$A$1:.$I$103];9;0)" office:value-type="float" office:value="0">
            <text:p/>
          </table:table-cell>
          <table:table-cell table:style-name="ce92" office:value-type="float" office:value="51">
            <text:p>51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302">
            <text:p>70302</text:p>
          </table:table-cell>
          <table:table-cell table:style-name="ce97" office:value-type="string">
            <text:p>Assessment and Plan - Anesthetic Consideration</text:p>
          </table:table-cell>
          <table:table-cell table:number-columns-repeated="1012"/>
        </table:table-row>
        <table:table-row table:style-name="ro4">
          <table:table-cell office:value-type="string">
            <text:p>Consent_given</text:p>
          </table:table-cell>
          <table:table-cell table:style-name="ce92" office:value-type="string">
            <text:p>Consent</text:p>
          </table:table-cell>
          <table:table-cell table:formula="of:=[.C407]+1" office:value-type="float" office:value="403">
            <text:p>403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408];[$'Data_Classification for Summary'.$A$1:.$I$103];3;0)" office:value-type="float" office:value="60">
            <text:p>60</text:p>
          </table:table-cell>
          <table:table-cell table:style-name="ce10" table:formula="of:=VLOOKUP([.$D408];[$'Data_Classification for Summary'.$A$1:.$I$103];5;0)" office:value-type="float" office:value="0">
            <text:p/>
          </table:table-cell>
          <table:table-cell table:style-name="ce10" table:formula="of:=VLOOKUP([.$D408];[$'Data_Classification for Summary'.$A$1:.$I$103];7;0)" office:value-type="float" office:value="0">
            <text:p/>
          </table:table-cell>
          <table:table-cell table:style-name="ce10" table:formula="of:=VLOOKUP([.$D408];[$'Data_Classification for Summary'.$A$1:.$I$103];9;0)" office:value-type="float" office:value="0">
            <text:p/>
          </table:table-cell>
          <table:table-cell table:style-name="ce92" office:value-type="float" office:value="52">
            <text:p>52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301">
            <text:p>70301</text:p>
          </table:table-cell>
          <table:table-cell table:style-name="ce97" office:value-type="string">
            <text:p>Assessment and Plan - Anesthesia Consent</text:p>
          </table:table-cell>
          <table:table-cell table:number-columns-repeated="1012"/>
        </table:table-row>
        <table:table-row table:style-name="ro4">
          <table:table-cell office:value-type="string">
            <text:p>Final_comments</text:p>
          </table:table-cell>
          <table:table-cell table:style-name="ce10" office:value-type="string">
            <text:p>Final comments</text:p>
          </table:table-cell>
          <table:table-cell table:formula="of:=[.C408]+1" office:value-type="float" office:value="404">
            <text:p>404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409];[$'Data_Classification for Summary'.$A$1:.$I$103];3;0)" office:value-type="float" office:value="60">
            <text:p>60</text:p>
          </table:table-cell>
          <table:table-cell table:style-name="ce10" table:formula="of:=VLOOKUP([.$D409];[$'Data_Classification for Summary'.$A$1:.$I$103];5;0)" office:value-type="float" office:value="0">
            <text:p/>
          </table:table-cell>
          <table:table-cell table:style-name="ce10" table:formula="of:=VLOOKUP([.$D409];[$'Data_Classification for Summary'.$A$1:.$I$103];7;0)" office:value-type="float" office:value="0">
            <text:p/>
          </table:table-cell>
          <table:table-cell table:style-name="ce10" table:formula="of:=VLOOKUP([.$D409];[$'Data_Classification for Summary'.$A$1:.$I$103];9;0)" office:value-type="float" office:value="0">
            <text:p/>
          </table:table-cell>
          <table:table-cell table:style-name="ce10" office:value-type="float" office:value="100">
            <text:p>100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225">
            <text:p>70225</text:p>
          </table:table-cell>
          <table:table-cell table:style-name="ce97" office:value-type="string">
            <text:p>Assessment and Plan - Comments</text:p>
          </table:table-cell>
          <table:table-cell table:number-columns-repeated="1012"/>
        </table:table-row>
        <table:table-row table:style-name="ro4">
          <table:table-cell office:value-type="string">
            <text:p>Preop_Summary_Status</text:p>
          </table:table-cell>
          <table:table-cell table:style-name="ce92" office:value-type="string">
            <text:p>Preop Summary Status</text:p>
          </table:table-cell>
          <table:table-cell table:formula="of:=[.C409]+1" office:value-type="float" office:value="405">
            <text:p>405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410];[$'Data_Classification for Summary'.$A$1:.$I$103];3;0)" office:value-type="float" office:value="60">
            <text:p>60</text:p>
          </table:table-cell>
          <table:table-cell table:style-name="ce10" table:formula="of:=VLOOKUP([.$D410];[$'Data_Classification for Summary'.$A$1:.$I$103];5;0)" office:value-type="float" office:value="0">
            <text:p/>
          </table:table-cell>
          <table:table-cell table:style-name="ce10" table:formula="of:=VLOOKUP([.$D410];[$'Data_Classification for Summary'.$A$1:.$I$103];7;0)" office:value-type="float" office:value="0">
            <text:p/>
          </table:table-cell>
          <table:table-cell table:style-name="ce10" table:formula="of:=VLOOKUP([.$D410];[$'Data_Classification for Summary'.$A$1:.$I$103];9;0)" office:value-type="float" office:value="0">
            <text:p/>
          </table:table-cell>
          <table:table-cell table:style-name="ce92" office:value-type="float" office:value="900">
            <text:p>900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236">
            <text:p>70236</text:p>
          </table:table-cell>
          <table:table-cell table:style-name="ce97" office:value-type="string">
            <text:p>Assessment and Plan - Work Up Status</text:p>
          </table:table-cell>
          <table:table-cell table:number-columns-repeated="1012"/>
        </table:table-row>
        <table:table-row table:style-name="ro4">
          <table:table-cell office:value-type="string">
            <text:p>Patient_questions_for_anesthetist</text:p>
          </table:table-cell>
          <table:table-cell office:value-type="string">
            <text:p>Questions for anesthetist</text:p>
          </table:table-cell>
          <table:table-cell table:formula="of:=[.C410]+1" office:value-type="float" office:value="406">
            <text:p>406</text:p>
          </table:table-cell>
          <table:table-cell office:value-type="string">
            <text:p>Communication,,,</text:p>
          </table:table-cell>
          <table:table-cell table:style-name="ce10" table:formula="of:=VLOOKUP([.$D411];[$'Data_Classification for Summary'.$A$1:.$I$103];3;0)" office:value-type="float" office:value="800">
            <text:p>800</text:p>
          </table:table-cell>
          <table:table-cell table:style-name="ce10" table:formula="of:=VLOOKUP([.$D411];[$'Data_Classification for Summary'.$A$1:.$I$103];5;0)" office:value-type="float" office:value="10">
            <text:p>10</text:p>
          </table:table-cell>
          <table:table-cell table:style-name="ce10" table:formula="of:=VLOOKUP([.$D411];[$'Data_Classification for Summary'.$A$1:.$I$103];7;0)" office:value-type="float" office:value="0">
            <text:p/>
          </table:table-cell>
          <table:table-cell table:style-name="ce10" table:formula="of:=VLOOKUP([.$D411];[$'Data_Classification for Summary'.$A$1:.$I$103];9;0)" office:value-type="float" office:value="0">
            <text:p/>
          </table:table-cell>
          <table:table-cell table:style-name="ce2" office:value-type="float" office:value="10">
            <text:p>10</text:p>
          </table:table-cell>
          <table:table-cell table:style-name="ce92" office:value-type="string">
            <text:p>All</text:p>
          </table:table-cell>
          <table:table-cell table:number-columns-repeated="1014"/>
        </table:table-row>
        <table:table-row table:style-name="ro4">
          <table:table-cell office:value-type="string">
            <text:p>Comment_or_note</text:p>
          </table:table-cell>
          <table:table-cell office:value-type="string">
            <text:p>Note</text:p>
          </table:table-cell>
          <table:table-cell table:formula="of:=[.C411]+1" office:value-type="float" office:value="407">
            <text:p>407</text:p>
          </table:table-cell>
          <table:table-cell office:value-type="string">
            <text:p>Communication,,,</text:p>
          </table:table-cell>
          <table:table-cell table:style-name="ce10" table:formula="of:=VLOOKUP([.$D412];[$'Data_Classification for Summary'.$A$1:.$I$103];3;0)" office:value-type="float" office:value="800">
            <text:p>800</text:p>
          </table:table-cell>
          <table:table-cell table:style-name="ce10" table:formula="of:=VLOOKUP([.$D412];[$'Data_Classification for Summary'.$A$1:.$I$103];5;0)" office:value-type="float" office:value="10">
            <text:p>10</text:p>
          </table:table-cell>
          <table:table-cell table:style-name="ce10" table:formula="of:=VLOOKUP([.$D412];[$'Data_Classification for Summary'.$A$1:.$I$103];7;0)" office:value-type="float" office:value="0">
            <text:p/>
          </table:table-cell>
          <table:table-cell table:style-name="ce10" table:formula="of:=VLOOKUP([.$D412];[$'Data_Classification for Summary'.$A$1:.$I$103];9;0)" office:value-type="float" office:value="0">
            <text:p/>
          </table:table-cell>
          <table:table-cell table:style-name="ce2" office:value-type="float" office:value="20">
            <text:p>20</text:p>
          </table:table-cell>
          <table:table-cell table:style-name="ce92" office:value-type="string">
            <text:p>All</text:p>
          </table:table-cell>
          <table:table-cell table:number-columns-repeated="1014"/>
        </table:table-row>
        <table:table-row table:style-name="ro4">
          <table:table-cell office:value-type="string">
            <text:p>Pre-op.net_Comments</text:p>
          </table:table-cell>
          <table:table-cell office:value-type="string">
            <text:p>Comments about Pre-op.net</text:p>
          </table:table-cell>
          <table:table-cell table:formula="of:=[.C412]+1" office:value-type="float" office:value="408">
            <text:p>408</text:p>
          </table:table-cell>
          <table:table-cell table:style-name="ce2" office:value-type="string">
            <text:p>Pre-op.net,Administrative,,</text:p>
          </table:table-cell>
          <table:table-cell table:style-name="ce10" table:formula="of:=VLOOKUP([.$D413];[$'Data_Classification for Summary'.$A$1:.$I$103];3;0)" office:value-type="float" office:value="900">
            <text:p>900</text:p>
          </table:table-cell>
          <table:table-cell table:style-name="ce10" table:formula="of:=VLOOKUP([.$D413];[$'Data_Classification for Summary'.$A$1:.$I$103];5;0)" office:value-type="float" office:value="40">
            <text:p>40</text:p>
          </table:table-cell>
          <table:table-cell table:style-name="ce10" table:formula="of:=VLOOKUP([.$D413];[$'Data_Classification for Summary'.$A$1:.$I$103];7;0)" office:value-type="float" office:value="0">
            <text:p/>
          </table:table-cell>
          <table:table-cell table:style-name="ce10" table:formula="of:=VLOOKUP([.$D413];[$'Data_Classification for Summary'.$A$1:.$I$103];9;0)" office:value-type="float" office:value="0">
            <text:p/>
          </table:table-cell>
          <table:table-cell table:style-name="ce2" office:value-type="float" office:value="10">
            <text:p>10</text:p>
          </table:table-cell>
          <table:table-cell table:style-name="ce92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Consent_Pre-op.net_Privacy_Policy</text:p>
          </table:table-cell>
          <table:table-cell office:value-type="string">
            <text:p>Consent to Privacy Policy</text:p>
          </table:table-cell>
          <table:table-cell table:formula="of:=[.C413]+1" office:value-type="float" office:value="409">
            <text:p>409</text:p>
          </table:table-cell>
          <table:table-cell table:style-name="ce2" office:value-type="string">
            <text:p>Pre-op.net,Administrative,,</text:p>
          </table:table-cell>
          <table:table-cell table:style-name="ce10" table:formula="of:=VLOOKUP([.$D414];[$'Data_Classification for Summary'.$A$1:.$I$103];3;0)" office:value-type="float" office:value="900">
            <text:p>900</text:p>
          </table:table-cell>
          <table:table-cell table:style-name="ce10" table:formula="of:=VLOOKUP([.$D414];[$'Data_Classification for Summary'.$A$1:.$I$103];5;0)" office:value-type="float" office:value="40">
            <text:p>40</text:p>
          </table:table-cell>
          <table:table-cell table:style-name="ce10" table:formula="of:=VLOOKUP([.$D414];[$'Data_Classification for Summary'.$A$1:.$I$103];7;0)" office:value-type="float" office:value="0">
            <text:p/>
          </table:table-cell>
          <table:table-cell table:style-name="ce10" table:formula="of:=VLOOKUP([.$D414];[$'Data_Classification for Summary'.$A$1:.$I$103];9;0)" office:value-type="float" office:value="0">
            <text:p/>
          </table:table-cell>
          <table:table-cell table:style-name="ce2" office:value-type="float" office:value="50">
            <text:p>50</text:p>
          </table:table-cell>
          <table:table-cell table:style-name="ce92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Consent_Anesthetist_Quality_Assurance</text:p>
          </table:table-cell>
          <table:table-cell office:value-type="string">
            <text:p>Consent to anesthesiologists QA</text:p>
          </table:table-cell>
          <table:table-cell table:formula="of:=[.C414]+1" office:value-type="float" office:value="410">
            <text:p>410</text:p>
          </table:table-cell>
          <table:table-cell table:style-name="ce2" office:value-type="string">
            <text:p>Pre-op.net,Administrative,,</text:p>
          </table:table-cell>
          <table:table-cell table:style-name="ce10" table:formula="of:=VLOOKUP([.$D415];[$'Data_Classification for Summary'.$A$1:.$I$103];3;0)" office:value-type="float" office:value="900">
            <text:p>900</text:p>
          </table:table-cell>
          <table:table-cell table:style-name="ce10" table:formula="of:=VLOOKUP([.$D415];[$'Data_Classification for Summary'.$A$1:.$I$103];5;0)" office:value-type="float" office:value="40">
            <text:p>40</text:p>
          </table:table-cell>
          <table:table-cell table:style-name="ce10" table:formula="of:=VLOOKUP([.$D415];[$'Data_Classification for Summary'.$A$1:.$I$103];7;0)" office:value-type="float" office:value="0">
            <text:p/>
          </table:table-cell>
          <table:table-cell table:style-name="ce10" table:formula="of:=VLOOKUP([.$D415];[$'Data_Classification for Summary'.$A$1:.$I$103];9;0)" office:value-type="float" office:value="0">
            <text:p/>
          </table:table-cell>
          <table:table-cell table:style-name="ce2" office:value-type="float" office:value="100">
            <text:p>100</text:p>
          </table:table-cell>
          <table:table-cell table:style-name="ce92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Consent_Pre-op.net_Quality_Assurance</text:p>
          </table:table-cell>
          <table:table-cell table:style-name="ce2" office:value-type="string">
            <text:p>Consent to Pre-op.net QA</text:p>
          </table:table-cell>
          <table:table-cell table:formula="of:=[.C415]+1" office:value-type="float" office:value="411">
            <text:p>411</text:p>
          </table:table-cell>
          <table:table-cell table:style-name="ce2" office:value-type="string">
            <text:p>Pre-op.net,Administrative,,</text:p>
          </table:table-cell>
          <table:table-cell table:style-name="ce10" table:formula="of:=VLOOKUP([.$D416];[$'Data_Classification for Summary'.$A$1:.$I$103];3;0)" office:value-type="float" office:value="900">
            <text:p>900</text:p>
          </table:table-cell>
          <table:table-cell table:style-name="ce10" table:formula="of:=VLOOKUP([.$D416];[$'Data_Classification for Summary'.$A$1:.$I$103];5;0)" office:value-type="float" office:value="40">
            <text:p>40</text:p>
          </table:table-cell>
          <table:table-cell table:style-name="ce10" table:formula="of:=VLOOKUP([.$D416];[$'Data_Classification for Summary'.$A$1:.$I$103];7;0)" office:value-type="float" office:value="0">
            <text:p/>
          </table:table-cell>
          <table:table-cell table:style-name="ce10" table:formula="of:=VLOOKUP([.$D416];[$'Data_Classification for Summary'.$A$1:.$I$103];9;0)" office:value-type="float" office:value="0">
            <text:p/>
          </table:table-cell>
          <table:table-cell table:style-name="ce2" office:value-type="float" office:value="110">
            <text:p>110</text:p>
          </table:table-cell>
          <table:table-cell table:style-name="ce92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Consent_Pre-op.net_anonymous_research</text:p>
          </table:table-cell>
          <table:table-cell table:style-name="ce2" office:value-type="string">
            <text:p>Consent to anonymous data use in research</text:p>
          </table:table-cell>
          <table:table-cell table:formula="of:=[.C416]+1" office:value-type="float" office:value="412">
            <text:p>412</text:p>
          </table:table-cell>
          <table:table-cell table:style-name="ce2" office:value-type="string">
            <text:p>Pre-op.net,Administrative,,</text:p>
          </table:table-cell>
          <table:table-cell table:style-name="ce10" table:formula="of:=VLOOKUP([.$D417];[$'Data_Classification for Summary'.$A$1:.$I$103];3;0)" office:value-type="float" office:value="900">
            <text:p>900</text:p>
          </table:table-cell>
          <table:table-cell table:style-name="ce10" table:formula="of:=VLOOKUP([.$D417];[$'Data_Classification for Summary'.$A$1:.$I$103];5;0)" office:value-type="float" office:value="40">
            <text:p>40</text:p>
          </table:table-cell>
          <table:table-cell table:style-name="ce10" table:formula="of:=VLOOKUP([.$D417];[$'Data_Classification for Summary'.$A$1:.$I$103];7;0)" office:value-type="float" office:value="0">
            <text:p/>
          </table:table-cell>
          <table:table-cell table:style-name="ce10" table:formula="of:=VLOOKUP([.$D417];[$'Data_Classification for Summary'.$A$1:.$I$103];9;0)" office:value-type="float" office:value="0">
            <text:p/>
          </table:table-cell>
          <table:table-cell table:style-name="ce2" office:value-type="float" office:value="120">
            <text:p>120</text:p>
          </table:table-cell>
          <table:table-cell table:style-name="ce92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Patient_assessment_completed_by_type</text:p>
          </table:table-cell>
          <table:table-cell table:style-name="ce10" office:value-type="string">
            <text:p>Assessment completed by</text:p>
          </table:table-cell>
          <table:table-cell table:formula="of:=[.C417]+1" office:value-type="float" office:value="413">
            <text:p>413</text:p>
          </table:table-cell>
          <table:table-cell table:style-name="ce2" office:value-type="string">
            <text:p>Pre-op.net,Administrative,,</text:p>
          </table:table-cell>
          <table:table-cell table:style-name="ce10" table:formula="of:=VLOOKUP([.$D418];[$'Data_Classification for Summary'.$A$1:.$I$103];3;0)" office:value-type="float" office:value="900">
            <text:p>900</text:p>
          </table:table-cell>
          <table:table-cell table:style-name="ce10" table:formula="of:=VLOOKUP([.$D418];[$'Data_Classification for Summary'.$A$1:.$I$103];5;0)" office:value-type="float" office:value="40">
            <text:p>40</text:p>
          </table:table-cell>
          <table:table-cell table:style-name="ce10" table:formula="of:=VLOOKUP([.$D418];[$'Data_Classification for Summary'.$A$1:.$I$103];7;0)" office:value-type="float" office:value="0">
            <text:p/>
          </table:table-cell>
          <table:table-cell table:style-name="ce10" table:formula="of:=VLOOKUP([.$D418];[$'Data_Classification for Summary'.$A$1:.$I$103];9;0)" office:value-type="float" office:value="0">
            <text:p/>
          </table:table-cell>
          <table:table-cell table:style-name="ce10" office:value-type="float" office:value="500">
            <text:p>50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Patient_assessment_completed_by_name</text:p>
          </table:table-cell>
          <table:table-cell table:style-name="ce10" office:value-type="string">
            <text:p>Assessment completed by</text:p>
          </table:table-cell>
          <table:table-cell table:formula="of:=[.C418]+1" office:value-type="float" office:value="414">
            <text:p>414</text:p>
          </table:table-cell>
          <table:table-cell table:style-name="ce2" office:value-type="string">
            <text:p>Pre-op.net,Administrative,,</text:p>
          </table:table-cell>
          <table:table-cell table:style-name="ce10" table:formula="of:=VLOOKUP([.$D419];[$'Data_Classification for Summary'.$A$1:.$I$103];3;0)" office:value-type="float" office:value="900">
            <text:p>900</text:p>
          </table:table-cell>
          <table:table-cell table:style-name="ce10" table:formula="of:=VLOOKUP([.$D419];[$'Data_Classification for Summary'.$A$1:.$I$103];5;0)" office:value-type="float" office:value="40">
            <text:p>40</text:p>
          </table:table-cell>
          <table:table-cell table:style-name="ce10" table:formula="of:=VLOOKUP([.$D419];[$'Data_Classification for Summary'.$A$1:.$I$103];7;0)" office:value-type="float" office:value="0">
            <text:p/>
          </table:table-cell>
          <table:table-cell table:style-name="ce10" table:formula="of:=VLOOKUP([.$D419];[$'Data_Classification for Summary'.$A$1:.$I$103];9;0)" office:value-type="float" office:value="0">
            <text:p/>
          </table:table-cell>
          <table:table-cell table:style-name="ce10" office:value-type="float" office:value="501">
            <text:p>501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 table:number-rows-repeated="8">
          <table:table-cell table:number-columns-repeated="4"/>
          <table:table-cell table:style-name="ce10" table:number-columns-repeated="4"/>
          <table:table-cell table:style-name="ce2"/>
          <table:table-cell table:style-name="ce92"/>
          <table:table-cell table:number-columns-repeated="1014"/>
        </table:table-row>
        <table:table-row table:style-name="ro4">
          <table:table-cell table:number-columns-repeated="10"/>
          <table:table-cell table:style-name="ce97" office:value-type="float" office:value="70026">
            <text:p>70026</text:p>
          </table:table-cell>
          <table:table-cell table:style-name="ce97" office:value-type="string">
            <text:p>Cardiovascular - Congestive Heart Failur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030">
            <text:p>70030</text:p>
          </table:table-cell>
          <table:table-cell table:style-name="ce97" office:value-type="string">
            <text:p>Cardiovascular - Family Hx CAD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034">
            <text:p>70034</text:p>
          </table:table-cell>
          <table:table-cell table:style-name="ce97" office:value-type="string">
            <text:p>Cardiovascular - Other</text:p>
          </table:table-cell>
          <table:table-cell table:number-columns-repeated="1012"/>
        </table:table-row>
        <table:table-row table:style-name="ro4">
          <table:table-cell/>
          <table:table-cell table:style-name="ce92"/>
          <table:table-cell/>
          <table:table-cell table:style-name="ce92" table:number-columns-repeated="7"/>
          <table:table-cell table:style-name="ce98" office:value-type="float" office:value="70035">
            <text:p>70035</text:p>
          </table:table-cell>
          <table:table-cell table:style-name="ce98" office:value-type="string">
            <text:p>Cardiovascular - Pacemaker only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043">
            <text:p>70043</text:p>
          </table:table-cell>
          <table:table-cell table:style-name="ce97" office:value-type="string">
            <text:p>Cardiovascular - Venous Diseas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045">
            <text:p>70045</text:p>
          </table:table-cell>
          <table:table-cell table:style-name="ce97" office:value-type="string">
            <text:p>Endocrine - Adrenal Dysfunction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047">
            <text:p>70047</text:p>
          </table:table-cell>
          <table:table-cell table:style-name="ce97" office:value-type="string">
            <text:p>Endocrine - Other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048">
            <text:p>70048</text:p>
          </table:table-cell>
          <table:table-cell table:style-name="ce97" office:value-type="string">
            <text:p>Endocrine - Parathyroid Dysfunction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"/>
          <table:table-cell table:style-name="ce97" office:value-type="float" office:value="70056">
            <text:p>70056</text:p>
          </table:table-cell>
          <table:table-cell table:style-name="ce97" office:value-type="string">
            <text:p>GI - Symptoms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0" table:number-columns-repeated="5"/>
          <table:table-cell table:number-columns-repeated="2"/>
          <table:table-cell table:style-name="ce97" office:value-type="float" office:value="70057">
            <text:p>70057</text:p>
          </table:table-cell>
          <table:table-cell table:style-name="ce97" office:value-type="string">
            <text:p>Renal / Urologic - Signs and Symptoms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7" office:value-type="float" office:value="70058">
            <text:p>70058</text:p>
          </table:table-cell>
          <table:table-cell table:style-name="ce97" office:value-type="string">
            <text:p>Renal / Urologic - Electrolyte Abnormality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062">
            <text:p>70062</text:p>
          </table:table-cell>
          <table:table-cell table:style-name="ce97" office:value-type="string">
            <text:p>Airway - Neck anatomy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071">
            <text:p>70071</text:p>
          </table:table-cell>
          <table:table-cell table:style-name="ce97" office:value-type="string">
            <text:p>General - History of Present Illnes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072">
            <text:p>70072</text:p>
          </table:table-cell>
          <table:table-cell table:style-name="ce97" office:value-type="string">
            <text:p>Testing - Laboratory values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92" table:number-columns-repeated="5"/>
          <table:table-cell table:number-columns-repeated="2"/>
          <table:table-cell table:style-name="ce97" office:value-type="float" office:value="70079">
            <text:p>70079</text:p>
          </table:table-cell>
          <table:table-cell table:style-name="ce97" office:value-type="string">
            <text:p>General - Medications - New Meds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92" table:number-columns-repeated="5"/>
          <table:table-cell table:number-columns-repeated="2"/>
          <table:table-cell table:style-name="ce97" office:value-type="float" office:value="70081">
            <text:p>70081</text:p>
          </table:table-cell>
          <table:table-cell table:style-name="ce97" office:value-type="string">
            <text:p>General - Medications - Infusion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095">
            <text:p>70095</text:p>
          </table:table-cell>
          <table:table-cell table:style-name="ce97" office:value-type="string">
            <text:p>Cardiovascular - Visceral Arterial Diseas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099">
            <text:p>70099</text:p>
          </table:table-cell>
          <table:table-cell table:style-name="ce97" office:value-type="string">
            <text:p>Assessment and Plan - Special Anesthesia Techiques planned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104">
            <text:p>70104</text:p>
          </table:table-cell>
          <table:table-cell table:style-name="ce97" office:value-type="string">
            <text:p>General - Past Hospitalization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105">
            <text:p>70105</text:p>
          </table:table-cell>
          <table:table-cell table:style-name="ce97" office:value-type="string">
            <text:p>General -Past Surgery History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108">
            <text:p>70108</text:p>
          </table:table-cell>
          <table:table-cell table:style-name="ce97" office:value-type="string">
            <text:p>General - Previous Intraop Record Information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130">
            <text:p>70130</text:p>
          </table:table-cell>
          <table:table-cell table:style-name="ce97" office:value-type="string">
            <text:p>General - Family History (non-anesthetic)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131">
            <text:p>70131</text:p>
          </table:table-cell>
          <table:table-cell table:style-name="ce97" office:value-type="string">
            <text:p>General - General appearanc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132">
            <text:p>70132</text:p>
          </table:table-cell>
          <table:table-cell table:style-name="ce97" office:value-type="string">
            <text:p>Physical exam - abdominal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0" table:number-columns-repeated="5"/>
          <table:table-cell table:number-columns-repeated="2"/>
          <table:table-cell table:style-name="ce97" office:value-type="float" office:value="70139">
            <text:p>70139</text:p>
          </table:table-cell>
          <table:table-cell table:style-name="ce97" office:value-type="string">
            <text:p>Renal / Urologic - Tumor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140">
            <text:p>70140</text:p>
          </table:table-cell>
          <table:table-cell table:style-name="ce97" office:value-type="string">
            <text:p>Assessment and Plan - NPO sinc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142">
            <text:p>70142</text:p>
          </table:table-cell>
          <table:table-cell table:style-name="ce97" office:value-type="string">
            <text:p>Assessment and Plan - Emergent Status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0" table:number-columns-repeated="5"/>
          <table:table-cell table:number-columns-repeated="2"/>
          <table:table-cell table:style-name="ce97" office:value-type="float" office:value="70202">
            <text:p>70202</text:p>
          </table:table-cell>
          <table:table-cell table:style-name="ce97" office:value-type="string">
            <text:p>Respiratory - Mechanical Ventilation - FiO2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0" table:number-columns-repeated="5"/>
          <table:table-cell table:number-columns-repeated="2"/>
          <table:table-cell table:style-name="ce97" office:value-type="float" office:value="70203">
            <text:p>70203</text:p>
          </table:table-cell>
          <table:table-cell table:style-name="ce97" office:value-type="string">
            <text:p>Respiratory - Mechanical Ventilation - Mode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7" office:value-type="float" office:value="70204">
            <text:p>70204</text:p>
          </table:table-cell>
          <table:table-cell table:style-name="ce97" office:value-type="string">
            <text:p>Respiratory - Mechanical Ventilation - PEEP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7" office:value-type="float" office:value="70205">
            <text:p>70205</text:p>
          </table:table-cell>
          <table:table-cell table:style-name="ce97" office:value-type="string">
            <text:p>Respiratory - Mechanical Ventilation - Pressure Limit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7" office:value-type="float" office:value="70206">
            <text:p>70206</text:p>
          </table:table-cell>
          <table:table-cell table:style-name="ce97" office:value-type="string">
            <text:p>Respiratory - Mechanical Ventilation - Rate Set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0" table:number-columns-repeated="5"/>
          <table:table-cell table:number-columns-repeated="2"/>
          <table:table-cell table:style-name="ce97" office:value-type="float" office:value="70207">
            <text:p>70207</text:p>
          </table:table-cell>
          <table:table-cell table:style-name="ce97" office:value-type="string">
            <text:p>Respiratory - Mechanical Ventilation - Tidal volum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21">
            <text:p>70221</text:p>
          </table:table-cell>
          <table:table-cell table:style-name="ce97" office:value-type="string">
            <text:p>Assessment and Plan - Aspiration Risk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22">
            <text:p>70222</text:p>
          </table:table-cell>
          <table:table-cell table:style-name="ce97" office:value-type="string">
            <text:p>Assessment and Plan - Attending Presenc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23">
            <text:p>70223</text:p>
          </table:table-cell>
          <table:table-cell table:style-name="ce97" office:value-type="string">
            <text:p>Assessment and Plan - Blood Product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24">
            <text:p>70224</text:p>
          </table:table-cell>
          <table:table-cell table:style-name="ce97" office:value-type="string">
            <text:p>Assessment and Plan - Chart Reviewed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26">
            <text:p>70226</text:p>
          </table:table-cell>
          <table:table-cell table:style-name="ce97" office:value-type="string">
            <text:p>Assessment and Plan - Billing Anesthesia Base CPT Cod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27">
            <text:p>70227</text:p>
          </table:table-cell>
          <table:table-cell table:style-name="ce97" office:value-type="string">
            <text:p>Assessment and Plan - Billing Comment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28">
            <text:p>70228</text:p>
          </table:table-cell>
          <table:table-cell table:style-name="ce97" office:value-type="string">
            <text:p>Assessment and Plan - Billing Anesthesia E&amp;M Cod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29">
            <text:p>70229</text:p>
          </table:table-cell>
          <table:table-cell table:style-name="ce97" office:value-type="string">
            <text:p>Assessment and Plan - Billing Statu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30">
            <text:p>70230</text:p>
          </table:table-cell>
          <table:table-cell table:style-name="ce97" office:value-type="string">
            <text:p>Assessment and Plan - Billing ICD9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31">
            <text:p>70231</text:p>
          </table:table-cell>
          <table:table-cell table:style-name="ce97" office:value-type="string">
            <text:p>Assessment and Plan - Planned Monitor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32">
            <text:p>70232</text:p>
          </table:table-cell>
          <table:table-cell table:style-name="ce97" office:value-type="string">
            <text:p>Assessment and Plan - Outstanding Issue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34">
            <text:p>70234</text:p>
          </table:table-cell>
          <table:table-cell table:style-name="ce97" office:value-type="string">
            <text:p>Assessment and Plan - Postop Pain Management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35">
            <text:p>70235</text:p>
          </table:table-cell>
          <table:table-cell table:style-name="ce97" office:value-type="string">
            <text:p>Assessment and Plan - Required Paperwork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7" office:value-type="float" office:value="70238">
            <text:p>70238</text:p>
          </table:table-cell>
          <table:table-cell table:style-name="ce97" office:value-type="string">
            <text:p>Misc - Visual Disturbanc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40">
            <text:p>70240</text:p>
          </table:table-cell>
          <table:table-cell table:style-name="ce97" office:value-type="string">
            <text:p>General - Anesthesia Awareness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7" office:value-type="float" office:value="70241">
            <text:p>70241</text:p>
          </table:table-cell>
          <table:table-cell table:style-name="ce97" office:value-type="string">
            <text:p>Physical Exam - Multiple Body Systems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0" table:number-columns-repeated="5"/>
          <table:table-cell table:number-columns-repeated="2"/>
          <table:table-cell table:style-name="ce97" office:value-type="float" office:value="70244">
            <text:p>70244</text:p>
          </table:table-cell>
          <table:table-cell table:style-name="ce97" office:value-type="string">
            <text:p>Physical Exam - Multiple Vital Sign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47">
            <text:p>70247</text:p>
          </table:table-cell>
          <table:table-cell table:style-name="ce97" office:value-type="string">
            <text:p>Assessment and Plan - Miscellaneous Compliance Documentation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48">
            <text:p>70248</text:p>
          </table:table-cell>
          <table:table-cell table:style-name="ce97" office:value-type="string">
            <text:p>General - Environmental Allergie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49">
            <text:p>70249</text:p>
          </table:table-cell>
          <table:table-cell table:style-name="ce97" office:value-type="string">
            <text:p>General - Past Medical History Free Text Comment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52">
            <text:p>70252</text:p>
          </table:table-cell>
          <table:table-cell table:style-name="ce97" office:value-type="string">
            <text:p>Assessment and Plan - ASA Physical Status (do not use)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56">
            <text:p>70256</text:p>
          </table:table-cell>
          <table:table-cell table:style-name="ce97" office:value-type="string">
            <text:p>Testing - Completed Tests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0" table:number-columns-repeated="5"/>
          <table:table-cell table:number-columns-repeated="2"/>
          <table:table-cell table:style-name="ce97" office:value-type="float" office:value="70258">
            <text:p>70258</text:p>
          </table:table-cell>
          <table:table-cell table:style-name="ce97" office:value-type="string">
            <text:p>Physical Exam - Height (in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0" table:number-columns-repeated="5"/>
          <table:table-cell table:number-columns-repeated="2"/>
          <table:table-cell table:style-name="ce97" office:value-type="float" office:value="70260">
            <text:p>70260</text:p>
          </table:table-cell>
          <table:table-cell table:style-name="ce97" office:value-type="string">
            <text:p>Physical Exam - Ideal Body Weight (%)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62">
            <text:p>70262</text:p>
          </table:table-cell>
          <table:table-cell table:style-name="ce97" office:value-type="string">
            <text:p>Physical Exam - Neurologic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0" table:number-columns-repeated="5"/>
          <table:table-cell table:number-columns-repeated="2"/>
          <table:table-cell table:style-name="ce97" office:value-type="float" office:value="70265">
            <text:p>70265</text:p>
          </table:table-cell>
          <table:table-cell table:style-name="ce97" office:value-type="string">
            <text:p>Physical Exam - Weight (lb)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66">
            <text:p>70266</text:p>
          </table:table-cell>
          <table:table-cell table:style-name="ce97" office:value-type="string">
            <text:p>Misc - ENT symptom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69">
            <text:p>70269</text:p>
          </table:table-cell>
          <table:table-cell table:style-name="ce97" office:value-type="string">
            <text:p>General - Blood Pressure Meds Continued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70">
            <text:p>70270</text:p>
          </table:table-cell>
          <table:table-cell table:style-name="ce97" office:value-type="string">
            <text:p>Studies - LV Ejection Fraction Interpretation</text:p>
          </table:table-cell>
          <table:table-cell table:number-columns-repeated="1012"/>
        </table:table-row>
        <table:table-row table:style-name="ro4">
          <table:table-cell/>
          <table:table-cell table:style-name="ce92" office:value-type="string">
            <text:p>Cardiac stress test inducible ischemia</text:p>
          </table:table-cell>
          <table:table-cell/>
          <table:table-cell table:style-name="ce92" table:number-columns-repeated="5"/>
          <table:table-cell table:number-columns-repeated="2"/>
          <table:table-cell table:style-name="ce97" office:value-type="float" office:value="70271">
            <text:p>70271</text:p>
          </table:table-cell>
          <table:table-cell table:style-name="ce97" office:value-type="string">
            <text:p>Studies - Stress Test Inducible Ischemia Interpretation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04">
            <text:p>70304</text:p>
          </table:table-cell>
          <table:table-cell table:style-name="ce97" office:value-type="string">
            <text:p>Assessment and Plan - Attending Signatur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05">
            <text:p>70305</text:p>
          </table:table-cell>
          <table:table-cell table:style-name="ce97" office:value-type="string">
            <text:p>General - Beta Blocker Continued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06">
            <text:p>70306</text:p>
          </table:table-cell>
          <table:table-cell table:style-name="ce97" office:value-type="string">
            <text:p>Assessment and Plan - Case Cancelled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07">
            <text:p>70307</text:p>
          </table:table-cell>
          <table:table-cell table:style-name="ce97" office:value-type="string">
            <text:p>Assessment and Plan - DNR Status in OR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09">
            <text:p>70309</text:p>
          </table:table-cell>
          <table:table-cell table:style-name="ce97" office:value-type="string">
            <text:p>Assessment and Plan - Billing Established Patient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10">
            <text:p>70310</text:p>
          </table:table-cell>
          <table:table-cell table:style-name="ce97" office:value-type="string">
            <text:p>Assessment and Plan - Evaluation Complet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13">
            <text:p>70313</text:p>
          </table:table-cell>
          <table:table-cell table:style-name="ce97" office:value-type="string">
            <text:p>Assessment and Plan - Difficult Vascular Access anticipated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14">
            <text:p>70314</text:p>
          </table:table-cell>
          <table:table-cell table:style-name="ce97" office:value-type="string">
            <text:p>Cardiovascular - Functional Capacity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92" table:number-columns-repeated="5"/>
          <table:table-cell table:number-columns-repeated="2"/>
          <table:table-cell table:style-name="ce97" office:value-type="float" office:value="70316">
            <text:p>70316</text:p>
          </table:table-cell>
          <table:table-cell table:style-name="ce97" office:value-type="string">
            <text:p>ID - Isolation Cod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18">
            <text:p>70318</text:p>
          </table:table-cell>
          <table:table-cell table:style-name="ce97" office:value-type="string">
            <text:p>Physical exam - Level of Consciousnes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19">
            <text:p>70319</text:p>
          </table:table-cell>
          <table:table-cell table:style-name="ce97" office:value-type="string">
            <text:p>Assessment and Plan - NPO Statu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21">
            <text:p>70321</text:p>
          </table:table-cell>
          <table:table-cell table:style-name="ce97" office:value-type="string">
            <text:p>General - Gestational Age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7" office:value-type="float" office:value="70326">
            <text:p>70326</text:p>
          </table:table-cell>
          <table:table-cell table:style-name="ce97" office:value-type="string">
            <text:p>Obstetrics / Gyn - Reason for Consult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32">
            <text:p>70332</text:p>
          </table:table-cell>
          <table:table-cell table:style-name="ce97" office:value-type="string">
            <text:p>General - Surgery Admit Typ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38">
            <text:p>70338</text:p>
          </table:table-cell>
          <table:table-cell table:style-name="ce97" office:value-type="string">
            <text:p>General - PONV Risk Factor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39">
            <text:p>70339</text:p>
          </table:table-cell>
          <table:table-cell table:style-name="ce97" office:value-type="string">
            <text:p>General - PONV Risk Total Scor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40">
            <text:p>70340</text:p>
          </table:table-cell>
          <table:table-cell table:style-name="ce97" office:value-type="string">
            <text:p>Assessment and Plan - Preop Consult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41">
            <text:p>70341</text:p>
          </table:table-cell>
          <table:table-cell table:style-name="ce97" office:value-type="string">
            <text:p>Assessment and Plan - Preop Meds Needed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42">
            <text:p>70342</text:p>
          </table:table-cell>
          <table:table-cell table:style-name="ce97" office:value-type="string">
            <text:p>Rheumatologic - Other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43">
            <text:p>70343</text:p>
          </table:table-cell>
          <table:table-cell table:style-name="ce97" office:value-type="string">
            <text:p>Rheumatologic - Lupu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408">
            <text:p>70408</text:p>
          </table:table-cell>
          <table:table-cell table:style-name="ce97" office:value-type="string">
            <text:p>Studies - Labs Interpretation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409">
            <text:p>70409</text:p>
          </table:table-cell>
          <table:table-cell table:style-name="ce97" office:value-type="string">
            <text:p>Studies - Other dat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410">
            <text:p>70410</text:p>
          </table:table-cell>
          <table:table-cell table:style-name="ce97" office:value-type="string">
            <text:p>Studies - Other Interpretation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413">
            <text:p>70413</text:p>
          </table:table-cell>
          <table:table-cell table:style-name="ce97" office:value-type="string">
            <text:p>General - Past Medical History (not categorized)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418">
            <text:p>70418</text:p>
          </table:table-cell>
          <table:table-cell table:style-name="ce97" office:value-type="string">
            <text:p>General - Sensory Limitation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419">
            <text:p>70419</text:p>
          </table:table-cell>
          <table:table-cell table:style-name="ce97" office:value-type="string">
            <text:p>General - Beta Blocker Contraindication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420">
            <text:p>70420</text:p>
          </table:table-cell>
          <table:table-cell table:style-name="ce97" office:value-type="string">
            <text:p>Assessment and Plan - Discharge Planning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422">
            <text:p>70422</text:p>
          </table:table-cell>
          <table:table-cell table:style-name="ce97" office:value-type="string">
            <text:p>Assessment and Plan - Surgical Procedure Assessment (SPA) Scor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423">
            <text:p>70423</text:p>
          </table:table-cell>
          <table:table-cell table:style-name="ce97" office:value-type="string">
            <text:p>Assessment and Plan - Model for End Stage Liver Disease (MELD) Score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7" office:value-type="float" office:value="71010">
            <text:p>71010</text:p>
          </table:table-cell>
          <table:table-cell table:style-name="ce97" office:value-type="string">
            <text:p>Recommended Antibiotic Dos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1020">
            <text:p>71020</text:p>
          </table:table-cell>
          <table:table-cell table:style-name="ce97" office:value-type="string">
            <text:p>General - Ophthalmologic History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1030">
            <text:p>71030</text:p>
          </table:table-cell>
          <table:table-cell table:style-name="ce97" office:value-type="string">
            <text:p>CPT Cod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1040">
            <text:p>71040</text:p>
          </table:table-cell>
          <table:table-cell table:style-name="ce97" office:value-type="string">
            <text:p>ICD-9 Cod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1041">
            <text:p>71041</text:p>
          </table:table-cell>
          <table:table-cell table:style-name="ce97" office:value-type="string">
            <text:p>ICD-10 Cod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1050">
            <text:p>71050</text:p>
          </table:table-cell>
          <table:table-cell table:style-name="ce97" office:value-type="string">
            <text:p>Glasgow Coma Scale (GCS)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1060">
            <text:p>71060</text:p>
          </table:table-cell>
          <table:table-cell table:style-name="ce97" office:value-type="string">
            <text:p>General - Dental History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1070">
            <text:p>71070</text:p>
          </table:table-cell>
          <table:table-cell table:style-name="ce97" office:value-type="string">
            <text:p>General - Dermatologic History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92" table:number-columns-repeated="5"/>
          <table:table-cell table:number-columns-repeated="2"/>
          <table:table-cell table:style-name="ce97" office:value-type="float" office:value="71140">
            <text:p>71140</text:p>
          </table:table-cell>
          <table:table-cell table:style-name="ce97" office:value-type="string">
            <text:p>General - Medications Detail - Taken since date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92" table:number-columns-repeated="5"/>
          <table:table-cell table:number-columns-repeated="2"/>
          <table:table-cell table:style-name="ce97" office:value-type="float" office:value="71160">
            <text:p>71160</text:p>
          </table:table-cell>
          <table:table-cell table:style-name="ce97" office:value-type="string">
            <text:p>General - Medications Detail - First Databank Code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92" table:number-columns-repeated="5"/>
          <table:table-cell table:number-columns-repeated="2"/>
          <table:table-cell table:style-name="ce97" office:value-type="float" office:value="71170">
            <text:p>71170</text:p>
          </table:table-cell>
          <table:table-cell table:style-name="ce97" office:value-type="string">
            <text:p>General - Medications Detail - Medispan Code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92" table:number-columns-repeated="5"/>
          <table:table-cell table:number-columns-repeated="2"/>
          <table:table-cell table:style-name="ce97" office:value-type="float" office:value="71180">
            <text:p>71180</text:p>
          </table:table-cell>
          <table:table-cell table:style-name="ce97" office:value-type="string">
            <text:p>General - Medications Detail - RxNorm Concept Unique Identifier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1190">
            <text:p>71190</text:p>
          </table:table-cell>
          <table:table-cell table:style-name="ce97" office:value-type="string">
            <text:p>General - Allergies Detail - Severity of Reaction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92" table:number-columns-repeated="5"/>
          <table:table-cell table:number-columns-repeated="2"/>
          <table:table-cell table:style-name="ce97" office:value-type="float" office:value="71210">
            <text:p>71210</text:p>
          </table:table-cell>
          <table:table-cell table:style-name="ce97" office:value-type="string">
            <text:p>General - Medications - Home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7" office:value-type="float" office:value="70002">
            <text:p>70002</text:p>
          </table:table-cell>
          <table:table-cell table:style-name="ce97" office:value-type="string">
            <text:p>Airway - Freetext Comments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7" office:value-type="float" office:value="70023">
            <text:p>70023</text:p>
          </table:table-cell>
          <table:table-cell table:style-name="ce97" office:value-type="string">
            <text:p>General - Birth History</text:p>
          </table:table-cell>
          <table:table-cell table:number-columns-repeated="1012"/>
        </table:table-row>
        <table:table-row table:style-name="ro4" table:number-rows-repeated="2">
          <table:table-cell/>
          <table:table-cell table:style-name="ce10"/>
          <table:table-cell/>
          <table:table-cell table:style-name="ce10" table:number-columns-repeated="7"/>
          <table:table-cell table:style-name="ce97" table:number-columns-repeated="2"/>
          <table:table-cell table:number-columns-repeated="1012"/>
        </table:table-row>
        <table:table-row table:style-name="ro4" table:number-rows-repeated="2">
          <table:table-cell table:number-columns-repeated="3"/>
          <table:table-cell table:style-name="ce10" table:number-columns-repeated="5"/>
          <table:table-cell table:number-columns-repeated="1016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7" office:value-type="float" office:value="70000">
            <text:p>70000</text:p>
          </table:table-cell>
          <table:table-cell table:style-name="ce97" office:value-type="string">
            <text:p>Unmapped Preop Concept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7" table:number-columns-repeated="2"/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89" table:number-columns-repeated="3"/>
          <table:table-cell table:number-columns-repeated="1011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number-columns-repeated="1014"/>
        </table:table-row>
        <table:table-row table:style-name="ro4">
          <table:table-cell/>
          <table:table-cell table:style-name="ce92"/>
          <table:table-cell/>
          <table:table-cell table:style-name="ce92" table:number-columns-repeated="7"/>
          <table:table-cell table:number-columns-repeated="1014"/>
        </table:table-row>
        <table:table-row table:style-name="ro4" table:number-rows-repeated="10">
          <table:table-cell table:number-columns-repeated="1024"/>
        </table:table-row>
        <table:table-row table:style-name="ro4">
          <table:table-cell/>
          <table:table-cell table:style-name="ce92"/>
          <table:table-cell/>
          <table:table-cell table:style-name="ce92" table:number-columns-repeated="7"/>
          <table:table-cell table:style-name="ce98" table:number-columns-repeated="2"/>
          <table:table-cell table:number-columns-repeated="1012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15">
          <table:table-cell table:number-columns-repeated="10"/>
          <table:table-cell table:style-name="ce97" table:number-columns-repeated="2"/>
          <table:table-cell table:number-columns-repeated="1012"/>
        </table:table-row>
        <table:table-row table:style-name="ro4">
          <table:table-cell table:number-columns-repeated="3"/>
          <table:table-cell table:style-name="ce92" table:number-columns-repeated="7"/>
          <table:table-cell table:style-name="ce97" table:number-columns-repeated="2"/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 table:number-rows-repeated="5">
          <table:table-cell table:number-columns-repeated="10"/>
          <table:table-cell table:style-name="ce97" table:number-columns-repeated="2"/>
          <table:table-cell table:number-columns-repeated="1012"/>
        </table:table-row>
        <table:table-row table:style-name="ro4">
          <table:table-cell/>
          <table:table-cell table:style-name="ce92"/>
          <table:table-cell/>
          <table:table-cell table:style-name="ce92" table:number-columns-repeated="7"/>
          <table:table-cell table:style-name="ce97" table:number-columns-repeated="2"/>
          <table:table-cell table:number-columns-repeated="1012"/>
        </table:table-row>
        <table:table-row table:style-name="ro4">
          <table:table-cell table:number-columns-repeated="10"/>
          <table:table-cell table:style-name="ce97" table:number-columns-repeated="2"/>
          <table:table-cell table:number-columns-repeated="1012"/>
        </table:table-row>
        <table:table-row table:style-name="ro4" table:number-rows-repeated="2">
          <table:table-cell/>
          <table:table-cell table:style-name="ce92"/>
          <table:table-cell/>
          <table:table-cell table:style-name="ce92" table:number-columns-repeated="7"/>
          <table:table-cell table:style-name="ce97" table:number-columns-repeated="2"/>
          <table:table-cell table:number-columns-repeated="1012"/>
        </table:table-row>
        <table:table-row table:style-name="ro4" table:number-rows-repeated="12">
          <table:table-cell table:number-columns-repeated="10"/>
          <table:table-cell table:style-name="ce97" table:number-columns-repeated="2"/>
          <table:table-cell table:number-columns-repeated="1012"/>
        </table:table-row>
        <table:table-row table:style-name="ro4">
          <table:table-cell/>
          <table:table-cell table:style-name="ce92"/>
          <table:table-cell/>
          <table:table-cell table:style-name="ce92" table:number-columns-repeated="7"/>
          <table:table-cell table:style-name="ce97" table:number-columns-repeated="2"/>
          <table:table-cell table:number-columns-repeated="1012"/>
        </table:table-row>
        <table:table-row table:style-name="ro4" table:number-rows-repeated="2">
          <table:table-cell table:number-columns-repeated="10"/>
          <table:table-cell table:style-name="ce97" table:number-columns-repeated="2"/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7" table:number-columns-repeated="2"/>
          <table:table-cell table:number-columns-repeated="1012"/>
        </table:table-row>
        <table:table-row table:style-name="ro4">
          <table:table-cell table:number-columns-repeated="10"/>
          <table:table-cell table:style-name="ce97" table:number-columns-repeated="2"/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7" table:number-columns-repeated="2"/>
          <table:table-cell table:number-columns-repeated="1012"/>
        </table:table-row>
        <table:table-row table:style-name="ro4" table:number-rows-repeated="11">
          <table:table-cell table:number-columns-repeated="10"/>
          <table:table-cell table:style-name="ce97" table:number-columns-repeated="2"/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7" table:number-columns-repeated="2"/>
          <table:table-cell table:number-columns-repeated="1012"/>
        </table:table-row>
        <table:table-row table:style-name="ro4" table:number-rows-repeated="2">
          <table:table-cell table:number-columns-repeated="10"/>
          <table:table-cell table:style-name="ce97" table:number-columns-repeated="2"/>
          <table:table-cell table:number-columns-repeated="1012"/>
        </table:table-row>
        <table:table-row table:style-name="ro4" table:number-rows-repeated="6">
          <table:table-cell/>
          <table:table-cell table:style-name="ce10"/>
          <table:table-cell/>
          <table:table-cell table:style-name="ce10" table:number-columns-repeated="7"/>
          <table:table-cell table:style-name="ce97" table:number-columns-repeated="2"/>
          <table:table-cell table:number-columns-repeated="1012"/>
        </table:table-row>
        <table:table-row table:style-name="ro4" table:number-rows-repeated="4">
          <table:table-cell table:number-columns-repeated="10"/>
          <table:table-cell table:style-name="ce97" table:number-columns-repeated="2"/>
          <table:table-cell table:number-columns-repeated="1012"/>
        </table:table-row>
        <table:table-row table:style-name="ro4" table:number-rows-repeated="4">
          <table:table-cell/>
          <table:table-cell table:style-name="ce10"/>
          <table:table-cell/>
          <table:table-cell table:style-name="ce10" table:number-columns-repeated="7"/>
          <table:table-cell table:style-name="ce97" table:number-columns-repeated="2"/>
          <table:table-cell table:number-columns-repeated="1012"/>
        </table:table-row>
        <table:table-row table:style-name="ro4" table:number-rows-repeated="31">
          <table:table-cell table:number-columns-repeated="10"/>
          <table:table-cell table:style-name="ce97" table:number-columns-repeated="2"/>
          <table:table-cell table:number-columns-repeated="1012"/>
        </table:table-row>
        <table:table-row table:style-name="ro4">
          <table:table-cell/>
          <table:table-cell table:style-name="ce92"/>
          <table:table-cell/>
          <table:table-cell table:style-name="ce92" table:number-columns-repeated="7"/>
          <table:table-cell table:style-name="ce97" table:number-columns-repeated="2"/>
          <table:table-cell table:number-columns-repeated="1012"/>
        </table:table-row>
        <table:table-row table:style-name="ro4" table:number-rows-repeated="1047913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Questions" table:style-name="ta11">
        <office:forms form:automatic-focus="false" form:apply-design-mode="false"/>
        <table:shapes>
          <draw:custom-shape draw:z-index="0" draw:name="Text Box 0" draw:style-name="gr1" draw:text-style-name="P1" svg:width="3.754cm" svg:height="10.908cm" svg:x="43.465cm" svg:y="0.001c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7" table:default-cell-style-name="ce6"/>
        <table:table-column table:style-name="co38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8" table:number-columns-repeated="2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21" table:default-cell-style-name="ce6"/>
        <table:table-column table:style-name="co50" table:default-cell-style-name="ce6"/>
        <table:table-column table:style-name="co51" table:default-cell-style-name="ce6"/>
        <table:table-column table:style-name="co36" table:default-cell-style-name="ce6"/>
        <table:table-column table:style-name="co55" table:default-cell-style-name="ce6"/>
        <table:table-column table:style-name="co21" table:number-columns-repeated="2" table:default-cell-style-name="ce6"/>
        <table:table-column table:style-name="co56" table:number-columns-repeated="236" table:default-cell-style-name="ce6"/>
        <table:table-column table:style-name="co56" table:number-columns-repeated="767" table:default-cell-style-name="Default"/>
        <table:table-row table:style-name="ro6">
          <table:table-cell table:style-name="ce13" office:value-type="string">
            <text:p>Question_order</text:p>
          </table:table-cell>
          <table:table-cell table:style-name="ce9" office:value-type="string">
            <text:p>Concept_Display_Name (Cross check)</text:p>
          </table:table-cell>
          <table:table-cell table:style-name="ce9" office:value-type="string">
            <text:p>QuestionID</text:p>
          </table:table-cell>
          <table:table-cell table:style-name="ce9" office:value-type="string">
            <text:p>Concept_Name</text:p>
          </table:table-cell>
          <table:table-cell table:style-name="ce9" office:value-type="string">
            <text:p>Question_Text</text:p>
          </table:table-cell>
          <table:table-cell table:style-name="ce9" office:value-type="string">
            <text:p>Conditions_For_Display</text:p>
          </table:table-cell>
          <table:table-cell table:style-name="ce9" office:value-type="string">
            <text:p>Input_Type</text:p>
          </table:table-cell>
          <table:table-cell table:style-name="ce9" office:value-type="string">
            <text:p>Option_List</text:p>
          </table:table-cell>
          <table:table-cell table:style-name="ce9" office:value-type="string">
            <text:p>Text_Length</text:p>
          </table:table-cell>
          <table:table-cell table:style-name="ce9" office:value-type="string">
            <text:p>Ask_Details</text:p>
          </table:table-cell>
          <table:table-cell table:style-name="ce9" office:value-type="string">
            <text:p>Ask_Details_Criteria</text:p>
          </table:table-cell>
          <table:table-cell table:style-name="ce9" office:value-type="string">
            <text:p>Required_field</text:p>
          </table:table-cell>
          <table:table-cell table:style-name="ce9" office:value-type="string">
            <text:p>Validation_criteria</text:p>
          </table:table-cell>
          <table:table-cell table:style-name="ce13" office:value-type="string">
            <text:p>Overall_Concept_position</text:p>
          </table:table-cell>
          <table:table-cell table:style-name="ce9" office:value-type="string">
            <text:p>Question used in patient assessment</text:p>
          </table:table-cell>
          <table:table-cell table:style-name="ce9" office:value-type="string">
            <text:p>Professional_assessment</text:p>
          </table:table-cell>
          <table:table-cell table:style-name="ce13" office:value-type="string">
            <text:p>New_Patient_Form</text:p>
          </table:table-cell>
          <table:table-cell table:style-name="ce13" office:value-type="string">
            <text:p>New_Operation_Form</text:p>
          </table:table-cell>
          <table:table-cell table:style-name="ce13" office:value-type="string">
            <text:p>Quick_note</text:p>
          </table:table-cell>
          <table:table-cell table:style-name="ce9" office:value-type="string">
            <text:p>Dr David Belavy</text:p>
          </table:table-cell>
          <table:table-cell table:style-name="ce9" office:value-type="string">
            <text:p>Alex Kh</text:p>
          </table:table-cell>
          <table:table-cell table:style-name="ce13" table:number-columns-repeated="1003"/>
        </table:table-row>
        <table:table-row table:style-name="ro8">
          <table:table-cell table:style-name="ce99" office:value-type="float" office:value="1">
            <text:p>1</text:p>
          </table:table-cell>
          <table:table-cell table:formula="of:=VLOOKUP([.D2];[$'Concept heirarchy position'.A$1:.I$629];2;0)" office:value-type="float" office:value="0">
            <text:p/>
          </table:table-cell>
          <table:table-cell office:value-type="float" office:value="372">
            <text:p>372</text:p>
          </table:table-cell>
          <table:table-cell table:style-name="ce89" office:value-type="string">
            <text:p>Patient_Identifiable_Information_introduction</text:p>
          </table:table-cell>
          <table:table-cell table:style-name="ce106" office:value-type="string">
            <text:p>We need some personal information to help your doctor identify you and link this assessment with your record.</text:p>
          </table:table-cell>
          <table:table-cell table:style-name="ce106" office:value-type="string">
            <text:p>All</text:p>
          </table:table-cell>
          <table:table-cell table:style-name="ce106" office:value-type="string">
            <text:p>Statement</text:p>
          </table:table-cell>
          <table:table-cell table:style-name="ce115" table:number-columns-repeated="6"/>
          <table:table-cell table:formula="of:=VLOOKUP([.D2];[$'Concept heirarchy position'.A$1:.I$629];3;0)" office:value-type="float" office:value="1">
            <text:p>1</text:p>
          </table:table-cell>
          <table:table-cell table:style-name="ce115" office:value-type="string">
            <text:p>Y</text:p>
          </table:table-cell>
          <table:table-cell table:style-name="ce115"/>
          <table:table-cell table:style-name="ce99" table:number-columns-repeated="3"/>
          <table:table-cell table:number-columns-repeated="2" table:style-name="ce115" office:value-type="string">
            <text:p>Y</text:p>
          </table:table-cell>
          <table:table-cell table:style-name="ce99" table:number-columns-repeated="1003"/>
        </table:table-row>
        <table:table-row table:style-name="ro9">
          <table:table-cell table:style-name="ce99" table:formula="of:=[.A2]+1" office:value-type="float" office:value="2">
            <text:p>2</text:p>
          </table:table-cell>
          <table:table-cell table:formula="of:=VLOOKUP([.D3];[$'Concept heirarchy position'.A$1:.I$629];2;0)" office:value-type="float" office:value="0">
            <text:p>#N/A</text:p>
          </table:table-cell>
          <table:table-cell office:value-type="float" office:value="420">
            <text:p>420</text:p>
          </table:table-cell>
          <table:table-cell table:style-name="ce89"/>
          <table:table-cell table:style-name="ce106" office:value-type="string">
            <text:p>Identifying information</text:p>
          </table:table-cell>
          <table:table-cell table:style-name="ce106"/>
          <table:table-cell table:style-name="ce106" office:value-type="string">
            <text:p>Start_section</text:p>
          </table:table-cell>
          <table:table-cell table:style-name="ce115" table:number-columns-repeated="6"/>
          <table:table-cell table:formula="of:=VLOOKUP([.D3];[$'Concept heirarchy position'.A$1:.I$629];3;0)" office:value-type="float" office:value="0">
            <text:p>#N/A</text:p>
          </table:table-cell>
          <table:table-cell table:style-name="ce115" table:number-columns-repeated="2"/>
          <table:table-cell table:style-name="ce99" office:value-type="string">
            <text:p>Y</text:p>
          </table:table-cell>
          <table:table-cell table:style-name="ce99" table:number-columns-repeated="2"/>
          <table:table-cell table:style-name="ce115" table:number-columns-repeated="2"/>
          <table:table-cell table:style-name="ce99" table:number-columns-repeated="1003"/>
        </table:table-row>
        <table:table-row table:style-name="ro10">
          <table:table-cell table:style-name="ce99" table:formula="of:=[.A3]+1" office:value-type="float" office:value="3">
            <text:p>3</text:p>
          </table:table-cell>
          <table:table-cell table:formula="of:=VLOOKUP([.D4];[$'Concept heirarchy position'.A$1:.I$629];2;0)" office:value-type="string" office:string-value="Surname">
            <text:p>Surname</text:p>
          </table:table-cell>
          <table:table-cell office:value-type="float" office:value="1">
            <text:p>1</text:p>
          </table:table-cell>
          <table:table-cell office:value-type="string">
            <text:p>Patient_Surname</text:p>
          </table:table-cell>
          <table:table-cell table:style-name="ce107" office:value-type="string">
            <text:p>Family name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string">
            <text:p>Y</text:p>
          </table:table-cell>
          <table:table-cell/>
          <table:table-cell table:formula="of:=VLOOKUP([.D4];[$'Concept heirarchy position'.A$1:.I$629];3;0)" office:value-type="float" office:value="2">
            <text:p>2</text:p>
          </table:table-cell>
          <table:table-cell table:style-name="ce115" office:value-type="string">
            <text:p>Y</text:p>
          </table:table-cell>
          <table:table-cell table:style-name="ce119"/>
          <table:table-cell table:style-name="ce121"/>
          <table:table-cell table:style-name="ce99" table:number-columns-repeated="2"/>
          <table:table-cell table:number-columns-repeated="2" table:style-name="ce115" office:value-type="string">
            <text:p>Y</text:p>
          </table:table-cell>
          <table:table-cell table:style-name="ce99" table:number-columns-repeated="1003"/>
        </table:table-row>
        <table:table-row table:style-name="ro10">
          <table:table-cell table:style-name="ce99" table:formula="of:=[.A4]+1" office:value-type="float" office:value="4">
            <text:p>4</text:p>
          </table:table-cell>
          <table:table-cell table:formula="of:=VLOOKUP([.D5];[$'Concept heirarchy position'.A$1:.I$629];2;0)" office:value-type="string" office:string-value="Forename">
            <text:p>Forename</text:p>
          </table:table-cell>
          <table:table-cell office:value-type="float" office:value="2">
            <text:p>2</text:p>
          </table:table-cell>
          <table:table-cell office:value-type="string">
            <text:p>Patient_First_Name</text:p>
          </table:table-cell>
          <table:table-cell table:style-name="ce107" office:value-type="string">
            <text:p>First name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string">
            <text:p>Y</text:p>
          </table:table-cell>
          <table:table-cell/>
          <table:table-cell table:formula="of:=VLOOKUP([.D5];[$'Concept heirarchy position'.A$1:.I$629];3;0)" office:value-type="float" office:value="3">
            <text:p>3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10">
          <table:table-cell table:style-name="ce99" table:formula="of:=[.A5]+1" office:value-type="float" office:value="5">
            <text:p>5</text:p>
          </table:table-cell>
          <table:table-cell table:formula="of:=VLOOKUP([.D6];[$'Concept heirarchy position'.A$1:.I$629];2;0)" office:value-type="string" office:string-value="Middle name(s)">
            <text:p>Middle name(s)</text:p>
          </table:table-cell>
          <table:table-cell office:value-type="float" office:value="3">
            <text:p>3</text:p>
          </table:table-cell>
          <table:table-cell office:value-type="string">
            <text:p>Patient_Middle_Name</text:p>
          </table:table-cell>
          <table:table-cell table:style-name="ce107" office:value-type="string">
            <text:p>Middle name(s)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formula="of:=VLOOKUP([.D6];[$'Concept heirarchy position'.A$1:.I$629];3;0)" office:value-type="float" office:value="4">
            <text:p>4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/>
          <table:table-cell table:number-columns-repeated="1003"/>
        </table:table-row>
        <table:table-row table:style-name="ro4">
          <table:table-cell table:style-name="ce99" table:formula="of:=[.A6]+1" office:value-type="float" office:value="6">
            <text:p>6</text:p>
          </table:table-cell>
          <table:table-cell table:formula="of:=VLOOKUP([.D7];[$'Concept heirarchy position'.A$1:.I$629];2;0)" office:value-type="string" office:string-value="DOB">
            <text:p>DOB</text:p>
          </table:table-cell>
          <table:table-cell office:value-type="float" office:value="4">
            <text:p>4</text:p>
          </table:table-cell>
          <table:table-cell office:value-type="string">
            <text:p>Patient_DOB</text:p>
          </table:table-cell>
          <table:table-cell table:style-name="ce107" office:value-type="string">
            <text:p>Date of birth (DD-MM-YYYY) - please check this is correct before moving on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Date</text:p>
          </table:table-cell>
          <table:table-cell table:number-columns-repeated="4"/>
          <table:table-cell office:value-type="string">
            <text:p>Y</text:p>
          </table:table-cell>
          <table:table-cell office:value-type="string">
            <text:p>Past</text:p>
          </table:table-cell>
          <table:table-cell table:formula="of:=VLOOKUP([.D7];[$'Concept heirarchy position'.A$1:.I$629];3;0)" office:value-type="float" office:value="5">
            <text:p>5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/>
          <table:table-cell table:number-columns-repeated="1003"/>
        </table:table-row>
        <table:table-row table:style-name="ro10">
          <table:table-cell table:style-name="ce99" table:formula="of:=[.A7]+1" office:value-type="float" office:value="7">
            <text:p>7</text:p>
          </table:table-cell>
          <table:table-cell table:formula="of:=VLOOKUP([.D8];[$'Concept heirarchy position'.A$1:.I$629];2;0)" office:value-type="string" office:string-value="Surname">
            <text:p>Surname</text:p>
          </table:table-cell>
          <table:table-cell office:value-type="float" office:value="476">
            <text:p>476</text:p>
          </table:table-cell>
          <table:table-cell office:value-type="string">
            <text:p>Patient_Surname</text:p>
          </table:table-cell>
          <table:table-cell table:style-name="ce107" office:value-type="string">
            <text:p>Family name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string">
            <text:p>Y</text:p>
          </table:table-cell>
          <table:table-cell/>
          <table:table-cell table:formula="of:=VLOOKUP([.D8];[$'Concept heirarchy position'.A$1:.I$629];3;0)" office:value-type="float" office:value="2">
            <text:p>2</text:p>
          </table:table-cell>
          <table:table-cell table:style-name="ce115"/>
          <table:table-cell table:style-name="ce119"/>
          <table:table-cell table:style-name="ce121" office:value-type="string">
            <text:p>Y</text:p>
          </table:table-cell>
          <table:table-cell table:style-name="ce99" table:number-columns-repeated="2"/>
          <table:table-cell table:style-name="ce115"/>
          <table:table-cell table:style-name="ce115" office:value-type="string">
            <text:p>Y</text:p>
          </table:table-cell>
          <table:table-cell table:style-name="ce99" table:number-columns-repeated="1003"/>
        </table:table-row>
        <table:table-row table:style-name="ro10">
          <table:table-cell table:style-name="ce99" table:formula="of:=[.A8]+1" office:value-type="float" office:value="8">
            <text:p>8</text:p>
          </table:table-cell>
          <table:table-cell table:formula="of:=VLOOKUP([.D9];[$'Concept heirarchy position'.A$1:.I$629];2;0)" office:value-type="string" office:string-value="Forename">
            <text:p>Forename</text:p>
          </table:table-cell>
          <table:table-cell office:value-type="float" office:value="477">
            <text:p>477</text:p>
          </table:table-cell>
          <table:table-cell office:value-type="string">
            <text:p>Patient_First_Name</text:p>
          </table:table-cell>
          <table:table-cell table:style-name="ce107" office:value-type="string">
            <text:p>First name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string">
            <text:p>Y</text:p>
          </table:table-cell>
          <table:table-cell/>
          <table:table-cell table:formula="of:=VLOOKUP([.D9];[$'Concept heirarchy position'.A$1:.I$629];3;0)" office:value-type="float" office:value="3">
            <text:p>3</text:p>
          </table:table-cell>
          <table:table-cell table:style-name="ce115"/>
          <table:table-cell table:style-name="ce119"/>
          <table:table-cell table:style-name="ce121" office:value-type="string">
            <text:p>Y</text:p>
          </table:table-cell>
          <table:table-cell table:number-columns-repeated="2"/>
          <table:table-cell table:style-name="ce115"/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10">
          <table:table-cell table:style-name="ce99" table:formula="of:=[.A9]+1" office:value-type="float" office:value="9">
            <text:p>9</text:p>
          </table:table-cell>
          <table:table-cell table:formula="of:=VLOOKUP([.D10];[$'Concept heirarchy position'.A$1:.I$629];2;0)" office:value-type="string" office:string-value="Middle name(s)">
            <text:p>Middle name(s)</text:p>
          </table:table-cell>
          <table:table-cell office:value-type="float" office:value="478">
            <text:p>478</text:p>
          </table:table-cell>
          <table:table-cell office:value-type="string">
            <text:p>Patient_Middle_Name</text:p>
          </table:table-cell>
          <table:table-cell table:style-name="ce107" office:value-type="string">
            <text:p>Middle name(s)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formula="of:=VLOOKUP([.D10];[$'Concept heirarchy position'.A$1:.I$629];3;0)" office:value-type="float" office:value="4">
            <text:p>4</text:p>
          </table:table-cell>
          <table:table-cell table:style-name="ce115"/>
          <table:table-cell table:style-name="ce119"/>
          <table:table-cell table:style-name="ce121" office:value-type="string">
            <text:p>Y</text:p>
          </table:table-cell>
          <table:table-cell table:number-columns-repeated="2"/>
          <table:table-cell table:style-name="ce115"/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0]+1" office:value-type="float" office:value="10">
            <text:p>10</text:p>
          </table:table-cell>
          <table:table-cell table:formula="of:=VLOOKUP([.D11];[$'Concept heirarchy position'.A$1:.I$629];2;0)" office:value-type="string" office:string-value="DOB">
            <text:p>DOB</text:p>
          </table:table-cell>
          <table:table-cell office:value-type="float" office:value="479">
            <text:p>479</text:p>
          </table:table-cell>
          <table:table-cell office:value-type="string">
            <text:p>Patient_DOB</text:p>
          </table:table-cell>
          <table:table-cell table:style-name="ce107" office:value-type="string">
            <text:p>Date of birth (DD-MM-YYYY)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Date</text:p>
          </table:table-cell>
          <table:table-cell table:number-columns-repeated="4"/>
          <table:table-cell office:value-type="string">
            <text:p>Y</text:p>
          </table:table-cell>
          <table:table-cell office:value-type="string">
            <text:p>Past</text:p>
          </table:table-cell>
          <table:table-cell table:formula="of:=VLOOKUP([.D11];[$'Concept heirarchy position'.A$1:.I$629];3;0)" office:value-type="float" office:value="5">
            <text:p>5</text:p>
          </table:table-cell>
          <table:table-cell table:style-name="ce115"/>
          <table:table-cell table:style-name="ce119"/>
          <table:table-cell table:style-name="ce121" office:value-type="string">
            <text:p>Y</text:p>
          </table:table-cell>
          <table:table-cell table:number-columns-repeated="2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11]+1" office:value-type="float" office:value="11">
            <text:p>11</text:p>
          </table:table-cell>
          <table:table-cell table:formula="of:=VLOOKUP([.D12];[$'Concept heirarchy position'.A$1:.I$629];2;0)" office:value-type="string" office:string-value="Gender">
            <text:p>Gender</text:p>
          </table:table-cell>
          <table:table-cell office:value-type="float" office:value="5">
            <text:p>5</text:p>
          </table:table-cell>
          <table:table-cell office:value-type="string">
            <text:p>Patient_Gender</text:p>
          </table:table-cell>
          <table:table-cell table:style-name="ce108" office:value-type="string">
            <text:p>Gender</text:p>
          </table:table-cell>
          <table:table-cell table:style-name="ce103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Gender_clinician</text:p>
          </table:table-cell>
          <table:table-cell/>
          <table:table-cell office:value-type="string">
            <text:p>Y</text:p>
          </table:table-cell>
          <table:table-cell office:value-type="string">
            <text:p>Other</text:p>
          </table:table-cell>
          <table:table-cell table:number-columns-repeated="2"/>
          <table:table-cell table:formula="of:=VLOOKUP([.D12];[$'Concept heirarchy position'.A$1:.I$629];3;0)" office:value-type="float" office:value="7">
            <text:p>7</text:p>
          </table:table-cell>
          <table:table-cell/>
          <table:table-cell table:style-name="ce50"/>
          <table:table-cell table:style-name="ce121" office:value-type="string">
            <text:p>Y</text:p>
          </table:table-cell>
          <table:table-cell table:number-columns-repeated="1007"/>
        </table:table-row>
        <table:table-row table:style-name="ro4">
          <table:table-cell table:style-name="ce99" table:formula="of:=[.A12]+1" office:value-type="float" office:value="12">
            <text:p>12</text:p>
          </table:table-cell>
          <table:table-cell table:formula="of:=VLOOKUP([.D13];[$'Concept heirarchy position'.A$1:.I$629];2;0)" office:value-type="string" office:string-value="Gender">
            <text:p>Gender</text:p>
          </table:table-cell>
          <table:table-cell office:value-type="float" office:value="6">
            <text:p>6</text:p>
          </table:table-cell>
          <table:table-cell office:value-type="string">
            <text:p>Patient_Gender</text:p>
          </table:table-cell>
          <table:table-cell table:style-name="ce107" office:value-type="string">
            <text:p>Gender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3" office:value-type="string">
            <text:p>Gender_patient</text:p>
          </table:table-cell>
          <table:table-cell table:number-columns-repeated="5"/>
          <table:table-cell table:formula="of:=VLOOKUP([.D13];[$'Concept heirarchy position'.A$1:.I$629];3;0)" office:value-type="float" office:value="7">
            <text:p>7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3]+1" office:value-type="float" office:value="13">
            <text:p>13</text:p>
          </table:table-cell>
          <table:table-cell table:formula="of:=VLOOKUP([.D14];[$'Concept heirarchy position'.A$1:.I$629];2;0)" office:value-type="float" office:value="0">
            <text:p/>
          </table:table-cell>
          <table:table-cell office:value-type="float" office:value="404">
            <text:p>404</text:p>
          </table:table-cell>
          <table:table-cell table:style-name="ce11" office:value-type="string">
            <text:p>Patient_Contact_introduction</text:p>
          </table:table-cell>
          <table:table-cell table:style-name="ce107" office:value-type="string">
            <text:p>Show Contact Information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3" office:value-type="string">
            <text:p>Y_N</text:p>
          </table:table-cell>
          <table:table-cell table:number-columns-repeated="5"/>
          <table:table-cell table:formula="of:=VLOOKUP([.D14];[$'Concept heirarchy position'.A$1:.I$629];3;0)" office:value-type="float" office:value="8">
            <text:p>8</text:p>
          </table:table-cell>
          <table:table-cell table:style-name="ce115"/>
          <table:table-cell table:style-name="ce119"/>
          <table:table-cell table:number-columns-repeated="3"/>
          <table:table-cell table:style-name="ce115"/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4]+1" office:value-type="float" office:value="14">
            <text:p>14</text:p>
          </table:table-cell>
          <table:table-cell table:formula="of:=VLOOKUP([.D15];[$'Concept heirarchy position'.A$1:.I$629];2;0)" office:value-type="float" office:value="0">
            <text:p>#N/A</text:p>
          </table:table-cell>
          <table:table-cell office:value-type="float" office:value="421">
            <text:p>421</text:p>
          </table:table-cell>
          <table:table-cell table:style-name="ce11"/>
          <table:table-cell table:style-name="ce107" office:value-type="string">
            <text:p>Identifying information</text:p>
          </table:table-cell>
          <table:table-cell table:style-name="ce103"/>
          <table:table-cell table:style-name="ce103" office:value-type="string">
            <text:p>End_section</text:p>
          </table:table-cell>
          <table:table-cell table:style-name="ce103"/>
          <table:table-cell table:number-columns-repeated="5"/>
          <table:table-cell table:formula="of:=VLOOKUP([.D15];[$'Concept heirarchy position'.A$1:.I$629];3;0)" office:value-type="float" office:value="0">
            <text:p>#N/A</text:p>
          </table:table-cell>
          <table:table-cell table:style-name="ce115"/>
          <table:table-cell table:style-name="ce119"/>
          <table:table-cell table:style-name="ce121" office:value-type="string">
            <text:p>Y</text:p>
          </table:table-cell>
          <table:table-cell table:number-columns-repeated="2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15]+1" office:value-type="float" office:value="15">
            <text:p>15</text:p>
          </table:table-cell>
          <table:table-cell table:formula="of:=VLOOKUP([.D16];[$'Concept heirarchy position'.A$1:.I$629];2;0)" office:value-type="float" office:value="0">
            <text:p>#N/A</text:p>
          </table:table-cell>
          <table:table-cell office:value-type="float" office:value="422">
            <text:p>422</text:p>
          </table:table-cell>
          <table:table-cell table:style-name="ce11"/>
          <table:table-cell table:style-name="ce107" office:value-type="string">
            <text:p>Contact information</text:p>
          </table:table-cell>
          <table:table-cell table:style-name="ce103"/>
          <table:table-cell table:style-name="ce103" office:value-type="string">
            <text:p>Start_section</text:p>
          </table:table-cell>
          <table:table-cell table:style-name="ce103"/>
          <table:table-cell table:number-columns-repeated="5"/>
          <table:table-cell table:formula="of:=VLOOKUP([.D16];[$'Concept heirarchy position'.A$1:.I$629];3;0)" office:value-type="float" office:value="0">
            <text:p>#N/A</text:p>
          </table:table-cell>
          <table:table-cell table:style-name="ce115"/>
          <table:table-cell table:style-name="ce119"/>
          <table:table-cell table:style-name="ce121" office:value-type="string">
            <text:p>Y</text:p>
          </table:table-cell>
          <table:table-cell table:number-columns-repeated="2"/>
          <table:table-cell table:style-name="ce115"/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6]+1" office:value-type="float" office:value="16">
            <text:p>16</text:p>
          </table:table-cell>
          <table:table-cell table:formula="of:=VLOOKUP([.D17];[$'Concept heirarchy position'.A$1:.I$629];2;0)" office:value-type="string" office:string-value="Email">
            <text:p>Email</text:p>
          </table:table-cell>
          <table:table-cell office:value-type="float" office:value="10">
            <text:p>10</text:p>
          </table:table-cell>
          <table:table-cell office:value-type="string">
            <text:p>Patient_Email</text:p>
          </table:table-cell>
          <table:table-cell table:style-name="ce107" office:value-type="string">
            <text:p>E-mail address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formula="of:=VLOOKUP([.D17];[$'Concept heirarchy position'.A$1:.I$629];3;0)" office:value-type="float" office:value="9">
            <text:p>9</text:p>
          </table:table-cell>
          <table:table-cell table:style-name="ce115" office:value-type="string">
            <text:p>Y</text:p>
          </table:table-cell>
          <table:table-cell table:style-name="ce119" table:number-columns-repeated="2"/>
          <table:table-cell table:number-columns-repeated="2"/>
          <table:table-cell table:number-columns-repeated="2" table:style-name="ce115" office:value-type="string">
            <text:p>Y</text:p>
          </table:table-cell>
          <table:table-cell table:style-name="ce125"/>
          <table:table-cell table:number-columns-repeated="1002"/>
        </table:table-row>
        <table:table-row table:style-name="ro4">
          <table:table-cell table:style-name="ce99" table:formula="of:=[.A17]+1" office:value-type="float" office:value="17">
            <text:p>17</text:p>
          </table:table-cell>
          <table:table-cell table:formula="of:=VLOOKUP([.D18];[$'Concept heirarchy position'.A$1:.I$629];2;0)" office:value-type="string" office:string-value="Email">
            <text:p>Email</text:p>
          </table:table-cell>
          <table:table-cell office:value-type="float" office:value="480">
            <text:p>480</text:p>
          </table:table-cell>
          <table:table-cell office:value-type="string">
            <text:p>Patient_Email</text:p>
          </table:table-cell>
          <table:table-cell table:style-name="ce107" office:value-type="string">
            <text:p>E-mail address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formula="of:=VLOOKUP([.D18];[$'Concept heirarchy position'.A$1:.I$629];3;0)" office:value-type="float" office:value="9">
            <text:p>9</text:p>
          </table:table-cell>
          <table:table-cell table:style-name="ce115"/>
          <table:table-cell table:style-name="ce119"/>
          <table:table-cell table:style-name="ce119" office:value-type="string">
            <text:p>Y</text:p>
          </table:table-cell>
          <table:table-cell table:number-columns-repeated="2"/>
          <table:table-cell table:style-name="ce115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18]+1" office:value-type="float" office:value="18">
            <text:p>18</text:p>
          </table:table-cell>
          <table:table-cell table:formula="of:=VLOOKUP([.D19];[$'Concept heirarchy position'.A$1:.I$629];2;0)" office:value-type="string" office:string-value="Preferred Telephone Contact">
            <text:p>Preferred Telephone Contact</text:p>
          </table:table-cell>
          <table:table-cell office:value-type="float" office:value="373">
            <text:p>373</text:p>
          </table:table-cell>
          <table:table-cell table:style-name="ce11" office:value-type="string">
            <text:p>Patient_Preferred_Telephone_Contact</text:p>
          </table:table-cell>
          <table:table-cell table:style-name="ce107" office:value-type="string">
            <text:p>Your doctor may need to speak to you prior to your day of surgery. <text:s/>Which is the best telephone number to contact you? 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" office:value-type="string">
            <text:p>Preferred_telephone_contact</text:p>
          </table:table-cell>
          <table:table-cell table:number-columns-repeated="5"/>
          <table:table-cell table:formula="of:=VLOOKUP([.D19];[$'Concept heirarchy position'.A$1:.I$629];3;0)" office:value-type="float" office:value="11">
            <text:p>11</text:p>
          </table:table-cell>
          <table:table-cell table:style-name="ce115" office:value-type="string">
            <text:p>Y</text:p>
          </table:table-cell>
          <table:table-cell table:style-name="ce119" table:number-columns-repeated="2"/>
          <table:table-cell table:number-columns-repeated="2"/>
          <table:table-cell table:style-name="ce115" office:value-type="string">
            <text:p>Y</text:p>
          </table:table-cell>
          <table:table-cell table:style-name="ce115"/>
          <table:table-cell table:style-name="ce125"/>
          <table:table-cell table:number-columns-repeated="1002"/>
        </table:table-row>
        <table:table-row table:style-name="ro4">
          <table:table-cell table:style-name="ce99" table:formula="of:=[.A19]+1" office:value-type="float" office:value="19">
            <text:p>19</text:p>
          </table:table-cell>
          <table:table-cell table:formula="of:=VLOOKUP([.D20];[$'Concept heirarchy position'.A$1:.I$629];2;0)" office:value-type="string" office:string-value="Home Phone">
            <text:p>Home Phone</text:p>
          </table:table-cell>
          <table:table-cell office:value-type="float" office:value="7">
            <text:p>7</text:p>
          </table:table-cell>
          <table:table-cell office:value-type="string">
            <text:p>Patient_Home_Phone</text:p>
          </table:table-cell>
          <table:table-cell table:style-name="ce107" office:value-type="string">
            <text:p>Home telephone</text:p>
          </table:table-cell>
          <table:table-cell table:style-name="ce103" office:value-type="string">
            <text:p>Patient_Preferred_Telephone_Contact=Home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20];[$'Concept heirarchy position'.A$1:.I$629];3;0)" office:value-type="float" office:value="12">
            <text:p>12</text:p>
          </table:table-cell>
          <table:table-cell table:style-name="ce115" office:value-type="string">
            <text:p>Y</text:p>
          </table:table-cell>
          <table:table-cell table:style-name="ce119" table:number-columns-repeated="2"/>
          <table:table-cell table:number-columns-repeated="2"/>
          <table:table-cell table:style-name="ce115" office:value-type="string">
            <text:p>Y</text:p>
          </table:table-cell>
          <table:table-cell table:style-name="ce115"/>
          <table:table-cell table:style-name="ce125"/>
          <table:table-cell table:number-columns-repeated="1002"/>
        </table:table-row>
        <table:table-row table:style-name="ro4">
          <table:table-cell table:style-name="ce99" table:formula="of:=[.A20]+1" office:value-type="float" office:value="20">
            <text:p>20</text:p>
          </table:table-cell>
          <table:table-cell table:formula="of:=VLOOKUP([.D21];[$'Concept heirarchy position'.A$1:.I$629];2;0)" office:value-type="string" office:string-value="Home Phone">
            <text:p>Home Phone</text:p>
          </table:table-cell>
          <table:table-cell office:value-type="float" office:value="389">
            <text:p>389</text:p>
          </table:table-cell>
          <table:table-cell office:value-type="string">
            <text:p>Patient_Home_Phone</text:p>
          </table:table-cell>
          <table:table-cell table:style-name="ce107" office:value-type="string">
            <text:p>Home telephone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21];[$'Concept heirarchy position'.A$1:.I$629];3;0)" office:value-type="float" office:value="12">
            <text:p>12</text:p>
          </table:table-cell>
          <table:table-cell table:style-name="ce115"/>
          <table:table-cell table:style-name="ce119"/>
          <table:table-cell table:style-name="ce119" office:value-type="string">
            <text:p>Y</text:p>
          </table:table-cell>
          <table:table-cell table:number-columns-repeated="2"/>
          <table:table-cell table:style-name="ce115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21]+1" office:value-type="float" office:value="21">
            <text:p>21</text:p>
          </table:table-cell>
          <table:table-cell table:formula="of:=VLOOKUP([.D22];[$'Concept heirarchy position'.A$1:.I$629];2;0)" office:value-type="string" office:string-value="Work Phone">
            <text:p>Work Phone</text:p>
          </table:table-cell>
          <table:table-cell office:value-type="float" office:value="9">
            <text:p>9</text:p>
          </table:table-cell>
          <table:table-cell office:value-type="string">
            <text:p>Patient_Work_Phone</text:p>
          </table:table-cell>
          <table:table-cell table:style-name="ce107" office:value-type="string">
            <text:p>Work telephone</text:p>
          </table:table-cell>
          <table:table-cell table:style-name="ce103" office:value-type="string">
            <text:p>Patient_Preferred_Telephone_Contact=Work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22];[$'Concept heirarchy position'.A$1:.I$629];3;0)" office:value-type="float" office:value="14">
            <text:p>14</text:p>
          </table:table-cell>
          <table:table-cell table:style-name="ce115" office:value-type="string">
            <text:p>Y</text:p>
          </table:table-cell>
          <table:table-cell table:style-name="ce119" table:number-columns-repeated="2"/>
          <table:table-cell table:number-columns-repeated="2"/>
          <table:table-cell table:style-name="ce115" office:value-type="string">
            <text:p>Y</text:p>
          </table:table-cell>
          <table:table-cell table:style-name="ce115"/>
          <table:table-cell table:style-name="ce125"/>
          <table:table-cell table:number-columns-repeated="1002"/>
        </table:table-row>
        <table:table-row table:style-name="ro4">
          <table:table-cell table:style-name="ce99" table:formula="of:=[.A22]+1" office:value-type="float" office:value="22">
            <text:p>22</text:p>
          </table:table-cell>
          <table:table-cell table:formula="of:=VLOOKUP([.D23];[$'Concept heirarchy position'.A$1:.I$629];2;0)" office:value-type="string" office:string-value="Mobile Phone">
            <text:p>Mobile Phone</text:p>
          </table:table-cell>
          <table:table-cell office:value-type="float" office:value="8">
            <text:p>8</text:p>
          </table:table-cell>
          <table:table-cell office:value-type="string">
            <text:p>Patient_Mobile_Phone</text:p>
          </table:table-cell>
          <table:table-cell table:style-name="ce107" office:value-type="string">
            <text:p>Mobile telephone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23];[$'Concept heirarchy position'.A$1:.I$629];3;0)" office:value-type="float" office:value="13">
            <text:p>13</text:p>
          </table:table-cell>
          <table:table-cell table:style-name="ce115" office:value-type="string">
            <text:p>Y</text:p>
          </table:table-cell>
          <table:table-cell table:style-name="ce119" table:number-columns-repeated="2"/>
          <table:table-cell table:number-columns-repeated="2"/>
          <table:table-cell table:number-columns-repeated="2" table:style-name="ce115" office:value-type="string">
            <text:p>Y</text:p>
          </table:table-cell>
          <table:table-cell table:style-name="ce125"/>
          <table:table-cell table:number-columns-repeated="1002"/>
        </table:table-row>
        <table:table-row table:style-name="ro4">
          <table:table-cell table:style-name="ce99" table:formula="of:=[.A23]+1" office:value-type="float" office:value="23">
            <text:p>23</text:p>
          </table:table-cell>
          <table:table-cell table:formula="of:=VLOOKUP([.D24];[$'Concept heirarchy position'.A$1:.I$629];2;0)" office:value-type="string" office:string-value="SMS message OK">
            <text:p>SMS message OK</text:p>
          </table:table-cell>
          <table:table-cell office:value-type="float" office:value="509">
            <text:p>509</text:p>
          </table:table-cell>
          <table:table-cell office:value-type="string">
            <text:p>SMS_message_OK</text:p>
          </table:table-cell>
          <table:table-cell office:value-type="string">
            <text:p>Are you happy to receive text messages (SMS) on this phone from your doctor?</text:p>
          </table:table-cell>
          <table:table-cell table:style-name="ce103" office:value-type="string">
            <text:p>All</text:p>
          </table:table-cell>
          <table:table-cell office:value-type="string">
            <text:p>OneOption</text:p>
          </table:table-cell>
          <table:table-cell office:value-type="string">
            <text:p>Y_N</text:p>
          </table:table-cell>
          <table:table-cell table:number-columns-repeated="5"/>
          <table:table-cell table:formula="of:=VLOOKUP([.D24];[$'Concept heirarchy position'.A$1:.I$629];3;0)" office:value-type="float" office:value="24">
            <text:p>24</text:p>
          </table:table-cell>
          <table:table-cell office:value-type="string">
            <text:p>Y</text:p>
          </table:table-cell>
          <table:table-cell table:number-columns-repeated="4"/>
          <table:table-cell table:number-columns-repeated="2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24]+1" office:value-type="float" office:value="24">
            <text:p>24</text:p>
          </table:table-cell>
          <table:table-cell table:formula="of:=VLOOKUP([.D25];[$'Concept heirarchy position'.A$1:.I$629];2;0)" office:value-type="string" office:string-value="Mobile Phone">
            <text:p>Mobile Phone</text:p>
          </table:table-cell>
          <table:table-cell office:value-type="float" office:value="390">
            <text:p>390</text:p>
          </table:table-cell>
          <table:table-cell office:value-type="string">
            <text:p>Patient_Mobile_Phone</text:p>
          </table:table-cell>
          <table:table-cell table:style-name="ce107" office:value-type="string">
            <text:p>Mobile telephone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25];[$'Concept heirarchy position'.A$1:.I$629];3;0)" office:value-type="float" office:value="13">
            <text:p>13</text:p>
          </table:table-cell>
          <table:table-cell table:style-name="ce115"/>
          <table:table-cell table:style-name="ce119"/>
          <table:table-cell table:style-name="ce119" office:value-type="string">
            <text:p>Y</text:p>
          </table:table-cell>
          <table:table-cell table:number-columns-repeated="2"/>
          <table:table-cell table:style-name="ce115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25]+1" office:value-type="float" office:value="25">
            <text:p>25</text:p>
          </table:table-cell>
          <table:table-cell table:formula="of:=VLOOKUP([.D26];[$'Concept heirarchy position'.A$1:.I$629];2;0)" office:value-type="string" office:string-value="Work Phone">
            <text:p>Work Phone</text:p>
          </table:table-cell>
          <table:table-cell office:value-type="float" office:value="391">
            <text:p>391</text:p>
          </table:table-cell>
          <table:table-cell office:value-type="string">
            <text:p>Patient_Work_Phone</text:p>
          </table:table-cell>
          <table:table-cell table:style-name="ce107" office:value-type="string">
            <text:p>Work telephone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26];[$'Concept heirarchy position'.A$1:.I$629];3;0)" office:value-type="float" office:value="14">
            <text:p>14</text:p>
          </table:table-cell>
          <table:table-cell table:style-name="ce115"/>
          <table:table-cell table:style-name="ce119"/>
          <table:table-cell table:style-name="ce119" office:value-type="string">
            <text:p>Y</text:p>
          </table:table-cell>
          <table:table-cell table:number-columns-repeated="2"/>
          <table:table-cell table:style-name="ce115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26]+1" office:value-type="float" office:value="26">
            <text:p>26</text:p>
          </table:table-cell>
          <table:table-cell table:formula="of:=VLOOKUP([.D27];[$'Concept heirarchy position'.A$1:.I$629];2;0)" office:value-type="string" office:string-value="Postal address">
            <text:p>Postal address</text:p>
          </table:table-cell>
          <table:table-cell office:value-type="float" office:value="11">
            <text:p>11</text:p>
          </table:table-cell>
          <table:table-cell office:value-type="string">
            <text:p>Patient_Postal_Address</text:p>
          </table:table-cell>
          <table:table-cell table:style-name="ce107" office:value-type="string">
            <text:p>Postal address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Text_box</text:p>
          </table:table-cell>
          <table:table-cell/>
          <table:table-cell table:style-name="ce103" office:value-type="float" office:value="1000">
            <text:p>1000</text:p>
          </table:table-cell>
          <table:table-cell table:number-columns-repeated="4"/>
          <table:table-cell table:formula="of:=VLOOKUP([.D27];[$'Concept heirarchy position'.A$1:.I$629];3;0)" office:value-type="float" office:value="15">
            <text:p>15</text:p>
          </table:table-cell>
          <table:table-cell table:style-name="ce119" table:number-columns-repeated="3"/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27]+1" office:value-type="float" office:value="27">
            <text:p>27</text:p>
          </table:table-cell>
          <table:table-cell table:formula="of:=VLOOKUP([.D28];[$'Concept heirarchy position'.A$1:.I$629];2;0)" office:value-type="string" office:string-value="Country">
            <text:p>Country</text:p>
          </table:table-cell>
          <table:table-cell office:value-type="float" office:value="363">
            <text:p>363</text:p>
          </table:table-cell>
          <table:table-cell table:style-name="ce15" office:value-type="string">
            <text:p>Patient_Country</text:p>
          </table:table-cell>
          <table:table-cell table:style-name="ce107" office:value-type="string">
            <text:p>Country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office:value-type="string">
            <text:p>Country</text:p>
          </table:table-cell>
          <table:table-cell table:style-name="ce103"/>
          <table:table-cell table:number-columns-repeated="4"/>
          <table:table-cell table:formula="of:=VLOOKUP([.D28];[$'Concept heirarchy position'.A$1:.I$629];3;0)" office:value-type="float" office:value="16">
            <text:p>16</text:p>
          </table:table-cell>
          <table:table-cell table:style-name="ce119" table:number-columns-repeated="3"/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28]+1" office:value-type="float" office:value="28">
            <text:p>28</text:p>
          </table:table-cell>
          <table:table-cell table:formula="of:=VLOOKUP([.D29];[$'Concept heirarchy position'.A$1:.I$629];2;0)" office:value-type="string" office:string-value="Preferred Contact">
            <text:p>Preferred Contact</text:p>
          </table:table-cell>
          <table:table-cell office:value-type="float" office:value="12">
            <text:p>12</text:p>
          </table:table-cell>
          <table:table-cell office:value-type="string">
            <text:p>Patient_Preferred_Contact</text:p>
          </table:table-cell>
          <table:table-cell table:style-name="ce108" office:value-type="string">
            <text:p>Preferred contact metho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Preferred_contact</text:p>
          </table:table-cell>
          <table:table-cell table:number-columns-repeated="5"/>
          <table:table-cell table:formula="of:=VLOOKUP([.D29];[$'Concept heirarchy position'.A$1:.I$629];3;0)" office:value-type="float" office:value="18">
            <text:p>18</text:p>
          </table:table-cell>
          <table:table-cell/>
          <table:table-cell table:style-name="ce50"/>
          <table:table-cell table:style-name="ce50" office:value-type="string">
            <text:p>Y</text:p>
          </table:table-cell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29]+1" office:value-type="float" office:value="29">
            <text:p>29</text:p>
          </table:table-cell>
          <table:table-cell table:formula="of:=VLOOKUP([.D30];[$'Concept heirarchy position'.A$1:.I$629];2;0)" office:value-type="string" office:string-value="Preferred Contact">
            <text:p>Preferred Contact</text:p>
          </table:table-cell>
          <table:table-cell office:value-type="float" office:value="13">
            <text:p>13</text:p>
          </table:table-cell>
          <table:table-cell office:value-type="string">
            <text:p>Patient_Preferred_Contact</text:p>
          </table:table-cell>
          <table:table-cell table:style-name="ce107" office:value-type="string">
            <text:p>If we need to contact you, what is your preferred contact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3" office:value-type="string">
            <text:p>Preferred_contact</text:p>
          </table:table-cell>
          <table:table-cell table:number-columns-repeated="5"/>
          <table:table-cell table:formula="of:=VLOOKUP([.D30];[$'Concept heirarchy position'.A$1:.I$629];3;0)" office:value-type="float" office:value="18">
            <text:p>18</text:p>
          </table:table-cell>
          <table:table-cell table:style-name="ce119" table:number-columns-repeated="3"/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30]+1" office:value-type="float" office:value="30">
            <text:p>30</text:p>
          </table:table-cell>
          <table:table-cell table:formula="of:=VLOOKUP([.D31];[$'Concept heirarchy position'.A$1:.I$629];2;0)" office:value-type="string" office:string-value="Medicare number">
            <text:p>Medicare number</text:p>
          </table:table-cell>
          <table:table-cell office:value-type="float" office:value="14">
            <text:p>14</text:p>
          </table:table-cell>
          <table:table-cell table:style-name="ce11" office:value-type="string">
            <text:p>Medicare_Card_Number</text:p>
          </table:table-cell>
          <table:table-cell table:style-name="ce109" office:value-type="string">
            <text:p>What is your Medicare card number?</text:p>
          </table:table-cell>
          <table:table-cell table:style-name="ce92" office:value-type="string">
            <text:p>Patient_Country=Australia</text:p>
          </table:table-cell>
          <table:table-cell table:style-name="ce92" office:value-type="string">
            <text:p>Free_text</text:p>
          </table:table-cell>
          <table:table-cell table:style-name="ce11"/>
          <table:table-cell table:style-name="ce11" office:value-type="float" office:value="15">
            <text:p>15</text:p>
          </table:table-cell>
          <table:table-cell table:style-name="ce11" table:number-columns-repeated="4"/>
          <table:table-cell table:formula="of:=VLOOKUP([.D31];[$'Concept heirarchy position'.A$1:.I$629];3;0)" office:value-type="float" office:value="19">
            <text:p>19</text:p>
          </table:table-cell>
          <table:table-cell table:style-name="ce47"/>
          <table:table-cell table:style-name="ce124" table:number-columns-repeated="2"/>
          <table:table-cell table:number-columns-repeated="2"/>
          <table:table-cell table:style-name="ce47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31]+1" office:value-type="float" office:value="31">
            <text:p>31</text:p>
          </table:table-cell>
          <table:table-cell table:formula="of:=VLOOKUP([.D32];[$'Concept heirarchy position'.A$1:.I$629];2;0)" office:value-type="string" office:string-value="Medicare number">
            <text:p>Medicare number</text:p>
          </table:table-cell>
          <table:table-cell office:value-type="float" office:value="15">
            <text:p>15</text:p>
          </table:table-cell>
          <table:table-cell office:value-type="string">
            <text:p>Medicare_Card_Number</text:p>
          </table:table-cell>
          <table:table-cell table:style-name="ce108" office:value-type="string">
            <text:p>Medicare card number</text:p>
          </table:table-cell>
          <table:table-cell table:style-name="ce92" office:value-type="string">
            <text:p>All</text:p>
          </table:table-cell>
          <table:table-cell table:style-name="ce10" office:value-type="string">
            <text:p>Free_text</text:p>
          </table:table-cell>
          <table:table-cell/>
          <table:table-cell office:value-type="float" office:value="15">
            <text:p>15</text:p>
          </table:table-cell>
          <table:table-cell table:number-columns-repeated="4"/>
          <table:table-cell table:formula="of:=VLOOKUP([.D32];[$'Concept heirarchy position'.A$1:.I$629];3;0)" office:value-type="float" office:value="19">
            <text:p>19</text:p>
          </table:table-cell>
          <table:table-cell/>
          <table:table-cell table:style-name="ce50" table:number-columns-repeated="2"/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32]+1" office:value-type="float" office:value="32">
            <text:p>32</text:p>
          </table:table-cell>
          <table:table-cell table:formula="of:=VLOOKUP([.D33];[$'Concept heirarchy position'.A$1:.I$629];2;0)" office:value-type="string" office:string-value="Medicare patient number">
            <text:p>Medicare patient number</text:p>
          </table:table-cell>
          <table:table-cell office:value-type="float" office:value="16">
            <text:p>16</text:p>
          </table:table-cell>
          <table:table-cell office:value-type="string">
            <text:p>Medicare_Card_Number_Identifier</text:p>
          </table:table-cell>
          <table:table-cell table:style-name="ce108" office:value-type="string">
            <text:p>Patient number on the medicare card</text:p>
          </table:table-cell>
          <table:table-cell table:style-name="ce92" office:value-type="string">
            <text:p>Patient_Country=Australia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33];[$'Concept heirarchy position'.A$1:.I$629];3;0)" office:value-type="float" office:value="20">
            <text:p>20</text:p>
          </table:table-cell>
          <table:table-cell/>
          <table:table-cell table:style-name="ce50" table:number-columns-repeated="2"/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33]+1" office:value-type="float" office:value="33">
            <text:p>33</text:p>
          </table:table-cell>
          <table:table-cell table:formula="of:=VLOOKUP([.D34];[$'Concept heirarchy position'.A$1:.I$629];2;0)" office:value-type="string" office:string-value="Medicare patient number">
            <text:p>Medicare patient number</text:p>
          </table:table-cell>
          <table:table-cell office:value-type="float" office:value="17">
            <text:p>17</text:p>
          </table:table-cell>
          <table:table-cell office:value-type="string">
            <text:p>Medicare_Card_Number_Identifier</text:p>
          </table:table-cell>
          <table:table-cell table:style-name="ce107" office:value-type="string">
            <text:p>In the list of people on the card, what is your number?</text:p>
          </table:table-cell>
          <table:table-cell table:style-name="ce92" office:value-type="string">
            <text:p>Patient_Country=Australia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34];[$'Concept heirarchy position'.A$1:.I$629];3;0)" office:value-type="float" office:value="20">
            <text:p>20</text:p>
          </table:table-cell>
          <table:table-cell table:style-name="ce119" table:number-columns-repeated="3"/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34]+1" office:value-type="float" office:value="34">
            <text:p>34</text:p>
          </table:table-cell>
          <table:table-cell table:formula="of:=VLOOKUP([.D35];[$'Concept heirarchy position'.A$1:.I$629];2;0)" office:value-type="string" office:string-value="Medicare patient number">
            <text:p>Medicare patient number</text:p>
          </table:table-cell>
          <table:table-cell office:value-type="float" office:value="333">
            <text:p>333</text:p>
          </table:table-cell>
          <table:table-cell office:value-type="string">
            <text:p>Medicare_Card_Number_Identifier</text:p>
          </table:table-cell>
          <table:table-cell table:style-name="ce108" office:value-type="string">
            <text:p>Medicare card patient identifier</text:p>
          </table:table-cell>
          <table:table-cell table:style-name="ce92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35];[$'Concept heirarchy position'.A$1:.I$629];3;0)" office:value-type="float" office:value="20">
            <text:p>20</text:p>
          </table:table-cell>
          <table:table-cell/>
          <table:table-cell table:style-name="ce50" table:number-columns-repeated="2"/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35]+1" office:value-type="float" office:value="35">
            <text:p>35</text:p>
          </table:table-cell>
          <table:table-cell table:formula="of:=VLOOKUP([.D36];[$'Concept heirarchy position'.A$1:.I$629];2;0)" office:value-type="string" office:string-value="IHI">
            <text:p>IHI</text:p>
          </table:table-cell>
          <table:table-cell office:value-type="float" office:value="335">
            <text:p>335</text:p>
          </table:table-cell>
          <table:table-cell table:style-name="ce11" office:value-type="string">
            <text:p>Individual_Healthcare_Identifier</text:p>
          </table:table-cell>
          <table:table-cell table:style-name="ce107" office:value-type="string">
            <text:p>Individual healthcare identifier</text:p>
          </table:table-cell>
          <table:table-cell table:style-name="ce92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36];[$'Concept heirarchy position'.A$1:.I$629];3;0)" office:value-type="float" office:value="21">
            <text:p>21</text:p>
          </table:table-cell>
          <table:table-cell table:style-name="ce119" table:number-columns-repeated="3"/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36]+1" office:value-type="float" office:value="36">
            <text:p>36</text:p>
          </table:table-cell>
          <table:table-cell table:formula="of:=VLOOKUP([.D37];[$'Concept heirarchy position'.A$1:.I$629];2;0)" office:value-type="string" office:string-value="IHI">
            <text:p>IHI</text:p>
          </table:table-cell>
          <table:table-cell office:value-type="float" office:value="336">
            <text:p>336</text:p>
          </table:table-cell>
          <table:table-cell table:style-name="ce11" office:value-type="string">
            <text:p>Individual_Healthcare_Identifier</text:p>
          </table:table-cell>
          <table:table-cell table:style-name="ce107" office:value-type="string">
            <text:p>What is your Individual Healthcare Identifier (if you have one)?</text:p>
          </table:table-cell>
          <table:table-cell table:style-name="ce92" office:value-type="string">
            <text:p>Patient_Country=Australia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37];[$'Concept heirarchy position'.A$1:.I$629];3;0)" office:value-type="float" office:value="21">
            <text:p>21</text:p>
          </table:table-cell>
          <table:table-cell table:style-name="ce119" table:number-columns-repeated="3"/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37]+1" office:value-type="float" office:value="37">
            <text:p>37</text:p>
          </table:table-cell>
          <table:table-cell table:formula="of:=VLOOKUP([.D38];[$'Concept heirarchy position'.A$1:.I$629];2;0)" office:value-type="string" office:string-value="Social security number">
            <text:p>Social security number</text:p>
          </table:table-cell>
          <table:table-cell office:value-type="float" office:value="334">
            <text:p>334</text:p>
          </table:table-cell>
          <table:table-cell table:style-name="ce11" office:value-type="string">
            <text:p>Social_Security_Number</text:p>
          </table:table-cell>
          <table:table-cell table:style-name="ce107" office:value-type="string">
            <text:p>Social security number</text:p>
          </table:table-cell>
          <table:table-cell table:style-name="ce92" office:value-type="string">
            <text:p>Patient_Country=USA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table:formula="of:=VLOOKUP([.D38];[$'Concept heirarchy position'.A$1:.I$629];3;0)" office:value-type="float" office:value="22">
            <text:p>22</text:p>
          </table:table-cell>
          <table:table-cell table:style-name="ce119" table:number-columns-repeated="3"/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38]+1" office:value-type="float" office:value="38">
            <text:p>38</text:p>
          </table:table-cell>
          <table:table-cell table:formula="of:=VLOOKUP([.D39];[$'Concept heirarchy position'.A$1:.I$629];2;0)" office:value-type="string" office:string-value="NHS number">
            <text:p>NHS number</text:p>
          </table:table-cell>
          <table:table-cell office:value-type="float" office:value="364">
            <text:p>364</text:p>
          </table:table-cell>
          <table:table-cell table:style-name="ce11" office:value-type="string">
            <text:p>NHS_number</text:p>
          </table:table-cell>
          <table:table-cell table:style-name="ce107" office:value-type="string">
            <text:p>What is your NHS number?</text:p>
          </table:table-cell>
          <table:table-cell table:style-name="ce92" office:value-type="string">
            <text:p>Patient_Country=UK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39];[$'Concept heirarchy position'.A$1:.I$629];3;0)" office:value-type="float" office:value="23">
            <text:p>23</text:p>
          </table:table-cell>
          <table:table-cell table:style-name="ce119" table:number-columns-repeated="3"/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39]+1" office:value-type="float" office:value="39">
            <text:p>39</text:p>
          </table:table-cell>
          <table:table-cell table:formula="of:=VLOOKUP([.D40];[$'Concept heirarchy position'.A$1:.I$629];2;0)" office:value-type="string" office:string-value="NHS number">
            <text:p>NHS number</text:p>
          </table:table-cell>
          <table:table-cell office:value-type="float" office:value="366">
            <text:p>366</text:p>
          </table:table-cell>
          <table:table-cell table:style-name="ce11" office:value-type="string">
            <text:p>NHS_number</text:p>
          </table:table-cell>
          <table:table-cell table:style-name="ce110" office:value-type="string">
            <text:p>NHS number</text:p>
          </table:table-cell>
          <table:table-cell table:style-name="ce92" office:value-type="string">
            <text:p>Patient_Country=UK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40];[$'Concept heirarchy position'.A$1:.I$629];3;0)" office:value-type="float" office:value="23">
            <text:p>23</text:p>
          </table:table-cell>
          <table:table-cell table:number-columns-repeated="7"/>
          <table:table-cell table:style-name="ce125"/>
          <table:table-cell table:number-columns-repeated="1002"/>
        </table:table-row>
        <table:table-row table:style-name="ro4">
          <table:table-cell table:style-name="ce99" table:formula="of:=[.A40]+1" office:value-type="float" office:value="40">
            <text:p>40</text:p>
          </table:table-cell>
          <table:table-cell table:formula="of:=VLOOKUP([.D41];[$'Concept heirarchy position'.A$1:.I$629];2;0)" office:value-type="string" office:string-value="Next of kin Name">
            <text:p>Next of kin Name</text:p>
          </table:table-cell>
          <table:table-cell office:value-type="float" office:value="412">
            <text:p>412</text:p>
          </table:table-cell>
          <table:table-cell table:style-name="ce15" office:value-type="string">
            <text:p>NOK_Name</text:p>
          </table:table-cell>
          <table:table-cell table:style-name="ce110" office:value-type="string">
            <text:p>Next of kin name</text:p>
          </table:table-cell>
          <table:table-cell table:style-name="ce92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41];[$'Concept heirarchy position'.A$1:.I$629];3;0)" office:value-type="float" office:value="25">
            <text:p>25</text:p>
          </table:table-cell>
          <table:table-cell table:number-columns-repeated="2"/>
          <table:table-cell table:style-name="ce121" office:value-type="string">
            <text:p>Y</text:p>
          </table:table-cell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41]+1" office:value-type="float" office:value="41">
            <text:p>41</text:p>
          </table:table-cell>
          <table:table-cell table:formula="of:=VLOOKUP([.D42];[$'Concept heirarchy position'.A$1:.I$629];2;0)" office:value-type="string" office:string-value="NOK contact same">
            <text:p>NOK contact same</text:p>
          </table:table-cell>
          <table:table-cell office:value-type="float" office:value="413">
            <text:p>413</text:p>
          </table:table-cell>
          <table:table-cell table:style-name="ce15" office:value-type="string">
            <text:p>NOK_Contact_equals_Patient_Contact</text:p>
          </table:table-cell>
          <table:table-cell table:style-name="ce110" office:value-type="string">
            <text:p>Are the contact details for the next of kin the same as the patient's contact details?</text:p>
          </table:table-cell>
          <table:table-cell table:style-name="ce92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3" office:value-type="string">
            <text:p>Y_N</text:p>
          </table:table-cell>
          <table:table-cell table:number-columns-repeated="5"/>
          <table:table-cell table:formula="of:=VLOOKUP([.D42];[$'Concept heirarchy position'.A$1:.I$629];3;0)" office:value-type="float" office:value="26">
            <text:p>26</text:p>
          </table:table-cell>
          <table:table-cell table:number-columns-repeated="2"/>
          <table:table-cell table:style-name="ce121" office:value-type="string">
            <text:p>Y</text:p>
          </table:table-cell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42]+1" office:value-type="float" office:value="42">
            <text:p>42</text:p>
          </table:table-cell>
          <table:table-cell table:formula="of:=VLOOKUP([.D43];[$'Concept heirarchy position'.A$1:.I$629];2;0)" office:value-type="string" office:string-value="NOK Home Phone">
            <text:p>NOK Home Phone</text:p>
          </table:table-cell>
          <table:table-cell office:value-type="float" office:value="414">
            <text:p>414</text:p>
          </table:table-cell>
          <table:table-cell table:style-name="ce15" office:value-type="string">
            <text:p>NOK_Home_Phone</text:p>
          </table:table-cell>
          <table:table-cell table:style-name="ce110" office:value-type="string">
            <text:p>Next of kin home phone</text:p>
          </table:table-cell>
          <table:table-cell table:style-name="ce15" office:value-type="string">
            <text:p>NOK_Contact_equals_Patient_Contact=No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43];[$'Concept heirarchy position'.A$1:.I$629];3;0)" office:value-type="float" office:value="27">
            <text:p>27</text:p>
          </table:table-cell>
          <table:table-cell table:number-columns-repeated="2"/>
          <table:table-cell table:style-name="ce121" office:value-type="string">
            <text:p>Y</text:p>
          </table:table-cell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43]+1" office:value-type="float" office:value="43">
            <text:p>43</text:p>
          </table:table-cell>
          <table:table-cell table:formula="of:=VLOOKUP([.D44];[$'Concept heirarchy position'.A$1:.I$629];2;0)" office:value-type="string" office:string-value="NOK Mobile Phone">
            <text:p>NOK Mobile Phone</text:p>
          </table:table-cell>
          <table:table-cell office:value-type="float" office:value="415">
            <text:p>415</text:p>
          </table:table-cell>
          <table:table-cell table:style-name="ce15" office:value-type="string">
            <text:p>NOK_Mobile_Phone</text:p>
          </table:table-cell>
          <table:table-cell table:style-name="ce110" office:value-type="string">
            <text:p>Next of kin mobile phone</text:p>
          </table:table-cell>
          <table:table-cell table:style-name="ce15" office:value-type="string">
            <text:p>NOK_Contact_equals_Patient_Contact=No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44];[$'Concept heirarchy position'.A$1:.I$629];3;0)" office:value-type="float" office:value="28">
            <text:p>28</text:p>
          </table:table-cell>
          <table:table-cell table:number-columns-repeated="2"/>
          <table:table-cell table:style-name="ce121" office:value-type="string">
            <text:p>Y</text:p>
          </table:table-cell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44]+1" office:value-type="float" office:value="44">
            <text:p>44</text:p>
          </table:table-cell>
          <table:table-cell table:formula="of:=VLOOKUP([.D45];[$'Concept heirarchy position'.A$1:.I$629];2;0)" office:value-type="string" office:string-value="NOK Work Phone">
            <text:p>NOK Work Phone</text:p>
          </table:table-cell>
          <table:table-cell office:value-type="float" office:value="416">
            <text:p>416</text:p>
          </table:table-cell>
          <table:table-cell table:style-name="ce15" office:value-type="string">
            <text:p>NOK_Work_Phone</text:p>
          </table:table-cell>
          <table:table-cell table:style-name="ce110" office:value-type="string">
            <text:p>Next of kin work phone</text:p>
          </table:table-cell>
          <table:table-cell table:style-name="ce15" office:value-type="string">
            <text:p>NOK_Contact_equals_Patient_Contact=No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45];[$'Concept heirarchy position'.A$1:.I$629];3;0)" office:value-type="float" office:value="29">
            <text:p>29</text:p>
          </table:table-cell>
          <table:table-cell table:number-columns-repeated="2"/>
          <table:table-cell table:style-name="ce121" office:value-type="string">
            <text:p>Y</text:p>
          </table:table-cell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45]+1" office:value-type="float" office:value="45">
            <text:p>45</text:p>
          </table:table-cell>
          <table:table-cell table:formula="of:=VLOOKUP([.D46];[$'Concept heirarchy position'.A$1:.I$629];2;0)" office:value-type="string" office:string-value="NOK Email">
            <text:p>NOK Email</text:p>
          </table:table-cell>
          <table:table-cell office:value-type="float" office:value="417">
            <text:p>417</text:p>
          </table:table-cell>
          <table:table-cell table:style-name="ce15" office:value-type="string">
            <text:p>NOK_Email</text:p>
          </table:table-cell>
          <table:table-cell table:style-name="ce110" office:value-type="string">
            <text:p>Next of kin email</text:p>
          </table:table-cell>
          <table:table-cell table:style-name="ce15" office:value-type="string">
            <text:p>NOK_Contact_equals_Patient_Contact=No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formula="of:=VLOOKUP([.D46];[$'Concept heirarchy position'.A$1:.I$629];3;0)" office:value-type="float" office:value="30">
            <text:p>30</text:p>
          </table:table-cell>
          <table:table-cell table:number-columns-repeated="2"/>
          <table:table-cell table:style-name="ce121" office:value-type="string">
            <text:p>Y</text:p>
          </table:table-cell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46]+1" office:value-type="float" office:value="46">
            <text:p>46</text:p>
          </table:table-cell>
          <table:table-cell table:formula="of:=VLOOKUP([.D47];[$'Concept heirarchy position'.A$1:.I$629];2;0)" office:value-type="string" office:string-value="NOK Address">
            <text:p>NOK Address</text:p>
          </table:table-cell>
          <table:table-cell office:value-type="float" office:value="418">
            <text:p>418</text:p>
          </table:table-cell>
          <table:table-cell table:style-name="ce15" office:value-type="string">
            <text:p>NOK_Address</text:p>
          </table:table-cell>
          <table:table-cell table:style-name="ce110" office:value-type="string">
            <text:p>Next of kin Address</text:p>
          </table:table-cell>
          <table:table-cell table:style-name="ce15" office:value-type="string">
            <text:p>NOK_Contact_equals_Patient_Contact=No</text:p>
          </table:table-cell>
          <table:table-cell table:style-name="ce103" office:value-type="string">
            <text:p>Text_box</text:p>
          </table:table-cell>
          <table:table-cell/>
          <table:table-cell office:value-type="float" office:value="1000">
            <text:p>1000</text:p>
          </table:table-cell>
          <table:table-cell table:number-columns-repeated="4"/>
          <table:table-cell table:formula="of:=VLOOKUP([.D47];[$'Concept heirarchy position'.A$1:.I$629];3;0)" office:value-type="float" office:value="31">
            <text:p>31</text:p>
          </table:table-cell>
          <table:table-cell table:number-columns-repeated="2"/>
          <table:table-cell table:style-name="ce121"/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47]+1" office:value-type="float" office:value="47">
            <text:p>47</text:p>
          </table:table-cell>
          <table:table-cell table:formula="of:=VLOOKUP([.D48];[$'Concept heirarchy position'.A$1:.I$629];2;0)" office:value-type="string" office:string-value="NOK Preferred Contact">
            <text:p>NOK Preferred Contact</text:p>
          </table:table-cell>
          <table:table-cell office:value-type="float" office:value="419">
            <text:p>419</text:p>
          </table:table-cell>
          <table:table-cell table:style-name="ce15" office:value-type="string">
            <text:p>NOK_Preferred_Contact</text:p>
          </table:table-cell>
          <table:table-cell table:style-name="ce110" office:value-type="string">
            <text:p>Next of kin preferred contact method</text:p>
          </table:table-cell>
          <table:table-cell table:style-name="ce15" office:value-type="string">
            <text:p>NOK_Contact_equals_Patient_Contact=No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Preferred_contact</text:p>
          </table:table-cell>
          <table:table-cell table:number-columns-repeated="5"/>
          <table:table-cell table:formula="of:=VLOOKUP([.D48];[$'Concept heirarchy position'.A$1:.I$629];3;0)" office:value-type="float" office:value="32">
            <text:p>32</text:p>
          </table:table-cell>
          <table:table-cell table:number-columns-repeated="2"/>
          <table:table-cell table:style-name="ce121" office:value-type="string">
            <text:p>Y</text:p>
          </table:table-cell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48]+1" office:value-type="float" office:value="48">
            <text:p>48</text:p>
          </table:table-cell>
          <table:table-cell table:formula="of:=VLOOKUP([.D49];[$'Concept heirarchy position'.A$1:.I$629];2;0)" office:value-type="string" office:string-value="Parent name">
            <text:p>Parent name</text:p>
          </table:table-cell>
          <table:table-cell office:value-type="float" office:value="18">
            <text:p>18</text:p>
          </table:table-cell>
          <table:table-cell office:value-type="string">
            <text:p>Parent_Name</text:p>
          </table:table-cell>
          <table:table-cell table:style-name="ce107" office:value-type="string">
            <text:p>Parent name</text:p>
          </table:table-cell>
          <table:table-cell office:value-type="string">
            <text:p>Patient_Age &lt; 18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49];[$'Concept heirarchy position'.A$1:.I$629];3;0)" office:value-type="float" office:value="33">
            <text:p>33</text:p>
          </table:table-cell>
          <table:table-cell table:style-name="ce115" office:value-type="string">
            <text:p>Y</text:p>
          </table:table-cell>
          <table:table-cell table:style-name="ce119" table:number-columns-repeated="2"/>
          <table:table-cell table:number-columns-repeated="2"/>
          <table:table-cell table:number-columns-repeated="2" table:style-name="ce115" office:value-type="string">
            <text:p>Y</text:p>
          </table:table-cell>
          <table:table-cell table:style-name="ce125"/>
          <table:table-cell table:number-columns-repeated="1002"/>
        </table:table-row>
        <table:table-row table:style-name="ro4">
          <table:table-cell table:style-name="ce99" table:formula="of:=[.A49]+1" office:value-type="float" office:value="49">
            <text:p>49</text:p>
          </table:table-cell>
          <table:table-cell table:formula="of:=VLOOKUP([.D50];[$'Concept heirarchy position'.A$1:.I$629];2;0)" office:value-type="string" office:string-value="Parent contact same">
            <text:p>Parent contact same</text:p>
          </table:table-cell>
          <table:table-cell office:value-type="float" office:value="19">
            <text:p>19</text:p>
          </table:table-cell>
          <table:table-cell office:value-type="string">
            <text:p>Parent_Contact_equals_Patient_Contact</text:p>
          </table:table-cell>
          <table:table-cell table:style-name="ce107" office:value-type="string">
            <text:p>Are the contact details for the parent the same as the patient's contact details?</text:p>
          </table:table-cell>
          <table:table-cell office:value-type="string">
            <text:p>Patient_Age &lt; 18</text:p>
          </table:table-cell>
          <table:table-cell table:style-name="ce103" office:value-type="string">
            <text:p>OneOption</text:p>
          </table:table-cell>
          <table:table-cell table:style-name="ce103" office:value-type="string">
            <text:p>Y_N</text:p>
          </table:table-cell>
          <table:table-cell table:number-columns-repeated="5"/>
          <table:table-cell table:formula="of:=VLOOKUP([.D50];[$'Concept heirarchy position'.A$1:.I$629];3;0)" office:value-type="float" office:value="34">
            <text:p>34</text:p>
          </table:table-cell>
          <table:table-cell table:style-name="ce115" office:value-type="string">
            <text:p>Y</text:p>
          </table:table-cell>
          <table:table-cell table:style-name="ce119" table:number-columns-repeated="2"/>
          <table:table-cell table:number-columns-repeated="2"/>
          <table:table-cell table:number-columns-repeated="2" table:style-name="ce115" office:value-type="string">
            <text:p>Y</text:p>
          </table:table-cell>
          <table:table-cell table:style-name="ce125"/>
          <table:table-cell table:number-columns-repeated="1002"/>
        </table:table-row>
        <table:table-row table:style-name="ro4">
          <table:table-cell table:style-name="ce99" table:formula="of:=[.A50]+1" office:value-type="float" office:value="50">
            <text:p>50</text:p>
          </table:table-cell>
          <table:table-cell table:formula="of:=VLOOKUP([.D51];[$'Concept heirarchy position'.A$1:.I$629];2;0)" office:value-type="string" office:string-value="Home Phone">
            <text:p>Home Phone</text:p>
          </table:table-cell>
          <table:table-cell office:value-type="float" office:value="20">
            <text:p>20</text:p>
          </table:table-cell>
          <table:table-cell office:value-type="string">
            <text:p>Parent_Home_Phone</text:p>
          </table:table-cell>
          <table:table-cell table:style-name="ce107" office:value-type="string">
            <text:p>Parent home telephone</text:p>
          </table:table-cell>
          <table:table-cell office:value-type="string">
            <text:p>Parent_Contact_equals_Patient_Contact=No and Patient_Age &lt; 18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51];[$'Concept heirarchy position'.A$1:.I$629];3;0)" office:value-type="float" office:value="35">
            <text:p>35</text:p>
          </table:table-cell>
          <table:table-cell table:style-name="ce115" office:value-type="string">
            <text:p>Y</text:p>
          </table:table-cell>
          <table:table-cell table:style-name="ce119" table:number-columns-repeated="2"/>
          <table:table-cell table:number-columns-repeated="2"/>
          <table:table-cell table:number-columns-repeated="2" table:style-name="ce115" office:value-type="string">
            <text:p>Y</text:p>
          </table:table-cell>
          <table:table-cell table:style-name="ce125"/>
          <table:table-cell table:number-columns-repeated="1002"/>
        </table:table-row>
        <table:table-row table:style-name="ro4">
          <table:table-cell table:style-name="ce99" table:formula="of:=[.A51]+1" office:value-type="float" office:value="51">
            <text:p>51</text:p>
          </table:table-cell>
          <table:table-cell table:formula="of:=VLOOKUP([.D52];[$'Concept heirarchy position'.A$1:.I$629];2;0)" office:value-type="string" office:string-value="Mobile Phone">
            <text:p>Mobile Phone</text:p>
          </table:table-cell>
          <table:table-cell office:value-type="float" office:value="21">
            <text:p>21</text:p>
          </table:table-cell>
          <table:table-cell office:value-type="string">
            <text:p>Parent_Mobile_Phone</text:p>
          </table:table-cell>
          <table:table-cell table:style-name="ce107" office:value-type="string">
            <text:p>Parent mobile telephone</text:p>
          </table:table-cell>
          <table:table-cell office:value-type="string">
            <text:p>Parent_Contact_equals_Patient_Contact=No and Patient_Age &lt; 18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52];[$'Concept heirarchy position'.A$1:.I$629];3;0)" office:value-type="float" office:value="36">
            <text:p>36</text:p>
          </table:table-cell>
          <table:table-cell table:style-name="ce115" office:value-type="string">
            <text:p>Y</text:p>
          </table:table-cell>
          <table:table-cell table:style-name="ce119" table:number-columns-repeated="2"/>
          <table:table-cell table:number-columns-repeated="2"/>
          <table:table-cell table:style-name="ce115" office:value-type="string">
            <text:p>Y</text:p>
          </table:table-cell>
          <table:table-cell table:style-name="ce115"/>
          <table:table-cell table:style-name="ce125"/>
          <table:table-cell table:number-columns-repeated="1002"/>
        </table:table-row>
        <table:table-row table:style-name="ro4">
          <table:table-cell table:style-name="ce99" table:formula="of:=[.A52]+1" office:value-type="float" office:value="52">
            <text:p>52</text:p>
          </table:table-cell>
          <table:table-cell table:formula="of:=VLOOKUP([.D53];[$'Concept heirarchy position'.A$1:.I$629];2;0)" office:value-type="string" office:string-value="Work Phone">
            <text:p>Work Phone</text:p>
          </table:table-cell>
          <table:table-cell office:value-type="float" office:value="22">
            <text:p>22</text:p>
          </table:table-cell>
          <table:table-cell office:value-type="string">
            <text:p>Parent_Work_Phone</text:p>
          </table:table-cell>
          <table:table-cell table:style-name="ce107" office:value-type="string">
            <text:p>Parent work telephone</text:p>
          </table:table-cell>
          <table:table-cell office:value-type="string">
            <text:p>Parent_Contact_equals_Patient_Contact=No and Patient_Age &lt; 18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53];[$'Concept heirarchy position'.A$1:.I$629];3;0)" office:value-type="float" office:value="37">
            <text:p>37</text:p>
          </table:table-cell>
          <table:table-cell table:style-name="ce115" office:value-type="string">
            <text:p>Y</text:p>
          </table:table-cell>
          <table:table-cell table:style-name="ce119" table:number-columns-repeated="2"/>
          <table:table-cell table:number-columns-repeated="2"/>
          <table:table-cell table:style-name="ce115" office:value-type="string">
            <text:p>Y</text:p>
          </table:table-cell>
          <table:table-cell table:style-name="ce115"/>
          <table:table-cell table:style-name="ce125"/>
          <table:table-cell table:number-columns-repeated="1002"/>
        </table:table-row>
        <table:table-row table:style-name="ro4">
          <table:table-cell table:style-name="ce99" table:formula="of:=[.A53]+1" office:value-type="float" office:value="53">
            <text:p>53</text:p>
          </table:table-cell>
          <table:table-cell table:formula="of:=VLOOKUP([.D54];[$'Concept heirarchy position'.A$1:.I$629];2;0)" office:value-type="string" office:string-value="Email">
            <text:p>Email</text:p>
          </table:table-cell>
          <table:table-cell office:value-type="float" office:value="23">
            <text:p>23</text:p>
          </table:table-cell>
          <table:table-cell office:value-type="string">
            <text:p>Parent_Email</text:p>
          </table:table-cell>
          <table:table-cell table:style-name="ce107" office:value-type="string">
            <text:p>Parent E-mail address</text:p>
          </table:table-cell>
          <table:table-cell office:value-type="string">
            <text:p>Parent_Contact_equals_Patient_Contact=No and Patient_Age &lt; 18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formula="of:=VLOOKUP([.D54];[$'Concept heirarchy position'.A$1:.I$629];3;0)" office:value-type="float" office:value="38">
            <text:p>38</text:p>
          </table:table-cell>
          <table:table-cell table:style-name="ce115" office:value-type="string">
            <text:p>Y</text:p>
          </table:table-cell>
          <table:table-cell table:style-name="ce119" table:number-columns-repeated="2"/>
          <table:table-cell table:number-columns-repeated="2"/>
          <table:table-cell table:style-name="ce115" office:value-type="string">
            <text:p>Y</text:p>
          </table:table-cell>
          <table:table-cell table:style-name="ce115"/>
          <table:table-cell table:style-name="ce125"/>
          <table:table-cell table:number-columns-repeated="1002"/>
        </table:table-row>
        <table:table-row table:style-name="ro4">
          <table:table-cell table:style-name="ce99" table:formula="of:=[.A54]+1" office:value-type="float" office:value="54">
            <text:p>54</text:p>
          </table:table-cell>
          <table:table-cell table:formula="of:=VLOOKUP([.D55];[$'Concept heirarchy position'.A$1:.I$629];2;0)" office:value-type="string" office:string-value="Parent name">
            <text:p>Parent name</text:p>
          </table:table-cell>
          <table:table-cell office:value-type="float" office:value="481">
            <text:p>481</text:p>
          </table:table-cell>
          <table:table-cell office:value-type="string">
            <text:p>Parent_Name</text:p>
          </table:table-cell>
          <table:table-cell table:style-name="ce107" office:value-type="string">
            <text:p>Parent name</text:p>
          </table:table-cell>
          <table:table-cell office:value-type="string">
            <text:p>Patient_Age &lt; 18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55];[$'Concept heirarchy position'.A$1:.I$629];3;0)" office:value-type="float" office:value="33">
            <text:p>33</text:p>
          </table:table-cell>
          <table:table-cell table:style-name="ce115"/>
          <table:table-cell table:style-name="ce119"/>
          <table:table-cell table:style-name="ce119" office:value-type="string">
            <text:p>Y</text:p>
          </table:table-cell>
          <table:table-cell table:number-columns-repeated="2"/>
          <table:table-cell table:style-name="ce115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55]+1" office:value-type="float" office:value="55">
            <text:p>55</text:p>
          </table:table-cell>
          <table:table-cell table:formula="of:=VLOOKUP([.D56];[$'Concept heirarchy position'.A$1:.I$629];2;0)" office:value-type="string" office:string-value="Parent contact same">
            <text:p>Parent contact same</text:p>
          </table:table-cell>
          <table:table-cell office:value-type="float" office:value="482">
            <text:p>482</text:p>
          </table:table-cell>
          <table:table-cell office:value-type="string">
            <text:p>Parent_Contact_equals_Patient_Contact</text:p>
          </table:table-cell>
          <table:table-cell table:style-name="ce107" office:value-type="string">
            <text:p>Are the contact details for the parent the same as the patient's contact details?</text:p>
          </table:table-cell>
          <table:table-cell office:value-type="string">
            <text:p>Patient_Age &lt; 18</text:p>
          </table:table-cell>
          <table:table-cell table:style-name="ce103" office:value-type="string">
            <text:p>OneOption</text:p>
          </table:table-cell>
          <table:table-cell table:style-name="ce103" office:value-type="string">
            <text:p>Y_N</text:p>
          </table:table-cell>
          <table:table-cell table:number-columns-repeated="5"/>
          <table:table-cell table:formula="of:=VLOOKUP([.D56];[$'Concept heirarchy position'.A$1:.I$629];3;0)" office:value-type="float" office:value="34">
            <text:p>34</text:p>
          </table:table-cell>
          <table:table-cell table:style-name="ce115"/>
          <table:table-cell table:style-name="ce119"/>
          <table:table-cell table:style-name="ce119" office:value-type="string">
            <text:p>Y</text:p>
          </table:table-cell>
          <table:table-cell table:number-columns-repeated="2"/>
          <table:table-cell table:style-name="ce115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56]+1" office:value-type="float" office:value="56">
            <text:p>56</text:p>
          </table:table-cell>
          <table:table-cell table:formula="of:=VLOOKUP([.D57];[$'Concept heirarchy position'.A$1:.I$629];2;0)" office:value-type="string" office:string-value="Home Phone">
            <text:p>Home Phone</text:p>
          </table:table-cell>
          <table:table-cell office:value-type="float" office:value="483">
            <text:p>483</text:p>
          </table:table-cell>
          <table:table-cell office:value-type="string">
            <text:p>Parent_Home_Phone</text:p>
          </table:table-cell>
          <table:table-cell table:style-name="ce107" office:value-type="string">
            <text:p>Parent home telephone</text:p>
          </table:table-cell>
          <table:table-cell office:value-type="string">
            <text:p>Parent_Contact_equals_Patient_Contact=No and Patient_Age &lt; 18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57];[$'Concept heirarchy position'.A$1:.I$629];3;0)" office:value-type="float" office:value="35">
            <text:p>35</text:p>
          </table:table-cell>
          <table:table-cell table:style-name="ce115"/>
          <table:table-cell table:style-name="ce119"/>
          <table:table-cell table:style-name="ce119" office:value-type="string">
            <text:p>Y</text:p>
          </table:table-cell>
          <table:table-cell table:number-columns-repeated="2"/>
          <table:table-cell table:style-name="ce115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57]+1" office:value-type="float" office:value="57">
            <text:p>57</text:p>
          </table:table-cell>
          <table:table-cell table:formula="of:=VLOOKUP([.D58];[$'Concept heirarchy position'.A$1:.I$629];2;0)" office:value-type="string" office:string-value="Mobile Phone">
            <text:p>Mobile Phone</text:p>
          </table:table-cell>
          <table:table-cell office:value-type="float" office:value="484">
            <text:p>484</text:p>
          </table:table-cell>
          <table:table-cell office:value-type="string">
            <text:p>Parent_Mobile_Phone</text:p>
          </table:table-cell>
          <table:table-cell table:style-name="ce107" office:value-type="string">
            <text:p>Parent mobile telephone</text:p>
          </table:table-cell>
          <table:table-cell office:value-type="string">
            <text:p>Parent_Contact_equals_Patient_Contact=No and Patient_Age &lt; 18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58];[$'Concept heirarchy position'.A$1:.I$629];3;0)" office:value-type="float" office:value="36">
            <text:p>36</text:p>
          </table:table-cell>
          <table:table-cell table:style-name="ce115"/>
          <table:table-cell table:style-name="ce119"/>
          <table:table-cell table:style-name="ce119" office:value-type="string">
            <text:p>Y</text:p>
          </table:table-cell>
          <table:table-cell table:number-columns-repeated="2"/>
          <table:table-cell table:style-name="ce115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58]+1" office:value-type="float" office:value="58">
            <text:p>58</text:p>
          </table:table-cell>
          <table:table-cell table:formula="of:=VLOOKUP([.D59];[$'Concept heirarchy position'.A$1:.I$629];2;0)" office:value-type="string" office:string-value="Work Phone">
            <text:p>Work Phone</text:p>
          </table:table-cell>
          <table:table-cell office:value-type="float" office:value="485">
            <text:p>485</text:p>
          </table:table-cell>
          <table:table-cell office:value-type="string">
            <text:p>Parent_Work_Phone</text:p>
          </table:table-cell>
          <table:table-cell table:style-name="ce107" office:value-type="string">
            <text:p>Parent work telephone</text:p>
          </table:table-cell>
          <table:table-cell office:value-type="string">
            <text:p>Parent_Contact_equals_Patient_Contact=No and Patient_Age &lt; 18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59];[$'Concept heirarchy position'.A$1:.I$629];3;0)" office:value-type="float" office:value="37">
            <text:p>37</text:p>
          </table:table-cell>
          <table:table-cell table:style-name="ce115"/>
          <table:table-cell table:style-name="ce119"/>
          <table:table-cell table:style-name="ce119" office:value-type="string">
            <text:p>Y</text:p>
          </table:table-cell>
          <table:table-cell table:number-columns-repeated="2"/>
          <table:table-cell table:style-name="ce115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59]+1" office:value-type="float" office:value="59">
            <text:p>59</text:p>
          </table:table-cell>
          <table:table-cell table:formula="of:=VLOOKUP([.D60];[$'Concept heirarchy position'.A$1:.I$629];2;0)" office:value-type="string" office:string-value="Email">
            <text:p>Email</text:p>
          </table:table-cell>
          <table:table-cell office:value-type="float" office:value="486">
            <text:p>486</text:p>
          </table:table-cell>
          <table:table-cell office:value-type="string">
            <text:p>Parent_Email</text:p>
          </table:table-cell>
          <table:table-cell table:style-name="ce107" office:value-type="string">
            <text:p>Parent E-mail address</text:p>
          </table:table-cell>
          <table:table-cell office:value-type="string">
            <text:p>Parent_Contact_equals_Patient_Contact=No and Patient_Age &lt; 18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formula="of:=VLOOKUP([.D60];[$'Concept heirarchy position'.A$1:.I$629];3;0)" office:value-type="float" office:value="38">
            <text:p>38</text:p>
          </table:table-cell>
          <table:table-cell table:style-name="ce115"/>
          <table:table-cell table:style-name="ce119"/>
          <table:table-cell table:style-name="ce119" office:value-type="string">
            <text:p>Y</text:p>
          </table:table-cell>
          <table:table-cell table:number-columns-repeated="2"/>
          <table:table-cell table:style-name="ce115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60]+1" office:value-type="float" office:value="60">
            <text:p>60</text:p>
          </table:table-cell>
          <table:table-cell table:formula="of:=VLOOKUP([.D61];[$'Concept heirarchy position'.A$1:.I$629];2;0)" office:value-type="string" office:string-value="Parent Address">
            <text:p>Parent Address</text:p>
          </table:table-cell>
          <table:table-cell office:value-type="float" office:value="24">
            <text:p>24</text:p>
          </table:table-cell>
          <table:table-cell table:style-name="ce103" office:value-type="string">
            <text:p>Parent_Address</text:p>
          </table:table-cell>
          <table:table-cell table:style-name="ce107" office:value-type="string">
            <text:p>Parent address</text:p>
          </table:table-cell>
          <table:table-cell office:value-type="string">
            <text:p>Parent_Contact_equals_Patient_Contact=No and Patient_Age &lt; 18</text:p>
          </table:table-cell>
          <table:table-cell table:style-name="ce103" office:value-type="string">
            <text:p>Text_box</text:p>
          </table:table-cell>
          <table:table-cell/>
          <table:table-cell office:value-type="float" office:value="1000">
            <text:p>1000</text:p>
          </table:table-cell>
          <table:table-cell table:number-columns-repeated="4"/>
          <table:table-cell table:formula="of:=VLOOKUP([.D61];[$'Concept heirarchy position'.A$1:.I$629];3;0)" office:value-type="float" office:value="39">
            <text:p>39</text:p>
          </table:table-cell>
          <table:table-cell table:style-name="ce119" table:number-columns-repeated="3"/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61]+1" office:value-type="float" office:value="61">
            <text:p>61</text:p>
          </table:table-cell>
          <table:table-cell table:formula="of:=VLOOKUP([.D62];[$'Concept heirarchy position'.A$1:.I$629];2;0)" office:value-type="string" office:string-value="Preferred Contact">
            <text:p>Preferred Contact</text:p>
          </table:table-cell>
          <table:table-cell office:value-type="float" office:value="25">
            <text:p>25</text:p>
          </table:table-cell>
          <table:table-cell office:value-type="string">
            <text:p>Parent_Preferred_Contact</text:p>
          </table:table-cell>
          <table:table-cell table:style-name="ce108" office:value-type="string">
            <text:p>Parent's preferred contact method</text:p>
          </table:table-cell>
          <table:table-cell office:value-type="string">
            <text:p>Parent_Contact_equals_Patient_Contact=No and Patient_Age &lt; 18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Preferred_contact</text:p>
          </table:table-cell>
          <table:table-cell table:number-columns-repeated="5"/>
          <table:table-cell table:formula="of:=VLOOKUP([.D62];[$'Concept heirarchy position'.A$1:.I$629];3;0)" office:value-type="float" office:value="40">
            <text:p>40</text:p>
          </table:table-cell>
          <table:table-cell table:style-name="ce115"/>
          <table:table-cell table:style-name="ce50"/>
          <table:table-cell table:style-name="ce50" office:value-type="string">
            <text:p>Y</text:p>
          </table:table-cell>
          <table:table-cell table:number-columns-repeated="2"/>
          <table:table-cell table:style-name="ce115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62]+1" office:value-type="float" office:value="62">
            <text:p>62</text:p>
          </table:table-cell>
          <table:table-cell table:formula="of:=VLOOKUP([.D63];[$'Concept heirarchy position'.A$1:.I$629];2;0)" office:value-type="string" office:string-value="Preferred Contact">
            <text:p>Preferred Contact</text:p>
          </table:table-cell>
          <table:table-cell office:value-type="float" office:value="487">
            <text:p>487</text:p>
          </table:table-cell>
          <table:table-cell office:value-type="string">
            <text:p>Parent_Preferred_Contact</text:p>
          </table:table-cell>
          <table:table-cell table:style-name="ce108" office:value-type="string">
            <text:p>Parent's preferred contact method</text:p>
          </table:table-cell>
          <table:table-cell office:value-type="string">
            <text:p>Parent_Contact_equals_Patient_Contact=No and Patient_Age &lt; 18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Preferred_contact</text:p>
          </table:table-cell>
          <table:table-cell table:number-columns-repeated="5"/>
          <table:table-cell table:formula="of:=VLOOKUP([.D63];[$'Concept heirarchy position'.A$1:.I$629];3;0)" office:value-type="float" office:value="40">
            <text:p>40</text:p>
          </table:table-cell>
          <table:table-cell table:style-name="ce115" office:value-type="string">
            <text:p>Y</text:p>
          </table:table-cell>
          <table:table-cell table:style-name="ce50" table:number-columns-repeated="2"/>
          <table:table-cell table:number-columns-repeated="2"/>
          <table:table-cell table:number-columns-repeated="2" table:style-name="ce115" office:value-type="string">
            <text:p>Y</text:p>
          </table:table-cell>
          <table:table-cell table:style-name="ce125"/>
          <table:table-cell table:number-columns-repeated="1002"/>
        </table:table-row>
        <table:table-row table:style-name="ro4">
          <table:table-cell table:style-name="ce99" table:formula="of:=[.A63]+1" office:value-type="float" office:value="63">
            <text:p>63</text:p>
          </table:table-cell>
          <table:table-cell table:formula="of:=VLOOKUP([.D64];[$'Concept heirarchy position'.A$1:.I$629];2;0)" office:value-type="string" office:string-value="Guardian">
            <text:p>Guardian</text:p>
          </table:table-cell>
          <table:table-cell office:value-type="float" office:value="348">
            <text:p>348</text:p>
          </table:table-cell>
          <table:table-cell table:style-name="ce15" office:value-type="string">
            <text:p>Guardian</text:p>
          </table:table-cell>
          <table:table-cell table:style-name="ce107" office:value-type="string">
            <text:p>Do you have a guardian?</text:p>
          </table:table-cell>
          <table:table-cell office:value-type="string">
            <text:p>Patient_Age &lt; 18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64];[$'Concept heirarchy position'.A$1:.I$629];3;0)" office:value-type="float" office:value="41">
            <text:p>41</text:p>
          </table:table-cell>
          <table:table-cell table:style-name="ce119" table:number-columns-repeated="3"/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64]+1" office:value-type="float" office:value="64">
            <text:p>64</text:p>
          </table:table-cell>
          <table:table-cell table:formula="of:=VLOOKUP([.D65];[$'Concept heirarchy position'.A$1:.I$629];2;0)" office:value-type="string" office:string-value="Guardian">
            <text:p>Guardian</text:p>
          </table:table-cell>
          <table:table-cell office:value-type="float" office:value="392">
            <text:p>392</text:p>
          </table:table-cell>
          <table:table-cell table:style-name="ce15" office:value-type="string">
            <text:p>Guardian</text:p>
          </table:table-cell>
          <table:table-cell table:style-name="ce107" office:value-type="string">
            <text:p>Guardian?</text:p>
          </table:table-cell>
          <table:table-cell office:value-type="string">
            <text:p>Patient_Age &lt; 18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65];[$'Concept heirarchy position'.A$1:.I$629];3;0)" office:value-type="float" office:value="41">
            <text:p>41</text:p>
          </table:table-cell>
          <table:table-cell table:style-name="ce119" table:number-columns-repeated="2"/>
          <table:table-cell table:style-name="ce119" office:value-type="string">
            <text:p>Y</text:p>
          </table:table-cell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65]+1" office:value-type="float" office:value="65">
            <text:p>65</text:p>
          </table:table-cell>
          <table:table-cell table:formula="of:=VLOOKUP([.D66];[$'Concept heirarchy position'.A$1:.I$629];2;0)" office:value-type="string" office:string-value="Guardian name">
            <text:p>Guardian name</text:p>
          </table:table-cell>
          <table:table-cell office:value-type="float" office:value="349">
            <text:p>349</text:p>
          </table:table-cell>
          <table:table-cell table:style-name="ce15" office:value-type="string">
            <text:p>Guardian_Name</text:p>
          </table:table-cell>
          <table:table-cell table:style-name="ce107" office:value-type="string">
            <text:p>Guardian name</text:p>
          </table:table-cell>
          <table:table-cell office:value-type="string">
            <text:p>Guardian=Yes and Patient_Age &lt; 18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66];[$'Concept heirarchy position'.A$1:.I$629];3;0)" office:value-type="float" office:value="42">
            <text:p>42</text:p>
          </table:table-cell>
          <table:table-cell table:style-name="ce119" table:number-columns-repeated="2"/>
          <table:table-cell table:style-name="ce119" office:value-type="string">
            <text:p>Y</text:p>
          </table:table-cell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66]+1" office:value-type="float" office:value="66">
            <text:p>66</text:p>
          </table:table-cell>
          <table:table-cell table:formula="of:=VLOOKUP([.D67];[$'Concept heirarchy position'.A$1:.I$629];2;0)" office:value-type="string" office:string-value="Guardian contact same">
            <text:p>Guardian contact same</text:p>
          </table:table-cell>
          <table:table-cell office:value-type="float" office:value="350">
            <text:p>350</text:p>
          </table:table-cell>
          <table:table-cell table:style-name="ce15" office:value-type="string">
            <text:p>Guardian_Contact_equals_Patient_Contact</text:p>
          </table:table-cell>
          <table:table-cell table:style-name="ce107" office:value-type="string">
            <text:p>Are the contact details for the guardian the same as the patient's contact details?</text:p>
          </table:table-cell>
          <table:table-cell office:value-type="string">
            <text:p>Guardian=Yes and Patient_Age &lt; 18</text:p>
          </table:table-cell>
          <table:table-cell table:style-name="ce103" office:value-type="string">
            <text:p>OneOption</text:p>
          </table:table-cell>
          <table:table-cell table:style-name="ce103" office:value-type="string">
            <text:p>Y_N</text:p>
          </table:table-cell>
          <table:table-cell table:number-columns-repeated="5"/>
          <table:table-cell table:formula="of:=VLOOKUP([.D67];[$'Concept heirarchy position'.A$1:.I$629];3;0)" office:value-type="float" office:value="43">
            <text:p>43</text:p>
          </table:table-cell>
          <table:table-cell table:style-name="ce119" table:number-columns-repeated="2"/>
          <table:table-cell table:style-name="ce119" office:value-type="string">
            <text:p>Y</text:p>
          </table:table-cell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67]+1" office:value-type="float" office:value="67">
            <text:p>67</text:p>
          </table:table-cell>
          <table:table-cell table:formula="of:=VLOOKUP([.D68];[$'Concept heirarchy position'.A$1:.I$629];2;0)" office:value-type="string" office:string-value="Guardian Home Phone">
            <text:p>Guardian Home Phone</text:p>
          </table:table-cell>
          <table:table-cell office:value-type="float" office:value="351">
            <text:p>351</text:p>
          </table:table-cell>
          <table:table-cell table:style-name="ce15" office:value-type="string">
            <text:p>Guardian_Home_Phone</text:p>
          </table:table-cell>
          <table:table-cell table:style-name="ce107" office:value-type="string">
            <text:p>Guardian home telephone</text:p>
          </table:table-cell>
          <table:table-cell office:value-type="string">
            <text:p>Guardian_Contact_equals_Patient_Contact=No and Guardian=Yes and Patient_Age &lt; 18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68];[$'Concept heirarchy position'.A$1:.I$629];3;0)" office:value-type="float" office:value="44">
            <text:p>44</text:p>
          </table:table-cell>
          <table:table-cell table:style-name="ce119" table:number-columns-repeated="2"/>
          <table:table-cell table:style-name="ce119" office:value-type="string">
            <text:p>Y</text:p>
          </table:table-cell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68]+1" office:value-type="float" office:value="68">
            <text:p>68</text:p>
          </table:table-cell>
          <table:table-cell table:formula="of:=VLOOKUP([.D69];[$'Concept heirarchy position'.A$1:.I$629];2;0)" office:value-type="string" office:string-value="Guardian Mobile Phone">
            <text:p>Guardian Mobile Phone</text:p>
          </table:table-cell>
          <table:table-cell office:value-type="float" office:value="352">
            <text:p>352</text:p>
          </table:table-cell>
          <table:table-cell table:style-name="ce15" office:value-type="string">
            <text:p>Guardian_Mobile_Phone</text:p>
          </table:table-cell>
          <table:table-cell table:style-name="ce107" office:value-type="string">
            <text:p>Guardian mobile telephone</text:p>
          </table:table-cell>
          <table:table-cell office:value-type="string">
            <text:p>Guardian_Contact_equals_Patient_Contact=No and Guardian=Yes and Patient_Age &lt; 18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69];[$'Concept heirarchy position'.A$1:.I$629];3;0)" office:value-type="float" office:value="45">
            <text:p>45</text:p>
          </table:table-cell>
          <table:table-cell table:style-name="ce119" table:number-columns-repeated="2"/>
          <table:table-cell table:style-name="ce119" office:value-type="string">
            <text:p>Y</text:p>
          </table:table-cell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69]+1" office:value-type="float" office:value="69">
            <text:p>69</text:p>
          </table:table-cell>
          <table:table-cell table:formula="of:=VLOOKUP([.D70];[$'Concept heirarchy position'.A$1:.I$629];2;0)" office:value-type="string" office:string-value="Guardian Work Phone">
            <text:p>Guardian Work Phone</text:p>
          </table:table-cell>
          <table:table-cell office:value-type="float" office:value="353">
            <text:p>353</text:p>
          </table:table-cell>
          <table:table-cell table:style-name="ce15" office:value-type="string">
            <text:p>Guardian_Work_Phone</text:p>
          </table:table-cell>
          <table:table-cell table:style-name="ce107" office:value-type="string">
            <text:p>Guardian work telephone</text:p>
          </table:table-cell>
          <table:table-cell office:value-type="string">
            <text:p>Guardian_Contact_equals_Patient_Contact=No and Guardian=Yes and Patient_Age &lt; 18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70];[$'Concept heirarchy position'.A$1:.I$629];3;0)" office:value-type="float" office:value="46">
            <text:p>46</text:p>
          </table:table-cell>
          <table:table-cell table:style-name="ce119" table:number-columns-repeated="2"/>
          <table:table-cell table:style-name="ce119" office:value-type="string">
            <text:p>Y</text:p>
          </table:table-cell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70]+1" office:value-type="float" office:value="70">
            <text:p>70</text:p>
          </table:table-cell>
          <table:table-cell table:formula="of:=VLOOKUP([.D71];[$'Concept heirarchy position'.A$1:.I$629];2;0)" office:value-type="string" office:string-value="Guardian Email">
            <text:p>Guardian Email</text:p>
          </table:table-cell>
          <table:table-cell office:value-type="float" office:value="354">
            <text:p>354</text:p>
          </table:table-cell>
          <table:table-cell table:style-name="ce15" office:value-type="string">
            <text:p>Guardian_Email</text:p>
          </table:table-cell>
          <table:table-cell table:style-name="ce107" office:value-type="string">
            <text:p>Guardian E-mail address</text:p>
          </table:table-cell>
          <table:table-cell office:value-type="string">
            <text:p>Guardian_Contact_equals_Patient_Contact=No and Guardian=Yes and Patient_Age &lt; 18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formula="of:=VLOOKUP([.D71];[$'Concept heirarchy position'.A$1:.I$629];3;0)" office:value-type="float" office:value="47">
            <text:p>47</text:p>
          </table:table-cell>
          <table:table-cell table:style-name="ce119" table:number-columns-repeated="2"/>
          <table:table-cell table:style-name="ce119" office:value-type="string">
            <text:p>Y</text:p>
          </table:table-cell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71]+1" office:value-type="float" office:value="71">
            <text:p>71</text:p>
          </table:table-cell>
          <table:table-cell table:formula="of:=VLOOKUP([.D72];[$'Concept heirarchy position'.A$1:.I$629];2;0)" office:value-type="string" office:string-value="Guardian Address">
            <text:p>Guardian Address</text:p>
          </table:table-cell>
          <table:table-cell office:value-type="float" office:value="355">
            <text:p>355</text:p>
          </table:table-cell>
          <table:table-cell table:style-name="ce15" office:value-type="string">
            <text:p>Guardian_Address</text:p>
          </table:table-cell>
          <table:table-cell table:style-name="ce107" office:value-type="string">
            <text:p>Guardian address</text:p>
          </table:table-cell>
          <table:table-cell office:value-type="string">
            <text:p>Guardian_Contact_equals_Patient_Contact=No and Guardian=Yes and Patient_Age &lt; 18</text:p>
          </table:table-cell>
          <table:table-cell table:style-name="ce103" office:value-type="string">
            <text:p>Text_box</text:p>
          </table:table-cell>
          <table:table-cell/>
          <table:table-cell office:value-type="float" office:value="1000">
            <text:p>1000</text:p>
          </table:table-cell>
          <table:table-cell table:number-columns-repeated="4"/>
          <table:table-cell table:formula="of:=VLOOKUP([.D72];[$'Concept heirarchy position'.A$1:.I$629];3;0)" office:value-type="float" office:value="48">
            <text:p>48</text:p>
          </table:table-cell>
          <table:table-cell table:style-name="ce119" table:number-columns-repeated="3"/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72]+1" office:value-type="float" office:value="72">
            <text:p>72</text:p>
          </table:table-cell>
          <table:table-cell table:formula="of:=VLOOKUP([.D73];[$'Concept heirarchy position'.A$1:.I$629];2;0)" office:value-type="string" office:string-value="Guardian Preferred Contact">
            <text:p>Guardian Preferred Contact</text:p>
          </table:table-cell>
          <table:table-cell office:value-type="float" office:value="356">
            <text:p>356</text:p>
          </table:table-cell>
          <table:table-cell table:style-name="ce15" office:value-type="string">
            <text:p>Guardian_Preferred_Contact</text:p>
          </table:table-cell>
          <table:table-cell table:style-name="ce108" office:value-type="string">
            <text:p>Guardian's preferred contact method</text:p>
          </table:table-cell>
          <table:table-cell office:value-type="string">
            <text:p>Guardian_Contact_equals_Patient_Contact=No and Guardian=Yes and Patient_Age &lt; 18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Preferred_contact</text:p>
          </table:table-cell>
          <table:table-cell table:number-columns-repeated="5"/>
          <table:table-cell table:formula="of:=VLOOKUP([.D73];[$'Concept heirarchy position'.A$1:.I$629];3;0)" office:value-type="float" office:value="49">
            <text:p>49</text:p>
          </table:table-cell>
          <table:table-cell table:style-name="ce119" table:number-columns-repeated="2"/>
          <table:table-cell table:style-name="ce119" office:value-type="string">
            <text:p>Y</text:p>
          </table:table-cell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73]+1" office:value-type="float" office:value="73">
            <text:p>73</text:p>
          </table:table-cell>
          <table:table-cell table:formula="of:=VLOOKUP([.D74];[$'Concept heirarchy position'.A$1:.I$629];2;0)" office:value-type="string" office:string-value="Carer">
            <text:p>Carer</text:p>
          </table:table-cell>
          <table:table-cell office:value-type="float" office:value="26">
            <text:p>26</text:p>
          </table:table-cell>
          <table:table-cell table:style-name="ce103" office:value-type="string">
            <text:p>Carer</text:p>
          </table:table-cell>
          <table:table-cell table:style-name="ce107" office:value-type="string">
            <text:p>Carer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74];[$'Concept heirarchy position'.A$1:.I$629];3;0)" office:value-type="float" office:value="50">
            <text:p>50</text:p>
          </table:table-cell>
          <table:table-cell table:style-name="ce119" table:number-columns-repeated="2"/>
          <table:table-cell table:style-name="ce119" office:value-type="string">
            <text:p>Y</text:p>
          </table:table-cell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74]+1" office:value-type="float" office:value="74">
            <text:p>74</text:p>
          </table:table-cell>
          <table:table-cell table:formula="of:=VLOOKUP([.D75];[$'Concept heirarchy position'.A$1:.I$629];2;0)" office:value-type="string" office:string-value="Carer">
            <text:p>Carer</text:p>
          </table:table-cell>
          <table:table-cell office:value-type="float" office:value="393">
            <text:p>393</text:p>
          </table:table-cell>
          <table:table-cell table:style-name="ce103" office:value-type="string">
            <text:p>Carer</text:p>
          </table:table-cell>
          <table:table-cell table:style-name="ce107" office:value-type="string">
            <text:p>Carer assisting with activities of daily living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75];[$'Concept heirarchy position'.A$1:.I$629];3;0)" office:value-type="float" office:value="50">
            <text:p>50</text:p>
          </table:table-cell>
          <table:table-cell table:style-name="ce119" table:number-columns-repeated="3"/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75]+1" office:value-type="float" office:value="75">
            <text:p>75</text:p>
          </table:table-cell>
          <table:table-cell table:formula="of:=VLOOKUP([.D76];[$'Concept heirarchy position'.A$1:.I$629];2;0)" office:value-type="string" office:string-value="Carer Name">
            <text:p>Carer Name</text:p>
          </table:table-cell>
          <table:table-cell office:value-type="float" office:value="27">
            <text:p>27</text:p>
          </table:table-cell>
          <table:table-cell office:value-type="string">
            <text:p>Carer_Name</text:p>
          </table:table-cell>
          <table:table-cell table:style-name="ce107" office:value-type="string">
            <text:p>Carer name</text:p>
          </table:table-cell>
          <table:table-cell office:value-type="string">
            <text:p>Carer=Yes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76];[$'Concept heirarchy position'.A$1:.I$629];3;0)" office:value-type="float" office:value="51">
            <text:p>51</text:p>
          </table:table-cell>
          <table:table-cell table:style-name="ce119" table:number-columns-repeated="2"/>
          <table:table-cell table:style-name="ce119" office:value-type="string">
            <text:p>Y</text:p>
          </table:table-cell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76]+1" office:value-type="float" office:value="76">
            <text:p>76</text:p>
          </table:table-cell>
          <table:table-cell table:formula="of:=VLOOKUP([.D77];[$'Concept heirarchy position'.A$1:.I$629];2;0)" office:value-type="string" office:string-value="Home Phone">
            <text:p>Home Phone</text:p>
          </table:table-cell>
          <table:table-cell office:value-type="float" office:value="28">
            <text:p>28</text:p>
          </table:table-cell>
          <table:table-cell office:value-type="string">
            <text:p>Carer_Home_Phone</text:p>
          </table:table-cell>
          <table:table-cell table:style-name="ce107" office:value-type="string">
            <text:p>Carer home telephone</text:p>
          </table:table-cell>
          <table:table-cell office:value-type="string">
            <text:p>Carer=Yes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77];[$'Concept heirarchy position'.A$1:.I$629];3;0)" office:value-type="float" office:value="52">
            <text:p>52</text:p>
          </table:table-cell>
          <table:table-cell/>
          <table:table-cell table:style-name="ce119"/>
          <table:table-cell table:style-name="ce119" office:value-type="string">
            <text:p>Y</text:p>
          </table:table-cell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77]+1" office:value-type="float" office:value="77">
            <text:p>77</text:p>
          </table:table-cell>
          <table:table-cell table:formula="of:=VLOOKUP([.D78];[$'Concept heirarchy position'.A$1:.I$629];2;0)" office:value-type="string" office:string-value="Mobile Phone">
            <text:p>Mobile Phone</text:p>
          </table:table-cell>
          <table:table-cell office:value-type="float" office:value="29">
            <text:p>29</text:p>
          </table:table-cell>
          <table:table-cell office:value-type="string">
            <text:p>Carer_Mobile_Phone</text:p>
          </table:table-cell>
          <table:table-cell table:style-name="ce107" office:value-type="string">
            <text:p>Carer mobile telephone</text:p>
          </table:table-cell>
          <table:table-cell office:value-type="string">
            <text:p>Carer=Yes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78];[$'Concept heirarchy position'.A$1:.I$629];3;0)" office:value-type="float" office:value="53">
            <text:p>53</text:p>
          </table:table-cell>
          <table:table-cell/>
          <table:table-cell table:style-name="ce119"/>
          <table:table-cell table:style-name="ce119" office:value-type="string">
            <text:p>Y</text:p>
          </table:table-cell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78]+1" office:value-type="float" office:value="78">
            <text:p>78</text:p>
          </table:table-cell>
          <table:table-cell table:formula="of:=VLOOKUP([.D79];[$'Concept heirarchy position'.A$1:.I$629];2;0)" office:value-type="string" office:string-value="Work Phone">
            <text:p>Work Phone</text:p>
          </table:table-cell>
          <table:table-cell office:value-type="float" office:value="30">
            <text:p>30</text:p>
          </table:table-cell>
          <table:table-cell office:value-type="string">
            <text:p>Carer_Work_Phone</text:p>
          </table:table-cell>
          <table:table-cell table:style-name="ce107" office:value-type="string">
            <text:p>Carer work telephone</text:p>
          </table:table-cell>
          <table:table-cell office:value-type="string">
            <text:p>Carer=Yes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79];[$'Concept heirarchy position'.A$1:.I$629];3;0)" office:value-type="float" office:value="54">
            <text:p>54</text:p>
          </table:table-cell>
          <table:table-cell/>
          <table:table-cell table:style-name="ce119"/>
          <table:table-cell table:style-name="ce119" office:value-type="string">
            <text:p>Y</text:p>
          </table:table-cell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79]+1" office:value-type="float" office:value="79">
            <text:p>79</text:p>
          </table:table-cell>
          <table:table-cell table:formula="of:=VLOOKUP([.D80];[$'Concept heirarchy position'.A$1:.I$629];2;0)" office:value-type="string" office:string-value="Email">
            <text:p>Email</text:p>
          </table:table-cell>
          <table:table-cell office:value-type="float" office:value="31">
            <text:p>31</text:p>
          </table:table-cell>
          <table:table-cell office:value-type="string">
            <text:p>Carer_Email</text:p>
          </table:table-cell>
          <table:table-cell table:style-name="ce107" office:value-type="string">
            <text:p>Carer E-mail address</text:p>
          </table:table-cell>
          <table:table-cell office:value-type="string">
            <text:p>Carer=Yes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formula="of:=VLOOKUP([.D80];[$'Concept heirarchy position'.A$1:.I$629];3;0)" office:value-type="float" office:value="55">
            <text:p>55</text:p>
          </table:table-cell>
          <table:table-cell table:style-name="ce119" table:number-columns-repeated="2"/>
          <table:table-cell table:style-name="ce119" office:value-type="string">
            <text:p>Y</text:p>
          </table:table-cell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80]+1" office:value-type="float" office:value="80">
            <text:p>80</text:p>
          </table:table-cell>
          <table:table-cell table:formula="of:=VLOOKUP([.D81];[$'Concept heirarchy position'.A$1:.I$629];2;0)" office:value-type="string" office:string-value="Carer Address">
            <text:p>Carer Address</text:p>
          </table:table-cell>
          <table:table-cell office:value-type="float" office:value="32">
            <text:p>32</text:p>
          </table:table-cell>
          <table:table-cell table:style-name="ce103" office:value-type="string">
            <text:p>Carer_Address</text:p>
          </table:table-cell>
          <table:table-cell table:style-name="ce107" office:value-type="string">
            <text:p>Carer address</text:p>
          </table:table-cell>
          <table:table-cell office:value-type="string">
            <text:p>Carer=Yes</text:p>
          </table:table-cell>
          <table:table-cell table:style-name="ce103" office:value-type="string">
            <text:p>Text_box</text:p>
          </table:table-cell>
          <table:table-cell/>
          <table:table-cell office:value-type="float" office:value="1000">
            <text:p>1000</text:p>
          </table:table-cell>
          <table:table-cell table:number-columns-repeated="4"/>
          <table:table-cell table:formula="of:=VLOOKUP([.D81];[$'Concept heirarchy position'.A$1:.I$629];3;0)" office:value-type="float" office:value="56">
            <text:p>56</text:p>
          </table:table-cell>
          <table:table-cell table:style-name="ce119" table:number-columns-repeated="3"/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81]+1" office:value-type="float" office:value="81">
            <text:p>81</text:p>
          </table:table-cell>
          <table:table-cell table:formula="of:=VLOOKUP([.D82];[$'Concept heirarchy position'.A$1:.I$629];2;0)" office:value-type="string" office:string-value="Preferred Contact">
            <text:p>Preferred Contact</text:p>
          </table:table-cell>
          <table:table-cell office:value-type="float" office:value="33">
            <text:p>33</text:p>
          </table:table-cell>
          <table:table-cell office:value-type="string">
            <text:p>Carer_Preferred_Contact</text:p>
          </table:table-cell>
          <table:table-cell table:style-name="ce108" office:value-type="string">
            <text:p>Carer's preferred contact method</text:p>
          </table:table-cell>
          <table:table-cell office:value-type="string">
            <text:p>Carer=Yes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Preferred_contact</text:p>
          </table:table-cell>
          <table:table-cell table:number-columns-repeated="5"/>
          <table:table-cell table:formula="of:=VLOOKUP([.D82];[$'Concept heirarchy position'.A$1:.I$629];3;0)" office:value-type="float" office:value="57">
            <text:p>57</text:p>
          </table:table-cell>
          <table:table-cell/>
          <table:table-cell table:style-name="ce50"/>
          <table:table-cell table:style-name="ce50" office:value-type="string">
            <text:p>Y</text:p>
          </table:table-cell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82]+1" office:value-type="float" office:value="82">
            <text:p>82</text:p>
          </table:table-cell>
          <table:table-cell table:formula="of:=VLOOKUP([.D83];[$'Concept heirarchy position'.A$1:.I$629];2;0)" office:value-type="float" office:value="0">
            <text:p>#N/A</text:p>
          </table:table-cell>
          <table:table-cell table:style-name="ce100" office:value-type="float" office:value="501">
            <text:p>501</text:p>
          </table:table-cell>
          <table:table-cell table:style-name="ce15"/>
          <table:table-cell table:style-name="ce111" office:value-type="string">
            <text:p>Contact information</text:p>
          </table:table-cell>
          <table:table-cell table:style-name="ce90"/>
          <table:table-cell table:style-name="ce90" office:value-type="string">
            <text:p>End_section</text:p>
          </table:table-cell>
          <table:table-cell table:style-name="ce90"/>
          <table:table-cell table:style-name="ce15" table:number-columns-repeated="5"/>
          <table:table-cell table:formula="of:=VLOOKUP([.D83];[$'Concept heirarchy position'.A$1:.I$629];3;0)" office:value-type="float" office:value="0">
            <text:p>#N/A</text:p>
          </table:table-cell>
          <table:table-cell table:style-name="ce120"/>
          <table:table-cell table:style-name="ce123"/>
          <table:table-cell table:style-name="ce49" office:value-type="string">
            <text:p>Y</text:p>
          </table:table-cell>
          <table:table-cell table:style-name="ce49"/>
          <table:table-cell table:style-name="ce15"/>
          <table:table-cell table:style-name="ce120" table:number-columns-repeated="2"/>
          <table:table-cell table:style-name="ce15"/>
          <table:table-cell table:number-columns-repeated="1002"/>
        </table:table-row>
        <table:table-row table:style-name="ro4">
          <table:table-cell table:style-name="ce99" table:formula="of:=[.A83]+1" office:value-type="float" office:value="83">
            <text:p>83</text:p>
          </table:table-cell>
          <table:table-cell table:formula="of:=VLOOKUP([.D84];[$'Concept heirarchy position'.A$1:.I$629];2;0)" office:value-type="float" office:value="0">
            <text:p>#N/A</text:p>
          </table:table-cell>
          <table:table-cell office:value-type="float" office:value="424">
            <text:p>424</text:p>
          </table:table-cell>
          <table:table-cell/>
          <table:table-cell table:style-name="ce108" office:value-type="string">
            <text:p>Doctor</text:p>
          </table:table-cell>
          <table:table-cell/>
          <table:table-cell table:style-name="ce10" office:value-type="string">
            <text:p>Start_section</text:p>
          </table:table-cell>
          <table:table-cell table:style-name="ce118"/>
          <table:table-cell table:number-columns-repeated="5"/>
          <table:table-cell table:formula="of:=VLOOKUP([.D84];[$'Concept heirarchy position'.A$1:.I$629];3;0)" office:value-type="float" office:value="0">
            <text:p>#N/A</text:p>
          </table:table-cell>
          <table:table-cell/>
          <table:table-cell table:style-name="ce50" table:number-columns-repeated="2"/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84]+1" office:value-type="float" office:value="84">
            <text:p>84</text:p>
          </table:table-cell>
          <table:table-cell table:formula="of:=VLOOKUP([.D85];[$'Concept heirarchy position'.A$1:.I$629];2;0)" office:value-type="float" office:value="0">
            <text:p>#N/A</text:p>
          </table:table-cell>
          <table:table-cell office:value-type="float" office:value="510">
            <text:p>510</text:p>
          </table:table-cell>
          <table:table-cell/>
          <table:table-cell table:style-name="ce108" office:value-type="string">
            <text:p>Procedure</text:p>
          </table:table-cell>
          <table:table-cell/>
          <table:table-cell table:style-name="ce10" office:value-type="string">
            <text:p>Start_section</text:p>
          </table:table-cell>
          <table:table-cell table:style-name="ce118"/>
          <table:table-cell table:number-columns-repeated="5"/>
          <table:table-cell table:formula="of:=VLOOKUP([.D85];[$'Concept heirarchy position'.A$1:.I$629];3;0)" office:value-type="float" office:value="0">
            <text:p>#N/A</text:p>
          </table:table-cell>
          <table:table-cell/>
          <table:table-cell table:style-name="ce50"/>
          <table:table-cell table:style-name="ce50" office:value-type="string">
            <text:p>Y</text:p>
          </table:table-cell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85]+1" office:value-type="float" office:value="85">
            <text:p>85</text:p>
          </table:table-cell>
          <table:table-cell table:formula="of:=VLOOKUP([.D86];[$'Concept heirarchy position'.A$1:.I$629];2;0)" office:value-type="string" office:string-value="Anesthetist">
            <text:p>Anesthetist</text:p>
          </table:table-cell>
          <table:table-cell table:style-name="ce100" office:value-type="float" office:value="488">
            <text:p>488</text:p>
          </table:table-cell>
          <table:table-cell table:style-name="ce15" office:value-type="string">
            <text:p>Anesthetist</text:p>
          </table:table-cell>
          <table:table-cell table:style-name="ce112" office:value-type="string">
            <text:p>Anaesthetist</text:p>
          </table:table-cell>
          <table:table-cell table:style-name="ce15" office:value-type="string">
            <text:p>All</text:p>
          </table:table-cell>
          <table:table-cell table:style-name="ce116" office:value-type="string" table:number-columns-spanned="2" table:number-rows-spanned="1">
            <text:p>Lookup_User_Anesthetist</text:p>
          </table:table-cell>
          <table:covered-table-cell table:style-name="ce116"/>
          <table:table-cell table:style-name="ce15" table:number-columns-repeated="3"/>
          <table:table-cell table:style-name="ce15" office:value-type="string">
            <text:p>Y</text:p>
          </table:table-cell>
          <table:table-cell table:style-name="ce15"/>
          <table:table-cell table:formula="of:=VLOOKUP([.D86];[$'Concept heirarchy position'.A$1:.I$629];3;0)" office:value-type="float" office:value="58">
            <text:p>58</text:p>
          </table:table-cell>
          <table:table-cell table:style-name="ce49" table:number-columns-repeated="2"/>
          <table:table-cell table:style-name="ce49" office:value-type="string">
            <text:p>Y</text:p>
          </table:table-cell>
          <table:table-cell table:style-name="ce49"/>
          <table:table-cell table:style-name="ce15"/>
          <table:table-cell table:style-name="ce4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86]+1" office:value-type="float" office:value="86">
            <text:p>86</text:p>
          </table:table-cell>
          <table:table-cell table:formula="of:=VLOOKUP([.D87];[$'Concept heirarchy position'.A$1:.I$629];2;0)" office:value-type="float" office:value="0">
            <text:p>#N/A</text:p>
          </table:table-cell>
          <table:table-cell office:value-type="float" office:value="425">
            <text:p>425</text:p>
          </table:table-cell>
          <table:table-cell/>
          <table:table-cell table:style-name="ce108" office:value-type="string">
            <text:p>Doctor</text:p>
          </table:table-cell>
          <table:table-cell table:style-name="ce10"/>
          <table:table-cell table:style-name="ce10" office:value-type="string">
            <text:p>End_section</text:p>
          </table:table-cell>
          <table:table-cell table:style-name="ce118"/>
          <table:table-cell table:number-columns-repeated="5"/>
          <table:table-cell table:formula="of:=VLOOKUP([.D87];[$'Concept heirarchy position'.A$1:.I$629];3;0)" office:value-type="float" office:value="0">
            <text:p>#N/A</text:p>
          </table:table-cell>
          <table:table-cell/>
          <table:table-cell table:style-name="ce50"/>
          <table:table-cell table:style-name="ce121"/>
          <table:table-cell table:number-columns-repeated="1007"/>
        </table:table-row>
        <table:table-row table:style-name="ro4">
          <table:table-cell table:style-name="ce99" table:formula="of:=[.A87]+1" office:value-type="float" office:value="87">
            <text:p>87</text:p>
          </table:table-cell>
          <table:table-cell table:formula="of:=VLOOKUP([.D88];[$'Concept heirarchy position'.A$1:.I$629];2;0)" office:value-type="float" office:value="0">
            <text:p>#N/A</text:p>
          </table:table-cell>
          <table:table-cell office:value-type="float" office:value="426">
            <text:p>426</text:p>
          </table:table-cell>
          <table:table-cell/>
          <table:table-cell table:style-name="ce108" office:value-type="string">
            <text:p>Staff and procedure</text:p>
          </table:table-cell>
          <table:table-cell/>
          <table:table-cell table:style-name="ce10" office:value-type="string">
            <text:p>Start_section</text:p>
          </table:table-cell>
          <table:table-cell table:style-name="ce118"/>
          <table:table-cell table:number-columns-repeated="5"/>
          <table:table-cell table:formula="of:=VLOOKUP([.D88];[$'Concept heirarchy position'.A$1:.I$629];3;0)" office:value-type="float" office:value="0">
            <text:p>#N/A</text:p>
          </table:table-cell>
          <table:table-cell/>
          <table:table-cell table:style-name="ce50" office:value-type="string">
            <text:p>Y</text:p>
          </table:table-cell>
          <table:table-cell table:style-name="ce50"/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88]+1" office:value-type="float" office:value="88">
            <text:p>88</text:p>
          </table:table-cell>
          <table:table-cell table:formula="of:=VLOOKUP([.D89];[$'Concept heirarchy position'.A$1:.I$629];2;0)" office:value-type="string" office:string-value="Anesthetist">
            <text:p>Anesthetist</text:p>
          </table:table-cell>
          <table:table-cell table:style-name="ce100" office:value-type="float" office:value="489">
            <text:p>489</text:p>
          </table:table-cell>
          <table:table-cell table:style-name="ce15" office:value-type="string">
            <text:p>Anesthetist</text:p>
          </table:table-cell>
          <table:table-cell table:style-name="ce112" office:value-type="string">
            <text:p>Anaesthetist</text:p>
          </table:table-cell>
          <table:table-cell table:style-name="ce15" office:value-type="string">
            <text:p>All</text:p>
          </table:table-cell>
          <table:table-cell table:style-name="ce116" office:value-type="string" table:number-columns-spanned="2" table:number-rows-spanned="1">
            <text:p>Lookup_User_Anesthetist</text:p>
          </table:table-cell>
          <table:covered-table-cell table:style-name="ce116"/>
          <table:table-cell table:style-name="ce15" table:number-columns-repeated="3"/>
          <table:table-cell table:style-name="ce15" office:value-type="string">
            <text:p>Y</text:p>
          </table:table-cell>
          <table:table-cell table:style-name="ce15"/>
          <table:table-cell table:formula="of:=VLOOKUP([.D89];[$'Concept heirarchy position'.A$1:.I$629];3;0)" office:value-type="float" office:value="58">
            <text:p>58</text:p>
          </table:table-cell>
          <table:table-cell table:style-name="ce49"/>
          <table:table-cell table:style-name="ce49" office:value-type="string">
            <text:p>Y</text:p>
          </table:table-cell>
          <table:table-cell table:style-name="ce49" table:number-columns-repeated="2"/>
          <table:table-cell table:style-name="ce15"/>
          <table:table-cell table:style-name="ce4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89]+1" office:value-type="float" office:value="89">
            <text:p>89</text:p>
          </table:table-cell>
          <table:table-cell table:formula="of:=VLOOKUP([.D90];[$'Concept heirarchy position'.A$1:.I$629];2;0)" office:value-type="string" office:string-value="Referring Surgeon">
            <text:p>Referring Surgeon</text:p>
          </table:table-cell>
          <table:table-cell office:value-type="float" office:value="40">
            <text:p>40</text:p>
          </table:table-cell>
          <table:table-cell office:value-type="string">
            <text:p>Referring_Surgeon</text:p>
          </table:table-cell>
          <table:table-cell table:style-name="ce108" office:value-type="string">
            <text:p>Surge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 table:style-name="ce10"/>
          <table:table-cell office:value-type="float" office:value="40">
            <text:p>40</text:p>
          </table:table-cell>
          <table:table-cell table:number-columns-repeated="4"/>
          <table:table-cell table:formula="of:=VLOOKUP([.D90];[$'Concept heirarchy position'.A$1:.I$629];3;0)" office:value-type="float" office:value="59">
            <text:p>59</text:p>
          </table:table-cell>
          <table:table-cell/>
          <table:table-cell table:style-name="ce50" office:value-type="string">
            <text:p>Y</text:p>
          </table:table-cell>
          <table:table-cell table:number-columns-repeated="5"/>
          <table:table-cell table:style-name="ce125"/>
          <table:table-cell table:number-columns-repeated="1002"/>
        </table:table-row>
        <table:table-row table:style-name="ro4">
          <table:table-cell table:style-name="ce99" table:formula="of:=[.A90]+1" office:value-type="float" office:value="90">
            <text:p>90</text:p>
          </table:table-cell>
          <table:table-cell table:formula="of:=VLOOKUP([.D91];[$'Concept heirarchy position'.A$1:.I$629];2;0)" office:value-type="string" office:string-value="Referring Speciality">
            <text:p>Referring Speciality</text:p>
          </table:table-cell>
          <table:table-cell office:value-type="float" office:value="42">
            <text:p>42</text:p>
          </table:table-cell>
          <table:table-cell office:value-type="string">
            <text:p>Referring_Speciality</text:p>
          </table:table-cell>
          <table:table-cell table:style-name="ce108" office:value-type="string">
            <text:p>Surgical specialit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Surgical_specialities</text:p>
          </table:table-cell>
          <table:table-cell/>
          <table:table-cell office:value-type="string">
            <text:p>Y</text:p>
          </table:table-cell>
          <table:table-cell office:value-type="string">
            <text:p>Other</text:p>
          </table:table-cell>
          <table:table-cell table:number-columns-repeated="2"/>
          <table:table-cell table:formula="of:=VLOOKUP([.D91];[$'Concept heirarchy position'.A$1:.I$629];3;0)" office:value-type="float" office:value="60">
            <text:p>60</text:p>
          </table:table-cell>
          <table:table-cell/>
          <table:table-cell table:style-name="ce50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91]+1" office:value-type="float" office:value="91">
            <text:p>91</text:p>
          </table:table-cell>
          <table:table-cell table:formula="of:=VLOOKUP([.D92];[$'Concept heirarchy position'.A$1:.I$629];2;0)" office:value-type="string" office:string-value="Anesthetist">
            <text:p>Anesthetist</text:p>
          </table:table-cell>
          <table:table-cell office:value-type="float" office:value="365">
            <text:p>365</text:p>
          </table:table-cell>
          <table:table-cell office:value-type="string">
            <text:p>Anesthetist</text:p>
          </table:table-cell>
          <table:table-cell table:style-name="ce110" office:value-type="string">
            <text:p>Anesthetist</text:p>
          </table:table-cell>
          <table:table-cell office:value-type="string">
            <text:p>All</text:p>
          </table:table-cell>
          <table:table-cell office:value-type="string">
            <text:p>Lookup_User_Anesthetist</text:p>
          </table:table-cell>
          <table:table-cell table:number-columns-repeated="4"/>
          <table:table-cell office:value-type="string">
            <text:p>Y</text:p>
          </table:table-cell>
          <table:table-cell/>
          <table:table-cell table:formula="of:=VLOOKUP([.D92];[$'Concept heirarchy position'.A$1:.I$629];3;0)" office:value-type="float" office:value="58">
            <text:p>58</text:p>
          </table:table-cell>
          <table:table-cell table:number-columns-repeated="3"/>
          <table:table-cell table:style-name="ce121" office:value-type="string">
            <text:p>Y</text:p>
          </table:table-cell>
          <table:table-cell table:number-columns-repeated="3"/>
          <table:table-cell table:style-name="ce125"/>
          <table:table-cell table:number-columns-repeated="1002"/>
        </table:table-row>
        <table:table-row table:style-name="ro4">
          <table:table-cell table:style-name="ce99" table:formula="of:=[.A92]+1" office:value-type="float" office:value="92">
            <text:p>92</text:p>
          </table:table-cell>
          <table:table-cell table:formula="of:=VLOOKUP([.D93];[$'Concept heirarchy position'.A$1:.I$629];2;0)" office:value-type="string" office:string-value="Referring Surgeon">
            <text:p>Referring Surgeon</text:p>
          </table:table-cell>
          <table:table-cell office:value-type="float" office:value="490">
            <text:p>490</text:p>
          </table:table-cell>
          <table:table-cell office:value-type="string">
            <text:p>Referring_Surgeon</text:p>
          </table:table-cell>
          <table:table-cell table:style-name="ce108" office:value-type="string">
            <text:p>Surge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 table:style-name="ce10"/>
          <table:table-cell office:value-type="float" office:value="40">
            <text:p>40</text:p>
          </table:table-cell>
          <table:table-cell table:number-columns-repeated="4"/>
          <table:table-cell table:formula="of:=VLOOKUP([.D93];[$'Concept heirarchy position'.A$1:.I$629];3;0)" office:value-type="float" office:value="59">
            <text:p>59</text:p>
          </table:table-cell>
          <table:table-cell/>
          <table:table-cell table:style-name="ce50"/>
          <table:table-cell office:value-type="string">
            <text:p>Y</text:p>
          </table:table-cell>
          <table:table-cell table:style-name="ce121" office:value-type="string">
            <text:p>Y</text:p>
          </table:table-cell>
          <table:table-cell table:number-columns-repeated="3"/>
          <table:table-cell table:style-name="ce125"/>
          <table:table-cell table:number-columns-repeated="1002"/>
        </table:table-row>
        <table:table-row table:style-name="ro4">
          <table:table-cell table:style-name="ce99" table:formula="of:=[.A93]+1" office:value-type="float" office:value="93">
            <text:p>93</text:p>
          </table:table-cell>
          <table:table-cell table:formula="of:=VLOOKUP([.D94];[$'Concept heirarchy position'.A$1:.I$629];2;0)" office:value-type="string" office:string-value="Referring Speciality">
            <text:p>Referring Speciality</text:p>
          </table:table-cell>
          <table:table-cell office:value-type="float" office:value="491">
            <text:p>491</text:p>
          </table:table-cell>
          <table:table-cell office:value-type="string">
            <text:p>Referring_Speciality</text:p>
          </table:table-cell>
          <table:table-cell table:style-name="ce108" office:value-type="string">
            <text:p>Surgical specialit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Surgical_specialities</text:p>
          </table:table-cell>
          <table:table-cell/>
          <table:table-cell office:value-type="string">
            <text:p>Y</text:p>
          </table:table-cell>
          <table:table-cell office:value-type="string">
            <text:p>Other</text:p>
          </table:table-cell>
          <table:table-cell table:number-columns-repeated="2"/>
          <table:table-cell table:formula="of:=VLOOKUP([.D94];[$'Concept heirarchy position'.A$1:.I$629];3;0)" office:value-type="float" office:value="60">
            <text:p>60</text:p>
          </table:table-cell>
          <table:table-cell/>
          <table:table-cell table:style-name="ce50"/>
          <table:table-cell office:value-type="string">
            <text:p>Y</text:p>
          </table:table-cell>
          <table:table-cell table:style-name="ce121" office:value-type="string">
            <text:p>Y</text:p>
          </table:table-cell>
          <table:table-cell table:number-columns-repeated="1006"/>
        </table:table-row>
        <table:table-row table:style-name="ro4">
          <table:table-cell table:style-name="ce99" table:formula="of:=[.A94]+1" office:value-type="float" office:value="94">
            <text:p>94</text:p>
          </table:table-cell>
          <table:table-cell table:formula="of:=VLOOKUP([.D95];[$'Concept heirarchy position'.A$1:.I$629];2;0)" office:value-type="string" office:string-value="Anesthetist">
            <text:p>Anesthetist</text:p>
          </table:table-cell>
          <table:table-cell office:value-type="float" office:value="369">
            <text:p>369</text:p>
          </table:table-cell>
          <table:table-cell office:value-type="string">
            <text:p>Anesthetist</text:p>
          </table:table-cell>
          <table:table-cell table:style-name="ce110" office:value-type="string">
            <text:p>Who is your anaesthetist?</text:p>
          </table:table-cell>
          <table:table-cell office:value-type="string">
            <text:p>All</text:p>
          </table:table-cell>
          <table:table-cell office:value-type="string">
            <text:p>Lookup_User_Anesthetist</text:p>
          </table:table-cell>
          <table:table-cell table:number-columns-repeated="4"/>
          <table:table-cell office:value-type="string">
            <text:p>Y</text:p>
          </table:table-cell>
          <table:table-cell/>
          <table:table-cell table:formula="of:=VLOOKUP([.D95];[$'Concept heirarchy position'.A$1:.I$629];3;0)" office:value-type="float" office:value="58">
            <text:p>58</text:p>
          </table:table-cell>
          <table:table-cell table:style-name="ce115" office:value-type="string">
            <text:p>Y</text:p>
          </table:table-cell>
          <table:table-cell table:number-columns-repeated="4"/>
          <table:table-cell table:style-name="ce115" office:value-type="string">
            <text:p>Y</text:p>
          </table:table-cell>
          <table:table-cell table:style-name="ce115"/>
          <table:table-cell table:style-name="ce125"/>
          <table:table-cell table:number-columns-repeated="1002"/>
        </table:table-row>
        <table:table-row table:style-name="ro4">
          <table:table-cell table:style-name="ce99" table:formula="of:=[.A95]+1" office:value-type="float" office:value="95">
            <text:p>95</text:p>
          </table:table-cell>
          <table:table-cell table:formula="of:=VLOOKUP([.D96];[$'Concept heirarchy position'.A$1:.I$629];2;0)" office:value-type="string" office:string-value="Referring Surgeon">
            <text:p>Referring Surgeon</text:p>
          </table:table-cell>
          <table:table-cell office:value-type="float" office:value="41">
            <text:p>41</text:p>
          </table:table-cell>
          <table:table-cell office:value-type="string">
            <text:p>Referring_Surgeon</text:p>
          </table:table-cell>
          <table:table-cell table:style-name="ce107" office:value-type="string">
            <text:p>Who is your surgeon or doctor performing the procedure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 table:style-name="ce103"/>
          <table:table-cell office:value-type="float" office:value="40">
            <text:p>40</text:p>
          </table:table-cell>
          <table:table-cell table:number-columns-repeated="4"/>
          <table:table-cell table:formula="of:=VLOOKUP([.D96];[$'Concept heirarchy position'.A$1:.I$629];3;0)" office:value-type="float" office:value="59">
            <text:p>59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style-name="ce125"/>
          <table:table-cell table:number-columns-repeated="1002"/>
        </table:table-row>
        <table:table-row table:style-name="ro4">
          <table:table-cell table:style-name="ce99" table:formula="of:=[.A96]+1" office:value-type="float" office:value="96">
            <text:p>96</text:p>
          </table:table-cell>
          <table:table-cell table:formula="of:=VLOOKUP([.D97];[$'Concept heirarchy position'.A$1:.I$629];2;0)" office:value-type="string" office:string-value="Date assessment started">
            <text:p>Date assessment started</text:p>
          </table:table-cell>
          <table:table-cell office:value-type="float" office:value="34">
            <text:p>34</text:p>
          </table:table-cell>
          <table:table-cell office:value-type="string">
            <text:p>Assessment_Date_Start</text:p>
          </table:table-cell>
          <table:table-cell table:style-name="ce108" office:value-type="string">
            <text:p>Date of assessmen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Datestamp</text:p>
          </table:table-cell>
          <table:table-cell table:number-columns-repeated="6"/>
          <table:table-cell table:formula="of:=VLOOKUP([.D97];[$'Concept heirarchy position'.A$1:.I$629];3;0)" office:value-type="float" office:value="61">
            <text:p>61</text:p>
          </table:table-cell>
          <table:table-cell table:style-name="ce50" table:number-columns-repeated="2"/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97]+1" office:value-type="float" office:value="97">
            <text:p>97</text:p>
          </table:table-cell>
          <table:table-cell table:formula="of:=VLOOKUP([.D98];[$'Concept heirarchy position'.A$1:.I$629];2;0)" office:value-type="string" office:string-value="Procedure planned">
            <text:p>Procedure planned</text:p>
          </table:table-cell>
          <table:table-cell office:value-type="float" office:value="492">
            <text:p>492</text:p>
          </table:table-cell>
          <table:table-cell office:value-type="string">
            <text:p>Surgical_Procedure_Planned</text:p>
          </table:table-cell>
          <table:table-cell table:style-name="ce108" office:value-type="string">
            <text:p>Procedure plann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table:formula="of:=VLOOKUP([.D98];[$'Concept heirarchy position'.A$1:.I$629];3;0)" office:value-type="float" office:value="62">
            <text:p>62</text:p>
          </table:table-cell>
          <table:table-cell/>
          <table:table-cell table:style-name="ce50"/>
          <table:table-cell office:value-type="string">
            <text:p>Y</text:p>
          </table:table-cell>
          <table:table-cell table:style-name="ce121" office:value-type="string">
            <text:p>Y</text:p>
          </table:table-cell>
          <table:table-cell table:number-columns-repeated="1006"/>
        </table:table-row>
        <table:table-row table:style-name="ro4">
          <table:table-cell table:style-name="ce99" table:formula="of:=[.A98]+1" office:value-type="float" office:value="98">
            <text:p>98</text:p>
          </table:table-cell>
          <table:table-cell table:formula="of:=VLOOKUP([.D99];[$'Concept heirarchy position'.A$1:.I$629];2;0)" office:value-type="string" office:string-value="Procedure planned">
            <text:p>Procedure planned</text:p>
          </table:table-cell>
          <table:table-cell office:value-type="float" office:value="35">
            <text:p>35</text:p>
          </table:table-cell>
          <table:table-cell office:value-type="string">
            <text:p>Surgical_Procedure_Planned</text:p>
          </table:table-cell>
          <table:table-cell table:style-name="ce108" office:value-type="string">
            <text:p>Procedure plann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table:formula="of:=VLOOKUP([.D99];[$'Concept heirarchy position'.A$1:.I$629];3;0)" office:value-type="float" office:value="62">
            <text:p>62</text:p>
          </table:table-cell>
          <table:table-cell/>
          <table:table-cell table:style-name="ce50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99]+1" office:value-type="float" office:value="99">
            <text:p>99</text:p>
          </table:table-cell>
          <table:table-cell table:formula="of:=VLOOKUP([.D100];[$'Concept heirarchy position'.A$1:.I$629];2;0)" office:value-type="string" office:string-value="Procedure planned (patient report)">
            <text:p>Procedure planned (patient report)</text:p>
          </table:table-cell>
          <table:table-cell office:value-type="float" office:value="36">
            <text:p>36</text:p>
          </table:table-cell>
          <table:table-cell table:style-name="ce11" office:value-type="string">
            <text:p>Surgical_Procedure_Planned_Patient_Reported</text:p>
          </table:table-cell>
          <table:table-cell table:style-name="ce107" office:value-type="string">
            <text:p>What operation or procedure are you having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table:formula="of:=VLOOKUP([.D100];[$'Concept heirarchy position'.A$1:.I$629];3;0)" office:value-type="float" office:value="63">
            <text:p>63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00]+1" office:value-type="float" office:value="100">
            <text:p>100</text:p>
          </table:table-cell>
          <table:table-cell table:formula="of:=VLOOKUP([.D101];[$'Concept heirarchy position'.A$1:.I$629];2;0)" office:value-type="string" office:string-value="Surgical diagnosis">
            <text:p>Surgical diagnosis</text:p>
          </table:table-cell>
          <table:table-cell office:value-type="float" office:value="38">
            <text:p>38</text:p>
          </table:table-cell>
          <table:table-cell office:value-type="string">
            <text:p>Surgical_Diagnosis</text:p>
          </table:table-cell>
          <table:table-cell table:style-name="ce108" office:value-type="string">
            <text:p>Surgical diagnosis / indic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table:formula="of:=VLOOKUP([.D101];[$'Concept heirarchy position'.A$1:.I$629];3;0)" office:value-type="float" office:value="66">
            <text:p>66</text:p>
          </table:table-cell>
          <table:table-cell table:style-name="ce50"/>
          <table:table-cell table:style-name="ce50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101]+1" office:value-type="float" office:value="101">
            <text:p>101</text:p>
          </table:table-cell>
          <table:table-cell table:formula="of:=VLOOKUP([.D102];[$'Concept heirarchy position'.A$1:.I$629];2;0)" office:value-type="string" office:string-value="Surgical diagnosis (patient report)">
            <text:p>Surgical diagnosis (patient report)</text:p>
          </table:table-cell>
          <table:table-cell office:value-type="float" office:value="39">
            <text:p>39</text:p>
          </table:table-cell>
          <table:table-cell table:style-name="ce11" office:value-type="string">
            <text:p>Surgical_Diagnosis_Patient_Reported</text:p>
          </table:table-cell>
          <table:table-cell table:style-name="ce107" office:value-type="string">
            <text:p>What is the reason for having this procedure or operation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table:formula="of:=VLOOKUP([.D102];[$'Concept heirarchy position'.A$1:.I$629];3;0)" office:value-type="float" office:value="67">
            <text:p>67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02]+1" office:value-type="float" office:value="102">
            <text:p>102</text:p>
          </table:table-cell>
          <table:table-cell table:formula="of:=VLOOKUP([.D103];[$'Concept heirarchy position'.A$1:.I$629];2;0)" office:value-type="string" office:string-value="Procedure date">
            <text:p>Procedure date</text:p>
          </table:table-cell>
          <table:table-cell office:value-type="float" office:value="37">
            <text:p>37</text:p>
          </table:table-cell>
          <table:table-cell table:style-name="ce11" office:value-type="string">
            <text:p>Planned_Procedure_Date</text:p>
          </table:table-cell>
          <table:table-cell table:style-name="ce108" office:value-type="string">
            <text:p>Procedure date? <text:s/>(DD-MM-YYYY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Future</text:p>
          </table:table-cell>
          <table:table-cell table:formula="of:=VLOOKUP([.D103];[$'Concept heirarchy position'.A$1:.I$629];3;0)" office:value-type="float" office:value="68">
            <text:p>68</text:p>
          </table:table-cell>
          <table:table-cell/>
          <table:table-cell table:style-name="ce50"/>
          <table:table-cell office:value-type="string">
            <text:p>Y</text:p>
          </table:table-cell>
          <table:table-cell table:style-name="ce121" office:value-type="string">
            <text:p>Y</text:p>
          </table:table-cell>
          <table:table-cell table:number-columns-repeated="1006"/>
        </table:table-row>
        <table:table-row table:style-name="ro4">
          <table:table-cell table:style-name="ce99" table:formula="of:=[.A103]+1" office:value-type="float" office:value="103">
            <text:p>103</text:p>
          </table:table-cell>
          <table:table-cell table:formula="of:=VLOOKUP([.D104];[$'Concept heirarchy position'.A$1:.I$629];2;0)" office:value-type="string" office:string-value="Procedure date (patient report)">
            <text:p>Procedure date (patient report)</text:p>
          </table:table-cell>
          <table:table-cell office:value-type="float" office:value="500">
            <text:p>500</text:p>
          </table:table-cell>
          <table:table-cell table:style-name="ce15" office:value-type="string">
            <text:p>Procedure_Date_Patient_Reported</text:p>
          </table:table-cell>
          <table:table-cell table:style-name="ce108" office:value-type="string">
            <text:p>What is the planned procedure date? <text:s/>(DD-MM-YYYY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Future</text:p>
          </table:table-cell>
          <table:table-cell table:formula="of:=VLOOKUP([.D104];[$'Concept heirarchy position'.A$1:.I$629];3;0)" office:value-type="float" office:value="65">
            <text:p>65</text:p>
          </table:table-cell>
          <table:table-cell table:style-name="ce121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2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04]+1" office:value-type="float" office:value="104">
            <text:p>104</text:p>
          </table:table-cell>
          <table:table-cell table:formula="of:=VLOOKUP([.D105];[$'Concept heirarchy position'.A$1:.I$629];2;0)" office:value-type="string" office:string-value="Risk of excessive blood loss">
            <text:p>Risk of excessive blood loss</text:p>
          </table:table-cell>
          <table:table-cell office:value-type="float" office:value="43">
            <text:p>43</text:p>
          </table:table-cell>
          <table:table-cell office:value-type="string">
            <text:p>Risk_of_Excessive_Blood_Loss</text:p>
          </table:table-cell>
          <table:table-cell table:style-name="ce108" office:value-type="string">
            <text:p>Risk of blood loss greater than usual?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105];[$'Concept heirarchy position'.A$1:.I$629];3;0)" office:value-type="float" office:value="69">
            <text:p>69</text:p>
          </table:table-cell>
          <table:table-cell/>
          <table:table-cell table:style-name="ce50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105]+1" office:value-type="float" office:value="105">
            <text:p>105</text:p>
          </table:table-cell>
          <table:table-cell table:formula="of:=VLOOKUP([.D106];[$'Concept heirarchy position'.A$1:.I$629];2;0)" office:value-type="float" office:value="0">
            <text:p>#N/A</text:p>
          </table:table-cell>
          <table:table-cell office:value-type="float" office:value="427">
            <text:p>427</text:p>
          </table:table-cell>
          <table:table-cell/>
          <table:table-cell table:style-name="ce107" office:value-type="string">
            <text:p>Staff and procedure</text:p>
          </table:table-cell>
          <table:table-cell table:style-name="ce10"/>
          <table:table-cell table:style-name="ce10" office:value-type="string">
            <text:p>End_section</text:p>
          </table:table-cell>
          <table:table-cell table:style-name="ce11"/>
          <table:table-cell table:number-columns-repeated="5"/>
          <table:table-cell table:formula="of:=VLOOKUP([.D106];[$'Concept heirarchy position'.A$1:.I$629];3;0)" office:value-type="float" office:value="0">
            <text:p>#N/A</text:p>
          </table:table-cell>
          <table:table-cell table:style-name="ce115"/>
          <table:table-cell table:style-name="ce50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106]+1" office:value-type="float" office:value="106">
            <text:p>106</text:p>
          </table:table-cell>
          <table:table-cell table:formula="of:=VLOOKUP([.D107];[$'Concept heirarchy position'.A$1:.I$629];2;0)" office:value-type="float" office:value="0">
            <text:p/>
          </table:table-cell>
          <table:table-cell office:value-type="float" office:value="374">
            <text:p>374</text:p>
          </table:table-cell>
          <table:table-cell table:style-name="ce15" office:value-type="string">
            <text:p>Start_of_health_questions</text:p>
          </table:table-cell>
          <table:table-cell table:style-name="ce107" office:value-type="string">
            <text:p>&lt;b&gt;The following questions are about your general health.&lt;/b&gt;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Statement</text:p>
          </table:table-cell>
          <table:table-cell table:number-columns-repeated="6"/>
          <table:table-cell table:formula="of:=VLOOKUP([.D107];[$'Concept heirarchy position'.A$1:.I$629];3;0)" office:value-type="float" office:value="70">
            <text:p>70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07]+1" office:value-type="float" office:value="107">
            <text:p>107</text:p>
          </table:table-cell>
          <table:table-cell table:formula="of:=VLOOKUP([.D108];[$'Concept heirarchy position'.A$1:.I$629];2;0)" office:value-type="float" office:value="0">
            <text:p>#N/A</text:p>
          </table:table-cell>
          <table:table-cell office:value-type="float" office:value="428">
            <text:p>428</text:p>
          </table:table-cell>
          <table:table-cell/>
          <table:table-cell table:style-name="ce107" office:value-type="string">
            <text:p>Functional Status</text:p>
          </table:table-cell>
          <table:table-cell table:style-name="ce10"/>
          <table:table-cell table:style-name="ce10" office:value-type="string">
            <text:p>Start_section</text:p>
          </table:table-cell>
          <table:table-cell table:style-name="ce11"/>
          <table:table-cell table:number-columns-repeated="5"/>
          <table:table-cell table:formula="of:=VLOOKUP([.D108];[$'Concept heirarchy position'.A$1:.I$629];3;0)" office:value-type="float" office:value="0">
            <text:p>#N/A</text:p>
          </table:table-cell>
          <table:table-cell table:style-name="ce115"/>
          <table:table-cell table:style-name="ce50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108]+1" office:value-type="float" office:value="108">
            <text:p>108</text:p>
          </table:table-cell>
          <table:table-cell table:formula="of:=VLOOKUP([.D109];[$'Concept heirarchy position'.A$1:.I$629];2;0)" office:value-type="string" office:string-value="Exercise tolerance">
            <text:p>Exercise tolerance</text:p>
          </table:table-cell>
          <table:table-cell office:value-type="float" office:value="69">
            <text:p>69</text:p>
          </table:table-cell>
          <table:table-cell office:value-type="string">
            <text:p>Exercise_tolerance</text:p>
          </table:table-cell>
          <table:table-cell table:style-name="ce107" office:value-type="string">
            <text:p>What's the most exercise you can do? Choose the ONE option from the list that best describes how much activity you can do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ManyOptions</text:p>
          </table:table-cell>
          <table:table-cell office:value-type="string">
            <text:p>Functional_Scale_Based_on_AHA_Cardiac_Assessment</text:p>
          </table:table-cell>
          <table:table-cell table:number-columns-repeated="5"/>
          <table:table-cell table:formula="of:=VLOOKUP([.D109];[$'Concept heirarchy position'.A$1:.I$629];3;0)" office:value-type="float" office:value="71">
            <text:p>71</text:p>
          </table:table-cell>
          <table:table-cell table:style-name="ce119" table:number-columns-repeated="2"/>
          <table:table-cell table:number-columns-repeated="3"/>
          <table:table-cell table:style-name="ce119" table:number-columns-repeated="2"/>
          <table:table-cell table:number-columns-repeated="1003"/>
        </table:table-row>
        <table:table-row table:style-name="ro4">
          <table:table-cell table:style-name="ce99" table:formula="of:=[.A109]+1" office:value-type="float" office:value="109">
            <text:p>109</text:p>
          </table:table-cell>
          <table:table-cell table:formula="of:=VLOOKUP([.D110];[$'Concept heirarchy position'.A$1:.I$629];2;0)" office:value-type="string" office:string-value="Exercise tolerance &gt; 4 METS">
            <text:p>Exercise tolerance &gt; 4 METS</text:p>
          </table:table-cell>
          <table:table-cell office:value-type="float" office:value="505">
            <text:p>505</text:p>
          </table:table-cell>
          <table:table-cell table:style-name="ce15" office:value-type="string">
            <text:p>Exercise_tolerance_more_than_4_METS</text:p>
          </table:table-cell>
          <table:table-cell table:style-name="ce107" office:value-type="string">
            <text:p>Walk at 6 kph or climb a flight of stair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office:value-type="string">
            <text:p>Y_N</text:p>
          </table:table-cell>
          <table:table-cell table:number-columns-repeated="5"/>
          <table:table-cell table:formula="of:=VLOOKUP([.D110];[$'Concept heirarchy position'.A$1:.I$629];3;0)" office:value-type="float" office:value="72">
            <text:p>72</text:p>
          </table:table-cell>
          <table:table-cell table:style-name="ce119"/>
          <table:table-cell table:style-name="ce119" office:value-type="string">
            <text:p>Y</text:p>
          </table:table-cell>
          <table:table-cell table:number-columns-repeated="3"/>
          <table:table-cell table:style-name="ce119" table:number-columns-repeated="2"/>
          <table:table-cell table:number-columns-repeated="1003"/>
        </table:table-row>
        <table:table-row table:style-name="ro4">
          <table:table-cell table:style-name="ce99" table:formula="of:=[.A110]+1" office:value-type="float" office:value="110">
            <text:p>110</text:p>
          </table:table-cell>
          <table:table-cell table:formula="of:=VLOOKUP([.D111];[$'Concept heirarchy position'.A$1:.I$629];2;0)" office:value-type="string" office:string-value="Cause for ex. tolerance &lt; 4 METS">
            <text:p>Cause for ex. tolerance &lt; 4 METS</text:p>
          </table:table-cell>
          <table:table-cell office:value-type="float" office:value="71">
            <text:p>71</text:p>
          </table:table-cell>
          <table:table-cell office:value-type="string">
            <text:p>Exercise_tolerance_less_than_4_METS_cause</text:p>
          </table:table-cell>
          <table:table-cell table:style-name="ce108" office:value-type="string">
            <text:p>Reason for exercise tolerance &lt; 4 METS</text:p>
          </table:table-cell>
          <table:table-cell table:style-name="ce15" office:value-type="string">
            <text:p>Exercise_tolerance_more_than_4_METS = No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Poor_exercise_tolerance_reasons_clinicians</text:p>
          </table:table-cell>
          <table:table-cell table:number-columns-repeated="5"/>
          <table:table-cell table:formula="of:=VLOOKUP([.D111];[$'Concept heirarchy position'.A$1:.I$629];3;0)" office:value-type="float" office:value="73">
            <text:p>73</text:p>
          </table:table-cell>
          <table:table-cell table:style-name="ce50"/>
          <table:table-cell table:style-name="ce50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111]+1" office:value-type="float" office:value="111">
            <text:p>111</text:p>
          </table:table-cell>
          <table:table-cell table:formula="of:=VLOOKUP([.D112];[$'Concept heirarchy position'.A$1:.I$629];2;0)" office:value-type="string" office:string-value="Cause for ex. tolerance &lt; 4 METS">
            <text:p>Cause for ex. tolerance &lt; 4 METS</text:p>
          </table:table-cell>
          <table:table-cell office:value-type="float" office:value="72">
            <text:p>72</text:p>
          </table:table-cell>
          <table:table-cell office:value-type="string">
            <text:p>Exercise_tolerance_less_than_4_METS_cause</text:p>
          </table:table-cell>
          <table:table-cell table:style-name="ce107" office:value-type="string">
            <text:p>What stops you from doing more exercise</text:p>
          </table:table-cell>
          <table:table-cell table:style-name="ce103" office:value-type="string">
            <text:p>Exercise_tolerance_METS &lt;4</text:p>
          </table:table-cell>
          <table:table-cell table:style-name="ce103" office:value-type="string">
            <text:p>ManyOptions</text:p>
          </table:table-cell>
          <table:table-cell table:style-name="ce103" office:value-type="string">
            <text:p>Poor_exercise_tolerance_reasons_patient</text:p>
          </table:table-cell>
          <table:table-cell table:number-columns-repeated="5"/>
          <table:table-cell table:formula="of:=VLOOKUP([.D112];[$'Concept heirarchy position'.A$1:.I$629];3;0)" office:value-type="float" office:value="73">
            <text:p>73</text:p>
          </table:table-cell>
          <table:table-cell table:style-name="ce119" table:number-columns-repeated="2"/>
          <table:table-cell table:number-columns-repeated="3"/>
          <table:table-cell table:style-name="ce119" table:number-columns-repeated="2"/>
          <table:table-cell table:number-columns-repeated="1003"/>
        </table:table-row>
        <table:table-row table:style-name="ro4">
          <table:table-cell table:style-name="ce99" table:formula="of:=[.A112]+1" office:value-type="float" office:value="112">
            <text:p>112</text:p>
          </table:table-cell>
          <table:table-cell table:formula="of:=VLOOKUP([.D113];[$'Concept heirarchy position'.A$1:.I$629];2;0)" office:value-type="string" office:string-value="Exercise tolerance (METS)">
            <text:p>Exercise tolerance (METS)</text:p>
          </table:table-cell>
          <table:table-cell office:value-type="float" office:value="70">
            <text:p>70</text:p>
          </table:table-cell>
          <table:table-cell office:value-type="string">
            <text:p>Exercise_tolerance_METS</text:p>
          </table:table-cell>
          <table:table-cell table:style-name="ce107" office:value-type="string">
            <text:p>We need to understand how much exercise you can do. Tick all the activites that you can do.</text:p>
          </table:table-cell>
          <table:table-cell office:value-type="string">
            <text:p>Patient_Age &gt; 10</text:p>
          </table:table-cell>
          <table:table-cell table:style-name="ce10" office:value-type="string">
            <text:p>ManyOptions</text:p>
          </table:table-cell>
          <table:table-cell table:style-name="ce11" office:value-type="string">
            <text:p>Exercise_Tolerance_METS_scale</text:p>
          </table:table-cell>
          <table:table-cell table:number-columns-repeated="5"/>
          <table:table-cell table:formula="of:=VLOOKUP([.D113];[$'Concept heirarchy position'.A$1:.I$629];3;0)" office:value-type="float" office:value="74">
            <text:p>74</text:p>
          </table:table-cell>
          <table:table-cell table:style-name="ce115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13]+1" office:value-type="float" office:value="113">
            <text:p>113</text:p>
          </table:table-cell>
          <table:table-cell table:formula="of:=VLOOKUP([.D114];[$'Concept heirarchy position'.A$1:.I$629];2;0)" office:value-type="string" office:string-value="Exercise tolerance (METS)">
            <text:p>Exercise tolerance (METS)</text:p>
          </table:table-cell>
          <table:table-cell office:value-type="float" office:value="394">
            <text:p>394</text:p>
          </table:table-cell>
          <table:table-cell office:value-type="string">
            <text:p>Exercise_tolerance_METS</text:p>
          </table:table-cell>
          <table:table-cell table:style-name="ce107" office:value-type="string">
            <text:p>Exercise ability. Tick all activites that can be performed.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1" office:value-type="string">
            <text:p>Exercise_Tolerance_METS_scale</text:p>
          </table:table-cell>
          <table:table-cell table:number-columns-repeated="5"/>
          <table:table-cell table:formula="of:=VLOOKUP([.D114];[$'Concept heirarchy position'.A$1:.I$629];3;0)" office:value-type="float" office:value="74">
            <text:p>74</text:p>
          </table:table-cell>
          <table:table-cell/>
          <table:table-cell table:style-name="ce50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114]+1" office:value-type="float" office:value="114">
            <text:p>114</text:p>
          </table:table-cell>
          <table:table-cell table:formula="of:=VLOOKUP([.D115];[$'Concept heirarchy position'.A$1:.I$629];2;0)" office:value-type="string" office:string-value="Carer for activities of daily living">
            <text:p>Carer for activities of daily living</text:p>
          </table:table-cell>
          <table:table-cell office:value-type="float" office:value="385">
            <text:p>385</text:p>
          </table:table-cell>
          <table:table-cell table:style-name="ce103" office:value-type="string">
            <text:p>Carer_for_ADLs</text:p>
          </table:table-cell>
          <table:table-cell table:style-name="ce107" office:value-type="string">
            <text:p>Do you usually have a carer that helps you with activities like eating and washing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115];[$'Concept heirarchy position'.A$1:.I$629];3;0)" office:value-type="float" office:value="75">
            <text:p>75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15]+1" office:value-type="float" office:value="115">
            <text:p>115</text:p>
          </table:table-cell>
          <table:table-cell table:formula="of:=VLOOKUP([.D116];[$'Concept heirarchy position'.A$1:.I$629];2;0)" office:value-type="string" office:string-value="Difficulty in communicaton">
            <text:p>Difficulty in communicaton</text:p>
          </table:table-cell>
          <table:table-cell office:value-type="float" office:value="48">
            <text:p>48</text:p>
          </table:table-cell>
          <table:table-cell office:value-type="string">
            <text:p>Difficulty_in_communication</text:p>
          </table:table-cell>
          <table:table-cell table:style-name="ce108" office:value-type="string">
            <text:p>Difficulty in communic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16];[$'Concept heirarchy position'.A$1:.I$629];3;0)" office:value-type="float" office:value="76">
            <text:p>76</text:p>
          </table:table-cell>
          <table:table-cell table:style-name="ce50"/>
          <table:table-cell table:style-name="ce50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116]+1" office:value-type="float" office:value="116">
            <text:p>116</text:p>
          </table:table-cell>
          <table:table-cell table:formula="of:=VLOOKUP([.D117];[$'Concept heirarchy position'.A$1:.I$629];2;0)" office:value-type="float" office:value="0">
            <text:p>#N/A</text:p>
          </table:table-cell>
          <table:table-cell office:value-type="float" office:value="429">
            <text:p>429</text:p>
          </table:table-cell>
          <table:table-cell/>
          <table:table-cell table:style-name="ce108" office:value-type="string">
            <text:p>Functional status</text:p>
          </table:table-cell>
          <table:table-cell table:style-name="ce10"/>
          <table:table-cell table:style-name="ce10" office:value-type="string">
            <text:p>End_section</text:p>
          </table:table-cell>
          <table:table-cell table:style-name="ce10"/>
          <table:table-cell/>
          <table:table-cell table:style-name="ce10"/>
          <table:table-cell table:number-columns-repeated="3"/>
          <table:table-cell table:formula="of:=VLOOKUP([.D117];[$'Concept heirarchy position'.A$1:.I$629];3;0)" office:value-type="float" office:value="0">
            <text:p>#N/A</text:p>
          </table:table-cell>
          <table:table-cell table:style-name="ce50"/>
          <table:table-cell table:style-name="ce50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117]+1" office:value-type="float" office:value="117">
            <text:p>117</text:p>
          </table:table-cell>
          <table:table-cell table:formula="of:=VLOOKUP([.D118];[$'Concept heirarchy position'.A$1:.I$629];2;0)" office:value-type="float" office:value="0">
            <text:p>#N/A</text:p>
          </table:table-cell>
          <table:table-cell office:value-type="float" office:value="430">
            <text:p>430</text:p>
          </table:table-cell>
          <table:table-cell/>
          <table:table-cell table:style-name="ce108" office:value-type="string">
            <text:p>Past surgery and anaesthesia</text:p>
          </table:table-cell>
          <table:table-cell table:style-name="ce10"/>
          <table:table-cell table:style-name="ce10" office:value-type="string">
            <text:p>Start_section</text:p>
          </table:table-cell>
          <table:table-cell table:style-name="ce10"/>
          <table:table-cell/>
          <table:table-cell table:style-name="ce10"/>
          <table:table-cell table:number-columns-repeated="3"/>
          <table:table-cell table:formula="of:=VLOOKUP([.D118];[$'Concept heirarchy position'.A$1:.I$629];3;0)" office:value-type="float" office:value="0">
            <text:p>#N/A</text:p>
          </table:table-cell>
          <table:table-cell table:style-name="ce50"/>
          <table:table-cell table:style-name="ce50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118]+1" office:value-type="float" office:value="118">
            <text:p>118</text:p>
          </table:table-cell>
          <table:table-cell table:formula="of:=VLOOKUP([.D119];[$'Concept heirarchy position'.A$1:.I$629];2;0)" office:value-type="string" office:string-value="Previous surgery">
            <text:p>Previous surgery</text:p>
          </table:table-cell>
          <table:table-cell office:value-type="float" office:value="73">
            <text:p>73</text:p>
          </table:table-cell>
          <table:table-cell office:value-type="string">
            <text:p>Surgery_Previous</text:p>
          </table:table-cell>
          <table:table-cell table:style-name="ce108" office:value-type="string">
            <text:p>Previous surger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119];[$'Concept heirarchy position'.A$1:.I$629];3;0)" office:value-type="float" office:value="77">
            <text:p>77</text:p>
          </table:table-cell>
          <table:table-cell/>
          <table:table-cell table:style-name="ce50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119]+1" office:value-type="float" office:value="119">
            <text:p>119</text:p>
          </table:table-cell>
          <table:table-cell table:formula="of:=VLOOKUP([.D120];[$'Concept heirarchy position'.A$1:.I$629];2;0)" office:value-type="string" office:string-value="Previous surgery">
            <text:p>Previous surgery</text:p>
          </table:table-cell>
          <table:table-cell office:value-type="float" office:value="74">
            <text:p>74</text:p>
          </table:table-cell>
          <table:table-cell office:value-type="string">
            <text:p>Surgery_Previous</text:p>
          </table:table-cell>
          <table:table-cell table:style-name="ce107" office:value-type="string">
            <text:p>Have you had surgery before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120];[$'Concept heirarchy position'.A$1:.I$629];3;0)" office:value-type="float" office:value="77">
            <text:p>77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20]+1" office:value-type="float" office:value="120">
            <text:p>120</text:p>
          </table:table-cell>
          <table:table-cell table:formula="of:=VLOOKUP([.D121];[$'Concept heirarchy position'.A$1:.I$629];2;0)" office:value-type="string" office:string-value="Previous surgery list">
            <text:p>Previous surgery list</text:p>
          </table:table-cell>
          <table:table-cell office:value-type="float" office:value="75">
            <text:p>75</text:p>
          </table:table-cell>
          <table:table-cell office:value-type="string">
            <text:p>Surgery_Previous_List</text:p>
          </table:table-cell>
          <table:table-cell table:style-name="ce108" office:value-type="string">
            <text:p>Previous operations - list</text:p>
          </table:table-cell>
          <table:table-cell office:value-type="string">
            <text:p>Surgery_Previous = Yes</text:p>
          </table:table-cell>
          <table:table-cell table:style-name="ce10" office:value-type="string">
            <text:p>Text_box</text:p>
          </table:table-cell>
          <table:table-cell/>
          <table:table-cell table:style-name="ce10" office:value-type="float" office:value="65535">
            <text:p>65535</text:p>
          </table:table-cell>
          <table:table-cell table:number-columns-repeated="4"/>
          <table:table-cell table:formula="of:=VLOOKUP([.D121];[$'Concept heirarchy position'.A$1:.I$629];3;0)" office:value-type="float" office:value="78">
            <text:p>78</text:p>
          </table:table-cell>
          <table:table-cell/>
          <table:table-cell table:style-name="ce50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121]+1" office:value-type="float" office:value="121">
            <text:p>121</text:p>
          </table:table-cell>
          <table:table-cell table:formula="of:=VLOOKUP([.D122];[$'Concept heirarchy position'.A$1:.I$629];2;0)" office:value-type="string" office:string-value="Previous surgery list">
            <text:p>Previous surgery list</text:p>
          </table:table-cell>
          <table:table-cell office:value-type="float" office:value="76">
            <text:p>76</text:p>
          </table:table-cell>
          <table:table-cell office:value-type="string">
            <text:p>Surgery_Previous_List</text:p>
          </table:table-cell>
          <table:table-cell table:style-name="ce107" office:value-type="string">
            <text:p>What operations have you had?</text:p>
          </table:table-cell>
          <table:table-cell office:value-type="string">
            <text:p>Surgery_Previous = Yes</text:p>
          </table:table-cell>
          <table:table-cell table:style-name="ce103" office:value-type="string">
            <text:p>Text_box</text:p>
          </table:table-cell>
          <table:table-cell/>
          <table:table-cell table:style-name="ce105" office:value-type="float" office:value="65535">
            <text:p>65535</text:p>
          </table:table-cell>
          <table:table-cell table:number-columns-repeated="4"/>
          <table:table-cell table:formula="of:=VLOOKUP([.D122];[$'Concept heirarchy position'.A$1:.I$629];3;0)" office:value-type="float" office:value="78">
            <text:p>78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22]+1" office:value-type="float" office:value="122">
            <text:p>122</text:p>
          </table:table-cell>
          <table:table-cell table:formula="of:=VLOOKUP([.D123];[$'Concept heirarchy position'.A$1:.I$629];2;0)" office:value-type="string" office:string-value="Previous anesthetic complications">
            <text:p>Previous anesthetic complications</text:p>
          </table:table-cell>
          <table:table-cell office:value-type="float" office:value="77">
            <text:p>77</text:p>
          </table:table-cell>
          <table:table-cell office:value-type="string">
            <text:p>Anesthetic_Complications_Previous</text:p>
          </table:table-cell>
          <table:table-cell table:style-name="ce108" office:value-type="string">
            <text:p>Past anaesthetic complications</text:p>
          </table:table-cell>
          <table:table-cell office:value-type="string">
            <text:p>Surgery_Previous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123];[$'Concept heirarchy position'.A$1:.I$629];3;0)" office:value-type="float" office:value="79">
            <text:p>79</text:p>
          </table:table-cell>
          <table:table-cell/>
          <table:table-cell table:style-name="ce50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123]+1" office:value-type="float" office:value="123">
            <text:p>123</text:p>
          </table:table-cell>
          <table:table-cell table:formula="of:=VLOOKUP([.D124];[$'Concept heirarchy position'.A$1:.I$629];2;0)" office:value-type="string" office:string-value="Previous anesthetic complications">
            <text:p>Previous anesthetic complications</text:p>
          </table:table-cell>
          <table:table-cell office:value-type="float" office:value="78">
            <text:p>78</text:p>
          </table:table-cell>
          <table:table-cell office:value-type="string">
            <text:p>Anesthetic_Complications_Previous</text:p>
          </table:table-cell>
          <table:table-cell table:style-name="ce107" office:value-type="string">
            <text:p>Have you had any problems or concerns with your previous anaesthetics?</text:p>
          </table:table-cell>
          <table:table-cell office:value-type="string">
            <text:p>Surgery_Previous = Yes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24];[$'Concept heirarchy position'.A$1:.I$629];3;0)" office:value-type="float" office:value="79">
            <text:p>79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24]+1" office:value-type="float" office:value="124">
            <text:p>124</text:p>
          </table:table-cell>
          <table:table-cell table:formula="of:=VLOOKUP([.D125];[$'Concept heirarchy position'.A$1:.I$629];2;0)" office:value-type="string" office:string-value="Family history of anesthesia complications">
            <text:p>Family history of anesthesia complications</text:p>
          </table:table-cell>
          <table:table-cell office:value-type="float" office:value="79">
            <text:p>79</text:p>
          </table:table-cell>
          <table:table-cell office:value-type="string">
            <text:p>Anesthetic_Complications_Family_History</text:p>
          </table:table-cell>
          <table:table-cell table:style-name="ce108" office:value-type="string">
            <text:p>Family history of anesthesia complication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25];[$'Concept heirarchy position'.A$1:.I$629];3;0)" office:value-type="float" office:value="80">
            <text:p>80</text:p>
          </table:table-cell>
          <table:table-cell/>
          <table:table-cell table:style-name="ce50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125]+1" office:value-type="float" office:value="125">
            <text:p>125</text:p>
          </table:table-cell>
          <table:table-cell table:formula="of:=VLOOKUP([.D126];[$'Concept heirarchy position'.A$1:.I$629];2;0)" office:value-type="string" office:string-value="Family history of anesthesia complications">
            <text:p>Family history of anesthesia complications</text:p>
          </table:table-cell>
          <table:table-cell office:value-type="float" office:value="80">
            <text:p>80</text:p>
          </table:table-cell>
          <table:table-cell office:value-type="string">
            <text:p>Anesthetic_Complications_Family_History</text:p>
          </table:table-cell>
          <table:table-cell table:style-name="ce107" office:value-type="string">
            <text:p>Have any of your relatives had problems with anaesthetic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formula="of:=VLOOKUP([.D126];[$'Concept heirarchy position'.A$1:.I$629];3;0)" office:value-type="float" office:value="80">
            <text:p>80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/>
          <table:table-cell table:number-columns-repeated="1003"/>
        </table:table-row>
        <table:table-row table:style-name="ro4">
          <table:table-cell table:style-name="ce99" table:formula="of:=[.A126]+1" office:value-type="float" office:value="126">
            <text:p>126</text:p>
          </table:table-cell>
          <table:table-cell table:formula="of:=VLOOKUP([.D127];[$'Concept heirarchy position'.A$1:.I$629];2;0)" office:value-type="string" office:string-value="Previous PONV">
            <text:p>Previous PONV</text:p>
          </table:table-cell>
          <table:table-cell office:value-type="float" office:value="81">
            <text:p>81</text:p>
          </table:table-cell>
          <table:table-cell office:value-type="string">
            <text:p>PONV_Previous</text:p>
          </table:table-cell>
          <table:table-cell table:style-name="ce108" office:value-type="string">
            <text:p>Post operative nausea and vomiting (PONV)</text:p>
          </table:table-cell>
          <table:table-cell office:value-type="string">
            <text:p>Surgery_Previous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127];[$'Concept heirarchy position'.A$1:.I$629];3;0)" office:value-type="float" office:value="81">
            <text:p>81</text:p>
          </table:table-cell>
          <table:table-cell/>
          <table:table-cell table:style-name="ce50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127]+1" office:value-type="float" office:value="127">
            <text:p>127</text:p>
          </table:table-cell>
          <table:table-cell table:formula="of:=VLOOKUP([.D128];[$'Concept heirarchy position'.A$1:.I$629];2;0)" office:value-type="string" office:string-value="Previous PONV">
            <text:p>Previous PONV</text:p>
          </table:table-cell>
          <table:table-cell office:value-type="float" office:value="82">
            <text:p>82</text:p>
          </table:table-cell>
          <table:table-cell office:value-type="string">
            <text:p>PONV_Previous</text:p>
          </table:table-cell>
          <table:table-cell table:style-name="ce107" office:value-type="string">
            <text:p>Have you had nausea or vomiting after anaesthesia?</text:p>
          </table:table-cell>
          <table:table-cell office:value-type="string">
            <text:p>Surgery_Previous = Yes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128];[$'Concept heirarchy position'.A$1:.I$629];3;0)" office:value-type="float" office:value="81">
            <text:p>81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28]+1" office:value-type="float" office:value="128">
            <text:p>128</text:p>
          </table:table-cell>
          <table:table-cell table:formula="of:=VLOOKUP([.D129];[$'Concept heirarchy position'.A$1:.I$629];2;0)" office:value-type="float" office:value="0">
            <text:p>#N/A</text:p>
          </table:table-cell>
          <table:table-cell office:value-type="float" office:value="431">
            <text:p>431</text:p>
          </table:table-cell>
          <table:table-cell/>
          <table:table-cell table:style-name="ce107" office:value-type="string">
            <text:p>Past surgery and anaesthesia</text:p>
          </table:table-cell>
          <table:table-cell table:style-name="ce91"/>
          <table:table-cell table:style-name="ce91" office:value-type="string">
            <text:p>End_section</text:p>
          </table:table-cell>
          <table:table-cell table:style-name="ce105"/>
          <table:table-cell table:number-columns-repeated="5"/>
          <table:table-cell table:formula="of:=VLOOKUP([.D129];[$'Concept heirarchy position'.A$1:.I$629];3;0)" office:value-type="float" office:value="0">
            <text:p>#N/A</text:p>
          </table:table-cell>
          <table:table-cell table:style-name="ce115"/>
          <table:table-cell table:style-name="ce119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129]+1" office:value-type="float" office:value="129">
            <text:p>129</text:p>
          </table:table-cell>
          <table:table-cell table:formula="of:=VLOOKUP([.D130];[$'Concept heirarchy position'.A$1:.I$629];2;0)" office:value-type="float" office:value="0">
            <text:p>#N/A</text:p>
          </table:table-cell>
          <table:table-cell office:value-type="float" office:value="471">
            <text:p>471</text:p>
          </table:table-cell>
          <table:table-cell/>
          <table:table-cell table:style-name="ce107" office:value-type="string">
            <text:p>Medication, allergies and substance use</text:p>
          </table:table-cell>
          <table:table-cell table:style-name="ce91"/>
          <table:table-cell table:style-name="ce91" office:value-type="string">
            <text:p>Start_section</text:p>
          </table:table-cell>
          <table:table-cell table:style-name="ce105"/>
          <table:table-cell table:number-columns-repeated="5"/>
          <table:table-cell table:formula="of:=VLOOKUP([.D130];[$'Concept heirarchy position'.A$1:.I$629];3;0)" office:value-type="float" office:value="0">
            <text:p>#N/A</text:p>
          </table:table-cell>
          <table:table-cell table:style-name="ce115"/>
          <table:table-cell table:style-name="ce119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130]+1" office:value-type="float" office:value="130">
            <text:p>130</text:p>
          </table:table-cell>
          <table:table-cell table:formula="of:=VLOOKUP([.D131];[$'Concept heirarchy position'.A$1:.I$629];2;0)" office:value-type="string" office:string-value="Medication">
            <text:p>Medication</text:p>
          </table:table-cell>
          <table:table-cell office:value-type="float" office:value="105">
            <text:p>105</text:p>
          </table:table-cell>
          <table:table-cell table:style-name="ce104" office:value-type="string">
            <text:p>Medication</text:p>
          </table:table-cell>
          <table:table-cell table:style-name="ce108" office:value-type="string">
            <text:p>Medication 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131];[$'Concept heirarchy position'.A$1:.I$629];3;0)" office:value-type="float" office:value="82">
            <text:p>82</text:p>
          </table:table-cell>
          <table:table-cell table:style-name="ce50"/>
          <table:table-cell table:style-name="ce50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131]+1" office:value-type="float" office:value="131">
            <text:p>131</text:p>
          </table:table-cell>
          <table:table-cell table:formula="of:=VLOOKUP([.D132];[$'Concept heirarchy position'.A$1:.I$629];2;0)" office:value-type="string" office:string-value="Medication">
            <text:p>Medication</text:p>
          </table:table-cell>
          <table:table-cell office:value-type="float" office:value="106">
            <text:p>106</text:p>
          </table:table-cell>
          <table:table-cell table:style-name="ce105" office:value-type="string">
            <text:p>Medication</text:p>
          </table:table-cell>
          <table:table-cell table:style-name="ce107" office:value-type="string">
            <text:p>Do you take any medicines (including tablets, inhalers, patches or creams)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132];[$'Concept heirarchy position'.A$1:.I$629];3;0)" office:value-type="float" office:value="82">
            <text:p>82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32]+1" office:value-type="float" office:value="132">
            <text:p>132</text:p>
          </table:table-cell>
          <table:table-cell table:formula="of:=VLOOKUP([.D133];[$'Concept heirarchy position'.A$1:.I$629];2;0)" office:value-type="string" office:string-value="Current medication">
            <text:p>Current medication</text:p>
          </table:table-cell>
          <table:table-cell office:value-type="float" office:value="107">
            <text:p>107</text:p>
          </table:table-cell>
          <table:table-cell office:value-type="string">
            <text:p>Medication_List_Current</text:p>
          </table:table-cell>
          <table:table-cell table:style-name="ce108" office:value-type="string">
            <text:p>Medication, specify</text:p>
          </table:table-cell>
          <table:table-cell table:style-name="ce10" office:value-type="string">
            <text:p>Medication = Yes</text:p>
          </table:table-cell>
          <table:table-cell table:style-name="ce10" office:value-type="string">
            <text:p>Text_box</text:p>
          </table:table-cell>
          <table:table-cell/>
          <table:table-cell table:style-name="ce10" office:value-type="float" office:value="65535">
            <text:p>65535</text:p>
          </table:table-cell>
          <table:table-cell table:number-columns-repeated="4"/>
          <table:table-cell table:formula="of:=VLOOKUP([.D133];[$'Concept heirarchy position'.A$1:.I$629];3;0)" office:value-type="float" office:value="83">
            <text:p>83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133]+1" office:value-type="float" office:value="133">
            <text:p>133</text:p>
          </table:table-cell>
          <table:table-cell table:formula="of:=VLOOKUP([.D134];[$'Concept heirarchy position'.A$1:.I$629];2;0)" office:value-type="string" office:string-value="Current medication">
            <text:p>Current medication</text:p>
          </table:table-cell>
          <table:table-cell office:value-type="float" office:value="108">
            <text:p>108</text:p>
          </table:table-cell>
          <table:table-cell office:value-type="string">
            <text:p>Medication_List_Current</text:p>
          </table:table-cell>
          <table:table-cell table:style-name="ce107" office:value-type="string">
            <text:p>Please list all medicines, including dose and frequency.</text:p>
          </table:table-cell>
          <table:table-cell table:style-name="ce103" office:value-type="string">
            <text:p>Medication = Yes</text:p>
          </table:table-cell>
          <table:table-cell table:style-name="ce103" office:value-type="string">
            <text:p>Text_box</text:p>
          </table:table-cell>
          <table:table-cell/>
          <table:table-cell table:style-name="ce103" office:value-type="float" office:value="65536">
            <text:p>65536</text:p>
          </table:table-cell>
          <table:table-cell table:number-columns-repeated="4"/>
          <table:table-cell table:formula="of:=VLOOKUP([.D134];[$'Concept heirarchy position'.A$1:.I$629];3;0)" office:value-type="float" office:value="83">
            <text:p>83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34]+1" office:value-type="float" office:value="134">
            <text:p>134</text:p>
          </table:table-cell>
          <table:table-cell table:formula="of:=VLOOKUP([.D135];[$'Concept heirarchy position'.A$1:.I$629];2;0)" office:value-type="string" office:string-value="Allergies">
            <text:p>Allergies</text:p>
          </table:table-cell>
          <table:table-cell office:value-type="float" office:value="109">
            <text:p>109</text:p>
          </table:table-cell>
          <table:table-cell table:style-name="ce10" office:value-type="string">
            <text:p>Allergies</text:p>
          </table:table-cell>
          <table:table-cell table:style-name="ce108" office:value-type="string">
            <text:p>Allergi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/>
          <table:table-cell table:style-name="ce10" table:number-columns-repeated="4"/>
          <table:table-cell table:formula="of:=VLOOKUP([.D135];[$'Concept heirarchy position'.A$1:.I$629];3;0)" office:value-type="float" office:value="96">
            <text:p>96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135]+1" office:value-type="float" office:value="135">
            <text:p>135</text:p>
          </table:table-cell>
          <table:table-cell table:formula="of:=VLOOKUP([.D136];[$'Concept heirarchy position'.A$1:.I$629];2;0)" office:value-type="string" office:string-value="Allergies">
            <text:p>Allergies</text:p>
          </table:table-cell>
          <table:table-cell office:value-type="float" office:value="110">
            <text:p>110</text:p>
          </table:table-cell>
          <table:table-cell table:style-name="ce103" office:value-type="string">
            <text:p>Allergies</text:p>
          </table:table-cell>
          <table:table-cell table:style-name="ce107" office:value-type="string">
            <text:p>Do you have any allergies (including medicines, latex rubber, tapes or food)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table:style-name="ce103" table:number-columns-repeated="4"/>
          <table:table-cell table:formula="of:=VLOOKUP([.D136];[$'Concept heirarchy position'.A$1:.I$629];3;0)" office:value-type="float" office:value="96">
            <text:p>96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36]+1" office:value-type="float" office:value="136">
            <text:p>136</text:p>
          </table:table-cell>
          <table:table-cell table:formula="of:=VLOOKUP([.D137];[$'Concept heirarchy position'.A$1:.I$629];2;0)" office:value-type="string" office:string-value="Allergy to (and reaction)">
            <text:p>Allergy to (and reaction)</text:p>
          </table:table-cell>
          <table:table-cell office:value-type="float" office:value="111">
            <text:p>111</text:p>
          </table:table-cell>
          <table:table-cell office:value-type="string">
            <text:p>Allergy_cause_reaction</text:p>
          </table:table-cell>
          <table:table-cell table:style-name="ce108" office:value-type="string">
            <text:p>Allergy cause and reaction</text:p>
          </table:table-cell>
          <table:table-cell table:style-name="ce10" office:value-type="string">
            <text:p>Allergies = Yes</text:p>
          </table:table-cell>
          <table:table-cell table:style-name="ce10" office:value-type="string">
            <text:p>Text_box</text:p>
          </table:table-cell>
          <table:table-cell/>
          <table:table-cell table:style-name="ce104" office:value-type="float" office:value="65535">
            <text:p>65535</text:p>
          </table:table-cell>
          <table:table-cell table:number-columns-repeated="4"/>
          <table:table-cell table:formula="of:=VLOOKUP([.D137];[$'Concept heirarchy position'.A$1:.I$629];3;0)" office:value-type="float" office:value="97">
            <text:p>97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137]+1" office:value-type="float" office:value="137">
            <text:p>137</text:p>
          </table:table-cell>
          <table:table-cell table:formula="of:=VLOOKUP([.D138];[$'Concept heirarchy position'.A$1:.I$629];2;0)" office:value-type="string" office:string-value="Allergy to (and reaction)">
            <text:p>Allergy to (and reaction)</text:p>
          </table:table-cell>
          <table:table-cell office:value-type="float" office:value="112">
            <text:p>112</text:p>
          </table:table-cell>
          <table:table-cell office:value-type="string">
            <text:p>Allergy_cause_reaction</text:p>
          </table:table-cell>
          <table:table-cell table:style-name="ce107" office:value-type="string">
            <text:p>What are you allergic to? <text:s/>What happens when you have it?</text:p>
          </table:table-cell>
          <table:table-cell table:style-name="ce103" office:value-type="string">
            <text:p>Allergies = Yes</text:p>
          </table:table-cell>
          <table:table-cell table:style-name="ce103" office:value-type="string">
            <text:p>Text_box</text:p>
          </table:table-cell>
          <table:table-cell/>
          <table:table-cell table:style-name="ce105" office:value-type="float" office:value="65535">
            <text:p>65535</text:p>
          </table:table-cell>
          <table:table-cell table:number-columns-repeated="4"/>
          <table:table-cell table:formula="of:=VLOOKUP([.D138];[$'Concept heirarchy position'.A$1:.I$629];3;0)" office:value-type="float" office:value="97">
            <text:p>97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38]+1" office:value-type="float" office:value="138">
            <text:p>138</text:p>
          </table:table-cell>
          <table:table-cell table:formula="of:=VLOOKUP([.D139];[$'Concept heirarchy position'.A$1:.I$629];2;0)" office:value-type="string" office:string-value="Allergy reaction">
            <text:p>Allergy reaction</text:p>
          </table:table-cell>
          <table:table-cell office:value-type="float" office:value="113">
            <text:p>113</text:p>
          </table:table-cell>
          <table:table-cell office:value-type="string">
            <text:p>Allergy_reaction</text:p>
          </table:table-cell>
          <table:table-cell table:style-name="ce107" office:value-type="string">
            <text:p>What was the reaction?</text:p>
          </table:table-cell>
          <table:table-cell table:style-name="ce103" office:value-type="string">
            <text:p>Allergies = Yes</text:p>
          </table:table-cell>
          <table:table-cell table:style-name="ce103" office:value-type="string">
            <text:p>ManyOptions</text:p>
          </table:table-cell>
          <table:table-cell table:style-name="ce10" office:value-type="string">
            <text:p>Allergy_reaction_patient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Other</text:p>
          </table:table-cell>
          <table:table-cell table:style-name="ce103" table:number-columns-repeated="2"/>
          <table:table-cell table:formula="of:=VLOOKUP([.D139];[$'Concept heirarchy position'.A$1:.I$629];3;0)" office:value-type="float" office:value="98">
            <text:p>98</text:p>
          </table:table-cell>
          <table:table-cell table:style-name="ce119" table:number-columns-repeated="2"/>
          <table:table-cell table:number-columns-repeated="3"/>
          <table:table-cell table:style-name="ce119" table:number-columns-repeated="2"/>
          <table:table-cell table:number-columns-repeated="1003"/>
        </table:table-row>
        <table:table-row table:style-name="ro4">
          <table:table-cell table:style-name="ce99" table:formula="of:=[.A139]+1" office:value-type="float" office:value="139">
            <text:p>139</text:p>
          </table:table-cell>
          <table:table-cell table:formula="of:=VLOOKUP([.D140];[$'Concept heirarchy position'.A$1:.I$629];2;0)" office:value-type="string" office:string-value="Side effects">
            <text:p>Side effects</text:p>
          </table:table-cell>
          <table:table-cell office:value-type="float" office:value="114">
            <text:p>114</text:p>
          </table:table-cell>
          <table:table-cell office:value-type="string">
            <text:p>Drug_side_effects</text:p>
          </table:table-cell>
          <table:table-cell table:style-name="ce108" office:value-type="string">
            <text:p>Medications avoided because of side effect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140];[$'Concept heirarchy position'.A$1:.I$629];3;0)" office:value-type="float" office:value="100">
            <text:p>100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140]+1" office:value-type="float" office:value="140">
            <text:p>140</text:p>
          </table:table-cell>
          <table:table-cell table:formula="of:=VLOOKUP([.D141];[$'Concept heirarchy position'.A$1:.I$629];2;0)" office:value-type="string" office:string-value="Side effects">
            <text:p>Side effects</text:p>
          </table:table-cell>
          <table:table-cell office:value-type="float" office:value="115">
            <text:p>115</text:p>
          </table:table-cell>
          <table:table-cell office:value-type="string">
            <text:p>Drug_side_effects</text:p>
          </table:table-cell>
          <table:table-cell table:style-name="ce107" office:value-type="string">
            <text:p>Are there medicines you can't take because of side effect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41];[$'Concept heirarchy position'.A$1:.I$629];3;0)" office:value-type="float" office:value="100">
            <text:p>100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41]+1" office:value-type="float" office:value="141">
            <text:p>141</text:p>
          </table:table-cell>
          <table:table-cell table:formula="of:=VLOOKUP([.D142];[$'Concept heirarchy position'.A$1:.I$629];2;0)" office:value-type="float" office:value="0">
            <text:p>#N/A</text:p>
          </table:table-cell>
          <table:table-cell office:value-type="float" office:value="433">
            <text:p>433</text:p>
          </table:table-cell>
          <table:table-cell/>
          <table:table-cell table:style-name="ce107" office:value-type="string">
            <text:p>Medication, allergies and substance use</text:p>
          </table:table-cell>
          <table:table-cell table:style-name="ce91"/>
          <table:table-cell table:style-name="ce91" office:value-type="string">
            <text:p>End_section</text:p>
          </table:table-cell>
          <table:table-cell table:style-name="ce105"/>
          <table:table-cell table:number-columns-repeated="5"/>
          <table:table-cell table:formula="of:=VLOOKUP([.D142];[$'Concept heirarchy position'.A$1:.I$629];3;0)" office:value-type="float" office:value="0">
            <text:p>#N/A</text:p>
          </table:table-cell>
          <table:table-cell table:style-name="ce115"/>
          <table:table-cell table:style-name="ce121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142]+1" office:value-type="float" office:value="142">
            <text:p>142</text:p>
          </table:table-cell>
          <table:table-cell table:formula="of:=VLOOKUP([.D143];[$'Concept heirarchy position'.A$1:.I$629];2;0)" office:value-type="string" office:string-value="Height(cm) patient report">
            <text:p>Height(cm) patient report</text:p>
          </table:table-cell>
          <table:table-cell office:value-type="float" office:value="45">
            <text:p>45</text:p>
          </table:table-cell>
          <table:table-cell office:value-type="string">
            <text:p>Height_patient_report_cm</text:p>
          </table:table-cell>
          <table:table-cell table:style-name="ce107" office:value-type="string">
            <text:p>How tall are you (in centimeters)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Number</text:p>
          </table:table-cell>
          <table:table-cell table:number-columns-repeated="6"/>
          <table:table-cell table:formula="of:=VLOOKUP([.D143];[$'Concept heirarchy position'.A$1:.I$629];3;0)" office:value-type="float" office:value="101">
            <text:p>101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43]+1" office:value-type="float" office:value="143">
            <text:p>143</text:p>
          </table:table-cell>
          <table:table-cell table:formula="of:=VLOOKUP([.D144];[$'Concept heirarchy position'.A$1:.I$629];2;0)" office:value-type="float" office:value="0">
            <text:p>#N/A</text:p>
          </table:table-cell>
          <table:table-cell table:style-name="ce101" office:value-type="float" office:value="475">
            <text:p>475</text:p>
          </table:table-cell>
          <table:table-cell/>
          <table:table-cell table:number-columns-repeated="9"/>
          <table:table-cell table:formula="of:=VLOOKUP([.D144];[$'Concept heirarchy position'.A$1:.I$629];3;0)" office:value-type="float" office:value="0">
            <text:p>#N/A</text:p>
          </table:table-cell>
          <table:table-cell table:number-columns-repeated="1010"/>
        </table:table-row>
        <table:table-row table:style-name="ro4">
          <table:table-cell table:style-name="ce99" table:formula="of:=[.A144]+1" office:value-type="float" office:value="144">
            <text:p>144</text:p>
          </table:table-cell>
          <table:table-cell table:formula="of:=VLOOKUP([.D145];[$'Concept heirarchy position'.A$1:.I$629];2;0)" office:value-type="string" office:string-value="Weight(kg) patient report">
            <text:p>Weight(kg) patient report</text:p>
          </table:table-cell>
          <table:table-cell office:value-type="float" office:value="47">
            <text:p>47</text:p>
          </table:table-cell>
          <table:table-cell office:value-type="string">
            <text:p>Weight_patient_report_kg</text:p>
          </table:table-cell>
          <table:table-cell table:style-name="ce107" office:value-type="string">
            <text:p>How much do you weigh (in kilograms)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Number</text:p>
          </table:table-cell>
          <table:table-cell table:number-columns-repeated="6"/>
          <table:table-cell table:formula="of:=VLOOKUP([.D145];[$'Concept heirarchy position'.A$1:.I$629];3;0)" office:value-type="float" office:value="102">
            <text:p>102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45]+1" office:value-type="float" office:value="145">
            <text:p>145</text:p>
          </table:table-cell>
          <table:table-cell table:formula="of:=VLOOKUP([.D146];[$'Concept heirarchy position'.A$1:.I$629];2;0)" office:value-type="string" office:string-value="Alcohol current">
            <text:p>Alcohol current</text:p>
          </table:table-cell>
          <table:table-cell office:value-type="float" office:value="49">
            <text:p>49</text:p>
          </table:table-cell>
          <table:table-cell table:style-name="ce10" office:value-type="string">
            <text:p>Alcohol_Current</text:p>
          </table:table-cell>
          <table:table-cell table:style-name="ce108" office:value-type="string">
            <text:p>Alcohol consumption</text:p>
          </table:table-cell>
          <table:table-cell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 table:number-columns-repeated="2"/>
          <table:table-cell table:style-name="ce10" table:number-columns-repeated="3"/>
          <table:table-cell table:formula="of:=VLOOKUP([.D146];[$'Concept heirarchy position'.A$1:.I$629];3;0)" office:value-type="float" office:value="103">
            <text:p>103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146]+1" office:value-type="float" office:value="146">
            <text:p>146</text:p>
          </table:table-cell>
          <table:table-cell table:formula="of:=VLOOKUP([.D147];[$'Concept heirarchy position'.A$1:.I$629];2;0)" office:value-type="string" office:string-value="Alcohol current">
            <text:p>Alcohol current</text:p>
          </table:table-cell>
          <table:table-cell office:value-type="float" office:value="50">
            <text:p>50</text:p>
          </table:table-cell>
          <table:table-cell table:style-name="ce103" office:value-type="string">
            <text:p>Alcohol_Current</text:p>
          </table:table-cell>
          <table:table-cell table:style-name="ce107" office:value-type="string">
            <text:p>Do you drink alcohol?</text:p>
          </table:table-cell>
          <table:table-cell table:style-name="ce10" office:value-type="string">
            <text:p>Patient_Age &gt; 14</text:p>
          </table:table-cell>
          <table:table-cell table:style-name="ce103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2"/>
          <table:table-cell table:style-name="ce103" table:number-columns-repeated="3"/>
          <table:table-cell table:formula="of:=VLOOKUP([.D147];[$'Concept heirarchy position'.A$1:.I$629];3;0)" office:value-type="float" office:value="103">
            <text:p>103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47]+1" office:value-type="float" office:value="147">
            <text:p>147</text:p>
          </table:table-cell>
          <table:table-cell table:formula="of:=VLOOKUP([.D148];[$'Concept heirarchy position'.A$1:.I$629];2;0)" office:value-type="string" office:string-value="Alcohol units per week">
            <text:p>Alcohol units per week</text:p>
          </table:table-cell>
          <table:table-cell office:value-type="float" office:value="51">
            <text:p>51</text:p>
          </table:table-cell>
          <table:table-cell office:value-type="string">
            <text:p>Alcohol_Units_per_Week</text:p>
          </table:table-cell>
          <table:table-cell table:style-name="ce108" office:value-type="string">
            <text:p>Standard units per week</text:p>
          </table:table-cell>
          <table:table-cell office:value-type="string">
            <text:p>Alcohol_Current = 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148];[$'Concept heirarchy position'.A$1:.I$629];3;0)" office:value-type="float" office:value="104">
            <text:p>104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148]+1" office:value-type="float" office:value="148">
            <text:p>148</text:p>
          </table:table-cell>
          <table:table-cell table:formula="of:=VLOOKUP([.D149];[$'Concept heirarchy position'.A$1:.I$629];2;0)" office:value-type="string" office:string-value="Alcohol units per week">
            <text:p>Alcohol units per week</text:p>
          </table:table-cell>
          <table:table-cell office:value-type="float" office:value="52">
            <text:p>52</text:p>
          </table:table-cell>
          <table:table-cell office:value-type="string">
            <text:p>Alcohol_Units_per_Week</text:p>
          </table:table-cell>
          <table:table-cell table:style-name="ce107" office:value-type="string">
            <text:p>How many standard drinks would you have a week?</text:p>
          </table:table-cell>
          <table:table-cell office:value-type="string">
            <text:p>Alcohol_Current = Yes</text:p>
          </table:table-cell>
          <table:table-cell table:style-name="ce103" office:value-type="string">
            <text:p>Number</text:p>
          </table:table-cell>
          <table:table-cell table:number-columns-repeated="6"/>
          <table:table-cell table:formula="of:=VLOOKUP([.D149];[$'Concept heirarchy position'.A$1:.I$629];3;0)" office:value-type="float" office:value="104">
            <text:p>104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49]+1" office:value-type="float" office:value="149">
            <text:p>149</text:p>
          </table:table-cell>
          <table:table-cell table:formula="of:=VLOOKUP([.D150];[$'Concept heirarchy position'.A$1:.I$629];2;0)" office:value-type="string" office:string-value="Tobacco ever">
            <text:p>Tobacco ever</text:p>
          </table:table-cell>
          <table:table-cell office:value-type="float" office:value="53">
            <text:p>53</text:p>
          </table:table-cell>
          <table:table-cell office:value-type="string">
            <text:p>Tobacco_Ever</text:p>
          </table:table-cell>
          <table:table-cell table:style-name="ce108" office:value-type="string">
            <text:p>Ever smoked</text:p>
          </table:table-cell>
          <table:table-cell table:style-name="ce91" office:value-type="string">
            <text:p>Patient_Age &g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150];[$'Concept heirarchy position'.A$1:.I$629];3;0)" office:value-type="float" office:value="105">
            <text:p>105</text:p>
          </table:table-cell>
          <table:table-cell/>
          <table:table-cell table:style-name="ce121"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50]+1" office:value-type="float" office:value="150">
            <text:p>150</text:p>
          </table:table-cell>
          <table:table-cell table:formula="of:=VLOOKUP([.D151];[$'Concept heirarchy position'.A$1:.I$629];2;0)" office:value-type="string" office:string-value="Tobacco ever">
            <text:p>Tobacco ever</text:p>
          </table:table-cell>
          <table:table-cell office:value-type="float" office:value="54">
            <text:p>54</text:p>
          </table:table-cell>
          <table:table-cell office:value-type="string">
            <text:p>Tobacco_Ever</text:p>
          </table:table-cell>
          <table:table-cell table:style-name="ce107" office:value-type="string">
            <text:p>Have you ever been a smoker?</text:p>
          </table:table-cell>
          <table:table-cell table:style-name="ce91" office:value-type="string">
            <text:p>Patient_Age &gt; 14</text:p>
          </table:table-cell>
          <table:table-cell table:style-name="ce103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151];[$'Concept heirarchy position'.A$1:.I$629];3;0)" office:value-type="float" office:value="105">
            <text:p>105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51]+1" office:value-type="float" office:value="151">
            <text:p>151</text:p>
          </table:table-cell>
          <table:table-cell table:formula="of:=VLOOKUP([.D152];[$'Concept heirarchy position'.A$1:.I$629];2;0)" office:value-type="string" office:string-value="Current smoker">
            <text:p>Current smoker</text:p>
          </table:table-cell>
          <table:table-cell office:value-type="float" office:value="55">
            <text:p>55</text:p>
          </table:table-cell>
          <table:table-cell office:value-type="string">
            <text:p>Tobacco_Current</text:p>
          </table:table-cell>
          <table:table-cell table:style-name="ce108" office:value-type="string">
            <text:p>Smoker, current</text:p>
          </table:table-cell>
          <table:table-cell office:value-type="string">
            <text:p>Tobacco_Ever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152];[$'Concept heirarchy position'.A$1:.I$629];3;0)" office:value-type="float" office:value="106">
            <text:p>106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52]+1" office:value-type="float" office:value="152">
            <text:p>152</text:p>
          </table:table-cell>
          <table:table-cell table:formula="of:=VLOOKUP([.D153];[$'Concept heirarchy position'.A$1:.I$629];2;0)" office:value-type="string" office:string-value="Current smoker">
            <text:p>Current smoker</text:p>
          </table:table-cell>
          <table:table-cell office:value-type="float" office:value="56">
            <text:p>56</text:p>
          </table:table-cell>
          <table:table-cell office:value-type="string">
            <text:p>Tobacco_Current</text:p>
          </table:table-cell>
          <table:table-cell table:style-name="ce107" office:value-type="string">
            <text:p>Do you smoke now?</text:p>
          </table:table-cell>
          <table:table-cell office:value-type="string">
            <text:p>Tobacco_Ever = Yes</text:p>
          </table:table-cell>
          <table:table-cell table:style-name="ce103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153];[$'Concept heirarchy position'.A$1:.I$629];3;0)" office:value-type="float" office:value="106">
            <text:p>106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53]+1" office:value-type="float" office:value="153">
            <text:p>153</text:p>
          </table:table-cell>
          <table:table-cell table:formula="of:=VLOOKUP([.D154];[$'Concept heirarchy position'.A$1:.I$629];2;0)" office:value-type="string" office:string-value="Cigarettes / day">
            <text:p>Cigarettes / day</text:p>
          </table:table-cell>
          <table:table-cell office:value-type="float" office:value="57">
            <text:p>57</text:p>
          </table:table-cell>
          <table:table-cell office:value-type="string">
            <text:p>Tobacco_Cigarettes_per_Day</text:p>
          </table:table-cell>
          <table:table-cell table:style-name="ce108" office:value-type="string">
            <text:p>Cigarettes / day average (current)</text:p>
          </table:table-cell>
          <table:table-cell table:style-name="ce10" office:value-type="string">
            <text:p>Tobacco_Current = 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154];[$'Concept heirarchy position'.A$1:.I$629];3;0)" office:value-type="float" office:value="107">
            <text:p>107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54]+1" office:value-type="float" office:value="154">
            <text:p>154</text:p>
          </table:table-cell>
          <table:table-cell table:formula="of:=VLOOKUP([.D155];[$'Concept heirarchy position'.A$1:.I$629];2;0)" office:value-type="string" office:string-value="Cigarettes / day">
            <text:p>Cigarettes / day</text:p>
          </table:table-cell>
          <table:table-cell office:value-type="float" office:value="58">
            <text:p>58</text:p>
          </table:table-cell>
          <table:table-cell office:value-type="string">
            <text:p>Tobacco_Cigarettes_per_Day</text:p>
          </table:table-cell>
          <table:table-cell table:style-name="ce107" office:value-type="string">
            <text:p>On average, how many cigarettes do you smoke each day?</text:p>
          </table:table-cell>
          <table:table-cell table:style-name="ce103" office:value-type="string">
            <text:p>Tobacco_Current = 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155];[$'Concept heirarchy position'.A$1:.I$629];3;0)" office:value-type="float" office:value="107">
            <text:p>107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55]+1" office:value-type="float" office:value="155">
            <text:p>155</text:p>
          </table:table-cell>
          <table:table-cell table:formula="of:=VLOOKUP([.D156];[$'Concept heirarchy position'.A$1:.I$629];2;0)" office:value-type="string" office:string-value="Tobacco Date stopped">
            <text:p>Tobacco Date stopped</text:p>
          </table:table-cell>
          <table:table-cell office:value-type="float" office:value="59">
            <text:p>59</text:p>
          </table:table-cell>
          <table:table-cell table:style-name="ce10" office:value-type="string">
            <text:p>Tobacco_Date_Stopped</text:p>
          </table:table-cell>
          <table:table-cell table:style-name="ce108" office:value-type="string">
            <text:p>Date stopped smoking (DD-MM-YYYY)</text:p>
          </table:table-cell>
          <table:table-cell table:style-name="ce10" office:value-type="string">
            <text:p>Tobacco_Ever = Yes and <text:s/>Tobacco_Current = No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156];[$'Concept heirarchy position'.A$1:.I$629];3;0)" office:value-type="float" office:value="108">
            <text:p>108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56]+1" office:value-type="float" office:value="156">
            <text:p>156</text:p>
          </table:table-cell>
          <table:table-cell table:formula="of:=VLOOKUP([.D157];[$'Concept heirarchy position'.A$1:.I$629];2;0)" office:value-type="string" office:string-value="Tobacco Date stopped">
            <text:p>Tobacco Date stopped</text:p>
          </table:table-cell>
          <table:table-cell office:value-type="float" office:value="60">
            <text:p>60</text:p>
          </table:table-cell>
          <table:table-cell table:style-name="ce103" office:value-type="string">
            <text:p>Tobacco_Date_Stopped</text:p>
          </table:table-cell>
          <table:table-cell table:style-name="ce107" office:value-type="string">
            <text:p>Approximately, when did you stop? <text:s/>(DD-MM-YYYY)</text:p>
          </table:table-cell>
          <table:table-cell table:style-name="ce103" office:value-type="string">
            <text:p>Tobacco_Ever = Yes and <text:s/>Tobacco_Current = No</text:p>
          </table:table-cell>
          <table:table-cell table:style-name="ce103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157];[$'Concept heirarchy position'.A$1:.I$629];3;0)" office:value-type="float" office:value="108">
            <text:p>108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57]+1" office:value-type="float" office:value="157">
            <text:p>157</text:p>
          </table:table-cell>
          <table:table-cell table:formula="of:=VLOOKUP([.D158];[$'Concept heirarchy position'.A$1:.I$629];2;0)" office:value-type="string" office:string-value="Tobacco pack years">
            <text:p>Tobacco pack years</text:p>
          </table:table-cell>
          <table:table-cell office:value-type="float" office:value="61">
            <text:p>61</text:p>
          </table:table-cell>
          <table:table-cell office:value-type="string">
            <text:p>Tobacco_Pack_Years</text:p>
          </table:table-cell>
          <table:table-cell table:style-name="ce108" office:value-type="string">
            <text:p>Pack years</text:p>
          </table:table-cell>
          <table:table-cell office:value-type="string">
            <text:p>Tobacco_Ever = 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158];[$'Concept heirarchy position'.A$1:.I$629];3;0)" office:value-type="float" office:value="109">
            <text:p>109</text:p>
          </table:table-cell>
          <table:table-cell/>
          <table:table-cell table:style-name="ce121"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58]+1" office:value-type="float" office:value="158">
            <text:p>158</text:p>
          </table:table-cell>
          <table:table-cell table:formula="of:=VLOOKUP([.D159];[$'Concept heirarchy position'.A$1:.I$629];2;0)" office:value-type="string" office:string-value="Illicit drugs">
            <text:p>Illicit drugs</text:p>
          </table:table-cell>
          <table:table-cell office:value-type="float" office:value="62">
            <text:p>62</text:p>
          </table:table-cell>
          <table:table-cell office:value-type="string">
            <text:p>Illicit_Drugs</text:p>
          </table:table-cell>
          <table:table-cell table:style-name="ce108" office:value-type="string">
            <text:p>Recreational / illicit drugs</text:p>
          </table:table-cell>
          <table:table-cell table:style-name="ce91" office:value-type="string">
            <text:p>Patient_Age &g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159];[$'Concept heirarchy position'.A$1:.I$629];3;0)" office:value-type="float" office:value="110">
            <text:p>110</text:p>
          </table:table-cell>
          <table:table-cell/>
          <table:table-cell table:style-name="ce121"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59]+1" office:value-type="float" office:value="159">
            <text:p>159</text:p>
          </table:table-cell>
          <table:table-cell table:formula="of:=VLOOKUP([.D160];[$'Concept heirarchy position'.A$1:.I$629];2;0)" office:value-type="string" office:string-value="Illicit drugs">
            <text:p>Illicit drugs</text:p>
          </table:table-cell>
          <table:table-cell office:value-type="float" office:value="63">
            <text:p>63</text:p>
          </table:table-cell>
          <table:table-cell office:value-type="string">
            <text:p>Illicit_Drugs</text:p>
          </table:table-cell>
          <table:table-cell table:style-name="ce107" office:value-type="string">
            <text:p>Do you take any recreational drugs?</text:p>
          </table:table-cell>
          <table:table-cell table:style-name="ce91" office:value-type="string">
            <text:p>Patient_Age &gt; 14</text:p>
          </table:table-cell>
          <table:table-cell table:style-name="ce103" office:value-type="string">
            <text:p>OneOption</text:p>
          </table:table-cell>
          <table:table-cell table:style-name="ce10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60];[$'Concept heirarchy position'.A$1:.I$629];3;0)" office:value-type="float" office:value="110">
            <text:p>110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60]+1" office:value-type="float" office:value="160">
            <text:p>160</text:p>
          </table:table-cell>
          <table:table-cell table:formula="of:=VLOOKUP([.D161];[$'Concept heirarchy position'.A$1:.I$629];2;0)" office:value-type="string" office:string-value="Malignancy (ever)">
            <text:p>Malignancy (ever)</text:p>
          </table:table-cell>
          <table:table-cell office:value-type="float" office:value="341">
            <text:p>341</text:p>
          </table:table-cell>
          <table:table-cell table:style-name="ce10" office:value-type="string">
            <text:p>Malignancy_ever</text:p>
          </table:table-cell>
          <table:table-cell table:style-name="ce108" office:value-type="string">
            <text:p>Have you ever had a definite diagnosis of cancer?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</text:p>
          </table:table-cell>
          <table:table-cell/>
          <table:table-cell table:style-name="ce10"/>
          <table:table-cell table:number-columns-repeated="3"/>
          <table:table-cell table:formula="of:=VLOOKUP([.D161];[$'Concept heirarchy position'.A$1:.I$629];3;0)" office:value-type="float" office:value="111">
            <text:p>111</text:p>
          </table:table-cell>
          <table:table-cell table:style-name="ce115"/>
          <table:table-cell table:style-name="ce50"/>
          <table:table-cell table:number-columns-repeated="3"/>
          <table:table-cell table:style-name="ce115"/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61]+1" office:value-type="float" office:value="161">
            <text:p>161</text:p>
          </table:table-cell>
          <table:table-cell table:formula="of:=VLOOKUP([.D162];[$'Concept heirarchy position'.A$1:.I$629];2;0)" office:value-type="float" office:value="0">
            <text:p>#N/A</text:p>
          </table:table-cell>
          <table:table-cell table:style-name="ce15" office:value-type="float" office:value="433">
            <text:p>433</text:p>
          </table:table-cell>
          <table:table-cell table:style-name="ce15"/>
          <table:table-cell table:style-name="ce111" office:value-type="string">
            <text:p>Medication, allergies and substance use</text:p>
          </table:table-cell>
          <table:table-cell table:style-name="ce91"/>
          <table:table-cell table:style-name="ce91" office:value-type="string">
            <text:p>End_section</text:p>
          </table:table-cell>
          <table:table-cell table:style-name="ce90"/>
          <table:table-cell table:style-name="ce15" table:number-columns-repeated="5"/>
          <table:table-cell table:formula="of:=VLOOKUP([.D162];[$'Concept heirarchy position'.A$1:.I$629];3;0)" office:value-type="float" office:value="0">
            <text:p>#N/A</text:p>
          </table:table-cell>
          <table:table-cell table:style-name="ce120"/>
          <table:table-cell table:style-name="ce49" office:value-type="string">
            <text:p>Y</text:p>
          </table:table-cell>
          <table:table-cell table:style-name="ce49" table:number-columns-repeated="2"/>
          <table:table-cell table:style-name="ce15"/>
          <table:table-cell table:style-name="ce120" table:number-columns-repeated="2"/>
          <table:table-cell table:style-name="ce15"/>
          <table:table-cell table:number-columns-repeated="1002"/>
        </table:table-row>
        <table:table-row table:style-name="ro4">
          <table:table-cell table:style-name="ce99" table:formula="of:=[.A162]+1" office:value-type="float" office:value="162">
            <text:p>162</text:p>
          </table:table-cell>
          <table:table-cell table:formula="of:=VLOOKUP([.D163];[$'Concept heirarchy position'.A$1:.I$629];2;0)" office:value-type="string" office:string-value="Malignancy current">
            <text:p>Malignancy current</text:p>
          </table:table-cell>
          <table:table-cell office:value-type="float" office:value="66">
            <text:p>66</text:p>
          </table:table-cell>
          <table:table-cell table:style-name="ce103" office:value-type="string">
            <text:p>Malignancy_current</text:p>
          </table:table-cell>
          <table:table-cell table:style-name="ce107" office:value-type="string">
            <text:p>Do you still have cancer? <text:s/></text:p>
          </table:table-cell>
          <table:table-cell table:style-name="ce103" office:value-type="string">
            <text:p>Malignancy_ever = Yes</text:p>
          </table:table-cell>
          <table:table-cell table:style-name="ce103" office:value-type="string">
            <text:p>OneOption</text:p>
          </table:table-cell>
          <table:table-cell table:style-name="ce10" office:value-type="string">
            <text:p>Y_N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formula="of:=VLOOKUP([.D163];[$'Concept heirarchy position'.A$1:.I$629];3;0)" office:value-type="float" office:value="112">
            <text:p>112</text:p>
          </table:table-cell>
          <table:table-cell table:style-name="ce115"/>
          <table:table-cell table:style-name="ce119"/>
          <table:table-cell table:number-columns-repeated="3"/>
          <table:table-cell table:style-name="ce115"/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63]+1" office:value-type="float" office:value="163">
            <text:p>163</text:p>
          </table:table-cell>
          <table:table-cell table:formula="of:=VLOOKUP([.D164];[$'Concept heirarchy position'.A$1:.I$629];2;0)" office:value-type="string" office:string-value="Malignancy current">
            <text:p>Malignancy current</text:p>
          </table:table-cell>
          <table:table-cell office:value-type="float" office:value="342">
            <text:p>342</text:p>
          </table:table-cell>
          <table:table-cell table:style-name="ce10" office:value-type="string">
            <text:p>Malignancy_current</text:p>
          </table:table-cell>
          <table:table-cell table:style-name="ce108" office:value-type="string">
            <text:p>Do you have cancer or is it possible?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</text:p>
          </table:table-cell>
          <table:table-cell/>
          <table:table-cell table:style-name="ce10"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64];[$'Concept heirarchy position'.A$1:.I$629];3;0)" office:value-type="float" office:value="112">
            <text:p>112</text:p>
          </table:table-cell>
          <table:table-cell table:style-name="ce115" office:value-type="string">
            <text:p>Y</text:p>
          </table:table-cell>
          <table:table-cell table:style-name="ce50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64]+1" office:value-type="float" office:value="164">
            <text:p>164</text:p>
          </table:table-cell>
          <table:table-cell table:formula="of:=VLOOKUP([.D165];[$'Concept heirarchy position'.A$1:.I$629];2;0)" office:value-type="string" office:string-value="Height(cm) patient report">
            <text:p>Height(cm) patient report</text:p>
          </table:table-cell>
          <table:table-cell table:style-name="ce15" office:value-type="float" office:value="44">
            <text:p>44</text:p>
          </table:table-cell>
          <table:table-cell table:style-name="ce15" office:value-type="string">
            <text:p>Height_patient_report_cm</text:p>
          </table:table-cell>
          <table:table-cell table:style-name="ce113" office:value-type="string">
            <text:p>Height (cm) patient reported</text:p>
          </table:table-cell>
          <table:table-cell table:style-name="ce91" office:value-type="string">
            <text:p>All</text:p>
          </table:table-cell>
          <table:table-cell table:style-name="ce91" office:value-type="string">
            <text:p>Number</text:p>
          </table:table-cell>
          <table:table-cell table:style-name="ce15" table:number-columns-repeated="6"/>
          <table:table-cell table:style-name="ce15" office:value-type="float" office:value="98">
            <text:p>98</text:p>
          </table:table-cell>
          <table:table-cell table:style-name="ce49"/>
          <table:table-cell table:style-name="ce49" office:value-type="string">
            <text:p>Y</text:p>
          </table:table-cell>
          <table:table-cell table:style-name="ce49" table:number-columns-repeated="2"/>
          <table:table-cell table:style-name="ce15"/>
          <table:table-cell table:style-name="ce49"/>
          <table:table-cell table:style-name="ce49" office:value-type="string">
            <text:p>y</text:p>
          </table:table-cell>
          <table:table-cell table:style-name="ce15"/>
          <table:table-cell table:number-columns-repeated="1002"/>
        </table:table-row>
        <table:table-row table:style-name="ro4">
          <table:table-cell table:style-name="ce99" table:formula="of:=[.A165]+1" office:value-type="float" office:value="165">
            <text:p>165</text:p>
          </table:table-cell>
          <table:table-cell table:formula="of:=VLOOKUP([.D166];[$'Concept heirarchy position'.A$1:.I$629];2;0)" office:value-type="string" office:string-value="Weight(kg) patient report">
            <text:p>Weight(kg) patient report</text:p>
          </table:table-cell>
          <table:table-cell table:style-name="ce15" office:value-type="float" office:value="46">
            <text:p>46</text:p>
          </table:table-cell>
          <table:table-cell table:style-name="ce15" office:value-type="string">
            <text:p>Weight_patient_report_kg</text:p>
          </table:table-cell>
          <table:table-cell table:style-name="ce113" office:value-type="string">
            <text:p>Weight (kg) patient report</text:p>
          </table:table-cell>
          <table:table-cell table:style-name="ce91" office:value-type="string">
            <text:p>All</text:p>
          </table:table-cell>
          <table:table-cell table:style-name="ce91" office:value-type="string">
            <text:p>Number</text:p>
          </table:table-cell>
          <table:table-cell table:style-name="ce15" table:number-columns-repeated="6"/>
          <table:table-cell table:style-name="ce15" office:value-type="float" office:value="99">
            <text:p>99</text:p>
          </table:table-cell>
          <table:table-cell table:style-name="ce49"/>
          <table:table-cell table:style-name="ce49" office:value-type="string">
            <text:p>Y</text:p>
          </table:table-cell>
          <table:table-cell table:style-name="ce49" table:number-columns-repeated="2"/>
          <table:table-cell table:style-name="ce15"/>
          <table:table-cell table:style-name="ce49"/>
          <table:table-cell table:style-name="ce49" office:value-type="string">
            <text:p>y</text:p>
          </table:table-cell>
          <table:table-cell table:style-name="ce15"/>
          <table:table-cell table:number-columns-repeated="1002"/>
        </table:table-row>
        <table:table-row table:style-name="ro4">
          <table:table-cell table:style-name="ce99" table:formula="of:=[.A166]+1" office:value-type="float" office:value="166">
            <text:p>166</text:p>
          </table:table-cell>
          <table:table-cell table:formula="of:=VLOOKUP([.D167];[$'Concept heirarchy position'.A$1:.I$629];2;0)" office:value-type="string" office:string-value="Malignancy past">
            <text:p>Malignancy past</text:p>
          </table:table-cell>
          <table:table-cell office:value-type="float" office:value="343">
            <text:p>343</text:p>
          </table:table-cell>
          <table:table-cell table:style-name="ce103" office:value-type="string">
            <text:p>Malignancy_past</text:p>
          </table:table-cell>
          <table:table-cell table:style-name="ce107" office:value-type="string">
            <text:p>Have you had treatment for cancer in the past?</text:p>
          </table:table-cell>
          <table:table-cell table:style-name="ce103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formula="of:=VLOOKUP([.D167];[$'Concept heirarchy position'.A$1:.I$629];3;0)" office:value-type="float" office:value="113">
            <text:p>113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67]+1" office:value-type="float" office:value="167">
            <text:p>167</text:p>
          </table:table-cell>
          <table:table-cell table:formula="of:=VLOOKUP([.D168];[$'Concept heirarchy position'.A$1:.I$629];2;0)" office:value-type="string" office:string-value="Limitation to blood products">
            <text:p>Limitation to blood products</text:p>
          </table:table-cell>
          <table:table-cell office:value-type="float" office:value="68">
            <text:p>68</text:p>
          </table:table-cell>
          <table:table-cell office:value-type="string">
            <text:p>Blood_product_limitation</text:p>
          </table:table-cell>
          <table:table-cell table:style-name="ce107" office:value-type="string">
            <text:p>If a blood transfusion was required, is there any reason you couldn't have blood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formula="of:=VLOOKUP([.D168];[$'Concept heirarchy position'.A$1:.I$629];3;0)" office:value-type="float" office:value="115">
            <text:p>115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68]+1" office:value-type="float" office:value="168">
            <text:p>168</text:p>
          </table:table-cell>
          <table:table-cell table:formula="of:=VLOOKUP([.D169];[$'Concept heirarchy position'.A$1:.I$629];2;0)" office:value-type="float" office:value="0">
            <text:p>#N/A</text:p>
          </table:table-cell>
          <table:table-cell office:value-type="float" office:value="435">
            <text:p>435</text:p>
          </table:table-cell>
          <table:table-cell/>
          <table:table-cell table:style-name="ce107" office:value-type="string">
            <text:p>Paediatric</text:p>
          </table:table-cell>
          <table:table-cell table:style-name="ce91"/>
          <table:table-cell table:style-name="ce91" office:value-type="string">
            <text:p>Start_section</text:p>
          </table:table-cell>
          <table:table-cell table:style-name="ce105"/>
          <table:table-cell/>
          <table:table-cell table:style-name="ce103" table:number-columns-repeated="4"/>
          <table:table-cell table:formula="of:=VLOOKUP([.D169];[$'Concept heirarchy position'.A$1:.I$629];3;0)" office:value-type="float" office:value="0">
            <text:p>#N/A</text:p>
          </table:table-cell>
          <table:table-cell table:style-name="ce115"/>
          <table:table-cell table:style-name="ce121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169]+1" office:value-type="float" office:value="169">
            <text:p>169</text:p>
          </table:table-cell>
          <table:table-cell table:formula="of:=VLOOKUP([.D170];[$'Concept heirarchy position'.A$1:.I$629];2;0)" office:value-type="string" office:string-value="Developmental delay or cognitive impairment">
            <text:p>Developmental delay or cognitive impairment</text:p>
          </table:table-cell>
          <table:table-cell office:value-type="float" office:value="83">
            <text:p>83</text:p>
          </table:table-cell>
          <table:table-cell office:value-type="string">
            <text:p>Cognitive_Impairment</text:p>
          </table:table-cell>
          <table:table-cell table:style-name="ce108" office:value-type="string">
            <text:p>Cognitive impairment</text:p>
          </table:table-cell>
          <table:table-cell table:style-name="ce10"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170];[$'Concept heirarchy position'.A$1:.I$629];3;0)" office:value-type="float" office:value="119">
            <text:p>119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70]+1" office:value-type="float" office:value="170">
            <text:p>170</text:p>
          </table:table-cell>
          <table:table-cell table:formula="of:=VLOOKUP([.D171];[$'Concept heirarchy position'.A$1:.I$629];2;0)" office:value-type="string" office:string-value="Developmental delay or cognitive impairment">
            <text:p>Developmental delay or cognitive impairment</text:p>
          </table:table-cell>
          <table:table-cell office:value-type="float" office:value="84">
            <text:p>84</text:p>
          </table:table-cell>
          <table:table-cell office:value-type="string">
            <text:p>Cognitive_Impairment</text:p>
          </table:table-cell>
          <table:table-cell table:style-name="ce107" office:value-type="string">
            <text:p>Do you have any developmental problem or delay?</text:p>
          </table:table-cell>
          <table:table-cell table:style-name="ce92" office:value-type="string">
            <text:p>Patient_Age &lt; 14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71];[$'Concept heirarchy position'.A$1:.I$629];3;0)" office:value-type="float" office:value="119">
            <text:p>119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71]+1" office:value-type="float" office:value="171">
            <text:p>171</text:p>
          </table:table-cell>
          <table:table-cell table:formula="of:=VLOOKUP([.D172];[$'Concept heirarchy position'.A$1:.I$629];2;0)" office:value-type="string" office:string-value="Congenital or hereditary disease">
            <text:p>Congenital or hereditary disease</text:p>
          </table:table-cell>
          <table:table-cell office:value-type="float" office:value="85">
            <text:p>85</text:p>
          </table:table-cell>
          <table:table-cell office:value-type="string">
            <text:p>Congenital_Or_Hereditary_Disease</text:p>
          </table:table-cell>
          <table:table-cell table:style-name="ce108" office:value-type="string">
            <text:p>Congenital or hereditary disorders</text:p>
          </table:table-cell>
          <table:table-cell table:style-name="ce92"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172];[$'Concept heirarchy position'.A$1:.I$629];3;0)" office:value-type="float" office:value="120">
            <text:p>120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72]+1" office:value-type="float" office:value="172">
            <text:p>172</text:p>
          </table:table-cell>
          <table:table-cell table:formula="of:=VLOOKUP([.D173];[$'Concept heirarchy position'.A$1:.I$629];2;0)" office:value-type="string" office:string-value="Congenital or hereditary disease">
            <text:p>Congenital or hereditary disease</text:p>
          </table:table-cell>
          <table:table-cell office:value-type="float" office:value="86">
            <text:p>86</text:p>
          </table:table-cell>
          <table:table-cell office:value-type="string">
            <text:p>Congenital_Or_Hereditary_Disease</text:p>
          </table:table-cell>
          <table:table-cell table:style-name="ce107" office:value-type="string">
            <text:p>Do you have a diagnosis of hereditary disease or disease from birth?</text:p>
          </table:table-cell>
          <table:table-cell table:style-name="ce92" office:value-type="string">
            <text:p>Patient_Age &lt; 14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73];[$'Concept heirarchy position'.A$1:.I$629];3;0)" office:value-type="float" office:value="120">
            <text:p>120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73]+1" office:value-type="float" office:value="173">
            <text:p>173</text:p>
          </table:table-cell>
          <table:table-cell table:formula="of:=VLOOKUP([.D174];[$'Concept heirarchy position'.A$1:.I$629];2;0)" office:value-type="string" office:string-value="Bronchial hyperreactivity">
            <text:p>Bronchial hyperreactivity</text:p>
          </table:table-cell>
          <table:table-cell office:value-type="float" office:value="87">
            <text:p>87</text:p>
          </table:table-cell>
          <table:table-cell office:value-type="string">
            <text:p>Bronchial_Hyperreactivity</text:p>
          </table:table-cell>
          <table:table-cell table:style-name="ce108" office:value-type="string">
            <text:p>Bronchial hyperactivity</text:p>
          </table:table-cell>
          <table:table-cell table:style-name="ce92"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74];[$'Concept heirarchy position'.A$1:.I$629];3;0)" office:value-type="float" office:value="121">
            <text:p>121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74]+1" office:value-type="float" office:value="174">
            <text:p>174</text:p>
          </table:table-cell>
          <table:table-cell table:formula="of:=VLOOKUP([.D175];[$'Concept heirarchy position'.A$1:.I$629];2;0)" office:value-type="string" office:string-value="Bronchial hyperreactivity">
            <text:p>Bronchial hyperreactivity</text:p>
          </table:table-cell>
          <table:table-cell office:value-type="float" office:value="88">
            <text:p>88</text:p>
          </table:table-cell>
          <table:table-cell office:value-type="string">
            <text:p>Bronchial_Hyperreactivity</text:p>
          </table:table-cell>
          <table:table-cell table:style-name="ce107" office:value-type="string">
            <text:p>Do you have a history of wheeze or asthma?</text:p>
          </table:table-cell>
          <table:table-cell table:style-name="ce92" office:value-type="string">
            <text:p>Patient_Age &lt; 14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formula="of:=VLOOKUP([.D175];[$'Concept heirarchy position'.A$1:.I$629];3;0)" office:value-type="float" office:value="121">
            <text:p>121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75]+1" office:value-type="float" office:value="175">
            <text:p>175</text:p>
          </table:table-cell>
          <table:table-cell table:formula="of:=VLOOKUP([.D176];[$'Concept heirarchy position'.A$1:.I$629];2;0)" office:value-type="string" office:string-value="Immunisations up to date">
            <text:p>Immunisations up to date</text:p>
          </table:table-cell>
          <table:table-cell office:value-type="float" office:value="89">
            <text:p>89</text:p>
          </table:table-cell>
          <table:table-cell office:value-type="string">
            <text:p>Immunisations_Up_To_Date</text:p>
          </table:table-cell>
          <table:table-cell table:style-name="ce108" office:value-type="string">
            <text:p>Vaccination schedule up to date?</text:p>
          </table:table-cell>
          <table:table-cell table:style-name="ce92"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No</text:p>
          </table:table-cell>
          <table:table-cell table:number-columns-repeated="2"/>
          <table:table-cell table:formula="of:=VLOOKUP([.D176];[$'Concept heirarchy position'.A$1:.I$629];3;0)" office:value-type="float" office:value="122">
            <text:p>122</text:p>
          </table:table-cell>
          <table:table-cell/>
          <table:table-cell table:style-name="ce121"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76]+1" office:value-type="float" office:value="176">
            <text:p>176</text:p>
          </table:table-cell>
          <table:table-cell table:formula="of:=VLOOKUP([.D177];[$'Concept heirarchy position'.A$1:.I$629];2;0)" office:value-type="string" office:string-value="Immunisations up to date">
            <text:p>Immunisations up to date</text:p>
          </table:table-cell>
          <table:table-cell office:value-type="float" office:value="90">
            <text:p>90</text:p>
          </table:table-cell>
          <table:table-cell office:value-type="string">
            <text:p>Immunisations_Up_To_Date</text:p>
          </table:table-cell>
          <table:table-cell table:style-name="ce107" office:value-type="string">
            <text:p>Have you had all scheduled vaccinations?</text:p>
          </table:table-cell>
          <table:table-cell office:value-type="string">
            <text:p>Patient_Age &lt; 14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No</text:p>
          </table:table-cell>
          <table:table-cell table:number-columns-repeated="2"/>
          <table:table-cell table:formula="of:=VLOOKUP([.D177];[$'Concept heirarchy position'.A$1:.I$629];3;0)" office:value-type="float" office:value="122">
            <text:p>122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77]+1" office:value-type="float" office:value="177">
            <text:p>177</text:p>
          </table:table-cell>
          <table:table-cell table:formula="of:=VLOOKUP([.D178];[$'Concept heirarchy position'.A$1:.I$629];2;0)" office:value-type="string" office:string-value="Premature delivery">
            <text:p>Premature delivery</text:p>
          </table:table-cell>
          <table:table-cell office:value-type="float" office:value="91">
            <text:p>91</text:p>
          </table:table-cell>
          <table:table-cell office:value-type="string">
            <text:p>Premature_Delivery</text:p>
          </table:table-cell>
          <table:table-cell table:style-name="ce108" office:value-type="string">
            <text:p>Premature delivery</text:p>
          </table:table-cell>
          <table:table-cell office:value-type="string">
            <text:p>Patient_Age &lt; 5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178];[$'Concept heirarchy position'.A$1:.I$629];3;0)" office:value-type="float" office:value="123">
            <text:p>123</text:p>
          </table:table-cell>
          <table:table-cell/>
          <table:table-cell table:style-name="ce121"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78]+1" office:value-type="float" office:value="178">
            <text:p>178</text:p>
          </table:table-cell>
          <table:table-cell table:formula="of:=VLOOKUP([.D179];[$'Concept heirarchy position'.A$1:.I$629];2;0)" office:value-type="string" office:string-value="Premature delivery">
            <text:p>Premature delivery</text:p>
          </table:table-cell>
          <table:table-cell office:value-type="float" office:value="92">
            <text:p>92</text:p>
          </table:table-cell>
          <table:table-cell office:value-type="string">
            <text:p>Premature_Delivery</text:p>
          </table:table-cell>
          <table:table-cell table:style-name="ce107" office:value-type="string">
            <text:p>Were you born prematurely?</text:p>
          </table:table-cell>
          <table:table-cell office:value-type="string">
            <text:p>Patient_Age &lt; 5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179];[$'Concept heirarchy position'.A$1:.I$629];3;0)" office:value-type="float" office:value="123">
            <text:p>123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79]+1" office:value-type="float" office:value="179">
            <text:p>179</text:p>
          </table:table-cell>
          <table:table-cell table:formula="of:=VLOOKUP([.D180];[$'Concept heirarchy position'.A$1:.I$629];2;0)" office:value-type="string" office:string-value="Gestational age at birth">
            <text:p>Gestational age at birth</text:p>
          </table:table-cell>
          <table:table-cell office:value-type="float" office:value="396">
            <text:p>396</text:p>
          </table:table-cell>
          <table:table-cell office:value-type="string">
            <text:p>Gestation_at_Birth</text:p>
          </table:table-cell>
          <table:table-cell table:style-name="ce107" office:value-type="string">
            <text:p>Gestational age at birth in weeks </text:p>
          </table:table-cell>
          <table:table-cell table:style-name="ce103" office:value-type="string">
            <text:p>Premature_Delivery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180];[$'Concept heirarchy position'.A$1:.I$629];3;0)" office:value-type="float" office:value="125">
            <text:p>125</text:p>
          </table:table-cell>
          <table:table-cell table:style-name="ce115"/>
          <table:table-cell table:style-name="ce121" office:value-type="string">
            <text:p>Y</text:p>
          </table:table-cell>
          <table:table-cell table:number-columns-repeated="3"/>
          <table:table-cell table:style-name="ce115"/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80]+1" office:value-type="float" office:value="180">
            <text:p>180</text:p>
          </table:table-cell>
          <table:table-cell table:formula="of:=VLOOKUP([.D181];[$'Concept heirarchy position'.A$1:.I$629];2;0)" office:value-type="string" office:string-value="Gestational age at birth">
            <text:p>Gestational age at birth</text:p>
          </table:table-cell>
          <table:table-cell office:value-type="float" office:value="93">
            <text:p>93</text:p>
          </table:table-cell>
          <table:table-cell office:value-type="string">
            <text:p>Gestation_at_Birth</text:p>
          </table:table-cell>
          <table:table-cell table:style-name="ce107" office:value-type="string">
            <text:p>What was your gestational age at birth in weeks (how many weeks into the pregnancy when born)? <text:s/></text:p>
          </table:table-cell>
          <table:table-cell table:style-name="ce103" office:value-type="string">
            <text:p>Premature_Delivery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181];[$'Concept heirarchy position'.A$1:.I$629];3;0)" office:value-type="float" office:value="125">
            <text:p>125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81]+1" office:value-type="float" office:value="181">
            <text:p>181</text:p>
          </table:table-cell>
          <table:table-cell table:formula="of:=VLOOKUP([.D182];[$'Concept heirarchy position'.A$1:.I$629];2;0)" office:value-type="string" office:string-value="Bronchopulmonary dysplasia">
            <text:p>Bronchopulmonary dysplasia</text:p>
          </table:table-cell>
          <table:table-cell office:value-type="float" office:value="100">
            <text:p>100</text:p>
          </table:table-cell>
          <table:table-cell office:value-type="string">
            <text:p>Bronchopulmonary_Dysplasia</text:p>
          </table:table-cell>
          <table:table-cell table:style-name="ce108" office:value-type="string">
            <text:p>Bronchopulmonary dysplasia</text:p>
          </table:table-cell>
          <table:table-cell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 table:number-columns-repeated="5"/>
          <table:table-cell table:formula="of:=VLOOKUP([.D182];[$'Concept heirarchy position'.A$1:.I$629];3;0)" office:value-type="float" office:value="126">
            <text:p>126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82]+1" office:value-type="float" office:value="182">
            <text:p>182</text:p>
          </table:table-cell>
          <table:table-cell table:formula="of:=VLOOKUP([.D183];[$'Concept heirarchy position'.A$1:.I$629];2;0)" office:value-type="string" office:string-value="Possible cardiac disease">
            <text:p>Possible cardiac disease</text:p>
          </table:table-cell>
          <table:table-cell office:value-type="float" office:value="101">
            <text:p>101</text:p>
          </table:table-cell>
          <table:table-cell office:value-type="string">
            <text:p>Pediatric_Cardiac_Disease_Possible</text:p>
          </table:table-cell>
          <table:table-cell table:style-name="ce108" office:value-type="string">
            <text:p>Possible cardiac disease</text:p>
          </table:table-cell>
          <table:table-cell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183];[$'Concept heirarchy position'.A$1:.I$629];3;0)" office:value-type="float" office:value="127">
            <text:p>127</text:p>
          </table:table-cell>
          <table:table-cell/>
          <table:table-cell table:style-name="ce121"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83]+1" office:value-type="float" office:value="183">
            <text:p>183</text:p>
          </table:table-cell>
          <table:table-cell table:formula="of:=VLOOKUP([.D184];[$'Concept heirarchy position'.A$1:.I$629];2;0)" office:value-type="string" office:string-value="Possible cardiac disease">
            <text:p>Possible cardiac disease</text:p>
          </table:table-cell>
          <table:table-cell office:value-type="float" office:value="102">
            <text:p>102</text:p>
          </table:table-cell>
          <table:table-cell office:value-type="string">
            <text:p>Pediatric_Cardiac_Disease_Possible</text:p>
          </table:table-cell>
          <table:table-cell table:style-name="ce107" office:value-type="string">
            <text:p>Is there any possibility or concern that you have cardiac disease?</text:p>
          </table:table-cell>
          <table:table-cell office:value-type="string">
            <text:p>Patient_Age &lt; 14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formula="of:=VLOOKUP([.D184];[$'Concept heirarchy position'.A$1:.I$629];3;0)" office:value-type="float" office:value="127">
            <text:p>127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84]+1" office:value-type="float" office:value="184">
            <text:p>184</text:p>
          </table:table-cell>
          <table:table-cell table:formula="of:=VLOOKUP([.D185];[$'Concept heirarchy position'.A$1:.I$629];2;0)" office:value-type="string" office:string-value="Cyanosis">
            <text:p>Cyanosis</text:p>
          </table:table-cell>
          <table:table-cell office:value-type="float" office:value="103">
            <text:p>103</text:p>
          </table:table-cell>
          <table:table-cell table:style-name="ce10" office:value-type="string">
            <text:p>Cyanosis</text:p>
          </table:table-cell>
          <table:table-cell table:style-name="ce108" office:value-type="string">
            <text:p>Cyanosis</text:p>
          </table:table-cell>
          <table:table-cell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185];[$'Concept heirarchy position'.A$1:.I$629];3;0)" office:value-type="float" office:value="128">
            <text:p>128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85]+1" office:value-type="float" office:value="185">
            <text:p>185</text:p>
          </table:table-cell>
          <table:table-cell table:formula="of:=VLOOKUP([.D186];[$'Concept heirarchy position'.A$1:.I$629];2;0)" office:value-type="string" office:string-value="Intracranial hemorrhage">
            <text:p>Intracranial hemorrhage</text:p>
          </table:table-cell>
          <table:table-cell office:value-type="float" office:value="104">
            <text:p>104</text:p>
          </table:table-cell>
          <table:table-cell office:value-type="string">
            <text:p>Intracranial_Haemorrhage</text:p>
          </table:table-cell>
          <table:table-cell table:style-name="ce108" office:value-type="string">
            <text:p>Cerebral haemorrhage</text:p>
          </table:table-cell>
          <table:table-cell office:value-type="string">
            <text:p>Patient_Age &lt; 1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86];[$'Concept heirarchy position'.A$1:.I$629];3;0)" office:value-type="float" office:value="131">
            <text:p>131</text:p>
          </table:table-cell>
          <table:table-cell/>
          <table:table-cell table:style-name="ce121"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86]+1" office:value-type="float" office:value="186">
            <text:p>186</text:p>
          </table:table-cell>
          <table:table-cell table:formula="of:=VLOOKUP([.D187];[$'Concept heirarchy position'.A$1:.I$629];2;0)" office:value-type="float" office:value="0">
            <text:p>#N/A</text:p>
          </table:table-cell>
          <table:table-cell office:value-type="float" office:value="436">
            <text:p>436</text:p>
          </table:table-cell>
          <table:table-cell/>
          <table:table-cell table:style-name="ce108" office:value-type="string">
            <text:p>Paediatric</text:p>
          </table:table-cell>
          <table:table-cell table:style-name="ce91"/>
          <table:table-cell table:style-name="ce91" office:value-type="string">
            <text:p>End_section</text:p>
          </table:table-cell>
          <table:table-cell table:style-name="ce10"/>
          <table:table-cell table:number-columns-repeated="5"/>
          <table:table-cell table:formula="of:=VLOOKUP([.D187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187]+1" office:value-type="float" office:value="187">
            <text:p>187</text:p>
          </table:table-cell>
          <table:table-cell table:formula="of:=VLOOKUP([.D188];[$'Concept heirarchy position'.A$1:.I$629];2;0)" office:value-type="float" office:value="0">
            <text:p>#N/A</text:p>
          </table:table-cell>
          <table:table-cell office:value-type="float" office:value="437">
            <text:p>437</text:p>
          </table:table-cell>
          <table:table-cell/>
          <table:table-cell table:style-name="ce108" office:value-type="string">
            <text:p>Cardiovascular</text:p>
          </table:table-cell>
          <table:table-cell table:style-name="ce91"/>
          <table:table-cell table:style-name="ce91" office:value-type="string">
            <text:p>Start_section</text:p>
          </table:table-cell>
          <table:table-cell table:style-name="ce10"/>
          <table:table-cell table:number-columns-repeated="5"/>
          <table:table-cell table:formula="of:=VLOOKUP([.D188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188]+1" office:value-type="float" office:value="188">
            <text:p>188</text:p>
          </table:table-cell>
          <table:table-cell table:formula="of:=VLOOKUP([.D189];[$'Concept heirarchy position'.A$1:.I$629];2;0)" office:value-type="string" office:string-value="Hypertension">
            <text:p>Hypertension</text:p>
          </table:table-cell>
          <table:table-cell office:value-type="float" office:value="118">
            <text:p>118</text:p>
          </table:table-cell>
          <table:table-cell office:value-type="string">
            <text:p>Hypertension</text:p>
          </table:table-cell>
          <table:table-cell table:style-name="ce107" office:value-type="string">
            <text:p>Do you have high blood pressure or are you on treatment for high blood pressure?</text:p>
          </table:table-cell>
          <table:table-cell office:value-type="string">
            <text:p>Patient_Age &gt; 13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189];[$'Concept heirarchy position'.A$1:.I$629];3;0)" office:value-type="float" office:value="134">
            <text:p>134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89]+1" office:value-type="float" office:value="189">
            <text:p>189</text:p>
          </table:table-cell>
          <table:table-cell table:formula="of:=VLOOKUP([.D190];[$'Concept heirarchy position'.A$1:.I$629];2;0)" office:value-type="string" office:string-value="IHD">
            <text:p>IHD</text:p>
          </table:table-cell>
          <table:table-cell office:value-type="float" office:value="384">
            <text:p>384</text:p>
          </table:table-cell>
          <table:table-cell office:value-type="string">
            <text:p>Ischemic_heart_disease</text:p>
          </table:table-cell>
          <table:table-cell table:style-name="ce108" office:value-type="string">
            <text:p>Have you ever had angina or a heart attack?</text:p>
          </table:table-cell>
          <table:table-cell office:value-type="string">
            <text:p>Patient_Age &gt; 13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190];[$'Concept heirarchy position'.A$1:.I$629];3;0)" office:value-type="float" office:value="135">
            <text:p>135</text:p>
          </table:table-cell>
          <table:table-cell table:style-name="ce115" office:value-type="string">
            <text:p>Y</text:p>
          </table:table-cell>
          <table:table-cell table:style-name="ce50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90]+1" office:value-type="float" office:value="190">
            <text:p>190</text:p>
          </table:table-cell>
          <table:table-cell table:formula="of:=VLOOKUP([.D191];[$'Concept heirarchy position'.A$1:.I$629];2;0)" office:value-type="string" office:string-value="Angina">
            <text:p>Angina</text:p>
          </table:table-cell>
          <table:table-cell office:value-type="float" office:value="121">
            <text:p>121</text:p>
          </table:table-cell>
          <table:table-cell office:value-type="string">
            <text:p>Angina</text:p>
          </table:table-cell>
          <table:table-cell table:style-name="ce107" office:value-type="string">
            <text:p>Do you still get angina?</text:p>
          </table:table-cell>
          <table:table-cell office:value-type="string">
            <text:p>Ischemic_heart_disease=Yes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191];[$'Concept heirarchy position'.A$1:.I$629];3;0)" office:value-type="float" office:value="136">
            <text:p>136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91]+1" office:value-type="float" office:value="191">
            <text:p>191</text:p>
          </table:table-cell>
          <table:table-cell table:formula="of:=VLOOKUP([.D192];[$'Concept heirarchy position'.A$1:.I$629];2;0)" office:value-type="string" office:string-value="MI">
            <text:p>MI</text:p>
          </table:table-cell>
          <table:table-cell office:value-type="float" office:value="123">
            <text:p>123</text:p>
          </table:table-cell>
          <table:table-cell office:value-type="string">
            <text:p>MI_ever</text:p>
          </table:table-cell>
          <table:table-cell table:style-name="ce107" office:value-type="string">
            <text:p>Have you ever been diagnosed with a heart attack?</text:p>
          </table:table-cell>
          <table:table-cell office:value-type="string">
            <text:p>Ischemic_heart_disease=Yes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table:style-name="ce103" table:number-columns-repeated="4"/>
          <table:table-cell table:formula="of:=VLOOKUP([.D192];[$'Concept heirarchy position'.A$1:.I$629];3;0)" office:value-type="float" office:value="138">
            <text:p>138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92]+1" office:value-type="float" office:value="192">
            <text:p>192</text:p>
          </table:table-cell>
          <table:table-cell table:formula="of:=VLOOKUP([.D193];[$'Concept heirarchy position'.A$1:.I$629];2;0)" office:value-type="string" office:string-value="Number of previous MI">
            <text:p>Number of previous MI</text:p>
          </table:table-cell>
          <table:table-cell office:value-type="float" office:value="126">
            <text:p>126</text:p>
          </table:table-cell>
          <table:table-cell office:value-type="string">
            <text:p>Myocardial_infarction_number</text:p>
          </table:table-cell>
          <table:table-cell table:style-name="ce107" office:value-type="string">
            <text:p>How many heart attacks have you had?</text:p>
          </table:table-cell>
          <table:table-cell table:style-name="ce103" office:value-type="string">
            <text:p>MI_ever = 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193];[$'Concept heirarchy position'.A$1:.I$629];3;0)" office:value-type="float" office:value="141">
            <text:p>141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93]+1" office:value-type="float" office:value="193">
            <text:p>193</text:p>
          </table:table-cell>
          <table:table-cell table:formula="of:=VLOOKUP([.D194];[$'Concept heirarchy position'.A$1:.I$629];2;0)" office:value-type="string" office:string-value="Date of most recent ACS/MI">
            <text:p>Date of most recent ACS/MI</text:p>
          </table:table-cell>
          <table:table-cell office:value-type="float" office:value="129">
            <text:p>129</text:p>
          </table:table-cell>
          <table:table-cell office:value-type="string">
            <text:p>Myocardial_infarction_date_most_recent</text:p>
          </table:table-cell>
          <table:table-cell table:style-name="ce107" office:value-type="string">
            <text:p>When was your last heart attack? <text:s/>Approximate date is OK. (DD-MM-YYYY)</text:p>
          </table:table-cell>
          <table:table-cell table:style-name="ce103" office:value-type="string">
            <text:p>MI_ever = Yes</text:p>
          </table:table-cell>
          <table:table-cell table:style-name="ce103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194];[$'Concept heirarchy position'.A$1:.I$629];3;0)" office:value-type="float" office:value="143">
            <text:p>143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94]+1" office:value-type="float" office:value="194">
            <text:p>194</text:p>
          </table:table-cell>
          <table:table-cell table:formula="of:=VLOOKUP([.D195];[$'Concept heirarchy position'.A$1:.I$629];2;0)" office:value-type="string" office:string-value="Heart failure">
            <text:p>Heart failure</text:p>
          </table:table-cell>
          <table:table-cell office:value-type="float" office:value="132">
            <text:p>132</text:p>
          </table:table-cell>
          <table:table-cell office:value-type="string">
            <text:p>Heart_failure</text:p>
          </table:table-cell>
          <table:table-cell table:style-name="ce107" office:value-type="string">
            <text:p>Have you ever been diagnosed with heart failure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195];[$'Concept heirarchy position'.A$1:.I$629];3;0)" office:value-type="float" office:value="148">
            <text:p>148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95]+1" office:value-type="float" office:value="195">
            <text:p>195</text:p>
          </table:table-cell>
          <table:table-cell table:formula="of:=VLOOKUP([.D196];[$'Concept heirarchy position'.A$1:.I$629];2;0)" office:value-type="string" office:string-value="Arrhythmia">
            <text:p>Arrhythmia</text:p>
          </table:table-cell>
          <table:table-cell office:value-type="float" office:value="138">
            <text:p>138</text:p>
          </table:table-cell>
          <table:table-cell office:value-type="string">
            <text:p>History_of_arrhythmia</text:p>
          </table:table-cell>
          <table:table-cell table:style-name="ce107" office:value-type="string">
            <text:p>Have you ever had an irregular pulse, arrhythmia or fibrillation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formula="of:=VLOOKUP([.D196];[$'Concept heirarchy position'.A$1:.I$629];3;0)" office:value-type="float" office:value="155">
            <text:p>155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96]+1" office:value-type="float" office:value="196">
            <text:p>196</text:p>
          </table:table-cell>
          <table:table-cell table:formula="of:=VLOOKUP([.D197];[$'Concept heirarchy position'.A$1:.I$629];2;0)" office:value-type="string" office:string-value="Atrial fibrillation">
            <text:p>Atrial fibrillation</text:p>
          </table:table-cell>
          <table:table-cell office:value-type="float" office:value="140">
            <text:p>140</text:p>
          </table:table-cell>
          <table:table-cell office:value-type="string">
            <text:p>Atrial_fibrillation</text:p>
          </table:table-cell>
          <table:table-cell table:style-name="ce107" office:value-type="string">
            <text:p>Have you had atrial fibrillation?</text:p>
          </table:table-cell>
          <table:table-cell table:style-name="ce10" office:value-type="string">
            <text:p>History_of_arrhythmia = Yes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2"/>
          <table:table-cell table:style-name="ce103" office:value-type="string">
            <text:p>Yes</text:p>
          </table:table-cell>
          <table:table-cell table:style-name="ce103" table:number-columns-repeated="2"/>
          <table:table-cell table:formula="of:=VLOOKUP([.D197];[$'Concept heirarchy position'.A$1:.I$629];3;0)" office:value-type="float" office:value="156">
            <text:p>156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97]+1" office:value-type="float" office:value="197">
            <text:p>197</text:p>
          </table:table-cell>
          <table:table-cell table:formula="of:=VLOOKUP([.D198];[$'Concept heirarchy position'.A$1:.I$629];2;0)" office:value-type="string" office:string-value="Valvular heart disease">
            <text:p>Valvular heart disease</text:p>
          </table:table-cell>
          <table:table-cell office:value-type="float" office:value="147">
            <text:p>147</text:p>
          </table:table-cell>
          <table:table-cell office:value-type="string">
            <text:p>Valvular_heart_disease</text:p>
          </table:table-cell>
          <table:table-cell table:style-name="ce107" office:value-type="string">
            <text:p>Have you ever had heart valve problems or infection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98];[$'Concept heirarchy position'.A$1:.I$629];3;0)" office:value-type="float" office:value="158">
            <text:p>158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98]+1" office:value-type="float" office:value="198">
            <text:p>198</text:p>
          </table:table-cell>
          <table:table-cell table:formula="of:=VLOOKUP([.D199];[$'Concept heirarchy position'.A$1:.I$629];2;0)" office:value-type="string" office:string-value="Pacemaker / ICD">
            <text:p>Pacemaker / ICD</text:p>
          </table:table-cell>
          <table:table-cell office:value-type="float" office:value="153">
            <text:p>153</text:p>
          </table:table-cell>
          <table:table-cell office:value-type="string">
            <text:p>Pacemaker_or_ICD</text:p>
          </table:table-cell>
          <table:table-cell table:style-name="ce107" office:value-type="string">
            <text:p>Do you have a pacemaker or defibrillator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table:style-name="ce103" table:number-columns-repeated="4"/>
          <table:table-cell table:formula="of:=VLOOKUP([.D199];[$'Concept heirarchy position'.A$1:.I$629];3;0)" office:value-type="float" office:value="163">
            <text:p>163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99]+1" office:value-type="float" office:value="199">
            <text:p>199</text:p>
          </table:table-cell>
          <table:table-cell table:formula="of:=VLOOKUP([.D200];[$'Concept heirarchy position'.A$1:.I$629];2;0)" office:value-type="string" office:string-value="Peripheral vascular disease">
            <text:p>Peripheral vascular disease</text:p>
          </table:table-cell>
          <table:table-cell office:value-type="float" office:value="157">
            <text:p>157</text:p>
          </table:table-cell>
          <table:table-cell office:value-type="string">
            <text:p>Peripheral_vascular_disease</text:p>
          </table:table-cell>
          <table:table-cell table:style-name="ce107" office:value-type="string">
            <text:p>Do you have any arterial disease in your leg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formula="of:=VLOOKUP([.D200];[$'Concept heirarchy position'.A$1:.I$629];3;0)" office:value-type="float" office:value="167">
            <text:p>167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200]+1" office:value-type="float" office:value="200">
            <text:p>200</text:p>
          </table:table-cell>
          <table:table-cell table:formula="of:=VLOOKUP([.D201];[$'Concept heirarchy position'.A$1:.I$629];2;0)" office:value-type="string" office:string-value="DVT">
            <text:p>DVT</text:p>
          </table:table-cell>
          <table:table-cell office:value-type="float" office:value="159">
            <text:p>159</text:p>
          </table:table-cell>
          <table:table-cell office:value-type="string">
            <text:p>Deep_venous_thrombosis</text:p>
          </table:table-cell>
          <table:table-cell table:style-name="ce107" office:value-type="string">
            <text:p>Have you ever had a DVT or clot in the leg veins?</text:p>
          </table:table-cell>
          <table:table-cell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formula="of:=VLOOKUP([.D201];[$'Concept heirarchy position'.A$1:.I$629];3;0)" office:value-type="float" office:value="168">
            <text:p>168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201]+1" office:value-type="float" office:value="201">
            <text:p>201</text:p>
          </table:table-cell>
          <table:table-cell table:formula="of:=VLOOKUP([.D202];[$'Concept heirarchy position'.A$1:.I$629];2;0)" office:value-type="string" office:string-value="Congenital heart disease">
            <text:p>Congenital heart disease</text:p>
          </table:table-cell>
          <table:table-cell office:value-type="float" office:value="161">
            <text:p>161</text:p>
          </table:table-cell>
          <table:table-cell office:value-type="string">
            <text:p>Congenital_heart_disease</text:p>
          </table:table-cell>
          <table:table-cell table:style-name="ce107" office:value-type="string">
            <text:p>Were you born with any heart disease?</text:p>
          </table:table-cell>
          <table:table-cell office:value-type="string">
            <text:p>Patient_Age &gt; 13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formula="of:=VLOOKUP([.D202];[$'Concept heirarchy position'.A$1:.I$629];3;0)" office:value-type="float" office:value="169">
            <text:p>169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202]+1" office:value-type="float" office:value="202">
            <text:p>202</text:p>
          </table:table-cell>
          <table:table-cell table:formula="of:=VLOOKUP([.D203];[$'Concept heirarchy position'.A$1:.I$629];2;0)" office:value-type="string" office:string-value="Cardiac surgery">
            <text:p>Cardiac surgery</text:p>
          </table:table-cell>
          <table:table-cell office:value-type="float" office:value="166">
            <text:p>166</text:p>
          </table:table-cell>
          <table:table-cell office:value-type="string">
            <text:p>Previous_cardiac_surgery</text:p>
          </table:table-cell>
          <table:table-cell table:style-name="ce107" office:value-type="string">
            <text:p>Have you ever had heart surgery?</text:p>
          </table:table-cell>
          <table:table-cell office:value-type="string">
            <text:p>Surgery_Previous = Yes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formula="of:=VLOOKUP([.D203];[$'Concept heirarchy position'.A$1:.I$629];3;0)" office:value-type="float" office:value="176">
            <text:p>176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203]+1" office:value-type="float" office:value="203">
            <text:p>203</text:p>
          </table:table-cell>
          <table:table-cell table:formula="of:=VLOOKUP([.D204];[$'Concept heirarchy position'.A$1:.I$629];2;0)" office:value-type="string" office:string-value="Endocarditis previous">
            <text:p>Endocarditis previous</text:p>
          </table:table-cell>
          <table:table-cell office:value-type="float" office:value="150">
            <text:p>150</text:p>
          </table:table-cell>
          <table:table-cell office:value-type="string">
            <text:p>Endocarditis_previous</text:p>
          </table:table-cell>
          <table:table-cell table:style-name="ce107" office:value-type="string">
            <text:p>Have you ever had endocarditis or heart valve infection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204];[$'Concept heirarchy position'.A$1:.I$629];3;0)" office:value-type="float" office:value="161">
            <text:p>161</text:p>
          </table:table-cell>
          <table:table-cell table:style-name="ce119" table:number-columns-repeated="2"/>
          <table:table-cell table:number-columns-repeated="3"/>
          <table:table-cell table:style-name="ce119" table:number-columns-repeated="2"/>
          <table:table-cell table:number-columns-repeated="1003"/>
        </table:table-row>
        <table:table-row table:style-name="ro4">
          <table:table-cell table:style-name="ce99" table:formula="of:=[.A204]+1" office:value-type="float" office:value="204">
            <text:p>204</text:p>
          </table:table-cell>
          <table:table-cell table:formula="of:=VLOOKUP([.D205];[$'Concept heirarchy position'.A$1:.I$629];2;0)" office:value-type="string" office:string-value="History of cardiovascular disease">
            <text:p>History of cardiovascular disease</text:p>
          </table:table-cell>
          <table:table-cell office:value-type="float" office:value="116">
            <text:p>116</text:p>
          </table:table-cell>
          <table:table-cell office:value-type="string">
            <text:p>History_of_Cardiovascular_Disease</text:p>
          </table:table-cell>
          <table:table-cell table:style-name="ce108" office:value-type="string">
            <text:p>History of cardiac or vascula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05];[$'Concept heirarchy position'.A$1:.I$629];3;0)" office:value-type="float" office:value="133">
            <text:p>133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05]+1" office:value-type="float" office:value="205">
            <text:p>205</text:p>
          </table:table-cell>
          <table:table-cell table:formula="of:=VLOOKUP([.D206];[$'Concept heirarchy position'.A$1:.I$629];2;0)" office:value-type="string" office:string-value="Hypertension">
            <text:p>Hypertension</text:p>
          </table:table-cell>
          <table:table-cell office:value-type="float" office:value="117">
            <text:p>117</text:p>
          </table:table-cell>
          <table:table-cell office:value-type="string">
            <text:p>Hypertension</text:p>
          </table:table-cell>
          <table:table-cell table:style-name="ce108" office:value-type="string">
            <text:p>Hypertens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06];[$'Concept heirarchy position'.A$1:.I$629];3;0)" office:value-type="float" office:value="134">
            <text:p>134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06]+1" office:value-type="float" office:value="206">
            <text:p>206</text:p>
          </table:table-cell>
          <table:table-cell table:formula="of:=VLOOKUP([.D207];[$'Concept heirarchy position'.A$1:.I$629];2;0)" office:value-type="string" office:string-value="IHD">
            <text:p>IHD</text:p>
          </table:table-cell>
          <table:table-cell office:value-type="float" office:value="119">
            <text:p>119</text:p>
          </table:table-cell>
          <table:table-cell office:value-type="string">
            <text:p>Ischemic_heart_disease</text:p>
          </table:table-cell>
          <table:table-cell table:style-name="ce108" office:value-type="string">
            <text:p>Ischemic heart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07];[$'Concept heirarchy position'.A$1:.I$629];3;0)" office:value-type="float" office:value="135">
            <text:p>135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07]+1" office:value-type="float" office:value="207">
            <text:p>207</text:p>
          </table:table-cell>
          <table:table-cell table:formula="of:=VLOOKUP([.D208];[$'Concept heirarchy position'.A$1:.I$629];2;0)" office:value-type="string" office:string-value="Angina">
            <text:p>Angina</text:p>
          </table:table-cell>
          <table:table-cell office:value-type="float" office:value="120">
            <text:p>120</text:p>
          </table:table-cell>
          <table:table-cell office:value-type="string">
            <text:p>Angina</text:p>
          </table:table-cell>
          <table:table-cell table:style-name="ce108" office:value-type="string">
            <text:p>Stable angina pectoris</text:p>
          </table:table-cell>
          <table:table-cell office:value-type="string">
            <text:p>Ischemic_heart_disease=Yes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08];[$'Concept heirarchy position'.A$1:.I$629];3;0)" office:value-type="float" office:value="136">
            <text:p>136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08]+1" office:value-type="float" office:value="208">
            <text:p>208</text:p>
          </table:table-cell>
          <table:table-cell table:formula="of:=VLOOKUP([.D209];[$'Concept heirarchy position'.A$1:.I$629];2;0)" office:value-type="string" office:string-value="Angina class">
            <text:p>Angina class</text:p>
          </table:table-cell>
          <table:table-cell office:value-type="float" office:value="122">
            <text:p>122</text:p>
          </table:table-cell>
          <table:table-cell office:value-type="string">
            <text:p>Angina_Class</text:p>
          </table:table-cell>
          <table:table-cell table:style-name="ce108" office:value-type="string">
            <text:p>Angina class</text:p>
          </table:table-cell>
          <table:table-cell office:value-type="string">
            <text:p>Angina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Angina_severity</text:p>
          </table:table-cell>
          <table:table-cell table:number-columns-repeated="5"/>
          <table:table-cell table:formula="of:=VLOOKUP([.D209];[$'Concept heirarchy position'.A$1:.I$629];3;0)" office:value-type="float" office:value="137">
            <text:p>137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09]+1" office:value-type="float" office:value="209">
            <text:p>209</text:p>
          </table:table-cell>
          <table:table-cell table:formula="of:=VLOOKUP([.D210];[$'Concept heirarchy position'.A$1:.I$629];2;0)" office:value-type="string" office:string-value="ACS">
            <text:p>ACS</text:p>
          </table:table-cell>
          <table:table-cell office:value-type="float" office:value="124">
            <text:p>124</text:p>
          </table:table-cell>
          <table:table-cell table:style-name="ce10" office:value-type="string">
            <text:p>ACS</text:p>
          </table:table-cell>
          <table:table-cell table:style-name="ce108" office:value-type="string">
            <text:p>MI or Acute Coronary Syndrome (ever)</text:p>
          </table:table-cell>
          <table:table-cell office:value-type="string">
            <text:p>Ischemic_heart_disease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10];[$'Concept heirarchy position'.A$1:.I$629];3;0)" office:value-type="float" office:value="139">
            <text:p>139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10]+1" office:value-type="float" office:value="210">
            <text:p>210</text:p>
          </table:table-cell>
          <table:table-cell table:formula="of:=VLOOKUP([.D211];[$'Concept heirarchy position'.A$1:.I$629];2;0)" office:value-type="string" office:string-value="ACS details">
            <text:p>ACS details</text:p>
          </table:table-cell>
          <table:table-cell office:value-type="float" office:value="130">
            <text:p>130</text:p>
          </table:table-cell>
          <table:table-cell table:style-name="ce10" office:value-type="string">
            <text:p>ACS_details</text:p>
          </table:table-cell>
          <table:table-cell table:style-name="ce108" office:value-type="string">
            <text:p>Type of acute coronary syndrome (ACS)</text:p>
          </table:table-cell>
          <table:table-cell table:style-name="ce10" office:value-type="string">
            <text:p>ACS = Yes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ACS_Type</text:p>
          </table:table-cell>
          <table:table-cell/>
          <table:table-cell table:style-name="ce10" table:number-columns-repeated="4"/>
          <table:table-cell table:formula="of:=VLOOKUP([.D211];[$'Concept heirarchy position'.A$1:.I$629];3;0)" office:value-type="float" office:value="140">
            <text:p>140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11]+1" office:value-type="float" office:value="211">
            <text:p>211</text:p>
          </table:table-cell>
          <table:table-cell table:formula="of:=VLOOKUP([.D212];[$'Concept heirarchy position'.A$1:.I$629];2;0)" office:value-type="string" office:string-value="Number of previous MI">
            <text:p>Number of previous MI</text:p>
          </table:table-cell>
          <table:table-cell office:value-type="float" office:value="125">
            <text:p>125</text:p>
          </table:table-cell>
          <table:table-cell office:value-type="string">
            <text:p>Myocardial_infarction_number</text:p>
          </table:table-cell>
          <table:table-cell table:style-name="ce108" office:value-type="string">
            <text:p>Number of myocardial infarctions</text:p>
          </table:table-cell>
          <table:table-cell table:style-name="ce10" office:value-type="string">
            <text:p>AC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212];[$'Concept heirarchy position'.A$1:.I$629];3;0)" office:value-type="float" office:value="141">
            <text:p>141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12]+1" office:value-type="float" office:value="212">
            <text:p>212</text:p>
          </table:table-cell>
          <table:table-cell table:formula="of:=VLOOKUP([.D213];[$'Concept heirarchy position'.A$1:.I$629];2;0)" office:value-type="string" office:string-value="Acute coronary syndome (date)">
            <text:p>Acute coronary syndome (date)</text:p>
          </table:table-cell>
          <table:table-cell office:value-type="float" office:value="127">
            <text:p>127</text:p>
          </table:table-cell>
          <table:table-cell table:style-name="ce10" office:value-type="string">
            <text:p>ACS_date</text:p>
          </table:table-cell>
          <table:table-cell table:style-name="ce108" office:value-type="string">
            <text:p>Date of acute coronary syndrome / MI</text:p>
          </table:table-cell>
          <table:table-cell table:style-name="ce10" office:value-type="string">
            <text:p>ACS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213];[$'Concept heirarchy position'.A$1:.I$629];3;0)" office:value-type="float" office:value="142">
            <text:p>142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13]+1" office:value-type="float" office:value="213">
            <text:p>213</text:p>
          </table:table-cell>
          <table:table-cell table:formula="of:=VLOOKUP([.D214];[$'Concept heirarchy position'.A$1:.I$629];2;0)" office:value-type="string" office:string-value="Date of most recent ACS/MI">
            <text:p>Date of most recent ACS/MI</text:p>
          </table:table-cell>
          <table:table-cell office:value-type="float" office:value="128">
            <text:p>128</text:p>
          </table:table-cell>
          <table:table-cell office:value-type="string">
            <text:p>Myocardial_infarction_date_most_recent</text:p>
          </table:table-cell>
          <table:table-cell table:style-name="ce108" office:value-type="string">
            <text:p>Date of most recent MI</text:p>
          </table:table-cell>
          <table:table-cell table:style-name="ce10" office:value-type="string">
            <text:p>MI_ever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214];[$'Concept heirarchy position'.A$1:.I$629];3;0)" office:value-type="float" office:value="143">
            <text:p>143</text:p>
          </table:table-cell>
          <table:table-cell table:style-name="ce50" table:number-columns-repeated="2"/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14]+1" office:value-type="float" office:value="214">
            <text:p>214</text:p>
          </table:table-cell>
          <table:table-cell table:formula="of:=VLOOKUP([.D215];[$'Concept heirarchy position'.A$1:.I$629];2;0)" office:value-type="string" office:string-value="Previous PCI">
            <text:p>Previous PCI</text:p>
          </table:table-cell>
          <table:table-cell office:value-type="float" office:value="142">
            <text:p>142</text:p>
          </table:table-cell>
          <table:table-cell table:style-name="ce10" office:value-type="string">
            <text:p>Previous_PCI</text:p>
          </table:table-cell>
          <table:table-cell table:style-name="ce108" office:value-type="string">
            <text:p>Percutaneous coronary intervention <text:s/>(PCI) (past)</text:p>
          </table:table-cell>
          <table:table-cell office:value-type="string">
            <text:p>Ischemic_heart_disease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15];[$'Concept heirarchy position'.A$1:.I$629];3;0)" office:value-type="float" office:value="144">
            <text:p>144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15]+1" office:value-type="float" office:value="215">
            <text:p>215</text:p>
          </table:table-cell>
          <table:table-cell table:formula="of:=VLOOKUP([.D216];[$'Concept heirarchy position'.A$1:.I$629];2;0)" office:value-type="string" office:string-value="PCI stent">
            <text:p>PCI stent</text:p>
          </table:table-cell>
          <table:table-cell office:value-type="float" office:value="143">
            <text:p>143</text:p>
          </table:table-cell>
          <table:table-cell office:value-type="string">
            <text:p>PCI_with_stent</text:p>
          </table:table-cell>
          <table:table-cell table:style-name="ce108" office:value-type="string">
            <text:p>PCI with stent</text:p>
          </table:table-cell>
          <table:table-cell office:value-type="string">
            <text:p>Previous_PCI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16];[$'Concept heirarchy position'.A$1:.I$629];3;0)" office:value-type="float" office:value="145">
            <text:p>145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16]+1" office:value-type="float" office:value="216">
            <text:p>216</text:p>
          </table:table-cell>
          <table:table-cell table:formula="of:=VLOOKUP([.D217];[$'Concept heirarchy position'.A$1:.I$629];2;0)" office:value-type="string" office:string-value="PCI date">
            <text:p>PCI date</text:p>
          </table:table-cell>
          <table:table-cell office:value-type="float" office:value="144">
            <text:p>144</text:p>
          </table:table-cell>
          <table:table-cell office:value-type="string">
            <text:p>PCI_date</text:p>
          </table:table-cell>
          <table:table-cell table:style-name="ce108" office:value-type="string">
            <text:p>PCI date</text:p>
          </table:table-cell>
          <table:table-cell office:value-type="string">
            <text:p>Previous_PCI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217];[$'Concept heirarchy position'.A$1:.I$629];3;0)" office:value-type="float" office:value="146">
            <text:p>146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17]+1" office:value-type="float" office:value="217">
            <text:p>217</text:p>
          </table:table-cell>
          <table:table-cell table:formula="of:=VLOOKUP([.D218];[$'Concept heirarchy position'.A$1:.I$629];2;0)" office:value-type="string" office:string-value="Drug eluting stent">
            <text:p>Drug eluting stent</text:p>
          </table:table-cell>
          <table:table-cell office:value-type="float" office:value="145">
            <text:p>145</text:p>
          </table:table-cell>
          <table:table-cell office:value-type="string">
            <text:p>Drug_eluting_stent</text:p>
          </table:table-cell>
          <table:table-cell table:style-name="ce108" office:value-type="string">
            <text:p>Drug eluting stent</text:p>
          </table:table-cell>
          <table:table-cell table:style-name="ce10" office:value-type="string">
            <text:p>PCI_with_stent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18];[$'Concept heirarchy position'.A$1:.I$629];3;0)" office:value-type="float" office:value="147">
            <text:p>147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18]+1" office:value-type="float" office:value="218">
            <text:p>218</text:p>
          </table:table-cell>
          <table:table-cell table:formula="of:=VLOOKUP([.D219];[$'Concept heirarchy position'.A$1:.I$629];2;0)" office:value-type="string" office:string-value="Heart failure">
            <text:p>Heart failure</text:p>
          </table:table-cell>
          <table:table-cell office:value-type="float" office:value="131">
            <text:p>131</text:p>
          </table:table-cell>
          <table:table-cell office:value-type="string">
            <text:p>Heart_failure</text:p>
          </table:table-cell>
          <table:table-cell table:style-name="ce108" office:value-type="string">
            <text:p>Heart failur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19];[$'Concept heirarchy position'.A$1:.I$629];3;0)" office:value-type="float" office:value="148">
            <text:p>148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19]+1" office:value-type="float" office:value="219">
            <text:p>219</text:p>
          </table:table-cell>
          <table:table-cell table:formula="of:=VLOOKUP([.D220];[$'Concept heirarchy position'.A$1:.I$629];2;0)" office:value-type="string" office:string-value="NHYA grade">
            <text:p>NHYA grade</text:p>
          </table:table-cell>
          <table:table-cell office:value-type="float" office:value="133">
            <text:p>133</text:p>
          </table:table-cell>
          <table:table-cell office:value-type="string">
            <text:p>NHYA_dyspnea_grade</text:p>
          </table:table-cell>
          <table:table-cell table:style-name="ce108" office:value-type="string">
            <text:p>NYHA dyspnea severity</text:p>
          </table:table-cell>
          <table:table-cell table:style-name="ce10" office:value-type="string">
            <text:p>Heart_failure = Yes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NYHA_Class</text:p>
          </table:table-cell>
          <table:table-cell table:number-columns-repeated="5"/>
          <table:table-cell table:formula="of:=VLOOKUP([.D220];[$'Concept heirarchy position'.A$1:.I$629];3;0)" office:value-type="float" office:value="149">
            <text:p>149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20]+1" office:value-type="float" office:value="220">
            <text:p>220</text:p>
          </table:table-cell>
          <table:table-cell table:formula="of:=VLOOKUP([.D221];[$'Concept heirarchy position'.A$1:.I$629];2;0)" office:value-type="string" office:string-value="Cardiomyopathy">
            <text:p>Cardiomyopathy</text:p>
          </table:table-cell>
          <table:table-cell office:value-type="float" office:value="134">
            <text:p>134</text:p>
          </table:table-cell>
          <table:table-cell table:style-name="ce10" office:value-type="string">
            <text:p>Cardiomyopathy</text:p>
          </table:table-cell>
          <table:table-cell table:style-name="ce108" office:value-type="string">
            <text:p>Cardiomyopath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21];[$'Concept heirarchy position'.A$1:.I$629];3;0)" office:value-type="float" office:value="150">
            <text:p>150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21]+1" office:value-type="float" office:value="221">
            <text:p>221</text:p>
          </table:table-cell>
          <table:table-cell table:formula="of:=VLOOKUP([.D222];[$'Concept heirarchy position'.A$1:.I$629];2;0)" office:value-type="string" office:string-value="Acute heart failure">
            <text:p>Acute heart failure</text:p>
          </table:table-cell>
          <table:table-cell office:value-type="float" office:value="135">
            <text:p>135</text:p>
          </table:table-cell>
          <table:table-cell table:style-name="ce10" office:value-type="string">
            <text:p>Heart_failure_acute</text:p>
          </table:table-cell>
          <table:table-cell table:style-name="ce108" office:value-type="string">
            <text:p>Acute heart failure</text:p>
          </table:table-cell>
          <table:table-cell table:style-name="ce10" office:value-type="string">
            <text:p>Heart_failure = Yes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22];[$'Concept heirarchy position'.A$1:.I$629];3;0)" office:value-type="float" office:value="152">
            <text:p>152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22]+1" office:value-type="float" office:value="222">
            <text:p>222</text:p>
          </table:table-cell>
          <table:table-cell table:formula="of:=VLOOKUP([.D223];[$'Concept heirarchy position'.A$1:.I$629];2;0)" office:value-type="string" office:string-value="Right heart failure">
            <text:p>Right heart failure</text:p>
          </table:table-cell>
          <table:table-cell office:value-type="float" office:value="136">
            <text:p>136</text:p>
          </table:table-cell>
          <table:table-cell office:value-type="string">
            <text:p>Heart_failure_right_heart</text:p>
          </table:table-cell>
          <table:table-cell table:style-name="ce108" office:value-type="string">
            <text:p>Right Heart failure</text:p>
          </table:table-cell>
          <table:table-cell table:style-name="ce10" office:value-type="string">
            <text:p>Heart_failure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23];[$'Concept heirarchy position'.A$1:.I$629];3;0)" office:value-type="float" office:value="154">
            <text:p>154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23]+1" office:value-type="float" office:value="223">
            <text:p>223</text:p>
          </table:table-cell>
          <table:table-cell table:formula="of:=VLOOKUP([.D224];[$'Concept heirarchy position'.A$1:.I$629];2;0)" office:value-type="string" office:string-value="Arrhythmia">
            <text:p>Arrhythmia</text:p>
          </table:table-cell>
          <table:table-cell office:value-type="float" office:value="137">
            <text:p>137</text:p>
          </table:table-cell>
          <table:table-cell office:value-type="string">
            <text:p>History_of_arrhythmia</text:p>
          </table:table-cell>
          <table:table-cell table:style-name="ce108" office:value-type="string">
            <text:p>Arrhythmia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24];[$'Concept heirarchy position'.A$1:.I$629];3;0)" office:value-type="float" office:value="155">
            <text:p>155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24]+1" office:value-type="float" office:value="224">
            <text:p>224</text:p>
          </table:table-cell>
          <table:table-cell table:formula="of:=VLOOKUP([.D225];[$'Concept heirarchy position'.A$1:.I$629];2;0)" office:value-type="string" office:string-value="Atrial fibrillation">
            <text:p>Atrial fibrillation</text:p>
          </table:table-cell>
          <table:table-cell office:value-type="float" office:value="139">
            <text:p>139</text:p>
          </table:table-cell>
          <table:table-cell office:value-type="string">
            <text:p>Atrial_fibrillation</text:p>
          </table:table-cell>
          <table:table-cell table:style-name="ce108" office:value-type="string">
            <text:p>Atrial fibrillation</text:p>
          </table:table-cell>
          <table:table-cell table:style-name="ce10" office:value-type="string">
            <text:p>History_of_arrhythmia = Yes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 table:number-columns-repeated="2"/>
          <table:table-cell table:style-name="ce10" table:number-columns-repeated="3"/>
          <table:table-cell table:formula="of:=VLOOKUP([.D225];[$'Concept heirarchy position'.A$1:.I$629];3;0)" office:value-type="float" office:value="156">
            <text:p>156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25]+1" office:value-type="float" office:value="225">
            <text:p>225</text:p>
          </table:table-cell>
          <table:table-cell table:formula="of:=VLOOKUP([.D226];[$'Concept heirarchy position'.A$1:.I$629];2;0)" office:value-type="string" office:string-value="AF pattern">
            <text:p>AF pattern</text:p>
          </table:table-cell>
          <table:table-cell office:value-type="float" office:value="141">
            <text:p>141</text:p>
          </table:table-cell>
          <table:table-cell office:value-type="string">
            <text:p>Atrial_fibrillation_pattern</text:p>
          </table:table-cell>
          <table:table-cell table:style-name="ce108" office:value-type="string">
            <text:p>AF classification</text:p>
          </table:table-cell>
          <table:table-cell table:style-name="ce10" office:value-type="string">
            <text:p>Atrial_fibrillation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AF_pattern</text:p>
          </table:table-cell>
          <table:table-cell/>
          <table:table-cell table:style-name="ce10" office:value-type="string">
            <text:p>Y</text:p>
          </table:table-cell>
          <table:table-cell table:style-name="ce10" table:number-columns-repeated="3"/>
          <table:table-cell table:formula="of:=VLOOKUP([.D226];[$'Concept heirarchy position'.A$1:.I$629];3;0)" office:value-type="float" office:value="157">
            <text:p>157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26]+1" office:value-type="float" office:value="226">
            <text:p>226</text:p>
          </table:table-cell>
          <table:table-cell table:formula="of:=VLOOKUP([.D227];[$'Concept heirarchy position'.A$1:.I$629];2;0)" office:value-type="string" office:string-value="Valvular heart disease">
            <text:p>Valvular heart disease</text:p>
          </table:table-cell>
          <table:table-cell office:value-type="float" office:value="146">
            <text:p>146</text:p>
          </table:table-cell>
          <table:table-cell office:value-type="string">
            <text:p>Valvular_heart_disease</text:p>
          </table:table-cell>
          <table:table-cell table:style-name="ce108" office:value-type="string">
            <text:p>Valvular heart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27];[$'Concept heirarchy position'.A$1:.I$629];3;0)" office:value-type="float" office:value="158">
            <text:p>158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27]+1" office:value-type="float" office:value="227">
            <text:p>227</text:p>
          </table:table-cell>
          <table:table-cell table:formula="of:=VLOOKUP([.D228];[$'Concept heirarchy position'.A$1:.I$629];2;0)" office:value-type="string" office:string-value="Valve disease">
            <text:p>Valve disease</text:p>
          </table:table-cell>
          <table:table-cell office:value-type="float" office:value="148">
            <text:p>148</text:p>
          </table:table-cell>
          <table:table-cell office:value-type="string">
            <text:p>Valvular_heart_disease_type</text:p>
          </table:table-cell>
          <table:table-cell table:style-name="ce108" office:value-type="string">
            <text:p>Valvular heart disease type</text:p>
          </table:table-cell>
          <table:table-cell office:value-type="string">
            <text:p>Valvular_heart_disease = Yes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Valvular_disease_type</text:p>
          </table:table-cell>
          <table:table-cell/>
          <table:table-cell office:value-type="string">
            <text:p>Y</text:p>
          </table:table-cell>
          <table:table-cell office:value-type="string">
            <text:p>Any answer</text:p>
          </table:table-cell>
          <table:table-cell table:number-columns-repeated="2"/>
          <table:table-cell table:formula="of:=VLOOKUP([.D228];[$'Concept heirarchy position'.A$1:.I$629];3;0)" office:value-type="float" office:value="159">
            <text:p>159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28]+1" office:value-type="float" office:value="228">
            <text:p>228</text:p>
          </table:table-cell>
          <table:table-cell table:formula="of:=VLOOKUP([.D229];[$'Concept heirarchy position'.A$1:.I$629];2;0)" office:value-type="string" office:string-value="Endocarditis previous">
            <text:p>Endocarditis previous</text:p>
          </table:table-cell>
          <table:table-cell office:value-type="float" office:value="149">
            <text:p>149</text:p>
          </table:table-cell>
          <table:table-cell office:value-type="string">
            <text:p>Endocarditis_previous</text:p>
          </table:table-cell>
          <table:table-cell table:style-name="ce108" office:value-type="string">
            <text:p>Endocarditis pas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29];[$'Concept heirarchy position'.A$1:.I$629];3;0)" office:value-type="float" office:value="161">
            <text:p>161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29]+1" office:value-type="float" office:value="229">
            <text:p>229</text:p>
          </table:table-cell>
          <table:table-cell table:formula="of:=VLOOKUP([.D230];[$'Concept heirarchy position'.A$1:.I$629];2;0)" office:value-type="string" office:string-value="Endocarditis current">
            <text:p>Endocarditis current</text:p>
          </table:table-cell>
          <table:table-cell office:value-type="float" office:value="151">
            <text:p>151</text:p>
          </table:table-cell>
          <table:table-cell office:value-type="string">
            <text:p>Endocarditis_current</text:p>
          </table:table-cell>
          <table:table-cell table:style-name="ce108" office:value-type="string">
            <text:p>Active endocarditis at presen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30];[$'Concept heirarchy position'.A$1:.I$629];3;0)" office:value-type="float" office:value="162">
            <text:p>162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30]+1" office:value-type="float" office:value="230">
            <text:p>230</text:p>
          </table:table-cell>
          <table:table-cell table:formula="of:=VLOOKUP([.D231];[$'Concept heirarchy position'.A$1:.I$629];2;0)" office:value-type="string" office:string-value="Pacemaker / ICD">
            <text:p>Pacemaker / ICD</text:p>
          </table:table-cell>
          <table:table-cell office:value-type="float" office:value="152">
            <text:p>152</text:p>
          </table:table-cell>
          <table:table-cell office:value-type="string">
            <text:p>Pacemaker_or_ICD</text:p>
          </table:table-cell>
          <table:table-cell table:style-name="ce108" office:value-type="string">
            <text:p>Pacemaker / IC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31];[$'Concept heirarchy position'.A$1:.I$629];3;0)" office:value-type="float" office:value="163">
            <text:p>163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31]+1" office:value-type="float" office:value="231">
            <text:p>231</text:p>
          </table:table-cell>
          <table:table-cell table:formula="of:=VLOOKUP([.D232];[$'Concept heirarchy position'.A$1:.I$629];2;0)" office:value-type="string" office:string-value="Pacemaker / ICD type">
            <text:p>Pacemaker / ICD type</text:p>
          </table:table-cell>
          <table:table-cell office:value-type="float" office:value="154">
            <text:p>154</text:p>
          </table:table-cell>
          <table:table-cell office:value-type="string">
            <text:p>Pacemaker_or_ICD_type</text:p>
          </table:table-cell>
          <table:table-cell table:style-name="ce108" office:value-type="string">
            <text:p>Pacemaker type</text:p>
          </table:table-cell>
          <table:table-cell table:style-name="ce10" office:value-type="string">
            <text:p>Pacemaker_or_ICD = Yes</text:p>
          </table:table-cell>
          <table:table-cell table:style-name="ce10" office:value-type="string">
            <text:p>ManyOptions</text:p>
          </table:table-cell>
          <table:table-cell table:style-name="ce118" office:value-type="string">
            <text:p>Pacemaker_ICD_type</text:p>
          </table:table-cell>
          <table:table-cell/>
          <table:table-cell table:style-name="ce10"/>
          <table:table-cell table:number-columns-repeated="3"/>
          <table:table-cell table:formula="of:=VLOOKUP([.D232];[$'Concept heirarchy position'.A$1:.I$629];3;0)" office:value-type="float" office:value="165">
            <text:p>165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32]+1" office:value-type="float" office:value="232">
            <text:p>232</text:p>
          </table:table-cell>
          <table:table-cell table:formula="of:=VLOOKUP([.D233];[$'Concept heirarchy position'.A$1:.I$629];2;0)" office:value-type="string" office:string-value="Pacemaker / ICD details">
            <text:p>Pacemaker / ICD details</text:p>
          </table:table-cell>
          <table:table-cell office:value-type="float" office:value="155">
            <text:p>155</text:p>
          </table:table-cell>
          <table:table-cell office:value-type="string">
            <text:p>Pacemaker_or_ICD_details</text:p>
          </table:table-cell>
          <table:table-cell table:style-name="ce108" office:value-type="string">
            <text:p>Pacemaker details</text:p>
          </table:table-cell>
          <table:table-cell table:style-name="ce10" office:value-type="string">
            <text:p>Pacemaker_or_ICD = Yes</text:p>
          </table:table-cell>
          <table:table-cell table:style-name="ce10" office:value-type="string">
            <text:p>Text_box</text:p>
          </table:table-cell>
          <table:table-cell table:style-name="ce118"/>
          <table:table-cell table:style-name="ce104" office:value-type="float" office:value="65535">
            <text:p>65535</text:p>
          </table:table-cell>
          <table:table-cell table:style-name="ce10"/>
          <table:table-cell table:number-columns-repeated="3"/>
          <table:table-cell table:formula="of:=VLOOKUP([.D233];[$'Concept heirarchy position'.A$1:.I$629];3;0)" office:value-type="float" office:value="166">
            <text:p>166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33]+1" office:value-type="float" office:value="233">
            <text:p>233</text:p>
          </table:table-cell>
          <table:table-cell table:formula="of:=VLOOKUP([.D234];[$'Concept heirarchy position'.A$1:.I$629];2;0)" office:value-type="string" office:string-value="Peripheral vascular disease">
            <text:p>Peripheral vascular disease</text:p>
          </table:table-cell>
          <table:table-cell office:value-type="float" office:value="156">
            <text:p>156</text:p>
          </table:table-cell>
          <table:table-cell office:value-type="string">
            <text:p>Peripheral_vascular_disease</text:p>
          </table:table-cell>
          <table:table-cell table:style-name="ce108" office:value-type="string">
            <text:p>Peripheral vascula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34];[$'Concept heirarchy position'.A$1:.I$629];3;0)" office:value-type="float" office:value="167">
            <text:p>167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34]+1" office:value-type="float" office:value="234">
            <text:p>234</text:p>
          </table:table-cell>
          <table:table-cell table:formula="of:=VLOOKUP([.D235];[$'Concept heirarchy position'.A$1:.I$629];2;0)" office:value-type="string" office:string-value="DVT">
            <text:p>DVT</text:p>
          </table:table-cell>
          <table:table-cell office:value-type="float" office:value="158">
            <text:p>158</text:p>
          </table:table-cell>
          <table:table-cell office:value-type="string">
            <text:p>Deep_venous_thrombosis</text:p>
          </table:table-cell>
          <table:table-cell table:style-name="ce108" office:value-type="string">
            <text:p>DVT</text:p>
          </table:table-cell>
          <table:table-cell table:style-name="ce103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35];[$'Concept heirarchy position'.A$1:.I$629];3;0)" office:value-type="float" office:value="168">
            <text:p>168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35]+1" office:value-type="float" office:value="235">
            <text:p>235</text:p>
          </table:table-cell>
          <table:table-cell table:formula="of:=VLOOKUP([.D236];[$'Concept heirarchy position'.A$1:.I$629];2;0)" office:value-type="string" office:string-value="Congenital heart disease">
            <text:p>Congenital heart disease</text:p>
          </table:table-cell>
          <table:table-cell office:value-type="float" office:value="160">
            <text:p>160</text:p>
          </table:table-cell>
          <table:table-cell office:value-type="string">
            <text:p>Congenital_heart_disease</text:p>
          </table:table-cell>
          <table:table-cell table:style-name="ce108" office:value-type="string">
            <text:p>Congenital heart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36];[$'Concept heirarchy position'.A$1:.I$629];3;0)" office:value-type="float" office:value="169">
            <text:p>169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36]+1" office:value-type="float" office:value="236">
            <text:p>236</text:p>
          </table:table-cell>
          <table:table-cell table:formula="of:=VLOOKUP([.D237];[$'Concept heirarchy position'.A$1:.I$629];2;0)" office:value-type="string" office:string-value="Congenital heart disease type">
            <text:p>Congenital heart disease type</text:p>
          </table:table-cell>
          <table:table-cell office:value-type="float" office:value="162">
            <text:p>162</text:p>
          </table:table-cell>
          <table:table-cell office:value-type="string">
            <text:p>Congenital_heart_disease_type</text:p>
          </table:table-cell>
          <table:table-cell table:style-name="ce108" office:value-type="string">
            <text:p>Congenital heart disease type</text:p>
          </table:table-cell>
          <table:table-cell table:style-name="ce10" office:value-type="string">
            <text:p>Congenital_heart_disease = Yes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Congenital_heart_disease_type</text:p>
          </table:table-cell>
          <table:table-cell table:number-columns-repeated="5"/>
          <table:table-cell table:formula="of:=VLOOKUP([.D237];[$'Concept heirarchy position'.A$1:.I$629];3;0)" office:value-type="float" office:value="170">
            <text:p>170</text:p>
          </table:table-cell>
          <table:table-cell table:style-name="ce50" table:number-columns-repeated="2"/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37]+1" office:value-type="float" office:value="237">
            <text:p>237</text:p>
          </table:table-cell>
          <table:table-cell table:formula="of:=VLOOKUP([.D238];[$'Concept heirarchy position'.A$1:.I$629];2;0)" office:value-type="string" office:string-value="Aortic disease">
            <text:p>Aortic disease</text:p>
          </table:table-cell>
          <table:table-cell office:value-type="float" office:value="163">
            <text:p>163</text:p>
          </table:table-cell>
          <table:table-cell table:style-name="ce10" office:value-type="string">
            <text:p>Aortic_disease</text:p>
          </table:table-cell>
          <table:table-cell table:style-name="ce108" office:value-type="string">
            <text:p>Aortic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38];[$'Concept heirarchy position'.A$1:.I$629];3;0)" office:value-type="float" office:value="174">
            <text:p>174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38]+1" office:value-type="float" office:value="238">
            <text:p>238</text:p>
          </table:table-cell>
          <table:table-cell table:formula="of:=VLOOKUP([.D239];[$'Concept heirarchy position'.A$1:.I$629];2;0)" office:value-type="string" office:string-value="Current inotropes">
            <text:p>Current inotropes</text:p>
          </table:table-cell>
          <table:table-cell office:value-type="float" office:value="164">
            <text:p>164</text:p>
          </table:table-cell>
          <table:table-cell office:value-type="string">
            <text:p>Inotropes_current</text:p>
          </table:table-cell>
          <table:table-cell table:style-name="ce108" office:value-type="string">
            <text:p>Inotrop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39];[$'Concept heirarchy position'.A$1:.I$629];3;0)" office:value-type="float" office:value="175">
            <text:p>175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39]+1" office:value-type="float" office:value="239">
            <text:p>239</text:p>
          </table:table-cell>
          <table:table-cell table:formula="of:=VLOOKUP([.D240];[$'Concept heirarchy position'.A$1:.I$629];2;0)" office:value-type="string" office:string-value="Cardiac surgery">
            <text:p>Cardiac surgery</text:p>
          </table:table-cell>
          <table:table-cell office:value-type="float" office:value="165">
            <text:p>165</text:p>
          </table:table-cell>
          <table:table-cell office:value-type="string">
            <text:p>Previous_cardiac_surgery</text:p>
          </table:table-cell>
          <table:table-cell table:style-name="ce108" office:value-type="string">
            <text:p>Cardiac surgery past</text:p>
          </table:table-cell>
          <table:table-cell office:value-type="string">
            <text:p>Surgery_Previous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40];[$'Concept heirarchy position'.A$1:.I$629];3;0)" office:value-type="float" office:value="176">
            <text:p>176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40]+1" office:value-type="float" office:value="240">
            <text:p>240</text:p>
          </table:table-cell>
          <table:table-cell table:formula="of:=VLOOKUP([.D241];[$'Concept heirarchy position'.A$1:.I$629];2;0)" office:value-type="string" office:string-value="Cardiac surgery type">
            <text:p>Cardiac surgery type</text:p>
          </table:table-cell>
          <table:table-cell office:value-type="float" office:value="167">
            <text:p>167</text:p>
          </table:table-cell>
          <table:table-cell office:value-type="string">
            <text:p>Previous_cardiac_surgery_type</text:p>
          </table:table-cell>
          <table:table-cell table:style-name="ce108" office:value-type="string">
            <text:p>Cardiac surgery type</text:p>
          </table:table-cell>
          <table:table-cell office:value-type="string">
            <text:p>Previous_cardiac_surgery=Yes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Past_cardiac_surgery_type</text:p>
          </table:table-cell>
          <table:table-cell/>
          <table:table-cell office:value-type="string">
            <text:p>Y</text:p>
          </table:table-cell>
          <table:table-cell office:value-type="string">
            <text:p>Any answer</text:p>
          </table:table-cell>
          <table:table-cell table:number-columns-repeated="2"/>
          <table:table-cell table:formula="of:=VLOOKUP([.D241];[$'Concept heirarchy position'.A$1:.I$629];3;0)" office:value-type="float" office:value="177">
            <text:p>177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41]+1" office:value-type="float" office:value="241">
            <text:p>241</text:p>
          </table:table-cell>
          <table:table-cell table:formula="of:=VLOOKUP([.D242];[$'Concept heirarchy position'.A$1:.I$629];2;0)" office:value-type="string" office:string-value="Other cardiovascular disease">
            <text:p>Other cardiovascular disease</text:p>
          </table:table-cell>
          <table:table-cell office:value-type="float" office:value="168">
            <text:p>168</text:p>
          </table:table-cell>
          <table:table-cell office:value-type="string">
            <text:p>Cardiovascular_disease_other</text:p>
          </table:table-cell>
          <table:table-cell table:style-name="ce108" office:value-type="string">
            <text:p>Other cardiovascula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42];[$'Concept heirarchy position'.A$1:.I$629];3;0)" office:value-type="float" office:value="178">
            <text:p>178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42]+1" office:value-type="float" office:value="242">
            <text:p>242</text:p>
          </table:table-cell>
          <table:table-cell table:formula="of:=VLOOKUP([.D243];[$'Concept heirarchy position'.A$1:.I$629];2;0)" office:value-type="float" office:value="0">
            <text:p>#N/A</text:p>
          </table:table-cell>
          <table:table-cell office:value-type="float" office:value="438">
            <text:p>438</text:p>
          </table:table-cell>
          <table:table-cell/>
          <table:table-cell table:style-name="ce108" office:value-type="string">
            <text:p>Cardiovascular</text:p>
          </table:table-cell>
          <table:table-cell table:style-name="ce91"/>
          <table:table-cell table:style-name="ce91" office:value-type="string">
            <text:p>End_section</text:p>
          </table:table-cell>
          <table:table-cell table:style-name="ce10"/>
          <table:table-cell/>
          <table:table-cell table:style-name="ce10" table:number-columns-repeated="4"/>
          <table:table-cell table:formula="of:=VLOOKUP([.D243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43]+1" office:value-type="float" office:value="243">
            <text:p>243</text:p>
          </table:table-cell>
          <table:table-cell table:formula="of:=VLOOKUP([.D244];[$'Concept heirarchy position'.A$1:.I$629];2;0)" office:value-type="float" office:value="0">
            <text:p>#N/A</text:p>
          </table:table-cell>
          <table:table-cell office:value-type="float" office:value="439">
            <text:p>439</text:p>
          </table:table-cell>
          <table:table-cell/>
          <table:table-cell table:style-name="ce108" office:value-type="string">
            <text:p>Respiratory</text:p>
          </table:table-cell>
          <table:table-cell table:style-name="ce91"/>
          <table:table-cell table:style-name="ce91" office:value-type="string">
            <text:p>Start_section</text:p>
          </table:table-cell>
          <table:table-cell table:style-name="ce10"/>
          <table:table-cell/>
          <table:table-cell table:style-name="ce10" table:number-columns-repeated="4"/>
          <table:table-cell table:formula="of:=VLOOKUP([.D244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44]+1" office:value-type="float" office:value="244">
            <text:p>244</text:p>
          </table:table-cell>
          <table:table-cell table:formula="of:=VLOOKUP([.D245];[$'Concept heirarchy position'.A$1:.I$629];2;0)" office:value-type="string" office:string-value="Pulmonary disease">
            <text:p>Pulmonary disease</text:p>
          </table:table-cell>
          <table:table-cell office:value-type="float" office:value="169">
            <text:p>169</text:p>
          </table:table-cell>
          <table:table-cell office:value-type="string">
            <text:p>Pulmonary_disease</text:p>
          </table:table-cell>
          <table:table-cell table:style-name="ce108" office:value-type="string">
            <text:p>Pulmonary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45];[$'Concept heirarchy position'.A$1:.I$629];3;0)" office:value-type="float" office:value="180">
            <text:p>180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45]+1" office:value-type="float" office:value="245">
            <text:p>245</text:p>
          </table:table-cell>
          <table:table-cell table:formula="of:=VLOOKUP([.D246];[$'Concept heirarchy position'.A$1:.I$629];2;0)" office:value-type="string" office:string-value="COPD">
            <text:p>COPD</text:p>
          </table:table-cell>
          <table:table-cell office:value-type="float" office:value="170">
            <text:p>170</text:p>
          </table:table-cell>
          <table:table-cell table:style-name="ce10" office:value-type="string">
            <text:p>COPD</text:p>
          </table:table-cell>
          <table:table-cell table:style-name="ce108" office:value-type="string">
            <text:p>COP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46];[$'Concept heirarchy position'.A$1:.I$629];3;0)" office:value-type="float" office:value="181">
            <text:p>181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46]+1" office:value-type="float" office:value="246">
            <text:p>246</text:p>
          </table:table-cell>
          <table:table-cell table:formula="of:=VLOOKUP([.D247];[$'Concept heirarchy position'.A$1:.I$629];2;0)" office:value-type="string" office:string-value="COPD">
            <text:p>COPD</text:p>
          </table:table-cell>
          <table:table-cell office:value-type="float" office:value="171">
            <text:p>171</text:p>
          </table:table-cell>
          <table:table-cell table:style-name="ce103" office:value-type="string">
            <text:p>COPD</text:p>
          </table:table-cell>
          <table:table-cell table:style-name="ce107" office:value-type="string">
            <text:p>Do you have emphysema or chronic bronchitis?</text:p>
          </table:table-cell>
          <table:table-cell office:value-type="string">
            <text:p>Patient_Age &gt; 13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formula="of:=VLOOKUP([.D247];[$'Concept heirarchy position'.A$1:.I$629];3;0)" office:value-type="float" office:value="181">
            <text:p>181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247]+1" office:value-type="float" office:value="247">
            <text:p>247</text:p>
          </table:table-cell>
          <table:table-cell table:formula="of:=VLOOKUP([.D248];[$'Concept heirarchy position'.A$1:.I$629];2;0)" office:value-type="string" office:string-value="COPD (severity)">
            <text:p>COPD (severity)</text:p>
          </table:table-cell>
          <table:table-cell office:value-type="float" office:value="172">
            <text:p>172</text:p>
          </table:table-cell>
          <table:table-cell office:value-type="string">
            <text:p>COPD_severity</text:p>
          </table:table-cell>
          <table:table-cell table:style-name="ce108" office:value-type="string">
            <text:p>COPD (severity)</text:p>
          </table:table-cell>
          <table:table-cell table:style-name="ce10" office:value-type="string">
            <text:p>COPD = Yes</text:p>
          </table:table-cell>
          <table:table-cell table:style-name="ce10" office:value-type="string">
            <text:p>OneOption</text:p>
          </table:table-cell>
          <table:table-cell table:style-name="ce45" office:value-type="string">
            <text:p>GOLD_stages</text:p>
          </table:table-cell>
          <table:table-cell table:number-columns-repeated="5"/>
          <table:table-cell table:formula="of:=VLOOKUP([.D248];[$'Concept heirarchy position'.A$1:.I$629];3;0)" office:value-type="float" office:value="182">
            <text:p>182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48]+1" office:value-type="float" office:value="248">
            <text:p>248</text:p>
          </table:table-cell>
          <table:table-cell table:formula="of:=VLOOKUP([.D249];[$'Concept heirarchy position'.A$1:.I$629];2;0)" office:value-type="string" office:string-value="Asthma">
            <text:p>Asthma</text:p>
          </table:table-cell>
          <table:table-cell office:value-type="float" office:value="173">
            <text:p>173</text:p>
          </table:table-cell>
          <table:table-cell table:style-name="ce10" office:value-type="string">
            <text:p>Asthma</text:p>
          </table:table-cell>
          <table:table-cell table:style-name="ce108" office:value-type="string">
            <text:p>Asthma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49];[$'Concept heirarchy position'.A$1:.I$629];3;0)" office:value-type="float" office:value="183">
            <text:p>183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49]+1" office:value-type="float" office:value="249">
            <text:p>249</text:p>
          </table:table-cell>
          <table:table-cell table:formula="of:=VLOOKUP([.D250];[$'Concept heirarchy position'.A$1:.I$629];2;0)" office:value-type="string" office:string-value="Asthma">
            <text:p>Asthma</text:p>
          </table:table-cell>
          <table:table-cell office:value-type="float" office:value="174">
            <text:p>174</text:p>
          </table:table-cell>
          <table:table-cell table:style-name="ce103" office:value-type="string">
            <text:p>Asthma</text:p>
          </table:table-cell>
          <table:table-cell table:style-name="ce107" office:value-type="string">
            <text:p>Do you have asthma?</text:p>
          </table:table-cell>
          <table:table-cell office:value-type="string">
            <text:p>Patient_Age &gt; 13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table:style-name="ce103" table:number-columns-repeated="4"/>
          <table:table-cell table:formula="of:=VLOOKUP([.D250];[$'Concept heirarchy position'.A$1:.I$629];3;0)" office:value-type="float" office:value="183">
            <text:p>183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250]+1" office:value-type="float" office:value="250">
            <text:p>250</text:p>
          </table:table-cell>
          <table:table-cell table:formula="of:=VLOOKUP([.D251];[$'Concept heirarchy position'.A$1:.I$629];2;0)" office:value-type="string" office:string-value="Asthma (severity)">
            <text:p>Asthma (severity)</text:p>
          </table:table-cell>
          <table:table-cell office:value-type="float" office:value="175">
            <text:p>175</text:p>
          </table:table-cell>
          <table:table-cell office:value-type="string">
            <text:p>Asthma_severity</text:p>
          </table:table-cell>
          <table:table-cell table:style-name="ce108" office:value-type="string">
            <text:p>Asthma (severity)</text:p>
          </table:table-cell>
          <table:table-cell table:style-name="ce10" office:value-type="string">
            <text:p>Asthma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Asthma_severity</text:p>
          </table:table-cell>
          <table:table-cell table:number-columns-repeated="5"/>
          <table:table-cell table:formula="of:=VLOOKUP([.D251];[$'Concept heirarchy position'.A$1:.I$629];3;0)" office:value-type="float" office:value="184">
            <text:p>184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51]+1" office:value-type="float" office:value="251">
            <text:p>251</text:p>
          </table:table-cell>
          <table:table-cell table:formula="of:=VLOOKUP([.D252];[$'Concept heirarchy position'.A$1:.I$629];2;0)" office:value-type="string" office:string-value="Asthma ER attendance">
            <text:p>Asthma ER attendance</text:p>
          </table:table-cell>
          <table:table-cell office:value-type="float" office:value="397">
            <text:p>397</text:p>
          </table:table-cell>
          <table:table-cell table:style-name="ce11" office:value-type="string">
            <text:p>Asthma_ER_attendance</text:p>
          </table:table-cell>
          <table:table-cell table:style-name="ce108" office:value-type="string">
            <text:p>Asthma emergency room attendances?</text:p>
          </table:table-cell>
          <table:table-cell table:style-name="ce103" office:value-type="string">
            <text:p>Asthma = Yes or Bronchial_Hyperreactivity = Yes</text:p>
          </table:table-cell>
          <table:table-cell table:style-name="ce103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52];[$'Concept heirarchy position'.A$1:.I$629];3;0)" office:value-type="float" office:value="185">
            <text:p>185</text:p>
          </table:table-cell>
          <table:table-cell table:style-name="ce115"/>
          <table:table-cell table:style-name="ce121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252]+1" office:value-type="float" office:value="252">
            <text:p>252</text:p>
          </table:table-cell>
          <table:table-cell table:formula="of:=VLOOKUP([.D253];[$'Concept heirarchy position'.A$1:.I$629];2;0)" office:value-type="string" office:string-value="Asthma ER attendance">
            <text:p>Asthma ER attendance</text:p>
          </table:table-cell>
          <table:table-cell office:value-type="float" office:value="357">
            <text:p>357</text:p>
          </table:table-cell>
          <table:table-cell table:style-name="ce11" office:value-type="string">
            <text:p>Asthma_ER_attendance</text:p>
          </table:table-cell>
          <table:table-cell table:style-name="ce108" office:value-type="string">
            <text:p>Have you been to the hospital emergency room because of asthma?</text:p>
          </table:table-cell>
          <table:table-cell table:style-name="ce103" office:value-type="string">
            <text:p>Asthma = Yes or Bronchial_Hyperreactivity = Yes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253];[$'Concept heirarchy position'.A$1:.I$629];3;0)" office:value-type="float" office:value="185">
            <text:p>185</text:p>
          </table:table-cell>
          <table:table-cell table:style-name="ce115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253]+1" office:value-type="float" office:value="253">
            <text:p>253</text:p>
          </table:table-cell>
          <table:table-cell table:formula="of:=VLOOKUP([.D254];[$'Concept heirarchy position'.A$1:.I$629];2;0)" office:value-type="string" office:string-value="Asthma hospitalisations">
            <text:p>Asthma hospitalisations</text:p>
          </table:table-cell>
          <table:table-cell office:value-type="float" office:value="398">
            <text:p>398</text:p>
          </table:table-cell>
          <table:table-cell table:style-name="ce11" office:value-type="string">
            <text:p>Asthma_hospitalisation</text:p>
          </table:table-cell>
          <table:table-cell table:style-name="ce108" office:value-type="string">
            <text:p>Asthma hospital admissions?</text:p>
          </table:table-cell>
          <table:table-cell table:style-name="ce103" office:value-type="string">
            <text:p>Asthma = Yes or Bronchial_Hyperreactivity = Yes</text:p>
          </table:table-cell>
          <table:table-cell table:style-name="ce103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54];[$'Concept heirarchy position'.A$1:.I$629];3;0)" office:value-type="float" office:value="186">
            <text:p>186</text:p>
          </table:table-cell>
          <table:table-cell table:style-name="ce115"/>
          <table:table-cell table:style-name="ce121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254]+1" office:value-type="float" office:value="254">
            <text:p>254</text:p>
          </table:table-cell>
          <table:table-cell table:formula="of:=VLOOKUP([.D255];[$'Concept heirarchy position'.A$1:.I$629];2;0)" office:value-type="string" office:string-value="Asthma hospitalisations">
            <text:p>Asthma hospitalisations</text:p>
          </table:table-cell>
          <table:table-cell office:value-type="float" office:value="358">
            <text:p>358</text:p>
          </table:table-cell>
          <table:table-cell table:style-name="ce11" office:value-type="string">
            <text:p>Asthma_hospitalisation</text:p>
          </table:table-cell>
          <table:table-cell table:style-name="ce108" office:value-type="string">
            <text:p>Have you been admitted to hospital because of asthma?</text:p>
          </table:table-cell>
          <table:table-cell table:style-name="ce103" office:value-type="string">
            <text:p>Asthma = Yes or Bronchial_Hyperreactivity = Yes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255];[$'Concept heirarchy position'.A$1:.I$629];3;0)" office:value-type="float" office:value="186">
            <text:p>186</text:p>
          </table:table-cell>
          <table:table-cell table:style-name="ce115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255]+1" office:value-type="float" office:value="255">
            <text:p>255</text:p>
          </table:table-cell>
          <table:table-cell table:formula="of:=VLOOKUP([.D256];[$'Concept heirarchy position'.A$1:.I$629];2;0)" office:value-type="string" office:string-value="Aspirin sensitive asthma">
            <text:p>Aspirin sensitive asthma</text:p>
          </table:table-cell>
          <table:table-cell office:value-type="float" office:value="406">
            <text:p>406</text:p>
          </table:table-cell>
          <table:table-cell table:style-name="ce15" office:value-type="string">
            <text:p>Asthma_aspirin_sensitive</text:p>
          </table:table-cell>
          <table:table-cell table:style-name="ce108" office:value-type="string">
            <text:p>Does your asthma get worse with aspirin or antiinflammatory medications?</text:p>
          </table:table-cell>
          <table:table-cell table:style-name="ce103" office:value-type="string">
            <text:p>Asthma = Yes or Bronchial_Hyperreactivity = Yes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formula="of:=VLOOKUP([.D256];[$'Concept heirarchy position'.A$1:.I$629];3;0)" office:value-type="float" office:value="190">
            <text:p>190</text:p>
          </table:table-cell>
          <table:table-cell table:style-name="ce115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256]+1" office:value-type="float" office:value="256">
            <text:p>256</text:p>
          </table:table-cell>
          <table:table-cell table:formula="of:=VLOOKUP([.D257];[$'Concept heirarchy position'.A$1:.I$629];2;0)" office:value-type="string" office:string-value="Aspirin sensitive asthma">
            <text:p>Aspirin sensitive asthma</text:p>
          </table:table-cell>
          <table:table-cell office:value-type="float" office:value="407">
            <text:p>407</text:p>
          </table:table-cell>
          <table:table-cell table:style-name="ce15" office:value-type="string">
            <text:p>Asthma_aspirin_sensitive</text:p>
          </table:table-cell>
          <table:table-cell table:style-name="ce108" office:value-type="string">
            <text:p>Aspirin sensitive asthma</text:p>
          </table:table-cell>
          <table:table-cell table:style-name="ce103" office:value-type="string">
            <text:p>Asthma = Yes or Bronchial_Hyperreactivity = Yes</text:p>
          </table:table-cell>
          <table:table-cell table:style-name="ce103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57];[$'Concept heirarchy position'.A$1:.I$629];3;0)" office:value-type="float" office:value="190">
            <text:p>190</text:p>
          </table:table-cell>
          <table:table-cell table:style-name="ce115"/>
          <table:table-cell table:style-name="ce121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257]+1" office:value-type="float" office:value="257">
            <text:p>257</text:p>
          </table:table-cell>
          <table:table-cell table:formula="of:=VLOOKUP([.D258];[$'Concept heirarchy position'.A$1:.I$629];2;0)" office:value-type="string" office:string-value="Snorer">
            <text:p>Snorer</text:p>
          </table:table-cell>
          <table:table-cell office:value-type="float" office:value="399">
            <text:p>399</text:p>
          </table:table-cell>
          <table:table-cell table:style-name="ce11" office:value-type="string">
            <text:p>Snorer</text:p>
          </table:table-cell>
          <table:table-cell table:style-name="ce108" office:value-type="string">
            <text:p>Snorer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58];[$'Concept heirarchy position'.A$1:.I$629];3;0)" office:value-type="float" office:value="191">
            <text:p>191</text:p>
          </table:table-cell>
          <table:table-cell table:style-name="ce115"/>
          <table:table-cell table:style-name="ce121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258]+1" office:value-type="float" office:value="258">
            <text:p>258</text:p>
          </table:table-cell>
          <table:table-cell table:formula="of:=VLOOKUP([.D259];[$'Concept heirarchy position'.A$1:.I$629];2;0)" office:value-type="string" office:string-value="Snorer">
            <text:p>Snorer</text:p>
          </table:table-cell>
          <table:table-cell office:value-type="float" office:value="370">
            <text:p>370</text:p>
          </table:table-cell>
          <table:table-cell table:style-name="ce11" office:value-type="string">
            <text:p>Snorer</text:p>
          </table:table-cell>
          <table:table-cell table:style-name="ce108" office:value-type="string">
            <text:p>Do you snore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formula="of:=VLOOKUP([.D259];[$'Concept heirarchy position'.A$1:.I$629];3;0)" office:value-type="float" office:value="191">
            <text:p>191</text:p>
          </table:table-cell>
          <table:table-cell table:style-name="ce115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259]+1" office:value-type="float" office:value="259">
            <text:p>259</text:p>
          </table:table-cell>
          <table:table-cell table:formula="of:=VLOOKUP([.D260];[$'Concept heirarchy position'.A$1:.I$629];2;0)" office:value-type="string" office:string-value="Obstructive sleep apnoea">
            <text:p>Obstructive sleep apnoea</text:p>
          </table:table-cell>
          <table:table-cell office:value-type="float" office:value="176">
            <text:p>176</text:p>
          </table:table-cell>
          <table:table-cell office:value-type="string">
            <text:p>Obstructive_sleep_apnoea</text:p>
          </table:table-cell>
          <table:table-cell table:style-name="ce108" office:value-type="string">
            <text:p>Obstructive sleep apnea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60];[$'Concept heirarchy position'.A$1:.I$629];3;0)" office:value-type="float" office:value="192">
            <text:p>192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60]+1" office:value-type="float" office:value="260">
            <text:p>260</text:p>
          </table:table-cell>
          <table:table-cell table:formula="of:=VLOOKUP([.D261];[$'Concept heirarchy position'.A$1:.I$629];2;0)" office:value-type="string" office:string-value="Obstructive sleep apnoea">
            <text:p>Obstructive sleep apnoea</text:p>
          </table:table-cell>
          <table:table-cell office:value-type="float" office:value="177">
            <text:p>177</text:p>
          </table:table-cell>
          <table:table-cell office:value-type="string">
            <text:p>Obstructive_sleep_apnoea</text:p>
          </table:table-cell>
          <table:table-cell table:style-name="ce107" office:value-type="string">
            <text:p>Have you been diagnosed with sleep apnea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261];[$'Concept heirarchy position'.A$1:.I$629];3;0)" office:value-type="float" office:value="192">
            <text:p>192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261]+1" office:value-type="float" office:value="261">
            <text:p>261</text:p>
          </table:table-cell>
          <table:table-cell table:formula="of:=VLOOKUP([.D262];[$'Concept heirarchy position'.A$1:.I$629];2;0)" office:value-type="string" office:string-value="CPAP">
            <text:p>CPAP</text:p>
          </table:table-cell>
          <table:table-cell office:value-type="float" office:value="178">
            <text:p>178</text:p>
          </table:table-cell>
          <table:table-cell table:style-name="ce10" office:value-type="string">
            <text:p>CPAP</text:p>
          </table:table-cell>
          <table:table-cell table:style-name="ce108" office:value-type="string">
            <text:p>CPAP use</text:p>
          </table:table-cell>
          <table:table-cell table:style-name="ce10" office:value-type="string">
            <text:p>Obstructive_sleep_apnoea=Yes</text:p>
          </table:table-cell>
          <table:table-cell table:style-name="ce103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62];[$'Concept heirarchy position'.A$1:.I$629];3;0)" office:value-type="float" office:value="193">
            <text:p>193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62]+1" office:value-type="float" office:value="262">
            <text:p>262</text:p>
          </table:table-cell>
          <table:table-cell table:formula="of:=VLOOKUP([.D263];[$'Concept heirarchy position'.A$1:.I$629];2;0)" office:value-type="string" office:string-value="CPAP">
            <text:p>CPAP</text:p>
          </table:table-cell>
          <table:table-cell office:value-type="float" office:value="179">
            <text:p>179</text:p>
          </table:table-cell>
          <table:table-cell table:style-name="ce103" office:value-type="string">
            <text:p>CPAP</text:p>
          </table:table-cell>
          <table:table-cell table:style-name="ce107" office:value-type="string">
            <text:p>Do you use a CPAP machine?</text:p>
          </table:table-cell>
          <table:table-cell table:style-name="ce10" office:value-type="string">
            <text:p>Obstructive_sleep_apnoea=Yes</text:p>
          </table:table-cell>
          <table:table-cell table:style-name="ce103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263];[$'Concept heirarchy position'.A$1:.I$629];3;0)" office:value-type="float" office:value="193">
            <text:p>193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263]+1" office:value-type="float" office:value="263">
            <text:p>263</text:p>
          </table:table-cell>
          <table:table-cell table:formula="of:=VLOOKUP([.D264];[$'Concept heirarchy position'.A$1:.I$629];2;0)" office:value-type="string" office:string-value="STOP S">
            <text:p>STOP S</text:p>
          </table:table-cell>
          <table:table-cell office:value-type="float" office:value="381">
            <text:p>381</text:p>
          </table:table-cell>
          <table:table-cell table:style-name="ce15" office:value-type="string">
            <text:p>STOP_S</text:p>
          </table:table-cell>
          <table:table-cell table:style-name="ce107" office:value-type="string">
            <text:p>Do you snore loudly (louder than talking or loud enough to be heard through closed doors)?</text:p>
          </table:table-cell>
          <table:table-cell table:style-name="ce103" office:value-type="string">
            <text:p>Snorer = Yes and Obstructive_sleep_apnoea = No</text:p>
          </table:table-cell>
          <table:table-cell table:style-name="ce103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264];[$'Concept heirarchy position'.A$1:.I$629];3;0)" office:value-type="float" office:value="194">
            <text:p>194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264]+1" office:value-type="float" office:value="264">
            <text:p>264</text:p>
          </table:table-cell>
          <table:table-cell table:formula="of:=VLOOKUP([.D265];[$'Concept heirarchy position'.A$1:.I$629];2;0)" office:value-type="string" office:string-value="STOP S">
            <text:p>STOP S</text:p>
          </table:table-cell>
          <table:table-cell office:value-type="float" office:value="408">
            <text:p>408</text:p>
          </table:table-cell>
          <table:table-cell table:style-name="ce15" office:value-type="string">
            <text:p>STOP_S</text:p>
          </table:table-cell>
          <table:table-cell table:style-name="ce107" office:value-type="string">
            <text:p>Do you snore loudly (louder than talking or loud enough to be heard through closed doors)?</text:p>
          </table:table-cell>
          <table:table-cell table:style-name="ce103" office:value-type="string">
            <text:p>Snorer = Yes and Obstructive_sleep_apnoea = No</text:p>
          </table:table-cell>
          <table:table-cell table:style-name="ce103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265];[$'Concept heirarchy position'.A$1:.I$629];3;0)" office:value-type="float" office:value="194">
            <text:p>194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65]+1" office:value-type="float" office:value="265">
            <text:p>265</text:p>
          </table:table-cell>
          <table:table-cell table:formula="of:=VLOOKUP([.D266];[$'Concept heirarchy position'.A$1:.I$629];2;0)" office:value-type="string" office:string-value="STOP T">
            <text:p>STOP T</text:p>
          </table:table-cell>
          <table:table-cell office:value-type="float" office:value="382">
            <text:p>382</text:p>
          </table:table-cell>
          <table:table-cell table:style-name="ce15" office:value-type="string">
            <text:p>STOP_T</text:p>
          </table:table-cell>
          <table:table-cell table:style-name="ce107" office:value-type="string">
            <text:p>Do you often feel tired, fatigued, or sleepy during daytime?</text:p>
          </table:table-cell>
          <table:table-cell table:style-name="ce103" office:value-type="string">
            <text:p>Snorer = Yes and Obstructive_sleep_apnoea = No</text:p>
          </table:table-cell>
          <table:table-cell table:style-name="ce103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266];[$'Concept heirarchy position'.A$1:.I$629];3;0)" office:value-type="float" office:value="195">
            <text:p>195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266]+1" office:value-type="float" office:value="266">
            <text:p>266</text:p>
          </table:table-cell>
          <table:table-cell table:formula="of:=VLOOKUP([.D267];[$'Concept heirarchy position'.A$1:.I$629];2;0)" office:value-type="string" office:string-value="STOP T">
            <text:p>STOP T</text:p>
          </table:table-cell>
          <table:table-cell office:value-type="float" office:value="409">
            <text:p>409</text:p>
          </table:table-cell>
          <table:table-cell table:style-name="ce15" office:value-type="string">
            <text:p>STOP_T</text:p>
          </table:table-cell>
          <table:table-cell table:style-name="ce107" office:value-type="string">
            <text:p>Do you often feel tired, fatigued, or sleepy during daytime?</text:p>
          </table:table-cell>
          <table:table-cell table:style-name="ce103" office:value-type="string">
            <text:p>Snorer = Yes and Obstructive_sleep_apnoea = No</text:p>
          </table:table-cell>
          <table:table-cell table:style-name="ce103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267];[$'Concept heirarchy position'.A$1:.I$629];3;0)" office:value-type="float" office:value="195">
            <text:p>195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67]+1" office:value-type="float" office:value="267">
            <text:p>267</text:p>
          </table:table-cell>
          <table:table-cell table:formula="of:=VLOOKUP([.D268];[$'Concept heirarchy position'.A$1:.I$629];2;0)" office:value-type="string" office:string-value="STOP O">
            <text:p>STOP O</text:p>
          </table:table-cell>
          <table:table-cell office:value-type="float" office:value="383">
            <text:p>383</text:p>
          </table:table-cell>
          <table:table-cell table:style-name="ce15" office:value-type="string">
            <text:p>STOP_O</text:p>
          </table:table-cell>
          <table:table-cell table:style-name="ce107" office:value-type="string">
            <text:p>Has anyone observed you stop breathing during your sleep?</text:p>
          </table:table-cell>
          <table:table-cell table:style-name="ce103" office:value-type="string">
            <text:p>Snorer = Yes and Obstructive_sleep_apnoea = No</text:p>
          </table:table-cell>
          <table:table-cell table:style-name="ce103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268];[$'Concept heirarchy position'.A$1:.I$629];3;0)" office:value-type="float" office:value="196">
            <text:p>196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268]+1" office:value-type="float" office:value="268">
            <text:p>268</text:p>
          </table:table-cell>
          <table:table-cell table:formula="of:=VLOOKUP([.D269];[$'Concept heirarchy position'.A$1:.I$629];2;0)" office:value-type="string" office:string-value="STOP O">
            <text:p>STOP O</text:p>
          </table:table-cell>
          <table:table-cell office:value-type="float" office:value="410">
            <text:p>410</text:p>
          </table:table-cell>
          <table:table-cell table:style-name="ce15" office:value-type="string">
            <text:p>STOP_O</text:p>
          </table:table-cell>
          <table:table-cell table:style-name="ce107" office:value-type="string">
            <text:p>Has anyone observed you stop breathing during your sleep?</text:p>
          </table:table-cell>
          <table:table-cell table:style-name="ce103" office:value-type="string">
            <text:p>Snorer = Yes and Obstructive_sleep_apnoea = No</text:p>
          </table:table-cell>
          <table:table-cell table:style-name="ce103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269];[$'Concept heirarchy position'.A$1:.I$629];3;0)" office:value-type="float" office:value="196">
            <text:p>196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69]+1" office:value-type="float" office:value="269">
            <text:p>269</text:p>
          </table:table-cell>
          <table:table-cell table:formula="of:=VLOOKUP([.D270];[$'Concept heirarchy position'.A$1:.I$629];2;0)" office:value-type="string" office:string-value="Oxygen at present">
            <text:p>Oxygen at present</text:p>
          </table:table-cell>
          <table:table-cell office:value-type="float" office:value="180">
            <text:p>180</text:p>
          </table:table-cell>
          <table:table-cell office:value-type="string">
            <text:p>Oxygen_therapy</text:p>
          </table:table-cell>
          <table:table-cell table:style-name="ce108" office:value-type="string">
            <text:p>Oxygen administr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/>
          <table:table-cell table:number-columns-repeated="3"/>
          <table:table-cell table:formula="of:=VLOOKUP([.D270];[$'Concept heirarchy position'.A$1:.I$629];3;0)" office:value-type="float" office:value="206">
            <text:p>206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70]+1" office:value-type="float" office:value="270">
            <text:p>270</text:p>
          </table:table-cell>
          <table:table-cell table:formula="of:=VLOOKUP([.D271];[$'Concept heirarchy position'.A$1:.I$629];2;0)" office:value-type="string" office:string-value="Home oxygen">
            <text:p>Home oxygen</text:p>
          </table:table-cell>
          <table:table-cell office:value-type="float" office:value="181">
            <text:p>181</text:p>
          </table:table-cell>
          <table:table-cell office:value-type="string">
            <text:p>Home_Oxygen</text:p>
          </table:table-cell>
          <table:table-cell table:style-name="ce108" office:value-type="string">
            <text:p>Home oxyge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71];[$'Concept heirarchy position'.A$1:.I$629];3;0)" office:value-type="float" office:value="207">
            <text:p>207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71]+1" office:value-type="float" office:value="271">
            <text:p>271</text:p>
          </table:table-cell>
          <table:table-cell table:formula="of:=VLOOKUP([.D272];[$'Concept heirarchy position'.A$1:.I$629];2;0)" office:value-type="string" office:string-value="Home oxygen">
            <text:p>Home oxygen</text:p>
          </table:table-cell>
          <table:table-cell office:value-type="float" office:value="182">
            <text:p>182</text:p>
          </table:table-cell>
          <table:table-cell office:value-type="string">
            <text:p>Home_Oxygen</text:p>
          </table:table-cell>
          <table:table-cell table:style-name="ce107" office:value-type="string">
            <text:p>Are you on oxygen at home?</text:p>
          </table:table-cell>
          <table:table-cell table:style-name="ce10" office:value-type="string">
            <text:p>COPD = Yes</text:p>
          </table:table-cell>
          <table:table-cell table:style-name="ce103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272];[$'Concept heirarchy position'.A$1:.I$629];3;0)" office:value-type="float" office:value="207">
            <text:p>207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272]+1" office:value-type="float" office:value="272">
            <text:p>272</text:p>
          </table:table-cell>
          <table:table-cell table:formula="of:=VLOOKUP([.D273];[$'Concept heirarchy position'.A$1:.I$629];2;0)" office:value-type="string" office:string-value="Other pulmonary disease">
            <text:p>Other pulmonary disease</text:p>
          </table:table-cell>
          <table:table-cell office:value-type="float" office:value="183">
            <text:p>183</text:p>
          </table:table-cell>
          <table:table-cell office:value-type="string">
            <text:p>Pulmonary_other</text:p>
          </table:table-cell>
          <table:table-cell table:style-name="ce108" office:value-type="string">
            <text:p>Other pulmonary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73];[$'Concept heirarchy position'.A$1:.I$629];3;0)" office:value-type="float" office:value="209">
            <text:p>209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73]+1" office:value-type="float" office:value="273">
            <text:p>273</text:p>
          </table:table-cell>
          <table:table-cell table:formula="of:=VLOOKUP([.D274];[$'Concept heirarchy position'.A$1:.I$629];2;0)" office:value-type="float" office:value="0">
            <text:p>#N/A</text:p>
          </table:table-cell>
          <table:table-cell office:value-type="float" office:value="440">
            <text:p>440</text:p>
          </table:table-cell>
          <table:table-cell/>
          <table:table-cell table:style-name="ce108" office:value-type="string">
            <text:p>Respiratory</text:p>
          </table:table-cell>
          <table:table-cell table:style-name="ce91"/>
          <table:table-cell table:style-name="ce91" office:value-type="string">
            <text:p>End_section</text:p>
          </table:table-cell>
          <table:table-cell table:style-name="ce10"/>
          <table:table-cell/>
          <table:table-cell table:style-name="ce10" table:number-columns-repeated="4"/>
          <table:table-cell table:formula="of:=VLOOKUP([.D274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74]+1" office:value-type="float" office:value="274">
            <text:p>274</text:p>
          </table:table-cell>
          <table:table-cell table:formula="of:=VLOOKUP([.D275];[$'Concept heirarchy position'.A$1:.I$629];2;0)" office:value-type="float" office:value="0">
            <text:p>#N/A</text:p>
          </table:table-cell>
          <table:table-cell office:value-type="float" office:value="441">
            <text:p>441</text:p>
          </table:table-cell>
          <table:table-cell/>
          <table:table-cell table:style-name="ce108" office:value-type="string">
            <text:p>Neurological</text:p>
          </table:table-cell>
          <table:table-cell table:style-name="ce91"/>
          <table:table-cell table:style-name="ce91" office:value-type="string">
            <text:p>Start_section</text:p>
          </table:table-cell>
          <table:table-cell table:style-name="ce10"/>
          <table:table-cell/>
          <table:table-cell table:style-name="ce10" table:number-columns-repeated="4"/>
          <table:table-cell table:formula="of:=VLOOKUP([.D275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75]+1" office:value-type="float" office:value="275">
            <text:p>275</text:p>
          </table:table-cell>
          <table:table-cell table:formula="of:=VLOOKUP([.D276];[$'Concept heirarchy position'.A$1:.I$629];2;0)" office:value-type="string" office:string-value="Cerebrovascular disease">
            <text:p>Cerebrovascular disease</text:p>
          </table:table-cell>
          <table:table-cell office:value-type="float" office:value="184">
            <text:p>184</text:p>
          </table:table-cell>
          <table:table-cell office:value-type="string">
            <text:p>Cerebrovascular_Disease</text:p>
          </table:table-cell>
          <table:table-cell table:style-name="ce108" office:value-type="string">
            <text:p>Cerebrovascula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76];[$'Concept heirarchy position'.A$1:.I$629];3;0)" office:value-type="float" office:value="210">
            <text:p>210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76]+1" office:value-type="float" office:value="276">
            <text:p>276</text:p>
          </table:table-cell>
          <table:table-cell table:formula="of:=VLOOKUP([.D277];[$'Concept heirarchy position'.A$1:.I$629];2;0)" office:value-type="string" office:string-value="Stroke">
            <text:p>Stroke</text:p>
          </table:table-cell>
          <table:table-cell office:value-type="float" office:value="400">
            <text:p>400</text:p>
          </table:table-cell>
          <table:table-cell table:style-name="ce11" office:value-type="string">
            <text:p>Cerebrovascular_Accident</text:p>
          </table:table-cell>
          <table:table-cell table:style-name="ce108" office:value-type="string">
            <text:p>Previous Stroke / CVA?</text:p>
          </table:table-cell>
          <table:table-cell office:value-type="string">
            <text:p>Cerebrovascular_Disease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77];[$'Concept heirarchy position'.A$1:.I$629];3;0)" office:value-type="float" office:value="211">
            <text:p>211</text:p>
          </table:table-cell>
          <table:table-cell table:style-name="ce115"/>
          <table:table-cell table:style-name="ce121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277]+1" office:value-type="float" office:value="277">
            <text:p>277</text:p>
          </table:table-cell>
          <table:table-cell table:formula="of:=VLOOKUP([.D278];[$'Concept heirarchy position'.A$1:.I$629];2;0)" office:value-type="string" office:string-value="Stroke">
            <text:p>Stroke</text:p>
          </table:table-cell>
          <table:table-cell office:value-type="float" office:value="380">
            <text:p>380</text:p>
          </table:table-cell>
          <table:table-cell table:style-name="ce11" office:value-type="string">
            <text:p>Cerebrovascular_Accident</text:p>
          </table:table-cell>
          <table:table-cell table:style-name="ce108" office:value-type="string">
            <text:p>Have you ever had a stroke?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78];[$'Concept heirarchy position'.A$1:.I$629];3;0)" office:value-type="float" office:value="211">
            <text:p>211</text:p>
          </table:table-cell>
          <table:table-cell table:style-name="ce115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278]+1" office:value-type="float" office:value="278">
            <text:p>278</text:p>
          </table:table-cell>
          <table:table-cell table:formula="of:=VLOOKUP([.D279];[$'Concept heirarchy position'.A$1:.I$629];2;0)" office:value-type="string" office:string-value="Cerebrovascular disease (details)">
            <text:p>Cerebrovascular disease (details)</text:p>
          </table:table-cell>
          <table:table-cell office:value-type="float" office:value="411">
            <text:p>411</text:p>
          </table:table-cell>
          <table:table-cell table:style-name="ce11" office:value-type="string">
            <text:p>Cerebrovascular_Disease_Details</text:p>
          </table:table-cell>
          <table:table-cell table:style-name="ce108" office:value-type="string">
            <text:p>Cerebrovascular disease details</text:p>
          </table:table-cell>
          <table:table-cell office:value-type="string">
            <text:p>Cerebrovascular_Disease=Yes</text:p>
          </table:table-cell>
          <table:table-cell table:style-name="ce103" office:value-type="string">
            <text:p>ManyOptions</text:p>
          </table:table-cell>
          <table:table-cell table:style-name="ce10" office:value-type="string">
            <text:p>Cerebrovascular_disease</text:p>
          </table:table-cell>
          <table:table-cell/>
          <table:table-cell table:style-name="ce10" office:value-type="string">
            <text:p>Y</text:p>
          </table:table-cell>
          <table:table-cell table:style-name="ce10" table:number-columns-repeated="3"/>
          <table:table-cell table:formula="of:=VLOOKUP([.D279];[$'Concept heirarchy position'.A$1:.I$629];3;0)" office:value-type="float" office:value="212">
            <text:p>212</text:p>
          </table:table-cell>
          <table:table-cell table:style-name="ce115"/>
          <table:table-cell table:style-name="ce121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279]+1" office:value-type="float" office:value="279">
            <text:p>279</text:p>
          </table:table-cell>
          <table:table-cell table:formula="of:=VLOOKUP([.D280];[$'Concept heirarchy position'.A$1:.I$629];2;0)" office:value-type="string" office:string-value="Seizure disorder">
            <text:p>Seizure disorder</text:p>
          </table:table-cell>
          <table:table-cell office:value-type="float" office:value="186">
            <text:p>186</text:p>
          </table:table-cell>
          <table:table-cell office:value-type="string">
            <text:p>Seizure_Disorder</text:p>
          </table:table-cell>
          <table:table-cell table:style-name="ce108" office:value-type="string">
            <text:p>Epilepsy or seizur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80];[$'Concept heirarchy position'.A$1:.I$629];3;0)" office:value-type="float" office:value="213">
            <text:p>213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80]+1" office:value-type="float" office:value="280">
            <text:p>280</text:p>
          </table:table-cell>
          <table:table-cell table:formula="of:=VLOOKUP([.D281];[$'Concept heirarchy position'.A$1:.I$629];2;0)" office:value-type="string" office:string-value="Seizure disorder">
            <text:p>Seizure disorder</text:p>
          </table:table-cell>
          <table:table-cell office:value-type="float" office:value="187">
            <text:p>187</text:p>
          </table:table-cell>
          <table:table-cell office:value-type="string">
            <text:p>Seizure_Disorder</text:p>
          </table:table-cell>
          <table:table-cell table:style-name="ce107" office:value-type="string">
            <text:p>Have you ever had seizures or epilepsy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" office:value-type="string">
            <text:p>Y_N</text:p>
          </table:table-cell>
          <table:table-cell table:number-columns-repeated="5"/>
          <table:table-cell table:formula="of:=VLOOKUP([.D281];[$'Concept heirarchy position'.A$1:.I$629];3;0)" office:value-type="float" office:value="213">
            <text:p>213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281]+1" office:value-type="float" office:value="281">
            <text:p>281</text:p>
          </table:table-cell>
          <table:table-cell table:formula="of:=VLOOKUP([.D282];[$'Concept heirarchy position'.A$1:.I$629];2;0)" office:value-type="string" office:string-value="Parkinson's Disease">
            <text:p>Parkinson's Disease</text:p>
          </table:table-cell>
          <table:table-cell office:value-type="float" office:value="188">
            <text:p>188</text:p>
          </table:table-cell>
          <table:table-cell office:value-type="string">
            <text:p>Parkinsons_Disease</text:p>
          </table:table-cell>
          <table:table-cell table:style-name="ce108" office:value-type="string">
            <text:p>Parkinson's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82];[$'Concept heirarchy position'.A$1:.I$629];3;0)" office:value-type="float" office:value="214">
            <text:p>214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82]+1" office:value-type="float" office:value="282">
            <text:p>282</text:p>
          </table:table-cell>
          <table:table-cell table:formula="of:=VLOOKUP([.D283];[$'Concept heirarchy position'.A$1:.I$629];2;0)" office:value-type="string" office:string-value="Parkinson's Disease">
            <text:p>Parkinson's Disease</text:p>
          </table:table-cell>
          <table:table-cell office:value-type="float" office:value="189">
            <text:p>189</text:p>
          </table:table-cell>
          <table:table-cell office:value-type="string">
            <text:p>Parkinsons_Disease</text:p>
          </table:table-cell>
          <table:table-cell table:style-name="ce107" office:value-type="string">
            <text:p>Do you have Parkinson's disease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" office:value-type="string">
            <text:p>Y_N</text:p>
          </table:table-cell>
          <table:table-cell table:number-columns-repeated="5"/>
          <table:table-cell table:formula="of:=VLOOKUP([.D283];[$'Concept heirarchy position'.A$1:.I$629];3;0)" office:value-type="float" office:value="214">
            <text:p>214</text:p>
          </table:table-cell>
          <table:table-cell table:style-name="ce119" table:number-columns-repeated="2"/>
          <table:table-cell table:number-columns-repeated="3"/>
          <table:table-cell table:style-name="ce119" table:number-columns-repeated="2"/>
          <table:table-cell table:number-columns-repeated="1003"/>
        </table:table-row>
        <table:table-row table:style-name="ro4">
          <table:table-cell table:style-name="ce99" table:formula="of:=[.A283]+1" office:value-type="float" office:value="283">
            <text:p>283</text:p>
          </table:table-cell>
          <table:table-cell table:formula="of:=VLOOKUP([.D284];[$'Concept heirarchy position'.A$1:.I$629];2;0)" office:value-type="string" office:string-value="Psychiatric disorders">
            <text:p>Psychiatric disorders</text:p>
          </table:table-cell>
          <table:table-cell office:value-type="float" office:value="190">
            <text:p>190</text:p>
          </table:table-cell>
          <table:table-cell office:value-type="string">
            <text:p>Psychiatric_Disorder</text:p>
          </table:table-cell>
          <table:table-cell table:style-name="ce108" office:value-type="string">
            <text:p>Psychiatric disorder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84];[$'Concept heirarchy position'.A$1:.I$629];3;0)" office:value-type="float" office:value="216">
            <text:p>216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84]+1" office:value-type="float" office:value="284">
            <text:p>284</text:p>
          </table:table-cell>
          <table:table-cell table:formula="of:=VLOOKUP([.D285];[$'Concept heirarchy position'.A$1:.I$629];2;0)" office:value-type="string" office:string-value="Psychiatric disorders">
            <text:p>Psychiatric disorders</text:p>
          </table:table-cell>
          <table:table-cell office:value-type="float" office:value="191">
            <text:p>191</text:p>
          </table:table-cell>
          <table:table-cell office:value-type="string">
            <text:p>Psychiatric_Disorder</text:p>
          </table:table-cell>
          <table:table-cell table:style-name="ce107" office:value-type="string">
            <text:p>Have you had depression, anxiety, phobias, schizophrenia or any other emotional or psychiatric problem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85];[$'Concept heirarchy position'.A$1:.I$629];3;0)" office:value-type="float" office:value="216">
            <text:p>216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285]+1" office:value-type="float" office:value="285">
            <text:p>285</text:p>
          </table:table-cell>
          <table:table-cell table:formula="of:=VLOOKUP([.D286];[$'Concept heirarchy position'.A$1:.I$629];2;0)" office:value-type="string" office:string-value="Spinal cord injury">
            <text:p>Spinal cord injury</text:p>
          </table:table-cell>
          <table:table-cell office:value-type="float" office:value="192">
            <text:p>192</text:p>
          </table:table-cell>
          <table:table-cell office:value-type="string">
            <text:p>Spinal_Cord_Injury</text:p>
          </table:table-cell>
          <table:table-cell table:style-name="ce108" office:value-type="string">
            <text:p>Spinal cord injur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86];[$'Concept heirarchy position'.A$1:.I$629];3;0)" office:value-type="float" office:value="217">
            <text:p>217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86]+1" office:value-type="float" office:value="286">
            <text:p>286</text:p>
          </table:table-cell>
          <table:table-cell table:formula="of:=VLOOKUP([.D287];[$'Concept heirarchy position'.A$1:.I$629];2;0)" office:value-type="string" office:string-value="Spinal cord injury">
            <text:p>Spinal cord injury</text:p>
          </table:table-cell>
          <table:table-cell office:value-type="float" office:value="193">
            <text:p>193</text:p>
          </table:table-cell>
          <table:table-cell office:value-type="string">
            <text:p>Spinal_Cord_Injury</text:p>
          </table:table-cell>
          <table:table-cell table:style-name="ce107" office:value-type="string">
            <text:p>Have you had any spinal cord injuries resulting in weakness or numbnes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87];[$'Concept heirarchy position'.A$1:.I$629];3;0)" office:value-type="float" office:value="217">
            <text:p>217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287]+1" office:value-type="float" office:value="287">
            <text:p>287</text:p>
          </table:table-cell>
          <table:table-cell table:formula="of:=VLOOKUP([.D288];[$'Concept heirarchy position'.A$1:.I$629];2;0)" office:value-type="string" office:string-value="Spinal cord injury level">
            <text:p>Spinal cord injury level</text:p>
          </table:table-cell>
          <table:table-cell office:value-type="float" office:value="194">
            <text:p>194</text:p>
          </table:table-cell>
          <table:table-cell office:value-type="string">
            <text:p>Spinal_Cord_Injury_Level</text:p>
          </table:table-cell>
          <table:table-cell table:style-name="ce108" office:value-type="string">
            <text:p>Spinal cord injury level</text:p>
          </table:table-cell>
          <table:table-cell table:style-name="ce10" office:value-type="string">
            <text:p>Spinal_Cord_Injury = Yes</text:p>
          </table:table-cell>
          <table:table-cell table:style-name="ce10" office:value-type="string">
            <text:p>OneOption</text:p>
          </table:table-cell>
          <table:table-cell table:style-name="ce45" office:value-type="string">
            <text:p>Spinal_cord_injury_level</text:p>
          </table:table-cell>
          <table:table-cell table:number-columns-repeated="5"/>
          <table:table-cell table:formula="of:=VLOOKUP([.D288];[$'Concept heirarchy position'.A$1:.I$629];3;0)" office:value-type="float" office:value="218">
            <text:p>218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88]+1" office:value-type="float" office:value="288">
            <text:p>288</text:p>
          </table:table-cell>
          <table:table-cell table:formula="of:=VLOOKUP([.D289];[$'Concept heirarchy position'.A$1:.I$629];2;0)" office:value-type="string" office:string-value="Autonomic dysreflexia">
            <text:p>Autonomic dysreflexia</text:p>
          </table:table-cell>
          <table:table-cell office:value-type="float" office:value="195">
            <text:p>195</text:p>
          </table:table-cell>
          <table:table-cell office:value-type="string">
            <text:p>Autonomic_Dysreflexia</text:p>
          </table:table-cell>
          <table:table-cell table:style-name="ce108" office:value-type="string">
            <text:p>Autonomic dysreflexia</text:p>
          </table:table-cell>
          <table:table-cell table:style-name="ce10" office:value-type="string">
            <text:p>Spinal_Cord_Injury = Yes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89];[$'Concept heirarchy position'.A$1:.I$629];3;0)" office:value-type="float" office:value="219">
            <text:p>219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89]+1" office:value-type="float" office:value="289">
            <text:p>289</text:p>
          </table:table-cell>
          <table:table-cell table:formula="of:=VLOOKUP([.D290];[$'Concept heirarchy position'.A$1:.I$629];2;0)" office:value-type="string" office:string-value="Spinal cord injury details">
            <text:p>Spinal cord injury details</text:p>
          </table:table-cell>
          <table:table-cell office:value-type="float" office:value="405">
            <text:p>405</text:p>
          </table:table-cell>
          <table:table-cell table:style-name="ce15" office:value-type="string">
            <text:p>Spinal_Cord_Injury_Details</text:p>
          </table:table-cell>
          <table:table-cell table:style-name="ce108" office:value-type="string">
            <text:p>Spinal cord injury details</text:p>
          </table:table-cell>
          <table:table-cell table:style-name="ce10" office:value-type="string">
            <text:p>Spinal_Cord_Injury = Yes</text:p>
          </table:table-cell>
          <table:table-cell table:style-name="ce10" office:value-type="string">
            <text:p>Text_box</text:p>
          </table:table-cell>
          <table:table-cell table:style-name="ce104"/>
          <table:table-cell/>
          <table:table-cell table:style-name="ce10" table:number-columns-repeated="4"/>
          <table:table-cell table:formula="of:=VLOOKUP([.D290];[$'Concept heirarchy position'.A$1:.I$629];3;0)" office:value-type="float" office:value="220">
            <text:p>220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90]+1" office:value-type="float" office:value="290">
            <text:p>290</text:p>
          </table:table-cell>
          <table:table-cell table:formula="of:=VLOOKUP([.D291];[$'Concept heirarchy position'.A$1:.I$629];2;0)" office:value-type="string" office:string-value="Neuromuscular disease">
            <text:p>Neuromuscular disease</text:p>
          </table:table-cell>
          <table:table-cell office:value-type="float" office:value="196">
            <text:p>196</text:p>
          </table:table-cell>
          <table:table-cell office:value-type="string">
            <text:p>Neuromuscular_Disease</text:p>
          </table:table-cell>
          <table:table-cell table:style-name="ce108" office:value-type="string">
            <text:p>Neuromuscular diseas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91];[$'Concept heirarchy position'.A$1:.I$629];3;0)" office:value-type="float" office:value="221">
            <text:p>221</text:p>
          </table:table-cell>
          <table:table-cell/>
          <table:table-cell table:style-name="ce50"/>
          <table:table-cell table:number-columns-repeated="1008"/>
        </table:table-row>
        <table:table-row table:style-name="ro4">
          <table:table-cell table:style-name="ce99" table:formula="of:=[.A291]+1" office:value-type="float" office:value="291">
            <text:p>291</text:p>
          </table:table-cell>
          <table:table-cell table:formula="of:=VLOOKUP([.D292];[$'Concept heirarchy position'.A$1:.I$629];2;0)" office:value-type="string" office:string-value="Neuromuscular disease">
            <text:p>Neuromuscular disease</text:p>
          </table:table-cell>
          <table:table-cell office:value-type="float" office:value="197">
            <text:p>197</text:p>
          </table:table-cell>
          <table:table-cell office:value-type="string">
            <text:p>Neuromuscular_Disease</text:p>
          </table:table-cell>
          <table:table-cell table:style-name="ce108" office:value-type="string">
            <text:p>Neuromuscular disorder</text:p>
          </table:table-cell>
          <table:table-cell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92];[$'Concept heirarchy position'.A$1:.I$629];3;0)" office:value-type="float" office:value="221">
            <text:p>221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92]+1" office:value-type="float" office:value="292">
            <text:p>292</text:p>
          </table:table-cell>
          <table:table-cell table:formula="of:=VLOOKUP([.D293];[$'Concept heirarchy position'.A$1:.I$629];2;0)" office:value-type="string" office:string-value="Neuromuscular disease">
            <text:p>Neuromuscular disease</text:p>
          </table:table-cell>
          <table:table-cell office:value-type="float" office:value="198">
            <text:p>198</text:p>
          </table:table-cell>
          <table:table-cell office:value-type="string">
            <text:p>Neuromuscular_Disease</text:p>
          </table:table-cell>
          <table:table-cell table:style-name="ce107" office:value-type="string">
            <text:p>Do you have any muscle or movement problems?</text:p>
          </table:table-cell>
          <table:table-cell office:value-type="string">
            <text:p>Patient_Age &lt; 14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93];[$'Concept heirarchy position'.A$1:.I$629];3;0)" office:value-type="float" office:value="221">
            <text:p>221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293]+1" office:value-type="float" office:value="293">
            <text:p>293</text:p>
          </table:table-cell>
          <table:table-cell table:formula="of:=VLOOKUP([.D294];[$'Concept heirarchy position'.A$1:.I$629];2;0)" office:value-type="string" office:string-value="Other neurological">
            <text:p>Other neurological</text:p>
          </table:table-cell>
          <table:table-cell office:value-type="float" office:value="185">
            <text:p>185</text:p>
          </table:table-cell>
          <table:table-cell table:style-name="ce11" office:value-type="string">
            <text:p>Neurological_Other</text:p>
          </table:table-cell>
          <table:table-cell table:style-name="ce107" office:value-type="string">
            <text:p>Please select the boxes if you have had any of these neurological problem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ManyOptions</text:p>
          </table:table-cell>
          <table:table-cell table:style-name="ce11" office:value-type="string">
            <text:p>Cerebrovascular_diseases_patient</text:p>
          </table:table-cell>
          <table:table-cell/>
          <table:table-cell office:value-type="string">
            <text:p>Y</text:p>
          </table:table-cell>
          <table:table-cell office:value-type="string">
            <text:p>Other</text:p>
          </table:table-cell>
          <table:table-cell table:number-columns-repeated="2"/>
          <table:table-cell table:formula="of:=VLOOKUP([.D294];[$'Concept heirarchy position'.A$1:.I$629];3;0)" office:value-type="float" office:value="226">
            <text:p>226</text:p>
          </table:table-cell>
          <table:table-cell table:style-name="ce119" table:number-columns-repeated="2"/>
          <table:table-cell table:number-columns-repeated="3"/>
          <table:table-cell table:style-name="ce119" table:number-columns-repeated="2"/>
          <table:table-cell table:number-columns-repeated="1003"/>
        </table:table-row>
        <table:table-row table:style-name="ro4">
          <table:table-cell table:style-name="ce99" table:formula="of:=[.A294]+1" office:value-type="float" office:value="294">
            <text:p>294</text:p>
          </table:table-cell>
          <table:table-cell table:formula="of:=VLOOKUP([.D295];[$'Concept heirarchy position'.A$1:.I$629];2;0)" office:value-type="string" office:string-value="Other neurological">
            <text:p>Other neurological</text:p>
          </table:table-cell>
          <table:table-cell office:value-type="float" office:value="202">
            <text:p>202</text:p>
          </table:table-cell>
          <table:table-cell office:value-type="string">
            <text:p>Neurological_Other</text:p>
          </table:table-cell>
          <table:table-cell table:style-name="ce108" office:value-type="string">
            <text:p>Other neurological disorder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95];[$'Concept heirarchy position'.A$1:.I$629];3;0)" office:value-type="float" office:value="226">
            <text:p>226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95]+1" office:value-type="float" office:value="295">
            <text:p>295</text:p>
          </table:table-cell>
          <table:table-cell table:formula="of:=VLOOKUP([.D296];[$'Concept heirarchy position'.A$1:.I$629];2;0)" office:value-type="float" office:value="0">
            <text:p>#N/A</text:p>
          </table:table-cell>
          <table:table-cell office:value-type="float" office:value="442">
            <text:p>442</text:p>
          </table:table-cell>
          <table:table-cell/>
          <table:table-cell table:style-name="ce108" office:value-type="string">
            <text:p>Neurological</text:p>
          </table:table-cell>
          <table:table-cell table:style-name="ce91"/>
          <table:table-cell table:style-name="ce91" office:value-type="string">
            <text:p>End_section</text:p>
          </table:table-cell>
          <table:table-cell table:style-name="ce10"/>
          <table:table-cell/>
          <table:table-cell table:style-name="ce10" table:number-columns-repeated="4"/>
          <table:table-cell table:formula="of:=VLOOKUP([.D296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96]+1" office:value-type="float" office:value="296">
            <text:p>296</text:p>
          </table:table-cell>
          <table:table-cell table:formula="of:=VLOOKUP([.D297];[$'Concept heirarchy position'.A$1:.I$629];2;0)" office:value-type="float" office:value="0">
            <text:p>#N/A</text:p>
          </table:table-cell>
          <table:table-cell office:value-type="float" office:value="443">
            <text:p>443</text:p>
          </table:table-cell>
          <table:table-cell/>
          <table:table-cell table:style-name="ce108" office:value-type="string">
            <text:p>Gastrointestinal</text:p>
          </table:table-cell>
          <table:table-cell table:style-name="ce91"/>
          <table:table-cell table:style-name="ce91" office:value-type="string">
            <text:p>Start_section</text:p>
          </table:table-cell>
          <table:table-cell table:style-name="ce10"/>
          <table:table-cell/>
          <table:table-cell table:style-name="ce10" table:number-columns-repeated="4"/>
          <table:table-cell table:formula="of:=VLOOKUP([.D297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97]+1" office:value-type="float" office:value="297">
            <text:p>297</text:p>
          </table:table-cell>
          <table:table-cell table:formula="of:=VLOOKUP([.D298];[$'Concept heirarchy position'.A$1:.I$629];2;0)" office:value-type="string" office:string-value="Gastroesophageal reflux">
            <text:p>Gastroesophageal reflux</text:p>
          </table:table-cell>
          <table:table-cell office:value-type="float" office:value="203">
            <text:p>203</text:p>
          </table:table-cell>
          <table:table-cell office:value-type="string">
            <text:p>GERD</text:p>
          </table:table-cell>
          <table:table-cell table:style-name="ce108" office:value-type="string">
            <text:p>Gastroesophageal reflux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98];[$'Concept heirarchy position'.A$1:.I$629];3;0)" office:value-type="float" office:value="227">
            <text:p>227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98]+1" office:value-type="float" office:value="298">
            <text:p>298</text:p>
          </table:table-cell>
          <table:table-cell table:formula="of:=VLOOKUP([.D299];[$'Concept heirarchy position'.A$1:.I$629];2;0)" office:value-type="string" office:string-value="Gastroesophageal reflux">
            <text:p>Gastroesophageal reflux</text:p>
          </table:table-cell>
          <table:table-cell office:value-type="float" office:value="204">
            <text:p>204</text:p>
          </table:table-cell>
          <table:table-cell office:value-type="string">
            <text:p>GERD</text:p>
          </table:table-cell>
          <table:table-cell table:style-name="ce107" office:value-type="string">
            <text:p>Do you have any heartburn, reflux or hiatus hernia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formula="of:=VLOOKUP([.D299];[$'Concept heirarchy position'.A$1:.I$629];3;0)" office:value-type="float" office:value="227">
            <text:p>227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299]+1" office:value-type="float" office:value="299">
            <text:p>299</text:p>
          </table:table-cell>
          <table:table-cell table:formula="of:=VLOOKUP([.D300];[$'Concept heirarchy position'.A$1:.I$629];2;0)" office:value-type="string" office:string-value="Peptic Ulcer Disease">
            <text:p>Peptic Ulcer Disease</text:p>
          </table:table-cell>
          <table:table-cell office:value-type="float" office:value="503">
            <text:p>503</text:p>
          </table:table-cell>
          <table:table-cell table:style-name="ce11" office:value-type="string">
            <text:p>Peptic_ulcer_disease</text:p>
          </table:table-cell>
          <table:table-cell table:style-name="ce107" office:value-type="string">
            <text:p>Peptic ulcer disease</text:p>
          </table:table-cell>
          <table:table-cell table:style-name="ce103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00];[$'Concept heirarchy position'.A$1:.I$629];3;0)" office:value-type="float" office:value="228">
            <text:p>228</text:p>
          </table:table-cell>
          <table:table-cell table:style-name="ce115"/>
          <table:table-cell table:style-name="ce119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300]+1" office:value-type="float" office:value="300">
            <text:p>300</text:p>
          </table:table-cell>
          <table:table-cell table:formula="of:=VLOOKUP([.D301];[$'Concept heirarchy position'.A$1:.I$629];2;0)" office:value-type="string" office:string-value="Peptic Ulcer Disease">
            <text:p>Peptic Ulcer Disease</text:p>
          </table:table-cell>
          <table:table-cell office:value-type="float" office:value="504">
            <text:p>504</text:p>
          </table:table-cell>
          <table:table-cell table:style-name="ce11" office:value-type="string">
            <text:p>Peptic_ulcer_disease</text:p>
          </table:table-cell>
          <table:table-cell table:style-name="ce107" office:value-type="string">
            <text:p>Have you been diagnosed with stomach ulcers or peptic ulcer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formula="of:=VLOOKUP([.D301];[$'Concept heirarchy position'.A$1:.I$629];3;0)" office:value-type="float" office:value="228">
            <text:p>228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301]+1" office:value-type="float" office:value="301">
            <text:p>301</text:p>
          </table:table-cell>
          <table:table-cell table:formula="of:=VLOOKUP([.D302];[$'Concept heirarchy position'.A$1:.I$629];2;0)" office:value-type="string" office:string-value="Liver disease">
            <text:p>Liver disease</text:p>
          </table:table-cell>
          <table:table-cell office:value-type="float" office:value="205">
            <text:p>205</text:p>
          </table:table-cell>
          <table:table-cell office:value-type="string">
            <text:p>Liver_disease</text:p>
          </table:table-cell>
          <table:table-cell table:style-name="ce108" office:value-type="string">
            <text:p>Live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302];[$'Concept heirarchy position'.A$1:.I$629];3;0)" office:value-type="float" office:value="231">
            <text:p>231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02]+1" office:value-type="float" office:value="302">
            <text:p>302</text:p>
          </table:table-cell>
          <table:table-cell table:formula="of:=VLOOKUP([.D303];[$'Concept heirarchy position'.A$1:.I$629];2;0)" office:value-type="string" office:string-value="Liver disease">
            <text:p>Liver disease</text:p>
          </table:table-cell>
          <table:table-cell office:value-type="float" office:value="206">
            <text:p>206</text:p>
          </table:table-cell>
          <table:table-cell office:value-type="string">
            <text:p>Liver_disease</text:p>
          </table:table-cell>
          <table:table-cell table:style-name="ce107" office:value-type="string">
            <text:p>Do you have any liver disease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303];[$'Concept heirarchy position'.A$1:.I$629];3;0)" office:value-type="float" office:value="231">
            <text:p>231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303]+1" office:value-type="float" office:value="303">
            <text:p>303</text:p>
          </table:table-cell>
          <table:table-cell table:formula="of:=VLOOKUP([.D304];[$'Concept heirarchy position'.A$1:.I$629];2;0)" office:value-type="string" office:string-value="Hepatitis">
            <text:p>Hepatitis</text:p>
          </table:table-cell>
          <table:table-cell office:value-type="float" office:value="207">
            <text:p>207</text:p>
          </table:table-cell>
          <table:table-cell office:value-type="string">
            <text:p>Hepatitis_ever</text:p>
          </table:table-cell>
          <table:table-cell table:style-name="ce108" office:value-type="string">
            <text:p>Hepatitis (any)</text:p>
          </table:table-cell>
          <table:table-cell office:value-type="string">
            <text:p>Liver_disease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04];[$'Concept heirarchy position'.A$1:.I$629];3;0)" office:value-type="float" office:value="232">
            <text:p>232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04]+1" office:value-type="float" office:value="304">
            <text:p>304</text:p>
          </table:table-cell>
          <table:table-cell table:formula="of:=VLOOKUP([.D305];[$'Concept heirarchy position'.A$1:.I$629];2;0)" office:value-type="string" office:string-value="Hepatitis">
            <text:p>Hepatitis</text:p>
          </table:table-cell>
          <table:table-cell office:value-type="float" office:value="208">
            <text:p>208</text:p>
          </table:table-cell>
          <table:table-cell office:value-type="string">
            <text:p>Hepatitis_ever</text:p>
          </table:table-cell>
          <table:table-cell table:style-name="ce107" office:value-type="string">
            <text:p>Have you ever had hepatitis?</text:p>
          </table:table-cell>
          <table:table-cell office:value-type="string">
            <text:p>Liver_disease=Yes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formula="of:=VLOOKUP([.D305];[$'Concept heirarchy position'.A$1:.I$629];3;0)" office:value-type="float" office:value="232">
            <text:p>232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305]+1" office:value-type="float" office:value="305">
            <text:p>305</text:p>
          </table:table-cell>
          <table:table-cell table:formula="of:=VLOOKUP([.D306];[$'Concept heirarchy position'.A$1:.I$629];2;0)" office:value-type="string" office:string-value="Chronic hepatitis">
            <text:p>Chronic hepatitis</text:p>
          </table:table-cell>
          <table:table-cell office:value-type="float" office:value="497">
            <text:p>497</text:p>
          </table:table-cell>
          <table:table-cell table:style-name="ce11" office:value-type="string">
            <text:p>Hepatitis_chronic</text:p>
          </table:table-cell>
          <table:table-cell table:style-name="ce107" office:value-type="string">
            <text:p>Chronic hepatitis (eg Hepatitis B or C)</text:p>
          </table:table-cell>
          <table:table-cell office:value-type="string">
            <text:p>Hepatitis_ever = Yes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Clinician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formula="of:=VLOOKUP([.D306];[$'Concept heirarchy position'.A$1:.I$629];3;0)" office:value-type="float" office:value="233">
            <text:p>233</text:p>
          </table:table-cell>
          <table:table-cell table:style-name="ce115"/>
          <table:table-cell table:style-name="ce119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306]+1" office:value-type="float" office:value="306">
            <text:p>306</text:p>
          </table:table-cell>
          <table:table-cell table:formula="of:=VLOOKUP([.D307];[$'Concept heirarchy position'.A$1:.I$629];2;0)" office:value-type="string" office:string-value="Cirrhosis">
            <text:p>Cirrhosis</text:p>
          </table:table-cell>
          <table:table-cell office:value-type="float" office:value="209">
            <text:p>209</text:p>
          </table:table-cell>
          <table:table-cell table:style-name="ce10" office:value-type="string">
            <text:p>Cirrhosis</text:p>
          </table:table-cell>
          <table:table-cell table:style-name="ce108" office:value-type="string">
            <text:p>Cirrhosis</text:p>
          </table:table-cell>
          <table:table-cell office:value-type="string">
            <text:p>Liver_disease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07];[$'Concept heirarchy position'.A$1:.I$629];3;0)" office:value-type="float" office:value="234">
            <text:p>234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307]+1" office:value-type="float" office:value="307">
            <text:p>307</text:p>
          </table:table-cell>
          <table:table-cell table:formula="of:=VLOOKUP([.D308];[$'Concept heirarchy position'.A$1:.I$629];2;0)" office:value-type="string" office:string-value="Cirrhosis">
            <text:p>Cirrhosis</text:p>
          </table:table-cell>
          <table:table-cell office:value-type="float" office:value="210">
            <text:p>210</text:p>
          </table:table-cell>
          <table:table-cell table:style-name="ce103" office:value-type="string">
            <text:p>Cirrhosis</text:p>
          </table:table-cell>
          <table:table-cell table:style-name="ce107" office:value-type="string">
            <text:p>Have you ever been diagnosed with cirrhosis?</text:p>
          </table:table-cell>
          <table:table-cell office:value-type="string">
            <text:p>Liver_disease=Yes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308];[$'Concept heirarchy position'.A$1:.I$629];3;0)" office:value-type="float" office:value="234">
            <text:p>234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308]+1" office:value-type="float" office:value="308">
            <text:p>308</text:p>
          </table:table-cell>
          <table:table-cell table:formula="of:=VLOOKUP([.D309];[$'Concept heirarchy position'.A$1:.I$629];2;0)" office:value-type="string" office:string-value="Child Pugh grade">
            <text:p>Child Pugh grade</text:p>
          </table:table-cell>
          <table:table-cell office:value-type="float" office:value="211">
            <text:p>211</text:p>
          </table:table-cell>
          <table:table-cell office:value-type="string">
            <text:p>Child_Pugh</text:p>
          </table:table-cell>
          <table:table-cell table:style-name="ce108" office:value-type="string">
            <text:p>Child Pugh grade</text:p>
          </table:table-cell>
          <table:table-cell table:style-name="ce10" office:value-type="string">
            <text:p>Cirrhosis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Child_Pugh_Grade</text:p>
          </table:table-cell>
          <table:table-cell/>
          <table:table-cell table:style-name="ce10" office:value-type="string">
            <text:p>equals A or B or C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09];[$'Concept heirarchy position'.A$1:.I$629];3;0)" office:value-type="float" office:value="235">
            <text:p>235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309]+1" office:value-type="float" office:value="309">
            <text:p>309</text:p>
          </table:table-cell>
          <table:table-cell table:formula="of:=VLOOKUP([.D310];[$'Concept heirarchy position'.A$1:.I$629];2;0)" office:value-type="string" office:string-value="Other liver">
            <text:p>Other liver</text:p>
          </table:table-cell>
          <table:table-cell office:value-type="float" office:value="212">
            <text:p>212</text:p>
          </table:table-cell>
          <table:table-cell office:value-type="string">
            <text:p>Liver_disease_other</text:p>
          </table:table-cell>
          <table:table-cell table:style-name="ce108" office:value-type="string">
            <text:p>Other liver disease</text:p>
          </table:table-cell>
          <table:table-cell office:value-type="string">
            <text:p>Liver_disease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10];[$'Concept heirarchy position'.A$1:.I$629];3;0)" office:value-type="float" office:value="237">
            <text:p>237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10]+1" office:value-type="float" office:value="310">
            <text:p>310</text:p>
          </table:table-cell>
          <table:table-cell table:formula="of:=VLOOKUP([.D311];[$'Concept heirarchy position'.A$1:.I$629];2;0)" office:value-type="float" office:value="0">
            <text:p>#N/A</text:p>
          </table:table-cell>
          <table:table-cell office:value-type="float" office:value="444">
            <text:p>444</text:p>
          </table:table-cell>
          <table:table-cell/>
          <table:table-cell table:style-name="ce108" office:value-type="string">
            <text:p>Gastrointestinal</text:p>
          </table:table-cell>
          <table:table-cell table:style-name="ce91"/>
          <table:table-cell table:style-name="ce91" office:value-type="string">
            <text:p>End_section</text:p>
          </table:table-cell>
          <table:table-cell table:style-name="ce10"/>
          <table:table-cell/>
          <table:table-cell table:style-name="ce10" table:number-columns-repeated="4"/>
          <table:table-cell table:formula="of:=VLOOKUP([.D311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11]+1" office:value-type="float" office:value="311">
            <text:p>311</text:p>
          </table:table-cell>
          <table:table-cell table:formula="of:=VLOOKUP([.D312];[$'Concept heirarchy position'.A$1:.I$629];2;0)" office:value-type="float" office:value="0">
            <text:p>#N/A</text:p>
          </table:table-cell>
          <table:table-cell office:value-type="float" office:value="445">
            <text:p>445</text:p>
          </table:table-cell>
          <table:table-cell/>
          <table:table-cell table:style-name="ce108" office:value-type="string">
            <text:p>Endocrine</text:p>
          </table:table-cell>
          <table:table-cell table:style-name="ce91"/>
          <table:table-cell table:style-name="ce91" office:value-type="string">
            <text:p>Start_section</text:p>
          </table:table-cell>
          <table:table-cell table:style-name="ce10"/>
          <table:table-cell/>
          <table:table-cell table:style-name="ce10" table:number-columns-repeated="4"/>
          <table:table-cell table:formula="of:=VLOOKUP([.D312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12]+1" office:value-type="float" office:value="312">
            <text:p>312</text:p>
          </table:table-cell>
          <table:table-cell table:formula="of:=VLOOKUP([.D313];[$'Concept heirarchy position'.A$1:.I$629];2;0)" office:value-type="string" office:string-value="Diabetes">
            <text:p>Diabetes</text:p>
          </table:table-cell>
          <table:table-cell office:value-type="float" office:value="213">
            <text:p>213</text:p>
          </table:table-cell>
          <table:table-cell table:style-name="ce10" office:value-type="string">
            <text:p>Diabetes</text:p>
          </table:table-cell>
          <table:table-cell table:style-name="ce108" office:value-type="string">
            <text:p>Diabet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313];[$'Concept heirarchy position'.A$1:.I$629];3;0)" office:value-type="float" office:value="238">
            <text:p>238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313]+1" office:value-type="float" office:value="313">
            <text:p>313</text:p>
          </table:table-cell>
          <table:table-cell table:formula="of:=VLOOKUP([.D314];[$'Concept heirarchy position'.A$1:.I$629];2;0)" office:value-type="string" office:string-value="Diabetes">
            <text:p>Diabetes</text:p>
          </table:table-cell>
          <table:table-cell office:value-type="float" office:value="214">
            <text:p>214</text:p>
          </table:table-cell>
          <table:table-cell table:style-name="ce103" office:value-type="string">
            <text:p>Diabetes</text:p>
          </table:table-cell>
          <table:table-cell table:style-name="ce107" office:value-type="string">
            <text:p>Do you have diabete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formula="of:=VLOOKUP([.D314];[$'Concept heirarchy position'.A$1:.I$629];3;0)" office:value-type="float" office:value="238">
            <text:p>238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314]+1" office:value-type="float" office:value="314">
            <text:p>314</text:p>
          </table:table-cell>
          <table:table-cell table:formula="of:=VLOOKUP([.D315];[$'Concept heirarchy position'.A$1:.I$629];2;0)" office:value-type="string" office:string-value="Diabetes type">
            <text:p>Diabetes type</text:p>
          </table:table-cell>
          <table:table-cell office:value-type="float" office:value="215">
            <text:p>215</text:p>
          </table:table-cell>
          <table:table-cell office:value-type="string">
            <text:p>Diabetes_type</text:p>
          </table:table-cell>
          <table:table-cell table:style-name="ce108" office:value-type="string">
            <text:p>Diabetes type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Diabetes_type</text:p>
          </table:table-cell>
          <table:table-cell table:number-columns-repeated="5"/>
          <table:table-cell table:formula="of:=VLOOKUP([.D315];[$'Concept heirarchy position'.A$1:.I$629];3;0)" office:value-type="float" office:value="239">
            <text:p>239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315]+1" office:value-type="float" office:value="315">
            <text:p>315</text:p>
          </table:table-cell>
          <table:table-cell table:formula="of:=VLOOKUP([.D316];[$'Concept heirarchy position'.A$1:.I$629];2;0)" office:value-type="string" office:string-value="Diabetes treatment">
            <text:p>Diabetes treatment</text:p>
          </table:table-cell>
          <table:table-cell office:value-type="float" office:value="216">
            <text:p>216</text:p>
          </table:table-cell>
          <table:table-cell office:value-type="string">
            <text:p>Diabetes_treatment</text:p>
          </table:table-cell>
          <table:table-cell table:style-name="ce108" office:value-type="string">
            <text:p>Diabetes treatment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Diabetes_treatment</text:p>
          </table:table-cell>
          <table:table-cell table:number-columns-repeated="5"/>
          <table:table-cell table:formula="of:=VLOOKUP([.D316];[$'Concept heirarchy position'.A$1:.I$629];3;0)" office:value-type="float" office:value="240">
            <text:p>240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316]+1" office:value-type="float" office:value="316">
            <text:p>316</text:p>
          </table:table-cell>
          <table:table-cell table:formula="of:=VLOOKUP([.D317];[$'Concept heirarchy position'.A$1:.I$629];2;0)" office:value-type="string" office:string-value="Diabetes treatment">
            <text:p>Diabetes treatment</text:p>
          </table:table-cell>
          <table:table-cell office:value-type="float" office:value="340">
            <text:p>340</text:p>
          </table:table-cell>
          <table:table-cell office:value-type="string">
            <text:p>Diabetes_treatment</text:p>
          </table:table-cell>
          <table:table-cell table:style-name="ce108" office:value-type="string">
            <text:p>What do you use to treat your diabetes?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Diabetes_treatment_patient</text:p>
          </table:table-cell>
          <table:table-cell table:number-columns-repeated="5"/>
          <table:table-cell table:formula="of:=VLOOKUP([.D317];[$'Concept heirarchy position'.A$1:.I$629];3;0)" office:value-type="float" office:value="240">
            <text:p>240</text:p>
          </table:table-cell>
          <table:table-cell table:style-name="ce115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317]+1" office:value-type="float" office:value="317">
            <text:p>317</text:p>
          </table:table-cell>
          <table:table-cell table:formula="of:=VLOOKUP([.D318];[$'Concept heirarchy position'.A$1:.I$629];2;0)" office:value-type="string" office:string-value="Diabetic nephropathy">
            <text:p>Diabetic nephropathy</text:p>
          </table:table-cell>
          <table:table-cell office:value-type="float" office:value="217">
            <text:p>217</text:p>
          </table:table-cell>
          <table:table-cell office:value-type="string">
            <text:p>Diabetic_nephropathy</text:p>
          </table:table-cell>
          <table:table-cell table:style-name="ce108" office:value-type="string">
            <text:p>Diabetic nephropathy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318];[$'Concept heirarchy position'.A$1:.I$629];3;0)" office:value-type="float" office:value="241">
            <text:p>241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318]+1" office:value-type="float" office:value="318">
            <text:p>318</text:p>
          </table:table-cell>
          <table:table-cell table:formula="of:=VLOOKUP([.D319];[$'Concept heirarchy position'.A$1:.I$629];2;0)" office:value-type="string" office:string-value="Diabetic neuropathy">
            <text:p>Diabetic neuropathy</text:p>
          </table:table-cell>
          <table:table-cell office:value-type="float" office:value="218">
            <text:p>218</text:p>
          </table:table-cell>
          <table:table-cell office:value-type="string">
            <text:p>Diabetic_neuropathy</text:p>
          </table:table-cell>
          <table:table-cell table:style-name="ce108" office:value-type="string">
            <text:p>Diabetic neuropathy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319];[$'Concept heirarchy position'.A$1:.I$629];3;0)" office:value-type="float" office:value="242">
            <text:p>242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319]+1" office:value-type="float" office:value="319">
            <text:p>319</text:p>
          </table:table-cell>
          <table:table-cell table:formula="of:=VLOOKUP([.D320];[$'Concept heirarchy position'.A$1:.I$629];2;0)" office:value-type="string" office:string-value="Thyroid disease">
            <text:p>Thyroid disease</text:p>
          </table:table-cell>
          <table:table-cell office:value-type="float" office:value="401">
            <text:p>401</text:p>
          </table:table-cell>
          <table:table-cell office:value-type="string">
            <text:p>Thyroid_disease</text:p>
          </table:table-cell>
          <table:table-cell table:style-name="ce107" office:value-type="string">
            <text:p>Thyroid disease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3" table:number-columns-repeated="4"/>
          <table:table-cell table:formula="of:=VLOOKUP([.D320];[$'Concept heirarchy position'.A$1:.I$629];3;0)" office:value-type="float" office:value="243">
            <text:p>243</text:p>
          </table:table-cell>
          <table:table-cell table:style-name="ce115"/>
          <table:table-cell table:style-name="ce121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320]+1" office:value-type="float" office:value="320">
            <text:p>320</text:p>
          </table:table-cell>
          <table:table-cell table:formula="of:=VLOOKUP([.D321];[$'Concept heirarchy position'.A$1:.I$629];2;0)" office:value-type="string" office:string-value="Thyroid disease">
            <text:p>Thyroid disease</text:p>
          </table:table-cell>
          <table:table-cell office:value-type="float" office:value="219">
            <text:p>219</text:p>
          </table:table-cell>
          <table:table-cell office:value-type="string">
            <text:p>Thyroid_disease</text:p>
          </table:table-cell>
          <table:table-cell table:style-name="ce107" office:value-type="string">
            <text:p>Have you been diagnosed with thyroid problem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table:style-name="ce103" table:number-columns-repeated="4"/>
          <table:table-cell table:formula="of:=VLOOKUP([.D321];[$'Concept heirarchy position'.A$1:.I$629];3;0)" office:value-type="float" office:value="243">
            <text:p>243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321]+1" office:value-type="float" office:value="321">
            <text:p>321</text:p>
          </table:table-cell>
          <table:table-cell table:formula="of:=VLOOKUP([.D322];[$'Concept heirarchy position'.A$1:.I$629];2;0)" office:value-type="string" office:string-value="Goitre">
            <text:p>Goitre</text:p>
          </table:table-cell>
          <table:table-cell office:value-type="float" office:value="402">
            <text:p>402</text:p>
          </table:table-cell>
          <table:table-cell table:style-name="ce10" office:value-type="string">
            <text:p>Goitre</text:p>
          </table:table-cell>
          <table:table-cell table:style-name="ce108" office:value-type="string">
            <text:p>Goitre</text:p>
          </table:table-cell>
          <table:table-cell table:style-name="ce103" office:value-type="string">
            <text:p>Thyroid_disease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22];[$'Concept heirarchy position'.A$1:.I$629];3;0)" office:value-type="float" office:value="244">
            <text:p>244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22]+1" office:value-type="float" office:value="322">
            <text:p>322</text:p>
          </table:table-cell>
          <table:table-cell table:formula="of:=VLOOKUP([.D323];[$'Concept heirarchy position'.A$1:.I$629];2;0)" office:value-type="string" office:string-value="Hyperthyroidism">
            <text:p>Hyperthyroidism</text:p>
          </table:table-cell>
          <table:table-cell office:value-type="float" office:value="220">
            <text:p>220</text:p>
          </table:table-cell>
          <table:table-cell table:style-name="ce10" office:value-type="string">
            <text:p>Hyperthyroidism</text:p>
          </table:table-cell>
          <table:table-cell table:style-name="ce108" office:value-type="string">
            <text:p>Hyperthyroidism</text:p>
          </table:table-cell>
          <table:table-cell table:style-name="ce103" office:value-type="string">
            <text:p>Thyroid_disease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23];[$'Concept heirarchy position'.A$1:.I$629];3;0)" office:value-type="float" office:value="245">
            <text:p>245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23]+1" office:value-type="float" office:value="323">
            <text:p>323</text:p>
          </table:table-cell>
          <table:table-cell table:formula="of:=VLOOKUP([.D324];[$'Concept heirarchy position'.A$1:.I$629];2;0)" office:value-type="string" office:string-value="Hyperthyroidism">
            <text:p>Hyperthyroidism</text:p>
          </table:table-cell>
          <table:table-cell office:value-type="float" office:value="344">
            <text:p>344</text:p>
          </table:table-cell>
          <table:table-cell table:style-name="ce10" office:value-type="string">
            <text:p>Hyperthyroidism</text:p>
          </table:table-cell>
          <table:table-cell table:style-name="ce107" office:value-type="string">
            <text:p>Have you had an overactive thyroid (hyperthyroidism)?</text:p>
          </table:table-cell>
          <table:table-cell table:style-name="ce103" office:value-type="string">
            <text:p>Thyroid_disease = Yes</text:p>
          </table:table-cell>
          <table:table-cell table:style-name="ce10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formula="of:=VLOOKUP([.D324];[$'Concept heirarchy position'.A$1:.I$629];3;0)" office:value-type="float" office:value="245">
            <text:p>245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324]+1" office:value-type="float" office:value="324">
            <text:p>324</text:p>
          </table:table-cell>
          <table:table-cell table:formula="of:=VLOOKUP([.D325];[$'Concept heirarchy position'.A$1:.I$629];2;0)" office:value-type="string" office:string-value="Hypothyroidism">
            <text:p>Hypothyroidism</text:p>
          </table:table-cell>
          <table:table-cell office:value-type="float" office:value="221">
            <text:p>221</text:p>
          </table:table-cell>
          <table:table-cell table:style-name="ce10" office:value-type="string">
            <text:p>Hypothyroidism</text:p>
          </table:table-cell>
          <table:table-cell table:style-name="ce108" office:value-type="string">
            <text:p>Hypothyroidism</text:p>
          </table:table-cell>
          <table:table-cell table:style-name="ce103" office:value-type="string">
            <text:p>Thyroid_disease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25];[$'Concept heirarchy position'.A$1:.I$629];3;0)" office:value-type="float" office:value="246">
            <text:p>246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25]+1" office:value-type="float" office:value="325">
            <text:p>325</text:p>
          </table:table-cell>
          <table:table-cell table:formula="of:=VLOOKUP([.D326];[$'Concept heirarchy position'.A$1:.I$629];2;0)" office:value-type="string" office:string-value="Hypothyroidism">
            <text:p>Hypothyroidism</text:p>
          </table:table-cell>
          <table:table-cell office:value-type="float" office:value="345">
            <text:p>345</text:p>
          </table:table-cell>
          <table:table-cell table:style-name="ce10" office:value-type="string">
            <text:p>Hypothyroidism</text:p>
          </table:table-cell>
          <table:table-cell table:style-name="ce108" office:value-type="string">
            <text:p>Have you had an underactive thyroid (hypothyroidism)?</text:p>
          </table:table-cell>
          <table:table-cell table:style-name="ce103" office:value-type="string">
            <text:p>Thyroid_disease = Yes</text:p>
          </table:table-cell>
          <table:table-cell table:style-name="ce10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26];[$'Concept heirarchy position'.A$1:.I$629];3;0)" office:value-type="float" office:value="246">
            <text:p>246</text:p>
          </table:table-cell>
          <table:table-cell table:style-name="ce115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326]+1" office:value-type="float" office:value="326">
            <text:p>326</text:p>
          </table:table-cell>
          <table:table-cell table:formula="of:=VLOOKUP([.D327];[$'Concept heirarchy position'.A$1:.I$629];2;0)" office:value-type="string" office:string-value="Goitre">
            <text:p>Goitre</text:p>
          </table:table-cell>
          <table:table-cell office:value-type="float" office:value="499">
            <text:p>499</text:p>
          </table:table-cell>
          <table:table-cell office:value-type="string">
            <text:p>Goitre</text:p>
          </table:table-cell>
          <table:table-cell table:style-name="ce10" office:value-type="string">
            <text:p>Do you have a goitre (enlarged thyroid)?</text:p>
          </table:table-cell>
          <table:table-cell table:style-name="ce103" office:value-type="string">
            <text:p>Thyroid_disease = Yes</text:p>
          </table:table-cell>
          <table:table-cell table:style-name="ce10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formula="of:=VLOOKUP([.D327];[$'Concept heirarchy position'.A$1:.I$629];3;0)" office:value-type="float" office:value="244">
            <text:p>244</text:p>
          </table:table-cell>
          <table:table-cell table:style-name="ce115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327]+1" office:value-type="float" office:value="327">
            <text:p>327</text:p>
          </table:table-cell>
          <table:table-cell table:formula="of:=VLOOKUP([.D328];[$'Concept heirarchy position'.A$1:.I$629];2;0)" office:value-type="string" office:string-value="Other endocrine disease">
            <text:p>Other endocrine disease</text:p>
          </table:table-cell>
          <table:table-cell office:value-type="float" office:value="222">
            <text:p>222</text:p>
          </table:table-cell>
          <table:table-cell office:value-type="string">
            <text:p>Endocrine_disease_other</text:p>
          </table:table-cell>
          <table:table-cell table:style-name="ce108" office:value-type="string">
            <text:p>Other endocrine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28];[$'Concept heirarchy position'.A$1:.I$629];3;0)" office:value-type="float" office:value="247">
            <text:p>247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28]+1" office:value-type="float" office:value="328">
            <text:p>328</text:p>
          </table:table-cell>
          <table:table-cell table:formula="of:=VLOOKUP([.D329];[$'Concept heirarchy position'.A$1:.I$629];2;0)" office:value-type="string" office:string-value="Other endocrine disease">
            <text:p>Other endocrine disease</text:p>
          </table:table-cell>
          <table:table-cell office:value-type="float" office:value="223">
            <text:p>223</text:p>
          </table:table-cell>
          <table:table-cell office:value-type="string">
            <text:p>Endocrine_disease_other</text:p>
          </table:table-cell>
          <table:table-cell table:style-name="ce108" office:value-type="string">
            <text:p>Other endocrine diseas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29];[$'Concept heirarchy position'.A$1:.I$629];3;0)" office:value-type="float" office:value="247">
            <text:p>247</text:p>
          </table:table-cell>
          <table:table-cell table:number-columns-repeated="1010"/>
        </table:table-row>
        <table:table-row table:style-name="ro4">
          <table:table-cell table:style-name="ce99" table:formula="of:=[.A329]+1" office:value-type="float" office:value="329">
            <text:p>329</text:p>
          </table:table-cell>
          <table:table-cell table:formula="of:=VLOOKUP([.D330];[$'Concept heirarchy position'.A$1:.I$629];2;0)" office:value-type="float" office:value="0">
            <text:p>#N/A</text:p>
          </table:table-cell>
          <table:table-cell office:value-type="float" office:value="446">
            <text:p>446</text:p>
          </table:table-cell>
          <table:table-cell/>
          <table:table-cell table:style-name="ce107" office:value-type="string">
            <text:p>Endocrine</text:p>
          </table:table-cell>
          <table:table-cell table:style-name="ce91"/>
          <table:table-cell table:style-name="ce91" office:value-type="string">
            <text:p>End_section</text:p>
          </table:table-cell>
          <table:table-cell table:style-name="ce105"/>
          <table:table-cell table:number-columns-repeated="5"/>
          <table:table-cell table:formula="of:=VLOOKUP([.D330];[$'Concept heirarchy position'.A$1:.I$629];3;0)" office:value-type="float" office:value="0">
            <text:p>#N/A</text:p>
          </table:table-cell>
          <table:table-cell table:style-name="ce115"/>
          <table:table-cell table:style-name="ce121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330]+1" office:value-type="float" office:value="330">
            <text:p>330</text:p>
          </table:table-cell>
          <table:table-cell table:formula="of:=VLOOKUP([.D331];[$'Concept heirarchy position'.A$1:.I$629];2;0)" office:value-type="float" office:value="0">
            <text:p>#N/A</text:p>
          </table:table-cell>
          <table:table-cell office:value-type="float" office:value="447">
            <text:p>447</text:p>
          </table:table-cell>
          <table:table-cell/>
          <table:table-cell table:style-name="ce107" office:value-type="string">
            <text:p>Renal</text:p>
          </table:table-cell>
          <table:table-cell table:style-name="ce91"/>
          <table:table-cell table:style-name="ce91" office:value-type="string">
            <text:p>Start_section</text:p>
          </table:table-cell>
          <table:table-cell table:style-name="ce105"/>
          <table:table-cell table:number-columns-repeated="5"/>
          <table:table-cell table:formula="of:=VLOOKUP([.D331];[$'Concept heirarchy position'.A$1:.I$629];3;0)" office:value-type="float" office:value="0">
            <text:p>#N/A</text:p>
          </table:table-cell>
          <table:table-cell table:style-name="ce115"/>
          <table:table-cell table:style-name="ce121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331]+1" office:value-type="float" office:value="331">
            <text:p>331</text:p>
          </table:table-cell>
          <table:table-cell table:formula="of:=VLOOKUP([.D332];[$'Concept heirarchy position'.A$1:.I$629];2;0)" office:value-type="string" office:string-value="Renal disease">
            <text:p>Renal disease</text:p>
          </table:table-cell>
          <table:table-cell office:value-type="float" office:value="224">
            <text:p>224</text:p>
          </table:table-cell>
          <table:table-cell office:value-type="string">
            <text:p>Renal_Disease</text:p>
          </table:table-cell>
          <table:table-cell table:style-name="ce108" office:value-type="string">
            <text:p>Renal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332];[$'Concept heirarchy position'.A$1:.I$629];3;0)" office:value-type="float" office:value="248">
            <text:p>248</text:p>
          </table:table-cell>
          <table:table-cell/>
          <table:table-cell table:style-name="ce50"/>
          <table:table-cell table:number-columns-repeated="1008"/>
        </table:table-row>
        <table:table-row table:style-name="ro4">
          <table:table-cell table:style-name="ce99" table:formula="of:=[.A332]+1" office:value-type="float" office:value="332">
            <text:p>332</text:p>
          </table:table-cell>
          <table:table-cell table:formula="of:=VLOOKUP([.D333];[$'Concept heirarchy position'.A$1:.I$629];2;0)" office:value-type="string" office:string-value="Renal disease">
            <text:p>Renal disease</text:p>
          </table:table-cell>
          <table:table-cell office:value-type="float" office:value="225">
            <text:p>225</text:p>
          </table:table-cell>
          <table:table-cell office:value-type="string">
            <text:p>Renal_Disease</text:p>
          </table:table-cell>
          <table:table-cell table:style-name="ce107" office:value-type="string">
            <text:p>Do you have any kidney disease or kidney failure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33];[$'Concept heirarchy position'.A$1:.I$629];3;0)" office:value-type="float" office:value="248">
            <text:p>248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333]+1" office:value-type="float" office:value="333">
            <text:p>333</text:p>
          </table:table-cell>
          <table:table-cell table:formula="of:=VLOOKUP([.D334];[$'Concept heirarchy position'.A$1:.I$629];2;0)" office:value-type="string" office:string-value="Renal failure">
            <text:p>Renal failure</text:p>
          </table:table-cell>
          <table:table-cell office:value-type="float" office:value="226">
            <text:p>226</text:p>
          </table:table-cell>
          <table:table-cell office:value-type="string">
            <text:p>Renal_Failure</text:p>
          </table:table-cell>
          <table:table-cell table:style-name="ce108" office:value-type="string">
            <text:p>Renal failur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334];[$'Concept heirarchy position'.A$1:.I$629];3;0)" office:value-type="float" office:value="249">
            <text:p>249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34]+1" office:value-type="float" office:value="334">
            <text:p>334</text:p>
          </table:table-cell>
          <table:table-cell table:formula="of:=VLOOKUP([.D335];[$'Concept heirarchy position'.A$1:.I$629];2;0)" office:value-type="string" office:string-value="Dialysis">
            <text:p>Dialysis</text:p>
          </table:table-cell>
          <table:table-cell office:value-type="float" office:value="227">
            <text:p>227</text:p>
          </table:table-cell>
          <table:table-cell office:value-type="string">
            <text:p>Dialysis</text:p>
          </table:table-cell>
          <table:table-cell table:style-name="ce108" office:value-type="string">
            <text:p>Renal dialysis</text:p>
          </table:table-cell>
          <table:table-cell office:value-type="string">
            <text:p>Renal_Failure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335];[$'Concept heirarchy position'.A$1:.I$629];3;0)" office:value-type="float" office:value="250">
            <text:p>250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335]+1" office:value-type="float" office:value="335">
            <text:p>335</text:p>
          </table:table-cell>
          <table:table-cell table:formula="of:=VLOOKUP([.D336];[$'Concept heirarchy position'.A$1:.I$629];2;0)" office:value-type="string" office:string-value="Dialysis">
            <text:p>Dialysis</text:p>
          </table:table-cell>
          <table:table-cell office:value-type="float" office:value="346">
            <text:p>346</text:p>
          </table:table-cell>
          <table:table-cell office:value-type="string">
            <text:p>Dialysis</text:p>
          </table:table-cell>
          <table:table-cell table:style-name="ce108" office:value-type="string">
            <text:p>Do you have dialysis?</text:p>
          </table:table-cell>
          <table:table-cell office:value-type="string">
            <text:p>Renal_Failure=Yes or Renal_Failure=Yes</text:p>
          </table:table-cell>
          <table:table-cell table:style-name="ce10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336];[$'Concept heirarchy position'.A$1:.I$629];3;0)" office:value-type="float" office:value="250">
            <text:p>250</text:p>
          </table:table-cell>
          <table:table-cell table:style-name="ce115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336]+1" office:value-type="float" office:value="336">
            <text:p>336</text:p>
          </table:table-cell>
          <table:table-cell table:formula="of:=VLOOKUP([.D337];[$'Concept heirarchy position'.A$1:.I$629];2;0)" office:value-type="string" office:string-value="Dialysis type">
            <text:p>Dialysis type</text:p>
          </table:table-cell>
          <table:table-cell office:value-type="float" office:value="228">
            <text:p>228</text:p>
          </table:table-cell>
          <table:table-cell table:style-name="ce10" office:value-type="string">
            <text:p>Dialysis_type</text:p>
          </table:table-cell>
          <table:table-cell table:style-name="ce108" office:value-type="string">
            <text:p>Dialysis type</text:p>
          </table:table-cell>
          <table:table-cell office:value-type="string">
            <text:p>Dialysi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Dialysis_type</text:p>
          </table:table-cell>
          <table:table-cell table:number-columns-repeated="5"/>
          <table:table-cell table:formula="of:=VLOOKUP([.D337];[$'Concept heirarchy position'.A$1:.I$629];3;0)" office:value-type="float" office:value="251">
            <text:p>251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337]+1" office:value-type="float" office:value="337">
            <text:p>337</text:p>
          </table:table-cell>
          <table:table-cell table:formula="of:=VLOOKUP([.D338];[$'Concept heirarchy position'.A$1:.I$629];2;0)" office:value-type="string" office:string-value="Dialysis type">
            <text:p>Dialysis type</text:p>
          </table:table-cell>
          <table:table-cell office:value-type="float" office:value="347">
            <text:p>347</text:p>
          </table:table-cell>
          <table:table-cell table:style-name="ce10" office:value-type="string">
            <text:p>Dialysis_type</text:p>
          </table:table-cell>
          <table:table-cell table:style-name="ce108" office:value-type="string">
            <text:p>What type of dialysis do you use?</text:p>
          </table:table-cell>
          <table:table-cell office:value-type="string">
            <text:p>Dialysi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Dialysis_type</text:p>
          </table:table-cell>
          <table:table-cell table:number-columns-repeated="5"/>
          <table:table-cell table:formula="of:=VLOOKUP([.D338];[$'Concept heirarchy position'.A$1:.I$629];3;0)" office:value-type="float" office:value="251">
            <text:p>251</text:p>
          </table:table-cell>
          <table:table-cell table:style-name="ce115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338]+1" office:value-type="float" office:value="338">
            <text:p>338</text:p>
          </table:table-cell>
          <table:table-cell table:formula="of:=VLOOKUP([.D339];[$'Concept heirarchy position'.A$1:.I$629];2;0)" office:value-type="string" office:string-value="Fluid restriction">
            <text:p>Fluid restriction</text:p>
          </table:table-cell>
          <table:table-cell office:value-type="float" office:value="229">
            <text:p>229</text:p>
          </table:table-cell>
          <table:table-cell office:value-type="string">
            <text:p>Fluid_Restriction</text:p>
          </table:table-cell>
          <table:table-cell table:style-name="ce108" office:value-type="string">
            <text:p>Fluid restriction</text:p>
          </table:table-cell>
          <table:table-cell office:value-type="string">
            <text:p>Renal_Failure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39];[$'Concept heirarchy position'.A$1:.I$629];3;0)" office:value-type="float" office:value="252">
            <text:p>252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39]+1" office:value-type="float" office:value="339">
            <text:p>339</text:p>
          </table:table-cell>
          <table:table-cell table:formula="of:=VLOOKUP([.D340];[$'Concept heirarchy position'.A$1:.I$629];2;0)" office:value-type="string" office:string-value="Fluid restriction">
            <text:p>Fluid restriction</text:p>
          </table:table-cell>
          <table:table-cell office:value-type="float" office:value="230">
            <text:p>230</text:p>
          </table:table-cell>
          <table:table-cell office:value-type="string">
            <text:p>Fluid_Restriction</text:p>
          </table:table-cell>
          <table:table-cell table:style-name="ce108" office:value-type="string">
            <text:p>Fluid restriction volume (ml)</text:p>
          </table:table-cell>
          <table:table-cell office:value-type="string">
            <text:p>Renal_Failure = 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340];[$'Concept heirarchy position'.A$1:.I$629];3;0)" office:value-type="float" office:value="252">
            <text:p>252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40]+1" office:value-type="float" office:value="340">
            <text:p>340</text:p>
          </table:table-cell>
          <table:table-cell table:formula="of:=VLOOKUP([.D341];[$'Concept heirarchy position'.A$1:.I$629];2;0)" office:value-type="string" office:string-value="Other renal">
            <text:p>Other renal</text:p>
          </table:table-cell>
          <table:table-cell office:value-type="float" office:value="231">
            <text:p>231</text:p>
          </table:table-cell>
          <table:table-cell office:value-type="string">
            <text:p>Renal_Other</text:p>
          </table:table-cell>
          <table:table-cell table:style-name="ce108" office:value-type="string">
            <text:p>Other renal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41];[$'Concept heirarchy position'.A$1:.I$629];3;0)" office:value-type="float" office:value="253">
            <text:p>253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41]+1" office:value-type="float" office:value="341">
            <text:p>341</text:p>
          </table:table-cell>
          <table:table-cell table:formula="of:=VLOOKUP([.D342];[$'Concept heirarchy position'.A$1:.I$629];2;0)" office:value-type="float" office:value="0">
            <text:p>#N/A</text:p>
          </table:table-cell>
          <table:table-cell office:value-type="float" office:value="448">
            <text:p>448</text:p>
          </table:table-cell>
          <table:table-cell/>
          <table:table-cell table:style-name="ce108" office:value-type="string">
            <text:p>Renal</text:p>
          </table:table-cell>
          <table:table-cell table:style-name="ce91"/>
          <table:table-cell table:style-name="ce91" office:value-type="string">
            <text:p>End_section</text:p>
          </table:table-cell>
          <table:table-cell table:style-name="ce10"/>
          <table:table-cell/>
          <table:table-cell table:style-name="ce10" table:number-columns-repeated="4"/>
          <table:table-cell table:formula="of:=VLOOKUP([.D342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42]+1" office:value-type="float" office:value="342">
            <text:p>342</text:p>
          </table:table-cell>
          <table:table-cell table:formula="of:=VLOOKUP([.D343];[$'Concept heirarchy position'.A$1:.I$629];2;0)" office:value-type="float" office:value="0">
            <text:p>#N/A</text:p>
          </table:table-cell>
          <table:table-cell office:value-type="float" office:value="449">
            <text:p>449</text:p>
          </table:table-cell>
          <table:table-cell/>
          <table:table-cell table:style-name="ce108" office:value-type="string">
            <text:p>Obstetric</text:p>
          </table:table-cell>
          <table:table-cell table:style-name="ce91"/>
          <table:table-cell table:style-name="ce91" office:value-type="string">
            <text:p>Start_section</text:p>
          </table:table-cell>
          <table:table-cell table:style-name="ce10"/>
          <table:table-cell/>
          <table:table-cell table:style-name="ce10" table:number-columns-repeated="4"/>
          <table:table-cell table:formula="of:=VLOOKUP([.D343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43]+1" office:value-type="float" office:value="343">
            <text:p>343</text:p>
          </table:table-cell>
          <table:table-cell table:formula="of:=VLOOKUP([.D344];[$'Concept heirarchy position'.A$1:.I$629];2;0)" office:value-type="string" office:string-value="Breastfeeding">
            <text:p>Breastfeeding</text:p>
          </table:table-cell>
          <table:table-cell office:value-type="float" office:value="232">
            <text:p>232</text:p>
          </table:table-cell>
          <table:table-cell office:value-type="string">
            <text:p>Breastfeeding_Current</text:p>
          </table:table-cell>
          <table:table-cell table:style-name="ce108" office:value-type="string">
            <text:p>Currently breastfeeding</text:p>
          </table:table-cell>
          <table:table-cell table:style-name="ce10" office:value-type="string">
            <text:p>Patient_Gender = Female and Patient_age &gt; 14 and Patient_age &lt; 50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 table:number-columns-repeated="5"/>
          <table:table-cell table:formula="of:=VLOOKUP([.D344];[$'Concept heirarchy position'.A$1:.I$629];3;0)" office:value-type="float" office:value="254">
            <text:p>254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344]+1" office:value-type="float" office:value="344">
            <text:p>344</text:p>
          </table:table-cell>
          <table:table-cell table:formula="of:=VLOOKUP([.D345];[$'Concept heirarchy position'.A$1:.I$629];2;0)" office:value-type="string" office:string-value="Breastfeeding">
            <text:p>Breastfeeding</text:p>
          </table:table-cell>
          <table:table-cell office:value-type="float" office:value="233">
            <text:p>233</text:p>
          </table:table-cell>
          <table:table-cell office:value-type="string">
            <text:p>Breastfeeding_Current</text:p>
          </table:table-cell>
          <table:table-cell table:style-name="ce107" office:value-type="string">
            <text:p>Are you breastfeeding?</text:p>
          </table:table-cell>
          <table:table-cell table:style-name="ce10" office:value-type="string">
            <text:p>Patient_Gender = Female and Patient_age &gt; 14 and Patient_age &lt; 50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345];[$'Concept heirarchy position'.A$1:.I$629];3;0)" office:value-type="float" office:value="254">
            <text:p>254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345]+1" office:value-type="float" office:value="345">
            <text:p>345</text:p>
          </table:table-cell>
          <table:table-cell table:formula="of:=VLOOKUP([.D346];[$'Concept heirarchy position'.A$1:.I$629];2;0)" office:value-type="string" office:string-value="Currently Pregnant">
            <text:p>Currently Pregnant</text:p>
          </table:table-cell>
          <table:table-cell office:value-type="float" office:value="234">
            <text:p>234</text:p>
          </table:table-cell>
          <table:table-cell office:value-type="string">
            <text:p>Pregnancy_Current</text:p>
          </table:table-cell>
          <table:table-cell table:style-name="ce108" office:value-type="string">
            <text:p>Currently pregnant</text:p>
          </table:table-cell>
          <table:table-cell table:style-name="ce10" office:value-type="string">
            <text:p>Patient_Gender = Female and Patient_age &gt; 10 and Patient_age &lt; 50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Pregnant</text:p>
          </table:table-cell>
          <table:table-cell table:number-columns-repeated="5"/>
          <table:table-cell table:formula="of:=VLOOKUP([.D346];[$'Concept heirarchy position'.A$1:.I$629];3;0)" office:value-type="float" office:value="255">
            <text:p>255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346]+1" office:value-type="float" office:value="346">
            <text:p>346</text:p>
          </table:table-cell>
          <table:table-cell table:formula="of:=VLOOKUP([.D347];[$'Concept heirarchy position'.A$1:.I$629];2;0)" office:value-type="string" office:string-value="Currently Pregnant">
            <text:p>Currently Pregnant</text:p>
          </table:table-cell>
          <table:table-cell office:value-type="float" office:value="235">
            <text:p>235</text:p>
          </table:table-cell>
          <table:table-cell office:value-type="string">
            <text:p>Pregnancy_Current</text:p>
          </table:table-cell>
          <table:table-cell table:style-name="ce107" office:value-type="string">
            <text:p>Are you, or could you be, pregnant?</text:p>
          </table:table-cell>
          <table:table-cell table:style-name="ce103" office:value-type="string">
            <text:p>Patient_Gender = Female and Patient_age &gt; 10 and Patient_age &lt; 50</text:p>
          </table:table-cell>
          <table:table-cell table:style-name="ce103" office:value-type="string">
            <text:p>OneOption</text:p>
          </table:table-cell>
          <table:table-cell table:style-name="ce103" office:value-type="string">
            <text:p>Pregnant</text:p>
          </table:table-cell>
          <table:table-cell table:number-columns-repeated="5"/>
          <table:table-cell table:formula="of:=VLOOKUP([.D347];[$'Concept heirarchy position'.A$1:.I$629];3;0)" office:value-type="float" office:value="255">
            <text:p>255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347]+1" office:value-type="float" office:value="347">
            <text:p>347</text:p>
          </table:table-cell>
          <table:table-cell table:formula="of:=VLOOKUP([.D348];[$'Concept heirarchy position'.A$1:.I$629];2;0)" office:value-type="string" office:string-value="LMP">
            <text:p>LMP</text:p>
          </table:table-cell>
          <table:table-cell office:value-type="float" office:value="236">
            <text:p>236</text:p>
          </table:table-cell>
          <table:table-cell office:value-type="string">
            <text:p>Last_Normal_Menstrual_Period_Date</text:p>
          </table:table-cell>
          <table:table-cell table:style-name="ce108" office:value-type="string">
            <text:p>First day of last menstrual period (DD-MM-YYYY)</text:p>
          </table:table-cell>
          <table:table-cell table:style-name="ce10" office:value-type="string">
            <text:p>Pregnancy_Current = Unknown or Pregnancy_Current = <text:s/>Possible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348];[$'Concept heirarchy position'.A$1:.I$629];3;0)" office:value-type="float" office:value="256">
            <text:p>256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48]+1" office:value-type="float" office:value="348">
            <text:p>348</text:p>
          </table:table-cell>
          <table:table-cell table:formula="of:=VLOOKUP([.D349];[$'Concept heirarchy position'.A$1:.I$629];2;0)" office:value-type="string" office:string-value="LMP">
            <text:p>LMP</text:p>
          </table:table-cell>
          <table:table-cell office:value-type="float" office:value="237">
            <text:p>237</text:p>
          </table:table-cell>
          <table:table-cell office:value-type="string">
            <text:p>Last_Normal_Menstrual_Period_Date</text:p>
          </table:table-cell>
          <table:table-cell table:style-name="ce107" office:value-type="string">
            <text:p>When did your most recent menstrual period start? (DD-MM-YYYY)</text:p>
          </table:table-cell>
          <table:table-cell table:style-name="ce10" office:value-type="string">
            <text:p>Pregnancy_Current = Unknown or Pregnancy_Current = <text:s/>Possible</text:p>
          </table:table-cell>
          <table:table-cell table:style-name="ce103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349];[$'Concept heirarchy position'.A$1:.I$629];3;0)" office:value-type="float" office:value="256">
            <text:p>256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349]+1" office:value-type="float" office:value="349">
            <text:p>349</text:p>
          </table:table-cell>
          <table:table-cell table:formula="of:=VLOOKUP([.D350];[$'Concept heirarchy position'.A$1:.I$629];2;0)" office:value-type="string" office:string-value="Gestation (weeks)">
            <text:p>Gestation (weeks)</text:p>
          </table:table-cell>
          <table:table-cell office:value-type="float" office:value="238">
            <text:p>238</text:p>
          </table:table-cell>
          <table:table-cell office:value-type="string">
            <text:p>Gestation</text:p>
          </table:table-cell>
          <table:table-cell table:style-name="ce108" office:value-type="string">
            <text:p>Gestation (weeks)</text:p>
          </table:table-cell>
          <table:table-cell table:style-name="ce10" office:value-type="string">
            <text:p>Pregnancy_Current = 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350];[$'Concept heirarchy position'.A$1:.I$629];3;0)" office:value-type="float" office:value="257">
            <text:p>257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50]+1" office:value-type="float" office:value="350">
            <text:p>350</text:p>
          </table:table-cell>
          <table:table-cell table:formula="of:=VLOOKUP([.D351];[$'Concept heirarchy position'.A$1:.I$629];2;0)" office:value-type="string" office:string-value="Gestation (weeks)">
            <text:p>Gestation (weeks)</text:p>
          </table:table-cell>
          <table:table-cell office:value-type="float" office:value="239">
            <text:p>239</text:p>
          </table:table-cell>
          <table:table-cell office:value-type="string">
            <text:p>Gestation</text:p>
          </table:table-cell>
          <table:table-cell table:style-name="ce107" office:value-type="string">
            <text:p>How many weeks pregnant are you?</text:p>
          </table:table-cell>
          <table:table-cell table:style-name="ce10" office:value-type="string">
            <text:p>Pregnancy_Current = 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351];[$'Concept heirarchy position'.A$1:.I$629];3;0)" office:value-type="float" office:value="257">
            <text:p>257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351]+1" office:value-type="float" office:value="351">
            <text:p>351</text:p>
          </table:table-cell>
          <table:table-cell table:formula="of:=VLOOKUP([.D352];[$'Concept heirarchy position'.A$1:.I$629];2;0)" office:value-type="string" office:string-value="Expected delivery date">
            <text:p>Expected delivery date</text:p>
          </table:table-cell>
          <table:table-cell office:value-type="float" office:value="240">
            <text:p>240</text:p>
          </table:table-cell>
          <table:table-cell office:value-type="string">
            <text:p>Expected_Delivery_Date</text:p>
          </table:table-cell>
          <table:table-cell table:style-name="ce108" office:value-type="string">
            <text:p>Pregnancy due date (DD-MM-YYYY)</text:p>
          </table:table-cell>
          <table:table-cell table:style-name="ce10" office:value-type="string">
            <text:p>Pregnancy_Current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Future</text:p>
          </table:table-cell>
          <table:table-cell table:formula="of:=VLOOKUP([.D352];[$'Concept heirarchy position'.A$1:.I$629];3;0)" office:value-type="float" office:value="258">
            <text:p>258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352]+1" office:value-type="float" office:value="352">
            <text:p>352</text:p>
          </table:table-cell>
          <table:table-cell table:formula="of:=VLOOKUP([.D353];[$'Concept heirarchy position'.A$1:.I$629];2;0)" office:value-type="string" office:string-value="Expected delivery date">
            <text:p>Expected delivery date</text:p>
          </table:table-cell>
          <table:table-cell office:value-type="float" office:value="241">
            <text:p>241</text:p>
          </table:table-cell>
          <table:table-cell office:value-type="string">
            <text:p>Expected_Delivery_Date</text:p>
          </table:table-cell>
          <table:table-cell table:style-name="ce107" office:value-type="string">
            <text:p>What is your due date? (DD-MM-YYYY)</text:p>
          </table:table-cell>
          <table:table-cell table:style-name="ce103" office:value-type="string">
            <text:p>Pregnancy_Current = Yes</text:p>
          </table:table-cell>
          <table:table-cell table:style-name="ce103" office:value-type="string">
            <text:p>Date</text:p>
          </table:table-cell>
          <table:table-cell table:number-columns-repeated="5"/>
          <table:table-cell office:value-type="string">
            <text:p>Future</text:p>
          </table:table-cell>
          <table:table-cell table:formula="of:=VLOOKUP([.D353];[$'Concept heirarchy position'.A$1:.I$629];3;0)" office:value-type="float" office:value="258">
            <text:p>258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353]+1" office:value-type="float" office:value="353">
            <text:p>353</text:p>
          </table:table-cell>
          <table:table-cell table:formula="of:=VLOOKUP([.D354];[$'Concept heirarchy position'.A$1:.I$629];2;0)" office:value-type="float" office:value="0">
            <text:p>#N/A</text:p>
          </table:table-cell>
          <table:table-cell office:value-type="float" office:value="450">
            <text:p>450</text:p>
          </table:table-cell>
          <table:table-cell/>
          <table:table-cell table:style-name="ce107" office:value-type="string">
            <text:p>Obstetric</text:p>
          </table:table-cell>
          <table:table-cell table:style-name="ce91"/>
          <table:table-cell table:style-name="ce91" office:value-type="string">
            <text:p>End_section</text:p>
          </table:table-cell>
          <table:table-cell table:number-columns-repeated="6"/>
          <table:table-cell table:formula="of:=VLOOKUP([.D354];[$'Concept heirarchy position'.A$1:.I$629];3;0)" office:value-type="float" office:value="0">
            <text:p>#N/A</text:p>
          </table:table-cell>
          <table:table-cell table:style-name="ce115"/>
          <table:table-cell table:style-name="ce121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354]+1" office:value-type="float" office:value="354">
            <text:p>354</text:p>
          </table:table-cell>
          <table:table-cell table:formula="of:=VLOOKUP([.D355];[$'Concept heirarchy position'.A$1:.I$629];2;0)" office:value-type="float" office:value="0">
            <text:p>#N/A</text:p>
          </table:table-cell>
          <table:table-cell office:value-type="float" office:value="451">
            <text:p>451</text:p>
          </table:table-cell>
          <table:table-cell/>
          <table:table-cell table:style-name="ce107" office:value-type="string">
            <text:p>Musculoskeletal</text:p>
          </table:table-cell>
          <table:table-cell table:style-name="ce91"/>
          <table:table-cell table:style-name="ce91" office:value-type="string">
            <text:p>Start_section</text:p>
          </table:table-cell>
          <table:table-cell table:number-columns-repeated="6"/>
          <table:table-cell table:formula="of:=VLOOKUP([.D355];[$'Concept heirarchy position'.A$1:.I$629];3;0)" office:value-type="float" office:value="0">
            <text:p>#N/A</text:p>
          </table:table-cell>
          <table:table-cell table:style-name="ce115"/>
          <table:table-cell table:style-name="ce121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355]+1" office:value-type="float" office:value="355">
            <text:p>355</text:p>
          </table:table-cell>
          <table:table-cell table:formula="of:=VLOOKUP([.D356];[$'Concept heirarchy position'.A$1:.I$629];2;0)" office:value-type="string" office:string-value="Back problems">
            <text:p>Back problems</text:p>
          </table:table-cell>
          <table:table-cell office:value-type="float" office:value="403">
            <text:p>403</text:p>
          </table:table-cell>
          <table:table-cell table:style-name="ce15" office:value-type="string">
            <text:p>Back_problems_unspecified</text:p>
          </table:table-cell>
          <table:table-cell table:style-name="ce110" office:value-type="string">
            <text:p>Back problems or surgery?</text:p>
          </table:table-cell>
          <table:table-cell office:value-type="string">
            <text:p>All</text:p>
          </table:table-cell>
          <table:table-cell office:value-type="string">
            <text:p>OneOption</text:p>
          </table:table-cell>
          <table:table-cell table:style-name="ce11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56];[$'Concept heirarchy position'.A$1:.I$629];3;0)" office:value-type="float" office:value="268">
            <text:p>268</text:p>
          </table:table-cell>
          <table:table-cell table:style-name="ce115"/>
          <table:table-cell table:style-name="ce121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356]+1" office:value-type="float" office:value="356">
            <text:p>356</text:p>
          </table:table-cell>
          <table:table-cell table:formula="of:=VLOOKUP([.D357];[$'Concept heirarchy position'.A$1:.I$629];2;0)" office:value-type="string" office:string-value="Back problems">
            <text:p>Back problems</text:p>
          </table:table-cell>
          <table:table-cell office:value-type="float" office:value="386">
            <text:p>386</text:p>
          </table:table-cell>
          <table:table-cell table:style-name="ce15" office:value-type="string">
            <text:p>Back_problems_unspecified</text:p>
          </table:table-cell>
          <table:table-cell table:style-name="ce110" office:value-type="string">
            <text:p>Have you had any back problems or surgery?</text:p>
          </table:table-cell>
          <table:table-cell office:value-type="string">
            <text:p>All</text:p>
          </table:table-cell>
          <table:table-cell office:value-type="string">
            <text:p>OneOption</text:p>
          </table:table-cell>
          <table:table-cell table:style-name="ce11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57];[$'Concept heirarchy position'.A$1:.I$629];3;0)" office:value-type="float" office:value="268">
            <text:p>268</text:p>
          </table:table-cell>
          <table:table-cell table:style-name="ce115" office:value-type="string">
            <text:p>Y</text:p>
          </table:table-cell>
          <table:table-cell table:number-columns-repeated="4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357]+1" office:value-type="float" office:value="357">
            <text:p>357</text:p>
          </table:table-cell>
          <table:table-cell table:formula="of:=VLOOKUP([.D358];[$'Concept heirarchy position'.A$1:.I$629];2;0)" office:value-type="string" office:string-value="Other Musculoskeletal ">
            <text:p>Other Musculoskeletal </text:p>
          </table:table-cell>
          <table:table-cell office:value-type="float" office:value="242">
            <text:p>242</text:p>
          </table:table-cell>
          <table:table-cell office:value-type="string">
            <text:p>Musculoskeletal_Other</text:p>
          </table:table-cell>
          <table:table-cell table:style-name="ce108" office:value-type="string">
            <text:p>Musculoskeletal disease (other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58];[$'Concept heirarchy position'.A$1:.I$629];3;0)" office:value-type="float" office:value="270">
            <text:p>270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58]+1" office:value-type="float" office:value="358">
            <text:p>358</text:p>
          </table:table-cell>
          <table:table-cell table:formula="of:=VLOOKUP([.D359];[$'Concept heirarchy position'.A$1:.I$629];2;0)" office:value-type="string" office:string-value="Rheumatoid arthritis">
            <text:p>Rheumatoid arthritis</text:p>
          </table:table-cell>
          <table:table-cell office:value-type="float" office:value="245">
            <text:p>245</text:p>
          </table:table-cell>
          <table:table-cell office:value-type="string">
            <text:p>Rheumatoid_arthritis</text:p>
          </table:table-cell>
          <table:table-cell table:style-name="ce108" office:value-type="string">
            <text:p>Rheumatoid arthriti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59];[$'Concept heirarchy position'.A$1:.I$629];3;0)" office:value-type="float" office:value="271">
            <text:p>271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59]+1" office:value-type="float" office:value="359">
            <text:p>359</text:p>
          </table:table-cell>
          <table:table-cell table:formula="of:=VLOOKUP([.D360];[$'Concept heirarchy position'.A$1:.I$629];2;0)" office:value-type="string" office:string-value="Rheumatoid arthritis">
            <text:p>Rheumatoid arthritis</text:p>
          </table:table-cell>
          <table:table-cell office:value-type="float" office:value="246">
            <text:p>246</text:p>
          </table:table-cell>
          <table:table-cell office:value-type="string">
            <text:p>Rheumatoid_arthritis</text:p>
          </table:table-cell>
          <table:table-cell table:style-name="ce107" office:value-type="string">
            <text:p>Do you have rheumatoid arthriti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360];[$'Concept heirarchy position'.A$1:.I$629];3;0)" office:value-type="float" office:value="271">
            <text:p>271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360]+1" office:value-type="float" office:value="360">
            <text:p>360</text:p>
          </table:table-cell>
          <table:table-cell table:formula="of:=VLOOKUP([.D361];[$'Concept heirarchy position'.A$1:.I$629];2;0)" office:value-type="string" office:string-value="Other rheumatological">
            <text:p>Other rheumatological</text:p>
          </table:table-cell>
          <table:table-cell office:value-type="float" office:value="247">
            <text:p>247</text:p>
          </table:table-cell>
          <table:table-cell office:value-type="string">
            <text:p>Rheumatological_other</text:p>
          </table:table-cell>
          <table:table-cell table:style-name="ce108" office:value-type="string">
            <text:p>Other rheumatological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61];[$'Concept heirarchy position'.A$1:.I$629];3;0)" office:value-type="float" office:value="272">
            <text:p>272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61]+1" office:value-type="float" office:value="361">
            <text:p>361</text:p>
          </table:table-cell>
          <table:table-cell table:formula="of:=VLOOKUP([.D362];[$'Concept heirarchy position'.A$1:.I$629];2;0)" office:value-type="float" office:value="0">
            <text:p>#N/A</text:p>
          </table:table-cell>
          <table:table-cell office:value-type="float" office:value="452">
            <text:p>452</text:p>
          </table:table-cell>
          <table:table-cell/>
          <table:table-cell table:style-name="ce108" office:value-type="string">
            <text:p>Musculoskeletal</text:p>
          </table:table-cell>
          <table:table-cell table:style-name="ce91"/>
          <table:table-cell table:style-name="ce91" office:value-type="string">
            <text:p>End_section</text:p>
          </table:table-cell>
          <table:table-cell table:style-name="ce10"/>
          <table:table-cell table:number-columns-repeated="5"/>
          <table:table-cell table:formula="of:=VLOOKUP([.D362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62]+1" office:value-type="float" office:value="362">
            <text:p>362</text:p>
          </table:table-cell>
          <table:table-cell table:formula="of:=VLOOKUP([.D363];[$'Concept heirarchy position'.A$1:.I$629];2;0)" office:value-type="float" office:value="0">
            <text:p>#N/A</text:p>
          </table:table-cell>
          <table:table-cell office:value-type="float" office:value="453">
            <text:p>453</text:p>
          </table:table-cell>
          <table:table-cell/>
          <table:table-cell table:style-name="ce108" office:value-type="string">
            <text:p>Haematological</text:p>
          </table:table-cell>
          <table:table-cell table:style-name="ce91"/>
          <table:table-cell table:style-name="ce91" office:value-type="string">
            <text:p>Start_section</text:p>
          </table:table-cell>
          <table:table-cell table:style-name="ce10"/>
          <table:table-cell table:number-columns-repeated="5"/>
          <table:table-cell table:formula="of:=VLOOKUP([.D363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63]+1" office:value-type="float" office:value="363">
            <text:p>363</text:p>
          </table:table-cell>
          <table:table-cell table:formula="of:=VLOOKUP([.D364];[$'Concept heirarchy position'.A$1:.I$629];2;0)" office:value-type="string" office:string-value="Bleeding diathesis">
            <text:p>Bleeding diathesis</text:p>
          </table:table-cell>
          <table:table-cell office:value-type="float" office:value="248">
            <text:p>248</text:p>
          </table:table-cell>
          <table:table-cell office:value-type="string">
            <text:p>Bleeding_Diathesis</text:p>
          </table:table-cell>
          <table:table-cell table:style-name="ce108" office:value-type="string">
            <text:p>Bleeding diathesi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364];[$'Concept heirarchy position'.A$1:.I$629];3;0)" office:value-type="float" office:value="273">
            <text:p>273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64]+1" office:value-type="float" office:value="364">
            <text:p>364</text:p>
          </table:table-cell>
          <table:table-cell table:formula="of:=VLOOKUP([.D365];[$'Concept heirarchy position'.A$1:.I$629];2;0)" office:value-type="string" office:string-value="Bleeding diathesis">
            <text:p>Bleeding diathesis</text:p>
          </table:table-cell>
          <table:table-cell office:value-type="float" office:value="249">
            <text:p>249</text:p>
          </table:table-cell>
          <table:table-cell office:value-type="string">
            <text:p>Bleeding_Diathesis</text:p>
          </table:table-cell>
          <table:table-cell table:style-name="ce107" office:value-type="string">
            <text:p>Have you ever been diagnosed with a bleeding disorder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65];[$'Concept heirarchy position'.A$1:.I$629];3;0)" office:value-type="float" office:value="273">
            <text:p>273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365]+1" office:value-type="float" office:value="365">
            <text:p>365</text:p>
          </table:table-cell>
          <table:table-cell table:formula="of:=VLOOKUP([.D366];[$'Concept heirarchy position'.A$1:.I$629];2;0)" office:value-type="string" office:string-value="Other hematological disorder">
            <text:p>Other hematological disorder</text:p>
          </table:table-cell>
          <table:table-cell office:value-type="float" office:value="250">
            <text:p>250</text:p>
          </table:table-cell>
          <table:table-cell office:value-type="string">
            <text:p>Hematological_disorder_other</text:p>
          </table:table-cell>
          <table:table-cell table:style-name="ce108" office:value-type="string">
            <text:p>Other hematologic disorder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66];[$'Concept heirarchy position'.A$1:.I$629];3;0)" office:value-type="float" office:value="278">
            <text:p>278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66]+1" office:value-type="float" office:value="366">
            <text:p>366</text:p>
          </table:table-cell>
          <table:table-cell table:formula="of:=VLOOKUP([.D367];[$'Concept heirarchy position'.A$1:.I$629];2;0)" office:value-type="float" office:value="0">
            <text:p>#N/A</text:p>
          </table:table-cell>
          <table:table-cell office:value-type="float" office:value="454">
            <text:p>454</text:p>
          </table:table-cell>
          <table:table-cell/>
          <table:table-cell table:style-name="ce108" office:value-type="string">
            <text:p>Haematological</text:p>
          </table:table-cell>
          <table:table-cell table:style-name="ce91"/>
          <table:table-cell table:style-name="ce91" office:value-type="string">
            <text:p>End_section</text:p>
          </table:table-cell>
          <table:table-cell table:style-name="ce10"/>
          <table:table-cell/>
          <table:table-cell table:style-name="ce10" table:number-columns-repeated="4"/>
          <table:table-cell table:formula="of:=VLOOKUP([.D367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67]+1" office:value-type="float" office:value="367">
            <text:p>367</text:p>
          </table:table-cell>
          <table:table-cell table:formula="of:=VLOOKUP([.D368];[$'Concept heirarchy position'.A$1:.I$629];2;0)" office:value-type="float" office:value="0">
            <text:p>#N/A</text:p>
          </table:table-cell>
          <table:table-cell office:value-type="float" office:value="455">
            <text:p>455</text:p>
          </table:table-cell>
          <table:table-cell/>
          <table:table-cell table:style-name="ce108" office:value-type="string">
            <text:p>Infectious</text:p>
          </table:table-cell>
          <table:table-cell table:style-name="ce91"/>
          <table:table-cell table:style-name="ce91" office:value-type="string">
            <text:p>Start_section</text:p>
          </table:table-cell>
          <table:table-cell table:style-name="ce10"/>
          <table:table-cell/>
          <table:table-cell table:style-name="ce10" table:number-columns-repeated="4"/>
          <table:table-cell table:formula="of:=VLOOKUP([.D368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68]+1" office:value-type="float" office:value="368">
            <text:p>368</text:p>
          </table:table-cell>
          <table:table-cell table:formula="of:=VLOOKUP([.D369];[$'Concept heirarchy position'.A$1:.I$629];2;0)" office:value-type="string" office:string-value="URTI within 6 weeks">
            <text:p>URTI within 6 weeks</text:p>
          </table:table-cell>
          <table:table-cell office:value-type="float" office:value="94">
            <text:p>94</text:p>
          </table:table-cell>
          <table:table-cell office:value-type="string">
            <text:p>Recent_URTI</text:p>
          </table:table-cell>
          <table:table-cell table:style-name="ce108" office:value-type="string">
            <text:p>URTI within 6 weeks</text:p>
          </table:table-cell>
          <table:table-cell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369];[$'Concept heirarchy position'.A$1:.I$629];3;0)" office:value-type="float" office:value="280">
            <text:p>280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69]+1" office:value-type="float" office:value="369">
            <text:p>369</text:p>
          </table:table-cell>
          <table:table-cell table:formula="of:=VLOOKUP([.D370];[$'Concept heirarchy position'.A$1:.I$629];2;0)" office:value-type="string" office:string-value="URTI within 6 weeks">
            <text:p>URTI within 6 weeks</text:p>
          </table:table-cell>
          <table:table-cell office:value-type="float" office:value="95">
            <text:p>95</text:p>
          </table:table-cell>
          <table:table-cell office:value-type="string">
            <text:p>Recent_URTI</text:p>
          </table:table-cell>
          <table:table-cell table:style-name="ce107" office:value-type="string">
            <text:p>Have you had a cold, flu or upper respiratory infection in the last 6 weeks?</text:p>
          </table:table-cell>
          <table:table-cell office:value-type="string">
            <text:p>Patient_Age &lt; 14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370];[$'Concept heirarchy position'.A$1:.I$629];3;0)" office:value-type="float" office:value="280">
            <text:p>280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370]+1" office:value-type="float" office:value="370">
            <text:p>370</text:p>
          </table:table-cell>
          <table:table-cell table:formula="of:=VLOOKUP([.D371];[$'Concept heirarchy position'.A$1:.I$629];2;0)" office:value-type="string" office:string-value="URTI within 6 weeks">
            <text:p>URTI within 6 weeks</text:p>
          </table:table-cell>
          <table:table-cell office:value-type="float" office:value="338">
            <text:p>338</text:p>
          </table:table-cell>
          <table:table-cell office:value-type="string">
            <text:p>Recent_URTI</text:p>
          </table:table-cell>
          <table:table-cell table:style-name="ce107" office:value-type="string">
            <text:p>Have you had a cold, flu or upper respiratory infection in the last 6 weeks?</text:p>
          </table:table-cell>
          <table:table-cell table:style-name="ce10" office:value-type="string">
            <text:p>Patient_Age &gt; 13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371];[$'Concept heirarchy position'.A$1:.I$629];3;0)" office:value-type="float" office:value="280">
            <text:p>280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371]+1" office:value-type="float" office:value="371">
            <text:p>371</text:p>
          </table:table-cell>
          <table:table-cell table:formula="of:=VLOOKUP([.D372];[$'Concept heirarchy position'.A$1:.I$629];2;0)" office:value-type="string" office:string-value="HIV / AIDS">
            <text:p>HIV / AIDS</text:p>
          </table:table-cell>
          <table:table-cell office:value-type="float" office:value="493">
            <text:p>493</text:p>
          </table:table-cell>
          <table:table-cell table:style-name="ce15" office:value-type="string">
            <text:p>HIV_AIDS</text:p>
          </table:table-cell>
          <table:table-cell table:style-name="ce108" office:value-type="string">
            <text:p>HIV / AIDS</text:p>
          </table:table-cell>
          <table:table-cell table:style-name="ce91" office:value-type="string">
            <text:p>All</text:p>
          </table:table-cell>
          <table:table-cell table:style-name="ce91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72];[$'Concept heirarchy position'.A$1:.I$629];3;0)" office:value-type="float" office:value="283">
            <text:p>283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72]+1" office:value-type="float" office:value="372">
            <text:p>372</text:p>
          </table:table-cell>
          <table:table-cell table:formula="of:=VLOOKUP([.D373];[$'Concept heirarchy position'.A$1:.I$629];2;0)" office:value-type="string" office:string-value="Drug resistant organism">
            <text:p>Drug resistant organism</text:p>
          </table:table-cell>
          <table:table-cell office:value-type="float" office:value="494">
            <text:p>494</text:p>
          </table:table-cell>
          <table:table-cell table:style-name="ce15" office:value-type="string">
            <text:p>Drug_resistant_organism</text:p>
          </table:table-cell>
          <table:table-cell table:style-name="ce108" office:value-type="string">
            <text:p>Colonised with drug resistant organism</text:p>
          </table:table-cell>
          <table:table-cell table:style-name="ce91" office:value-type="string">
            <text:p>All</text:p>
          </table:table-cell>
          <table:table-cell table:style-name="ce91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73];[$'Concept heirarchy position'.A$1:.I$629];3;0)" office:value-type="float" office:value="284">
            <text:p>284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73]+1" office:value-type="float" office:value="373">
            <text:p>373</text:p>
          </table:table-cell>
          <table:table-cell table:formula="of:=VLOOKUP([.D374];[$'Concept heirarchy position'.A$1:.I$629];2;0)" office:value-type="string" office:string-value="Isolation precautions">
            <text:p>Isolation precautions</text:p>
          </table:table-cell>
          <table:table-cell office:value-type="float" office:value="495">
            <text:p>495</text:p>
          </table:table-cell>
          <table:table-cell table:style-name="ce15" office:value-type="string">
            <text:p>Isolation_precautions</text:p>
          </table:table-cell>
          <table:table-cell table:style-name="ce108" office:value-type="string">
            <text:p>Isolation precautions</text:p>
          </table:table-cell>
          <table:table-cell table:style-name="ce91" office:value-type="string">
            <text:p>All</text:p>
          </table:table-cell>
          <table:table-cell table:style-name="ce91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74];[$'Concept heirarchy position'.A$1:.I$629];3;0)" office:value-type="float" office:value="285">
            <text:p>285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74]+1" office:value-type="float" office:value="374">
            <text:p>374</text:p>
          </table:table-cell>
          <table:table-cell table:formula="of:=VLOOKUP([.D375];[$'Concept heirarchy position'.A$1:.I$629];2;0)" office:value-type="string" office:string-value="Exposure to infectious disease in last month">
            <text:p>Exposure to infectious disease in last month</text:p>
          </table:table-cell>
          <table:table-cell office:value-type="float" office:value="96">
            <text:p>96</text:p>
          </table:table-cell>
          <table:table-cell office:value-type="string">
            <text:p>Infectious_Disease_Exposure_Recent</text:p>
          </table:table-cell>
          <table:table-cell table:style-name="ce108" office:value-type="string">
            <text:p>Exposure to childhood diseases during last month</text:p>
          </table:table-cell>
          <table:table-cell office:value-type="string">
            <text:p>Patient_Age &lt; 14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Childhood_infectious_disease</text:p>
          </table:table-cell>
          <table:table-cell table:number-columns-repeated="5"/>
          <table:table-cell table:formula="of:=VLOOKUP([.D375];[$'Concept heirarchy position'.A$1:.I$629];3;0)" office:value-type="float" office:value="281">
            <text:p>281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75]+1" office:value-type="float" office:value="375">
            <text:p>375</text:p>
          </table:table-cell>
          <table:table-cell table:formula="of:=VLOOKUP([.D376];[$'Concept heirarchy position'.A$1:.I$629];2;0)" office:value-type="string" office:string-value="Exposure to infectious disease in last month">
            <text:p>Exposure to infectious disease in last month</text:p>
          </table:table-cell>
          <table:table-cell office:value-type="float" office:value="97">
            <text:p>97</text:p>
          </table:table-cell>
          <table:table-cell office:value-type="string">
            <text:p>Infectious_Disease_Exposure_Recent</text:p>
          </table:table-cell>
          <table:table-cell table:style-name="ce107" office:value-type="string">
            <text:p>Have you been EXPOSED to any of these diseases in the last month?</text:p>
          </table:table-cell>
          <table:table-cell office:value-type="string">
            <text:p>Patient_Age &lt; 14</text:p>
          </table:table-cell>
          <table:table-cell table:style-name="ce103" office:value-type="string">
            <text:p>ManyOptions</text:p>
          </table:table-cell>
          <table:table-cell table:style-name="ce103" office:value-type="string">
            <text:p>Childhood_infectious_disease</text:p>
          </table:table-cell>
          <table:table-cell table:number-columns-repeated="5"/>
          <table:table-cell table:formula="of:=VLOOKUP([.D376];[$'Concept heirarchy position'.A$1:.I$629];3;0)" office:value-type="float" office:value="281">
            <text:p>281</text:p>
          </table:table-cell>
          <table:table-cell table:style-name="ce119" table:number-columns-repeated="2"/>
          <table:table-cell table:number-columns-repeated="3"/>
          <table:table-cell table:style-name="ce119" table:number-columns-repeated="2"/>
          <table:table-cell table:number-columns-repeated="1003"/>
        </table:table-row>
        <table:table-row table:style-name="ro4">
          <table:table-cell table:style-name="ce99" table:formula="of:=[.A376]+1" office:value-type="float" office:value="376">
            <text:p>376</text:p>
          </table:table-cell>
          <table:table-cell table:formula="of:=VLOOKUP([.D377];[$'Concept heirarchy position'.A$1:.I$629];2;0)" office:value-type="string" office:string-value="Exposure to infectious disease in last month">
            <text:p>Exposure to infectious disease in last month</text:p>
          </table:table-cell>
          <table:table-cell office:value-type="float" office:value="339">
            <text:p>339</text:p>
          </table:table-cell>
          <table:table-cell office:value-type="string">
            <text:p>Infectious_Disease_Exposure_Recent</text:p>
          </table:table-cell>
          <table:table-cell table:style-name="ce107" office:value-type="string">
            <text:p>Have you been exposed to any of these diseases in the last month?</text:p>
          </table:table-cell>
          <table:table-cell office:value-type="string">
            <text:p>Patient_Age &gt; 13</text:p>
          </table:table-cell>
          <table:table-cell table:style-name="ce103" office:value-type="string">
            <text:p>ManyOptions</text:p>
          </table:table-cell>
          <table:table-cell table:style-name="ce103" office:value-type="string">
            <text:p>Childhood_infectious_disease</text:p>
          </table:table-cell>
          <table:table-cell table:number-columns-repeated="5"/>
          <table:table-cell table:formula="of:=VLOOKUP([.D377];[$'Concept heirarchy position'.A$1:.I$629];3;0)" office:value-type="float" office:value="281">
            <text:p>281</text:p>
          </table:table-cell>
          <table:table-cell table:style-name="ce119" table:number-columns-repeated="2"/>
          <table:table-cell table:number-columns-repeated="3"/>
          <table:table-cell table:style-name="ce119" table:number-columns-repeated="2"/>
          <table:table-cell table:number-columns-repeated="1003"/>
        </table:table-row>
        <table:table-row table:style-name="ro4">
          <table:table-cell table:style-name="ce99" table:formula="of:=[.A377]+1" office:value-type="float" office:value="377">
            <text:p>377</text:p>
          </table:table-cell>
          <table:table-cell table:formula="of:=VLOOKUP([.D378];[$'Concept heirarchy position'.A$1:.I$629];2;0)" office:value-type="string" office:string-value="Infectious disease in last month">
            <text:p>Infectious disease in last month</text:p>
          </table:table-cell>
          <table:table-cell office:value-type="float" office:value="98">
            <text:p>98</text:p>
          </table:table-cell>
          <table:table-cell office:value-type="string">
            <text:p>Infectious_Disease_Recent</text:p>
          </table:table-cell>
          <table:table-cell table:style-name="ce108" office:value-type="string">
            <text:p>Childhood diseases during last month</text:p>
          </table:table-cell>
          <table:table-cell office:value-type="string">
            <text:p>Patient_Age &lt; 14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Childhood_infectious_disease</text:p>
          </table:table-cell>
          <table:table-cell table:number-columns-repeated="5"/>
          <table:table-cell table:formula="of:=VLOOKUP([.D378];[$'Concept heirarchy position'.A$1:.I$629];3;0)" office:value-type="float" office:value="282">
            <text:p>282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78]+1" office:value-type="float" office:value="378">
            <text:p>378</text:p>
          </table:table-cell>
          <table:table-cell table:formula="of:=VLOOKUP([.D379];[$'Concept heirarchy position'.A$1:.I$629];2;0)" office:value-type="string" office:string-value="Infectious disease in last month">
            <text:p>Infectious disease in last month</text:p>
          </table:table-cell>
          <table:table-cell office:value-type="float" office:value="99">
            <text:p>99</text:p>
          </table:table-cell>
          <table:table-cell office:value-type="string">
            <text:p>Infectious_Disease_Recent</text:p>
          </table:table-cell>
          <table:table-cell table:style-name="ce107" office:value-type="string">
            <text:p>Have you HAD any of these diseases in the last month?</text:p>
          </table:table-cell>
          <table:table-cell office:value-type="string">
            <text:p>Patient_Age &lt; 14</text:p>
          </table:table-cell>
          <table:table-cell table:style-name="ce103" office:value-type="string">
            <text:p>ManyOptions</text:p>
          </table:table-cell>
          <table:table-cell table:style-name="ce103" office:value-type="string">
            <text:p>Childhood_infectious_disease</text:p>
          </table:table-cell>
          <table:table-cell table:number-columns-repeated="5"/>
          <table:table-cell table:formula="of:=VLOOKUP([.D379];[$'Concept heirarchy position'.A$1:.I$629];3;0)" office:value-type="float" office:value="282">
            <text:p>282</text:p>
          </table:table-cell>
          <table:table-cell table:style-name="ce119" table:number-columns-repeated="2"/>
          <table:table-cell table:number-columns-repeated="3"/>
          <table:table-cell table:style-name="ce119" table:number-columns-repeated="2"/>
          <table:table-cell table:number-columns-repeated="1003"/>
        </table:table-row>
        <table:table-row table:style-name="ro4">
          <table:table-cell table:style-name="ce99" table:formula="of:=[.A379]+1" office:value-type="float" office:value="379">
            <text:p>379</text:p>
          </table:table-cell>
          <table:table-cell table:formula="of:=VLOOKUP([.D380];[$'Concept heirarchy position'.A$1:.I$629];2;0)" office:value-type="string" office:string-value="Other Infectious">
            <text:p>Other Infectious</text:p>
          </table:table-cell>
          <table:table-cell office:value-type="float" office:value="496">
            <text:p>496</text:p>
          </table:table-cell>
          <table:table-cell table:style-name="ce15" office:value-type="string">
            <text:p>Infectious_other</text:p>
          </table:table-cell>
          <table:table-cell table:style-name="ce108" office:value-type="string">
            <text:p>Other infectious condition</text:p>
          </table:table-cell>
          <table:table-cell table:style-name="ce91" office:value-type="string">
            <text:p>All</text:p>
          </table:table-cell>
          <table:table-cell table:style-name="ce91" office:value-type="string">
            <text:p>OneOption</text:p>
          </table:table-cell>
          <table:table-cell table:style-name="ce10" office:value-type="string">
            <text:p>Y_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80];[$'Concept heirarchy position'.A$1:.I$629];3;0)" office:value-type="float" office:value="286">
            <text:p>286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80]+1" office:value-type="float" office:value="380">
            <text:p>380</text:p>
          </table:table-cell>
          <table:table-cell table:formula="of:=VLOOKUP([.D381];[$'Concept heirarchy position'.A$1:.I$629];2;0)" office:value-type="float" office:value="0">
            <text:p>#N/A</text:p>
          </table:table-cell>
          <table:table-cell office:value-type="float" office:value="456">
            <text:p>456</text:p>
          </table:table-cell>
          <table:table-cell/>
          <table:table-cell table:style-name="ce107" office:value-type="string">
            <text:p>Infectious</text:p>
          </table:table-cell>
          <table:table-cell table:style-name="ce91"/>
          <table:table-cell table:style-name="ce91" office:value-type="string">
            <text:p>End_section</text:p>
          </table:table-cell>
          <table:table-cell table:style-name="ce103"/>
          <table:table-cell table:number-columns-repeated="5"/>
          <table:table-cell table:formula="of:=VLOOKUP([.D381];[$'Concept heirarchy position'.A$1:.I$629];3;0)" office:value-type="float" office:value="0">
            <text:p>#N/A</text:p>
          </table:table-cell>
          <table:table-cell table:style-name="ce119"/>
          <table:table-cell table:style-name="ce121" office:value-type="string">
            <text:p>Y</text:p>
          </table:table-cell>
          <table:table-cell table:number-columns-repeated="3"/>
          <table:table-cell table:style-name="ce119" table:number-columns-repeated="2"/>
          <table:table-cell table:number-columns-repeated="1003"/>
        </table:table-row>
        <table:table-row table:style-name="ro4">
          <table:table-cell table:style-name="ce99" table:formula="of:=[.A381]+1" office:value-type="float" office:value="381">
            <text:p>381</text:p>
          </table:table-cell>
          <table:table-cell table:formula="of:=VLOOKUP([.D382];[$'Concept heirarchy position'.A$1:.I$629];2;0)" office:value-type="float" office:value="0">
            <text:p>#N/A</text:p>
          </table:table-cell>
          <table:table-cell office:value-type="float" office:value="457">
            <text:p>457</text:p>
          </table:table-cell>
          <table:table-cell/>
          <table:table-cell table:style-name="ce107" office:value-type="string">
            <text:p>Other medical</text:p>
          </table:table-cell>
          <table:table-cell table:style-name="ce91"/>
          <table:table-cell table:style-name="ce91" office:value-type="string">
            <text:p>Start_section</text:p>
          </table:table-cell>
          <table:table-cell table:style-name="ce103"/>
          <table:table-cell table:number-columns-repeated="5"/>
          <table:table-cell table:formula="of:=VLOOKUP([.D382];[$'Concept heirarchy position'.A$1:.I$629];3;0)" office:value-type="float" office:value="0">
            <text:p>#N/A</text:p>
          </table:table-cell>
          <table:table-cell table:style-name="ce119"/>
          <table:table-cell table:style-name="ce121" office:value-type="string">
            <text:p>Y</text:p>
          </table:table-cell>
          <table:table-cell table:number-columns-repeated="3"/>
          <table:table-cell table:style-name="ce119" table:number-columns-repeated="2"/>
          <table:table-cell table:number-columns-repeated="1003"/>
        </table:table-row>
        <table:table-row table:style-name="ro4">
          <table:table-cell table:style-name="ce99" table:formula="of:=[.A382]+1" office:value-type="float" office:value="382">
            <text:p>382</text:p>
          </table:table-cell>
          <table:table-cell table:formula="of:=VLOOKUP([.D383];[$'Concept heirarchy position'.A$1:.I$629];2;0)" office:value-type="string" office:string-value="Height(cm) patient report">
            <text:p>Height(cm) patient report</text:p>
          </table:table-cell>
          <table:table-cell table:style-name="ce15" office:value-type="float" office:value="44">
            <text:p>44</text:p>
          </table:table-cell>
          <table:table-cell table:style-name="ce15" office:value-type="string">
            <text:p>Height_patient_report_cm</text:p>
          </table:table-cell>
          <table:table-cell table:style-name="ce113" office:value-type="string">
            <text:p>Height (cm) patient reported</text:p>
          </table:table-cell>
          <table:table-cell table:style-name="ce91" office:value-type="string">
            <text:p>All</text:p>
          </table:table-cell>
          <table:table-cell table:style-name="ce91" office:value-type="string">
            <text:p>Number</text:p>
          </table:table-cell>
          <table:table-cell table:style-name="ce15" table:number-columns-repeated="6"/>
          <table:table-cell table:formula="of:=VLOOKUP([.D383];[$'Concept heirarchy position'.A$1:.I$629];3;0)" office:value-type="float" office:value="101">
            <text:p>101</text:p>
          </table:table-cell>
          <table:table-cell table:style-name="ce49"/>
          <table:table-cell table:style-name="ce49" office:value-type="string">
            <text:p>Y</text:p>
          </table:table-cell>
          <table:table-cell table:style-name="ce49" table:number-columns-repeated="2"/>
          <table:table-cell table:style-name="ce15"/>
          <table:table-cell table:style-name="ce49" table:number-columns-repeated="2"/>
          <table:table-cell table:style-name="ce15"/>
          <table:table-cell table:number-columns-repeated="1002"/>
        </table:table-row>
        <table:table-row table:style-name="ro4">
          <table:table-cell table:style-name="ce99" table:formula="of:=[.A383]+1" office:value-type="float" office:value="383">
            <text:p>383</text:p>
          </table:table-cell>
          <table:table-cell table:formula="of:=VLOOKUP([.D384];[$'Concept heirarchy position'.A$1:.I$629];2;0)" office:value-type="string" office:string-value="Weight(kg) patient report">
            <text:p>Weight(kg) patient report</text:p>
          </table:table-cell>
          <table:table-cell table:style-name="ce15" office:value-type="float" office:value="46">
            <text:p>46</text:p>
          </table:table-cell>
          <table:table-cell table:style-name="ce15" office:value-type="string">
            <text:p>Weight_patient_report_kg</text:p>
          </table:table-cell>
          <table:table-cell table:style-name="ce113" office:value-type="string">
            <text:p>Weight (kg) patient report</text:p>
          </table:table-cell>
          <table:table-cell table:style-name="ce91" office:value-type="string">
            <text:p>All</text:p>
          </table:table-cell>
          <table:table-cell table:style-name="ce91" office:value-type="string">
            <text:p>Number</text:p>
          </table:table-cell>
          <table:table-cell table:style-name="ce15" table:number-columns-repeated="6"/>
          <table:table-cell table:formula="of:=VLOOKUP([.D384];[$'Concept heirarchy position'.A$1:.I$629];3;0)" office:value-type="float" office:value="102">
            <text:p>102</text:p>
          </table:table-cell>
          <table:table-cell table:style-name="ce49"/>
          <table:table-cell table:style-name="ce49" office:value-type="string">
            <text:p>Y</text:p>
          </table:table-cell>
          <table:table-cell table:style-name="ce49" table:number-columns-repeated="2"/>
          <table:table-cell table:style-name="ce15"/>
          <table:table-cell table:style-name="ce49" table:number-columns-repeated="2"/>
          <table:table-cell table:style-name="ce15"/>
          <table:table-cell table:number-columns-repeated="1002"/>
        </table:table-row>
        <table:table-row table:style-name="ro4">
          <table:table-cell table:style-name="ce99" table:formula="of:=[.A384]+1" office:value-type="float" office:value="384">
            <text:p>384</text:p>
          </table:table-cell>
          <table:table-cell table:formula="of:=VLOOKUP([.D385];[$'Concept heirarchy position'.A$1:.I$629];2;0)" office:value-type="string" office:string-value="Malignancy current">
            <text:p>Malignancy current</text:p>
          </table:table-cell>
          <table:table-cell table:style-name="ce15" office:value-type="float" office:value="65">
            <text:p>65</text:p>
          </table:table-cell>
          <table:table-cell table:style-name="ce91" office:value-type="string">
            <text:p>Malignancy_current</text:p>
          </table:table-cell>
          <table:table-cell table:style-name="ce113" office:value-type="string">
            <text:p>Malignancy (current)</text:p>
          </table:table-cell>
          <table:table-cell table:style-name="ce90" office:value-type="string">
            <text:p>All</text:p>
          </table:table-cell>
          <table:table-cell table:style-name="ce91" office:value-type="string">
            <text:p>OneOption</text:p>
          </table:table-cell>
          <table:table-cell table:style-name="ce91" office:value-type="string">
            <text:p>Y_N_U_Clinician</text:p>
          </table:table-cell>
          <table:table-cell table:style-name="ce15"/>
          <table:table-cell table:style-name="ce91" office:value-type="string">
            <text:p>Y</text:p>
          </table:table-cell>
          <table:table-cell table:style-name="ce91" office:value-type="string">
            <text:p>Yes</text:p>
          </table:table-cell>
          <table:table-cell table:style-name="ce91" table:number-columns-repeated="2"/>
          <table:table-cell table:style-name="ce15" office:value-type="float" office:value="109">
            <text:p>109</text:p>
          </table:table-cell>
          <table:table-cell table:style-name="ce122"/>
          <table:table-cell table:style-name="ce49" office:value-type="string">
            <text:p>Y</text:p>
          </table:table-cell>
          <table:table-cell table:style-name="ce49" table:number-columns-repeated="2"/>
          <table:table-cell table:style-name="ce15"/>
          <table:table-cell table:style-name="ce122" table:number-columns-repeated="2"/>
          <table:table-cell table:style-name="ce15"/>
          <table:table-cell table:number-columns-repeated="1002"/>
        </table:table-row>
        <table:table-row table:style-name="ro4">
          <table:table-cell table:style-name="ce99" table:formula="of:=[.A385]+1" office:value-type="float" office:value="385">
            <text:p>385</text:p>
          </table:table-cell>
          <table:table-cell table:formula="of:=VLOOKUP([.D386];[$'Concept heirarchy position'.A$1:.I$629];2;0)" office:value-type="string" office:string-value="Malignancy past">
            <text:p>Malignancy past</text:p>
          </table:table-cell>
          <table:table-cell table:style-name="ce15" office:value-type="float" office:value="395">
            <text:p>395</text:p>
          </table:table-cell>
          <table:table-cell table:style-name="ce90" office:value-type="string">
            <text:p>Malignancy_past</text:p>
          </table:table-cell>
          <table:table-cell table:style-name="ce111" office:value-type="string">
            <text:p>Malignancy (past)</text:p>
          </table:table-cell>
          <table:table-cell table:style-name="ce90" office:value-type="string">
            <text:p>All</text:p>
          </table:table-cell>
          <table:table-cell table:style-name="ce91" office:value-type="string">
            <text:p>OneOption</text:p>
          </table:table-cell>
          <table:table-cell table:style-name="ce91" office:value-type="string">
            <text:p>Y_N_U_Clinician</text:p>
          </table:table-cell>
          <table:table-cell table:style-name="ce15"/>
          <table:table-cell table:style-name="ce90" office:value-type="string">
            <text:p>Y</text:p>
          </table:table-cell>
          <table:table-cell table:style-name="ce90" office:value-type="string">
            <text:p>Yes</text:p>
          </table:table-cell>
          <table:table-cell table:style-name="ce90" table:number-columns-repeated="2"/>
          <table:table-cell table:style-name="ce15" office:value-type="float" office:value="110">
            <text:p>110</text:p>
          </table:table-cell>
          <table:table-cell table:style-name="ce123"/>
          <table:table-cell table:style-name="ce49" office:value-type="string">
            <text:p>Y</text:p>
          </table:table-cell>
          <table:table-cell table:style-name="ce49" table:number-columns-repeated="2"/>
          <table:table-cell table:style-name="ce15"/>
          <table:table-cell table:style-name="ce123" table:number-columns-repeated="2"/>
          <table:table-cell table:style-name="ce15"/>
          <table:table-cell table:number-columns-repeated="1002"/>
        </table:table-row>
        <table:table-row table:style-name="ro4">
          <table:table-cell table:style-name="ce99" table:formula="of:=[.A386]+1" office:value-type="float" office:value="386">
            <text:p>386</text:p>
          </table:table-cell>
          <table:table-cell table:formula="of:=VLOOKUP([.D387];[$'Concept heirarchy position'.A$1:.I$629];2;0)" office:value-type="string" office:string-value="Organ transplant">
            <text:p>Organ transplant</text:p>
          </table:table-cell>
          <table:table-cell office:value-type="float" office:value="251">
            <text:p>251</text:p>
          </table:table-cell>
          <table:table-cell office:value-type="string">
            <text:p>Organ_Transplant</text:p>
          </table:table-cell>
          <table:table-cell table:style-name="ce108" office:value-type="string">
            <text:p>Organ transplan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87];[$'Concept heirarchy position'.A$1:.I$629];3;0)" office:value-type="float" office:value="295">
            <text:p>295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87]+1" office:value-type="float" office:value="387">
            <text:p>387</text:p>
          </table:table-cell>
          <table:table-cell table:formula="of:=VLOOKUP([.D388];[$'Concept heirarchy position'.A$1:.I$629];2;0)" office:value-type="string" office:string-value="Malignancy (ever)">
            <text:p>Malignancy (ever)</text:p>
          </table:table-cell>
          <table:table-cell office:value-type="float" office:value="64">
            <text:p>64</text:p>
          </table:table-cell>
          <table:table-cell table:style-name="ce10" office:value-type="string">
            <text:p>Malignancy_ever</text:p>
          </table:table-cell>
          <table:table-cell table:style-name="ce108" office:value-type="string">
            <text:p>Malignancy (ever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88];[$'Concept heirarchy position'.A$1:.I$629];3;0)" office:value-type="float" office:value="111">
            <text:p>111</text:p>
          </table:table-cell>
          <table:table-cell table:style-name="ce50" table:number-columns-repeated="2"/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388]+1" office:value-type="float" office:value="388">
            <text:p>388</text:p>
          </table:table-cell>
          <table:table-cell table:formula="of:=VLOOKUP([.D389];[$'Concept heirarchy position'.A$1:.I$629];2;0)" office:value-type="string" office:string-value="Organ transplant">
            <text:p>Organ transplant</text:p>
          </table:table-cell>
          <table:table-cell office:value-type="float" office:value="252">
            <text:p>252</text:p>
          </table:table-cell>
          <table:table-cell office:value-type="string">
            <text:p>Organ_Transplant</text:p>
          </table:table-cell>
          <table:table-cell table:style-name="ce107" office:value-type="string">
            <text:p>Have you ever had an organ transplant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89];[$'Concept heirarchy position'.A$1:.I$629];3;0)" office:value-type="float" office:value="295">
            <text:p>295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389]+1" office:value-type="float" office:value="389">
            <text:p>389</text:p>
          </table:table-cell>
          <table:table-cell table:formula="of:=VLOOKUP([.D390];[$'Concept heirarchy position'.A$1:.I$629];2;0)" office:value-type="string" office:string-value="Other internal disease">
            <text:p>Other internal disease</text:p>
          </table:table-cell>
          <table:table-cell office:value-type="float" office:value="253">
            <text:p>253</text:p>
          </table:table-cell>
          <table:table-cell office:value-type="string">
            <text:p>Internal_Disease_Other</text:p>
          </table:table-cell>
          <table:table-cell table:style-name="ce108" office:value-type="string">
            <text:p>Other internal diseas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90];[$'Concept heirarchy position'.A$1:.I$629];3;0)" office:value-type="float" office:value="296">
            <text:p>296</text:p>
          </table:table-cell>
          <table:table-cell/>
          <table:table-cell table:style-name="ce121"/>
          <table:table-cell table:number-columns-repeated="1008"/>
        </table:table-row>
        <table:table-row table:style-name="ro4">
          <table:table-cell table:style-name="ce99" table:formula="of:=[.A390]+1" office:value-type="float" office:value="390">
            <text:p>390</text:p>
          </table:table-cell>
          <table:table-cell table:formula="of:=VLOOKUP([.D391];[$'Concept heirarchy position'.A$1:.I$629];2;0)" office:value-type="string" office:string-value="Limitation to blood products">
            <text:p>Limitation to blood products</text:p>
          </table:table-cell>
          <table:table-cell office:value-type="float" office:value="67">
            <text:p>67</text:p>
          </table:table-cell>
          <table:table-cell office:value-type="string">
            <text:p>Blood_product_limitation</text:p>
          </table:table-cell>
          <table:table-cell table:style-name="ce108" office:value-type="string">
            <text:p>Objection or limitation to receiving blood product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91];[$'Concept heirarchy position'.A$1:.I$629];3;0)" office:value-type="float" office:value="115">
            <text:p>115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91]+1" office:value-type="float" office:value="391">
            <text:p>391</text:p>
          </table:table-cell>
          <table:table-cell table:formula="of:=VLOOKUP([.D392];[$'Concept heirarchy position'.A$1:.I$629];2;0)" office:value-type="string" office:string-value="Other internal disease">
            <text:p>Other internal disease</text:p>
          </table:table-cell>
          <table:table-cell office:value-type="float" office:value="254">
            <text:p>254</text:p>
          </table:table-cell>
          <table:table-cell office:value-type="string">
            <text:p>Internal_Disease_Other</text:p>
          </table:table-cell>
          <table:table-cell table:style-name="ce107" office:value-type="string">
            <text:p>Do you have any other medical problems not already listed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92];[$'Concept heirarchy position'.A$1:.I$629];3;0)" office:value-type="float" office:value="296">
            <text:p>296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392]+1" office:value-type="float" office:value="392">
            <text:p>392</text:p>
          </table:table-cell>
          <table:table-cell table:formula="of:=VLOOKUP([.D393];[$'Concept heirarchy position'.A$1:.I$629];2;0)" office:value-type="string" office:string-value="Other internal disease">
            <text:p>Other internal disease</text:p>
          </table:table-cell>
          <table:table-cell office:value-type="float" office:value="502">
            <text:p>502</text:p>
          </table:table-cell>
          <table:table-cell office:value-type="string">
            <text:p>Internal_Disease_Other</text:p>
          </table:table-cell>
          <table:table-cell table:style-name="ce107" office:value-type="string">
            <text:p>Other medical disorder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93];[$'Concept heirarchy position'.A$1:.I$629];3;0)" office:value-type="float" office:value="296">
            <text:p>296</text:p>
          </table:table-cell>
          <table:table-cell table:style-name="ce115"/>
          <table:table-cell table:style-name="ce119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393]+1" office:value-type="float" office:value="393">
            <text:p>393</text:p>
          </table:table-cell>
          <table:table-cell table:formula="of:=VLOOKUP([.D394];[$'Concept heirarchy position'.A$1:.I$629];2;0)" office:value-type="float" office:value="0">
            <text:p>#N/A</text:p>
          </table:table-cell>
          <table:table-cell office:value-type="float" office:value="458">
            <text:p>458</text:p>
          </table:table-cell>
          <table:table-cell/>
          <table:table-cell table:style-name="ce107" office:value-type="string">
            <text:p>Other medical</text:p>
          </table:table-cell>
          <table:table-cell table:style-name="ce91"/>
          <table:table-cell table:style-name="ce91" office:value-type="string">
            <text:p>End_section</text:p>
          </table:table-cell>
          <table:table-cell table:style-name="ce105"/>
          <table:table-cell table:number-columns-repeated="5"/>
          <table:table-cell table:formula="of:=VLOOKUP([.D394];[$'Concept heirarchy position'.A$1:.I$629];3;0)" office:value-type="float" office:value="0">
            <text:p>#N/A</text:p>
          </table:table-cell>
          <table:table-cell table:style-name="ce115"/>
          <table:table-cell table:style-name="ce121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394]+1" office:value-type="float" office:value="394">
            <text:p>394</text:p>
          </table:table-cell>
          <table:table-cell table:formula="of:=VLOOKUP([.D395];[$'Concept heirarchy position'.A$1:.I$629];2;0)" office:value-type="float" office:value="0">
            <text:p>#N/A</text:p>
          </table:table-cell>
          <table:table-cell office:value-type="float" office:value="459">
            <text:p>459</text:p>
          </table:table-cell>
          <table:table-cell/>
          <table:table-cell table:style-name="ce107" office:value-type="string">
            <text:p>General examination</text:p>
          </table:table-cell>
          <table:table-cell table:style-name="ce91"/>
          <table:table-cell table:style-name="ce91" office:value-type="string">
            <text:p>Start_section</text:p>
          </table:table-cell>
          <table:table-cell table:style-name="ce105"/>
          <table:table-cell table:number-columns-repeated="5"/>
          <table:table-cell table:formula="of:=VLOOKUP([.D395];[$'Concept heirarchy position'.A$1:.I$629];3;0)" office:value-type="float" office:value="0">
            <text:p>#N/A</text:p>
          </table:table-cell>
          <table:table-cell table:style-name="ce115"/>
          <table:table-cell table:style-name="ce121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395]+1" office:value-type="float" office:value="395">
            <text:p>395</text:p>
          </table:table-cell>
          <table:table-cell table:formula="of:=VLOOKUP([.D396];[$'Concept heirarchy position'.A$1:.I$629];2;0)" office:value-type="string" office:string-value="Height(cm)">
            <text:p>Height(cm)</text:p>
          </table:table-cell>
          <table:table-cell office:value-type="float" office:value="255">
            <text:p>255</text:p>
          </table:table-cell>
          <table:table-cell office:value-type="string">
            <text:p>Height_measured</text:p>
          </table:table-cell>
          <table:table-cell table:style-name="ce108" office:value-type="string">
            <text:p>Height (cm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396];[$'Concept heirarchy position'.A$1:.I$629];3;0)" office:value-type="float" office:value="297">
            <text:p>297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396]+1" office:value-type="float" office:value="396">
            <text:p>396</text:p>
          </table:table-cell>
          <table:table-cell table:formula="of:=VLOOKUP([.D397];[$'Concept heirarchy position'.A$1:.I$629];2;0)" office:value-type="string" office:string-value="Weight(kg)">
            <text:p>Weight(kg)</text:p>
          </table:table-cell>
          <table:table-cell office:value-type="float" office:value="256">
            <text:p>256</text:p>
          </table:table-cell>
          <table:table-cell office:value-type="string">
            <text:p>Weight_measured</text:p>
          </table:table-cell>
          <table:table-cell table:style-name="ce108" office:value-type="string">
            <text:p>Weight(kg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397];[$'Concept heirarchy position'.A$1:.I$629];3;0)" office:value-type="float" office:value="298">
            <text:p>298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397]+1" office:value-type="float" office:value="397">
            <text:p>397</text:p>
          </table:table-cell>
          <table:table-cell table:formula="of:=VLOOKUP([.D398];[$'Concept heirarchy position'.A$1:.I$629];2;0)" office:value-type="string" office:string-value="BMI">
            <text:p>BMI</text:p>
          </table:table-cell>
          <table:table-cell office:value-type="float" office:value="257">
            <text:p>257</text:p>
          </table:table-cell>
          <table:table-cell table:style-name="ce10" office:value-type="string">
            <text:p>BMI</text:p>
          </table:table-cell>
          <table:table-cell table:style-name="ce108" office:value-type="string">
            <text:p>BMI (calculated)</text:p>
          </table:table-cell>
          <table:table-cell/>
          <table:table-cell table:style-name="ce117" office:value-type="string">
            <text:p>Calculated</text:p>
          </table:table-cell>
          <table:table-cell table:number-columns-repeated="6"/>
          <table:table-cell table:formula="of:=VLOOKUP([.D398];[$'Concept heirarchy position'.A$1:.I$629];3;0)" office:value-type="float" office:value="299">
            <text:p>299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398]+1" office:value-type="float" office:value="398">
            <text:p>398</text:p>
          </table:table-cell>
          <table:table-cell table:formula="of:=VLOOKUP([.D399];[$'Concept heirarchy position'.A$1:.I$629];2;0)" office:value-type="string" office:string-value="BSA">
            <text:p>BSA</text:p>
          </table:table-cell>
          <table:table-cell office:value-type="float" office:value="258">
            <text:p>258</text:p>
          </table:table-cell>
          <table:table-cell table:style-name="ce10" office:value-type="string">
            <text:p>BSA</text:p>
          </table:table-cell>
          <table:table-cell table:style-name="ce108" office:value-type="string">
            <text:p>Body surface area (calculated)</text:p>
          </table:table-cell>
          <table:table-cell/>
          <table:table-cell table:style-name="ce117" office:value-type="string">
            <text:p>Calculated</text:p>
          </table:table-cell>
          <table:table-cell table:number-columns-repeated="6"/>
          <table:table-cell table:formula="of:=VLOOKUP([.D399];[$'Concept heirarchy position'.A$1:.I$629];3;0)" office:value-type="float" office:value="300">
            <text:p>300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399]+1" office:value-type="float" office:value="399">
            <text:p>399</text:p>
          </table:table-cell>
          <table:table-cell table:formula="of:=VLOOKUP([.D400];[$'Concept heirarchy position'.A$1:.I$629];2;0)" office:value-type="string" office:string-value="HR">
            <text:p>HR</text:p>
          </table:table-cell>
          <table:table-cell office:value-type="float" office:value="259">
            <text:p>259</text:p>
          </table:table-cell>
          <table:table-cell office:value-type="string">
            <text:p>Heart_rate</text:p>
          </table:table-cell>
          <table:table-cell table:style-name="ce108" office:value-type="string">
            <text:p>Pulse Rat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00];[$'Concept heirarchy position'.A$1:.I$629];3;0)" office:value-type="float" office:value="301">
            <text:p>301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00]+1" office:value-type="float" office:value="400">
            <text:p>400</text:p>
          </table:table-cell>
          <table:table-cell table:formula="of:=VLOOKUP([.D401];[$'Concept heirarchy position'.A$1:.I$629];2;0)" office:value-type="string" office:string-value="BP systolic">
            <text:p>BP systolic</text:p>
          </table:table-cell>
          <table:table-cell office:value-type="float" office:value="260">
            <text:p>260</text:p>
          </table:table-cell>
          <table:table-cell office:value-type="string">
            <text:p>BP_Systolic</text:p>
          </table:table-cell>
          <table:table-cell table:style-name="ce108" office:value-type="string">
            <text:p>Systolic BP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01];[$'Concept heirarchy position'.A$1:.I$629];3;0)" office:value-type="float" office:value="302">
            <text:p>302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01]+1" office:value-type="float" office:value="401">
            <text:p>401</text:p>
          </table:table-cell>
          <table:table-cell table:formula="of:=VLOOKUP([.D402];[$'Concept heirarchy position'.A$1:.I$629];2;0)" office:value-type="string" office:string-value="BP diastolic">
            <text:p>BP diastolic</text:p>
          </table:table-cell>
          <table:table-cell office:value-type="float" office:value="261">
            <text:p>261</text:p>
          </table:table-cell>
          <table:table-cell office:value-type="string">
            <text:p>BP_Diastolic</text:p>
          </table:table-cell>
          <table:table-cell table:style-name="ce108" office:value-type="string">
            <text:p>Diastolic BP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02];[$'Concept heirarchy position'.A$1:.I$629];3;0)" office:value-type="float" office:value="303">
            <text:p>303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02]+1" office:value-type="float" office:value="402">
            <text:p>402</text:p>
          </table:table-cell>
          <table:table-cell table:formula="of:=VLOOKUP([.D403];[$'Concept heirarchy position'.A$1:.I$629];2;0)" office:value-type="string" office:string-value="Mean BP">
            <text:p>Mean BP</text:p>
          </table:table-cell>
          <table:table-cell office:value-type="float" office:value="262">
            <text:p>262</text:p>
          </table:table-cell>
          <table:table-cell office:value-type="string">
            <text:p>BP_Mean</text:p>
          </table:table-cell>
          <table:table-cell table:style-name="ce108" office:value-type="string">
            <text:p>Mean BP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03];[$'Concept heirarchy position'.A$1:.I$629];3;0)" office:value-type="float" office:value="304">
            <text:p>304</text:p>
          </table:table-cell>
          <table:table-cell/>
          <table:table-cell table:style-name="ce50"/>
          <table:table-cell table:number-columns-repeated="1008"/>
        </table:table-row>
        <table:table-row table:style-name="ro4">
          <table:table-cell table:style-name="ce99" table:formula="of:=[.A403]+1" office:value-type="float" office:value="403">
            <text:p>403</text:p>
          </table:table-cell>
          <table:table-cell table:formula="of:=VLOOKUP([.D404];[$'Concept heirarchy position'.A$1:.I$629];2;0)" office:value-type="string" office:string-value="FiO2">
            <text:p>FiO2</text:p>
          </table:table-cell>
          <table:table-cell office:value-type="float" office:value="263">
            <text:p>263</text:p>
          </table:table-cell>
          <table:table-cell office:value-type="string">
            <text:p>Inspired_O2</text:p>
          </table:table-cell>
          <table:table-cell table:style-name="ce108" office:value-type="string">
            <text:p>Inspired oxygen percentag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04];[$'Concept heirarchy position'.A$1:.I$629];3;0)" office:value-type="float" office:value="306">
            <text:p>306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04]+1" office:value-type="float" office:value="404">
            <text:p>404</text:p>
          </table:table-cell>
          <table:table-cell table:formula="of:=VLOOKUP([.D405];[$'Concept heirarchy position'.A$1:.I$629];2;0)" office:value-type="string" office:string-value="SpO2">
            <text:p>SpO2</text:p>
          </table:table-cell>
          <table:table-cell office:value-type="float" office:value="264">
            <text:p>264</text:p>
          </table:table-cell>
          <table:table-cell office:value-type="string">
            <text:p>Oxygen_Saturation</text:p>
          </table:table-cell>
          <table:table-cell table:style-name="ce108" office:value-type="string">
            <text:p>Oxygen saturation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05];[$'Concept heirarchy position'.A$1:.I$629];3;0)" office:value-type="float" office:value="307">
            <text:p>307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05]+1" office:value-type="float" office:value="405">
            <text:p>405</text:p>
          </table:table-cell>
          <table:table-cell table:formula="of:=VLOOKUP([.D406];[$'Concept heirarchy position'.A$1:.I$629];2;0)" office:value-type="string" office:string-value="Poor nutrition">
            <text:p>Poor nutrition</text:p>
          </table:table-cell>
          <table:table-cell office:value-type="float" office:value="265">
            <text:p>265</text:p>
          </table:table-cell>
          <table:table-cell office:value-type="string">
            <text:p>Poor_nutrition</text:p>
          </table:table-cell>
          <table:table-cell table:style-name="ce108" office:value-type="string">
            <text:p>Poor nutritional status</text:p>
          </table:table-cell>
          <table:table-cell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06];[$'Concept heirarchy position'.A$1:.I$629];3;0)" office:value-type="float" office:value="310">
            <text:p>310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06]+1" office:value-type="float" office:value="406">
            <text:p>406</text:p>
          </table:table-cell>
          <table:table-cell table:formula="of:=VLOOKUP([.D407];[$'Concept heirarchy position'.A$1:.I$629];2;0)" office:value-type="string" office:string-value="Heart auscultation">
            <text:p>Heart auscultation</text:p>
          </table:table-cell>
          <table:table-cell office:value-type="float" office:value="266">
            <text:p>266</text:p>
          </table:table-cell>
          <table:table-cell office:value-type="string">
            <text:p>Heart_auscultation</text:p>
          </table:table-cell>
          <table:table-cell table:style-name="ce108" office:value-type="string">
            <text:p>Heart auscult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Normal_or_not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Abnormal</text:p>
          </table:table-cell>
          <table:table-cell table:style-name="ce10" table:number-columns-repeated="2"/>
          <table:table-cell table:formula="of:=VLOOKUP([.D407];[$'Concept heirarchy position'.A$1:.I$629];3;0)" office:value-type="float" office:value="316">
            <text:p>316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07]+1" office:value-type="float" office:value="407">
            <text:p>407</text:p>
          </table:table-cell>
          <table:table-cell table:formula="of:=VLOOKUP([.D408];[$'Concept heirarchy position'.A$1:.I$629];2;0)" office:value-type="string" office:string-value="Lung auscultation">
            <text:p>Lung auscultation</text:p>
          </table:table-cell>
          <table:table-cell office:value-type="float" office:value="267">
            <text:p>267</text:p>
          </table:table-cell>
          <table:table-cell office:value-type="string">
            <text:p>Lung_auscultation</text:p>
          </table:table-cell>
          <table:table-cell table:style-name="ce108" office:value-type="string">
            <text:p>Lung auscul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Normal_or_not</text:p>
          </table:table-cell>
          <table:table-cell/>
          <table:table-cell table:style-name="ce10" office:value-type="string">
            <text:p>Y</text:p>
          </table:table-cell>
          <table:table-cell table:style-name="ce104" office:value-type="string">
            <text:p>Abnormal</text:p>
          </table:table-cell>
          <table:table-cell table:style-name="ce104" table:number-columns-repeated="2"/>
          <table:table-cell table:formula="of:=VLOOKUP([.D408];[$'Concept heirarchy position'.A$1:.I$629];3;0)" office:value-type="float" office:value="317">
            <text:p>317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08]+1" office:value-type="float" office:value="408">
            <text:p>408</text:p>
          </table:table-cell>
          <table:table-cell table:formula="of:=VLOOKUP([.D409];[$'Concept heirarchy position'.A$1:.I$629];2;0)" office:value-type="string" office:string-value="RASS">
            <text:p>RASS</text:p>
          </table:table-cell>
          <table:table-cell office:value-type="float" office:value="268">
            <text:p>268</text:p>
          </table:table-cell>
          <table:table-cell office:value-type="string">
            <text:p>Ramsey_agitation_sedation_score</text:p>
          </table:table-cell>
          <table:table-cell table:style-name="ce108" office:value-type="string">
            <text:p>Richmond Agitation Sedation Scale (RASS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RASS</text:p>
          </table:table-cell>
          <table:table-cell table:number-columns-repeated="5"/>
          <table:table-cell table:formula="of:=VLOOKUP([.D409];[$'Concept heirarchy position'.A$1:.I$629];3;0)" office:value-type="float" office:value="318">
            <text:p>318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09]+1" office:value-type="float" office:value="409">
            <text:p>409</text:p>
          </table:table-cell>
          <table:table-cell table:formula="of:=VLOOKUP([.D410];[$'Concept heirarchy position'.A$1:.I$629];2;0)" office:value-type="string" office:string-value="GCS 15">
            <text:p>GCS 15</text:p>
          </table:table-cell>
          <table:table-cell office:value-type="float" office:value="269">
            <text:p>269</text:p>
          </table:table-cell>
          <table:table-cell office:value-type="string">
            <text:p>Glasgow_Coma_Score_is_15</text:p>
          </table:table-cell>
          <table:table-cell table:style-name="ce108" office:value-type="string">
            <text:p>GCS = 15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10];[$'Concept heirarchy position'.A$1:.I$629];3;0)" office:value-type="float" office:value="319">
            <text:p>319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10]+1" office:value-type="float" office:value="410">
            <text:p>410</text:p>
          </table:table-cell>
          <table:table-cell table:formula="of:=VLOOKUP([.D411];[$'Concept heirarchy position'.A$1:.I$629];2;0)" office:value-type="string" office:string-value="GCS E">
            <text:p>GCS E</text:p>
          </table:table-cell>
          <table:table-cell office:value-type="float" office:value="199">
            <text:p>199</text:p>
          </table:table-cell>
          <table:table-cell office:value-type="string">
            <text:p>GCS_E</text:p>
          </table:table-cell>
          <table:table-cell table:style-name="ce108" office:value-type="string">
            <text:p>GCS E</text:p>
          </table:table-cell>
          <table:table-cell office:value-type="string">
            <text:p>Glasgow_Coma_Score_is_15=No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GCS_E</text:p>
          </table:table-cell>
          <table:table-cell table:number-columns-repeated="5"/>
          <table:table-cell table:formula="of:=VLOOKUP([.D411];[$'Concept heirarchy position'.A$1:.I$629];3;0)" office:value-type="float" office:value="320">
            <text:p>320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11]+1" office:value-type="float" office:value="411">
            <text:p>411</text:p>
          </table:table-cell>
          <table:table-cell table:formula="of:=VLOOKUP([.D412];[$'Concept heirarchy position'.A$1:.I$629];2;0)" office:value-type="string" office:string-value="GCS V">
            <text:p>GCS V</text:p>
          </table:table-cell>
          <table:table-cell office:value-type="float" office:value="200">
            <text:p>200</text:p>
          </table:table-cell>
          <table:table-cell office:value-type="string">
            <text:p>GCS_V</text:p>
          </table:table-cell>
          <table:table-cell table:style-name="ce108" office:value-type="string">
            <text:p>GCS V</text:p>
          </table:table-cell>
          <table:table-cell office:value-type="string">
            <text:p>Glasgow_Coma_Score_is_15 = No</text:p>
          </table:table-cell>
          <table:table-cell table:style-name="ce10" office:value-type="string">
            <text:p>OneOption</text:p>
          </table:table-cell>
          <table:table-cell table:number-columns-repeated="6"/>
          <table:table-cell table:formula="of:=VLOOKUP([.D412];[$'Concept heirarchy position'.A$1:.I$629];3;0)" office:value-type="float" office:value="321">
            <text:p>321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12]+1" office:value-type="float" office:value="412">
            <text:p>412</text:p>
          </table:table-cell>
          <table:table-cell table:formula="of:=VLOOKUP([.D413];[$'Concept heirarchy position'.A$1:.I$629];2;0)" office:value-type="string" office:string-value="GCS M">
            <text:p>GCS M</text:p>
          </table:table-cell>
          <table:table-cell office:value-type="float" office:value="201">
            <text:p>201</text:p>
          </table:table-cell>
          <table:table-cell office:value-type="string">
            <text:p>GCS_M</text:p>
          </table:table-cell>
          <table:table-cell table:style-name="ce108" office:value-type="string">
            <text:p>GCS M</text:p>
          </table:table-cell>
          <table:table-cell office:value-type="string">
            <text:p>Glasgow_Coma_Score_is_15=No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GCS_M</text:p>
          </table:table-cell>
          <table:table-cell table:number-columns-repeated="5"/>
          <table:table-cell table:formula="of:=VLOOKUP([.D413];[$'Concept heirarchy position'.A$1:.I$629];3;0)" office:value-type="float" office:value="322">
            <text:p>322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13]+1" office:value-type="float" office:value="413">
            <text:p>413</text:p>
          </table:table-cell>
          <table:table-cell table:formula="of:=VLOOKUP([.D414];[$'Concept heirarchy position'.A$1:.I$629];2;0)" office:value-type="string" office:string-value="GCS">
            <text:p>GCS</text:p>
          </table:table-cell>
          <table:table-cell office:value-type="float" office:value="270">
            <text:p>270</text:p>
          </table:table-cell>
          <table:table-cell office:value-type="string">
            <text:p>Glasgow_Coma_Score</text:p>
          </table:table-cell>
          <table:table-cell table:style-name="ce108" office:value-type="string">
            <text:p>GCS (Calculated)</text:p>
          </table:table-cell>
          <table:table-cell office:value-type="string">
            <text:p>Glasgow_Coma_Score_is_15 = No</text:p>
          </table:table-cell>
          <table:table-cell table:style-name="ce117" office:value-type="string">
            <text:p>Calculated</text:p>
          </table:table-cell>
          <table:table-cell table:number-columns-repeated="6"/>
          <table:table-cell table:formula="of:=VLOOKUP([.D414];[$'Concept heirarchy position'.A$1:.I$629];3;0)" office:value-type="float" office:value="323">
            <text:p>323</text:p>
          </table:table-cell>
          <table:table-cell/>
          <table:table-cell table:style-name="ce50"/>
          <table:table-cell table:number-columns-repeated="1008"/>
        </table:table-row>
        <table:table-row table:style-name="ro4">
          <table:table-cell table:style-name="ce99" table:formula="of:=[.A414]+1" office:value-type="float" office:value="414">
            <text:p>414</text:p>
          </table:table-cell>
          <table:table-cell table:formula="of:=VLOOKUP([.D415];[$'Concept heirarchy position'.A$1:.I$629];2;0)" office:value-type="float" office:value="0">
            <text:p>#N/A</text:p>
          </table:table-cell>
          <table:table-cell office:value-type="float" office:value="460">
            <text:p>460</text:p>
          </table:table-cell>
          <table:table-cell/>
          <table:table-cell table:style-name="ce108" office:value-type="string">
            <text:p>General examination</text:p>
          </table:table-cell>
          <table:table-cell table:style-name="ce91"/>
          <table:table-cell table:style-name="ce91" office:value-type="string">
            <text:p>End_section</text:p>
          </table:table-cell>
          <table:table-cell table:number-columns-repeated="6"/>
          <table:table-cell table:formula="of:=VLOOKUP([.D415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15]+1" office:value-type="float" office:value="415">
            <text:p>415</text:p>
          </table:table-cell>
          <table:table-cell table:formula="of:=VLOOKUP([.D416];[$'Concept heirarchy position'.A$1:.I$629];2;0)" office:value-type="float" office:value="0">
            <text:p>#N/A</text:p>
          </table:table-cell>
          <table:table-cell office:value-type="float" office:value="461">
            <text:p>461</text:p>
          </table:table-cell>
          <table:table-cell/>
          <table:table-cell table:style-name="ce108" office:value-type="string">
            <text:p>Airway examination</text:p>
          </table:table-cell>
          <table:table-cell table:style-name="ce91"/>
          <table:table-cell table:style-name="ce91" office:value-type="string">
            <text:p>Start_section</text:p>
          </table:table-cell>
          <table:table-cell table:number-columns-repeated="6"/>
          <table:table-cell table:formula="of:=VLOOKUP([.D416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16]+1" office:value-type="float" office:value="416">
            <text:p>416</text:p>
          </table:table-cell>
          <table:table-cell table:formula="of:=VLOOKUP([.D417];[$'Concept heirarchy position'.A$1:.I$629];2;0)" office:value-type="string" office:string-value="History of difficult intubation">
            <text:p>History of difficult intubation</text:p>
          </table:table-cell>
          <table:table-cell office:value-type="float" office:value="271">
            <text:p>271</text:p>
          </table:table-cell>
          <table:table-cell table:style-name="ce2" office:value-type="string">
            <text:p>History_of_difficult_intubation</text:p>
          </table:table-cell>
          <table:table-cell table:style-name="ce108" office:value-type="string">
            <text:p>History of difficult intub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417];[$'Concept heirarchy position'.A$1:.I$629];3;0)" office:value-type="float" office:value="324">
            <text:p>324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17]+1" office:value-type="float" office:value="417">
            <text:p>417</text:p>
          </table:table-cell>
          <table:table-cell table:formula="of:=VLOOKUP([.D418];[$'Concept heirarchy position'.A$1:.I$629];2;0)" office:value-type="string" office:string-value="History of difficult intubation">
            <text:p>History of difficult intubation</text:p>
          </table:table-cell>
          <table:table-cell office:value-type="float" office:value="272">
            <text:p>272</text:p>
          </table:table-cell>
          <table:table-cell table:style-name="ce2" office:value-type="string">
            <text:p>History_of_difficult_intubation</text:p>
          </table:table-cell>
          <table:table-cell table:style-name="ce107" office:value-type="string">
            <text:p>Has an anaesthetist ever told you that that it is difficult to put a tube in your windpipe or that you have a difficult airway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418];[$'Concept heirarchy position'.A$1:.I$629];3;0)" office:value-type="float" office:value="324">
            <text:p>324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418]+1" office:value-type="float" office:value="418">
            <text:p>418</text:p>
          </table:table-cell>
          <table:table-cell table:formula="of:=VLOOKUP([.D419];[$'Concept heirarchy position'.A$1:.I$629];2;0)" office:value-type="string" office:string-value="Dentition">
            <text:p>Dentition</text:p>
          </table:table-cell>
          <table:table-cell office:value-type="float" office:value="498">
            <text:p>498</text:p>
          </table:table-cell>
          <table:table-cell table:style-name="ce2" office:value-type="string">
            <text:p>Dentition</text:p>
          </table:table-cell>
          <table:table-cell table:style-name="ce107" office:value-type="string">
            <text:p>Do you have any of these dental problems or prosthetics? Tick as many as apply.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ManyOptions</text:p>
          </table:table-cell>
          <table:table-cell table:style-name="ce10" office:value-type="string">
            <text:p>Dental_status_patient</text:p>
          </table:table-cell>
          <table:table-cell table:number-columns-repeated="5"/>
          <table:table-cell table:formula="of:=VLOOKUP([.D419];[$'Concept heirarchy position'.A$1:.I$629];3;0)" office:value-type="float" office:value="335">
            <text:p>335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419]+1" office:value-type="float" office:value="419">
            <text:p>419</text:p>
          </table:table-cell>
          <table:table-cell table:formula="of:=VLOOKUP([.D420];[$'Concept heirarchy position'.A$1:.I$629];2;0)" office:value-type="string" office:string-value="Mallampati">
            <text:p>Mallampati</text:p>
          </table:table-cell>
          <table:table-cell office:value-type="float" office:value="273">
            <text:p>273</text:p>
          </table:table-cell>
          <table:table-cell office:value-type="string">
            <text:p>Mallampati_unspecified</text:p>
          </table:table-cell>
          <table:table-cell table:style-name="ce108" office:value-type="string">
            <text:p>Mallampati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Mallampati</text:p>
          </table:table-cell>
          <table:table-cell table:number-columns-repeated="5"/>
          <table:table-cell table:formula="of:=VLOOKUP([.D420];[$'Concept heirarchy position'.A$1:.I$629];3;0)" office:value-type="float" office:value="326">
            <text:p>326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20]+1" office:value-type="float" office:value="420">
            <text:p>420</text:p>
          </table:table-cell>
          <table:table-cell table:formula="of:=VLOOKUP([.D421];[$'Concept heirarchy position'.A$1:.I$629];2;0)" office:value-type="string" office:string-value="Neck extension">
            <text:p>Neck extension</text:p>
          </table:table-cell>
          <table:table-cell office:value-type="float" office:value="274">
            <text:p>274</text:p>
          </table:table-cell>
          <table:table-cell table:style-name="ce2" office:value-type="string">
            <text:p>Wilson_Neck_extension</text:p>
          </table:table-cell>
          <table:table-cell table:style-name="ce108" office:value-type="string">
            <text:p>Neck extens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Wilson_Neck_extension</text:p>
          </table:table-cell>
          <table:table-cell table:number-columns-repeated="5"/>
          <table:table-cell table:formula="of:=VLOOKUP([.D421];[$'Concept heirarchy position'.A$1:.I$629];3;0)" office:value-type="float" office:value="329">
            <text:p>329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21]+1" office:value-type="float" office:value="421">
            <text:p>421</text:p>
          </table:table-cell>
          <table:table-cell table:formula="of:=VLOOKUP([.D422];[$'Concept heirarchy position'.A$1:.I$629];2;0)" office:value-type="string" office:string-value="Mouth opening / Jaw protrusion (for Wilson Score)">
            <text:p>Mouth opening / Jaw protrusion (for Wilson Score)</text:p>
          </table:table-cell>
          <table:table-cell office:value-type="float" office:value="275">
            <text:p>275</text:p>
          </table:table-cell>
          <table:table-cell table:style-name="ce2" office:value-type="string">
            <text:p>Wilson_Score_Mouth_opening_Jaw_protrusion</text:p>
          </table:table-cell>
          <table:table-cell table:style-name="ce108" office:value-type="string">
            <text:p>Jaw movemen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Wilson_Jaw_movement</text:p>
          </table:table-cell>
          <table:table-cell table:number-columns-repeated="5"/>
          <table:table-cell table:formula="of:=VLOOKUP([.D422];[$'Concept heirarchy position'.A$1:.I$629];3;0)" office:value-type="float" office:value="330">
            <text:p>330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22]+1" office:value-type="float" office:value="422">
            <text:p>422</text:p>
          </table:table-cell>
          <table:table-cell table:formula="of:=VLOOKUP([.D423];[$'Concept heirarchy position'.A$1:.I$629];2;0)" office:value-type="string" office:string-value="Mouth opening">
            <text:p>Mouth opening</text:p>
          </table:table-cell>
          <table:table-cell office:value-type="float" office:value="276">
            <text:p>276</text:p>
          </table:table-cell>
          <table:table-cell table:style-name="ce2" office:value-type="string">
            <text:p>Mouth_Opening</text:p>
          </table:table-cell>
          <table:table-cell table:style-name="ce108" office:value-type="string">
            <text:p>Mouth opening decreased?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423];[$'Concept heirarchy position'.A$1:.I$629];3;0)" office:value-type="float" office:value="331">
            <text:p>331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23]+1" office:value-type="float" office:value="423">
            <text:p>423</text:p>
          </table:table-cell>
          <table:table-cell table:formula="of:=VLOOKUP([.D424];[$'Concept heirarchy position'.A$1:.I$629];2;0)" office:value-type="string" office:string-value="Short thyromental distance">
            <text:p>Short thyromental distance</text:p>
          </table:table-cell>
          <table:table-cell office:value-type="float" office:value="277">
            <text:p>277</text:p>
          </table:table-cell>
          <table:table-cell office:value-type="string">
            <text:p>Short_thyromental_distance</text:p>
          </table:table-cell>
          <table:table-cell table:style-name="ce108" office:value-type="string">
            <text:p>Decreased thyromental distance (&lt; 6cm or short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24];[$'Concept heirarchy position'.A$1:.I$629];3;0)" office:value-type="float" office:value="332">
            <text:p>332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24]+1" office:value-type="float" office:value="424">
            <text:p>424</text:p>
          </table:table-cell>
          <table:table-cell table:formula="of:=VLOOKUP([.D425];[$'Concept heirarchy position'.A$1:.I$629];2;0)" office:value-type="string" office:string-value="Dentition">
            <text:p>Dentition</text:p>
          </table:table-cell>
          <table:table-cell office:value-type="float" office:value="278">
            <text:p>278</text:p>
          </table:table-cell>
          <table:table-cell table:style-name="ce2" office:value-type="string">
            <text:p>Dentition</text:p>
          </table:table-cell>
          <table:table-cell table:style-name="ce108" office:value-type="string">
            <text:p>Dental examin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Dental_status</text:p>
          </table:table-cell>
          <table:table-cell/>
          <table:table-cell office:value-type="string">
            <text:p>Y</text:p>
          </table:table-cell>
          <table:table-cell table:number-columns-repeated="3"/>
          <table:table-cell table:formula="of:=VLOOKUP([.D425];[$'Concept heirarchy position'.A$1:.I$629];3;0)" office:value-type="float" office:value="335">
            <text:p>335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25]+1" office:value-type="float" office:value="425">
            <text:p>425</text:p>
          </table:table-cell>
          <table:table-cell table:formula="of:=VLOOKUP([.D426];[$'Concept heirarchy position'.A$1:.I$629];2;0)" office:value-type="string" office:string-value="Receding mandible">
            <text:p>Receding mandible</text:p>
          </table:table-cell>
          <table:table-cell office:value-type="float" office:value="279">
            <text:p>279</text:p>
          </table:table-cell>
          <table:table-cell table:style-name="ce2" office:value-type="string">
            <text:p>Receding_mandible</text:p>
          </table:table-cell>
          <table:table-cell table:style-name="ce108" office:value-type="string">
            <text:p>Receding mandibl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Wilson_receding_mandible</text:p>
          </table:table-cell>
          <table:table-cell table:number-columns-repeated="5"/>
          <table:table-cell table:formula="of:=VLOOKUP([.D426];[$'Concept heirarchy position'.A$1:.I$629];3;0)" office:value-type="float" office:value="336">
            <text:p>336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26]+1" office:value-type="float" office:value="426">
            <text:p>426</text:p>
          </table:table-cell>
          <table:table-cell table:formula="of:=VLOOKUP([.D427];[$'Concept heirarchy position'.A$1:.I$629];2;0)" office:value-type="string" office:string-value="Upper airway obstuction">
            <text:p>Upper airway obstuction</text:p>
          </table:table-cell>
          <table:table-cell office:value-type="float" office:value="280">
            <text:p>280</text:p>
          </table:table-cell>
          <table:table-cell table:style-name="ce2" office:value-type="string">
            <text:p>Upper_airway_obstruction</text:p>
          </table:table-cell>
          <table:table-cell table:style-name="ce108" office:value-type="string">
            <text:p>Upper airway obstruc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427];[$'Concept heirarchy position'.A$1:.I$629];3;0)" office:value-type="float" office:value="339">
            <text:p>339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27]+1" office:value-type="float" office:value="427">
            <text:p>427</text:p>
          </table:table-cell>
          <table:table-cell table:formula="of:=VLOOKUP([.D428];[$'Concept heirarchy position'.A$1:.I$629];2;0)" office:value-type="string" office:string-value="Upper airway infection">
            <text:p>Upper airway infection</text:p>
          </table:table-cell>
          <table:table-cell office:value-type="float" office:value="281">
            <text:p>281</text:p>
          </table:table-cell>
          <table:table-cell table:style-name="ce2" office:value-type="string">
            <text:p>Upper_airway_infection</text:p>
          </table:table-cell>
          <table:table-cell table:style-name="ce108" office:value-type="string">
            <text:p>Upper Airway Infec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428];[$'Concept heirarchy position'.A$1:.I$629];3;0)" office:value-type="float" office:value="340">
            <text:p>340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28]+1" office:value-type="float" office:value="428">
            <text:p>428</text:p>
          </table:table-cell>
          <table:table-cell table:formula="of:=VLOOKUP([.D429];[$'Concept heirarchy position'.A$1:.I$629];2;0)" office:value-type="string" office:string-value="High arched palate">
            <text:p>High arched palate</text:p>
          </table:table-cell>
          <table:table-cell office:value-type="float" office:value="282">
            <text:p>282</text:p>
          </table:table-cell>
          <table:table-cell table:style-name="ce2" office:value-type="string">
            <text:p>High_arched_palate</text:p>
          </table:table-cell>
          <table:table-cell table:style-name="ce108" office:value-type="string">
            <text:p>High arched palat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29];[$'Concept heirarchy position'.A$1:.I$629];3;0)" office:value-type="float" office:value="344">
            <text:p>344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29]+1" office:value-type="float" office:value="429">
            <text:p>429</text:p>
          </table:table-cell>
          <table:table-cell table:formula="of:=VLOOKUP([.D430];[$'Concept heirarchy position'.A$1:.I$629];2;0)" office:value-type="string" office:string-value="Protruding incisors">
            <text:p>Protruding incisors</text:p>
          </table:table-cell>
          <table:table-cell office:value-type="float" office:value="283">
            <text:p>283</text:p>
          </table:table-cell>
          <table:table-cell table:style-name="ce2" office:value-type="string">
            <text:p>Protruding_incisors</text:p>
          </table:table-cell>
          <table:table-cell table:style-name="ce108" office:value-type="string">
            <text:p>Protruding maxillary incisor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Wilson_protruding_incisors</text:p>
          </table:table-cell>
          <table:table-cell table:number-columns-repeated="5"/>
          <table:table-cell table:formula="of:=VLOOKUP([.D430];[$'Concept heirarchy position'.A$1:.I$629];3;0)" office:value-type="float" office:value="345">
            <text:p>345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30]+1" office:value-type="float" office:value="430">
            <text:p>430</text:p>
          </table:table-cell>
          <table:table-cell table:formula="of:=VLOOKUP([.D431];[$'Concept heirarchy position'.A$1:.I$629];2;0)" office:value-type="string" office:string-value="Craniofacial abnormality">
            <text:p>Craniofacial abnormality</text:p>
          </table:table-cell>
          <table:table-cell office:value-type="float" office:value="284">
            <text:p>284</text:p>
          </table:table-cell>
          <table:table-cell table:style-name="ce2" office:value-type="string">
            <text:p>Craniofacial_abnormality</text:p>
          </table:table-cell>
          <table:table-cell table:style-name="ce108" office:value-type="string">
            <text:p>Craniofacial abnormaliti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431];[$'Concept heirarchy position'.A$1:.I$629];3;0)" office:value-type="float" office:value="346">
            <text:p>346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31]+1" office:value-type="float" office:value="431">
            <text:p>431</text:p>
          </table:table-cell>
          <table:table-cell table:formula="of:=VLOOKUP([.D432];[$'Concept heirarchy position'.A$1:.I$629];2;0)" office:value-type="string" office:string-value="Other airway comments">
            <text:p>Other airway comments</text:p>
          </table:table-cell>
          <table:table-cell office:value-type="float" office:value="285">
            <text:p>285</text:p>
          </table:table-cell>
          <table:table-cell table:style-name="ce2" office:value-type="string">
            <text:p>Airway_comment_other</text:p>
          </table:table-cell>
          <table:table-cell table:style-name="ce108" office:value-type="string">
            <text:p>Other airway comment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Text_box</text:p>
          </table:table-cell>
          <table:table-cell/>
          <table:table-cell table:style-name="ce10" office:value-type="float" office:value="65535">
            <text:p>65535</text:p>
          </table:table-cell>
          <table:table-cell table:number-columns-repeated="4"/>
          <table:table-cell table:formula="of:=VLOOKUP([.D432];[$'Concept heirarchy position'.A$1:.I$629];3;0)" office:value-type="float" office:value="347">
            <text:p>347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32]+1" office:value-type="float" office:value="432">
            <text:p>432</text:p>
          </table:table-cell>
          <table:table-cell table:formula="of:=VLOOKUP([.D433];[$'Concept heirarchy position'.A$1:.I$629];2;0)" office:value-type="float" office:value="0">
            <text:p>#N/A</text:p>
          </table:table-cell>
          <table:table-cell office:value-type="float" office:value="462">
            <text:p>462</text:p>
          </table:table-cell>
          <table:table-cell table:style-name="ce2"/>
          <table:table-cell table:style-name="ce108" office:value-type="string">
            <text:p>Airway examination</text:p>
          </table:table-cell>
          <table:table-cell table:style-name="ce91"/>
          <table:table-cell table:style-name="ce91" office:value-type="string">
            <text:p>End_section</text:p>
          </table:table-cell>
          <table:table-cell/>
          <table:table-cell table:style-name="ce10"/>
          <table:table-cell table:number-columns-repeated="4"/>
          <table:table-cell table:formula="of:=VLOOKUP([.D433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33]+1" office:value-type="float" office:value="433">
            <text:p>433</text:p>
          </table:table-cell>
          <table:table-cell table:formula="of:=VLOOKUP([.D434];[$'Concept heirarchy position'.A$1:.I$629];2;0)" office:value-type="float" office:value="0">
            <text:p>#N/A</text:p>
          </table:table-cell>
          <table:table-cell office:value-type="float" office:value="463">
            <text:p>463</text:p>
          </table:table-cell>
          <table:table-cell table:style-name="ce2"/>
          <table:table-cell table:style-name="ce108" office:value-type="string">
            <text:p>Investigations</text:p>
          </table:table-cell>
          <table:table-cell table:style-name="ce91"/>
          <table:table-cell table:style-name="ce91" office:value-type="string">
            <text:p>Start_section</text:p>
          </table:table-cell>
          <table:table-cell/>
          <table:table-cell table:style-name="ce10"/>
          <table:table-cell table:number-columns-repeated="4"/>
          <table:table-cell table:formula="of:=VLOOKUP([.D434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34]+1" office:value-type="float" office:value="434">
            <text:p>434</text:p>
          </table:table-cell>
          <table:table-cell table:formula="of:=VLOOKUP([.D435];[$'Concept heirarchy position'.A$1:.I$629];2;0)" office:value-type="string" office:string-value="Other investigations required">
            <text:p>Other investigations required</text:p>
          </table:table-cell>
          <table:table-cell office:value-type="float" office:value="286">
            <text:p>286</text:p>
          </table:table-cell>
          <table:table-cell office:value-type="string">
            <text:p>Investigations_Ordered_Required</text:p>
          </table:table-cell>
          <table:table-cell table:style-name="ce108" office:value-type="string">
            <text:p>Other investigations required?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435];[$'Concept heirarchy position'.A$1:.I$629];3;0)" office:value-type="float" office:value="349">
            <text:p>349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35]+1" office:value-type="float" office:value="435">
            <text:p>435</text:p>
          </table:table-cell>
          <table:table-cell table:formula="of:=VLOOKUP([.D436];[$'Concept heirarchy position'.A$1:.I$629];2;0)" office:value-type="string" office:string-value="Blood results available">
            <text:p>Blood results available</text:p>
          </table:table-cell>
          <table:table-cell office:value-type="float" office:value="287">
            <text:p>287</text:p>
          </table:table-cell>
          <table:table-cell office:value-type="string">
            <text:p>Investigations_Lab_Results</text:p>
          </table:table-cell>
          <table:table-cell table:style-name="ce108" office:value-type="string">
            <text:p>Lab results availabl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 table:number-columns-repeated="5"/>
          <table:table-cell table:formula="of:=VLOOKUP([.D436];[$'Concept heirarchy position'.A$1:.I$629];3;0)" office:value-type="float" office:value="350">
            <text:p>350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36]+1" office:value-type="float" office:value="436">
            <text:p>436</text:p>
          </table:table-cell>
          <table:table-cell table:formula="of:=VLOOKUP([.D437];[$'Concept heirarchy position'.A$1:.I$629];2;0)" office:value-type="string" office:string-value="Blood test in last year">
            <text:p>Blood test in last year</text:p>
          </table:table-cell>
          <table:table-cell office:value-type="float" office:value="288">
            <text:p>288</text:p>
          </table:table-cell>
          <table:table-cell office:value-type="string">
            <text:p>Investigations_Lab_Results_One_Year</text:p>
          </table:table-cell>
          <table:table-cell table:style-name="ce107" office:value-type="string">
            <text:p>Have you had blood tests in the last year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437];[$'Concept heirarchy position'.A$1:.I$629];3;0)" office:value-type="float" office:value="351">
            <text:p>351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437]+1" office:value-type="float" office:value="437">
            <text:p>437</text:p>
          </table:table-cell>
          <table:table-cell table:formula="of:=VLOOKUP([.D438];[$'Concept heirarchy position'.A$1:.I$629];2;0)" office:value-type="string" office:string-value="Lab results date">
            <text:p>Lab results date</text:p>
          </table:table-cell>
          <table:table-cell office:value-type="float" office:value="289">
            <text:p>289</text:p>
          </table:table-cell>
          <table:table-cell office:value-type="string">
            <text:p>Investigations_Lab_Results_Date</text:p>
          </table:table-cell>
          <table:table-cell table:style-name="ce108" office:value-type="string">
            <text:p>Lab resuts date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438];[$'Concept heirarchy position'.A$1:.I$629];3;0)" office:value-type="float" office:value="352">
            <text:p>352</text:p>
          </table:table-cell>
          <table:table-cell/>
          <table:table-cell table:style-name="ce50"/>
          <table:table-cell table:number-columns-repeated="1008"/>
        </table:table-row>
        <table:table-row table:style-name="ro4">
          <table:table-cell table:style-name="ce99" table:formula="of:=[.A438]+1" office:value-type="float" office:value="438">
            <text:p>438</text:p>
          </table:table-cell>
          <table:table-cell table:formula="of:=VLOOKUP([.D439];[$'Concept heirarchy position'.A$1:.I$629];2;0)" office:value-type="float" office:value="0">
            <text:p/>
          </table:table-cell>
          <table:table-cell office:value-type="float" office:value="376">
            <text:p>376</text:p>
          </table:table-cell>
          <table:table-cell table:style-name="ce11" office:value-type="string">
            <text:p>Investigations_Bring_Lab_Results</text:p>
          </table:table-cell>
          <table:table-cell table:style-name="ce108" office:value-type="string">
            <text:p>Please ask your doctor for a copy to bring with you to hospital.</text:p>
          </table:table-cell>
          <table:table-cell office:value-type="string">
            <text:p>Investigations_Lab_Results_One_Year=Yes</text:p>
          </table:table-cell>
          <table:table-cell table:style-name="ce10" office:value-type="string">
            <text:p>Statement</text:p>
          </table:table-cell>
          <table:table-cell table:style-name="ce10"/>
          <table:table-cell table:number-columns-repeated="5"/>
          <table:table-cell table:formula="of:=VLOOKUP([.D439];[$'Concept heirarchy position'.A$1:.I$629];3;0)" office:value-type="float" office:value="352">
            <text:p>352</text:p>
          </table:table-cell>
          <table:table-cell table:style-name="ce115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439]+1" office:value-type="float" office:value="439">
            <text:p>439</text:p>
          </table:table-cell>
          <table:table-cell table:formula="of:=VLOOKUP([.D440];[$'Concept heirarchy position'.A$1:.I$629];2;0)" office:value-type="string" office:string-value="Hb">
            <text:p>Hb</text:p>
          </table:table-cell>
          <table:table-cell office:value-type="float" office:value="290">
            <text:p>290</text:p>
          </table:table-cell>
          <table:table-cell office:value-type="string">
            <text:p>Investigations_Lab_Results_Hb</text:p>
          </table:table-cell>
          <table:table-cell table:style-name="ce108" office:value-type="string">
            <text:p>Hb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40];[$'Concept heirarchy position'.A$1:.I$629];3;0)" office:value-type="float" office:value="353">
            <text:p>353</text:p>
          </table:table-cell>
          <table:table-cell/>
          <table:table-cell table:style-name="ce121"/>
          <table:table-cell table:number-columns-repeated="1008"/>
        </table:table-row>
        <table:table-row table:style-name="ro4">
          <table:table-cell table:style-name="ce99" table:formula="of:=[.A440]+1" office:value-type="float" office:value="440">
            <text:p>440</text:p>
          </table:table-cell>
          <table:table-cell table:formula="of:=VLOOKUP([.D441];[$'Concept heirarchy position'.A$1:.I$629];2;0)" office:value-type="string" office:string-value="Platelets">
            <text:p>Platelets</text:p>
          </table:table-cell>
          <table:table-cell office:value-type="float" office:value="291">
            <text:p>291</text:p>
          </table:table-cell>
          <table:table-cell office:value-type="string">
            <text:p>Investigations_Lab_Results_Plt</text:p>
          </table:table-cell>
          <table:table-cell table:style-name="ce108" office:value-type="string">
            <text:p>Platelets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41];[$'Concept heirarchy position'.A$1:.I$629];3;0)" office:value-type="float" office:value="354">
            <text:p>354</text:p>
          </table:table-cell>
          <table:table-cell/>
          <table:table-cell table:style-name="ce121"/>
          <table:table-cell table:number-columns-repeated="1008"/>
        </table:table-row>
        <table:table-row table:style-name="ro4">
          <table:table-cell table:style-name="ce99" table:formula="of:=[.A441]+1" office:value-type="float" office:value="441">
            <text:p>441</text:p>
          </table:table-cell>
          <table:table-cell table:formula="of:=VLOOKUP([.D442];[$'Concept heirarchy position'.A$1:.I$629];2;0)" office:value-type="string" office:string-value="INR">
            <text:p>INR</text:p>
          </table:table-cell>
          <table:table-cell office:value-type="float" office:value="292">
            <text:p>292</text:p>
          </table:table-cell>
          <table:table-cell office:value-type="string">
            <text:p>Investigations_Lab_Results_INR</text:p>
          </table:table-cell>
          <table:table-cell table:style-name="ce108" office:value-type="string">
            <text:p>INR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42];[$'Concept heirarchy position'.A$1:.I$629];3;0)" office:value-type="float" office:value="355">
            <text:p>355</text:p>
          </table:table-cell>
          <table:table-cell/>
          <table:table-cell table:style-name="ce121"/>
          <table:table-cell table:number-columns-repeated="1008"/>
        </table:table-row>
        <table:table-row table:style-name="ro4">
          <table:table-cell table:style-name="ce99" table:formula="of:=[.A442]+1" office:value-type="float" office:value="442">
            <text:p>442</text:p>
          </table:table-cell>
          <table:table-cell table:formula="of:=VLOOKUP([.D443];[$'Concept heirarchy position'.A$1:.I$629];2;0)" office:value-type="string" office:string-value="PT">
            <text:p>PT</text:p>
          </table:table-cell>
          <table:table-cell office:value-type="float" office:value="293">
            <text:p>293</text:p>
          </table:table-cell>
          <table:table-cell office:value-type="string">
            <text:p>Investigations_Lab_Results_PT</text:p>
          </table:table-cell>
          <table:table-cell table:style-name="ce108" office:value-type="string">
            <text:p>Prothrombin time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43];[$'Concept heirarchy position'.A$1:.I$629];3;0)" office:value-type="float" office:value="356">
            <text:p>356</text:p>
          </table:table-cell>
          <table:table-cell/>
          <table:table-cell table:style-name="ce121"/>
          <table:table-cell table:number-columns-repeated="1008"/>
        </table:table-row>
        <table:table-row table:style-name="ro4">
          <table:table-cell table:style-name="ce99" table:formula="of:=[.A443]+1" office:value-type="float" office:value="443">
            <text:p>443</text:p>
          </table:table-cell>
          <table:table-cell table:formula="of:=VLOOKUP([.D444];[$'Concept heirarchy position'.A$1:.I$629];2;0)" office:value-type="string" office:string-value="aPTT">
            <text:p>aPTT</text:p>
          </table:table-cell>
          <table:table-cell office:value-type="float" office:value="294">
            <text:p>294</text:p>
          </table:table-cell>
          <table:table-cell office:value-type="string">
            <text:p>Investigations_Lab_Results_aPTT</text:p>
          </table:table-cell>
          <table:table-cell table:style-name="ce108" office:value-type="string">
            <text:p>aPTT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44];[$'Concept heirarchy position'.A$1:.I$629];3;0)" office:value-type="float" office:value="357">
            <text:p>357</text:p>
          </table:table-cell>
          <table:table-cell table:style-name="ce50"/>
          <table:table-cell table:style-name="ce121"/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44]+1" office:value-type="float" office:value="444">
            <text:p>444</text:p>
          </table:table-cell>
          <table:table-cell table:formula="of:=VLOOKUP([.D445];[$'Concept heirarchy position'.A$1:.I$629];2;0)" office:value-type="string" office:string-value="Na">
            <text:p>Na</text:p>
          </table:table-cell>
          <table:table-cell office:value-type="float" office:value="295">
            <text:p>295</text:p>
          </table:table-cell>
          <table:table-cell office:value-type="string">
            <text:p>Investigations_Lab_Results_Sodium</text:p>
          </table:table-cell>
          <table:table-cell table:style-name="ce108" office:value-type="string">
            <text:p>Sodium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45];[$'Concept heirarchy position'.A$1:.I$629];3;0)" office:value-type="float" office:value="358">
            <text:p>358</text:p>
          </table:table-cell>
          <table:table-cell/>
          <table:table-cell table:style-name="ce121"/>
          <table:table-cell table:number-columns-repeated="1008"/>
        </table:table-row>
        <table:table-row table:style-name="ro4">
          <table:table-cell table:style-name="ce99" table:formula="of:=[.A445]+1" office:value-type="float" office:value="445">
            <text:p>445</text:p>
          </table:table-cell>
          <table:table-cell table:formula="of:=VLOOKUP([.D446];[$'Concept heirarchy position'.A$1:.I$629];2;0)" office:value-type="string" office:string-value="K">
            <text:p>K</text:p>
          </table:table-cell>
          <table:table-cell office:value-type="float" office:value="296">
            <text:p>296</text:p>
          </table:table-cell>
          <table:table-cell office:value-type="string">
            <text:p>Investigations_Lab_Results_Potassium</text:p>
          </table:table-cell>
          <table:table-cell table:style-name="ce108" office:value-type="string">
            <text:p>Potassium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46];[$'Concept heirarchy position'.A$1:.I$629];3;0)" office:value-type="float" office:value="359">
            <text:p>359</text:p>
          </table:table-cell>
          <table:table-cell/>
          <table:table-cell table:style-name="ce121"/>
          <table:table-cell table:number-columns-repeated="1008"/>
        </table:table-row>
        <table:table-row table:style-name="ro4">
          <table:table-cell table:style-name="ce99" table:formula="of:=[.A446]+1" office:value-type="float" office:value="446">
            <text:p>446</text:p>
          </table:table-cell>
          <table:table-cell table:formula="of:=VLOOKUP([.D447];[$'Concept heirarchy position'.A$1:.I$629];2;0)" office:value-type="string" office:string-value="HCO3">
            <text:p>HCO3</text:p>
          </table:table-cell>
          <table:table-cell office:value-type="float" office:value="297">
            <text:p>297</text:p>
          </table:table-cell>
          <table:table-cell office:value-type="string">
            <text:p>Investigations_Lab_Results_HCO3</text:p>
          </table:table-cell>
          <table:table-cell table:style-name="ce108" office:value-type="string">
            <text:p>HCO3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47];[$'Concept heirarchy position'.A$1:.I$629];3;0)" office:value-type="float" office:value="360">
            <text:p>360</text:p>
          </table:table-cell>
          <table:table-cell/>
          <table:table-cell table:style-name="ce121"/>
          <table:table-cell table:number-columns-repeated="1008"/>
        </table:table-row>
        <table:table-row table:style-name="ro4">
          <table:table-cell table:style-name="ce99" table:formula="of:=[.A447]+1" office:value-type="float" office:value="447">
            <text:p>447</text:p>
          </table:table-cell>
          <table:table-cell table:formula="of:=VLOOKUP([.D448];[$'Concept heirarchy position'.A$1:.I$629];2;0)" office:value-type="string" office:string-value="Urea">
            <text:p>Urea</text:p>
          </table:table-cell>
          <table:table-cell office:value-type="float" office:value="298">
            <text:p>298</text:p>
          </table:table-cell>
          <table:table-cell office:value-type="string">
            <text:p>Investigations_Lab_Results_Urea</text:p>
          </table:table-cell>
          <table:table-cell table:style-name="ce108" office:value-type="string">
            <text:p>Urea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48];[$'Concept heirarchy position'.A$1:.I$629];3;0)" office:value-type="float" office:value="361">
            <text:p>361</text:p>
          </table:table-cell>
          <table:table-cell/>
          <table:table-cell table:style-name="ce121"/>
          <table:table-cell table:number-columns-repeated="1008"/>
        </table:table-row>
        <table:table-row table:style-name="ro4">
          <table:table-cell table:style-name="ce99" table:formula="of:=[.A448]+1" office:value-type="float" office:value="448">
            <text:p>448</text:p>
          </table:table-cell>
          <table:table-cell table:formula="of:=VLOOKUP([.D449];[$'Concept heirarchy position'.A$1:.I$629];2;0)" office:value-type="string" office:string-value="Creatinine">
            <text:p>Creatinine</text:p>
          </table:table-cell>
          <table:table-cell office:value-type="float" office:value="299">
            <text:p>299</text:p>
          </table:table-cell>
          <table:table-cell office:value-type="string">
            <text:p>Investigations_Lab_Results_Creatinine</text:p>
          </table:table-cell>
          <table:table-cell table:style-name="ce108" office:value-type="string">
            <text:p>Creatinine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49];[$'Concept heirarchy position'.A$1:.I$629];3;0)" office:value-type="float" office:value="362">
            <text:p>362</text:p>
          </table:table-cell>
          <table:table-cell table:style-name="ce50"/>
          <table:table-cell table:style-name="ce121"/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49]+1" office:value-type="float" office:value="449">
            <text:p>449</text:p>
          </table:table-cell>
          <table:table-cell table:formula="of:=VLOOKUP([.D450];[$'Concept heirarchy position'.A$1:.I$629];2;0)" office:value-type="float" office:value="0">
            <text:p/>
          </table:table-cell>
          <table:table-cell office:value-type="float" office:value="300">
            <text:p>300</text:p>
          </table:table-cell>
          <table:table-cell office:value-type="string">
            <text:p>Investigations_Lab_Results_Creatinine_Units</text:p>
          </table:table-cell>
          <table:table-cell table:style-name="ce108" office:value-type="string">
            <text:p>Creatinine units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Creatinine_units</text:p>
          </table:table-cell>
          <table:table-cell table:number-columns-repeated="5"/>
          <table:table-cell table:formula="of:=VLOOKUP([.D450];[$'Concept heirarchy position'.A$1:.I$629];3;0)" office:value-type="float" office:value="363">
            <text:p>363</text:p>
          </table:table-cell>
          <table:table-cell/>
          <table:table-cell table:style-name="ce50"/>
          <table:table-cell table:number-columns-repeated="1008"/>
        </table:table-row>
        <table:table-row table:style-name="ro4">
          <table:table-cell table:style-name="ce99" table:formula="of:=[.A450]+1" office:value-type="float" office:value="450">
            <text:p>450</text:p>
          </table:table-cell>
          <table:table-cell table:formula="of:=VLOOKUP([.D451];[$'Concept heirarchy position'.A$1:.I$629];2;0)" office:value-type="string" office:string-value="Albumin">
            <text:p>Albumin</text:p>
          </table:table-cell>
          <table:table-cell office:value-type="float" office:value="301">
            <text:p>301</text:p>
          </table:table-cell>
          <table:table-cell table:style-name="ce10" office:value-type="string">
            <text:p>Investigations_Lab_Results_Albumin</text:p>
          </table:table-cell>
          <table:table-cell table:style-name="ce108" office:value-type="string">
            <text:p>Albumin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51];[$'Concept heirarchy position'.A$1:.I$629];3;0)" office:value-type="float" office:value="364">
            <text:p>364</text:p>
          </table:table-cell>
          <table:table-cell table:style-name="ce50"/>
          <table:table-cell table:style-name="ce121"/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51]+1" office:value-type="float" office:value="451">
            <text:p>451</text:p>
          </table:table-cell>
          <table:table-cell table:formula="of:=VLOOKUP([.D452];[$'Concept heirarchy position'.A$1:.I$629];2;0)" office:value-type="string" office:string-value="HbA1C">
            <text:p>HbA1C</text:p>
          </table:table-cell>
          <table:table-cell office:value-type="float" office:value="302">
            <text:p>302</text:p>
          </table:table-cell>
          <table:table-cell office:value-type="string">
            <text:p>Investigations_Lab_Results_HbA1C</text:p>
          </table:table-cell>
          <table:table-cell table:style-name="ce108" office:value-type="string">
            <text:p>HbA1C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Number</text:p>
          </table:table-cell>
          <table:table-cell table:style-name="ce10"/>
          <table:table-cell table:number-columns-repeated="5"/>
          <table:table-cell table:formula="of:=VLOOKUP([.D452];[$'Concept heirarchy position'.A$1:.I$629];3;0)" office:value-type="float" office:value="365">
            <text:p>365</text:p>
          </table:table-cell>
          <table:table-cell table:style-name="ce50"/>
          <table:table-cell table:style-name="ce121"/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52]+1" office:value-type="float" office:value="452">
            <text:p>452</text:p>
          </table:table-cell>
          <table:table-cell table:formula="of:=VLOOKUP([.D453];[$'Concept heirarchy position'.A$1:.I$629];2;0)" office:value-type="string" office:string-value="Haematology">
            <text:p>Haematology</text:p>
          </table:table-cell>
          <table:table-cell office:value-type="float" office:value="506">
            <text:p>506</text:p>
          </table:table-cell>
          <table:table-cell table:style-name="ce15" office:value-type="string">
            <text:p>Investigations_Lab_Results_Haematology_Coag</text:p>
          </table:table-cell>
          <table:table-cell table:style-name="ce108" office:value-type="string">
            <text:p>Haematology and coagulation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Text_box</text:p>
          </table:table-cell>
          <table:table-cell table:style-name="ce10"/>
          <table:table-cell table:style-name="ce104" office:value-type="float" office:value="65535">
            <text:p>65535</text:p>
          </table:table-cell>
          <table:table-cell table:number-columns-repeated="4"/>
          <table:table-cell table:formula="of:=VLOOKUP([.D453];[$'Concept heirarchy position'.A$1:.I$629];3;0)" office:value-type="float" office:value="366">
            <text:p>366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53]+1" office:value-type="float" office:value="453">
            <text:p>453</text:p>
          </table:table-cell>
          <table:table-cell table:formula="of:=VLOOKUP([.D454];[$'Concept heirarchy position'.A$1:.I$629];2;0)" office:value-type="string" office:string-value="Biochemistry">
            <text:p>Biochemistry</text:p>
          </table:table-cell>
          <table:table-cell office:value-type="float" office:value="507">
            <text:p>507</text:p>
          </table:table-cell>
          <table:table-cell table:style-name="ce15" office:value-type="string">
            <text:p>Investigations_Lab_Results_Biochemistry</text:p>
          </table:table-cell>
          <table:table-cell table:style-name="ce108" office:value-type="string">
            <text:p>Biochemistry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Text_box</text:p>
          </table:table-cell>
          <table:table-cell table:style-name="ce10"/>
          <table:table-cell table:style-name="ce104" office:value-type="float" office:value="65535">
            <text:p>65535</text:p>
          </table:table-cell>
          <table:table-cell table:number-columns-repeated="4"/>
          <table:table-cell table:formula="of:=VLOOKUP([.D454];[$'Concept heirarchy position'.A$1:.I$629];3;0)" office:value-type="float" office:value="367">
            <text:p>367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54]+1" office:value-type="float" office:value="454">
            <text:p>454</text:p>
          </table:table-cell>
          <table:table-cell table:formula="of:=VLOOKUP([.D455];[$'Concept heirarchy position'.A$1:.I$629];2;0)" office:value-type="string" office:string-value="ECG">
            <text:p>ECG</text:p>
          </table:table-cell>
          <table:table-cell office:value-type="float" office:value="303">
            <text:p>303</text:p>
          </table:table-cell>
          <table:table-cell office:value-type="string">
            <text:p>Investigations_ECG_Performed</text:p>
          </table:table-cell>
          <table:table-cell table:style-name="ce108" office:value-type="string">
            <text:p>ECG perform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55];[$'Concept heirarchy position'.A$1:.I$629];3;0)" office:value-type="float" office:value="368">
            <text:p>368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55]+1" office:value-type="float" office:value="455">
            <text:p>455</text:p>
          </table:table-cell>
          <table:table-cell table:formula="of:=VLOOKUP([.D456];[$'Concept heirarchy position'.A$1:.I$629];2;0)" office:value-type="string" office:string-value="ECG Date">
            <text:p>ECG Date</text:p>
          </table:table-cell>
          <table:table-cell office:value-type="float" office:value="304">
            <text:p>304</text:p>
          </table:table-cell>
          <table:table-cell office:value-type="string">
            <text:p>Investigations_ECG_Date</text:p>
          </table:table-cell>
          <table:table-cell table:style-name="ce108" office:value-type="string">
            <text:p>ECG date</text:p>
          </table:table-cell>
          <table:table-cell office:value-type="string">
            <text:p>Investigations_ECG_Performed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456];[$'Concept heirarchy position'.A$1:.I$629];3;0)" office:value-type="float" office:value="369">
            <text:p>369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56]+1" office:value-type="float" office:value="456">
            <text:p>456</text:p>
          </table:table-cell>
          <table:table-cell table:formula="of:=VLOOKUP([.D457];[$'Concept heirarchy position'.A$1:.I$629];2;0)" office:value-type="string" office:string-value="ECG Results">
            <text:p>ECG Results</text:p>
          </table:table-cell>
          <table:table-cell office:value-type="float" office:value="305">
            <text:p>305</text:p>
          </table:table-cell>
          <table:table-cell office:value-type="string">
            <text:p>Investigations_ECG_Result</text:p>
          </table:table-cell>
          <table:table-cell table:style-name="ce108" office:value-type="string">
            <text:p>ECG result</text:p>
          </table:table-cell>
          <table:table-cell office:value-type="string">
            <text:p>Investigations_ECG_Performed = Yes</text:p>
          </table:table-cell>
          <table:table-cell table:style-name="ce10" office:value-type="string">
            <text:p>Text_box</text:p>
          </table:table-cell>
          <table:table-cell/>
          <table:table-cell table:style-name="ce104" office:value-type="float" office:value="65535">
            <text:p>65535</text:p>
          </table:table-cell>
          <table:table-cell table:number-columns-repeated="4"/>
          <table:table-cell table:formula="of:=VLOOKUP([.D457];[$'Concept heirarchy position'.A$1:.I$629];3;0)" office:value-type="float" office:value="370">
            <text:p>370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57]+1" office:value-type="float" office:value="457">
            <text:p>457</text:p>
          </table:table-cell>
          <table:table-cell table:formula="of:=VLOOKUP([.D458];[$'Concept heirarchy position'.A$1:.I$629];2;0)" office:value-type="string" office:string-value="Pulmonary function tests performed">
            <text:p>Pulmonary function tests performed</text:p>
          </table:table-cell>
          <table:table-cell office:value-type="float" office:value="306">
            <text:p>306</text:p>
          </table:table-cell>
          <table:table-cell office:value-type="string">
            <text:p>Investigations_PFT_Performed</text:p>
          </table:table-cell>
          <table:table-cell table:style-name="ce108" office:value-type="string">
            <text:p>Pulmonary function tests perform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58];[$'Concept heirarchy position'.A$1:.I$629];3;0)" office:value-type="float" office:value="371">
            <text:p>371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58]+1" office:value-type="float" office:value="458">
            <text:p>458</text:p>
          </table:table-cell>
          <table:table-cell table:formula="of:=VLOOKUP([.D459];[$'Concept heirarchy position'.A$1:.I$629];2;0)" office:value-type="string" office:string-value="Pulmonary function tests performed">
            <text:p>Pulmonary function tests performed</text:p>
          </table:table-cell>
          <table:table-cell office:value-type="float" office:value="307">
            <text:p>307</text:p>
          </table:table-cell>
          <table:table-cell office:value-type="string">
            <text:p>Investigations_PFT_Performed</text:p>
          </table:table-cell>
          <table:table-cell table:style-name="ce107" office:value-type="string">
            <text:p>Have you had breathing or lung function tests in the last year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459];[$'Concept heirarchy position'.A$1:.I$629];3;0)" office:value-type="float" office:value="371">
            <text:p>371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459]+1" office:value-type="float" office:value="459">
            <text:p>459</text:p>
          </table:table-cell>
          <table:table-cell table:formula="of:=VLOOKUP([.D460];[$'Concept heirarchy position'.A$1:.I$629];2;0)" office:value-type="string" office:string-value="Bring PFTs">
            <text:p>Bring PFTs</text:p>
          </table:table-cell>
          <table:table-cell office:value-type="float" office:value="377">
            <text:p>377</text:p>
          </table:table-cell>
          <table:table-cell table:style-name="ce11" office:value-type="string">
            <text:p>Investigations_Bring_PFT_Results</text:p>
          </table:table-cell>
          <table:table-cell table:style-name="ce108" office:value-type="string">
            <text:p>Please bring the results to hospital with you.</text:p>
          </table:table-cell>
          <table:table-cell table:style-name="ce10" office:value-type="string">
            <text:p>Investigations_PFT_Performed=Yes</text:p>
          </table:table-cell>
          <table:table-cell table:style-name="ce10" office:value-type="string">
            <text:p>Statement</text:p>
          </table:table-cell>
          <table:table-cell table:style-name="ce10"/>
          <table:table-cell table:number-columns-repeated="5"/>
          <table:table-cell table:formula="of:=VLOOKUP([.D460];[$'Concept heirarchy position'.A$1:.I$629];3;0)" office:value-type="float" office:value="372">
            <text:p>372</text:p>
          </table:table-cell>
          <table:table-cell table:style-name="ce115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460]+1" office:value-type="float" office:value="460">
            <text:p>460</text:p>
          </table:table-cell>
          <table:table-cell table:formula="of:=VLOOKUP([.D461];[$'Concept heirarchy position'.A$1:.I$629];2;0)" office:value-type="string" office:string-value="PFT date">
            <text:p>PFT date</text:p>
          </table:table-cell>
          <table:table-cell office:value-type="float" office:value="309">
            <text:p>309</text:p>
          </table:table-cell>
          <table:table-cell office:value-type="string">
            <text:p>Investigations_PFT_Date</text:p>
          </table:table-cell>
          <table:table-cell table:style-name="ce108" office:value-type="string">
            <text:p>Pulmonary function test date</text:p>
          </table:table-cell>
          <table:table-cell office:value-type="string">
            <text:p>Investigations_PFT_Performed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461];[$'Concept heirarchy position'.A$1:.I$629];3;0)" office:value-type="float" office:value="373">
            <text:p>373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61]+1" office:value-type="float" office:value="461">
            <text:p>461</text:p>
          </table:table-cell>
          <table:table-cell table:formula="of:=VLOOKUP([.D462];[$'Concept heirarchy position'.A$1:.I$629];2;0)" office:value-type="string" office:string-value="Pulmonary function test results">
            <text:p>Pulmonary function test results</text:p>
          </table:table-cell>
          <table:table-cell office:value-type="float" office:value="308">
            <text:p>308</text:p>
          </table:table-cell>
          <table:table-cell office:value-type="string">
            <text:p>Investigations_PFT_Results</text:p>
          </table:table-cell>
          <table:table-cell table:style-name="ce108" office:value-type="string">
            <text:p>Pulmonary function test results</text:p>
          </table:table-cell>
          <table:table-cell office:value-type="string">
            <text:p>Investigations_PFT_Performed = Yes</text:p>
          </table:table-cell>
          <table:table-cell table:style-name="ce10" office:value-type="string">
            <text:p>Text_box</text:p>
          </table:table-cell>
          <table:table-cell/>
          <table:table-cell table:style-name="ce104" office:value-type="float" office:value="65535">
            <text:p>65535</text:p>
          </table:table-cell>
          <table:table-cell table:number-columns-repeated="4"/>
          <table:table-cell table:formula="of:=VLOOKUP([.D462];[$'Concept heirarchy position'.A$1:.I$629];3;0)" office:value-type="float" office:value="374">
            <text:p>374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62]+1" office:value-type="float" office:value="462">
            <text:p>462</text:p>
          </table:table-cell>
          <table:table-cell table:formula="of:=VLOOKUP([.D463];[$'Concept heirarchy position'.A$1:.I$629];2;0)" office:value-type="string" office:string-value="CXR performed">
            <text:p>CXR performed</text:p>
          </table:table-cell>
          <table:table-cell office:value-type="float" office:value="310">
            <text:p>310</text:p>
          </table:table-cell>
          <table:table-cell office:value-type="string">
            <text:p>Investigations_CXR_Performed</text:p>
          </table:table-cell>
          <table:table-cell table:style-name="ce108" office:value-type="string">
            <text:p>Chest X-ray perform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63];[$'Concept heirarchy position'.A$1:.I$629];3;0)" office:value-type="float" office:value="375">
            <text:p>375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63]+1" office:value-type="float" office:value="463">
            <text:p>463</text:p>
          </table:table-cell>
          <table:table-cell table:formula="of:=VLOOKUP([.D464];[$'Concept heirarchy position'.A$1:.I$629];2;0)" office:value-type="string" office:string-value="CXR performed">
            <text:p>CXR performed</text:p>
          </table:table-cell>
          <table:table-cell office:value-type="float" office:value="311">
            <text:p>311</text:p>
          </table:table-cell>
          <table:table-cell office:value-type="string">
            <text:p>Investigations_CXR_Performed</text:p>
          </table:table-cell>
          <table:table-cell table:style-name="ce107" office:value-type="string">
            <text:p>Have you had a chest x-ray in the last year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464];[$'Concept heirarchy position'.A$1:.I$629];3;0)" office:value-type="float" office:value="375">
            <text:p>375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464]+1" office:value-type="float" office:value="464">
            <text:p>464</text:p>
          </table:table-cell>
          <table:table-cell table:formula="of:=VLOOKUP([.D465];[$'Concept heirarchy position'.A$1:.I$629];2;0)" office:value-type="string" office:string-value="Bring CXR">
            <text:p>Bring CXR</text:p>
          </table:table-cell>
          <table:table-cell office:value-type="float" office:value="378">
            <text:p>378</text:p>
          </table:table-cell>
          <table:table-cell table:style-name="ce15" office:value-type="string">
            <text:p>Investigations_Bring_CXR_Results</text:p>
          </table:table-cell>
          <table:table-cell table:style-name="ce108" office:value-type="string">
            <text:p>Please bring your x-ray with you when you come to hospital.</text:p>
          </table:table-cell>
          <table:table-cell office:value-type="string">
            <text:p>Investigations_CXR_Performed=Yes</text:p>
          </table:table-cell>
          <table:table-cell table:style-name="ce10" office:value-type="string">
            <text:p>Statement</text:p>
          </table:table-cell>
          <table:table-cell table:style-name="ce10"/>
          <table:table-cell table:number-columns-repeated="5"/>
          <table:table-cell table:formula="of:=VLOOKUP([.D465];[$'Concept heirarchy position'.A$1:.I$629];3;0)" office:value-type="float" office:value="376">
            <text:p>376</text:p>
          </table:table-cell>
          <table:table-cell table:style-name="ce115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465]+1" office:value-type="float" office:value="465">
            <text:p>465</text:p>
          </table:table-cell>
          <table:table-cell table:formula="of:=VLOOKUP([.D466];[$'Concept heirarchy position'.A$1:.I$629];2;0)" office:value-type="string" office:string-value="CXR date">
            <text:p>CXR date</text:p>
          </table:table-cell>
          <table:table-cell office:value-type="float" office:value="312">
            <text:p>312</text:p>
          </table:table-cell>
          <table:table-cell office:value-type="string">
            <text:p>Investigations_CXR_Date_Performed</text:p>
          </table:table-cell>
          <table:table-cell table:style-name="ce108" office:value-type="string">
            <text:p>Chest X-ray date</text:p>
          </table:table-cell>
          <table:table-cell office:value-type="string">
            <text:p>Investigations_CXR_Performed=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466];[$'Concept heirarchy position'.A$1:.I$629];3;0)" office:value-type="float" office:value="377">
            <text:p>377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66]+1" office:value-type="float" office:value="466">
            <text:p>466</text:p>
          </table:table-cell>
          <table:table-cell table:formula="of:=VLOOKUP([.D467];[$'Concept heirarchy position'.A$1:.I$629];2;0)" office:value-type="string" office:string-value="CXR results">
            <text:p>CXR results</text:p>
          </table:table-cell>
          <table:table-cell office:value-type="float" office:value="313">
            <text:p>313</text:p>
          </table:table-cell>
          <table:table-cell office:value-type="string">
            <text:p>Investigations_CXR_Results</text:p>
          </table:table-cell>
          <table:table-cell table:style-name="ce108" office:value-type="string">
            <text:p>Chest X-ray results</text:p>
          </table:table-cell>
          <table:table-cell office:value-type="string">
            <text:p>Investigations_CXR_Performed=Yes</text:p>
          </table:table-cell>
          <table:table-cell table:style-name="ce10" office:value-type="string">
            <text:p>Text_box</text:p>
          </table:table-cell>
          <table:table-cell/>
          <table:table-cell table:style-name="ce104" office:value-type="float" office:value="65535">
            <text:p>65535</text:p>
          </table:table-cell>
          <table:table-cell table:number-columns-repeated="4"/>
          <table:table-cell table:formula="of:=VLOOKUP([.D467];[$'Concept heirarchy position'.A$1:.I$629];3;0)" office:value-type="float" office:value="378">
            <text:p>378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67]+1" office:value-type="float" office:value="467">
            <text:p>467</text:p>
          </table:table-cell>
          <table:table-cell table:formula="of:=VLOOKUP([.D468];[$'Concept heirarchy position'.A$1:.I$629];2;0)" office:value-type="string" office:string-value="Echo performed">
            <text:p>Echo performed</text:p>
          </table:table-cell>
          <table:table-cell office:value-type="float" office:value="314">
            <text:p>314</text:p>
          </table:table-cell>
          <table:table-cell office:value-type="string">
            <text:p>Investigations_Echo_Performed</text:p>
          </table:table-cell>
          <table:table-cell table:style-name="ce108" office:value-type="string">
            <text:p>Echocardiography perform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68];[$'Concept heirarchy position'.A$1:.I$629];3;0)" office:value-type="float" office:value="379">
            <text:p>379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68]+1" office:value-type="float" office:value="468">
            <text:p>468</text:p>
          </table:table-cell>
          <table:table-cell table:formula="of:=VLOOKUP([.D469];[$'Concept heirarchy position'.A$1:.I$629];2;0)" office:value-type="string" office:string-value="Echo performed">
            <text:p>Echo performed</text:p>
          </table:table-cell>
          <table:table-cell office:value-type="float" office:value="315">
            <text:p>315</text:p>
          </table:table-cell>
          <table:table-cell office:value-type="string">
            <text:p>Investigations_Echo_Performed</text:p>
          </table:table-cell>
          <table:table-cell table:style-name="ce107" office:value-type="string">
            <text:p>Have you ever had an echocardiogram or ultrasound of your heart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469];[$'Concept heirarchy position'.A$1:.I$629];3;0)" office:value-type="float" office:value="379">
            <text:p>379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469]+1" office:value-type="float" office:value="469">
            <text:p>469</text:p>
          </table:table-cell>
          <table:table-cell table:formula="of:=VLOOKUP([.D470];[$'Concept heirarchy position'.A$1:.I$629];2;0)" office:value-type="string" office:string-value="Bring Echo">
            <text:p>Bring Echo</text:p>
          </table:table-cell>
          <table:table-cell office:value-type="float" office:value="379">
            <text:p>379</text:p>
          </table:table-cell>
          <table:table-cell table:style-name="ce15" office:value-type="string">
            <text:p>Investigations_Bring_Echo_Results</text:p>
          </table:table-cell>
          <table:table-cell table:style-name="ce108" office:value-type="string">
            <text:p>Please bring the results to hospital with you.</text:p>
          </table:table-cell>
          <table:table-cell office:value-type="string">
            <text:p>Investigations_Echo_Performed=Yes</text:p>
          </table:table-cell>
          <table:table-cell table:style-name="ce10" office:value-type="string">
            <text:p>Statement</text:p>
          </table:table-cell>
          <table:table-cell table:style-name="ce10"/>
          <table:table-cell table:number-columns-repeated="5"/>
          <table:table-cell table:formula="of:=VLOOKUP([.D470];[$'Concept heirarchy position'.A$1:.I$629];3;0)" office:value-type="float" office:value="380">
            <text:p>380</text:p>
          </table:table-cell>
          <table:table-cell table:style-name="ce115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470]+1" office:value-type="float" office:value="470">
            <text:p>470</text:p>
          </table:table-cell>
          <table:table-cell table:formula="of:=VLOOKUP([.D471];[$'Concept heirarchy position'.A$1:.I$629];2;0)" office:value-type="string" office:string-value="Echo date">
            <text:p>Echo date</text:p>
          </table:table-cell>
          <table:table-cell office:value-type="float" office:value="316">
            <text:p>316</text:p>
          </table:table-cell>
          <table:table-cell office:value-type="string">
            <text:p>Investigations_Echo_Date_Performed</text:p>
          </table:table-cell>
          <table:table-cell table:style-name="ce108" office:value-type="string">
            <text:p>Echo date</text:p>
          </table:table-cell>
          <table:table-cell office:value-type="string">
            <text:p>Investigations_Echo_Performed=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471];[$'Concept heirarchy position'.A$1:.I$629];3;0)" office:value-type="float" office:value="381">
            <text:p>381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71]+1" office:value-type="float" office:value="471">
            <text:p>471</text:p>
          </table:table-cell>
          <table:table-cell table:formula="of:=VLOOKUP([.D472];[$'Concept heirarchy position'.A$1:.I$629];2;0)" office:value-type="string" office:string-value="Echo results">
            <text:p>Echo results</text:p>
          </table:table-cell>
          <table:table-cell office:value-type="float" office:value="317">
            <text:p>317</text:p>
          </table:table-cell>
          <table:table-cell office:value-type="string">
            <text:p>Investigations_Echo_Results</text:p>
          </table:table-cell>
          <table:table-cell table:style-name="ce108" office:value-type="string">
            <text:p>Echo results</text:p>
          </table:table-cell>
          <table:table-cell office:value-type="string">
            <text:p>Investigations_Echo_Performed=Yes</text:p>
          </table:table-cell>
          <table:table-cell table:style-name="ce10" office:value-type="string">
            <text:p>Text_box</text:p>
          </table:table-cell>
          <table:table-cell/>
          <table:table-cell table:style-name="ce104" office:value-type="float" office:value="65535">
            <text:p>65535</text:p>
          </table:table-cell>
          <table:table-cell table:number-columns-repeated="4"/>
          <table:table-cell table:formula="of:=VLOOKUP([.D472];[$'Concept heirarchy position'.A$1:.I$629];3;0)" office:value-type="float" office:value="382">
            <text:p>382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72]+1" office:value-type="float" office:value="472">
            <text:p>472</text:p>
          </table:table-cell>
          <table:table-cell table:formula="of:=VLOOKUP([.D473];[$'Concept heirarchy position'.A$1:.I$629];2;0)" office:value-type="string" office:string-value="Other imaging performed">
            <text:p>Other imaging performed</text:p>
          </table:table-cell>
          <table:table-cell office:value-type="float" office:value="318">
            <text:p>318</text:p>
          </table:table-cell>
          <table:table-cell office:value-type="string">
            <text:p>Investigations_Imaging_Other</text:p>
          </table:table-cell>
          <table:table-cell table:style-name="ce108" office:value-type="string">
            <text:p>Other imaging perform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473];[$'Concept heirarchy position'.A$1:.I$629];3;0)" office:value-type="float" office:value="389">
            <text:p>389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73]+1" office:value-type="float" office:value="473">
            <text:p>473</text:p>
          </table:table-cell>
          <table:table-cell table:formula="of:=VLOOKUP([.D474];[$'Concept heirarchy position'.A$1:.I$629];2;0)" office:value-type="string" office:string-value="Other Lab Results">
            <text:p>Other Lab Results</text:p>
          </table:table-cell>
          <table:table-cell office:value-type="float" office:value="319">
            <text:p>319</text:p>
          </table:table-cell>
          <table:table-cell office:value-type="string">
            <text:p>Investigations_Lab_Results_Other</text:p>
          </table:table-cell>
          <table:table-cell table:style-name="ce108" office:value-type="string">
            <text:p>Other lab results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Text_box</text:p>
          </table:table-cell>
          <table:table-cell/>
          <table:table-cell table:style-name="ce104" office:value-type="float" office:value="65535">
            <text:p>65535</text:p>
          </table:table-cell>
          <table:table-cell table:number-columns-repeated="4"/>
          <table:table-cell table:formula="of:=VLOOKUP([.D474];[$'Concept heirarchy position'.A$1:.I$629];3;0)" office:value-type="float" office:value="390">
            <text:p>390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74]+1" office:value-type="float" office:value="474">
            <text:p>474</text:p>
          </table:table-cell>
          <table:table-cell table:formula="of:=VLOOKUP([.D475];[$'Concept heirarchy position'.A$1:.I$629];2;0)" office:value-type="float" office:value="0">
            <text:p>#N/A</text:p>
          </table:table-cell>
          <table:table-cell office:value-type="float" office:value="464">
            <text:p>464</text:p>
          </table:table-cell>
          <table:table-cell/>
          <table:table-cell table:style-name="ce108" office:value-type="string">
            <text:p>Investigations</text:p>
          </table:table-cell>
          <table:table-cell table:style-name="ce91"/>
          <table:table-cell table:style-name="ce91" office:value-type="string">
            <text:p>End_section</text:p>
          </table:table-cell>
          <table:table-cell/>
          <table:table-cell table:style-name="ce104"/>
          <table:table-cell table:number-columns-repeated="4"/>
          <table:table-cell table:formula="of:=VLOOKUP([.D475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75]+1" office:value-type="float" office:value="475">
            <text:p>475</text:p>
          </table:table-cell>
          <table:table-cell table:formula="of:=VLOOKUP([.D476];[$'Concept heirarchy position'.A$1:.I$629];2;0)" office:value-type="float" office:value="0">
            <text:p>#N/A</text:p>
          </table:table-cell>
          <table:table-cell office:value-type="float" office:value="465">
            <text:p>465</text:p>
          </table:table-cell>
          <table:table-cell/>
          <table:table-cell table:style-name="ce108" office:value-type="string">
            <text:p>Consultations</text:p>
          </table:table-cell>
          <table:table-cell table:style-name="ce91"/>
          <table:table-cell table:style-name="ce91" office:value-type="string">
            <text:p>Start_section</text:p>
          </table:table-cell>
          <table:table-cell/>
          <table:table-cell table:style-name="ce104"/>
          <table:table-cell table:number-columns-repeated="4"/>
          <table:table-cell table:formula="of:=VLOOKUP([.D476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76]+1" office:value-type="float" office:value="476">
            <text:p>476</text:p>
          </table:table-cell>
          <table:table-cell table:formula="of:=VLOOKUP([.D477];[$'Concept heirarchy position'.A$1:.I$629];2;0)" office:value-type="string" office:string-value="Consultation requested">
            <text:p>Consultation requested</text:p>
          </table:table-cell>
          <table:table-cell office:value-type="float" office:value="320">
            <text:p>320</text:p>
          </table:table-cell>
          <table:table-cell table:style-name="ce2" office:value-type="string">
            <text:p>Consultations_requested</text:p>
          </table:table-cell>
          <table:table-cell table:style-name="ce108" office:value-type="string">
            <text:p>Consultation request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477];[$'Concept heirarchy position'.A$1:.I$629];3;0)" office:value-type="float" office:value="391">
            <text:p>391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77]+1" office:value-type="float" office:value="477">
            <text:p>477</text:p>
          </table:table-cell>
          <table:table-cell table:formula="of:=VLOOKUP([.D478];[$'Concept heirarchy position'.A$1:.I$629];2;0)" office:value-type="string" office:string-value="Consultation completed">
            <text:p>Consultation completed</text:p>
          </table:table-cell>
          <table:table-cell office:value-type="float" office:value="321">
            <text:p>321</text:p>
          </table:table-cell>
          <table:table-cell table:style-name="ce2" office:value-type="string">
            <text:p>Consultations_completed</text:p>
          </table:table-cell>
          <table:table-cell table:style-name="ce108" office:value-type="string">
            <text:p>Consultation complet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478];[$'Concept heirarchy position'.A$1:.I$629];3;0)" office:value-type="float" office:value="392">
            <text:p>392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78]+1" office:value-type="float" office:value="478">
            <text:p>478</text:p>
          </table:table-cell>
          <table:table-cell table:formula="of:=VLOOKUP([.D479];[$'Concept heirarchy position'.A$1:.I$629];2;0)" office:value-type="float" office:value="0">
            <text:p>#N/A</text:p>
          </table:table-cell>
          <table:table-cell office:value-type="float" office:value="466">
            <text:p>466</text:p>
          </table:table-cell>
          <table:table-cell table:style-name="ce2"/>
          <table:table-cell table:style-name="ce108" office:value-type="string">
            <text:p>Consultations</text:p>
          </table:table-cell>
          <table:table-cell table:style-name="ce91"/>
          <table:table-cell table:style-name="ce91" office:value-type="string">
            <text:p>End_section</text:p>
          </table:table-cell>
          <table:table-cell table:style-name="ce10"/>
          <table:table-cell table:number-columns-repeated="5"/>
          <table:table-cell table:formula="of:=VLOOKUP([.D479];[$'Concept heirarchy position'.A$1:.I$629];3;0)" office:value-type="float" office:value="0">
            <text:p>#N/A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79]+1" office:value-type="float" office:value="479">
            <text:p>479</text:p>
          </table:table-cell>
          <table:table-cell table:formula="of:=VLOOKUP([.D480];[$'Concept heirarchy position'.A$1:.I$629];2;0)" office:value-type="float" office:value="0">
            <text:p>#N/A</text:p>
          </table:table-cell>
          <table:table-cell office:value-type="float" office:value="467">
            <text:p>467</text:p>
          </table:table-cell>
          <table:table-cell table:style-name="ce2"/>
          <table:table-cell table:style-name="ce108" office:value-type="string">
            <text:p>Risk</text:p>
          </table:table-cell>
          <table:table-cell table:style-name="ce91"/>
          <table:table-cell table:style-name="ce91" office:value-type="string">
            <text:p>Start_section</text:p>
          </table:table-cell>
          <table:table-cell table:style-name="ce10"/>
          <table:table-cell table:number-columns-repeated="5"/>
          <table:table-cell table:formula="of:=VLOOKUP([.D480];[$'Concept heirarchy position'.A$1:.I$629];3;0)" office:value-type="float" office:value="0">
            <text:p>#N/A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80]+1" office:value-type="float" office:value="480">
            <text:p>480</text:p>
          </table:table-cell>
          <table:table-cell table:formula="of:=VLOOKUP([.D481];[$'Concept heirarchy position'.A$1:.I$629];2;0)" office:value-type="string" office:string-value="ASA">
            <text:p>ASA</text:p>
          </table:table-cell>
          <table:table-cell office:value-type="float" office:value="322">
            <text:p>322</text:p>
          </table:table-cell>
          <table:table-cell table:style-name="ce10" office:value-type="string">
            <text:p>ASA</text:p>
          </table:table-cell>
          <table:table-cell table:style-name="ce108" office:value-type="string">
            <text:p>ASA clas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ASA_status</text:p>
          </table:table-cell>
          <table:table-cell table:number-columns-repeated="5"/>
          <table:table-cell table:formula="of:=VLOOKUP([.D481];[$'Concept heirarchy position'.A$1:.I$629];3;0)" office:value-type="float" office:value="393">
            <text:p>393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81]+1" office:value-type="float" office:value="481">
            <text:p>481</text:p>
          </table:table-cell>
          <table:table-cell table:formula="of:=VLOOKUP([.D482];[$'Concept heirarchy position'.A$1:.I$629];2;0)" office:value-type="string" office:string-value="Emergency">
            <text:p>Emergency</text:p>
          </table:table-cell>
          <table:table-cell office:value-type="float" office:value="323">
            <text:p>323</text:p>
          </table:table-cell>
          <table:table-cell table:style-name="ce10" office:value-type="string">
            <text:p>Emergency</text:p>
          </table:table-cell>
          <table:table-cell table:style-name="ce108" office:value-type="string">
            <text:p>Emergenc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82];[$'Concept heirarchy position'.A$1:.I$629];3;0)" office:value-type="float" office:value="394">
            <text:p>394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82]+1" office:value-type="float" office:value="482">
            <text:p>482</text:p>
          </table:table-cell>
          <table:table-cell table:formula="of:=VLOOKUP([.D483];[$'Concept heirarchy position'.A$1:.I$629];2;0)" office:value-type="string" office:string-value="Lee Revised CRI">
            <text:p>Lee Revised CRI</text:p>
          </table:table-cell>
          <table:table-cell office:value-type="float" office:value="324">
            <text:p>324</text:p>
          </table:table-cell>
          <table:table-cell office:value-type="string">
            <text:p>Lee_Revised_Cardiac_Risk_index</text:p>
          </table:table-cell>
          <table:table-cell table:style-name="ce108" office:value-type="string">
            <text:p>Lee Risk Scor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Lee_Risk_Factors</text:p>
          </table:table-cell>
          <table:table-cell table:number-columns-repeated="5"/>
          <table:table-cell table:formula="of:=VLOOKUP([.D483];[$'Concept heirarchy position'.A$1:.I$629];3;0)" office:value-type="float" office:value="395">
            <text:p>395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83]+1" office:value-type="float" office:value="483">
            <text:p>483</text:p>
          </table:table-cell>
          <table:table-cell table:formula="of:=VLOOKUP([.D484];[$'Concept heirarchy position'.A$1:.I$629];2;0)" office:value-type="string" office:string-value="Berlin Questionnaire Result">
            <text:p>Berlin Questionnaire Result</text:p>
          </table:table-cell>
          <table:table-cell office:value-type="float" office:value="371">
            <text:p>371</text:p>
          </table:table-cell>
          <table:table-cell table:style-name="ce11" office:value-type="string">
            <text:p>Berlin_questionnaire_result</text:p>
          </table:table-cell>
          <table:table-cell table:style-name="ce114" office:value-type="string">
            <text:p>&lt;a href="http://www.britishsnoring.co.uk/berlin_questionnaire.php" target="_blank"&gt;Berlin Sleep Apnea Questionnaire&lt;/a&gt; Enter the result here, either High Risk or Low Risk?</text:p>
          </table:table-cell>
          <table:table-cell table:style-name="ce103" office:value-type="string">
            <text:p>Snorer = Yes and Obstructive_sleep_apnoea = No</text:p>
          </table:table-cell>
          <table:table-cell table:style-name="ce103" office:value-type="string">
            <text:p>OneOption</text:p>
          </table:table-cell>
          <table:table-cell table:style-name="ce15" office:value-type="string">
            <text:p>High_Low_Risk</text:p>
          </table:table-cell>
          <table:table-cell table:number-columns-repeated="5"/>
          <table:table-cell table:formula="of:=VLOOKUP([.D484];[$'Concept heirarchy position'.A$1:.I$629];3;0)" office:value-type="float" office:value="396">
            <text:p>396</text:p>
          </table:table-cell>
          <table:table-cell table:style-name="ce119"/>
          <table:table-cell table:style-name="ce121" office:value-type="string">
            <text:p>Y</text:p>
          </table:table-cell>
          <table:table-cell table:number-columns-repeated="3"/>
          <table:table-cell table:style-name="ce119" table:number-columns-repeated="2"/>
          <table:table-cell table:number-columns-repeated="1003"/>
        </table:table-row>
        <table:table-row table:style-name="ro4">
          <table:table-cell table:style-name="ce99" table:formula="of:=[.A484]+1" office:value-type="float" office:value="484">
            <text:p>484</text:p>
          </table:table-cell>
          <table:table-cell table:formula="of:=VLOOKUP([.D485];[$'Concept heirarchy position'.A$1:.I$629];2;0)" office:value-type="string" office:string-value="Indication for endocarditis prophylaxis">
            <text:p>Indication for endocarditis prophylaxis</text:p>
          </table:table-cell>
          <table:table-cell office:value-type="float" office:value="330">
            <text:p>330</text:p>
          </table:table-cell>
          <table:table-cell office:value-type="string">
            <text:p>Indication_for_endocarditis_prophylaxis</text:p>
          </table:table-cell>
          <table:table-cell table:style-name="ce108" office:value-type="string">
            <text:p>Indication for endocarditis prophylaxi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85];[$'Concept heirarchy position'.A$1:.I$629];3;0)" office:value-type="float" office:value="397">
            <text:p>397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85]+1" office:value-type="float" office:value="485">
            <text:p>485</text:p>
          </table:table-cell>
          <table:table-cell table:formula="of:=VLOOKUP([.D486];[$'Concept heirarchy position'.A$1:.I$629];2;0)" office:value-type="float" office:value="0">
            <text:p>#N/A</text:p>
          </table:table-cell>
          <table:table-cell office:value-type="float" office:value="468">
            <text:p>468</text:p>
          </table:table-cell>
          <table:table-cell/>
          <table:table-cell table:style-name="ce108" office:value-type="string">
            <text:p>Risk</text:p>
          </table:table-cell>
          <table:table-cell table:style-name="ce91"/>
          <table:table-cell table:style-name="ce91" office:value-type="string">
            <text:p>End_section</text:p>
          </table:table-cell>
          <table:table-cell table:style-name="ce10"/>
          <table:table-cell table:number-columns-repeated="5"/>
          <table:table-cell table:formula="of:=VLOOKUP([.D486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86]+1" office:value-type="float" office:value="486">
            <text:p>486</text:p>
          </table:table-cell>
          <table:table-cell table:formula="of:=VLOOKUP([.D487];[$'Concept heirarchy position'.A$1:.I$629];2;0)" office:value-type="float" office:value="0">
            <text:p>#N/A</text:p>
          </table:table-cell>
          <table:table-cell office:value-type="float" office:value="469">
            <text:p>469</text:p>
          </table:table-cell>
          <table:table-cell/>
          <table:table-cell table:style-name="ce108" office:value-type="string">
            <text:p>Plan</text:p>
          </table:table-cell>
          <table:table-cell table:style-name="ce91"/>
          <table:table-cell table:style-name="ce91" office:value-type="string">
            <text:p>Start_section</text:p>
          </table:table-cell>
          <table:table-cell table:style-name="ce10"/>
          <table:table-cell table:number-columns-repeated="5"/>
          <table:table-cell table:formula="of:=VLOOKUP([.D487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87]+1" office:value-type="float" office:value="487">
            <text:p>487</text:p>
          </table:table-cell>
          <table:table-cell table:formula="of:=VLOOKUP([.D488];[$'Concept heirarchy position'.A$1:.I$629];2;0)" office:value-type="string" office:string-value="Anaesthesia technique planned">
            <text:p>Anaesthesia technique planned</text:p>
          </table:table-cell>
          <table:table-cell office:value-type="float" office:value="325">
            <text:p>325</text:p>
          </table:table-cell>
          <table:table-cell table:style-name="ce10" office:value-type="string">
            <text:p>Anesthesia_technique_planned</text:p>
          </table:table-cell>
          <table:table-cell table:style-name="ce108" office:value-type="string">
            <text:p>Anesthesia technique plann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Anesthesia_technique</text:p>
          </table:table-cell>
          <table:table-cell table:number-columns-repeated="5"/>
          <table:table-cell table:formula="of:=VLOOKUP([.D488];[$'Concept heirarchy position'.A$1:.I$629];3;0)" office:value-type="float" office:value="399">
            <text:p>399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88]+1" office:value-type="float" office:value="488">
            <text:p>488</text:p>
          </table:table-cell>
          <table:table-cell table:formula="of:=VLOOKUP([.D489];[$'Concept heirarchy position'.A$1:.I$629];2;0)" office:value-type="string" office:string-value="Induction planned">
            <text:p>Induction planned</text:p>
          </table:table-cell>
          <table:table-cell office:value-type="float" office:value="326">
            <text:p>326</text:p>
          </table:table-cell>
          <table:table-cell office:value-type="string">
            <text:p>Induction_technique_planned</text:p>
          </table:table-cell>
          <table:table-cell table:style-name="ce108" office:value-type="string">
            <text:p>Induction method plann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Induction_method</text:p>
          </table:table-cell>
          <table:table-cell table:number-columns-repeated="5"/>
          <table:table-cell table:formula="of:=VLOOKUP([.D489];[$'Concept heirarchy position'.A$1:.I$629];3;0)" office:value-type="float" office:value="400">
            <text:p>400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89]+1" office:value-type="float" office:value="489">
            <text:p>489</text:p>
          </table:table-cell>
          <table:table-cell table:formula="of:=VLOOKUP([.D490];[$'Concept heirarchy position'.A$1:.I$629];2;0)" office:value-type="string" office:string-value="Risks discussed">
            <text:p>Risks discussed</text:p>
          </table:table-cell>
          <table:table-cell office:value-type="float" office:value="327">
            <text:p>327</text:p>
          </table:table-cell>
          <table:table-cell office:value-type="string">
            <text:p>Risks_discussed</text:p>
          </table:table-cell>
          <table:table-cell table:style-name="ce108" office:value-type="string">
            <text:p>Risks discussed with patien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18" office:value-type="string">
            <text:p>Risks_discussed</text:p>
          </table:table-cell>
          <table:table-cell table:number-columns-repeated="5"/>
          <table:table-cell table:formula="of:=VLOOKUP([.D490];[$'Concept heirarchy position'.A$1:.I$629];3;0)" office:value-type="float" office:value="401">
            <text:p>401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90]+1" office:value-type="float" office:value="490">
            <text:p>490</text:p>
          </table:table-cell>
          <table:table-cell table:formula="of:=VLOOKUP([.D491];[$'Concept heirarchy position'.A$1:.I$629];2;0)" office:value-type="string" office:string-value="Particular risks">
            <text:p>Particular risks</text:p>
          </table:table-cell>
          <table:table-cell office:value-type="float" office:value="328">
            <text:p>328</text:p>
          </table:table-cell>
          <table:table-cell office:value-type="string">
            <text:p>Risks_specific</text:p>
          </table:table-cell>
          <table:table-cell table:style-name="ce108" office:value-type="string">
            <text:p>Specific or particular risks discuss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Text_box</text:p>
          </table:table-cell>
          <table:table-cell/>
          <table:table-cell table:style-name="ce104" office:value-type="float" office:value="65535">
            <text:p>65535</text:p>
          </table:table-cell>
          <table:table-cell table:style-name="ce10" table:number-columns-repeated="4"/>
          <table:table-cell table:formula="of:=VLOOKUP([.D491];[$'Concept heirarchy position'.A$1:.I$629];3;0)" office:value-type="float" office:value="402">
            <text:p>402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91]+1" office:value-type="float" office:value="491">
            <text:p>491</text:p>
          </table:table-cell>
          <table:table-cell table:formula="of:=VLOOKUP([.D492];[$'Concept heirarchy position'.A$1:.I$629];2;0)" office:value-type="string" office:string-value="Consent">
            <text:p>Consent</text:p>
          </table:table-cell>
          <table:table-cell office:value-type="float" office:value="329">
            <text:p>329</text:p>
          </table:table-cell>
          <table:table-cell office:value-type="string">
            <text:p>Consent_given</text:p>
          </table:table-cell>
          <table:table-cell table:style-name="ce108" office:value-type="string">
            <text:p>Informed consent give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92];[$'Concept heirarchy position'.A$1:.I$629];3;0)" office:value-type="float" office:value="403">
            <text:p>403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92]+1" office:value-type="float" office:value="492">
            <text:p>492</text:p>
          </table:table-cell>
          <table:table-cell table:formula="of:=VLOOKUP([.D493];[$'Concept heirarchy position'.A$1:.I$629];2;0)" office:value-type="string" office:string-value="Final comments">
            <text:p>Final comments</text:p>
          </table:table-cell>
          <table:table-cell office:value-type="float" office:value="331">
            <text:p>331</text:p>
          </table:table-cell>
          <table:table-cell office:value-type="string">
            <text:p>Final_comments</text:p>
          </table:table-cell>
          <table:table-cell table:style-name="ce108" office:value-type="string">
            <text:p>Final comment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Text_box</text:p>
          </table:table-cell>
          <table:table-cell/>
          <table:table-cell table:style-name="ce104" office:value-type="float" office:value="65535">
            <text:p>65535</text:p>
          </table:table-cell>
          <table:table-cell table:number-columns-repeated="4"/>
          <table:table-cell table:formula="of:=VLOOKUP([.D493];[$'Concept heirarchy position'.A$1:.I$629];3;0)" office:value-type="float" office:value="404">
            <text:p>404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93]+1" office:value-type="float" office:value="493">
            <text:p>493</text:p>
          </table:table-cell>
          <table:table-cell table:formula="of:=VLOOKUP([.D494];[$'Concept heirarchy position'.A$1:.I$629];2;0)" office:value-type="string" office:string-value="Questions for anesthetist">
            <text:p>Questions for anesthetist</text:p>
          </table:table-cell>
          <table:table-cell office:value-type="float" office:value="362">
            <text:p>362</text:p>
          </table:table-cell>
          <table:table-cell table:style-name="ce15" office:value-type="string">
            <text:p>Patient_questions_for_anesthetist</text:p>
          </table:table-cell>
          <table:table-cell table:style-name="ce106" office:value-type="string">
            <text:p>Is there anything you would like to ask your anaesthetist?</text:p>
          </table:table-cell>
          <table:table-cell table:style-name="ce115" office:value-type="string">
            <text:p>All</text:p>
          </table:table-cell>
          <table:table-cell table:style-name="ce115" office:value-type="string">
            <text:p>Text_box</text:p>
          </table:table-cell>
          <table:table-cell table:style-name="ce115"/>
          <table:table-cell table:style-name="ce115" office:value-type="float" office:value="65535">
            <text:p>65535</text:p>
          </table:table-cell>
          <table:table-cell table:style-name="ce115" table:number-columns-repeated="4"/>
          <table:table-cell table:formula="of:=VLOOKUP([.D494];[$'Concept heirarchy position'.A$1:.I$629];3;0)" office:value-type="float" office:value="406">
            <text:p>406</text:p>
          </table:table-cell>
          <table:table-cell table:style-name="ce115" office:value-type="string">
            <text:p>Y</text:p>
          </table:table-cell>
          <table:table-cell table:style-name="ce115"/>
          <table:table-cell table:style-name="ce99"/>
          <table:table-cell table:number-columns-repeated="2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494]+1" office:value-type="float" office:value="494">
            <text:p>494</text:p>
          </table:table-cell>
          <table:table-cell table:formula="of:=VLOOKUP([.D495];[$'Concept heirarchy position'.A$1:.I$629];2;0)" office:value-type="string" office:string-value="Note">
            <text:p>Note</text:p>
          </table:table-cell>
          <table:table-cell office:value-type="float" office:value="388">
            <text:p>388</text:p>
          </table:table-cell>
          <table:table-cell table:style-name="ce11" office:value-type="string">
            <text:p>Comment_or_note</text:p>
          </table:table-cell>
          <table:table-cell table:style-name="ce110" office:value-type="string">
            <text:p>Enter Free Text Note</text:p>
          </table:table-cell>
          <table:table-cell office:value-type="string">
            <text:p>All</text:p>
          </table:table-cell>
          <table:table-cell office:value-type="string">
            <text:p>Text_box</text:p>
          </table:table-cell>
          <table:table-cell table:style-name="ce11"/>
          <table:table-cell table:number-columns-repeated="5"/>
          <table:table-cell table:formula="of:=VLOOKUP([.D495];[$'Concept heirarchy position'.A$1:.I$629];3;0)" office:value-type="float" office:value="407">
            <text:p>407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1005"/>
        </table:table-row>
        <table:table-row table:style-name="ro4">
          <table:table-cell table:style-name="ce99" table:formula="of:=[.A495]+1" office:value-type="float" office:value="495">
            <text:p>495</text:p>
          </table:table-cell>
          <table:table-cell table:formula="of:=VLOOKUP([.D496];[$'Concept heirarchy position'.A$1:.I$629];2;0)" office:value-type="string" office:string-value="Comments about Pre-op.net">
            <text:p>Comments about Pre-op.net</text:p>
          </table:table-cell>
          <table:table-cell office:value-type="float" office:value="361">
            <text:p>361</text:p>
          </table:table-cell>
          <table:table-cell table:style-name="ce11" office:value-type="string">
            <text:p>Pre-op.net_Comments</text:p>
          </table:table-cell>
          <table:table-cell table:style-name="ce110" office:value-type="string">
            <text:p>Do you have any comments about using this website and form?</text:p>
          </table:table-cell>
          <table:table-cell office:value-type="string">
            <text:p>All</text:p>
          </table:table-cell>
          <table:table-cell office:value-type="string">
            <text:p>OneOption</text:p>
          </table:table-cell>
          <table:table-cell table:style-name="ce11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496];[$'Concept heirarchy position'.A$1:.I$629];3;0)" office:value-type="float" office:value="408">
            <text:p>408</text:p>
          </table:table-cell>
          <table:table-cell table:style-name="ce115" office:value-type="string">
            <text:p>Y</text:p>
          </table:table-cell>
          <table:table-cell table:number-columns-repeated="4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496]+1" office:value-type="float" office:value="496">
            <text:p>496</text:p>
          </table:table-cell>
          <table:table-cell table:formula="of:=VLOOKUP([.D497];[$'Concept heirarchy position'.A$1:.I$629];2;0)" office:value-type="string" office:string-value="Consent to Privacy Policy">
            <text:p>Consent to Privacy Policy</text:p>
          </table:table-cell>
          <table:table-cell office:value-type="float" office:value="387">
            <text:p>387</text:p>
          </table:table-cell>
          <table:table-cell table:style-name="ce15" office:value-type="string">
            <text:p>Consent_Pre-op.net_Privacy_Policy</text:p>
          </table:table-cell>
          <table:table-cell table:style-name="ce107" office:value-type="string">
            <text:p>Do you understand and agree to the Pre-op.net &lt;a href="/privacy" target="_blank"&gt;Privacy Policy&lt;/a&gt;?</text:p>
          </table:table-cell>
          <table:table-cell table:style-name="ce15" office:value-type="string">
            <text:p>All</text:p>
          </table:table-cell>
          <table:table-cell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497];[$'Concept heirarchy position'.A$1:.I$629];3;0)" office:value-type="float" office:value="409">
            <text:p>409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497]+1" office:value-type="float" office:value="497">
            <text:p>497</text:p>
          </table:table-cell>
          <table:table-cell table:formula="of:=VLOOKUP([.D498];[$'Concept heirarchy position'.A$1:.I$629];2;0)" office:value-type="string" office:string-value="Consent to anesthesiologists QA">
            <text:p>Consent to anesthesiologists QA</text:p>
          </table:table-cell>
          <table:table-cell office:value-type="float" office:value="360">
            <text:p>360</text:p>
          </table:table-cell>
          <table:table-cell table:style-name="ce11" office:value-type="string">
            <text:p>Consent_Anesthetist_Quality_Assurance</text:p>
          </table:table-cell>
          <table:table-cell table:style-name="ce110" office:value-type="string">
            <text:p>Your anesthesiologist participates in quality assurance activities and routinely reviews the quality of their care. <text:s/>Do you consent for your information to be use in quality assurance activites? <text:s/>If you say no, your medical care will not be affected at all. </text:p>
          </table:table-cell>
          <table:table-cell office:value-type="string">
            <text:p>All</text:p>
          </table:table-cell>
          <table:table-cell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498];[$'Concept heirarchy position'.A$1:.I$629];3;0)" office:value-type="float" office:value="410">
            <text:p>410</text:p>
          </table:table-cell>
          <table:table-cell table:number-columns-repeated="1010"/>
        </table:table-row>
        <table:table-row table:style-name="ro4">
          <table:table-cell table:style-name="ce99" table:formula="of:=[.A498]+1" office:value-type="float" office:value="498">
            <text:p>498</text:p>
          </table:table-cell>
          <table:table-cell table:formula="of:=VLOOKUP([.D499];[$'Concept heirarchy position'.A$1:.I$629];2;0)" office:value-type="string" office:string-value="Consent to Pre-op.net QA">
            <text:p>Consent to Pre-op.net QA</text:p>
          </table:table-cell>
          <table:table-cell office:value-type="float" office:value="359">
            <text:p>359</text:p>
          </table:table-cell>
          <table:table-cell table:style-name="ce11" office:value-type="string">
            <text:p>Consent_Pre-op.net_Quality_Assurance</text:p>
          </table:table-cell>
          <table:table-cell table:style-name="ce110" office:value-type="string">
            <text:p>Pre-op.net participates in quality assurance activities and routinely reviews the quality of information provided to doctors. <text:s/>Do you consent for your information to be use in quality assurance activites by Pre-op.net? <text:s/>If you say no, your medical care will not be affected at all. </text:p>
          </table:table-cell>
          <table:table-cell office:value-type="string">
            <text:p>All</text:p>
          </table:table-cell>
          <table:table-cell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499];[$'Concept heirarchy position'.A$1:.I$629];3;0)" office:value-type="float" office:value="411">
            <text:p>411</text:p>
          </table:table-cell>
          <table:table-cell table:number-columns-repeated="1010"/>
        </table:table-row>
        <table:table-row table:style-name="ro4">
          <table:table-cell table:style-name="ce99" table:formula="of:=[.A499]+1" office:value-type="float" office:value="499">
            <text:p>499</text:p>
          </table:table-cell>
          <table:table-cell table:formula="of:=VLOOKUP([.D500];[$'Concept heirarchy position'.A$1:.I$629];2;0)" office:value-type="string" office:string-value="Consent to anonymous data use in research">
            <text:p>Consent to anonymous data use in research</text:p>
          </table:table-cell>
          <table:table-cell office:value-type="float" office:value="332">
            <text:p>332</text:p>
          </table:table-cell>
          <table:table-cell table:style-name="ce2" office:value-type="string">
            <text:p>Consent_Pre-op.net_anonymous_research</text:p>
          </table:table-cell>
          <table:table-cell table:style-name="ce110" office:value-type="string">
            <text:p>Pre-op.net contributes towards medical research into caring for people having surgery. <text:s/>Anonymised data (data with all identifying features removed) can be contributed from our database. <text:s/>No information that can be traced back to you is shared. <text:s/>Do we have your permission to use your anonymised data in research? <text:s/>If you say no, your medical care will not be affected at all. </text:p>
          </table:table-cell>
          <table:table-cell office:value-type="string">
            <text:p>All</text:p>
          </table:table-cell>
          <table:table-cell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500];[$'Concept heirarchy position'.A$1:.I$629];3;0)" office:value-type="float" office:value="412">
            <text:p>412</text:p>
          </table:table-cell>
          <table:table-cell table:number-columns-repeated="1010"/>
        </table:table-row>
        <table:table-row table:style-name="ro4">
          <table:table-cell table:style-name="ce99" table:formula="of:=[.A500]+1" office:value-type="float" office:value="500">
            <text:p>500</text:p>
          </table:table-cell>
          <table:table-cell table:formula="of:=VLOOKUP([.D501];[$'Concept heirarchy position'.A$1:.I$629];2;0)" office:value-type="string" office:string-value="Assessment completed by">
            <text:p>Assessment completed by</text:p>
          </table:table-cell>
          <table:table-cell office:value-type="float" office:value="367">
            <text:p>367</text:p>
          </table:table-cell>
          <table:table-cell table:style-name="ce15" office:value-type="string">
            <text:p>Patient_assessment_completed_by_type</text:p>
          </table:table-cell>
          <table:table-cell table:style-name="ce107" office:value-type="string">
            <text:p>Who filled out this form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1" office:value-type="string">
            <text:p>Form_Completed_by</text:p>
          </table:table-cell>
          <table:table-cell table:number-columns-repeated="5"/>
          <table:table-cell table:formula="of:=VLOOKUP([.D501];[$'Concept heirarchy position'.A$1:.I$629];3;0)" office:value-type="float" office:value="413">
            <text:p>413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501]+1" office:value-type="float" office:value="501">
            <text:p>501</text:p>
          </table:table-cell>
          <table:table-cell table:formula="of:=VLOOKUP([.D502];[$'Concept heirarchy position'.A$1:.I$629];2;0)" office:value-type="string" office:string-value="Assessment completed by">
            <text:p>Assessment completed by</text:p>
          </table:table-cell>
          <table:table-cell office:value-type="float" office:value="368">
            <text:p>368</text:p>
          </table:table-cell>
          <table:table-cell table:style-name="ce15" office:value-type="string">
            <text:p>Patient_assessment_completed_by_name</text:p>
          </table:table-cell>
          <table:table-cell table:style-name="ce107" office:value-type="string">
            <text:p>Who completed the form?</text:p>
          </table:table-cell>
          <table:table-cell table:style-name="ce15" office:value-type="string">
            <text:p>Patient_assessment_completed_by_type=Other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formula="of:=VLOOKUP([.D502];[$'Concept heirarchy position'.A$1:.I$629];3;0)" office:value-type="float" office:value="414">
            <text:p>414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502]+1" office:value-type="float" office:value="502">
            <text:p>502</text:p>
          </table:table-cell>
          <table:table-cell table:formula="of:=VLOOKUP([.D503];[$'Concept heirarchy position'.A$1:.I$629];2;0)" office:value-type="float" office:value="0">
            <text:p>#N/A</text:p>
          </table:table-cell>
          <table:table-cell office:value-type="float" office:value="470">
            <text:p>470</text:p>
          </table:table-cell>
          <table:table-cell/>
          <table:table-cell table:style-name="ce110" office:value-type="string">
            <text:p>Plan</text:p>
          </table:table-cell>
          <table:table-cell/>
          <table:table-cell office:value-type="string">
            <text:p>End_section</text:p>
          </table:table-cell>
          <table:table-cell table:number-columns-repeated="6"/>
          <table:table-cell table:formula="of:=VLOOKUP([.D503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503]+1" office:value-type="float" office:value="503">
            <text:p>503</text:p>
          </table:table-cell>
          <table:table-cell table:formula="of:=VLOOKUP([.D504];[$'Concept heirarchy position'.A$1:.I$629];2;0)" office:value-type="string" office:string-value="SMS message OK">
            <text:p>SMS message OK</text:p>
          </table:table-cell>
          <table:table-cell office:value-type="float" office:value="508">
            <text:p>508</text:p>
          </table:table-cell>
          <table:table-cell office:value-type="string">
            <text:p>SMS_message_OK</text:p>
          </table:table-cell>
          <table:table-cell office:value-type="string">
            <text:p>SMS messages OK?</text:p>
          </table:table-cell>
          <table:table-cell office:value-type="string">
            <text:p>All</text:p>
          </table:table-cell>
          <table:table-cell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504];[$'Concept heirarchy position'.A$1:.I$629];3;0)" office:value-type="float" office:value="24">
            <text:p>24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1006"/>
        </table:table-row>
        <table:table-row table:style-name="ro4">
          <table:table-cell table:style-name="ce99" table:formula="of:=[.A504]+1" office:value-type="float" office:value="504">
            <text:p>504</text:p>
          </table:table-cell>
          <table:table-cell table:formula="of:=VLOOKUP([.D505];[$'Concept heirarchy position'.A$1:.I$629];2;0)" office:value-type="float" office:value="0">
            <text:p>#N/A</text:p>
          </table:table-cell>
          <table:table-cell office:value-type="float" office:value="511">
            <text:p>511</text:p>
          </table:table-cell>
          <table:table-cell/>
          <table:table-cell office:value-type="string">
            <text:p>Procedure</text:p>
          </table:table-cell>
          <table:table-cell/>
          <table:table-cell office:value-type="string">
            <text:p>End_section</text:p>
          </table:table-cell>
          <table:table-cell table:style-name="ce10"/>
          <table:table-cell table:number-columns-repeated="5"/>
          <table:table-cell table:formula="of:=VLOOKUP([.D505];[$'Concept heirarchy position'.A$1:.I$629];3;0)" office:value-type="float" office:value="0">
            <text:p>#N/A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07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102"/>
          <table:table-cell table:number-columns-repeated="1021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2"/>
          <table:table-cell table:formula="of:=LARGE([.C1:.C515];1)+1" office:value-type="float" office:value="512">
            <text:p>512</text:p>
          </table:table-cell>
          <table:table-cell table:number-columns-repeated="1021"/>
        </table:table-row>
        <table:table-row table:style-name="ro4" table:number-rows-repeated="1048056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_FilterDatabase" table:base-cell-address="$Definitions.$A$1" table:cell-range-address="$Questions.$A$1:.$S$505"/>
          <table:named-range table:name="Z_A2822BA0_8792_8A42_8107_58F529CC73B7__wvu_FilterData" table:base-cell-address="$Definitions.$A$1" table:cell-range-address="$Questions.$A$1:.$S$505"/>
        </table:named-expressions>
      </table:table>
      <table:table table:name="Option_List" table:style-name="ta5"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42" table:default-cell-style-name="ce11"/>
        <table:table-column table:style-name="co43" table:number-columns-repeated="253" table:default-cell-style-name="ce11"/>
        <table:table-column table:style-name="co43" table:number-columns-repeated="767" table:default-cell-style-name="Default"/>
        <table:table-row table:style-name="ro1">
          <table:table-cell table:style-name="ce56" office:value-type="string">
            <text:p>Option_List</text:p>
          </table:table-cell>
          <table:table-cell table:style-name="ce56" office:value-type="string">
            <text:p>Option_List_Order</text:p>
          </table:table-cell>
          <table:table-cell table:style-name="ce56" office:value-type="string">
            <text:p>Option_List_Presented_Term</text:p>
          </table:table-cell>
          <table:table-cell table:style-name="ce56" office:value-type="string">
            <text:p>Option_List_Stored_Term</text:p>
          </table:table-cell>
          <table:table-cell table:style-name="ce56" office:value-type="string">
            <text:p>Snomed code</text:p>
          </table:table-cell>
          <table:table-cell table:style-name="ce56" office:value-type="string">
            <text:p>Value (non-snomed)</text:p>
          </table:table-cell>
          <table:table-cell table:style-name="ce56" office:value-type="string">
            <text:p>Description</text:p>
          </table:table-cell>
          <table:table-cell table:style-name="ce58" table:number-columns-repeated="1017"/>
        </table:table-row>
        <table:table-row table:style-name="ro1">
          <table:table-cell table:style-name="ce10" office:value-type="string">
            <text:p>ACS_Type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ACS_Typ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Unstable Angina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CS_Typ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Non-STEMI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CS_Typ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STEMI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Acute_heart_failure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45" office:value-type="string">
            <text:p>Acute_heart_failur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Heart failure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Acute_heart_failur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Severe heart failure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Acute_heart_failur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Cardiogenic shock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F_pattern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AF_pattern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First episod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F_pattern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Paroxysmal (two episodes in a week, spontaneous reversion)</text:p>
          </table:table-cell>
          <table:table-cell table:style-name="ce45" office:value-type="string">
            <text:p>Paroxysm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F_pattern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Persistent (&gt;1 week or requiring treatment)</text:p>
          </table:table-cell>
          <table:table-cell table:style-name="ce45" office:value-type="string">
            <text:p>Persisten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F_pattern</text:p>
          </table:table-cell>
          <table:table-cell table:style-name="ce50" office:value-type="float" office:value="5">
            <text:p>5</text:p>
          </table:table-cell>
          <table:table-cell table:style-name="ce45" office:value-type="string">
            <text:p>Long standing persistent (&gt;1year)</text:p>
          </table:table-cell>
          <table:table-cell table:style-name="ce45" office:value-type="string">
            <text:p>Long standing persisten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F_pattern</text:p>
          </table:table-cell>
          <table:table-cell table:style-name="ce50" office:value-type="float" office:value="6">
            <text:p>6</text:p>
          </table:table-cell>
          <table:table-cell table:style-name="ce45" office:value-type="string">
            <text:p>Permanent (failed cardioversion)</text:p>
          </table:table-cell>
          <table:table-cell table:style-name="ce45" office:value-type="string">
            <text:p>Permanen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F_pattern</text:p>
          </table:table-cell>
          <table:table-cell table:style-name="ce50" office:value-type="float" office:value="7">
            <text:p>7</text:p>
          </table:table-cell>
          <table:table-cell table:number-columns-repeated="2" table:style-name="ce45" office:value-type="string">
            <text:p>Previous/Pas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llergy_reaction_clinician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Allergy_reaction_clinician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Rash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llergy_reaction_clinician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Hypotensio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llergy_reaction_clinician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Bronchospasm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llergy_reaction_clinician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llergy_reaction_patient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Allergy_reaction_patient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Rash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llergy_reaction_patient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Fall in blood pressure</text:p>
          </table:table-cell>
          <table:table-cell table:style-name="ce45" office:value-type="string">
            <text:p>Hypotensio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llergy_reaction_patient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Trouble breathing</text:p>
          </table:table-cell>
          <table:table-cell table:style-name="ce45" office:value-type="string">
            <text:p>Breathing difficult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llergy_reaction_patient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nesthesia_technique</text:p>
          </table:table-cell>
          <table:table-cell table:style-name="ce50" office:value-type="float" office:value="5">
            <text:p>5</text:p>
          </table:table-cell>
          <table:table-cell table:number-columns-repeated="2" table:style-name="ce10" office:value-type="string">
            <text:p>Not discusse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nesthesia_technique</text:p>
          </table:table-cell>
          <table:table-cell table:style-name="ce50" office:value-type="float" office:value="1">
            <text:p>1</text:p>
          </table:table-cell>
          <table:table-cell table:number-columns-repeated="2" table:style-name="ce10" office:value-type="string">
            <text:p>Gener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nesthesia_techniqu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Sedatio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nesthesia_techniqu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Regional - neuraxi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nesthesia_techniqu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Regional - peripher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ngina_severity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ngina_severity</text:p>
          </table:table-cell>
          <table:table-cell table:style-name="ce50" office:value-type="float" office:value="2">
            <text:p>2</text:p>
          </table:table-cell>
          <table:table-cell table:style-name="ce45" office:value-type="string">
            <text:p>Class 1: Strenuous exertion</text:p>
          </table:table-cell>
          <table:table-cell table:style-name="ce45" office:value-type="string">
            <text:p>Class 1</text:p>
          </table:table-cell>
          <table:table-cell table:style-name="ce10" office:value-type="float" office:value="41334000">
            <text:p>41334000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ngina_severity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Class 2: Moderate exertion, walking quickly, cold, wind or stress</text:p>
          </table:table-cell>
          <table:table-cell table:style-name="ce45" office:value-type="string">
            <text:p>Class 2</text:p>
          </table:table-cell>
          <table:table-cell table:style-name="ce10" office:value-type="float" office:value="41334000">
            <text:p>41334000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ngina_severity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Class 3: Walking or mild exertion</text:p>
          </table:table-cell>
          <table:table-cell table:style-name="ce45" office:value-type="string">
            <text:p>Class 3</text:p>
          </table:table-cell>
          <table:table-cell table:style-name="ce10" office:value-type="float" office:value="85284003">
            <text:p>85284003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ngina_severity</text:p>
          </table:table-cell>
          <table:table-cell table:style-name="ce50" office:value-type="float" office:value="5">
            <text:p>5</text:p>
          </table:table-cell>
          <table:table-cell table:style-name="ce45" office:value-type="string">
            <text:p>Class 4: At rest or minimal exertion</text:p>
          </table:table-cell>
          <table:table-cell table:style-name="ce45" office:value-type="string">
            <text:p>Class 4</text:p>
          </table:table-cell>
          <table:table-cell table:style-name="ce10" office:value-type="float" office:value="89323001">
            <text:p>89323001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SA_status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ASA_status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413495001">
            <text:p>413495001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SA_statu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413496000">
            <text:p>413496000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SA_status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413497009">
            <text:p>413497009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SA_status</text:p>
          </table:table-cell>
          <table:table-cell table:style-name="ce50" office:value-type="float" office:value="5">
            <text:p>5</text:p>
          </table:table-cell>
          <table:table-cell table:number-columns-repeated="2" table:style-name="ce10" office:value-type="float" office:value="4">
            <text:p>4</text:p>
          </table:table-cell>
          <table:table-cell table:style-name="ce10" office:value-type="float" office:value="413498004">
            <text:p>413498004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SA_status</text:p>
          </table:table-cell>
          <table:table-cell table:style-name="ce50" office:value-type="float" office:value="6">
            <text:p>6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413499007">
            <text:p>413499007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SA_status</text:p>
          </table:table-cell>
          <table:table-cell table:style-name="ce50" office:value-type="float" office:value="7">
            <text:p>7</text:p>
          </table:table-cell>
          <table:table-cell table:number-columns-repeated="2" table:style-name="ce10" office:value-type="float" office:value="6">
            <text:p>6</text:p>
          </table:table-cell>
          <table:table-cell table:style-name="ce10" office:value-type="float" office:value="413500003">
            <text:p>413500003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sthma_severity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Asthma_severity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Intermittent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>
            <text:p>Asthma_severity</text:p>
          </table:table-cell>
          <table:table-cell table:style-name="ce50" office:value-type="float" office:value="2">
            <text:p>2</text:p>
          </table:table-cell>
          <table:table-cell table:style-name="ce10" office:value-type="string">
            <text:p>Intermittent Symptoms &lt; 2 per week, FEV1 &gt; 80%</text:p>
          </table:table-cell>
          <table:table-cell table:style-name="ce10" office:value-type="string">
            <text:p>Intermitten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sthma_severity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Mild persistent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>
            <text:p>Asthma_severity</text:p>
          </table:table-cell>
          <table:table-cell table:style-name="ce50" office:value-type="float" office:value="3">
            <text:p>3</text:p>
          </table:table-cell>
          <table:table-cell table:style-name="ce10" office:value-type="string">
            <text:p>Mild Persistent Symptoms &gt; 2 per week, FEV1 &gt; 80%</text:p>
          </table:table-cell>
          <table:table-cell table:style-name="ce10" office:value-type="string">
            <text:p>Mild Persisten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sthma_severity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Moderate persistent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>
            <text:p>Asthma_severity</text:p>
          </table:table-cell>
          <table:table-cell table:style-name="ce50" office:value-type="float" office:value="4">
            <text:p>4</text:p>
          </table:table-cell>
          <table:table-cell table:style-name="ce10" office:value-type="string">
            <text:p>Moderate Persistent Symptoms daily, FEV1 60-80%</text:p>
          </table:table-cell>
          <table:table-cell table:style-name="ce10" office:value-type="string">
            <text:p>Moderate Persisten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sthma_severity</text:p>
          </table:table-cell>
          <table:table-cell table:style-name="ce50" office:value-type="float" office:value="5">
            <text:p>5</text:p>
          </table:table-cell>
          <table:table-cell table:number-columns-repeated="2" table:style-name="ce10" office:value-type="string">
            <text:p>Severe persistent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>
            <text:p>Asthma_severity</text:p>
          </table:table-cell>
          <table:table-cell table:style-name="ce50" office:value-type="float" office:value="5">
            <text:p>5</text:p>
          </table:table-cell>
          <table:table-cell table:style-name="ce10" office:value-type="string">
            <text:p>Severe Persistent Daily Symptoms FEV1 &lt; 60%</text:p>
          </table:table-cell>
          <table:table-cell table:style-name="ce10" office:value-type="string">
            <text:p>Severe Persisten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erebrovascular_disease</text:p>
          </table:table-cell>
          <table:table-cell table:style-name="ce50" office:value-type="float" office:value="1">
            <text:p>1</text:p>
          </table:table-cell>
          <table:table-cell table:number-columns-repeated="2" table:style-name="ce45" office:value-type="string">
            <text:p>TIA / RIN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erebrovascular_diseas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CVA with recover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erebrovascular_diseas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CVA with permanent defici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erebrovascular_diseas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Carotid stenosi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erebrovascular_disease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Cerebral aneurysm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erebrovascular_disease</text:p>
          </table:table-cell>
          <table:table-cell table:style-name="ce50" office:value-type="float" office:value="6">
            <text:p>6</text:p>
          </table:table-cell>
          <table:table-cell table:number-columns-repeated="2" table:style-name="ce45" office:value-type="string">
            <text:p>Cerebral AV malformatio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erebrovascular_disease</text:p>
          </table:table-cell>
          <table:table-cell table:style-name="ce50" office:value-type="float" office:value="7">
            <text:p>7</text:p>
          </table:table-cell>
          <table:table-cell table:number-columns-repeated="2" table:style-name="ce45" office:value-type="string">
            <text:p>Subarachnoid haemorrhag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erebrovascular_disease</text:p>
          </table:table-cell>
          <table:table-cell table:style-name="ce50" office:value-type="float" office:value="8">
            <text:p>8</text:p>
          </table:table-cell>
          <table:table-cell table:number-columns-repeated="2" table:style-name="ce10" office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>
            <text:p>Cerebrovascular_diseases_patient</text:p>
          </table:table-cell>
          <table:table-cell table:style-name="ce47" office:value-type="float" office:value="1">
            <text:p>1</text:p>
          </table:table-cell>
          <table:table-cell table:number-columns-repeated="2" office:value-type="string">
            <text:p>None</text:p>
          </table:table-cell>
          <table:table-cell table:number-columns-repeated="1020"/>
        </table:table-row>
        <table:table-row table:style-name="ro1">
          <table:table-cell office:value-type="string">
            <text:p>Cerebrovascular_diseases_patient</text:p>
          </table:table-cell>
          <table:table-cell table:style-name="ce50" office:value-type="float" office:value="2">
            <text:p>2</text:p>
          </table:table-cell>
          <table:table-cell office:value-type="string">
            <text:p>Stroke</text:p>
          </table:table-cell>
          <table:table-cell office:value-type="string">
            <text:p>CVA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Cerebrovascular_diseases_patient</text:p>
          </table:table-cell>
          <table:table-cell table:style-name="ce47" office:value-type="float" office:value="3">
            <text:p>3</text:p>
          </table:table-cell>
          <table:table-cell table:style-name="ce45" office:value-type="string">
            <text:p>Mini-stroke or TIA</text:p>
          </table:table-cell>
          <table:table-cell table:style-name="ce45" office:value-type="string">
            <text:p>TIA</text:p>
          </table:table-cell>
          <table:table-cell table:number-columns-repeated="1020"/>
        </table:table-row>
        <table:table-row table:style-name="ro1">
          <table:table-cell office:value-type="string">
            <text:p>Cerebrovascular_diseases_patient</text:p>
          </table:table-cell>
          <table:table-cell table:style-name="ce47" office:value-type="float" office:value="4">
            <text:p>4</text:p>
          </table:table-cell>
          <table:table-cell office:value-type="string">
            <text:p>Aneurysm</text:p>
          </table:table-cell>
          <table:table-cell office:value-type="string">
            <text:p>Intracranial aneurysm</text:p>
          </table:table-cell>
          <table:table-cell table:number-columns-repeated="1020"/>
        </table:table-row>
        <table:table-row table:style-name="ro1">
          <table:table-cell office:value-type="string">
            <text:p>Cerebrovascular_diseases_patient</text:p>
          </table:table-cell>
          <table:table-cell table:style-name="ce47" office:value-type="float" office:value="5">
            <text:p>5</text:p>
          </table:table-cell>
          <table:table-cell table:number-columns-repeated="2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_Pugh_Grade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Child_Pugh_Grad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A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_Pugh_Grad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B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_Pugh_Grad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C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hood_infectious_disease</text:p>
          </table:table-cell>
          <table:table-cell table:style-name="ce50" office:value-type="float" office:value="1">
            <text:p>1</text:p>
          </table:table-cell>
          <table:table-cell table:number-columns-repeated="2" table:style-name="ce45" office:value-type="string">
            <text:p>Non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hood_infectious_diseas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Mump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hood_infectious_diseas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Diphtheria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hood_infectious_diseas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Chickenpox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hood_infectious_disease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Whooping cough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hood_infectious_disease</text:p>
          </table:table-cell>
          <table:table-cell table:style-name="ce50" office:value-type="float" office:value="6">
            <text:p>6</text:p>
          </table:table-cell>
          <table:table-cell table:number-columns-repeated="2" table:style-name="ce45" office:value-type="string">
            <text:p>Measle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hood_infectious_disease</text:p>
          </table:table-cell>
          <table:table-cell table:style-name="ce50" office:value-type="float" office:value="7">
            <text:p>7</text:p>
          </table:table-cell>
          <table:table-cell table:number-columns-repeated="2" table:style-name="ce45" office:value-type="string">
            <text:p>Polio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hood_infectious_disease</text:p>
          </table:table-cell>
          <table:table-cell table:style-name="ce50" office:value-type="float" office:value="8">
            <text:p>8</text:p>
          </table:table-cell>
          <table:table-cell table:number-columns-repeated="2" table:style-name="ce45" office:value-type="string">
            <text:p>Rubella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ongenital_heart_disease_type</text:p>
          </table:table-cell>
          <table:table-cell table:style-name="ce50" office:value-type="float" office:value="1">
            <text:p>1</text:p>
          </table:table-cell>
          <table:table-cell table:number-columns-repeated="2" table:style-name="ce45" office:value-type="string">
            <text:p>Unknown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Congenital_heart_disease_typ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AS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ongenital_heart_disease_typ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VS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ongenital_heart_disease_typ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PFO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ongenital_heart_disease_type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Tetralogy of Fallo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ongenital_heart_disease_type</text:p>
          </table:table-cell>
          <table:table-cell table:style-name="ce50" office:value-type="float" office:value="6">
            <text:p>6</text:p>
          </table:table-cell>
          <table:table-cell table:number-columns-repeated="2" table:style-name="ce45" office:value-type="string">
            <text:p>Transposition of great arterie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ongenital_heart_disease_type</text:p>
          </table:table-cell>
          <table:table-cell table:style-name="ce50" office:value-type="float" office:value="7">
            <text:p>7</text:p>
          </table:table-cell>
          <table:table-cell table:number-columns-repeated="2" table:style-name="ce45" office:value-type="string">
            <text:p>Aortic coarctatio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ongenital_heart_disease_type</text:p>
          </table:table-cell>
          <table:table-cell table:style-name="ce50" office:value-type="float" office:value="8">
            <text:p>8</text:p>
          </table:table-cell>
          <table:table-cell table:number-columns-repeated="2" table:style-name="ce45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ountry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2"/>
          <table:table-cell table:style-name="ce10"/>
          <table:table-cell table:number-columns-repeated="1017"/>
        </table:table-row>
        <table:table-row table:style-name="ro1">
          <table:table-cell office:value-type="string">
            <text:p>Country</text:p>
          </table:table-cell>
          <table:table-cell table:style-name="ce47" office:value-type="float" office:value="2">
            <text:p>2</text:p>
          </table:table-cell>
          <table:table-cell table:number-columns-repeated="2" office:value-type="string">
            <text:p>Australia</text:p>
          </table:table-cell>
          <table:table-cell table:number-columns-repeated="1020"/>
        </table:table-row>
        <table:table-row table:style-name="ro1">
          <table:table-cell office:value-type="string">
            <text:p>Country</text:p>
          </table:table-cell>
          <table:table-cell table:style-name="ce47" office:value-type="float" office:value="3">
            <text:p>3</text:p>
          </table:table-cell>
          <table:table-cell office:value-type="string">
            <text:p>United Kingdom</text:p>
          </table:table-cell>
          <table:table-cell office:value-type="string">
            <text:p>UK</text:p>
          </table:table-cell>
          <table:table-cell table:number-columns-repeated="1020"/>
        </table:table-row>
        <table:table-row table:style-name="ro1">
          <table:table-cell office:value-type="string">
            <text:p>Country</text:p>
          </table:table-cell>
          <table:table-cell table:style-name="ce47" office:value-type="float" office:value="4">
            <text:p>4</text:p>
          </table:table-cell>
          <table:table-cell office:value-type="string">
            <text:p>United States of America</text:p>
          </table:table-cell>
          <table:table-cell office:value-type="string">
            <text:p>USA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reatinine_units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Creatinine_units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mmol/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reatinine_unit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mg/d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</text:p>
          </table:table-cell>
          <table:table-cell table:style-name="ce50" office:value-type="float" office:value="1">
            <text:p>1</text:p>
          </table:table-cell>
          <table:table-cell table:number-columns-repeated="2" table:style-name="ce10" office:value-type="string">
            <text:p>Norm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Implants or crown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Upper - complete denture / no teeth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Lower - complete denture / no teeth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</text:p>
          </table:table-cell>
          <table:table-cell table:style-name="ce50" office:value-type="float" office:value="5">
            <text:p>5</text:p>
          </table:table-cell>
          <table:table-cell table:number-columns-repeated="2" table:style-name="ce10" office:value-type="string">
            <text:p>Upper - partial prosthesi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</text:p>
          </table:table-cell>
          <table:table-cell table:style-name="ce50" office:value-type="float" office:value="6">
            <text:p>6</text:p>
          </table:table-cell>
          <table:table-cell table:number-columns-repeated="2" table:style-name="ce10" office:value-type="string">
            <text:p>Lower - partial prosthesi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</text:p>
          </table:table-cell>
          <table:table-cell table:style-name="ce50" office:value-type="float" office:value="7">
            <text:p>7</text:p>
          </table:table-cell>
          <table:table-cell table:number-columns-repeated="2" table:style-name="ce10" office:value-type="string">
            <text:p>Loose teeth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</text:p>
          </table:table-cell>
          <table:table-cell table:style-name="ce50" office:value-type="float" office:value="8">
            <text:p>8</text:p>
          </table:table-cell>
          <table:table-cell table:number-columns-repeated="2" table:style-name="ce10" office:value-type="string">
            <text:p>Chipped teeth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</text:p>
          </table:table-cell>
          <table:table-cell table:style-name="ce50" office:value-type="float" office:value="9">
            <text:p>9</text:p>
          </table:table-cell>
          <table:table-cell table:number-columns-repeated="2" table:style-name="ce10" office:value-type="string">
            <text:p>Missing teeth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_patient</text:p>
          </table:table-cell>
          <table:table-cell table:style-name="ce50" office:value-type="float" office:value="1">
            <text:p>1</text:p>
          </table:table-cell>
          <table:table-cell table:number-columns-repeated="2" table:style-name="ce10" office:value-type="string">
            <text:p>Loose tooth (or teeth)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_patient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Chipped or broken tooth (or teeth)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_patient</text:p>
          </table:table-cell>
          <table:table-cell table:style-name="ce50" office:value-type="float" office:value="3">
            <text:p>3</text:p>
          </table:table-cell>
          <table:table-cell table:style-name="ce10" office:value-type="string">
            <text:p>Crown(s)</text:p>
          </table:table-cell>
          <table:table-cell table:style-name="ce10" office:value-type="string">
            <text:p>Crown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_patient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Bridg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_patient</text:p>
          </table:table-cell>
          <table:table-cell table:style-name="ce50" office:value-type="float" office:value="5">
            <text:p>5</text:p>
          </table:table-cell>
          <table:table-cell table:number-columns-repeated="2" table:style-name="ce10" office:value-type="string">
            <text:p>Partial dentur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_patient</text:p>
          </table:table-cell>
          <table:table-cell table:style-name="ce50" office:value-type="float" office:value="6">
            <text:p>6</text:p>
          </table:table-cell>
          <table:table-cell table:number-columns-repeated="2" table:style-name="ce10" office:value-type="string">
            <text:p>Dentur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_patient</text:p>
          </table:table-cell>
          <table:table-cell table:style-name="ce50" office:value-type="float" office:value="7">
            <text:p>7</text:p>
          </table:table-cell>
          <table:table-cell table:style-name="ce10" office:value-type="string">
            <text:p>Dental implant</text:p>
          </table:table-cell>
          <table:table-cell table:style-name="ce10" office:value-type="string">
            <text:p>Implan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_patient</text:p>
          </table:table-cell>
          <table:table-cell table:style-name="ce50" office:value-type="float" office:value="8">
            <text:p>8</text:p>
          </table:table-cell>
          <table:table-cell table:number-columns-repeated="2" table:style-name="ce10" office:value-type="string">
            <text:p>Filling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_patient</text:p>
          </table:table-cell>
          <table:table-cell table:style-name="ce50" office:value-type="float" office:value="9">
            <text:p>9</text:p>
          </table:table-cell>
          <table:table-cell office:value-type="string">
            <text:p>None of the above, no tooth problems or protheses.</text:p>
          </table:table-cell>
          <table:table-cell office:value-type="string">
            <text:p>No prostheses or dental damag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reatment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Diabetes_treatment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Non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reatment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Diet controlle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reatment</text:p>
          </table:table-cell>
          <table:table-cell table:style-name="ce50" office:value-type="float" office:value="4">
            <text:p>4</text:p>
          </table:table-cell>
          <table:table-cell table:style-name="ce10" office:value-type="string">
            <text:p>Oral hypoglycaemics</text:p>
          </table:table-cell>
          <table:table-cell table:style-name="ce10" office:value-type="string">
            <text:p>Oral hypoglycemic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reatment</text:p>
          </table:table-cell>
          <table:table-cell table:style-name="ce50" office:value-type="float" office:value="5">
            <text:p>5</text:p>
          </table:table-cell>
          <table:table-cell table:number-columns-repeated="2" table:style-name="ce10" office:value-type="string">
            <text:p>Insuli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reatment_patient</text:p>
          </table:table-cell>
          <table:table-cell table:style-name="ce50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Diabetes_treatment_patient</text:p>
          </table:table-cell>
          <table:table-cell table:style-name="ce50" office:value-type="float" office:value="2">
            <text:p>2</text:p>
          </table:table-cell>
          <table:table-cell table:style-name="ce10" office:value-type="string">
            <text:p>No treatment</text:p>
          </table:table-cell>
          <table:table-cell table:style-name="ce10" office:value-type="string">
            <text:p>Non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reatment_patient</text:p>
          </table:table-cell>
          <table:table-cell table:style-name="ce50" office:value-type="float" office:value="3">
            <text:p>3</text:p>
          </table:table-cell>
          <table:table-cell table:style-name="ce10" office:value-type="string">
            <text:p>Diet </text:p>
          </table:table-cell>
          <table:table-cell table:style-name="ce10" office:value-type="string">
            <text:p>Diet controlle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reatment_patient</text:p>
          </table:table-cell>
          <table:table-cell table:style-name="ce50" office:value-type="float" office:value="4">
            <text:p>4</text:p>
          </table:table-cell>
          <table:table-cell table:style-name="ce10" office:value-type="string">
            <text:p>Tablets</text:p>
          </table:table-cell>
          <table:table-cell table:style-name="ce10" office:value-type="string">
            <text:p>Oral hypoglycemic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reatment_patient</text:p>
          </table:table-cell>
          <table:table-cell table:style-name="ce50" office:value-type="float" office:value="5">
            <text:p>5</text:p>
          </table:table-cell>
          <table:table-cell table:style-name="ce10" office:value-type="string">
            <text:p>Insulin </text:p>
          </table:table-cell>
          <table:table-cell table:style-name="ce10" office:value-type="string">
            <text:p>Insuli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ype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Diabetes_typ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Type 1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yp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Type 2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yp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MOD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lysis_type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Dialysis_typ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Hemofiltratio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lysis_typ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Peritoneal dialysi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lysis_typ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Hemodialysi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Exercise_tolerance</text:p>
          </table:table-cell>
          <table:table-cell table:style-name="ce47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Exercise_toleranc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Unknown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Exercise_tolerance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&lt; 4 METS</text:p>
          </table:table-cell>
          <table:table-cell table:style-name="ce45" office:value-type="string">
            <text:p>Below 4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Exercise_tolerance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4-7 METS</text:p>
          </table:table-cell>
          <table:table-cell table:style-name="ce45" office:value-type="string">
            <text:p>4 to 7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Exercise_tolerance</text:p>
          </table:table-cell>
          <table:table-cell table:style-name="ce50" office:value-type="float" office:value="5">
            <text:p>5</text:p>
          </table:table-cell>
          <table:table-cell table:style-name="ce45" office:value-type="string">
            <text:p>7-10 METS</text:p>
          </table:table-cell>
          <table:table-cell table:style-name="ce45" office:value-type="string">
            <text:p>7 to 10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Exercise_tolerance</text:p>
          </table:table-cell>
          <table:table-cell table:style-name="ce50" office:value-type="float" office:value="6">
            <text:p>6</text:p>
          </table:table-cell>
          <table:table-cell table:style-name="ce45" office:value-type="string">
            <text:p>&gt; 10 METS</text:p>
          </table:table-cell>
          <table:table-cell table:style-name="ce45" office:value-type="string">
            <text:p>Over 10</text:p>
          </table:table-cell>
          <table:table-cell table:number-columns-repeated="1020"/>
        </table:table-row>
        <table:table-row table:style-name="ro1">
          <table:table-cell office:value-type="string">
            <text:p>Exercise_Tolerance_METS_scale</text:p>
          </table:table-cell>
          <table:table-cell table:style-name="ce47" office:value-type="float" office:value="1">
            <text:p>1</text:p>
          </table:table-cell>
          <table:table-cell office:value-type="string">
            <text:p>Sit quietly in a chair</text:p>
          </table:table-cell>
          <table:table-cell office:value-type="string">
            <text:p>1 - 2 METS</text:p>
          </table:table-cell>
          <table:table-cell table:number-columns-repeated="1020"/>
        </table:table-row>
        <table:table-row table:style-name="ro1">
          <table:table-cell office:value-type="string">
            <text:p>Exercise_Tolerance_METS_scale</text:p>
          </table:table-cell>
          <table:table-cell table:style-name="ce47" office:value-type="float" office:value="2">
            <text:p>2</text:p>
          </table:table-cell>
          <table:table-cell office:value-type="string">
            <text:p>Dress, iron, stand for 2 hours, play cards</text:p>
          </table:table-cell>
          <table:table-cell office:value-type="string">
            <text:p>2 - 2.3 METS</text:p>
          </table:table-cell>
          <table:table-cell table:number-columns-repeated="1020"/>
        </table:table-row>
        <table:table-row table:style-name="ro1">
          <table:table-cell office:value-type="string">
            <text:p>Exercise_Tolerance_METS_scale</text:p>
          </table:table-cell>
          <table:table-cell table:style-name="ce47" office:value-type="float" office:value="3">
            <text:p>3</text:p>
          </table:table-cell>
          <table:table-cell office:value-type="string">
            <text:p>Make a bed, mop floors, handwash clothes, walk 4km/h, bowl</text:p>
          </table:table-cell>
          <table:table-cell office:value-type="string">
            <text:p>3 - 5 METS</text:p>
          </table:table-cell>
          <table:table-cell table:number-columns-repeated="1020"/>
        </table:table-row>
        <table:table-row table:style-name="ro1">
          <table:table-cell office:value-type="string">
            <text:p>Exercise_Tolerance_METS_scale</text:p>
          </table:table-cell>
          <table:table-cell table:style-name="ce47" office:value-type="float" office:value="4">
            <text:p>4</text:p>
          </table:table-cell>
          <table:table-cell office:value-type="string">
            <text:p>Walk down a flight of stairs</text:p>
          </table:table-cell>
          <table:table-cell office:value-type="string">
            <text:p>4.5 - 5.2 METS</text:p>
          </table:table-cell>
          <table:table-cell table:number-columns-repeated="1020"/>
        </table:table-row>
        <table:table-row table:style-name="ro1">
          <table:table-cell office:value-type="string">
            <text:p>Exercise_Tolerance_METS_scale</text:p>
          </table:table-cell>
          <table:table-cell table:style-name="ce47" office:value-type="float" office:value="5">
            <text:p>5</text:p>
          </table:table-cell>
          <table:table-cell office:value-type="string">
            <text:p>Carry a light parcel up stairs without stopping, garden, rake weed, roller skate, dance a fox trot, walk 6km/h on level ground</text:p>
          </table:table-cell>
          <table:table-cell office:value-type="string">
            <text:p>5 - 6 METS</text:p>
          </table:table-cell>
          <table:table-cell table:number-columns-repeated="1020"/>
        </table:table-row>
        <table:table-row table:style-name="ro1">
          <table:table-cell office:value-type="string">
            <text:p>Exercise_Tolerance_METS_scale</text:p>
          </table:table-cell>
          <table:table-cell table:style-name="ce47" office:value-type="float" office:value="6">
            <text:p>6</text:p>
          </table:table-cell>
          <table:table-cell office:value-type="string">
            <text:p>Carry 10kg up 8 steps, shovel soil, carry 35kg objects, jog 8km/h, play football, squash or skiing</text:p>
          </table:table-cell>
          <table:table-cell office:value-type="string">
            <text:p>7 - 9 METS</text:p>
          </table:table-cell>
          <table:table-cell table:number-columns-repeated="1020"/>
        </table:table-row>
        <table:table-row table:style-name="ro1">
          <table:table-cell office:value-type="string">
            <text:p>Form_Completed_by</text:p>
          </table:table-cell>
          <table:table-cell table:style-name="ce47"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Form_Completed_by</text:p>
          </table:table-cell>
          <table:table-cell table:style-name="ce47" office:value-type="float" office:value="2">
            <text:p>2</text:p>
          </table:table-cell>
          <table:table-cell table:number-columns-repeated="2" office:value-type="string">
            <text:p>Patient</text:p>
          </table:table-cell>
          <table:table-cell table:number-columns-repeated="1020"/>
        </table:table-row>
        <table:table-row table:style-name="ro1">
          <table:table-cell office:value-type="string">
            <text:p>Form_Completed_by</text:p>
          </table:table-cell>
          <table:table-cell table:style-name="ce47" office:value-type="float" office:value="3">
            <text:p>3</text:p>
          </table:table-cell>
          <table:table-cell office:value-type="string">
            <text:p>Someone else</text:p>
          </table:table-cell>
          <table:table-cell office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>
            <text:p>Functional_Scale_Based_on_AHA_Cardiac_Assessment</text:p>
          </table:table-cell>
          <table:table-cell table:style-name="ce47" office:value-type="float" office:value="1">
            <text:p>1</text:p>
          </table:table-cell>
          <table:table-cell office:value-type="string">
            <text:p>Sit quietly in a chair</text:p>
          </table:table-cell>
          <table:table-cell office:value-type="string">
            <text:p>&lt;2 METS</text:p>
          </table:table-cell>
          <table:table-cell table:number-columns-repeated="1020"/>
        </table:table-row>
        <table:table-row table:style-name="ro1">
          <table:table-cell office:value-type="string">
            <text:p>Functional_Scale_Based_on_AHA_Cardiac_Assessment</text:p>
          </table:table-cell>
          <table:table-cell table:style-name="ce47" office:value-type="float" office:value="2">
            <text:p>2</text:p>
          </table:table-cell>
          <table:table-cell table:number-columns-repeated="2" office:value-type="string">
            <text:p>Dress yourself / shower yourself without stopping</text:p>
          </table:table-cell>
          <table:table-cell table:number-columns-repeated="1020"/>
        </table:table-row>
        <table:table-row table:style-name="ro1">
          <table:table-cell office:value-type="string">
            <text:p>Functional_Scale_Based_on_AHA_Cardiac_Assessment</text:p>
          </table:table-cell>
          <table:table-cell table:style-name="ce47" office:value-type="float" office:value="3">
            <text:p>3</text:p>
          </table:table-cell>
          <table:table-cell office:value-type="string">
            <text:p>3. Walk inside the house / walk a block or two on level ground at 5kph</text:p>
          </table:table-cell>
          <table:table-cell office:value-type="string">
            <text:p>Walk inside the house / walk a block or two on level ground at 5kph</text:p>
          </table:table-cell>
          <table:table-cell table:number-columns-repeated="1020"/>
        </table:table-row>
        <table:table-row table:style-name="ro1">
          <table:table-cell office:value-type="string">
            <text:p>Functional_Scale_Based_on_AHA_Cardiac_Assessment</text:p>
          </table:table-cell>
          <table:table-cell table:style-name="ce47" office:value-type="float" office:value="4">
            <text:p>4</text:p>
          </table:table-cell>
          <table:table-cell office:value-type="string">
            <text:p>4. Do light work around the house like dusting or washing dishes / strip and make a bed / mop floors / hang washed clothes / walk down a flight of stairs</text:p>
          </table:table-cell>
          <table:table-cell office:value-type="string">
            <text:p>Do light work around the house like dusting or washing dishes / strip and make a bed / mop floors / hang washed clothes/ walk down a flight of stairs</text:p>
          </table:table-cell>
          <table:table-cell table:number-columns-repeated="1020"/>
        </table:table-row>
        <table:table-row table:style-name="ro1">
          <table:table-cell office:value-type="string">
            <text:p>Functional_Scale_Based_on_AHA_Cardiac_Assessment</text:p>
          </table:table-cell>
          <table:table-cell table:style-name="ce47" office:value-type="float" office:value="5">
            <text:p>5</text:p>
          </table:table-cell>
          <table:table-cell office:value-type="string">
            <text:p>5. Climb a flight of stairs / walk up a hill / walk on level ground at 6kph / run a short distance</text:p>
          </table:table-cell>
          <table:table-cell office:value-type="string">
            <text:p>Climb a flight of stairs / walk up a hill / walk on level ground at 6kph / run a short distance</text:p>
          </table:table-cell>
          <table:table-cell table:number-columns-repeated="1020"/>
        </table:table-row>
        <table:table-row table:style-name="ro1">
          <table:table-cell office:value-type="string">
            <text:p>Functional_Scale_Based_on_AHA_Cardiac_Assessment</text:p>
          </table:table-cell>
          <table:table-cell table:style-name="ce47" office:value-type="float" office:value="6">
            <text:p>6</text:p>
          </table:table-cell>
          <table:table-cell office:value-type="string">
            <text:p>6. Do heavy work around the house like scrubbing floors or move heavy furniture / participate in moderate activity like golf, bowling, dancing, tennis or throwing a ball.</text:p>
          </table:table-cell>
          <table:table-cell office:value-type="string">
            <text:p>Do heavy work around the house like scrubbing floors or move heavy furniture / participate in moderate activity like golf, bowling, dancing, tennis or throwing a ball</text:p>
          </table:table-cell>
          <table:table-cell table:number-columns-repeated="1020"/>
        </table:table-row>
        <table:table-row table:style-name="ro1">
          <table:table-cell office:value-type="string">
            <text:p>Functional_Scale_Based_on_AHA_Cardiac_Assessment</text:p>
          </table:table-cell>
          <table:table-cell table:style-name="ce47" office:value-type="float" office:value="7">
            <text:p>7</text:p>
          </table:table-cell>
          <table:table-cell office:value-type="string">
            <text:p>7. Participate in strenuous sports like swimming, football, basketball, skiing</text:p>
          </table:table-cell>
          <table:table-cell office:value-type="string">
            <text:p>Participate in strenuous sports like swimming, football, basketball, skiing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E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GCS_E</text:p>
          </table:table-cell>
          <table:table-cell table:style-name="ce50" office:value-type="float" office:value="2">
            <text:p>2</text:p>
          </table:table-cell>
          <table:table-cell table:style-name="ce45" office:value-type="string">
            <text:p>Does not open eyes</text:p>
          </table:table-cell>
          <table:table-cell table:style-name="ce45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E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Opens eyes in response to painful stimuli</text:p>
          </table:table-cell>
          <table:table-cell table:style-name="ce45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E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Opens eyes in response to voice</text:p>
          </table:table-cell>
          <table:table-cell table:style-name="ce45"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E</text:p>
          </table:table-cell>
          <table:table-cell table:style-name="ce50" office:value-type="float" office:value="5">
            <text:p>5</text:p>
          </table:table-cell>
          <table:table-cell table:style-name="ce45" office:value-type="string">
            <text:p>Opens eyes spontaneously</text:p>
          </table:table-cell>
          <table:table-cell table:style-name="ce45"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M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GCS_M</text:p>
          </table:table-cell>
          <table:table-cell table:style-name="ce50" office:value-type="float" office:value="2">
            <text:p>2</text:p>
          </table:table-cell>
          <table:table-cell table:style-name="ce45" office:value-type="string">
            <text:p>Makes no movements</text:p>
          </table:table-cell>
          <table:table-cell table:style-name="ce45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M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Extension to painful stimuli</text:p>
          </table:table-cell>
          <table:table-cell table:style-name="ce45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M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Abnormal flexion to painful stimuli</text:p>
          </table:table-cell>
          <table:table-cell table:style-name="ce45"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M</text:p>
          </table:table-cell>
          <table:table-cell table:style-name="ce50" office:value-type="float" office:value="5">
            <text:p>5</text:p>
          </table:table-cell>
          <table:table-cell table:style-name="ce45" office:value-type="string">
            <text:p>Withdrawal from painful stimuli</text:p>
          </table:table-cell>
          <table:table-cell table:style-name="ce45"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M</text:p>
          </table:table-cell>
          <table:table-cell table:style-name="ce50" office:value-type="float" office:value="6">
            <text:p>6</text:p>
          </table:table-cell>
          <table:table-cell table:style-name="ce45" office:value-type="string">
            <text:p>Localizes painful stimuli</text:p>
          </table:table-cell>
          <table:table-cell table:style-name="ce45"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M</text:p>
          </table:table-cell>
          <table:table-cell table:style-name="ce50" office:value-type="float" office:value="7">
            <text:p>7</text:p>
          </table:table-cell>
          <table:table-cell table:style-name="ce45" office:value-type="string">
            <text:p>Obeys commands</text:p>
          </table:table-cell>
          <table:table-cell table:style-name="ce45"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V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GCS_V</text:p>
          </table:table-cell>
          <table:table-cell table:style-name="ce50" office:value-type="float" office:value="2">
            <text:p>2</text:p>
          </table:table-cell>
          <table:table-cell table:style-name="ce45" office:value-type="string">
            <text:p>Intubated</text:p>
          </table:table-cell>
          <table:table-cell table:style-name="ce45" office:value-type="string">
            <text:p>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V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No sounds</text:p>
          </table:table-cell>
          <table:table-cell table:style-name="ce45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V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Incomprehensible sounds</text:p>
          </table:table-cell>
          <table:table-cell table:style-name="ce45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V</text:p>
          </table:table-cell>
          <table:table-cell table:style-name="ce50" office:value-type="float" office:value="5">
            <text:p>5</text:p>
          </table:table-cell>
          <table:table-cell table:style-name="ce45" office:value-type="string">
            <text:p>Inappropriate words</text:p>
          </table:table-cell>
          <table:table-cell table:style-name="ce45"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V</text:p>
          </table:table-cell>
          <table:table-cell table:style-name="ce50" office:value-type="float" office:value="6">
            <text:p>6</text:p>
          </table:table-cell>
          <table:table-cell table:style-name="ce45" office:value-type="string">
            <text:p>Confused, disoriented</text:p>
          </table:table-cell>
          <table:table-cell table:style-name="ce45"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V</text:p>
          </table:table-cell>
          <table:table-cell table:style-name="ce50" office:value-type="float" office:value="7">
            <text:p>7</text:p>
          </table:table-cell>
          <table:table-cell table:style-name="ce45" office:value-type="string">
            <text:p>Oriented, converses normally</text:p>
          </table:table-cell>
          <table:table-cell table:style-name="ce45"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ender_clinician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Gender_clinician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Female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>
            <text:p>Gender_clinician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Mal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ender_clinician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ender_patient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10" office:value-type="string">
            <text:p>Gender_patient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Femal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ender_patient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Male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GOLD_stages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45" office:value-type="string">
            <text:p>GOLD_stages</text:p>
          </table:table-cell>
          <table:table-cell table:style-name="ce50" office:value-type="float" office:value="2">
            <text:p>2</text:p>
          </table:table-cell>
          <table:table-cell table:style-name="ce45" office:value-type="string">
            <text:p>0 At risk: Normal PFTs</text:p>
          </table:table-cell>
          <table:table-cell table:style-name="ce45" office:value-type="string">
            <text:p>0: At risk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GOLD_stages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1 Mild: FEV1/FVC &lt; 70%, FEV1 &gt; 80% predicted</text:p>
          </table:table-cell>
          <table:table-cell table:style-name="ce45" office:value-type="string">
            <text:p>1: Mild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GOLD_stages</text:p>
          </table:table-cell>
          <table:table-cell table:style-name="ce50" office:value-type="float" office:value="4">
            <text:p>4</text:p>
          </table:table-cell>
          <table:table-cell table:style-name="ce57" office:value-type="string">
            <text:p>2 Moderate: FEV1 50-80% predicted</text:p>
          </table:table-cell>
          <table:table-cell table:style-name="ce57" office:value-type="string">
            <text:p>2: Moderate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GOLD_stages</text:p>
          </table:table-cell>
          <table:table-cell table:style-name="ce50" office:value-type="float" office:value="5">
            <text:p>5</text:p>
          </table:table-cell>
          <table:table-cell table:style-name="ce45" office:value-type="string">
            <text:p>3 Severe: FEV1 30-50% predicted</text:p>
          </table:table-cell>
          <table:table-cell table:style-name="ce45" office:value-type="string">
            <text:p>3: Severe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GOLD_stages</text:p>
          </table:table-cell>
          <table:table-cell table:style-name="ce50" office:value-type="float" office:value="6">
            <text:p>6</text:p>
          </table:table-cell>
          <table:table-cell table:style-name="ce45" office:value-type="string">
            <text:p>4 Very Severe: FEV1 &lt; 30% predicted</text:p>
          </table:table-cell>
          <table:table-cell table:style-name="ce45" office:value-type="string">
            <text:p>4: Very sever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Heart_sounds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Heart_sounds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Norm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Heart_sound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Diastolic murmu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Heart_sounds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Systolic murmu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Heart_sounds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Abnormal S1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Heart_sounds</text:p>
          </table:table-cell>
          <table:table-cell table:style-name="ce50" office:value-type="float" office:value="6">
            <text:p>6</text:p>
          </table:table-cell>
          <table:table-cell table:number-columns-repeated="2" table:style-name="ce45" office:value-type="string">
            <text:p>Abnormal S2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Heart_sounds</text:p>
          </table:table-cell>
          <table:table-cell table:style-name="ce50" office:value-type="float" office:value="7">
            <text:p>7</text:p>
          </table:table-cell>
          <table:table-cell table:number-columns-repeated="2" table:style-name="ce10" office:value-type="string">
            <text:p>S3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Heart_sounds</text:p>
          </table:table-cell>
          <table:table-cell table:style-name="ce50" office:value-type="float" office:value="8">
            <text:p>8</text:p>
          </table:table-cell>
          <table:table-cell table:number-columns-repeated="2" table:style-name="ce10" office:value-type="string">
            <text:p>S4</text:p>
          </table:table-cell>
          <table:table-cell table:number-columns-repeated="1020"/>
        </table:table-row>
        <table:table-row table:style-name="ro1">
          <table:table-cell office:value-type="string">
            <text:p>High_Low_Risk</text:p>
          </table:table-cell>
          <table:table-cell table:style-name="ce47"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High_Low_Risk</text:p>
          </table:table-cell>
          <table:table-cell table:style-name="ce47" office:value-type="float" office:value="2">
            <text:p>2</text:p>
          </table:table-cell>
          <table:table-cell table:number-columns-repeated="2" office:value-type="string">
            <text:p>Low risk</text:p>
          </table:table-cell>
          <table:table-cell table:number-columns-repeated="1020"/>
        </table:table-row>
        <table:table-row table:style-name="ro1">
          <table:table-cell office:value-type="string">
            <text:p>High_Low_Risk</text:p>
          </table:table-cell>
          <table:table-cell table:style-name="ce47" office:value-type="float" office:value="3">
            <text:p>3</text:p>
          </table:table-cell>
          <table:table-cell table:number-columns-repeated="2" office:value-type="string">
            <text:p>High risk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Induction_method</text:p>
          </table:table-cell>
          <table:table-cell table:style-name="ce50" office:value-type="float" office:value="1">
            <text:p>1</text:p>
          </table:table-cell>
          <table:table-cell table:number-columns-repeated="2" table:style-name="ce45" office:value-type="string">
            <text:p>Inhalation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Induction_method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Intravenou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Induction_method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No plan mad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ee_Risk_Factors</text:p>
          </table:table-cell>
          <table:table-cell table:style-name="ce50" office:value-type="float" office:value="1">
            <text:p>1</text:p>
          </table:table-cell>
          <table:table-cell table:number-columns-repeated="2" table:style-name="ce10" office:value-type="string">
            <text:p>Non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ee_Risk_Factors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IH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ee_Risk_Factor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Heart failur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ee_Risk_Factors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Cerebrovascular diseas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ee_Risk_Factors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IDDM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ee_Risk_Factors</text:p>
          </table:table-cell>
          <table:table-cell table:style-name="ce50" office:value-type="float" office:value="6">
            <text:p>6</text:p>
          </table:table-cell>
          <table:table-cell table:number-columns-repeated="2" table:style-name="ce45" office:value-type="string">
            <text:p>High risk procedur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ee_Risk_Factors</text:p>
          </table:table-cell>
          <table:table-cell table:style-name="ce50" office:value-type="float" office:value="7">
            <text:p>7</text:p>
          </table:table-cell>
          <table:table-cell table:style-name="ce45" office:value-type="string">
            <text:p>Renal impairment (Creatinine &gt; 177umol/l)</text:p>
          </table:table-cell>
          <table:table-cell table:style-name="ce45" office:value-type="string">
            <text:p>Renal impairmen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ung_sounds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Lung_sounds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Norm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ung_sound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Wheez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ung_sounds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Crackle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ung_sounds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Prolonged expiratio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ung_sounds</text:p>
          </table:table-cell>
          <table:table-cell table:style-name="ce50" office:value-type="float" office:value="6">
            <text:p>6</text:p>
          </table:table-cell>
          <table:table-cell table:number-columns-repeated="2" table:style-name="ce10" office:value-type="string">
            <text:p>Bronchial breathing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ung_sounds</text:p>
          </table:table-cell>
          <table:table-cell table:style-name="ce50" office:value-type="float" office:value="7">
            <text:p>7</text:p>
          </table:table-cell>
          <table:table-cell table:number-columns-repeated="2" table:style-name="ce10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Mallampati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Mallampati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Mallampati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Mallampati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Mallampati</text:p>
          </table:table-cell>
          <table:table-cell table:style-name="ce50" office:value-type="float" office:value="5">
            <text:p>5</text:p>
          </table:table-cell>
          <table:table-cell table:number-columns-repeated="2" table:style-name="ce10"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Mild_moderate_severe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Mild_moderate_sever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Unknown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>
            <text:p>Mild_moderate_sever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Mil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Mild_moderate_sever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Moderat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Mild_moderate_severe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Severe</text:p>
          </table:table-cell>
          <table:table-cell table:number-columns-repeated="1020"/>
        </table:table-row>
        <table:table-row table:style-name="ro1">
          <table:table-cell office:value-type="string">
            <text:p>N_Possible</text:p>
          </table:table-cell>
          <table:table-cell table:style-name="ce47"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N_Possible</text:p>
          </table:table-cell>
          <table:table-cell table:style-name="ce47" office:value-type="float" office:value="2">
            <text:p>2</text:p>
          </table:table-cell>
          <table:table-cell table:number-columns-repeated="2" office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>
            <text:p>N_Possible</text:p>
          </table:table-cell>
          <table:table-cell table:style-name="ce47" office:value-type="float" office:value="3">
            <text:p>3</text:p>
          </table:table-cell>
          <table:table-cell table:number-columns-repeated="2" office:value-type="string">
            <text:p>Possibl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None/Mild/Moderate/Severe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None/Mild/Moderate/Sever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Non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None/Mild/Moderate/Sever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Mil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None/Mild/Moderate/Sever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Moderat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None/Mild/Moderate/Severe</text:p>
          </table:table-cell>
          <table:table-cell table:style-name="ce50" office:value-type="float" office:value="5">
            <text:p>5</text:p>
          </table:table-cell>
          <table:table-cell table:number-columns-repeated="2" table:style-name="ce10" office:value-type="string">
            <text:p>Sever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Normal_or_not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Normal_or_not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Unknown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Normal_or_not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Norm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Normal_or_not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Abnorm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NYHA_Class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NYHA_Class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Class I</text:p>
          </table:table-cell>
          <table:table-cell table:style-name="ce10" office:value-type="float" office:value="17216000">
            <text:p>17216000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NYHA_Clas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Class II</text:p>
          </table:table-cell>
          <table:table-cell table:style-name="ce10" office:value-type="float" office:value="72365000">
            <text:p>72365000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NYHA_Class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Class III</text:p>
          </table:table-cell>
          <table:table-cell table:style-name="ce10" office:value-type="float" office:value="39950000">
            <text:p>39950000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NYHA_Class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Class IV</text:p>
          </table:table-cell>
          <table:table-cell table:style-name="ce10" office:value-type="float" office:value="73322006">
            <text:p>73322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Pacemaker_ICD_type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10" office:value-type="string">
            <text:p>Pacemaker_ICD_typ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Unknown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Pacemaker_ICD_typ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Atrial pacemak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cemaker_ICD_typ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Ventricular pacemak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cemaker_ICD_type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AV pacemak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cemaker_ICD_type</text:p>
          </table:table-cell>
          <table:table-cell table:style-name="ce50" office:value-type="float" office:value="6">
            <text:p>6</text:p>
          </table:table-cell>
          <table:table-cell table:number-columns-repeated="2" table:style-name="ce45" office:value-type="string">
            <text:p>Biventricular pacemak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cemaker_ICD_type</text:p>
          </table:table-cell>
          <table:table-cell table:style-name="ce50" office:value-type="float" office:value="7">
            <text:p>7</text:p>
          </table:table-cell>
          <table:table-cell table:number-columns-repeated="2" table:style-name="ce45" office:value-type="string">
            <text:p>IC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cemaker_ICD_type</text:p>
          </table:table-cell>
          <table:table-cell table:style-name="ce50" office:value-type="float" office:value="8">
            <text:p>8</text:p>
          </table:table-cell>
          <table:table-cell table:number-columns-repeated="2" table:style-name="ce45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st_cardiac_surgery_type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Past_cardiac_surgery_typ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CABG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st_cardiac_surgery_typ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Valv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st_cardiac_surgery_typ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57" office:value-type="string">
            <text:p>Thoracic aortic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st_cardiac_surgery_type</text:p>
          </table:table-cell>
          <table:table-cell table:style-name="ce50" office:value-type="float" office:value="5">
            <text:p>5</text:p>
          </table:table-cell>
          <table:table-cell table:number-columns-repeated="2" table:style-name="ce57" office:value-type="string">
            <text:p>Congenit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st_cardiac_surgery_type</text:p>
          </table:table-cell>
          <table:table-cell table:style-name="ce50" office:value-type="float" office:value="6">
            <text:p>6</text:p>
          </table:table-cell>
          <table:table-cell table:number-columns-repeated="2" table:style-name="ce45" office:value-type="string">
            <text:p>Transplantatio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st_cardiac_surgery_type</text:p>
          </table:table-cell>
          <table:table-cell table:style-name="ce50" office:value-type="float" office:value="7">
            <text:p>7</text:p>
          </table:table-cell>
          <table:table-cell table:number-columns-repeated="2" table:style-name="ce45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st_cardiac_surgery_type</text:p>
          </table:table-cell>
          <table:table-cell table:style-name="ce50" office:value-type="float" office:value="8">
            <text:p>8</text:p>
          </table:table-cell>
          <table:table-cell table:number-columns-repeated="2" table:style-name="ce10" office:value-type="string">
            <text:p>Unknown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Poor_exercise_tolerance_reasons_clinicians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Poor_exercise_tolerance_reasons_clinicians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Pai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oor_exercise_tolerance_reasons_clinician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Dyspnoea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oor_exercise_tolerance_reasons_clinicians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Fatigu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oor_exercise_tolerance_reasons_clinicians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oor_exercise_tolerance_reasons_patient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Poor_exercise_tolerance_reasons_patient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Pai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oor_exercise_tolerance_reasons_patient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Shortness of breath</text:p>
          </table:table-cell>
          <table:table-cell table:style-name="ce45" office:value-type="string">
            <text:p>Dyspnoea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oor_exercise_tolerance_reasons_patient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Tiredness or fatigue</text:p>
          </table:table-cell>
          <table:table-cell table:style-name="ce45" office:value-type="string">
            <text:p>Fatigu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oor_exercise_tolerance_reasons_patient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referred_contact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Preferred_contact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Home telephon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referred_contact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Mobile telephon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referred_contact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Work telephon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referred_contact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Emai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referred_telephone_contact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Preferred_telephone_contact</text:p>
          </table:table-cell>
          <table:table-cell table:style-name="ce50" office:value-type="float" office:value="2">
            <text:p>2</text:p>
          </table:table-cell>
          <table:table-cell table:style-name="ce45" office:value-type="string">
            <text:p>Home telephone</text:p>
          </table:table-cell>
          <table:table-cell table:style-name="ce45" office:value-type="string">
            <text:p>Hom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referred_telephone_contact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Mobile telephone</text:p>
          </table:table-cell>
          <table:table-cell table:style-name="ce45" office:value-type="string">
            <text:p>Mobil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referred_telephone_contact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Work telephone</text:p>
          </table:table-cell>
          <table:table-cell table:style-name="ce45" office:value-type="string">
            <text:p>Work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regnant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Pregnant</text:p>
          </table:table-cell>
          <table:table-cell table:style-name="ce50" office:value-type="float" office:value="2">
            <text:p>2</text:p>
          </table:table-cell>
          <table:table-cell table:style-name="ce10" office:value-type="string">
            <text:p>Don't know</text:p>
          </table:table-cell>
          <table:table-cell table:style-name="ce10" office:value-type="string">
            <text:p>Unknown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Pregnant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No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regnant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regnant</text:p>
          </table:table-cell>
          <table:table-cell table:style-name="ce50" office:value-type="float" office:value="5">
            <text:p>5</text:p>
          </table:table-cell>
          <table:table-cell table:style-name="ce10" office:value-type="string">
            <text:p>Maybe</text:p>
          </table:table-cell>
          <table:table-cell table:style-name="ce10" office:value-type="string">
            <text:p>Possibl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"+4 Combative"</text:p>
          </table:table-cell>
          <table:table-cell table:number-columns-repeated="2"/>
          <table:table-cell table:style-name="ce10" office:value-type="string">
            <text:p>Combative Overtly combative, violent, immediate danger to staff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"+3 Very agitated"</text:p>
          </table:table-cell>
          <table:table-cell table:number-columns-repeated="2"/>
          <table:table-cell table:style-name="ce10" office:value-type="string">
            <text:p>Pulls or removes tube(s) or catheter(s); aggressive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"+2 Agitated"</text:p>
          </table:table-cell>
          <table:table-cell table:number-columns-repeated="2"/>
          <table:table-cell table:style-name="ce10" office:value-type="string">
            <text:p>Frequent non-purposeful movement, fights ventilator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5">
            <text:p>5</text:p>
          </table:table-cell>
          <table:table-cell table:number-columns-repeated="2" table:style-name="ce10" office:value-type="string">
            <text:p>"+1 Restless"</text:p>
          </table:table-cell>
          <table:table-cell table:number-columns-repeated="2"/>
          <table:table-cell table:style-name="ce10" office:value-type="string">
            <text:p>Anxious but movements not aggressive vigorous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6">
            <text:p>6</text:p>
          </table:table-cell>
          <table:table-cell table:number-columns-repeated="2" table:style-name="ce10" office:value-type="string">
            <text:p>"0 Alert and Calm"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7">
            <text:p>7</text:p>
          </table:table-cell>
          <table:table-cell table:number-columns-repeated="2" table:style-name="ce10" office:value-type="string">
            <text:p>"-1 Drowsy"</text:p>
          </table:table-cell>
          <table:table-cell table:number-columns-repeated="2"/>
          <table:table-cell table:style-name="ce10" office:value-type="string">
            <text:p>Not fully alert, but has sustained awakening (eye-opening/eye contact) to voice (&gt;10 seconds)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8">
            <text:p>8</text:p>
          </table:table-cell>
          <table:table-cell table:number-columns-repeated="2" table:style-name="ce10" office:value-type="string">
            <text:p>"-2 Light sedation"</text:p>
          </table:table-cell>
          <table:table-cell table:number-columns-repeated="2"/>
          <table:table-cell table:style-name="ce10" office:value-type="string">
            <text:p>Briefly awakens with eye contact to voice (&lt;10 seconds)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9">
            <text:p>9</text:p>
          </table:table-cell>
          <table:table-cell table:number-columns-repeated="2" table:style-name="ce10" office:value-type="string">
            <text:p>"-3 Moderate sedation"</text:p>
          </table:table-cell>
          <table:table-cell table:number-columns-repeated="2"/>
          <table:table-cell table:style-name="ce10" office:value-type="string">
            <text:p>Movement or eye opening to voice (but no eye contact)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10">
            <text:p>10</text:p>
          </table:table-cell>
          <table:table-cell table:number-columns-repeated="2" table:style-name="ce10" office:value-type="string">
            <text:p>"-4 Deep sedation"</text:p>
          </table:table-cell>
          <table:table-cell table:number-columns-repeated="2"/>
          <table:table-cell table:style-name="ce10" office:value-type="string">
            <text:p>No response to voice, but movement or eye opening to physical stimulation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11">
            <text:p>11</text:p>
          </table:table-cell>
          <table:table-cell table:number-columns-repeated="2" table:style-name="ce10" office:value-type="string">
            <text:p>"-5 Unrousable"</text:p>
          </table:table-cell>
          <table:table-cell table:number-columns-repeated="2"/>
          <table:table-cell table:style-name="ce10" office:value-type="string">
            <text:p>No response to voice or physical stimulation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1">
            <text:p>1</text:p>
          </table:table-cell>
          <table:table-cell table:number-columns-repeated="2" table:style-name="ce10" office:value-type="string">
            <text:p>Pai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PONV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Orodental injur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Awarenes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Respiratory complication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Cardiac complication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6">
            <text:p>6</text:p>
          </table:table-cell>
          <table:table-cell table:number-columns-repeated="2" table:style-name="ce45" office:value-type="string">
            <text:p>Nerve injur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10">
            <text:p>10</text:p>
          </table:table-cell>
          <table:table-cell table:number-columns-repeated="2" table:style-name="ce45" office:value-type="string">
            <text:p>Blindnes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15">
            <text:p>15</text:p>
          </table:table-cell>
          <table:table-cell table:number-columns-repeated="2" table:style-name="ce45" office:value-type="string">
            <text:p>Brain damag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16">
            <text:p>16</text:p>
          </table:table-cell>
          <table:table-cell table:number-columns-repeated="2" table:style-name="ce45" office:value-type="string">
            <text:p>Death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30">
            <text:p>30</text:p>
          </table:table-cell>
          <table:table-cell table:number-columns-repeated="2" table:style-name="ce10" office:value-type="string">
            <text:p>Backach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31">
            <text:p>31</text:p>
          </table:table-cell>
          <table:table-cell table:number-columns-repeated="2" table:style-name="ce10" office:value-type="string">
            <text:p>PDPH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35">
            <text:p>35</text:p>
          </table:table-cell>
          <table:table-cell table:number-columns-repeated="2" table:style-name="ce10" office:value-type="string">
            <text:p>Failure of region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36">
            <text:p>36</text:p>
          </table:table-cell>
          <table:table-cell table:number-columns-repeated="2" table:style-name="ce10" office:value-type="string">
            <text:p>Weakness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Spinal_cord_injury_level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45" office:value-type="string">
            <text:p>Spinal_cord_injury_level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Cervical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Spinal_cord_injury_level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High thoracic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Spinal_cord_injury_level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Mid thoracic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Spinal_cord_injury_level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Low thoracic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Spinal_cord_injury_level</text:p>
          </table:table-cell>
          <table:table-cell table:style-name="ce50" office:value-type="float" office:value="6">
            <text:p>6</text:p>
          </table:table-cell>
          <table:table-cell table:number-columns-repeated="2" table:style-name="ce45" office:value-type="string">
            <text:p>Lumbar or lower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Spinal_cord_injury_level</text:p>
          </table:table-cell>
          <table:table-cell table:style-name="ce50" office:value-type="float" office:value="7">
            <text:p>7</text:p>
          </table:table-cell>
          <table:table-cell table:number-columns-repeated="2" office:value-type="string">
            <text:p>Unknow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Breast and Endocrin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Cardiolog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Cardiothoracic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Colorect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6">
            <text:p>6</text:p>
          </table:table-cell>
          <table:table-cell table:number-columns-repeated="2" table:style-name="ce45" office:value-type="string">
            <text:p>Dent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7">
            <text:p>7</text:p>
          </table:table-cell>
          <table:table-cell table:number-columns-repeated="2" table:style-name="ce45" office:value-type="string">
            <text:p>EN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8">
            <text:p>8</text:p>
          </table:table-cell>
          <table:table-cell table:number-columns-repeated="2" table:style-name="ce10" office:value-type="string">
            <text:p>Gastroenterolog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9">
            <text:p>9</text:p>
          </table:table-cell>
          <table:table-cell table:number-columns-repeated="2" table:style-name="ce10" office:value-type="string">
            <text:p>Gener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0">
            <text:p>10</text:p>
          </table:table-cell>
          <table:table-cell table:number-columns-repeated="2" table:style-name="ce45" office:value-type="string">
            <text:p>Maxillofaci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1">
            <text:p>11</text:p>
          </table:table-cell>
          <table:table-cell table:number-columns-repeated="2" table:style-name="ce10" office:value-type="string">
            <text:p>Neurolog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2">
            <text:p>12</text:p>
          </table:table-cell>
          <table:table-cell table:number-columns-repeated="2" table:style-name="ce45" office:value-type="string">
            <text:p>Neurosurger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3">
            <text:p>13</text:p>
          </table:table-cell>
          <table:table-cell table:number-columns-repeated="2" table:style-name="ce45" office:value-type="string">
            <text:p>Obstetrics and Gynecolog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4">
            <text:p>14</text:p>
          </table:table-cell>
          <table:table-cell table:number-columns-repeated="2" table:style-name="ce45" office:value-type="string">
            <text:p>Ophthalmic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5">
            <text:p>15</text:p>
          </table:table-cell>
          <table:table-cell table:number-columns-repeated="2" table:style-name="ce45" office:value-type="string">
            <text:p>Orthopedic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6">
            <text:p>16</text:p>
          </table:table-cell>
          <table:table-cell table:number-columns-repeated="2" table:style-name="ce45" office:value-type="string">
            <text:p>Pediatric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7">
            <text:p>17</text:p>
          </table:table-cell>
          <table:table-cell table:number-columns-repeated="2" table:style-name="ce45" office:value-type="string">
            <text:p>Plastic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8">
            <text:p>18</text:p>
          </table:table-cell>
          <table:table-cell table:number-columns-repeated="2" table:style-name="ce10" office:value-type="string">
            <text:p>Psychiatr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9">
            <text:p>19</text:p>
          </table:table-cell>
          <table:table-cell table:number-columns-repeated="2" table:style-name="ce10" office:value-type="string">
            <text:p>Radiolog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20">
            <text:p>20</text:p>
          </table:table-cell>
          <table:table-cell table:number-columns-repeated="2" table:style-name="ce10" office:value-type="string">
            <text:p>Respirator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21">
            <text:p>21</text:p>
          </table:table-cell>
          <table:table-cell table:number-columns-repeated="2" table:style-name="ce45" office:value-type="string">
            <text:p>Urolog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22">
            <text:p>22</text:p>
          </table:table-cell>
          <table:table-cell table:number-columns-repeated="2" table:style-name="ce45" office:value-type="string">
            <text:p>Vascula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30">
            <text:p>30</text:p>
          </table:table-cell>
          <table:table-cell table:number-columns-repeated="2" table:style-name="ce10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e_operated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Valve_operated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Unknown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Valve_operated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Aortic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e_operated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Mitr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e_operated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Tricuspi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e_operated</text:p>
          </table:table-cell>
          <table:table-cell table:style-name="ce50" office:value-type="float" office:value="66">
            <text:p>66</text:p>
          </table:table-cell>
          <table:table-cell table:number-columns-repeated="2" table:style-name="ce45" office:value-type="string">
            <text:p>Pulmonar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e_surgery_type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Valve_surgery_typ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Unknow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e_surgery_typ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Tissu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e_surgery_typ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Mechanic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e_surgery_type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Repai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50" office:value-type="float" office:value="1">
            <text:p>1</text:p>
          </table:table-cell>
          <table:table-cell table:style-name="ce45" office:value-type="string">
            <text:p>Aortic stenosis</text:p>
          </table:table-cell>
          <table:table-cell table:style-name="ce45" office:value-type="string">
            <text:p>A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50" office:value-type="float" office:value="2">
            <text:p>2</text:p>
          </table:table-cell>
          <table:table-cell table:style-name="ce45" office:value-type="string">
            <text:p>Aortic regurgitation</text:p>
          </table:table-cell>
          <table:table-cell table:style-name="ce45" office:value-type="string">
            <text:p>A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Mitral stenosis</text:p>
          </table:table-cell>
          <table:table-cell table:style-name="ce45" office:value-type="string">
            <text:p>M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Mitral regurgitation</text:p>
          </table:table-cell>
          <table:table-cell table:style-name="ce45" office:value-type="string">
            <text:p>M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50" office:value-type="float" office:value="5">
            <text:p>5</text:p>
          </table:table-cell>
          <table:table-cell table:style-name="ce45" office:value-type="string">
            <text:p>Tricuspid stenosis</text:p>
          </table:table-cell>
          <table:table-cell table:style-name="ce45" office:value-type="string">
            <text:p>T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50" office:value-type="float" office:value="6">
            <text:p>6</text:p>
          </table:table-cell>
          <table:table-cell table:style-name="ce45" office:value-type="string">
            <text:p>Tricuspid regurgitation</text:p>
          </table:table-cell>
          <table:table-cell table:style-name="ce45" office:value-type="string">
            <text:p>T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50" office:value-type="float" office:value="7">
            <text:p>7</text:p>
          </table:table-cell>
          <table:table-cell table:style-name="ce45" office:value-type="string">
            <text:p>Pulmonary stenosis</text:p>
          </table:table-cell>
          <table:table-cell table:style-name="ce45" office:value-type="string">
            <text:p>P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50" office:value-type="float" office:value="8">
            <text:p>8</text:p>
          </table:table-cell>
          <table:table-cell table:style-name="ce45" office:value-type="string">
            <text:p>Pulmonary regurgitation</text:p>
          </table:table-cell>
          <table:table-cell table:style-name="ce45" office:value-type="string">
            <text:p>P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50" office:value-type="float" office:value="10">
            <text:p>10</text:p>
          </table:table-cell>
          <table:table-cell table:number-columns-repeated="2" table:style-name="ce45" office:value-type="string">
            <text:p>HOCM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50" office:value-type="float" office:value="11">
            <text:p>11</text:p>
          </table:table-cell>
          <table:table-cell table:number-columns-repeated="2" table:style-name="ce45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Jaw_movement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Wilson_Jaw_movement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Interincisor gap &gt; 5cm or subluxation &gt; 0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Jaw_movement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Interincisor gap &lt; 5cm or subluxation = 0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Jaw_movement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Interincisor gap &lt; 5cm or subluxation &lt; 0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Neck_extension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Wilson_Neck_extension</text:p>
          </table:table-cell>
          <table:table-cell table:style-name="ce50" office:value-type="float" office:value="2">
            <text:p>2</text:p>
          </table:table-cell>
          <table:table-cell table:style-name="ce10" office:value-type="string">
            <text:p>More than 90 degrees</text:p>
          </table:table-cell>
          <table:table-cell table:style-name="ce10" office:value-type="string">
            <text:p>"&gt;90 degrees"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Neck_extension</text:p>
          </table:table-cell>
          <table:table-cell table:style-name="ce50" office:value-type="float" office:value="3">
            <text:p>3</text:p>
          </table:table-cell>
          <table:table-cell table:style-name="ce10" office:value-type="string">
            <text:p>Approx 90 degrees</text:p>
          </table:table-cell>
          <table:table-cell table:style-name="ce10" office:value-type="string">
            <text:p>"=90 degrees"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Neck_extension</text:p>
          </table:table-cell>
          <table:table-cell table:style-name="ce50" office:value-type="float" office:value="4">
            <text:p>4</text:p>
          </table:table-cell>
          <table:table-cell table:style-name="ce10" office:value-type="string">
            <text:p>Less than 90 degrees</text:p>
          </table:table-cell>
          <table:table-cell table:style-name="ce10" office:value-type="string">
            <text:p>"&lt;90 degrees"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protruding_incisors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Wilson_protruding_incisors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Norm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protruding_incisor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Moderat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protruding_incisors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sever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receding_mandible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Wilson_receding_mandibl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Norm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receding_mandibl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Moderat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receding_mandibl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Severe</text:p>
          </table:table-cell>
          <table:table-cell table:number-columns-repeated="1020"/>
        </table:table-row>
        <table:table-row table:style-name="ro1">
          <table:table-cell office:value-type="string">
            <text:p>Y_N</text:p>
          </table:table-cell>
          <table:table-cell table:style-name="ce47"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Y_N</text:p>
          </table:table-cell>
          <table:table-cell table:style-name="ce47" office:value-type="float" office:value="2">
            <text:p>2</text:p>
          </table:table-cell>
          <table:table-cell table:number-columns-repeated="2" office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>
            <text:p>Y_N</text:p>
          </table:table-cell>
          <table:table-cell table:style-name="ce47" office:value-type="float" office:value="3">
            <text:p>3</text:p>
          </table:table-cell>
          <table:table-cell table:number-columns-repeated="2"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Y_N_Possible</text:p>
          </table:table-cell>
          <table:table-cell table:style-name="ce49" office:value-type="float" office:value="1">
            <text:p>1</text:p>
          </table:table-cell>
          <table:table-cell table:style-name="ce15" table:number-columns-repeated="5"/>
          <table:table-cell table:number-columns-repeated="1017"/>
        </table:table-row>
        <table:table-row table:style-name="ro1">
          <table:table-cell table:style-name="ce15" office:value-type="string">
            <text:p>Y_N_Possible</text:p>
          </table:table-cell>
          <table:table-cell table:style-name="ce49" office:value-type="float" office:value="2">
            <text:p>2</text:p>
          </table:table-cell>
          <table:table-cell table:number-columns-repeated="2" table:style-name="ce15" office:value-type="string">
            <text:p>No</text:p>
          </table:table-cell>
          <table:table-cell table:style-name="ce15" table:number-columns-repeated="3"/>
          <table:table-cell table:number-columns-repeated="1017"/>
        </table:table-row>
        <table:table-row table:style-name="ro1">
          <table:table-cell table:style-name="ce15" office:value-type="string">
            <text:p>Y_N_Possible</text:p>
          </table:table-cell>
          <table:table-cell table:style-name="ce49" office:value-type="float" office:value="3">
            <text:p>3</text:p>
          </table:table-cell>
          <table:table-cell table:number-columns-repeated="2" table:style-name="ce15" office:value-type="string">
            <text:p>Possible</text:p>
          </table:table-cell>
          <table:table-cell table:style-name="ce15" table:number-columns-repeated="3"/>
          <table:table-cell table:number-columns-repeated="1017"/>
        </table:table-row>
        <table:table-row table:style-name="ro1">
          <table:table-cell table:style-name="ce15" office:value-type="string">
            <text:p>Y_N_Possible</text:p>
          </table:table-cell>
          <table:table-cell table:style-name="ce49" office:value-type="float" office:value="4">
            <text:p>4</text:p>
          </table:table-cell>
          <table:table-cell table:number-columns-repeated="2" table:style-name="ce15" office:value-type="string">
            <text:p>Yes</text:p>
          </table:table-cell>
          <table:table-cell table:style-name="ce15" table:number-columns-repeated="3"/>
          <table:table-cell table:number-columns-repeated="1017"/>
        </table:table-row>
        <table:table-row table:style-name="ro1">
          <table:table-cell table:style-name="ce10" office:value-type="string">
            <text:p>Y_N_U_Clinician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Y_N_U_Clinician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No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Y_N_U_Clinician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Y_N_U_Clinician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Unknow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Y_N_U_Patient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Y_N_U_Patient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No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Y_N_U_Patient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Y_N_U_Patient</text:p>
          </table:table-cell>
          <table:table-cell table:style-name="ce50" office:value-type="float" office:value="4">
            <text:p>4</text:p>
          </table:table-cell>
          <table:table-cell table:style-name="ce10" office:value-type="string">
            <text:p>Don't know</text:p>
          </table:table-cell>
          <table:table-cell table:style-name="ce10" office:value-type="string">
            <text:p>Unknown</text:p>
          </table:table-cell>
          <table:table-cell table:number-columns-repeated="1020"/>
        </table:table-row>
        <table:table-row table:style-name="ro1" table:number-rows-repeated="49">
          <table:table-cell table:number-columns-repeated="1024"/>
        </table:table-row>
        <table:table-row table:style-name="ro1">
          <table:table-cell table:number-columns-repeated="4"/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 table:number-rows-repeated="104814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_FilterDatabase" table:base-cell-address="$Definitions.$A$1" table:cell-range-address="$Option_List.$A$1:.$G$434"/>
          <table:named-range table:name="Z_A2822BA0_8792_8A42_8107_58F529CC73B7__wvu_FilterData" table:base-cell-address="$Definitions.$A$1" table:cell-range-address="$Option_List.$A$1:.$G$434"/>
        </table:named-expressions>
      </table:table>
      <table:table table:name="Misc" table:style-name="ta12">
        <table:shapes>
          <draw:custom-shape draw:z-index="0" draw:name="Text Box 0" draw:style-name="gr1" draw:text-style-name="P1" svg:width="3.792cm" svg:height="2.768cm" svg:x="44.215cm" svg:y="0.001c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57" table:default-cell-style-name="ce6"/>
        <table:table-column table:style-name="co58" table:default-cell-style-name="ce6"/>
        <table:table-column table:style-name="co21" table:default-cell-style-name="ce6"/>
        <table:table-column table:style-name="co59" table:default-cell-style-name="ce6"/>
        <table:table-column table:style-name="co60" table:default-cell-style-name="ce6"/>
        <table:table-column table:style-name="co61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8" table:number-columns-repeated="4" table:default-cell-style-name="ce6"/>
        <table:table-column table:style-name="co62" table:default-cell-style-name="ce6"/>
        <table:table-column table:style-name="co63" table:default-cell-style-name="ce6"/>
        <table:table-column table:style-name="co64" table:default-cell-style-name="ce6"/>
        <table:table-column table:style-name="co32" table:default-cell-style-name="ce6"/>
        <table:table-column table:style-name="co56" table:number-columns-repeated="240" table:default-cell-style-name="ce6"/>
        <table:table-column table:style-name="co56" table:number-columns-repeated="767" table:default-cell-style-name="Default"/>
        <table:table-row table:style-name="ro11">
          <table:table-cell table:style-name="ce13" office:value-type="string">
            <text:p>Overall_Concept_position</text:p>
          </table:table-cell>
          <table:table-cell table:style-name="ce9" office:value-type="string">
            <text:p>Concept_Display_Name (Cross check)</text:p>
          </table:table-cell>
          <table:table-cell table:style-name="ce9" office:value-type="string">
            <text:p>QuestionID</text:p>
          </table:table-cell>
          <table:table-cell table:style-name="ce9" office:value-type="string">
            <text:p>Concept_Name</text:p>
          </table:table-cell>
          <table:table-cell table:style-name="ce9" office:value-type="string">
            <text:p>Question_Text</text:p>
          </table:table-cell>
          <table:table-cell table:style-name="ce9" office:value-type="string">
            <text:p>Conditions_For_Display</text:p>
          </table:table-cell>
          <table:table-cell table:style-name="ce9" office:value-type="string">
            <text:p>Input_Type</text:p>
          </table:table-cell>
          <table:table-cell table:style-name="ce9" office:value-type="string">
            <text:p>Option_List</text:p>
          </table:table-cell>
          <table:table-cell table:style-name="ce9" office:value-type="string">
            <text:p>Text_Length</text:p>
          </table:table-cell>
          <table:table-cell table:style-name="ce9" office:value-type="string">
            <text:p>Ask_Details</text:p>
          </table:table-cell>
          <table:table-cell table:style-name="ce9" office:value-type="string">
            <text:p>Ask_Details_Criteria</text:p>
          </table:table-cell>
          <table:table-cell table:style-name="ce9" office:value-type="string">
            <text:p>Required_field</text:p>
          </table:table-cell>
          <table:table-cell table:style-name="ce9" office:value-type="string">
            <text:p>Validation_criteria</text:p>
          </table:table-cell>
          <table:table-cell table:style-name="ce9" office:value-type="string">
            <text:p>Question used in patient assessment</text:p>
          </table:table-cell>
          <table:table-cell table:style-name="ce9" office:value-type="string">
            <text:p>Question used in telephone assessment by professional</text:p>
          </table:table-cell>
          <table:table-cell table:style-name="ce9" office:value-type="string">
            <text:p>Question used in clinic or bedside assessment by professional</text:p>
          </table:table-cell>
          <table:table-cell table:style-name="ce9" office:value-type="string">
            <text:p>System field</text:p>
          </table:table-cell>
          <table:table-cell table:style-name="ce13" office:value-type="string">
            <text:p>New_Patient_Form</text:p>
          </table:table-cell>
          <table:table-cell table:style-name="ce13" table:number-columns-repeated="1006"/>
        </table:table-row>
        <table:table-row table:style-name="ro4">
          <table:table-cell table:formula="of:=VLOOKUP([.D2];[$'Concept heirarchy position'.A$1:.I$629];3;0)" office:value-type="float" office:value="2">
            <text:p>2</text:p>
          </table:table-cell>
          <table:table-cell table:formula="of:=VLOOKUP([.D2];[$'Concept heirarchy position'.A$1:.I$629];2;0)" office:value-type="string" office:string-value="Surname">
            <text:p>Surname</text:p>
          </table:table-cell>
          <table:table-cell office:value-type="float" office:value="1">
            <text:p>1</text:p>
          </table:table-cell>
          <table:table-cell office:value-type="string">
            <text:p>Patient_Surname</text:p>
          </table:table-cell>
          <table:table-cell table:style-name="ce103" office:value-type="string">
            <text:p>Family name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119" table:formula="of:=IF(([.E2]=&quot;&quot;);&quot;N&quot;;&quot;Y&quot;)" office:value-type="string" office:string-value="Y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3];[$'Concept heirarchy position'.A$1:.I$629];3;0)" office:value-type="float" office:value="3">
            <text:p>3</text:p>
          </table:table-cell>
          <table:table-cell table:formula="of:=VLOOKUP([.D3];[$'Concept heirarchy position'.A$1:.I$629];2;0)" office:value-type="string" office:string-value="Forename">
            <text:p>Forename</text:p>
          </table:table-cell>
          <table:table-cell office:value-type="float" office:value="2">
            <text:p>2</text:p>
          </table:table-cell>
          <table:table-cell office:value-type="string">
            <text:p>Patient_First_Name</text:p>
          </table:table-cell>
          <table:table-cell table:style-name="ce103" office:value-type="string">
            <text:p>First name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121" office:value-type="string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4];[$'Concept heirarchy position'.A$1:.I$629];3;0)" office:value-type="float" office:value="4">
            <text:p>4</text:p>
          </table:table-cell>
          <table:table-cell table:formula="of:=VLOOKUP([.D4];[$'Concept heirarchy position'.A$1:.I$629];2;0)" office:value-type="string" office:string-value="Middle name(s)">
            <text:p>Middle name(s)</text:p>
          </table:table-cell>
          <table:table-cell office:value-type="float" office:value="3">
            <text:p>3</text:p>
          </table:table-cell>
          <table:table-cell office:value-type="string">
            <text:p>Patient_Middle_Name</text:p>
          </table:table-cell>
          <table:table-cell table:style-name="ce103" office:value-type="string">
            <text:p>Middle name(s)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style-name="ce121" office:value-type="string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5];[$'Concept heirarchy position'.A$1:.I$629];3;0)" office:value-type="float" office:value="5">
            <text:p>5</text:p>
          </table:table-cell>
          <table:table-cell table:formula="of:=VLOOKUP([.D5];[$'Concept heirarchy position'.A$1:.I$629];2;0)" office:value-type="string" office:string-value="DOB">
            <text:p>DOB</text:p>
          </table:table-cell>
          <table:table-cell office:value-type="float" office:value="4">
            <text:p>4</text:p>
          </table:table-cell>
          <table:table-cell office:value-type="string">
            <text:p>Patient_DOB</text:p>
          </table:table-cell>
          <table:table-cell table:style-name="ce103" office:value-type="string">
            <text:p>Date of birth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style-name="ce119" table:formula="of:=IF(([.E5]=&quot;&quot;);&quot;N&quot;;&quot;Y&quot;)" office:value-type="string" office:string-value="Y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6];[$'Concept heirarchy position'.A$1:.I$629];3;0)" office:value-type="float" office:value="7">
            <text:p>7</text:p>
          </table:table-cell>
          <table:table-cell table:formula="of:=VLOOKUP([.D6];[$'Concept heirarchy position'.A$1:.I$629];2;0)" office:value-type="string" office:string-value="Gender">
            <text:p>Gender</text:p>
          </table:table-cell>
          <table:table-cell office:value-type="float" office:value="5">
            <text:p>5</text:p>
          </table:table-cell>
          <table:table-cell office:value-type="string">
            <text:p>Patient_Gender</text:p>
          </table:table-cell>
          <table:table-cell table:style-name="ce10" office:value-type="string">
            <text:p>Gender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Gender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4">
          <table:table-cell table:formula="of:=VLOOKUP([.D7];[$'Concept heirarchy position'.A$1:.I$629];3;0)" office:value-type="float" office:value="7">
            <text:p>7</text:p>
          </table:table-cell>
          <table:table-cell table:formula="of:=VLOOKUP([.D7];[$'Concept heirarchy position'.A$1:.I$629];2;0)" office:value-type="string" office:string-value="Gender">
            <text:p>Gender</text:p>
          </table:table-cell>
          <table:table-cell office:value-type="float" office:value="6">
            <text:p>6</text:p>
          </table:table-cell>
          <table:table-cell office:value-type="string">
            <text:p>Patient_Gender</text:p>
          </table:table-cell>
          <table:table-cell table:style-name="ce103" office:value-type="string">
            <text:p>Gender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3" office:value-type="string">
            <text:p>Gender_patient</text:p>
          </table:table-cell>
          <table:table-cell table:number-columns-repeated="5"/>
          <table:table-cell table:style-name="ce119" table:formula="of:=IF(([.E7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4">
          <table:table-cell table:formula="of:=VLOOKUP([.D8];[$'Concept heirarchy position'.A$1:.I$629];3;0)" office:value-type="float" office:value="12">
            <text:p>12</text:p>
          </table:table-cell>
          <table:table-cell table:formula="of:=VLOOKUP([.D8];[$'Concept heirarchy position'.A$1:.I$629];2;0)" office:value-type="string" office:string-value="Home Phone">
            <text:p>Home Phone</text:p>
          </table:table-cell>
          <table:table-cell office:value-type="float" office:value="7">
            <text:p>7</text:p>
          </table:table-cell>
          <table:table-cell office:value-type="string">
            <text:p>Patient_Home_Phone</text:p>
          </table:table-cell>
          <table:table-cell table:style-name="ce103" office:value-type="string">
            <text:p>Home telephone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121" office:value-type="string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4">
          <table:table-cell table:formula="of:=VLOOKUP([.D9];[$'Concept heirarchy position'.A$1:.I$629];3;0)" office:value-type="float" office:value="13">
            <text:p>13</text:p>
          </table:table-cell>
          <table:table-cell table:formula="of:=VLOOKUP([.D9];[$'Concept heirarchy position'.A$1:.I$629];2;0)" office:value-type="string" office:string-value="Mobile Phone">
            <text:p>Mobile Phone</text:p>
          </table:table-cell>
          <table:table-cell office:value-type="float" office:value="8">
            <text:p>8</text:p>
          </table:table-cell>
          <table:table-cell office:value-type="string">
            <text:p>Patient_Mobile_Phone</text:p>
          </table:table-cell>
          <table:table-cell table:style-name="ce103" office:value-type="string">
            <text:p>Mobile telephone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121" office:value-type="string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4">
          <table:table-cell table:formula="of:=VLOOKUP([.D10];[$'Concept heirarchy position'.A$1:.I$629];3;0)" office:value-type="float" office:value="14">
            <text:p>14</text:p>
          </table:table-cell>
          <table:table-cell table:formula="of:=VLOOKUP([.D10];[$'Concept heirarchy position'.A$1:.I$629];2;0)" office:value-type="string" office:string-value="Work Phone">
            <text:p>Work Phone</text:p>
          </table:table-cell>
          <table:table-cell office:value-type="float" office:value="9">
            <text:p>9</text:p>
          </table:table-cell>
          <table:table-cell office:value-type="string">
            <text:p>Patient_Work_Phone</text:p>
          </table:table-cell>
          <table:table-cell table:style-name="ce103" office:value-type="string">
            <text:p>Work telephone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121" office:value-type="string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4">
          <table:table-cell table:formula="of:=VLOOKUP([.D11];[$'Concept heirarchy position'.A$1:.I$629];3;0)" office:value-type="float" office:value="9">
            <text:p>9</text:p>
          </table:table-cell>
          <table:table-cell table:formula="of:=VLOOKUP([.D11];[$'Concept heirarchy position'.A$1:.I$629];2;0)" office:value-type="string" office:string-value="Email">
            <text:p>Email</text:p>
          </table:table-cell>
          <table:table-cell office:value-type="float" office:value="10">
            <text:p>10</text:p>
          </table:table-cell>
          <table:table-cell office:value-type="string">
            <text:p>Patient_Email</text:p>
          </table:table-cell>
          <table:table-cell table:style-name="ce103" office:value-type="string">
            <text:p>E-mail address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number-columns-repeated="3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4">
          <table:table-cell table:formula="of:=VLOOKUP([.D12];[$'Concept heirarchy position'.A$1:.I$629];3;0)" office:value-type="float" office:value="15">
            <text:p>15</text:p>
          </table:table-cell>
          <table:table-cell table:formula="of:=VLOOKUP([.D12];[$'Concept heirarchy position'.A$1:.I$629];2;0)" office:value-type="string" office:string-value="Postal address">
            <text:p>Postal address</text:p>
          </table:table-cell>
          <table:table-cell office:value-type="float" office:value="11">
            <text:p>11</text:p>
          </table:table-cell>
          <table:table-cell office:value-type="string">
            <text:p>Patient_Postal_Address</text:p>
          </table:table-cell>
          <table:table-cell table:style-name="ce103" office:value-type="string">
            <text:p>Postal address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Text_box</text:p>
          </table:table-cell>
          <table:table-cell/>
          <table:table-cell table:style-name="ce103" office:value-type="float" office:value="1000">
            <text:p>1000</text:p>
          </table:table-cell>
          <table:table-cell table:number-columns-repeated="4"/>
          <table:table-cell table:number-columns-repeated="3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4">
          <table:table-cell table:formula="of:=VLOOKUP([.D13];[$'Concept heirarchy position'.A$1:.I$629];3;0)" office:value-type="float" office:value="18">
            <text:p>18</text:p>
          </table:table-cell>
          <table:table-cell table:formula="of:=VLOOKUP([.D13];[$'Concept heirarchy position'.A$1:.I$629];2;0)" office:value-type="string" office:string-value="Preferred Contact">
            <text:p>Preferred Contact</text:p>
          </table:table-cell>
          <table:table-cell office:value-type="float" office:value="12">
            <text:p>12</text:p>
          </table:table-cell>
          <table:table-cell office:value-type="string">
            <text:p>Patient_Preferred_Contact</text:p>
          </table:table-cell>
          <table:table-cell table:style-name="ce10" office:value-type="string">
            <text:p>Preferred contact metho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Preferred_contact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4">
          <table:table-cell table:formula="of:=VLOOKUP([.D14];[$'Concept heirarchy position'.A$1:.I$629];3;0)" office:value-type="float" office:value="18">
            <text:p>18</text:p>
          </table:table-cell>
          <table:table-cell table:formula="of:=VLOOKUP([.D14];[$'Concept heirarchy position'.A$1:.I$629];2;0)" office:value-type="string" office:string-value="Preferred Contact">
            <text:p>Preferred Contact</text:p>
          </table:table-cell>
          <table:table-cell office:value-type="float" office:value="13">
            <text:p>13</text:p>
          </table:table-cell>
          <table:table-cell office:value-type="string">
            <text:p>Patient_Preferred_Contact</text:p>
          </table:table-cell>
          <table:table-cell table:style-name="ce103" office:value-type="string">
            <text:p>If we need to contact you, what is your preferred contact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3" office:value-type="string">
            <text:p>Preferred_contact</text:p>
          </table:table-cell>
          <table:table-cell table:number-columns-repeated="5"/>
          <table:table-cell table:style-name="ce119" table:formula="of:=IF(([.E14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4">
          <table:table-cell table:formula="of:=VLOOKUP([.D15];[$'Concept heirarchy position'.A$1:.I$629];3;0)" office:value-type="float" office:value="19">
            <text:p>19</text:p>
          </table:table-cell>
          <table:table-cell table:style-name="ce11" office:value-type="string">
            <text:p>Medicare number</text:p>
          </table:table-cell>
          <table:table-cell office:value-type="float" office:value="14">
            <text:p>14</text:p>
          </table:table-cell>
          <table:table-cell table:style-name="ce11" office:value-type="string">
            <text:p>Medicare_Card_Number</text:p>
          </table:table-cell>
          <table:table-cell table:style-name="ce92" office:value-type="string">
            <text:p>What is your Medicare card number?</text:p>
          </table:table-cell>
          <table:table-cell table:style-name="ce92" office:value-type="string">
            <text:p>All</text:p>
          </table:table-cell>
          <table:table-cell table:style-name="ce92" office:value-type="string">
            <text:p>Free_text</text:p>
          </table:table-cell>
          <table:table-cell table:style-name="ce11"/>
          <table:table-cell table:style-name="ce11" office:value-type="float" office:value="15">
            <text:p>15</text:p>
          </table:table-cell>
          <table:table-cell table:style-name="ce11" table:number-columns-repeated="4"/>
          <table:table-cell table:style-name="ce47" office:value-type="string">
            <text:p>Y</text:p>
          </table:table-cell>
          <table:table-cell table:style-name="ce124" table:number-columns-repeated="3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16];[$'Concept heirarchy position'.A$1:.I$629];3;0)" office:value-type="float" office:value="19">
            <text:p>19</text:p>
          </table:table-cell>
          <table:table-cell table:formula="of:=VLOOKUP([.D16];[$'Concept heirarchy position'.A$1:.I$629];2;0)" office:value-type="string" office:string-value="Medicare number">
            <text:p>Medicare number</text:p>
          </table:table-cell>
          <table:table-cell office:value-type="float" office:value="15">
            <text:p>15</text:p>
          </table:table-cell>
          <table:table-cell office:value-type="string">
            <text:p>Medicare_Card_Number</text:p>
          </table:table-cell>
          <table:table-cell table:style-name="ce10" office:value-type="string">
            <text:p>Medicare card number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/>
          <table:table-cell office:value-type="float" office:value="15">
            <text:p>15</text:p>
          </table:table-cell>
          <table:table-cell table:number-columns-repeated="5"/>
          <table:table-cell table:number-columns-repeated="2" table:style-name="ce50" office:value-type="string">
            <text:p>Y</text:p>
          </table:table-cell>
          <table:table-cell table:style-name="ce50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17];[$'Concept heirarchy position'.A$1:.I$629];3;0)" office:value-type="float" office:value="20">
            <text:p>20</text:p>
          </table:table-cell>
          <table:table-cell table:formula="of:=VLOOKUP([.D17];[$'Concept heirarchy position'.A$1:.I$629];2;0)" office:value-type="string" office:string-value="Medicare patient number">
            <text:p>Medicare patient number</text:p>
          </table:table-cell>
          <table:table-cell office:value-type="float" office:value="333">
            <text:p>333</text:p>
          </table:table-cell>
          <table:table-cell office:value-type="string">
            <text:p>Medicare_Card_Number_Identifier</text:p>
          </table:table-cell>
          <table:table-cell table:style-name="ce10" office:value-type="string">
            <text:p>Medicare card patient identifier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18];[$'Concept heirarchy position'.A$1:.I$629];3;0)" office:value-type="float" office:value="20">
            <text:p>20</text:p>
          </table:table-cell>
          <table:table-cell table:formula="of:=VLOOKUP([.D18];[$'Concept heirarchy position'.A$1:.I$629];2;0)" office:value-type="string" office:string-value="Medicare patient number">
            <text:p>Medicare patient number</text:p>
          </table:table-cell>
          <table:table-cell office:value-type="float" office:value="16">
            <text:p>16</text:p>
          </table:table-cell>
          <table:table-cell office:value-type="string">
            <text:p>Medicare_Card_Number_Identifier</text:p>
          </table:table-cell>
          <table:table-cell table:style-name="ce10" office:value-type="string">
            <text:p>Patient number on the medicare car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19];[$'Concept heirarchy position'.A$1:.I$629];3;0)" office:value-type="float" office:value="20">
            <text:p>20</text:p>
          </table:table-cell>
          <table:table-cell table:formula="of:=VLOOKUP([.D19];[$'Concept heirarchy position'.A$1:.I$629];2;0)" office:value-type="string" office:string-value="Medicare patient number">
            <text:p>Medicare patient number</text:p>
          </table:table-cell>
          <table:table-cell office:value-type="float" office:value="17">
            <text:p>17</text:p>
          </table:table-cell>
          <table:table-cell office:value-type="string">
            <text:p>Medicare_Card_Number_Identifier</text:p>
          </table:table-cell>
          <table:table-cell table:style-name="ce103" office:value-type="string">
            <text:p>In the list of people on the card, what is your number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Integer</text:p>
          </table:table-cell>
          <table:table-cell table:number-columns-repeated="6"/>
          <table:table-cell table:style-name="ce119" table:formula="of:=IF(([.E19]=&quot;&quot;);&quot;N&quot;;&quot;Y&quot;)" office:value-type="string" office:string-value="Y">
            <text:p>Y</text:p>
          </table:table-cell>
          <table:table-cell table:style-name="ce119" table:number-columns-repeated="3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20];[$'Concept heirarchy position'.A$1:.I$629];3;0)" office:value-type="float" office:value="22">
            <text:p>22</text:p>
          </table:table-cell>
          <table:table-cell table:formula="of:=VLOOKUP([.D20];[$'Concept heirarchy position'.A$1:.I$629];2;0)" office:value-type="string" office:string-value="Social security number">
            <text:p>Social security number</text:p>
          </table:table-cell>
          <table:table-cell office:value-type="float" office:value="334">
            <text:p>334</text:p>
          </table:table-cell>
          <table:table-cell table:style-name="ce11" office:value-type="string">
            <text:p>Social_Security_Number</text:p>
          </table:table-cell>
          <table:table-cell table:style-name="ce103" office:value-type="string">
            <text:p>Social security number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table:style-name="ce119" table:number-columns-repeated="4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21];[$'Concept heirarchy position'.A$1:.I$629];3;0)" office:value-type="float" office:value="21">
            <text:p>21</text:p>
          </table:table-cell>
          <table:table-cell table:formula="of:=VLOOKUP([.D21];[$'Concept heirarchy position'.A$1:.I$629];2;0)" office:value-type="string" office:string-value="IHI">
            <text:p>IHI</text:p>
          </table:table-cell>
          <table:table-cell office:value-type="float" office:value="335">
            <text:p>335</text:p>
          </table:table-cell>
          <table:table-cell table:style-name="ce11" office:value-type="string">
            <text:p>Individual_Healthcare_Identifier</text:p>
          </table:table-cell>
          <table:table-cell table:style-name="ce103" office:value-type="string">
            <text:p>Individual healthcare identifier (if available)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119" office:value-type="string">
            <text:p>Y</text:p>
          </table:table-cell>
          <table:table-cell table:style-name="ce119" table:number-columns-repeated="3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22];[$'Concept heirarchy position'.A$1:.I$629];3;0)" office:value-type="float" office:value="0">
            <text:p>#N/A</text:p>
          </table:table-cell>
          <table:table-cell table:formula="of:=VLOOKUP([.D22];[$'Concept heirarchy position'.A$1:.I$629];2;0)" office:value-type="float" office:value="0">
            <text:p>#N/A</text:p>
          </table:table-cell>
          <table:table-cell office:value-type="float" office:value="18">
            <text:p>18</text:p>
          </table:table-cell>
          <table:table-cell office:value-type="string">
            <text:p>Parent_Guardian_Name</text:p>
          </table:table-cell>
          <table:table-cell table:style-name="ce103" office:value-type="string">
            <text:p>Parent / guardian name</text:p>
          </table:table-cell>
          <table:table-cell office:value-type="string">
            <text:p>Patient_Age &lt; 18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119" table:formula="of:=IF(([.E22]=&quot;&quot;);&quot;N&quot;;&quot;Y&quot;)" office:value-type="string" office:string-value="Y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4">
          <table:table-cell table:formula="of:=VLOOKUP([.D23];[$'Concept heirarchy position'.A$1:.I$629];3;0)" office:value-type="float" office:value="34">
            <text:p>34</text:p>
          </table:table-cell>
          <table:table-cell table:formula="of:=VLOOKUP([.D23];[$'Concept heirarchy position'.A$1:.I$629];2;0)" office:value-type="string" office:string-value="Parent contact same">
            <text:p>Parent contact same</text:p>
          </table:table-cell>
          <table:table-cell office:value-type="float" office:value="19">
            <text:p>19</text:p>
          </table:table-cell>
          <table:table-cell office:value-type="string">
            <text:p>Parent_Contact_equals_Patient_Contact</text:p>
          </table:table-cell>
          <table:table-cell table:style-name="ce103" office:value-type="string">
            <text:p>Are the contact details for the parent or guardian different to the patient's contact details?</text:p>
          </table:table-cell>
          <table:table-cell office:value-type="string">
            <text:p>Patient_Age &lt; 18</text:p>
          </table:table-cell>
          <table:table-cell table:style-name="ce103" office:value-type="string">
            <text:p>OneOption</text:p>
          </table:table-cell>
          <table:table-cell table:style-name="ce103" office:value-type="string">
            <text:p>Y_N_U_Patient</text:p>
          </table:table-cell>
          <table:table-cell table:number-columns-repeated="5"/>
          <table:table-cell table:style-name="ce119" table:formula="of:=IF(([.E23]=&quot;&quot;);&quot;N&quot;;&quot;Y&quot;)" office:value-type="string" office:string-value="Y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4">
          <table:table-cell table:formula="of:=VLOOKUP([.D24];[$'Concept heirarchy position'.A$1:.I$629];3;0)" office:value-type="float" office:value="35">
            <text:p>35</text:p>
          </table:table-cell>
          <table:table-cell table:formula="of:=VLOOKUP([.D24];[$'Concept heirarchy position'.A$1:.I$629];2;0)" office:value-type="string" office:string-value="Home Phone">
            <text:p>Home Phone</text:p>
          </table:table-cell>
          <table:table-cell office:value-type="float" office:value="20">
            <text:p>20</text:p>
          </table:table-cell>
          <table:table-cell office:value-type="string">
            <text:p>Parent_Home_Phone</text:p>
          </table:table-cell>
          <table:table-cell table:style-name="ce103" office:value-type="string">
            <text:p>Parent / guardian home telephone</text:p>
          </table:table-cell>
          <table:table-cell office:value-type="string">
            <text:p>Parent_Contact_equals_Patient_Contact=No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121" office:value-type="string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4">
          <table:table-cell table:formula="of:=VLOOKUP([.D25];[$'Concept heirarchy position'.A$1:.I$629];3;0)" office:value-type="float" office:value="36">
            <text:p>36</text:p>
          </table:table-cell>
          <table:table-cell table:formula="of:=VLOOKUP([.D25];[$'Concept heirarchy position'.A$1:.I$629];2;0)" office:value-type="string" office:string-value="Mobile Phone">
            <text:p>Mobile Phone</text:p>
          </table:table-cell>
          <table:table-cell office:value-type="float" office:value="21">
            <text:p>21</text:p>
          </table:table-cell>
          <table:table-cell office:value-type="string">
            <text:p>Parent_Mobile_Phone</text:p>
          </table:table-cell>
          <table:table-cell table:style-name="ce103" office:value-type="string">
            <text:p>Parent / guardian mobile telephone</text:p>
          </table:table-cell>
          <table:table-cell office:value-type="string">
            <text:p>Parent_Contact_equals_Patient_Contact=No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121" office:value-type="string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4">
          <table:table-cell table:formula="of:=VLOOKUP([.D26];[$'Concept heirarchy position'.A$1:.I$629];3;0)" office:value-type="float" office:value="37">
            <text:p>37</text:p>
          </table:table-cell>
          <table:table-cell table:formula="of:=VLOOKUP([.D26];[$'Concept heirarchy position'.A$1:.I$629];2;0)" office:value-type="string" office:string-value="Work Phone">
            <text:p>Work Phone</text:p>
          </table:table-cell>
          <table:table-cell office:value-type="float" office:value="22">
            <text:p>22</text:p>
          </table:table-cell>
          <table:table-cell office:value-type="string">
            <text:p>Parent_Work_Phone</text:p>
          </table:table-cell>
          <table:table-cell table:style-name="ce103" office:value-type="string">
            <text:p>Parent / guardian work telephone</text:p>
          </table:table-cell>
          <table:table-cell office:value-type="string">
            <text:p>Parent_Contact_equals_Patient_Contact=No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121" office:value-type="string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4">
          <table:table-cell table:formula="of:=VLOOKUP([.D27];[$'Concept heirarchy position'.A$1:.I$629];3;0)" office:value-type="float" office:value="38">
            <text:p>38</text:p>
          </table:table-cell>
          <table:table-cell table:formula="of:=VLOOKUP([.D27];[$'Concept heirarchy position'.A$1:.I$629];2;0)" office:value-type="string" office:string-value="Email">
            <text:p>Email</text:p>
          </table:table-cell>
          <table:table-cell office:value-type="float" office:value="23">
            <text:p>23</text:p>
          </table:table-cell>
          <table:table-cell office:value-type="string">
            <text:p>Parent_Email</text:p>
          </table:table-cell>
          <table:table-cell table:style-name="ce103" office:value-type="string">
            <text:p>Parent / guardian E-mail address</text:p>
          </table:table-cell>
          <table:table-cell office:value-type="string">
            <text:p>Parent_Contact_equals_Patient_Contact=No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style-name="ce119" table:formula="of:=IF(([.E27]=&quot;&quot;);&quot;N&quot;;&quot;Y&quot;)" office:value-type="string" office:string-value="Y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4">
          <table:table-cell table:formula="of:=VLOOKUP([.D28];[$'Concept heirarchy position'.A$1:.I$629];3;0)" office:value-type="float" office:value="39">
            <text:p>39</text:p>
          </table:table-cell>
          <table:table-cell table:formula="of:=VLOOKUP([.D28];[$'Concept heirarchy position'.A$1:.I$629];2;0)" office:value-type="string" office:string-value="Parent Address">
            <text:p>Parent Address</text:p>
          </table:table-cell>
          <table:table-cell office:value-type="float" office:value="24">
            <text:p>24</text:p>
          </table:table-cell>
          <table:table-cell table:style-name="ce103" office:value-type="string">
            <text:p>Parent_Address</text:p>
          </table:table-cell>
          <table:table-cell table:style-name="ce103" office:value-type="string">
            <text:p>Parent / guardian address</text:p>
          </table:table-cell>
          <table:table-cell office:value-type="string">
            <text:p>Parent_Contact_equals_Patient_Contact=No</text:p>
          </table:table-cell>
          <table:table-cell table:style-name="ce103" office:value-type="string">
            <text:p>Text_box</text:p>
          </table:table-cell>
          <table:table-cell/>
          <table:table-cell office:value-type="float" office:value="1000">
            <text:p>1000</text:p>
          </table:table-cell>
          <table:table-cell table:number-columns-repeated="4"/>
          <table:table-cell table:number-columns-repeated="3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4">
          <table:table-cell table:formula="of:=VLOOKUP([.D29];[$'Concept heirarchy position'.A$1:.I$629];3;0)" office:value-type="float" office:value="40">
            <text:p>40</text:p>
          </table:table-cell>
          <table:table-cell table:formula="of:=VLOOKUP([.D29];[$'Concept heirarchy position'.A$1:.I$629];2;0)" office:value-type="string" office:string-value="Preferred Contact">
            <text:p>Preferred Contact</text:p>
          </table:table-cell>
          <table:table-cell office:value-type="float" office:value="25">
            <text:p>25</text:p>
          </table:table-cell>
          <table:table-cell office:value-type="string">
            <text:p>Parent_Preferred_Contact</text:p>
          </table:table-cell>
          <table:table-cell table:style-name="ce10" office:value-type="string">
            <text:p>Parent / guardian's preferred contact method</text:p>
          </table:table-cell>
          <table:table-cell office:value-type="string">
            <text:p>Parent_Contact_equals_Patient_Contact=No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Preferred_contact</text:p>
          </table:table-cell>
          <table:table-cell table:number-columns-repeated="5"/>
          <table:table-cell table:style-name="ce121" office:value-type="string">
            <text:p>Y</text:p>
          </table:table-cell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4">
          <table:table-cell table:formula="of:=VLOOKUP([.D30];[$'Concept heirarchy position'.A$1:.I$629];3;0)" office:value-type="float" office:value="50">
            <text:p>50</text:p>
          </table:table-cell>
          <table:table-cell table:formula="of:=VLOOKUP([.D30];[$'Concept heirarchy position'.A$1:.I$629];2;0)" office:value-type="string" office:string-value="Carer">
            <text:p>Carer</text:p>
          </table:table-cell>
          <table:table-cell office:value-type="float" office:value="26">
            <text:p>26</text:p>
          </table:table-cell>
          <table:table-cell table:style-name="ce103" office:value-type="string">
            <text:p>Carer</text:p>
          </table:table-cell>
          <table:table-cell table:style-name="ce103" office:value-type="string">
            <text:p>Does the patient have a carer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30]=&quot;&quot;);&quot;N&quot;;&quot;Y&quot;)" office:value-type="string" office:string-value="Y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4">
          <table:table-cell table:formula="of:=VLOOKUP([.D31];[$'Concept heirarchy position'.A$1:.I$629];3;0)" office:value-type="float" office:value="51">
            <text:p>51</text:p>
          </table:table-cell>
          <table:table-cell table:formula="of:=VLOOKUP([.D31];[$'Concept heirarchy position'.A$1:.I$629];2;0)" office:value-type="string" office:string-value="Carer Name">
            <text:p>Carer Name</text:p>
          </table:table-cell>
          <table:table-cell office:value-type="float" office:value="27">
            <text:p>27</text:p>
          </table:table-cell>
          <table:table-cell office:value-type="string">
            <text:p>Carer_Name</text:p>
          </table:table-cell>
          <table:table-cell table:style-name="ce103" office:value-type="string">
            <text:p>Carer name</text:p>
          </table:table-cell>
          <table:table-cell office:value-type="string">
            <text:p>Carer=Yes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number-columns-repeated="3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4">
          <table:table-cell table:formula="of:=VLOOKUP([.D32];[$'Concept heirarchy position'.A$1:.I$629];3;0)" office:value-type="float" office:value="52">
            <text:p>52</text:p>
          </table:table-cell>
          <table:table-cell table:formula="of:=VLOOKUP([.D32];[$'Concept heirarchy position'.A$1:.I$629];2;0)" office:value-type="string" office:string-value="Home Phone">
            <text:p>Home Phone</text:p>
          </table:table-cell>
          <table:table-cell office:value-type="float" office:value="28">
            <text:p>28</text:p>
          </table:table-cell>
          <table:table-cell office:value-type="string">
            <text:p>Carer_Home_Phone</text:p>
          </table:table-cell>
          <table:table-cell table:style-name="ce103" office:value-type="string">
            <text:p>Carer home telephone</text:p>
          </table:table-cell>
          <table:table-cell office:value-type="string">
            <text:p>Carer=Yes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121" office:value-type="string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12">
          <table:table-cell table:formula="of:=VLOOKUP([.D33];[$'Concept heirarchy position'.A$1:.I$629];3;0)" office:value-type="float" office:value="53">
            <text:p>53</text:p>
          </table:table-cell>
          <table:table-cell table:formula="of:=VLOOKUP([.D33];[$'Concept heirarchy position'.A$1:.I$629];2;0)" office:value-type="string" office:string-value="Mobile Phone">
            <text:p>Mobile Phone</text:p>
          </table:table-cell>
          <table:table-cell office:value-type="float" office:value="29">
            <text:p>29</text:p>
          </table:table-cell>
          <table:table-cell office:value-type="string">
            <text:p>Carer_Mobile_Phone</text:p>
          </table:table-cell>
          <table:table-cell table:style-name="ce103" office:value-type="string">
            <text:p>Carer mobile telephone</text:p>
          </table:table-cell>
          <table:table-cell office:value-type="string">
            <text:p>Carer=Yes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121" office:value-type="string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12">
          <table:table-cell table:formula="of:=VLOOKUP([.D34];[$'Concept heirarchy position'.A$1:.I$629];3;0)" office:value-type="float" office:value="54">
            <text:p>54</text:p>
          </table:table-cell>
          <table:table-cell table:formula="of:=VLOOKUP([.D34];[$'Concept heirarchy position'.A$1:.I$629];2;0)" office:value-type="string" office:string-value="Work Phone">
            <text:p>Work Phone</text:p>
          </table:table-cell>
          <table:table-cell office:value-type="float" office:value="30">
            <text:p>30</text:p>
          </table:table-cell>
          <table:table-cell office:value-type="string">
            <text:p>Carer_Work_Phone</text:p>
          </table:table-cell>
          <table:table-cell table:style-name="ce103" office:value-type="string">
            <text:p>Carer work telephone</text:p>
          </table:table-cell>
          <table:table-cell office:value-type="string">
            <text:p>Carer=Yes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121" office:value-type="string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12">
          <table:table-cell table:formula="of:=VLOOKUP([.D35];[$'Concept heirarchy position'.A$1:.I$629];3;0)" office:value-type="float" office:value="55">
            <text:p>55</text:p>
          </table:table-cell>
          <table:table-cell table:formula="of:=VLOOKUP([.D35];[$'Concept heirarchy position'.A$1:.I$629];2;0)" office:value-type="string" office:string-value="Email">
            <text:p>Email</text:p>
          </table:table-cell>
          <table:table-cell office:value-type="float" office:value="31">
            <text:p>31</text:p>
          </table:table-cell>
          <table:table-cell office:value-type="string">
            <text:p>Carer_Email</text:p>
          </table:table-cell>
          <table:table-cell table:style-name="ce103" office:value-type="string">
            <text:p>Carer E-mail address</text:p>
          </table:table-cell>
          <table:table-cell office:value-type="string">
            <text:p>Carer=Yes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style-name="ce119" table:formula="of:=IF(([.E35]=&quot;&quot;);&quot;N&quot;;&quot;Y&quot;)" office:value-type="string" office:string-value="Y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12">
          <table:table-cell table:formula="of:=VLOOKUP([.D36];[$'Concept heirarchy position'.A$1:.I$629];3;0)" office:value-type="float" office:value="56">
            <text:p>56</text:p>
          </table:table-cell>
          <table:table-cell table:formula="of:=VLOOKUP([.D36];[$'Concept heirarchy position'.A$1:.I$629];2;0)" office:value-type="string" office:string-value="Carer Address">
            <text:p>Carer Address</text:p>
          </table:table-cell>
          <table:table-cell office:value-type="float" office:value="32">
            <text:p>32</text:p>
          </table:table-cell>
          <table:table-cell table:style-name="ce103" office:value-type="string">
            <text:p>Carer_Address</text:p>
          </table:table-cell>
          <table:table-cell table:style-name="ce103" office:value-type="string">
            <text:p>Carer address</text:p>
          </table:table-cell>
          <table:table-cell office:value-type="string">
            <text:p>Carer=Yes</text:p>
          </table:table-cell>
          <table:table-cell table:style-name="ce103" office:value-type="string">
            <text:p>Text_box</text:p>
          </table:table-cell>
          <table:table-cell/>
          <table:table-cell office:value-type="float" office:value="1000">
            <text:p>1000</text:p>
          </table:table-cell>
          <table:table-cell table:number-columns-repeated="4"/>
          <table:table-cell table:style-name="ce119" office:value-type="string">
            <text:p>Y</text:p>
          </table:table-cell>
          <table:table-cell table:style-name="ce119"/>
          <table:table-cell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13">
          <table:table-cell table:formula="of:=VLOOKUP([.D37];[$'Concept heirarchy position'.A$1:.I$629];3;0)" office:value-type="float" office:value="57">
            <text:p>57</text:p>
          </table:table-cell>
          <table:table-cell table:formula="of:=VLOOKUP([.D37];[$'Concept heirarchy position'.A$1:.I$629];2;0)" office:value-type="string" office:string-value="Preferred Contact">
            <text:p>Preferred Contact</text:p>
          </table:table-cell>
          <table:table-cell office:value-type="float" office:value="33">
            <text:p>33</text:p>
          </table:table-cell>
          <table:table-cell office:value-type="string">
            <text:p>Carer_Preferred_Contact</text:p>
          </table:table-cell>
          <table:table-cell table:style-name="ce10" office:value-type="string">
            <text:p>Carer's preferred contact method</text:p>
          </table:table-cell>
          <table:table-cell office:value-type="string">
            <text:p>Carer=Yes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Preferred_contact</text:p>
          </table:table-cell>
          <table:table-cell table:number-columns-repeated="5"/>
          <table:table-cell table:style-name="ce121" office:value-type="string">
            <text:p>Y</text:p>
          </table:table-cell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8];[$'Concept heirarchy position'.A$1:.I$629];3;0)" office:value-type="float" office:value="61">
            <text:p>61</text:p>
          </table:table-cell>
          <table:table-cell table:formula="of:=VLOOKUP([.D38];[$'Concept heirarchy position'.A$1:.I$629];2;0)" office:value-type="string" office:string-value="Date assessment started">
            <text:p>Date assessment started</text:p>
          </table:table-cell>
          <table:table-cell office:value-type="float" office:value="34">
            <text:p>34</text:p>
          </table:table-cell>
          <table:table-cell office:value-type="string">
            <text:p>Assessment_Date_Start</text:p>
          </table:table-cell>
          <table:table-cell table:style-name="ce10" office:value-type="string">
            <text:p>Date of assessmen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Datestamp</text:p>
          </table:table-cell>
          <table:table-cell table:number-columns-repeated="6"/>
          <table:table-cell table:style-name="ce50" table:number-columns-repeated="3"/>
          <table:table-cell table:style-name="ce50" office:value-type="string">
            <text:p>Y</text:p>
          </table:table-cell>
          <table:table-cell table:number-columns-repeated="1007"/>
        </table:table-row>
        <table:table-row table:style-name="ro12">
          <table:table-cell table:formula="of:=VLOOKUP([.D39];[$'Concept heirarchy position'.A$1:.I$629];3;0)" office:value-type="float" office:value="62">
            <text:p>62</text:p>
          </table:table-cell>
          <table:table-cell table:formula="of:=VLOOKUP([.D39];[$'Concept heirarchy position'.A$1:.I$629];2;0)" office:value-type="string" office:string-value="Procedure planned">
            <text:p>Procedure planned</text:p>
          </table:table-cell>
          <table:table-cell office:value-type="float" office:value="35">
            <text:p>35</text:p>
          </table:table-cell>
          <table:table-cell office:value-type="string">
            <text:p>Surgical_Procedure_Planned</text:p>
          </table:table-cell>
          <table:table-cell table:style-name="ce10" office:value-type="string">
            <text:p>Procedure plann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5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40];[$'Concept heirarchy position'.A$1:.I$629];3;0)" office:value-type="float" office:value="62">
            <text:p>62</text:p>
          </table:table-cell>
          <table:table-cell table:formula="of:=VLOOKUP([.D40];[$'Concept heirarchy position'.A$1:.I$629];2;0)" office:value-type="string" office:string-value="Procedure planned">
            <text:p>Procedure planned</text:p>
          </table:table-cell>
          <table:table-cell office:value-type="float" office:value="36">
            <text:p>36</text:p>
          </table:table-cell>
          <table:table-cell office:value-type="string">
            <text:p>Surgical_Procedure_Planned</text:p>
          </table:table-cell>
          <table:table-cell table:style-name="ce103" office:value-type="string">
            <text:p>What operation or procedure are you having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table:style-name="ce119" table:formula="of:=IF(([.E40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41];[$'Concept heirarchy position'.A$1:.I$629];3;0)" office:value-type="float" office:value="64">
            <text:p>64</text:p>
          </table:table-cell>
          <table:table-cell table:formula="of:=VLOOKUP([.D41];[$'Concept heirarchy position'.A$1:.I$629];2;0)" office:value-type="string" office:string-value="Procedure date">
            <text:p>Procedure date</text:p>
          </table:table-cell>
          <table:table-cell office:value-type="float" office:value="37">
            <text:p>37</text:p>
          </table:table-cell>
          <table:table-cell office:value-type="string">
            <text:p>Procedure_Date</text:p>
          </table:table-cell>
          <table:table-cell table:style-name="ce10" office:value-type="string">
            <text:p>Procedure dat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Future</text:p>
          </table:table-cell>
          <table:table-cell table:style-name="ce121" office:value-type="string">
            <text:p>Y</text:p>
          </table:table-cell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42];[$'Concept heirarchy position'.A$1:.I$629];3;0)" office:value-type="float" office:value="66">
            <text:p>66</text:p>
          </table:table-cell>
          <table:table-cell table:formula="of:=VLOOKUP([.D42];[$'Concept heirarchy position'.A$1:.I$629];2;0)" office:value-type="string" office:string-value="Surgical diagnosis">
            <text:p>Surgical diagnosis</text:p>
          </table:table-cell>
          <table:table-cell office:value-type="float" office:value="38">
            <text:p>38</text:p>
          </table:table-cell>
          <table:table-cell office:value-type="string">
            <text:p>Surgical_Diagnosis</text:p>
          </table:table-cell>
          <table:table-cell table:style-name="ce10" office:value-type="string">
            <text:p>Surgical diagnosis / indic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43];[$'Concept heirarchy position'.A$1:.I$629];3;0)" office:value-type="float" office:value="66">
            <text:p>66</text:p>
          </table:table-cell>
          <table:table-cell table:formula="of:=VLOOKUP([.D43];[$'Concept heirarchy position'.A$1:.I$629];2;0)" office:value-type="string" office:string-value="Surgical diagnosis">
            <text:p>Surgical diagnosis</text:p>
          </table:table-cell>
          <table:table-cell office:value-type="float" office:value="39">
            <text:p>39</text:p>
          </table:table-cell>
          <table:table-cell office:value-type="string">
            <text:p>Surgical_Diagnosis</text:p>
          </table:table-cell>
          <table:table-cell table:style-name="ce103" office:value-type="string">
            <text:p>What problem are you having this procedure for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table:style-name="ce119" table:formula="of:=IF(([.E43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44];[$'Concept heirarchy position'.A$1:.I$629];3;0)" office:value-type="float" office:value="59">
            <text:p>59</text:p>
          </table:table-cell>
          <table:table-cell table:formula="of:=VLOOKUP([.D44];[$'Concept heirarchy position'.A$1:.I$629];2;0)" office:value-type="string" office:string-value="Referring Surgeon">
            <text:p>Referring Surgeon</text:p>
          </table:table-cell>
          <table:table-cell office:value-type="float" office:value="40">
            <text:p>40</text:p>
          </table:table-cell>
          <table:table-cell office:value-type="string">
            <text:p>Referring_Surgeon</text:p>
          </table:table-cell>
          <table:table-cell table:style-name="ce10" office:value-type="string">
            <text:p>Surge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 table:style-name="ce10"/>
          <table:table-cell office:value-type="float" office:value="40">
            <text:p>40</text:p>
          </table:table-cell>
          <table:table-cell table:number-columns-repeated="5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45];[$'Concept heirarchy position'.A$1:.I$629];3;0)" office:value-type="float" office:value="59">
            <text:p>59</text:p>
          </table:table-cell>
          <table:table-cell table:formula="of:=VLOOKUP([.D45];[$'Concept heirarchy position'.A$1:.I$629];2;0)" office:value-type="string" office:string-value="Referring Surgeon">
            <text:p>Referring Surgeon</text:p>
          </table:table-cell>
          <table:table-cell office:value-type="float" office:value="41">
            <text:p>41</text:p>
          </table:table-cell>
          <table:table-cell office:value-type="string">
            <text:p>Referring_Surgeon</text:p>
          </table:table-cell>
          <table:table-cell table:style-name="ce103" office:value-type="string">
            <text:p>Who is your surgeon or doctor performing procedure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 table:style-name="ce103"/>
          <table:table-cell office:value-type="float" office:value="40">
            <text:p>40</text:p>
          </table:table-cell>
          <table:table-cell table:number-columns-repeated="4"/>
          <table:table-cell table:style-name="ce119" table:formula="of:=IF(([.E45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3">
          <table:table-cell table:formula="of:=VLOOKUP([.D46];[$'Concept heirarchy position'.A$1:.I$629];3;0)" office:value-type="float" office:value="60">
            <text:p>60</text:p>
          </table:table-cell>
          <table:table-cell table:formula="of:=VLOOKUP([.D46];[$'Concept heirarchy position'.A$1:.I$629];2;0)" office:value-type="string" office:string-value="Referring Speciality">
            <text:p>Referring Speciality</text:p>
          </table:table-cell>
          <table:table-cell office:value-type="float" office:value="42">
            <text:p>42</text:p>
          </table:table-cell>
          <table:table-cell office:value-type="string">
            <text:p>Referring_Speciality</text:p>
          </table:table-cell>
          <table:table-cell table:style-name="ce10" office:value-type="string">
            <text:p>Referring specialt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Surgical_specialities</text:p>
          </table:table-cell>
          <table:table-cell/>
          <table:table-cell office:value-type="string">
            <text:p>Y</text:p>
          </table:table-cell>
          <table:table-cell office:value-type="string">
            <text:p>Other</text:p>
          </table:table-cell>
          <table:table-cell table:number-columns-repeated="3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47];[$'Concept heirarchy position'.A$1:.I$629];3;0)" office:value-type="float" office:value="69">
            <text:p>69</text:p>
          </table:table-cell>
          <table:table-cell table:formula="of:=VLOOKUP([.D47];[$'Concept heirarchy position'.A$1:.I$629];2;0)" office:value-type="string" office:string-value="Risk of excessive blood loss">
            <text:p>Risk of excessive blood loss</text:p>
          </table:table-cell>
          <table:table-cell office:value-type="float" office:value="43">
            <text:p>43</text:p>
          </table:table-cell>
          <table:table-cell office:value-type="string">
            <text:p>Risk_of_Excessive_Blood_Loss</text:p>
          </table:table-cell>
          <table:table-cell table:style-name="ce10" office:value-type="string">
            <text:p>Risk of blood loss greater than usual?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48];[$'Concept heirarchy position'.A$1:.I$629];3;0)" office:value-type="float" office:value="101">
            <text:p>101</text:p>
          </table:table-cell>
          <table:table-cell table:formula="of:=VLOOKUP([.D48];[$'Concept heirarchy position'.A$1:.I$629];2;0)" office:value-type="string" office:string-value="Height(cm) patient report">
            <text:p>Height(cm) patient report</text:p>
          </table:table-cell>
          <table:table-cell office:value-type="float" office:value="44">
            <text:p>44</text:p>
          </table:table-cell>
          <table:table-cell office:value-type="string">
            <text:p>Height_patient_report_cm</text:p>
          </table:table-cell>
          <table:table-cell table:style-name="ce10" office:value-type="string">
            <text:p>Height (cm) patient report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49];[$'Concept heirarchy position'.A$1:.I$629];3;0)" office:value-type="float" office:value="101">
            <text:p>101</text:p>
          </table:table-cell>
          <table:table-cell table:formula="of:=VLOOKUP([.D49];[$'Concept heirarchy position'.A$1:.I$629];2;0)" office:value-type="string" office:string-value="Height(cm) patient report">
            <text:p>Height(cm) patient report</text:p>
          </table:table-cell>
          <table:table-cell office:value-type="float" office:value="45">
            <text:p>45</text:p>
          </table:table-cell>
          <table:table-cell office:value-type="string">
            <text:p>Height_patient_report_cm</text:p>
          </table:table-cell>
          <table:table-cell table:style-name="ce103" office:value-type="string">
            <text:p>How tall are you (in centimeters)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Number</text:p>
          </table:table-cell>
          <table:table-cell table:number-columns-repeated="6"/>
          <table:table-cell table:style-name="ce119" table:formula="of:=IF(([.E49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50];[$'Concept heirarchy position'.A$1:.I$629];3;0)" office:value-type="float" office:value="102">
            <text:p>102</text:p>
          </table:table-cell>
          <table:table-cell table:formula="of:=VLOOKUP([.D50];[$'Concept heirarchy position'.A$1:.I$629];2;0)" office:value-type="string" office:string-value="Weight(kg) patient report">
            <text:p>Weight(kg) patient report</text:p>
          </table:table-cell>
          <table:table-cell office:value-type="float" office:value="46">
            <text:p>46</text:p>
          </table:table-cell>
          <table:table-cell office:value-type="string">
            <text:p>Weight_patient_report_kg</text:p>
          </table:table-cell>
          <table:table-cell table:style-name="ce10" office:value-type="string">
            <text:p>Weight(kg) patient repor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51];[$'Concept heirarchy position'.A$1:.I$629];3;0)" office:value-type="float" office:value="102">
            <text:p>102</text:p>
          </table:table-cell>
          <table:table-cell table:formula="of:=VLOOKUP([.D51];[$'Concept heirarchy position'.A$1:.I$629];2;0)" office:value-type="string" office:string-value="Weight(kg) patient report">
            <text:p>Weight(kg) patient report</text:p>
          </table:table-cell>
          <table:table-cell office:value-type="float" office:value="47">
            <text:p>47</text:p>
          </table:table-cell>
          <table:table-cell office:value-type="string">
            <text:p>Weight_patient_report_kg</text:p>
          </table:table-cell>
          <table:table-cell table:style-name="ce103" office:value-type="string">
            <text:p>How much do you weigh (in kilograms)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Number</text:p>
          </table:table-cell>
          <table:table-cell table:number-columns-repeated="6"/>
          <table:table-cell table:style-name="ce119" table:formula="of:=IF(([.E51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52];[$'Concept heirarchy position'.A$1:.I$629];3;0)" office:value-type="float" office:value="76">
            <text:p>76</text:p>
          </table:table-cell>
          <table:table-cell table:formula="of:=VLOOKUP([.D52];[$'Concept heirarchy position'.A$1:.I$629];2;0)" office:value-type="string" office:string-value="Difficulty in communicaton">
            <text:p>Difficulty in communicaton</text:p>
          </table:table-cell>
          <table:table-cell office:value-type="float" office:value="48">
            <text:p>48</text:p>
          </table:table-cell>
          <table:table-cell office:value-type="string">
            <text:p>Difficulty_in_communication</text:p>
          </table:table-cell>
          <table:table-cell table:style-name="ce10" office:value-type="string">
            <text:p>Difficulty in communic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53];[$'Concept heirarchy position'.A$1:.I$629];3;0)" office:value-type="float" office:value="103">
            <text:p>103</text:p>
          </table:table-cell>
          <table:table-cell table:formula="of:=VLOOKUP([.D53];[$'Concept heirarchy position'.A$1:.I$629];2;0)" office:value-type="string" office:string-value="Alcohol current">
            <text:p>Alcohol current</text:p>
          </table:table-cell>
          <table:table-cell office:value-type="float" office:value="49">
            <text:p>49</text:p>
          </table:table-cell>
          <table:table-cell table:style-name="ce10" office:value-type="string">
            <text:p>Alcohol_Current</text:p>
          </table:table-cell>
          <table:table-cell table:style-name="ce10" office:value-type="string">
            <text:p>Alcohol consump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 table:number-columns-repeated="2"/>
          <table:table-cell table:style-name="ce10" table:number-columns-repeated="3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54];[$'Concept heirarchy position'.A$1:.I$629];3;0)" office:value-type="float" office:value="103">
            <text:p>103</text:p>
          </table:table-cell>
          <table:table-cell table:formula="of:=VLOOKUP([.D54];[$'Concept heirarchy position'.A$1:.I$629];2;0)" office:value-type="string" office:string-value="Alcohol current">
            <text:p>Alcohol current</text:p>
          </table:table-cell>
          <table:table-cell office:value-type="float" office:value="50">
            <text:p>50</text:p>
          </table:table-cell>
          <table:table-cell table:style-name="ce103" office:value-type="string">
            <text:p>Alcohol_Current</text:p>
          </table:table-cell>
          <table:table-cell table:style-name="ce103" office:value-type="string">
            <text:p>Do you drink alcohol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2"/>
          <table:table-cell table:style-name="ce103" table:number-columns-repeated="3"/>
          <table:table-cell table:style-name="ce119" office:value-type="string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55];[$'Concept heirarchy position'.A$1:.I$629];3;0)" office:value-type="float" office:value="104">
            <text:p>104</text:p>
          </table:table-cell>
          <table:table-cell table:formula="of:=VLOOKUP([.D55];[$'Concept heirarchy position'.A$1:.I$629];2;0)" office:value-type="string" office:string-value="Alcohol units per week">
            <text:p>Alcohol units per week</text:p>
          </table:table-cell>
          <table:table-cell office:value-type="float" office:value="51">
            <text:p>51</text:p>
          </table:table-cell>
          <table:table-cell office:value-type="string">
            <text:p>Alcohol_Units_per_Week</text:p>
          </table:table-cell>
          <table:table-cell table:style-name="ce10" office:value-type="string">
            <text:p>Standard units per week</text:p>
          </table:table-cell>
          <table:table-cell office:value-type="string">
            <text:p>Alcohol_Current = Yes</text:p>
          </table:table-cell>
          <table:table-cell table:style-name="ce10" office:value-type="string">
            <text:p>Number</text:p>
          </table:table-cell>
          <table:table-cell table:number-columns-repeated="8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56];[$'Concept heirarchy position'.A$1:.I$629];3;0)" office:value-type="float" office:value="104">
            <text:p>104</text:p>
          </table:table-cell>
          <table:table-cell table:formula="of:=VLOOKUP([.D56];[$'Concept heirarchy position'.A$1:.I$629];2;0)" office:value-type="string" office:string-value="Alcohol units per week">
            <text:p>Alcohol units per week</text:p>
          </table:table-cell>
          <table:table-cell office:value-type="float" office:value="52">
            <text:p>52</text:p>
          </table:table-cell>
          <table:table-cell office:value-type="string">
            <text:p>Alcohol_Units_per_Week</text:p>
          </table:table-cell>
          <table:table-cell table:style-name="ce103" office:value-type="string">
            <text:p>How many standard drinks would you have a week?</text:p>
          </table:table-cell>
          <table:table-cell office:value-type="string">
            <text:p>Alcohol_Current = Yes</text:p>
          </table:table-cell>
          <table:table-cell table:style-name="ce103" office:value-type="string">
            <text:p>Number</text:p>
          </table:table-cell>
          <table:table-cell table:number-columns-repeated="6"/>
          <table:table-cell table:style-name="ce119" table:formula="of:=IF(([.E56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57];[$'Concept heirarchy position'.A$1:.I$629];3;0)" office:value-type="float" office:value="105">
            <text:p>105</text:p>
          </table:table-cell>
          <table:table-cell table:formula="of:=VLOOKUP([.D57];[$'Concept heirarchy position'.A$1:.I$629];2;0)" office:value-type="string" office:string-value="Tobacco ever">
            <text:p>Tobacco ever</text:p>
          </table:table-cell>
          <table:table-cell office:value-type="float" office:value="53">
            <text:p>53</text:p>
          </table:table-cell>
          <table:table-cell office:value-type="string">
            <text:p>Tobacco_Ever</text:p>
          </table:table-cell>
          <table:table-cell table:style-name="ce10" office:value-type="string">
            <text:p>Ever smok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58];[$'Concept heirarchy position'.A$1:.I$629];3;0)" office:value-type="float" office:value="105">
            <text:p>105</text:p>
          </table:table-cell>
          <table:table-cell table:formula="of:=VLOOKUP([.D58];[$'Concept heirarchy position'.A$1:.I$629];2;0)" office:value-type="string" office:string-value="Tobacco ever">
            <text:p>Tobacco ever</text:p>
          </table:table-cell>
          <table:table-cell office:value-type="float" office:value="54">
            <text:p>54</text:p>
          </table:table-cell>
          <table:table-cell office:value-type="string">
            <text:p>Tobacco_Ever</text:p>
          </table:table-cell>
          <table:table-cell table:style-name="ce103" office:value-type="string">
            <text:p>Have you ever been a smoker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58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59];[$'Concept heirarchy position'.A$1:.I$629];3;0)" office:value-type="float" office:value="106">
            <text:p>106</text:p>
          </table:table-cell>
          <table:table-cell table:formula="of:=VLOOKUP([.D59];[$'Concept heirarchy position'.A$1:.I$629];2;0)" office:value-type="string" office:string-value="Current smoker">
            <text:p>Current smoker</text:p>
          </table:table-cell>
          <table:table-cell office:value-type="float" office:value="55">
            <text:p>55</text:p>
          </table:table-cell>
          <table:table-cell office:value-type="string">
            <text:p>Tobacco_Current</text:p>
          </table:table-cell>
          <table:table-cell table:style-name="ce10" office:value-type="string">
            <text:p>Smoker, current</text:p>
          </table:table-cell>
          <table:table-cell office:value-type="string">
            <text:p>Tobacco_Ever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60];[$'Concept heirarchy position'.A$1:.I$629];3;0)" office:value-type="float" office:value="106">
            <text:p>106</text:p>
          </table:table-cell>
          <table:table-cell table:formula="of:=VLOOKUP([.D60];[$'Concept heirarchy position'.A$1:.I$629];2;0)" office:value-type="string" office:string-value="Current smoker">
            <text:p>Current smoker</text:p>
          </table:table-cell>
          <table:table-cell office:value-type="float" office:value="56">
            <text:p>56</text:p>
          </table:table-cell>
          <table:table-cell office:value-type="string">
            <text:p>Tobacco_Current</text:p>
          </table:table-cell>
          <table:table-cell table:style-name="ce103" office:value-type="string">
            <text:p>Do you smoke now?</text:p>
          </table:table-cell>
          <table:table-cell office:value-type="string">
            <text:p>Tobacco_Ever = Yes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60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61];[$'Concept heirarchy position'.A$1:.I$629];3;0)" office:value-type="float" office:value="107">
            <text:p>107</text:p>
          </table:table-cell>
          <table:table-cell table:formula="of:=VLOOKUP([.D61];[$'Concept heirarchy position'.A$1:.I$629];2;0)" office:value-type="string" office:string-value="Cigarettes / day">
            <text:p>Cigarettes / day</text:p>
          </table:table-cell>
          <table:table-cell office:value-type="float" office:value="57">
            <text:p>57</text:p>
          </table:table-cell>
          <table:table-cell office:value-type="string">
            <text:p>Tobacco_Cigarettes_per_Day</text:p>
          </table:table-cell>
          <table:table-cell table:style-name="ce10" office:value-type="string">
            <text:p>Cigarettes / day average (current)</text:p>
          </table:table-cell>
          <table:table-cell table:style-name="ce10" office:value-type="string">
            <text:p>Tobacco_Current = Yes</text:p>
          </table:table-cell>
          <table:table-cell table:style-name="ce10" office:value-type="string">
            <text:p>Integer</text:p>
          </table:table-cell>
          <table:table-cell table:number-columns-repeated="6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62];[$'Concept heirarchy position'.A$1:.I$629];3;0)" office:value-type="float" office:value="107">
            <text:p>107</text:p>
          </table:table-cell>
          <table:table-cell table:formula="of:=VLOOKUP([.D62];[$'Concept heirarchy position'.A$1:.I$629];2;0)" office:value-type="string" office:string-value="Cigarettes / day">
            <text:p>Cigarettes / day</text:p>
          </table:table-cell>
          <table:table-cell office:value-type="float" office:value="58">
            <text:p>58</text:p>
          </table:table-cell>
          <table:table-cell office:value-type="string">
            <text:p>Tobacco_Cigarettes_per_Day</text:p>
          </table:table-cell>
          <table:table-cell table:style-name="ce103" office:value-type="string">
            <text:p>On average, how many cigarettes do you smoke each day?</text:p>
          </table:table-cell>
          <table:table-cell table:style-name="ce103" office:value-type="string">
            <text:p>Tobacco_Current = Yes</text:p>
          </table:table-cell>
          <table:table-cell table:style-name="ce103" office:value-type="string">
            <text:p>Integer</text:p>
          </table:table-cell>
          <table:table-cell table:number-columns-repeated="6"/>
          <table:table-cell table:style-name="ce119" table:formula="of:=IF(([.E62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63];[$'Concept heirarchy position'.A$1:.I$629];3;0)" office:value-type="float" office:value="108">
            <text:p>108</text:p>
          </table:table-cell>
          <table:table-cell table:formula="of:=VLOOKUP([.D63];[$'Concept heirarchy position'.A$1:.I$629];2;0)" office:value-type="string" office:string-value="Tobacco Date stopped">
            <text:p>Tobacco Date stopped</text:p>
          </table:table-cell>
          <table:table-cell office:value-type="float" office:value="59">
            <text:p>59</text:p>
          </table:table-cell>
          <table:table-cell table:style-name="ce10" office:value-type="string">
            <text:p>Tobacco_Date_Stopped</text:p>
          </table:table-cell>
          <table:table-cell table:style-name="ce10" office:value-type="string">
            <text:p>Date stopped smoking</text:p>
          </table:table-cell>
          <table:table-cell table:style-name="ce10" office:value-type="string">
            <text:p>Tobacco_Ever = Yes and <text:s/>Tobacco_Current = No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64];[$'Concept heirarchy position'.A$1:.I$629];3;0)" office:value-type="float" office:value="108">
            <text:p>108</text:p>
          </table:table-cell>
          <table:table-cell table:formula="of:=VLOOKUP([.D64];[$'Concept heirarchy position'.A$1:.I$629];2;0)" office:value-type="string" office:string-value="Tobacco Date stopped">
            <text:p>Tobacco Date stopped</text:p>
          </table:table-cell>
          <table:table-cell office:value-type="float" office:value="60">
            <text:p>60</text:p>
          </table:table-cell>
          <table:table-cell table:style-name="ce103" office:value-type="string">
            <text:p>Tobacco_Date_Stopped</text:p>
          </table:table-cell>
          <table:table-cell table:style-name="ce103" office:value-type="string">
            <text:p>Approximately, when did you stop?</text:p>
          </table:table-cell>
          <table:table-cell table:style-name="ce103" office:value-type="string">
            <text:p>Tobacco_Ever = Yes and <text:s/>Tobacco_Current = No</text:p>
          </table:table-cell>
          <table:table-cell table:style-name="ce103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style-name="ce119" table:formula="of:=IF(([.E64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65];[$'Concept heirarchy position'.A$1:.I$629];3;0)" office:value-type="float" office:value="109">
            <text:p>109</text:p>
          </table:table-cell>
          <table:table-cell table:formula="of:=VLOOKUP([.D65];[$'Concept heirarchy position'.A$1:.I$629];2;0)" office:value-type="string" office:string-value="Tobacco pack years">
            <text:p>Tobacco pack years</text:p>
          </table:table-cell>
          <table:table-cell office:value-type="float" office:value="61">
            <text:p>61</text:p>
          </table:table-cell>
          <table:table-cell office:value-type="string">
            <text:p>Tobacco_Pack_Years</text:p>
          </table:table-cell>
          <table:table-cell table:style-name="ce10" office:value-type="string">
            <text:p>Pack years</text:p>
          </table:table-cell>
          <table:table-cell office:value-type="string">
            <text:p>Tobacco_Ever = Yes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66];[$'Concept heirarchy position'.A$1:.I$629];3;0)" office:value-type="float" office:value="110">
            <text:p>110</text:p>
          </table:table-cell>
          <table:table-cell table:formula="of:=VLOOKUP([.D66];[$'Concept heirarchy position'.A$1:.I$629];2;0)" office:value-type="string" office:string-value="Illicit drugs">
            <text:p>Illicit drugs</text:p>
          </table:table-cell>
          <table:table-cell office:value-type="float" office:value="62">
            <text:p>62</text:p>
          </table:table-cell>
          <table:table-cell office:value-type="string">
            <text:p>Illicit_Drugs</text:p>
          </table:table-cell>
          <table:table-cell table:style-name="ce10" office:value-type="string">
            <text:p>Use of drug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67];[$'Concept heirarchy position'.A$1:.I$629];3;0)" office:value-type="float" office:value="110">
            <text:p>110</text:p>
          </table:table-cell>
          <table:table-cell table:formula="of:=VLOOKUP([.D67];[$'Concept heirarchy position'.A$1:.I$629];2;0)" office:value-type="string" office:string-value="Illicit drugs">
            <text:p>Illicit drugs</text:p>
          </table:table-cell>
          <table:table-cell office:value-type="float" office:value="63">
            <text:p>63</text:p>
          </table:table-cell>
          <table:table-cell office:value-type="string">
            <text:p>Illicit_Drugs</text:p>
          </table:table-cell>
          <table:table-cell table:style-name="ce103" office:value-type="string">
            <text:p>Do you take any recreational drug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119" table:formula="of:=IF(([.E67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68];[$'Concept heirarchy position'.A$1:.I$629];3;0)" office:value-type="float" office:value="111">
            <text:p>111</text:p>
          </table:table-cell>
          <table:table-cell table:formula="of:=VLOOKUP([.D68];[$'Concept heirarchy position'.A$1:.I$629];2;0)" office:value-type="string" office:string-value="Malignancy (ever)">
            <text:p>Malignancy (ever)</text:p>
          </table:table-cell>
          <table:table-cell office:value-type="float" office:value="64">
            <text:p>64</text:p>
          </table:table-cell>
          <table:table-cell table:style-name="ce10" office:value-type="string">
            <text:p>Malignancy_ever</text:p>
          </table:table-cell>
          <table:table-cell table:style-name="ce10" office:value-type="string">
            <text:p>Malignancy (ever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number-columns-repeated="3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69];[$'Concept heirarchy position'.A$1:.I$629];3;0)" office:value-type="float" office:value="112">
            <text:p>112</text:p>
          </table:table-cell>
          <table:table-cell table:formula="of:=VLOOKUP([.D69];[$'Concept heirarchy position'.A$1:.I$629];2;0)" office:value-type="string" office:string-value="Malignancy current">
            <text:p>Malignancy current</text:p>
          </table:table-cell>
          <table:table-cell office:value-type="float" office:value="65">
            <text:p>65</text:p>
          </table:table-cell>
          <table:table-cell table:style-name="ce10" office:value-type="string">
            <text:p>Malignancy_current</text:p>
          </table:table-cell>
          <table:table-cell table:style-name="ce10" office:value-type="string">
            <text:p>Malignancy (active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70];[$'Concept heirarchy position'.A$1:.I$629];3;0)" office:value-type="float" office:value="112">
            <text:p>112</text:p>
          </table:table-cell>
          <table:table-cell table:formula="of:=VLOOKUP([.D70];[$'Concept heirarchy position'.A$1:.I$629];2;0)" office:value-type="string" office:string-value="Malignancy current">
            <text:p>Malignancy current</text:p>
          </table:table-cell>
          <table:table-cell office:value-type="float" office:value="66">
            <text:p>66</text:p>
          </table:table-cell>
          <table:table-cell table:style-name="ce103" office:value-type="string">
            <text:p>Malignancy_current</text:p>
          </table:table-cell>
          <table:table-cell table:style-name="ce103" office:value-type="string">
            <text:p>Do you have cancer or is this a possibility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3" office:value-type="string">
            <text:p>Y_N_U_Patient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style-name="ce119" table:formula="of:=IF(([.E70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71];[$'Concept heirarchy position'.A$1:.I$629];3;0)" office:value-type="float" office:value="115">
            <text:p>115</text:p>
          </table:table-cell>
          <table:table-cell table:formula="of:=VLOOKUP([.D71];[$'Concept heirarchy position'.A$1:.I$629];2;0)" office:value-type="string" office:string-value="Limitation to blood products">
            <text:p>Limitation to blood products</text:p>
          </table:table-cell>
          <table:table-cell office:value-type="float" office:value="67">
            <text:p>67</text:p>
          </table:table-cell>
          <table:table-cell office:value-type="string">
            <text:p>Blood_product_limitation</text:p>
          </table:table-cell>
          <table:table-cell table:style-name="ce10" office:value-type="string">
            <text:p>Objection or limitation to receiving blood product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72];[$'Concept heirarchy position'.A$1:.I$629];3;0)" office:value-type="float" office:value="115">
            <text:p>115</text:p>
          </table:table-cell>
          <table:table-cell table:formula="of:=VLOOKUP([.D72];[$'Concept heirarchy position'.A$1:.I$629];2;0)" office:value-type="string" office:string-value="Limitation to blood products">
            <text:p>Limitation to blood products</text:p>
          </table:table-cell>
          <table:table-cell office:value-type="float" office:value="68">
            <text:p>68</text:p>
          </table:table-cell>
          <table:table-cell office:value-type="string">
            <text:p>Blood_product_limitation</text:p>
          </table:table-cell>
          <table:table-cell table:style-name="ce103" office:value-type="string">
            <text:p>If a blood transfusion was required, is there any reason you couldn't have blood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style-name="ce119" table:formula="of:=IF(([.E72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73];[$'Concept heirarchy position'.A$1:.I$629];3;0)" office:value-type="float" office:value="71">
            <text:p>71</text:p>
          </table:table-cell>
          <table:table-cell table:formula="of:=VLOOKUP([.D73];[$'Concept heirarchy position'.A$1:.I$629];2;0)" office:value-type="string" office:string-value="Exercise tolerance">
            <text:p>Exercise tolerance</text:p>
          </table:table-cell>
          <table:table-cell office:value-type="float" office:value="69">
            <text:p>69</text:p>
          </table:table-cell>
          <table:table-cell office:value-type="string">
            <text:p>Exercise_tolerance</text:p>
          </table:table-cell>
          <table:table-cell table:style-name="ce103" office:value-type="string">
            <text:p>What's the most exercise you can do? Choose the option from the list that best describes how much activity you can do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office:value-type="string">
            <text:p>Functional_Scale_Based_on_AHA_Cardiac_Assessment</text:p>
          </table:table-cell>
          <table:table-cell table:number-columns-repeated="5"/>
          <table:table-cell table:style-name="ce119" table:formula="of:=IF(([.E73]=&quot;&quot;);&quot;N&quot;;&quot;Y&quot;)" office:value-type="string" office:string-value="Y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12">
          <table:table-cell table:formula="of:=VLOOKUP([.D74];[$'Concept heirarchy position'.A$1:.I$629];3;0)" office:value-type="float" office:value="74">
            <text:p>74</text:p>
          </table:table-cell>
          <table:table-cell table:formula="of:=VLOOKUP([.D74];[$'Concept heirarchy position'.A$1:.I$629];2;0)" office:value-type="string" office:string-value="Exercise tolerance (METS)">
            <text:p>Exercise tolerance (METS)</text:p>
          </table:table-cell>
          <table:table-cell office:value-type="float" office:value="70">
            <text:p>70</text:p>
          </table:table-cell>
          <table:table-cell office:value-type="string">
            <text:p>Exercise_tolerance_METS</text:p>
          </table:table-cell>
          <table:table-cell table:style-name="ce10" office:value-type="string">
            <text:p>Exercise tolerance (METS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Exercise_tolerance_METS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75];[$'Concept heirarchy position'.A$1:.I$629];3;0)" office:value-type="float" office:value="73">
            <text:p>73</text:p>
          </table:table-cell>
          <table:table-cell table:formula="of:=VLOOKUP([.D75];[$'Concept heirarchy position'.A$1:.I$629];2;0)" office:value-type="string" office:string-value="Cause for ex. tolerance &lt; 4 METS">
            <text:p>Cause for ex. tolerance &lt; 4 METS</text:p>
          </table:table-cell>
          <table:table-cell office:value-type="float" office:value="71">
            <text:p>71</text:p>
          </table:table-cell>
          <table:table-cell office:value-type="string">
            <text:p>Exercise_tolerance_less_than_4_METS_cause</text:p>
          </table:table-cell>
          <table:table-cell table:style-name="ce10" office:value-type="string">
            <text:p>Reason for exercise tolerance &lt; 4 METS</text:p>
          </table:table-cell>
          <table:table-cell table:style-name="ce10" office:value-type="string">
            <text:p>Exercise_tolerance_METS &lt;4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Poor_exercise_tolerance_reasons_clinicians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76];[$'Concept heirarchy position'.A$1:.I$629];3;0)" office:value-type="float" office:value="73">
            <text:p>73</text:p>
          </table:table-cell>
          <table:table-cell table:formula="of:=VLOOKUP([.D76];[$'Concept heirarchy position'.A$1:.I$629];2;0)" office:value-type="string" office:string-value="Cause for ex. tolerance &lt; 4 METS">
            <text:p>Cause for ex. tolerance &lt; 4 METS</text:p>
          </table:table-cell>
          <table:table-cell office:value-type="float" office:value="72">
            <text:p>72</text:p>
          </table:table-cell>
          <table:table-cell office:value-type="string">
            <text:p>Exercise_tolerance_less_than_4_METS_cause</text:p>
          </table:table-cell>
          <table:table-cell table:style-name="ce103" office:value-type="string">
            <text:p>What stops you from doing more exercise</text:p>
          </table:table-cell>
          <table:table-cell table:style-name="ce103" office:value-type="string">
            <text:p>Exercise_tolerance_METS &lt;4</text:p>
          </table:table-cell>
          <table:table-cell table:style-name="ce103" office:value-type="string">
            <text:p>ManyOptions</text:p>
          </table:table-cell>
          <table:table-cell table:style-name="ce103" office:value-type="string">
            <text:p>Poor_exercise_tolerance_reasons_patient</text:p>
          </table:table-cell>
          <table:table-cell table:number-columns-repeated="5"/>
          <table:table-cell table:style-name="ce119" table:formula="of:=IF(([.E76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77];[$'Concept heirarchy position'.A$1:.I$629];3;0)" office:value-type="float" office:value="77">
            <text:p>77</text:p>
          </table:table-cell>
          <table:table-cell table:formula="of:=VLOOKUP([.D77];[$'Concept heirarchy position'.A$1:.I$629];2;0)" office:value-type="string" office:string-value="Previous surgery">
            <text:p>Previous surgery</text:p>
          </table:table-cell>
          <table:table-cell office:value-type="float" office:value="73">
            <text:p>73</text:p>
          </table:table-cell>
          <table:table-cell office:value-type="string">
            <text:p>Surgery_Previous</text:p>
          </table:table-cell>
          <table:table-cell table:style-name="ce10" office:value-type="string">
            <text:p>Past oper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78];[$'Concept heirarchy position'.A$1:.I$629];3;0)" office:value-type="float" office:value="77">
            <text:p>77</text:p>
          </table:table-cell>
          <table:table-cell table:formula="of:=VLOOKUP([.D78];[$'Concept heirarchy position'.A$1:.I$629];2;0)" office:value-type="string" office:string-value="Previous surgery">
            <text:p>Previous surgery</text:p>
          </table:table-cell>
          <table:table-cell office:value-type="float" office:value="74">
            <text:p>74</text:p>
          </table:table-cell>
          <table:table-cell office:value-type="string">
            <text:p>Surgery_Previous</text:p>
          </table:table-cell>
          <table:table-cell table:style-name="ce103" office:value-type="string">
            <text:p>Have you had surgery before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78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79];[$'Concept heirarchy position'.A$1:.I$629];3;0)" office:value-type="float" office:value="78">
            <text:p>78</text:p>
          </table:table-cell>
          <table:table-cell table:formula="of:=VLOOKUP([.D79];[$'Concept heirarchy position'.A$1:.I$629];2;0)" office:value-type="string" office:string-value="Previous surgery list">
            <text:p>Previous surgery list</text:p>
          </table:table-cell>
          <table:table-cell office:value-type="float" office:value="75">
            <text:p>75</text:p>
          </table:table-cell>
          <table:table-cell office:value-type="string">
            <text:p>Surgery_Previous_List</text:p>
          </table:table-cell>
          <table:table-cell table:style-name="ce10" office:value-type="string">
            <text:p>Past operation list</text:p>
          </table:table-cell>
          <table:table-cell office:value-type="string">
            <text:p>Surgery_Previous = Yes</text:p>
          </table:table-cell>
          <table:table-cell table:style-name="ce10" office:value-type="string">
            <text:p>Text_box</text:p>
          </table:table-cell>
          <table:table-cell/>
          <table:table-cell table:style-name="ce10" office:value-type="float" office:value="65535">
            <text:p>65535</text:p>
          </table:table-cell>
          <table:table-cell table:number-columns-repeated="5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80];[$'Concept heirarchy position'.A$1:.I$629];3;0)" office:value-type="float" office:value="78">
            <text:p>78</text:p>
          </table:table-cell>
          <table:table-cell table:formula="of:=VLOOKUP([.D80];[$'Concept heirarchy position'.A$1:.I$629];2;0)" office:value-type="string" office:string-value="Previous surgery list">
            <text:p>Previous surgery list</text:p>
          </table:table-cell>
          <table:table-cell office:value-type="float" office:value="76">
            <text:p>76</text:p>
          </table:table-cell>
          <table:table-cell office:value-type="string">
            <text:p>Surgery_Previous_List</text:p>
          </table:table-cell>
          <table:table-cell table:style-name="ce103" office:value-type="string">
            <text:p>What operations have you had?</text:p>
          </table:table-cell>
          <table:table-cell office:value-type="string">
            <text:p>Surgery_Previous = Yes</text:p>
          </table:table-cell>
          <table:table-cell table:style-name="ce103" office:value-type="string">
            <text:p>Text_box</text:p>
          </table:table-cell>
          <table:table-cell/>
          <table:table-cell table:style-name="ce105" office:value-type="float" office:value="65535">
            <text:p>65535</text:p>
          </table:table-cell>
          <table:table-cell table:number-columns-repeated="4"/>
          <table:table-cell table:style-name="ce119" table:formula="of:=IF(([.E80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81];[$'Concept heirarchy position'.A$1:.I$629];3;0)" office:value-type="float" office:value="79">
            <text:p>79</text:p>
          </table:table-cell>
          <table:table-cell table:formula="of:=VLOOKUP([.D81];[$'Concept heirarchy position'.A$1:.I$629];2;0)" office:value-type="string" office:string-value="Previous anesthetic complications">
            <text:p>Previous anesthetic complications</text:p>
          </table:table-cell>
          <table:table-cell office:value-type="float" office:value="77">
            <text:p>77</text:p>
          </table:table-cell>
          <table:table-cell office:value-type="string">
            <text:p>Anesthetic_Complications_Previous</text:p>
          </table:table-cell>
          <table:table-cell table:style-name="ce10" office:value-type="string">
            <text:p>Past anaesthetic complications</text:p>
          </table:table-cell>
          <table:table-cell office:value-type="string">
            <text:p>Surgery_Previous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82];[$'Concept heirarchy position'.A$1:.I$629];3;0)" office:value-type="float" office:value="79">
            <text:p>79</text:p>
          </table:table-cell>
          <table:table-cell table:formula="of:=VLOOKUP([.D82];[$'Concept heirarchy position'.A$1:.I$629];2;0)" office:value-type="string" office:string-value="Previous anesthetic complications">
            <text:p>Previous anesthetic complications</text:p>
          </table:table-cell>
          <table:table-cell office:value-type="float" office:value="78">
            <text:p>78</text:p>
          </table:table-cell>
          <table:table-cell office:value-type="string">
            <text:p>Anesthetic_Complications_Previous</text:p>
          </table:table-cell>
          <table:table-cell table:style-name="ce103" office:value-type="string">
            <text:p>Have you had any problems with anesthetics?</text:p>
          </table:table-cell>
          <table:table-cell office:value-type="string">
            <text:p>Surgery_Previous = Yes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119" table:formula="of:=IF(([.E82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83];[$'Concept heirarchy position'.A$1:.I$629];3;0)" office:value-type="float" office:value="80">
            <text:p>80</text:p>
          </table:table-cell>
          <table:table-cell table:formula="of:=VLOOKUP([.D83];[$'Concept heirarchy position'.A$1:.I$629];2;0)" office:value-type="string" office:string-value="Family history of anesthesia complications">
            <text:p>Family history of anesthesia complications</text:p>
          </table:table-cell>
          <table:table-cell office:value-type="float" office:value="79">
            <text:p>79</text:p>
          </table:table-cell>
          <table:table-cell office:value-type="string">
            <text:p>Anesthetic_Complications_Family_History</text:p>
          </table:table-cell>
          <table:table-cell table:style-name="ce10" office:value-type="string">
            <text:p>Family history of anesthesia complication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office:value-type="string">
            <text:p>Yes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84];[$'Concept heirarchy position'.A$1:.I$629];3;0)" office:value-type="float" office:value="80">
            <text:p>80</text:p>
          </table:table-cell>
          <table:table-cell table:formula="of:=VLOOKUP([.D84];[$'Concept heirarchy position'.A$1:.I$629];2;0)" office:value-type="string" office:string-value="Family history of anesthesia complications">
            <text:p>Family history of anesthesia complications</text:p>
          </table:table-cell>
          <table:table-cell office:value-type="float" office:value="80">
            <text:p>80</text:p>
          </table:table-cell>
          <table:table-cell office:value-type="string">
            <text:p>Anesthetic_Complications_Family_History</text:p>
          </table:table-cell>
          <table:table-cell table:style-name="ce103" office:value-type="string">
            <text:p>Have any of your relatives had problems with anesthetic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style-name="ce119" table:formula="of:=IF(([.E84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85];[$'Concept heirarchy position'.A$1:.I$629];3;0)" office:value-type="float" office:value="81">
            <text:p>81</text:p>
          </table:table-cell>
          <table:table-cell table:formula="of:=VLOOKUP([.D85];[$'Concept heirarchy position'.A$1:.I$629];2;0)" office:value-type="string" office:string-value="Previous PONV">
            <text:p>Previous PONV</text:p>
          </table:table-cell>
          <table:table-cell office:value-type="float" office:value="81">
            <text:p>81</text:p>
          </table:table-cell>
          <table:table-cell office:value-type="string">
            <text:p>PONV_Previous</text:p>
          </table:table-cell>
          <table:table-cell table:style-name="ce10" office:value-type="string">
            <text:p>Post operative nausea and vomiting (PONV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86];[$'Concept heirarchy position'.A$1:.I$629];3;0)" office:value-type="float" office:value="81">
            <text:p>81</text:p>
          </table:table-cell>
          <table:table-cell table:formula="of:=VLOOKUP([.D86];[$'Concept heirarchy position'.A$1:.I$629];2;0)" office:value-type="string" office:string-value="Previous PONV">
            <text:p>Previous PONV</text:p>
          </table:table-cell>
          <table:table-cell office:value-type="float" office:value="82">
            <text:p>82</text:p>
          </table:table-cell>
          <table:table-cell office:value-type="string">
            <text:p>PONV_Previous</text:p>
          </table:table-cell>
          <table:table-cell table:style-name="ce103" office:value-type="string">
            <text:p>Have you had nausea or vomiting after anesthesia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86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87];[$'Concept heirarchy position'.A$1:.I$629];3;0)" office:value-type="float" office:value="119">
            <text:p>119</text:p>
          </table:table-cell>
          <table:table-cell table:formula="of:=VLOOKUP([.D87];[$'Concept heirarchy position'.A$1:.I$629];2;0)" office:value-type="string" office:string-value="Developmental delay or cognitive impairment">
            <text:p>Developmental delay or cognitive impairment</text:p>
          </table:table-cell>
          <table:table-cell office:value-type="float" office:value="83">
            <text:p>83</text:p>
          </table:table-cell>
          <table:table-cell office:value-type="string">
            <text:p>Cognitive_Impairment</text:p>
          </table:table-cell>
          <table:table-cell table:style-name="ce10" office:value-type="string">
            <text:p>Cognitive impairment</text:p>
          </table:table-cell>
          <table:table-cell table:style-name="ce10"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88];[$'Concept heirarchy position'.A$1:.I$629];3;0)" office:value-type="float" office:value="119">
            <text:p>119</text:p>
          </table:table-cell>
          <table:table-cell table:formula="of:=VLOOKUP([.D88];[$'Concept heirarchy position'.A$1:.I$629];2;0)" office:value-type="string" office:string-value="Developmental delay or cognitive impairment">
            <text:p>Developmental delay or cognitive impairment</text:p>
          </table:table-cell>
          <table:table-cell office:value-type="float" office:value="84">
            <text:p>84</text:p>
          </table:table-cell>
          <table:table-cell office:value-type="string">
            <text:p>Cognitive_Impairment</text:p>
          </table:table-cell>
          <table:table-cell table:style-name="ce103" office:value-type="string">
            <text:p>Have there ever been any concern about developmental problems or delay?</text:p>
          </table:table-cell>
          <table:table-cell table:style-name="ce92" office:value-type="string">
            <text:p>Patient_Age &lt; 14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119" table:formula="of:=IF(([.E88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89];[$'Concept heirarchy position'.A$1:.I$629];3;0)" office:value-type="float" office:value="120">
            <text:p>120</text:p>
          </table:table-cell>
          <table:table-cell table:formula="of:=VLOOKUP([.D89];[$'Concept heirarchy position'.A$1:.I$629];2;0)" office:value-type="string" office:string-value="Congenital or hereditary disease">
            <text:p>Congenital or hereditary disease</text:p>
          </table:table-cell>
          <table:table-cell office:value-type="float" office:value="85">
            <text:p>85</text:p>
          </table:table-cell>
          <table:table-cell office:value-type="string">
            <text:p>Congenital_Or_Hereditary_Disease</text:p>
          </table:table-cell>
          <table:table-cell table:style-name="ce10" office:value-type="string">
            <text:p>Congenital or hereditary disorders</text:p>
          </table:table-cell>
          <table:table-cell table:style-name="ce92"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90];[$'Concept heirarchy position'.A$1:.I$629];3;0)" office:value-type="float" office:value="120">
            <text:p>120</text:p>
          </table:table-cell>
          <table:table-cell table:formula="of:=VLOOKUP([.D90];[$'Concept heirarchy position'.A$1:.I$629];2;0)" office:value-type="string" office:string-value="Congenital or hereditary disease">
            <text:p>Congenital or hereditary disease</text:p>
          </table:table-cell>
          <table:table-cell office:value-type="float" office:value="86">
            <text:p>86</text:p>
          </table:table-cell>
          <table:table-cell office:value-type="string">
            <text:p>Congenital_Or_Hereditary_Disease</text:p>
          </table:table-cell>
          <table:table-cell table:style-name="ce103" office:value-type="string">
            <text:p>Does the child have any hereditary disease or disease from birth?</text:p>
          </table:table-cell>
          <table:table-cell table:style-name="ce92" office:value-type="string">
            <text:p>Patient_Age &lt; 14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90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91];[$'Concept heirarchy position'.A$1:.I$629];3;0)" office:value-type="float" office:value="121">
            <text:p>121</text:p>
          </table:table-cell>
          <table:table-cell table:formula="of:=VLOOKUP([.D91];[$'Concept heirarchy position'.A$1:.I$629];2;0)" office:value-type="string" office:string-value="Bronchial hyperreactivity">
            <text:p>Bronchial hyperreactivity</text:p>
          </table:table-cell>
          <table:table-cell office:value-type="float" office:value="87">
            <text:p>87</text:p>
          </table:table-cell>
          <table:table-cell office:value-type="string">
            <text:p>Bronchial_Hyperreactivity</text:p>
          </table:table-cell>
          <table:table-cell table:style-name="ce10" office:value-type="string">
            <text:p>Bronchial hyperactivity</text:p>
          </table:table-cell>
          <table:table-cell table:style-name="ce92"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92];[$'Concept heirarchy position'.A$1:.I$629];3;0)" office:value-type="float" office:value="121">
            <text:p>121</text:p>
          </table:table-cell>
          <table:table-cell table:formula="of:=VLOOKUP([.D92];[$'Concept heirarchy position'.A$1:.I$629];2;0)" office:value-type="string" office:string-value="Bronchial hyperreactivity">
            <text:p>Bronchial hyperreactivity</text:p>
          </table:table-cell>
          <table:table-cell office:value-type="float" office:value="88">
            <text:p>88</text:p>
          </table:table-cell>
          <table:table-cell office:value-type="string">
            <text:p>Bronchial_Hyperreactivity</text:p>
          </table:table-cell>
          <table:table-cell table:style-name="ce103" office:value-type="string">
            <text:p>Is there any history of wheeze or asthma?</text:p>
          </table:table-cell>
          <table:table-cell table:style-name="ce92" office:value-type="string">
            <text:p>Patient_Age &lt; 14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92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93];[$'Concept heirarchy position'.A$1:.I$629];3;0)" office:value-type="float" office:value="122">
            <text:p>122</text:p>
          </table:table-cell>
          <table:table-cell table:formula="of:=VLOOKUP([.D93];[$'Concept heirarchy position'.A$1:.I$629];2;0)" office:value-type="string" office:string-value="Immunisations up to date">
            <text:p>Immunisations up to date</text:p>
          </table:table-cell>
          <table:table-cell office:value-type="float" office:value="89">
            <text:p>89</text:p>
          </table:table-cell>
          <table:table-cell office:value-type="string">
            <text:p>Immunisations_Up_To_Date</text:p>
          </table:table-cell>
          <table:table-cell table:style-name="ce10" office:value-type="string">
            <text:p>Vaccination schedule up to date?</text:p>
          </table:table-cell>
          <table:table-cell table:style-name="ce92"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No</text:p>
          </table:table-cell>
          <table:table-cell table:number-columns-repeated="3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94];[$'Concept heirarchy position'.A$1:.I$629];3;0)" office:value-type="float" office:value="122">
            <text:p>122</text:p>
          </table:table-cell>
          <table:table-cell table:formula="of:=VLOOKUP([.D94];[$'Concept heirarchy position'.A$1:.I$629];2;0)" office:value-type="string" office:string-value="Immunisations up to date">
            <text:p>Immunisations up to date</text:p>
          </table:table-cell>
          <table:table-cell office:value-type="float" office:value="90">
            <text:p>90</text:p>
          </table:table-cell>
          <table:table-cell office:value-type="string">
            <text:p>Immunisations_Up_To_Date</text:p>
          </table:table-cell>
          <table:table-cell table:style-name="ce103" office:value-type="string">
            <text:p>Have all scheduled vaccinations been given?</text:p>
          </table:table-cell>
          <table:table-cell office:value-type="string">
            <text:p>Patient_Age &lt; 14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No</text:p>
          </table:table-cell>
          <table:table-cell table:number-columns-repeated="2"/>
          <table:table-cell table:style-name="ce119" table:formula="of:=IF(([.E94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95];[$'Concept heirarchy position'.A$1:.I$629];3;0)" office:value-type="float" office:value="123">
            <text:p>123</text:p>
          </table:table-cell>
          <table:table-cell table:formula="of:=VLOOKUP([.D95];[$'Concept heirarchy position'.A$1:.I$629];2;0)" office:value-type="string" office:string-value="Premature delivery">
            <text:p>Premature delivery</text:p>
          </table:table-cell>
          <table:table-cell office:value-type="float" office:value="91">
            <text:p>91</text:p>
          </table:table-cell>
          <table:table-cell office:value-type="string">
            <text:p>Premature_Delivery</text:p>
          </table:table-cell>
          <table:table-cell table:style-name="ce10" office:value-type="string">
            <text:p>Premature delivery</text:p>
          </table:table-cell>
          <table:table-cell office:value-type="string">
            <text:p>Patient_Age &lt; 5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96];[$'Concept heirarchy position'.A$1:.I$629];3;0)" office:value-type="float" office:value="123">
            <text:p>123</text:p>
          </table:table-cell>
          <table:table-cell table:formula="of:=VLOOKUP([.D96];[$'Concept heirarchy position'.A$1:.I$629];2;0)" office:value-type="string" office:string-value="Premature delivery">
            <text:p>Premature delivery</text:p>
          </table:table-cell>
          <table:table-cell office:value-type="float" office:value="92">
            <text:p>92</text:p>
          </table:table-cell>
          <table:table-cell office:value-type="string">
            <text:p>Premature_Delivery</text:p>
          </table:table-cell>
          <table:table-cell table:style-name="ce103" office:value-type="string">
            <text:p>Was the patient born prematurely?</text:p>
          </table:table-cell>
          <table:table-cell office:value-type="string">
            <text:p>Patient_Age &lt; 5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96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97];[$'Concept heirarchy position'.A$1:.I$629];3;0)" office:value-type="float" office:value="125">
            <text:p>125</text:p>
          </table:table-cell>
          <table:table-cell table:formula="of:=VLOOKUP([.D97];[$'Concept heirarchy position'.A$1:.I$629];2;0)" office:value-type="string" office:string-value="Gestational age at birth">
            <text:p>Gestational age at birth</text:p>
          </table:table-cell>
          <table:table-cell office:value-type="float" office:value="93">
            <text:p>93</text:p>
          </table:table-cell>
          <table:table-cell office:value-type="string">
            <text:p>Gestation_at_Birth</text:p>
          </table:table-cell>
          <table:table-cell table:style-name="ce103" office:value-type="string">
            <text:p>Weeks of pregnancy at birth</text:p>
          </table:table-cell>
          <table:table-cell table:style-name="ce103" office:value-type="string">
            <text:p>Premature_Delivery=Yes</text:p>
          </table:table-cell>
          <table:table-cell table:style-name="ce103" office:value-type="string">
            <text:p>Integer</text:p>
          </table:table-cell>
          <table:table-cell table:number-columns-repeated="6"/>
          <table:table-cell table:style-name="ce121" office:value-type="string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12">
          <table:table-cell table:formula="of:=VLOOKUP([.D98];[$'Concept heirarchy position'.A$1:.I$629];3;0)" office:value-type="float" office:value="280">
            <text:p>280</text:p>
          </table:table-cell>
          <table:table-cell table:formula="of:=VLOOKUP([.D98];[$'Concept heirarchy position'.A$1:.I$629];2;0)" office:value-type="string" office:string-value="URTI within 6 weeks">
            <text:p>URTI within 6 weeks</text:p>
          </table:table-cell>
          <table:table-cell office:value-type="float" office:value="94">
            <text:p>94</text:p>
          </table:table-cell>
          <table:table-cell office:value-type="string">
            <text:p>Recent_URTI</text:p>
          </table:table-cell>
          <table:table-cell table:style-name="ce10" office:value-type="string">
            <text:p>URTI within 6 week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99];[$'Concept heirarchy position'.A$1:.I$629];3;0)" office:value-type="float" office:value="280">
            <text:p>280</text:p>
          </table:table-cell>
          <table:table-cell table:formula="of:=VLOOKUP([.D99];[$'Concept heirarchy position'.A$1:.I$629];2;0)" office:value-type="string" office:string-value="URTI within 6 weeks">
            <text:p>URTI within 6 weeks</text:p>
          </table:table-cell>
          <table:table-cell office:value-type="float" office:value="95">
            <text:p>95</text:p>
          </table:table-cell>
          <table:table-cell office:value-type="string">
            <text:p>Recent_URTI</text:p>
          </table:table-cell>
          <table:table-cell table:style-name="ce103" office:value-type="string">
            <text:p>Have you had a cold, flu or upper respiratory infection in the last 6 week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99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100];[$'Concept heirarchy position'.A$1:.I$629];3;0)" office:value-type="float" office:value="281">
            <text:p>281</text:p>
          </table:table-cell>
          <table:table-cell table:formula="of:=VLOOKUP([.D100];[$'Concept heirarchy position'.A$1:.I$629];2;0)" office:value-type="string" office:string-value="Exposure to infectious disease in last month">
            <text:p>Exposure to infectious disease in last month</text:p>
          </table:table-cell>
          <table:table-cell office:value-type="float" office:value="96">
            <text:p>96</text:p>
          </table:table-cell>
          <table:table-cell office:value-type="string">
            <text:p>Infectious_Disease_Exposure_Recent</text:p>
          </table:table-cell>
          <table:table-cell table:style-name="ce10" office:value-type="string">
            <text:p>Exposure to childhood diseases during last month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Childhood_infectious_disease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01];[$'Concept heirarchy position'.A$1:.I$629];3;0)" office:value-type="float" office:value="281">
            <text:p>281</text:p>
          </table:table-cell>
          <table:table-cell table:formula="of:=VLOOKUP([.D101];[$'Concept heirarchy position'.A$1:.I$629];2;0)" office:value-type="string" office:string-value="Exposure to infectious disease in last month">
            <text:p>Exposure to infectious disease in last month</text:p>
          </table:table-cell>
          <table:table-cell office:value-type="float" office:value="97">
            <text:p>97</text:p>
          </table:table-cell>
          <table:table-cell office:value-type="string">
            <text:p>Infectious_Disease_Exposure_Recent</text:p>
          </table:table-cell>
          <table:table-cell table:style-name="ce103" office:value-type="string">
            <text:p>Has the patient been exposed to any of these disease in the last month (Select)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ManyOptions</text:p>
          </table:table-cell>
          <table:table-cell table:style-name="ce103" office:value-type="string">
            <text:p>Childhood_infectious_disease</text:p>
          </table:table-cell>
          <table:table-cell table:number-columns-repeated="5"/>
          <table:table-cell table:style-name="ce119" table:formula="of:=IF(([.E101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102];[$'Concept heirarchy position'.A$1:.I$629];3;0)" office:value-type="float" office:value="282">
            <text:p>282</text:p>
          </table:table-cell>
          <table:table-cell table:formula="of:=VLOOKUP([.D102];[$'Concept heirarchy position'.A$1:.I$629];2;0)" office:value-type="string" office:string-value="Infectious disease in last month">
            <text:p>Infectious disease in last month</text:p>
          </table:table-cell>
          <table:table-cell office:value-type="float" office:value="98">
            <text:p>98</text:p>
          </table:table-cell>
          <table:table-cell office:value-type="string">
            <text:p>Infectious_Disease_Recent</text:p>
          </table:table-cell>
          <table:table-cell table:style-name="ce10" office:value-type="string">
            <text:p>Childhood diseases during last month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Childhood_infectious_disease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03];[$'Concept heirarchy position'.A$1:.I$629];3;0)" office:value-type="float" office:value="282">
            <text:p>282</text:p>
          </table:table-cell>
          <table:table-cell table:formula="of:=VLOOKUP([.D103];[$'Concept heirarchy position'.A$1:.I$629];2;0)" office:value-type="string" office:string-value="Infectious disease in last month">
            <text:p>Infectious disease in last month</text:p>
          </table:table-cell>
          <table:table-cell office:value-type="float" office:value="99">
            <text:p>99</text:p>
          </table:table-cell>
          <table:table-cell office:value-type="string">
            <text:p>Infectious_Disease_Recent</text:p>
          </table:table-cell>
          <table:table-cell table:style-name="ce103" office:value-type="string">
            <text:p>Has the patient had any of these disease in the last month (Select)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ManyOptions</text:p>
          </table:table-cell>
          <table:table-cell table:style-name="ce103" office:value-type="string">
            <text:p>Childhood_infectious_disease</text:p>
          </table:table-cell>
          <table:table-cell table:number-columns-repeated="5"/>
          <table:table-cell table:style-name="ce119" table:formula="of:=IF(([.E103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104];[$'Concept heirarchy position'.A$1:.I$629];3;0)" office:value-type="float" office:value="126">
            <text:p>126</text:p>
          </table:table-cell>
          <table:table-cell table:formula="of:=VLOOKUP([.D104];[$'Concept heirarchy position'.A$1:.I$629];2;0)" office:value-type="string" office:string-value="Bronchopulmonary dysplasia">
            <text:p>Bronchopulmonary dysplasia</text:p>
          </table:table-cell>
          <table:table-cell office:value-type="float" office:value="100">
            <text:p>100</text:p>
          </table:table-cell>
          <table:table-cell office:value-type="string">
            <text:p>Bronchopulmonary_Dysplasia</text:p>
          </table:table-cell>
          <table:table-cell table:style-name="ce10" office:value-type="string">
            <text:p>Bronchopulmonary dysplasia</text:p>
          </table:table-cell>
          <table:table-cell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05];[$'Concept heirarchy position'.A$1:.I$629];3;0)" office:value-type="float" office:value="127">
            <text:p>127</text:p>
          </table:table-cell>
          <table:table-cell table:formula="of:=VLOOKUP([.D105];[$'Concept heirarchy position'.A$1:.I$629];2;0)" office:value-type="string" office:string-value="Possible cardiac disease">
            <text:p>Possible cardiac disease</text:p>
          </table:table-cell>
          <table:table-cell office:value-type="float" office:value="101">
            <text:p>101</text:p>
          </table:table-cell>
          <table:table-cell office:value-type="string">
            <text:p>Pediatric_Cardiac_Disease_Possible</text:p>
          </table:table-cell>
          <table:table-cell table:style-name="ce10" office:value-type="string">
            <text:p>Possible cardiac disease</text:p>
          </table:table-cell>
          <table:table-cell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06];[$'Concept heirarchy position'.A$1:.I$629];3;0)" office:value-type="float" office:value="127">
            <text:p>127</text:p>
          </table:table-cell>
          <table:table-cell table:formula="of:=VLOOKUP([.D106];[$'Concept heirarchy position'.A$1:.I$629];2;0)" office:value-type="string" office:string-value="Possible cardiac disease">
            <text:p>Possible cardiac disease</text:p>
          </table:table-cell>
          <table:table-cell office:value-type="float" office:value="102">
            <text:p>102</text:p>
          </table:table-cell>
          <table:table-cell office:value-type="string">
            <text:p>Pediatric_Cardiac_Disease_Possible</text:p>
          </table:table-cell>
          <table:table-cell table:style-name="ce103" office:value-type="string">
            <text:p>Is there any possibility or concern that the patient has cardiac disease?</text:p>
          </table:table-cell>
          <table:table-cell office:value-type="string">
            <text:p>Patient_Age &lt; 14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106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107];[$'Concept heirarchy position'.A$1:.I$629];3;0)" office:value-type="float" office:value="128">
            <text:p>128</text:p>
          </table:table-cell>
          <table:table-cell table:formula="of:=VLOOKUP([.D107];[$'Concept heirarchy position'.A$1:.I$629];2;0)" office:value-type="string" office:string-value="Cyanosis">
            <text:p>Cyanosis</text:p>
          </table:table-cell>
          <table:table-cell office:value-type="float" office:value="103">
            <text:p>103</text:p>
          </table:table-cell>
          <table:table-cell table:number-columns-repeated="2" table:style-name="ce10" office:value-type="string">
            <text:p>Cyanosis</text:p>
          </table:table-cell>
          <table:table-cell table:style-name="ce10" office:value-type="string">
            <text:p>Patient_Age&lt;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08];[$'Concept heirarchy position'.A$1:.I$629];3;0)" office:value-type="float" office:value="131">
            <text:p>131</text:p>
          </table:table-cell>
          <table:table-cell table:formula="of:=VLOOKUP([.D108];[$'Concept heirarchy position'.A$1:.I$629];2;0)" office:value-type="string" office:string-value="Intracranial hemorrhage">
            <text:p>Intracranial hemorrhage</text:p>
          </table:table-cell>
          <table:table-cell office:value-type="float" office:value="104">
            <text:p>104</text:p>
          </table:table-cell>
          <table:table-cell office:value-type="string">
            <text:p>Intracranial_Haemorrhage</text:p>
          </table:table-cell>
          <table:table-cell table:style-name="ce10" office:value-type="string">
            <text:p>Cerebral bleeding</text:p>
          </table:table-cell>
          <table:table-cell office:value-type="string">
            <text:p>Patient_Age &lt; 1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09];[$'Concept heirarchy position'.A$1:.I$629];3;0)" office:value-type="float" office:value="82">
            <text:p>82</text:p>
          </table:table-cell>
          <table:table-cell table:formula="of:=VLOOKUP([.D109];[$'Concept heirarchy position'.A$1:.I$629];2;0)" office:value-type="string" office:string-value="Medication">
            <text:p>Medication</text:p>
          </table:table-cell>
          <table:table-cell office:value-type="float" office:value="105">
            <text:p>105</text:p>
          </table:table-cell>
          <table:table-cell table:style-name="ce104" office:value-type="string">
            <text:p>Medication</text:p>
          </table:table-cell>
          <table:table-cell table:style-name="ce10" office:value-type="string">
            <text:p>Medic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10];[$'Concept heirarchy position'.A$1:.I$629];3;0)" office:value-type="float" office:value="82">
            <text:p>82</text:p>
          </table:table-cell>
          <table:table-cell table:formula="of:=VLOOKUP([.D110];[$'Concept heirarchy position'.A$1:.I$629];2;0)" office:value-type="string" office:string-value="Medication">
            <text:p>Medication</text:p>
          </table:table-cell>
          <table:table-cell office:value-type="float" office:value="106">
            <text:p>106</text:p>
          </table:table-cell>
          <table:table-cell table:style-name="ce105" office:value-type="string">
            <text:p>Medication</text:p>
          </table:table-cell>
          <table:table-cell table:style-name="ce103" office:value-type="string">
            <text:p>Do you take any medicines including inhalers, patches or cream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110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111];[$'Concept heirarchy position'.A$1:.I$629];3;0)" office:value-type="float" office:value="83">
            <text:p>83</text:p>
          </table:table-cell>
          <table:table-cell table:formula="of:=VLOOKUP([.D111];[$'Concept heirarchy position'.A$1:.I$629];2;0)" office:value-type="string" office:string-value="Current medication">
            <text:p>Current medication</text:p>
          </table:table-cell>
          <table:table-cell office:value-type="float" office:value="107">
            <text:p>107</text:p>
          </table:table-cell>
          <table:table-cell office:value-type="string">
            <text:p>Medication_List_Current</text:p>
          </table:table-cell>
          <table:table-cell table:style-name="ce10" office:value-type="string">
            <text:p>Medication, specify</text:p>
          </table:table-cell>
          <table:table-cell table:style-name="ce10" office:value-type="string">
            <text:p>Medication = Yes</text:p>
          </table:table-cell>
          <table:table-cell table:style-name="ce10" office:value-type="string">
            <text:p>Text_box</text:p>
          </table:table-cell>
          <table:table-cell/>
          <table:table-cell table:style-name="ce10" office:value-type="float" office:value="65535">
            <text:p>65535</text:p>
          </table:table-cell>
          <table:table-cell table:number-columns-repeated="5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12];[$'Concept heirarchy position'.A$1:.I$629];3;0)" office:value-type="float" office:value="83">
            <text:p>83</text:p>
          </table:table-cell>
          <table:table-cell table:formula="of:=VLOOKUP([.D112];[$'Concept heirarchy position'.A$1:.I$629];2;0)" office:value-type="string" office:string-value="Current medication">
            <text:p>Current medication</text:p>
          </table:table-cell>
          <table:table-cell office:value-type="float" office:value="108">
            <text:p>108</text:p>
          </table:table-cell>
          <table:table-cell office:value-type="string">
            <text:p>Medication_List_Current</text:p>
          </table:table-cell>
          <table:table-cell table:style-name="ce103" office:value-type="string">
            <text:p>List the medicine, dose and frequency</text:p>
          </table:table-cell>
          <table:table-cell table:style-name="ce103" office:value-type="string">
            <text:p>Medication = Yes</text:p>
          </table:table-cell>
          <table:table-cell table:style-name="ce103" office:value-type="string">
            <text:p>Text_box</text:p>
          </table:table-cell>
          <table:table-cell/>
          <table:table-cell table:style-name="ce103" office:value-type="float" office:value="65536">
            <text:p>65536</text:p>
          </table:table-cell>
          <table:table-cell table:number-columns-repeated="4"/>
          <table:table-cell table:style-name="ce119" table:formula="of:=IF(([.E112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113];[$'Concept heirarchy position'.A$1:.I$629];3;0)" office:value-type="float" office:value="96">
            <text:p>96</text:p>
          </table:table-cell>
          <table:table-cell table:formula="of:=VLOOKUP([.D113];[$'Concept heirarchy position'.A$1:.I$629];2;0)" office:value-type="string" office:string-value="Allergies">
            <text:p>Allergies</text:p>
          </table:table-cell>
          <table:table-cell office:value-type="float" office:value="109">
            <text:p>109</text:p>
          </table:table-cell>
          <table:table-cell table:style-name="ce10" office:value-type="string">
            <text:p>Allergies</text:p>
          </table:table-cell>
          <table:table-cell table:style-name="ce10" office:value-type="string">
            <text:p>Allerg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/>
          <table:table-cell table:style-name="ce10" table:number-columns-repeated="4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14];[$'Concept heirarchy position'.A$1:.I$629];3;0)" office:value-type="float" office:value="96">
            <text:p>96</text:p>
          </table:table-cell>
          <table:table-cell table:formula="of:=VLOOKUP([.D114];[$'Concept heirarchy position'.A$1:.I$629];2;0)" office:value-type="string" office:string-value="Allergies">
            <text:p>Allergies</text:p>
          </table:table-cell>
          <table:table-cell office:value-type="float" office:value="110">
            <text:p>110</text:p>
          </table:table-cell>
          <table:table-cell table:style-name="ce103" office:value-type="string">
            <text:p>Allergies</text:p>
          </table:table-cell>
          <table:table-cell table:style-name="ce103" office:value-type="string">
            <text:p>Do you have any allergies including medicines, latex rubber, tapes or food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table:style-name="ce103" table:number-columns-repeated="4"/>
          <table:table-cell table:style-name="ce119" table:formula="of:=IF(([.E114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115];[$'Concept heirarchy position'.A$1:.I$629];3;0)" office:value-type="float" office:value="97">
            <text:p>97</text:p>
          </table:table-cell>
          <table:table-cell table:formula="of:=VLOOKUP([.D115];[$'Concept heirarchy position'.A$1:.I$629];2;0)" office:value-type="string" office:string-value="Allergy to (and reaction)">
            <text:p>Allergy to (and reaction)</text:p>
          </table:table-cell>
          <table:table-cell office:value-type="float" office:value="111">
            <text:p>111</text:p>
          </table:table-cell>
          <table:table-cell office:value-type="string">
            <text:p>Allergy_cause_reaction</text:p>
          </table:table-cell>
          <table:table-cell table:style-name="ce10" office:value-type="string">
            <text:p>Allergy cause and reaction</text:p>
          </table:table-cell>
          <table:table-cell table:style-name="ce10" office:value-type="string">
            <text:p>Allergies = Yes</text:p>
          </table:table-cell>
          <table:table-cell table:style-name="ce10" office:value-type="string">
            <text:p>Text_box</text:p>
          </table:table-cell>
          <table:table-cell/>
          <table:table-cell table:style-name="ce104" office:value-type="float" office:value="65535">
            <text:p>65535</text:p>
          </table:table-cell>
          <table:table-cell table:number-columns-repeated="4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16];[$'Concept heirarchy position'.A$1:.I$629];3;0)" office:value-type="float" office:value="97">
            <text:p>97</text:p>
          </table:table-cell>
          <table:table-cell table:formula="of:=VLOOKUP([.D116];[$'Concept heirarchy position'.A$1:.I$629];2;0)" office:value-type="string" office:string-value="Allergy to (and reaction)">
            <text:p>Allergy to (and reaction)</text:p>
          </table:table-cell>
          <table:table-cell office:value-type="float" office:value="112">
            <text:p>112</text:p>
          </table:table-cell>
          <table:table-cell office:value-type="string">
            <text:p>Allergy_cause_reaction</text:p>
          </table:table-cell>
          <table:table-cell table:style-name="ce103" office:value-type="string">
            <text:p>What are you allergic to? <text:s/>What happens when you have it?</text:p>
          </table:table-cell>
          <table:table-cell table:style-name="ce103" office:value-type="string">
            <text:p>Allergies = Yes</text:p>
          </table:table-cell>
          <table:table-cell table:style-name="ce103" office:value-type="string">
            <text:p>Text_box</text:p>
          </table:table-cell>
          <table:table-cell/>
          <table:table-cell table:style-name="ce105" office:value-type="float" office:value="65535">
            <text:p>65535</text:p>
          </table:table-cell>
          <table:table-cell table:number-columns-repeated="4"/>
          <table:table-cell table:style-name="ce119" table:formula="of:=IF(([.E116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117];[$'Concept heirarchy position'.A$1:.I$629];3;0)" office:value-type="float" office:value="98">
            <text:p>98</text:p>
          </table:table-cell>
          <table:table-cell table:formula="of:=VLOOKUP([.D117];[$'Concept heirarchy position'.A$1:.I$629];2;0)" office:value-type="string" office:string-value="Allergy reaction">
            <text:p>Allergy reaction</text:p>
          </table:table-cell>
          <table:table-cell office:value-type="float" office:value="113">
            <text:p>113</text:p>
          </table:table-cell>
          <table:table-cell office:value-type="string">
            <text:p>Allergy_reaction</text:p>
          </table:table-cell>
          <table:table-cell table:style-name="ce103" office:value-type="string">
            <text:p>What was the reaction?</text:p>
          </table:table-cell>
          <table:table-cell office:value-type="string">
            <text:p>Allergies=Yes</text:p>
          </table:table-cell>
          <table:table-cell table:style-name="ce103" office:value-type="string">
            <text:p>ManyOptions</text:p>
          </table:table-cell>
          <table:table-cell table:style-name="ce103" office:value-type="string">
            <text:p>Allergy reaction patient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Other</text:p>
          </table:table-cell>
          <table:table-cell table:style-name="ce103" table:number-columns-repeated="2"/>
          <table:table-cell table:style-name="ce119" table:number-columns-repeated="4"/>
          <table:table-cell table:number-columns-repeated="1007"/>
        </table:table-row>
        <table:table-row table:style-name="ro12">
          <table:table-cell table:formula="of:=VLOOKUP([.D118];[$'Concept heirarchy position'.A$1:.I$629];3;0)" office:value-type="float" office:value="100">
            <text:p>100</text:p>
          </table:table-cell>
          <table:table-cell table:formula="of:=VLOOKUP([.D118];[$'Concept heirarchy position'.A$1:.I$629];2;0)" office:value-type="string" office:string-value="Side effects">
            <text:p>Side effects</text:p>
          </table:table-cell>
          <table:table-cell office:value-type="float" office:value="114">
            <text:p>114</text:p>
          </table:table-cell>
          <table:table-cell office:value-type="string">
            <text:p>Drug_side_effects</text:p>
          </table:table-cell>
          <table:table-cell table:style-name="ce10" office:value-type="string">
            <text:p>Medication side effect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19];[$'Concept heirarchy position'.A$1:.I$629];3;0)" office:value-type="float" office:value="100">
            <text:p>100</text:p>
          </table:table-cell>
          <table:table-cell table:formula="of:=VLOOKUP([.D119];[$'Concept heirarchy position'.A$1:.I$629];2;0)" office:value-type="string" office:string-value="Side effects">
            <text:p>Side effects</text:p>
          </table:table-cell>
          <table:table-cell office:value-type="float" office:value="115">
            <text:p>115</text:p>
          </table:table-cell>
          <table:table-cell office:value-type="string">
            <text:p>Drug_side_effects</text:p>
          </table:table-cell>
          <table:table-cell table:style-name="ce103" office:value-type="string">
            <text:p>Are there medicines you can't take because of side effect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119" table:formula="of:=IF(([.E119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120];[$'Concept heirarchy position'.A$1:.I$629];3;0)" office:value-type="float" office:value="133">
            <text:p>133</text:p>
          </table:table-cell>
          <table:table-cell table:formula="of:=VLOOKUP([.D120];[$'Concept heirarchy position'.A$1:.I$629];2;0)" office:value-type="string" office:string-value="History of cardiovascular disease">
            <text:p>History of cardiovascular disease</text:p>
          </table:table-cell>
          <table:table-cell office:value-type="float" office:value="116">
            <text:p>116</text:p>
          </table:table-cell>
          <table:table-cell office:value-type="string">
            <text:p>History_of_Cardiovascular_Disease</text:p>
          </table:table-cell>
          <table:table-cell table:style-name="ce10" office:value-type="string">
            <text:p>History of cardiac or vascula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21];[$'Concept heirarchy position'.A$1:.I$629];3;0)" office:value-type="float" office:value="134">
            <text:p>134</text:p>
          </table:table-cell>
          <table:table-cell table:formula="of:=VLOOKUP([.D121];[$'Concept heirarchy position'.A$1:.I$629];2;0)" office:value-type="string" office:string-value="Hypertension">
            <text:p>Hypertension</text:p>
          </table:table-cell>
          <table:table-cell office:value-type="float" office:value="117">
            <text:p>117</text:p>
          </table:table-cell>
          <table:table-cell office:value-type="string">
            <text:p>Hypertension</text:p>
          </table:table-cell>
          <table:table-cell table:style-name="ce10" office:value-type="string">
            <text:p>Diagnosed hypertens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22];[$'Concept heirarchy position'.A$1:.I$629];3;0)" office:value-type="float" office:value="134">
            <text:p>134</text:p>
          </table:table-cell>
          <table:table-cell table:formula="of:=VLOOKUP([.D122];[$'Concept heirarchy position'.A$1:.I$629];2;0)" office:value-type="string" office:string-value="Hypertension">
            <text:p>Hypertension</text:p>
          </table:table-cell>
          <table:table-cell office:value-type="float" office:value="118">
            <text:p>118</text:p>
          </table:table-cell>
          <table:table-cell office:value-type="string">
            <text:p>Hypertension</text:p>
          </table:table-cell>
          <table:table-cell table:style-name="ce103" office:value-type="string">
            <text:p>Do you have high blood pressure or are you on treatment for blood pressure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21" office:value-type="string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123];[$'Concept heirarchy position'.A$1:.I$629];3;0)" office:value-type="float" office:value="135">
            <text:p>135</text:p>
          </table:table-cell>
          <table:table-cell table:formula="of:=VLOOKUP([.D123];[$'Concept heirarchy position'.A$1:.I$629];2;0)" office:value-type="string" office:string-value="IHD">
            <text:p>IHD</text:p>
          </table:table-cell>
          <table:table-cell office:value-type="float" office:value="119">
            <text:p>119</text:p>
          </table:table-cell>
          <table:table-cell office:value-type="string">
            <text:p>Ischemic_heart_disease</text:p>
          </table:table-cell>
          <table:table-cell table:style-name="ce10" office:value-type="string">
            <text:p>Ischemic heart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24];[$'Concept heirarchy position'.A$1:.I$629];3;0)" office:value-type="float" office:value="136">
            <text:p>136</text:p>
          </table:table-cell>
          <table:table-cell table:formula="of:=VLOOKUP([.D124];[$'Concept heirarchy position'.A$1:.I$629];2;0)" office:value-type="string" office:string-value="Angina">
            <text:p>Angina</text:p>
          </table:table-cell>
          <table:table-cell office:value-type="float" office:value="120">
            <text:p>120</text:p>
          </table:table-cell>
          <table:table-cell office:value-type="string">
            <text:p>Angina</text:p>
          </table:table-cell>
          <table:table-cell table:style-name="ce10" office:value-type="string">
            <text:p>Stable angina pectori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25];[$'Concept heirarchy position'.A$1:.I$629];3;0)" office:value-type="float" office:value="136">
            <text:p>136</text:p>
          </table:table-cell>
          <table:table-cell table:formula="of:=VLOOKUP([.D125];[$'Concept heirarchy position'.A$1:.I$629];2;0)" office:value-type="string" office:string-value="Angina">
            <text:p>Angina</text:p>
          </table:table-cell>
          <table:table-cell office:value-type="float" office:value="121">
            <text:p>121</text:p>
          </table:table-cell>
          <table:table-cell office:value-type="string">
            <text:p>Angina</text:p>
          </table:table-cell>
          <table:table-cell table:style-name="ce103" office:value-type="string">
            <text:p>Do you have angina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125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126];[$'Concept heirarchy position'.A$1:.I$629];3;0)" office:value-type="float" office:value="137">
            <text:p>137</text:p>
          </table:table-cell>
          <table:table-cell table:formula="of:=VLOOKUP([.D126];[$'Concept heirarchy position'.A$1:.I$629];2;0)" office:value-type="string" office:string-value="Angina class">
            <text:p>Angina class</text:p>
          </table:table-cell>
          <table:table-cell office:value-type="float" office:value="122">
            <text:p>122</text:p>
          </table:table-cell>
          <table:table-cell office:value-type="string">
            <text:p>Angina_Class</text:p>
          </table:table-cell>
          <table:table-cell table:style-name="ce10" office:value-type="string">
            <text:p>Angina class</text:p>
          </table:table-cell>
          <table:table-cell office:value-type="string">
            <text:p>Angina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Angina_severity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27];[$'Concept heirarchy position'.A$1:.I$629];3;0)" office:value-type="float" office:value="138">
            <text:p>138</text:p>
          </table:table-cell>
          <table:table-cell table:formula="of:=VLOOKUP([.D127];[$'Concept heirarchy position'.A$1:.I$629];2;0)" office:value-type="string" office:string-value="MI">
            <text:p>MI</text:p>
          </table:table-cell>
          <table:table-cell office:value-type="float" office:value="123">
            <text:p>123</text:p>
          </table:table-cell>
          <table:table-cell office:value-type="string">
            <text:p>MI_ever</text:p>
          </table:table-cell>
          <table:table-cell table:style-name="ce103" office:value-type="string">
            <text:p>Have you ever had a heart attack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style-name="ce119" table:formula="of:=IF(([.E127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128];[$'Concept heirarchy position'.A$1:.I$629];3;0)" office:value-type="float" office:value="139">
            <text:p>139</text:p>
          </table:table-cell>
          <table:table-cell table:formula="of:=VLOOKUP([.D128];[$'Concept heirarchy position'.A$1:.I$629];2;0)" office:value-type="string" office:string-value="ACS">
            <text:p>ACS</text:p>
          </table:table-cell>
          <table:table-cell office:value-type="float" office:value="124">
            <text:p>124</text:p>
          </table:table-cell>
          <table:table-cell table:style-name="ce10" office:value-type="string">
            <text:p>ACS</text:p>
          </table:table-cell>
          <table:table-cell table:style-name="ce10" office:value-type="string">
            <text:p>MI or Acute Coronary Syndrome (ever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29];[$'Concept heirarchy position'.A$1:.I$629];3;0)" office:value-type="float" office:value="141">
            <text:p>141</text:p>
          </table:table-cell>
          <table:table-cell table:formula="of:=VLOOKUP([.D129];[$'Concept heirarchy position'.A$1:.I$629];2;0)" office:value-type="string" office:string-value="Number of previous MI">
            <text:p>Number of previous MI</text:p>
          </table:table-cell>
          <table:table-cell office:value-type="float" office:value="125">
            <text:p>125</text:p>
          </table:table-cell>
          <table:table-cell office:value-type="string">
            <text:p>Myocardial_infarction_number</text:p>
          </table:table-cell>
          <table:table-cell table:style-name="ce10" office:value-type="string">
            <text:p>Number of myocardial infarctions</text:p>
          </table:table-cell>
          <table:table-cell table:style-name="ce10" office:value-type="string">
            <text:p>MI_ever = Yes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30];[$'Concept heirarchy position'.A$1:.I$629];3;0)" office:value-type="float" office:value="141">
            <text:p>141</text:p>
          </table:table-cell>
          <table:table-cell table:formula="of:=VLOOKUP([.D130];[$'Concept heirarchy position'.A$1:.I$629];2;0)" office:value-type="string" office:string-value="Number of previous MI">
            <text:p>Number of previous MI</text:p>
          </table:table-cell>
          <table:table-cell office:value-type="float" office:value="126">
            <text:p>126</text:p>
          </table:table-cell>
          <table:table-cell office:value-type="string">
            <text:p>Myocardial_infarction_number</text:p>
          </table:table-cell>
          <table:table-cell table:style-name="ce103" office:value-type="string">
            <text:p>How many heart attacks have you had?</text:p>
          </table:table-cell>
          <table:table-cell table:style-name="ce103" office:value-type="string">
            <text:p>MI_ever = Yes</text:p>
          </table:table-cell>
          <table:table-cell table:style-name="ce103" office:value-type="string">
            <text:p>Integer</text:p>
          </table:table-cell>
          <table:table-cell table:number-columns-repeated="6"/>
          <table:table-cell table:style-name="ce119" table:formula="of:=IF(([.E130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131];[$'Concept heirarchy position'.A$1:.I$629];3;0)" office:value-type="float" office:value="142">
            <text:p>142</text:p>
          </table:table-cell>
          <table:table-cell table:formula="of:=VLOOKUP([.D131];[$'Concept heirarchy position'.A$1:.I$629];2;0)" office:value-type="string" office:string-value="Acute coronary syndome (date)">
            <text:p>Acute coronary syndome (date)</text:p>
          </table:table-cell>
          <table:table-cell office:value-type="float" office:value="127">
            <text:p>127</text:p>
          </table:table-cell>
          <table:table-cell table:style-name="ce10" office:value-type="string">
            <text:p>ACS_date</text:p>
          </table:table-cell>
          <table:table-cell table:style-name="ce10" office:value-type="string">
            <text:p>ACS date occurred</text:p>
          </table:table-cell>
          <table:table-cell table:style-name="ce10" office:value-type="string">
            <text:p>ACS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32];[$'Concept heirarchy position'.A$1:.I$629];3;0)" office:value-type="float" office:value="143">
            <text:p>143</text:p>
          </table:table-cell>
          <table:table-cell table:formula="of:=VLOOKUP([.D132];[$'Concept heirarchy position'.A$1:.I$629];2;0)" office:value-type="string" office:string-value="Date of most recent ACS/MI">
            <text:p>Date of most recent ACS/MI</text:p>
          </table:table-cell>
          <table:table-cell office:value-type="float" office:value="128">
            <text:p>128</text:p>
          </table:table-cell>
          <table:table-cell office:value-type="string">
            <text:p>Myocardial_infarction_date_most_recent</text:p>
          </table:table-cell>
          <table:table-cell table:style-name="ce10" office:value-type="string">
            <text:p>Date of most recent MI</text:p>
          </table:table-cell>
          <table:table-cell table:style-name="ce10" office:value-type="string">
            <text:p>MI_ever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33];[$'Concept heirarchy position'.A$1:.I$629];3;0)" office:value-type="float" office:value="143">
            <text:p>143</text:p>
          </table:table-cell>
          <table:table-cell table:formula="of:=VLOOKUP([.D133];[$'Concept heirarchy position'.A$1:.I$629];2;0)" office:value-type="string" office:string-value="Date of most recent ACS/MI">
            <text:p>Date of most recent ACS/MI</text:p>
          </table:table-cell>
          <table:table-cell office:value-type="float" office:value="129">
            <text:p>129</text:p>
          </table:table-cell>
          <table:table-cell office:value-type="string">
            <text:p>Myocardial_infarction_date_most_recent</text:p>
          </table:table-cell>
          <table:table-cell table:style-name="ce103" office:value-type="string">
            <text:p>When was you last heart attack? <text:s/>Approximate date is OK.</text:p>
          </table:table-cell>
          <table:table-cell table:style-name="ce103" office:value-type="string">
            <text:p>MI_ever = Yes</text:p>
          </table:table-cell>
          <table:table-cell table:style-name="ce103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style-name="ce119" table:formula="of:=IF(([.E133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3">
          <table:table-cell table:formula="of:=VLOOKUP([.D134];[$'Concept heirarchy position'.A$1:.I$629];3;0)" office:value-type="float" office:value="140">
            <text:p>140</text:p>
          </table:table-cell>
          <table:table-cell table:formula="of:=VLOOKUP([.D134];[$'Concept heirarchy position'.A$1:.I$629];2;0)" office:value-type="string" office:string-value="ACS details">
            <text:p>ACS details</text:p>
          </table:table-cell>
          <table:table-cell office:value-type="float" office:value="130">
            <text:p>130</text:p>
          </table:table-cell>
          <table:table-cell table:style-name="ce10" office:value-type="string">
            <text:p>ACS_details</text:p>
          </table:table-cell>
          <table:table-cell table:style-name="ce10" office:value-type="string">
            <text:p>ACS type</text:p>
          </table:table-cell>
          <table:table-cell table:style-name="ce10" office:value-type="string">
            <text:p>ACS = Yes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ACS_Type</text:p>
          </table:table-cell>
          <table:table-cell/>
          <table:table-cell table:style-name="ce10" table:number-columns-repeated="4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35];[$'Concept heirarchy position'.A$1:.I$629];3;0)" office:value-type="float" office:value="148">
            <text:p>148</text:p>
          </table:table-cell>
          <table:table-cell table:formula="of:=VLOOKUP([.D135];[$'Concept heirarchy position'.A$1:.I$629];2;0)" office:value-type="string" office:string-value="Heart failure">
            <text:p>Heart failure</text:p>
          </table:table-cell>
          <table:table-cell office:value-type="float" office:value="131">
            <text:p>131</text:p>
          </table:table-cell>
          <table:table-cell office:value-type="string">
            <text:p>Heart_failure</text:p>
          </table:table-cell>
          <table:table-cell table:style-name="ce10" office:value-type="string">
            <text:p>Heart failur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36];[$'Concept heirarchy position'.A$1:.I$629];3;0)" office:value-type="float" office:value="148">
            <text:p>148</text:p>
          </table:table-cell>
          <table:table-cell table:formula="of:=VLOOKUP([.D136];[$'Concept heirarchy position'.A$1:.I$629];2;0)" office:value-type="string" office:string-value="Heart failure">
            <text:p>Heart failure</text:p>
          </table:table-cell>
          <table:table-cell office:value-type="float" office:value="132">
            <text:p>132</text:p>
          </table:table-cell>
          <table:table-cell office:value-type="string">
            <text:p>Heart_failure</text:p>
          </table:table-cell>
          <table:table-cell table:style-name="ce103" office:value-type="string">
            <text:p>Have you ever been diagnosed with heart failure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136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3">
          <table:table-cell table:formula="of:=VLOOKUP([.D137];[$'Concept heirarchy position'.A$1:.I$629];3;0)" office:value-type="float" office:value="149">
            <text:p>149</text:p>
          </table:table-cell>
          <table:table-cell table:formula="of:=VLOOKUP([.D137];[$'Concept heirarchy position'.A$1:.I$629];2;0)" office:value-type="string" office:string-value="NHYA grade">
            <text:p>NHYA grade</text:p>
          </table:table-cell>
          <table:table-cell office:value-type="float" office:value="133">
            <text:p>133</text:p>
          </table:table-cell>
          <table:table-cell office:value-type="string">
            <text:p>NHYA_dyspnea_grade</text:p>
          </table:table-cell>
          <table:table-cell table:style-name="ce10" office:value-type="string">
            <text:p>NYHA dyspnea severity</text:p>
          </table:table-cell>
          <table:table-cell table:style-name="ce10" office:value-type="string">
            <text:p>Heart_failure = Yes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NYHA_Class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38];[$'Concept heirarchy position'.A$1:.I$629];3;0)" office:value-type="float" office:value="150">
            <text:p>150</text:p>
          </table:table-cell>
          <table:table-cell table:formula="of:=VLOOKUP([.D138];[$'Concept heirarchy position'.A$1:.I$629];2;0)" office:value-type="string" office:string-value="Cardiomyopathy">
            <text:p>Cardiomyopathy</text:p>
          </table:table-cell>
          <table:table-cell office:value-type="float" office:value="134">
            <text:p>134</text:p>
          </table:table-cell>
          <table:table-cell table:number-columns-repeated="2" table:style-name="ce10" office:value-type="string">
            <text:p>Cardiomyopath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39];[$'Concept heirarchy position'.A$1:.I$629];3;0)" office:value-type="float" office:value="152">
            <text:p>152</text:p>
          </table:table-cell>
          <table:table-cell table:formula="of:=VLOOKUP([.D139];[$'Concept heirarchy position'.A$1:.I$629];2;0)" office:value-type="string" office:string-value="Acute heart failure">
            <text:p>Acute heart failure</text:p>
          </table:table-cell>
          <table:table-cell office:value-type="float" office:value="135">
            <text:p>135</text:p>
          </table:table-cell>
          <table:table-cell table:style-name="ce10" office:value-type="string">
            <text:p>Heart_failure_acute</text:p>
          </table:table-cell>
          <table:table-cell table:style-name="ce10" office:value-type="string">
            <text:p>Acute heart failur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40];[$'Concept heirarchy position'.A$1:.I$629];3;0)" office:value-type="float" office:value="154">
            <text:p>154</text:p>
          </table:table-cell>
          <table:table-cell table:formula="of:=VLOOKUP([.D140];[$'Concept heirarchy position'.A$1:.I$629];2;0)" office:value-type="string" office:string-value="Right heart failure">
            <text:p>Right heart failure</text:p>
          </table:table-cell>
          <table:table-cell office:value-type="float" office:value="136">
            <text:p>136</text:p>
          </table:table-cell>
          <table:table-cell office:value-type="string">
            <text:p>Heart_failure_right_heart</text:p>
          </table:table-cell>
          <table:table-cell table:style-name="ce10" office:value-type="string">
            <text:p>Right Heart failur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41];[$'Concept heirarchy position'.A$1:.I$629];3;0)" office:value-type="float" office:value="155">
            <text:p>155</text:p>
          </table:table-cell>
          <table:table-cell table:formula="of:=VLOOKUP([.D141];[$'Concept heirarchy position'.A$1:.I$629];2;0)" office:value-type="string" office:string-value="Arrhythmia">
            <text:p>Arrhythmia</text:p>
          </table:table-cell>
          <table:table-cell office:value-type="float" office:value="137">
            <text:p>137</text:p>
          </table:table-cell>
          <table:table-cell office:value-type="string">
            <text:p>History_of_arrhythmia</text:p>
          </table:table-cell>
          <table:table-cell table:style-name="ce10" office:value-type="string">
            <text:p>Arrhythmia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42];[$'Concept heirarchy position'.A$1:.I$629];3;0)" office:value-type="float" office:value="155">
            <text:p>155</text:p>
          </table:table-cell>
          <table:table-cell table:formula="of:=VLOOKUP([.D142];[$'Concept heirarchy position'.A$1:.I$629];2;0)" office:value-type="string" office:string-value="Arrhythmia">
            <text:p>Arrhythmia</text:p>
          </table:table-cell>
          <table:table-cell office:value-type="float" office:value="138">
            <text:p>138</text:p>
          </table:table-cell>
          <table:table-cell office:value-type="string">
            <text:p>History_of_arrhythmia</text:p>
          </table:table-cell>
          <table:table-cell table:style-name="ce103" office:value-type="string">
            <text:p>Have you ever had an irregular pulse or arrhythmia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style-name="ce119" table:formula="of:=IF(([.E142]=&quot;&quot;);&quot;N&quot;;&quot;Y&quot;)" office:value-type="string" office:string-value="Y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12">
          <table:table-cell table:formula="of:=VLOOKUP([.D143];[$'Concept heirarchy position'.A$1:.I$629];3;0)" office:value-type="float" office:value="156">
            <text:p>156</text:p>
          </table:table-cell>
          <table:table-cell table:formula="of:=VLOOKUP([.D143];[$'Concept heirarchy position'.A$1:.I$629];2;0)" office:value-type="string" office:string-value="Atrial fibrillation">
            <text:p>Atrial fibrillation</text:p>
          </table:table-cell>
          <table:table-cell office:value-type="float" office:value="139">
            <text:p>139</text:p>
          </table:table-cell>
          <table:table-cell office:value-type="string">
            <text:p>Atrial_fibrillation</text:p>
          </table:table-cell>
          <table:table-cell table:style-name="ce10" office:value-type="string">
            <text:p>Atrial fibrillation</text:p>
          </table:table-cell>
          <table:table-cell table:style-name="ce10" office:value-type="string">
            <text:p>History_of_arrhythmia = Yes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 table:number-columns-repeated="2"/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44];[$'Concept heirarchy position'.A$1:.I$629];3;0)" office:value-type="float" office:value="156">
            <text:p>156</text:p>
          </table:table-cell>
          <table:table-cell table:formula="of:=VLOOKUP([.D144];[$'Concept heirarchy position'.A$1:.I$629];2;0)" office:value-type="string" office:string-value="Atrial fibrillation">
            <text:p>Atrial fibrillation</text:p>
          </table:table-cell>
          <table:table-cell office:value-type="float" office:value="140">
            <text:p>140</text:p>
          </table:table-cell>
          <table:table-cell office:value-type="string">
            <text:p>Atrial_fibrillation</text:p>
          </table:table-cell>
          <table:table-cell table:style-name="ce103" office:value-type="string">
            <text:p>Have you ever had atrial fibrillation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2"/>
          <table:table-cell table:style-name="ce103" office:value-type="string">
            <text:p>Yes</text:p>
          </table:table-cell>
          <table:table-cell table:style-name="ce103" table:number-columns-repeated="2"/>
          <table:table-cell table:style-name="ce119" table:formula="of:=IF(([.E144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145];[$'Concept heirarchy position'.A$1:.I$629];3;0)" office:value-type="float" office:value="157">
            <text:p>157</text:p>
          </table:table-cell>
          <table:table-cell table:formula="of:=VLOOKUP([.D145];[$'Concept heirarchy position'.A$1:.I$629];2;0)" office:value-type="string" office:string-value="AF pattern">
            <text:p>AF pattern</text:p>
          </table:table-cell>
          <table:table-cell office:value-type="float" office:value="141">
            <text:p>141</text:p>
          </table:table-cell>
          <table:table-cell office:value-type="string">
            <text:p>Atrial_fibrillation_pattern</text:p>
          </table:table-cell>
          <table:table-cell table:style-name="ce10" office:value-type="string">
            <text:p>AF classification</text:p>
          </table:table-cell>
          <table:table-cell table:style-name="ce10" office:value-type="string">
            <text:p>Atrial_fibrillation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AF_pattern</text:p>
          </table:table-cell>
          <table:table-cell/>
          <table:table-cell table:style-name="ce10" office:value-type="string">
            <text:p>Y</text:p>
          </table:table-cell>
          <table:table-cell table:style-name="ce10" table:number-columns-repeated="3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46];[$'Concept heirarchy position'.A$1:.I$629];3;0)" office:value-type="float" office:value="144">
            <text:p>144</text:p>
          </table:table-cell>
          <table:table-cell table:formula="of:=VLOOKUP([.D146];[$'Concept heirarchy position'.A$1:.I$629];2;0)" office:value-type="string" office:string-value="Previous PCI">
            <text:p>Previous PCI</text:p>
          </table:table-cell>
          <table:table-cell office:value-type="float" office:value="142">
            <text:p>142</text:p>
          </table:table-cell>
          <table:table-cell table:style-name="ce10" office:value-type="string">
            <text:p>Previous_PCI</text:p>
          </table:table-cell>
          <table:table-cell table:style-name="ce10" office:value-type="string">
            <text:p>Percutaneous coronary intervention <text:s/>(PCI) (past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47];[$'Concept heirarchy position'.A$1:.I$629];3;0)" office:value-type="float" office:value="145">
            <text:p>145</text:p>
          </table:table-cell>
          <table:table-cell table:formula="of:=VLOOKUP([.D147];[$'Concept heirarchy position'.A$1:.I$629];2;0)" office:value-type="string" office:string-value="PCI stent">
            <text:p>PCI stent</text:p>
          </table:table-cell>
          <table:table-cell office:value-type="float" office:value="143">
            <text:p>143</text:p>
          </table:table-cell>
          <table:table-cell office:value-type="string">
            <text:p>PCI_with_stent</text:p>
          </table:table-cell>
          <table:table-cell table:style-name="ce10" office:value-type="string">
            <text:p>PCI stent</text:p>
          </table:table-cell>
          <table:table-cell office:value-type="string">
            <text:p>Previous_PCI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48];[$'Concept heirarchy position'.A$1:.I$629];3;0)" office:value-type="float" office:value="146">
            <text:p>146</text:p>
          </table:table-cell>
          <table:table-cell table:formula="of:=VLOOKUP([.D148];[$'Concept heirarchy position'.A$1:.I$629];2;0)" office:value-type="string" office:string-value="PCI date">
            <text:p>PCI date</text:p>
          </table:table-cell>
          <table:table-cell office:value-type="float" office:value="144">
            <text:p>144</text:p>
          </table:table-cell>
          <table:table-cell office:value-type="string">
            <text:p>PCI_date</text:p>
          </table:table-cell>
          <table:table-cell table:style-name="ce10" office:value-type="string">
            <text:p>PCI date</text:p>
          </table:table-cell>
          <table:table-cell office:value-type="string">
            <text:p>Previous_PCI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49];[$'Concept heirarchy position'.A$1:.I$629];3;0)" office:value-type="float" office:value="147">
            <text:p>147</text:p>
          </table:table-cell>
          <table:table-cell table:formula="of:=VLOOKUP([.D149];[$'Concept heirarchy position'.A$1:.I$629];2;0)" office:value-type="string" office:string-value="Drug eluting stent">
            <text:p>Drug eluting stent</text:p>
          </table:table-cell>
          <table:table-cell office:value-type="float" office:value="145">
            <text:p>145</text:p>
          </table:table-cell>
          <table:table-cell office:value-type="string">
            <text:p>Drug_eluting_stent</text:p>
          </table:table-cell>
          <table:table-cell table:style-name="ce10" office:value-type="string">
            <text:p>Drug eluting stent</text:p>
          </table:table-cell>
          <table:table-cell table:style-name="ce10" office:value-type="string">
            <text:p>PCI_with_stent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50];[$'Concept heirarchy position'.A$1:.I$629];3;0)" office:value-type="float" office:value="158">
            <text:p>158</text:p>
          </table:table-cell>
          <table:table-cell table:formula="of:=VLOOKUP([.D150];[$'Concept heirarchy position'.A$1:.I$629];2;0)" office:value-type="string" office:string-value="Valvular heart disease">
            <text:p>Valvular heart disease</text:p>
          </table:table-cell>
          <table:table-cell office:value-type="float" office:value="146">
            <text:p>146</text:p>
          </table:table-cell>
          <table:table-cell office:value-type="string">
            <text:p>Valvular_heart_disease</text:p>
          </table:table-cell>
          <table:table-cell table:style-name="ce10" office:value-type="string">
            <text:p>Valvular heart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51];[$'Concept heirarchy position'.A$1:.I$629];3;0)" office:value-type="float" office:value="158">
            <text:p>158</text:p>
          </table:table-cell>
          <table:table-cell table:formula="of:=VLOOKUP([.D151];[$'Concept heirarchy position'.A$1:.I$629];2;0)" office:value-type="string" office:string-value="Valvular heart disease">
            <text:p>Valvular heart disease</text:p>
          </table:table-cell>
          <table:table-cell office:value-type="float" office:value="147">
            <text:p>147</text:p>
          </table:table-cell>
          <table:table-cell office:value-type="string">
            <text:p>Valvular_heart_disease</text:p>
          </table:table-cell>
          <table:table-cell table:style-name="ce103" office:value-type="string">
            <text:p>Have you ever had heart valve problem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151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152];[$'Concept heirarchy position'.A$1:.I$629];3;0)" office:value-type="float" office:value="159">
            <text:p>159</text:p>
          </table:table-cell>
          <table:table-cell table:formula="of:=VLOOKUP([.D152];[$'Concept heirarchy position'.A$1:.I$629];2;0)" office:value-type="string" office:string-value="Valve disease">
            <text:p>Valve disease</text:p>
          </table:table-cell>
          <table:table-cell office:value-type="float" office:value="148">
            <text:p>148</text:p>
          </table:table-cell>
          <table:table-cell office:value-type="string">
            <text:p>Valvular_heart_disease_type</text:p>
          </table:table-cell>
          <table:table-cell table:style-name="ce10" office:value-type="string">
            <text:p>Valvular heart disease typ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Valvular_disease_type</text:p>
          </table:table-cell>
          <table:table-cell/>
          <table:table-cell office:value-type="string">
            <text:p>Y</text:p>
          </table:table-cell>
          <table:table-cell office:value-type="string">
            <text:p>Any answer</text:p>
          </table:table-cell>
          <table:table-cell table:number-columns-repeated="3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53];[$'Concept heirarchy position'.A$1:.I$629];3;0)" office:value-type="float" office:value="161">
            <text:p>161</text:p>
          </table:table-cell>
          <table:table-cell table:formula="of:=VLOOKUP([.D153];[$'Concept heirarchy position'.A$1:.I$629];2;0)" office:value-type="string" office:string-value="Endocarditis previous">
            <text:p>Endocarditis previous</text:p>
          </table:table-cell>
          <table:table-cell office:value-type="float" office:value="149">
            <text:p>149</text:p>
          </table:table-cell>
          <table:table-cell office:value-type="string">
            <text:p>Endocarditis_previous</text:p>
          </table:table-cell>
          <table:table-cell table:style-name="ce10" office:value-type="string">
            <text:p>Endocarditis pas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54];[$'Concept heirarchy position'.A$1:.I$629];3;0)" office:value-type="float" office:value="161">
            <text:p>161</text:p>
          </table:table-cell>
          <table:table-cell table:formula="of:=VLOOKUP([.D154];[$'Concept heirarchy position'.A$1:.I$629];2;0)" office:value-type="string" office:string-value="Endocarditis previous">
            <text:p>Endocarditis previous</text:p>
          </table:table-cell>
          <table:table-cell office:value-type="float" office:value="150">
            <text:p>150</text:p>
          </table:table-cell>
          <table:table-cell office:value-type="string">
            <text:p>Endocarditis_previous</text:p>
          </table:table-cell>
          <table:table-cell table:style-name="ce103" office:value-type="string">
            <text:p>Have you ever had endocarditis or heart valve infection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154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155];[$'Concept heirarchy position'.A$1:.I$629];3;0)" office:value-type="float" office:value="162">
            <text:p>162</text:p>
          </table:table-cell>
          <table:table-cell table:formula="of:=VLOOKUP([.D155];[$'Concept heirarchy position'.A$1:.I$629];2;0)" office:value-type="string" office:string-value="Endocarditis current">
            <text:p>Endocarditis current</text:p>
          </table:table-cell>
          <table:table-cell office:value-type="float" office:value="151">
            <text:p>151</text:p>
          </table:table-cell>
          <table:table-cell office:value-type="string">
            <text:p>Endocarditis_current</text:p>
          </table:table-cell>
          <table:table-cell table:style-name="ce10" office:value-type="string">
            <text:p>Endocarditis presen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56];[$'Concept heirarchy position'.A$1:.I$629];3;0)" office:value-type="float" office:value="163">
            <text:p>163</text:p>
          </table:table-cell>
          <table:table-cell table:formula="of:=VLOOKUP([.D156];[$'Concept heirarchy position'.A$1:.I$629];2;0)" office:value-type="string" office:string-value="Pacemaker / ICD">
            <text:p>Pacemaker / ICD</text:p>
          </table:table-cell>
          <table:table-cell office:value-type="float" office:value="152">
            <text:p>152</text:p>
          </table:table-cell>
          <table:table-cell office:value-type="string">
            <text:p>Pacemaker_or_ICD</text:p>
          </table:table-cell>
          <table:table-cell table:style-name="ce10" office:value-type="string">
            <text:p>Pacemaker / IC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57];[$'Concept heirarchy position'.A$1:.I$629];3;0)" office:value-type="float" office:value="163">
            <text:p>163</text:p>
          </table:table-cell>
          <table:table-cell table:formula="of:=VLOOKUP([.D157];[$'Concept heirarchy position'.A$1:.I$629];2;0)" office:value-type="string" office:string-value="Pacemaker / ICD">
            <text:p>Pacemaker / ICD</text:p>
          </table:table-cell>
          <table:table-cell office:value-type="float" office:value="153">
            <text:p>153</text:p>
          </table:table-cell>
          <table:table-cell office:value-type="string">
            <text:p>Pacemaker_or_ICD</text:p>
          </table:table-cell>
          <table:table-cell table:style-name="ce103" office:value-type="string">
            <text:p>Do you have a pacemaker or defibrillator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style-name="ce119" table:formula="of:=IF(([.E157]=&quot;&quot;);&quot;N&quot;;&quot;Y&quot;)" office:value-type="string" office:string-value="Y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13">
          <table:table-cell table:formula="of:=VLOOKUP([.D158];[$'Concept heirarchy position'.A$1:.I$629];3;0)" office:value-type="float" office:value="165">
            <text:p>165</text:p>
          </table:table-cell>
          <table:table-cell table:formula="of:=VLOOKUP([.D158];[$'Concept heirarchy position'.A$1:.I$629];2;0)" office:value-type="string" office:string-value="Pacemaker / ICD type">
            <text:p>Pacemaker / ICD type</text:p>
          </table:table-cell>
          <table:table-cell office:value-type="float" office:value="154">
            <text:p>154</text:p>
          </table:table-cell>
          <table:table-cell office:value-type="string">
            <text:p>Pacemaker_or_ICD_type</text:p>
          </table:table-cell>
          <table:table-cell table:style-name="ce10" office:value-type="string">
            <text:p>Pacemaker type</text:p>
          </table:table-cell>
          <table:table-cell table:style-name="ce10" office:value-type="string">
            <text:p>Pacemaker_or_ICD = Yes</text:p>
          </table:table-cell>
          <table:table-cell table:style-name="ce10" office:value-type="string">
            <text:p>ManyOptions</text:p>
          </table:table-cell>
          <table:table-cell table:style-name="ce118" office:value-type="string">
            <text:p>Pacemaker_ICD_type</text:p>
          </table:table-cell>
          <table:table-cell/>
          <table:table-cell table:style-name="ce10"/>
          <table:table-cell table:number-columns-repeated="4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59];[$'Concept heirarchy position'.A$1:.I$629];3;0)" office:value-type="float" office:value="166">
            <text:p>166</text:p>
          </table:table-cell>
          <table:table-cell table:formula="of:=VLOOKUP([.D159];[$'Concept heirarchy position'.A$1:.I$629];2;0)" office:value-type="string" office:string-value="Pacemaker / ICD details">
            <text:p>Pacemaker / ICD details</text:p>
          </table:table-cell>
          <table:table-cell office:value-type="float" office:value="155">
            <text:p>155</text:p>
          </table:table-cell>
          <table:table-cell office:value-type="string">
            <text:p>Pacemaker_or_ICD_details</text:p>
          </table:table-cell>
          <table:table-cell table:style-name="ce10" office:value-type="string">
            <text:p>Pacemaker details</text:p>
          </table:table-cell>
          <table:table-cell table:style-name="ce10" office:value-type="string">
            <text:p>Pacemaker_or_ICD = Yes</text:p>
          </table:table-cell>
          <table:table-cell table:style-name="ce10" office:value-type="string">
            <text:p>Text_box</text:p>
          </table:table-cell>
          <table:table-cell table:style-name="ce118"/>
          <table:table-cell table:style-name="ce104" office:value-type="float" office:value="65535">
            <text:p>65535</text:p>
          </table:table-cell>
          <table:table-cell table:style-name="ce10"/>
          <table:table-cell table:number-columns-repeated="4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60];[$'Concept heirarchy position'.A$1:.I$629];3;0)" office:value-type="float" office:value="167">
            <text:p>167</text:p>
          </table:table-cell>
          <table:table-cell table:formula="of:=VLOOKUP([.D160];[$'Concept heirarchy position'.A$1:.I$629];2;0)" office:value-type="string" office:string-value="Peripheral vascular disease">
            <text:p>Peripheral vascular disease</text:p>
          </table:table-cell>
          <table:table-cell office:value-type="float" office:value="156">
            <text:p>156</text:p>
          </table:table-cell>
          <table:table-cell office:value-type="string">
            <text:p>Peripheral_vascular_disease</text:p>
          </table:table-cell>
          <table:table-cell table:style-name="ce10" office:value-type="string">
            <text:p>Peripheral vascular disorder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61];[$'Concept heirarchy position'.A$1:.I$629];3;0)" office:value-type="float" office:value="167">
            <text:p>167</text:p>
          </table:table-cell>
          <table:table-cell table:formula="of:=VLOOKUP([.D161];[$'Concept heirarchy position'.A$1:.I$629];2;0)" office:value-type="string" office:string-value="Peripheral vascular disease">
            <text:p>Peripheral vascular disease</text:p>
          </table:table-cell>
          <table:table-cell office:value-type="float" office:value="157">
            <text:p>157</text:p>
          </table:table-cell>
          <table:table-cell office:value-type="string">
            <text:p>Peripheral_vascular_disease</text:p>
          </table:table-cell>
          <table:table-cell table:style-name="ce103" office:value-type="string">
            <text:p>Do you have any arterial disease in your leg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161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162];[$'Concept heirarchy position'.A$1:.I$629];3;0)" office:value-type="float" office:value="168">
            <text:p>168</text:p>
          </table:table-cell>
          <table:table-cell table:formula="of:=VLOOKUP([.D162];[$'Concept heirarchy position'.A$1:.I$629];2;0)" office:value-type="string" office:string-value="DVT">
            <text:p>DVT</text:p>
          </table:table-cell>
          <table:table-cell office:value-type="float" office:value="158">
            <text:p>158</text:p>
          </table:table-cell>
          <table:table-cell office:value-type="string">
            <text:p>Deep_venous_thrombosis</text:p>
          </table:table-cell>
          <table:table-cell table:style-name="ce10" office:value-type="string">
            <text:p>DVT</text:p>
          </table:table-cell>
          <table:table-cell/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63];[$'Concept heirarchy position'.A$1:.I$629];3;0)" office:value-type="float" office:value="168">
            <text:p>168</text:p>
          </table:table-cell>
          <table:table-cell table:formula="of:=VLOOKUP([.D163];[$'Concept heirarchy position'.A$1:.I$629];2;0)" office:value-type="string" office:string-value="DVT">
            <text:p>DVT</text:p>
          </table:table-cell>
          <table:table-cell office:value-type="float" office:value="159">
            <text:p>159</text:p>
          </table:table-cell>
          <table:table-cell office:value-type="string">
            <text:p>Deep_venous_thrombosis</text:p>
          </table:table-cell>
          <table:table-cell table:style-name="ce103" office:value-type="string">
            <text:p>Have you ever had a DVT or clot in the leg veins?</text:p>
          </table:table-cell>
          <table:table-cell/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119" table:formula="of:=IF(([.E163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164];[$'Concept heirarchy position'.A$1:.I$629];3;0)" office:value-type="float" office:value="169">
            <text:p>169</text:p>
          </table:table-cell>
          <table:table-cell table:formula="of:=VLOOKUP([.D164];[$'Concept heirarchy position'.A$1:.I$629];2;0)" office:value-type="string" office:string-value="Congenital heart disease">
            <text:p>Congenital heart disease</text:p>
          </table:table-cell>
          <table:table-cell office:value-type="float" office:value="160">
            <text:p>160</text:p>
          </table:table-cell>
          <table:table-cell office:value-type="string">
            <text:p>Congenital_heart_disease</text:p>
          </table:table-cell>
          <table:table-cell table:style-name="ce10" office:value-type="string">
            <text:p>Congenital Heart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65];[$'Concept heirarchy position'.A$1:.I$629];3;0)" office:value-type="float" office:value="169">
            <text:p>169</text:p>
          </table:table-cell>
          <table:table-cell table:formula="of:=VLOOKUP([.D165];[$'Concept heirarchy position'.A$1:.I$629];2;0)" office:value-type="string" office:string-value="Congenital heart disease">
            <text:p>Congenital heart disease</text:p>
          </table:table-cell>
          <table:table-cell office:value-type="float" office:value="161">
            <text:p>161</text:p>
          </table:table-cell>
          <table:table-cell office:value-type="string">
            <text:p>Congenital_heart_disease</text:p>
          </table:table-cell>
          <table:table-cell table:style-name="ce103" office:value-type="string">
            <text:p>Were you born with any heart disease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style-name="ce119" table:formula="of:=IF(([.E165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166];[$'Concept heirarchy position'.A$1:.I$629];3;0)" office:value-type="float" office:value="170">
            <text:p>170</text:p>
          </table:table-cell>
          <table:table-cell table:formula="of:=VLOOKUP([.D166];[$'Concept heirarchy position'.A$1:.I$629];2;0)" office:value-type="string" office:string-value="Congenital heart disease type">
            <text:p>Congenital heart disease type</text:p>
          </table:table-cell>
          <table:table-cell office:value-type="float" office:value="162">
            <text:p>162</text:p>
          </table:table-cell>
          <table:table-cell office:value-type="string">
            <text:p>Congenital_heart_disease_type</text:p>
          </table:table-cell>
          <table:table-cell table:style-name="ce10" office:value-type="string">
            <text:p>Congenital heart disease type</text:p>
          </table:table-cell>
          <table:table-cell table:style-name="ce10" office:value-type="string">
            <text:p>Congenital_heart_disease = Yes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Congenital_heart_disease_type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67];[$'Concept heirarchy position'.A$1:.I$629];3;0)" office:value-type="float" office:value="174">
            <text:p>174</text:p>
          </table:table-cell>
          <table:table-cell table:formula="of:=VLOOKUP([.D167];[$'Concept heirarchy position'.A$1:.I$629];2;0)" office:value-type="string" office:string-value="Aortic disease">
            <text:p>Aortic disease</text:p>
          </table:table-cell>
          <table:table-cell office:value-type="float" office:value="163">
            <text:p>163</text:p>
          </table:table-cell>
          <table:table-cell table:style-name="ce10" office:value-type="string">
            <text:p>Aortic_disease</text:p>
          </table:table-cell>
          <table:table-cell table:style-name="ce10" office:value-type="string">
            <text:p>Aortic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68];[$'Concept heirarchy position'.A$1:.I$629];3;0)" office:value-type="float" office:value="175">
            <text:p>175</text:p>
          </table:table-cell>
          <table:table-cell table:formula="of:=VLOOKUP([.D168];[$'Concept heirarchy position'.A$1:.I$629];2;0)" office:value-type="string" office:string-value="Current inotropes">
            <text:p>Current inotropes</text:p>
          </table:table-cell>
          <table:table-cell office:value-type="float" office:value="164">
            <text:p>164</text:p>
          </table:table-cell>
          <table:table-cell office:value-type="string">
            <text:p>Inotropes_current</text:p>
          </table:table-cell>
          <table:table-cell table:style-name="ce10" office:value-type="string">
            <text:p>Inotrop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69];[$'Concept heirarchy position'.A$1:.I$629];3;0)" office:value-type="float" office:value="176">
            <text:p>176</text:p>
          </table:table-cell>
          <table:table-cell table:formula="of:=VLOOKUP([.D169];[$'Concept heirarchy position'.A$1:.I$629];2;0)" office:value-type="string" office:string-value="Cardiac surgery">
            <text:p>Cardiac surgery</text:p>
          </table:table-cell>
          <table:table-cell office:value-type="float" office:value="165">
            <text:p>165</text:p>
          </table:table-cell>
          <table:table-cell office:value-type="string">
            <text:p>Previous_cardiac_surgery</text:p>
          </table:table-cell>
          <table:table-cell table:style-name="ce10" office:value-type="string">
            <text:p>Cardiac surgery pas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70];[$'Concept heirarchy position'.A$1:.I$629];3;0)" office:value-type="float" office:value="176">
            <text:p>176</text:p>
          </table:table-cell>
          <table:table-cell table:formula="of:=VLOOKUP([.D170];[$'Concept heirarchy position'.A$1:.I$629];2;0)" office:value-type="string" office:string-value="Cardiac surgery">
            <text:p>Cardiac surgery</text:p>
          </table:table-cell>
          <table:table-cell office:value-type="float" office:value="166">
            <text:p>166</text:p>
          </table:table-cell>
          <table:table-cell office:value-type="string">
            <text:p>Previous_cardiac_surgery</text:p>
          </table:table-cell>
          <table:table-cell table:style-name="ce103" office:value-type="string">
            <text:p>Have you ever had heart surgery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style-name="ce119" table:formula="of:=IF(([.E170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171];[$'Concept heirarchy position'.A$1:.I$629];3;0)" office:value-type="float" office:value="177">
            <text:p>177</text:p>
          </table:table-cell>
          <table:table-cell table:formula="of:=VLOOKUP([.D171];[$'Concept heirarchy position'.A$1:.I$629];2;0)" office:value-type="string" office:string-value="Cardiac surgery type">
            <text:p>Cardiac surgery type</text:p>
          </table:table-cell>
          <table:table-cell office:value-type="float" office:value="167">
            <text:p>167</text:p>
          </table:table-cell>
          <table:table-cell office:value-type="string">
            <text:p>Previous_cardiac_surgery_type</text:p>
          </table:table-cell>
          <table:table-cell table:style-name="ce10" office:value-type="string">
            <text:p>Cardiac surgery type</text:p>
          </table:table-cell>
          <table:table-cell office:value-type="string">
            <text:p>Previous_cardiac_surgery=Yes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Past_cardiac_surgery_type</text:p>
          </table:table-cell>
          <table:table-cell/>
          <table:table-cell office:value-type="string">
            <text:p>Y</text:p>
          </table:table-cell>
          <table:table-cell office:value-type="string">
            <text:p>Any answer</text:p>
          </table:table-cell>
          <table:table-cell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72];[$'Concept heirarchy position'.A$1:.I$629];3;0)" office:value-type="float" office:value="178">
            <text:p>178</text:p>
          </table:table-cell>
          <table:table-cell table:formula="of:=VLOOKUP([.D172];[$'Concept heirarchy position'.A$1:.I$629];2;0)" office:value-type="string" office:string-value="Other cardiovascular disease">
            <text:p>Other cardiovascular disease</text:p>
          </table:table-cell>
          <table:table-cell office:value-type="float" office:value="168">
            <text:p>168</text:p>
          </table:table-cell>
          <table:table-cell office:value-type="string">
            <text:p>Cardiovascular_disease_other</text:p>
          </table:table-cell>
          <table:table-cell table:style-name="ce10" office:value-type="string">
            <text:p>Other cardiovascula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73];[$'Concept heirarchy position'.A$1:.I$629];3;0)" office:value-type="float" office:value="180">
            <text:p>180</text:p>
          </table:table-cell>
          <table:table-cell table:formula="of:=VLOOKUP([.D173];[$'Concept heirarchy position'.A$1:.I$629];2;0)" office:value-type="string" office:string-value="Pulmonary disease">
            <text:p>Pulmonary disease</text:p>
          </table:table-cell>
          <table:table-cell office:value-type="float" office:value="169">
            <text:p>169</text:p>
          </table:table-cell>
          <table:table-cell office:value-type="string">
            <text:p>Pulmonary_disease</text:p>
          </table:table-cell>
          <table:table-cell table:style-name="ce10" office:value-type="string">
            <text:p>Pulmonary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74];[$'Concept heirarchy position'.A$1:.I$629];3;0)" office:value-type="float" office:value="181">
            <text:p>181</text:p>
          </table:table-cell>
          <table:table-cell table:formula="of:=VLOOKUP([.D174];[$'Concept heirarchy position'.A$1:.I$629];2;0)" office:value-type="string" office:string-value="COPD">
            <text:p>COPD</text:p>
          </table:table-cell>
          <table:table-cell office:value-type="float" office:value="170">
            <text:p>170</text:p>
          </table:table-cell>
          <table:table-cell table:number-columns-repeated="2" table:style-name="ce10" office:value-type="string">
            <text:p>COP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75];[$'Concept heirarchy position'.A$1:.I$629];3;0)" office:value-type="float" office:value="181">
            <text:p>181</text:p>
          </table:table-cell>
          <table:table-cell table:formula="of:=VLOOKUP([.D175];[$'Concept heirarchy position'.A$1:.I$629];2;0)" office:value-type="string" office:string-value="COPD">
            <text:p>COPD</text:p>
          </table:table-cell>
          <table:table-cell office:value-type="float" office:value="171">
            <text:p>171</text:p>
          </table:table-cell>
          <table:table-cell table:style-name="ce103" office:value-type="string">
            <text:p>COPD</text:p>
          </table:table-cell>
          <table:table-cell table:style-name="ce103" office:value-type="string">
            <text:p>Do you have emphysema or chronic bronchiti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175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4">
          <table:table-cell table:formula="of:=VLOOKUP([.D176];[$'Concept heirarchy position'.A$1:.I$629];3;0)" office:value-type="float" office:value="182">
            <text:p>182</text:p>
          </table:table-cell>
          <table:table-cell table:formula="of:=VLOOKUP([.D176];[$'Concept heirarchy position'.A$1:.I$629];2;0)" office:value-type="string" office:string-value="COPD (severity)">
            <text:p>COPD (severity)</text:p>
          </table:table-cell>
          <table:table-cell office:value-type="float" office:value="172">
            <text:p>172</text:p>
          </table:table-cell>
          <table:table-cell office:value-type="string">
            <text:p>COPD_severity</text:p>
          </table:table-cell>
          <table:table-cell table:style-name="ce10" office:value-type="string">
            <text:p>COPD (severity)</text:p>
          </table:table-cell>
          <table:table-cell table:style-name="ce10" office:value-type="string">
            <text:p>COPD = Yes</text:p>
          </table:table-cell>
          <table:table-cell table:style-name="ce10" office:value-type="string">
            <text:p>OneOption</text:p>
          </table:table-cell>
          <table:table-cell table:style-name="ce45" office:value-type="string">
            <text:p>GOLD_stages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77];[$'Concept heirarchy position'.A$1:.I$629];3;0)" office:value-type="float" office:value="183">
            <text:p>183</text:p>
          </table:table-cell>
          <table:table-cell table:formula="of:=VLOOKUP([.D177];[$'Concept heirarchy position'.A$1:.I$629];2;0)" office:value-type="string" office:string-value="Asthma">
            <text:p>Asthma</text:p>
          </table:table-cell>
          <table:table-cell office:value-type="float" office:value="173">
            <text:p>173</text:p>
          </table:table-cell>
          <table:table-cell table:number-columns-repeated="2" table:style-name="ce10" office:value-type="string">
            <text:p>Asthma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78];[$'Concept heirarchy position'.A$1:.I$629];3;0)" office:value-type="float" office:value="183">
            <text:p>183</text:p>
          </table:table-cell>
          <table:table-cell table:formula="of:=VLOOKUP([.D178];[$'Concept heirarchy position'.A$1:.I$629];2;0)" office:value-type="string" office:string-value="Asthma">
            <text:p>Asthma</text:p>
          </table:table-cell>
          <table:table-cell office:value-type="float" office:value="174">
            <text:p>174</text:p>
          </table:table-cell>
          <table:table-cell table:style-name="ce103" office:value-type="string">
            <text:p>Asthma</text:p>
          </table:table-cell>
          <table:table-cell table:style-name="ce103" office:value-type="string">
            <text:p>Do you have asthma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style-name="ce119" table:formula="of:=IF(([.E178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179];[$'Concept heirarchy position'.A$1:.I$629];3;0)" office:value-type="float" office:value="184">
            <text:p>184</text:p>
          </table:table-cell>
          <table:table-cell table:formula="of:=VLOOKUP([.D179];[$'Concept heirarchy position'.A$1:.I$629];2;0)" office:value-type="string" office:string-value="Asthma (severity)">
            <text:p>Asthma (severity)</text:p>
          </table:table-cell>
          <table:table-cell office:value-type="float" office:value="175">
            <text:p>175</text:p>
          </table:table-cell>
          <table:table-cell office:value-type="string">
            <text:p>Asthma_severity</text:p>
          </table:table-cell>
          <table:table-cell table:style-name="ce10" office:value-type="string">
            <text:p>Asthma (severity)</text:p>
          </table:table-cell>
          <table:table-cell table:style-name="ce10" office:value-type="string">
            <text:p>asthma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Asthma_severity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80];[$'Concept heirarchy position'.A$1:.I$629];3;0)" office:value-type="float" office:value="192">
            <text:p>192</text:p>
          </table:table-cell>
          <table:table-cell table:formula="of:=VLOOKUP([.D180];[$'Concept heirarchy position'.A$1:.I$629];2;0)" office:value-type="string" office:string-value="Obstructive sleep apnoea">
            <text:p>Obstructive sleep apnoea</text:p>
          </table:table-cell>
          <table:table-cell office:value-type="float" office:value="176">
            <text:p>176</text:p>
          </table:table-cell>
          <table:table-cell office:value-type="string">
            <text:p>Obstructive_sleep_apnoea</text:p>
          </table:table-cell>
          <table:table-cell table:style-name="ce10" office:value-type="string">
            <text:p>Obstructive sleep apnea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81];[$'Concept heirarchy position'.A$1:.I$629];3;0)" office:value-type="float" office:value="192">
            <text:p>192</text:p>
          </table:table-cell>
          <table:table-cell table:formula="of:=VLOOKUP([.D181];[$'Concept heirarchy position'.A$1:.I$629];2;0)" office:value-type="string" office:string-value="Obstructive sleep apnoea">
            <text:p>Obstructive sleep apnoea</text:p>
          </table:table-cell>
          <table:table-cell office:value-type="float" office:value="177">
            <text:p>177</text:p>
          </table:table-cell>
          <table:table-cell office:value-type="string">
            <text:p>Obstructive_sleep_apnoea</text:p>
          </table:table-cell>
          <table:table-cell table:style-name="ce103" office:value-type="string">
            <text:p>Do you have sleep apnea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181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182];[$'Concept heirarchy position'.A$1:.I$629];3;0)" office:value-type="float" office:value="193">
            <text:p>193</text:p>
          </table:table-cell>
          <table:table-cell table:formula="of:=VLOOKUP([.D182];[$'Concept heirarchy position'.A$1:.I$629];2;0)" office:value-type="string" office:string-value="CPAP">
            <text:p>CPAP</text:p>
          </table:table-cell>
          <table:table-cell office:value-type="float" office:value="178">
            <text:p>178</text:p>
          </table:table-cell>
          <table:table-cell table:style-name="ce10" office:value-type="string">
            <text:p>CPAP</text:p>
          </table:table-cell>
          <table:table-cell table:style-name="ce10" office:value-type="string">
            <text:p>CPAP u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83];[$'Concept heirarchy position'.A$1:.I$629];3;0)" office:value-type="float" office:value="193">
            <text:p>193</text:p>
          </table:table-cell>
          <table:table-cell table:formula="of:=VLOOKUP([.D183];[$'Concept heirarchy position'.A$1:.I$629];2;0)" office:value-type="string" office:string-value="CPAP">
            <text:p>CPAP</text:p>
          </table:table-cell>
          <table:table-cell office:value-type="float" office:value="179">
            <text:p>179</text:p>
          </table:table-cell>
          <table:table-cell table:style-name="ce103" office:value-type="string">
            <text:p>CPAP</text:p>
          </table:table-cell>
          <table:table-cell table:style-name="ce103" office:value-type="string">
            <text:p>Do you use a CPAP machine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183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184];[$'Concept heirarchy position'.A$1:.I$629];3;0)" office:value-type="float" office:value="206">
            <text:p>206</text:p>
          </table:table-cell>
          <table:table-cell table:formula="of:=VLOOKUP([.D184];[$'Concept heirarchy position'.A$1:.I$629];2;0)" office:value-type="string" office:string-value="Oxygen at present">
            <text:p>Oxygen at present</text:p>
          </table:table-cell>
          <table:table-cell office:value-type="float" office:value="180">
            <text:p>180</text:p>
          </table:table-cell>
          <table:table-cell office:value-type="string">
            <text:p>Oxygen_therapy</text:p>
          </table:table-cell>
          <table:table-cell table:style-name="ce10" office:value-type="string">
            <text:p>Oxygen administr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/>
          <table:table-cell table:number-columns-repeated="4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85];[$'Concept heirarchy position'.A$1:.I$629];3;0)" office:value-type="float" office:value="207">
            <text:p>207</text:p>
          </table:table-cell>
          <table:table-cell table:formula="of:=VLOOKUP([.D185];[$'Concept heirarchy position'.A$1:.I$629];2;0)" office:value-type="string" office:string-value="Home oxygen">
            <text:p>Home oxygen</text:p>
          </table:table-cell>
          <table:table-cell office:value-type="float" office:value="181">
            <text:p>181</text:p>
          </table:table-cell>
          <table:table-cell office:value-type="string">
            <text:p>Home_Oxygen</text:p>
          </table:table-cell>
          <table:table-cell table:style-name="ce10" office:value-type="string">
            <text:p>Home Oxyge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86];[$'Concept heirarchy position'.A$1:.I$629];3;0)" office:value-type="float" office:value="207">
            <text:p>207</text:p>
          </table:table-cell>
          <table:table-cell table:formula="of:=VLOOKUP([.D186];[$'Concept heirarchy position'.A$1:.I$629];2;0)" office:value-type="string" office:string-value="Home oxygen">
            <text:p>Home oxygen</text:p>
          </table:table-cell>
          <table:table-cell office:value-type="float" office:value="182">
            <text:p>182</text:p>
          </table:table-cell>
          <table:table-cell office:value-type="string">
            <text:p>Home_Oxygen</text:p>
          </table:table-cell>
          <table:table-cell table:style-name="ce103" office:value-type="string">
            <text:p>Are you on oxygen at home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186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187];[$'Concept heirarchy position'.A$1:.I$629];3;0)" office:value-type="float" office:value="209">
            <text:p>209</text:p>
          </table:table-cell>
          <table:table-cell table:formula="of:=VLOOKUP([.D187];[$'Concept heirarchy position'.A$1:.I$629];2;0)" office:value-type="string" office:string-value="Other pulmonary disease">
            <text:p>Other pulmonary disease</text:p>
          </table:table-cell>
          <table:table-cell office:value-type="float" office:value="183">
            <text:p>183</text:p>
          </table:table-cell>
          <table:table-cell office:value-type="string">
            <text:p>Pulmonary_other</text:p>
          </table:table-cell>
          <table:table-cell table:style-name="ce10" office:value-type="string">
            <text:p>Other pulmonary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88];[$'Concept heirarchy position'.A$1:.I$629];3;0)" office:value-type="float" office:value="210">
            <text:p>210</text:p>
          </table:table-cell>
          <table:table-cell table:formula="of:=VLOOKUP([.D188];[$'Concept heirarchy position'.A$1:.I$629];2;0)" office:value-type="string" office:string-value="Cerebrovascular disease">
            <text:p>Cerebrovascular disease</text:p>
          </table:table-cell>
          <table:table-cell office:value-type="float" office:value="184">
            <text:p>184</text:p>
          </table:table-cell>
          <table:table-cell office:value-type="string">
            <text:p>Cerebrovascular_Disease</text:p>
          </table:table-cell>
          <table:table-cell table:style-name="ce10" office:value-type="string">
            <text:p>Cerebrovascula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89];[$'Concept heirarchy position'.A$1:.I$629];3;0)" office:value-type="float" office:value="210">
            <text:p>210</text:p>
          </table:table-cell>
          <table:table-cell table:formula="of:=VLOOKUP([.D189];[$'Concept heirarchy position'.A$1:.I$629];2;0)" office:value-type="string" office:string-value="Cerebrovascular disease">
            <text:p>Cerebrovascular disease</text:p>
          </table:table-cell>
          <table:table-cell office:value-type="float" office:value="185">
            <text:p>185</text:p>
          </table:table-cell>
          <table:table-cell office:value-type="string">
            <text:p>Cerebrovascular_Disease</text:p>
          </table:table-cell>
          <table:table-cell table:style-name="ce103" office:value-type="string">
            <text:p>Have you ever had a stroke, mini stroke, TIA or brain aneurysm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189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190];[$'Concept heirarchy position'.A$1:.I$629];3;0)" office:value-type="float" office:value="213">
            <text:p>213</text:p>
          </table:table-cell>
          <table:table-cell table:formula="of:=VLOOKUP([.D190];[$'Concept heirarchy position'.A$1:.I$629];2;0)" office:value-type="string" office:string-value="Seizure disorder">
            <text:p>Seizure disorder</text:p>
          </table:table-cell>
          <table:table-cell office:value-type="float" office:value="186">
            <text:p>186</text:p>
          </table:table-cell>
          <table:table-cell office:value-type="string">
            <text:p>Seizure_Disorder</text:p>
          </table:table-cell>
          <table:table-cell table:style-name="ce10" office:value-type="string">
            <text:p>Epilepsy or seizur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3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91];[$'Concept heirarchy position'.A$1:.I$629];3;0)" office:value-type="float" office:value="213">
            <text:p>213</text:p>
          </table:table-cell>
          <table:table-cell table:formula="of:=VLOOKUP([.D191];[$'Concept heirarchy position'.A$1:.I$629];2;0)" office:value-type="string" office:string-value="Seizure disorder">
            <text:p>Seizure disorder</text:p>
          </table:table-cell>
          <table:table-cell office:value-type="float" office:value="187">
            <text:p>187</text:p>
          </table:table-cell>
          <table:table-cell office:value-type="string">
            <text:p>Seizure_Disorder</text:p>
          </table:table-cell>
          <table:table-cell table:style-name="ce103" office:value-type="string">
            <text:p>Have you ever had seizures or epilepsy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191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192];[$'Concept heirarchy position'.A$1:.I$629];3;0)" office:value-type="float" office:value="214">
            <text:p>214</text:p>
          </table:table-cell>
          <table:table-cell table:formula="of:=VLOOKUP([.D192];[$'Concept heirarchy position'.A$1:.I$629];2;0)" office:value-type="string" office:string-value="Parkinson's Disease">
            <text:p>Parkinson's Disease</text:p>
          </table:table-cell>
          <table:table-cell office:value-type="float" office:value="188">
            <text:p>188</text:p>
          </table:table-cell>
          <table:table-cell office:value-type="string">
            <text:p>Parkinsons_Disease</text:p>
          </table:table-cell>
          <table:table-cell table:style-name="ce10" office:value-type="string">
            <text:p>Parkinson's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93];[$'Concept heirarchy position'.A$1:.I$629];3;0)" office:value-type="float" office:value="214">
            <text:p>214</text:p>
          </table:table-cell>
          <table:table-cell table:formula="of:=VLOOKUP([.D193];[$'Concept heirarchy position'.A$1:.I$629];2;0)" office:value-type="string" office:string-value="Parkinson's Disease">
            <text:p>Parkinson's Disease</text:p>
          </table:table-cell>
          <table:table-cell office:value-type="float" office:value="189">
            <text:p>189</text:p>
          </table:table-cell>
          <table:table-cell office:value-type="string">
            <text:p>Parkinsons_Disease</text:p>
          </table:table-cell>
          <table:table-cell table:style-name="ce103" office:value-type="string">
            <text:p>Do you have Parkinson's disease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193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194];[$'Concept heirarchy position'.A$1:.I$629];3;0)" office:value-type="float" office:value="216">
            <text:p>216</text:p>
          </table:table-cell>
          <table:table-cell table:formula="of:=VLOOKUP([.D194];[$'Concept heirarchy position'.A$1:.I$629];2;0)" office:value-type="string" office:string-value="Psychiatric disorders">
            <text:p>Psychiatric disorders</text:p>
          </table:table-cell>
          <table:table-cell office:value-type="float" office:value="190">
            <text:p>190</text:p>
          </table:table-cell>
          <table:table-cell office:value-type="string">
            <text:p>Psychiatric_Disorder</text:p>
          </table:table-cell>
          <table:table-cell table:style-name="ce10" office:value-type="string">
            <text:p>Psychiatric disorder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95];[$'Concept heirarchy position'.A$1:.I$629];3;0)" office:value-type="float" office:value="216">
            <text:p>216</text:p>
          </table:table-cell>
          <table:table-cell table:formula="of:=VLOOKUP([.D195];[$'Concept heirarchy position'.A$1:.I$629];2;0)" office:value-type="string" office:string-value="Psychiatric disorders">
            <text:p>Psychiatric disorders</text:p>
          </table:table-cell>
          <table:table-cell office:value-type="float" office:value="191">
            <text:p>191</text:p>
          </table:table-cell>
          <table:table-cell office:value-type="string">
            <text:p>Psychiatric_Disorder</text:p>
          </table:table-cell>
          <table:table-cell table:style-name="ce103" office:value-type="string">
            <text:p>Have you had depression, anxiety, phobias, schizophrenia or any other emotional or psychiatric problem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119" table:formula="of:=IF(([.E195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196];[$'Concept heirarchy position'.A$1:.I$629];3;0)" office:value-type="float" office:value="217">
            <text:p>217</text:p>
          </table:table-cell>
          <table:table-cell table:formula="of:=VLOOKUP([.D196];[$'Concept heirarchy position'.A$1:.I$629];2;0)" office:value-type="string" office:string-value="Spinal cord injury">
            <text:p>Spinal cord injury</text:p>
          </table:table-cell>
          <table:table-cell office:value-type="float" office:value="192">
            <text:p>192</text:p>
          </table:table-cell>
          <table:table-cell office:value-type="string">
            <text:p>Spinal_Cord_Injury</text:p>
          </table:table-cell>
          <table:table-cell table:style-name="ce10" office:value-type="string">
            <text:p>Spinal cord injur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97];[$'Concept heirarchy position'.A$1:.I$629];3;0)" office:value-type="float" office:value="217">
            <text:p>217</text:p>
          </table:table-cell>
          <table:table-cell table:formula="of:=VLOOKUP([.D197];[$'Concept heirarchy position'.A$1:.I$629];2;0)" office:value-type="string" office:string-value="Spinal cord injury">
            <text:p>Spinal cord injury</text:p>
          </table:table-cell>
          <table:table-cell office:value-type="float" office:value="193">
            <text:p>193</text:p>
          </table:table-cell>
          <table:table-cell office:value-type="string">
            <text:p>Spinal_Cord_Injury</text:p>
          </table:table-cell>
          <table:table-cell table:style-name="ce103" office:value-type="string">
            <text:p>Have you had any spinal cord injurie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197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5">
          <table:table-cell table:formula="of:=VLOOKUP([.D198];[$'Concept heirarchy position'.A$1:.I$629];3;0)" office:value-type="float" office:value="218">
            <text:p>218</text:p>
          </table:table-cell>
          <table:table-cell table:formula="of:=VLOOKUP([.D198];[$'Concept heirarchy position'.A$1:.I$629];2;0)" office:value-type="string" office:string-value="Spinal cord injury level">
            <text:p>Spinal cord injury level</text:p>
          </table:table-cell>
          <table:table-cell office:value-type="float" office:value="194">
            <text:p>194</text:p>
          </table:table-cell>
          <table:table-cell office:value-type="string">
            <text:p>Spinal_Cord_Injury_Level</text:p>
          </table:table-cell>
          <table:table-cell table:style-name="ce10" office:value-type="string">
            <text:p>Spinal cord injury level</text:p>
          </table:table-cell>
          <table:table-cell table:style-name="ce10" office:value-type="string">
            <text:p>Spinal_Cord_Injury = Yes</text:p>
          </table:table-cell>
          <table:table-cell table:style-name="ce10" office:value-type="string">
            <text:p>OneOption</text:p>
          </table:table-cell>
          <table:table-cell table:style-name="ce45" office:value-type="string">
            <text:p>Spinal_cord_injury_level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99];[$'Concept heirarchy position'.A$1:.I$629];3;0)" office:value-type="float" office:value="219">
            <text:p>219</text:p>
          </table:table-cell>
          <table:table-cell table:formula="of:=VLOOKUP([.D199];[$'Concept heirarchy position'.A$1:.I$629];2;0)" office:value-type="string" office:string-value="Autonomic dysreflexia">
            <text:p>Autonomic dysreflexia</text:p>
          </table:table-cell>
          <table:table-cell office:value-type="float" office:value="195">
            <text:p>195</text:p>
          </table:table-cell>
          <table:table-cell office:value-type="string">
            <text:p>Autonomic_Dysreflexia</text:p>
          </table:table-cell>
          <table:table-cell table:style-name="ce10" office:value-type="string">
            <text:p>Autonomic dysreflexia</text:p>
          </table:table-cell>
          <table:table-cell table:style-name="ce10" office:value-type="string">
            <text:p>Spinal_Cord_Injury = Yes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00];[$'Concept heirarchy position'.A$1:.I$629];3;0)" office:value-type="float" office:value="221">
            <text:p>221</text:p>
          </table:table-cell>
          <table:table-cell table:formula="of:=VLOOKUP([.D200];[$'Concept heirarchy position'.A$1:.I$629];2;0)" office:value-type="string" office:string-value="Neuromuscular disease">
            <text:p>Neuromuscular disease</text:p>
          </table:table-cell>
          <table:table-cell office:value-type="float" office:value="196">
            <text:p>196</text:p>
          </table:table-cell>
          <table:table-cell office:value-type="string">
            <text:p>Neuromuscular_Disease</text:p>
          </table:table-cell>
          <table:table-cell table:style-name="ce10" office:value-type="string">
            <text:p>Neuromuscular diseases</text:p>
          </table:table-cell>
          <table:table-cell table:style-name="ce10"/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01];[$'Concept heirarchy position'.A$1:.I$629];3;0)" office:value-type="float" office:value="221">
            <text:p>221</text:p>
          </table:table-cell>
          <table:table-cell table:formula="of:=VLOOKUP([.D201];[$'Concept heirarchy position'.A$1:.I$629];2;0)" office:value-type="string" office:string-value="Neuromuscular disease">
            <text:p>Neuromuscular disease</text:p>
          </table:table-cell>
          <table:table-cell office:value-type="float" office:value="197">
            <text:p>197</text:p>
          </table:table-cell>
          <table:table-cell office:value-type="string">
            <text:p>Neuromuscular_Disease</text:p>
          </table:table-cell>
          <table:table-cell table:style-name="ce10" office:value-type="string">
            <text:p>Neuromuscular disorder</text:p>
          </table:table-cell>
          <table:table-cell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02];[$'Concept heirarchy position'.A$1:.I$629];3;0)" office:value-type="float" office:value="221">
            <text:p>221</text:p>
          </table:table-cell>
          <table:table-cell table:formula="of:=VLOOKUP([.D202];[$'Concept heirarchy position'.A$1:.I$629];2;0)" office:value-type="string" office:string-value="Neuromuscular disease">
            <text:p>Neuromuscular disease</text:p>
          </table:table-cell>
          <table:table-cell office:value-type="float" office:value="198">
            <text:p>198</text:p>
          </table:table-cell>
          <table:table-cell office:value-type="string">
            <text:p>Neuromuscular_Disease</text:p>
          </table:table-cell>
          <table:table-cell table:style-name="ce103" office:value-type="string">
            <text:p>Does the child have any muscle or movement problems?</text:p>
          </table:table-cell>
          <table:table-cell office:value-type="string">
            <text:p>Patient_Age &lt; 14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119" table:formula="of:=IF(([.E202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203];[$'Concept heirarchy position'.A$1:.I$629];3;0)" office:value-type="float" office:value="320">
            <text:p>320</text:p>
          </table:table-cell>
          <table:table-cell table:formula="of:=VLOOKUP([.D203];[$'Concept heirarchy position'.A$1:.I$629];2;0)" office:value-type="string" office:string-value="GCS E">
            <text:p>GCS E</text:p>
          </table:table-cell>
          <table:table-cell office:value-type="float" office:value="199">
            <text:p>199</text:p>
          </table:table-cell>
          <table:table-cell office:value-type="string">
            <text:p>GCS_E</text:p>
          </table:table-cell>
          <table:table-cell table:style-name="ce10" office:value-type="string">
            <text:p>GCS Eye Opening</text:p>
          </table:table-cell>
          <table:table-cell office:value-type="string">
            <text:p>Glasgow_Coma_Score_is_15=No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GCS_E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04];[$'Concept heirarchy position'.A$1:.I$629];3;0)" office:value-type="float" office:value="321">
            <text:p>321</text:p>
          </table:table-cell>
          <table:table-cell table:formula="of:=VLOOKUP([.D204];[$'Concept heirarchy position'.A$1:.I$629];2;0)" office:value-type="string" office:string-value="GCS V">
            <text:p>GCS V</text:p>
          </table:table-cell>
          <table:table-cell office:value-type="float" office:value="200">
            <text:p>200</text:p>
          </table:table-cell>
          <table:table-cell office:value-type="string">
            <text:p>GCS_V</text:p>
          </table:table-cell>
          <table:table-cell table:style-name="ce10" office:value-type="string">
            <text:p>GCS V</text:p>
          </table:table-cell>
          <table:table-cell office:value-type="string">
            <text:p>Glasgow_Coma_Score_is_15 = No</text:p>
          </table:table-cell>
          <table:table-cell table:style-name="ce10" office:value-type="string">
            <text:p>OneOption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05];[$'Concept heirarchy position'.A$1:.I$629];3;0)" office:value-type="float" office:value="322">
            <text:p>322</text:p>
          </table:table-cell>
          <table:table-cell table:formula="of:=VLOOKUP([.D205];[$'Concept heirarchy position'.A$1:.I$629];2;0)" office:value-type="string" office:string-value="GCS M">
            <text:p>GCS M</text:p>
          </table:table-cell>
          <table:table-cell office:value-type="float" office:value="201">
            <text:p>201</text:p>
          </table:table-cell>
          <table:table-cell office:value-type="string">
            <text:p>GCS_M</text:p>
          </table:table-cell>
          <table:table-cell table:style-name="ce10" office:value-type="string">
            <text:p>GCS M</text:p>
          </table:table-cell>
          <table:table-cell office:value-type="string">
            <text:p>Glasgow_Coma_Score_is_15=No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GCS_M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06];[$'Concept heirarchy position'.A$1:.I$629];3;0)" office:value-type="float" office:value="226">
            <text:p>226</text:p>
          </table:table-cell>
          <table:table-cell table:formula="of:=VLOOKUP([.D206];[$'Concept heirarchy position'.A$1:.I$629];2;0)" office:value-type="string" office:string-value="Other neurological">
            <text:p>Other neurological</text:p>
          </table:table-cell>
          <table:table-cell office:value-type="float" office:value="202">
            <text:p>202</text:p>
          </table:table-cell>
          <table:table-cell office:value-type="string">
            <text:p>Neurological_Other</text:p>
          </table:table-cell>
          <table:table-cell table:style-name="ce10" office:value-type="string">
            <text:p>Other neurological disorder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07];[$'Concept heirarchy position'.A$1:.I$629];3;0)" office:value-type="float" office:value="227">
            <text:p>227</text:p>
          </table:table-cell>
          <table:table-cell table:formula="of:=VLOOKUP([.D207];[$'Concept heirarchy position'.A$1:.I$629];2;0)" office:value-type="string" office:string-value="Gastroesophageal reflux">
            <text:p>Gastroesophageal reflux</text:p>
          </table:table-cell>
          <table:table-cell office:value-type="float" office:value="203">
            <text:p>203</text:p>
          </table:table-cell>
          <table:table-cell office:value-type="string">
            <text:p>GERD</text:p>
          </table:table-cell>
          <table:table-cell table:style-name="ce10" office:value-type="string">
            <text:p>Gastroesophageal reflux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08];[$'Concept heirarchy position'.A$1:.I$629];3;0)" office:value-type="float" office:value="227">
            <text:p>227</text:p>
          </table:table-cell>
          <table:table-cell table:formula="of:=VLOOKUP([.D208];[$'Concept heirarchy position'.A$1:.I$629];2;0)" office:value-type="string" office:string-value="Gastroesophageal reflux">
            <text:p>Gastroesophageal reflux</text:p>
          </table:table-cell>
          <table:table-cell office:value-type="float" office:value="204">
            <text:p>204</text:p>
          </table:table-cell>
          <table:table-cell office:value-type="string">
            <text:p>GERD</text:p>
          </table:table-cell>
          <table:table-cell table:style-name="ce103" office:value-type="string">
            <text:p>Do you have any heartburn, reflux or hiatus hernia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208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209];[$'Concept heirarchy position'.A$1:.I$629];3;0)" office:value-type="float" office:value="231">
            <text:p>231</text:p>
          </table:table-cell>
          <table:table-cell table:formula="of:=VLOOKUP([.D209];[$'Concept heirarchy position'.A$1:.I$629];2;0)" office:value-type="string" office:string-value="Liver disease">
            <text:p>Liver disease</text:p>
          </table:table-cell>
          <table:table-cell office:value-type="float" office:value="205">
            <text:p>205</text:p>
          </table:table-cell>
          <table:table-cell office:value-type="string">
            <text:p>Liver_disease</text:p>
          </table:table-cell>
          <table:table-cell table:style-name="ce10" office:value-type="string">
            <text:p>Live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10];[$'Concept heirarchy position'.A$1:.I$629];3;0)" office:value-type="float" office:value="231">
            <text:p>231</text:p>
          </table:table-cell>
          <table:table-cell table:formula="of:=VLOOKUP([.D210];[$'Concept heirarchy position'.A$1:.I$629];2;0)" office:value-type="string" office:string-value="Liver disease">
            <text:p>Liver disease</text:p>
          </table:table-cell>
          <table:table-cell office:value-type="float" office:value="206">
            <text:p>206</text:p>
          </table:table-cell>
          <table:table-cell office:value-type="string">
            <text:p>Liver_disease</text:p>
          </table:table-cell>
          <table:table-cell table:style-name="ce103" office:value-type="string">
            <text:p>Do you have any liver disease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210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211];[$'Concept heirarchy position'.A$1:.I$629];3;0)" office:value-type="float" office:value="232">
            <text:p>232</text:p>
          </table:table-cell>
          <table:table-cell table:formula="of:=VLOOKUP([.D211];[$'Concept heirarchy position'.A$1:.I$629];2;0)" office:value-type="string" office:string-value="Hepatitis">
            <text:p>Hepatitis</text:p>
          </table:table-cell>
          <table:table-cell office:value-type="float" office:value="207">
            <text:p>207</text:p>
          </table:table-cell>
          <table:table-cell office:value-type="string">
            <text:p>Hepatitis_ever</text:p>
          </table:table-cell>
          <table:table-cell table:style-name="ce10" office:value-type="string">
            <text:p>Hepatitis (any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12];[$'Concept heirarchy position'.A$1:.I$629];3;0)" office:value-type="float" office:value="232">
            <text:p>232</text:p>
          </table:table-cell>
          <table:table-cell table:formula="of:=VLOOKUP([.D212];[$'Concept heirarchy position'.A$1:.I$629];2;0)" office:value-type="string" office:string-value="Hepatitis">
            <text:p>Hepatitis</text:p>
          </table:table-cell>
          <table:table-cell office:value-type="float" office:value="208">
            <text:p>208</text:p>
          </table:table-cell>
          <table:table-cell office:value-type="string">
            <text:p>Hepatitis_ever</text:p>
          </table:table-cell>
          <table:table-cell table:style-name="ce103" office:value-type="string">
            <text:p>Have you had hepatiti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style-name="ce119" table:formula="of:=IF(([.E212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213];[$'Concept heirarchy position'.A$1:.I$629];3;0)" office:value-type="float" office:value="234">
            <text:p>234</text:p>
          </table:table-cell>
          <table:table-cell table:formula="of:=VLOOKUP([.D213];[$'Concept heirarchy position'.A$1:.I$629];2;0)" office:value-type="string" office:string-value="Cirrhosis">
            <text:p>Cirrhosis</text:p>
          </table:table-cell>
          <table:table-cell office:value-type="float" office:value="209">
            <text:p>209</text:p>
          </table:table-cell>
          <table:table-cell table:number-columns-repeated="2" table:style-name="ce10" office:value-type="string">
            <text:p>Cirrhosi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14];[$'Concept heirarchy position'.A$1:.I$629];3;0)" office:value-type="float" office:value="234">
            <text:p>234</text:p>
          </table:table-cell>
          <table:table-cell table:formula="of:=VLOOKUP([.D214];[$'Concept heirarchy position'.A$1:.I$629];2;0)" office:value-type="string" office:string-value="Cirrhosis">
            <text:p>Cirrhosis</text:p>
          </table:table-cell>
          <table:table-cell office:value-type="float" office:value="210">
            <text:p>210</text:p>
          </table:table-cell>
          <table:table-cell table:style-name="ce103" office:value-type="string">
            <text:p>Cirrhosis</text:p>
          </table:table-cell>
          <table:table-cell table:style-name="ce103" office:value-type="string">
            <text:p>Have you ever been diagnosed with cirrhosi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number-columns-repeated="2"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215];[$'Concept heirarchy position'.A$1:.I$629];3;0)" office:value-type="float" office:value="235">
            <text:p>235</text:p>
          </table:table-cell>
          <table:table-cell table:formula="of:=VLOOKUP([.D215];[$'Concept heirarchy position'.A$1:.I$629];2;0)" office:value-type="string" office:string-value="Child Pugh grade">
            <text:p>Child Pugh grade</text:p>
          </table:table-cell>
          <table:table-cell office:value-type="float" office:value="211">
            <text:p>211</text:p>
          </table:table-cell>
          <table:table-cell office:value-type="string">
            <text:p>Child_Pugh</text:p>
          </table:table-cell>
          <table:table-cell table:style-name="ce10" office:value-type="string">
            <text:p>Child Pugh grade</text:p>
          </table:table-cell>
          <table:table-cell table:style-name="ce10" office:value-type="string">
            <text:p>Cirrhosis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Child_Pugh_Grade</text:p>
          </table:table-cell>
          <table:table-cell/>
          <table:table-cell table:style-name="ce10" office:value-type="string">
            <text:p>equals A or B or C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16];[$'Concept heirarchy position'.A$1:.I$629];3;0)" office:value-type="float" office:value="237">
            <text:p>237</text:p>
          </table:table-cell>
          <table:table-cell table:formula="of:=VLOOKUP([.D216];[$'Concept heirarchy position'.A$1:.I$629];2;0)" office:value-type="string" office:string-value="Other liver">
            <text:p>Other liver</text:p>
          </table:table-cell>
          <table:table-cell office:value-type="float" office:value="212">
            <text:p>212</text:p>
          </table:table-cell>
          <table:table-cell office:value-type="string">
            <text:p>Liver_disease_other</text:p>
          </table:table-cell>
          <table:table-cell table:style-name="ce10" office:value-type="string">
            <text:p>Other live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17];[$'Concept heirarchy position'.A$1:.I$629];3;0)" office:value-type="float" office:value="238">
            <text:p>238</text:p>
          </table:table-cell>
          <table:table-cell table:formula="of:=VLOOKUP([.D217];[$'Concept heirarchy position'.A$1:.I$629];2;0)" office:value-type="string" office:string-value="Diabetes">
            <text:p>Diabetes</text:p>
          </table:table-cell>
          <table:table-cell office:value-type="float" office:value="213">
            <text:p>213</text:p>
          </table:table-cell>
          <table:table-cell table:number-columns-repeated="2" table:style-name="ce10" office:value-type="string">
            <text:p>Diabet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18];[$'Concept heirarchy position'.A$1:.I$629];3;0)" office:value-type="float" office:value="238">
            <text:p>238</text:p>
          </table:table-cell>
          <table:table-cell table:formula="of:=VLOOKUP([.D218];[$'Concept heirarchy position'.A$1:.I$629];2;0)" office:value-type="string" office:string-value="Diabetes">
            <text:p>Diabetes</text:p>
          </table:table-cell>
          <table:table-cell office:value-type="float" office:value="214">
            <text:p>214</text:p>
          </table:table-cell>
          <table:table-cell table:style-name="ce103" office:value-type="string">
            <text:p>Diabetes</text:p>
          </table:table-cell>
          <table:table-cell table:style-name="ce103" office:value-type="string">
            <text:p>Do you have diabete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218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219];[$'Concept heirarchy position'.A$1:.I$629];3;0)" office:value-type="float" office:value="239">
            <text:p>239</text:p>
          </table:table-cell>
          <table:table-cell table:formula="of:=VLOOKUP([.D219];[$'Concept heirarchy position'.A$1:.I$629];2;0)" office:value-type="string" office:string-value="Diabetes type">
            <text:p>Diabetes type</text:p>
          </table:table-cell>
          <table:table-cell office:value-type="float" office:value="215">
            <text:p>215</text:p>
          </table:table-cell>
          <table:table-cell office:value-type="string">
            <text:p>Diabetes_type</text:p>
          </table:table-cell>
          <table:table-cell table:style-name="ce10" office:value-type="string">
            <text:p>Diabetes type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Diabetes type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20];[$'Concept heirarchy position'.A$1:.I$629];3;0)" office:value-type="float" office:value="240">
            <text:p>240</text:p>
          </table:table-cell>
          <table:table-cell table:formula="of:=VLOOKUP([.D220];[$'Concept heirarchy position'.A$1:.I$629];2;0)" office:value-type="string" office:string-value="Diabetes treatment">
            <text:p>Diabetes treatment</text:p>
          </table:table-cell>
          <table:table-cell office:value-type="float" office:value="216">
            <text:p>216</text:p>
          </table:table-cell>
          <table:table-cell office:value-type="string">
            <text:p>Diabetes_treatment</text:p>
          </table:table-cell>
          <table:table-cell table:style-name="ce10" office:value-type="string">
            <text:p>Diabetes treatment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Diabetes treatment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21];[$'Concept heirarchy position'.A$1:.I$629];3;0)" office:value-type="float" office:value="241">
            <text:p>241</text:p>
          </table:table-cell>
          <table:table-cell table:formula="of:=VLOOKUP([.D221];[$'Concept heirarchy position'.A$1:.I$629];2;0)" office:value-type="string" office:string-value="Diabetic nephropathy">
            <text:p>Diabetic nephropathy</text:p>
          </table:table-cell>
          <table:table-cell office:value-type="float" office:value="217">
            <text:p>217</text:p>
          </table:table-cell>
          <table:table-cell office:value-type="string">
            <text:p>Diabetic_nephropathy</text:p>
          </table:table-cell>
          <table:table-cell table:style-name="ce10" office:value-type="string">
            <text:p>Diabetic nephropathy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22];[$'Concept heirarchy position'.A$1:.I$629];3;0)" office:value-type="float" office:value="242">
            <text:p>242</text:p>
          </table:table-cell>
          <table:table-cell table:formula="of:=VLOOKUP([.D222];[$'Concept heirarchy position'.A$1:.I$629];2;0)" office:value-type="string" office:string-value="Diabetic neuropathy">
            <text:p>Diabetic neuropathy</text:p>
          </table:table-cell>
          <table:table-cell office:value-type="float" office:value="218">
            <text:p>218</text:p>
          </table:table-cell>
          <table:table-cell office:value-type="string">
            <text:p>Diabetic_neuropathy</text:p>
          </table:table-cell>
          <table:table-cell table:style-name="ce10" office:value-type="string">
            <text:p>Diabetic neuropathy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23];[$'Concept heirarchy position'.A$1:.I$629];3;0)" office:value-type="float" office:value="243">
            <text:p>243</text:p>
          </table:table-cell>
          <table:table-cell table:formula="of:=VLOOKUP([.D223];[$'Concept heirarchy position'.A$1:.I$629];2;0)" office:value-type="string" office:string-value="Thyroid disease">
            <text:p>Thyroid disease</text:p>
          </table:table-cell>
          <table:table-cell office:value-type="float" office:value="219">
            <text:p>219</text:p>
          </table:table-cell>
          <table:table-cell office:value-type="string">
            <text:p>Thyroid_disease</text:p>
          </table:table-cell>
          <table:table-cell table:style-name="ce103" office:value-type="string">
            <text:p>Have you been diagnosed with thyroid problem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style-name="ce121" office:value-type="string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224];[$'Concept heirarchy position'.A$1:.I$629];3;0)" office:value-type="float" office:value="245">
            <text:p>245</text:p>
          </table:table-cell>
          <table:table-cell table:formula="of:=VLOOKUP([.D224];[$'Concept heirarchy position'.A$1:.I$629];2;0)" office:value-type="string" office:string-value="Hyperthyroidism">
            <text:p>Hyperthyroidism</text:p>
          </table:table-cell>
          <table:table-cell office:value-type="float" office:value="220">
            <text:p>220</text:p>
          </table:table-cell>
          <table:table-cell table:number-columns-repeated="2" table:style-name="ce10" office:value-type="string">
            <text:p>Hyperthyroidism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25];[$'Concept heirarchy position'.A$1:.I$629];3;0)" office:value-type="float" office:value="246">
            <text:p>246</text:p>
          </table:table-cell>
          <table:table-cell table:formula="of:=VLOOKUP([.D225];[$'Concept heirarchy position'.A$1:.I$629];2;0)" office:value-type="string" office:string-value="Hypothyroidism">
            <text:p>Hypothyroidism</text:p>
          </table:table-cell>
          <table:table-cell office:value-type="float" office:value="221">
            <text:p>221</text:p>
          </table:table-cell>
          <table:table-cell table:number-columns-repeated="2" table:style-name="ce10" office:value-type="string">
            <text:p>Hypothyroidism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26];[$'Concept heirarchy position'.A$1:.I$629];3;0)" office:value-type="float" office:value="247">
            <text:p>247</text:p>
          </table:table-cell>
          <table:table-cell table:formula="of:=VLOOKUP([.D226];[$'Concept heirarchy position'.A$1:.I$629];2;0)" office:value-type="string" office:string-value="Other endocrine disease">
            <text:p>Other endocrine disease</text:p>
          </table:table-cell>
          <table:table-cell office:value-type="float" office:value="222">
            <text:p>222</text:p>
          </table:table-cell>
          <table:table-cell office:value-type="string">
            <text:p>Endocrine_disease_other</text:p>
          </table:table-cell>
          <table:table-cell table:style-name="ce10" office:value-type="string">
            <text:p>Other endocrine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3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27];[$'Concept heirarchy position'.A$1:.I$629];3;0)" office:value-type="float" office:value="247">
            <text:p>247</text:p>
          </table:table-cell>
          <table:table-cell table:formula="of:=VLOOKUP([.D227];[$'Concept heirarchy position'.A$1:.I$629];2;0)" office:value-type="string" office:string-value="Other endocrine disease">
            <text:p>Other endocrine disease</text:p>
          </table:table-cell>
          <table:table-cell office:value-type="float" office:value="223">
            <text:p>223</text:p>
          </table:table-cell>
          <table:table-cell office:value-type="string">
            <text:p>Endocrine_disease_other</text:p>
          </table:table-cell>
          <table:table-cell table:style-name="ce10" office:value-type="string">
            <text:p>Other endocrine diseas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28];[$'Concept heirarchy position'.A$1:.I$629];3;0)" office:value-type="float" office:value="248">
            <text:p>248</text:p>
          </table:table-cell>
          <table:table-cell table:formula="of:=VLOOKUP([.D228];[$'Concept heirarchy position'.A$1:.I$629];2;0)" office:value-type="string" office:string-value="Renal disease">
            <text:p>Renal disease</text:p>
          </table:table-cell>
          <table:table-cell office:value-type="float" office:value="224">
            <text:p>224</text:p>
          </table:table-cell>
          <table:table-cell office:value-type="string">
            <text:p>Renal_Disease</text:p>
          </table:table-cell>
          <table:table-cell table:style-name="ce10" office:value-type="string">
            <text:p>Renal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29];[$'Concept heirarchy position'.A$1:.I$629];3;0)" office:value-type="float" office:value="248">
            <text:p>248</text:p>
          </table:table-cell>
          <table:table-cell table:formula="of:=VLOOKUP([.D229];[$'Concept heirarchy position'.A$1:.I$629];2;0)" office:value-type="string" office:string-value="Renal disease">
            <text:p>Renal disease</text:p>
          </table:table-cell>
          <table:table-cell office:value-type="float" office:value="225">
            <text:p>225</text:p>
          </table:table-cell>
          <table:table-cell office:value-type="string">
            <text:p>Renal_Disease</text:p>
          </table:table-cell>
          <table:table-cell table:style-name="ce103" office:value-type="string">
            <text:p>Do you have any kidney disease or kidney failure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229]=&quot;&quot;);&quot;N&quot;;&quot;Y&quot;)" office:value-type="string" office:string-value="Y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12">
          <table:table-cell table:formula="of:=VLOOKUP([.D230];[$'Concept heirarchy position'.A$1:.I$629];3;0)" office:value-type="float" office:value="249">
            <text:p>249</text:p>
          </table:table-cell>
          <table:table-cell table:formula="of:=VLOOKUP([.D230];[$'Concept heirarchy position'.A$1:.I$629];2;0)" office:value-type="string" office:string-value="Renal failure">
            <text:p>Renal failure</text:p>
          </table:table-cell>
          <table:table-cell office:value-type="float" office:value="226">
            <text:p>226</text:p>
          </table:table-cell>
          <table:table-cell office:value-type="string">
            <text:p>Renal_Failure</text:p>
          </table:table-cell>
          <table:table-cell table:style-name="ce10" office:value-type="string">
            <text:p>Renal failur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31];[$'Concept heirarchy position'.A$1:.I$629];3;0)" office:value-type="float" office:value="250">
            <text:p>250</text:p>
          </table:table-cell>
          <table:table-cell table:formula="of:=VLOOKUP([.D231];[$'Concept heirarchy position'.A$1:.I$629];2;0)" office:value-type="string" office:string-value="Dialysis">
            <text:p>Dialysis</text:p>
          </table:table-cell>
          <table:table-cell office:value-type="float" office:value="227">
            <text:p>227</text:p>
          </table:table-cell>
          <table:table-cell office:value-type="string">
            <text:p>Dialysis</text:p>
          </table:table-cell>
          <table:table-cell table:style-name="ce10" office:value-type="string">
            <text:p>Renal dialysis</text:p>
          </table:table-cell>
          <table:table-cell office:value-type="string">
            <text:p>Renal_Failure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32];[$'Concept heirarchy position'.A$1:.I$629];3;0)" office:value-type="float" office:value="251">
            <text:p>251</text:p>
          </table:table-cell>
          <table:table-cell table:formula="of:=VLOOKUP([.D232];[$'Concept heirarchy position'.A$1:.I$629];2;0)" office:value-type="string" office:string-value="Dialysis type">
            <text:p>Dialysis type</text:p>
          </table:table-cell>
          <table:table-cell office:value-type="float" office:value="228">
            <text:p>228</text:p>
          </table:table-cell>
          <table:table-cell table:style-name="ce10" office:value-type="string">
            <text:p>Dialysis_type</text:p>
          </table:table-cell>
          <table:table-cell table:style-name="ce10" office:value-type="string">
            <text:p>Dialysis type</text:p>
          </table:table-cell>
          <table:table-cell office:value-type="string">
            <text:p>Dialysi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Dialysis_type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33];[$'Concept heirarchy position'.A$1:.I$629];3;0)" office:value-type="float" office:value="252">
            <text:p>252</text:p>
          </table:table-cell>
          <table:table-cell table:formula="of:=VLOOKUP([.D233];[$'Concept heirarchy position'.A$1:.I$629];2;0)" office:value-type="string" office:string-value="Fluid restriction">
            <text:p>Fluid restriction</text:p>
          </table:table-cell>
          <table:table-cell office:value-type="float" office:value="229">
            <text:p>229</text:p>
          </table:table-cell>
          <table:table-cell office:value-type="string">
            <text:p>Fluid_Restriction</text:p>
          </table:table-cell>
          <table:table-cell table:style-name="ce10" office:value-type="string">
            <text:p>Fluid restriction</text:p>
          </table:table-cell>
          <table:table-cell office:value-type="string">
            <text:p>Renal_Failure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3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34];[$'Concept heirarchy position'.A$1:.I$629];3;0)" office:value-type="float" office:value="252">
            <text:p>252</text:p>
          </table:table-cell>
          <table:table-cell table:formula="of:=VLOOKUP([.D234];[$'Concept heirarchy position'.A$1:.I$629];2;0)" office:value-type="string" office:string-value="Fluid restriction">
            <text:p>Fluid restriction</text:p>
          </table:table-cell>
          <table:table-cell office:value-type="float" office:value="230">
            <text:p>230</text:p>
          </table:table-cell>
          <table:table-cell office:value-type="string">
            <text:p>Fluid_Restriction</text:p>
          </table:table-cell>
          <table:table-cell table:style-name="ce10" office:value-type="string">
            <text:p>Fluid restriction volume (ml)</text:p>
          </table:table-cell>
          <table:table-cell office:value-type="string">
            <text:p>Renal_Failure = Yes</text:p>
          </table:table-cell>
          <table:table-cell table:style-name="ce10" office:value-type="string">
            <text:p>Numb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35];[$'Concept heirarchy position'.A$1:.I$629];3;0)" office:value-type="float" office:value="253">
            <text:p>253</text:p>
          </table:table-cell>
          <table:table-cell table:formula="of:=VLOOKUP([.D235];[$'Concept heirarchy position'.A$1:.I$629];2;0)" office:value-type="string" office:string-value="Other renal">
            <text:p>Other renal</text:p>
          </table:table-cell>
          <table:table-cell office:value-type="float" office:value="231">
            <text:p>231</text:p>
          </table:table-cell>
          <table:table-cell office:value-type="string">
            <text:p>Renal_Other</text:p>
          </table:table-cell>
          <table:table-cell table:style-name="ce10" office:value-type="string">
            <text:p>Other renal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36];[$'Concept heirarchy position'.A$1:.I$629];3;0)" office:value-type="float" office:value="254">
            <text:p>254</text:p>
          </table:table-cell>
          <table:table-cell table:formula="of:=VLOOKUP([.D236];[$'Concept heirarchy position'.A$1:.I$629];2;0)" office:value-type="string" office:string-value="Breastfeeding">
            <text:p>Breastfeeding</text:p>
          </table:table-cell>
          <table:table-cell office:value-type="float" office:value="232">
            <text:p>232</text:p>
          </table:table-cell>
          <table:table-cell office:value-type="string">
            <text:p>Breastfeeding_Current</text:p>
          </table:table-cell>
          <table:table-cell table:style-name="ce10" office:value-type="string">
            <text:p>Currently breastfeeding</text:p>
          </table:table-cell>
          <table:table-cell table:style-name="ce10" office:value-type="string">
            <text:p>Patient_Gender = Female and Patient_age &gt; 14 and Patient_age &lt; 45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37];[$'Concept heirarchy position'.A$1:.I$629];3;0)" office:value-type="float" office:value="254">
            <text:p>254</text:p>
          </table:table-cell>
          <table:table-cell table:formula="of:=VLOOKUP([.D237];[$'Concept heirarchy position'.A$1:.I$629];2;0)" office:value-type="string" office:string-value="Breastfeeding">
            <text:p>Breastfeeding</text:p>
          </table:table-cell>
          <table:table-cell office:value-type="float" office:value="233">
            <text:p>233</text:p>
          </table:table-cell>
          <table:table-cell office:value-type="string">
            <text:p>Breastfeeding_Current</text:p>
          </table:table-cell>
          <table:table-cell table:style-name="ce103" office:value-type="string">
            <text:p>Are you breastfeeding?</text:p>
          </table:table-cell>
          <table:table-cell table:style-name="ce10" office:value-type="string">
            <text:p>Patient_Gender = Female and Patient_age &gt; 14 and Patient_age &lt; 45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237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238];[$'Concept heirarchy position'.A$1:.I$629];3;0)" office:value-type="float" office:value="255">
            <text:p>255</text:p>
          </table:table-cell>
          <table:table-cell table:formula="of:=VLOOKUP([.D238];[$'Concept heirarchy position'.A$1:.I$629];2;0)" office:value-type="string" office:string-value="Currently Pregnant">
            <text:p>Currently Pregnant</text:p>
          </table:table-cell>
          <table:table-cell office:value-type="float" office:value="234">
            <text:p>234</text:p>
          </table:table-cell>
          <table:table-cell office:value-type="string">
            <text:p>Pregnancy_Current</text:p>
          </table:table-cell>
          <table:table-cell table:style-name="ce10" office:value-type="string">
            <text:p>Currently pregnancy</text:p>
          </table:table-cell>
          <table:table-cell table:style-name="ce10" office:value-type="string">
            <text:p>Patient_Gender = Female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Pregnant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39];[$'Concept heirarchy position'.A$1:.I$629];3;0)" office:value-type="float" office:value="255">
            <text:p>255</text:p>
          </table:table-cell>
          <table:table-cell table:formula="of:=VLOOKUP([.D239];[$'Concept heirarchy position'.A$1:.I$629];2;0)" office:value-type="string" office:string-value="Currently Pregnant">
            <text:p>Currently Pregnant</text:p>
          </table:table-cell>
          <table:table-cell office:value-type="float" office:value="235">
            <text:p>235</text:p>
          </table:table-cell>
          <table:table-cell office:value-type="string">
            <text:p>Pregnancy_Current</text:p>
          </table:table-cell>
          <table:table-cell table:style-name="ce103" office:value-type="string">
            <text:p>Are you, or could you be, pregnant?</text:p>
          </table:table-cell>
          <table:table-cell table:style-name="ce103" office:value-type="string">
            <text:p>Patient_Gender = Female</text:p>
          </table:table-cell>
          <table:table-cell table:style-name="ce103" office:value-type="string">
            <text:p>OneOption</text:p>
          </table:table-cell>
          <table:table-cell table:style-name="ce103" office:value-type="string">
            <text:p>Pregnant</text:p>
          </table:table-cell>
          <table:table-cell table:number-columns-repeated="5"/>
          <table:table-cell table:style-name="ce119" table:formula="of:=IF(([.E239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240];[$'Concept heirarchy position'.A$1:.I$629];3;0)" office:value-type="float" office:value="256">
            <text:p>256</text:p>
          </table:table-cell>
          <table:table-cell table:formula="of:=VLOOKUP([.D240];[$'Concept heirarchy position'.A$1:.I$629];2;0)" office:value-type="string" office:string-value="LMP">
            <text:p>LMP</text:p>
          </table:table-cell>
          <table:table-cell office:value-type="float" office:value="236">
            <text:p>236</text:p>
          </table:table-cell>
          <table:table-cell office:value-type="string">
            <text:p>Last_Normal_Menstrual_Period_Date</text:p>
          </table:table-cell>
          <table:table-cell table:style-name="ce10" office:value-type="string">
            <text:p>First day of last menstrual period</text:p>
          </table:table-cell>
          <table:table-cell table:style-name="ce10" office:value-type="string">
            <text:p>Pregnancy_Current = Unknown or Pregnancy_Current = <text:s/>Possible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41];[$'Concept heirarchy position'.A$1:.I$629];3;0)" office:value-type="float" office:value="256">
            <text:p>256</text:p>
          </table:table-cell>
          <table:table-cell table:formula="of:=VLOOKUP([.D241];[$'Concept heirarchy position'.A$1:.I$629];2;0)" office:value-type="string" office:string-value="LMP">
            <text:p>LMP</text:p>
          </table:table-cell>
          <table:table-cell office:value-type="float" office:value="237">
            <text:p>237</text:p>
          </table:table-cell>
          <table:table-cell office:value-type="string">
            <text:p>Last_Normal_Menstrual_Period_Date</text:p>
          </table:table-cell>
          <table:table-cell table:style-name="ce103" office:value-type="string">
            <text:p>When was the first day of your most recent period?</text:p>
          </table:table-cell>
          <table:table-cell table:style-name="ce10" office:value-type="string">
            <text:p>Pregnancy_Current = Unknown or Pregnancy_Current = <text:s/>Possible</text:p>
          </table:table-cell>
          <table:table-cell table:style-name="ce103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style-name="ce119" table:formula="of:=IF(([.E241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242];[$'Concept heirarchy position'.A$1:.I$629];3;0)" office:value-type="float" office:value="257">
            <text:p>257</text:p>
          </table:table-cell>
          <table:table-cell table:formula="of:=VLOOKUP([.D242];[$'Concept heirarchy position'.A$1:.I$629];2;0)" office:value-type="string" office:string-value="Gestation (weeks)">
            <text:p>Gestation (weeks)</text:p>
          </table:table-cell>
          <table:table-cell office:value-type="float" office:value="238">
            <text:p>238</text:p>
          </table:table-cell>
          <table:table-cell office:value-type="string">
            <text:p>Gestation</text:p>
          </table:table-cell>
          <table:table-cell table:style-name="ce10" office:value-type="string">
            <text:p>Gestation (weeks)</text:p>
          </table:table-cell>
          <table:table-cell office:value-type="string">
            <text:p>Pregnancy_Current=Yes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43];[$'Concept heirarchy position'.A$1:.I$629];3;0)" office:value-type="float" office:value="257">
            <text:p>257</text:p>
          </table:table-cell>
          <table:table-cell table:formula="of:=VLOOKUP([.D243];[$'Concept heirarchy position'.A$1:.I$629];2;0)" office:value-type="string" office:string-value="Gestation (weeks)">
            <text:p>Gestation (weeks)</text:p>
          </table:table-cell>
          <table:table-cell office:value-type="float" office:value="239">
            <text:p>239</text:p>
          </table:table-cell>
          <table:table-cell office:value-type="string">
            <text:p>Gestation</text:p>
          </table:table-cell>
          <table:table-cell table:style-name="ce103" office:value-type="string">
            <text:p>How many weeks pregnant are you?</text:p>
          </table:table-cell>
          <table:table-cell office:value-type="string">
            <text:p>Pregnancy_Current=Yes</text:p>
          </table:table-cell>
          <table:table-cell table:style-name="ce103" office:value-type="string">
            <text:p>Integer</text:p>
          </table:table-cell>
          <table:table-cell table:number-columns-repeated="6"/>
          <table:table-cell table:style-name="ce119" table:formula="of:=IF(([.E243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244];[$'Concept heirarchy position'.A$1:.I$629];3;0)" office:value-type="float" office:value="258">
            <text:p>258</text:p>
          </table:table-cell>
          <table:table-cell table:formula="of:=VLOOKUP([.D244];[$'Concept heirarchy position'.A$1:.I$629];2;0)" office:value-type="string" office:string-value="Expected delivery date">
            <text:p>Expected delivery date</text:p>
          </table:table-cell>
          <table:table-cell office:value-type="float" office:value="240">
            <text:p>240</text:p>
          </table:table-cell>
          <table:table-cell office:value-type="string">
            <text:p>Expected_Delivery_Date</text:p>
          </table:table-cell>
          <table:table-cell table:style-name="ce10" office:value-type="string">
            <text:p>Pregnancy due date</text:p>
          </table:table-cell>
          <table:table-cell table:style-name="ce10" office:value-type="string">
            <text:p>Pregnancy_Current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Future</text:p>
          </table:table-cell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45];[$'Concept heirarchy position'.A$1:.I$629];3;0)" office:value-type="float" office:value="258">
            <text:p>258</text:p>
          </table:table-cell>
          <table:table-cell table:formula="of:=VLOOKUP([.D245];[$'Concept heirarchy position'.A$1:.I$629];2;0)" office:value-type="string" office:string-value="Expected delivery date">
            <text:p>Expected delivery date</text:p>
          </table:table-cell>
          <table:table-cell office:value-type="float" office:value="241">
            <text:p>241</text:p>
          </table:table-cell>
          <table:table-cell office:value-type="string">
            <text:p>Expected_Delivery_Date</text:p>
          </table:table-cell>
          <table:table-cell table:style-name="ce103" office:value-type="string">
            <text:p>What is the due date?</text:p>
          </table:table-cell>
          <table:table-cell table:style-name="ce103" office:value-type="string">
            <text:p>Pregnancy_Current = Yes</text:p>
          </table:table-cell>
          <table:table-cell table:style-name="ce103" office:value-type="string">
            <text:p>Date</text:p>
          </table:table-cell>
          <table:table-cell table:number-columns-repeated="5"/>
          <table:table-cell office:value-type="string">
            <text:p>Future</text:p>
          </table:table-cell>
          <table:table-cell table:style-name="ce119" table:formula="of:=IF(([.E245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246];[$'Concept heirarchy position'.A$1:.I$629];3;0)" office:value-type="float" office:value="270">
            <text:p>270</text:p>
          </table:table-cell>
          <table:table-cell table:formula="of:=VLOOKUP([.D246];[$'Concept heirarchy position'.A$1:.I$629];2;0)" office:value-type="string" office:string-value="Other Musculoskeletal ">
            <text:p>Other Musculoskeletal </text:p>
          </table:table-cell>
          <table:table-cell office:value-type="float" office:value="242">
            <text:p>242</text:p>
          </table:table-cell>
          <table:table-cell office:value-type="string">
            <text:p>Musculoskeletal_Other</text:p>
          </table:table-cell>
          <table:table-cell table:style-name="ce10" office:value-type="string">
            <text:p>Musculoskeletal disease (other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47];[$'Concept heirarchy position'.A$1:.I$629];3;0)" office:value-type="float" office:value="270">
            <text:p>270</text:p>
          </table:table-cell>
          <table:table-cell table:formula="of:=VLOOKUP([.D247];[$'Concept heirarchy position'.A$1:.I$629];2;0)" office:value-type="string" office:string-value="Other Musculoskeletal ">
            <text:p>Other Musculoskeletal </text:p>
          </table:table-cell>
          <table:table-cell office:value-type="float" office:value="243">
            <text:p>243</text:p>
          </table:table-cell>
          <table:table-cell office:value-type="string">
            <text:p>Musculoskeletal_Other</text:p>
          </table:table-cell>
          <table:table-cell table:style-name="ce10" office:value-type="string">
            <text:p>Other musculokeletal finding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48];[$'Concept heirarchy position'.A$1:.I$629];3;0)" office:value-type="float" office:value="270">
            <text:p>270</text:p>
          </table:table-cell>
          <table:table-cell table:formula="of:=VLOOKUP([.D248];[$'Concept heirarchy position'.A$1:.I$629];2;0)" office:value-type="string" office:string-value="Other Musculoskeletal ">
            <text:p>Other Musculoskeletal </text:p>
          </table:table-cell>
          <table:table-cell office:value-type="float" office:value="244">
            <text:p>244</text:p>
          </table:table-cell>
          <table:table-cell office:value-type="string">
            <text:p>Musculoskeletal_Other</text:p>
          </table:table-cell>
          <table:table-cell table:style-name="ce10" office:value-type="string">
            <text:p>Other musculoskeletal finding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/>
          <table:table-cell office:value-type="float" office:value="100">
            <text:p>100</text:p>
          </table:table-cell>
          <table:table-cell table:number-columns-repeated="4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49];[$'Concept heirarchy position'.A$1:.I$629];3;0)" office:value-type="float" office:value="271">
            <text:p>271</text:p>
          </table:table-cell>
          <table:table-cell table:formula="of:=VLOOKUP([.D249];[$'Concept heirarchy position'.A$1:.I$629];2;0)" office:value-type="string" office:string-value="Rheumatoid arthritis">
            <text:p>Rheumatoid arthritis</text:p>
          </table:table-cell>
          <table:table-cell office:value-type="float" office:value="245">
            <text:p>245</text:p>
          </table:table-cell>
          <table:table-cell office:value-type="string">
            <text:p>Rheumatoid_arthritis</text:p>
          </table:table-cell>
          <table:table-cell table:style-name="ce10" office:value-type="string">
            <text:p>Rheumatoid arthriti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50];[$'Concept heirarchy position'.A$1:.I$629];3;0)" office:value-type="float" office:value="271">
            <text:p>271</text:p>
          </table:table-cell>
          <table:table-cell table:formula="of:=VLOOKUP([.D250];[$'Concept heirarchy position'.A$1:.I$629];2;0)" office:value-type="string" office:string-value="Rheumatoid arthritis">
            <text:p>Rheumatoid arthritis</text:p>
          </table:table-cell>
          <table:table-cell office:value-type="float" office:value="246">
            <text:p>246</text:p>
          </table:table-cell>
          <table:table-cell office:value-type="string">
            <text:p>Rheumatoid_arthritis</text:p>
          </table:table-cell>
          <table:table-cell table:style-name="ce103" office:value-type="string">
            <text:p>Do you have rheumatoid arthriti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250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251];[$'Concept heirarchy position'.A$1:.I$629];3;0)" office:value-type="float" office:value="272">
            <text:p>272</text:p>
          </table:table-cell>
          <table:table-cell table:formula="of:=VLOOKUP([.D251];[$'Concept heirarchy position'.A$1:.I$629];2;0)" office:value-type="string" office:string-value="Other rheumatological">
            <text:p>Other rheumatological</text:p>
          </table:table-cell>
          <table:table-cell office:value-type="float" office:value="247">
            <text:p>247</text:p>
          </table:table-cell>
          <table:table-cell office:value-type="string">
            <text:p>Rheumatological_other</text:p>
          </table:table-cell>
          <table:table-cell table:style-name="ce10" office:value-type="string">
            <text:p>Other rheumatological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3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52];[$'Concept heirarchy position'.A$1:.I$629];3;0)" office:value-type="float" office:value="273">
            <text:p>273</text:p>
          </table:table-cell>
          <table:table-cell table:formula="of:=VLOOKUP([.D252];[$'Concept heirarchy position'.A$1:.I$629];2;0)" office:value-type="string" office:string-value="Bleeding diathesis">
            <text:p>Bleeding diathesis</text:p>
          </table:table-cell>
          <table:table-cell office:value-type="float" office:value="248">
            <text:p>248</text:p>
          </table:table-cell>
          <table:table-cell office:value-type="string">
            <text:p>Bleeding_Diathesis</text:p>
          </table:table-cell>
          <table:table-cell table:style-name="ce10" office:value-type="string">
            <text:p>Bleeding diathesi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53];[$'Concept heirarchy position'.A$1:.I$629];3;0)" office:value-type="float" office:value="273">
            <text:p>273</text:p>
          </table:table-cell>
          <table:table-cell table:formula="of:=VLOOKUP([.D253];[$'Concept heirarchy position'.A$1:.I$629];2;0)" office:value-type="string" office:string-value="Bleeding diathesis">
            <text:p>Bleeding diathesis</text:p>
          </table:table-cell>
          <table:table-cell office:value-type="float" office:value="249">
            <text:p>249</text:p>
          </table:table-cell>
          <table:table-cell office:value-type="string">
            <text:p>Bleeding_Diathesis</text:p>
          </table:table-cell>
          <table:table-cell table:style-name="ce103" office:value-type="string">
            <text:p>Have you ever been diagnosed with a bleeding disorder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119" table:formula="of:=IF(([.E253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254];[$'Concept heirarchy position'.A$1:.I$629];3;0)" office:value-type="float" office:value="278">
            <text:p>278</text:p>
          </table:table-cell>
          <table:table-cell table:formula="of:=VLOOKUP([.D254];[$'Concept heirarchy position'.A$1:.I$629];2;0)" office:value-type="string" office:string-value="Other hematological disorder">
            <text:p>Other hematological disorder</text:p>
          </table:table-cell>
          <table:table-cell office:value-type="float" office:value="250">
            <text:p>250</text:p>
          </table:table-cell>
          <table:table-cell office:value-type="string">
            <text:p>Hematological_disorder_other</text:p>
          </table:table-cell>
          <table:table-cell table:style-name="ce10" office:value-type="string">
            <text:p>Other hematologic disorder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55];[$'Concept heirarchy position'.A$1:.I$629];3;0)" office:value-type="float" office:value="295">
            <text:p>295</text:p>
          </table:table-cell>
          <table:table-cell table:formula="of:=VLOOKUP([.D255];[$'Concept heirarchy position'.A$1:.I$629];2;0)" office:value-type="string" office:string-value="Organ transplant">
            <text:p>Organ transplant</text:p>
          </table:table-cell>
          <table:table-cell office:value-type="float" office:value="251">
            <text:p>251</text:p>
          </table:table-cell>
          <table:table-cell office:value-type="string">
            <text:p>Organ_Transplant</text:p>
          </table:table-cell>
          <table:table-cell table:style-name="ce10" office:value-type="string">
            <text:p>Organ transplan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56];[$'Concept heirarchy position'.A$1:.I$629];3;0)" office:value-type="float" office:value="295">
            <text:p>295</text:p>
          </table:table-cell>
          <table:table-cell table:formula="of:=VLOOKUP([.D256];[$'Concept heirarchy position'.A$1:.I$629];2;0)" office:value-type="string" office:string-value="Organ transplant">
            <text:p>Organ transplant</text:p>
          </table:table-cell>
          <table:table-cell office:value-type="float" office:value="252">
            <text:p>252</text:p>
          </table:table-cell>
          <table:table-cell office:value-type="string">
            <text:p>Organ_Transplant</text:p>
          </table:table-cell>
          <table:table-cell table:style-name="ce103" office:value-type="string">
            <text:p>Have you ever had an organ transplant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119" table:formula="of:=IF(([.E256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257];[$'Concept heirarchy position'.A$1:.I$629];3;0)" office:value-type="float" office:value="296">
            <text:p>296</text:p>
          </table:table-cell>
          <table:table-cell table:formula="of:=VLOOKUP([.D257];[$'Concept heirarchy position'.A$1:.I$629];2;0)" office:value-type="string" office:string-value="Other internal disease">
            <text:p>Other internal disease</text:p>
          </table:table-cell>
          <table:table-cell office:value-type="float" office:value="253">
            <text:p>253</text:p>
          </table:table-cell>
          <table:table-cell office:value-type="string">
            <text:p>Internal_Disease_Other</text:p>
          </table:table-cell>
          <table:table-cell table:style-name="ce10" office:value-type="string">
            <text:p>Other internal diseas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58];[$'Concept heirarchy position'.A$1:.I$629];3;0)" office:value-type="float" office:value="296">
            <text:p>296</text:p>
          </table:table-cell>
          <table:table-cell table:formula="of:=VLOOKUP([.D258];[$'Concept heirarchy position'.A$1:.I$629];2;0)" office:value-type="string" office:string-value="Other internal disease">
            <text:p>Other internal disease</text:p>
          </table:table-cell>
          <table:table-cell office:value-type="float" office:value="254">
            <text:p>254</text:p>
          </table:table-cell>
          <table:table-cell office:value-type="string">
            <text:p>Internal_Disease_Other</text:p>
          </table:table-cell>
          <table:table-cell table:style-name="ce103" office:value-type="string">
            <text:p>Do you have any other medical problems not already listed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119" table:formula="of:=IF(([.E258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259];[$'Concept heirarchy position'.A$1:.I$629];3;0)" office:value-type="float" office:value="297">
            <text:p>297</text:p>
          </table:table-cell>
          <table:table-cell table:formula="of:=VLOOKUP([.D259];[$'Concept heirarchy position'.A$1:.I$629];2;0)" office:value-type="string" office:string-value="Height(cm)">
            <text:p>Height(cm)</text:p>
          </table:table-cell>
          <table:table-cell office:value-type="float" office:value="255">
            <text:p>255</text:p>
          </table:table-cell>
          <table:table-cell office:value-type="string">
            <text:p>Height_measured</text:p>
          </table:table-cell>
          <table:table-cell table:style-name="ce10" office:value-type="string">
            <text:p>Height (cm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60];[$'Concept heirarchy position'.A$1:.I$629];3;0)" office:value-type="float" office:value="298">
            <text:p>298</text:p>
          </table:table-cell>
          <table:table-cell table:formula="of:=VLOOKUP([.D260];[$'Concept heirarchy position'.A$1:.I$629];2;0)" office:value-type="string" office:string-value="Weight(kg)">
            <text:p>Weight(kg)</text:p>
          </table:table-cell>
          <table:table-cell office:value-type="float" office:value="256">
            <text:p>256</text:p>
          </table:table-cell>
          <table:table-cell office:value-type="string">
            <text:p>Weight_measured</text:p>
          </table:table-cell>
          <table:table-cell table:style-name="ce10" office:value-type="string">
            <text:p>Weight(kg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61];[$'Concept heirarchy position'.A$1:.I$629];3;0)" office:value-type="float" office:value="299">
            <text:p>299</text:p>
          </table:table-cell>
          <table:table-cell table:formula="of:=VLOOKUP([.D261];[$'Concept heirarchy position'.A$1:.I$629];2;0)" office:value-type="string" office:string-value="BMI">
            <text:p>BMI</text:p>
          </table:table-cell>
          <table:table-cell office:value-type="float" office:value="257">
            <text:p>257</text:p>
          </table:table-cell>
          <table:table-cell table:style-name="ce10" office:value-type="string">
            <text:p>BMI</text:p>
          </table:table-cell>
          <table:table-cell table:style-name="ce10" office:value-type="string">
            <text:p>BMI (calculated)</text:p>
          </table:table-cell>
          <table:table-cell/>
          <table:table-cell table:style-name="ce117" office:value-type="string">
            <text:p>Calculated</text:p>
          </table:table-cell>
          <table:table-cell table:number-columns-repeated="6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 office:value-type="string">
            <text:p>Weight_measured / (Height_measured/100)^2</text:p>
          </table:table-cell>
          <table:table-cell table:number-columns-repeated="1007"/>
        </table:table-row>
        <table:table-row table:style-name="ro12">
          <table:table-cell table:formula="of:=VLOOKUP([.D262];[$'Concept heirarchy position'.A$1:.I$629];3;0)" office:value-type="float" office:value="300">
            <text:p>300</text:p>
          </table:table-cell>
          <table:table-cell table:formula="of:=VLOOKUP([.D262];[$'Concept heirarchy position'.A$1:.I$629];2;0)" office:value-type="string" office:string-value="BSA">
            <text:p>BSA</text:p>
          </table:table-cell>
          <table:table-cell office:value-type="float" office:value="258">
            <text:p>258</text:p>
          </table:table-cell>
          <table:table-cell table:style-name="ce10" office:value-type="string">
            <text:p>BSA</text:p>
          </table:table-cell>
          <table:table-cell table:style-name="ce10" office:value-type="string">
            <text:p>Body surface area (calculated)</text:p>
          </table:table-cell>
          <table:table-cell/>
          <table:table-cell table:style-name="ce117" office:value-type="string">
            <text:p>Calculated</text:p>
          </table:table-cell>
          <table:table-cell table:number-columns-repeated="6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 office:value-type="string">
            <text:p>SQRT <text:s/>( (Height_measured * Weight_measured) / 3600 )</text:p>
          </table:table-cell>
          <table:table-cell table:number-columns-repeated="1007"/>
        </table:table-row>
        <table:table-row table:style-name="ro12">
          <table:table-cell table:formula="of:=VLOOKUP([.D263];[$'Concept heirarchy position'.A$1:.I$629];3;0)" office:value-type="float" office:value="301">
            <text:p>301</text:p>
          </table:table-cell>
          <table:table-cell table:formula="of:=VLOOKUP([.D263];[$'Concept heirarchy position'.A$1:.I$629];2;0)" office:value-type="string" office:string-value="HR">
            <text:p>HR</text:p>
          </table:table-cell>
          <table:table-cell office:value-type="float" office:value="259">
            <text:p>259</text:p>
          </table:table-cell>
          <table:table-cell office:value-type="string">
            <text:p>Heart_rate</text:p>
          </table:table-cell>
          <table:table-cell table:style-name="ce10" office:value-type="string">
            <text:p>Pulse Rat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64];[$'Concept heirarchy position'.A$1:.I$629];3;0)" office:value-type="float" office:value="302">
            <text:p>302</text:p>
          </table:table-cell>
          <table:table-cell table:formula="of:=VLOOKUP([.D264];[$'Concept heirarchy position'.A$1:.I$629];2;0)" office:value-type="string" office:string-value="BP systolic">
            <text:p>BP systolic</text:p>
          </table:table-cell>
          <table:table-cell office:value-type="float" office:value="260">
            <text:p>260</text:p>
          </table:table-cell>
          <table:table-cell office:value-type="string">
            <text:p>BP_Systolic</text:p>
          </table:table-cell>
          <table:table-cell table:style-name="ce10" office:value-type="string">
            <text:p>Systolic BP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65];[$'Concept heirarchy position'.A$1:.I$629];3;0)" office:value-type="float" office:value="303">
            <text:p>303</text:p>
          </table:table-cell>
          <table:table-cell table:formula="of:=VLOOKUP([.D265];[$'Concept heirarchy position'.A$1:.I$629];2;0)" office:value-type="string" office:string-value="BP diastolic">
            <text:p>BP diastolic</text:p>
          </table:table-cell>
          <table:table-cell office:value-type="float" office:value="261">
            <text:p>261</text:p>
          </table:table-cell>
          <table:table-cell office:value-type="string">
            <text:p>BP_Diastolic</text:p>
          </table:table-cell>
          <table:table-cell table:style-name="ce10" office:value-type="string">
            <text:p>Diastolic BP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integer</text:p>
          </table:table-cell>
          <table:table-cell table:number-columns-repeated="6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66];[$'Concept heirarchy position'.A$1:.I$629];3;0)" office:value-type="float" office:value="304">
            <text:p>304</text:p>
          </table:table-cell>
          <table:table-cell table:formula="of:=VLOOKUP([.D266];[$'Concept heirarchy position'.A$1:.I$629];2;0)" office:value-type="string" office:string-value="Mean BP">
            <text:p>Mean BP</text:p>
          </table:table-cell>
          <table:table-cell office:value-type="float" office:value="262">
            <text:p>262</text:p>
          </table:table-cell>
          <table:table-cell office:value-type="string">
            <text:p>BP_Mean</text:p>
          </table:table-cell>
          <table:table-cell table:style-name="ce10" office:value-type="string">
            <text:p>Mean BP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67];[$'Concept heirarchy position'.A$1:.I$629];3;0)" office:value-type="float" office:value="306">
            <text:p>306</text:p>
          </table:table-cell>
          <table:table-cell table:formula="of:=VLOOKUP([.D267];[$'Concept heirarchy position'.A$1:.I$629];2;0)" office:value-type="string" office:string-value="FiO2">
            <text:p>FiO2</text:p>
          </table:table-cell>
          <table:table-cell office:value-type="float" office:value="263">
            <text:p>263</text:p>
          </table:table-cell>
          <table:table-cell office:value-type="string">
            <text:p>Inspired_O2</text:p>
          </table:table-cell>
          <table:table-cell table:style-name="ce10" office:value-type="string">
            <text:p>Inspired oxygen percentag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7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68];[$'Concept heirarchy position'.A$1:.I$629];3;0)" office:value-type="float" office:value="307">
            <text:p>307</text:p>
          </table:table-cell>
          <table:table-cell table:formula="of:=VLOOKUP([.D268];[$'Concept heirarchy position'.A$1:.I$629];2;0)" office:value-type="string" office:string-value="SpO2">
            <text:p>SpO2</text:p>
          </table:table-cell>
          <table:table-cell office:value-type="float" office:value="264">
            <text:p>264</text:p>
          </table:table-cell>
          <table:table-cell office:value-type="string">
            <text:p>Oxygen_Saturation</text:p>
          </table:table-cell>
          <table:table-cell table:style-name="ce10" office:value-type="string">
            <text:p>Oxygen saturation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7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69];[$'Concept heirarchy position'.A$1:.I$629];3;0)" office:value-type="float" office:value="310">
            <text:p>310</text:p>
          </table:table-cell>
          <table:table-cell table:formula="of:=VLOOKUP([.D269];[$'Concept heirarchy position'.A$1:.I$629];2;0)" office:value-type="string" office:string-value="Poor nutrition">
            <text:p>Poor nutrition</text:p>
          </table:table-cell>
          <table:table-cell office:value-type="float" office:value="265">
            <text:p>265</text:p>
          </table:table-cell>
          <table:table-cell office:value-type="string">
            <text:p>Poor_nutrition</text:p>
          </table:table-cell>
          <table:table-cell table:style-name="ce10" office:value-type="string">
            <text:p>Poor nutritional status</text:p>
          </table:table-cell>
          <table:table-cell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70];[$'Concept heirarchy position'.A$1:.I$629];3;0)" office:value-type="float" office:value="316">
            <text:p>316</text:p>
          </table:table-cell>
          <table:table-cell table:formula="of:=VLOOKUP([.D270];[$'Concept heirarchy position'.A$1:.I$629];2;0)" office:value-type="string" office:string-value="Heart auscultation">
            <text:p>Heart auscultation</text:p>
          </table:table-cell>
          <table:table-cell office:value-type="float" office:value="266">
            <text:p>266</text:p>
          </table:table-cell>
          <table:table-cell office:value-type="string">
            <text:p>Heart_auscultation</text:p>
          </table:table-cell>
          <table:table-cell table:style-name="ce10" office:value-type="string">
            <text:p>Heart auscult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Normal_or_not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Abnormal</text:p>
          </table:table-cell>
          <table:table-cell table:style-name="ce10" table:number-columns-repeated="2"/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71];[$'Concept heirarchy position'.A$1:.I$629];3;0)" office:value-type="float" office:value="317">
            <text:p>317</text:p>
          </table:table-cell>
          <table:table-cell table:formula="of:=VLOOKUP([.D271];[$'Concept heirarchy position'.A$1:.I$629];2;0)" office:value-type="string" office:string-value="Lung auscultation">
            <text:p>Lung auscultation</text:p>
          </table:table-cell>
          <table:table-cell office:value-type="float" office:value="267">
            <text:p>267</text:p>
          </table:table-cell>
          <table:table-cell office:value-type="string">
            <text:p>Lung_auscultation</text:p>
          </table:table-cell>
          <table:table-cell table:style-name="ce10" office:value-type="string">
            <text:p>Lung auscul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Normal_or_not</text:p>
          </table:table-cell>
          <table:table-cell/>
          <table:table-cell table:style-name="ce10" office:value-type="string">
            <text:p>Y</text:p>
          </table:table-cell>
          <table:table-cell table:style-name="ce104" office:value-type="string">
            <text:p>Abnormal</text:p>
          </table:table-cell>
          <table:table-cell table:style-name="ce104" table:number-columns-repeated="2"/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72];[$'Concept heirarchy position'.A$1:.I$629];3;0)" office:value-type="float" office:value="318">
            <text:p>318</text:p>
          </table:table-cell>
          <table:table-cell table:formula="of:=VLOOKUP([.D272];[$'Concept heirarchy position'.A$1:.I$629];2;0)" office:value-type="string" office:string-value="RASS">
            <text:p>RASS</text:p>
          </table:table-cell>
          <table:table-cell office:value-type="float" office:value="268">
            <text:p>268</text:p>
          </table:table-cell>
          <table:table-cell office:value-type="string">
            <text:p>Ramsey_agitation_sedation_score</text:p>
          </table:table-cell>
          <table:table-cell table:style-name="ce10" office:value-type="string">
            <text:p>Richmond Agitation Sedation Scale (RASS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RASS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73];[$'Concept heirarchy position'.A$1:.I$629];3;0)" office:value-type="float" office:value="319">
            <text:p>319</text:p>
          </table:table-cell>
          <table:table-cell table:formula="of:=VLOOKUP([.D273];[$'Concept heirarchy position'.A$1:.I$629];2;0)" office:value-type="string" office:string-value="GCS 15">
            <text:p>GCS 15</text:p>
          </table:table-cell>
          <table:table-cell office:value-type="float" office:value="269">
            <text:p>269</text:p>
          </table:table-cell>
          <table:table-cell office:value-type="string">
            <text:p>Glasgow_Coma_Score_is_15</text:p>
          </table:table-cell>
          <table:table-cell table:style-name="ce10" office:value-type="string">
            <text:p>GCS = 15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74];[$'Concept heirarchy position'.A$1:.I$629];3;0)" office:value-type="float" office:value="323">
            <text:p>323</text:p>
          </table:table-cell>
          <table:table-cell table:formula="of:=VLOOKUP([.D274];[$'Concept heirarchy position'.A$1:.I$629];2;0)" office:value-type="string" office:string-value="GCS">
            <text:p>GCS</text:p>
          </table:table-cell>
          <table:table-cell office:value-type="float" office:value="270">
            <text:p>270</text:p>
          </table:table-cell>
          <table:table-cell office:value-type="string">
            <text:p>Glasgow_Coma_Score</text:p>
          </table:table-cell>
          <table:table-cell table:style-name="ce10" office:value-type="string">
            <text:p>GCS (Caclulated)</text:p>
          </table:table-cell>
          <table:table-cell/>
          <table:table-cell table:style-name="ce117" office:value-type="string">
            <text:p>Calculated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 office:value-type="string">
            <text:p>calculated GCS_E + GCS_V + GCS_M</text:p>
          </table:table-cell>
          <table:table-cell table:number-columns-repeated="1007"/>
        </table:table-row>
        <table:table-row table:style-name="ro14">
          <table:table-cell table:formula="of:=VLOOKUP([.D275];[$'Concept heirarchy position'.A$1:.I$629];3;0)" office:value-type="float" office:value="324">
            <text:p>324</text:p>
          </table:table-cell>
          <table:table-cell table:formula="of:=VLOOKUP([.D275];[$'Concept heirarchy position'.A$1:.I$629];2;0)" office:value-type="string" office:string-value="History of difficult intubation">
            <text:p>History of difficult intubation</text:p>
          </table:table-cell>
          <table:table-cell office:value-type="float" office:value="271">
            <text:p>271</text:p>
          </table:table-cell>
          <table:table-cell table:style-name="ce2" office:value-type="string">
            <text:p>History_of_difficult_intubation</text:p>
          </table:table-cell>
          <table:table-cell table:style-name="ce10" office:value-type="string">
            <text:p>History of difficult intub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4">
          <table:table-cell table:formula="of:=VLOOKUP([.D276];[$'Concept heirarchy position'.A$1:.I$629];3;0)" office:value-type="float" office:value="324">
            <text:p>324</text:p>
          </table:table-cell>
          <table:table-cell table:formula="of:=VLOOKUP([.D276];[$'Concept heirarchy position'.A$1:.I$629];2;0)" office:value-type="string" office:string-value="History of difficult intubation">
            <text:p>History of difficult intubation</text:p>
          </table:table-cell>
          <table:table-cell office:value-type="float" office:value="272">
            <text:p>272</text:p>
          </table:table-cell>
          <table:table-cell table:style-name="ce2" office:value-type="string">
            <text:p>History_of_difficult_intubation</text:p>
          </table:table-cell>
          <table:table-cell table:style-name="ce103" office:value-type="string">
            <text:p>Has an anesthetist ever told you that that it is difficult to put a tube in your windpipe or that you have a difficult airway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119" table:formula="of:=IF(([.E276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277];[$'Concept heirarchy position'.A$1:.I$629];3;0)" office:value-type="float" office:value="326">
            <text:p>326</text:p>
          </table:table-cell>
          <table:table-cell table:formula="of:=VLOOKUP([.D277];[$'Concept heirarchy position'.A$1:.I$629];2;0)" office:value-type="string" office:string-value="Mallampati">
            <text:p>Mallampati</text:p>
          </table:table-cell>
          <table:table-cell office:value-type="float" office:value="273">
            <text:p>273</text:p>
          </table:table-cell>
          <table:table-cell office:value-type="string">
            <text:p>Mallampati_unspecified</text:p>
          </table:table-cell>
          <table:table-cell table:style-name="ce10" office:value-type="string">
            <text:p>Mallampati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Mallampati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78];[$'Concept heirarchy position'.A$1:.I$629];3;0)" office:value-type="float" office:value="329">
            <text:p>329</text:p>
          </table:table-cell>
          <table:table-cell table:formula="of:=VLOOKUP([.D278];[$'Concept heirarchy position'.A$1:.I$629];2;0)" office:value-type="string" office:string-value="Neck extension">
            <text:p>Neck extension</text:p>
          </table:table-cell>
          <table:table-cell office:value-type="float" office:value="274">
            <text:p>274</text:p>
          </table:table-cell>
          <table:table-cell table:style-name="ce2" office:value-type="string">
            <text:p>Wilson_Neck_extension</text:p>
          </table:table-cell>
          <table:table-cell table:style-name="ce10" office:value-type="string">
            <text:p>Neck extension for Wilson scor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Wilson_Neck_extensio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5">
          <table:table-cell table:formula="of:=VLOOKUP([.D279];[$'Concept heirarchy position'.A$1:.I$629];3;0)" office:value-type="float" office:value="330">
            <text:p>330</text:p>
          </table:table-cell>
          <table:table-cell table:formula="of:=VLOOKUP([.D279];[$'Concept heirarchy position'.A$1:.I$629];2;0)" office:value-type="string" office:string-value="Mouth opening / Jaw protrusion (for Wilson Score)">
            <text:p>Mouth opening / Jaw protrusion (for Wilson Score)</text:p>
          </table:table-cell>
          <table:table-cell office:value-type="float" office:value="275">
            <text:p>275</text:p>
          </table:table-cell>
          <table:table-cell table:style-name="ce2" office:value-type="string">
            <text:p>Wilson_Score_Mouth_opening_Jaw_protrusion</text:p>
          </table:table-cell>
          <table:table-cell table:style-name="ce10" office:value-type="string">
            <text:p>Jaw movement for Wilson Scor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Wilson_Jaw_movement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4">
          <table:table-cell table:formula="of:=VLOOKUP([.D280];[$'Concept heirarchy position'.A$1:.I$629];3;0)" office:value-type="float" office:value="331">
            <text:p>331</text:p>
          </table:table-cell>
          <table:table-cell table:formula="of:=VLOOKUP([.D280];[$'Concept heirarchy position'.A$1:.I$629];2;0)" office:value-type="string" office:string-value="Mouth opening">
            <text:p>Mouth opening</text:p>
          </table:table-cell>
          <table:table-cell office:value-type="float" office:value="276">
            <text:p>276</text:p>
          </table:table-cell>
          <table:table-cell table:style-name="ce2" office:value-type="string">
            <text:p>Mouth_Opening</text:p>
          </table:table-cell>
          <table:table-cell table:style-name="ce10" office:value-type="string">
            <text:p>Mouth opening decreased?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81];[$'Concept heirarchy position'.A$1:.I$629];3;0)" office:value-type="float" office:value="332">
            <text:p>332</text:p>
          </table:table-cell>
          <table:table-cell table:formula="of:=VLOOKUP([.D281];[$'Concept heirarchy position'.A$1:.I$629];2;0)" office:value-type="string" office:string-value="Short thyromental distance">
            <text:p>Short thyromental distance</text:p>
          </table:table-cell>
          <table:table-cell office:value-type="float" office:value="277">
            <text:p>277</text:p>
          </table:table-cell>
          <table:table-cell office:value-type="string">
            <text:p>Short_thyromental_distance</text:p>
          </table:table-cell>
          <table:table-cell table:style-name="ce10" office:value-type="string">
            <text:p>Decreased thyromental distance (&lt; 6cm or short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4">
          <table:table-cell table:formula="of:=VLOOKUP([.D282];[$'Concept heirarchy position'.A$1:.I$629];3;0)" office:value-type="float" office:value="335">
            <text:p>335</text:p>
          </table:table-cell>
          <table:table-cell table:formula="of:=VLOOKUP([.D282];[$'Concept heirarchy position'.A$1:.I$629];2;0)" office:value-type="string" office:string-value="Dentition">
            <text:p>Dentition</text:p>
          </table:table-cell>
          <table:table-cell office:value-type="float" office:value="278">
            <text:p>278</text:p>
          </table:table-cell>
          <table:table-cell table:style-name="ce2" office:value-type="string">
            <text:p>Dentition</text:p>
          </table:table-cell>
          <table:table-cell table:style-name="ce10" office:value-type="string">
            <text:p>Dental examin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Dental_status</text:p>
          </table:table-cell>
          <table:table-cell/>
          <table:table-cell office:value-type="string">
            <text:p>Y</text:p>
          </table:table-cell>
          <table:table-cell office:value-type="string">
            <text:p>!= Normal</text:p>
          </table:table-cell>
          <table:table-cell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83];[$'Concept heirarchy position'.A$1:.I$629];3;0)" office:value-type="float" office:value="336">
            <text:p>336</text:p>
          </table:table-cell>
          <table:table-cell table:formula="of:=VLOOKUP([.D283];[$'Concept heirarchy position'.A$1:.I$629];2;0)" office:value-type="string" office:string-value="Receding mandible">
            <text:p>Receding mandible</text:p>
          </table:table-cell>
          <table:table-cell office:value-type="float" office:value="279">
            <text:p>279</text:p>
          </table:table-cell>
          <table:table-cell table:style-name="ce2" office:value-type="string">
            <text:p>Receding_mandible</text:p>
          </table:table-cell>
          <table:table-cell table:style-name="ce10" office:value-type="string">
            <text:p>Receding mandible (Wilson score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Wilson_receding_mandible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4">
          <table:table-cell table:formula="of:=VLOOKUP([.D284];[$'Concept heirarchy position'.A$1:.I$629];3;0)" office:value-type="float" office:value="339">
            <text:p>339</text:p>
          </table:table-cell>
          <table:table-cell table:formula="of:=VLOOKUP([.D284];[$'Concept heirarchy position'.A$1:.I$629];2;0)" office:value-type="string" office:string-value="Upper airway obstuction">
            <text:p>Upper airway obstuction</text:p>
          </table:table-cell>
          <table:table-cell office:value-type="float" office:value="280">
            <text:p>280</text:p>
          </table:table-cell>
          <table:table-cell table:style-name="ce2" office:value-type="string">
            <text:p>Upper_airway_obstruction</text:p>
          </table:table-cell>
          <table:table-cell table:style-name="ce10" office:value-type="string">
            <text:p>Upper airway obstruc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4">
          <table:table-cell table:formula="of:=VLOOKUP([.D285];[$'Concept heirarchy position'.A$1:.I$629];3;0)" office:value-type="float" office:value="0">
            <text:p>#N/A</text:p>
          </table:table-cell>
          <table:table-cell table:formula="of:=VLOOKUP([.D285];[$'Concept heirarchy position'.A$1:.I$629];2;0)" office:value-type="float" office:value="0">
            <text:p>#N/A</text:p>
          </table:table-cell>
          <table:table-cell office:value-type="float" office:value="281">
            <text:p>281</text:p>
          </table:table-cell>
          <table:table-cell table:style-name="ce2" office:value-type="string">
            <text:p>Upper_airway _infection</text:p>
          </table:table-cell>
          <table:table-cell table:style-name="ce10" office:value-type="string">
            <text:p>Upper Airway Infec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4">
          <table:table-cell table:formula="of:=VLOOKUP([.D286];[$'Concept heirarchy position'.A$1:.I$629];3;0)" office:value-type="float" office:value="344">
            <text:p>344</text:p>
          </table:table-cell>
          <table:table-cell table:formula="of:=VLOOKUP([.D286];[$'Concept heirarchy position'.A$1:.I$629];2;0)" office:value-type="string" office:string-value="High arched palate">
            <text:p>High arched palate</text:p>
          </table:table-cell>
          <table:table-cell office:value-type="float" office:value="282">
            <text:p>282</text:p>
          </table:table-cell>
          <table:table-cell table:style-name="ce2" office:value-type="string">
            <text:p>High_arched_palate</text:p>
          </table:table-cell>
          <table:table-cell table:style-name="ce10" office:value-type="string">
            <text:p>High arched palat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87];[$'Concept heirarchy position'.A$1:.I$629];3;0)" office:value-type="float" office:value="345">
            <text:p>345</text:p>
          </table:table-cell>
          <table:table-cell table:formula="of:=VLOOKUP([.D287];[$'Concept heirarchy position'.A$1:.I$629];2;0)" office:value-type="string" office:string-value="Protruding incisors">
            <text:p>Protruding incisors</text:p>
          </table:table-cell>
          <table:table-cell office:value-type="float" office:value="283">
            <text:p>283</text:p>
          </table:table-cell>
          <table:table-cell table:style-name="ce2" office:value-type="string">
            <text:p>Protruding_incisors</text:p>
          </table:table-cell>
          <table:table-cell table:style-name="ce10" office:value-type="string">
            <text:p>Protruding maxillary incisors (Wilson score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Wilson_protruding_incisors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4">
          <table:table-cell table:formula="of:=VLOOKUP([.D288];[$'Concept heirarchy position'.A$1:.I$629];3;0)" office:value-type="float" office:value="346">
            <text:p>346</text:p>
          </table:table-cell>
          <table:table-cell table:formula="of:=VLOOKUP([.D288];[$'Concept heirarchy position'.A$1:.I$629];2;0)" office:value-type="string" office:string-value="Craniofacial abnormality">
            <text:p>Craniofacial abnormality</text:p>
          </table:table-cell>
          <table:table-cell office:value-type="float" office:value="284">
            <text:p>284</text:p>
          </table:table-cell>
          <table:table-cell table:style-name="ce2" office:value-type="string">
            <text:p>Craniofacial_abnormality</text:p>
          </table:table-cell>
          <table:table-cell table:style-name="ce10" office:value-type="string">
            <text:p>Craniofacial abnormaliti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4">
          <table:table-cell table:formula="of:=VLOOKUP([.D289];[$'Concept heirarchy position'.A$1:.I$629];3;0)" office:value-type="float" office:value="347">
            <text:p>347</text:p>
          </table:table-cell>
          <table:table-cell table:formula="of:=VLOOKUP([.D289];[$'Concept heirarchy position'.A$1:.I$629];2;0)" office:value-type="string" office:string-value="Other airway comments">
            <text:p>Other airway comments</text:p>
          </table:table-cell>
          <table:table-cell office:value-type="float" office:value="285">
            <text:p>285</text:p>
          </table:table-cell>
          <table:table-cell table:style-name="ce2" office:value-type="string">
            <text:p>Airway_comment_other</text:p>
          </table:table-cell>
          <table:table-cell table:style-name="ce10" office:value-type="string">
            <text:p>Other airway comment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Text_box</text:p>
          </table:table-cell>
          <table:table-cell/>
          <table:table-cell table:style-name="ce10" office:value-type="float" office:value="65535">
            <text:p>65535</text:p>
          </table:table-cell>
          <table:table-cell table:number-columns-repeated="5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90];[$'Concept heirarchy position'.A$1:.I$629];3;0)" office:value-type="float" office:value="349">
            <text:p>349</text:p>
          </table:table-cell>
          <table:table-cell table:formula="of:=VLOOKUP([.D290];[$'Concept heirarchy position'.A$1:.I$629];2;0)" office:value-type="string" office:string-value="Other investigations required">
            <text:p>Other investigations required</text:p>
          </table:table-cell>
          <table:table-cell office:value-type="float" office:value="286">
            <text:p>286</text:p>
          </table:table-cell>
          <table:table-cell office:value-type="string">
            <text:p>Investigations_Ordered_Required</text:p>
          </table:table-cell>
          <table:table-cell table:style-name="ce10" office:value-type="string">
            <text:p>Other investigations required?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91];[$'Concept heirarchy position'.A$1:.I$629];3;0)" office:value-type="float" office:value="350">
            <text:p>350</text:p>
          </table:table-cell>
          <table:table-cell table:formula="of:=VLOOKUP([.D291];[$'Concept heirarchy position'.A$1:.I$629];2;0)" office:value-type="string" office:string-value="Blood results available">
            <text:p>Blood results available</text:p>
          </table:table-cell>
          <table:table-cell office:value-type="float" office:value="287">
            <text:p>287</text:p>
          </table:table-cell>
          <table:table-cell office:value-type="string">
            <text:p>Investigations_Lab_Results</text:p>
          </table:table-cell>
          <table:table-cell table:style-name="ce10" office:value-type="string">
            <text:p>Lab results availabl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92];[$'Concept heirarchy position'.A$1:.I$629];3;0)" office:value-type="float" office:value="351">
            <text:p>351</text:p>
          </table:table-cell>
          <table:table-cell table:formula="of:=VLOOKUP([.D292];[$'Concept heirarchy position'.A$1:.I$629];2;0)" office:value-type="string" office:string-value="Blood test in last year">
            <text:p>Blood test in last year</text:p>
          </table:table-cell>
          <table:table-cell office:value-type="float" office:value="288">
            <text:p>288</text:p>
          </table:table-cell>
          <table:table-cell office:value-type="string">
            <text:p>Investigations_Lab_Results_One_Year</text:p>
          </table:table-cell>
          <table:table-cell table:style-name="ce103" office:value-type="string">
            <text:p>Have you had blood tests in the last year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292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293];[$'Concept heirarchy position'.A$1:.I$629];3;0)" office:value-type="float" office:value="352">
            <text:p>352</text:p>
          </table:table-cell>
          <table:table-cell table:formula="of:=VLOOKUP([.D293];[$'Concept heirarchy position'.A$1:.I$629];2;0)" office:value-type="string" office:string-value="Lab results date">
            <text:p>Lab results date</text:p>
          </table:table-cell>
          <table:table-cell office:value-type="float" office:value="289">
            <text:p>289</text:p>
          </table:table-cell>
          <table:table-cell office:value-type="string">
            <text:p>Investigations_Lab_Results_Date</text:p>
          </table:table-cell>
          <table:table-cell table:style-name="ce10" office:value-type="string">
            <text:p>Lab resuts date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94];[$'Concept heirarchy position'.A$1:.I$629];3;0)" office:value-type="float" office:value="353">
            <text:p>353</text:p>
          </table:table-cell>
          <table:table-cell table:formula="of:=VLOOKUP([.D294];[$'Concept heirarchy position'.A$1:.I$629];2;0)" office:value-type="string" office:string-value="Hb">
            <text:p>Hb</text:p>
          </table:table-cell>
          <table:table-cell office:value-type="float" office:value="290">
            <text:p>290</text:p>
          </table:table-cell>
          <table:table-cell office:value-type="string">
            <text:p>Investigations_Lab_Results_Hb</text:p>
          </table:table-cell>
          <table:table-cell table:style-name="ce10" office:value-type="string">
            <text:p>Hb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95];[$'Concept heirarchy position'.A$1:.I$629];3;0)" office:value-type="float" office:value="354">
            <text:p>354</text:p>
          </table:table-cell>
          <table:table-cell table:formula="of:=VLOOKUP([.D295];[$'Concept heirarchy position'.A$1:.I$629];2;0)" office:value-type="string" office:string-value="Platelets">
            <text:p>Platelets</text:p>
          </table:table-cell>
          <table:table-cell office:value-type="float" office:value="291">
            <text:p>291</text:p>
          </table:table-cell>
          <table:table-cell office:value-type="string">
            <text:p>Investigations_Lab_Results_Plt</text:p>
          </table:table-cell>
          <table:table-cell table:style-name="ce10" office:value-type="string">
            <text:p>Platelets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Numb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96];[$'Concept heirarchy position'.A$1:.I$629];3;0)" office:value-type="float" office:value="355">
            <text:p>355</text:p>
          </table:table-cell>
          <table:table-cell table:formula="of:=VLOOKUP([.D296];[$'Concept heirarchy position'.A$1:.I$629];2;0)" office:value-type="string" office:string-value="INR">
            <text:p>INR</text:p>
          </table:table-cell>
          <table:table-cell office:value-type="float" office:value="292">
            <text:p>292</text:p>
          </table:table-cell>
          <table:table-cell office:value-type="string">
            <text:p>Investigations_Lab_Results_INR</text:p>
          </table:table-cell>
          <table:table-cell table:style-name="ce10" office:value-type="string">
            <text:p>INR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97];[$'Concept heirarchy position'.A$1:.I$629];3;0)" office:value-type="float" office:value="356">
            <text:p>356</text:p>
          </table:table-cell>
          <table:table-cell table:formula="of:=VLOOKUP([.D297];[$'Concept heirarchy position'.A$1:.I$629];2;0)" office:value-type="string" office:string-value="PT">
            <text:p>PT</text:p>
          </table:table-cell>
          <table:table-cell office:value-type="float" office:value="293">
            <text:p>293</text:p>
          </table:table-cell>
          <table:table-cell office:value-type="string">
            <text:p>Investigations_Lab_Results_PT</text:p>
          </table:table-cell>
          <table:table-cell table:style-name="ce10" office:value-type="string">
            <text:p>Prothrombin time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Numb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98];[$'Concept heirarchy position'.A$1:.I$629];3;0)" office:value-type="float" office:value="357">
            <text:p>357</text:p>
          </table:table-cell>
          <table:table-cell table:formula="of:=VLOOKUP([.D298];[$'Concept heirarchy position'.A$1:.I$629];2;0)" office:value-type="string" office:string-value="aPTT">
            <text:p>aPTT</text:p>
          </table:table-cell>
          <table:table-cell office:value-type="float" office:value="294">
            <text:p>294</text:p>
          </table:table-cell>
          <table:table-cell office:value-type="string">
            <text:p>Investigations_Lab_Results_aPTT</text:p>
          </table:table-cell>
          <table:table-cell table:style-name="ce10" office:value-type="string">
            <text:p>aPTT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Integer</text:p>
          </table:table-cell>
          <table:table-cell table:number-columns-repeated="6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99];[$'Concept heirarchy position'.A$1:.I$629];3;0)" office:value-type="float" office:value="358">
            <text:p>358</text:p>
          </table:table-cell>
          <table:table-cell table:formula="of:=VLOOKUP([.D299];[$'Concept heirarchy position'.A$1:.I$629];2;0)" office:value-type="string" office:string-value="Na">
            <text:p>Na</text:p>
          </table:table-cell>
          <table:table-cell office:value-type="float" office:value="295">
            <text:p>295</text:p>
          </table:table-cell>
          <table:table-cell office:value-type="string">
            <text:p>Investigations_Lab_Results_Sodium</text:p>
          </table:table-cell>
          <table:table-cell table:style-name="ce10" office:value-type="string">
            <text:p>Sodium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Numb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00];[$'Concept heirarchy position'.A$1:.I$629];3;0)" office:value-type="float" office:value="359">
            <text:p>359</text:p>
          </table:table-cell>
          <table:table-cell table:formula="of:=VLOOKUP([.D300];[$'Concept heirarchy position'.A$1:.I$629];2;0)" office:value-type="string" office:string-value="K">
            <text:p>K</text:p>
          </table:table-cell>
          <table:table-cell office:value-type="float" office:value="296">
            <text:p>296</text:p>
          </table:table-cell>
          <table:table-cell office:value-type="string">
            <text:p>Investigations_Lab_Results_Potassium</text:p>
          </table:table-cell>
          <table:table-cell table:style-name="ce10" office:value-type="string">
            <text:p>Potassium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Number</text:p>
          </table:table-cell>
          <table:table-cell table:number-columns-repeated="7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01];[$'Concept heirarchy position'.A$1:.I$629];3;0)" office:value-type="float" office:value="360">
            <text:p>360</text:p>
          </table:table-cell>
          <table:table-cell table:formula="of:=VLOOKUP([.D301];[$'Concept heirarchy position'.A$1:.I$629];2;0)" office:value-type="string" office:string-value="HCO3">
            <text:p>HCO3</text:p>
          </table:table-cell>
          <table:table-cell office:value-type="float" office:value="297">
            <text:p>297</text:p>
          </table:table-cell>
          <table:table-cell office:value-type="string">
            <text:p>Investigations_Lab_Results_HCO3</text:p>
          </table:table-cell>
          <table:table-cell table:style-name="ce10" office:value-type="string">
            <text:p>HCO3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02];[$'Concept heirarchy position'.A$1:.I$629];3;0)" office:value-type="float" office:value="361">
            <text:p>361</text:p>
          </table:table-cell>
          <table:table-cell table:formula="of:=VLOOKUP([.D302];[$'Concept heirarchy position'.A$1:.I$629];2;0)" office:value-type="string" office:string-value="Urea">
            <text:p>Urea</text:p>
          </table:table-cell>
          <table:table-cell office:value-type="float" office:value="298">
            <text:p>298</text:p>
          </table:table-cell>
          <table:table-cell office:value-type="string">
            <text:p>Investigations_Lab_Results_Urea</text:p>
          </table:table-cell>
          <table:table-cell table:style-name="ce10" office:value-type="string">
            <text:p>Urea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Numb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03];[$'Concept heirarchy position'.A$1:.I$629];3;0)" office:value-type="float" office:value="362">
            <text:p>362</text:p>
          </table:table-cell>
          <table:table-cell table:formula="of:=VLOOKUP([.D303];[$'Concept heirarchy position'.A$1:.I$629];2;0)" office:value-type="string" office:string-value="Creatinine">
            <text:p>Creatinine</text:p>
          </table:table-cell>
          <table:table-cell office:value-type="float" office:value="299">
            <text:p>299</text:p>
          </table:table-cell>
          <table:table-cell office:value-type="string">
            <text:p>Investigations_Lab_Results_Creatinine</text:p>
          </table:table-cell>
          <table:table-cell table:style-name="ce10" office:value-type="string">
            <text:p>Creatinine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04];[$'Concept heirarchy position'.A$1:.I$629];3;0)" office:value-type="float" office:value="363">
            <text:p>363</text:p>
          </table:table-cell>
          <table:table-cell table:formula="of:=VLOOKUP([.D304];[$'Concept heirarchy position'.A$1:.I$629];2;0)" office:value-type="float" office:value="0">
            <text:p/>
          </table:table-cell>
          <table:table-cell office:value-type="float" office:value="300">
            <text:p>300</text:p>
          </table:table-cell>
          <table:table-cell office:value-type="string">
            <text:p>Investigations_Lab_Results_Creatinine_Units</text:p>
          </table:table-cell>
          <table:table-cell table:style-name="ce10" office:value-type="string">
            <text:p>Creatinine units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Creatinine units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05];[$'Concept heirarchy position'.A$1:.I$629];3;0)" office:value-type="float" office:value="364">
            <text:p>364</text:p>
          </table:table-cell>
          <table:table-cell table:formula="of:=VLOOKUP([.D305];[$'Concept heirarchy position'.A$1:.I$629];2;0)" office:value-type="string" office:string-value="Albumin">
            <text:p>Albumin</text:p>
          </table:table-cell>
          <table:table-cell office:value-type="float" office:value="301">
            <text:p>301</text:p>
          </table:table-cell>
          <table:table-cell table:style-name="ce10" office:value-type="string">
            <text:p>Investigations_Lab_Results_Albumin</text:p>
          </table:table-cell>
          <table:table-cell table:style-name="ce10" office:value-type="string">
            <text:p>Albumin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Integer</text:p>
          </table:table-cell>
          <table:table-cell table:number-columns-repeated="6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06];[$'Concept heirarchy position'.A$1:.I$629];3;0)" office:value-type="float" office:value="365">
            <text:p>365</text:p>
          </table:table-cell>
          <table:table-cell table:formula="of:=VLOOKUP([.D306];[$'Concept heirarchy position'.A$1:.I$629];2;0)" office:value-type="string" office:string-value="HbA1C">
            <text:p>HbA1C</text:p>
          </table:table-cell>
          <table:table-cell office:value-type="float" office:value="302">
            <text:p>302</text:p>
          </table:table-cell>
          <table:table-cell office:value-type="string">
            <text:p>Investigations_Lab_Results_HbA1C</text:p>
          </table:table-cell>
          <table:table-cell table:style-name="ce10" office:value-type="string">
            <text:p>HbA1C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Number</text:p>
          </table:table-cell>
          <table:table-cell table:style-name="ce10"/>
          <table:table-cell table:number-columns-repeated="5"/>
          <table:table-cell table:style-name="ce50" table:number-columns-repeated="4"/>
          <table:table-cell table:number-columns-repeated="1007"/>
        </table:table-row>
        <table:table-row table:style-name="ro12">
          <table:table-cell table:formula="of:=VLOOKUP([.D307];[$'Concept heirarchy position'.A$1:.I$629];3;0)" office:value-type="float" office:value="368">
            <text:p>368</text:p>
          </table:table-cell>
          <table:table-cell table:formula="of:=VLOOKUP([.D307];[$'Concept heirarchy position'.A$1:.I$629];2;0)" office:value-type="string" office:string-value="ECG">
            <text:p>ECG</text:p>
          </table:table-cell>
          <table:table-cell office:value-type="float" office:value="303">
            <text:p>303</text:p>
          </table:table-cell>
          <table:table-cell office:value-type="string">
            <text:p>Investigations_ECG_Performed</text:p>
          </table:table-cell>
          <table:table-cell table:style-name="ce10" office:value-type="string">
            <text:p>Recent ECG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08];[$'Concept heirarchy position'.A$1:.I$629];3;0)" office:value-type="float" office:value="369">
            <text:p>369</text:p>
          </table:table-cell>
          <table:table-cell table:formula="of:=VLOOKUP([.D308];[$'Concept heirarchy position'.A$1:.I$629];2;0)" office:value-type="string" office:string-value="ECG Date">
            <text:p>ECG Date</text:p>
          </table:table-cell>
          <table:table-cell office:value-type="float" office:value="304">
            <text:p>304</text:p>
          </table:table-cell>
          <table:table-cell office:value-type="string">
            <text:p>Investigations_ECG_Date</text:p>
          </table:table-cell>
          <table:table-cell table:style-name="ce10" office:value-type="string">
            <text:p>ECG date</text:p>
          </table:table-cell>
          <table:table-cell office:value-type="string">
            <text:p>Invesigations_ECG_Performed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09];[$'Concept heirarchy position'.A$1:.I$629];3;0)" office:value-type="float" office:value="370">
            <text:p>370</text:p>
          </table:table-cell>
          <table:table-cell table:formula="of:=VLOOKUP([.D309];[$'Concept heirarchy position'.A$1:.I$629];2;0)" office:value-type="string" office:string-value="ECG Results">
            <text:p>ECG Results</text:p>
          </table:table-cell>
          <table:table-cell office:value-type="float" office:value="305">
            <text:p>305</text:p>
          </table:table-cell>
          <table:table-cell office:value-type="string">
            <text:p>Investigations_ECG_Result</text:p>
          </table:table-cell>
          <table:table-cell table:style-name="ce10" office:value-type="string">
            <text:p>ECG result</text:p>
          </table:table-cell>
          <table:table-cell office:value-type="string">
            <text:p>Invesigations_ECG_Performed=Yes</text:p>
          </table:table-cell>
          <table:table-cell table:style-name="ce10" office:value-type="string">
            <text:p>Text_box</text:p>
          </table:table-cell>
          <table:table-cell/>
          <table:table-cell table:style-name="ce104" office:value-type="float" office:value="65535">
            <text:p>65535</text:p>
          </table:table-cell>
          <table:table-cell table:number-columns-repeated="4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10];[$'Concept heirarchy position'.A$1:.I$629];3;0)" office:value-type="float" office:value="371">
            <text:p>371</text:p>
          </table:table-cell>
          <table:table-cell table:formula="of:=VLOOKUP([.D310];[$'Concept heirarchy position'.A$1:.I$629];2;0)" office:value-type="string" office:string-value="Pulmonary function tests performed">
            <text:p>Pulmonary function tests performed</text:p>
          </table:table-cell>
          <table:table-cell office:value-type="float" office:value="306">
            <text:p>306</text:p>
          </table:table-cell>
          <table:table-cell office:value-type="string">
            <text:p>Investigations_PFT_Performed</text:p>
          </table:table-cell>
          <table:table-cell table:style-name="ce10" office:value-type="string">
            <text:p>Pulmonary function tests perform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11];[$'Concept heirarchy position'.A$1:.I$629];3;0)" office:value-type="float" office:value="371">
            <text:p>371</text:p>
          </table:table-cell>
          <table:table-cell table:formula="of:=VLOOKUP([.D311];[$'Concept heirarchy position'.A$1:.I$629];2;0)" office:value-type="string" office:string-value="Pulmonary function tests performed">
            <text:p>Pulmonary function tests performed</text:p>
          </table:table-cell>
          <table:table-cell office:value-type="float" office:value="307">
            <text:p>307</text:p>
          </table:table-cell>
          <table:table-cell office:value-type="string">
            <text:p>Investigations_PFT_Performed</text:p>
          </table:table-cell>
          <table:table-cell table:style-name="ce103" office:value-type="string">
            <text:p>Have you had lung function tests in the last year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311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312];[$'Concept heirarchy position'.A$1:.I$629];3;0)" office:value-type="float" office:value="374">
            <text:p>374</text:p>
          </table:table-cell>
          <table:table-cell table:formula="of:=VLOOKUP([.D312];[$'Concept heirarchy position'.A$1:.I$629];2;0)" office:value-type="string" office:string-value="Pulmonary function test results">
            <text:p>Pulmonary function test results</text:p>
          </table:table-cell>
          <table:table-cell office:value-type="float" office:value="308">
            <text:p>308</text:p>
          </table:table-cell>
          <table:table-cell office:value-type="string">
            <text:p>Investigations_PFT_Results</text:p>
          </table:table-cell>
          <table:table-cell table:style-name="ce10" office:value-type="string">
            <text:p>Pulmonary function test results</text:p>
          </table:table-cell>
          <table:table-cell office:value-type="string">
            <text:p>Investigations_PFT_Performed = Yes</text:p>
          </table:table-cell>
          <table:table-cell table:style-name="ce10" office:value-type="string">
            <text:p>Text_box</text:p>
          </table:table-cell>
          <table:table-cell/>
          <table:table-cell table:style-name="ce104" office:value-type="float" office:value="65535">
            <text:p>65535</text:p>
          </table:table-cell>
          <table:table-cell table:number-columns-repeated="5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13];[$'Concept heirarchy position'.A$1:.I$629];3;0)" office:value-type="float" office:value="373">
            <text:p>373</text:p>
          </table:table-cell>
          <table:table-cell table:formula="of:=VLOOKUP([.D313];[$'Concept heirarchy position'.A$1:.I$629];2;0)" office:value-type="string" office:string-value="PFT date">
            <text:p>PFT date</text:p>
          </table:table-cell>
          <table:table-cell office:value-type="float" office:value="309">
            <text:p>309</text:p>
          </table:table-cell>
          <table:table-cell office:value-type="string">
            <text:p>Investigations_PFT_Date</text:p>
          </table:table-cell>
          <table:table-cell table:style-name="ce10" office:value-type="string">
            <text:p>Pulmonary function test date</text:p>
          </table:table-cell>
          <table:table-cell office:value-type="string">
            <text:p>Investigations_PFT_Performed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14];[$'Concept heirarchy position'.A$1:.I$629];3;0)" office:value-type="float" office:value="375">
            <text:p>375</text:p>
          </table:table-cell>
          <table:table-cell table:formula="of:=VLOOKUP([.D314];[$'Concept heirarchy position'.A$1:.I$629];2;0)" office:value-type="string" office:string-value="CXR performed">
            <text:p>CXR performed</text:p>
          </table:table-cell>
          <table:table-cell office:value-type="float" office:value="310">
            <text:p>310</text:p>
          </table:table-cell>
          <table:table-cell office:value-type="string">
            <text:p>Investigations_CXR_Performed</text:p>
          </table:table-cell>
          <table:table-cell table:style-name="ce10" office:value-type="string">
            <text:p>CXR perform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15];[$'Concept heirarchy position'.A$1:.I$629];3;0)" office:value-type="float" office:value="375">
            <text:p>375</text:p>
          </table:table-cell>
          <table:table-cell table:formula="of:=VLOOKUP([.D315];[$'Concept heirarchy position'.A$1:.I$629];2;0)" office:value-type="string" office:string-value="CXR performed">
            <text:p>CXR performed</text:p>
          </table:table-cell>
          <table:table-cell office:value-type="float" office:value="311">
            <text:p>311</text:p>
          </table:table-cell>
          <table:table-cell office:value-type="string">
            <text:p>Investigations_CXR_Performed</text:p>
          </table:table-cell>
          <table:table-cell table:style-name="ce103" office:value-type="string">
            <text:p>Have you had a chest x-ray in the last year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315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316];[$'Concept heirarchy position'.A$1:.I$629];3;0)" office:value-type="float" office:value="377">
            <text:p>377</text:p>
          </table:table-cell>
          <table:table-cell table:formula="of:=VLOOKUP([.D316];[$'Concept heirarchy position'.A$1:.I$629];2;0)" office:value-type="string" office:string-value="CXR date">
            <text:p>CXR date</text:p>
          </table:table-cell>
          <table:table-cell office:value-type="float" office:value="312">
            <text:p>312</text:p>
          </table:table-cell>
          <table:table-cell office:value-type="string">
            <text:p>Investigations_CXR_Date_Performed</text:p>
          </table:table-cell>
          <table:table-cell table:style-name="ce10" office:value-type="string">
            <text:p>CXR date</text:p>
          </table:table-cell>
          <table:table-cell office:value-type="string">
            <text:p>Investigations_CXR_Performed=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17];[$'Concept heirarchy position'.A$1:.I$629];3;0)" office:value-type="float" office:value="378">
            <text:p>378</text:p>
          </table:table-cell>
          <table:table-cell table:formula="of:=VLOOKUP([.D317];[$'Concept heirarchy position'.A$1:.I$629];2;0)" office:value-type="string" office:string-value="CXR results">
            <text:p>CXR results</text:p>
          </table:table-cell>
          <table:table-cell office:value-type="float" office:value="313">
            <text:p>313</text:p>
          </table:table-cell>
          <table:table-cell office:value-type="string">
            <text:p>Investigations_CXR_Results</text:p>
          </table:table-cell>
          <table:table-cell table:style-name="ce10" office:value-type="string">
            <text:p>CXR results</text:p>
          </table:table-cell>
          <table:table-cell office:value-type="string">
            <text:p>Investigations_CXR_Performed=Yes</text:p>
          </table:table-cell>
          <table:table-cell table:style-name="ce10" office:value-type="string">
            <text:p>Text_box</text:p>
          </table:table-cell>
          <table:table-cell/>
          <table:table-cell table:style-name="ce104" office:value-type="float" office:value="65535">
            <text:p>65535</text:p>
          </table:table-cell>
          <table:table-cell table:number-columns-repeated="4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18];[$'Concept heirarchy position'.A$1:.I$629];3;0)" office:value-type="float" office:value="379">
            <text:p>379</text:p>
          </table:table-cell>
          <table:table-cell table:formula="of:=VLOOKUP([.D318];[$'Concept heirarchy position'.A$1:.I$629];2;0)" office:value-type="string" office:string-value="Echo performed">
            <text:p>Echo performed</text:p>
          </table:table-cell>
          <table:table-cell office:value-type="float" office:value="314">
            <text:p>314</text:p>
          </table:table-cell>
          <table:table-cell office:value-type="string">
            <text:p>Investigations_Echo_Performed</text:p>
          </table:table-cell>
          <table:table-cell table:style-name="ce10" office:value-type="string">
            <text:p>Echocardiography perform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19];[$'Concept heirarchy position'.A$1:.I$629];3;0)" office:value-type="float" office:value="379">
            <text:p>379</text:p>
          </table:table-cell>
          <table:table-cell table:formula="of:=VLOOKUP([.D319];[$'Concept heirarchy position'.A$1:.I$629];2;0)" office:value-type="string" office:string-value="Echo performed">
            <text:p>Echo performed</text:p>
          </table:table-cell>
          <table:table-cell office:value-type="float" office:value="315">
            <text:p>315</text:p>
          </table:table-cell>
          <table:table-cell office:value-type="string">
            <text:p>Investigations_Echo_Performed</text:p>
          </table:table-cell>
          <table:table-cell table:style-name="ce103" office:value-type="string">
            <text:p>Have you ever had an echocardiogram or ultrasound of your heart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319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320];[$'Concept heirarchy position'.A$1:.I$629];3;0)" office:value-type="float" office:value="381">
            <text:p>381</text:p>
          </table:table-cell>
          <table:table-cell table:formula="of:=VLOOKUP([.D320];[$'Concept heirarchy position'.A$1:.I$629];2;0)" office:value-type="string" office:string-value="Echo date">
            <text:p>Echo date</text:p>
          </table:table-cell>
          <table:table-cell office:value-type="float" office:value="316">
            <text:p>316</text:p>
          </table:table-cell>
          <table:table-cell office:value-type="string">
            <text:p>Investigations_Echo_Date_Performed</text:p>
          </table:table-cell>
          <table:table-cell table:style-name="ce10" office:value-type="string">
            <text:p>Echo date</text:p>
          </table:table-cell>
          <table:table-cell office:value-type="string">
            <text:p>Investigations_Echo_Performed=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21];[$'Concept heirarchy position'.A$1:.I$629];3;0)" office:value-type="float" office:value="382">
            <text:p>382</text:p>
          </table:table-cell>
          <table:table-cell table:formula="of:=VLOOKUP([.D321];[$'Concept heirarchy position'.A$1:.I$629];2;0)" office:value-type="string" office:string-value="Echo results">
            <text:p>Echo results</text:p>
          </table:table-cell>
          <table:table-cell office:value-type="float" office:value="317">
            <text:p>317</text:p>
          </table:table-cell>
          <table:table-cell office:value-type="string">
            <text:p>Investigations_Echo_Results</text:p>
          </table:table-cell>
          <table:table-cell table:style-name="ce10" office:value-type="string">
            <text:p>Echo results</text:p>
          </table:table-cell>
          <table:table-cell office:value-type="string">
            <text:p>Investigations_Echo_Performed=Yes</text:p>
          </table:table-cell>
          <table:table-cell table:style-name="ce10" office:value-type="string">
            <text:p>Text_box</text:p>
          </table:table-cell>
          <table:table-cell/>
          <table:table-cell table:style-name="ce104" office:value-type="float" office:value="65535">
            <text:p>65535</text:p>
          </table:table-cell>
          <table:table-cell table:number-columns-repeated="4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22];[$'Concept heirarchy position'.A$1:.I$629];3;0)" office:value-type="float" office:value="389">
            <text:p>389</text:p>
          </table:table-cell>
          <table:table-cell table:formula="of:=VLOOKUP([.D322];[$'Concept heirarchy position'.A$1:.I$629];2;0)" office:value-type="string" office:string-value="Other imaging performed">
            <text:p>Other imaging performed</text:p>
          </table:table-cell>
          <table:table-cell office:value-type="float" office:value="318">
            <text:p>318</text:p>
          </table:table-cell>
          <table:table-cell office:value-type="string">
            <text:p>Investigations_Imaging_Other</text:p>
          </table:table-cell>
          <table:table-cell table:style-name="ce10" office:value-type="string">
            <text:p>Other imaging perform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23];[$'Concept heirarchy position'.A$1:.I$629];3;0)" office:value-type="float" office:value="390">
            <text:p>390</text:p>
          </table:table-cell>
          <table:table-cell table:formula="of:=VLOOKUP([.D323];[$'Concept heirarchy position'.A$1:.I$629];2;0)" office:value-type="string" office:string-value="Other Lab Results">
            <text:p>Other Lab Results</text:p>
          </table:table-cell>
          <table:table-cell office:value-type="float" office:value="319">
            <text:p>319</text:p>
          </table:table-cell>
          <table:table-cell office:value-type="string">
            <text:p>Investigations_Lab_Results_Other</text:p>
          </table:table-cell>
          <table:table-cell table:style-name="ce10" office:value-type="string">
            <text:p>Other lab results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Text_box</text:p>
          </table:table-cell>
          <table:table-cell/>
          <table:table-cell table:style-name="ce104" office:value-type="float" office:value="65535">
            <text:p>65535</text:p>
          </table:table-cell>
          <table:table-cell table:number-columns-repeated="5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4">
          <table:table-cell table:formula="of:=VLOOKUP([.D324];[$'Concept heirarchy position'.A$1:.I$629];3;0)" office:value-type="float" office:value="391">
            <text:p>391</text:p>
          </table:table-cell>
          <table:table-cell table:formula="of:=VLOOKUP([.D324];[$'Concept heirarchy position'.A$1:.I$629];2;0)" office:value-type="string" office:string-value="Consultation requested">
            <text:p>Consultation requested</text:p>
          </table:table-cell>
          <table:table-cell office:value-type="float" office:value="320">
            <text:p>320</text:p>
          </table:table-cell>
          <table:table-cell table:style-name="ce2" office:value-type="string">
            <text:p>Consultations_requested</text:p>
          </table:table-cell>
          <table:table-cell table:style-name="ce10" office:value-type="string">
            <text:p>Consultation request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table:number-columns-repeated="3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4">
          <table:table-cell table:formula="of:=VLOOKUP([.D325];[$'Concept heirarchy position'.A$1:.I$629];3;0)" office:value-type="float" office:value="392">
            <text:p>392</text:p>
          </table:table-cell>
          <table:table-cell table:formula="of:=VLOOKUP([.D325];[$'Concept heirarchy position'.A$1:.I$629];2;0)" office:value-type="string" office:string-value="Consultation completed">
            <text:p>Consultation completed</text:p>
          </table:table-cell>
          <table:table-cell office:value-type="float" office:value="321">
            <text:p>321</text:p>
          </table:table-cell>
          <table:table-cell table:style-name="ce2" office:value-type="string">
            <text:p>Consultations_completed</text:p>
          </table:table-cell>
          <table:table-cell table:style-name="ce10" office:value-type="string">
            <text:p>Consultation complet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26];[$'Concept heirarchy position'.A$1:.I$629];3;0)" office:value-type="float" office:value="393">
            <text:p>393</text:p>
          </table:table-cell>
          <table:table-cell table:formula="of:=VLOOKUP([.D326];[$'Concept heirarchy position'.A$1:.I$629];2;0)" office:value-type="string" office:string-value="ASA">
            <text:p>ASA</text:p>
          </table:table-cell>
          <table:table-cell office:value-type="float" office:value="322">
            <text:p>322</text:p>
          </table:table-cell>
          <table:table-cell table:style-name="ce10" office:value-type="string">
            <text:p>ASA</text:p>
          </table:table-cell>
          <table:table-cell table:style-name="ce10" office:value-type="string">
            <text:p>ASA clas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ASA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27];[$'Concept heirarchy position'.A$1:.I$629];3;0)" office:value-type="float" office:value="394">
            <text:p>394</text:p>
          </table:table-cell>
          <table:table-cell table:formula="of:=VLOOKUP([.D327];[$'Concept heirarchy position'.A$1:.I$629];2;0)" office:value-type="string" office:string-value="Emergency">
            <text:p>Emergency</text:p>
          </table:table-cell>
          <table:table-cell office:value-type="float" office:value="323">
            <text:p>323</text:p>
          </table:table-cell>
          <table:table-cell table:number-columns-repeated="2" table:style-name="ce10" office:value-type="string">
            <text:p>Emergenc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28];[$'Concept heirarchy position'.A$1:.I$629];3;0)" office:value-type="float" office:value="395">
            <text:p>395</text:p>
          </table:table-cell>
          <table:table-cell table:formula="of:=VLOOKUP([.D328];[$'Concept heirarchy position'.A$1:.I$629];2;0)" office:value-type="string" office:string-value="Lee Revised CRI">
            <text:p>Lee Revised CRI</text:p>
          </table:table-cell>
          <table:table-cell office:value-type="float" office:value="324">
            <text:p>324</text:p>
          </table:table-cell>
          <table:table-cell office:value-type="string">
            <text:p>Lee_Revised_Cardiac_Risk_index</text:p>
          </table:table-cell>
          <table:table-cell table:style-name="ce10" office:value-type="string">
            <text:p>Lee Risk Score (IHD, CCF, Creat &gt; 177umol/l, IDDM, CVA, High risk surgery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Lee_Risk_Factors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29];[$'Concept heirarchy position'.A$1:.I$629];3;0)" office:value-type="float" office:value="399">
            <text:p>399</text:p>
          </table:table-cell>
          <table:table-cell table:formula="of:=VLOOKUP([.D329];[$'Concept heirarchy position'.A$1:.I$629];2;0)" office:value-type="string" office:string-value="Anaesthesia technique planned">
            <text:p>Anaesthesia technique planned</text:p>
          </table:table-cell>
          <table:table-cell office:value-type="float" office:value="325">
            <text:p>325</text:p>
          </table:table-cell>
          <table:table-cell table:style-name="ce10" office:value-type="string">
            <text:p>Anesthesia_technique_planned</text:p>
          </table:table-cell>
          <table:table-cell table:style-name="ce10" office:value-type="string">
            <text:p>Anesthesia techniqu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Anesthesia_technique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30];[$'Concept heirarchy position'.A$1:.I$629];3;0)" office:value-type="float" office:value="400">
            <text:p>400</text:p>
          </table:table-cell>
          <table:table-cell table:formula="of:=VLOOKUP([.D330];[$'Concept heirarchy position'.A$1:.I$629];2;0)" office:value-type="string" office:string-value="Induction planned">
            <text:p>Induction planned</text:p>
          </table:table-cell>
          <table:table-cell office:value-type="float" office:value="326">
            <text:p>326</text:p>
          </table:table-cell>
          <table:table-cell office:value-type="string">
            <text:p>Induction_technique_planned</text:p>
          </table:table-cell>
          <table:table-cell table:style-name="ce10" office:value-type="string">
            <text:p>Induction method plann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Induction_planned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331];[$'Concept heirarchy position'.A$1:.I$629];3;0)" office:value-type="float" office:value="401">
            <text:p>401</text:p>
          </table:table-cell>
          <table:table-cell table:formula="of:=VLOOKUP([.D331];[$'Concept heirarchy position'.A$1:.I$629];2;0)" office:value-type="string" office:string-value="Risks discussed">
            <text:p>Risks discussed</text:p>
          </table:table-cell>
          <table:table-cell office:value-type="float" office:value="327">
            <text:p>327</text:p>
          </table:table-cell>
          <table:table-cell office:value-type="string">
            <text:p>Risks_discussed</text:p>
          </table:table-cell>
          <table:table-cell table:style-name="ce10" office:value-type="string">
            <text:p>Risks discussed with patien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18" office:value-type="string">
            <text:p>Risks_discussed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32];[$'Concept heirarchy position'.A$1:.I$629];3;0)" office:value-type="float" office:value="402">
            <text:p>402</text:p>
          </table:table-cell>
          <table:table-cell table:formula="of:=VLOOKUP([.D332];[$'Concept heirarchy position'.A$1:.I$629];2;0)" office:value-type="string" office:string-value="Particular risks">
            <text:p>Particular risks</text:p>
          </table:table-cell>
          <table:table-cell office:value-type="float" office:value="328">
            <text:p>328</text:p>
          </table:table-cell>
          <table:table-cell office:value-type="string">
            <text:p>Risks_specific</text:p>
          </table:table-cell>
          <table:table-cell table:style-name="ce10" office:value-type="string">
            <text:p>Specific or particular risks discuss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Text_box</text:p>
          </table:table-cell>
          <table:table-cell/>
          <table:table-cell table:style-name="ce104" office:value-type="float" office:value="65535">
            <text:p>65535</text:p>
          </table:table-cell>
          <table:table-cell table:style-name="ce10" table:number-columns-repeated="4"/>
          <table:table-cell table:number-columns-repeated="2"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12">
          <table:table-cell table:formula="of:=VLOOKUP([.D333];[$'Concept heirarchy position'.A$1:.I$629];3;0)" office:value-type="float" office:value="403">
            <text:p>403</text:p>
          </table:table-cell>
          <table:table-cell table:formula="of:=VLOOKUP([.D333];[$'Concept heirarchy position'.A$1:.I$629];2;0)" office:value-type="string" office:string-value="Consent">
            <text:p>Consent</text:p>
          </table:table-cell>
          <table:table-cell office:value-type="float" office:value="329">
            <text:p>329</text:p>
          </table:table-cell>
          <table:table-cell office:value-type="string">
            <text:p>Consent_given</text:p>
          </table:table-cell>
          <table:table-cell table:style-name="ce10" office:value-type="string">
            <text:p>Informed consent give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34];[$'Concept heirarchy position'.A$1:.I$629];3;0)" office:value-type="float" office:value="397">
            <text:p>397</text:p>
          </table:table-cell>
          <table:table-cell table:formula="of:=VLOOKUP([.D334];[$'Concept heirarchy position'.A$1:.I$629];2;0)" office:value-type="string" office:string-value="Indication for endocarditis prophylaxis">
            <text:p>Indication for endocarditis prophylaxis</text:p>
          </table:table-cell>
          <table:table-cell office:value-type="float" office:value="330">
            <text:p>330</text:p>
          </table:table-cell>
          <table:table-cell office:value-type="string">
            <text:p>Indication_for_endocarditis_prophylaxis</text:p>
          </table:table-cell>
          <table:table-cell table:style-name="ce10" office:value-type="string">
            <text:p>Indication for endocarditis prophylaxi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35];[$'Concept heirarchy position'.A$1:.I$629];3;0)" office:value-type="float" office:value="404">
            <text:p>404</text:p>
          </table:table-cell>
          <table:table-cell table:formula="of:=VLOOKUP([.D335];[$'Concept heirarchy position'.A$1:.I$629];2;0)" office:value-type="string" office:string-value="Final comments">
            <text:p>Final comments</text:p>
          </table:table-cell>
          <table:table-cell office:value-type="float" office:value="331">
            <text:p>331</text:p>
          </table:table-cell>
          <table:table-cell office:value-type="string">
            <text:p>Final_comments</text:p>
          </table:table-cell>
          <table:table-cell table:style-name="ce10" office:value-type="string">
            <text:p>Final comment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Text_box</text:p>
          </table:table-cell>
          <table:table-cell/>
          <table:table-cell table:style-name="ce104" office:value-type="float" office:value="65535">
            <text:p>65535</text:p>
          </table:table-cell>
          <table:table-cell table:number-columns-repeated="5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4">
          <table:table-cell table:formula="of:=VLOOKUP([.D336];[$'Concept heirarchy position'.A$1:.I$629];3;0)" office:value-type="float" office:value="0">
            <text:p>#N/A</text:p>
          </table:table-cell>
          <table:table-cell table:formula="of:=VLOOKUP([.D336];[$'Concept heirarchy position'.A$1:.I$629];2;0)" office:value-type="float" office:value="0">
            <text:p>#N/A</text:p>
          </table:table-cell>
          <table:table-cell office:value-type="float" office:value="332">
            <text:p>332</text:p>
          </table:table-cell>
          <table:table-cell table:style-name="ce2" office:value-type="string">
            <text:p>Consent_to_Pre-op.net_research</text:p>
          </table:table-cell>
          <table:table-cell office:value-type="string">
            <text:p>We can contribute data towards research into caring for people having surgery. <text:s/>Anonymised data (data with all identifying features removed) is contributed from our database. <text:s/>No information that can be traced back to the patient is shared. <text:s/>Do we have your permission to use your anonymised data in research? <text:s/>If you say no, your medical care will not be affected at all. </text:p>
          </table:table-cell>
          <table:table-cell office:value-type="string">
            <text:p>All</text:p>
          </table:table-cell>
          <table:table-cell office:value-type="string">
            <text:p>OneOption</text:p>
          </table:table-cell>
          <table:table-cell office:value-type="string">
            <text:p>Y_N_U_Patient</text:p>
          </table:table-cell>
          <table:table-cell table:number-columns-repeated="1016"/>
        </table:table-row>
        <table:table-row table:style-name="ro12" table:number-rows-repeated="1048239">
          <table:table-cell table:number-columns-repeated="1024"/>
        </table:table-row>
        <table:table-row table:style-name="ro12">
          <table:table-cell table:number-columns-repeated="1024"/>
        </table:table-row>
        <table:named-expressions/>
      </table:table>
      <table:table table:name="SNOMED_Old2" table:style-name="ta7">
        <table:table-column table:style-name="co21" table:default-cell-style-name="ce60"/>
        <table:table-column table:style-name="co52" table:default-cell-style-name="ce60"/>
        <table:table-column table:style-name="co21" table:number-columns-repeated="255" table:default-cell-style-name="ce60"/>
        <table:table-column table:style-name="co21" table:number-columns-repeated="767" table:default-cell-style-name="Default"/>
        <table:table-row table:style-name="ro4">
          <table:table-cell table:style-name="ce59" office:value-type="string">
            <text:p>Snomed ID</text:p>
          </table:table-cell>
          <table:table-cell table:style-name="ce59" office:value-type="string">
            <text:p>Fully Specified Name</text:p>
          </table:table-cell>
          <table:table-cell table:number-columns-repeated="1022"/>
        </table:table-row>
        <table:table-row table:style-name="ro4">
          <table:table-cell table:style-name="ce59" office:value-type="float" office:value="288574004">
            <text:p>288574004</text:p>
          </table:table-cell>
          <table:table-cell table:style-name="ce59" office:value-type="string">
            <text:p>Ability to communicat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63654008">
            <text:p>263654008</text:p>
          </table:table-cell>
          <table:table-cell table:style-name="ce59" office:value-type="string">
            <text:p>Abnormal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10537005">
            <text:p>410537005</text:p>
          </table:table-cell>
          <table:table-cell table:style-name="ce59" office:value-type="string">
            <text:p>Action status unknown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13432001">
            <text:p>413432001</text:p>
          </table:table-cell>
          <table:table-cell table:style-name="ce59" office:value-type="string">
            <text:p>Activated partial thromboplastin time finding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94659003">
            <text:p>394659003</text:p>
          </table:table-cell>
          <table:table-cell table:style-name="ce59" office:value-type="string">
            <text:p>Acute coronary syndrom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56675007">
            <text:p>56675007</text:p>
          </table:table-cell>
          <table:table-cell table:style-name="ce59" office:value-type="string">
            <text:p>Acute heart failur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57054005">
            <text:p>57054005</text:p>
          </table:table-cell>
          <table:table-cell table:style-name="ce59" office:value-type="string">
            <text:p>Acute myocardial infarc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01314000">
            <text:p>401314000</text:p>
          </table:table-cell>
          <table:table-cell table:style-name="ce59" office:value-type="string">
            <text:p>Acute non-ST segment elevation myocardial infarc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01303003">
            <text:p>401303003</text:p>
          </table:table-cell>
          <table:table-cell table:style-name="ce59" office:value-type="string">
            <text:p>Acute ST segment elevation myocardial infarc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97635003">
            <text:p>397635003</text:p>
          </table:table-cell>
          <table:table-cell table:style-name="ce59" office:value-type="string">
            <text:p>Address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399097000">
            <text:p>399097000</text:p>
          </table:table-cell>
          <table:table-cell table:style-name="ce59" office:value-type="string">
            <text:p>Administration of anesthesia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410011004">
            <text:p>410011004</text:p>
          </table:table-cell>
          <table:table-cell table:style-name="ce59" office:value-type="string">
            <text:p>Administration of anesthesia AND/OR sedation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62014003">
            <text:p>62014003</text:p>
          </table:table-cell>
          <table:table-cell table:style-name="ce59" office:value-type="string">
            <text:p>Adverse reaction to drug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255234002">
            <text:p>255234002</text:p>
          </table:table-cell>
          <table:table-cell table:style-name="ce59" office:value-type="string">
            <text:p>After (attribute)</text:p>
          </table:table-cell>
          <table:table-cell table:number-columns-repeated="1022"/>
        </table:table-row>
        <table:table-row table:style-name="ro4">
          <table:table-cell table:style-name="ce59" office:value-type="float" office:value="160573003">
            <text:p>160573003</text:p>
          </table:table-cell>
          <table:table-cell table:style-name="ce59" office:value-type="string">
            <text:p>Alcohol intak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28958009">
            <text:p>228958009</text:p>
          </table:table-cell>
          <table:table-cell table:style-name="ce59" office:value-type="string">
            <text:p>alcohol units/week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106190000">
            <text:p>106190000</text:p>
          </table:table-cell>
          <table:table-cell table:style-name="ce59" office:value-type="string">
            <text:p>Allergic stat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13495001">
            <text:p>413495001</text:p>
          </table:table-cell>
          <table:table-cell table:style-name="ce59" office:value-type="string">
            <text:p>American Society of Anesthesiologists physical status class 1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13497009">
            <text:p>413497009</text:p>
          </table:table-cell>
          <table:table-cell table:style-name="ce59" office:value-type="string">
            <text:p>American Society of Anesthesiologists physical status class 3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13498004">
            <text:p>413498004</text:p>
          </table:table-cell>
          <table:table-cell table:style-name="ce59" office:value-type="string">
            <text:p>American Society of Anesthesiologists physical status class 4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13499007">
            <text:p>413499007</text:p>
          </table:table-cell>
          <table:table-cell table:style-name="ce59" office:value-type="string">
            <text:p>American Society of Anesthesiologists physical status class 5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13500003">
            <text:p>413500003</text:p>
          </table:table-cell>
          <table:table-cell table:style-name="ce59" office:value-type="string">
            <text:p>American Society of Anesthesiologists physical status class 6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194828000">
            <text:p>194828000</text:p>
          </table:table-cell>
          <table:table-cell table:style-name="ce59" office:value-type="string">
            <text:p>Angina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61490001">
            <text:p>61490001</text:p>
          </table:table-cell>
          <table:table-cell table:style-name="ce59" office:value-type="string">
            <text:p>Angina, class I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1334000">
            <text:p>41334000</text:p>
          </table:table-cell>
          <table:table-cell table:style-name="ce59" office:value-type="string">
            <text:p>Angina, class II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85284003">
            <text:p>85284003</text:p>
          </table:table-cell>
          <table:table-cell table:style-name="ce59" office:value-type="string">
            <text:p>Angina, class III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89323001">
            <text:p>89323001</text:p>
          </table:table-cell>
          <table:table-cell table:style-name="ce59" office:value-type="string">
            <text:p>Angina, class IV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95967001">
            <text:p>195967001</text:p>
          </table:table-cell>
          <table:table-cell table:style-name="ce59" office:value-type="string">
            <text:p>Asthma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9436004">
            <text:p>49436004</text:p>
          </table:table-cell>
          <table:table-cell table:style-name="ce59" office:value-type="string">
            <text:p>Atrial fibrilla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64779008">
            <text:p>64779008</text:p>
          </table:table-cell>
          <table:table-cell table:style-name="ce59" office:value-type="string">
            <text:p>Blood coagulation disorder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50373000">
            <text:p>50373000</text:p>
          </table:table-cell>
          <table:table-cell table:style-name="ce59" office:value-type="string">
            <text:p>Body height measur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60621009">
            <text:p>60621009</text:p>
          </table:table-cell>
          <table:table-cell table:style-name="ce59" office:value-type="string">
            <text:p>Body mass index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301898006">
            <text:p>301898006</text:p>
          </table:table-cell>
          <table:table-cell table:style-name="ce59" office:value-type="string">
            <text:p>Body surface area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7113001">
            <text:p>27113001</text:p>
          </table:table-cell>
          <table:table-cell table:style-name="ce59" office:value-type="string">
            <text:p>Body weight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106070007">
            <text:p>106070007</text:p>
          </table:table-cell>
          <table:table-cell table:style-name="ce59" office:value-type="string">
            <text:p>Cardiac auscultation finding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85898001">
            <text:p>85898001</text:p>
          </table:table-cell>
          <table:table-cell table:style-name="ce59" office:value-type="string">
            <text:p>Cardiomyopathy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12802009">
            <text:p>112802009</text:p>
          </table:table-cell>
          <table:table-cell table:style-name="ce59" office:value-type="string">
            <text:p>Cardiovascular operative procedure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64586002">
            <text:p>64586002</text:p>
          </table:table-cell>
          <table:table-cell table:style-name="ce59" office:value-type="string">
            <text:p>Carotid artery stenosis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246075003">
            <text:p>246075003</text:p>
          </table:table-cell>
          <table:table-cell table:style-name="ce59" office:value-type="string">
            <text:p>Causative agent (attribute)</text:p>
          </table:table-cell>
          <table:table-cell table:number-columns-repeated="1022"/>
        </table:table-row>
        <table:table-row table:style-name="ro4">
          <table:table-cell table:style-name="ce59" office:value-type="float" office:value="230690007">
            <text:p>230690007</text:p>
          </table:table-cell>
          <table:table-cell table:style-name="ce59" office:value-type="string">
            <text:p>Cerebrovascular accident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62914000">
            <text:p>62914000</text:p>
          </table:table-cell>
          <table:table-cell table:style-name="ce59" office:value-type="string">
            <text:p>Cerebrovascular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01272007">
            <text:p>301272007</text:p>
          </table:table-cell>
          <table:table-cell table:style-name="ce59" office:value-type="string">
            <text:p>Chest auscultation finding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26749004">
            <text:p>426749004</text:p>
          </table:table-cell>
          <table:table-cell table:style-name="ce59" office:value-type="string">
            <text:p>Chronic atrial fibrilla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8447003">
            <text:p>48447003</text:p>
          </table:table-cell>
          <table:table-cell table:style-name="ce59" office:value-type="string">
            <text:p>Chronic heart failur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3645005">
            <text:p>13645005</text:p>
          </table:table-cell>
          <table:table-cell table:style-name="ce59" office:value-type="string">
            <text:p>Chronic obstructive lung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230056004">
            <text:p>230056004</text:p>
          </table:table-cell>
          <table:table-cell table:style-name="ce59" office:value-type="string">
            <text:p>Cigarette consumption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401201003">
            <text:p>401201003</text:p>
          </table:table-cell>
          <table:table-cell table:style-name="ce59" office:value-type="string">
            <text:p>Cigarette pack-years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19943007">
            <text:p>19943007</text:p>
          </table:table-cell>
          <table:table-cell table:style-name="ce59" office:value-type="string">
            <text:p>Cirrhosis of liver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3211000">
            <text:p>33211000</text:p>
          </table:table-cell>
          <table:table-cell table:style-name="ce59" office:value-type="string">
            <text:p>Complication of anesthesia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4808001">
            <text:p>44808001</text:p>
          </table:table-cell>
          <table:table-cell table:style-name="ce59" office:value-type="string">
            <text:p>Conduction disorder of the heart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234141001">
            <text:p>234141001</text:p>
          </table:table-cell>
          <table:table-cell table:style-name="ce59" office:value-type="string">
            <text:p>Congenital arteriovenous malforma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3213009">
            <text:p>13213009</text:p>
          </table:table-cell>
          <table:table-cell table:style-name="ce59" office:value-type="string">
            <text:p>Congenital heart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2343007">
            <text:p>42343007</text:p>
          </table:table-cell>
          <table:table-cell table:style-name="ce59" office:value-type="string">
            <text:p>Congestive heart failur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98172005">
            <text:p>398172005</text:p>
          </table:table-cell>
          <table:table-cell table:style-name="ce59" office:value-type="string">
            <text:p>Consent for anesthesia given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09370004">
            <text:p>309370004</text:p>
          </table:table-cell>
          <table:table-cell table:style-name="ce59" office:value-type="string">
            <text:p>Consent status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11429006">
            <text:p>11429006</text:p>
          </table:table-cell>
          <table:table-cell table:style-name="ce59" office:value-type="string">
            <text:p>Consultation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15240007">
            <text:p>15240007</text:p>
          </table:table-cell>
          <table:table-cell table:style-name="ce59" office:value-type="string">
            <text:p>Current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05746006">
            <text:p>405746006</text:p>
          </table:table-cell>
          <table:table-cell table:style-name="ce59" office:value-type="string">
            <text:p>Current non smoker but past smoking history unknown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160618006">
            <text:p>160618006</text:p>
          </table:table-cell>
          <table:table-cell table:style-name="ce59" office:value-type="string">
            <text:p>Current non-smoker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10511007">
            <text:p>410511007</text:p>
          </table:table-cell>
          <table:table-cell table:style-name="ce59" office:value-type="string">
            <text:p>Current or past (actual)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10512000">
            <text:p>410512000</text:p>
          </table:table-cell>
          <table:table-cell table:style-name="ce59" office:value-type="string">
            <text:p>Current or specified time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10671006">
            <text:p>410671006</text:p>
          </table:table-cell>
          <table:table-cell table:style-name="ce59" office:value-type="string">
            <text:p>Date (attribute)</text:p>
          </table:table-cell>
          <table:table-cell table:number-columns-repeated="1022"/>
        </table:table-row>
        <table:table-row table:style-name="ro4">
          <table:table-cell table:style-name="ce59" office:value-type="float" office:value="184099003">
            <text:p>184099003</text:p>
          </table:table-cell>
          <table:table-cell table:style-name="ce59" office:value-type="string">
            <text:p>Date of birth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439771001">
            <text:p>439771001</text:p>
          </table:table-cell>
          <table:table-cell table:style-name="ce59" office:value-type="string">
            <text:p>Date of event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439772008">
            <text:p>439772008</text:p>
          </table:table-cell>
          <table:table-cell table:style-name="ce59" office:value-type="string">
            <text:p>Date of last episode of disorder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1840007">
            <text:p>21840007</text:p>
          </table:table-cell>
          <table:table-cell table:style-name="ce59" office:value-type="string">
            <text:p>Date of last menstrual period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439272007">
            <text:p>439272007</text:p>
          </table:table-cell>
          <table:table-cell table:style-name="ce59" office:value-type="string">
            <text:p>Date of procedur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195111005">
            <text:p>195111005</text:p>
          </table:table-cell>
          <table:table-cell table:style-name="ce59" office:value-type="string">
            <text:p>Decompensated cardiac failur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29075005">
            <text:p>429075005</text:p>
          </table:table-cell>
          <table:table-cell table:style-name="ce59" office:value-type="string">
            <text:p>Dependence on dialysis due to end stage renal disease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105502003">
            <text:p>105502003</text:p>
          </table:table-cell>
          <table:table-cell table:style-name="ce59" office:value-type="string">
            <text:p>Dependence on renal dialysis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73211009">
            <text:p>73211009</text:p>
          </table:table-cell>
          <table:table-cell table:style-name="ce59" office:value-type="string">
            <text:p>Diabetes mellitus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74627003">
            <text:p>74627003</text:p>
          </table:table-cell>
          <table:table-cell table:style-name="ce59" office:value-type="string">
            <text:p>Diabetic complica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27013003">
            <text:p>127013003</text:p>
          </table:table-cell>
          <table:table-cell table:style-name="ce59" office:value-type="string">
            <text:p>Diabetic renal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39401001">
            <text:p>439401001</text:p>
          </table:table-cell>
          <table:table-cell table:style-name="ce59" office:value-type="string">
            <text:p>Diagnosis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71650006">
            <text:p>271650006</text:p>
          </table:table-cell>
          <table:table-cell table:style-name="ce59" office:value-type="string">
            <text:p>Diastolic blood pressur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88579009">
            <text:p>288579009</text:p>
          </table:table-cell>
          <table:table-cell table:style-name="ce59" office:value-type="string">
            <text:p>Difficulty communicating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3699004">
            <text:p>363699004</text:p>
          </table:table-cell>
          <table:table-cell table:style-name="ce59" office:value-type="string">
            <text:p>Direct device (attribute)</text:p>
          </table:table-cell>
          <table:table-cell table:number-columns-repeated="1022"/>
        </table:table-row>
        <table:table-row table:style-name="ro4">
          <table:table-cell table:style-name="ce59" office:value-type="float" office:value="363701004">
            <text:p>363701004</text:p>
          </table:table-cell>
          <table:table-cell table:style-name="ce59" office:value-type="string">
            <text:p>Direct substance (attribute)</text:p>
          </table:table-cell>
          <table:table-cell table:number-columns-repeated="1022"/>
        </table:table-row>
        <table:table-row table:style-name="ro4">
          <table:table-cell table:style-name="ce59" office:value-type="float" office:value="64572001">
            <text:p>64572001</text:p>
          </table:table-cell>
          <table:table-cell table:style-name="ce59" office:value-type="string">
            <text:p>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7040006">
            <text:p>47040006</text:p>
          </table:table-cell>
          <table:table-cell table:style-name="ce59" office:value-type="string">
            <text:p>Disorder of aorta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27550009">
            <text:p>27550009</text:p>
          </table:table-cell>
          <table:table-cell table:style-name="ce59" office:value-type="string">
            <text:p>Disorder of blood vessel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62969004">
            <text:p>362969004</text:p>
          </table:table-cell>
          <table:table-cell table:style-name="ce59" office:value-type="string">
            <text:p>Disorder of endocrine system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14026006">
            <text:p>414026006</text:p>
          </table:table-cell>
          <table:table-cell table:style-name="ce59" office:value-type="string">
            <text:p>Disorder of hematopoietic cell prolifera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14027002">
            <text:p>414027002</text:p>
          </table:table-cell>
          <table:table-cell table:style-name="ce59" office:value-type="string">
            <text:p>Disorder of hematopoietic structur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235856003">
            <text:p>235856003</text:p>
          </table:table-cell>
          <table:table-cell table:style-name="ce59" office:value-type="string">
            <text:p>Disorder of liver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9829001">
            <text:p>19829001</text:p>
          </table:table-cell>
          <table:table-cell table:style-name="ce59" office:value-type="string">
            <text:p>Disorder of lung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85658003">
            <text:p>385658003</text:p>
          </table:table-cell>
          <table:table-cell table:style-name="ce59" office:value-type="string">
            <text:p>Done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11191007">
            <text:p>411191007</text:p>
          </table:table-cell>
          <table:table-cell table:style-name="ce59" office:value-type="string">
            <text:p>Drug eluting stent (product)</text:p>
          </table:table-cell>
          <table:table-cell table:number-columns-repeated="1022"/>
        </table:table-row>
        <table:table-row table:style-name="ro4">
          <table:table-cell table:style-name="ce59" office:value-type="float" office:value="410942007">
            <text:p>410942007</text:p>
          </table:table-cell>
          <table:table-cell table:style-name="ce59" office:value-type="string">
            <text:p>Drug or medicament (substance)</text:p>
          </table:table-cell>
          <table:table-cell table:number-columns-repeated="1022"/>
        </table:table-row>
        <table:table-row table:style-name="ro4">
          <table:table-cell table:style-name="ce59" office:value-type="float" office:value="416608005">
            <text:p>416608005</text:p>
          </table:table-cell>
          <table:table-cell table:style-name="ce59" office:value-type="string">
            <text:p>Drug therapy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17216000">
            <text:p>17216000</text:p>
          </table:table-cell>
          <table:table-cell table:style-name="ce59" office:value-type="string">
            <text:p>Dyspnea, class I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72365000">
            <text:p>72365000</text:p>
          </table:table-cell>
          <table:table-cell table:style-name="ce59" office:value-type="string">
            <text:p>Dyspnea, class II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9950000">
            <text:p>39950000</text:p>
          </table:table-cell>
          <table:table-cell table:style-name="ce59" office:value-type="string">
            <text:p>Dyspnea, class III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73322006">
            <text:p>73322006</text:p>
          </table:table-cell>
          <table:table-cell table:style-name="ce59" office:value-type="string">
            <text:p>Dyspnea, class IV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0701008">
            <text:p>40701008</text:p>
          </table:table-cell>
          <table:table-cell table:style-name="ce59" office:value-type="string">
            <text:p>Echocardiography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102592004">
            <text:p>102592004</text:p>
          </table:table-cell>
          <table:table-cell table:style-name="ce59" office:value-type="string">
            <text:p>Electrocardiogram finding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6825001">
            <text:p>46825001</text:p>
          </table:table-cell>
          <table:table-cell table:style-name="ce59" office:value-type="string">
            <text:p>Electrocardiographic monitoring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25876001">
            <text:p>25876001</text:p>
          </table:table-cell>
          <table:table-cell table:style-name="ce59" office:value-type="string">
            <text:p>Emergency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73994005">
            <text:p>73994005</text:p>
          </table:table-cell>
          <table:table-cell table:style-name="ce59" office:value-type="string">
            <text:p>Emergency operation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56819008">
            <text:p>56819008</text:p>
          </table:table-cell>
          <table:table-cell table:style-name="ce59" office:value-type="string">
            <text:p>Endocarditis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246456000">
            <text:p>246456000</text:p>
          </table:table-cell>
          <table:table-cell table:style-name="ce59" office:value-type="string">
            <text:p>Episodicity (attribute)</text:p>
          </table:table-cell>
          <table:table-cell table:number-columns-repeated="1022"/>
        </table:table-row>
        <table:table-row table:style-name="ro4">
          <table:table-cell table:style-name="ce59" office:value-type="float" office:value="249496004">
            <text:p>249496004</text:p>
          </table:table-cell>
          <table:table-cell table:style-name="ce59" office:value-type="string">
            <text:p>Esophageal reflux finding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09084000">
            <text:p>409084000</text:p>
          </table:table-cell>
          <table:table-cell table:style-name="ce59" office:value-type="string">
            <text:p>Estimated blood loss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386053000">
            <text:p>386053000</text:p>
          </table:table-cell>
          <table:table-cell table:style-name="ce59" office:value-type="string">
            <text:p>Evaluation procedure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248243004">
            <text:p>248243004</text:p>
          </table:table-cell>
          <table:table-cell table:style-name="ce59" office:value-type="string">
            <text:p>Exercise toleranc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410517006">
            <text:p>410517006</text:p>
          </table:table-cell>
          <table:table-cell table:style-name="ce59" office:value-type="string">
            <text:p>Expectation context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8517006">
            <text:p>8517006</text:p>
          </table:table-cell>
          <table:table-cell table:style-name="ce59" office:value-type="string">
            <text:p>Ex-smoker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5801005">
            <text:p>365801005</text:p>
          </table:table-cell>
          <table:table-cell table:style-name="ce59" office:value-type="string">
            <text:p>Finding of albumin level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13347006">
            <text:p>413347006</text:p>
          </table:table-cell>
          <table:table-cell table:style-name="ce59" office:value-type="string">
            <text:p>Finding of American Society of Anesthesiologists physical status classification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5722008">
            <text:p>365722008</text:p>
          </table:table-cell>
          <table:table-cell table:style-name="ce59" office:value-type="string">
            <text:p>Finding of bicarbonate level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5756002">
            <text:p>365756002</text:p>
          </table:table-cell>
          <table:table-cell table:style-name="ce59" office:value-type="string">
            <text:p>Finding of creatinine level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6322004">
            <text:p>366322004</text:p>
          </table:table-cell>
          <table:table-cell table:style-name="ce59" office:value-type="string">
            <text:p>Finding of estimated date of delivery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6323009">
            <text:p>366323009</text:p>
          </table:table-cell>
          <table:table-cell table:style-name="ce59" office:value-type="string">
            <text:p>Finding of length of gestation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5760004">
            <text:p>365760004</text:p>
          </table:table-cell>
          <table:table-cell table:style-name="ce59" office:value-type="string">
            <text:p>Finding of potassium level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5761000">
            <text:p>365761000</text:p>
          </table:table-cell>
          <table:table-cell table:style-name="ce59" office:value-type="string">
            <text:p>Finding of sodium level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5755003">
            <text:p>365755003</text:p>
          </table:table-cell>
          <table:table-cell table:style-name="ce59" office:value-type="string">
            <text:p>Finding of urea level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6185007">
            <text:p>366185007</text:p>
          </table:table-cell>
          <table:table-cell table:style-name="ce59" office:value-type="string">
            <text:p>Finding of volume of heart sounds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3698007">
            <text:p>363698007</text:p>
          </table:table-cell>
          <table:table-cell table:style-name="ce59" office:value-type="string">
            <text:p>Finding site (attribute)</text:p>
          </table:table-cell>
          <table:table-cell table:number-columns-repeated="1022"/>
        </table:table-row>
        <table:table-row table:style-name="ro4">
          <table:table-cell table:style-name="ce59" office:value-type="float" office:value="255217005">
            <text:p>255217005</text:p>
          </table:table-cell>
          <table:table-cell table:style-name="ce59" office:value-type="string">
            <text:p>First episode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25389001">
            <text:p>25389001</text:p>
          </table:table-cell>
          <table:table-cell table:style-name="ce59" office:value-type="string">
            <text:p>Fluid restriction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263495000">
            <text:p>263495000</text:p>
          </table:table-cell>
          <table:table-cell table:style-name="ce59" office:value-type="string">
            <text:p>Gender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394760002">
            <text:p>394760002</text:p>
          </table:table-cell>
          <table:table-cell table:style-name="ce59" office:value-type="string">
            <text:p>General practitioner (GP) practice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73298004">
            <text:p>73298004</text:p>
          </table:table-cell>
          <table:table-cell table:style-name="ce59" office:value-type="string">
            <text:p>Has units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56265001">
            <text:p>56265001</text:p>
          </table:table-cell>
          <table:table-cell table:style-name="ce59" office:value-type="string">
            <text:p>Heart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28148005">
            <text:p>128148005</text:p>
          </table:table-cell>
          <table:table-cell table:style-name="ce59" office:value-type="string">
            <text:p>Heart murmur, categorized by intensity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271660002">
            <text:p>271660002</text:p>
          </table:table-cell>
          <table:table-cell table:style-name="ce59" office:value-type="string">
            <text:p>Heart sounds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368009">
            <text:p>368009</text:p>
          </table:table-cell>
          <table:table-cell table:style-name="ce59" office:value-type="string">
            <text:p>Heart valve disorder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4068001">
            <text:p>34068001</text:p>
          </table:table-cell>
          <table:table-cell table:style-name="ce59" office:value-type="string">
            <text:p>Heart valve replacement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271026005">
            <text:p>271026005</text:p>
          </table:table-cell>
          <table:table-cell table:style-name="ce59" office:value-type="string">
            <text:p>Hemoglobin level estimation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266995000">
            <text:p>266995000</text:p>
          </table:table-cell>
          <table:table-cell table:style-name="ce59" office:value-type="string">
            <text:p>History of - cardiovascular disease (situation)</text:p>
          </table:table-cell>
          <table:table-cell table:number-columns-repeated="1022"/>
        </table:table-row>
        <table:table-row table:style-name="ro4">
          <table:table-cell table:style-name="ce59" office:value-type="float" office:value="407586004">
            <text:p>407586004</text:p>
          </table:table-cell>
          <table:table-cell table:style-name="ce59" office:value-type="string">
            <text:p>History of - recreational drug use (situation)</text:p>
          </table:table-cell>
          <table:table-cell table:number-columns-repeated="1022"/>
        </table:table-row>
        <table:table-row table:style-name="ro4">
          <table:table-cell table:style-name="ce59" office:value-type="float" office:value="428375006">
            <text:p>428375006</text:p>
          </table:table-cell>
          <table:table-cell table:style-name="ce59" office:value-type="string">
            <text:p>History of placement of stent for coronary artery disease (situation)</text:p>
          </table:table-cell>
          <table:table-cell table:number-columns-repeated="1022"/>
        </table:table-row>
        <table:table-row table:style-name="ro4">
          <table:table-cell table:style-name="ce59" office:value-type="float" office:value="38341003">
            <text:p>38341003</text:p>
          </table:table-cell>
          <table:table-cell table:style-name="ce59" office:value-type="string">
            <text:p>Hypertensive disorder, systemic arterial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4486009">
            <text:p>34486009</text:p>
          </table:table-cell>
          <table:table-cell table:style-name="ce59" office:value-type="string">
            <text:p>Hyperthyroidism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65853002">
            <text:p>365853002</text:p>
          </table:table-cell>
          <table:table-cell table:style-name="ce59" office:value-type="string">
            <text:p>Imaging finding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06212004">
            <text:p>406212004</text:p>
          </table:table-cell>
          <table:table-cell table:style-name="ce59" office:value-type="string">
            <text:p>Immune hypersensitivity response status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385651009">
            <text:p>385651009</text:p>
          </table:table-cell>
          <table:table-cell table:style-name="ce59" office:value-type="string">
            <text:p>In progress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10513005">
            <text:p>410513005</text:p>
          </table:table-cell>
          <table:table-cell table:style-name="ce59" office:value-type="string">
            <text:p>In the past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128403000">
            <text:p>128403000</text:p>
          </table:table-cell>
          <table:table-cell table:style-name="ce59" office:value-type="string">
            <text:p>Infectious disease of heart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28241005">
            <text:p>128241005</text:p>
          </table:table-cell>
          <table:table-cell table:style-name="ce59" office:value-type="string">
            <text:p>Inflammatory disease of liver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14509005">
            <text:p>414509005</text:p>
          </table:table-cell>
          <table:table-cell table:style-name="ce59" office:value-type="string">
            <text:p>Insertion of drug coated stent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165581004">
            <text:p>165581004</text:p>
          </table:table-cell>
          <table:table-cell table:style-name="ce59" office:value-type="string">
            <text:p>International normalized ratio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128609009">
            <text:p>128609009</text:p>
          </table:table-cell>
          <table:table-cell table:style-name="ce59" office:value-type="string">
            <text:p>Intracranial aneurysm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80587008">
            <text:p>80587008</text:p>
          </table:table-cell>
          <table:table-cell table:style-name="ce59" office:value-type="string">
            <text:p>Jehovah's Witness, follower of religion (person)</text:p>
          </table:table-cell>
          <table:table-cell table:number-columns-repeated="1022"/>
        </table:table-row>
        <table:table-row table:style-name="ro4">
          <table:table-cell table:style-name="ce59" office:value-type="float" office:value="90708001">
            <text:p>90708001</text:p>
          </table:table-cell>
          <table:table-cell table:style-name="ce59" office:value-type="string">
            <text:p>Kidney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6692007">
            <text:p>36692007</text:p>
          </table:table-cell>
          <table:table-cell table:style-name="ce59" office:value-type="string">
            <text:p>Known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10516002">
            <text:p>410516002</text:p>
          </table:table-cell>
          <table:table-cell table:style-name="ce59" office:value-type="string">
            <text:p>Known absent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10590009">
            <text:p>410590009</text:p>
          </table:table-cell>
          <table:table-cell table:style-name="ce59" office:value-type="string">
            <text:p>Known possible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10515003">
            <text:p>410515003</text:p>
          </table:table-cell>
          <table:table-cell table:style-name="ce59" office:value-type="string">
            <text:p>Known present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15220000">
            <text:p>15220000</text:p>
          </table:table-cell>
          <table:table-cell table:style-name="ce59" office:value-type="string">
            <text:p>Laboratory test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248334005">
            <text:p>248334005</text:p>
          </table:table-cell>
          <table:table-cell table:style-name="ce59" office:value-type="string">
            <text:p>Length of body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43137006">
            <text:p>243137006</text:p>
          </table:table-cell>
          <table:table-cell table:style-name="ce59" office:value-type="string">
            <text:p>Long-term oxygen therapy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248665007">
            <text:p>248665007</text:p>
          </table:table-cell>
          <table:table-cell table:style-name="ce59" office:value-type="string">
            <text:p>Loudness of heart sounds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363346000">
            <text:p>363346000</text:p>
          </table:table-cell>
          <table:table-cell table:style-name="ce59" office:value-type="string">
            <text:p>Malignant neoplastic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23426006">
            <text:p>23426006</text:p>
          </table:table-cell>
          <table:table-cell table:style-name="ce59" office:value-type="string">
            <text:p>Measurement of respiratory function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257363003">
            <text:p>257363003</text:p>
          </table:table-cell>
          <table:table-cell table:style-name="ce59" office:value-type="string">
            <text:p>Metal stent (physical object)</text:p>
          </table:table-cell>
          <table:table-cell table:number-columns-repeated="1022"/>
        </table:table-row>
        <table:table-row table:style-name="ro4">
          <table:table-cell table:style-name="ce59" office:value-type="float" office:value="255604002">
            <text:p>255604002</text:p>
          </table:table-cell>
          <table:table-cell table:style-name="ce59" office:value-type="string">
            <text:p>Mild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313296004">
            <text:p>313296004</text:p>
          </table:table-cell>
          <table:table-cell table:style-name="ce59" office:value-type="string">
            <text:p>Mild chronic obstructive pulmonary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71923003">
            <text:p>371923003</text:p>
          </table:table-cell>
          <table:table-cell table:style-name="ce59" office:value-type="string">
            <text:p>Mild to moderate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6736007">
            <text:p>6736007</text:p>
          </table:table-cell>
          <table:table-cell table:style-name="ce59" office:value-type="string">
            <text:p>Moderate (severity modifier)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313297008">
            <text:p>313297008</text:p>
          </table:table-cell>
          <table:table-cell table:style-name="ce59" office:value-type="string">
            <text:p>Moderate chronic obstructive pulmonary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71924009">
            <text:p>371924009</text:p>
          </table:table-cell>
          <table:table-cell table:style-name="ce59" office:value-type="string">
            <text:p>Moderate to severe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22298006">
            <text:p>22298006</text:p>
          </table:table-cell>
          <table:table-cell table:style-name="ce59" office:value-type="string">
            <text:p>Myocardial infarc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21704003">
            <text:p>421704003</text:p>
          </table:table-cell>
          <table:table-cell table:style-name="ce59" office:value-type="string">
            <text:p>New York Heart Association Classification - Class II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20913000">
            <text:p>420913000</text:p>
          </table:table-cell>
          <table:table-cell table:style-name="ce59" office:value-type="string">
            <text:p>New York Heart Association Classification - Class III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22293003">
            <text:p>422293003</text:p>
          </table:table-cell>
          <table:table-cell table:style-name="ce59" office:value-type="string">
            <text:p>New York Heart Association Classification - Class IV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20816009">
            <text:p>420816009</text:p>
          </table:table-cell>
          <table:table-cell table:style-name="ce59" office:value-type="string">
            <text:p>New York Heart Association Classification (assessment scale)</text:p>
          </table:table-cell>
          <table:table-cell table:number-columns-repeated="1022"/>
        </table:table-row>
        <table:table-row table:style-name="ro4">
          <table:table-cell table:style-name="ce59" office:value-type="float" office:value="17621005">
            <text:p>17621005</text:p>
          </table:table-cell>
          <table:table-cell table:style-name="ce59" office:value-type="string">
            <text:p>Normal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385660001">
            <text:p>385660001</text:p>
          </table:table-cell>
          <table:table-cell table:style-name="ce59" office:value-type="string">
            <text:p>Not done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385653007">
            <text:p>385653007</text:p>
          </table:table-cell>
          <table:table-cell table:style-name="ce59" office:value-type="string">
            <text:p>Not to be stopped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260299005">
            <text:p>260299005</text:p>
          </table:table-cell>
          <table:table-cell table:style-name="ce59" office:value-type="string">
            <text:p>Number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78275009">
            <text:p>78275009</text:p>
          </table:table-cell>
          <table:table-cell table:style-name="ce59" office:value-type="string">
            <text:p>Obstructive sleep apnea syndrom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74964007">
            <text:p>74964007</text:p>
          </table:table-cell>
          <table:table-cell table:style-name="ce59" office:value-type="string">
            <text:p>Other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146336003">
            <text:p>146336003</text:p>
          </table:table-cell>
          <table:table-cell table:style-name="ce59" office:value-type="string">
            <text:p>Other diagnostic radiology NOS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57485005">
            <text:p>57485005</text:p>
          </table:table-cell>
          <table:table-cell table:style-name="ce59" office:value-type="string">
            <text:p>Oxygen therapy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414987002">
            <text:p>414987002</text:p>
          </table:table-cell>
          <table:table-cell table:style-name="ce59" office:value-type="string">
            <text:p>Pacemaker observabl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82825002">
            <text:p>282825002</text:p>
          </table:table-cell>
          <table:table-cell table:style-name="ce59" office:value-type="string">
            <text:p>Paroxysmal atrial fibrilla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10587003">
            <text:p>410587003</text:p>
          </table:table-cell>
          <table:table-cell table:style-name="ce59" office:value-type="string">
            <text:p>Past - time specified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16940007">
            <text:p>416940007</text:p>
          </table:table-cell>
          <table:table-cell table:style-name="ce59" office:value-type="string">
            <text:p>Past history of procedure (situation)</text:p>
          </table:table-cell>
          <table:table-cell table:number-columns-repeated="1022"/>
        </table:table-row>
        <table:table-row table:style-name="ro4">
          <table:table-cell table:style-name="ce59" office:value-type="float" office:value="424966008">
            <text:p>424966008</text:p>
          </table:table-cell>
          <table:table-cell table:style-name="ce59" office:value-type="string">
            <text:p>Patient - email address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184097001">
            <text:p>184097001</text:p>
          </table:table-cell>
          <table:table-cell table:style-name="ce59" office:value-type="string">
            <text:p>Patient address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77386006">
            <text:p>77386006</text:p>
          </table:table-cell>
          <table:table-cell table:style-name="ce59" office:value-type="string">
            <text:p>Patient currently pregnant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184095009">
            <text:p>184095009</text:p>
          </table:table-cell>
          <table:table-cell table:style-name="ce59" office:value-type="string">
            <text:p>Patient forenam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429697006">
            <text:p>429697006</text:p>
          </table:table-cell>
          <table:table-cell table:style-name="ce59" office:value-type="string">
            <text:p>Patient home telephone number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184107009">
            <text:p>184107009</text:p>
          </table:table-cell>
          <table:table-cell table:style-name="ce59" office:value-type="string">
            <text:p>Patient hospital number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405622006">
            <text:p>405622006</text:p>
          </table:table-cell>
          <table:table-cell table:style-name="ce59" office:value-type="string">
            <text:p>Patient middle nam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428481002">
            <text:p>428481002</text:p>
          </table:table-cell>
          <table:table-cell table:style-name="ce59" office:value-type="string">
            <text:p>Patient mobile telephone number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184096005">
            <text:p>184096005</text:p>
          </table:table-cell>
          <table:table-cell table:style-name="ce59" office:value-type="string">
            <text:p>Patient surnam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184103008">
            <text:p>184103008</text:p>
          </table:table-cell>
          <table:table-cell table:style-name="ce59" office:value-type="string">
            <text:p>Patient telephone number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371821000">
            <text:p>371821000</text:p>
          </table:table-cell>
          <table:table-cell table:style-name="ce59" office:value-type="string">
            <text:p>Patient with cardiac pacemaker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28843000">
            <text:p>428843000</text:p>
          </table:table-cell>
          <table:table-cell table:style-name="ce59" office:value-type="string">
            <text:p>Patient work telephone number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28311005">
            <text:p>228311005</text:p>
          </table:table-cell>
          <table:table-cell table:style-name="ce59" office:value-type="string">
            <text:p>Pattern of alcohol consumption through week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415070008">
            <text:p>415070008</text:p>
          </table:table-cell>
          <table:table-cell table:style-name="ce59" office:value-type="string">
            <text:p>Percutaneous coronary intervention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11101003">
            <text:p>11101003</text:p>
          </table:table-cell>
          <table:table-cell table:style-name="ce59" office:value-type="string">
            <text:p>Percutaneous transluminal coronary angioplasty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400047006">
            <text:p>400047006</text:p>
          </table:table-cell>
          <table:table-cell table:style-name="ce59" office:value-type="string">
            <text:p>Peripheral vascular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40028005">
            <text:p>440028005</text:p>
          </table:table-cell>
          <table:table-cell table:style-name="ce59" office:value-type="string">
            <text:p>Permanent atrial fibrilla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40059007">
            <text:p>440059007</text:p>
          </table:table-cell>
          <table:table-cell table:style-name="ce59" office:value-type="string">
            <text:p>Persistent atrial fibrilla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03071001">
            <text:p>303071001</text:p>
          </table:table-cell>
          <table:table-cell table:style-name="ce59" office:value-type="string">
            <text:p>Person in the family (person)</text:p>
          </table:table-cell>
          <table:table-cell table:number-columns-repeated="1022"/>
        </table:table-row>
        <table:table-row table:style-name="ro4">
          <table:table-cell table:style-name="ce59" office:value-type="float" office:value="399208008">
            <text:p>399208008</text:p>
          </table:table-cell>
          <table:table-cell table:style-name="ce59" office:value-type="string">
            <text:p>Plain chest X-ray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397943006">
            <text:p>397943006</text:p>
          </table:table-cell>
          <table:table-cell table:style-name="ce59" office:value-type="string">
            <text:p>Planned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8574009">
            <text:p>8574009</text:p>
          </table:table-cell>
          <table:table-cell table:style-name="ce59" office:value-type="string">
            <text:p>Platelet estimate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1488000">
            <text:p>1488000</text:p>
          </table:table-cell>
          <table:table-cell table:style-name="ce59" office:value-type="string">
            <text:p>Postoperative nausea and vomiting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23947004">
            <text:p>123947004</text:p>
          </table:table-cell>
          <table:table-cell table:style-name="ce59" office:value-type="string">
            <text:p>Post-streptococcal disorder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82770003">
            <text:p>182770003</text:p>
          </table:table-cell>
          <table:table-cell table:style-name="ce59" office:value-type="string">
            <text:p>Pre-anesthetic assessment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428330008">
            <text:p>428330008</text:p>
          </table:table-cell>
          <table:table-cell table:style-name="ce59" office:value-type="string">
            <text:p>Preferred mode of communication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83874006">
            <text:p>83874006</text:p>
          </table:table-cell>
          <table:table-cell table:style-name="ce59" office:value-type="string">
            <text:p>Preoperative evaluation, anesthesia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71388002">
            <text:p>71388002</text:p>
          </table:table-cell>
          <table:table-cell table:style-name="ce59" office:value-type="string">
            <text:p>Procedure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118798003">
            <text:p>118798003</text:p>
          </table:table-cell>
          <table:table-cell table:style-name="ce59" office:value-type="string">
            <text:p>Procedure on heart valve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415184000">
            <text:p>415184000</text:p>
          </table:table-cell>
          <table:table-cell table:style-name="ce59" office:value-type="string">
            <text:p>Prothrombin time finding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18149003">
            <text:p>418149003</text:p>
          </table:table-cell>
          <table:table-cell table:style-name="ce59" office:value-type="string">
            <text:p>Psychoactive substance (substance)</text:p>
          </table:table-cell>
          <table:table-cell table:number-columns-repeated="1022"/>
        </table:table-row>
        <table:table-row table:style-name="ro4">
          <table:table-cell table:style-name="ce59" office:value-type="float" office:value="91388009">
            <text:p>91388009</text:p>
          </table:table-cell>
          <table:table-cell table:style-name="ce59" office:value-type="string">
            <text:p>Psychoactive substance abu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78564009">
            <text:p>78564009</text:p>
          </table:table-cell>
          <table:table-cell table:style-name="ce59" office:value-type="string">
            <text:p>Pulse rat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6493001">
            <text:p>6493001</text:p>
          </table:table-cell>
          <table:table-cell table:style-name="ce59" office:value-type="string">
            <text:p>Recent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40377005">
            <text:p>440377005</text:p>
          </table:table-cell>
          <table:table-cell table:style-name="ce59" office:value-type="string">
            <text:p>Referral by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385648002">
            <text:p>385648002</text:p>
          </table:table-cell>
          <table:table-cell table:style-name="ce59" office:value-type="string">
            <text:p>Rejected by recipient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2399005">
            <text:p>42399005</text:p>
          </table:table-cell>
          <table:table-cell table:style-name="ce59" office:value-type="string">
            <text:p>Renal failure syndrom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85830006">
            <text:p>85830006</text:p>
          </table:table-cell>
          <table:table-cell table:style-name="ce59" office:value-type="string">
            <text:p>Repair of heart valve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385644000">
            <text:p>385644000</text:p>
          </table:table-cell>
          <table:table-cell table:style-name="ce59" office:value-type="string">
            <text:p>Requested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128254003">
            <text:p>128254003</text:p>
          </table:table-cell>
          <table:table-cell table:style-name="ce59" office:value-type="string">
            <text:p>Respiratory auscultation finding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8409008">
            <text:p>48409008</text:p>
          </table:table-cell>
          <table:table-cell table:style-name="ce59" office:value-type="string">
            <text:p>Respiratory crackles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5852007">
            <text:p>365852007</text:p>
          </table:table-cell>
          <table:table-cell table:style-name="ce59" office:value-type="string">
            <text:p>Respiratory function finding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52653008">
            <text:p>52653008</text:p>
          </table:table-cell>
          <table:table-cell table:style-name="ce59" office:value-type="string">
            <text:p>Respiratory sounds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81296001">
            <text:p>281296001</text:p>
          </table:table-cell>
          <table:table-cell table:style-name="ce59" office:value-type="string">
            <text:p>Result comments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396332003">
            <text:p>396332003</text:p>
          </table:table-cell>
          <table:table-cell table:style-name="ce59" office:value-type="string">
            <text:p>Rheumatism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69896004">
            <text:p>69896004</text:p>
          </table:table-cell>
          <table:table-cell table:style-name="ce59" office:value-type="string">
            <text:p>Rheumatoid arthritis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28404006">
            <text:p>128404006</text:p>
          </table:table-cell>
          <table:table-cell table:style-name="ce59" office:value-type="string">
            <text:p>Right heart failur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24484000">
            <text:p>24484000</text:p>
          </table:table-cell>
          <table:table-cell table:style-name="ce59" office:value-type="string">
            <text:p>Severe (severity modifier)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313299006">
            <text:p>313299006</text:p>
          </table:table-cell>
          <table:table-cell table:style-name="ce59" office:value-type="string">
            <text:p>Severe chronic obstructive pulmonary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272141005">
            <text:p>272141005</text:p>
          </table:table-cell>
          <table:table-cell table:style-name="ce59" office:value-type="string">
            <text:p>Severities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246112005">
            <text:p>246112005</text:p>
          </table:table-cell>
          <table:table-cell table:style-name="ce59" office:value-type="string">
            <text:p>Severity (attribute)</text:p>
          </table:table-cell>
          <table:table-cell table:number-columns-repeated="1022"/>
        </table:table-row>
        <table:table-row table:style-name="ro4">
          <table:table-cell table:style-name="ce59" office:value-type="float" office:value="77176002">
            <text:p>77176002</text:p>
          </table:table-cell>
          <table:table-cell table:style-name="ce59" office:value-type="string">
            <text:p>Smoker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98093005">
            <text:p>398093005</text:p>
          </table:table-cell>
          <table:table-cell table:style-name="ce59" office:value-type="string">
            <text:p>Social security number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164847006">
            <text:p>164847006</text:p>
          </table:table-cell>
          <table:table-cell table:style-name="ce59" office:value-type="string">
            <text:p>Standard ECG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410604004">
            <text:p>410604004</text:p>
          </table:table-cell>
          <table:table-cell table:style-name="ce59" office:value-type="string">
            <text:p>Subject of record (person)</text:p>
          </table:table-cell>
          <table:table-cell table:number-columns-repeated="1022"/>
        </table:table-row>
        <table:table-row table:style-name="ro4">
          <table:table-cell table:style-name="ce59" office:value-type="float" office:value="387713003">
            <text:p>387713003</text:p>
          </table:table-cell>
          <table:table-cell table:style-name="ce59" office:value-type="string">
            <text:p>Surgical procedure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385655000">
            <text:p>385655000</text:p>
          </table:table-cell>
          <table:table-cell table:style-name="ce59" office:value-type="string">
            <text:p>Suspended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271649006">
            <text:p>271649006</text:p>
          </table:table-cell>
          <table:table-cell table:style-name="ce59" office:value-type="string">
            <text:p>Systolic blood pressur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34467004">
            <text:p>234467004</text:p>
          </table:table-cell>
          <table:table-cell table:style-name="ce59" office:value-type="string">
            <text:p>Thrombophilia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85654001">
            <text:p>385654001</text:p>
          </table:table-cell>
          <table:table-cell table:style-name="ce59" office:value-type="string">
            <text:p>To be stopped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266918002">
            <text:p>266918002</text:p>
          </table:table-cell>
          <table:table-cell table:style-name="ce59" office:value-type="string">
            <text:p>Tobacco smoking consumption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116859006">
            <text:p>116859006</text:p>
          </table:table-cell>
          <table:table-cell table:style-name="ce59" office:value-type="string">
            <text:p>Transfusion of blood product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266257000">
            <text:p>266257000</text:p>
          </table:table-cell>
          <table:table-cell table:style-name="ce59" office:value-type="string">
            <text:p>Transient ischemic attack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2413006">
            <text:p>32413006</text:p>
          </table:table-cell>
          <table:table-cell table:style-name="ce59" office:value-type="string">
            <text:p>Transplantation of heart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410657003">
            <text:p>410657003</text:p>
          </table:table-cell>
          <table:table-cell table:style-name="ce59" office:value-type="string">
            <text:p>Type (attribute)</text:p>
          </table:table-cell>
          <table:table-cell table:number-columns-repeated="1022"/>
        </table:table-row>
        <table:table-row table:style-name="ro4">
          <table:table-cell table:style-name="ce59" office:value-type="float" office:value="261665006">
            <text:p>261665006</text:p>
          </table:table-cell>
          <table:table-cell table:style-name="ce59" office:value-type="string">
            <text:p>Unknown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56018004">
            <text:p>56018004</text:p>
          </table:table-cell>
          <table:table-cell table:style-name="ce59" office:value-type="string">
            <text:p>Wheezing (finding)</text:p>
          </table:table-cell>
          <table:table-cell table:number-columns-repeated="1022"/>
        </table:table-row>
        <table:table-row table:style-name="ro4" table:number-rows-repeated="104832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NOMED_Old" table:style-name="ta8">
        <table:table-column table:style-name="co36" table:default-cell-style-name="ce60"/>
        <table:table-column table:style-name="co53" table:default-cell-style-name="ce60"/>
        <table:table-column table:style-name="co36" table:number-columns-repeated="255" table:default-cell-style-name="ce60"/>
        <table:table-column table:style-name="co36" table:number-columns-repeated="767" table:default-cell-style-name="Default"/>
        <table:table-row table:style-name="ro1">
          <table:table-cell table:style-name="ce61" office:value-type="string">
            <text:p>Concept Name</text:p>
          </table:table-cell>
          <table:table-cell table:style-name="ce61" office:value-type="string">
            <text:p>Question ready for use</text:p>
          </table:table-cell>
          <table:table-cell table:style-name="ce61" office:value-type="string">
            <text:p>Question text</text:p>
          </table:table-cell>
          <table:table-cell table:style-name="ce61" office:value-type="string">
            <text:p>Conditions for display</text:p>
          </table:table-cell>
          <table:table-cell table:style-name="ce61" office:value-type="string">
            <text:p>Input type</text:p>
          </table:table-cell>
          <table:table-cell table:style-name="ce61" office:value-type="string">
            <text:p>Option list</text:p>
          </table:table-cell>
          <table:table-cell table:style-name="ce61" office:value-type="string">
            <text:p>Free text length</text:p>
          </table:table-cell>
          <table:table-cell table:style-name="ce61" office:value-type="string">
            <text:p>Details option</text:p>
          </table:table-cell>
          <table:table-cell table:style-name="ce61" office:value-type="string">
            <text:p>If answer == "" show details question</text:p>
          </table:table-cell>
          <table:table-cell table:style-name="ce75" office:value-type="string">
            <text:p>Question used in patient assessment</text:p>
          </table:table-cell>
          <table:table-cell table:style-name="ce75" office:value-type="string">
            <text:p>Question used in telephone assessment by professional</text:p>
          </table:table-cell>
          <table:table-cell table:style-name="ce75" office:value-type="string">
            <text:p>Question used in clinic or bedside assessment by professional</text:p>
          </table:table-cell>
          <table:table-cell table:style-name="ce75" office:value-type="string">
            <text:p>System field</text:p>
          </table:table-cell>
          <table:table-cell table:style-name="ce75" office:value-type="string">
            <text:p>Compulsory</text:p>
          </table:table-cell>
          <table:table-cell table:style-name="ce81" office:value-type="string">
            <text:p>Question type from heirarchy</text:p>
          </table:table-cell>
          <table:table-cell table:style-name="ce81" office:value-type="string">
            <text:p>Question sequence in heirarchy</text:p>
          </table:table-cell>
          <table:table-cell table:style-name="ce81" office:value-type="string">
            <text:p>SNOMED Concept</text:p>
          </table:table-cell>
          <table:table-cell table:style-name="ce83"/>
          <table:table-cell table:style-name="ce81" office:value-type="string">
            <text:p>Other qualifiers</text:p>
          </table:table-cell>
          <table:table-cell table:style-name="ce83"/>
          <table:table-cell table:style-name="ce81" office:value-type="string">
            <text:p>Other</text:p>
          </table:table-cell>
          <table:table-cell table:style-name="ce81" office:value-type="string">
            <text:p>Temporal context</text:p>
          </table:table-cell>
          <table:table-cell table:style-name="ce81" office:value-type="string">
            <text:p>Person referred to</text:p>
          </table:table-cell>
          <table:table-cell table:style-name="ce83"/>
          <table:table-cell table:number-columns-repeated="1000"/>
        </table:table-row>
        <table:table-row table:style-name="ro1">
          <table:table-cell table:style-name="ce62" office:value-type="string">
            <text:p>Malignancy_curr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Malignancy (active)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 table:number-columns-repeated="2"/>
          <table:table-cell table:style-name="ce62" office:value-type="string">
            <text:p>Patient History, General</text:p>
          </table:table-cell>
          <table:table-cell table:style-name="ce62" office:value-type="float" office:value="10">
            <text:p>10</text:p>
          </table:table-cell>
          <table:table-cell table:style-name="ce84" office:value-type="float" office:value="363346000">
            <text:p>363346000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Malignancy_curr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 you have cancer or is this a possibility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Y_N_U_Patient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 table:formula="of:=IF(([.C3]=&quot;&quot;);&quot;N&quot;;&quot;Y&quot;)" office:value-type="string" office:string-value="Y">
            <text:p>Y</text:p>
          </table:table-cell>
          <table:table-cell table:style-name="ce76" table:number-columns-repeated="4"/>
          <table:table-cell table:style-name="ce62" office:value-type="string">
            <text:p>Patient History, General</text:p>
          </table:table-cell>
          <table:table-cell table:style-name="ce62" office:value-type="float" office:value="10">
            <text:p>10</text:p>
          </table:table-cell>
          <table:table-cell table:style-name="ce84" office:value-type="float" office:value="363346000">
            <text:p>363346000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Malignancy_ever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Malignancy (ever)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6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 table:number-columns-repeated="2"/>
          <table:table-cell table:style-name="ce62" table:number-columns-repeated="2"/>
          <table:table-cell table:style-name="ce84"/>
          <table:table-cell table:style-name="ce66" table:number-columns-repeated="4"/>
          <table:table-cell table:style-name="ce84" table:number-columns-repeated="2"/>
          <table:table-cell table:style-name="ce66" table:number-columns-repeated="1001"/>
        </table:table-row>
        <table:table-row table:style-name="ro1">
          <table:table-cell table:style-name="ce62" office:value-type="string">
            <text:p>ACS_dat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CS date occurred</text:p>
          </table:table-cell>
          <table:table-cell table:style-name="ce62" office:value-type="string">
            <text:p>if ACS = not no or unknown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6">
            <text:p>16</text:p>
          </table:table-cell>
          <table:table-cell table:style-name="ce62" office:value-type="float" office:value="394659003">
            <text:p>394659003</text:p>
          </table:table-cell>
          <table:table-cell table:style-name="ce66"/>
          <table:table-cell table:style-name="ce62" office:value-type="float" office:value="6493001">
            <text:p>6493001</text:p>
          </table:table-cell>
          <table:table-cell table:style-name="ce66" table:number-columns-repeated="2"/>
          <table:table-cell table:style-name="ce62" office:value-type="float" office:value="410671006">
            <text:p>410671006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C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cute Coronary Syndrom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ACS_type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394659003">
            <text:p>394659003</text:p>
          </table:table-cell>
          <table:table-cell table:style-name="ce66"/>
          <table:table-cell table:style-name="ce62" office:value-type="float" office:value="6493001">
            <text:p>6493001</text:p>
          </table:table-cell>
          <table:table-cell table:style-name="ce66" table:number-columns-repeated="3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Heart_failure_acut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cute heart failur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 table:number-columns-repeated="2"/>
          <table:table-cell table:style-name="ce62" office:value-type="string">
            <text:p>Yes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40">
            <text:p>40</text:p>
          </table:table-cell>
          <table:table-cell table:style-name="ce84" office:value-type="float" office:value="56675007">
            <text:p>56675007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Patient_Postal_Addres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Postal address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Text</text:p>
          </table:table-cell>
          <table:table-cell table:style-name="ce66"/>
          <table:table-cell table:style-name="ce66" office:value-type="float" office:value="1000">
            <text:p>1000</text:p>
          </table:table-cell>
          <table:table-cell table:style-name="ce6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Demographic</text:p>
          </table:table-cell>
          <table:table-cell table:style-name="ce62" office:value-type="float" office:value="50">
            <text:p>50</text:p>
          </table:table-cell>
          <table:table-cell table:style-name="ce62" office:value-type="float" office:value="184097001">
            <text:p>184097001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Carer_Addres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arer address</text:p>
          </table:table-cell>
          <table:table-cell table:style-name="ce63" office:value-type="string">
            <text:p>Carer=Yes</text:p>
          </table:table-cell>
          <table:table-cell table:style-name="ce62" office:value-type="string">
            <text:p>Text</text:p>
          </table:table-cell>
          <table:table-cell table:style-name="ce66"/>
          <table:table-cell table:style-name="ce66" office:value-type="float" office:value="1000">
            <text:p>1000</text:p>
          </table:table-cell>
          <table:table-cell table:style-name="ce6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Demographic, Carer</text:p>
          </table:table-cell>
          <table:table-cell table:style-name="ce62" office:value-type="float" office:value="340">
            <text:p>340</text:p>
          </table:table-cell>
          <table:table-cell table:style-name="ce62" office:value-type="float" office:value="184097001">
            <text:p>184097001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Parent_Addres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Parent address</text:p>
          </table:table-cell>
          <table:table-cell table:style-name="ce66" office:value-type="string">
            <text:p>Parent_Contact_equals_Patient_Contact=No</text:p>
          </table:table-cell>
          <table:table-cell table:style-name="ce62" office:value-type="string">
            <text:p>Text</text:p>
          </table:table-cell>
          <table:table-cell table:style-name="ce66"/>
          <table:table-cell table:style-name="ce66" office:value-type="float" office:value="1000">
            <text:p>1000</text:p>
          </table:table-cell>
          <table:table-cell table:style-name="ce6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Demographic, Parent</text:p>
          </table:table-cell>
          <table:table-cell table:style-name="ce62" office:value-type="float" office:value="340">
            <text:p>340</text:p>
          </table:table-cell>
          <table:table-cell table:style-name="ce62" office:value-type="float" office:value="184097001">
            <text:p>184097001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Invesigation_Lab_Results_Albumin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lbumin</text:p>
          </table:table-cell>
          <table:table-cell table:style-name="ce62" office:value-type="string">
            <text:p>Invesigation_Lab_Results = Yes</text:p>
          </table:table-cell>
          <table:table-cell table:style-name="ce62" office:value-type="string">
            <text:p>Integer</text:p>
          </table:table-cell>
          <table:table-cell table:style-name="ce66" table:number-columns-repeated="4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17">
            <text:p>17</text:p>
          </table:table-cell>
          <table:table-cell table:style-name="ce62" office:value-type="float" office:value="365801005">
            <text:p>365801005</text:p>
          </table:table-cell>
          <table:table-cell table:style-name="ce66" table:number-columns-repeated="4"/>
          <table:table-cell table:style-name="ce84" office:value-type="float" office:value="410671006">
            <text:p>410671006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lcohol_Curr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lcohol consumption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 table:number-columns-repeated="2"/>
          <table:table-cell table:style-name="ce62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 table:number-columns-repeated="2"/>
          <table:table-cell table:style-name="ce62" office:value-type="string">
            <text:p>Patient History, General</text:p>
          </table:table-cell>
          <table:table-cell table:style-name="ce62" office:value-type="float" office:value="25">
            <text:p>25</text:p>
          </table:table-cell>
          <table:table-cell table:style-name="ce62" office:value-type="float" office:value="160573003">
            <text:p>160573003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lcohol_Curr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 you drink alcohol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2"/>
          <table:table-cell table:style-name="ce62" office:value-type="string">
            <text:p>Yes</text:p>
          </table:table-cell>
          <table:table-cell table:style-name="ce76" table:formula="of:=IF(([.C13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6" office:value-type="string">
            <text:p>Y</text:p>
          </table:table-cell>
          <table:table-cell table:style-name="ce62" office:value-type="string">
            <text:p>Patient History, General</text:p>
          </table:table-cell>
          <table:table-cell table:style-name="ce62" office:value-type="float" office:value="25">
            <text:p>25</text:p>
          </table:table-cell>
          <table:table-cell table:style-name="ce62" office:value-type="float" office:value="160573003">
            <text:p>160573003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llergie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llergy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6" office:value-type="string">
            <text:p>Y</text:p>
          </table:table-cell>
          <table:table-cell table:style-name="ce62" office:value-type="string">
            <text:p>Patient History, Allergy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06190000">
            <text:p>106190000</text:p>
          </table:table-cell>
          <table:table-cell table:style-name="ce66" table:number-columns-repeated="4"/>
          <table:table-cell table:style-name="ce84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llergie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 you have any allergies including medicines, latex rubber, tapes or food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 table:formula="of:=IF(([.C15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6" office:value-type="string">
            <text:p>Y</text:p>
          </table:table-cell>
          <table:table-cell table:style-name="ce62" office:value-type="string">
            <text:p>Patient History, Allergy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06190000">
            <text:p>106190000</text:p>
          </table:table-cell>
          <table:table-cell table:style-name="ce66" table:number-columns-repeated="4"/>
          <table:table-cell table:style-name="ce84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llergy_cause_reaction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llergy cause and reaction</text:p>
          </table:table-cell>
          <table:table-cell table:style-name="ce62" office:value-type="string">
            <text:p>if Allergy = Y</text:p>
          </table:table-cell>
          <table:table-cell table:style-name="ce62" office:value-type="string">
            <text:p>Text</text:p>
          </table:table-cell>
          <table:table-cell table:style-name="ce66"/>
          <table:table-cell table:style-name="ce66" office:value-type="float" office:value="100">
            <text:p>100</text:p>
          </table:table-cell>
          <table:table-cell table:style-name="ce66" table:number-columns-repeated="2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Allergy</text:p>
          </table:table-cell>
          <table:table-cell table:style-name="ce62" office:value-type="float" office:value="2">
            <text:p>2</text:p>
          </table:table-cell>
          <table:table-cell table:style-name="ce84" office:value-type="float" office:value="106190000">
            <text:p>106190000</text:p>
          </table:table-cell>
          <table:table-cell table:style-name="ce66"/>
          <table:table-cell table:style-name="ce84" office:value-type="float" office:value="246075003">
            <text:p>246075003</text:p>
          </table:table-cell>
          <table:table-cell table:style-name="ce62" office:value-type="string">
            <text:p>causative agent</text:p>
          </table:table-cell>
          <table:table-cell table:style-name="ce66"/>
          <table:table-cell table:style-name="ce84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llergy_cause_reaction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What are you allergic to?</text:p>
          </table:table-cell>
          <table:table-cell table:style-name="ce62" office:value-type="string">
            <text:p>if Allergy = Y</text:p>
          </table:table-cell>
          <table:table-cell table:style-name="ce62" office:value-type="string">
            <text:p>Text</text:p>
          </table:table-cell>
          <table:table-cell table:style-name="ce66"/>
          <table:table-cell table:style-name="ce66" office:value-type="float" office:value="100">
            <text:p>100</text:p>
          </table:table-cell>
          <table:table-cell table:style-name="ce66" table:number-columns-repeated="2"/>
          <table:table-cell table:style-name="ce76" table:formula="of:=IF(([.C17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9"/>
          <table:table-cell table:style-name="ce62" office:value-type="string">
            <text:p>Patient History, Allergy</text:p>
          </table:table-cell>
          <table:table-cell table:style-name="ce62" office:value-type="float" office:value="2">
            <text:p>2</text:p>
          </table:table-cell>
          <table:table-cell table:style-name="ce84" office:value-type="float" office:value="106190000">
            <text:p>106190000</text:p>
          </table:table-cell>
          <table:table-cell table:style-name="ce66"/>
          <table:table-cell table:style-name="ce84" office:value-type="float" office:value="246075003">
            <text:p>246075003</text:p>
          </table:table-cell>
          <table:table-cell table:style-name="ce62" office:value-type="string">
            <text:p>causative agent</text:p>
          </table:table-cell>
          <table:table-cell table:style-name="ce66"/>
          <table:table-cell table:style-name="ce84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nesthesia_technique_plann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nesthesia techniqu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ManyOption</text:p>
          </table:table-cell>
          <table:table-cell table:style-name="ce70" office:value-type="string">
            <text:p>Anesthesia_technique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Judgement and Plan</text:p>
          </table:table-cell>
          <table:table-cell table:style-name="ce62" office:value-type="float" office:value="40">
            <text:p>40</text:p>
          </table:table-cell>
          <table:table-cell table:style-name="ce85" office:value-type="float" office:value="410011004">
            <text:p>410011004</text:p>
          </table:table-cell>
          <table:table-cell table:style-name="ce66"/>
          <table:table-cell table:style-name="ce62" office:value-type="string">
            <text:p>397943006:410657003</text:p>
          </table:table-cell>
          <table:table-cell table:style-name="ce66" table:number-columns-repeated="3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Angina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ngina pectoris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1">
            <text:p>11</text:p>
          </table:table-cell>
          <table:table-cell table:style-name="ce84" office:value-type="float" office:value="194828000">
            <text:p>194828000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Angina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 you have angina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20]=&quot;&quot;);&quot;N&quot;;&quot;Y&quot;)" office:value-type="string" office:string-value="Y">
            <text:p>Y</text:p>
          </table:table-cell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1">
            <text:p>11</text:p>
          </table:table-cell>
          <table:table-cell table:style-name="ce84" office:value-type="float" office:value="194828000">
            <text:p>194828000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Angina_Clas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ngina class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Angina_severity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2">
            <text:p>12</text:p>
          </table:table-cell>
          <table:table-cell table:style-name="ce84" office:value-type="float" office:value="194828000">
            <text:p>194828000</text:p>
          </table:table-cell>
          <table:table-cell table:style-name="ce66"/>
          <table:table-cell table:style-name="ce84" office:value-type="float" office:value="410657003">
            <text:p>410657003</text:p>
          </table:table-cell>
          <table:table-cell table:style-name="ce66" table:number-columns-repeated="2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ortic_diseas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ortic diseas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80">
            <text:p>180</text:p>
          </table:table-cell>
          <table:table-cell table:style-name="ce62" office:value-type="float" office:value="47040006">
            <text:p>47040006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igation_Lab_Results_aPT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PTT</text:p>
          </table:table-cell>
          <table:table-cell table:style-name="ce62" office:value-type="string">
            <text:p>Invesigation_Lab_Results = Yes</text:p>
          </table:table-cell>
          <table:table-cell table:style-name="ce62" office:value-type="string">
            <text:p>Integer</text:p>
          </table:table-cell>
          <table:table-cell table:style-name="ce66" table:number-columns-repeated="4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413432001">
            <text:p>413432001</text:p>
          </table:table-cell>
          <table:table-cell table:style-name="ce66" table:number-columns-repeated="4"/>
          <table:table-cell table:style-name="ce84" office:value-type="float" office:value="410671006">
            <text:p>410671006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History_of_arrhythmia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rrhythmia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60">
            <text:p>60</text:p>
          </table:table-cell>
          <table:table-cell table:style-name="ce84" office:value-type="float" office:value="44808001">
            <text:p>44808001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History_of_arrhythmia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Have you ever had an irregular pulse or arrhythmia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 table:formula="of:=IF(([.C25]=&quot;&quot;);&quot;N&quot;;&quot;Y&quot;)" office:value-type="string" office:string-value="Y">
            <text:p>Y</text:p>
          </table:table-cell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60">
            <text:p>60</text:p>
          </table:table-cell>
          <table:table-cell table:style-name="ce84" office:value-type="float" office:value="44808001">
            <text:p>44808001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SA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SA class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ASA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Judgement and Plan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13347006">
            <text:p>413347006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sthma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sthma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 table:number-columns-repeated="2"/>
          <table:table-cell table:style-name="ce62" office:value-type="string">
            <text:p>Patient History, Respiratory</text:p>
          </table:table-cell>
          <table:table-cell table:style-name="ce62" office:value-type="float" office:value="5">
            <text:p>5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sthma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 you have asthma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 table:formula="of:=IF(([.C28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6" office:value-type="string">
            <text:p>Y</text:p>
          </table:table-cell>
          <table:table-cell table:style-name="ce62" office:value-type="string">
            <text:p>Patient History, Respiratory</text:p>
          </table:table-cell>
          <table:table-cell table:style-name="ce62" office:value-type="float" office:value="5">
            <text:p>5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4" office:value-type="string">
            <text:p>Asthma_severity</text:p>
          </table:table-cell>
          <table:table-cell table:style-name="ce64"/>
          <table:table-cell table:style-name="ce62" office:value-type="string">
            <text:p>Asthma (severity)</text:p>
          </table:table-cell>
          <table:table-cell table:style-name="ce62" office:value-type="string">
            <text:p>asthma = Y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Asthma_severity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Respiratory</text:p>
          </table:table-cell>
          <table:table-cell table:style-name="ce62" office:value-type="float" office:value="6">
            <text:p>6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Atrial_fibrillation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Atrial fibrillation</text:p>
          </table:table-cell>
          <table:table-cell table:style-name="ce62" office:value-type="string">
            <text:p>History_of_arrhythmia = Y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 table:number-columns-repeated="2"/>
          <table:table-cell table:style-name="ce62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70">
            <text:p>70</text:p>
          </table:table-cell>
          <table:table-cell table:style-name="ce62" office:value-type="float" office:value="49436004">
            <text:p>49436004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Atrial_fibrillation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Have you ever had atrial fibrillation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2"/>
          <table:table-cell table:style-name="ce62" office:value-type="string">
            <text:p>Yes</text:p>
          </table:table-cell>
          <table:table-cell table:style-name="ce76" table:formula="of:=IF(([.C31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71">
            <text:p>71</text:p>
          </table:table-cell>
          <table:table-cell table:style-name="ce62" office:value-type="float" office:value="49436004">
            <text:p>49436004</text:p>
          </table:table-cell>
          <table:table-cell table:style-name="ce66"/>
          <table:table-cell table:style-name="ce84" office:value-type="float" office:value="410657003">
            <text:p>410657003</text:p>
          </table:table-cell>
          <table:table-cell table:style-name="ce66" table:number-columns-repeated="2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Atrial_fibrillation_pattern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AF classification</text:p>
          </table:table-cell>
          <table:table-cell table:style-name="ce62" office:value-type="string">
            <text:p>Atrial_fibrillation = Y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AF_patter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table:number-columns-repeated="3"/>
          <table:table-cell table:style-name="ce66"/>
          <table:table-cell table:style-name="ce84"/>
          <table:table-cell table:style-name="ce66" table:number-columns-repeated="2"/>
          <table:table-cell table:style-name="ce62"/>
          <table:table-cell table:style-name="ce84"/>
          <table:table-cell table:style-name="ce66" table:number-columns-repeated="1001"/>
        </table:table-row>
        <table:table-row table:style-name="ro1">
          <table:table-cell table:style-name="ce65" office:value-type="string">
            <text:p>Autonomic_Dysreflexia</text:p>
          </table:table-cell>
          <table:table-cell table:style-name="ce65"/>
          <table:table-cell table:style-name="ce59" office:value-type="string">
            <text:p>Autonomic dysreflexia</text:p>
          </table:table-cell>
          <table:table-cell table:style-name="ce59" office:value-type="string">
            <text:p>Spinal cord injury = Y</text:p>
          </table:table-cell>
          <table:table-cell table:style-name="ce59" office:value-type="string">
            <text:p>OneOption</text:p>
          </table:table-cell>
          <table:table-cell table:style-name="ce72" office:value-type="string">
            <text:p>Y_N_U_Clinician</text:p>
          </table:table-cell>
          <table:table-cell table:style-name="ce74"/>
          <table:table-cell table:style-name="ce59" office:value-type="string">
            <text:p>Y</text:p>
          </table:table-cell>
          <table:table-cell table:style-name="ce59" office:value-type="string">
            <text:p>Yes</text:p>
          </table:table-cell>
          <table:table-cell table:style-name="ce77"/>
          <table:table-cell table:number-columns-repeated="2" table:style-name="ce77" office:value-type="string">
            <text:p>Y</text:p>
          </table:table-cell>
          <table:table-cell table:style-name="ce77"/>
          <table:table-cell table:style-name="ce80"/>
          <table:table-cell table:style-name="ce59" office:value-type="string">
            <text:p>Patient History, Neurological</text:p>
          </table:table-cell>
          <table:table-cell table:style-name="ce59" office:value-type="float" office:value="12">
            <text:p>12</text:p>
          </table:table-cell>
          <table:table-cell table:style-name="ce74" table:number-columns-repeated="5"/>
          <table:table-cell table:style-name="ce59" office:value-type="float" office:value="410511007">
            <text:p>410511007</text:p>
          </table:table-cell>
          <table:table-cell table:style-name="ce88" office:value-type="float" office:value="410604004">
            <text:p>410604004</text:p>
          </table:table-cell>
          <table:table-cell table:style-name="ce74" table:number-columns-repeated="1001"/>
        </table:table-row>
        <table:table-row table:style-name="ro1">
          <table:table-cell table:style-name="ce63" office:value-type="string">
            <text:p>Invesigation_Lab_Results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Lab results availabl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1">
            <text:p>1</text:p>
          </table:table-cell>
          <table:table-cell table:style-name="ce86" office:value-type="float" office:value="15220000">
            <text:p>15220000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igation_Lab_Results_One_Year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Have you had blood tests in the last year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35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1">
            <text:p>1</text:p>
          </table:table-cell>
          <table:table-cell table:style-name="ce86" office:value-type="float" office:value="15220000">
            <text:p>15220000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59" office:value-type="string">
            <text:p>BMI</text:p>
          </table:table-cell>
          <table:table-cell table:style-name="ce59"/>
          <table:table-cell table:style-name="ce59" office:value-type="string">
            <text:p>BMI (calculated)</text:p>
          </table:table-cell>
          <table:table-cell/>
          <table:table-cell table:style-name="ce59" office:value-type="string">
            <text:p>"=weight(kg)/height^2(metres)</text:p>
          </table:table-cell>
          <table:table-cell table:number-columns-repeated="4"/>
          <table:table-cell table:style-name="ce77"/>
          <table:table-cell table:number-columns-repeated="3" table:style-name="ce77" office:value-type="string">
            <text:p>Y</text:p>
          </table:table-cell>
          <table:table-cell table:style-name="ce78"/>
          <table:table-cell table:style-name="ce82" office:value-type="string">
            <text:p>Patient History, General</text:p>
          </table:table-cell>
          <table:table-cell table:style-name="ce83"/>
          <table:table-cell table:style-name="ce82" office:value-type="float" office:value="60621009">
            <text:p>60621009</text:p>
          </table:table-cell>
          <table:table-cell table:style-name="ce83" table:number-columns-repeated="4"/>
          <table:table-cell table:style-name="ce87" office:value-type="float" office:value="15240007">
            <text:p>15240007</text:p>
          </table:table-cell>
          <table:table-cell table:style-name="ce87" office:value-type="float" office:value="410604004">
            <text:p>410604004</text:p>
          </table:table-cell>
          <table:table-cell table:style-name="ce83"/>
          <table:table-cell table:number-columns-repeated="1000"/>
        </table:table-row>
        <table:table-row table:style-name="ro1">
          <table:table-cell table:style-name="ce63" office:value-type="string">
            <text:p>Breastfeeding_Current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Currently breastfeeding</text:p>
          </table:table-cell>
          <table:table-cell table:style-name="ce62" office:value-type="string">
            <text:p>gender = female and age &gt; 14 and age &lt; 45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Obstetric</text:p>
          </table:table-cell>
          <table:table-cell table:style-name="ce62" office:value-type="float" office:value="10">
            <text:p>1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Breastfeeding_Current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Are you breastfeeding?</text:p>
          </table:table-cell>
          <table:table-cell table:style-name="ce62" office:value-type="string">
            <text:p>gender = female and age &gt; 14 and age &lt; 45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38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9"/>
          <table:table-cell table:style-name="ce62" office:value-type="string">
            <text:p>Patient History, Obstetric</text:p>
          </table:table-cell>
          <table:table-cell table:style-name="ce62" office:value-type="float" office:value="10">
            <text:p>1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Bronchial_Hyperreactivity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Bronchial hyperactivity</text:p>
          </table:table-cell>
          <table:table-cell table:style-name="ce62" office:value-type="string">
            <text:p>age &lt;14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6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Paediatric, Respiratory</text:p>
          </table:table-cell>
          <table:table-cell table:style-name="ce62" office:value-type="float" office:value="5">
            <text:p>5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Bronchial_Hyperreactivity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Is there any history of wheeze or asthma?</text:p>
          </table:table-cell>
          <table:table-cell table:style-name="ce62" office:value-type="string">
            <text:p>age &lt;14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40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9"/>
          <table:table-cell table:style-name="ce62" office:value-type="string">
            <text:p>Patient History, Paediatric, Respiratory</text:p>
          </table:table-cell>
          <table:table-cell table:style-name="ce62" office:value-type="float" office:value="5">
            <text:p>5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Bronchopulmonary_Dysplasia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Bronchopulmonary dysplasia</text:p>
          </table:table-cell>
          <table:table-cell table:style-name="ce62" office:value-type="string">
            <text:p>age &lt;14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Paediatric, Respiratory</text:p>
          </table:table-cell>
          <table:table-cell table:style-name="ce62" office:value-type="float" office:value="10">
            <text:p>1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59" office:value-type="string">
            <text:p>BSA</text:p>
          </table:table-cell>
          <table:table-cell table:style-name="ce59"/>
          <table:table-cell table:style-name="ce59" office:value-type="string">
            <text:p>Body surface area (calculated)</text:p>
          </table:table-cell>
          <table:table-cell/>
          <table:table-cell table:style-name="ce69" office:value-type="string">
            <text:p>SQRT( (Height in cm * kg)/3600 )</text:p>
          </table:table-cell>
          <table:table-cell table:number-columns-repeated="4"/>
          <table:table-cell table:style-name="ce77"/>
          <table:table-cell table:number-columns-repeated="3" table:style-name="ce77" office:value-type="string">
            <text:p>Y</text:p>
          </table:table-cell>
          <table:table-cell table:style-name="ce78"/>
          <table:table-cell table:style-name="ce82" office:value-type="string">
            <text:p>Patient History, General</text:p>
          </table:table-cell>
          <table:table-cell table:style-name="ce83"/>
          <table:table-cell table:style-name="ce82" office:value-type="float" office:value="301898006">
            <text:p>301898006</text:p>
          </table:table-cell>
          <table:table-cell table:style-name="ce83" table:number-columns-repeated="4"/>
          <table:table-cell table:style-name="ce87" office:value-type="float" office:value="15240007">
            <text:p>15240007</text:p>
          </table:table-cell>
          <table:table-cell table:style-name="ce87" office:value-type="float" office:value="410604004">
            <text:p>410604004</text:p>
          </table:table-cell>
          <table:table-cell table:style-name="ce83"/>
          <table:table-cell table:number-columns-repeated="1000"/>
        </table:table-row>
        <table:table-row table:style-name="ro1">
          <table:table-cell table:style-name="ce63" office:value-type="string">
            <text:p>Previous_cardiac_surgery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Cardiac surgery past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50">
            <text:p>50</text:p>
          </table:table-cell>
          <table:table-cell table:style-name="ce62" office:value-type="float" office:value="161625008">
            <text:p>161625008</text:p>
          </table:table-cell>
          <table:table-cell table:style-name="ce66" table:number-columns-repeated="4"/>
          <table:table-cell table:style-name="ce62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Previous_cardiac_surgery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Have you ever had heart surgery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 table:formula="of:=IF(([.C44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50">
            <text:p>50</text:p>
          </table:table-cell>
          <table:table-cell table:style-name="ce62" office:value-type="float" office:value="161625008">
            <text:p>161625008</text:p>
          </table:table-cell>
          <table:table-cell table:style-name="ce66" table:number-columns-repeated="4"/>
          <table:table-cell table:style-name="ce62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Previous_cardiac_surgery_type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Cardiac surgery type</text:p>
          </table:table-cell>
          <table:table-cell table:style-name="ce63" office:value-type="string">
            <text:p>Previous_cardiac_surgery==Y</text:p>
          </table:table-cell>
          <table:table-cell table:style-name="ce62" office:value-type="string">
            <text:p>ManyOption</text:p>
          </table:table-cell>
          <table:table-cell table:style-name="ce70" office:value-type="string">
            <text:p>Past_cardiac_surgery_type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51">
            <text:p>51</text:p>
          </table:table-cell>
          <table:table-cell table:style-name="ce62" office:value-type="float" office:value="161625008">
            <text:p>161625008</text:p>
          </table:table-cell>
          <table:table-cell table:style-name="ce66"/>
          <table:table-cell table:style-name="ce84" office:value-type="float" office:value="410657003">
            <text:p>410657003</text:p>
          </table:table-cell>
          <table:table-cell table:style-name="ce66" table:number-columns-repeated="2"/>
          <table:table-cell table:style-name="ce62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Cardiomyopathy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ardiomyopathy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6" office:value-type="string">
            <text:p>Y</text:p>
          </table:table-cell>
          <table:table-cell table:style-name="ce66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31">
            <text:p>31</text:p>
          </table:table-cell>
          <table:table-cell table:style-name="ce62" office:value-type="float" office:value="85898001">
            <text:p>85898001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Carer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es the patient have a carer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Demographic, Carer</text:p>
          </table:table-cell>
          <table:table-cell table:style-name="ce62" office:value-type="float" office:value="1">
            <text:p>1</text:p>
          </table:table-cell>
          <table:table-cell table:style-name="ce66" table:number-columns-repeated="1008"/>
        </table:table-row>
        <table:table-row table:style-name="ro1">
          <table:table-cell table:style-name="ce62" office:value-type="string">
            <text:p>Carer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es the patient have a carer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48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9"/>
          <table:table-cell table:style-name="ce62" office:value-type="string">
            <text:p>Demographic, Carer</text:p>
          </table:table-cell>
          <table:table-cell table:style-name="ce62" office:value-type="float" office:value="1">
            <text:p>1</text:p>
          </table:table-cell>
          <table:table-cell table:style-name="ce66" table:number-columns-repeated="1008"/>
        </table:table-row>
        <table:table-row table:style-name="ro1">
          <table:table-cell table:style-name="ce64" office:value-type="string">
            <text:p>Carer_Name</text:p>
          </table:table-cell>
          <table:table-cell table:style-name="ce64"/>
          <table:table-cell table:style-name="ce59" office:value-type="string">
            <text:p>Carer name</text:p>
          </table:table-cell>
          <table:table-cell table:style-name="ce63" office:value-type="string">
            <text:p>Carer=Yes</text:p>
          </table:table-cell>
          <table:table-cell table:style-name="ce59" office:value-type="string">
            <text:p>Free text</text:p>
          </table:table-cell>
          <table:table-cell table:number-columns-repeated="4"/>
          <table:table-cell table:number-columns-repeated="3" table:style-name="ce77" office:value-type="string">
            <text:p>Y</text:p>
          </table:table-cell>
          <table:table-cell table:style-name="ce77" table:number-columns-repeated="2"/>
          <table:table-cell table:style-name="ce82" office:value-type="string">
            <text:p>Demographic, Parent</text:p>
          </table:table-cell>
          <table:table-cell table:style-name="ce82" office:value-type="float" office:value="300">
            <text:p>300</text:p>
          </table:table-cell>
          <table:table-cell table:style-name="ce83" table:number-columns-repeated="8"/>
          <table:table-cell table:number-columns-repeated="1000"/>
        </table:table-row>
        <table:table-row table:style-name="ro1">
          <table:table-cell table:style-name="ce63" office:value-type="string">
            <text:p>Allergy_cause_reaction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Allergy cause and reaction</text:p>
          </table:table-cell>
          <table:table-cell table:style-name="ce62" office:value-type="string">
            <text:p>Allergy = Yes</text:p>
          </table:table-cell>
          <table:table-cell table:style-name="ce62" office:value-type="string">
            <text:p>Text</text:p>
          </table:table-cell>
          <table:table-cell table:style-name="ce66" table:number-columns-repeated="4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Side effects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62014003">
            <text:p>62014003</text:p>
          </table:table-cell>
          <table:table-cell table:style-name="ce66"/>
          <table:table-cell table:style-name="ce84" office:value-type="float" office:value="246075003">
            <text:p>246075003</text:p>
          </table:table-cell>
          <table:table-cell table:style-name="ce66" table:number-columns-repeated="2"/>
          <table:table-cell table:style-name="ce62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6" office:value-type="string">
            <text:p>Allergy_cause_reaction</text:p>
          </table:table-cell>
          <table:table-cell table:style-name="ce66" office:value-type="string">
            <text:p>Y</text:p>
          </table:table-cell>
          <table:table-cell table:style-name="ce62" office:value-type="string">
            <text:p>What are you allergic to? <text:s/>What happens when you have it?</text:p>
          </table:table-cell>
          <table:table-cell table:style-name="ce62" office:value-type="string">
            <text:p>Allergy = Yes</text:p>
          </table:table-cell>
          <table:table-cell table:style-name="ce62" office:value-type="string">
            <text:p>Text</text:p>
          </table:table-cell>
          <table:table-cell table:style-name="ce66" table:number-columns-repeated="4"/>
          <table:table-cell table:style-name="ce76" table:formula="of:=IF(([.C51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9"/>
          <table:table-cell table:style-name="ce62" office:value-type="string">
            <text:p>Patient History, Side effects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62014003">
            <text:p>62014003</text:p>
          </table:table-cell>
          <table:table-cell table:style-name="ce66"/>
          <table:table-cell table:style-name="ce84" office:value-type="float" office:value="246075003">
            <text:p>246075003</text:p>
          </table:table-cell>
          <table:table-cell table:style-name="ce66" table:number-columns-repeated="2"/>
          <table:table-cell table:style-name="ce62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Exercise_tolerance_less_than_4_METS_cause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Reason for exercise tolerance &lt; 4 METS</text:p>
          </table:table-cell>
          <table:table-cell table:style-name="ce62" office:value-type="string">
            <text:p>if Exercise_tolerance_METS &lt;4</text:p>
          </table:table-cell>
          <table:table-cell table:style-name="ce62" office:value-type="string">
            <text:p>ManyOption</text:p>
          </table:table-cell>
          <table:table-cell table:style-name="ce70" office:value-type="string">
            <text:p>Poor_exercise_tolerance_reasons_clinicians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Functional Status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267044007">
            <text:p>267044007</text:p>
          </table:table-cell>
          <table:table-cell table:style-name="ce66"/>
          <table:table-cell table:style-name="ce84" office:value-type="float" office:value="134198009">
            <text:p>134198009</text:p>
          </table:table-cell>
          <table:table-cell table:style-name="ce62" office:value-type="string">
            <text:p>etiology</text:p>
          </table:table-cell>
          <table:table-cell table:style-name="ce66"/>
          <table:table-cell table:style-name="ce62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Exercise_tolerance_less_than_4_METS_cause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What stops you from doing more exercise</text:p>
          </table:table-cell>
          <table:table-cell table:style-name="ce62" office:value-type="string">
            <text:p>if Exercise_tolerance_METS &lt;4</text:p>
          </table:table-cell>
          <table:table-cell table:style-name="ce62" office:value-type="string">
            <text:p>ManyOption</text:p>
          </table:table-cell>
          <table:table-cell table:style-name="ce70" office:value-type="string">
            <text:p>Poor_exercise_tolerance_reasons_patient</text:p>
          </table:table-cell>
          <table:table-cell table:style-name="ce66" table:number-columns-repeated="3"/>
          <table:table-cell table:style-name="ce76" table:formula="of:=IF(([.C53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Functional Status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267044007">
            <text:p>267044007</text:p>
          </table:table-cell>
          <table:table-cell table:style-name="ce66"/>
          <table:table-cell table:style-name="ce84" office:value-type="float" office:value="134198009">
            <text:p>134198009</text:p>
          </table:table-cell>
          <table:table-cell table:style-name="ce62" office:value-type="string">
            <text:p>etiology</text:p>
          </table:table-cell>
          <table:table-cell table:style-name="ce66"/>
          <table:table-cell table:style-name="ce62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erebrovascular_Disease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Cerebrovascular diseas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Neurological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62914000">
            <text:p>62914000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erebrovascular_Disease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Have you ever had a stroke, mini stroke, TIA or brain aneurysm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55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Neurological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62914000">
            <text:p>62914000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hild_Pugh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Child Pugh grade</text:p>
          </table:table-cell>
          <table:table-cell table:style-name="ce62" office:value-type="string">
            <text:p>Cirrhosis = Yes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Child_Pugh_Grade</text:p>
          </table:table-cell>
          <table:table-cell table:style-name="ce66"/>
          <table:table-cell table:style-name="ce62" office:value-type="string">
            <text:p>equals A or B or C</text:p>
          </table:table-cell>
          <table:table-cell table:style-name="ce62" office:value-type="string">
            <text:p>Yes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Liver</text:p>
          </table:table-cell>
          <table:table-cell table:style-name="ce62" office:value-type="float" office:value="11">
            <text:p>11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Heart_failure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Heart failur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48447003">
            <text:p>48447003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Heart_failure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Have you ever been diagnosed with heart failure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58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48447003">
            <text:p>48447003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Cirrhosi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irrhosis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Liver</text:p>
          </table:table-cell>
          <table:table-cell table:style-name="ce62" office:value-type="float" office:value="10">
            <text:p>1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Cirrhosi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Have you ever been diagnosed with cirrhosis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number-columns-repeated="2"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Liver</text:p>
          </table:table-cell>
          <table:table-cell table:style-name="ce62"/>
          <table:table-cell table:style-name="ce66" table:number-columns-repeated="5"/>
          <table:table-cell table:style-name="ce62"/>
          <table:table-cell table:style-name="ce84"/>
          <table:table-cell table:style-name="ce66" table:number-columns-repeated="1001"/>
        </table:table-row>
        <table:table-row table:style-name="ro1">
          <table:table-cell table:style-name="ce63" office:value-type="string">
            <text:p>Cognitive_Impairment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Cognitive impairment</text:p>
          </table:table-cell>
          <table:table-cell table:style-name="ce62" office:value-type="string">
            <text:p>age &lt; 14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Paediatric, Neurological</text:p>
          </table:table-cell>
          <table:table-cell table:style-name="ce62" office:value-type="float" office:value="1">
            <text:p>1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ognitive_Impairment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Does the patient have any developmental delay?</text:p>
          </table:table-cell>
          <table:table-cell table:style-name="ce62" office:value-type="string">
            <text:p>age &lt; 14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/>
          <table:table-cell table:style-name="ce66" office:value-type="string">
            <text:p>Y</text:p>
          </table:table-cell>
          <table:table-cell table:style-name="ce66" office:value-type="string">
            <text:p>Yes</text:p>
          </table:table-cell>
          <table:table-cell table:style-name="ce76" table:formula="of:=IF(([.C62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Paediatric, Neurological</text:p>
          </table:table-cell>
          <table:table-cell table:style-name="ce62" office:value-type="float" office:value="1">
            <text:p>1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ongenital_heart_disease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Congenital Heart diseas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50">
            <text:p>150</text:p>
          </table:table-cell>
          <table:table-cell table:style-name="ce62" office:value-type="float" office:value="13213009">
            <text:p>13213009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ongenital_heart_disease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Were you born with any heart disease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 table:formula="of:=IF(([.C64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50">
            <text:p>150</text:p>
          </table:table-cell>
          <table:table-cell table:style-name="ce62" office:value-type="float" office:value="13213009">
            <text:p>13213009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ongenital_heart_disease_typ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ongenital heart disease type</text:p>
          </table:table-cell>
          <table:table-cell table:style-name="ce62" office:value-type="string">
            <text:p>if Congenital_heart_disease = Yes</text:p>
          </table:table-cell>
          <table:table-cell table:style-name="ce62" office:value-type="string">
            <text:p>ManyOption</text:p>
          </table:table-cell>
          <table:table-cell table:style-name="ce70" office:value-type="string">
            <text:p>Congenital_heart_disease_type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51">
            <text:p>151</text:p>
          </table:table-cell>
          <table:table-cell table:style-name="ce62" office:value-type="float" office:value="13213009">
            <text:p>13213009</text:p>
          </table:table-cell>
          <table:table-cell table:style-name="ce66"/>
          <table:table-cell table:style-name="ce84" office:value-type="float" office:value="410657003">
            <text:p>410657003</text:p>
          </table:table-cell>
          <table:table-cell table:style-name="ce66" table:number-columns-repeated="2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ongenital_Or_Hereditary_Diseas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ongenital or hereditary disorders</text:p>
          </table:table-cell>
          <table:table-cell table:style-name="ce62" office:value-type="string">
            <text:p>age &lt;14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Paediatric, General</text:p>
          </table:table-cell>
          <table:table-cell table:style-name="ce62" office:value-type="float" office:value="1">
            <text:p>1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ongenital_Or_Hereditary_Diseas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es the child have any hereditary disease or disease from birth?</text:p>
          </table:table-cell>
          <table:table-cell table:style-name="ce62" office:value-type="string">
            <text:p>age &lt;14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67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Paediatric, General</text:p>
          </table:table-cell>
          <table:table-cell table:style-name="ce62" office:value-type="float" office:value="1">
            <text:p>1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onsent_given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Informed consent given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Judgement and Plan</text:p>
          </table:table-cell>
          <table:table-cell table:style-name="ce62" office:value-type="float" office:value="52">
            <text:p>52</text:p>
          </table:table-cell>
          <table:table-cell table:style-name="ce86" office:value-type="float" office:value="398172005">
            <text:p>398172005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7" office:value-type="string">
            <text:p>Consultations_complet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onsultation completed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6" office:value-type="string">
            <text:p>Y</text:p>
          </table:table-cell>
          <table:table-cell table:style-name="ce66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Consultation, Completed</text:p>
          </table:table-cell>
          <table:table-cell table:style-name="ce62" office:value-type="float" office:value="10">
            <text:p>10</text:p>
          </table:table-cell>
          <table:table-cell table:style-name="ce86" office:value-type="float" office:value="11429006">
            <text:p>11429006</text:p>
          </table:table-cell>
          <table:table-cell table:style-name="ce66"/>
          <table:table-cell table:style-name="ce62" office:value-type="float" office:value="385658003">
            <text:p>385658003</text:p>
          </table:table-cell>
          <table:table-cell table:style-name="ce66" table:number-columns-repeated="3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7" office:value-type="string">
            <text:p>Consultations_request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onsultation requested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6" office:value-type="string">
            <text:p>Y</text:p>
          </table:table-cell>
          <table:table-cell table:style-name="ce66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Consultation, Requested</text:p>
          </table:table-cell>
          <table:table-cell table:style-name="ce62" office:value-type="float" office:value="1">
            <text:p>1</text:p>
          </table:table-cell>
          <table:table-cell table:style-name="ce86" office:value-type="float" office:value="11429006">
            <text:p>11429006</text:p>
          </table:table-cell>
          <table:table-cell table:style-name="ce62" table:formula="of:=LOOKUP([.Q70];[$SNOMED_Old2.A1:.B1000];[$SNOMED_Old2.B1:.B1000])" office:value-type="float" office:value="0">
            <text:p>#N/A</text:p>
          </table:table-cell>
          <table:table-cell table:style-name="ce86" office:value-type="float" office:value="385644000">
            <text:p>385644000</text:p>
          </table:table-cell>
          <table:table-cell table:style-name="ce66" table:number-columns-repeated="3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COP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OPD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 table:number-columns-repeated="2"/>
          <table:table-cell table:style-name="ce62" office:value-type="string">
            <text:p>Patient History, Respiratory</text:p>
          </table:table-cell>
          <table:table-cell table:style-name="ce62" office:value-type="float" office:value="10">
            <text:p>1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COP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 you have emphysema or chronic bronchitis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72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3"/>
          <table:table-cell table:style-name="ce62" office:value-type="string">
            <text:p>Patient History, Respiratory</text:p>
          </table:table-cell>
          <table:table-cell table:style-name="ce62" office:value-type="float" office:value="10">
            <text:p>1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OPD_severity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OPD (severity)</text:p>
          </table:table-cell>
          <table:table-cell table:style-name="ce62" office:value-type="string">
            <text:p>COPD = Yes</text:p>
          </table:table-cell>
          <table:table-cell table:style-name="ce62" office:value-type="string">
            <text:p>OneOption</text:p>
          </table:table-cell>
          <table:table-cell table:style-name="ce73" office:value-type="string">
            <text:p>GOLD_stages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Respiratory</text:p>
          </table:table-cell>
          <table:table-cell table:style-name="ce62" office:value-type="float" office:value="11">
            <text:p>11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CPAP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PAP us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Respiratory</text:p>
          </table:table-cell>
          <table:table-cell table:style-name="ce62" office:value-type="float" office:value="21">
            <text:p>21</text:p>
          </table:table-cell>
          <table:table-cell table:style-name="ce66" table:number-columns-repeated="6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CPAP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 you use a CPAP machine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75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Respiratory</text:p>
          </table:table-cell>
          <table:table-cell table:style-name="ce62" office:value-type="float" office:value="21">
            <text:p>21</text:p>
          </table:table-cell>
          <table:table-cell table:style-name="ce66" table:number-columns-repeated="6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7" office:value-type="string">
            <text:p>Craniofacial_abnormality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raniofacial abnormalities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6" office:value-type="string">
            <text:p>Y</text:p>
          </table:table-cell>
          <table:table-cell table:style-name="ce66" office:value-type="string">
            <text:p>Yes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Airway, Examination</text:p>
          </table:table-cell>
          <table:table-cell table:style-name="ce62" office:value-type="float" office:value="30">
            <text:p>3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igation_Lab_Results_Creatinin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reatinine</text:p>
          </table:table-cell>
          <table:table-cell table:style-name="ce62" office:value-type="string">
            <text:p>Invesigation_Lab_Results = Yes</text:p>
          </table:table-cell>
          <table:table-cell table:style-name="ce62" office:value-type="string">
            <text:p>Number</text:p>
          </table:table-cell>
          <table:table-cell table:style-name="ce66" table:number-columns-repeated="4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365756002">
            <text:p>365756002</text:p>
          </table:table-cell>
          <table:table-cell table:style-name="ce66" table:number-columns-repeated="4"/>
          <table:table-cell table:style-name="ce84" office:value-type="float" office:value="410671006">
            <text:p>410671006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Tobacco_Cigarettes_per_Day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igarettes / day average (current)</text:p>
          </table:table-cell>
          <table:table-cell table:style-name="ce62" office:value-type="string">
            <text:p>Tobacco_Current = Yes</text:p>
          </table:table-cell>
          <table:table-cell table:style-name="ce62" office:value-type="string">
            <text:p>Integer</text:p>
          </table:table-cell>
          <table:table-cell table:style-name="ce66" table:number-columns-repeated="4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General</text:p>
          </table:table-cell>
          <table:table-cell table:style-name="ce62" office:value-type="float" office:value="32">
            <text:p>32</text:p>
          </table:table-cell>
          <table:table-cell table:style-name="ce62" office:value-type="float" office:value="266918002">
            <text:p>266918002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Tobacco_Cigarettes_per_Day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On average, how many cigarettes do you smoke each day?</text:p>
          </table:table-cell>
          <table:table-cell table:style-name="ce62" office:value-type="string">
            <text:p>Tobacco_Current = Yes</text:p>
          </table:table-cell>
          <table:table-cell table:style-name="ce62" office:value-type="string">
            <text:p>Integer</text:p>
          </table:table-cell>
          <table:table-cell table:style-name="ce66" table:number-columns-repeated="4"/>
          <table:table-cell table:style-name="ce76" table:formula="of:=IF(([.C79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General</text:p>
          </table:table-cell>
          <table:table-cell table:style-name="ce62" office:value-type="float" office:value="32">
            <text:p>32</text:p>
          </table:table-cell>
          <table:table-cell table:style-name="ce62" office:value-type="float" office:value="266918002">
            <text:p>266918002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Pregnancy_Curr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urrently pregnancy</text:p>
          </table:table-cell>
          <table:table-cell table:style-name="ce62" office:value-type="string">
            <text:p>Patient_Gender = Female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Pregnant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 table:number-columns-repeated="2"/>
          <table:table-cell table:style-name="ce62" office:value-type="string">
            <text:p>Patient History, Obstetric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77386006">
            <text:p>77386006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Pregnancy_Curr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re you, or could you be, pregnant?</text:p>
          </table:table-cell>
          <table:table-cell table:style-name="ce62" office:value-type="string">
            <text:p>Patient_Gender = Female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Pregnant</text:p>
          </table:table-cell>
          <table:table-cell table:style-name="ce66" table:number-columns-repeated="3"/>
          <table:table-cell table:style-name="ce76" table:formula="of:=IF(([.C81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3"/>
          <table:table-cell table:style-name="ce62" office:value-type="string">
            <text:p>Patient History, Obstetric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77386006">
            <text:p>77386006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Tobacco_Curr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Smoker, current</text:p>
          </table:table-cell>
          <table:table-cell table:style-name="ce63" office:value-type="string">
            <text:p>Tobacco_Ever = Yes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General</text:p>
          </table:table-cell>
          <table:table-cell table:style-name="ce62" office:value-type="float" office:value="31">
            <text:p>31</text:p>
          </table:table-cell>
          <table:table-cell table:style-name="ce62" office:value-type="float" office:value="266918002">
            <text:p>266918002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Tobacco_Curr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 you smoke now?</text:p>
          </table:table-cell>
          <table:table-cell table:style-name="ce63" office:value-type="string">
            <text:p>Tobacco_Ever = Yes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83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General</text:p>
          </table:table-cell>
          <table:table-cell table:style-name="ce62" office:value-type="float" office:value="31">
            <text:p>31</text:p>
          </table:table-cell>
          <table:table-cell table:style-name="ce62" office:value-type="float" office:value="266918002">
            <text:p>266918002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tigations_CXR_Date_Perform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XR date</text:p>
          </table:table-cell>
          <table:table-cell table:style-name="ce63" office:value-type="string">
            <text:p>Investigations_CXR_Performed=Yes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51">
            <text:p>51</text:p>
          </table:table-cell>
          <table:table-cell table:style-name="ce62" office:value-type="float" office:value="399208008">
            <text:p>399208008</text:p>
          </table:table-cell>
          <table:table-cell table:style-name="ce66" table:number-columns-repeated="4"/>
          <table:table-cell table:style-name="ce84" office:value-type="float" office:value="410671006">
            <text:p>410671006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tigations_CXR_Perform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XR performed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50">
            <text:p>50</text:p>
          </table:table-cell>
          <table:table-cell table:style-name="ce62" office:value-type="float" office:value="399208008">
            <text:p>399208008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tigations_CXR_Perform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Have you had a chest x-ray in the last year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86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50">
            <text:p>50</text:p>
          </table:table-cell>
          <table:table-cell table:style-name="ce62" office:value-type="float" office:value="399208008">
            <text:p>399208008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tigations_CXR_Result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XR results</text:p>
          </table:table-cell>
          <table:table-cell table:style-name="ce63" office:value-type="string">
            <text:p>Investigations_CXR_Performed=Yes</text:p>
          </table:table-cell>
          <table:table-cell table:style-name="ce62" office:value-type="string">
            <text:p>Free text</text:p>
          </table:table-cell>
          <table:table-cell table:style-name="ce66" table:number-columns-repeated="4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52">
            <text:p>52</text:p>
          </table:table-cell>
          <table:table-cell table:style-name="ce62" office:value-type="float" office:value="399208008">
            <text:p>399208008</text:p>
          </table:table-cell>
          <table:table-cell table:style-name="ce66"/>
          <table:table-cell table:style-name="ce62" office:value-type="float" office:value="365853002">
            <text:p>365853002</text:p>
          </table:table-cell>
          <table:table-cell table:style-name="ce66" table:number-columns-repeated="2"/>
          <table:table-cell table:style-name="ce84" office:value-type="float" office:value="410671006">
            <text:p>410671006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Cyanosi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yanosis</text:p>
          </table:table-cell>
          <table:table-cell table:style-name="ce62" office:value-type="string">
            <text:p>Patient_DOB - current date &lt; 14 years <text:s/>OR Patient_Age&lt;14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Paediatric, Cardiac</text:p>
          </table:table-cell>
          <table:table-cell table:style-name="ce62" office:value-type="float" office:value="20">
            <text:p>2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BP_Diastolic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iastolic BP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integer</text:p>
          </table:table-cell>
          <table:table-cell table:style-name="ce66" table:number-columns-repeated="4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hysical Examination, General</text:p>
          </table:table-cell>
          <table:table-cell table:style-name="ce62" office:value-type="float" office:value="7">
            <text:p>7</text:p>
          </table:table-cell>
          <table:table-cell table:style-name="ce66" table:number-columns-repeated="5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igations_ECG_Dat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CG date</text:p>
          </table:table-cell>
          <table:table-cell table:style-name="ce63" office:value-type="string">
            <text:p>Invesigations_ECG_Performed = Yes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31">
            <text:p>31</text:p>
          </table:table-cell>
          <table:table-cell table:style-name="ce62" office:value-type="float" office:value="164847006">
            <text:p>164847006</text:p>
          </table:table-cell>
          <table:table-cell table:style-name="ce66" table:number-columns-repeated="4"/>
          <table:table-cell table:style-name="ce84" office:value-type="float" office:value="410671006">
            <text:p>410671006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Assessment_Date_Star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ate of assessment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Datestamp</text:p>
          </table:table-cell>
          <table:table-cell table:style-name="ce66" table:number-columns-repeated="4"/>
          <table:table-cell table:style-name="ce76" table:number-columns-repeated="3"/>
          <table:table-cell table:style-name="ce76" office:value-type="string">
            <text:p>Y</text:p>
          </table:table-cell>
          <table:table-cell table:style-name="ce79" office:value-type="string">
            <text:p>Y</text:p>
          </table:table-cell>
          <table:table-cell table:style-name="ce62" office:value-type="string">
            <text:p>Patient History, Planned Procedure</text:p>
          </table:table-cell>
          <table:table-cell table:style-name="ce62" office:value-type="float" office:value="1">
            <text:p>1</text:p>
          </table:table-cell>
          <table:table-cell table:style-name="ce84" office:value-type="float" office:value="182770003">
            <text:p>182770003</text:p>
          </table:table-cell>
          <table:table-cell table:style-name="ce84" office:value-type="string">
            <text:p>preanesthetic assessment</text:p>
          </table:table-cell>
          <table:table-cell table:style-name="ce66" table:number-columns-repeated="3"/>
          <table:table-cell table:style-name="ce84" office:value-type="float" office:value="439771001">
            <text:p>439771001</text:p>
          </table:table-cell>
          <table:table-cell table:style-name="ce84" office:value-type="float" office:value="410604004">
            <text:p>410604004</text:p>
          </table:table-cell>
          <table:table-cell table:style-name="ce62" office:value-type="string">
            <text:p>date</text:p>
          </table:table-cell>
          <table:table-cell table:style-name="ce66" table:number-columns-repeated="1000"/>
        </table:table-row>
        <table:table-row table:style-name="ro1">
          <table:table-cell table:style-name="ce63" office:value-type="string">
            <text:p>Myocardial_infarction_date_most_rec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ate of most recent MI</text:p>
          </table:table-cell>
          <table:table-cell table:style-name="ce62" office:value-type="string">
            <text:p>MI_ever = Yes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22">
            <text:p>22</text:p>
          </table:table-cell>
          <table:table-cell table:style-name="ce62" office:value-type="float" office:value="22298006">
            <text:p>22298006</text:p>
          </table:table-cell>
          <table:table-cell table:style-name="ce66" table:number-columns-repeated="4"/>
          <table:table-cell table:style-name="ce84" office:value-type="float" office:value="439772008">
            <text:p>439772008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Myocardial_infarction_date_most_rec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When was you last heart attack? <text:s/>Approximate date is OK.</text:p>
          </table:table-cell>
          <table:table-cell table:style-name="ce62" office:value-type="string">
            <text:p>MI_ever = Yes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 table:formula="of:=IF(([.C93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22">
            <text:p>22</text:p>
          </table:table-cell>
          <table:table-cell table:style-name="ce62" office:value-type="float" office:value="22298006">
            <text:p>22298006</text:p>
          </table:table-cell>
          <table:table-cell table:style-name="ce66" table:number-columns-repeated="4"/>
          <table:table-cell table:style-name="ce84" office:value-type="float" office:value="439772008">
            <text:p>439772008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Tobacco_Date_Stopp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ate stopped smoking</text:p>
          </table:table-cell>
          <table:table-cell table:style-name="ce62" office:value-type="string">
            <text:p>Tobacco_Ever = Yes and <text:s/>Tobacco_Current = No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General</text:p>
          </table:table-cell>
          <table:table-cell table:style-name="ce62" office:value-type="float" office:value="33">
            <text:p>33</text:p>
          </table:table-cell>
          <table:table-cell table:style-name="ce62" office:value-type="float" office:value="266918002">
            <text:p>266918002</text:p>
          </table:table-cell>
          <table:table-cell table:style-name="ce66" table:number-columns-repeated="4"/>
          <table:table-cell table:style-name="ce84" office:value-type="float" office:value="439772008">
            <text:p>439772008</text:p>
          </table:table-cell>
          <table:table-cell table:style-name="ce84" office:value-type="float" office:value="410604004">
            <text:p>410604004</text:p>
          </table:table-cell>
          <table:table-cell table:style-name="ce62" office:value-type="string">
            <text:p>date of last episode of disorder</text:p>
          </table:table-cell>
          <table:table-cell table:style-name="ce66" table:number-columns-repeated="1000"/>
        </table:table-row>
        <table:table-row table:style-name="ro1">
          <table:table-cell table:style-name="ce62" office:value-type="string">
            <text:p>Tobacco_Date_Stopp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pproximately, when did you stop?</text:p>
          </table:table-cell>
          <table:table-cell table:style-name="ce62" office:value-type="string">
            <text:p>Tobacco_Ever = Yes and <text:s/>Tobacco_Current = No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 table:formula="of:=IF(([.C95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General</text:p>
          </table:table-cell>
          <table:table-cell table:style-name="ce62" office:value-type="float" office:value="33">
            <text:p>33</text:p>
          </table:table-cell>
          <table:table-cell table:style-name="ce62" office:value-type="float" office:value="266918002">
            <text:p>266918002</text:p>
          </table:table-cell>
          <table:table-cell table:style-name="ce66" table:number-columns-repeated="4"/>
          <table:table-cell table:style-name="ce84" office:value-type="float" office:value="439772008">
            <text:p>439772008</text:p>
          </table:table-cell>
          <table:table-cell table:style-name="ce84" office:value-type="float" office:value="410604004">
            <text:p>410604004</text:p>
          </table:table-cell>
          <table:table-cell table:style-name="ce62" office:value-type="string">
            <text:p>date of last episode of disorder</text:p>
          </table:table-cell>
          <table:table-cell table:style-name="ce66" table:number-columns-repeated="1000"/>
        </table:table-row>
        <table:table-row table:style-name="ro1">
          <table:table-cell table:style-name="ce67" office:value-type="string">
            <text:p>Dentition</text:p>
          </table:table-cell>
          <table:table-cell table:style-name="ce62"/>
          <table:table-cell table:style-name="ce62" office:value-type="string">
            <text:p>Dental examination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ManyOption</text:p>
          </table:table-cell>
          <table:table-cell table:style-name="ce70" office:value-type="string">
            <text:p>Dental_status</text:p>
          </table:table-cell>
          <table:table-cell table:style-name="ce66"/>
          <table:table-cell table:style-name="ce66" office:value-type="string">
            <text:p>Y</text:p>
          </table:table-cell>
          <table:table-cell table:style-name="ce66" office:value-type="string">
            <text:p>!= Normal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Airway, Examination</text:p>
          </table:table-cell>
          <table:table-cell table:style-name="ce62" office:value-type="float" office:value="10">
            <text:p>10</text:p>
          </table:table-cell>
          <table:table-cell table:style-name="ce66" table:number-columns-repeated="5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igations_ECG_Resul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CG result</text:p>
          </table:table-cell>
          <table:table-cell table:style-name="ce63" office:value-type="string">
            <text:p>Invesigations_ECG_Performed=Yes</text:p>
          </table:table-cell>
          <table:table-cell table:style-name="ce62" office:value-type="string">
            <text:p>free text</text:p>
          </table:table-cell>
          <table:table-cell table:style-name="ce66" table:number-columns-repeated="4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32">
            <text:p>32</text:p>
          </table:table-cell>
          <table:table-cell table:style-name="ce62" office:value-type="float" office:value="102592004">
            <text:p>102592004</text:p>
          </table:table-cell>
          <table:table-cell table:style-name="ce66" table:number-columns-repeated="4"/>
          <table:table-cell table:style-name="ce84" office:value-type="float" office:value="410671006">
            <text:p>410671006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4" table:number-rows-repeated="2">
          <table:table-cell table:number-columns-repeated="9"/>
          <table:table-cell table:style-name="ce78" table:number-columns-repeated="5"/>
          <table:table-cell table:style-name="ce83" table:number-columns-repeated="10"/>
          <table:table-cell table:number-columns-repeated="1000"/>
        </table:table-row>
        <table:table-row table:style-name="ro1">
          <table:table-cell table:style-name="ce62" office:value-type="string">
            <text:p>Diabete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iabetes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6" office:value-type="string">
            <text:p>Y</text:p>
          </table:table-cell>
          <table:table-cell table:style-name="ce62" office:value-type="string">
            <text:p>Patient History, Endocrine</text:p>
          </table:table-cell>
          <table:table-cell table:style-name="ce62" office:value-type="float" office:value="1">
            <text:p>1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Diabete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 you have diabetes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101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62" office:value-type="string">
            <text:p>Patient History, Endocrine</text:p>
          </table:table-cell>
          <table:table-cell table:style-name="ce62" office:value-type="float" office:value="1">
            <text:p>1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Diabetes treatm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iabetes treatment</text:p>
          </table:table-cell>
          <table:table-cell table:style-name="ce62" office:value-type="string">
            <text:p>Diabetes=Yes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Diabetes treatment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Endocrine</text:p>
          </table:table-cell>
          <table:table-cell table:style-name="ce62" office:value-type="float" office:value="3">
            <text:p>3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Diabetes typ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iabetes type</text:p>
          </table:table-cell>
          <table:table-cell table:style-name="ce62" office:value-type="string">
            <text:p>Diabetes=Yes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Diabetes type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Endocrine</text:p>
          </table:table-cell>
          <table:table-cell table:style-name="ce62" office:value-type="float" office:value="2">
            <text:p>2</text:p>
          </table:table-cell>
          <table:table-cell table:style-name="ce66" table:number-columns-repeated="2"/>
          <table:table-cell table:style-name="ce84" office:value-type="float" office:value="410657003">
            <text:p>410657003</text:p>
          </table:table-cell>
          <table:table-cell table:style-name="ce66" table:number-columns-repeated="2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Diabetic nephropathy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iabetic nephropathy</text:p>
          </table:table-cell>
          <table:table-cell table:style-name="ce62" office:value-type="string">
            <text:p>Diabetes=Yes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Endocrine</text:p>
          </table:table-cell>
          <table:table-cell table:style-name="ce62" office:value-type="float" office:value="10">
            <text:p>1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Diabetic neuropathy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iabetic neuropathy</text:p>
          </table:table-cell>
          <table:table-cell table:style-name="ce62" office:value-type="string">
            <text:p>Diabetes=Yes</text:p>
          </table:table-cell>
          <table:table-cell table:style-name="ce62" office:value-type="string">
            <text:p>OneOpt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Endocrine</text:p>
          </table:table-cell>
          <table:table-cell table:style-name="ce62" office:value-type="float" office:value="11">
            <text:p>11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tigations_Lab_Results_HbA1C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HbA1C</text:p>
          </table:table-cell>
          <table:table-cell table:style-name="ce62" office:value-type="string">
            <text:p>Diabetes=Yes</text:p>
          </table:table-cell>
          <table:table-cell table:style-name="ce62" office:value-type="string">
            <text:p>Number</text:p>
          </table:table-cell>
          <table:table-cell table:style-name="ce70"/>
          <table:table-cell table:style-name="ce66" table:number-columns-repeated="3"/>
          <table:table-cell table:style-name="ce76" table:number-columns-repeated="4"/>
          <table:table-cell table:style-name="ce79"/>
          <table:table-cell table:style-name="ce62" table:number-columns-repeated="2"/>
          <table:table-cell table:style-name="ce66" table:number-columns-repeated="5"/>
          <table:table-cell table:style-name="ce62"/>
          <table:table-cell table:style-name="ce84"/>
          <table:table-cell table:style-name="ce66" table:number-columns-repeated="1001"/>
        </table:table-row>
        <table:table-row table:style-name="ro1">
          <table:table-cell table:style-name="ce63" office:value-type="string">
            <text:p>Surgical_Diagnosi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iagnosis being treated with procedur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Free text</text:p>
          </table:table-cell>
          <table:table-cell table:style-name="ce66"/>
          <table:table-cell table:style-name="ce66" office:value-type="float" office:value="100">
            <text:p>100</text:p>
          </table:table-cell>
          <table:table-cell table:style-name="ce66" table:number-columns-repeated="2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6" office:value-type="string">
            <text:p>Y</text:p>
          </table:table-cell>
          <table:table-cell table:style-name="ce62" office:value-type="string">
            <text:p>Patient History, Planned Procedure</text:p>
          </table:table-cell>
          <table:table-cell table:style-name="ce62" office:value-type="float" office:value="8">
            <text:p>8</text:p>
          </table:table-cell>
          <table:table-cell table:style-name="ce84" office:value-type="float" office:value="439401001">
            <text:p>439401001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Surgical_Diagnosi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What problem are you having this procedure for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Free text</text:p>
          </table:table-cell>
          <table:table-cell table:style-name="ce66"/>
          <table:table-cell table:style-name="ce66" office:value-type="float" office:value="100">
            <text:p>100</text:p>
          </table:table-cell>
          <table:table-cell table:style-name="ce66" table:number-columns-repeated="2"/>
          <table:table-cell table:style-name="ce76" table:formula="of:=IF(([.C108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62" office:value-type="string">
            <text:p>Patient History, Planned Procedure</text:p>
          </table:table-cell>
          <table:table-cell table:style-name="ce62" office:value-type="float" office:value="8">
            <text:p>8</text:p>
          </table:table-cell>
          <table:table-cell table:style-name="ce84" office:value-type="float" office:value="439401001">
            <text:p>439401001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Dialysi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Renal dialysis</text:p>
          </table:table-cell>
          <table:table-cell table:style-name="ce63" office:value-type="string">
            <text:p>Renal_Failure=Yes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Renal</text:p>
          </table:table-cell>
          <table:table-cell table:style-name="ce62" office:value-type="float" office:value="6">
            <text:p>6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Dialysis_typ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ialysis type</text:p>
          </table:table-cell>
          <table:table-cell table:style-name="ce63" office:value-type="string">
            <text:p>Dialysis=Yes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Dialysis_type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Renal</text:p>
          </table:table-cell>
          <table:table-cell table:style-name="ce62" office:value-type="float" office:value="7">
            <text:p>7</text:p>
          </table:table-cell>
          <table:table-cell table:style-name="ce66" table:number-columns-repeated="2"/>
          <table:table-cell table:style-name="ce84" office:value-type="float" office:value="410657003">
            <text:p>410657003</text:p>
          </table:table-cell>
          <table:table-cell table:style-name="ce66" table:number-columns-repeated="2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Difficulty_in_communication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ifficulty in communication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6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General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88574004">
            <text:p>288574004</text:p>
          </table:table-cell>
          <table:table-cell table:style-name="ce66"/>
          <table:table-cell table:style-name="ce84" office:value-type="float" office:value="288579009">
            <text:p>288579009</text:p>
          </table:table-cell>
          <table:table-cell table:style-name="ce66" table:number-columns-repeated="2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Patient_DOB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ate of birth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 table:formula="of:=IF(([.C112]=&quot;&quot;);&quot;N&quot;;&quot;Y&quot;)" office:value-type="string" office:string-value="Y">
            <text:p>Y</text:p>
          </table:table-cell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6" office:value-type="string">
            <text:p>Y</text:p>
          </table:table-cell>
          <table:table-cell table:style-name="ce62" office:value-type="string">
            <text:p>Demographic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184099003">
            <text:p>184099003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Drug_eluting_st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rug eluting stent</text:p>
          </table:table-cell>
          <table:table-cell table:style-name="ce62" office:value-type="string">
            <text:p>PCI_with_stent=Yes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83">
            <text:p>83</text:p>
          </table:table-cell>
          <table:table-cell table:style-name="ce62" office:value-type="float" office:value="428375006">
            <text:p>428375006</text:p>
          </table:table-cell>
          <table:table-cell table:style-name="ce66"/>
          <table:table-cell table:style-name="ce84" office:value-type="float" office:value="410657003">
            <text:p>410657003</text:p>
          </table:table-cell>
          <table:table-cell table:style-name="ce62" office:value-type="string">
            <text:p>XXXX check these</text:p>
          </table:table-cell>
          <table:table-cell table:style-name="ce66"/>
          <table:table-cell table:style-name="ce62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8" office:value-type="string">
            <text:p>Medication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Medication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Medication</text:p>
          </table:table-cell>
          <table:table-cell table:style-name="ce62" office:value-type="float" office:value="1">
            <text:p>1</text:p>
          </table:table-cell>
          <table:table-cell table:style-name="ce84" office:value-type="float" office:value="416608005">
            <text:p>416608005</text:p>
          </table:table-cell>
          <table:table-cell table:style-name="ce66" table:number-columns-repeated="4"/>
          <table:table-cell table:style-name="ce62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2" office:value-type="string">
            <text:p>current</text:p>
          </table:table-cell>
          <table:table-cell table:style-name="ce66" table:number-columns-repeated="1000"/>
        </table:table-row>
        <table:table-row table:style-name="ro1">
          <table:table-cell table:style-name="ce68" office:value-type="string">
            <text:p>Medication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 you take any medicines including inhalers, patches or creams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115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Medication</text:p>
          </table:table-cell>
          <table:table-cell table:style-name="ce62" office:value-type="float" office:value="1">
            <text:p>1</text:p>
          </table:table-cell>
          <table:table-cell table:style-name="ce84" office:value-type="float" office:value="416608005">
            <text:p>416608005</text:p>
          </table:table-cell>
          <table:table-cell table:style-name="ce66" table:number-columns-repeated="4"/>
          <table:table-cell table:style-name="ce62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2" office:value-type="string">
            <text:p>current</text:p>
          </table:table-cell>
          <table:table-cell table:style-name="ce66" table:number-columns-repeated="1000"/>
        </table:table-row>
        <table:table-row table:style-name="ro1">
          <table:table-cell table:style-name="ce63" office:value-type="string">
            <text:p>Expected_Delivery_Dat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Pregnancy due date</text:p>
          </table:table-cell>
          <table:table-cell table:style-name="ce62" office:value-type="string">
            <text:p>Pregnancy_Current = Yes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Obstetric</text:p>
          </table:table-cell>
          <table:table-cell table:style-name="ce62" office:value-type="float" office:value="18">
            <text:p>18</text:p>
          </table:table-cell>
          <table:table-cell table:style-name="ce62" office:value-type="float" office:value="366322004">
            <text:p>366322004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Expected_Delivery_Dat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What is the due date?</text:p>
          </table:table-cell>
          <table:table-cell table:style-name="ce62" office:value-type="string">
            <text:p>Pregnancy_Current = Yes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 table:formula="of:=IF(([.C117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Obstetric</text:p>
          </table:table-cell>
          <table:table-cell table:style-name="ce62" office:value-type="float" office:value="18">
            <text:p>18</text:p>
          </table:table-cell>
          <table:table-cell table:style-name="ce62" office:value-type="float" office:value="366322004">
            <text:p>366322004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Deep_venous_thrombosi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VT</text:p>
          </table:table-cell>
          <table:table-cell table:style-name="ce66"/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6" office:value-type="string">
            <text:p>Y</text:p>
          </table:table-cell>
          <table:table-cell table:style-name="ce66" office:value-type="string">
            <text:p>Yes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40">
            <text:p>14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Deep_venous_thrombosi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Have you ever had a DVT or clot in the leg veins?</text:p>
          </table:table-cell>
          <table:table-cell table:style-name="ce66"/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/>
          <table:table-cell table:style-name="ce66" office:value-type="string">
            <text:p>Y</text:p>
          </table:table-cell>
          <table:table-cell table:style-name="ce66" office:value-type="string">
            <text:p>Yes</text:p>
          </table:table-cell>
          <table:table-cell table:style-name="ce76" table:formula="of:=IF(([.C119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40">
            <text:p>14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GCS_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GCS Eye Opening</text:p>
          </table:table-cell>
          <table:table-cell table:style-name="ce63" office:value-type="string">
            <text:p>Glasgow_Coma_Score_is_15=No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GCS_E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Neurological</text:p>
          </table:table-cell>
          <table:table-cell table:style-name="ce62" office:value-type="float" office:value="61">
            <text:p>61</text:p>
          </table:table-cell>
          <table:table-cell table:style-name="ce66" table:number-columns-repeated="5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igations_ECG_Perform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Recent ECG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164847006">
            <text:p>164847006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tigations_Echo_Date_Perform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cho date</text:p>
          </table:table-cell>
          <table:table-cell table:style-name="ce63" office:value-type="string">
            <text:p>Investigations_Echo_Performed=Yes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61">
            <text:p>61</text:p>
          </table:table-cell>
          <table:table-cell table:style-name="ce62" office:value-type="float" office:value="40701008">
            <text:p>40701008</text:p>
          </table:table-cell>
          <table:table-cell table:style-name="ce66" table:number-columns-repeated="4"/>
          <table:table-cell table:style-name="ce84" office:value-type="float" office:value="410671006">
            <text:p>410671006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tigations_Echo_Perform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chocardiography performed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60">
            <text:p>60</text:p>
          </table:table-cell>
          <table:table-cell table:style-name="ce62" office:value-type="float" office:value="40701008">
            <text:p>40701008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tigations_Echo_Perform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Have you ever had an echocardiogram or ultrasound of your heart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124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60">
            <text:p>60</text:p>
          </table:table-cell>
          <table:table-cell table:style-name="ce62" office:value-type="float" office:value="40701008">
            <text:p>40701008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tigations_Echo_Result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cho results</text:p>
          </table:table-cell>
          <table:table-cell table:style-name="ce63" office:value-type="string">
            <text:p>Investigations_Echo_Performed=Yes</text:p>
          </table:table-cell>
          <table:table-cell table:style-name="ce62" office:value-type="string">
            <text:p>Free text</text:p>
          </table:table-cell>
          <table:table-cell table:style-name="ce66" table:number-columns-repeated="4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62">
            <text:p>62</text:p>
          </table:table-cell>
          <table:table-cell table:style-name="ce62" office:value-type="float" office:value="40701008">
            <text:p>40701008</text:p>
          </table:table-cell>
          <table:table-cell table:style-name="ce66"/>
          <table:table-cell table:style-name="ce62" office:value-type="float" office:value="399208008">
            <text:p>399208008</text:p>
          </table:table-cell>
          <table:table-cell table:style-name="ce66" table:number-columns-repeated="2"/>
          <table:table-cell table:style-name="ce84" office:value-type="float" office:value="410671006">
            <text:p>410671006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Patient_Email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-Mail address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Text</text:p>
          </table:table-cell>
          <table:table-cell table:style-name="ce66" table:number-columns-repeated="4"/>
          <table:table-cell table:number-columns-repeated="3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Demographic</text:p>
          </table:table-cell>
          <table:table-cell table:style-name="ce62" office:value-type="float" office:value="44">
            <text:p>44</text:p>
          </table:table-cell>
          <table:table-cell table:style-name="ce84" office:value-type="float" office:value="424966008">
            <text:p>424966008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arer_Email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arer E-mail address</text:p>
          </table:table-cell>
          <table:table-cell table:style-name="ce63" office:value-type="string">
            <text:p>Carer=Yes</text:p>
          </table:table-cell>
          <table:table-cell table:style-name="ce62" office:value-type="string">
            <text:p>Text</text:p>
          </table:table-cell>
          <table:table-cell table:style-name="ce66" table:number-columns-repeated="4"/>
          <table:table-cell table:style-name="ce76" table:formula="of:=IF(([.C127]=&quot;&quot;);&quot;N&quot;;&quot;Y&quot;)" office:value-type="string" office:string-value="Y">
            <text:p>Y</text:p>
          </table:table-cell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Demographic, Carer</text:p>
          </table:table-cell>
          <table:table-cell table:style-name="ce62" office:value-type="float" office:value="323">
            <text:p>323</text:p>
          </table:table-cell>
          <table:table-cell table:style-name="ce84" office:value-type="float" office:value="424966008">
            <text:p>424966008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Parent_Email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Parent E-mail address</text:p>
          </table:table-cell>
          <table:table-cell table:style-name="ce63" office:value-type="string">
            <text:p>Parent_Contact_equals_Patient_Contact=No</text:p>
          </table:table-cell>
          <table:table-cell table:style-name="ce62" office:value-type="string">
            <text:p>Text</text:p>
          </table:table-cell>
          <table:table-cell table:style-name="ce66" table:number-columns-repeated="4"/>
          <table:table-cell table:style-name="ce76" table:formula="of:=IF(([.C128]=&quot;&quot;);&quot;N&quot;;&quot;Y&quot;)" office:value-type="string" office:string-value="Y">
            <text:p>Y</text:p>
          </table:table-cell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Demographic, Parent</text:p>
          </table:table-cell>
          <table:table-cell table:style-name="ce62" office:value-type="float" office:value="323">
            <text:p>323</text:p>
          </table:table-cell>
          <table:table-cell table:style-name="ce84" office:value-type="float" office:value="424966008">
            <text:p>424966008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Emergency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mergency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4"/>
          <table:table-cell table:style-name="ce76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Judgement and Plan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25876001">
            <text:p>25876001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Endocarditis_curr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ndocarditis present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4"/>
          <table:table-cell table:style-name="ce76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01">
            <text:p>101</text:p>
          </table:table-cell>
          <table:table-cell table:style-name="ce62" office:value-type="float" office:value="56819008">
            <text:p>56819008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2" office:value-type="string">
            <text:p>current</text:p>
          </table:table-cell>
          <table:table-cell table:style-name="ce66" table:number-columns-repeated="1000"/>
        </table:table-row>
        <table:table-row table:style-name="ro1">
          <table:table-cell table:style-name="ce63" office:value-type="string">
            <text:p>Endocarditis_previou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ndocarditis past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4"/>
          <table:table-cell table:style-name="ce76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56819008">
            <text:p>56819008</text:p>
          </table:table-cell>
          <table:table-cell table:style-name="ce66" table:number-columns-repeated="4"/>
          <table:table-cell table:style-name="ce62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2" office:value-type="string">
            <text:p>in the past</text:p>
          </table:table-cell>
          <table:table-cell table:style-name="ce66" table:number-columns-repeated="1000"/>
        </table:table-row>
        <table:table-row table:style-name="ro1">
          <table:table-cell table:style-name="ce63" office:value-type="string">
            <text:p>Endocarditis_previou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Have you ever had endocarditis or heart valve infection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132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56819008">
            <text:p>56819008</text:p>
          </table:table-cell>
          <table:table-cell table:style-name="ce66" table:number-columns-repeated="4"/>
          <table:table-cell table:style-name="ce62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2" office:value-type="string">
            <text:p>in the past</text:p>
          </table:table-cell>
          <table:table-cell table:style-name="ce66" table:number-columns-repeated="1000"/>
        </table:table-row>
        <table:table-row table:style-name="ro1">
          <table:table-cell table:style-name="ce63" office:value-type="string">
            <text:p>Endocrine_disease_other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Other endocrine diseas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6" office:value-type="string">
            <text:p>Y</text:p>
          </table:table-cell>
          <table:table-cell table:style-name="ce66" office:value-type="string">
            <text:p>Yes</text:p>
          </table:table-cell>
          <table:table-cell table:style-name="ce6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Endocrine</text:p>
          </table:table-cell>
          <table:table-cell table:style-name="ce62" office:value-type="float" office:value="41">
            <text:p>41</text:p>
          </table:table-cell>
          <table:table-cell table:style-name="ce66" table:number-columns-repeated="2"/>
          <table:table-cell table:style-name="ce84" office:value-type="float" office:value="410657003">
            <text:p>410657003</text:p>
          </table:table-cell>
          <table:table-cell table:style-name="ce66" table:number-columns-repeated="2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Seizure_Disorder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pilepsy or seizures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6" office:value-type="string">
            <text:p>Y</text:p>
          </table:table-cell>
          <table:table-cell table:style-name="ce66" office:value-type="string">
            <text:p>Yes</text:p>
          </table:table-cell>
          <table:table-cell table:style-name="ce6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Neurological</text:p>
          </table:table-cell>
          <table:table-cell table:style-name="ce62" office:value-type="float" office:value="20">
            <text:p>2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Seizure_Disorder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Have you ever had seizures or epilepsy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135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9"/>
          <table:table-cell table:style-name="ce62" office:value-type="string">
            <text:p>Patient History, Neurological</text:p>
          </table:table-cell>
          <table:table-cell table:style-name="ce62" office:value-type="float" office:value="20">
            <text:p>2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Tobacco_Ever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ver smoked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4"/>
          <table:table-cell table:style-name="ce76"/>
          <table:table-cell table:style-name="ce76" office:value-type="string">
            <text:p>Y</text:p>
          </table:table-cell>
          <table:table-cell table:style-name="ce76" table:number-columns-repeated="2"/>
          <table:table-cell table:style-name="ce62" office:value-type="string">
            <text:p>Patient History, General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266918002">
            <text:p>266918002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Tobacco_Ever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Have you ever been a smoker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137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3"/>
          <table:table-cell table:style-name="ce62" office:value-type="string">
            <text:p>Patient History, General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266918002">
            <text:p>266918002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Exercise_tolerance_MET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xercise tolerance (METS)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Exercise_tolerance_METS</text:p>
          </table:table-cell>
          <table:table-cell table:style-name="ce66" table:number-columns-repeated="4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6" office:value-type="string">
            <text:p>Y</text:p>
          </table:table-cell>
          <table:table-cell table:style-name="ce62" office:value-type="string">
            <text:p>Patient History, Functional Status</text:p>
          </table:table-cell>
          <table:table-cell table:style-name="ce62" office:value-type="float" office:value="1">
            <text:p>1</text:p>
          </table:table-cell>
          <table:table-cell table:style-name="ce84" office:value-type="float" office:value="248243004">
            <text:p>248243004</text:p>
          </table:table-cell>
          <table:table-cell table:style-name="ce66" table:number-columns-repeated="4"/>
          <table:table-cell table:style-name="ce62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Exercise_toleranc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Which option best descibes how much exercise you can do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66" office:value-type="string">
            <text:p>Functional_Scale_Based_on_AHA_Cardiac_Assessment</text:p>
          </table:table-cell>
          <table:table-cell table:style-name="ce66" table:number-columns-repeated="3"/>
          <table:table-cell table:style-name="ce76" table:formula="of:=IF(([.C139]=&quot;&quot;);&quot;N&quot;;&quot;Y&quot;)" office:value-type="string" office:string-value="Y">
            <text:p>Y</text:p>
          </table:table-cell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6" office:value-type="string">
            <text:p>Y</text:p>
          </table:table-cell>
          <table:table-cell table:style-name="ce62" office:value-type="string">
            <text:p>Patient History, Functional Status</text:p>
          </table:table-cell>
          <table:table-cell table:style-name="ce62" office:value-type="float" office:value="1">
            <text:p>1</text:p>
          </table:table-cell>
          <table:table-cell table:style-name="ce84" office:value-type="float" office:value="248243004">
            <text:p>248243004</text:p>
          </table:table-cell>
          <table:table-cell table:style-name="ce66" table:number-columns-repeated="4"/>
          <table:table-cell table:style-name="ce62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Risk_of_Excessive_Blood_Los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Risk of blood loss greater than usual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4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Planned Procedure</text:p>
          </table:table-cell>
          <table:table-cell table:style-name="ce62" office:value-type="float" office:value="10">
            <text:p>10</text:p>
          </table:table-cell>
          <table:table-cell table:style-name="ce84" office:value-type="float" office:value="409084000">
            <text:p>409084000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fectious_Disease_Exposure_Rec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xposure to childhood diseases during last month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ManyOptions</text:p>
          </table:table-cell>
          <table:table-cell table:style-name="ce70" office:value-type="string">
            <text:p>Childhood_infectious_disease</text:p>
          </table:table-cell>
          <table:table-cell table:style-name="ce66" table:number-columns-repeated="4"/>
          <table:table-cell table:style-name="ce76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Paediatric, Infectious</text:p>
          </table:table-cell>
          <table:table-cell table:style-name="ce62" office:value-type="float" office:value="25">
            <text:p>25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9">
        <table:table-column table:style-name="co54" table:number-columns-repeated="1024" table:default-cell-style-name="Default"/>
        <table:table-row table:style-name="ro6">
          <table:table-cell table:style-name="ce13" office:value-type="string">
            <text:p>Question_order</text:p>
          </table:table-cell>
          <table:table-cell table:style-name="ce9" office:value-type="string">
            <text:p>Concept_Display_Name (Cross check)</text:p>
          </table:table-cell>
          <table:table-cell table:style-name="ce9" office:value-type="string">
            <text:p>QuestionID</text:p>
          </table:table-cell>
          <table:table-cell table:style-name="ce9" office:value-type="string">
            <text:p>Concept_Name</text:p>
          </table:table-cell>
          <table:table-cell table:style-name="ce9" office:value-type="string">
            <text:p>Question_Text</text:p>
          </table:table-cell>
          <table:table-cell table:style-name="ce9" office:value-type="string">
            <text:p>Conditions_For_Display</text:p>
          </table:table-cell>
          <table:table-cell table:style-name="ce9" office:value-type="string">
            <text:p>Input_Type</text:p>
          </table:table-cell>
          <table:table-cell table:style-name="ce9" office:value-type="string">
            <text:p>Option_List</text:p>
          </table:table-cell>
          <table:table-cell table:style-name="ce9" office:value-type="string">
            <text:p>Text_Length</text:p>
          </table:table-cell>
          <table:table-cell table:style-name="ce9" office:value-type="string">
            <text:p>Ask_Details</text:p>
          </table:table-cell>
          <table:table-cell table:style-name="ce9" office:value-type="string">
            <text:p>Ask_Details_Criteria</text:p>
          </table:table-cell>
          <table:table-cell table:style-name="ce9" office:value-type="string">
            <text:p>Required_field</text:p>
          </table:table-cell>
          <table:table-cell table:style-name="ce9" office:value-type="string">
            <text:p>Validation_criteria</text:p>
          </table:table-cell>
          <table:table-cell table:style-name="ce13" office:value-type="string">
            <text:p>Overall_Concept_position</text:p>
          </table:table-cell>
          <table:table-cell table:style-name="ce9" office:value-type="string">
            <text:p>Question used in patient assessment</text:p>
          </table:table-cell>
          <table:table-cell table:style-name="ce9" office:value-type="string">
            <text:p>Professional_assessment</text:p>
          </table:table-cell>
          <table:table-cell table:style-name="ce13" office:value-type="string">
            <text:p>New_Patient_Form</text:p>
          </table:table-cell>
          <table:table-cell table:style-name="ce13" office:value-type="string">
            <text:p>New_Operation_Form</text:p>
          </table:table-cell>
          <table:table-cell table:style-name="ce13" office:value-type="string">
            <text:p>Quick_note</text:p>
          </table:table-cell>
          <table:table-cell table:style-name="ce13" table:number-columns-repeated="1005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SHARED_FORMULA_0_134_0_134_3" table:base-cell-address="$Questions.$A$135" table:expression="[.A134]+1"/>
        <table:named-expression table:name="SHARED_FORMULA_0_198_0_198_3" table:base-cell-address="$Questions.$A$199" table:expression="[.A198]+1"/>
        <table:named-expression table:name="SHARED_FORMULA_0_262_0_262_3" table:base-cell-address="$Questions.$A$263" table:expression="[.A262]+1"/>
        <table:named-expression table:name="SHARED_FORMULA_0_328_0_328_3" table:base-cell-address="$Questions.$A$329" table:expression="[.A328]+1"/>
        <table:named-expression table:name="SHARED_FORMULA_0_397_0_397_3" table:base-cell-address="$Questions.$A$398" table:expression="[.A397]+1"/>
        <table:named-expression table:name="SHARED_FORMULA_0_3_0_3_3" table:base-cell-address="$Questions.$A$4" table:expression="[.A3]+1"/>
        <table:named-expression table:name="SHARED_FORMULA_0_459_0_459_3" table:base-cell-address="$Questions.$A$460" table:expression="[.A459]+1"/>
        <table:named-expression table:name="SHARED_FORMULA_0_4_0_4_1" table:base-cell-address="$'Data_Classification for Summary'.$A$5" table:expression="[.B5]&amp;&quot;,&quot;&amp;[.D5]&amp;&quot;,&quot;&amp;[.F5]&amp;&quot;,&quot;&amp;[.H5]"/>
        <table:named-expression table:name="SHARED_FORMULA_0_68_0_68_3" table:base-cell-address="$Questions.$A$69" table:expression="[.A68]+1"/>
        <table:named-expression table:name="SHARED_FORMULA_2_101_2_101_2" table:base-cell-address="$'Concept heirarchy position'.$C$102" table:expression="[.C101]+1"/>
        <table:named-expression table:name="SHARED_FORMULA_2_116_2_116_2" table:base-cell-address="$'Concept heirarchy position'.$C$117" table:expression="[.C116]+1"/>
        <table:named-expression table:name="SHARED_FORMULA_2_148_2_148_2" table:base-cell-address="$'Concept heirarchy position'.$C$149" table:expression="[.C148]+1"/>
        <table:named-expression table:name="SHARED_FORMULA_2_180_2_180_2" table:base-cell-address="$'Concept heirarchy position'.$C$181" table:expression="[.C180]+1"/>
        <table:named-expression table:name="SHARED_FORMULA_2_212_2_212_2" table:base-cell-address="$'Concept heirarchy position'.$C$213" table:expression="[.C212]+1"/>
        <table:named-expression table:name="SHARED_FORMULA_2_224_2_224_2" table:base-cell-address="$'Concept heirarchy position'.$C$225" table:expression="[.C224]+1"/>
        <table:named-expression table:name="SHARED_FORMULA_2_257_2_257_2" table:base-cell-address="$'Concept heirarchy position'.$C$258" table:expression="[.C257]+1"/>
        <table:named-expression table:name="SHARED_FORMULA_2_289_2_289_2" table:base-cell-address="$'Concept heirarchy position'.$C$290" table:expression="[.C289]+1"/>
        <table:named-expression table:name="SHARED_FORMULA_2_2_2_2_2" table:base-cell-address="$'Concept heirarchy position'.$C$3" table:expression="[.C2]+1"/>
        <table:named-expression table:name="SHARED_FORMULA_2_321_2_321_2" table:base-cell-address="$'Concept heirarchy position'.$C$322" table:expression="[.C321]+1"/>
        <table:named-expression table:name="SHARED_FORMULA_2_357_2_357_2" table:base-cell-address="$'Concept heirarchy position'.$C$358" table:expression="[.C357]+1"/>
        <table:named-expression table:name="SHARED_FORMULA_2_35_2_35_2" table:base-cell-address="$'Concept heirarchy position'.$C$36" table:expression="[.C35]+1"/>
        <table:named-expression table:name="SHARED_FORMULA_2_391_2_391_2" table:base-cell-address="$'Concept heirarchy position'.$C$392" table:expression="[.C391]+1"/>
        <table:named-expression table:name="SHARED_FORMULA_2_69_2_69_2" table:base-cell-address="$'Concept heirarchy position'.$C$70" table:expression="[.C69]+1"/>
        <table:named-range table:name="_1__xlnm__FilterDatabase" table:base-cell-address="$Definitions.$A$1" table:cell-range-address="$Option_List.$A$1:.$G$434"/>
        <table:named-range table:name="_2__xlnm__FilterDatabase_1" table:base-cell-address="$Definitions.$A$1" table:cell-range-address="$Questions.$D$1:.$P$494"/>
        <table:named-range table:name="_3__xlnm__FilterDatabase_1_1" table:base-cell-address="$Definitions.$A$1" table:cell-range-address="$Questions.$D$1:.$P$494"/>
        <table:named-expression table:name="_4__xlnm__FilterDatabase_2" table:base-cell-address="$Definitions.$A$1" table:expression="&quot;#REF!&quot;"/>
        <table:named-range table:name="_5__xlnm__FilterDatabase_3" table:base-cell-address="$Definitions.$A$1" table:cell-range-address="$Option_List.$A$1:.$G$434"/>
      </table:named-expressions>
      <table:database-ranges>
        <table:database-range table:name="__Anonymous_Sheet_DB__4" table:target-range-address="Option_List.A1:Option_List.G43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8P0" style:volatile="true" number:language="en" number:country="US">
      <number:number number:decimal-places="2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8P0"/>
    </number:number-style>
    <number:currency-style style:name="N8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1P0"/>
    </number:currency-style>
    <number:currency-style style:name="N8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4P0"/>
    </number:currency-style>
    <style:style style:name="Default" style:family="table-cell">
      <style:table-cell-properties fo:padding="0.071cm" style:rotation-align="none"/>
      <style:text-properties style:font-name="Arial1" style:font-name-asian="Droid Sans Fallback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css3t:text-justify="auto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0">10/09/2014</text:date>, <text:time>14:2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finitions" style:display-name="PageStyle_Defini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5f_Classification_20_for_20_Summary" style:display-name="PageStyle_Data_Classification for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cept_20_heirarchy_20_position" style:display-name="PageStyle_Concept heirarchy posi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estions" style:display-name="PageStyle_Ques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tion_5f_List" style:display-name="PageStyle_Option_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sc" style:display-name="PageStyle_Mis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NOMED_5f_Old2" style:display-name="PageStyle_SNOMED_Old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NOMED_5f_Old" style:display-name="PageStyle_SNOMED_Ol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1T11:14:48</meta:creation-date>
    <dc:creator>David Belavy</dc:creator>
    <dc:date>2014-09-10T14:25:49</dc:date>
    <meta:editing-duration>P2171DT9H34M13S</meta:editing-duration>
    <meta:generator>OpenOffice/4.0.0$Unix OpenOffice.org_project/400m3$Build-9702</meta:generator>
    <meta:editing-cycles>1</meta:editing-cycles>
    <meta:document-statistic meta:table-count="9" meta:cell-count="17661" meta:object-count="2"/>
  </office:meta>
</office:document-meta>
</file>